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09in"/>
    </style:style>
    <style:style style:name="co2" style:family="table-column">
      <style:table-column-properties fo:break-before="auto" style:column-width="0.6945in"/>
    </style:style>
    <style:style style:name="co3" style:family="table-column">
      <style:table-column-properties fo:break-before="auto" style:column-width="1.3228in"/>
    </style:style>
    <style:style style:name="co4" style:family="table-column">
      <style:table-column-properties fo:break-before="auto" style:column-width="1.4661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83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0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4" table:default-cell-style-name="ce13"/>
        <table:table-column table:style-name="co3" table:number-columns-repeated="16" table:default-cell-style-name="ce13"/>
        <table:table-column table:style-name="co3" table:default-cell-style-name="ce15"/>
        <table:table-column table:style-name="co5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Fiscal Year 2022 - Total Expenditures </text:p>
          </table:table-cell>
          <table:covered-table-cell table:number-columns-repeated="23" table:style-name="ce8"/>
          <table:table-cell table:number-columns-repeated="1000"/>
        </table:table-row>
        <table:table-row table:style-name="ro2">
          <table:table-cell table:style-name="ce2" table:number-columns-spanned="24" table:number-rows-spanned="1"/>
          <table:covered-table-cell table:number-columns-repeated="23" table:style-name="ce9"/>
          <table:table-cell table:number-columns-repeated="1000"/>
        </table:table-row>
        <table:table-row table:style-name="ro3">
          <table:table-cell table:style-name="ce3" table:number-columns-repeated="3"/>
          <table:table-cell table:style-name="ce4" office:value-type="string" calcext:value-type="string">
            <text:p>District ADM Served Plus Tuitioned Out</text:p>
          </table:table-cell>
          <table:table-cell table:style-name="ce4" office:value-type="string" calcext:value-type="string">
            <text:p>District Level Administration</text:p>
          </table:table-cell>
          <table:table-cell table:style-name="ce4" office:value-type="string" calcext:value-type="string">
            <text:p>School Level Administration</text:p>
          </table:table-cell>
          <table:table-cell table:style-name="ce4" office:value-type="string" calcext:value-type="string">
            <text:p>Regular Instruction</text:p>
          </table:table-cell>
          <table:table-cell table:style-name="ce4" office:value-type="string" calcext:value-type="string">
            <text:p>Career and Technical Instruction</text:p>
          </table:table-cell>
          <table:table-cell table:style-name="ce4" office:value-type="string" calcext:value-type="string">
            <text:p>Special Education</text:p>
          </table:table-cell>
          <table:table-cell table:style-name="ce4" office:value-type="string" calcext:value-type="string">
            <text:p>Student Activities and Athletics</text:p>
          </table:table-cell>
          <table:table-cell table:style-name="ce4" office:value-type="string" calcext:value-type="string">
            <text:p>Instructional Support Services</text:p>
          </table:table-cell>
          <table:table-cell table:style-name="ce4" office:value-type="string" calcext:value-type="string">
            <text:p>Pupil Support Services</text:p>
          </table:table-cell>
          <table:table-cell table:style-name="ce4" office:value-type="string" calcext:value-type="string">
            <text:p>Operation Maintenance and Other</text:p>
          </table:table-cell>
          <table:table-cell table:style-name="ce4" office:value-type="string" calcext:value-type="string">
            <text:p>Student Transportation</text:p>
          </table:table-cell>
          <table:table-cell table:style-name="ce4" office:value-type="string" calcext:value-type="string">
            <text:p>Subtotal: General Fund Operating Expenditures</text:p>
          </table:table-cell>
          <table:table-cell table:style-name="ce4" office:value-type="string" calcext:value-type="string">
            <text:p>Equipment</text:p>
          </table:table-cell>
          <table:table-cell table:style-name="ce4" office:value-type="string" calcext:value-type="string">
            <text:p>Land and Buildings</text:p>
          </table:table-cell>
          <table:table-cell table:style-name="ce4" office:value-type="string" calcext:value-type="string">
            <text:p>Subtotal: Capital Expenditures</text:p>
          </table:table-cell>
          <table:table-cell table:style-name="ce4" office:value-type="string" calcext:value-type="string">
            <text:p>Total PK-12 General Fund Expenditures</text:p>
          </table:table-cell>
          <table:table-cell table:style-name="ce4" office:value-type="string" calcext:value-type="string">
            <text:p>Food Service</text:p>
          </table:table-cell>
          <table:table-cell table:style-name="ce4" office:value-type="string" calcext:value-type="string">
            <text:p>Community Service</text:p>
          </table:table-cell>
          <table:table-cell table:style-name="ce4" office:value-type="string" calcext:value-type="string">
            <text:p>Building Construction</text:p>
          </table:table-cell>
          <table:table-cell table:style-name="ce4" office:value-type="string" calcext:value-type="string">
            <text:p>Debt Service</text:p>
          </table:table-cell>
          <table:table-cell table:style-name="ce14" office:value-type="string" calcext:value-type="string">
            <text:p>Post Employment Debt Service Fund</text:p>
          </table:table-cell>
          <table:table-cell office:value-type="string" calcext:value-type="string">
            <text:p>2022,</text:p>
          </table:table-cell>
          <table:table-cell office:value-type="string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</text:p>
          </table:table-cell>
          <table:table-cell table:number-columns-repeated="998"/>
        </table:table-row>
        <table:table-row table:style-name="ro2">
          <table:table-cell table:style-name="ce3" table:number-columns-repeated="3"/>
          <table:table-cell table:style-name="ce4"/>
          <table:table-cell table:style-name="ce4" office:value-type="string" calcext:value-type="string">
            <text:p>1.</text:p>
          </table:table-cell>
          <table:table-cell table:style-name="ce4" office:value-type="string" calcext:value-type="string">
            <text:p>2.</text:p>
          </table:table-cell>
          <table:table-cell table:style-name="ce4" office:value-type="string" calcext:value-type="string">
            <text:p>3.</text:p>
          </table:table-cell>
          <table:table-cell table:style-name="ce4" office:value-type="string" calcext:value-type="string">
            <text:p>4.</text:p>
          </table:table-cell>
          <table:table-cell table:style-name="ce4" office:value-type="string" calcext:value-type="string">
            <text:p>5.</text:p>
          </table:table-cell>
          <table:table-cell table:style-name="ce4" office:value-type="string" calcext:value-type="string">
            <text:p>6.</text:p>
          </table:table-cell>
          <table:table-cell table:style-name="ce4" office:value-type="string" calcext:value-type="string">
            <text:p>7.</text:p>
          </table:table-cell>
          <table:table-cell table:style-name="ce4" office:value-type="string" calcext:value-type="string">
            <text:p>8.</text:p>
          </table:table-cell>
          <table:table-cell table:style-name="ce4" office:value-type="string" calcext:value-type="string">
            <text:p>9.</text:p>
          </table:table-cell>
          <table:table-cell table:style-name="ce4" office:value-type="string" calcext:value-type="string">
            <text:p>10.</text:p>
          </table:table-cell>
          <table:table-cell table:style-name="ce4" office:value-type="string" calcext:value-type="string">
            <text:p>11.</text:p>
          </table:table-cell>
          <table:table-cell table:style-name="ce4" office:value-type="string" calcext:value-type="string">
            <text:p>12.</text:p>
          </table:table-cell>
          <table:table-cell table:style-name="ce4" office:value-type="string" calcext:value-type="string">
            <text:p>13.</text:p>
          </table:table-cell>
          <table:table-cell table:style-name="ce4" office:value-type="string" calcext:value-type="string">
            <text:p>14.</text:p>
          </table:table-cell>
          <table:table-cell table:style-name="ce4" office:value-type="string" calcext:value-type="string">
            <text:p>15.</text:p>
          </table:table-cell>
          <table:table-cell table:style-name="ce4" office:value-type="string" calcext:value-type="string">
            <text:p>16.</text:p>
          </table:table-cell>
          <table:table-cell table:style-name="ce4" office:value-type="string" calcext:value-type="string">
            <text:p>17.</text:p>
          </table:table-cell>
          <table:table-cell table:style-name="ce4" office:value-type="string" calcext:value-type="string">
            <text:p>18.</text:p>
          </table:table-cell>
          <table:table-cell table:style-name="ce4" office:value-type="string" calcext:value-type="string">
            <text:p>19.</text:p>
          </table:table-cell>
          <table:table-cell table:style-name="ce14" office:value-type="string" calcext:value-type="string">
            <text:p>20.</text:p>
          </table:table-cell>
          <table:table-cell table:number-columns-repeated="1000"/>
        </table:table-row>
        <table:table-row table:style-name="ro4">
          <table:table-cell table:style-name="ce4" office:value-type="string" calcext:value-type="string">
            <text:p>Counties and Districts</text:p>
          </table:table-cell>
          <table:table-cell table:style-name="ce4" office:value-type="string" calcext:value-type="string">
            <text:p>District Number</text:p>
          </table:table-cell>
          <table:table-cell table:style-name="ce4" office:value-type="string" calcext:value-type="string">
            <text:p>DISTRICTID – table</text:p>
          </table:table-cell>
          <table:table-cell table:style-name="ce4" table:number-columns-repeated="20"/>
          <table:table-cell table:style-name="ce14"/>
          <table:table-cell table:number-columns-repeated="1000"/>
        </table:table-row>
        <table:table-row table:style-name="ro2">
          <table:table-cell office:value-type="string" calcext:value-type="string">
            <text:p>AITKIN PUBLIC SCHOOL DISTRICT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,054</text:p>
          </table:table-cell>
          <table:table-cell office:value-type="float" office:value="675663" calcext:value-type="float">
            <text:p>675,663</text:p>
          </table:table-cell>
          <table:table-cell office:value-type="float" office:value="514976" calcext:value-type="float">
            <text:p>514,976</text:p>
          </table:table-cell>
          <table:table-cell office:value-type="float" office:value="6090576" calcext:value-type="float">
            <text:p>6,090,576</text:p>
          </table:table-cell>
          <table:table-cell office:value-type="float" office:value="153341" calcext:value-type="float">
            <text:p>153,341</text:p>
          </table:table-cell>
          <table:table-cell office:value-type="float" office:value="2388073" calcext:value-type="float">
            <text:p>2,388,073</text:p>
          </table:table-cell>
          <table:table-cell office:value-type="float" office:value="576254" calcext:value-type="float">
            <text:p>576,254</text:p>
          </table:table-cell>
          <table:table-cell office:value-type="float" office:value="981847" calcext:value-type="float">
            <text:p>981,847</text:p>
          </table:table-cell>
          <table:table-cell office:value-type="float" office:value="450298" calcext:value-type="float">
            <text:p>450,298</text:p>
          </table:table-cell>
          <table:table-cell office:value-type="float" office:value="1109635" calcext:value-type="float">
            <text:p>1,109,635</text:p>
          </table:table-cell>
          <table:table-cell office:value-type="float" office:value="851758" calcext:value-type="float">
            <text:p>851,758</text:p>
          </table:table-cell>
          <table:table-cell office:value-type="float" office:value="13792422" calcext:value-type="float">
            <text:p>13,792,422</text:p>
          </table:table-cell>
          <table:table-cell office:value-type="float" office:value="1615105" calcext:value-type="float">
            <text:p>1,615,105</text:p>
          </table:table-cell>
          <table:table-cell office:value-type="float" office:value="156506" calcext:value-type="float">
            <text:p>156,506</text:p>
          </table:table-cell>
          <table:table-cell office:value-type="float" office:value="1771612" calcext:value-type="float">
            <text:p>1,771,612</text:p>
          </table:table-cell>
          <table:table-cell office:value-type="float" office:value="15564034" calcext:value-type="float">
            <text:p>15,564,034</text:p>
          </table:table-cell>
          <table:table-cell office:value-type="float" office:value="757760" calcext:value-type="float">
            <text:p>757,760</text:p>
          </table:table-cell>
          <table:table-cell office:value-type="float" office:value="501148" calcext:value-type="float">
            <text:p>501,148</text:p>
          </table:table-cell>
          <table:table-cell office:value-type="float" office:value="687183" calcext:value-type="float">
            <text:p>687,183</text:p>
          </table:table-cell>
          <table:table-cell office:value-type="float" office:value="376955" calcext:value-type="float">
            <text:p>376,95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6];&quot;,&quot;;[.E6];&quot;,&quot;;[.F6];&quot;,&quot;;[.G6];&quot;,&quot;;[.H6];&quot;,&quot;;[.I6];&quot;,&quot;;[.J6];&quot;,&quot;;[.K6];&quot;,&quot;;[.L6];&quot;,&quot;;[.M6];&quot;,&quot;;[.N6];&quot;,&quot;;[.P6];&quot;,&quot;;[.Q6];&quot;,&quot;;[.S6];&quot;,&quot;;[.T6];&quot;,&quot;;[.U6];&quot;,&quot;;[.V6];&quot;,&quot;;[.W6];&quot;,&quot;;[.X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,675663,514976,6090576,153341,2388073,576254,981847,450298,1109635,851758,1615105,156506,15564034,757760,501148,687183,37695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,675663,514976,6090576,153341,2388073,576254,981847,450298,1109635,851758,1615105,156506,15564034,757760,501148,687183,37695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apolis Public School District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572" calcext:value-type="float">
            <text:p>30,572</text:p>
          </table:table-cell>
          <table:table-cell office:value-type="float" office:value="35310519" calcext:value-type="float">
            <text:p>35,310,519</text:p>
          </table:table-cell>
          <table:table-cell office:value-type="float" office:value="19164890" calcext:value-type="float">
            <text:p>19,164,890</text:p>
          </table:table-cell>
          <table:table-cell office:value-type="float" office:value="268340380" calcext:value-type="float">
            <text:p>268,340,380</text:p>
          </table:table-cell>
          <table:table-cell office:value-type="float" office:value="5448643" calcext:value-type="float">
            <text:p>5,448,643</text:p>
          </table:table-cell>
          <table:table-cell office:value-type="float" office:value="117202247" calcext:value-type="float">
            <text:p>117,202,247</text:p>
          </table:table-cell>
          <table:table-cell office:value-type="float" office:value="4439534" calcext:value-type="float">
            <text:p>4,439,534</text:p>
          </table:table-cell>
          <table:table-cell office:value-type="float" office:value="37494383" calcext:value-type="float">
            <text:p>37,494,383</text:p>
          </table:table-cell>
          <table:table-cell office:value-type="float" office:value="45604719" calcext:value-type="float">
            <text:p>45,604,719</text:p>
          </table:table-cell>
          <table:table-cell office:value-type="float" office:value="35270879" calcext:value-type="float">
            <text:p>35,270,879</text:p>
          </table:table-cell>
          <table:table-cell office:value-type="float" office:value="37954625" calcext:value-type="float">
            <text:p>37,954,625</text:p>
          </table:table-cell>
          <table:table-cell office:value-type="float" office:value="606230818" calcext:value-type="float">
            <text:p>606,230,818</text:p>
          </table:table-cell>
          <table:table-cell office:value-type="float" office:value="10270236" calcext:value-type="float">
            <text:p>10,270,236</text:p>
          </table:table-cell>
          <table:table-cell office:value-type="float" office:value="4875669" calcext:value-type="float">
            <text:p>4,875,669</text:p>
          </table:table-cell>
          <table:table-cell office:value-type="float" office:value="15145906" calcext:value-type="float">
            <text:p>15,145,906</text:p>
          </table:table-cell>
          <table:table-cell office:value-type="float" office:value="621376723" calcext:value-type="float">
            <text:p>621,376,723</text:p>
          </table:table-cell>
          <table:table-cell office:value-type="float" office:value="25223501" calcext:value-type="float">
            <text:p>25,223,501</text:p>
          </table:table-cell>
          <table:table-cell office:value-type="float" office:value="29589554" calcext:value-type="float">
            <text:p>29,589,554</text:p>
          </table:table-cell>
          <table:table-cell office:value-type="float" office:value="72879486" calcext:value-type="float">
            <text:p>72,879,486</text:p>
          </table:table-cell>
          <table:table-cell office:value-type="float" office:value="94187129" calcext:value-type="float">
            <text:p>94,187,129</text:p>
          </table:table-cell>
          <table:table-cell office:value-type="float" office:value="2264400" calcext:value-type="float">
            <text:p>2,264,400</text:p>
          </table:table-cell>
          <table:table-cell/>
          <table:table-cell table:formula="of:=CONCATENATE([.$Z$3];[.$Y$3];[.C7];&quot;,&quot;;[.E7];&quot;,&quot;;[.F7];&quot;,&quot;;[.G7];&quot;,&quot;;[.H7];&quot;,&quot;;[.I7];&quot;,&quot;;[.J7];&quot;,&quot;;[.K7];&quot;,&quot;;[.L7];&quot;,&quot;;[.M7];&quot;,&quot;;[.N7];&quot;,&quot;;[.P7];&quot;,&quot;;[.Q7];&quot;,&quot;;[.S7];&quot;,&quot;;[.T7];&quot;,&quot;;[.U7];&quot;,&quot;;[.V7];&quot;,&quot;;[.W7];&quot;,&quot;;[.X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,35310519,19164890,268340380,5448643,117202247,4439534,37494383,45604719,35270879,37954625,10270236,4875669,621376723,25223501,29589554,72879486,94187129,226440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,35310519,19164890,268340380,5448643,117202247,4439534,37494383,45604719,35270879,37954625,10270236,4875669,621376723,25223501,29589554,72879486,94187129,226440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ILL CITY PUBLIC SCHOOL DISTRICT</text:p>
          </table:table-cell>
          <table:table-cell table:style-name="ce10" office:value-type="float" office:value="2" calcext:value-type="float">
            <text:p>2</text:p>
          </table:table-cell>
          <table:table-cell table:formula="of:=VLOOKUP([.B8];[$Sheet2.A1:.C557];2)"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502153" calcext:value-type="float">
            <text:p>502,153</text:p>
          </table:table-cell>
          <table:table-cell office:value-type="float" office:value="195899" calcext:value-type="float">
            <text:p>195,899</text:p>
          </table:table-cell>
          <table:table-cell office:value-type="float" office:value="1681363" calcext:value-type="float">
            <text:p>1,681,363</text:p>
          </table:table-cell>
          <table:table-cell office:value-type="float" office:value="67970" calcext:value-type="float">
            <text:p>67,970</text:p>
          </table:table-cell>
          <table:table-cell office:value-type="float" office:value="525854" calcext:value-type="float">
            <text:p>525,854</text:p>
          </table:table-cell>
          <table:table-cell office:value-type="float" office:value="265488" calcext:value-type="float">
            <text:p>265,488</text:p>
          </table:table-cell>
          <table:table-cell office:value-type="float" office:value="136110" calcext:value-type="float">
            <text:p>136,110</text:p>
          </table:table-cell>
          <table:table-cell office:value-type="float" office:value="138360" calcext:value-type="float">
            <text:p>138,360</text:p>
          </table:table-cell>
          <table:table-cell office:value-type="float" office:value="468605" calcext:value-type="float">
            <text:p>468,605</text:p>
          </table:table-cell>
          <table:table-cell office:value-type="float" office:value="208578" calcext:value-type="float">
            <text:p>208,578</text:p>
          </table:table-cell>
          <table:table-cell office:value-type="float" office:value="4190380" calcext:value-type="float">
            <text:p>4,190,380</text:p>
          </table:table-cell>
          <table:table-cell office:value-type="float" office:value="99555" calcext:value-type="float">
            <text:p>99,555</text:p>
          </table:table-cell>
          <table:table-cell office:value-type="float" office:value="81670" calcext:value-type="float">
            <text:p>81,670</text:p>
          </table:table-cell>
          <table:table-cell office:value-type="float" office:value="181225" calcext:value-type="float">
            <text:p>181,225</text:p>
          </table:table-cell>
          <table:table-cell office:value-type="float" office:value="4371606" calcext:value-type="float">
            <text:p>4,371,606</text:p>
          </table:table-cell>
          <table:table-cell office:value-type="float" office:value="177469" calcext:value-type="float">
            <text:p>177,469</text:p>
          </table:table-cell>
          <table:table-cell office:value-type="float" office:value="245642" calcext:value-type="float">
            <text:p>245,642</text:p>
          </table:table-cell>
          <table:table-cell office:value-type="float" office:value="0" calcext:value-type="float">
            <text:p>0</text:p>
          </table:table-cell>
          <table:table-cell office:value-type="float" office:value="320824" calcext:value-type="float">
            <text:p>320,82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8];&quot;,&quot;;[.E8];&quot;,&quot;;[.F8];&quot;,&quot;;[.G8];&quot;,&quot;;[.H8];&quot;,&quot;;[.I8];&quot;,&quot;;[.J8];&quot;,&quot;;[.K8];&quot;,&quot;;[.L8];&quot;,&quot;;[.M8];&quot;,&quot;;[.N8];&quot;,&quot;;[.P8];&quot;,&quot;;[.Q8];&quot;,&quot;;[.S8];&quot;,&quot;;[.T8];&quot;,&quot;;[.U8];&quot;,&quot;;[.V8];&quot;,&quot;;[.W8];&quot;,&quot;;[.X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,502153,195899,1681363,67970,525854,265488,136110,138360,468605,208578,99555,81670,4371606,177469,245642,0,32082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,502153,195899,1681363,67970,525854,265488,136110,138360,468605,208578,99555,81670,4371606,177469,245642,0,32082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CGREGOR PUBLIC SCHOOL DISTRICT</text:p>
          </table:table-cell>
          <table:table-cell table:style-name="ce10" office:value-type="float" office:value="4" calcext:value-type="float">
            <text:p>4</text:p>
          </table:table-cell>
          <table:table-cell table:formula="of:=VLOOKUP([.B9];[$Sheet2.A2:.C558];2)" office:value-type="float" office:value="4" calcext:value-type="float">
            <text:p>4</text:p>
          </table:table-cell>
          <table:table-cell office:value-type="float" office:value="433" calcext:value-type="float">
            <text:p>433</text:p>
          </table:table-cell>
          <table:table-cell office:value-type="float" office:value="449571" calcext:value-type="float">
            <text:p>449,571</text:p>
          </table:table-cell>
          <table:table-cell office:value-type="float" office:value="315153" calcext:value-type="float">
            <text:p>315,153</text:p>
          </table:table-cell>
          <table:table-cell office:value-type="float" office:value="2990009" calcext:value-type="float">
            <text:p>2,990,009</text:p>
          </table:table-cell>
          <table:table-cell office:value-type="float" office:value="88562" calcext:value-type="float">
            <text:p>88,562</text:p>
          </table:table-cell>
          <table:table-cell office:value-type="float" office:value="1604954" calcext:value-type="float">
            <text:p>1,604,954</text:p>
          </table:table-cell>
          <table:table-cell office:value-type="float" office:value="288300" calcext:value-type="float">
            <text:p>288,300</text:p>
          </table:table-cell>
          <table:table-cell office:value-type="float" office:value="537836" calcext:value-type="float">
            <text:p>537,836</text:p>
          </table:table-cell>
          <table:table-cell office:value-type="float" office:value="166756" calcext:value-type="float">
            <text:p>166,756</text:p>
          </table:table-cell>
          <table:table-cell office:value-type="float" office:value="739818" calcext:value-type="float">
            <text:p>739,818</text:p>
          </table:table-cell>
          <table:table-cell office:value-type="float" office:value="417311" calcext:value-type="float">
            <text:p>417,311</text:p>
          </table:table-cell>
          <table:table-cell office:value-type="float" office:value="7598269" calcext:value-type="float">
            <text:p>7,598,269</text:p>
          </table:table-cell>
          <table:table-cell office:value-type="float" office:value="359916" calcext:value-type="float">
            <text:p>359,916</text:p>
          </table:table-cell>
          <table:table-cell office:value-type="float" office:value="51680" calcext:value-type="float">
            <text:p>51,680</text:p>
          </table:table-cell>
          <table:table-cell office:value-type="float" office:value="411597" calcext:value-type="float">
            <text:p>411,597</text:p>
          </table:table-cell>
          <table:table-cell office:value-type="float" office:value="8009866" calcext:value-type="float">
            <text:p>8,009,866</text:p>
          </table:table-cell>
          <table:table-cell office:value-type="float" office:value="369912" calcext:value-type="float">
            <text:p>369,912</text:p>
          </table:table-cell>
          <table:table-cell office:value-type="float" office:value="579572" calcext:value-type="float">
            <text:p>579,572</text:p>
          </table:table-cell>
          <table:table-cell office:value-type="float" office:value="6288517" calcext:value-type="float">
            <text:p>6,288,517</text:p>
          </table:table-cell>
          <table:table-cell office:value-type="float" office:value="1146084" calcext:value-type="float">
            <text:p>1,146,084</text:p>
          </table:table-cell>
          <table:table-cell office:value-type="float" office:value="112805" calcext:value-type="float">
            <text:p>112,805</text:p>
          </table:table-cell>
          <table:table-cell/>
          <table:table-cell table:formula="of:=CONCATENATE([.$Z$3];[.$Y$3];[.C9];&quot;,&quot;;[.E9];&quot;,&quot;;[.F9];&quot;,&quot;;[.G9];&quot;,&quot;;[.H9];&quot;,&quot;;[.I9];&quot;,&quot;;[.J9];&quot;,&quot;;[.K9];&quot;,&quot;;[.L9];&quot;,&quot;;[.M9];&quot;,&quot;;[.N9];&quot;,&quot;;[.P9];&quot;,&quot;;[.Q9];&quot;,&quot;;[.S9];&quot;,&quot;;[.T9];&quot;,&quot;;[.U9];&quot;,&quot;;[.V9];&quot;,&quot;;[.W9];&quot;,&quot;;[.X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,449571,315153,2990009,88562,1604954,288300,537836,166756,739818,417311,359916,51680,8009866,369912,579572,6288517,1146084,112805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,449571,315153,2990009,88562,1604954,288300,537836,166756,739818,417311,359916,51680,8009866,369912,579572,6288517,1146084,112805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outh St. Paul Public School Dist</text:p>
          </table:table-cell>
          <table:table-cell table:style-name="ce10" office:value-type="float" office:value="6" calcext:value-type="float">
            <text:p>6</text:p>
          </table:table-cell>
          <table:table-cell table:formula="of:=VLOOKUP([.B10];[$Sheet2.A3:.C559];2)" office:value-type="float" office:value="5" calcext:value-type="float">
            <text:p>5</text:p>
          </table:table-cell>
          <table:table-cell office:value-type="float" office:value="3094" calcext:value-type="float">
            <text:p>3,094</text:p>
          </table:table-cell>
          <table:table-cell office:value-type="float" office:value="3045171" calcext:value-type="float">
            <text:p>3,045,171</text:p>
          </table:table-cell>
          <table:table-cell office:value-type="float" office:value="1573466" calcext:value-type="float">
            <text:p>1,573,466</text:p>
          </table:table-cell>
          <table:table-cell office:value-type="float" office:value="19046962" calcext:value-type="float">
            <text:p>19,046,962</text:p>
          </table:table-cell>
          <table:table-cell office:value-type="float" office:value="178212" calcext:value-type="float">
            <text:p>178,212</text:p>
          </table:table-cell>
          <table:table-cell office:value-type="float" office:value="8643137" calcext:value-type="float">
            <text:p>8,643,137</text:p>
          </table:table-cell>
          <table:table-cell office:value-type="float" office:value="1173283" calcext:value-type="float">
            <text:p>1,173,283</text:p>
          </table:table-cell>
          <table:table-cell office:value-type="float" office:value="2810745" calcext:value-type="float">
            <text:p>2,810,745</text:p>
          </table:table-cell>
          <table:table-cell office:value-type="float" office:value="1628912" calcext:value-type="float">
            <text:p>1,628,912</text:p>
          </table:table-cell>
          <table:table-cell office:value-type="float" office:value="3578644" calcext:value-type="float">
            <text:p>3,578,644</text:p>
          </table:table-cell>
          <table:table-cell office:value-type="float" office:value="1595930" calcext:value-type="float">
            <text:p>1,595,930</text:p>
          </table:table-cell>
          <table:table-cell office:value-type="float" office:value="43274462" calcext:value-type="float">
            <text:p>43,274,462</text:p>
          </table:table-cell>
          <table:table-cell office:value-type="float" office:value="1851778" calcext:value-type="float">
            <text:p>1,851,778</text:p>
          </table:table-cell>
          <table:table-cell office:value-type="float" office:value="325751" calcext:value-type="float">
            <text:p>325,751</text:p>
          </table:table-cell>
          <table:table-cell office:value-type="float" office:value="2177529" calcext:value-type="float">
            <text:p>2,177,529</text:p>
          </table:table-cell>
          <table:table-cell office:value-type="float" office:value="45451991" calcext:value-type="float">
            <text:p>45,451,991</text:p>
          </table:table-cell>
          <table:table-cell office:value-type="float" office:value="2112246" calcext:value-type="float">
            <text:p>2,112,246</text:p>
          </table:table-cell>
          <table:table-cell office:value-type="float" office:value="2130494" calcext:value-type="float">
            <text:p>2,130,494</text:p>
          </table:table-cell>
          <table:table-cell office:value-type="float" office:value="0" calcext:value-type="float">
            <text:p>0</text:p>
          </table:table-cell>
          <table:table-cell office:value-type="float" office:value="3093199" calcext:value-type="float">
            <text:p>3,093,19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0];&quot;,&quot;;[.E10];&quot;,&quot;;[.F10];&quot;,&quot;;[.G10];&quot;,&quot;;[.H10];&quot;,&quot;;[.I10];&quot;,&quot;;[.J10];&quot;,&quot;;[.K10];&quot;,&quot;;[.L10];&quot;,&quot;;[.M10];&quot;,&quot;;[.N10];&quot;,&quot;;[.P10];&quot;,&quot;;[.Q10];&quot;,&quot;;[.S10];&quot;,&quot;;[.T10];&quot;,&quot;;[.U10];&quot;,&quot;;[.V10];&quot;,&quot;;[.W10];&quot;,&quot;;[.X1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,3045171,1573466,19046962,178212,8643137,1173283,2810745,1628912,3578644,1595930,1851778,325751,45451991,2112246,2130494,0,309319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,3045171,1573466,19046962,178212,8643137,1173283,2810745,1628912,3578644,1595930,1851778,325751,45451991,2112246,2130494,0,309319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noka-Hennepin School District</text:p>
          </table:table-cell>
          <table:table-cell office:value-type="float" office:value="11" calcext:value-type="float">
            <text:p>11</text:p>
          </table:table-cell>
          <table:table-cell table:formula="of:=VLOOKUP([.B11];[$Sheet2.A4:.C560];2)" office:value-type="float" office:value="6" calcext:value-type="float">
            <text:p>6</text:p>
          </table:table-cell>
          <table:table-cell office:value-type="float" office:value="37875" calcext:value-type="float">
            <text:p>37,875</text:p>
          </table:table-cell>
          <table:table-cell office:value-type="float" office:value="15417113" calcext:value-type="float">
            <text:p>15,417,113</text:p>
          </table:table-cell>
          <table:table-cell office:value-type="float" office:value="20330306" calcext:value-type="float">
            <text:p>20,330,306</text:p>
          </table:table-cell>
          <table:table-cell office:value-type="float" office:value="227272339" calcext:value-type="float">
            <text:p>227,272,339</text:p>
          </table:table-cell>
          <table:table-cell office:value-type="float" office:value="14680435" calcext:value-type="float">
            <text:p>14,680,435</text:p>
          </table:table-cell>
          <table:table-cell office:value-type="float" office:value="111611148" calcext:value-type="float">
            <text:p>111,611,148</text:p>
          </table:table-cell>
          <table:table-cell office:value-type="float" office:value="10289110" calcext:value-type="float">
            <text:p>10,289,110</text:p>
          </table:table-cell>
          <table:table-cell office:value-type="float" office:value="41363348" calcext:value-type="float">
            <text:p>41,363,348</text:p>
          </table:table-cell>
          <table:table-cell office:value-type="float" office:value="23285483" calcext:value-type="float">
            <text:p>23,285,483</text:p>
          </table:table-cell>
          <table:table-cell office:value-type="float" office:value="30732980" calcext:value-type="float">
            <text:p>30,732,980</text:p>
          </table:table-cell>
          <table:table-cell office:value-type="float" office:value="29580115" calcext:value-type="float">
            <text:p>29,580,115</text:p>
          </table:table-cell>
          <table:table-cell office:value-type="float" office:value="524562375" calcext:value-type="float">
            <text:p>524,562,375</text:p>
          </table:table-cell>
          <table:table-cell office:value-type="float" office:value="37034129" calcext:value-type="float">
            <text:p>37,034,129</text:p>
          </table:table-cell>
          <table:table-cell office:value-type="float" office:value="4389730" calcext:value-type="float">
            <text:p>4,389,730</text:p>
          </table:table-cell>
          <table:table-cell office:value-type="float" office:value="41423858" calcext:value-type="float">
            <text:p>41,423,858</text:p>
          </table:table-cell>
          <table:table-cell office:value-type="float" office:value="565986233" calcext:value-type="float">
            <text:p>565,986,233</text:p>
          </table:table-cell>
          <table:table-cell office:value-type="float" office:value="21624896" calcext:value-type="float">
            <text:p>21,624,896</text:p>
          </table:table-cell>
          <table:table-cell office:value-type="float" office:value="23827045" calcext:value-type="float">
            <text:p>23,827,045</text:p>
          </table:table-cell>
          <table:table-cell office:value-type="float" office:value="15978294" calcext:value-type="float">
            <text:p>15,978,294</text:p>
          </table:table-cell>
          <table:table-cell office:value-type="float" office:value="13499125" calcext:value-type="float">
            <text:p>13,499,125</text:p>
          </table:table-cell>
          <table:table-cell office:value-type="float" office:value="1943503" calcext:value-type="float">
            <text:p>1,943,503</text:p>
          </table:table-cell>
          <table:table-cell/>
          <table:table-cell table:formula="of:=CONCATENATE([.$Z$3];[.$Y$3];[.C11];&quot;,&quot;;[.E11];&quot;,&quot;;[.F11];&quot;,&quot;;[.G11];&quot;,&quot;;[.H11];&quot;,&quot;;[.I11];&quot;,&quot;;[.J11];&quot;,&quot;;[.K11];&quot;,&quot;;[.L11];&quot;,&quot;;[.M11];&quot;,&quot;;[.N11];&quot;,&quot;;[.P11];&quot;,&quot;;[.Q11];&quot;,&quot;;[.S11];&quot;,&quot;;[.T11];&quot;,&quot;;[.U11];&quot;,&quot;;[.V11];&quot;,&quot;;[.W11];&quot;,&quot;;[.X1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,15417113,20330306,227272339,14680435,111611148,10289110,41363348,23285483,30732980,29580115,37034129,4389730,565986233,21624896,23827045,15978294,13499125,1943503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,15417113,20330306,227272339,14680435,111611148,10289110,41363348,23285483,30732980,29580115,37034129,4389730,565986233,21624896,23827045,15978294,13499125,1943503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ENTENNIAL PUBLIC SCHOOL DISTRICT</text:p>
          </table:table-cell>
          <table:table-cell office:value-type="float" office:value="12" calcext:value-type="float">
            <text:p>12</text:p>
          </table:table-cell>
          <table:table-cell table:formula="of:=VLOOKUP([.B12];[$Sheet2.A5:.C561];2)" office:value-type="float" office:value="7" calcext:value-type="float">
            <text:p>7</text:p>
          </table:table-cell>
          <table:table-cell office:value-type="float" office:value="6592" calcext:value-type="float">
            <text:p>6,592</text:p>
          </table:table-cell>
          <table:table-cell office:value-type="float" office:value="2679403" calcext:value-type="float">
            <text:p>2,679,403</text:p>
          </table:table-cell>
          <table:table-cell office:value-type="float" office:value="3017070" calcext:value-type="float">
            <text:p>3,017,070</text:p>
          </table:table-cell>
          <table:table-cell office:value-type="float" office:value="32828602" calcext:value-type="float">
            <text:p>32,828,602</text:p>
          </table:table-cell>
          <table:table-cell office:value-type="float" office:value="1064247" calcext:value-type="float">
            <text:p>1,064,247</text:p>
          </table:table-cell>
          <table:table-cell office:value-type="float" office:value="18677425" calcext:value-type="float">
            <text:p>18,677,425</text:p>
          </table:table-cell>
          <table:table-cell office:value-type="float" office:value="2016207" calcext:value-type="float">
            <text:p>2,016,207</text:p>
          </table:table-cell>
          <table:table-cell office:value-type="float" office:value="3649939" calcext:value-type="float">
            <text:p>3,649,939</text:p>
          </table:table-cell>
          <table:table-cell office:value-type="float" office:value="2096654" calcext:value-type="float">
            <text:p>2,096,654</text:p>
          </table:table-cell>
          <table:table-cell office:value-type="float" office:value="7010650" calcext:value-type="float">
            <text:p>7,010,650</text:p>
          </table:table-cell>
          <table:table-cell office:value-type="float" office:value="5656679" calcext:value-type="float">
            <text:p>5,656,679</text:p>
          </table:table-cell>
          <table:table-cell office:value-type="float" office:value="78696874" calcext:value-type="float">
            <text:p>78,696,874</text:p>
          </table:table-cell>
          <table:table-cell office:value-type="float" office:value="2817439" calcext:value-type="float">
            <text:p>2,817,439</text:p>
          </table:table-cell>
          <table:table-cell office:value-type="float" office:value="589887" calcext:value-type="float">
            <text:p>589,887</text:p>
          </table:table-cell>
          <table:table-cell office:value-type="float" office:value="3407326" calcext:value-type="float">
            <text:p>3,407,326</text:p>
          </table:table-cell>
          <table:table-cell office:value-type="float" office:value="82104201" calcext:value-type="float">
            <text:p>82,104,201</text:p>
          </table:table-cell>
          <table:table-cell office:value-type="float" office:value="3970768" calcext:value-type="float">
            <text:p>3,970,768</text:p>
          </table:table-cell>
          <table:table-cell office:value-type="float" office:value="4772149" calcext:value-type="float">
            <text:p>4,772,149</text:p>
          </table:table-cell>
          <table:table-cell office:value-type="float" office:value="6882451" calcext:value-type="float">
            <text:p>6,882,451</text:p>
          </table:table-cell>
          <table:table-cell office:value-type="float" office:value="9280309" calcext:value-type="float">
            <text:p>9,280,309</text:p>
          </table:table-cell>
          <table:table-cell office:value-type="float" office:value="602239" calcext:value-type="float">
            <text:p>602,239</text:p>
          </table:table-cell>
          <table:table-cell/>
          <table:table-cell table:formula="of:=CONCATENATE([.$Z$3];[.$Y$3];[.C12];&quot;,&quot;;[.E12];&quot;,&quot;;[.F12];&quot;,&quot;;[.G12];&quot;,&quot;;[.H12];&quot;,&quot;;[.I12];&quot;,&quot;;[.J12];&quot;,&quot;;[.K12];&quot;,&quot;;[.L12];&quot;,&quot;;[.M12];&quot;,&quot;;[.N12];&quot;,&quot;;[.P12];&quot;,&quot;;[.Q12];&quot;,&quot;;[.S12];&quot;,&quot;;[.T12];&quot;,&quot;;[.U12];&quot;,&quot;;[.V12];&quot;,&quot;;[.W12];&quot;,&quot;;[.X1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,2679403,3017070,32828602,1064247,18677425,2016207,3649939,2096654,7010650,5656679,2817439,589887,82104201,3970768,4772149,6882451,9280309,602239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,2679403,3017070,32828602,1064247,18677425,2016207,3649939,2096654,7010650,5656679,2817439,589887,82104201,3970768,4772149,6882451,9280309,602239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LUMBIA HEIGHTS PUBLIC SCHOOL DIST</text:p>
          </table:table-cell>
          <table:table-cell office:value-type="float" office:value="13" calcext:value-type="float">
            <text:p>13</text:p>
          </table:table-cell>
          <table:table-cell table:formula="of:=VLOOKUP([.B13];[$Sheet2.A6:.C562];2)" office:value-type="float" office:value="8" calcext:value-type="float">
            <text:p>8</text:p>
          </table:table-cell>
          <table:table-cell office:value-type="float" office:value="3523" calcext:value-type="float">
            <text:p>3,523</text:p>
          </table:table-cell>
          <table:table-cell office:value-type="float" office:value="2477244" calcext:value-type="float">
            <text:p>2,477,244</text:p>
          </table:table-cell>
          <table:table-cell office:value-type="float" office:value="1394050" calcext:value-type="float">
            <text:p>1,394,050</text:p>
          </table:table-cell>
          <table:table-cell office:value-type="float" office:value="23539094" calcext:value-type="float">
            <text:p>23,539,094</text:p>
          </table:table-cell>
          <table:table-cell office:value-type="float" office:value="531265" calcext:value-type="float">
            <text:p>531,265</text:p>
          </table:table-cell>
          <table:table-cell office:value-type="float" office:value="9814795" calcext:value-type="float">
            <text:p>9,814,795</text:p>
          </table:table-cell>
          <table:table-cell office:value-type="float" office:value="994675" calcext:value-type="float">
            <text:p>994,675</text:p>
          </table:table-cell>
          <table:table-cell office:value-type="float" office:value="1572734" calcext:value-type="float">
            <text:p>1,572,734</text:p>
          </table:table-cell>
          <table:table-cell office:value-type="float" office:value="2305089" calcext:value-type="float">
            <text:p>2,305,089</text:p>
          </table:table-cell>
          <table:table-cell office:value-type="float" office:value="3959772" calcext:value-type="float">
            <text:p>3,959,772</text:p>
          </table:table-cell>
          <table:table-cell office:value-type="float" office:value="5563633" calcext:value-type="float">
            <text:p>5,563,633</text:p>
          </table:table-cell>
          <table:table-cell office:value-type="float" office:value="52152350" calcext:value-type="float">
            <text:p>52,152,350</text:p>
          </table:table-cell>
          <table:table-cell office:value-type="float" office:value="2660853" calcext:value-type="float">
            <text:p>2,660,853</text:p>
          </table:table-cell>
          <table:table-cell office:value-type="float" office:value="977855" calcext:value-type="float">
            <text:p>977,855</text:p>
          </table:table-cell>
          <table:table-cell office:value-type="float" office:value="3638708" calcext:value-type="float">
            <text:p>3,638,708</text:p>
          </table:table-cell>
          <table:table-cell office:value-type="float" office:value="55791058" calcext:value-type="float">
            <text:p>55,791,058</text:p>
          </table:table-cell>
          <table:table-cell office:value-type="float" office:value="2169407" calcext:value-type="float">
            <text:p>2,169,407</text:p>
          </table:table-cell>
          <table:table-cell office:value-type="float" office:value="2243487" calcext:value-type="float">
            <text:p>2,243,487</text:p>
          </table:table-cell>
          <table:table-cell office:value-type="float" office:value="2202905" calcext:value-type="float">
            <text:p>2,202,905</text:p>
          </table:table-cell>
          <table:table-cell office:value-type="float" office:value="2812413" calcext:value-type="float">
            <text:p>2,812,41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3];&quot;,&quot;;[.E13];&quot;,&quot;;[.F13];&quot;,&quot;;[.G13];&quot;,&quot;;[.H13];&quot;,&quot;;[.I13];&quot;,&quot;;[.J13];&quot;,&quot;;[.K13];&quot;,&quot;;[.L13];&quot;,&quot;;[.M13];&quot;,&quot;;[.N13];&quot;,&quot;;[.P13];&quot;,&quot;;[.Q13];&quot;,&quot;;[.S13];&quot;,&quot;;[.T13];&quot;,&quot;;[.U13];&quot;,&quot;;[.V13];&quot;,&quot;;[.W13];&quot;,&quot;;[.X1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,2477244,1394050,23539094,531265,9814795,994675,1572734,2305089,3959772,5563633,2660853,977855,55791058,2169407,2243487,2202905,281241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,2477244,1394050,23539094,531265,9814795,994675,1572734,2305089,3959772,5563633,2660853,977855,55791058,2169407,2243487,2202905,281241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RIDLEY PUBLIC SCHOOL DISTRICT</text:p>
          </table:table-cell>
          <table:table-cell office:value-type="float" office:value="14" calcext:value-type="float">
            <text:p>14</text:p>
          </table:table-cell>
          <table:table-cell table:formula="of:=VLOOKUP([.B14];[$Sheet2.A7:.C563];2)" office:value-type="float" office:value="9" calcext:value-type="float">
            <text:p>9</text:p>
          </table:table-cell>
          <table:table-cell office:value-type="float" office:value="2797" calcext:value-type="float">
            <text:p>2,797</text:p>
          </table:table-cell>
          <table:table-cell office:value-type="float" office:value="3056372" calcext:value-type="float">
            <text:p>3,056,372</text:p>
          </table:table-cell>
          <table:table-cell office:value-type="float" office:value="1417021" calcext:value-type="float">
            <text:p>1,417,021</text:p>
          </table:table-cell>
          <table:table-cell office:value-type="float" office:value="18492568" calcext:value-type="float">
            <text:p>18,492,568</text:p>
          </table:table-cell>
          <table:table-cell office:value-type="float" office:value="502227" calcext:value-type="float">
            <text:p>502,227</text:p>
          </table:table-cell>
          <table:table-cell office:value-type="float" office:value="8793598" calcext:value-type="float">
            <text:p>8,793,598</text:p>
          </table:table-cell>
          <table:table-cell office:value-type="float" office:value="1061029" calcext:value-type="float">
            <text:p>1,061,029</text:p>
          </table:table-cell>
          <table:table-cell office:value-type="float" office:value="2655286" calcext:value-type="float">
            <text:p>2,655,286</text:p>
          </table:table-cell>
          <table:table-cell office:value-type="float" office:value="1993157" calcext:value-type="float">
            <text:p>1,993,157</text:p>
          </table:table-cell>
          <table:table-cell office:value-type="float" office:value="3955138" calcext:value-type="float">
            <text:p>3,955,138</text:p>
          </table:table-cell>
          <table:table-cell office:value-type="float" office:value="3260810" calcext:value-type="float">
            <text:p>3,260,810</text:p>
          </table:table-cell>
          <table:table-cell office:value-type="float" office:value="45187207" calcext:value-type="float">
            <text:p>45,187,207</text:p>
          </table:table-cell>
          <table:table-cell office:value-type="float" office:value="1766671" calcext:value-type="float">
            <text:p>1,766,671</text:p>
          </table:table-cell>
          <table:table-cell office:value-type="float" office:value="1242532" calcext:value-type="float">
            <text:p>1,242,532</text:p>
          </table:table-cell>
          <table:table-cell office:value-type="float" office:value="3009203" calcext:value-type="float">
            <text:p>3,009,203</text:p>
          </table:table-cell>
          <table:table-cell office:value-type="float" office:value="48196410" calcext:value-type="float">
            <text:p>48,196,410</text:p>
          </table:table-cell>
          <table:table-cell office:value-type="float" office:value="1958336" calcext:value-type="float">
            <text:p>1,958,336</text:p>
          </table:table-cell>
          <table:table-cell office:value-type="float" office:value="2681119" calcext:value-type="float">
            <text:p>2,681,119</text:p>
          </table:table-cell>
          <table:table-cell office:value-type="float" office:value="2116945" calcext:value-type="float">
            <text:p>2,116,945</text:p>
          </table:table-cell>
          <table:table-cell office:value-type="float" office:value="4280201" calcext:value-type="float">
            <text:p>4,280,201</text:p>
          </table:table-cell>
          <table:table-cell office:value-type="float" office:value="545355" calcext:value-type="float">
            <text:p>545,355</text:p>
          </table:table-cell>
          <table:table-cell/>
          <table:table-cell table:formula="of:=CONCATENATE([.$Z$3];[.$Y$3];[.C14];&quot;,&quot;;[.E14];&quot;,&quot;;[.F14];&quot;,&quot;;[.G14];&quot;,&quot;;[.H14];&quot;,&quot;;[.I14];&quot;,&quot;;[.J14];&quot;,&quot;;[.K14];&quot;,&quot;;[.L14];&quot;,&quot;;[.M14];&quot;,&quot;;[.N14];&quot;,&quot;;[.P14];&quot;,&quot;;[.Q14];&quot;,&quot;;[.S14];&quot;,&quot;;[.T14];&quot;,&quot;;[.U14];&quot;,&quot;;[.V14];&quot;,&quot;;[.W14];&quot;,&quot;;[.X1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,3056372,1417021,18492568,502227,8793598,1061029,2655286,1993157,3955138,3260810,1766671,1242532,48196410,1958336,2681119,2116945,4280201,545355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,3056372,1417021,18492568,502227,8793598,1061029,2655286,1993157,3955138,3260810,1766671,1242532,48196410,1958336,2681119,2116945,4280201,545355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Francis Area Schools</text:p>
          </table:table-cell>
          <table:table-cell office:value-type="float" office:value="15" calcext:value-type="float">
            <text:p>15</text:p>
          </table:table-cell>
          <table:table-cell table:formula="of:=VLOOKUP([.B15];[$Sheet2.A8:.C564];2)" office:value-type="float" office:value="10" calcext:value-type="float">
            <text:p>10</text:p>
          </table:table-cell>
          <table:table-cell office:value-type="float" office:value="4276" calcext:value-type="float">
            <text:p>4,276</text:p>
          </table:table-cell>
          <table:table-cell office:value-type="float" office:value="2451308" calcext:value-type="float">
            <text:p>2,451,308</text:p>
          </table:table-cell>
          <table:table-cell office:value-type="float" office:value="1500452" calcext:value-type="float">
            <text:p>1,500,452</text:p>
          </table:table-cell>
          <table:table-cell office:value-type="float" office:value="19211421" calcext:value-type="float">
            <text:p>19,211,421</text:p>
          </table:table-cell>
          <table:table-cell office:value-type="float" office:value="579217" calcext:value-type="float">
            <text:p>579,217</text:p>
          </table:table-cell>
          <table:table-cell office:value-type="float" office:value="11151674" calcext:value-type="float">
            <text:p>11,151,674</text:p>
          </table:table-cell>
          <table:table-cell office:value-type="float" office:value="1162184" calcext:value-type="float">
            <text:p>1,162,184</text:p>
          </table:table-cell>
          <table:table-cell office:value-type="float" office:value="3915538" calcext:value-type="float">
            <text:p>3,915,538</text:p>
          </table:table-cell>
          <table:table-cell office:value-type="float" office:value="1777414" calcext:value-type="float">
            <text:p>1,777,414</text:p>
          </table:table-cell>
          <table:table-cell office:value-type="float" office:value="4032993" calcext:value-type="float">
            <text:p>4,032,993</text:p>
          </table:table-cell>
          <table:table-cell office:value-type="float" office:value="3637126" calcext:value-type="float">
            <text:p>3,637,126</text:p>
          </table:table-cell>
          <table:table-cell office:value-type="float" office:value="49419327" calcext:value-type="float">
            <text:p>49,419,327</text:p>
          </table:table-cell>
          <table:table-cell office:value-type="float" office:value="1858273" calcext:value-type="float">
            <text:p>1,858,273</text:p>
          </table:table-cell>
          <table:table-cell office:value-type="float" office:value="637967" calcext:value-type="float">
            <text:p>637,967</text:p>
          </table:table-cell>
          <table:table-cell office:value-type="float" office:value="2496240" calcext:value-type="float">
            <text:p>2,496,240</text:p>
          </table:table-cell>
          <table:table-cell office:value-type="float" office:value="51915567" calcext:value-type="float">
            <text:p>51,915,567</text:p>
          </table:table-cell>
          <table:table-cell office:value-type="float" office:value="2405652" calcext:value-type="float">
            <text:p>2,405,652</text:p>
          </table:table-cell>
          <table:table-cell office:value-type="float" office:value="2680197" calcext:value-type="float">
            <text:p>2,680,197</text:p>
          </table:table-cell>
          <table:table-cell office:value-type="float" office:value="1400015" calcext:value-type="float">
            <text:p>1,400,015</text:p>
          </table:table-cell>
          <table:table-cell office:value-type="float" office:value="6671095" calcext:value-type="float">
            <text:p>6,671,09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5];&quot;,&quot;;[.E15];&quot;,&quot;;[.F15];&quot;,&quot;;[.G15];&quot;,&quot;;[.H15];&quot;,&quot;;[.I15];&quot;,&quot;;[.J15];&quot;,&quot;;[.K15];&quot;,&quot;;[.L15];&quot;,&quot;;[.M15];&quot;,&quot;;[.N15];&quot;,&quot;;[.P15];&quot;,&quot;;[.Q15];&quot;,&quot;;[.S15];&quot;,&quot;;[.T15];&quot;,&quot;;[.U15];&quot;,&quot;;[.V15];&quot;,&quot;;[.W15];&quot;,&quot;;[.X1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,2451308,1500452,19211421,579217,11151674,1162184,3915538,1777414,4032993,3637126,1858273,637967,51915567,2405652,2680197,1400015,667109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,2451308,1500452,19211421,579217,11151674,1162184,3915538,1777414,4032993,3637126,1858273,637967,51915567,2405652,2680197,1400015,667109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PRING LAKE PARK PUBLIC SCHOOLS</text:p>
          </table:table-cell>
          <table:table-cell office:value-type="float" office:value="16" calcext:value-type="float">
            <text:p>16</text:p>
          </table:table-cell>
          <table:table-cell table:formula="of:=VLOOKUP([.B16];[$Sheet2.A9:.C565];2)" office:value-type="float" office:value="11" calcext:value-type="float">
            <text:p>11</text:p>
          </table:table-cell>
          <table:table-cell office:value-type="float" office:value="6061" calcext:value-type="float">
            <text:p>6,061</text:p>
          </table:table-cell>
          <table:table-cell office:value-type="float" office:value="2988400" calcext:value-type="float">
            <text:p>2,988,400</text:p>
          </table:table-cell>
          <table:table-cell office:value-type="float" office:value="2247221" calcext:value-type="float">
            <text:p>2,247,221</text:p>
          </table:table-cell>
          <table:table-cell office:value-type="float" office:value="32215251" calcext:value-type="float">
            <text:p>32,215,251</text:p>
          </table:table-cell>
          <table:table-cell office:value-type="float" office:value="490346" calcext:value-type="float">
            <text:p>490,346</text:p>
          </table:table-cell>
          <table:table-cell office:value-type="float" office:value="13392166" calcext:value-type="float">
            <text:p>13,392,166</text:p>
          </table:table-cell>
          <table:table-cell office:value-type="float" office:value="1467157" calcext:value-type="float">
            <text:p>1,467,157</text:p>
          </table:table-cell>
          <table:table-cell office:value-type="float" office:value="5406329" calcext:value-type="float">
            <text:p>5,406,329</text:p>
          </table:table-cell>
          <table:table-cell office:value-type="float" office:value="2964324" calcext:value-type="float">
            <text:p>2,964,324</text:p>
          </table:table-cell>
          <table:table-cell office:value-type="float" office:value="5184776" calcext:value-type="float">
            <text:p>5,184,776</text:p>
          </table:table-cell>
          <table:table-cell office:value-type="float" office:value="5714621" calcext:value-type="float">
            <text:p>5,714,621</text:p>
          </table:table-cell>
          <table:table-cell office:value-type="float" office:value="72070593" calcext:value-type="float">
            <text:p>72,070,593</text:p>
          </table:table-cell>
          <table:table-cell office:value-type="float" office:value="3621476" calcext:value-type="float">
            <text:p>3,621,476</text:p>
          </table:table-cell>
          <table:table-cell office:value-type="float" office:value="1442319" calcext:value-type="float">
            <text:p>1,442,319</text:p>
          </table:table-cell>
          <table:table-cell office:value-type="float" office:value="5063795" calcext:value-type="float">
            <text:p>5,063,795</text:p>
          </table:table-cell>
          <table:table-cell office:value-type="float" office:value="77134387" calcext:value-type="float">
            <text:p>77,134,387</text:p>
          </table:table-cell>
          <table:table-cell office:value-type="float" office:value="3330839" calcext:value-type="float">
            <text:p>3,330,839</text:p>
          </table:table-cell>
          <table:table-cell office:value-type="float" office:value="4045412" calcext:value-type="float">
            <text:p>4,045,412</text:p>
          </table:table-cell>
          <table:table-cell office:value-type="float" office:value="340224" calcext:value-type="float">
            <text:p>340,224</text:p>
          </table:table-cell>
          <table:table-cell office:value-type="float" office:value="10046100" calcext:value-type="float">
            <text:p>10,046,100</text:p>
          </table:table-cell>
          <table:table-cell office:value-type="float" office:value="908153" calcext:value-type="float">
            <text:p>908,153</text:p>
          </table:table-cell>
          <table:table-cell/>
          <table:table-cell table:formula="of:=CONCATENATE([.$Z$3];[.$Y$3];[.C16];&quot;,&quot;;[.E16];&quot;,&quot;;[.F16];&quot;,&quot;;[.G16];&quot;,&quot;;[.H16];&quot;,&quot;;[.I16];&quot;,&quot;;[.J16];&quot;,&quot;;[.K16];&quot;,&quot;;[.L16];&quot;,&quot;;[.M16];&quot;,&quot;;[.N16];&quot;,&quot;;[.P16];&quot;,&quot;;[.Q16];&quot;,&quot;;[.S16];&quot;,&quot;;[.T16];&quot;,&quot;;[.U16];&quot;,&quot;;[.V16];&quot;,&quot;;[.W16];&quot;,&quot;;[.X1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,2988400,2247221,32215251,490346,13392166,1467157,5406329,2964324,5184776,5714621,3621476,1442319,77134387,3330839,4045412,340224,10046100,908153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,2988400,2247221,32215251,490346,13392166,1467157,5406329,2964324,5184776,5714621,3621476,1442319,77134387,3330839,4045412,340224,10046100,908153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ETROIT LAKES PUBLIC SCHOOL DIST.</text:p>
          </table:table-cell>
          <table:table-cell office:value-type="float" office:value="22" calcext:value-type="float">
            <text:p>22</text:p>
          </table:table-cell>
          <table:table-cell table:formula="of:=VLOOKUP([.B17];[$Sheet2.A10:.C566];2)" office:value-type="float" office:value="12" calcext:value-type="float">
            <text:p>12</text:p>
          </table:table-cell>
          <table:table-cell office:value-type="float" office:value="2872" calcext:value-type="float">
            <text:p>2,872</text:p>
          </table:table-cell>
          <table:table-cell office:value-type="float" office:value="1778194" calcext:value-type="float">
            <text:p>1,778,194</text:p>
          </table:table-cell>
          <table:table-cell office:value-type="float" office:value="1585621" calcext:value-type="float">
            <text:p>1,585,621</text:p>
          </table:table-cell>
          <table:table-cell office:value-type="float" office:value="15323217" calcext:value-type="float">
            <text:p>15,323,217</text:p>
          </table:table-cell>
          <table:table-cell office:value-type="float" office:value="742921" calcext:value-type="float">
            <text:p>742,921</text:p>
          </table:table-cell>
          <table:table-cell office:value-type="float" office:value="7376247" calcext:value-type="float">
            <text:p>7,376,247</text:p>
          </table:table-cell>
          <table:table-cell office:value-type="float" office:value="1590132" calcext:value-type="float">
            <text:p>1,590,132</text:p>
          </table:table-cell>
          <table:table-cell office:value-type="float" office:value="1957789" calcext:value-type="float">
            <text:p>1,957,789</text:p>
          </table:table-cell>
          <table:table-cell office:value-type="float" office:value="1707933" calcext:value-type="float">
            <text:p>1,707,933</text:p>
          </table:table-cell>
          <table:table-cell office:value-type="float" office:value="3255988" calcext:value-type="float">
            <text:p>3,255,988</text:p>
          </table:table-cell>
          <table:table-cell office:value-type="float" office:value="2501882" calcext:value-type="float">
            <text:p>2,501,882</text:p>
          </table:table-cell>
          <table:table-cell office:value-type="float" office:value="37819924" calcext:value-type="float">
            <text:p>37,819,924</text:p>
          </table:table-cell>
          <table:table-cell office:value-type="float" office:value="1858260" calcext:value-type="float">
            <text:p>1,858,260</text:p>
          </table:table-cell>
          <table:table-cell office:value-type="float" office:value="61458" calcext:value-type="float">
            <text:p>61,458</text:p>
          </table:table-cell>
          <table:table-cell office:value-type="float" office:value="1919718" calcext:value-type="float">
            <text:p>1,919,718</text:p>
          </table:table-cell>
          <table:table-cell office:value-type="float" office:value="39739643" calcext:value-type="float">
            <text:p>39,739,643</text:p>
          </table:table-cell>
          <table:table-cell office:value-type="float" office:value="2183128" calcext:value-type="float">
            <text:p>2,183,128</text:p>
          </table:table-cell>
          <table:table-cell office:value-type="float" office:value="1189252" calcext:value-type="float">
            <text:p>1,189,252</text:p>
          </table:table-cell>
          <table:table-cell office:value-type="float" office:value="8348773" calcext:value-type="float">
            <text:p>8,348,773</text:p>
          </table:table-cell>
          <table:table-cell office:value-type="float" office:value="3702531" calcext:value-type="float">
            <text:p>3,702,53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7];&quot;,&quot;;[.E17];&quot;,&quot;;[.F17];&quot;,&quot;;[.G17];&quot;,&quot;;[.H17];&quot;,&quot;;[.I17];&quot;,&quot;;[.J17];&quot;,&quot;;[.K17];&quot;,&quot;;[.L17];&quot;,&quot;;[.M17];&quot;,&quot;;[.N17];&quot;,&quot;;[.P17];&quot;,&quot;;[.Q17];&quot;,&quot;;[.S17];&quot;,&quot;;[.T17];&quot;,&quot;;[.U17];&quot;,&quot;;[.V17];&quot;,&quot;;[.W17];&quot;,&quot;;[.X1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,1778194,1585621,15323217,742921,7376247,1590132,1957789,1707933,3255988,2501882,1858260,61458,39739643,2183128,1189252,8348773,370253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,1778194,1585621,15323217,742921,7376247,1590132,1957789,1707933,3255988,2501882,1858260,61458,39739643,2183128,1189252,8348773,370253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RAZEE-VERGAS PUBLIC SCHOOL DIST.</text:p>
          </table:table-cell>
          <table:table-cell office:value-type="float" office:value="23" calcext:value-type="float">
            <text:p>23</text:p>
          </table:table-cell>
          <table:table-cell table:formula="of:=VLOOKUP([.B18];[$Sheet2.A11:.C567];2)" office:value-type="float" office:value="13" calcext:value-type="float">
            <text:p>13</text:p>
          </table:table-cell>
          <table:table-cell office:value-type="float" office:value="853" calcext:value-type="float">
            <text:p>853</text:p>
          </table:table-cell>
          <table:table-cell office:value-type="float" office:value="574981" calcext:value-type="float">
            <text:p>574,981</text:p>
          </table:table-cell>
          <table:table-cell office:value-type="float" office:value="442258" calcext:value-type="float">
            <text:p>442,258</text:p>
          </table:table-cell>
          <table:table-cell office:value-type="float" office:value="4424502" calcext:value-type="float">
            <text:p>4,424,502</text:p>
          </table:table-cell>
          <table:table-cell office:value-type="float" office:value="394381" calcext:value-type="float">
            <text:p>394,381</text:p>
          </table:table-cell>
          <table:table-cell office:value-type="float" office:value="1914915" calcext:value-type="float">
            <text:p>1,914,915</text:p>
          </table:table-cell>
          <table:table-cell office:value-type="float" office:value="588268" calcext:value-type="float">
            <text:p>588,268</text:p>
          </table:table-cell>
          <table:table-cell office:value-type="float" office:value="609793" calcext:value-type="float">
            <text:p>609,793</text:p>
          </table:table-cell>
          <table:table-cell office:value-type="float" office:value="638671" calcext:value-type="float">
            <text:p>638,671</text:p>
          </table:table-cell>
          <table:table-cell office:value-type="float" office:value="895469" calcext:value-type="float">
            <text:p>895,469</text:p>
          </table:table-cell>
          <table:table-cell office:value-type="float" office:value="1223048" calcext:value-type="float">
            <text:p>1,223,048</text:p>
          </table:table-cell>
          <table:table-cell office:value-type="float" office:value="11706286" calcext:value-type="float">
            <text:p>11,706,286</text:p>
          </table:table-cell>
          <table:table-cell office:value-type="float" office:value="489745" calcext:value-type="float">
            <text:p>489,745</text:p>
          </table:table-cell>
          <table:table-cell office:value-type="float" office:value="393053" calcext:value-type="float">
            <text:p>393,053</text:p>
          </table:table-cell>
          <table:table-cell office:value-type="float" office:value="882798" calcext:value-type="float">
            <text:p>882,798</text:p>
          </table:table-cell>
          <table:table-cell office:value-type="float" office:value="12589085" calcext:value-type="float">
            <text:p>12,589,085</text:p>
          </table:table-cell>
          <table:table-cell office:value-type="float" office:value="662231" calcext:value-type="float">
            <text:p>662,231</text:p>
          </table:table-cell>
          <table:table-cell office:value-type="float" office:value="408937" calcext:value-type="float">
            <text:p>408,937</text:p>
          </table:table-cell>
          <table:table-cell office:value-type="float" office:value="2811463" calcext:value-type="float">
            <text:p>2,811,463</text:p>
          </table:table-cell>
          <table:table-cell office:value-type="float" office:value="366125" calcext:value-type="float">
            <text:p>366,1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8];&quot;,&quot;;[.E18];&quot;,&quot;;[.F18];&quot;,&quot;;[.G18];&quot;,&quot;;[.H18];&quot;,&quot;;[.I18];&quot;,&quot;;[.J18];&quot;,&quot;;[.K18];&quot;,&quot;;[.L18];&quot;,&quot;;[.M18];&quot;,&quot;;[.N18];&quot;,&quot;;[.P18];&quot;,&quot;;[.Q18];&quot;,&quot;;[.S18];&quot;,&quot;;[.T18];&quot;,&quot;;[.U18];&quot;,&quot;;[.V18];&quot;,&quot;;[.W18];&quot;,&quot;;[.X1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,574981,442258,4424502,394381,1914915,588268,609793,638671,895469,1223048,489745,393053,12589085,662231,408937,2811463,3661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,574981,442258,4424502,394381,1914915,588268,609793,638671,895469,1223048,489745,393053,12589085,662231,408937,2811463,3661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INE POINT PUBLIC SCHOOL DISTRICT</text:p>
          </table:table-cell>
          <table:table-cell office:value-type="float" office:value="25" calcext:value-type="float">
            <text:p>25</text:p>
          </table:table-cell>
          <table:table-cell table:formula="of:=VLOOKUP([.B19];[$Sheet2.A12:.C568];2)"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67271" calcext:value-type="float">
            <text:p>167,271</text:p>
          </table:table-cell>
          <table:table-cell office:value-type="float" office:value="85498" calcext:value-type="float">
            <text:p>85,498</text:p>
          </table:table-cell>
          <table:table-cell office:value-type="float" office:value="917189" calcext:value-type="float">
            <text:p>917,189</text:p>
          </table:table-cell>
          <table:table-cell office:value-type="float" office:value="0" calcext:value-type="float">
            <text:p>0</text:p>
          </table:table-cell>
          <table:table-cell office:value-type="float" office:value="347352" calcext:value-type="float">
            <text:p>347,352</text:p>
          </table:table-cell>
          <table:table-cell office:value-type="float" office:value="0" calcext:value-type="float">
            <text:p>0</text:p>
          </table:table-cell>
          <table:table-cell office:value-type="float" office:value="66304" calcext:value-type="float">
            <text:p>66,304</text:p>
          </table:table-cell>
          <table:table-cell office:value-type="float" office:value="24063" calcext:value-type="float">
            <text:p>24,063</text:p>
          </table:table-cell>
          <table:table-cell office:value-type="float" office:value="343807" calcext:value-type="float">
            <text:p>343,807</text:p>
          </table:table-cell>
          <table:table-cell office:value-type="float" office:value="36806" calcext:value-type="float">
            <text:p>36,806</text:p>
          </table:table-cell>
          <table:table-cell office:value-type="float" office:value="1988289" calcext:value-type="float">
            <text:p>1,988,289</text:p>
          </table:table-cell>
          <table:table-cell office:value-type="float" office:value="73922" calcext:value-type="float">
            <text:p>73,922</text:p>
          </table:table-cell>
          <table:table-cell office:value-type="float" office:value="0" calcext:value-type="float">
            <text:p>0</text:p>
          </table:table-cell>
          <table:table-cell office:value-type="float" office:value="73922" calcext:value-type="float">
            <text:p>73,922</text:p>
          </table:table-cell>
          <table:table-cell office:value-type="float" office:value="2062211" calcext:value-type="float">
            <text:p>2,062,211</text:p>
          </table:table-cell>
          <table:table-cell office:value-type="float" office:value="96660" calcext:value-type="float">
            <text:p>96,660</text:p>
          </table:table-cell>
          <table:table-cell office:value-type="float" office:value="33353" calcext:value-type="float">
            <text:p>33,35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19];&quot;,&quot;;[.E19];&quot;,&quot;;[.F19];&quot;,&quot;;[.G19];&quot;,&quot;;[.H19];&quot;,&quot;;[.I19];&quot;,&quot;;[.J19];&quot;,&quot;;[.K19];&quot;,&quot;;[.L19];&quot;,&quot;;[.M19];&quot;,&quot;;[.N19];&quot;,&quot;;[.P19];&quot;,&quot;;[.Q19];&quot;,&quot;;[.S19];&quot;,&quot;;[.T19];&quot;,&quot;;[.U19];&quot;,&quot;;[.V19];&quot;,&quot;;[.W19];&quot;,&quot;;[.X1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,167271,85498,917189,0,347352,0,66304,24063,343807,36806,73922,0,2062211,96660,3335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,167271,85498,917189,0,347352,0,66304,24063,343807,36806,73922,0,2062211,96660,3335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EMIDJI PUBLIC SCHOOL DISTRICT</text:p>
          </table:table-cell>
          <table:table-cell office:value-type="float" office:value="31" calcext:value-type="float">
            <text:p>31</text:p>
          </table:table-cell>
          <table:table-cell table:formula="of:=VLOOKUP([.B20];[$Sheet2.A13:.C569];2)" office:value-type="float" office:value="15" calcext:value-type="float">
            <text:p>15</text:p>
          </table:table-cell>
          <table:table-cell office:value-type="float" office:value="4846" calcext:value-type="float">
            <text:p>4,846</text:p>
          </table:table-cell>
          <table:table-cell office:value-type="float" office:value="2379609" calcext:value-type="float">
            <text:p>2,379,609</text:p>
          </table:table-cell>
          <table:table-cell office:value-type="float" office:value="2586973" calcext:value-type="float">
            <text:p>2,586,973</text:p>
          </table:table-cell>
          <table:table-cell office:value-type="float" office:value="26556298" calcext:value-type="float">
            <text:p>26,556,298</text:p>
          </table:table-cell>
          <table:table-cell office:value-type="float" office:value="624942" calcext:value-type="float">
            <text:p>624,942</text:p>
          </table:table-cell>
          <table:table-cell office:value-type="float" office:value="16764737" calcext:value-type="float">
            <text:p>16,764,737</text:p>
          </table:table-cell>
          <table:table-cell office:value-type="float" office:value="1508509" calcext:value-type="float">
            <text:p>1,508,509</text:p>
          </table:table-cell>
          <table:table-cell office:value-type="float" office:value="2795652" calcext:value-type="float">
            <text:p>2,795,652</text:p>
          </table:table-cell>
          <table:table-cell office:value-type="float" office:value="2214278" calcext:value-type="float">
            <text:p>2,214,278</text:p>
          </table:table-cell>
          <table:table-cell office:value-type="float" office:value="6766926" calcext:value-type="float">
            <text:p>6,766,926</text:p>
          </table:table-cell>
          <table:table-cell office:value-type="float" office:value="5029565" calcext:value-type="float">
            <text:p>5,029,565</text:p>
          </table:table-cell>
          <table:table-cell office:value-type="float" office:value="67227488" calcext:value-type="float">
            <text:p>67,227,488</text:p>
          </table:table-cell>
          <table:table-cell office:value-type="float" office:value="1517658" calcext:value-type="float">
            <text:p>1,517,658</text:p>
          </table:table-cell>
          <table:table-cell office:value-type="float" office:value="427400" calcext:value-type="float">
            <text:p>427,400</text:p>
          </table:table-cell>
          <table:table-cell office:value-type="float" office:value="1945058" calcext:value-type="float">
            <text:p>1,945,058</text:p>
          </table:table-cell>
          <table:table-cell office:value-type="float" office:value="69172546" calcext:value-type="float">
            <text:p>69,172,546</text:p>
          </table:table-cell>
          <table:table-cell office:value-type="float" office:value="3842821" calcext:value-type="float">
            <text:p>3,842,821</text:p>
          </table:table-cell>
          <table:table-cell office:value-type="float" office:value="2142296" calcext:value-type="float">
            <text:p>2,142,296</text:p>
          </table:table-cell>
          <table:table-cell office:value-type="float" office:value="511457" calcext:value-type="float">
            <text:p>511,457</text:p>
          </table:table-cell>
          <table:table-cell office:value-type="float" office:value="2998200" calcext:value-type="float">
            <text:p>2,998,200</text:p>
          </table:table-cell>
          <table:table-cell office:value-type="float" office:value="507983" calcext:value-type="float">
            <text:p>507,983</text:p>
          </table:table-cell>
          <table:table-cell/>
          <table:table-cell table:formula="of:=CONCATENATE([.$Z$3];[.$Y$3];[.C20];&quot;,&quot;;[.E20];&quot;,&quot;;[.F20];&quot;,&quot;;[.G20];&quot;,&quot;;[.H20];&quot;,&quot;;[.I20];&quot;,&quot;;[.J20];&quot;,&quot;;[.K20];&quot;,&quot;;[.L20];&quot;,&quot;;[.M20];&quot;,&quot;;[.N20];&quot;,&quot;;[.P20];&quot;,&quot;;[.Q20];&quot;,&quot;;[.S20];&quot;,&quot;;[.T20];&quot;,&quot;;[.U20];&quot;,&quot;;[.V20];&quot;,&quot;;[.W20];&quot;,&quot;;[.X2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,2379609,2586973,26556298,624942,16764737,1508509,2795652,2214278,6766926,5029565,1517658,427400,69172546,3842821,2142296,511457,2998200,507983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,2379609,2586973,26556298,624942,16764737,1508509,2795652,2214278,6766926,5029565,1517658,427400,69172546,3842821,2142296,511457,2998200,507983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LACKDUCK PUBLIC SCHOOL DISTRICT</text:p>
          </table:table-cell>
          <table:table-cell office:value-type="float" office:value="32" calcext:value-type="float">
            <text:p>32</text:p>
          </table:table-cell>
          <table:table-cell table:formula="of:=VLOOKUP([.B21];[$Sheet2.A14:.C570];2)" office:value-type="float" office:value="16" calcext:value-type="float">
            <text:p>16</text:p>
          </table:table-cell>
          <table:table-cell office:value-type="float" office:value="671" calcext:value-type="float">
            <text:p>671</text:p>
          </table:table-cell>
          <table:table-cell office:value-type="float" office:value="443137" calcext:value-type="float">
            <text:p>443,137</text:p>
          </table:table-cell>
          <table:table-cell office:value-type="float" office:value="410778" calcext:value-type="float">
            <text:p>410,778</text:p>
          </table:table-cell>
          <table:table-cell office:value-type="float" office:value="3874991" calcext:value-type="float">
            <text:p>3,874,991</text:p>
          </table:table-cell>
          <table:table-cell office:value-type="float" office:value="241246" calcext:value-type="float">
            <text:p>241,246</text:p>
          </table:table-cell>
          <table:table-cell office:value-type="float" office:value="1647864" calcext:value-type="float">
            <text:p>1,647,864</text:p>
          </table:table-cell>
          <table:table-cell office:value-type="float" office:value="428635" calcext:value-type="float">
            <text:p>428,635</text:p>
          </table:table-cell>
          <table:table-cell office:value-type="float" office:value="370749" calcext:value-type="float">
            <text:p>370,749</text:p>
          </table:table-cell>
          <table:table-cell office:value-type="float" office:value="235364" calcext:value-type="float">
            <text:p>235,364</text:p>
          </table:table-cell>
          <table:table-cell office:value-type="float" office:value="919290" calcext:value-type="float">
            <text:p>919,290</text:p>
          </table:table-cell>
          <table:table-cell office:value-type="float" office:value="651665" calcext:value-type="float">
            <text:p>651,665</text:p>
          </table:table-cell>
          <table:table-cell office:value-type="float" office:value="9223720" calcext:value-type="float">
            <text:p>9,223,720</text:p>
          </table:table-cell>
          <table:table-cell office:value-type="float" office:value="541961" calcext:value-type="float">
            <text:p>541,961</text:p>
          </table:table-cell>
          <table:table-cell office:value-type="float" office:value="76115" calcext:value-type="float">
            <text:p>76,115</text:p>
          </table:table-cell>
          <table:table-cell office:value-type="float" office:value="618075" calcext:value-type="float">
            <text:p>618,075</text:p>
          </table:table-cell>
          <table:table-cell office:value-type="float" office:value="9841795" calcext:value-type="float">
            <text:p>9,841,795</text:p>
          </table:table-cell>
          <table:table-cell office:value-type="float" office:value="471231" calcext:value-type="float">
            <text:p>471,231</text:p>
          </table:table-cell>
          <table:table-cell office:value-type="float" office:value="74409" calcext:value-type="float">
            <text:p>74,409</text:p>
          </table:table-cell>
          <table:table-cell office:value-type="float" office:value="0" calcext:value-type="float">
            <text:p>0</text:p>
          </table:table-cell>
          <table:table-cell office:value-type="float" office:value="401845" calcext:value-type="float">
            <text:p>401,84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1];&quot;,&quot;;[.E21];&quot;,&quot;;[.F21];&quot;,&quot;;[.G21];&quot;,&quot;;[.H21];&quot;,&quot;;[.I21];&quot;,&quot;;[.J21];&quot;,&quot;;[.K21];&quot;,&quot;;[.L21];&quot;,&quot;;[.M21];&quot;,&quot;;[.N21];&quot;,&quot;;[.P21];&quot;,&quot;;[.Q21];&quot;,&quot;;[.S21];&quot;,&quot;;[.T21];&quot;,&quot;;[.U21];&quot;,&quot;;[.V21];&quot;,&quot;;[.W21];&quot;,&quot;;[.X2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,443137,410778,3874991,241246,1647864,428635,370749,235364,919290,651665,541961,76115,9841795,471231,74409,0,40184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,443137,410778,3874991,241246,1647864,428635,370749,235364,919290,651665,541961,76115,9841795,471231,74409,0,40184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ELLIHER PUBLIC SCHOOL DISTRICT</text:p>
          </table:table-cell>
          <table:table-cell office:value-type="float" office:value="36" calcext:value-type="float">
            <text:p>36</text:p>
          </table:table-cell>
          <table:table-cell table:formula="of:=VLOOKUP([.B22];[$Sheet2.A15:.C571];2)"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  <table:table-cell office:value-type="float" office:value="320035" calcext:value-type="float">
            <text:p>320,035</text:p>
          </table:table-cell>
          <table:table-cell office:value-type="float" office:value="101489" calcext:value-type="float">
            <text:p>101,489</text:p>
          </table:table-cell>
          <table:table-cell office:value-type="float" office:value="2459791" calcext:value-type="float">
            <text:p>2,459,791</text:p>
          </table:table-cell>
          <table:table-cell office:value-type="float" office:value="0" calcext:value-type="float">
            <text:p>0</text:p>
          </table:table-cell>
          <table:table-cell office:value-type="float" office:value="1046170" calcext:value-type="float">
            <text:p>1,046,170</text:p>
          </table:table-cell>
          <table:table-cell office:value-type="float" office:value="332937" calcext:value-type="float">
            <text:p>332,937</text:p>
          </table:table-cell>
          <table:table-cell office:value-type="float" office:value="304097" calcext:value-type="float">
            <text:p>304,097</text:p>
          </table:table-cell>
          <table:table-cell office:value-type="float" office:value="370023" calcext:value-type="float">
            <text:p>370,023</text:p>
          </table:table-cell>
          <table:table-cell office:value-type="float" office:value="1162757" calcext:value-type="float">
            <text:p>1,162,757</text:p>
          </table:table-cell>
          <table:table-cell office:value-type="float" office:value="462639" calcext:value-type="float">
            <text:p>462,639</text:p>
          </table:table-cell>
          <table:table-cell office:value-type="float" office:value="6559938" calcext:value-type="float">
            <text:p>6,559,938</text:p>
          </table:table-cell>
          <table:table-cell office:value-type="float" office:value="858486" calcext:value-type="float">
            <text:p>858,486</text:p>
          </table:table-cell>
          <table:table-cell office:value-type="float" office:value="6734" calcext:value-type="float">
            <text:p>6,734</text:p>
          </table:table-cell>
          <table:table-cell office:value-type="float" office:value="865220" calcext:value-type="float">
            <text:p>865,220</text:p>
          </table:table-cell>
          <table:table-cell office:value-type="float" office:value="7425157" calcext:value-type="float">
            <text:p>7,425,157</text:p>
          </table:table-cell>
          <table:table-cell office:value-type="float" office:value="300949" calcext:value-type="float">
            <text:p>300,949</text:p>
          </table:table-cell>
          <table:table-cell office:value-type="float" office:value="267890" calcext:value-type="float">
            <text:p>267,890</text:p>
          </table:table-cell>
          <table:table-cell office:value-type="float" office:value="0" calcext:value-type="float">
            <text:p>0</text:p>
          </table:table-cell>
          <table:table-cell office:value-type="float" office:value="445350" calcext:value-type="float">
            <text:p>445,3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2];&quot;,&quot;;[.E22];&quot;,&quot;;[.F22];&quot;,&quot;;[.G22];&quot;,&quot;;[.H22];&quot;,&quot;;[.I22];&quot;,&quot;;[.J22];&quot;,&quot;;[.K22];&quot;,&quot;;[.L22];&quot;,&quot;;[.M22];&quot;,&quot;;[.N22];&quot;,&quot;;[.P22];&quot;,&quot;;[.Q22];&quot;,&quot;;[.S22];&quot;,&quot;;[.T22];&quot;,&quot;;[.U22];&quot;,&quot;;[.V22];&quot;,&quot;;[.W22];&quot;,&quot;;[.X2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,320035,101489,2459791,0,1046170,332937,304097,370023,1162757,462639,858486,6734,7425157,300949,267890,0,4453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,320035,101489,2459791,0,1046170,332937,304097,370023,1162757,462639,858486,6734,7425157,300949,267890,0,4453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ED LAKE PUBLIC SCHOOL DISTRICT</text:p>
          </table:table-cell>
          <table:table-cell office:value-type="float" office:value="38" calcext:value-type="float">
            <text:p>38</text:p>
          </table:table-cell>
          <table:table-cell table:formula="of:=VLOOKUP([.B23];[$Sheet2.A16:.C572];2)" office:value-type="float" office:value="18" calcext:value-type="float">
            <text:p>18</text:p>
          </table:table-cell>
          <table:table-cell office:value-type="float" office:value="1463" calcext:value-type="float">
            <text:p>1,463</text:p>
          </table:table-cell>
          <table:table-cell office:value-type="float" office:value="2106603" calcext:value-type="float">
            <text:p>2,106,603</text:p>
          </table:table-cell>
          <table:table-cell office:value-type="float" office:value="1597108" calcext:value-type="float">
            <text:p>1,597,108</text:p>
          </table:table-cell>
          <table:table-cell office:value-type="float" office:value="16415092" calcext:value-type="float">
            <text:p>16,415,092</text:p>
          </table:table-cell>
          <table:table-cell office:value-type="float" office:value="116748" calcext:value-type="float">
            <text:p>116,748</text:p>
          </table:table-cell>
          <table:table-cell office:value-type="float" office:value="6338637" calcext:value-type="float">
            <text:p>6,338,637</text:p>
          </table:table-cell>
          <table:table-cell office:value-type="float" office:value="644413" calcext:value-type="float">
            <text:p>644,413</text:p>
          </table:table-cell>
          <table:table-cell office:value-type="float" office:value="3118623" calcext:value-type="float">
            <text:p>3,118,623</text:p>
          </table:table-cell>
          <table:table-cell office:value-type="float" office:value="54030" calcext:value-type="float">
            <text:p>54,030</text:p>
          </table:table-cell>
          <table:table-cell office:value-type="float" office:value="5157390" calcext:value-type="float">
            <text:p>5,157,390</text:p>
          </table:table-cell>
          <table:table-cell office:value-type="float" office:value="1768729" calcext:value-type="float">
            <text:p>1,768,729</text:p>
          </table:table-cell>
          <table:table-cell office:value-type="float" office:value="37317377" calcext:value-type="float">
            <text:p>37,317,377</text:p>
          </table:table-cell>
          <table:table-cell office:value-type="float" office:value="2826408" calcext:value-type="float">
            <text:p>2,826,408</text:p>
          </table:table-cell>
          <table:table-cell office:value-type="float" office:value="854685" calcext:value-type="float">
            <text:p>854,685</text:p>
          </table:table-cell>
          <table:table-cell office:value-type="float" office:value="3681093" calcext:value-type="float">
            <text:p>3,681,093</text:p>
          </table:table-cell>
          <table:table-cell office:value-type="float" office:value="40998471" calcext:value-type="float">
            <text:p>40,998,471</text:p>
          </table:table-cell>
          <table:table-cell office:value-type="float" office:value="1483176" calcext:value-type="float">
            <text:p>1,483,176</text:p>
          </table:table-cell>
          <table:table-cell office:value-type="float" office:value="823901" calcext:value-type="float">
            <text:p>823,901</text:p>
          </table:table-cell>
          <table:table-cell office:value-type="float" office:value="0" calcext:value-type="float">
            <text:p>0</text:p>
          </table:table-cell>
          <table:table-cell office:value-type="float" office:value="9847" calcext:value-type="float">
            <text:p>9,847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3];&quot;,&quot;;[.E23];&quot;,&quot;;[.F23];&quot;,&quot;;[.G23];&quot;,&quot;;[.H23];&quot;,&quot;;[.I23];&quot;,&quot;;[.J23];&quot;,&quot;;[.K23];&quot;,&quot;;[.L23];&quot;,&quot;;[.M23];&quot;,&quot;;[.N23];&quot;,&quot;;[.P23];&quot;,&quot;;[.Q23];&quot;,&quot;;[.S23];&quot;,&quot;;[.T23];&quot;,&quot;;[.U23];&quot;,&quot;;[.V23];&quot;,&quot;;[.W23];&quot;,&quot;;[.X2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,2106603,1597108,16415092,116748,6338637,644413,3118623,54030,5157390,1768729,2826408,854685,40998471,1483176,823901,0,9847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,2106603,1597108,16415092,116748,6338637,644413,3118623,54030,5157390,1768729,2826408,854685,40998471,1483176,823901,0,9847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AUK RAPIDS-RICE PUBLIC SCHOOLS</text:p>
          </table:table-cell>
          <table:table-cell office:value-type="float" office:value="47" calcext:value-type="float">
            <text:p>47</text:p>
          </table:table-cell>
          <table:table-cell table:formula="of:=VLOOKUP([.B24];[$Sheet2.A17:.C573];2)" office:value-type="float" office:value="19" calcext:value-type="float">
            <text:p>19</text:p>
          </table:table-cell>
          <table:table-cell office:value-type="float" office:value="4284" calcext:value-type="float">
            <text:p>4,284</text:p>
          </table:table-cell>
          <table:table-cell office:value-type="float" office:value="2518901" calcext:value-type="float">
            <text:p>2,518,901</text:p>
          </table:table-cell>
          <table:table-cell office:value-type="float" office:value="1935996" calcext:value-type="float">
            <text:p>1,935,996</text:p>
          </table:table-cell>
          <table:table-cell office:value-type="float" office:value="21208494" calcext:value-type="float">
            <text:p>21,208,494</text:p>
          </table:table-cell>
          <table:table-cell office:value-type="float" office:value="558069" calcext:value-type="float">
            <text:p>558,069</text:p>
          </table:table-cell>
          <table:table-cell office:value-type="float" office:value="13357639" calcext:value-type="float">
            <text:p>13,357,639</text:p>
          </table:table-cell>
          <table:table-cell office:value-type="float" office:value="2087938" calcext:value-type="float">
            <text:p>2,087,938</text:p>
          </table:table-cell>
          <table:table-cell office:value-type="float" office:value="3248491" calcext:value-type="float">
            <text:p>3,248,491</text:p>
          </table:table-cell>
          <table:table-cell office:value-type="float" office:value="2458445" calcext:value-type="float">
            <text:p>2,458,445</text:p>
          </table:table-cell>
          <table:table-cell office:value-type="float" office:value="4866995" calcext:value-type="float">
            <text:p>4,866,995</text:p>
          </table:table-cell>
          <table:table-cell office:value-type="float" office:value="2742155" calcext:value-type="float">
            <text:p>2,742,155</text:p>
          </table:table-cell>
          <table:table-cell office:value-type="float" office:value="54983122" calcext:value-type="float">
            <text:p>54,983,122</text:p>
          </table:table-cell>
          <table:table-cell office:value-type="float" office:value="3066275" calcext:value-type="float">
            <text:p>3,066,275</text:p>
          </table:table-cell>
          <table:table-cell office:value-type="float" office:value="537810" calcext:value-type="float">
            <text:p>537,810</text:p>
          </table:table-cell>
          <table:table-cell office:value-type="float" office:value="3604085" calcext:value-type="float">
            <text:p>3,604,085</text:p>
          </table:table-cell>
          <table:table-cell office:value-type="float" office:value="58587207" calcext:value-type="float">
            <text:p>58,587,207</text:p>
          </table:table-cell>
          <table:table-cell office:value-type="float" office:value="2613658" calcext:value-type="float">
            <text:p>2,613,658</text:p>
          </table:table-cell>
          <table:table-cell office:value-type="float" office:value="1715709" calcext:value-type="float">
            <text:p>1,715,709</text:p>
          </table:table-cell>
          <table:table-cell office:value-type="float" office:value="21899714" calcext:value-type="float">
            <text:p>21,899,714</text:p>
          </table:table-cell>
          <table:table-cell office:value-type="float" office:value="6410456" calcext:value-type="float">
            <text:p>6,410,45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4];&quot;,&quot;;[.E24];&quot;,&quot;;[.F24];&quot;,&quot;;[.G24];&quot;,&quot;;[.H24];&quot;,&quot;;[.I24];&quot;,&quot;;[.J24];&quot;,&quot;;[.K24];&quot;,&quot;;[.L24];&quot;,&quot;;[.M24];&quot;,&quot;;[.N24];&quot;,&quot;;[.P24];&quot;,&quot;;[.Q24];&quot;,&quot;;[.S24];&quot;,&quot;;[.T24];&quot;,&quot;;[.U24];&quot;,&quot;;[.V24];&quot;,&quot;;[.W24];&quot;,&quot;;[.X2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,2518901,1935996,21208494,558069,13357639,2087938,3248491,2458445,4866995,2742155,3066275,537810,58587207,2613658,1715709,21899714,641045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,2518901,1935996,21208494,558069,13357639,2087938,3248491,2458445,4866995,2742155,3066275,537810,58587207,2613658,1715709,21899714,641045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OLEY PUBLIC SCHOOL DISTRICT</text:p>
          </table:table-cell>
          <table:table-cell office:value-type="float" office:value="51" calcext:value-type="float">
            <text:p>51</text:p>
          </table:table-cell>
          <table:table-cell table:formula="of:=VLOOKUP([.B25];[$Sheet2.A18:.C574];2)" office:value-type="float" office:value="20" calcext:value-type="float">
            <text:p>20</text:p>
          </table:table-cell>
          <table:table-cell office:value-type="float" office:value="1922" calcext:value-type="float">
            <text:p>1,922</text:p>
          </table:table-cell>
          <table:table-cell office:value-type="float" office:value="858302" calcext:value-type="float">
            <text:p>858,302</text:p>
          </table:table-cell>
          <table:table-cell office:value-type="float" office:value="982404" calcext:value-type="float">
            <text:p>982,404</text:p>
          </table:table-cell>
          <table:table-cell office:value-type="float" office:value="9568143" calcext:value-type="float">
            <text:p>9,568,143</text:p>
          </table:table-cell>
          <table:table-cell office:value-type="float" office:value="263722" calcext:value-type="float">
            <text:p>263,722</text:p>
          </table:table-cell>
          <table:table-cell office:value-type="float" office:value="4384217" calcext:value-type="float">
            <text:p>4,384,217</text:p>
          </table:table-cell>
          <table:table-cell office:value-type="float" office:value="1107156" calcext:value-type="float">
            <text:p>1,107,156</text:p>
          </table:table-cell>
          <table:table-cell office:value-type="float" office:value="1719079" calcext:value-type="float">
            <text:p>1,719,079</text:p>
          </table:table-cell>
          <table:table-cell office:value-type="float" office:value="745564" calcext:value-type="float">
            <text:p>745,564</text:p>
          </table:table-cell>
          <table:table-cell office:value-type="float" office:value="2034357" calcext:value-type="float">
            <text:p>2,034,357</text:p>
          </table:table-cell>
          <table:table-cell office:value-type="float" office:value="1116673" calcext:value-type="float">
            <text:p>1,116,673</text:p>
          </table:table-cell>
          <table:table-cell office:value-type="float" office:value="22779616" calcext:value-type="float">
            <text:p>22,779,616</text:p>
          </table:table-cell>
          <table:table-cell office:value-type="float" office:value="438828" calcext:value-type="float">
            <text:p>438,828</text:p>
          </table:table-cell>
          <table:table-cell office:value-type="float" office:value="497380" calcext:value-type="float">
            <text:p>497,380</text:p>
          </table:table-cell>
          <table:table-cell office:value-type="float" office:value="936208" calcext:value-type="float">
            <text:p>936,208</text:p>
          </table:table-cell>
          <table:table-cell office:value-type="float" office:value="23715824" calcext:value-type="float">
            <text:p>23,715,824</text:p>
          </table:table-cell>
          <table:table-cell office:value-type="float" office:value="1721148" calcext:value-type="float">
            <text:p>1,721,148</text:p>
          </table:table-cell>
          <table:table-cell office:value-type="float" office:value="912816" calcext:value-type="float">
            <text:p>912,816</text:p>
          </table:table-cell>
          <table:table-cell office:value-type="float" office:value="220312" calcext:value-type="float">
            <text:p>220,312</text:p>
          </table:table-cell>
          <table:table-cell office:value-type="float" office:value="1616088" calcext:value-type="float">
            <text:p>1,616,08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5];&quot;,&quot;;[.E25];&quot;,&quot;;[.F25];&quot;,&quot;;[.G25];&quot;,&quot;;[.H25];&quot;,&quot;;[.I25];&quot;,&quot;;[.J25];&quot;,&quot;;[.K25];&quot;,&quot;;[.L25];&quot;,&quot;;[.M25];&quot;,&quot;;[.N25];&quot;,&quot;;[.P25];&quot;,&quot;;[.Q25];&quot;,&quot;;[.S25];&quot;,&quot;;[.T25];&quot;,&quot;;[.U25];&quot;,&quot;;[.V25];&quot;,&quot;;[.W25];&quot;,&quot;;[.X2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,858302,982404,9568143,263722,4384217,1107156,1719079,745564,2034357,1116673,438828,497380,23715824,1721148,912816,220312,161608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,858302,982404,9568143,263722,4384217,1107156,1719079,745564,2034357,1116673,438828,497380,23715824,1721148,912816,220312,161608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CLAIR PUBLIC SCHOOL DISTRICT</text:p>
          </table:table-cell>
          <table:table-cell office:value-type="float" office:value="75" calcext:value-type="float">
            <text:p>75</text:p>
          </table:table-cell>
          <table:table-cell table:formula="of:=VLOOKUP([.B26];[$Sheet2.A19:.C575];2)" office:value-type="float" office:value="21" calcext:value-type="float">
            <text:p>21</text:p>
          </table:table-cell>
          <table:table-cell office:value-type="float" office:value="761" calcext:value-type="float">
            <text:p>761</text:p>
          </table:table-cell>
          <table:table-cell office:value-type="float" office:value="660653" calcext:value-type="float">
            <text:p>660,653</text:p>
          </table:table-cell>
          <table:table-cell office:value-type="float" office:value="403270" calcext:value-type="float">
            <text:p>403,270</text:p>
          </table:table-cell>
          <table:table-cell office:value-type="float" office:value="3350787" calcext:value-type="float">
            <text:p>3,350,787</text:p>
          </table:table-cell>
          <table:table-cell office:value-type="float" office:value="46845" calcext:value-type="float">
            <text:p>46,845</text:p>
          </table:table-cell>
          <table:table-cell office:value-type="float" office:value="1014099" calcext:value-type="float">
            <text:p>1,014,099</text:p>
          </table:table-cell>
          <table:table-cell office:value-type="float" office:value="502666" calcext:value-type="float">
            <text:p>502,666</text:p>
          </table:table-cell>
          <table:table-cell office:value-type="float" office:value="191447" calcext:value-type="float">
            <text:p>191,447</text:p>
          </table:table-cell>
          <table:table-cell office:value-type="float" office:value="184224" calcext:value-type="float">
            <text:p>184,224</text:p>
          </table:table-cell>
          <table:table-cell office:value-type="float" office:value="811929" calcext:value-type="float">
            <text:p>811,929</text:p>
          </table:table-cell>
          <table:table-cell office:value-type="float" office:value="576189" calcext:value-type="float">
            <text:p>576,189</text:p>
          </table:table-cell>
          <table:table-cell office:value-type="float" office:value="7742111" calcext:value-type="float">
            <text:p>7,742,111</text:p>
          </table:table-cell>
          <table:table-cell office:value-type="float" office:value="383200" calcext:value-type="float">
            <text:p>383,200</text:p>
          </table:table-cell>
          <table:table-cell office:value-type="float" office:value="96152" calcext:value-type="float">
            <text:p>96,152</text:p>
          </table:table-cell>
          <table:table-cell office:value-type="float" office:value="479353" calcext:value-type="float">
            <text:p>479,353</text:p>
          </table:table-cell>
          <table:table-cell office:value-type="float" office:value="8221464" calcext:value-type="float">
            <text:p>8,221,464</text:p>
          </table:table-cell>
          <table:table-cell office:value-type="float" office:value="526757" calcext:value-type="float">
            <text:p>526,757</text:p>
          </table:table-cell>
          <table:table-cell office:value-type="float" office:value="279965" calcext:value-type="float">
            <text:p>279,965</text:p>
          </table:table-cell>
          <table:table-cell office:value-type="float" office:value="867503" calcext:value-type="float">
            <text:p>867,503</text:p>
          </table:table-cell>
          <table:table-cell office:value-type="float" office:value="742350" calcext:value-type="float">
            <text:p>742,3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6];&quot;,&quot;;[.E26];&quot;,&quot;;[.F26];&quot;,&quot;;[.G26];&quot;,&quot;;[.H26];&quot;,&quot;;[.I26];&quot;,&quot;;[.J26];&quot;,&quot;;[.K26];&quot;,&quot;;[.L26];&quot;,&quot;;[.M26];&quot;,&quot;;[.N26];&quot;,&quot;;[.P26];&quot;,&quot;;[.Q26];&quot;,&quot;;[.S26];&quot;,&quot;;[.T26];&quot;,&quot;;[.U26];&quot;,&quot;;[.V26];&quot;,&quot;;[.W26];&quot;,&quot;;[.X2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,660653,403270,3350787,46845,1014099,502666,191447,184224,811929,576189,383200,96152,8221464,526757,279965,867503,7423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,660653,403270,3350787,46845,1014099,502666,191447,184224,811929,576189,383200,96152,8221464,526757,279965,867503,7423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NKATO PUBLIC SCHOOL DISTRICT</text:p>
          </table:table-cell>
          <table:table-cell office:value-type="float" office:value="77" calcext:value-type="float">
            <text:p>77</text:p>
          </table:table-cell>
          <table:table-cell table:formula="of:=VLOOKUP([.B27];[$Sheet2.A20:.C576];2)" office:value-type="float" office:value="22" calcext:value-type="float">
            <text:p>22</text:p>
          </table:table-cell>
          <table:table-cell office:value-type="float" office:value="8568" calcext:value-type="float">
            <text:p>8,568</text:p>
          </table:table-cell>
          <table:table-cell office:value-type="float" office:value="2866645" calcext:value-type="float">
            <text:p>2,866,645</text:p>
          </table:table-cell>
          <table:table-cell office:value-type="float" office:value="4490269" calcext:value-type="float">
            <text:p>4,490,269</text:p>
          </table:table-cell>
          <table:table-cell office:value-type="float" office:value="48661208" calcext:value-type="float">
            <text:p>48,661,208</text:p>
          </table:table-cell>
          <table:table-cell office:value-type="float" office:value="2151225" calcext:value-type="float">
            <text:p>2,151,225</text:p>
          </table:table-cell>
          <table:table-cell office:value-type="float" office:value="23788080" calcext:value-type="float">
            <text:p>23,788,080</text:p>
          </table:table-cell>
          <table:table-cell office:value-type="float" office:value="3128509" calcext:value-type="float">
            <text:p>3,128,509</text:p>
          </table:table-cell>
          <table:table-cell office:value-type="float" office:value="5061260" calcext:value-type="float">
            <text:p>5,061,260</text:p>
          </table:table-cell>
          <table:table-cell office:value-type="float" office:value="5346952" calcext:value-type="float">
            <text:p>5,346,952</text:p>
          </table:table-cell>
          <table:table-cell office:value-type="float" office:value="8387347" calcext:value-type="float">
            <text:p>8,387,347</text:p>
          </table:table-cell>
          <table:table-cell office:value-type="float" office:value="4993453" calcext:value-type="float">
            <text:p>4,993,453</text:p>
          </table:table-cell>
          <table:table-cell office:value-type="float" office:value="108874948" calcext:value-type="float">
            <text:p>108,874,948</text:p>
          </table:table-cell>
          <table:table-cell office:value-type="float" office:value="5251851" calcext:value-type="float">
            <text:p>5,251,851</text:p>
          </table:table-cell>
          <table:table-cell office:value-type="float" office:value="371237" calcext:value-type="float">
            <text:p>371,237</text:p>
          </table:table-cell>
          <table:table-cell office:value-type="float" office:value="5623088" calcext:value-type="float">
            <text:p>5,623,088</text:p>
          </table:table-cell>
          <table:table-cell office:value-type="float" office:value="114498036" calcext:value-type="float">
            <text:p>114,498,036</text:p>
          </table:table-cell>
          <table:table-cell office:value-type="float" office:value="5195969" calcext:value-type="float">
            <text:p>5,195,969</text:p>
          </table:table-cell>
          <table:table-cell office:value-type="float" office:value="6204297" calcext:value-type="float">
            <text:p>6,204,297</text:p>
          </table:table-cell>
          <table:table-cell office:value-type="float" office:value="19014142" calcext:value-type="float">
            <text:p>19,014,142</text:p>
          </table:table-cell>
          <table:table-cell office:value-type="float" office:value="8817704" calcext:value-type="float">
            <text:p>8,817,704</text:p>
          </table:table-cell>
          <table:table-cell office:value-type="float" office:value="827530" calcext:value-type="float">
            <text:p>827,530</text:p>
          </table:table-cell>
          <table:table-cell/>
          <table:table-cell table:formula="of:=CONCATENATE([.$Z$3];[.$Y$3];[.C27];&quot;,&quot;;[.E27];&quot;,&quot;;[.F27];&quot;,&quot;;[.G27];&quot;,&quot;;[.H27];&quot;,&quot;;[.I27];&quot;,&quot;;[.J27];&quot;,&quot;;[.K27];&quot;,&quot;;[.L27];&quot;,&quot;;[.M27];&quot;,&quot;;[.N27];&quot;,&quot;;[.P27];&quot;,&quot;;[.Q27];&quot;,&quot;;[.S27];&quot;,&quot;;[.T27];&quot;,&quot;;[.U27];&quot;,&quot;;[.V27];&quot;,&quot;;[.W27];&quot;,&quot;;[.X2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,2866645,4490269,48661208,2151225,23788080,3128509,5061260,5346952,8387347,4993453,5251851,371237,114498036,5195969,6204297,19014142,8817704,82753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,2866645,4490269,48661208,2151225,23788080,3128509,5061260,5346952,8387347,4993453,5251851,371237,114498036,5195969,6204297,19014142,8817704,82753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MFREY PUBLIC SCHOOL DISTRICT</text:p>
          </table:table-cell>
          <table:table-cell office:value-type="float" office:value="81" calcext:value-type="float">
            <text:p>81</text:p>
          </table:table-cell>
          <table:table-cell table:formula="of:=VLOOKUP([.B28];[$Sheet2.A21:.C577];2)"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63466" calcext:value-type="float">
            <text:p>263,466</text:p>
          </table:table-cell>
          <table:table-cell office:value-type="float" office:value="0" calcext:value-type="float">
            <text:p>0</text:p>
          </table:table-cell>
          <table:table-cell office:value-type="float" office:value="998137" calcext:value-type="float">
            <text:p>998,137</text:p>
          </table:table-cell>
          <table:table-cell office:value-type="float" office:value="28824" calcext:value-type="float">
            <text:p>28,824</text:p>
          </table:table-cell>
          <table:table-cell office:value-type="float" office:value="353693" calcext:value-type="float">
            <text:p>353,693</text:p>
          </table:table-cell>
          <table:table-cell office:value-type="float" office:value="112077" calcext:value-type="float">
            <text:p>112,077</text:p>
          </table:table-cell>
          <table:table-cell office:value-type="float" office:value="24951" calcext:value-type="float">
            <text:p>24,951</text:p>
          </table:table-cell>
          <table:table-cell office:value-type="float" office:value="46851" calcext:value-type="float">
            <text:p>46,851</text:p>
          </table:table-cell>
          <table:table-cell office:value-type="float" office:value="202940" calcext:value-type="float">
            <text:p>202,940</text:p>
          </table:table-cell>
          <table:table-cell office:value-type="float" office:value="101100" calcext:value-type="float">
            <text:p>101,100</text:p>
          </table:table-cell>
          <table:table-cell office:value-type="float" office:value="2132040" calcext:value-type="float">
            <text:p>2,132,040</text:p>
          </table:table-cell>
          <table:table-cell office:value-type="float" office:value="61240" calcext:value-type="float">
            <text:p>61,240</text:p>
          </table:table-cell>
          <table:table-cell office:value-type="float" office:value="68431" calcext:value-type="float">
            <text:p>68,431</text:p>
          </table:table-cell>
          <table:table-cell office:value-type="float" office:value="129671" calcext:value-type="float">
            <text:p>129,671</text:p>
          </table:table-cell>
          <table:table-cell office:value-type="float" office:value="2261711" calcext:value-type="float">
            <text:p>2,261,711</text:p>
          </table:table-cell>
          <table:table-cell office:value-type="float" office:value="124054" calcext:value-type="float">
            <text:p>124,054</text:p>
          </table:table-cell>
          <table:table-cell office:value-type="float" office:value="127210" calcext:value-type="float">
            <text:p>127,2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28];&quot;,&quot;;[.E28];&quot;,&quot;;[.F28];&quot;,&quot;;[.G28];&quot;,&quot;;[.H28];&quot;,&quot;;[.I28];&quot;,&quot;;[.J28];&quot;,&quot;;[.K28];&quot;,&quot;;[.L28];&quot;,&quot;;[.M28];&quot;,&quot;;[.N28];&quot;,&quot;;[.P28];&quot;,&quot;;[.Q28];&quot;,&quot;;[.S28];&quot;,&quot;;[.T28];&quot;,&quot;;[.U28];&quot;,&quot;;[.V28];&quot;,&quot;;[.W28];&quot;,&quot;;[.X2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,263466,0,998137,28824,353693,112077,24951,46851,202940,101100,61240,68431,2261711,124054,12721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,263466,0,998137,28824,353693,112077,24951,46851,202940,101100,61240,68431,2261711,124054,12721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LEEPY EYE PUBLIC SCHOOL DISTRICT</text:p>
          </table:table-cell>
          <table:table-cell office:value-type="float" office:value="84" calcext:value-type="float">
            <text:p>84</text:p>
          </table:table-cell>
          <table:table-cell table:formula="of:=VLOOKUP([.B29];[$Sheet2.A22:.C578];2)" office:value-type="float" office:value="24" calcext:value-type="float">
            <text:p>24</text:p>
          </table:table-cell>
          <table:table-cell office:value-type="float" office:value="584" calcext:value-type="float">
            <text:p>584</text:p>
          </table:table-cell>
          <table:table-cell office:value-type="float" office:value="475954" calcext:value-type="float">
            <text:p>475,954</text:p>
          </table:table-cell>
          <table:table-cell office:value-type="float" office:value="270474" calcext:value-type="float">
            <text:p>270,474</text:p>
          </table:table-cell>
          <table:table-cell office:value-type="float" office:value="3385142" calcext:value-type="float">
            <text:p>3,385,142</text:p>
          </table:table-cell>
          <table:table-cell office:value-type="float" office:value="228187" calcext:value-type="float">
            <text:p>228,187</text:p>
          </table:table-cell>
          <table:table-cell office:value-type="float" office:value="1036686" calcext:value-type="float">
            <text:p>1,036,686</text:p>
          </table:table-cell>
          <table:table-cell office:value-type="float" office:value="475644" calcext:value-type="float">
            <text:p>475,644</text:p>
          </table:table-cell>
          <table:table-cell office:value-type="float" office:value="306420" calcext:value-type="float">
            <text:p>306,420</text:p>
          </table:table-cell>
          <table:table-cell office:value-type="float" office:value="252479" calcext:value-type="float">
            <text:p>252,479</text:p>
          </table:table-cell>
          <table:table-cell office:value-type="float" office:value="602343" calcext:value-type="float">
            <text:p>602,343</text:p>
          </table:table-cell>
          <table:table-cell office:value-type="float" office:value="420903" calcext:value-type="float">
            <text:p>420,903</text:p>
          </table:table-cell>
          <table:table-cell office:value-type="float" office:value="7454233" calcext:value-type="float">
            <text:p>7,454,233</text:p>
          </table:table-cell>
          <table:table-cell office:value-type="float" office:value="209055" calcext:value-type="float">
            <text:p>209,055</text:p>
          </table:table-cell>
          <table:table-cell office:value-type="float" office:value="158711" calcext:value-type="float">
            <text:p>158,711</text:p>
          </table:table-cell>
          <table:table-cell office:value-type="float" office:value="367766" calcext:value-type="float">
            <text:p>367,766</text:p>
          </table:table-cell>
          <table:table-cell office:value-type="float" office:value="7821999" calcext:value-type="float">
            <text:p>7,821,999</text:p>
          </table:table-cell>
          <table:table-cell office:value-type="float" office:value="624610" calcext:value-type="float">
            <text:p>624,610</text:p>
          </table:table-cell>
          <table:table-cell office:value-type="float" office:value="312108" calcext:value-type="float">
            <text:p>312,108</text:p>
          </table:table-cell>
          <table:table-cell office:value-type="float" office:value="0" calcext:value-type="float">
            <text:p>0</text:p>
          </table:table-cell>
          <table:table-cell office:value-type="float" office:value="248903" calcext:value-type="float">
            <text:p>248,90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9];&quot;,&quot;;[.E29];&quot;,&quot;;[.F29];&quot;,&quot;;[.G29];&quot;,&quot;;[.H29];&quot;,&quot;;[.I29];&quot;,&quot;;[.J29];&quot;,&quot;;[.K29];&quot;,&quot;;[.L29];&quot;,&quot;;[.M29];&quot;,&quot;;[.N29];&quot;,&quot;;[.P29];&quot;,&quot;;[.Q29];&quot;,&quot;;[.S29];&quot;,&quot;;[.T29];&quot;,&quot;;[.U29];&quot;,&quot;;[.V29];&quot;,&quot;;[.W29];&quot;,&quot;;[.X2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,475954,270474,3385142,228187,1036686,475644,306420,252479,602343,420903,209055,158711,7821999,624610,312108,0,24890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,475954,270474,3385142,228187,1036686,475644,306420,252479,602343,420903,209055,158711,7821999,624610,312108,0,24890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PRINGFIELD PUBLIC SCHOOL DISTRICT</text:p>
          </table:table-cell>
          <table:table-cell office:value-type="float" office:value="85" calcext:value-type="float">
            <text:p>85</text:p>
          </table:table-cell>
          <table:table-cell table:formula="of:=VLOOKUP([.B30];[$Sheet2.A23:.C579];2)" office:value-type="float" office:value="25" calcext:value-type="float">
            <text:p>25</text:p>
          </table:table-cell>
          <table:table-cell office:value-type="float" office:value="574" calcext:value-type="float">
            <text:p>574</text:p>
          </table:table-cell>
          <table:table-cell office:value-type="float" office:value="458733" calcext:value-type="float">
            <text:p>458,733</text:p>
          </table:table-cell>
          <table:table-cell office:value-type="float" office:value="322706" calcext:value-type="float">
            <text:p>322,706</text:p>
          </table:table-cell>
          <table:table-cell office:value-type="float" office:value="2953537" calcext:value-type="float">
            <text:p>2,953,537</text:p>
          </table:table-cell>
          <table:table-cell office:value-type="float" office:value="215766" calcext:value-type="float">
            <text:p>215,766</text:p>
          </table:table-cell>
          <table:table-cell office:value-type="float" office:value="886486" calcext:value-type="float">
            <text:p>886,486</text:p>
          </table:table-cell>
          <table:table-cell office:value-type="float" office:value="445572" calcext:value-type="float">
            <text:p>445,572</text:p>
          </table:table-cell>
          <table:table-cell office:value-type="float" office:value="493527" calcext:value-type="float">
            <text:p>493,527</text:p>
          </table:table-cell>
          <table:table-cell office:value-type="float" office:value="171058" calcext:value-type="float">
            <text:p>171,058</text:p>
          </table:table-cell>
          <table:table-cell office:value-type="float" office:value="576670" calcext:value-type="float">
            <text:p>576,670</text:p>
          </table:table-cell>
          <table:table-cell office:value-type="float" office:value="478838" calcext:value-type="float">
            <text:p>478,838</text:p>
          </table:table-cell>
          <table:table-cell office:value-type="float" office:value="7002894" calcext:value-type="float">
            <text:p>7,002,894</text:p>
          </table:table-cell>
          <table:table-cell office:value-type="float" office:value="279358" calcext:value-type="float">
            <text:p>279,358</text:p>
          </table:table-cell>
          <table:table-cell office:value-type="float" office:value="88343" calcext:value-type="float">
            <text:p>88,343</text:p>
          </table:table-cell>
          <table:table-cell office:value-type="float" office:value="367702" calcext:value-type="float">
            <text:p>367,702</text:p>
          </table:table-cell>
          <table:table-cell office:value-type="float" office:value="7370596" calcext:value-type="float">
            <text:p>7,370,596</text:p>
          </table:table-cell>
          <table:table-cell office:value-type="float" office:value="715008" calcext:value-type="float">
            <text:p>715,008</text:p>
          </table:table-cell>
          <table:table-cell office:value-type="float" office:value="249974" calcext:value-type="float">
            <text:p>249,974</text:p>
          </table:table-cell>
          <table:table-cell office:value-type="float" office:value="5245949" calcext:value-type="float">
            <text:p>5,245,949</text:p>
          </table:table-cell>
          <table:table-cell office:value-type="float" office:value="354066" calcext:value-type="float">
            <text:p>354,06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0];&quot;,&quot;;[.E30];&quot;,&quot;;[.F30];&quot;,&quot;;[.G30];&quot;,&quot;;[.H30];&quot;,&quot;;[.I30];&quot;,&quot;;[.J30];&quot;,&quot;;[.K30];&quot;,&quot;;[.L30];&quot;,&quot;;[.M30];&quot;,&quot;;[.N30];&quot;,&quot;;[.P30];&quot;,&quot;;[.Q30];&quot;,&quot;;[.S30];&quot;,&quot;;[.T30];&quot;,&quot;;[.U30];&quot;,&quot;;[.V30];&quot;,&quot;;[.W30];&quot;,&quot;;[.X3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,458733,322706,2953537,215766,886486,445572,493527,171058,576670,478838,279358,88343,7370596,715008,249974,5245949,35406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,458733,322706,2953537,215766,886486,445572,493527,171058,576670,478838,279358,88343,7370596,715008,249974,5245949,35406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W ULM PUBLIC SCHOOL DISTRICT</text:p>
          </table:table-cell>
          <table:table-cell office:value-type="float" office:value="88" calcext:value-type="float">
            <text:p>88</text:p>
          </table:table-cell>
          <table:table-cell table:formula="of:=VLOOKUP([.B31];[$Sheet2.A24:.C580];2)" office:value-type="float" office:value="26" calcext:value-type="float">
            <text:p>26</text:p>
          </table:table-cell>
          <table:table-cell office:value-type="float" office:value="2175" calcext:value-type="float">
            <text:p>2,175</text:p>
          </table:table-cell>
          <table:table-cell office:value-type="float" office:value="1023304" calcext:value-type="float">
            <text:p>1,023,304</text:p>
          </table:table-cell>
          <table:table-cell office:value-type="float" office:value="1363253" calcext:value-type="float">
            <text:p>1,363,253</text:p>
          </table:table-cell>
          <table:table-cell office:value-type="float" office:value="11011830" calcext:value-type="float">
            <text:p>11,011,830</text:p>
          </table:table-cell>
          <table:table-cell office:value-type="float" office:value="843669" calcext:value-type="float">
            <text:p>843,669</text:p>
          </table:table-cell>
          <table:table-cell office:value-type="float" office:value="5615121" calcext:value-type="float">
            <text:p>5,615,121</text:p>
          </table:table-cell>
          <table:table-cell office:value-type="float" office:value="1044347" calcext:value-type="float">
            <text:p>1,044,347</text:p>
          </table:table-cell>
          <table:table-cell office:value-type="float" office:value="1252585" calcext:value-type="float">
            <text:p>1,252,585</text:p>
          </table:table-cell>
          <table:table-cell office:value-type="float" office:value="1398324" calcext:value-type="float">
            <text:p>1,398,324</text:p>
          </table:table-cell>
          <table:table-cell office:value-type="float" office:value="2293578" calcext:value-type="float">
            <text:p>2,293,578</text:p>
          </table:table-cell>
          <table:table-cell office:value-type="float" office:value="2254678" calcext:value-type="float">
            <text:p>2,254,678</text:p>
          </table:table-cell>
          <table:table-cell office:value-type="float" office:value="28100691" calcext:value-type="float">
            <text:p>28,100,691</text:p>
          </table:table-cell>
          <table:table-cell office:value-type="float" office:value="1637038" calcext:value-type="float">
            <text:p>1,637,038</text:p>
          </table:table-cell>
          <table:table-cell office:value-type="float" office:value="713350" calcext:value-type="float">
            <text:p>713,350</text:p>
          </table:table-cell>
          <table:table-cell office:value-type="float" office:value="2350388" calcext:value-type="float">
            <text:p>2,350,388</text:p>
          </table:table-cell>
          <table:table-cell office:value-type="float" office:value="30451078" calcext:value-type="float">
            <text:p>30,451,078</text:p>
          </table:table-cell>
          <table:table-cell office:value-type="float" office:value="1156377" calcext:value-type="float">
            <text:p>1,156,377</text:p>
          </table:table-cell>
          <table:table-cell office:value-type="float" office:value="1599871" calcext:value-type="float">
            <text:p>1,599,871</text:p>
          </table:table-cell>
          <table:table-cell office:value-type="float" office:value="0" calcext:value-type="float">
            <text:p>0</text:p>
          </table:table-cell>
          <table:table-cell office:value-type="float" office:value="3146585" calcext:value-type="float">
            <text:p>3,146,58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1];&quot;,&quot;;[.E31];&quot;,&quot;;[.F31];&quot;,&quot;;[.G31];&quot;,&quot;;[.H31];&quot;,&quot;;[.I31];&quot;,&quot;;[.J31];&quot;,&quot;;[.K31];&quot;,&quot;;[.L31];&quot;,&quot;;[.M31];&quot;,&quot;;[.N31];&quot;,&quot;;[.P31];&quot;,&quot;;[.Q31];&quot;,&quot;;[.S31];&quot;,&quot;;[.T31];&quot;,&quot;;[.U31];&quot;,&quot;;[.V31];&quot;,&quot;;[.W31];&quot;,&quot;;[.X3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,1023304,1363253,11011830,843669,5615121,1044347,1252585,1398324,2293578,2254678,1637038,713350,30451078,1156377,1599871,0,314658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,1023304,1363253,11011830,843669,5615121,1044347,1252585,1398324,2293578,2254678,1637038,713350,30451078,1156377,1599871,0,314658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ARNUM PUBLIC SCHOOL DISTRICT</text:p>
          </table:table-cell>
          <table:table-cell office:value-type="float" office:value="91" calcext:value-type="float">
            <text:p>91</text:p>
          </table:table-cell>
          <table:table-cell table:formula="of:=VLOOKUP([.B32];[$Sheet2.A25:.C581];2)" office:value-type="float" office:value="27" calcext:value-type="float">
            <text:p>27</text:p>
          </table:table-cell>
          <table:table-cell office:value-type="float" office:value="710" calcext:value-type="float">
            <text:p>710</text:p>
          </table:table-cell>
          <table:table-cell office:value-type="float" office:value="538660" calcext:value-type="float">
            <text:p>538,660</text:p>
          </table:table-cell>
          <table:table-cell office:value-type="float" office:value="464089" calcext:value-type="float">
            <text:p>464,089</text:p>
          </table:table-cell>
          <table:table-cell office:value-type="float" office:value="3394632" calcext:value-type="float">
            <text:p>3,394,632</text:p>
          </table:table-cell>
          <table:table-cell office:value-type="float" office:value="125508" calcext:value-type="float">
            <text:p>125,508</text:p>
          </table:table-cell>
          <table:table-cell office:value-type="float" office:value="1905540" calcext:value-type="float">
            <text:p>1,905,540</text:p>
          </table:table-cell>
          <table:table-cell office:value-type="float" office:value="435570" calcext:value-type="float">
            <text:p>435,570</text:p>
          </table:table-cell>
          <table:table-cell office:value-type="float" office:value="358962" calcext:value-type="float">
            <text:p>358,962</text:p>
          </table:table-cell>
          <table:table-cell office:value-type="float" office:value="156626" calcext:value-type="float">
            <text:p>156,626</text:p>
          </table:table-cell>
          <table:table-cell office:value-type="float" office:value="647098" calcext:value-type="float">
            <text:p>647,098</text:p>
          </table:table-cell>
          <table:table-cell office:value-type="float" office:value="548013" calcext:value-type="float">
            <text:p>548,013</text:p>
          </table:table-cell>
          <table:table-cell office:value-type="float" office:value="8574699" calcext:value-type="float">
            <text:p>8,574,699</text:p>
          </table:table-cell>
          <table:table-cell office:value-type="float" office:value="351249" calcext:value-type="float">
            <text:p>351,249</text:p>
          </table:table-cell>
          <table:table-cell office:value-type="float" office:value="293856" calcext:value-type="float">
            <text:p>293,856</text:p>
          </table:table-cell>
          <table:table-cell office:value-type="float" office:value="645106" calcext:value-type="float">
            <text:p>645,106</text:p>
          </table:table-cell>
          <table:table-cell office:value-type="float" office:value="9219804" calcext:value-type="float">
            <text:p>9,219,804</text:p>
          </table:table-cell>
          <table:table-cell office:value-type="float" office:value="407550" calcext:value-type="float">
            <text:p>407,550</text:p>
          </table:table-cell>
          <table:table-cell office:value-type="float" office:value="345777" calcext:value-type="float">
            <text:p>345,777</text:p>
          </table:table-cell>
          <table:table-cell office:value-type="float" office:value="0" calcext:value-type="float">
            <text:p>0</text:p>
          </table:table-cell>
          <table:table-cell office:value-type="float" office:value="298658" calcext:value-type="float">
            <text:p>298,65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2];&quot;,&quot;;[.E32];&quot;,&quot;;[.F32];&quot;,&quot;;[.G32];&quot;,&quot;;[.H32];&quot;,&quot;;[.I32];&quot;,&quot;;[.J32];&quot;,&quot;;[.K32];&quot;,&quot;;[.L32];&quot;,&quot;;[.M32];&quot;,&quot;;[.N32];&quot;,&quot;;[.P32];&quot;,&quot;;[.Q32];&quot;,&quot;;[.S32];&quot;,&quot;;[.T32];&quot;,&quot;;[.U32];&quot;,&quot;;[.V32];&quot;,&quot;;[.W32];&quot;,&quot;;[.X3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,538660,464089,3394632,125508,1905540,435570,358962,156626,647098,548013,351249,293856,9219804,407550,345777,0,29865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,538660,464089,3394632,125508,1905540,435570,358962,156626,647098,548013,351249,293856,9219804,407550,345777,0,29865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ARLTON PUBLIC SCHOOL DISTRICT</text:p>
          </table:table-cell>
          <table:table-cell office:value-type="float" office:value="93" calcext:value-type="float">
            <text:p>93</text:p>
          </table:table-cell>
          <table:table-cell table:formula="of:=VLOOKUP([.B33];[$Sheet2.A26:.C582];2)"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554309" calcext:value-type="float">
            <text:p>554,309</text:p>
          </table:table-cell>
          <table:table-cell office:value-type="float" office:value="276130" calcext:value-type="float">
            <text:p>276,130</text:p>
          </table:table-cell>
          <table:table-cell office:value-type="float" office:value="2279584" calcext:value-type="float">
            <text:p>2,279,584</text:p>
          </table:table-cell>
          <table:table-cell office:value-type="float" office:value="54484" calcext:value-type="float">
            <text:p>54,484</text:p>
          </table:table-cell>
          <table:table-cell office:value-type="float" office:value="1232533" calcext:value-type="float">
            <text:p>1,232,533</text:p>
          </table:table-cell>
          <table:table-cell office:value-type="float" office:value="151208" calcext:value-type="float">
            <text:p>151,208</text:p>
          </table:table-cell>
          <table:table-cell office:value-type="float" office:value="313686" calcext:value-type="float">
            <text:p>313,686</text:p>
          </table:table-cell>
          <table:table-cell office:value-type="float" office:value="131894" calcext:value-type="float">
            <text:p>131,894</text:p>
          </table:table-cell>
          <table:table-cell office:value-type="float" office:value="576852" calcext:value-type="float">
            <text:p>576,852</text:p>
          </table:table-cell>
          <table:table-cell office:value-type="float" office:value="396968" calcext:value-type="float">
            <text:p>396,968</text:p>
          </table:table-cell>
          <table:table-cell office:value-type="float" office:value="5967648" calcext:value-type="float">
            <text:p>5,967,648</text:p>
          </table:table-cell>
          <table:table-cell office:value-type="float" office:value="41165" calcext:value-type="float">
            <text:p>41,165</text:p>
          </table:table-cell>
          <table:table-cell office:value-type="float" office:value="105265" calcext:value-type="float">
            <text:p>105,265</text:p>
          </table:table-cell>
          <table:table-cell office:value-type="float" office:value="146431" calcext:value-type="float">
            <text:p>146,431</text:p>
          </table:table-cell>
          <table:table-cell office:value-type="float" office:value="6114078" calcext:value-type="float">
            <text:p>6,114,078</text:p>
          </table:table-cell>
          <table:table-cell office:value-type="float" office:value="226451" calcext:value-type="float">
            <text:p>226,451</text:p>
          </table:table-cell>
          <table:table-cell office:value-type="float" office:value="219859" calcext:value-type="float">
            <text:p>219,859</text:p>
          </table:table-cell>
          <table:table-cell office:value-type="float" office:value="0" calcext:value-type="float">
            <text:p>0</text:p>
          </table:table-cell>
          <table:table-cell office:value-type="float" office:value="675350" calcext:value-type="float">
            <text:p>675,3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3];&quot;,&quot;;[.E33];&quot;,&quot;;[.F33];&quot;,&quot;;[.G33];&quot;,&quot;;[.H33];&quot;,&quot;;[.I33];&quot;,&quot;;[.J33];&quot;,&quot;;[.K33];&quot;,&quot;;[.L33];&quot;,&quot;;[.M33];&quot;,&quot;;[.N33];&quot;,&quot;;[.P33];&quot;,&quot;;[.Q33];&quot;,&quot;;[.S33];&quot;,&quot;;[.T33];&quot;,&quot;;[.U33];&quot;,&quot;;[.V33];&quot;,&quot;;[.W33];&quot;,&quot;;[.X3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,554309,276130,2279584,54484,1232533,151208,313686,131894,576852,396968,41165,105265,6114078,226451,219859,0,6753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,554309,276130,2279584,54484,1232533,151208,313686,131894,576852,396968,41165,105265,6114078,226451,219859,0,6753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LOQUET PUBLIC SCHOOL DISTRICT</text:p>
          </table:table-cell>
          <table:table-cell office:value-type="float" office:value="94" calcext:value-type="float">
            <text:p>94</text:p>
          </table:table-cell>
          <table:table-cell table:formula="of:=VLOOKUP([.B34];[$Sheet2.A27:.C583];2)" office:value-type="float" office:value="29" calcext:value-type="float">
            <text:p>29</text:p>
          </table:table-cell>
          <table:table-cell office:value-type="float" office:value="2791" calcext:value-type="float">
            <text:p>2,791</text:p>
          </table:table-cell>
          <table:table-cell office:value-type="float" office:value="1259784" calcext:value-type="float">
            <text:p>1,259,784</text:p>
          </table:table-cell>
          <table:table-cell office:value-type="float" office:value="1355378" calcext:value-type="float">
            <text:p>1,355,378</text:p>
          </table:table-cell>
          <table:table-cell office:value-type="float" office:value="17687660" calcext:value-type="float">
            <text:p>17,687,660</text:p>
          </table:table-cell>
          <table:table-cell office:value-type="float" office:value="485575" calcext:value-type="float">
            <text:p>485,575</text:p>
          </table:table-cell>
          <table:table-cell office:value-type="float" office:value="6696707" calcext:value-type="float">
            <text:p>6,696,707</text:p>
          </table:table-cell>
          <table:table-cell office:value-type="float" office:value="1185888" calcext:value-type="float">
            <text:p>1,185,888</text:p>
          </table:table-cell>
          <table:table-cell office:value-type="float" office:value="1873919" calcext:value-type="float">
            <text:p>1,873,919</text:p>
          </table:table-cell>
          <table:table-cell office:value-type="float" office:value="993763" calcext:value-type="float">
            <text:p>993,763</text:p>
          </table:table-cell>
          <table:table-cell office:value-type="float" office:value="2829414" calcext:value-type="float">
            <text:p>2,829,414</text:p>
          </table:table-cell>
          <table:table-cell office:value-type="float" office:value="1487999" calcext:value-type="float">
            <text:p>1,487,999</text:p>
          </table:table-cell>
          <table:table-cell office:value-type="float" office:value="35856087" calcext:value-type="float">
            <text:p>35,856,087</text:p>
          </table:table-cell>
          <table:table-cell office:value-type="float" office:value="1398169" calcext:value-type="float">
            <text:p>1,398,169</text:p>
          </table:table-cell>
          <table:table-cell office:value-type="float" office:value="101053" calcext:value-type="float">
            <text:p>101,053</text:p>
          </table:table-cell>
          <table:table-cell office:value-type="float" office:value="1499222" calcext:value-type="float">
            <text:p>1,499,222</text:p>
          </table:table-cell>
          <table:table-cell office:value-type="float" office:value="37355308" calcext:value-type="float">
            <text:p>37,355,308</text:p>
          </table:table-cell>
          <table:table-cell office:value-type="float" office:value="1272325" calcext:value-type="float">
            <text:p>1,272,325</text:p>
          </table:table-cell>
          <table:table-cell office:value-type="float" office:value="1943065" calcext:value-type="float">
            <text:p>1,943,065</text:p>
          </table:table-cell>
          <table:table-cell office:value-type="float" office:value="1593335" calcext:value-type="float">
            <text:p>1,593,335</text:p>
          </table:table-cell>
          <table:table-cell office:value-type="float" office:value="5148024" calcext:value-type="float">
            <text:p>5,148,024</text:p>
          </table:table-cell>
          <table:table-cell office:value-type="float" office:value="460706" calcext:value-type="float">
            <text:p>460,706</text:p>
          </table:table-cell>
          <table:table-cell/>
          <table:table-cell table:formula="of:=CONCATENATE([.$Z$3];[.$Y$3];[.C34];&quot;,&quot;;[.E34];&quot;,&quot;;[.F34];&quot;,&quot;;[.G34];&quot;,&quot;;[.H34];&quot;,&quot;;[.I34];&quot;,&quot;;[.J34];&quot;,&quot;;[.K34];&quot;,&quot;;[.L34];&quot;,&quot;;[.M34];&quot;,&quot;;[.N34];&quot;,&quot;;[.P34];&quot;,&quot;;[.Q34];&quot;,&quot;;[.S34];&quot;,&quot;;[.T34];&quot;,&quot;;[.U34];&quot;,&quot;;[.V34];&quot;,&quot;;[.W34];&quot;,&quot;;[.X3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,1259784,1355378,17687660,485575,6696707,1185888,1873919,993763,2829414,1487999,1398169,101053,37355308,1272325,1943065,1593335,5148024,460706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,1259784,1355378,17687660,485575,6696707,1185888,1873919,993763,2829414,1487999,1398169,101053,37355308,1272325,1943065,1593335,5148024,460706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ROMWELL-WRIGHT PUBLIC SCHOOLS</text:p>
          </table:table-cell>
          <table:table-cell office:value-type="float" office:value="95" calcext:value-type="float">
            <text:p>95</text:p>
          </table:table-cell>
          <table:table-cell table:formula="of:=VLOOKUP([.B35];[$Sheet2.A28:.C584];2)"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388214" calcext:value-type="float">
            <text:p>388,214</text:p>
          </table:table-cell>
          <table:table-cell office:value-type="float" office:value="65764" calcext:value-type="float">
            <text:p>65,764</text:p>
          </table:table-cell>
          <table:table-cell office:value-type="float" office:value="1764995" calcext:value-type="float">
            <text:p>1,764,995</text:p>
          </table:table-cell>
          <table:table-cell office:value-type="float" office:value="104421" calcext:value-type="float">
            <text:p>104,421</text:p>
          </table:table-cell>
          <table:table-cell office:value-type="float" office:value="638681" calcext:value-type="float">
            <text:p>638,681</text:p>
          </table:table-cell>
          <table:table-cell office:value-type="float" office:value="277647" calcext:value-type="float">
            <text:p>277,647</text:p>
          </table:table-cell>
          <table:table-cell office:value-type="float" office:value="106935" calcext:value-type="float">
            <text:p>106,935</text:p>
          </table:table-cell>
          <table:table-cell office:value-type="float" office:value="106886" calcext:value-type="float">
            <text:p>106,886</text:p>
          </table:table-cell>
          <table:table-cell office:value-type="float" office:value="388141" calcext:value-type="float">
            <text:p>388,141</text:p>
          </table:table-cell>
          <table:table-cell office:value-type="float" office:value="296011" calcext:value-type="float">
            <text:p>296,011</text:p>
          </table:table-cell>
          <table:table-cell office:value-type="float" office:value="4137694" calcext:value-type="float">
            <text:p>4,137,694</text:p>
          </table:table-cell>
          <table:table-cell office:value-type="float" office:value="159322" calcext:value-type="float">
            <text:p>159,322</text:p>
          </table:table-cell>
          <table:table-cell office:value-type="float" office:value="87228" calcext:value-type="float">
            <text:p>87,228</text:p>
          </table:table-cell>
          <table:table-cell office:value-type="float" office:value="246551" calcext:value-type="float">
            <text:p>246,551</text:p>
          </table:table-cell>
          <table:table-cell office:value-type="float" office:value="4384245" calcext:value-type="float">
            <text:p>4,384,245</text:p>
          </table:table-cell>
          <table:table-cell office:value-type="float" office:value="231111" calcext:value-type="float">
            <text:p>231,111</text:p>
          </table:table-cell>
          <table:table-cell office:value-type="float" office:value="83123" calcext:value-type="float">
            <text:p>83,123</text:p>
          </table:table-cell>
          <table:table-cell office:value-type="float" office:value="0" calcext:value-type="float">
            <text:p>0</text:p>
          </table:table-cell>
          <table:table-cell office:value-type="float" office:value="370068" calcext:value-type="float">
            <text:p>370,06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5];&quot;,&quot;;[.E35];&quot;,&quot;;[.F35];&quot;,&quot;;[.G35];&quot;,&quot;;[.H35];&quot;,&quot;;[.I35];&quot;,&quot;;[.J35];&quot;,&quot;;[.K35];&quot;,&quot;;[.L35];&quot;,&quot;;[.M35];&quot;,&quot;;[.N35];&quot;,&quot;;[.P35];&quot;,&quot;;[.Q35];&quot;,&quot;;[.S35];&quot;,&quot;;[.T35];&quot;,&quot;;[.U35];&quot;,&quot;;[.V35];&quot;,&quot;;[.W35];&quot;,&quot;;[.X3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,388214,65764,1764995,104421,638681,277647,106935,106886,388141,296011,159322,87228,4384245,231111,83123,0,37006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,388214,65764,1764995,104421,638681,277647,106935,106886,388141,296011,159322,87228,4384245,231111,83123,0,37006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OOSE LAKE PUBLIC SCHOOL DISTRICT</text:p>
          </table:table-cell>
          <table:table-cell office:value-type="float" office:value="97" calcext:value-type="float">
            <text:p>97</text:p>
          </table:table-cell>
          <table:table-cell table:formula="of:=VLOOKUP([.B36];[$Sheet2.A29:.C585];2)" office:value-type="float" office:value="31" calcext:value-type="float">
            <text:p>31</text:p>
          </table:table-cell>
          <table:table-cell office:value-type="float" office:value="572" calcext:value-type="float">
            <text:p>572</text:p>
          </table:table-cell>
          <table:table-cell office:value-type="float" office:value="558524" calcext:value-type="float">
            <text:p>558,524</text:p>
          </table:table-cell>
          <table:table-cell office:value-type="float" office:value="335219" calcext:value-type="float">
            <text:p>335,219</text:p>
          </table:table-cell>
          <table:table-cell office:value-type="float" office:value="3066188" calcext:value-type="float">
            <text:p>3,066,188</text:p>
          </table:table-cell>
          <table:table-cell office:value-type="float" office:value="84941" calcext:value-type="float">
            <text:p>84,941</text:p>
          </table:table-cell>
          <table:table-cell office:value-type="float" office:value="1190530" calcext:value-type="float">
            <text:p>1,190,530</text:p>
          </table:table-cell>
          <table:table-cell office:value-type="float" office:value="348473" calcext:value-type="float">
            <text:p>348,473</text:p>
          </table:table-cell>
          <table:table-cell office:value-type="float" office:value="194326" calcext:value-type="float">
            <text:p>194,326</text:p>
          </table:table-cell>
          <table:table-cell office:value-type="float" office:value="254758" calcext:value-type="float">
            <text:p>254,758</text:p>
          </table:table-cell>
          <table:table-cell office:value-type="float" office:value="628199" calcext:value-type="float">
            <text:p>628,199</text:p>
          </table:table-cell>
          <table:table-cell office:value-type="float" office:value="363922" calcext:value-type="float">
            <text:p>363,922</text:p>
          </table:table-cell>
          <table:table-cell office:value-type="float" office:value="7025080" calcext:value-type="float">
            <text:p>7,025,080</text:p>
          </table:table-cell>
          <table:table-cell office:value-type="float" office:value="246680" calcext:value-type="float">
            <text:p>246,680</text:p>
          </table:table-cell>
          <table:table-cell office:value-type="float" office:value="22886" calcext:value-type="float">
            <text:p>22,886</text:p>
          </table:table-cell>
          <table:table-cell office:value-type="float" office:value="269567" calcext:value-type="float">
            <text:p>269,567</text:p>
          </table:table-cell>
          <table:table-cell office:value-type="float" office:value="7294646" calcext:value-type="float">
            <text:p>7,294,646</text:p>
          </table:table-cell>
          <table:table-cell office:value-type="float" office:value="299391" calcext:value-type="float">
            <text:p>299,391</text:p>
          </table:table-cell>
          <table:table-cell office:value-type="float" office:value="549348" calcext:value-type="float">
            <text:p>549,348</text:p>
          </table:table-cell>
          <table:table-cell office:value-type="float" office:value="2149" calcext:value-type="float">
            <text:p>2,149</text:p>
          </table:table-cell>
          <table:table-cell office:value-type="float" office:value="2387975" calcext:value-type="float">
            <text:p>2,387,97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6];&quot;,&quot;;[.E36];&quot;,&quot;;[.F36];&quot;,&quot;;[.G36];&quot;,&quot;;[.H36];&quot;,&quot;;[.I36];&quot;,&quot;;[.J36];&quot;,&quot;;[.K36];&quot;,&quot;;[.L36];&quot;,&quot;;[.M36];&quot;,&quot;;[.N36];&quot;,&quot;;[.P36];&quot;,&quot;;[.Q36];&quot;,&quot;;[.S36];&quot;,&quot;;[.T36];&quot;,&quot;;[.U36];&quot;,&quot;;[.V36];&quot;,&quot;;[.W36];&quot;,&quot;;[.X3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,558524,335219,3066188,84941,1190530,348473,194326,254758,628199,363922,246680,22886,7294646,299391,549348,2149,238797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,558524,335219,3066188,84941,1190530,348473,194326,254758,628199,363922,246680,22886,7294646,299391,549348,2149,238797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SKO PUBLIC SCHOOL DISTRICT</text:p>
          </table:table-cell>
          <table:table-cell office:value-type="float" office:value="99" calcext:value-type="float">
            <text:p>99</text:p>
          </table:table-cell>
          <table:table-cell table:formula="of:=VLOOKUP([.B37];[$Sheet2.A30:.C586];2)" office:value-type="float" office:value="32" calcext:value-type="float">
            <text:p>32</text:p>
          </table:table-cell>
          <table:table-cell office:value-type="float" office:value="1262" calcext:value-type="float">
            <text:p>1,262</text:p>
          </table:table-cell>
          <table:table-cell office:value-type="float" office:value="812205" calcext:value-type="float">
            <text:p>812,205</text:p>
          </table:table-cell>
          <table:table-cell office:value-type="float" office:value="447641" calcext:value-type="float">
            <text:p>447,641</text:p>
          </table:table-cell>
          <table:table-cell office:value-type="float" office:value="6570712" calcext:value-type="float">
            <text:p>6,570,712</text:p>
          </table:table-cell>
          <table:table-cell office:value-type="float" office:value="198959" calcext:value-type="float">
            <text:p>198,959</text:p>
          </table:table-cell>
          <table:table-cell office:value-type="float" office:value="2333268" calcext:value-type="float">
            <text:p>2,333,268</text:p>
          </table:table-cell>
          <table:table-cell office:value-type="float" office:value="733373" calcext:value-type="float">
            <text:p>733,373</text:p>
          </table:table-cell>
          <table:table-cell office:value-type="float" office:value="349149" calcext:value-type="float">
            <text:p>349,149</text:p>
          </table:table-cell>
          <table:table-cell office:value-type="float" office:value="402052" calcext:value-type="float">
            <text:p>402,052</text:p>
          </table:table-cell>
          <table:table-cell office:value-type="float" office:value="860761" calcext:value-type="float">
            <text:p>860,761</text:p>
          </table:table-cell>
          <table:table-cell office:value-type="float" office:value="440124" calcext:value-type="float">
            <text:p>440,124</text:p>
          </table:table-cell>
          <table:table-cell office:value-type="float" office:value="13148245" calcext:value-type="float">
            <text:p>13,148,245</text:p>
          </table:table-cell>
          <table:table-cell office:value-type="float" office:value="937024" calcext:value-type="float">
            <text:p>937,024</text:p>
          </table:table-cell>
          <table:table-cell office:value-type="float" office:value="177608" calcext:value-type="float">
            <text:p>177,608</text:p>
          </table:table-cell>
          <table:table-cell office:value-type="float" office:value="1114633" calcext:value-type="float">
            <text:p>1,114,633</text:p>
          </table:table-cell>
          <table:table-cell office:value-type="float" office:value="14262877" calcext:value-type="float">
            <text:p>14,262,877</text:p>
          </table:table-cell>
          <table:table-cell office:value-type="float" office:value="497767" calcext:value-type="float">
            <text:p>497,767</text:p>
          </table:table-cell>
          <table:table-cell office:value-type="float" office:value="454281" calcext:value-type="float">
            <text:p>454,281</text:p>
          </table:table-cell>
          <table:table-cell office:value-type="float" office:value="24700" calcext:value-type="float">
            <text:p>24,700</text:p>
          </table:table-cell>
          <table:table-cell office:value-type="float" office:value="1010710" calcext:value-type="float">
            <text:p>1,010,7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7];&quot;,&quot;;[.E37];&quot;,&quot;;[.F37];&quot;,&quot;;[.G37];&quot;,&quot;;[.H37];&quot;,&quot;;[.I37];&quot;,&quot;;[.J37];&quot;,&quot;;[.K37];&quot;,&quot;;[.L37];&quot;,&quot;;[.M37];&quot;,&quot;;[.N37];&quot;,&quot;;[.P37];&quot;,&quot;;[.Q37];&quot;,&quot;;[.S37];&quot;,&quot;;[.T37];&quot;,&quot;;[.U37];&quot;,&quot;;[.V37];&quot;,&quot;;[.W37];&quot;,&quot;;[.X3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,812205,447641,6570712,198959,2333268,733373,349149,402052,860761,440124,937024,177608,14262877,497767,454281,24700,101071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,812205,447641,6570712,198959,2333268,733373,349149,402052,860761,440124,937024,177608,14262877,497767,454281,24700,101071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RENSHALL PUBLIC SCHOOL DISTRICT</text:p>
          </table:table-cell>
          <table:table-cell office:value-type="float" office:value="100" calcext:value-type="float">
            <text:p>100</text:p>
          </table:table-cell>
          <table:table-cell table:formula="of:=VLOOKUP([.B38];[$Sheet2.A31:.C587];2)" office:value-type="float" office:value="33" calcext:value-type="float">
            <text:p>33</text:p>
          </table:table-cell>
          <table:table-cell office:value-type="float" office:value="363" calcext:value-type="float">
            <text:p>363</text:p>
          </table:table-cell>
          <table:table-cell office:value-type="float" office:value="390924" calcext:value-type="float">
            <text:p>390,924</text:p>
          </table:table-cell>
          <table:table-cell office:value-type="float" office:value="257153" calcext:value-type="float">
            <text:p>257,153</text:p>
          </table:table-cell>
          <table:table-cell office:value-type="float" office:value="2114609" calcext:value-type="float">
            <text:p>2,114,609</text:p>
          </table:table-cell>
          <table:table-cell office:value-type="float" office:value="61575" calcext:value-type="float">
            <text:p>61,575</text:p>
          </table:table-cell>
          <table:table-cell office:value-type="float" office:value="949351" calcext:value-type="float">
            <text:p>949,351</text:p>
          </table:table-cell>
          <table:table-cell office:value-type="float" office:value="162906" calcext:value-type="float">
            <text:p>162,906</text:p>
          </table:table-cell>
          <table:table-cell office:value-type="float" office:value="247164" calcext:value-type="float">
            <text:p>247,164</text:p>
          </table:table-cell>
          <table:table-cell office:value-type="float" office:value="173020" calcext:value-type="float">
            <text:p>173,020</text:p>
          </table:table-cell>
          <table:table-cell office:value-type="float" office:value="495239" calcext:value-type="float">
            <text:p>495,239</text:p>
          </table:table-cell>
          <table:table-cell office:value-type="float" office:value="274521" calcext:value-type="float">
            <text:p>274,521</text:p>
          </table:table-cell>
          <table:table-cell office:value-type="float" office:value="5126462" calcext:value-type="float">
            <text:p>5,126,462</text:p>
          </table:table-cell>
          <table:table-cell office:value-type="float" office:value="247757" calcext:value-type="float">
            <text:p>247,757</text:p>
          </table:table-cell>
          <table:table-cell office:value-type="float" office:value="43003" calcext:value-type="float">
            <text:p>43,003</text:p>
          </table:table-cell>
          <table:table-cell office:value-type="float" office:value="290760" calcext:value-type="float">
            <text:p>290,760</text:p>
          </table:table-cell>
          <table:table-cell office:value-type="float" office:value="5417222" calcext:value-type="float">
            <text:p>5,417,222</text:p>
          </table:table-cell>
          <table:table-cell office:value-type="float" office:value="279763" calcext:value-type="float">
            <text:p>279,763</text:p>
          </table:table-cell>
          <table:table-cell office:value-type="float" office:value="144324" calcext:value-type="float">
            <text:p>144,324</text:p>
          </table:table-cell>
          <table:table-cell office:value-type="float" office:value="5748085" calcext:value-type="float">
            <text:p>5,748,085</text:p>
          </table:table-cell>
          <table:table-cell office:value-type="float" office:value="644819" calcext:value-type="float">
            <text:p>644,81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8];&quot;,&quot;;[.E38];&quot;,&quot;;[.F38];&quot;,&quot;;[.G38];&quot;,&quot;;[.H38];&quot;,&quot;;[.I38];&quot;,&quot;;[.J38];&quot;,&quot;;[.K38];&quot;,&quot;;[.L38];&quot;,&quot;;[.M38];&quot;,&quot;;[.N38];&quot;,&quot;;[.P38];&quot;,&quot;;[.Q38];&quot;,&quot;;[.S38];&quot;,&quot;;[.T38];&quot;,&quot;;[.U38];&quot;,&quot;;[.V38];&quot;,&quot;;[.W38];&quot;,&quot;;[.X3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,390924,257153,2114609,61575,949351,162906,247164,173020,495239,274521,247757,43003,5417222,279763,144324,5748085,64481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,390924,257153,2114609,61575,949351,162906,247164,173020,495239,274521,247757,43003,5417222,279763,144324,5748085,64481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ENTRAL PUBLIC SCHOOL DISTRICT</text:p>
          </table:table-cell>
          <table:table-cell office:value-type="float" office:value="108" calcext:value-type="float">
            <text:p>108</text:p>
          </table:table-cell>
          <table:table-cell table:formula="of:=VLOOKUP([.B39];[$Sheet2.A32:.C588];2)" office:value-type="float" office:value="34" calcext:value-type="float">
            <text:p>34</text:p>
          </table:table-cell>
          <table:table-cell office:value-type="float" office:value="925" calcext:value-type="float">
            <text:p>925</text:p>
          </table:table-cell>
          <table:table-cell office:value-type="float" office:value="912869" calcext:value-type="float">
            <text:p>912,869</text:p>
          </table:table-cell>
          <table:table-cell office:value-type="float" office:value="441358" calcext:value-type="float">
            <text:p>441,358</text:p>
          </table:table-cell>
          <table:table-cell office:value-type="float" office:value="4816463" calcext:value-type="float">
            <text:p>4,816,463</text:p>
          </table:table-cell>
          <table:table-cell office:value-type="float" office:value="182871" calcext:value-type="float">
            <text:p>182,871</text:p>
          </table:table-cell>
          <table:table-cell office:value-type="float" office:value="1930382" calcext:value-type="float">
            <text:p>1,930,382</text:p>
          </table:table-cell>
          <table:table-cell office:value-type="float" office:value="635294" calcext:value-type="float">
            <text:p>635,294</text:p>
          </table:table-cell>
          <table:table-cell office:value-type="float" office:value="536008" calcext:value-type="float">
            <text:p>536,008</text:p>
          </table:table-cell>
          <table:table-cell office:value-type="float" office:value="260920" calcext:value-type="float">
            <text:p>260,920</text:p>
          </table:table-cell>
          <table:table-cell office:value-type="float" office:value="1073929" calcext:value-type="float">
            <text:p>1,073,929</text:p>
          </table:table-cell>
          <table:table-cell office:value-type="float" office:value="811890" calcext:value-type="float">
            <text:p>811,890</text:p>
          </table:table-cell>
          <table:table-cell office:value-type="float" office:value="11601982" calcext:value-type="float">
            <text:p>11,601,982</text:p>
          </table:table-cell>
          <table:table-cell office:value-type="float" office:value="406324" calcext:value-type="float">
            <text:p>406,324</text:p>
          </table:table-cell>
          <table:table-cell office:value-type="float" office:value="324697" calcext:value-type="float">
            <text:p>324,697</text:p>
          </table:table-cell>
          <table:table-cell office:value-type="float" office:value="731021" calcext:value-type="float">
            <text:p>731,021</text:p>
          </table:table-cell>
          <table:table-cell office:value-type="float" office:value="12333003" calcext:value-type="float">
            <text:p>12,333,003</text:p>
          </table:table-cell>
          <table:table-cell office:value-type="float" office:value="538954" calcext:value-type="float">
            <text:p>538,954</text:p>
          </table:table-cell>
          <table:table-cell office:value-type="float" office:value="950826" calcext:value-type="float">
            <text:p>950,826</text:p>
          </table:table-cell>
          <table:table-cell office:value-type="float" office:value="3688327" calcext:value-type="float">
            <text:p>3,688,327</text:p>
          </table:table-cell>
          <table:table-cell office:value-type="float" office:value="988254" calcext:value-type="float">
            <text:p>988,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9];&quot;,&quot;;[.E39];&quot;,&quot;;[.F39];&quot;,&quot;;[.G39];&quot;,&quot;;[.H39];&quot;,&quot;;[.I39];&quot;,&quot;;[.J39];&quot;,&quot;;[.K39];&quot;,&quot;;[.L39];&quot;,&quot;;[.M39];&quot;,&quot;;[.N39];&quot;,&quot;;[.P39];&quot;,&quot;;[.Q39];&quot;,&quot;;[.S39];&quot;,&quot;;[.T39];&quot;,&quot;;[.U39];&quot;,&quot;;[.V39];&quot;,&quot;;[.W39];&quot;,&quot;;[.X3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,912869,441358,4816463,182871,1930382,635294,536008,260920,1073929,811890,406324,324697,12333003,538954,950826,3688327,98825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,912869,441358,4816463,182871,1930382,635294,536008,260920,1073929,811890,406324,324697,12333003,538954,950826,3688327,98825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CONIA PUBLIC SCHOOL DISTRICT</text:p>
          </table:table-cell>
          <table:table-cell office:value-type="float" office:value="110" calcext:value-type="float">
            <text:p>110</text:p>
          </table:table-cell>
          <table:table-cell table:formula="of:=VLOOKUP([.B40];[$Sheet2.A33:.C589];2)" office:value-type="float" office:value="35" calcext:value-type="float">
            <text:p>35</text:p>
          </table:table-cell>
          <table:table-cell office:value-type="float" office:value="4039" calcext:value-type="float">
            <text:p>4,039</text:p>
          </table:table-cell>
          <table:table-cell office:value-type="float" office:value="2249268" calcext:value-type="float">
            <text:p>2,249,268</text:p>
          </table:table-cell>
          <table:table-cell office:value-type="float" office:value="1284602" calcext:value-type="float">
            <text:p>1,284,602</text:p>
          </table:table-cell>
          <table:table-cell office:value-type="float" office:value="20896596" calcext:value-type="float">
            <text:p>20,896,596</text:p>
          </table:table-cell>
          <table:table-cell office:value-type="float" office:value="454124" calcext:value-type="float">
            <text:p>454,124</text:p>
          </table:table-cell>
          <table:table-cell office:value-type="float" office:value="10738293" calcext:value-type="float">
            <text:p>10,738,293</text:p>
          </table:table-cell>
          <table:table-cell office:value-type="float" office:value="2038882" calcext:value-type="float">
            <text:p>2,038,882</text:p>
          </table:table-cell>
          <table:table-cell office:value-type="float" office:value="3397007" calcext:value-type="float">
            <text:p>3,397,007</text:p>
          </table:table-cell>
          <table:table-cell office:value-type="float" office:value="1265369" calcext:value-type="float">
            <text:p>1,265,369</text:p>
          </table:table-cell>
          <table:table-cell office:value-type="float" office:value="4551840" calcext:value-type="float">
            <text:p>4,551,840</text:p>
          </table:table-cell>
          <table:table-cell office:value-type="float" office:value="3004502" calcext:value-type="float">
            <text:p>3,004,502</text:p>
          </table:table-cell>
          <table:table-cell office:value-type="float" office:value="49880483" calcext:value-type="float">
            <text:p>49,880,483</text:p>
          </table:table-cell>
          <table:table-cell office:value-type="float" office:value="1267638" calcext:value-type="float">
            <text:p>1,267,638</text:p>
          </table:table-cell>
          <table:table-cell office:value-type="float" office:value="451121" calcext:value-type="float">
            <text:p>451,121</text:p>
          </table:table-cell>
          <table:table-cell office:value-type="float" office:value="1718759" calcext:value-type="float">
            <text:p>1,718,759</text:p>
          </table:table-cell>
          <table:table-cell office:value-type="float" office:value="51599242" calcext:value-type="float">
            <text:p>51,599,242</text:p>
          </table:table-cell>
          <table:table-cell office:value-type="float" office:value="3173194" calcext:value-type="float">
            <text:p>3,173,194</text:p>
          </table:table-cell>
          <table:table-cell office:value-type="float" office:value="3099138" calcext:value-type="float">
            <text:p>3,099,138</text:p>
          </table:table-cell>
          <table:table-cell office:value-type="float" office:value="0" calcext:value-type="float">
            <text:p>0</text:p>
          </table:table-cell>
          <table:table-cell office:value-type="float" office:value="9363331" calcext:value-type="float">
            <text:p>9,363,33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40];&quot;,&quot;;[.E40];&quot;,&quot;;[.F40];&quot;,&quot;;[.G40];&quot;,&quot;;[.H40];&quot;,&quot;;[.I40];&quot;,&quot;;[.J40];&quot;,&quot;;[.K40];&quot;,&quot;;[.L40];&quot;,&quot;;[.M40];&quot;,&quot;;[.N40];&quot;,&quot;;[.P40];&quot;,&quot;;[.Q40];&quot;,&quot;;[.S40];&quot;,&quot;;[.T40];&quot;,&quot;;[.U40];&quot;,&quot;;[.V40];&quot;,&quot;;[.W40];&quot;,&quot;;[.X4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,2249268,1284602,20896596,454124,10738293,2038882,3397007,1265369,4551840,3004502,1267638,451121,51599242,3173194,3099138,0,936333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,2249268,1284602,20896596,454124,10738293,2038882,3397007,1265369,4551840,3004502,1267638,451121,51599242,3173194,3099138,0,936333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tertown-Mayer Public School Dist</text:p>
          </table:table-cell>
          <table:table-cell office:value-type="float" office:value="111" calcext:value-type="float">
            <text:p>111</text:p>
          </table:table-cell>
          <table:table-cell table:formula="of:=VLOOKUP([.B41];[$Sheet2.A34:.C590];2)" office:value-type="float" office:value="36" calcext:value-type="float">
            <text:p>36</text:p>
          </table:table-cell>
          <table:table-cell office:value-type="float" office:value="1511" calcext:value-type="float">
            <text:p>1,511</text:p>
          </table:table-cell>
          <table:table-cell office:value-type="float" office:value="900502" calcext:value-type="float">
            <text:p>900,502</text:p>
          </table:table-cell>
          <table:table-cell office:value-type="float" office:value="791635" calcext:value-type="float">
            <text:p>791,635</text:p>
          </table:table-cell>
          <table:table-cell office:value-type="float" office:value="7251881" calcext:value-type="float">
            <text:p>7,251,881</text:p>
          </table:table-cell>
          <table:table-cell office:value-type="float" office:value="333316" calcext:value-type="float">
            <text:p>333,316</text:p>
          </table:table-cell>
          <table:table-cell office:value-type="float" office:value="3035243" calcext:value-type="float">
            <text:p>3,035,243</text:p>
          </table:table-cell>
          <table:table-cell office:value-type="float" office:value="951391" calcext:value-type="float">
            <text:p>951,391</text:p>
          </table:table-cell>
          <table:table-cell office:value-type="float" office:value="819517" calcext:value-type="float">
            <text:p>819,517</text:p>
          </table:table-cell>
          <table:table-cell office:value-type="float" office:value="440131" calcext:value-type="float">
            <text:p>440,131</text:p>
          </table:table-cell>
          <table:table-cell office:value-type="float" office:value="1845520" calcext:value-type="float">
            <text:p>1,845,520</text:p>
          </table:table-cell>
          <table:table-cell office:value-type="float" office:value="1389087" calcext:value-type="float">
            <text:p>1,389,087</text:p>
          </table:table-cell>
          <table:table-cell office:value-type="float" office:value="17758223" calcext:value-type="float">
            <text:p>17,758,223</text:p>
          </table:table-cell>
          <table:table-cell office:value-type="float" office:value="1399422" calcext:value-type="float">
            <text:p>1,399,422</text:p>
          </table:table-cell>
          <table:table-cell office:value-type="float" office:value="790504" calcext:value-type="float">
            <text:p>790,504</text:p>
          </table:table-cell>
          <table:table-cell office:value-type="float" office:value="2189926" calcext:value-type="float">
            <text:p>2,189,926</text:p>
          </table:table-cell>
          <table:table-cell office:value-type="float" office:value="19948148" calcext:value-type="float">
            <text:p>19,948,148</text:p>
          </table:table-cell>
          <table:table-cell office:value-type="float" office:value="798583" calcext:value-type="float">
            <text:p>798,583</text:p>
          </table:table-cell>
          <table:table-cell office:value-type="float" office:value="1752729" calcext:value-type="float">
            <text:p>1,752,729</text:p>
          </table:table-cell>
          <table:table-cell office:value-type="float" office:value="12870171" calcext:value-type="float">
            <text:p>12,870,171</text:p>
          </table:table-cell>
          <table:table-cell office:value-type="float" office:value="4668618" calcext:value-type="float">
            <text:p>4,668,61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41];&quot;,&quot;;[.E41];&quot;,&quot;;[.F41];&quot;,&quot;;[.G41];&quot;,&quot;;[.H41];&quot;,&quot;;[.I41];&quot;,&quot;;[.J41];&quot;,&quot;;[.K41];&quot;,&quot;;[.L41];&quot;,&quot;;[.M41];&quot;,&quot;;[.N41];&quot;,&quot;;[.P41];&quot;,&quot;;[.Q41];&quot;,&quot;;[.S41];&quot;,&quot;;[.T41];&quot;,&quot;;[.U41];&quot;,&quot;;[.V41];&quot;,&quot;;[.W41];&quot;,&quot;;[.X4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,900502,791635,7251881,333316,3035243,951391,819517,440131,1845520,1389087,1399422,790504,19948148,798583,1752729,12870171,466861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,900502,791635,7251881,333316,3035243,951391,819517,440131,1845520,1389087,1399422,790504,19948148,798583,1752729,12870171,466861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ASTERN CARVER COUNTY PUBLIC SCHOOL</text:p>
          </table:table-cell>
          <table:table-cell office:value-type="float" office:value="112" calcext:value-type="float">
            <text:p>112</text:p>
          </table:table-cell>
          <table:table-cell table:formula="of:=VLOOKUP([.B42];[$Sheet2.A35:.C591];2)" office:value-type="float" office:value="37" calcext:value-type="float">
            <text:p>37</text:p>
          </table:table-cell>
          <table:table-cell office:value-type="float" office:value="9323" calcext:value-type="float">
            <text:p>9,323</text:p>
          </table:table-cell>
          <table:table-cell office:value-type="float" office:value="4624995" calcext:value-type="float">
            <text:p>4,624,995</text:p>
          </table:table-cell>
          <table:table-cell office:value-type="float" office:value="4579814" calcext:value-type="float">
            <text:p>4,579,814</text:p>
          </table:table-cell>
          <table:table-cell office:value-type="float" office:value="52547537" calcext:value-type="float">
            <text:p>52,547,537</text:p>
          </table:table-cell>
          <table:table-cell office:value-type="float" office:value="1427747" calcext:value-type="float">
            <text:p>1,427,747</text:p>
          </table:table-cell>
          <table:table-cell office:value-type="float" office:value="23034859" calcext:value-type="float">
            <text:p>23,034,859</text:p>
          </table:table-cell>
          <table:table-cell office:value-type="float" office:value="3490067" calcext:value-type="float">
            <text:p>3,490,067</text:p>
          </table:table-cell>
          <table:table-cell office:value-type="float" office:value="8216133" calcext:value-type="float">
            <text:p>8,216,133</text:p>
          </table:table-cell>
          <table:table-cell office:value-type="float" office:value="5052319" calcext:value-type="float">
            <text:p>5,052,319</text:p>
          </table:table-cell>
          <table:table-cell office:value-type="float" office:value="10572856" calcext:value-type="float">
            <text:p>10,572,856</text:p>
          </table:table-cell>
          <table:table-cell office:value-type="float" office:value="6856521" calcext:value-type="float">
            <text:p>6,856,521</text:p>
          </table:table-cell>
          <table:table-cell office:value-type="float" office:value="120402847" calcext:value-type="float">
            <text:p>120,402,847</text:p>
          </table:table-cell>
          <table:table-cell office:value-type="float" office:value="12113240" calcext:value-type="float">
            <text:p>12,113,240</text:p>
          </table:table-cell>
          <table:table-cell office:value-type="float" office:value="2938727" calcext:value-type="float">
            <text:p>2,938,727</text:p>
          </table:table-cell>
          <table:table-cell office:value-type="float" office:value="15051967" calcext:value-type="float">
            <text:p>15,051,967</text:p>
          </table:table-cell>
          <table:table-cell office:value-type="float" office:value="135454814" calcext:value-type="float">
            <text:p>135,454,814</text:p>
          </table:table-cell>
          <table:table-cell office:value-type="float" office:value="6682218" calcext:value-type="float">
            <text:p>6,682,218</text:p>
          </table:table-cell>
          <table:table-cell office:value-type="float" office:value="7887812" calcext:value-type="float">
            <text:p>7,887,812</text:p>
          </table:table-cell>
          <table:table-cell office:value-type="float" office:value="6758965" calcext:value-type="float">
            <text:p>6,758,965</text:p>
          </table:table-cell>
          <table:table-cell office:value-type="float" office:value="19414215" calcext:value-type="float">
            <text:p>19,414,21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42];&quot;,&quot;;[.E42];&quot;,&quot;;[.F42];&quot;,&quot;;[.G42];&quot;,&quot;;[.H42];&quot;,&quot;;[.I42];&quot;,&quot;;[.J42];&quot;,&quot;;[.K42];&quot;,&quot;;[.L42];&quot;,&quot;;[.M42];&quot;,&quot;;[.N42];&quot;,&quot;;[.P42];&quot;,&quot;;[.Q42];&quot;,&quot;;[.S42];&quot;,&quot;;[.T42];&quot;,&quot;;[.U42];&quot;,&quot;;[.V42];&quot;,&quot;;[.W42];&quot;,&quot;;[.X4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,4624995,4579814,52547537,1427747,23034859,3490067,8216133,5052319,10572856,6856521,12113240,2938727,135454814,6682218,7887812,6758965,1941421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,4624995,4579814,52547537,1427747,23034859,3490067,8216133,5052319,10572856,6856521,12113240,2938727,135454814,6682218,7887812,6758965,1941421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LKER-HACKENSACK-AKELEY SCHL. DIST</text:p>
          </table:table-cell>
          <table:table-cell office:value-type="float" office:value="113" calcext:value-type="float">
            <text:p>113</text:p>
          </table:table-cell>
          <table:table-cell table:formula="of:=VLOOKUP([.B43];[$Sheet2.A36:.C592];2)" office:value-type="float" office:value="38" calcext:value-type="float">
            <text:p>38</text:p>
          </table:table-cell>
          <table:table-cell office:value-type="float" office:value="735" calcext:value-type="float">
            <text:p>735</text:p>
          </table:table-cell>
          <table:table-cell office:value-type="float" office:value="1120759" calcext:value-type="float">
            <text:p>1,120,759</text:p>
          </table:table-cell>
          <table:table-cell office:value-type="float" office:value="481401" calcext:value-type="float">
            <text:p>481,401</text:p>
          </table:table-cell>
          <table:table-cell office:value-type="float" office:value="4364996" calcext:value-type="float">
            <text:p>4,364,996</text:p>
          </table:table-cell>
          <table:table-cell office:value-type="float" office:value="57270" calcext:value-type="float">
            <text:p>57,270</text:p>
          </table:table-cell>
          <table:table-cell office:value-type="float" office:value="2508501" calcext:value-type="float">
            <text:p>2,508,501</text:p>
          </table:table-cell>
          <table:table-cell office:value-type="float" office:value="491601" calcext:value-type="float">
            <text:p>491,601</text:p>
          </table:table-cell>
          <table:table-cell office:value-type="float" office:value="308116" calcext:value-type="float">
            <text:p>308,116</text:p>
          </table:table-cell>
          <table:table-cell office:value-type="float" office:value="523597" calcext:value-type="float">
            <text:p>523,597</text:p>
          </table:table-cell>
          <table:table-cell office:value-type="float" office:value="1007871" calcext:value-type="float">
            <text:p>1,007,871</text:p>
          </table:table-cell>
          <table:table-cell office:value-type="float" office:value="844169" calcext:value-type="float">
            <text:p>844,169</text:p>
          </table:table-cell>
          <table:table-cell office:value-type="float" office:value="11708281" calcext:value-type="float">
            <text:p>11,708,281</text:p>
          </table:table-cell>
          <table:table-cell office:value-type="float" office:value="491888" calcext:value-type="float">
            <text:p>491,888</text:p>
          </table:table-cell>
          <table:table-cell office:value-type="float" office:value="19453" calcext:value-type="float">
            <text:p>19,453</text:p>
          </table:table-cell>
          <table:table-cell office:value-type="float" office:value="511341" calcext:value-type="float">
            <text:p>511,341</text:p>
          </table:table-cell>
          <table:table-cell office:value-type="float" office:value="12219622" calcext:value-type="float">
            <text:p>12,219,622</text:p>
          </table:table-cell>
          <table:table-cell office:value-type="float" office:value="549148" calcext:value-type="float">
            <text:p>549,148</text:p>
          </table:table-cell>
          <table:table-cell office:value-type="float" office:value="225963" calcext:value-type="float">
            <text:p>225,963</text:p>
          </table:table-cell>
          <table:table-cell office:value-type="float" office:value="1177832" calcext:value-type="float">
            <text:p>1,177,832</text:p>
          </table:table-cell>
          <table:table-cell office:value-type="float" office:value="1419198" calcext:value-type="float">
            <text:p>1,419,19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43];&quot;,&quot;;[.E43];&quot;,&quot;;[.F43];&quot;,&quot;;[.G43];&quot;,&quot;;[.H43];&quot;,&quot;;[.I43];&quot;,&quot;;[.J43];&quot;,&quot;;[.K43];&quot;,&quot;;[.L43];&quot;,&quot;;[.M43];&quot;,&quot;;[.N43];&quot;,&quot;;[.P43];&quot;,&quot;;[.Q43];&quot;,&quot;;[.S43];&quot;,&quot;;[.T43];&quot;,&quot;;[.U43];&quot;,&quot;;[.V43];&quot;,&quot;;[.W43];&quot;,&quot;;[.X4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,1120759,481401,4364996,57270,2508501,491601,308116,523597,1007871,844169,491888,19453,12219622,549148,225963,1177832,141919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,1120759,481401,4364996,57270,2508501,491601,308116,523597,1007871,844169,491888,19453,12219622,549148,225963,1177832,141919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ASS LAKE-BENA PUBLIC SCHOOLS</text:p>
          </table:table-cell>
          <table:table-cell office:value-type="float" office:value="115" calcext:value-type="float">
            <text:p>115</text:p>
          </table:table-cell>
          <table:table-cell table:formula="of:=VLOOKUP([.B44];[$Sheet2.A37:.C593];2)" office:value-type="float" office:value="39" calcext:value-type="float">
            <text:p>39</text:p>
          </table:table-cell>
          <table:table-cell office:value-type="float" office:value="1133" calcext:value-type="float">
            <text:p>1,133</text:p>
          </table:table-cell>
          <table:table-cell office:value-type="float" office:value="1458695" calcext:value-type="float">
            <text:p>1,458,695</text:p>
          </table:table-cell>
          <table:table-cell office:value-type="float" office:value="1470365" calcext:value-type="float">
            <text:p>1,470,365</text:p>
          </table:table-cell>
          <table:table-cell office:value-type="float" office:value="12651855" calcext:value-type="float">
            <text:p>12,651,855</text:p>
          </table:table-cell>
          <table:table-cell office:value-type="float" office:value="292837" calcext:value-type="float">
            <text:p>292,837</text:p>
          </table:table-cell>
          <table:table-cell office:value-type="float" office:value="3663520" calcext:value-type="float">
            <text:p>3,663,520</text:p>
          </table:table-cell>
          <table:table-cell office:value-type="float" office:value="511183" calcext:value-type="float">
            <text:p>511,183</text:p>
          </table:table-cell>
          <table:table-cell office:value-type="float" office:value="844041" calcext:value-type="float">
            <text:p>844,041</text:p>
          </table:table-cell>
          <table:table-cell office:value-type="float" office:value="650795" calcext:value-type="float">
            <text:p>650,795</text:p>
          </table:table-cell>
          <table:table-cell office:value-type="float" office:value="2498111" calcext:value-type="float">
            <text:p>2,498,111</text:p>
          </table:table-cell>
          <table:table-cell office:value-type="float" office:value="924901" calcext:value-type="float">
            <text:p>924,901</text:p>
          </table:table-cell>
          <table:table-cell office:value-type="float" office:value="24966302" calcext:value-type="float">
            <text:p>24,966,302</text:p>
          </table:table-cell>
          <table:table-cell office:value-type="float" office:value="1395330" calcext:value-type="float">
            <text:p>1,395,330</text:p>
          </table:table-cell>
          <table:table-cell office:value-type="float" office:value="356487" calcext:value-type="float">
            <text:p>356,487</text:p>
          </table:table-cell>
          <table:table-cell office:value-type="float" office:value="1751817" calcext:value-type="float">
            <text:p>1,751,817</text:p>
          </table:table-cell>
          <table:table-cell office:value-type="float" office:value="26718119" calcext:value-type="float">
            <text:p>26,718,119</text:p>
          </table:table-cell>
          <table:table-cell office:value-type="float" office:value="1032984" calcext:value-type="float">
            <text:p>1,032,984</text:p>
          </table:table-cell>
          <table:table-cell office:value-type="float" office:value="484939" calcext:value-type="float">
            <text:p>484,939</text:p>
          </table:table-cell>
          <table:table-cell office:value-type="float" office:value="0" calcext:value-type="float">
            <text:p>0</text:p>
          </table:table-cell>
          <table:table-cell office:value-type="float" office:value="1955500" calcext:value-type="float">
            <text:p>1,955,5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44];&quot;,&quot;;[.E44];&quot;,&quot;;[.F44];&quot;,&quot;;[.G44];&quot;,&quot;;[.H44];&quot;,&quot;;[.I44];&quot;,&quot;;[.J44];&quot;,&quot;;[.K44];&quot;,&quot;;[.L44];&quot;,&quot;;[.M44];&quot;,&quot;;[.N44];&quot;,&quot;;[.P44];&quot;,&quot;;[.Q44];&quot;,&quot;;[.S44];&quot;,&quot;;[.T44];&quot;,&quot;;[.U44];&quot;,&quot;;[.V44];&quot;,&quot;;[.W44];&quot;,&quot;;[.X4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,1458695,1470365,12651855,292837,3663520,511183,844041,650795,2498111,924901,1395330,356487,26718119,1032984,484939,0,19555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,1458695,1470365,12651855,292837,3663520,511183,844041,650795,2498111,924901,1395330,356487,26718119,1032984,484939,0,19555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ILLAGER PUBLIC SCHOOL DISTRICT</text:p>
          </table:table-cell>
          <table:table-cell office:value-type="float" office:value="116" calcext:value-type="float">
            <text:p>116</text:p>
          </table:table-cell>
          <table:table-cell table:formula="of:=VLOOKUP([.B45];[$Sheet2.A38:.C594];2)" office:value-type="float" office:value="40" calcext:value-type="float">
            <text:p>40</text:p>
          </table:table-cell>
          <table:table-cell office:value-type="float" office:value="1228" calcext:value-type="float">
            <text:p>1,228</text:p>
          </table:table-cell>
          <table:table-cell office:value-type="float" office:value="770836" calcext:value-type="float">
            <text:p>770,836</text:p>
          </table:table-cell>
          <table:table-cell office:value-type="float" office:value="521431" calcext:value-type="float">
            <text:p>521,431</text:p>
          </table:table-cell>
          <table:table-cell office:value-type="float" office:value="6433043" calcext:value-type="float">
            <text:p>6,433,043</text:p>
          </table:table-cell>
          <table:table-cell office:value-type="float" office:value="267831" calcext:value-type="float">
            <text:p>267,831</text:p>
          </table:table-cell>
          <table:table-cell office:value-type="float" office:value="2812513" calcext:value-type="float">
            <text:p>2,812,513</text:p>
          </table:table-cell>
          <table:table-cell office:value-type="float" office:value="473054" calcext:value-type="float">
            <text:p>473,054</text:p>
          </table:table-cell>
          <table:table-cell office:value-type="float" office:value="598825" calcext:value-type="float">
            <text:p>598,825</text:p>
          </table:table-cell>
          <table:table-cell office:value-type="float" office:value="529431" calcext:value-type="float">
            <text:p>529,431</text:p>
          </table:table-cell>
          <table:table-cell office:value-type="float" office:value="897160" calcext:value-type="float">
            <text:p>897,160</text:p>
          </table:table-cell>
          <table:table-cell office:value-type="float" office:value="1336738" calcext:value-type="float">
            <text:p>1,336,738</text:p>
          </table:table-cell>
          <table:table-cell office:value-type="float" office:value="14640862" calcext:value-type="float">
            <text:p>14,640,862</text:p>
          </table:table-cell>
          <table:table-cell office:value-type="float" office:value="1133409" calcext:value-type="float">
            <text:p>1,133,409</text:p>
          </table:table-cell>
          <table:table-cell office:value-type="float" office:value="342095" calcext:value-type="float">
            <text:p>342,095</text:p>
          </table:table-cell>
          <table:table-cell office:value-type="float" office:value="1475504" calcext:value-type="float">
            <text:p>1,475,504</text:p>
          </table:table-cell>
          <table:table-cell office:value-type="float" office:value="16116366" calcext:value-type="float">
            <text:p>16,116,366</text:p>
          </table:table-cell>
          <table:table-cell office:value-type="float" office:value="802622" calcext:value-type="float">
            <text:p>802,622</text:p>
          </table:table-cell>
          <table:table-cell office:value-type="float" office:value="360784" calcext:value-type="float">
            <text:p>360,784</text:p>
          </table:table-cell>
          <table:table-cell office:value-type="float" office:value="1750622" calcext:value-type="float">
            <text:p>1,750,622</text:p>
          </table:table-cell>
          <table:table-cell office:value-type="float" office:value="1607666" calcext:value-type="float">
            <text:p>1,607,66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45];&quot;,&quot;;[.E45];&quot;,&quot;;[.F45];&quot;,&quot;;[.G45];&quot;,&quot;;[.H45];&quot;,&quot;;[.I45];&quot;,&quot;;[.J45];&quot;,&quot;;[.K45];&quot;,&quot;;[.L45];&quot;,&quot;;[.M45];&quot;,&quot;;[.N45];&quot;,&quot;;[.P45];&quot;,&quot;;[.Q45];&quot;,&quot;;[.S45];&quot;,&quot;;[.T45];&quot;,&quot;;[.U45];&quot;,&quot;;[.V45];&quot;,&quot;;[.W45];&quot;,&quot;;[.X4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,770836,521431,6433043,267831,2812513,473054,598825,529431,897160,1336738,1133409,342095,16116366,802622,360784,1750622,160766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,770836,521431,6433043,267831,2812513,473054,598825,529431,897160,1336738,1133409,342095,16116366,802622,360784,1750622,160766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THLAND COMMUNITY SCHOOLS</text:p>
          </table:table-cell>
          <table:table-cell office:value-type="float" office:value="118" calcext:value-type="float">
            <text:p>118</text:p>
          </table:table-cell>
          <table:table-cell table:formula="of:=VLOOKUP([.B46];[$Sheet2.A39:.C595];2)" office:value-type="float" office:value="41" calcext:value-type="float">
            <text:p>41</text:p>
          </table:table-cell>
          <table:table-cell office:value-type="float" office:value="354" calcext:value-type="float">
            <text:p>354</text:p>
          </table:table-cell>
          <table:table-cell office:value-type="float" office:value="499969" calcext:value-type="float">
            <text:p>499,969</text:p>
          </table:table-cell>
          <table:table-cell office:value-type="float" office:value="261009" calcext:value-type="float">
            <text:p>261,009</text:p>
          </table:table-cell>
          <table:table-cell office:value-type="float" office:value="2842212" calcext:value-type="float">
            <text:p>2,842,212</text:p>
          </table:table-cell>
          <table:table-cell office:value-type="float" office:value="40243" calcext:value-type="float">
            <text:p>40,243</text:p>
          </table:table-cell>
          <table:table-cell office:value-type="float" office:value="1160045" calcext:value-type="float">
            <text:p>1,160,045</text:p>
          </table:table-cell>
          <table:table-cell office:value-type="float" office:value="298014" calcext:value-type="float">
            <text:p>298,014</text:p>
          </table:table-cell>
          <table:table-cell office:value-type="float" office:value="387875" calcext:value-type="float">
            <text:p>387,875</text:p>
          </table:table-cell>
          <table:table-cell office:value-type="float" office:value="204220" calcext:value-type="float">
            <text:p>204,220</text:p>
          </table:table-cell>
          <table:table-cell office:value-type="float" office:value="958901" calcext:value-type="float">
            <text:p>958,901</text:p>
          </table:table-cell>
          <table:table-cell office:value-type="float" office:value="458607" calcext:value-type="float">
            <text:p>458,607</text:p>
          </table:table-cell>
          <table:table-cell office:value-type="float" office:value="7111095" calcext:value-type="float">
            <text:p>7,111,095</text:p>
          </table:table-cell>
          <table:table-cell office:value-type="float" office:value="374349" calcext:value-type="float">
            <text:p>374,349</text:p>
          </table:table-cell>
          <table:table-cell office:value-type="float" office:value="47808" calcext:value-type="float">
            <text:p>47,808</text:p>
          </table:table-cell>
          <table:table-cell office:value-type="float" office:value="422158" calcext:value-type="float">
            <text:p>422,158</text:p>
          </table:table-cell>
          <table:table-cell office:value-type="float" office:value="7533253" calcext:value-type="float">
            <text:p>7,533,253</text:p>
          </table:table-cell>
          <table:table-cell office:value-type="float" office:value="275220" calcext:value-type="float">
            <text:p>275,220</text:p>
          </table:table-cell>
          <table:table-cell office:value-type="float" office:value="262161" calcext:value-type="float">
            <text:p>262,161</text:p>
          </table:table-cell>
          <table:table-cell office:value-type="float" office:value="44145" calcext:value-type="float">
            <text:p>44,145</text:p>
          </table:table-cell>
          <table:table-cell office:value-type="float" office:value="1639721" calcext:value-type="float">
            <text:p>1,639,72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46];&quot;,&quot;;[.E46];&quot;,&quot;;[.F46];&quot;,&quot;;[.G46];&quot;,&quot;;[.H46];&quot;,&quot;;[.I46];&quot;,&quot;;[.J46];&quot;,&quot;;[.K46];&quot;,&quot;;[.L46];&quot;,&quot;;[.M46];&quot;,&quot;;[.N46];&quot;,&quot;;[.P46];&quot;,&quot;;[.Q46];&quot;,&quot;;[.S46];&quot;,&quot;;[.T46];&quot;,&quot;;[.U46];&quot;,&quot;;[.V46];&quot;,&quot;;[.W46];&quot;,&quot;;[.X4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,499969,261009,2842212,40243,1160045,298014,387875,204220,958901,458607,374349,47808,7533253,275220,262161,44145,163972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,499969,261009,2842212,40243,1160045,298014,387875,204220,958901,458607,374349,47808,7533253,275220,262161,44145,163972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ONTEVIDEO PUBLIC SCHOOL DISTRICT</text:p>
          </table:table-cell>
          <table:table-cell office:value-type="float" office:value="129" calcext:value-type="float">
            <text:p>129</text:p>
          </table:table-cell>
          <table:table-cell table:formula="of:=VLOOKUP([.B47];[$Sheet2.A40:.C596];2)" office:value-type="float" office:value="42" calcext:value-type="float">
            <text:p>42</text:p>
          </table:table-cell>
          <table:table-cell office:value-type="float" office:value="1430" calcext:value-type="float">
            <text:p>1,430</text:p>
          </table:table-cell>
          <table:table-cell office:value-type="float" office:value="860620" calcext:value-type="float">
            <text:p>860,620</text:p>
          </table:table-cell>
          <table:table-cell office:value-type="float" office:value="990617" calcext:value-type="float">
            <text:p>990,617</text:p>
          </table:table-cell>
          <table:table-cell office:value-type="float" office:value="7987509" calcext:value-type="float">
            <text:p>7,987,509</text:p>
          </table:table-cell>
          <table:table-cell office:value-type="float" office:value="258997" calcext:value-type="float">
            <text:p>258,997</text:p>
          </table:table-cell>
          <table:table-cell office:value-type="float" office:value="3840018" calcext:value-type="float">
            <text:p>3,840,018</text:p>
          </table:table-cell>
          <table:table-cell office:value-type="float" office:value="909168" calcext:value-type="float">
            <text:p>909,168</text:p>
          </table:table-cell>
          <table:table-cell office:value-type="float" office:value="811427" calcext:value-type="float">
            <text:p>811,427</text:p>
          </table:table-cell>
          <table:table-cell office:value-type="float" office:value="396750" calcext:value-type="float">
            <text:p>396,750</text:p>
          </table:table-cell>
          <table:table-cell office:value-type="float" office:value="2012985" calcext:value-type="float">
            <text:p>2,012,985</text:p>
          </table:table-cell>
          <table:table-cell office:value-type="float" office:value="922078" calcext:value-type="float">
            <text:p>922,078</text:p>
          </table:table-cell>
          <table:table-cell office:value-type="float" office:value="18990167" calcext:value-type="float">
            <text:p>18,990,167</text:p>
          </table:table-cell>
          <table:table-cell office:value-type="float" office:value="895574" calcext:value-type="float">
            <text:p>895,574</text:p>
          </table:table-cell>
          <table:table-cell office:value-type="float" office:value="162351" calcext:value-type="float">
            <text:p>162,351</text:p>
          </table:table-cell>
          <table:table-cell office:value-type="float" office:value="1057924" calcext:value-type="float">
            <text:p>1,057,924</text:p>
          </table:table-cell>
          <table:table-cell office:value-type="float" office:value="20048091" calcext:value-type="float">
            <text:p>20,048,091</text:p>
          </table:table-cell>
          <table:table-cell office:value-type="float" office:value="1124285" calcext:value-type="float">
            <text:p>1,124,285</text:p>
          </table:table-cell>
          <table:table-cell office:value-type="float" office:value="1426152" calcext:value-type="float">
            <text:p>1,426,152</text:p>
          </table:table-cell>
          <table:table-cell office:value-type="float" office:value="0" calcext:value-type="float">
            <text:p>0</text:p>
          </table:table-cell>
          <table:table-cell office:value-type="float" office:value="1347103" calcext:value-type="float">
            <text:p>1,347,10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47];&quot;,&quot;;[.E47];&quot;,&quot;;[.F47];&quot;,&quot;;[.G47];&quot;,&quot;;[.H47];&quot;,&quot;;[.I47];&quot;,&quot;;[.J47];&quot;,&quot;;[.K47];&quot;,&quot;;[.L47];&quot;,&quot;;[.M47];&quot;,&quot;;[.N47];&quot;,&quot;;[.P47];&quot;,&quot;;[.Q47];&quot;,&quot;;[.S47];&quot;,&quot;;[.T47];&quot;,&quot;;[.U47];&quot;,&quot;;[.V47];&quot;,&quot;;[.W47];&quot;,&quot;;[.X4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,860620,990617,7987509,258997,3840018,909168,811427,396750,2012985,922078,895574,162351,20048091,1124285,1426152,0,134710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,860620,990617,7987509,258997,3840018,909168,811427,396750,2012985,922078,895574,162351,20048091,1124285,1426152,0,134710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th Branch Area Public Schools</text:p>
          </table:table-cell>
          <table:table-cell office:value-type="float" office:value="138" calcext:value-type="float">
            <text:p>138</text:p>
          </table:table-cell>
          <table:table-cell table:formula="of:=VLOOKUP([.B48];[$Sheet2.A41:.C597];2)" office:value-type="float" office:value="43" calcext:value-type="float">
            <text:p>43</text:p>
          </table:table-cell>
          <table:table-cell office:value-type="float" office:value="2569" calcext:value-type="float">
            <text:p>2,569</text:p>
          </table:table-cell>
          <table:table-cell office:value-type="float" office:value="1868988" calcext:value-type="float">
            <text:p>1,868,988</text:p>
          </table:table-cell>
          <table:table-cell office:value-type="float" office:value="1419491" calcext:value-type="float">
            <text:p>1,419,491</text:p>
          </table:table-cell>
          <table:table-cell office:value-type="float" office:value="11013154" calcext:value-type="float">
            <text:p>11,013,154</text:p>
          </table:table-cell>
          <table:table-cell office:value-type="float" office:value="521993" calcext:value-type="float">
            <text:p>521,993</text:p>
          </table:table-cell>
          <table:table-cell office:value-type="float" office:value="6255415" calcext:value-type="float">
            <text:p>6,255,415</text:p>
          </table:table-cell>
          <table:table-cell office:value-type="float" office:value="1288384" calcext:value-type="float">
            <text:p>1,288,384</text:p>
          </table:table-cell>
          <table:table-cell office:value-type="float" office:value="1687289" calcext:value-type="float">
            <text:p>1,687,289</text:p>
          </table:table-cell>
          <table:table-cell office:value-type="float" office:value="889587" calcext:value-type="float">
            <text:p>889,587</text:p>
          </table:table-cell>
          <table:table-cell office:value-type="float" office:value="3171812" calcext:value-type="float">
            <text:p>3,171,812</text:p>
          </table:table-cell>
          <table:table-cell office:value-type="float" office:value="2550448" calcext:value-type="float">
            <text:p>2,550,448</text:p>
          </table:table-cell>
          <table:table-cell office:value-type="float" office:value="30666562" calcext:value-type="float">
            <text:p>30,666,562</text:p>
          </table:table-cell>
          <table:table-cell office:value-type="float" office:value="899997" calcext:value-type="float">
            <text:p>899,997</text:p>
          </table:table-cell>
          <table:table-cell office:value-type="float" office:value="107613" calcext:value-type="float">
            <text:p>107,613</text:p>
          </table:table-cell>
          <table:table-cell office:value-type="float" office:value="1007610" calcext:value-type="float">
            <text:p>1,007,610</text:p>
          </table:table-cell>
          <table:table-cell office:value-type="float" office:value="31674172" calcext:value-type="float">
            <text:p>31,674,172</text:p>
          </table:table-cell>
          <table:table-cell office:value-type="float" office:value="1732821" calcext:value-type="float">
            <text:p>1,732,821</text:p>
          </table:table-cell>
          <table:table-cell office:value-type="float" office:value="1404244" calcext:value-type="float">
            <text:p>1,404,244</text:p>
          </table:table-cell>
          <table:table-cell office:value-type="float" office:value="726376" calcext:value-type="float">
            <text:p>726,376</text:p>
          </table:table-cell>
          <table:table-cell office:value-type="float" office:value="5295571" calcext:value-type="float">
            <text:p>5,295,571</text:p>
          </table:table-cell>
          <table:table-cell office:value-type="float" office:value="407551" calcext:value-type="float">
            <text:p>407,551</text:p>
          </table:table-cell>
          <table:table-cell/>
          <table:table-cell table:formula="of:=CONCATENATE([.$Z$3];[.$Y$3];[.C48];&quot;,&quot;;[.E48];&quot;,&quot;;[.F48];&quot;,&quot;;[.G48];&quot;,&quot;;[.H48];&quot;,&quot;;[.I48];&quot;,&quot;;[.J48];&quot;,&quot;;[.K48];&quot;,&quot;;[.L48];&quot;,&quot;;[.M48];&quot;,&quot;;[.N48];&quot;,&quot;;[.P48];&quot;,&quot;;[.Q48];&quot;,&quot;;[.S48];&quot;,&quot;;[.T48];&quot;,&quot;;[.U48];&quot;,&quot;;[.V48];&quot;,&quot;;[.W48];&quot;,&quot;;[.X4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,1868988,1419491,11013154,521993,6255415,1288384,1687289,889587,3171812,2550448,899997,107613,31674172,1732821,1404244,726376,5295571,407551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,1868988,1419491,11013154,521993,6255415,1288384,1687289,889587,3171812,2550448,899997,107613,31674172,1732821,1404244,726376,5295571,407551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USH CITY PUBLIC SCHOOL DISTRICT</text:p>
          </table:table-cell>
          <table:table-cell office:value-type="float" office:value="139" calcext:value-type="float">
            <text:p>139</text:p>
          </table:table-cell>
          <table:table-cell table:formula="of:=VLOOKUP([.B49];[$Sheet2.A42:.C598];2)" office:value-type="float" office:value="44" calcext:value-type="float">
            <text:p>44</text:p>
          </table:table-cell>
          <table:table-cell office:value-type="float" office:value="876" calcext:value-type="float">
            <text:p>876</text:p>
          </table:table-cell>
          <table:table-cell office:value-type="float" office:value="685776" calcext:value-type="float">
            <text:p>685,776</text:p>
          </table:table-cell>
          <table:table-cell office:value-type="float" office:value="514038" calcext:value-type="float">
            <text:p>514,038</text:p>
          </table:table-cell>
          <table:table-cell office:value-type="float" office:value="3820603" calcext:value-type="float">
            <text:p>3,820,603</text:p>
          </table:table-cell>
          <table:table-cell office:value-type="float" office:value="201132" calcext:value-type="float">
            <text:p>201,132</text:p>
          </table:table-cell>
          <table:table-cell office:value-type="float" office:value="2039915" calcext:value-type="float">
            <text:p>2,039,915</text:p>
          </table:table-cell>
          <table:table-cell office:value-type="float" office:value="623882" calcext:value-type="float">
            <text:p>623,882</text:p>
          </table:table-cell>
          <table:table-cell office:value-type="float" office:value="700556" calcext:value-type="float">
            <text:p>700,556</text:p>
          </table:table-cell>
          <table:table-cell office:value-type="float" office:value="333882" calcext:value-type="float">
            <text:p>333,882</text:p>
          </table:table-cell>
          <table:table-cell office:value-type="float" office:value="966150" calcext:value-type="float">
            <text:p>966,150</text:p>
          </table:table-cell>
          <table:table-cell office:value-type="float" office:value="503838" calcext:value-type="float">
            <text:p>503,838</text:p>
          </table:table-cell>
          <table:table-cell office:value-type="float" office:value="10389774" calcext:value-type="float">
            <text:p>10,389,774</text:p>
          </table:table-cell>
          <table:table-cell office:value-type="float" office:value="398118" calcext:value-type="float">
            <text:p>398,118</text:p>
          </table:table-cell>
          <table:table-cell office:value-type="float" office:value="94792" calcext:value-type="float">
            <text:p>94,792</text:p>
          </table:table-cell>
          <table:table-cell office:value-type="float" office:value="492910" calcext:value-type="float">
            <text:p>492,910</text:p>
          </table:table-cell>
          <table:table-cell office:value-type="float" office:value="10882685" calcext:value-type="float">
            <text:p>10,882,685</text:p>
          </table:table-cell>
          <table:table-cell office:value-type="float" office:value="526320" calcext:value-type="float">
            <text:p>526,320</text:p>
          </table:table-cell>
          <table:table-cell office:value-type="float" office:value="486004" calcext:value-type="float">
            <text:p>486,004</text:p>
          </table:table-cell>
          <table:table-cell office:value-type="float" office:value="0" calcext:value-type="float">
            <text:p>0</text:p>
          </table:table-cell>
          <table:table-cell office:value-type="float" office:value="1471450" calcext:value-type="float">
            <text:p>1,471,4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49];&quot;,&quot;;[.E49];&quot;,&quot;;[.F49];&quot;,&quot;;[.G49];&quot;,&quot;;[.H49];&quot;,&quot;;[.I49];&quot;,&quot;;[.J49];&quot;,&quot;;[.K49];&quot;,&quot;;[.L49];&quot;,&quot;;[.M49];&quot;,&quot;;[.N49];&quot;,&quot;;[.P49];&quot;,&quot;;[.Q49];&quot;,&quot;;[.S49];&quot;,&quot;;[.T49];&quot;,&quot;;[.U49];&quot;,&quot;;[.V49];&quot;,&quot;;[.W49];&quot;,&quot;;[.X4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,685776,514038,3820603,201132,2039915,623882,700556,333882,966150,503838,398118,94792,10882685,526320,486004,0,14714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,685776,514038,3820603,201132,2039915,623882,700556,333882,966150,503838,398118,94792,10882685,526320,486004,0,14714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ARNESVILLE PUBLIC SCHOOL DIST.</text:p>
          </table:table-cell>
          <table:table-cell office:value-type="float" office:value="146" calcext:value-type="float">
            <text:p>146</text:p>
          </table:table-cell>
          <table:table-cell table:formula="of:=VLOOKUP([.B50];[$Sheet2.A43:.C599];2)" office:value-type="float" office:value="45" calcext:value-type="float">
            <text:p>45</text:p>
          </table:table-cell>
          <table:table-cell office:value-type="float" office:value="902" calcext:value-type="float">
            <text:p>902</text:p>
          </table:table-cell>
          <table:table-cell office:value-type="float" office:value="542874" calcext:value-type="float">
            <text:p>542,874</text:p>
          </table:table-cell>
          <table:table-cell office:value-type="float" office:value="457914" calcext:value-type="float">
            <text:p>457,914</text:p>
          </table:table-cell>
          <table:table-cell office:value-type="float" office:value="4719038" calcext:value-type="float">
            <text:p>4,719,038</text:p>
          </table:table-cell>
          <table:table-cell office:value-type="float" office:value="242514" calcext:value-type="float">
            <text:p>242,514</text:p>
          </table:table-cell>
          <table:table-cell office:value-type="float" office:value="1491112" calcext:value-type="float">
            <text:p>1,491,112</text:p>
          </table:table-cell>
          <table:table-cell office:value-type="float" office:value="745300" calcext:value-type="float">
            <text:p>745,300</text:p>
          </table:table-cell>
          <table:table-cell office:value-type="float" office:value="641342" calcext:value-type="float">
            <text:p>641,342</text:p>
          </table:table-cell>
          <table:table-cell office:value-type="float" office:value="358578" calcext:value-type="float">
            <text:p>358,578</text:p>
          </table:table-cell>
          <table:table-cell office:value-type="float" office:value="1059565" calcext:value-type="float">
            <text:p>1,059,565</text:p>
          </table:table-cell>
          <table:table-cell office:value-type="float" office:value="618420" calcext:value-type="float">
            <text:p>618,420</text:p>
          </table:table-cell>
          <table:table-cell office:value-type="float" office:value="10876657" calcext:value-type="float">
            <text:p>10,876,657</text:p>
          </table:table-cell>
          <table:table-cell office:value-type="float" office:value="583255" calcext:value-type="float">
            <text:p>583,255</text:p>
          </table:table-cell>
          <table:table-cell office:value-type="float" office:value="79569" calcext:value-type="float">
            <text:p>79,569</text:p>
          </table:table-cell>
          <table:table-cell office:value-type="float" office:value="662824" calcext:value-type="float">
            <text:p>662,824</text:p>
          </table:table-cell>
          <table:table-cell office:value-type="float" office:value="11539481" calcext:value-type="float">
            <text:p>11,539,481</text:p>
          </table:table-cell>
          <table:table-cell office:value-type="float" office:value="680106" calcext:value-type="float">
            <text:p>680,106</text:p>
          </table:table-cell>
          <table:table-cell office:value-type="float" office:value="389536" calcext:value-type="float">
            <text:p>389,536</text:p>
          </table:table-cell>
          <table:table-cell office:value-type="float" office:value="9939169" calcext:value-type="float">
            <text:p>9,939,169</text:p>
          </table:table-cell>
          <table:table-cell office:value-type="float" office:value="2107700" calcext:value-type="float">
            <text:p>2,107,7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50];&quot;,&quot;;[.E50];&quot;,&quot;;[.F50];&quot;,&quot;;[.G50];&quot;,&quot;;[.H50];&quot;,&quot;;[.I50];&quot;,&quot;;[.J50];&quot;,&quot;;[.K50];&quot;,&quot;;[.L50];&quot;,&quot;;[.M50];&quot;,&quot;;[.N50];&quot;,&quot;;[.P50];&quot;,&quot;;[.Q50];&quot;,&quot;;[.S50];&quot;,&quot;;[.T50];&quot;,&quot;;[.U50];&quot;,&quot;;[.V50];&quot;,&quot;;[.W50];&quot;,&quot;;[.X5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,542874,457914,4719038,242514,1491112,745300,641342,358578,1059565,618420,583255,79569,11539481,680106,389536,9939169,21077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,542874,457914,4719038,242514,1491112,745300,641342,358578,1059565,618420,583255,79569,11539481,680106,389536,9939169,21077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AWLEY PUBLIC SCHOOL DISTRICT</text:p>
          </table:table-cell>
          <table:table-cell office:value-type="float" office:value="150" calcext:value-type="float">
            <text:p>150</text:p>
          </table:table-cell>
          <table:table-cell table:formula="of:=VLOOKUP([.B51];[$Sheet2.A44:.C600];2)" office:value-type="float" office:value="46" calcext:value-type="float">
            <text:p>46</text:p>
          </table:table-cell>
          <table:table-cell office:value-type="float" office:value="1027" calcext:value-type="float">
            <text:p>1,027</text:p>
          </table:table-cell>
          <table:table-cell office:value-type="float" office:value="765999" calcext:value-type="float">
            <text:p>765,999</text:p>
          </table:table-cell>
          <table:table-cell office:value-type="float" office:value="407446" calcext:value-type="float">
            <text:p>407,446</text:p>
          </table:table-cell>
          <table:table-cell office:value-type="float" office:value="5039751" calcext:value-type="float">
            <text:p>5,039,751</text:p>
          </table:table-cell>
          <table:table-cell office:value-type="float" office:value="285982" calcext:value-type="float">
            <text:p>285,982</text:p>
          </table:table-cell>
          <table:table-cell office:value-type="float" office:value="1361591" calcext:value-type="float">
            <text:p>1,361,591</text:p>
          </table:table-cell>
          <table:table-cell office:value-type="float" office:value="940552" calcext:value-type="float">
            <text:p>940,552</text:p>
          </table:table-cell>
          <table:table-cell office:value-type="float" office:value="344967" calcext:value-type="float">
            <text:p>344,967</text:p>
          </table:table-cell>
          <table:table-cell office:value-type="float" office:value="328685" calcext:value-type="float">
            <text:p>328,685</text:p>
          </table:table-cell>
          <table:table-cell office:value-type="float" office:value="1231267" calcext:value-type="float">
            <text:p>1,231,267</text:p>
          </table:table-cell>
          <table:table-cell office:value-type="float" office:value="265921" calcext:value-type="float">
            <text:p>265,921</text:p>
          </table:table-cell>
          <table:table-cell office:value-type="float" office:value="10972159" calcext:value-type="float">
            <text:p>10,972,159</text:p>
          </table:table-cell>
          <table:table-cell office:value-type="float" office:value="978457" calcext:value-type="float">
            <text:p>978,457</text:p>
          </table:table-cell>
          <table:table-cell office:value-type="float" office:value="151494" calcext:value-type="float">
            <text:p>151,494</text:p>
          </table:table-cell>
          <table:table-cell office:value-type="float" office:value="1129951" calcext:value-type="float">
            <text:p>1,129,951</text:p>
          </table:table-cell>
          <table:table-cell office:value-type="float" office:value="12102110" calcext:value-type="float">
            <text:p>12,102,110</text:p>
          </table:table-cell>
          <table:table-cell office:value-type="float" office:value="653770" calcext:value-type="float">
            <text:p>653,770</text:p>
          </table:table-cell>
          <table:table-cell office:value-type="float" office:value="579186" calcext:value-type="float">
            <text:p>579,186</text:p>
          </table:table-cell>
          <table:table-cell office:value-type="float" office:value="7380" calcext:value-type="float">
            <text:p>7,380</text:p>
          </table:table-cell>
          <table:table-cell office:value-type="float" office:value="1550598" calcext:value-type="float">
            <text:p>1,550,59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51];&quot;,&quot;;[.E51];&quot;,&quot;;[.F51];&quot;,&quot;;[.G51];&quot;,&quot;;[.H51];&quot;,&quot;;[.I51];&quot;,&quot;;[.J51];&quot;,&quot;;[.K51];&quot;,&quot;;[.L51];&quot;,&quot;;[.M51];&quot;,&quot;;[.N51];&quot;,&quot;;[.P51];&quot;,&quot;;[.Q51];&quot;,&quot;;[.S51];&quot;,&quot;;[.T51];&quot;,&quot;;[.U51];&quot;,&quot;;[.V51];&quot;,&quot;;[.W51];&quot;,&quot;;[.X5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,765999,407446,5039751,285982,1361591,940552,344967,328685,1231267,265921,978457,151494,12102110,653770,579186,7380,155059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,765999,407446,5039751,285982,1361591,940552,344967,328685,1231267,265921,978457,151494,12102110,653770,579186,7380,155059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oorhead Area Public Schools</text:p>
          </table:table-cell>
          <table:table-cell office:value-type="float" office:value="152" calcext:value-type="float">
            <text:p>152</text:p>
          </table:table-cell>
          <table:table-cell table:formula="of:=VLOOKUP([.B52];[$Sheet2.A45:.C601];2)" office:value-type="float" office:value="47" calcext:value-type="float">
            <text:p>47</text:p>
          </table:table-cell>
          <table:table-cell office:value-type="float" office:value="7168" calcext:value-type="float">
            <text:p>7,168</text:p>
          </table:table-cell>
          <table:table-cell office:value-type="float" office:value="2677105" calcext:value-type="float">
            <text:p>2,677,105</text:p>
          </table:table-cell>
          <table:table-cell office:value-type="float" office:value="3375875" calcext:value-type="float">
            <text:p>3,375,875</text:p>
          </table:table-cell>
          <table:table-cell office:value-type="float" office:value="41752277" calcext:value-type="float">
            <text:p>41,752,277</text:p>
          </table:table-cell>
          <table:table-cell office:value-type="float" office:value="1131690" calcext:value-type="float">
            <text:p>1,131,690</text:p>
          </table:table-cell>
          <table:table-cell office:value-type="float" office:value="22420117" calcext:value-type="float">
            <text:p>22,420,117</text:p>
          </table:table-cell>
          <table:table-cell office:value-type="float" office:value="3084771" calcext:value-type="float">
            <text:p>3,084,771</text:p>
          </table:table-cell>
          <table:table-cell office:value-type="float" office:value="7887808" calcext:value-type="float">
            <text:p>7,887,808</text:p>
          </table:table-cell>
          <table:table-cell office:value-type="float" office:value="3732799" calcext:value-type="float">
            <text:p>3,732,799</text:p>
          </table:table-cell>
          <table:table-cell office:value-type="float" office:value="8325916" calcext:value-type="float">
            <text:p>8,325,916</text:p>
          </table:table-cell>
          <table:table-cell office:value-type="float" office:value="5695851" calcext:value-type="float">
            <text:p>5,695,851</text:p>
          </table:table-cell>
          <table:table-cell office:value-type="float" office:value="100084209" calcext:value-type="float">
            <text:p>100,084,209</text:p>
          </table:table-cell>
          <table:table-cell office:value-type="float" office:value="9749097" calcext:value-type="float">
            <text:p>9,749,097</text:p>
          </table:table-cell>
          <table:table-cell office:value-type="float" office:value="640061" calcext:value-type="float">
            <text:p>640,061</text:p>
          </table:table-cell>
          <table:table-cell office:value-type="float" office:value="10389158" calcext:value-type="float">
            <text:p>10,389,158</text:p>
          </table:table-cell>
          <table:table-cell office:value-type="float" office:value="110473367" calcext:value-type="float">
            <text:p>110,473,367</text:p>
          </table:table-cell>
          <table:table-cell office:value-type="float" office:value="3697478" calcext:value-type="float">
            <text:p>3,697,478</text:p>
          </table:table-cell>
          <table:table-cell office:value-type="float" office:value="2205657" calcext:value-type="float">
            <text:p>2,205,657</text:p>
          </table:table-cell>
          <table:table-cell office:value-type="float" office:value="36110462" calcext:value-type="float">
            <text:p>36,110,462</text:p>
          </table:table-cell>
          <table:table-cell office:value-type="float" office:value="10369769" calcext:value-type="float">
            <text:p>10,369,769</text:p>
          </table:table-cell>
          <table:table-cell office:value-type="float" office:value="735120" calcext:value-type="float">
            <text:p>735,120</text:p>
          </table:table-cell>
          <table:table-cell/>
          <table:table-cell table:formula="of:=CONCATENATE([.$Z$3];[.$Y$3];[.C52];&quot;,&quot;;[.E52];&quot;,&quot;;[.F52];&quot;,&quot;;[.G52];&quot;,&quot;;[.H52];&quot;,&quot;;[.I52];&quot;,&quot;;[.J52];&quot;,&quot;;[.K52];&quot;,&quot;;[.L52];&quot;,&quot;;[.M52];&quot;,&quot;;[.N52];&quot;,&quot;;[.P52];&quot;,&quot;;[.Q52];&quot;,&quot;;[.S52];&quot;,&quot;;[.T52];&quot;,&quot;;[.U52];&quot;,&quot;;[.V52];&quot;,&quot;;[.W52];&quot;,&quot;;[.X5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,2677105,3375875,41752277,1131690,22420117,3084771,7887808,3732799,8325916,5695851,9749097,640061,110473367,3697478,2205657,36110462,10369769,73512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,2677105,3375875,41752277,1131690,22420117,3084771,7887808,3732799,8325916,5695851,9749097,640061,110473367,3697478,2205657,36110462,10369769,73512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AGLEY PUBLIC SCHOOL DISTRICT</text:p>
          </table:table-cell>
          <table:table-cell office:value-type="float" office:value="162" calcext:value-type="float">
            <text:p>162</text:p>
          </table:table-cell>
          <table:table-cell table:formula="of:=VLOOKUP([.B53];[$Sheet2.A46:.C602];2)" office:value-type="float" office:value="48" calcext:value-type="float">
            <text:p>48</text:p>
          </table:table-cell>
          <table:table-cell office:value-type="float" office:value="915" calcext:value-type="float">
            <text:p>915</text:p>
          </table:table-cell>
          <table:table-cell office:value-type="float" office:value="753898" calcext:value-type="float">
            <text:p>753,898</text:p>
          </table:table-cell>
          <table:table-cell office:value-type="float" office:value="566443" calcext:value-type="float">
            <text:p>566,443</text:p>
          </table:table-cell>
          <table:table-cell office:value-type="float" office:value="5444320" calcext:value-type="float">
            <text:p>5,444,320</text:p>
          </table:table-cell>
          <table:table-cell office:value-type="float" office:value="152060" calcext:value-type="float">
            <text:p>152,060</text:p>
          </table:table-cell>
          <table:table-cell office:value-type="float" office:value="2134237" calcext:value-type="float">
            <text:p>2,134,237</text:p>
          </table:table-cell>
          <table:table-cell office:value-type="float" office:value="421000" calcext:value-type="float">
            <text:p>421,000</text:p>
          </table:table-cell>
          <table:table-cell office:value-type="float" office:value="584999" calcext:value-type="float">
            <text:p>584,999</text:p>
          </table:table-cell>
          <table:table-cell office:value-type="float" office:value="88283" calcext:value-type="float">
            <text:p>88,283</text:p>
          </table:table-cell>
          <table:table-cell office:value-type="float" office:value="1544640" calcext:value-type="float">
            <text:p>1,544,640</text:p>
          </table:table-cell>
          <table:table-cell office:value-type="float" office:value="832231" calcext:value-type="float">
            <text:p>832,231</text:p>
          </table:table-cell>
          <table:table-cell office:value-type="float" office:value="12522111" calcext:value-type="float">
            <text:p>12,522,111</text:p>
          </table:table-cell>
          <table:table-cell office:value-type="float" office:value="2227170" calcext:value-type="float">
            <text:p>2,227,170</text:p>
          </table:table-cell>
          <table:table-cell office:value-type="float" office:value="340714" calcext:value-type="float">
            <text:p>340,714</text:p>
          </table:table-cell>
          <table:table-cell office:value-type="float" office:value="2567884" calcext:value-type="float">
            <text:p>2,567,884</text:p>
          </table:table-cell>
          <table:table-cell office:value-type="float" office:value="15089995" calcext:value-type="float">
            <text:p>15,089,995</text:p>
          </table:table-cell>
          <table:table-cell office:value-type="float" office:value="628982" calcext:value-type="float">
            <text:p>628,982</text:p>
          </table:table-cell>
          <table:table-cell office:value-type="float" office:value="307659" calcext:value-type="float">
            <text:p>307,659</text:p>
          </table:table-cell>
          <table:table-cell office:value-type="float" office:value="0" calcext:value-type="float">
            <text:p>0</text:p>
          </table:table-cell>
          <table:table-cell office:value-type="float" office:value="4898440" calcext:value-type="float">
            <text:p>4,898,44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53];&quot;,&quot;;[.E53];&quot;,&quot;;[.F53];&quot;,&quot;;[.G53];&quot;,&quot;;[.H53];&quot;,&quot;;[.I53];&quot;,&quot;;[.J53];&quot;,&quot;;[.K53];&quot;,&quot;;[.L53];&quot;,&quot;;[.M53];&quot;,&quot;;[.N53];&quot;,&quot;;[.P53];&quot;,&quot;;[.Q53];&quot;,&quot;;[.S53];&quot;,&quot;;[.T53];&quot;,&quot;;[.U53];&quot;,&quot;;[.V53];&quot;,&quot;;[.W53];&quot;,&quot;;[.X5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,753898,566443,5444320,152060,2134237,421000,584999,88283,1544640,832231,2227170,340714,15089995,628982,307659,0,489844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,753898,566443,5444320,152060,2134237,421000,584999,88283,1544640,832231,2227170,340714,15089995,628982,307659,0,489844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OK COUNTY PUBLIC SCHOOLS</text:p>
          </table:table-cell>
          <table:table-cell office:value-type="float" office:value="166" calcext:value-type="float">
            <text:p>166</text:p>
          </table:table-cell>
          <table:table-cell table:formula="of:=VLOOKUP([.B54];[$Sheet2.A47:.C603];2)" office:value-type="float" office:value="49" calcext:value-type="float">
            <text:p>49</text:p>
          </table:table-cell>
          <table:table-cell office:value-type="float" office:value="410" calcext:value-type="float">
            <text:p>410</text:p>
          </table:table-cell>
          <table:table-cell office:value-type="float" office:value="416001" calcext:value-type="float">
            <text:p>416,001</text:p>
          </table:table-cell>
          <table:table-cell office:value-type="float" office:value="324439" calcext:value-type="float">
            <text:p>324,439</text:p>
          </table:table-cell>
          <table:table-cell office:value-type="float" office:value="3298904" calcext:value-type="float">
            <text:p>3,298,904</text:p>
          </table:table-cell>
          <table:table-cell office:value-type="float" office:value="128667" calcext:value-type="float">
            <text:p>128,667</text:p>
          </table:table-cell>
          <table:table-cell office:value-type="float" office:value="1701201" calcext:value-type="float">
            <text:p>1,701,201</text:p>
          </table:table-cell>
          <table:table-cell office:value-type="float" office:value="285002" calcext:value-type="float">
            <text:p>285,002</text:p>
          </table:table-cell>
          <table:table-cell office:value-type="float" office:value="335697" calcext:value-type="float">
            <text:p>335,697</text:p>
          </table:table-cell>
          <table:table-cell office:value-type="float" office:value="211596" calcext:value-type="float">
            <text:p>211,596</text:p>
          </table:table-cell>
          <table:table-cell office:value-type="float" office:value="683661" calcext:value-type="float">
            <text:p>683,661</text:p>
          </table:table-cell>
          <table:table-cell office:value-type="float" office:value="392835" calcext:value-type="float">
            <text:p>392,835</text:p>
          </table:table-cell>
          <table:table-cell office:value-type="float" office:value="7778003" calcext:value-type="float">
            <text:p>7,778,003</text:p>
          </table:table-cell>
          <table:table-cell office:value-type="float" office:value="384766" calcext:value-type="float">
            <text:p>384,766</text:p>
          </table:table-cell>
          <table:table-cell office:value-type="float" office:value="39223" calcext:value-type="float">
            <text:p>39,223</text:p>
          </table:table-cell>
          <table:table-cell office:value-type="float" office:value="423988" calcext:value-type="float">
            <text:p>423,988</text:p>
          </table:table-cell>
          <table:table-cell office:value-type="float" office:value="8201992" calcext:value-type="float">
            <text:p>8,201,992</text:p>
          </table:table-cell>
          <table:table-cell office:value-type="float" office:value="328107" calcext:value-type="float">
            <text:p>328,107</text:p>
          </table:table-cell>
          <table:table-cell office:value-type="float" office:value="256508" calcext:value-type="float">
            <text:p>256,508</text:p>
          </table:table-cell>
          <table:table-cell office:value-type="float" office:value="96064" calcext:value-type="float">
            <text:p>96,064</text:p>
          </table:table-cell>
          <table:table-cell office:value-type="float" office:value="810795" calcext:value-type="float">
            <text:p>810,79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54];&quot;,&quot;;[.E54];&quot;,&quot;;[.F54];&quot;,&quot;;[.G54];&quot;,&quot;;[.H54];&quot;,&quot;;[.I54];&quot;,&quot;;[.J54];&quot;,&quot;;[.K54];&quot;,&quot;;[.L54];&quot;,&quot;;[.M54];&quot;,&quot;;[.N54];&quot;,&quot;;[.P54];&quot;,&quot;;[.Q54];&quot;,&quot;;[.S54];&quot;,&quot;;[.T54];&quot;,&quot;;[.U54];&quot;,&quot;;[.V54];&quot;,&quot;;[.W54];&quot;,&quot;;[.X5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,416001,324439,3298904,128667,1701201,285002,335697,211596,683661,392835,384766,39223,8201992,328107,256508,96064,81079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,416001,324439,3298904,128667,1701201,285002,335697,211596,683661,392835,384766,39223,8201992,328107,256508,96064,81079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OUNTAIN LAKE PUBLIC SCHOOLS</text:p>
          </table:table-cell>
          <table:table-cell office:value-type="float" office:value="173" calcext:value-type="float">
            <text:p>173</text:p>
          </table:table-cell>
          <table:table-cell table:formula="of:=VLOOKUP([.B55];[$Sheet2.A48:.C604];2)" office:value-type="float" office:value="50" calcext:value-type="float">
            <text:p>50</text:p>
          </table:table-cell>
          <table:table-cell office:value-type="float" office:value="503" calcext:value-type="float">
            <text:p>503</text:p>
          </table:table-cell>
          <table:table-cell office:value-type="float" office:value="583985" calcext:value-type="float">
            <text:p>583,985</text:p>
          </table:table-cell>
          <table:table-cell office:value-type="float" office:value="420673" calcext:value-type="float">
            <text:p>420,673</text:p>
          </table:table-cell>
          <table:table-cell office:value-type="float" office:value="3021548" calcext:value-type="float">
            <text:p>3,021,548</text:p>
          </table:table-cell>
          <table:table-cell office:value-type="float" office:value="290925" calcext:value-type="float">
            <text:p>290,925</text:p>
          </table:table-cell>
          <table:table-cell office:value-type="float" office:value="896142" calcext:value-type="float">
            <text:p>896,142</text:p>
          </table:table-cell>
          <table:table-cell office:value-type="float" office:value="463314" calcext:value-type="float">
            <text:p>463,314</text:p>
          </table:table-cell>
          <table:table-cell office:value-type="float" office:value="203322" calcext:value-type="float">
            <text:p>203,322</text:p>
          </table:table-cell>
          <table:table-cell office:value-type="float" office:value="342964" calcext:value-type="float">
            <text:p>342,964</text:p>
          </table:table-cell>
          <table:table-cell office:value-type="float" office:value="773715" calcext:value-type="float">
            <text:p>773,715</text:p>
          </table:table-cell>
          <table:table-cell office:value-type="float" office:value="358903" calcext:value-type="float">
            <text:p>358,903</text:p>
          </table:table-cell>
          <table:table-cell office:value-type="float" office:value="7355490" calcext:value-type="float">
            <text:p>7,355,490</text:p>
          </table:table-cell>
          <table:table-cell office:value-type="float" office:value="538016" calcext:value-type="float">
            <text:p>538,016</text:p>
          </table:table-cell>
          <table:table-cell office:value-type="float" office:value="143159" calcext:value-type="float">
            <text:p>143,159</text:p>
          </table:table-cell>
          <table:table-cell office:value-type="float" office:value="681174" calcext:value-type="float">
            <text:p>681,174</text:p>
          </table:table-cell>
          <table:table-cell office:value-type="float" office:value="8036666" calcext:value-type="float">
            <text:p>8,036,666</text:p>
          </table:table-cell>
          <table:table-cell office:value-type="float" office:value="625500" calcext:value-type="float">
            <text:p>625,500</text:p>
          </table:table-cell>
          <table:table-cell office:value-type="float" office:value="458692" calcext:value-type="float">
            <text:p>458,692</text:p>
          </table:table-cell>
          <table:table-cell office:value-type="float" office:value="113395" calcext:value-type="float">
            <text:p>113,395</text:p>
          </table:table-cell>
          <table:table-cell office:value-type="float" office:value="1301325" calcext:value-type="float">
            <text:p>1,301,3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55];&quot;,&quot;;[.E55];&quot;,&quot;;[.F55];&quot;,&quot;;[.G55];&quot;,&quot;;[.H55];&quot;,&quot;;[.I55];&quot;,&quot;;[.J55];&quot;,&quot;;[.K55];&quot;,&quot;;[.L55];&quot;,&quot;;[.M55];&quot;,&quot;;[.N55];&quot;,&quot;;[.P55];&quot;,&quot;;[.Q55];&quot;,&quot;;[.S55];&quot;,&quot;;[.T55];&quot;,&quot;;[.U55];&quot;,&quot;;[.V55];&quot;,&quot;;[.W55];&quot;,&quot;;[.X5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,583985,420673,3021548,290925,896142,463314,203322,342964,773715,358903,538016,143159,8036666,625500,458692,113395,13013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,583985,420673,3021548,290925,896142,463314,203322,342964,773715,358903,538016,143159,8036666,625500,458692,113395,13013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NDOM PUBLIC SCHOOL DISTRICT</text:p>
          </table:table-cell>
          <table:table-cell office:value-type="float" office:value="177" calcext:value-type="float">
            <text:p>177</text:p>
          </table:table-cell>
          <table:table-cell table:formula="of:=VLOOKUP([.B56];[$Sheet2.A49:.C605];2)" office:value-type="float" office:value="51" calcext:value-type="float">
            <text:p>51</text:p>
          </table:table-cell>
          <table:table-cell office:value-type="float" office:value="1171" calcext:value-type="float">
            <text:p>1,171</text:p>
          </table:table-cell>
          <table:table-cell office:value-type="float" office:value="1247781" calcext:value-type="float">
            <text:p>1,247,781</text:p>
          </table:table-cell>
          <table:table-cell office:value-type="float" office:value="747901" calcext:value-type="float">
            <text:p>747,901</text:p>
          </table:table-cell>
          <table:table-cell office:value-type="float" office:value="6343124" calcext:value-type="float">
            <text:p>6,343,124</text:p>
          </table:table-cell>
          <table:table-cell office:value-type="float" office:value="386421" calcext:value-type="float">
            <text:p>386,421</text:p>
          </table:table-cell>
          <table:table-cell office:value-type="float" office:value="3052250" calcext:value-type="float">
            <text:p>3,052,250</text:p>
          </table:table-cell>
          <table:table-cell office:value-type="float" office:value="695491" calcext:value-type="float">
            <text:p>695,491</text:p>
          </table:table-cell>
          <table:table-cell office:value-type="float" office:value="289490" calcext:value-type="float">
            <text:p>289,490</text:p>
          </table:table-cell>
          <table:table-cell office:value-type="float" office:value="475939" calcext:value-type="float">
            <text:p>475,939</text:p>
          </table:table-cell>
          <table:table-cell office:value-type="float" office:value="1897849" calcext:value-type="float">
            <text:p>1,897,849</text:p>
          </table:table-cell>
          <table:table-cell office:value-type="float" office:value="892117" calcext:value-type="float">
            <text:p>892,117</text:p>
          </table:table-cell>
          <table:table-cell office:value-type="float" office:value="16028362" calcext:value-type="float">
            <text:p>16,028,362</text:p>
          </table:table-cell>
          <table:table-cell office:value-type="float" office:value="535599" calcext:value-type="float">
            <text:p>535,599</text:p>
          </table:table-cell>
          <table:table-cell office:value-type="float" office:value="251283" calcext:value-type="float">
            <text:p>251,283</text:p>
          </table:table-cell>
          <table:table-cell office:value-type="float" office:value="786881" calcext:value-type="float">
            <text:p>786,881</text:p>
          </table:table-cell>
          <table:table-cell office:value-type="float" office:value="16815244" calcext:value-type="float">
            <text:p>16,815,244</text:p>
          </table:table-cell>
          <table:table-cell office:value-type="float" office:value="926084" calcext:value-type="float">
            <text:p>926,084</text:p>
          </table:table-cell>
          <table:table-cell office:value-type="float" office:value="427760" calcext:value-type="float">
            <text:p>427,760</text:p>
          </table:table-cell>
          <table:table-cell office:value-type="float" office:value="227086" calcext:value-type="float">
            <text:p>227,086</text:p>
          </table:table-cell>
          <table:table-cell office:value-type="float" office:value="2271188" calcext:value-type="float">
            <text:p>2,271,18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56];&quot;,&quot;;[.E56];&quot;,&quot;;[.F56];&quot;,&quot;;[.G56];&quot;,&quot;;[.H56];&quot;,&quot;;[.I56];&quot;,&quot;;[.J56];&quot;,&quot;;[.K56];&quot;,&quot;;[.L56];&quot;,&quot;;[.M56];&quot;,&quot;;[.N56];&quot;,&quot;;[.P56];&quot;,&quot;;[.Q56];&quot;,&quot;;[.S56];&quot;,&quot;;[.T56];&quot;,&quot;;[.U56];&quot;,&quot;;[.V56];&quot;,&quot;;[.W56];&quot;,&quot;;[.X5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,1247781,747901,6343124,386421,3052250,695491,289490,475939,1897849,892117,535599,251283,16815244,926084,427760,227086,227118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,1247781,747901,6343124,386421,3052250,695491,289490,475939,1897849,892117,535599,251283,16815244,926084,427760,227086,227118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AINERD PUBLIC SCHOOL DISTRICT</text:p>
          </table:table-cell>
          <table:table-cell office:value-type="float" office:value="181" calcext:value-type="float">
            <text:p>181</text:p>
          </table:table-cell>
          <table:table-cell table:formula="of:=VLOOKUP([.B57];[$Sheet2.A50:.C606];2)" office:value-type="float" office:value="52" calcext:value-type="float">
            <text:p>52</text:p>
          </table:table-cell>
          <table:table-cell office:value-type="float" office:value="6242" calcext:value-type="float">
            <text:p>6,242</text:p>
          </table:table-cell>
          <table:table-cell office:value-type="float" office:value="2830417" calcext:value-type="float">
            <text:p>2,830,417</text:p>
          </table:table-cell>
          <table:table-cell office:value-type="float" office:value="3266124" calcext:value-type="float">
            <text:p>3,266,124</text:p>
          </table:table-cell>
          <table:table-cell office:value-type="float" office:value="33222660" calcext:value-type="float">
            <text:p>33,222,660</text:p>
          </table:table-cell>
          <table:table-cell office:value-type="float" office:value="1291768" calcext:value-type="float">
            <text:p>1,291,768</text:p>
          </table:table-cell>
          <table:table-cell office:value-type="float" office:value="23198380" calcext:value-type="float">
            <text:p>23,198,380</text:p>
          </table:table-cell>
          <table:table-cell office:value-type="float" office:value="2454627" calcext:value-type="float">
            <text:p>2,454,627</text:p>
          </table:table-cell>
          <table:table-cell office:value-type="float" office:value="5381763" calcext:value-type="float">
            <text:p>5,381,763</text:p>
          </table:table-cell>
          <table:table-cell office:value-type="float" office:value="2229459" calcext:value-type="float">
            <text:p>2,229,459</text:p>
          </table:table-cell>
          <table:table-cell office:value-type="float" office:value="7901820" calcext:value-type="float">
            <text:p>7,901,820</text:p>
          </table:table-cell>
          <table:table-cell office:value-type="float" office:value="4938342" calcext:value-type="float">
            <text:p>4,938,342</text:p>
          </table:table-cell>
          <table:table-cell office:value-type="float" office:value="86715359" calcext:value-type="float">
            <text:p>86,715,359</text:p>
          </table:table-cell>
          <table:table-cell office:value-type="float" office:value="3867492" calcext:value-type="float">
            <text:p>3,867,492</text:p>
          </table:table-cell>
          <table:table-cell office:value-type="float" office:value="638519" calcext:value-type="float">
            <text:p>638,519</text:p>
          </table:table-cell>
          <table:table-cell office:value-type="float" office:value="4506011" calcext:value-type="float">
            <text:p>4,506,011</text:p>
          </table:table-cell>
          <table:table-cell office:value-type="float" office:value="91221370" calcext:value-type="float">
            <text:p>91,221,370</text:p>
          </table:table-cell>
          <table:table-cell office:value-type="float" office:value="4187633" calcext:value-type="float">
            <text:p>4,187,633</text:p>
          </table:table-cell>
          <table:table-cell office:value-type="float" office:value="3373789" calcext:value-type="float">
            <text:p>3,373,789</text:p>
          </table:table-cell>
          <table:table-cell office:value-type="float" office:value="41442061" calcext:value-type="float">
            <text:p>41,442,061</text:p>
          </table:table-cell>
          <table:table-cell office:value-type="float" office:value="11660730" calcext:value-type="float">
            <text:p>11,660,730</text:p>
          </table:table-cell>
          <table:table-cell office:value-type="float" office:value="2552570" calcext:value-type="float">
            <text:p>2,552,570</text:p>
          </table:table-cell>
          <table:table-cell/>
          <table:table-cell table:formula="of:=CONCATENATE([.$Z$3];[.$Y$3];[.C57];&quot;,&quot;;[.E57];&quot;,&quot;;[.F57];&quot;,&quot;;[.G57];&quot;,&quot;;[.H57];&quot;,&quot;;[.I57];&quot;,&quot;;[.J57];&quot;,&quot;;[.K57];&quot;,&quot;;[.L57];&quot;,&quot;;[.M57];&quot;,&quot;;[.N57];&quot;,&quot;;[.P57];&quot;,&quot;;[.Q57];&quot;,&quot;;[.S57];&quot;,&quot;;[.T57];&quot;,&quot;;[.U57];&quot;,&quot;;[.V57];&quot;,&quot;;[.W57];&quot;,&quot;;[.X5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,2830417,3266124,33222660,1291768,23198380,2454627,5381763,2229459,7901820,4938342,3867492,638519,91221370,4187633,3373789,41442061,11660730,255257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,2830417,3266124,33222660,1291768,23198380,2454627,5381763,2229459,7901820,4938342,3867492,638519,91221370,4187633,3373789,41442061,11660730,255257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ROSBY-IRONTON PUBLIC SCHOOL DIST.</text:p>
          </table:table-cell>
          <table:table-cell office:value-type="float" office:value="182" calcext:value-type="float">
            <text:p>182</text:p>
          </table:table-cell>
          <table:table-cell table:formula="of:=VLOOKUP([.B58];[$Sheet2.A51:.C607];2)" office:value-type="float" office:value="53" calcext:value-type="float">
            <text:p>53</text:p>
          </table:table-cell>
          <table:table-cell office:value-type="float" office:value="1016" calcext:value-type="float">
            <text:p>1,016</text:p>
          </table:table-cell>
          <table:table-cell office:value-type="float" office:value="753194" calcext:value-type="float">
            <text:p>753,194</text:p>
          </table:table-cell>
          <table:table-cell office:value-type="float" office:value="417604" calcext:value-type="float">
            <text:p>417,604</text:p>
          </table:table-cell>
          <table:table-cell office:value-type="float" office:value="4902278" calcext:value-type="float">
            <text:p>4,902,278</text:p>
          </table:table-cell>
          <table:table-cell office:value-type="float" office:value="49438" calcext:value-type="float">
            <text:p>49,438</text:p>
          </table:table-cell>
          <table:table-cell office:value-type="float" office:value="3088634" calcext:value-type="float">
            <text:p>3,088,634</text:p>
          </table:table-cell>
          <table:table-cell office:value-type="float" office:value="588882" calcext:value-type="float">
            <text:p>588,882</text:p>
          </table:table-cell>
          <table:table-cell office:value-type="float" office:value="456386" calcext:value-type="float">
            <text:p>456,386</text:p>
          </table:table-cell>
          <table:table-cell office:value-type="float" office:value="353632" calcext:value-type="float">
            <text:p>353,632</text:p>
          </table:table-cell>
          <table:table-cell office:value-type="float" office:value="1732021" calcext:value-type="float">
            <text:p>1,732,021</text:p>
          </table:table-cell>
          <table:table-cell office:value-type="float" office:value="1138612" calcext:value-type="float">
            <text:p>1,138,612</text:p>
          </table:table-cell>
          <table:table-cell office:value-type="float" office:value="13480683" calcext:value-type="float">
            <text:p>13,480,683</text:p>
          </table:table-cell>
          <table:table-cell office:value-type="float" office:value="958086" calcext:value-type="float">
            <text:p>958,086</text:p>
          </table:table-cell>
          <table:table-cell office:value-type="float" office:value="64466" calcext:value-type="float">
            <text:p>64,466</text:p>
          </table:table-cell>
          <table:table-cell office:value-type="float" office:value="1022552" calcext:value-type="float">
            <text:p>1,022,552</text:p>
          </table:table-cell>
          <table:table-cell office:value-type="float" office:value="14503235" calcext:value-type="float">
            <text:p>14,503,235</text:p>
          </table:table-cell>
          <table:table-cell office:value-type="float" office:value="696215" calcext:value-type="float">
            <text:p>696,215</text:p>
          </table:table-cell>
          <table:table-cell office:value-type="float" office:value="369364" calcext:value-type="float">
            <text:p>369,364</text:p>
          </table:table-cell>
          <table:table-cell office:value-type="float" office:value="5608441" calcext:value-type="float">
            <text:p>5,608,441</text:p>
          </table:table-cell>
          <table:table-cell office:value-type="float" office:value="2200050" calcext:value-type="float">
            <text:p>2,200,0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58];&quot;,&quot;;[.E58];&quot;,&quot;;[.F58];&quot;,&quot;;[.G58];&quot;,&quot;;[.H58];&quot;,&quot;;[.I58];&quot;,&quot;;[.J58];&quot;,&quot;;[.K58];&quot;,&quot;;[.L58];&quot;,&quot;;[.M58];&quot;,&quot;;[.N58];&quot;,&quot;;[.P58];&quot;,&quot;;[.Q58];&quot;,&quot;;[.S58];&quot;,&quot;;[.T58];&quot;,&quot;;[.U58];&quot;,&quot;;[.V58];&quot;,&quot;;[.W58];&quot;,&quot;;[.X5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,753194,417604,4902278,49438,3088634,588882,456386,353632,1732021,1138612,958086,64466,14503235,696215,369364,5608441,22000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,753194,417604,4902278,49438,3088634,588882,456386,353632,1732021,1138612,958086,64466,14503235,696215,369364,5608441,22000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EQUOT LAKES PUBLIC SCHOOLS</text:p>
          </table:table-cell>
          <table:table-cell office:value-type="float" office:value="186" calcext:value-type="float">
            <text:p>186</text:p>
          </table:table-cell>
          <table:table-cell table:formula="of:=VLOOKUP([.B59];[$Sheet2.A52:.C608];2)" office:value-type="float" office:value="54" calcext:value-type="float">
            <text:p>54</text:p>
          </table:table-cell>
          <table:table-cell office:value-type="float" office:value="1759" calcext:value-type="float">
            <text:p>1,759</text:p>
          </table:table-cell>
          <table:table-cell office:value-type="float" office:value="995496" calcext:value-type="float">
            <text:p>995,496</text:p>
          </table:table-cell>
          <table:table-cell office:value-type="float" office:value="741129" calcext:value-type="float">
            <text:p>741,129</text:p>
          </table:table-cell>
          <table:table-cell office:value-type="float" office:value="9294271" calcext:value-type="float">
            <text:p>9,294,271</text:p>
          </table:table-cell>
          <table:table-cell office:value-type="float" office:value="153852" calcext:value-type="float">
            <text:p>153,852</text:p>
          </table:table-cell>
          <table:table-cell office:value-type="float" office:value="2821973" calcext:value-type="float">
            <text:p>2,821,973</text:p>
          </table:table-cell>
          <table:table-cell office:value-type="float" office:value="1232949" calcext:value-type="float">
            <text:p>1,232,949</text:p>
          </table:table-cell>
          <table:table-cell office:value-type="float" office:value="1129922" calcext:value-type="float">
            <text:p>1,129,922</text:p>
          </table:table-cell>
          <table:table-cell office:value-type="float" office:value="693347" calcext:value-type="float">
            <text:p>693,347</text:p>
          </table:table-cell>
          <table:table-cell office:value-type="float" office:value="1849229" calcext:value-type="float">
            <text:p>1,849,229</text:p>
          </table:table-cell>
          <table:table-cell office:value-type="float" office:value="802220" calcext:value-type="float">
            <text:p>802,220</text:p>
          </table:table-cell>
          <table:table-cell office:value-type="float" office:value="19714390" calcext:value-type="float">
            <text:p>19,714,390</text:p>
          </table:table-cell>
          <table:table-cell office:value-type="float" office:value="961355" calcext:value-type="float">
            <text:p>961,355</text:p>
          </table:table-cell>
          <table:table-cell office:value-type="float" office:value="324813" calcext:value-type="float">
            <text:p>324,813</text:p>
          </table:table-cell>
          <table:table-cell office:value-type="float" office:value="1286168" calcext:value-type="float">
            <text:p>1,286,168</text:p>
          </table:table-cell>
          <table:table-cell office:value-type="float" office:value="21000558" calcext:value-type="float">
            <text:p>21,000,558</text:p>
          </table:table-cell>
          <table:table-cell office:value-type="float" office:value="1157971" calcext:value-type="float">
            <text:p>1,157,971</text:p>
          </table:table-cell>
          <table:table-cell office:value-type="float" office:value="930362" calcext:value-type="float">
            <text:p>930,362</text:p>
          </table:table-cell>
          <table:table-cell office:value-type="float" office:value="147626" calcext:value-type="float">
            <text:p>147,626</text:p>
          </table:table-cell>
          <table:table-cell office:value-type="float" office:value="3244855" calcext:value-type="float">
            <text:p>3,244,85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59];&quot;,&quot;;[.E59];&quot;,&quot;;[.F59];&quot;,&quot;;[.G59];&quot;,&quot;;[.H59];&quot;,&quot;;[.I59];&quot;,&quot;;[.J59];&quot;,&quot;;[.K59];&quot;,&quot;;[.L59];&quot;,&quot;;[.M59];&quot;,&quot;;[.N59];&quot;,&quot;;[.P59];&quot;,&quot;;[.Q59];&quot;,&quot;;[.S59];&quot;,&quot;;[.T59];&quot;,&quot;;[.U59];&quot;,&quot;;[.V59];&quot;,&quot;;[.W59];&quot;,&quot;;[.X5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,995496,741129,9294271,153852,2821973,1232949,1129922,693347,1849229,802220,961355,324813,21000558,1157971,930362,147626,324485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,995496,741129,9294271,153852,2821973,1232949,1129922,693347,1849229,802220,961355,324813,21000558,1157971,930362,147626,324485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URNSVILLE PUBLIC SCHOOL DISTRICT</text:p>
          </table:table-cell>
          <table:table-cell office:value-type="float" office:value="191" calcext:value-type="float">
            <text:p>191</text:p>
          </table:table-cell>
          <table:table-cell table:formula="of:=VLOOKUP([.B60];[$Sheet2.A53:.C609];2)" office:value-type="float" office:value="55" calcext:value-type="float">
            <text:p>55</text:p>
          </table:table-cell>
          <table:table-cell office:value-type="float" office:value="7919" calcext:value-type="float">
            <text:p>7,919</text:p>
          </table:table-cell>
          <table:table-cell office:value-type="float" office:value="5334583" calcext:value-type="float">
            <text:p>5,334,583</text:p>
          </table:table-cell>
          <table:table-cell office:value-type="float" office:value="5569845" calcext:value-type="float">
            <text:p>5,569,845</text:p>
          </table:table-cell>
          <table:table-cell office:value-type="float" office:value="53844382" calcext:value-type="float">
            <text:p>53,844,382</text:p>
          </table:table-cell>
          <table:table-cell office:value-type="float" office:value="2208807" calcext:value-type="float">
            <text:p>2,208,807</text:p>
          </table:table-cell>
          <table:table-cell office:value-type="float" office:value="25966835" calcext:value-type="float">
            <text:p>25,966,835</text:p>
          </table:table-cell>
          <table:table-cell office:value-type="float" office:value="1984413" calcext:value-type="float">
            <text:p>1,984,413</text:p>
          </table:table-cell>
          <table:table-cell office:value-type="float" office:value="11941424" calcext:value-type="float">
            <text:p>11,941,424</text:p>
          </table:table-cell>
          <table:table-cell office:value-type="float" office:value="3580517" calcext:value-type="float">
            <text:p>3,580,517</text:p>
          </table:table-cell>
          <table:table-cell office:value-type="float" office:value="9960843" calcext:value-type="float">
            <text:p>9,960,843</text:p>
          </table:table-cell>
          <table:table-cell office:value-type="float" office:value="8107050" calcext:value-type="float">
            <text:p>8,107,050</text:p>
          </table:table-cell>
          <table:table-cell office:value-type="float" office:value="128498701" calcext:value-type="float">
            <text:p>128,498,701</text:p>
          </table:table-cell>
          <table:table-cell office:value-type="float" office:value="3542157" calcext:value-type="float">
            <text:p>3,542,157</text:p>
          </table:table-cell>
          <table:table-cell office:value-type="float" office:value="915722" calcext:value-type="float">
            <text:p>915,722</text:p>
          </table:table-cell>
          <table:table-cell office:value-type="float" office:value="4457878" calcext:value-type="float">
            <text:p>4,457,878</text:p>
          </table:table-cell>
          <table:table-cell office:value-type="float" office:value="132956579" calcext:value-type="float">
            <text:p>132,956,579</text:p>
          </table:table-cell>
          <table:table-cell office:value-type="float" office:value="4921295" calcext:value-type="float">
            <text:p>4,921,295</text:p>
          </table:table-cell>
          <table:table-cell office:value-type="float" office:value="5263909" calcext:value-type="float">
            <text:p>5,263,909</text:p>
          </table:table-cell>
          <table:table-cell office:value-type="float" office:value="1658133" calcext:value-type="float">
            <text:p>1,658,133</text:p>
          </table:table-cell>
          <table:table-cell office:value-type="float" office:value="10079140" calcext:value-type="float">
            <text:p>10,079,140</text:p>
          </table:table-cell>
          <table:table-cell office:value-type="float" office:value="1397770" calcext:value-type="float">
            <text:p>1,397,770</text:p>
          </table:table-cell>
          <table:table-cell/>
          <table:table-cell table:formula="of:=CONCATENATE([.$Z$3];[.$Y$3];[.C60];&quot;,&quot;;[.E60];&quot;,&quot;;[.F60];&quot;,&quot;;[.G60];&quot;,&quot;;[.H60];&quot;,&quot;;[.I60];&quot;,&quot;;[.J60];&quot;,&quot;;[.K60];&quot;,&quot;;[.L60];&quot;,&quot;;[.M60];&quot;,&quot;;[.N60];&quot;,&quot;;[.P60];&quot;,&quot;;[.Q60];&quot;,&quot;;[.S60];&quot;,&quot;;[.T60];&quot;,&quot;;[.U60];&quot;,&quot;;[.V60];&quot;,&quot;;[.W60];&quot;,&quot;;[.X6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,5334583,5569845,53844382,2208807,25966835,1984413,11941424,3580517,9960843,8107050,3542157,915722,132956579,4921295,5263909,1658133,10079140,139777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,5334583,5569845,53844382,2208807,25966835,1984413,11941424,3580517,9960843,8107050,3542157,915722,132956579,4921295,5263909,1658133,10079140,139777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ARMINGTON PUBLIC SCHOOL DISTRICT</text:p>
          </table:table-cell>
          <table:table-cell office:value-type="float" office:value="192" calcext:value-type="float">
            <text:p>192</text:p>
          </table:table-cell>
          <table:table-cell table:formula="of:=VLOOKUP([.B61];[$Sheet2.A54:.C610];2)" office:value-type="float" office:value="56" calcext:value-type="float">
            <text:p>56</text:p>
          </table:table-cell>
          <table:table-cell office:value-type="float" office:value="6916" calcext:value-type="float">
            <text:p>6,916</text:p>
          </table:table-cell>
          <table:table-cell office:value-type="float" office:value="3825832" calcext:value-type="float">
            <text:p>3,825,832</text:p>
          </table:table-cell>
          <table:table-cell office:value-type="float" office:value="3506802" calcext:value-type="float">
            <text:p>3,506,802</text:p>
          </table:table-cell>
          <table:table-cell office:value-type="float" office:value="37947899" calcext:value-type="float">
            <text:p>37,947,899</text:p>
          </table:table-cell>
          <table:table-cell office:value-type="float" office:value="1353285" calcext:value-type="float">
            <text:p>1,353,285</text:p>
          </table:table-cell>
          <table:table-cell office:value-type="float" office:value="17458205" calcext:value-type="float">
            <text:p>17,458,205</text:p>
          </table:table-cell>
          <table:table-cell office:value-type="float" office:value="2164258" calcext:value-type="float">
            <text:p>2,164,258</text:p>
          </table:table-cell>
          <table:table-cell office:value-type="float" office:value="3481569" calcext:value-type="float">
            <text:p>3,481,569</text:p>
          </table:table-cell>
          <table:table-cell office:value-type="float" office:value="3073610" calcext:value-type="float">
            <text:p>3,073,610</text:p>
          </table:table-cell>
          <table:table-cell office:value-type="float" office:value="5803182" calcext:value-type="float">
            <text:p>5,803,182</text:p>
          </table:table-cell>
          <table:table-cell office:value-type="float" office:value="5470835" calcext:value-type="float">
            <text:p>5,470,835</text:p>
          </table:table-cell>
          <table:table-cell office:value-type="float" office:value="84085476" calcext:value-type="float">
            <text:p>84,085,476</text:p>
          </table:table-cell>
          <table:table-cell office:value-type="float" office:value="1731474" calcext:value-type="float">
            <text:p>1,731,474</text:p>
          </table:table-cell>
          <table:table-cell office:value-type="float" office:value="2863806" calcext:value-type="float">
            <text:p>2,863,806</text:p>
          </table:table-cell>
          <table:table-cell office:value-type="float" office:value="4595280" calcext:value-type="float">
            <text:p>4,595,280</text:p>
          </table:table-cell>
          <table:table-cell office:value-type="float" office:value="88680756" calcext:value-type="float">
            <text:p>88,680,756</text:p>
          </table:table-cell>
          <table:table-cell office:value-type="float" office:value="3580040" calcext:value-type="float">
            <text:p>3,580,040</text:p>
          </table:table-cell>
          <table:table-cell office:value-type="float" office:value="4894787" calcext:value-type="float">
            <text:p>4,894,787</text:p>
          </table:table-cell>
          <table:table-cell office:value-type="float" office:value="5190094" calcext:value-type="float">
            <text:p>5,190,094</text:p>
          </table:table-cell>
          <table:table-cell office:value-type="float" office:value="21900131" calcext:value-type="float">
            <text:p>21,900,131</text:p>
          </table:table-cell>
          <table:table-cell office:value-type="float" office:value="843160" calcext:value-type="float">
            <text:p>843,160</text:p>
          </table:table-cell>
          <table:table-cell/>
          <table:table-cell table:formula="of:=CONCATENATE([.$Z$3];[.$Y$3];[.C61];&quot;,&quot;;[.E61];&quot;,&quot;;[.F61];&quot;,&quot;;[.G61];&quot;,&quot;;[.H61];&quot;,&quot;;[.I61];&quot;,&quot;;[.J61];&quot;,&quot;;[.K61];&quot;,&quot;;[.L61];&quot;,&quot;;[.M61];&quot;,&quot;;[.N61];&quot;,&quot;;[.P61];&quot;,&quot;;[.Q61];&quot;,&quot;;[.S61];&quot;,&quot;;[.T61];&quot;,&quot;;[.U61];&quot;,&quot;;[.V61];&quot;,&quot;;[.W61];&quot;,&quot;;[.X6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6,3825832,3506802,37947899,1353285,17458205,2164258,3481569,3073610,5803182,5470835,1731474,2863806,88680756,3580040,4894787,5190094,21900131,84316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6,3825832,3506802,37947899,1353285,17458205,2164258,3481569,3073610,5803182,5470835,1731474,2863806,88680756,3580040,4894787,5190094,21900131,84316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KEVILLE PUBLIC SCHOOL DISTRICT</text:p>
          </table:table-cell>
          <table:table-cell office:value-type="float" office:value="194" calcext:value-type="float">
            <text:p>194</text:p>
          </table:table-cell>
          <table:table-cell table:formula="of:=VLOOKUP([.B62];[$Sheet2.A55:.C611];2)" office:value-type="float" office:value="57" calcext:value-type="float">
            <text:p>57</text:p>
          </table:table-cell>
          <table:table-cell office:value-type="float" office:value="11585" calcext:value-type="float">
            <text:p>11,585</text:p>
          </table:table-cell>
          <table:table-cell office:value-type="float" office:value="5541669" calcext:value-type="float">
            <text:p>5,541,669</text:p>
          </table:table-cell>
          <table:table-cell office:value-type="float" office:value="3180056" calcext:value-type="float">
            <text:p>3,180,056</text:p>
          </table:table-cell>
          <table:table-cell office:value-type="float" office:value="71070107" calcext:value-type="float">
            <text:p>71,070,107</text:p>
          </table:table-cell>
          <table:table-cell office:value-type="float" office:value="1884580" calcext:value-type="float">
            <text:p>1,884,580</text:p>
          </table:table-cell>
          <table:table-cell office:value-type="float" office:value="33111200" calcext:value-type="float">
            <text:p>33,111,200</text:p>
          </table:table-cell>
          <table:table-cell office:value-type="float" office:value="4458052" calcext:value-type="float">
            <text:p>4,458,052</text:p>
          </table:table-cell>
          <table:table-cell office:value-type="float" office:value="16151093" calcext:value-type="float">
            <text:p>16,151,093</text:p>
          </table:table-cell>
          <table:table-cell office:value-type="float" office:value="5066561" calcext:value-type="float">
            <text:p>5,066,561</text:p>
          </table:table-cell>
          <table:table-cell office:value-type="float" office:value="12487368" calcext:value-type="float">
            <text:p>12,487,368</text:p>
          </table:table-cell>
          <table:table-cell office:value-type="float" office:value="7716035" calcext:value-type="float">
            <text:p>7,716,035</text:p>
          </table:table-cell>
          <table:table-cell office:value-type="float" office:value="160666720" calcext:value-type="float">
            <text:p>160,666,720</text:p>
          </table:table-cell>
          <table:table-cell office:value-type="float" office:value="10808297" calcext:value-type="float">
            <text:p>10,808,297</text:p>
          </table:table-cell>
          <table:table-cell office:value-type="float" office:value="2536383" calcext:value-type="float">
            <text:p>2,536,383</text:p>
          </table:table-cell>
          <table:table-cell office:value-type="float" office:value="13344681" calcext:value-type="float">
            <text:p>13,344,681</text:p>
          </table:table-cell>
          <table:table-cell office:value-type="float" office:value="174011401" calcext:value-type="float">
            <text:p>174,011,401</text:p>
          </table:table-cell>
          <table:table-cell office:value-type="float" office:value="6917337" calcext:value-type="float">
            <text:p>6,917,337</text:p>
          </table:table-cell>
          <table:table-cell office:value-type="float" office:value="7606724" calcext:value-type="float">
            <text:p>7,606,724</text:p>
          </table:table-cell>
          <table:table-cell office:value-type="float" office:value="30432565" calcext:value-type="float">
            <text:p>30,432,565</text:p>
          </table:table-cell>
          <table:table-cell office:value-type="float" office:value="22284270" calcext:value-type="float">
            <text:p>22,284,27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62];&quot;,&quot;;[.E62];&quot;,&quot;;[.F62];&quot;,&quot;;[.G62];&quot;,&quot;;[.H62];&quot;,&quot;;[.I62];&quot;,&quot;;[.J62];&quot;,&quot;;[.K62];&quot;,&quot;;[.L62];&quot;,&quot;;[.M62];&quot;,&quot;;[.N62];&quot;,&quot;;[.P62];&quot;,&quot;;[.Q62];&quot;,&quot;;[.S62];&quot;,&quot;;[.T62];&quot;,&quot;;[.U62];&quot;,&quot;;[.V62];&quot;,&quot;;[.W62];&quot;,&quot;;[.X6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7,5541669,3180056,71070107,1884580,33111200,4458052,16151093,5066561,12487368,7716035,10808297,2536383,174011401,6917337,7606724,30432565,2228427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7,5541669,3180056,71070107,1884580,33111200,4458052,16151093,5066561,12487368,7716035,10808297,2536383,174011401,6917337,7606724,30432565,2228427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ANDOLPH PUBLIC SCHOOL DISTRICT</text:p>
          </table:table-cell>
          <table:table-cell office:value-type="float" office:value="195" calcext:value-type="float">
            <text:p>195</text:p>
          </table:table-cell>
          <table:table-cell table:formula="of:=VLOOKUP([.B63];[$Sheet2.A56:.C612];2)"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552971" calcext:value-type="float">
            <text:p>552,971</text:p>
          </table:table-cell>
          <table:table-cell office:value-type="float" office:value="341229" calcext:value-type="float">
            <text:p>341,229</text:p>
          </table:table-cell>
          <table:table-cell office:value-type="float" office:value="4170740" calcext:value-type="float">
            <text:p>4,170,740</text:p>
          </table:table-cell>
          <table:table-cell office:value-type="float" office:value="303606" calcext:value-type="float">
            <text:p>303,606</text:p>
          </table:table-cell>
          <table:table-cell office:value-type="float" office:value="1163165" calcext:value-type="float">
            <text:p>1,163,165</text:p>
          </table:table-cell>
          <table:table-cell office:value-type="float" office:value="614400" calcext:value-type="float">
            <text:p>614,400</text:p>
          </table:table-cell>
          <table:table-cell office:value-type="float" office:value="308642" calcext:value-type="float">
            <text:p>308,642</text:p>
          </table:table-cell>
          <table:table-cell office:value-type="float" office:value="140830" calcext:value-type="float">
            <text:p>140,830</text:p>
          </table:table-cell>
          <table:table-cell office:value-type="float" office:value="788722" calcext:value-type="float">
            <text:p>788,722</text:p>
          </table:table-cell>
          <table:table-cell office:value-type="float" office:value="326560" calcext:value-type="float">
            <text:p>326,560</text:p>
          </table:table-cell>
          <table:table-cell office:value-type="float" office:value="8710865" calcext:value-type="float">
            <text:p>8,710,865</text:p>
          </table:table-cell>
          <table:table-cell office:value-type="float" office:value="199106" calcext:value-type="float">
            <text:p>199,106</text:p>
          </table:table-cell>
          <table:table-cell office:value-type="float" office:value="190395" calcext:value-type="float">
            <text:p>190,395</text:p>
          </table:table-cell>
          <table:table-cell office:value-type="float" office:value="389502" calcext:value-type="float">
            <text:p>389,502</text:p>
          </table:table-cell>
          <table:table-cell office:value-type="float" office:value="9100367" calcext:value-type="float">
            <text:p>9,100,367</text:p>
          </table:table-cell>
          <table:table-cell office:value-type="float" office:value="660020" calcext:value-type="float">
            <text:p>660,020</text:p>
          </table:table-cell>
          <table:table-cell office:value-type="float" office:value="433332" calcext:value-type="float">
            <text:p>433,332</text:p>
          </table:table-cell>
          <table:table-cell office:value-type="float" office:value="659470" calcext:value-type="float">
            <text:p>659,470</text:p>
          </table:table-cell>
          <table:table-cell office:value-type="float" office:value="898388" calcext:value-type="float">
            <text:p>898,38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63];&quot;,&quot;;[.E63];&quot;,&quot;;[.F63];&quot;,&quot;;[.G63];&quot;,&quot;;[.H63];&quot;,&quot;;[.I63];&quot;,&quot;;[.J63];&quot;,&quot;;[.K63];&quot;,&quot;;[.L63];&quot;,&quot;;[.M63];&quot;,&quot;;[.N63];&quot;,&quot;;[.P63];&quot;,&quot;;[.Q63];&quot;,&quot;;[.S63];&quot;,&quot;;[.T63];&quot;,&quot;;[.U63];&quot;,&quot;;[.V63];&quot;,&quot;;[.W63];&quot;,&quot;;[.X6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8,552971,341229,4170740,303606,1163165,614400,308642,140830,788722,326560,199106,190395,9100367,660020,433332,659470,89838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8,552971,341229,4170740,303606,1163165,614400,308642,140830,788722,326560,199106,190395,9100367,660020,433332,659470,89838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SEMOUNT-APPLE VALLEY-EAGAN</text:p>
          </table:table-cell>
          <table:table-cell office:value-type="float" office:value="196" calcext:value-type="float">
            <text:p>196</text:p>
          </table:table-cell>
          <table:table-cell table:formula="of:=VLOOKUP([.B64];[$Sheet2.A57:.C613];2)" office:value-type="float" office:value="59" calcext:value-type="float">
            <text:p>59</text:p>
          </table:table-cell>
          <table:table-cell office:value-type="float" office:value="29214" calcext:value-type="float">
            <text:p>29,214</text:p>
          </table:table-cell>
          <table:table-cell office:value-type="float" office:value="15970500" calcext:value-type="float">
            <text:p>15,970,500</text:p>
          </table:table-cell>
          <table:table-cell office:value-type="float" office:value="18677910" calcext:value-type="float">
            <text:p>18,677,910</text:p>
          </table:table-cell>
          <table:table-cell office:value-type="float" office:value="193640074" calcext:value-type="float">
            <text:p>193,640,074</text:p>
          </table:table-cell>
          <table:table-cell office:value-type="float" office:value="5478704" calcext:value-type="float">
            <text:p>5,478,704</text:p>
          </table:table-cell>
          <table:table-cell office:value-type="float" office:value="83456690" calcext:value-type="float">
            <text:p>83,456,690</text:p>
          </table:table-cell>
          <table:table-cell office:value-type="float" office:value="8991374" calcext:value-type="float">
            <text:p>8,991,374</text:p>
          </table:table-cell>
          <table:table-cell office:value-type="float" office:value="20825480" calcext:value-type="float">
            <text:p>20,825,480</text:p>
          </table:table-cell>
          <table:table-cell office:value-type="float" office:value="12227131" calcext:value-type="float">
            <text:p>12,227,131</text:p>
          </table:table-cell>
          <table:table-cell office:value-type="float" office:value="23153284" calcext:value-type="float">
            <text:p>23,153,284</text:p>
          </table:table-cell>
          <table:table-cell office:value-type="float" office:value="22817666" calcext:value-type="float">
            <text:p>22,817,666</text:p>
          </table:table-cell>
          <table:table-cell office:value-type="float" office:value="405238813" calcext:value-type="float">
            <text:p>405,238,813</text:p>
          </table:table-cell>
          <table:table-cell office:value-type="float" office:value="15280615" calcext:value-type="float">
            <text:p>15,280,615</text:p>
          </table:table-cell>
          <table:table-cell office:value-type="float" office:value="6159140" calcext:value-type="float">
            <text:p>6,159,140</text:p>
          </table:table-cell>
          <table:table-cell office:value-type="float" office:value="21439755" calcext:value-type="float">
            <text:p>21,439,755</text:p>
          </table:table-cell>
          <table:table-cell office:value-type="float" office:value="426678568" calcext:value-type="float">
            <text:p>426,678,568</text:p>
          </table:table-cell>
          <table:table-cell office:value-type="float" office:value="15417401" calcext:value-type="float">
            <text:p>15,417,401</text:p>
          </table:table-cell>
          <table:table-cell office:value-type="float" office:value="9604232" calcext:value-type="float">
            <text:p>9,604,232</text:p>
          </table:table-cell>
          <table:table-cell office:value-type="float" office:value="19042686" calcext:value-type="float">
            <text:p>19,042,686</text:p>
          </table:table-cell>
          <table:table-cell office:value-type="float" office:value="17042888" calcext:value-type="float">
            <text:p>17,042,88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64];&quot;,&quot;;[.E64];&quot;,&quot;;[.F64];&quot;,&quot;;[.G64];&quot;,&quot;;[.H64];&quot;,&quot;;[.I64];&quot;,&quot;;[.J64];&quot;,&quot;;[.K64];&quot;,&quot;;[.L64];&quot;,&quot;;[.M64];&quot;,&quot;;[.N64];&quot;,&quot;;[.P64];&quot;,&quot;;[.Q64];&quot;,&quot;;[.S64];&quot;,&quot;;[.T64];&quot;,&quot;;[.U64];&quot;,&quot;;[.V64];&quot;,&quot;;[.W64];&quot;,&quot;;[.X6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9,15970500,18677910,193640074,5478704,83456690,8991374,20825480,12227131,23153284,22817666,15280615,6159140,426678568,15417401,9604232,19042686,1704288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9,15970500,18677910,193640074,5478704,83456690,8991374,20825480,12227131,23153284,22817666,15280615,6159140,426678568,15417401,9604232,19042686,1704288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est St. Paul-Mendota Heights-Eagan</text:p>
          </table:table-cell>
          <table:table-cell office:value-type="float" office:value="197" calcext:value-type="float">
            <text:p>197</text:p>
          </table:table-cell>
          <table:table-cell table:formula="of:=VLOOKUP([.B65];[$Sheet2.A58:.C614];2)" office:value-type="float" office:value="60" calcext:value-type="float">
            <text:p>60</text:p>
          </table:table-cell>
          <table:table-cell office:value-type="float" office:value="5041" calcext:value-type="float">
            <text:p>5,041</text:p>
          </table:table-cell>
          <table:table-cell office:value-type="float" office:value="2270152" calcext:value-type="float">
            <text:p>2,270,152</text:p>
          </table:table-cell>
          <table:table-cell office:value-type="float" office:value="2809514" calcext:value-type="float">
            <text:p>2,809,514</text:p>
          </table:table-cell>
          <table:table-cell office:value-type="float" office:value="36183246" calcext:value-type="float">
            <text:p>36,183,246</text:p>
          </table:table-cell>
          <table:table-cell office:value-type="float" office:value="616987" calcext:value-type="float">
            <text:p>616,987</text:p>
          </table:table-cell>
          <table:table-cell office:value-type="float" office:value="16532120" calcext:value-type="float">
            <text:p>16,532,120</text:p>
          </table:table-cell>
          <table:table-cell office:value-type="float" office:value="1585461" calcext:value-type="float">
            <text:p>1,585,461</text:p>
          </table:table-cell>
          <table:table-cell office:value-type="float" office:value="6462380" calcext:value-type="float">
            <text:p>6,462,380</text:p>
          </table:table-cell>
          <table:table-cell office:value-type="float" office:value="3361795" calcext:value-type="float">
            <text:p>3,361,795</text:p>
          </table:table-cell>
          <table:table-cell office:value-type="float" office:value="5332629" calcext:value-type="float">
            <text:p>5,332,629</text:p>
          </table:table-cell>
          <table:table-cell office:value-type="float" office:value="5809561" calcext:value-type="float">
            <text:p>5,809,561</text:p>
          </table:table-cell>
          <table:table-cell office:value-type="float" office:value="80963844" calcext:value-type="float">
            <text:p>80,963,844</text:p>
          </table:table-cell>
          <table:table-cell office:value-type="float" office:value="2889399" calcext:value-type="float">
            <text:p>2,889,399</text:p>
          </table:table-cell>
          <table:table-cell office:value-type="float" office:value="1168131" calcext:value-type="float">
            <text:p>1,168,131</text:p>
          </table:table-cell>
          <table:table-cell office:value-type="float" office:value="4057529" calcext:value-type="float">
            <text:p>4,057,529</text:p>
          </table:table-cell>
          <table:table-cell office:value-type="float" office:value="85021373" calcext:value-type="float">
            <text:p>85,021,373</text:p>
          </table:table-cell>
          <table:table-cell office:value-type="float" office:value="3451018" calcext:value-type="float">
            <text:p>3,451,018</text:p>
          </table:table-cell>
          <table:table-cell office:value-type="float" office:value="4472421" calcext:value-type="float">
            <text:p>4,472,421</text:p>
          </table:table-cell>
          <table:table-cell office:value-type="float" office:value="4955905" calcext:value-type="float">
            <text:p>4,955,905</text:p>
          </table:table-cell>
          <table:table-cell office:value-type="float" office:value="9418642" calcext:value-type="float">
            <text:p>9,418,64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65];&quot;,&quot;;[.E65];&quot;,&quot;;[.F65];&quot;,&quot;;[.G65];&quot;,&quot;;[.H65];&quot;,&quot;;[.I65];&quot;,&quot;;[.J65];&quot;,&quot;;[.K65];&quot;,&quot;;[.L65];&quot;,&quot;;[.M65];&quot;,&quot;;[.N65];&quot;,&quot;;[.P65];&quot;,&quot;;[.Q65];&quot;,&quot;;[.S65];&quot;,&quot;;[.T65];&quot;,&quot;;[.U65];&quot;,&quot;;[.V65];&quot;,&quot;;[.W65];&quot;,&quot;;[.X6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0,2270152,2809514,36183246,616987,16532120,1585461,6462380,3361795,5332629,5809561,2889399,1168131,85021373,3451018,4472421,4955905,941864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0,2270152,2809514,36183246,616987,16532120,1585461,6462380,3361795,5332629,5809561,2889399,1168131,85021373,3451018,4472421,4955905,941864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INVER GROVE HEIGHTS SCHOOLS</text:p>
          </table:table-cell>
          <table:table-cell office:value-type="float" office:value="199" calcext:value-type="float">
            <text:p>199</text:p>
          </table:table-cell>
          <table:table-cell table:formula="of:=VLOOKUP([.B66];[$Sheet2.A59:.C615];2)" office:value-type="float" office:value="61" calcext:value-type="float">
            <text:p>61</text:p>
          </table:table-cell>
          <table:table-cell office:value-type="float" office:value="3447" calcext:value-type="float">
            <text:p>3,447</text:p>
          </table:table-cell>
          <table:table-cell office:value-type="float" office:value="2882556" calcext:value-type="float">
            <text:p>2,882,556</text:p>
          </table:table-cell>
          <table:table-cell office:value-type="float" office:value="1993609" calcext:value-type="float">
            <text:p>1,993,609</text:p>
          </table:table-cell>
          <table:table-cell office:value-type="float" office:value="20165812" calcext:value-type="float">
            <text:p>20,165,812</text:p>
          </table:table-cell>
          <table:table-cell office:value-type="float" office:value="366534" calcext:value-type="float">
            <text:p>366,534</text:p>
          </table:table-cell>
          <table:table-cell office:value-type="float" office:value="9212046" calcext:value-type="float">
            <text:p>9,212,046</text:p>
          </table:table-cell>
          <table:table-cell office:value-type="float" office:value="1114441" calcext:value-type="float">
            <text:p>1,114,441</text:p>
          </table:table-cell>
          <table:table-cell office:value-type="float" office:value="2883257" calcext:value-type="float">
            <text:p>2,883,257</text:p>
          </table:table-cell>
          <table:table-cell office:value-type="float" office:value="2948778" calcext:value-type="float">
            <text:p>2,948,778</text:p>
          </table:table-cell>
          <table:table-cell office:value-type="float" office:value="4078429" calcext:value-type="float">
            <text:p>4,078,429</text:p>
          </table:table-cell>
          <table:table-cell office:value-type="float" office:value="3061962" calcext:value-type="float">
            <text:p>3,061,962</text:p>
          </table:table-cell>
          <table:table-cell office:value-type="float" office:value="48707427" calcext:value-type="float">
            <text:p>48,707,427</text:p>
          </table:table-cell>
          <table:table-cell office:value-type="float" office:value="1848614" calcext:value-type="float">
            <text:p>1,848,614</text:p>
          </table:table-cell>
          <table:table-cell office:value-type="float" office:value="957981" calcext:value-type="float">
            <text:p>957,981</text:p>
          </table:table-cell>
          <table:table-cell office:value-type="float" office:value="2806595" calcext:value-type="float">
            <text:p>2,806,595</text:p>
          </table:table-cell>
          <table:table-cell office:value-type="float" office:value="51514021" calcext:value-type="float">
            <text:p>51,514,021</text:p>
          </table:table-cell>
          <table:table-cell office:value-type="float" office:value="2417997" calcext:value-type="float">
            <text:p>2,417,997</text:p>
          </table:table-cell>
          <table:table-cell office:value-type="float" office:value="1973220" calcext:value-type="float">
            <text:p>1,973,220</text:p>
          </table:table-cell>
          <table:table-cell office:value-type="float" office:value="0" calcext:value-type="float">
            <text:p>0</text:p>
          </table:table-cell>
          <table:table-cell office:value-type="float" office:value="4501988" calcext:value-type="float">
            <text:p>4,501,988</text:p>
          </table:table-cell>
          <table:table-cell office:value-type="float" office:value="541215" calcext:value-type="float">
            <text:p>541,215</text:p>
          </table:table-cell>
          <table:table-cell/>
          <table:table-cell table:formula="of:=CONCATENATE([.$Z$3];[.$Y$3];[.C66];&quot;,&quot;;[.E66];&quot;,&quot;;[.F66];&quot;,&quot;;[.G66];&quot;,&quot;;[.H66];&quot;,&quot;;[.I66];&quot;,&quot;;[.J66];&quot;,&quot;;[.K66];&quot;,&quot;;[.L66];&quot;,&quot;;[.M66];&quot;,&quot;;[.N66];&quot;,&quot;;[.P66];&quot;,&quot;;[.Q66];&quot;,&quot;;[.S66];&quot;,&quot;;[.T66];&quot;,&quot;;[.U66];&quot;,&quot;;[.V66];&quot;,&quot;;[.W66];&quot;,&quot;;[.X6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1,2882556,1993609,20165812,366534,9212046,1114441,2883257,2948778,4078429,3061962,1848614,957981,51514021,2417997,1973220,0,4501988,541215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1,2882556,1993609,20165812,366534,9212046,1114441,2883257,2948778,4078429,3061962,1848614,957981,51514021,2417997,1973220,0,4501988,541215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ASTINGS PUBLIC SCHOOL DISTRICT</text:p>
          </table:table-cell>
          <table:table-cell office:value-type="float" office:value="200" calcext:value-type="float">
            <text:p>200</text:p>
          </table:table-cell>
          <table:table-cell table:formula="of:=VLOOKUP([.B67];[$Sheet2.A60:.C616];2)" office:value-type="float" office:value="62" calcext:value-type="float">
            <text:p>62</text:p>
          </table:table-cell>
          <table:table-cell office:value-type="float" office:value="4156" calcext:value-type="float">
            <text:p>4,156</text:p>
          </table:table-cell>
          <table:table-cell office:value-type="float" office:value="2880947" calcext:value-type="float">
            <text:p>2,880,947</text:p>
          </table:table-cell>
          <table:table-cell office:value-type="float" office:value="1856328" calcext:value-type="float">
            <text:p>1,856,328</text:p>
          </table:table-cell>
          <table:table-cell office:value-type="float" office:value="24225289" calcext:value-type="float">
            <text:p>24,225,289</text:p>
          </table:table-cell>
          <table:table-cell office:value-type="float" office:value="624704" calcext:value-type="float">
            <text:p>624,704</text:p>
          </table:table-cell>
          <table:table-cell office:value-type="float" office:value="10551299" calcext:value-type="float">
            <text:p>10,551,299</text:p>
          </table:table-cell>
          <table:table-cell office:value-type="float" office:value="1721956" calcext:value-type="float">
            <text:p>1,721,956</text:p>
          </table:table-cell>
          <table:table-cell office:value-type="float" office:value="2184414" calcext:value-type="float">
            <text:p>2,184,414</text:p>
          </table:table-cell>
          <table:table-cell office:value-type="float" office:value="2597824" calcext:value-type="float">
            <text:p>2,597,824</text:p>
          </table:table-cell>
          <table:table-cell office:value-type="float" office:value="4385862" calcext:value-type="float">
            <text:p>4,385,862</text:p>
          </table:table-cell>
          <table:table-cell office:value-type="float" office:value="4362090" calcext:value-type="float">
            <text:p>4,362,090</text:p>
          </table:table-cell>
          <table:table-cell office:value-type="float" office:value="55390714" calcext:value-type="float">
            <text:p>55,390,714</text:p>
          </table:table-cell>
          <table:table-cell office:value-type="float" office:value="2128464" calcext:value-type="float">
            <text:p>2,128,464</text:p>
          </table:table-cell>
          <table:table-cell office:value-type="float" office:value="554663" calcext:value-type="float">
            <text:p>554,663</text:p>
          </table:table-cell>
          <table:table-cell office:value-type="float" office:value="2683128" calcext:value-type="float">
            <text:p>2,683,128</text:p>
          </table:table-cell>
          <table:table-cell office:value-type="float" office:value="58073841" calcext:value-type="float">
            <text:p>58,073,841</text:p>
          </table:table-cell>
          <table:table-cell office:value-type="float" office:value="2660458" calcext:value-type="float">
            <text:p>2,660,458</text:p>
          </table:table-cell>
          <table:table-cell office:value-type="float" office:value="2356673" calcext:value-type="float">
            <text:p>2,356,673</text:p>
          </table:table-cell>
          <table:table-cell office:value-type="float" office:value="4462596" calcext:value-type="float">
            <text:p>4,462,596</text:p>
          </table:table-cell>
          <table:table-cell office:value-type="float" office:value="3871913" calcext:value-type="float">
            <text:p>3,871,91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67];&quot;,&quot;;[.E67];&quot;,&quot;;[.F67];&quot;,&quot;;[.G67];&quot;,&quot;;[.H67];&quot;,&quot;;[.I67];&quot;,&quot;;[.J67];&quot;,&quot;;[.K67];&quot;,&quot;;[.L67];&quot;,&quot;;[.M67];&quot;,&quot;;[.N67];&quot;,&quot;;[.P67];&quot;,&quot;;[.Q67];&quot;,&quot;;[.S67];&quot;,&quot;;[.T67];&quot;,&quot;;[.U67];&quot;,&quot;;[.V67];&quot;,&quot;;[.W67];&quot;,&quot;;[.X6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2,2880947,1856328,24225289,624704,10551299,1721956,2184414,2597824,4385862,4362090,2128464,554663,58073841,2660458,2356673,4462596,387191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2,2880947,1856328,24225289,624704,10551299,1721956,2184414,2597824,4385862,4362090,2128464,554663,58073841,2660458,2356673,4462596,387191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AYFIELD PUBLIC SCHOOL DISTRICT</text:p>
          </table:table-cell>
          <table:table-cell office:value-type="float" office:value="203" calcext:value-type="float">
            <text:p>203</text:p>
          </table:table-cell>
          <table:table-cell table:formula="of:=VLOOKUP([.B68];[$Sheet2.A61:.C617];2)" office:value-type="float" office:value="63" calcext:value-type="float">
            <text:p>63</text:p>
          </table:table-cell>
          <table:table-cell office:value-type="float" office:value="684" calcext:value-type="float">
            <text:p>684</text:p>
          </table:table-cell>
          <table:table-cell office:value-type="float" office:value="767525" calcext:value-type="float">
            <text:p>767,525</text:p>
          </table:table-cell>
          <table:table-cell office:value-type="float" office:value="393725" calcext:value-type="float">
            <text:p>393,725</text:p>
          </table:table-cell>
          <table:table-cell office:value-type="float" office:value="3554848" calcext:value-type="float">
            <text:p>3,554,848</text:p>
          </table:table-cell>
          <table:table-cell office:value-type="float" office:value="235490" calcext:value-type="float">
            <text:p>235,490</text:p>
          </table:table-cell>
          <table:table-cell office:value-type="float" office:value="1093201" calcext:value-type="float">
            <text:p>1,093,201</text:p>
          </table:table-cell>
          <table:table-cell office:value-type="float" office:value="552655" calcext:value-type="float">
            <text:p>552,655</text:p>
          </table:table-cell>
          <table:table-cell office:value-type="float" office:value="168452" calcext:value-type="float">
            <text:p>168,452</text:p>
          </table:table-cell>
          <table:table-cell office:value-type="float" office:value="295639" calcext:value-type="float">
            <text:p>295,639</text:p>
          </table:table-cell>
          <table:table-cell office:value-type="float" office:value="749088" calcext:value-type="float">
            <text:p>749,088</text:p>
          </table:table-cell>
          <table:table-cell office:value-type="float" office:value="839919" calcext:value-type="float">
            <text:p>839,919</text:p>
          </table:table-cell>
          <table:table-cell office:value-type="float" office:value="8650542" calcext:value-type="float">
            <text:p>8,650,542</text:p>
          </table:table-cell>
          <table:table-cell office:value-type="float" office:value="591740" calcext:value-type="float">
            <text:p>591,740</text:p>
          </table:table-cell>
          <table:table-cell office:value-type="float" office:value="135346" calcext:value-type="float">
            <text:p>135,346</text:p>
          </table:table-cell>
          <table:table-cell office:value-type="float" office:value="727086" calcext:value-type="float">
            <text:p>727,086</text:p>
          </table:table-cell>
          <table:table-cell office:value-type="float" office:value="9377627" calcext:value-type="float">
            <text:p>9,377,627</text:p>
          </table:table-cell>
          <table:table-cell office:value-type="float" office:value="377016" calcext:value-type="float">
            <text:p>377,016</text:p>
          </table:table-cell>
          <table:table-cell office:value-type="float" office:value="175073" calcext:value-type="float">
            <text:p>175,073</text:p>
          </table:table-cell>
          <table:table-cell office:value-type="float" office:value="0" calcext:value-type="float">
            <text:p>0</text:p>
          </table:table-cell>
          <table:table-cell office:value-type="float" office:value="949741" calcext:value-type="float">
            <text:p>949,74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68];&quot;,&quot;;[.E68];&quot;,&quot;;[.F68];&quot;,&quot;;[.G68];&quot;,&quot;;[.H68];&quot;,&quot;;[.I68];&quot;,&quot;;[.J68];&quot;,&quot;;[.K68];&quot;,&quot;;[.L68];&quot;,&quot;;[.M68];&quot;,&quot;;[.N68];&quot;,&quot;;[.P68];&quot;,&quot;;[.Q68];&quot;,&quot;;[.S68];&quot;,&quot;;[.T68];&quot;,&quot;;[.U68];&quot;,&quot;;[.V68];&quot;,&quot;;[.W68];&quot;,&quot;;[.X6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3,767525,393725,3554848,235490,1093201,552655,168452,295639,749088,839919,591740,135346,9377627,377016,175073,0,94974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3,767525,393725,3554848,235490,1093201,552655,168452,295639,749088,839919,591740,135346,9377627,377016,175073,0,94974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ASSON-MANTORVILLE SCHOOL DISTRICT</text:p>
          </table:table-cell>
          <table:table-cell office:value-type="float" office:value="204" calcext:value-type="float">
            <text:p>204</text:p>
          </table:table-cell>
          <table:table-cell table:formula="of:=VLOOKUP([.B69];[$Sheet2.A62:.C618];2)" office:value-type="float" office:value="64" calcext:value-type="float">
            <text:p>64</text:p>
          </table:table-cell>
          <table:table-cell office:value-type="float" office:value="2162" calcext:value-type="float">
            <text:p>2,162</text:p>
          </table:table-cell>
          <table:table-cell office:value-type="float" office:value="907812" calcext:value-type="float">
            <text:p>907,812</text:p>
          </table:table-cell>
          <table:table-cell office:value-type="float" office:value="748275" calcext:value-type="float">
            <text:p>748,275</text:p>
          </table:table-cell>
          <table:table-cell office:value-type="float" office:value="9844316" calcext:value-type="float">
            <text:p>9,844,316</text:p>
          </table:table-cell>
          <table:table-cell office:value-type="float" office:value="663417" calcext:value-type="float">
            <text:p>663,417</text:p>
          </table:table-cell>
          <table:table-cell office:value-type="float" office:value="3291098" calcext:value-type="float">
            <text:p>3,291,098</text:p>
          </table:table-cell>
          <table:table-cell office:value-type="float" office:value="1233467" calcext:value-type="float">
            <text:p>1,233,467</text:p>
          </table:table-cell>
          <table:table-cell office:value-type="float" office:value="1491267" calcext:value-type="float">
            <text:p>1,491,267</text:p>
          </table:table-cell>
          <table:table-cell office:value-type="float" office:value="854631" calcext:value-type="float">
            <text:p>854,631</text:p>
          </table:table-cell>
          <table:table-cell office:value-type="float" office:value="2313849" calcext:value-type="float">
            <text:p>2,313,849</text:p>
          </table:table-cell>
          <table:table-cell office:value-type="float" office:value="1059602" calcext:value-type="float">
            <text:p>1,059,602</text:p>
          </table:table-cell>
          <table:table-cell office:value-type="float" office:value="22407735" calcext:value-type="float">
            <text:p>22,407,735</text:p>
          </table:table-cell>
          <table:table-cell office:value-type="float" office:value="1487691" calcext:value-type="float">
            <text:p>1,487,691</text:p>
          </table:table-cell>
          <table:table-cell office:value-type="float" office:value="137771" calcext:value-type="float">
            <text:p>137,771</text:p>
          </table:table-cell>
          <table:table-cell office:value-type="float" office:value="1625462" calcext:value-type="float">
            <text:p>1,625,462</text:p>
          </table:table-cell>
          <table:table-cell office:value-type="float" office:value="24033197" calcext:value-type="float">
            <text:p>24,033,197</text:p>
          </table:table-cell>
          <table:table-cell office:value-type="float" office:value="1216793" calcext:value-type="float">
            <text:p>1,216,793</text:p>
          </table:table-cell>
          <table:table-cell office:value-type="float" office:value="2056199" calcext:value-type="float">
            <text:p>2,056,199</text:p>
          </table:table-cell>
          <table:table-cell office:value-type="float" office:value="1218960" calcext:value-type="float">
            <text:p>1,218,960</text:p>
          </table:table-cell>
          <table:table-cell office:value-type="float" office:value="4740994" calcext:value-type="float">
            <text:p>4,740,99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69];&quot;,&quot;;[.E69];&quot;,&quot;;[.F69];&quot;,&quot;;[.G69];&quot;,&quot;;[.H69];&quot;,&quot;;[.I69];&quot;,&quot;;[.J69];&quot;,&quot;;[.K69];&quot;,&quot;;[.L69];&quot;,&quot;;[.M69];&quot;,&quot;;[.N69];&quot;,&quot;;[.P69];&quot;,&quot;;[.Q69];&quot;,&quot;;[.S69];&quot;,&quot;;[.T69];&quot;,&quot;;[.U69];&quot;,&quot;;[.V69];&quot;,&quot;;[.W69];&quot;,&quot;;[.X6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4,907812,748275,9844316,663417,3291098,1233467,1491267,854631,2313849,1059602,1487691,137771,24033197,1216793,2056199,1218960,474099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4,907812,748275,9844316,663417,3291098,1233467,1491267,854631,2313849,1059602,1487691,137771,24033197,1216793,2056199,1218960,474099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LEXANDRIA PUBLIC SCHOOL DISTRICT</text:p>
          </table:table-cell>
          <table:table-cell office:value-type="float" office:value="206" calcext:value-type="float">
            <text:p>206</text:p>
          </table:table-cell>
          <table:table-cell table:formula="of:=VLOOKUP([.B70];[$Sheet2.A63:.C619];2)" office:value-type="float" office:value="65" calcext:value-type="float">
            <text:p>65</text:p>
          </table:table-cell>
          <table:table-cell office:value-type="float" office:value="4120" calcext:value-type="float">
            <text:p>4,120</text:p>
          </table:table-cell>
          <table:table-cell office:value-type="float" office:value="2609021" calcext:value-type="float">
            <text:p>2,609,021</text:p>
          </table:table-cell>
          <table:table-cell office:value-type="float" office:value="1769258" calcext:value-type="float">
            <text:p>1,769,258</text:p>
          </table:table-cell>
          <table:table-cell office:value-type="float" office:value="21897603" calcext:value-type="float">
            <text:p>21,897,603</text:p>
          </table:table-cell>
          <table:table-cell office:value-type="float" office:value="977545" calcext:value-type="float">
            <text:p>977,545</text:p>
          </table:table-cell>
          <table:table-cell office:value-type="float" office:value="13199404" calcext:value-type="float">
            <text:p>13,199,404</text:p>
          </table:table-cell>
          <table:table-cell office:value-type="float" office:value="2142483" calcext:value-type="float">
            <text:p>2,142,483</text:p>
          </table:table-cell>
          <table:table-cell office:value-type="float" office:value="4200620" calcext:value-type="float">
            <text:p>4,200,620</text:p>
          </table:table-cell>
          <table:table-cell office:value-type="float" office:value="1100477" calcext:value-type="float">
            <text:p>1,100,477</text:p>
          </table:table-cell>
          <table:table-cell office:value-type="float" office:value="4370086" calcext:value-type="float">
            <text:p>4,370,086</text:p>
          </table:table-cell>
          <table:table-cell office:value-type="float" office:value="2654402" calcext:value-type="float">
            <text:p>2,654,402</text:p>
          </table:table-cell>
          <table:table-cell office:value-type="float" office:value="54920899" calcext:value-type="float">
            <text:p>54,920,899</text:p>
          </table:table-cell>
          <table:table-cell office:value-type="float" office:value="1296743" calcext:value-type="float">
            <text:p>1,296,743</text:p>
          </table:table-cell>
          <table:table-cell office:value-type="float" office:value="1268582" calcext:value-type="float">
            <text:p>1,268,582</text:p>
          </table:table-cell>
          <table:table-cell office:value-type="float" office:value="2565325" calcext:value-type="float">
            <text:p>2,565,325</text:p>
          </table:table-cell>
          <table:table-cell office:value-type="float" office:value="57486224" calcext:value-type="float">
            <text:p>57,486,224</text:p>
          </table:table-cell>
          <table:table-cell office:value-type="float" office:value="3606379" calcext:value-type="float">
            <text:p>3,606,379</text:p>
          </table:table-cell>
          <table:table-cell office:value-type="float" office:value="3319801" calcext:value-type="float">
            <text:p>3,319,801</text:p>
          </table:table-cell>
          <table:table-cell office:value-type="float" office:value="6918021" calcext:value-type="float">
            <text:p>6,918,021</text:p>
          </table:table-cell>
          <table:table-cell office:value-type="float" office:value="6292388" calcext:value-type="float">
            <text:p>6,292,388</text:p>
          </table:table-cell>
          <table:table-cell office:value-type="float" office:value="704678" calcext:value-type="float">
            <text:p>704,678</text:p>
          </table:table-cell>
          <table:table-cell/>
          <table:table-cell table:formula="of:=CONCATENATE([.$Z$3];[.$Y$3];[.C70];&quot;,&quot;;[.E70];&quot;,&quot;;[.F70];&quot;,&quot;;[.G70];&quot;,&quot;;[.H70];&quot;,&quot;;[.I70];&quot;,&quot;;[.J70];&quot;,&quot;;[.K70];&quot;,&quot;;[.L70];&quot;,&quot;;[.M70];&quot;,&quot;;[.N70];&quot;,&quot;;[.P70];&quot;,&quot;;[.Q70];&quot;,&quot;;[.S70];&quot;,&quot;;[.T70];&quot;,&quot;;[.U70];&quot;,&quot;;[.V70];&quot;,&quot;;[.W70];&quot;,&quot;;[.X7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5,2609021,1769258,21897603,977545,13199404,2142483,4200620,1100477,4370086,2654402,1296743,1268582,57486224,3606379,3319801,6918021,6292388,704678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5,2609021,1769258,21897603,977545,13199404,2142483,4200620,1100477,4370086,2654402,1296743,1268582,57486224,3606379,3319801,6918021,6292388,704678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SAKIS PUBLIC SCHOOL DISTRICT</text:p>
          </table:table-cell>
          <table:table-cell office:value-type="float" office:value="213" calcext:value-type="float">
            <text:p>213</text:p>
          </table:table-cell>
          <table:table-cell table:formula="of:=VLOOKUP([.B71];[$Sheet2.A64:.C620];2)" office:value-type="float" office:value="68" calcext:value-type="float">
            <text:p>68</text:p>
          </table:table-cell>
          <table:table-cell office:value-type="float" office:value="833" calcext:value-type="float">
            <text:p>833</text:p>
          </table:table-cell>
          <table:table-cell office:value-type="float" office:value="476754" calcext:value-type="float">
            <text:p>476,754</text:p>
          </table:table-cell>
          <table:table-cell office:value-type="float" office:value="396031" calcext:value-type="float">
            <text:p>396,031</text:p>
          </table:table-cell>
          <table:table-cell office:value-type="float" office:value="4089857" calcext:value-type="float">
            <text:p>4,089,857</text:p>
          </table:table-cell>
          <table:table-cell office:value-type="float" office:value="194482" calcext:value-type="float">
            <text:p>194,482</text:p>
          </table:table-cell>
          <table:table-cell office:value-type="float" office:value="1705756" calcext:value-type="float">
            <text:p>1,705,756</text:p>
          </table:table-cell>
          <table:table-cell office:value-type="float" office:value="617453" calcext:value-type="float">
            <text:p>617,453</text:p>
          </table:table-cell>
          <table:table-cell office:value-type="float" office:value="137482" calcext:value-type="float">
            <text:p>137,482</text:p>
          </table:table-cell>
          <table:table-cell office:value-type="float" office:value="173834" calcext:value-type="float">
            <text:p>173,834</text:p>
          </table:table-cell>
          <table:table-cell office:value-type="float" office:value="779157" calcext:value-type="float">
            <text:p>779,157</text:p>
          </table:table-cell>
          <table:table-cell office:value-type="float" office:value="647915" calcext:value-type="float">
            <text:p>647,915</text:p>
          </table:table-cell>
          <table:table-cell office:value-type="float" office:value="9218719" calcext:value-type="float">
            <text:p>9,218,719</text:p>
          </table:table-cell>
          <table:table-cell office:value-type="float" office:value="560698" calcext:value-type="float">
            <text:p>560,698</text:p>
          </table:table-cell>
          <table:table-cell office:value-type="float" office:value="331512" calcext:value-type="float">
            <text:p>331,512</text:p>
          </table:table-cell>
          <table:table-cell office:value-type="float" office:value="892210" calcext:value-type="float">
            <text:p>892,210</text:p>
          </table:table-cell>
          <table:table-cell office:value-type="float" office:value="10110929" calcext:value-type="float">
            <text:p>10,110,929</text:p>
          </table:table-cell>
          <table:table-cell office:value-type="float" office:value="628977" calcext:value-type="float">
            <text:p>628,977</text:p>
          </table:table-cell>
          <table:table-cell office:value-type="float" office:value="189488" calcext:value-type="float">
            <text:p>189,488</text:p>
          </table:table-cell>
          <table:table-cell office:value-type="float" office:value="1557785" calcext:value-type="float">
            <text:p>1,557,785</text:p>
          </table:table-cell>
          <table:table-cell office:value-type="float" office:value="1029250" calcext:value-type="float">
            <text:p>1,029,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71];&quot;,&quot;;[.E71];&quot;,&quot;;[.F71];&quot;,&quot;;[.G71];&quot;,&quot;;[.H71];&quot;,&quot;;[.I71];&quot;,&quot;;[.J71];&quot;,&quot;;[.K71];&quot;,&quot;;[.L71];&quot;,&quot;;[.M71];&quot;,&quot;;[.N71];&quot;,&quot;;[.P71];&quot;,&quot;;[.Q71];&quot;,&quot;;[.S71];&quot;,&quot;;[.T71];&quot;,&quot;;[.U71];&quot;,&quot;;[.V71];&quot;,&quot;;[.W71];&quot;,&quot;;[.X7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8,476754,396031,4089857,194482,1705756,617453,137482,173834,779157,647915,560698,331512,10110929,628977,189488,1557785,10292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8,476754,396031,4089857,194482,1705756,617453,137482,173834,779157,647915,560698,331512,10110929,628977,189488,1557785,10292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HATFIELD PUBLIC SCHOOLS</text:p>
          </table:table-cell>
          <table:table-cell office:value-type="float" office:value="227" calcext:value-type="float">
            <text:p>227</text:p>
          </table:table-cell>
          <table:table-cell table:formula="of:=VLOOKUP([.B72];[$Sheet2.A65:.C621];2)" office:value-type="float" office:value="69" calcext:value-type="float">
            <text:p>69</text:p>
          </table:table-cell>
          <table:table-cell office:value-type="float" office:value="893" calcext:value-type="float">
            <text:p>893</text:p>
          </table:table-cell>
          <table:table-cell office:value-type="float" office:value="919356" calcext:value-type="float">
            <text:p>919,356</text:p>
          </table:table-cell>
          <table:table-cell office:value-type="float" office:value="542173" calcext:value-type="float">
            <text:p>542,173</text:p>
          </table:table-cell>
          <table:table-cell office:value-type="float" office:value="3921882" calcext:value-type="float">
            <text:p>3,921,882</text:p>
          </table:table-cell>
          <table:table-cell office:value-type="float" office:value="211601" calcext:value-type="float">
            <text:p>211,601</text:p>
          </table:table-cell>
          <table:table-cell office:value-type="float" office:value="1364821" calcext:value-type="float">
            <text:p>1,364,821</text:p>
          </table:table-cell>
          <table:table-cell office:value-type="float" office:value="702379" calcext:value-type="float">
            <text:p>702,379</text:p>
          </table:table-cell>
          <table:table-cell office:value-type="float" office:value="481404" calcext:value-type="float">
            <text:p>481,404</text:p>
          </table:table-cell>
          <table:table-cell office:value-type="float" office:value="369744" calcext:value-type="float">
            <text:p>369,744</text:p>
          </table:table-cell>
          <table:table-cell office:value-type="float" office:value="1194816" calcext:value-type="float">
            <text:p>1,194,816</text:p>
          </table:table-cell>
          <table:table-cell office:value-type="float" office:value="649244" calcext:value-type="float">
            <text:p>649,244</text:p>
          </table:table-cell>
          <table:table-cell office:value-type="float" office:value="10357420" calcext:value-type="float">
            <text:p>10,357,420</text:p>
          </table:table-cell>
          <table:table-cell office:value-type="float" office:value="376084" calcext:value-type="float">
            <text:p>376,084</text:p>
          </table:table-cell>
          <table:table-cell office:value-type="float" office:value="30225" calcext:value-type="float">
            <text:p>30,225</text:p>
          </table:table-cell>
          <table:table-cell office:value-type="float" office:value="406309" calcext:value-type="float">
            <text:p>406,309</text:p>
          </table:table-cell>
          <table:table-cell office:value-type="float" office:value="10763729" calcext:value-type="float">
            <text:p>10,763,729</text:p>
          </table:table-cell>
          <table:table-cell office:value-type="float" office:value="484457" calcext:value-type="float">
            <text:p>484,457</text:p>
          </table:table-cell>
          <table:table-cell office:value-type="float" office:value="671008" calcext:value-type="float">
            <text:p>671,008</text:p>
          </table:table-cell>
          <table:table-cell office:value-type="float" office:value="70028" calcext:value-type="float">
            <text:p>70,028</text:p>
          </table:table-cell>
          <table:table-cell office:value-type="float" office:value="1865825" calcext:value-type="float">
            <text:p>1,865,8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72];&quot;,&quot;;[.E72];&quot;,&quot;;[.F72];&quot;,&quot;;[.G72];&quot;,&quot;;[.H72];&quot;,&quot;;[.I72];&quot;,&quot;;[.J72];&quot;,&quot;;[.K72];&quot;,&quot;;[.L72];&quot;,&quot;;[.M72];&quot;,&quot;;[.N72];&quot;,&quot;;[.P72];&quot;,&quot;;[.Q72];&quot;,&quot;;[.S72];&quot;,&quot;;[.T72];&quot;,&quot;;[.U72];&quot;,&quot;;[.V72];&quot;,&quot;;[.W72];&quot;,&quot;;[.X7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9,919356,542173,3921882,211601,1364821,702379,481404,369744,1194816,649244,376084,30225,10763729,484457,671008,70028,18658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69,919356,542173,3921882,211601,1364821,702379,481404,369744,1194816,649244,376084,30225,10763729,484457,671008,70028,18658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NESBORO PUBLIC SCHOOL DISTRICT</text:p>
          </table:table-cell>
          <table:table-cell office:value-type="float" office:value="229" calcext:value-type="float">
            <text:p>229</text:p>
          </table:table-cell>
          <table:table-cell table:formula="of:=VLOOKUP([.B73];[$Sheet2.A66:.C622];2)" office:value-type="float" office:value="70" calcext:value-type="float">
            <text:p>70</text:p>
          </table:table-cell>
          <table:table-cell office:value-type="float" office:value="413" calcext:value-type="float">
            <text:p>413</text:p>
          </table:table-cell>
          <table:table-cell office:value-type="float" office:value="316006" calcext:value-type="float">
            <text:p>316,006</text:p>
          </table:table-cell>
          <table:table-cell office:value-type="float" office:value="185366" calcext:value-type="float">
            <text:p>185,366</text:p>
          </table:table-cell>
          <table:table-cell office:value-type="float" office:value="2396206" calcext:value-type="float">
            <text:p>2,396,206</text:p>
          </table:table-cell>
          <table:table-cell office:value-type="float" office:value="143121" calcext:value-type="float">
            <text:p>143,121</text:p>
          </table:table-cell>
          <table:table-cell office:value-type="float" office:value="555804" calcext:value-type="float">
            <text:p>555,804</text:p>
          </table:table-cell>
          <table:table-cell office:value-type="float" office:value="507902" calcext:value-type="float">
            <text:p>507,902</text:p>
          </table:table-cell>
          <table:table-cell office:value-type="float" office:value="50019" calcext:value-type="float">
            <text:p>50,019</text:p>
          </table:table-cell>
          <table:table-cell office:value-type="float" office:value="45585" calcext:value-type="float">
            <text:p>45,585</text:p>
          </table:table-cell>
          <table:table-cell office:value-type="float" office:value="459439" calcext:value-type="float">
            <text:p>459,439</text:p>
          </table:table-cell>
          <table:table-cell office:value-type="float" office:value="344986" calcext:value-type="float">
            <text:p>344,986</text:p>
          </table:table-cell>
          <table:table-cell office:value-type="float" office:value="5004435" calcext:value-type="float">
            <text:p>5,004,435</text:p>
          </table:table-cell>
          <table:table-cell office:value-type="float" office:value="222729" calcext:value-type="float">
            <text:p>222,729</text:p>
          </table:table-cell>
          <table:table-cell office:value-type="float" office:value="87597" calcext:value-type="float">
            <text:p>87,597</text:p>
          </table:table-cell>
          <table:table-cell office:value-type="float" office:value="310326" calcext:value-type="float">
            <text:p>310,326</text:p>
          </table:table-cell>
          <table:table-cell office:value-type="float" office:value="5314761" calcext:value-type="float">
            <text:p>5,314,761</text:p>
          </table:table-cell>
          <table:table-cell office:value-type="float" office:value="446113" calcext:value-type="float">
            <text:p>446,113</text:p>
          </table:table-cell>
          <table:table-cell office:value-type="float" office:value="727492" calcext:value-type="float">
            <text:p>727,492</text:p>
          </table:table-cell>
          <table:table-cell office:value-type="float" office:value="428800" calcext:value-type="float">
            <text:p>428,800</text:p>
          </table:table-cell>
          <table:table-cell office:value-type="float" office:value="582325" calcext:value-type="float">
            <text:p>582,3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73];&quot;,&quot;;[.E73];&quot;,&quot;;[.F73];&quot;,&quot;;[.G73];&quot;,&quot;;[.H73];&quot;,&quot;;[.I73];&quot;,&quot;;[.J73];&quot;,&quot;;[.K73];&quot;,&quot;;[.L73];&quot;,&quot;;[.M73];&quot;,&quot;;[.N73];&quot;,&quot;;[.P73];&quot;,&quot;;[.Q73];&quot;,&quot;;[.S73];&quot;,&quot;;[.T73];&quot;,&quot;;[.U73];&quot;,&quot;;[.V73];&quot;,&quot;;[.W73];&quot;,&quot;;[.X7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0,316006,185366,2396206,143121,555804,507902,50019,45585,459439,344986,222729,87597,5314761,446113,727492,428800,5823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0,316006,185366,2396206,143121,555804,507902,50019,45585,459439,344986,222729,87597,5314761,446113,727492,428800,5823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bel-Canton Public School District</text:p>
          </table:table-cell>
          <table:table-cell office:value-type="float" office:value="238" calcext:value-type="float">
            <text:p>238</text:p>
          </table:table-cell>
          <table:table-cell table:formula="of:=VLOOKUP([.B74];[$Sheet2.A67:.C623];2)" office:value-type="float" office:value="71" calcext:value-type="float">
            <text:p>71</text:p>
          </table:table-cell>
          <table:table-cell office:value-type="float" office:value="262" calcext:value-type="float">
            <text:p>262</text:p>
          </table:table-cell>
          <table:table-cell office:value-type="float" office:value="241384" calcext:value-type="float">
            <text:p>241,384</text:p>
          </table:table-cell>
          <table:table-cell office:value-type="float" office:value="135476" calcext:value-type="float">
            <text:p>135,476</text:p>
          </table:table-cell>
          <table:table-cell office:value-type="float" office:value="1588178" calcext:value-type="float">
            <text:p>1,588,178</text:p>
          </table:table-cell>
          <table:table-cell office:value-type="float" office:value="75656" calcext:value-type="float">
            <text:p>75,656</text:p>
          </table:table-cell>
          <table:table-cell office:value-type="float" office:value="520525" calcext:value-type="float">
            <text:p>520,525</text:p>
          </table:table-cell>
          <table:table-cell office:value-type="float" office:value="333170" calcext:value-type="float">
            <text:p>333,170</text:p>
          </table:table-cell>
          <table:table-cell office:value-type="float" office:value="112363" calcext:value-type="float">
            <text:p>112,363</text:p>
          </table:table-cell>
          <table:table-cell office:value-type="float" office:value="113668" calcext:value-type="float">
            <text:p>113,668</text:p>
          </table:table-cell>
          <table:table-cell office:value-type="float" office:value="421965" calcext:value-type="float">
            <text:p>421,965</text:p>
          </table:table-cell>
          <table:table-cell office:value-type="float" office:value="201708" calcext:value-type="float">
            <text:p>201,708</text:p>
          </table:table-cell>
          <table:table-cell office:value-type="float" office:value="3744094" calcext:value-type="float">
            <text:p>3,744,094</text:p>
          </table:table-cell>
          <table:table-cell office:value-type="float" office:value="191146" calcext:value-type="float">
            <text:p>191,146</text:p>
          </table:table-cell>
          <table:table-cell office:value-type="float" office:value="32792" calcext:value-type="float">
            <text:p>32,792</text:p>
          </table:table-cell>
          <table:table-cell office:value-type="float" office:value="223938" calcext:value-type="float">
            <text:p>223,938</text:p>
          </table:table-cell>
          <table:table-cell office:value-type="float" office:value="3968032" calcext:value-type="float">
            <text:p>3,968,032</text:p>
          </table:table-cell>
          <table:table-cell office:value-type="float" office:value="213911" calcext:value-type="float">
            <text:p>213,911</text:p>
          </table:table-cell>
          <table:table-cell office:value-type="float" office:value="85490" calcext:value-type="float">
            <text:p>85,490</text:p>
          </table:table-cell>
          <table:table-cell office:value-type="float" office:value="3255768" calcext:value-type="float">
            <text:p>3,255,768</text:p>
          </table:table-cell>
          <table:table-cell office:value-type="float" office:value="409384" calcext:value-type="float">
            <text:p>409,38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74];&quot;,&quot;;[.E74];&quot;,&quot;;[.F74];&quot;,&quot;;[.G74];&quot;,&quot;;[.H74];&quot;,&quot;;[.I74];&quot;,&quot;;[.J74];&quot;,&quot;;[.K74];&quot;,&quot;;[.L74];&quot;,&quot;;[.M74];&quot;,&quot;;[.N74];&quot;,&quot;;[.P74];&quot;,&quot;;[.Q74];&quot;,&quot;;[.S74];&quot;,&quot;;[.T74];&quot;,&quot;;[.U74];&quot;,&quot;;[.V74];&quot;,&quot;;[.W74];&quot;,&quot;;[.X7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1,241384,135476,1588178,75656,520525,333170,112363,113668,421965,201708,191146,32792,3968032,213911,85490,3255768,40938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1,241384,135476,1588178,75656,520525,333170,112363,113668,421965,201708,191146,32792,3968032,213911,85490,3255768,40938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USHFORD-PETERSON PUBLIC SCHOOLS</text:p>
          </table:table-cell>
          <table:table-cell office:value-type="float" office:value="239" calcext:value-type="float">
            <text:p>239</text:p>
          </table:table-cell>
          <table:table-cell table:formula="of:=VLOOKUP([.B75];[$Sheet2.A68:.C624];2)" office:value-type="float" office:value="72" calcext:value-type="float">
            <text:p>72</text:p>
          </table:table-cell>
          <table:table-cell office:value-type="float" office:value="641" calcext:value-type="float">
            <text:p>641</text:p>
          </table:table-cell>
          <table:table-cell office:value-type="float" office:value="429108" calcext:value-type="float">
            <text:p>429,108</text:p>
          </table:table-cell>
          <table:table-cell office:value-type="float" office:value="390311" calcext:value-type="float">
            <text:p>390,311</text:p>
          </table:table-cell>
          <table:table-cell office:value-type="float" office:value="3585720" calcext:value-type="float">
            <text:p>3,585,720</text:p>
          </table:table-cell>
          <table:table-cell office:value-type="float" office:value="276971" calcext:value-type="float">
            <text:p>276,971</text:p>
          </table:table-cell>
          <table:table-cell office:value-type="float" office:value="1194704" calcext:value-type="float">
            <text:p>1,194,704</text:p>
          </table:table-cell>
          <table:table-cell office:value-type="float" office:value="461490" calcext:value-type="float">
            <text:p>461,490</text:p>
          </table:table-cell>
          <table:table-cell office:value-type="float" office:value="243795" calcext:value-type="float">
            <text:p>243,795</text:p>
          </table:table-cell>
          <table:table-cell office:value-type="float" office:value="193124" calcext:value-type="float">
            <text:p>193,124</text:p>
          </table:table-cell>
          <table:table-cell office:value-type="float" office:value="711782" calcext:value-type="float">
            <text:p>711,782</text:p>
          </table:table-cell>
          <table:table-cell office:value-type="float" office:value="592889" calcext:value-type="float">
            <text:p>592,889</text:p>
          </table:table-cell>
          <table:table-cell office:value-type="float" office:value="8079894" calcext:value-type="float">
            <text:p>8,079,894</text:p>
          </table:table-cell>
          <table:table-cell office:value-type="float" office:value="55184" calcext:value-type="float">
            <text:p>55,184</text:p>
          </table:table-cell>
          <table:table-cell office:value-type="float" office:value="88264" calcext:value-type="float">
            <text:p>88,264</text:p>
          </table:table-cell>
          <table:table-cell office:value-type="float" office:value="143448" calcext:value-type="float">
            <text:p>143,448</text:p>
          </table:table-cell>
          <table:table-cell office:value-type="float" office:value="8223342" calcext:value-type="float">
            <text:p>8,223,342</text:p>
          </table:table-cell>
          <table:table-cell office:value-type="float" office:value="410285" calcext:value-type="float">
            <text:p>410,285</text:p>
          </table:table-cell>
          <table:table-cell office:value-type="float" office:value="380392" calcext:value-type="float">
            <text:p>380,392</text:p>
          </table:table-cell>
          <table:table-cell office:value-type="float" office:value="0" calcext:value-type="float">
            <text:p>0</text:p>
          </table:table-cell>
          <table:table-cell office:value-type="float" office:value="2604975" calcext:value-type="float">
            <text:p>2,604,97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75];&quot;,&quot;;[.E75];&quot;,&quot;;[.F75];&quot;,&quot;;[.G75];&quot;,&quot;;[.H75];&quot;,&quot;;[.I75];&quot;,&quot;;[.J75];&quot;,&quot;;[.K75];&quot;,&quot;;[.L75];&quot;,&quot;;[.M75];&quot;,&quot;;[.N75];&quot;,&quot;;[.P75];&quot;,&quot;;[.Q75];&quot;,&quot;;[.S75];&quot;,&quot;;[.T75];&quot;,&quot;;[.U75];&quot;,&quot;;[.V75];&quot;,&quot;;[.W75];&quot;,&quot;;[.X7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2,429108,390311,3585720,276971,1194704,461490,243795,193124,711782,592889,55184,88264,8223342,410285,380392,0,260497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2,429108,390311,3585720,276971,1194704,461490,243795,193124,711782,592889,55184,88264,8223342,410285,380392,0,260497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LBERT LEA PUBLIC SCHOOL DISTRICT</text:p>
          </table:table-cell>
          <table:table-cell office:value-type="float" office:value="241" calcext:value-type="float">
            <text:p>241</text:p>
          </table:table-cell>
          <table:table-cell table:formula="of:=VLOOKUP([.B76];[$Sheet2.A69:.C625];2)" office:value-type="float" office:value="73" calcext:value-type="float">
            <text:p>73</text:p>
          </table:table-cell>
          <table:table-cell office:value-type="float" office:value="3444" calcext:value-type="float">
            <text:p>3,444</text:p>
          </table:table-cell>
          <table:table-cell office:value-type="float" office:value="2623901" calcext:value-type="float">
            <text:p>2,623,901</text:p>
          </table:table-cell>
          <table:table-cell office:value-type="float" office:value="1644679" calcext:value-type="float">
            <text:p>1,644,679</text:p>
          </table:table-cell>
          <table:table-cell office:value-type="float" office:value="21495628" calcext:value-type="float">
            <text:p>21,495,628</text:p>
          </table:table-cell>
          <table:table-cell office:value-type="float" office:value="950067" calcext:value-type="float">
            <text:p>950,067</text:p>
          </table:table-cell>
          <table:table-cell office:value-type="float" office:value="12739974" calcext:value-type="float">
            <text:p>12,739,974</text:p>
          </table:table-cell>
          <table:table-cell office:value-type="float" office:value="1198412" calcext:value-type="float">
            <text:p>1,198,412</text:p>
          </table:table-cell>
          <table:table-cell office:value-type="float" office:value="2253987" calcext:value-type="float">
            <text:p>2,253,987</text:p>
          </table:table-cell>
          <table:table-cell office:value-type="float" office:value="2043289" calcext:value-type="float">
            <text:p>2,043,289</text:p>
          </table:table-cell>
          <table:table-cell office:value-type="float" office:value="3738891" calcext:value-type="float">
            <text:p>3,738,891</text:p>
          </table:table-cell>
          <table:table-cell office:value-type="float" office:value="2529361" calcext:value-type="float">
            <text:p>2,529,361</text:p>
          </table:table-cell>
          <table:table-cell office:value-type="float" office:value="51218191" calcext:value-type="float">
            <text:p>51,218,191</text:p>
          </table:table-cell>
          <table:table-cell office:value-type="float" office:value="1973632" calcext:value-type="float">
            <text:p>1,973,632</text:p>
          </table:table-cell>
          <table:table-cell office:value-type="float" office:value="114943" calcext:value-type="float">
            <text:p>114,943</text:p>
          </table:table-cell>
          <table:table-cell office:value-type="float" office:value="2088575" calcext:value-type="float">
            <text:p>2,088,575</text:p>
          </table:table-cell>
          <table:table-cell office:value-type="float" office:value="53306766" calcext:value-type="float">
            <text:p>53,306,766</text:p>
          </table:table-cell>
          <table:table-cell office:value-type="float" office:value="2357799" calcext:value-type="float">
            <text:p>2,357,799</text:p>
          </table:table-cell>
          <table:table-cell office:value-type="float" office:value="1634084" calcext:value-type="float">
            <text:p>1,634,084</text:p>
          </table:table-cell>
          <table:table-cell office:value-type="float" office:value="81874" calcext:value-type="float">
            <text:p>81,874</text:p>
          </table:table-cell>
          <table:table-cell office:value-type="float" office:value="3551185" calcext:value-type="float">
            <text:p>3,551,18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76];&quot;,&quot;;[.E76];&quot;,&quot;;[.F76];&quot;,&quot;;[.G76];&quot;,&quot;;[.H76];&quot;,&quot;;[.I76];&quot;,&quot;;[.J76];&quot;,&quot;;[.K76];&quot;,&quot;;[.L76];&quot;,&quot;;[.M76];&quot;,&quot;;[.N76];&quot;,&quot;;[.P76];&quot;,&quot;;[.Q76];&quot;,&quot;;[.S76];&quot;,&quot;;[.T76];&quot;,&quot;;[.U76];&quot;,&quot;;[.V76];&quot;,&quot;;[.W76];&quot;,&quot;;[.X7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3,2623901,1644679,21495628,950067,12739974,1198412,2253987,2043289,3738891,2529361,1973632,114943,53306766,2357799,1634084,81874,355118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3,2623901,1644679,21495628,950067,12739974,1198412,2253987,2043289,3738891,2529361,1973632,114943,53306766,2357799,1634084,81874,355118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LDEN-CONGER PUBLIC SCHOOL DISTRICT</text:p>
          </table:table-cell>
          <table:table-cell office:value-type="float" office:value="242" calcext:value-type="float">
            <text:p>242</text:p>
          </table:table-cell>
          <table:table-cell table:formula="of:=VLOOKUP([.B77];[$Sheet2.A70:.C626];2)" office:value-type="float" office:value="74" calcext:value-type="float">
            <text:p>74</text:p>
          </table:table-cell>
          <table:table-cell office:value-type="float" office:value="438" calcext:value-type="float">
            <text:p>438</text:p>
          </table:table-cell>
          <table:table-cell office:value-type="float" office:value="397415" calcext:value-type="float">
            <text:p>397,415</text:p>
          </table:table-cell>
          <table:table-cell office:value-type="float" office:value="303275" calcext:value-type="float">
            <text:p>303,275</text:p>
          </table:table-cell>
          <table:table-cell office:value-type="float" office:value="2976895" calcext:value-type="float">
            <text:p>2,976,895</text:p>
          </table:table-cell>
          <table:table-cell office:value-type="float" office:value="119961" calcext:value-type="float">
            <text:p>119,961</text:p>
          </table:table-cell>
          <table:table-cell office:value-type="float" office:value="743984" calcext:value-type="float">
            <text:p>743,984</text:p>
          </table:table-cell>
          <table:table-cell office:value-type="float" office:value="616245" calcext:value-type="float">
            <text:p>616,245</text:p>
          </table:table-cell>
          <table:table-cell office:value-type="float" office:value="30534" calcext:value-type="float">
            <text:p>30,534</text:p>
          </table:table-cell>
          <table:table-cell office:value-type="float" office:value="110100" calcext:value-type="float">
            <text:p>110,100</text:p>
          </table:table-cell>
          <table:table-cell office:value-type="float" office:value="492855" calcext:value-type="float">
            <text:p>492,855</text:p>
          </table:table-cell>
          <table:table-cell office:value-type="float" office:value="477466" calcext:value-type="float">
            <text:p>477,466</text:p>
          </table:table-cell>
          <table:table-cell office:value-type="float" office:value="6268728" calcext:value-type="float">
            <text:p>6,268,728</text:p>
          </table:table-cell>
          <table:table-cell office:value-type="float" office:value="202241" calcext:value-type="float">
            <text:p>202,241</text:p>
          </table:table-cell>
          <table:table-cell office:value-type="float" office:value="6030" calcext:value-type="float">
            <text:p>6,030</text:p>
          </table:table-cell>
          <table:table-cell office:value-type="float" office:value="208272" calcext:value-type="float">
            <text:p>208,272</text:p>
          </table:table-cell>
          <table:table-cell office:value-type="float" office:value="6477000" calcext:value-type="float">
            <text:p>6,477,000</text:p>
          </table:table-cell>
          <table:table-cell office:value-type="float" office:value="282457" calcext:value-type="float">
            <text:p>282,457</text:p>
          </table:table-cell>
          <table:table-cell office:value-type="float" office:value="140119" calcext:value-type="float">
            <text:p>140,119</text:p>
          </table:table-cell>
          <table:table-cell office:value-type="float" office:value="78242" calcext:value-type="float">
            <text:p>78,242</text:p>
          </table:table-cell>
          <table:table-cell office:value-type="float" office:value="615644" calcext:value-type="float">
            <text:p>615,64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77];&quot;,&quot;;[.E77];&quot;,&quot;;[.F77];&quot;,&quot;;[.G77];&quot;,&quot;;[.H77];&quot;,&quot;;[.I77];&quot;,&quot;;[.J77];&quot;,&quot;;[.K77];&quot;,&quot;;[.L77];&quot;,&quot;;[.M77];&quot;,&quot;;[.N77];&quot;,&quot;;[.P77];&quot;,&quot;;[.Q77];&quot;,&quot;;[.S77];&quot;,&quot;;[.T77];&quot;,&quot;;[.U77];&quot;,&quot;;[.V77];&quot;,&quot;;[.W77];&quot;,&quot;;[.X7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4,397415,303275,2976895,119961,743984,616245,30534,110100,492855,477466,202241,6030,6477000,282457,140119,78242,61564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4,397415,303275,2976895,119961,743984,616245,30534,110100,492855,477466,202241,6030,6477000,282457,140119,78242,61564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ANNON FALLS PUBLIC SCHOOL DISTRICT</text:p>
          </table:table-cell>
          <table:table-cell office:value-type="float" office:value="252" calcext:value-type="float">
            <text:p>252</text:p>
          </table:table-cell>
          <table:table-cell table:formula="of:=VLOOKUP([.B78];[$Sheet2.A71:.C627];2)" office:value-type="float" office:value="75" calcext:value-type="float">
            <text:p>75</text:p>
          </table:table-cell>
          <table:table-cell office:value-type="float" office:value="1099" calcext:value-type="float">
            <text:p>1,099</text:p>
          </table:table-cell>
          <table:table-cell office:value-type="float" office:value="641813" calcext:value-type="float">
            <text:p>641,813</text:p>
          </table:table-cell>
          <table:table-cell office:value-type="float" office:value="630734" calcext:value-type="float">
            <text:p>630,734</text:p>
          </table:table-cell>
          <table:table-cell office:value-type="float" office:value="5417482" calcext:value-type="float">
            <text:p>5,417,482</text:p>
          </table:table-cell>
          <table:table-cell office:value-type="float" office:value="270998" calcext:value-type="float">
            <text:p>270,998</text:p>
          </table:table-cell>
          <table:table-cell office:value-type="float" office:value="2354342" calcext:value-type="float">
            <text:p>2,354,342</text:p>
          </table:table-cell>
          <table:table-cell office:value-type="float" office:value="915381" calcext:value-type="float">
            <text:p>915,381</text:p>
          </table:table-cell>
          <table:table-cell office:value-type="float" office:value="397184" calcext:value-type="float">
            <text:p>397,184</text:p>
          </table:table-cell>
          <table:table-cell office:value-type="float" office:value="373616" calcext:value-type="float">
            <text:p>373,616</text:p>
          </table:table-cell>
          <table:table-cell office:value-type="float" office:value="1292769" calcext:value-type="float">
            <text:p>1,292,769</text:p>
          </table:table-cell>
          <table:table-cell office:value-type="float" office:value="806224" calcext:value-type="float">
            <text:p>806,224</text:p>
          </table:table-cell>
          <table:table-cell office:value-type="float" office:value="13100542" calcext:value-type="float">
            <text:p>13,100,542</text:p>
          </table:table-cell>
          <table:table-cell office:value-type="float" office:value="543774" calcext:value-type="float">
            <text:p>543,774</text:p>
          </table:table-cell>
          <table:table-cell office:value-type="float" office:value="522200" calcext:value-type="float">
            <text:p>522,200</text:p>
          </table:table-cell>
          <table:table-cell office:value-type="float" office:value="1065974" calcext:value-type="float">
            <text:p>1,065,974</text:p>
          </table:table-cell>
          <table:table-cell office:value-type="float" office:value="14166517" calcext:value-type="float">
            <text:p>14,166,517</text:p>
          </table:table-cell>
          <table:table-cell office:value-type="float" office:value="1124302" calcext:value-type="float">
            <text:p>1,124,302</text:p>
          </table:table-cell>
          <table:table-cell office:value-type="float" office:value="852379" calcext:value-type="float">
            <text:p>852,379</text:p>
          </table:table-cell>
          <table:table-cell office:value-type="float" office:value="372605" calcext:value-type="float">
            <text:p>372,605</text:p>
          </table:table-cell>
          <table:table-cell office:value-type="float" office:value="2106513" calcext:value-type="float">
            <text:p>2,106,51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78];&quot;,&quot;;[.E78];&quot;,&quot;;[.F78];&quot;,&quot;;[.G78];&quot;,&quot;;[.H78];&quot;,&quot;;[.I78];&quot;,&quot;;[.J78];&quot;,&quot;;[.K78];&quot;,&quot;;[.L78];&quot;,&quot;;[.M78];&quot;,&quot;;[.N78];&quot;,&quot;;[.P78];&quot;,&quot;;[.Q78];&quot;,&quot;;[.S78];&quot;,&quot;;[.T78];&quot;,&quot;;[.U78];&quot;,&quot;;[.V78];&quot;,&quot;;[.W78];&quot;,&quot;;[.X7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5,641813,630734,5417482,270998,2354342,915381,397184,373616,1292769,806224,543774,522200,14166517,1124302,852379,372605,210651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5,641813,630734,5417482,270998,2354342,915381,397184,373616,1292769,806224,543774,522200,14166517,1124302,852379,372605,210651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OODHUE PUBLIC SCHOOL DISTRICT</text:p>
          </table:table-cell>
          <table:table-cell office:value-type="float" office:value="253" calcext:value-type="float">
            <text:p>253</text:p>
          </table:table-cell>
          <table:table-cell table:formula="of:=VLOOKUP([.B79];[$Sheet2.A72:.C628];2)" office:value-type="float" office:value="76" calcext:value-type="float">
            <text:p>76</text:p>
          </table:table-cell>
          <table:table-cell office:value-type="float" office:value="706" calcext:value-type="float">
            <text:p>706</text:p>
          </table:table-cell>
          <table:table-cell office:value-type="float" office:value="578851" calcext:value-type="float">
            <text:p>578,851</text:p>
          </table:table-cell>
          <table:table-cell office:value-type="float" office:value="406597" calcext:value-type="float">
            <text:p>406,597</text:p>
          </table:table-cell>
          <table:table-cell office:value-type="float" office:value="3709461" calcext:value-type="float">
            <text:p>3,709,461</text:p>
          </table:table-cell>
          <table:table-cell office:value-type="float" office:value="207068" calcext:value-type="float">
            <text:p>207,068</text:p>
          </table:table-cell>
          <table:table-cell office:value-type="float" office:value="905671" calcext:value-type="float">
            <text:p>905,671</text:p>
          </table:table-cell>
          <table:table-cell office:value-type="float" office:value="473891" calcext:value-type="float">
            <text:p>473,891</text:p>
          </table:table-cell>
          <table:table-cell office:value-type="float" office:value="106473" calcext:value-type="float">
            <text:p>106,473</text:p>
          </table:table-cell>
          <table:table-cell office:value-type="float" office:value="99509" calcext:value-type="float">
            <text:p>99,509</text:p>
          </table:table-cell>
          <table:table-cell office:value-type="float" office:value="858948" calcext:value-type="float">
            <text:p>858,948</text:p>
          </table:table-cell>
          <table:table-cell office:value-type="float" office:value="553659" calcext:value-type="float">
            <text:p>553,659</text:p>
          </table:table-cell>
          <table:table-cell office:value-type="float" office:value="7900127" calcext:value-type="float">
            <text:p>7,900,127</text:p>
          </table:table-cell>
          <table:table-cell office:value-type="float" office:value="102963" calcext:value-type="float">
            <text:p>102,963</text:p>
          </table:table-cell>
          <table:table-cell office:value-type="float" office:value="361088" calcext:value-type="float">
            <text:p>361,088</text:p>
          </table:table-cell>
          <table:table-cell office:value-type="float" office:value="464051" calcext:value-type="float">
            <text:p>464,051</text:p>
          </table:table-cell>
          <table:table-cell office:value-type="float" office:value="8364178" calcext:value-type="float">
            <text:p>8,364,178</text:p>
          </table:table-cell>
          <table:table-cell office:value-type="float" office:value="469566" calcext:value-type="float">
            <text:p>469,566</text:p>
          </table:table-cell>
          <table:table-cell office:value-type="float" office:value="335188" calcext:value-type="float">
            <text:p>335,188</text:p>
          </table:table-cell>
          <table:table-cell office:value-type="float" office:value="4996552" calcext:value-type="float">
            <text:p>4,996,552</text:p>
          </table:table-cell>
          <table:table-cell office:value-type="float" office:value="2070456" calcext:value-type="float">
            <text:p>2,070,45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79];&quot;,&quot;;[.E79];&quot;,&quot;;[.F79];&quot;,&quot;;[.G79];&quot;,&quot;;[.H79];&quot;,&quot;;[.I79];&quot;,&quot;;[.J79];&quot;,&quot;;[.K79];&quot;,&quot;;[.L79];&quot;,&quot;;[.M79];&quot;,&quot;;[.N79];&quot;,&quot;;[.P79];&quot;,&quot;;[.Q79];&quot;,&quot;;[.S79];&quot;,&quot;;[.T79];&quot;,&quot;;[.U79];&quot;,&quot;;[.V79];&quot;,&quot;;[.W79];&quot;,&quot;;[.X7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6,578851,406597,3709461,207068,905671,473891,106473,99509,858948,553659,102963,361088,8364178,469566,335188,4996552,207045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6,578851,406597,3709461,207068,905671,473891,106473,99509,858948,553659,102963,361088,8364178,469566,335188,4996552,207045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ine Island Public School District</text:p>
          </table:table-cell>
          <table:table-cell office:value-type="float" office:value="255" calcext:value-type="float">
            <text:p>255</text:p>
          </table:table-cell>
          <table:table-cell table:formula="of:=VLOOKUP([.B80];[$Sheet2.A73:.C629];2)" office:value-type="float" office:value="77" calcext:value-type="float">
            <text:p>77</text:p>
          </table:table-cell>
          <table:table-cell office:value-type="float" office:value="1483" calcext:value-type="float">
            <text:p>1,483</text:p>
          </table:table-cell>
          <table:table-cell office:value-type="float" office:value="719752" calcext:value-type="float">
            <text:p>719,752</text:p>
          </table:table-cell>
          <table:table-cell office:value-type="float" office:value="653292" calcext:value-type="float">
            <text:p>653,292</text:p>
          </table:table-cell>
          <table:table-cell office:value-type="float" office:value="7544680" calcext:value-type="float">
            <text:p>7,544,680</text:p>
          </table:table-cell>
          <table:table-cell office:value-type="float" office:value="382961" calcext:value-type="float">
            <text:p>382,961</text:p>
          </table:table-cell>
          <table:table-cell office:value-type="float" office:value="2172883" calcext:value-type="float">
            <text:p>2,172,883</text:p>
          </table:table-cell>
          <table:table-cell office:value-type="float" office:value="701434" calcext:value-type="float">
            <text:p>701,434</text:p>
          </table:table-cell>
          <table:table-cell office:value-type="float" office:value="573589" calcext:value-type="float">
            <text:p>573,589</text:p>
          </table:table-cell>
          <table:table-cell office:value-type="float" office:value="580410" calcext:value-type="float">
            <text:p>580,410</text:p>
          </table:table-cell>
          <table:table-cell office:value-type="float" office:value="1216997" calcext:value-type="float">
            <text:p>1,216,997</text:p>
          </table:table-cell>
          <table:table-cell office:value-type="float" office:value="832372" calcext:value-type="float">
            <text:p>832,372</text:p>
          </table:table-cell>
          <table:table-cell office:value-type="float" office:value="15378369" calcext:value-type="float">
            <text:p>15,378,369</text:p>
          </table:table-cell>
          <table:table-cell office:value-type="float" office:value="514485" calcext:value-type="float">
            <text:p>514,485</text:p>
          </table:table-cell>
          <table:table-cell office:value-type="float" office:value="162534" calcext:value-type="float">
            <text:p>162,534</text:p>
          </table:table-cell>
          <table:table-cell office:value-type="float" office:value="677019" calcext:value-type="float">
            <text:p>677,019</text:p>
          </table:table-cell>
          <table:table-cell office:value-type="float" office:value="16055389" calcext:value-type="float">
            <text:p>16,055,389</text:p>
          </table:table-cell>
          <table:table-cell office:value-type="float" office:value="1138182" calcext:value-type="float">
            <text:p>1,138,182</text:p>
          </table:table-cell>
          <table:table-cell office:value-type="float" office:value="995381" calcext:value-type="float">
            <text:p>995,381</text:p>
          </table:table-cell>
          <table:table-cell office:value-type="float" office:value="2872493" calcext:value-type="float">
            <text:p>2,872,493</text:p>
          </table:table-cell>
          <table:table-cell office:value-type="float" office:value="3626620" calcext:value-type="float">
            <text:p>3,626,62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80];&quot;,&quot;;[.E80];&quot;,&quot;;[.F80];&quot;,&quot;;[.G80];&quot;,&quot;;[.H80];&quot;,&quot;;[.I80];&quot;,&quot;;[.J80];&quot;,&quot;;[.K80];&quot;,&quot;;[.L80];&quot;,&quot;;[.M80];&quot;,&quot;;[.N80];&quot;,&quot;;[.P80];&quot;,&quot;;[.Q80];&quot;,&quot;;[.S80];&quot;,&quot;;[.T80];&quot;,&quot;;[.U80];&quot;,&quot;;[.V80];&quot;,&quot;;[.W80];&quot;,&quot;;[.X8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7,719752,653292,7544680,382961,2172883,701434,573589,580410,1216997,832372,514485,162534,16055389,1138182,995381,2872493,362662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7,719752,653292,7544680,382961,2172883,701434,573589,580410,1216997,832372,514485,162534,16055389,1138182,995381,2872493,362662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ed Wing Public School District</text:p>
          </table:table-cell>
          <table:table-cell office:value-type="float" office:value="256" calcext:value-type="float">
            <text:p>256</text:p>
          </table:table-cell>
          <table:table-cell table:formula="of:=VLOOKUP([.B81];[$Sheet2.A74:.C630];2)" office:value-type="float" office:value="78" calcext:value-type="float">
            <text:p>78</text:p>
          </table:table-cell>
          <table:table-cell office:value-type="float" office:value="2612" calcext:value-type="float">
            <text:p>2,612</text:p>
          </table:table-cell>
          <table:table-cell office:value-type="float" office:value="1388770" calcext:value-type="float">
            <text:p>1,388,770</text:p>
          </table:table-cell>
          <table:table-cell office:value-type="float" office:value="1511762" calcext:value-type="float">
            <text:p>1,511,762</text:p>
          </table:table-cell>
          <table:table-cell office:value-type="float" office:value="13961192" calcext:value-type="float">
            <text:p>13,961,192</text:p>
          </table:table-cell>
          <table:table-cell office:value-type="float" office:value="835497" calcext:value-type="float">
            <text:p>835,497</text:p>
          </table:table-cell>
          <table:table-cell office:value-type="float" office:value="7541262" calcext:value-type="float">
            <text:p>7,541,262</text:p>
          </table:table-cell>
          <table:table-cell office:value-type="float" office:value="923955" calcext:value-type="float">
            <text:p>923,955</text:p>
          </table:table-cell>
          <table:table-cell office:value-type="float" office:value="2168890" calcext:value-type="float">
            <text:p>2,168,890</text:p>
          </table:table-cell>
          <table:table-cell office:value-type="float" office:value="1282592" calcext:value-type="float">
            <text:p>1,282,592</text:p>
          </table:table-cell>
          <table:table-cell office:value-type="float" office:value="3406881" calcext:value-type="float">
            <text:p>3,406,881</text:p>
          </table:table-cell>
          <table:table-cell office:value-type="float" office:value="2810937" calcext:value-type="float">
            <text:p>2,810,937</text:p>
          </table:table-cell>
          <table:table-cell office:value-type="float" office:value="35831738" calcext:value-type="float">
            <text:p>35,831,738</text:p>
          </table:table-cell>
          <table:table-cell office:value-type="float" office:value="663953" calcext:value-type="float">
            <text:p>663,953</text:p>
          </table:table-cell>
          <table:table-cell office:value-type="float" office:value="1095645" calcext:value-type="float">
            <text:p>1,095,645</text:p>
          </table:table-cell>
          <table:table-cell office:value-type="float" office:value="1759598" calcext:value-type="float">
            <text:p>1,759,598</text:p>
          </table:table-cell>
          <table:table-cell office:value-type="float" office:value="37591335" calcext:value-type="float">
            <text:p>37,591,335</text:p>
          </table:table-cell>
          <table:table-cell office:value-type="float" office:value="2036297" calcext:value-type="float">
            <text:p>2,036,297</text:p>
          </table:table-cell>
          <table:table-cell office:value-type="float" office:value="2859259" calcext:value-type="float">
            <text:p>2,859,259</text:p>
          </table:table-cell>
          <table:table-cell office:value-type="float" office:value="84247" calcext:value-type="float">
            <text:p>84,247</text:p>
          </table:table-cell>
          <table:table-cell office:value-type="float" office:value="1656263" calcext:value-type="float">
            <text:p>1,656,26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81];&quot;,&quot;;[.E81];&quot;,&quot;;[.F81];&quot;,&quot;;[.G81];&quot;,&quot;;[.H81];&quot;,&quot;;[.I81];&quot;,&quot;;[.J81];&quot;,&quot;;[.K81];&quot;,&quot;;[.L81];&quot;,&quot;;[.M81];&quot;,&quot;;[.N81];&quot;,&quot;;[.P81];&quot;,&quot;;[.Q81];&quot;,&quot;;[.S81];&quot;,&quot;;[.T81];&quot;,&quot;;[.U81];&quot;,&quot;;[.V81];&quot;,&quot;;[.W81];&quot;,&quot;;[.X8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8,1388770,1511762,13961192,835497,7541262,923955,2168890,1282592,3406881,2810937,663953,1095645,37591335,2036297,2859259,84247,165626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8,1388770,1511762,13961192,835497,7541262,923955,2168890,1282592,3406881,2810937,663953,1095645,37591335,2036297,2859259,84247,165626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SHBY PUBLIC SCHOOL DISTRICT</text:p>
          </table:table-cell>
          <table:table-cell office:value-type="float" office:value="261" calcext:value-type="float">
            <text:p>261</text:p>
          </table:table-cell>
          <table:table-cell table:formula="of:=VLOOKUP([.B82];[$Sheet2.A75:.C631];2)" office:value-type="float" office:value="79" calcext:value-type="float">
            <text:p>79</text:p>
          </table:table-cell>
          <table:table-cell office:value-type="float" office:value="331" calcext:value-type="float">
            <text:p>331</text:p>
          </table:table-cell>
          <table:table-cell office:value-type="float" office:value="241938" calcext:value-type="float">
            <text:p>241,938</text:p>
          </table:table-cell>
          <table:table-cell office:value-type="float" office:value="173000" calcext:value-type="float">
            <text:p>173,000</text:p>
          </table:table-cell>
          <table:table-cell office:value-type="float" office:value="1784937" calcext:value-type="float">
            <text:p>1,784,937</text:p>
          </table:table-cell>
          <table:table-cell office:value-type="float" office:value="111460" calcext:value-type="float">
            <text:p>111,460</text:p>
          </table:table-cell>
          <table:table-cell office:value-type="float" office:value="615401" calcext:value-type="float">
            <text:p>615,401</text:p>
          </table:table-cell>
          <table:table-cell office:value-type="float" office:value="316305" calcext:value-type="float">
            <text:p>316,305</text:p>
          </table:table-cell>
          <table:table-cell office:value-type="float" office:value="51397" calcext:value-type="float">
            <text:p>51,397</text:p>
          </table:table-cell>
          <table:table-cell office:value-type="float" office:value="59622" calcext:value-type="float">
            <text:p>59,622</text:p>
          </table:table-cell>
          <table:table-cell office:value-type="float" office:value="308769" calcext:value-type="float">
            <text:p>308,769</text:p>
          </table:table-cell>
          <table:table-cell office:value-type="float" office:value="149431" calcext:value-type="float">
            <text:p>149,431</text:p>
          </table:table-cell>
          <table:table-cell office:value-type="float" office:value="3812260" calcext:value-type="float">
            <text:p>3,812,260</text:p>
          </table:table-cell>
          <table:table-cell office:value-type="float" office:value="212404" calcext:value-type="float">
            <text:p>212,404</text:p>
          </table:table-cell>
          <table:table-cell office:value-type="float" office:value="18377" calcext:value-type="float">
            <text:p>18,377</text:p>
          </table:table-cell>
          <table:table-cell office:value-type="float" office:value="230781" calcext:value-type="float">
            <text:p>230,781</text:p>
          </table:table-cell>
          <table:table-cell office:value-type="float" office:value="4043041" calcext:value-type="float">
            <text:p>4,043,041</text:p>
          </table:table-cell>
          <table:table-cell office:value-type="float" office:value="277558" calcext:value-type="float">
            <text:p>277,558</text:p>
          </table:table-cell>
          <table:table-cell office:value-type="float" office:value="81775" calcext:value-type="float">
            <text:p>81,775</text:p>
          </table:table-cell>
          <table:table-cell office:value-type="float" office:value="737443" calcext:value-type="float">
            <text:p>737,443</text:p>
          </table:table-cell>
          <table:table-cell office:value-type="float" office:value="531925" calcext:value-type="float">
            <text:p>531,9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82];&quot;,&quot;;[.E82];&quot;,&quot;;[.F82];&quot;,&quot;;[.G82];&quot;,&quot;;[.H82];&quot;,&quot;;[.I82];&quot;,&quot;;[.J82];&quot;,&quot;;[.K82];&quot;,&quot;;[.L82];&quot;,&quot;;[.M82];&quot;,&quot;;[.N82];&quot;,&quot;;[.P82];&quot;,&quot;;[.Q82];&quot;,&quot;;[.S82];&quot;,&quot;;[.T82];&quot;,&quot;;[.U82];&quot;,&quot;;[.V82];&quot;,&quot;;[.W82];&quot;,&quot;;[.X8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9,241938,173000,1784937,111460,615401,316305,51397,59622,308769,149431,212404,18377,4043041,277558,81775,737443,5319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79,241938,173000,1784937,111460,615401,316305,51397,59622,308769,149431,212404,18377,4043041,277558,81775,737443,5319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ERMAN-NORCROSS SCHOOL DISTRICT</text:p>
          </table:table-cell>
          <table:table-cell office:value-type="float" office:value="264" calcext:value-type="float">
            <text:p>264</text:p>
          </table:table-cell>
          <table:table-cell table:formula="of:=VLOOKUP([.B83];[$Sheet2.A76:.C632];2)"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08869" calcext:value-type="float">
            <text:p>208,869</text:p>
          </table:table-cell>
          <table:table-cell office:value-type="float" office:value="83380" calcext:value-type="float">
            <text:p>83,380</text:p>
          </table:table-cell>
          <table:table-cell office:value-type="float" office:value="815489" calcext:value-type="float">
            <text:p>815,489</text:p>
          </table:table-cell>
          <table:table-cell office:value-type="float" office:value="82729" calcext:value-type="float">
            <text:p>82,729</text:p>
          </table:table-cell>
          <table:table-cell office:value-type="float" office:value="217426" calcext:value-type="float">
            <text:p>217,426</text:p>
          </table:table-cell>
          <table:table-cell office:value-type="float" office:value="115122" calcext:value-type="float">
            <text:p>115,122</text:p>
          </table:table-cell>
          <table:table-cell office:value-type="float" office:value="19266" calcext:value-type="float">
            <text:p>19,266</text:p>
          </table:table-cell>
          <table:table-cell office:value-type="float" office:value="73440" calcext:value-type="float">
            <text:p>73,440</text:p>
          </table:table-cell>
          <table:table-cell office:value-type="float" office:value="206058" calcext:value-type="float">
            <text:p>206,058</text:p>
          </table:table-cell>
          <table:table-cell office:value-type="float" office:value="110022" calcext:value-type="float">
            <text:p>110,022</text:p>
          </table:table-cell>
          <table:table-cell office:value-type="float" office:value="1931800" calcext:value-type="float">
            <text:p>1,931,800</text:p>
          </table:table-cell>
          <table:table-cell office:value-type="float" office:value="186080" calcext:value-type="float">
            <text:p>186,080</text:p>
          </table:table-cell>
          <table:table-cell office:value-type="float" office:value="34211" calcext:value-type="float">
            <text:p>34,211</text:p>
          </table:table-cell>
          <table:table-cell office:value-type="float" office:value="220291" calcext:value-type="float">
            <text:p>220,291</text:p>
          </table:table-cell>
          <table:table-cell office:value-type="float" office:value="2152090" calcext:value-type="float">
            <text:p>2,152,090</text:p>
          </table:table-cell>
          <table:table-cell office:value-type="float" office:value="78864" calcext:value-type="float">
            <text:p>78,864</text:p>
          </table:table-cell>
          <table:table-cell office:value-type="float" office:value="81863" calcext:value-type="float">
            <text:p>81,86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83];&quot;,&quot;;[.E83];&quot;,&quot;;[.F83];&quot;,&quot;;[.G83];&quot;,&quot;;[.H83];&quot;,&quot;;[.I83];&quot;,&quot;;[.J83];&quot;,&quot;;[.K83];&quot;,&quot;;[.L83];&quot;,&quot;;[.M83];&quot;,&quot;;[.N83];&quot;,&quot;;[.P83];&quot;,&quot;;[.Q83];&quot;,&quot;;[.S83];&quot;,&quot;;[.T83];&quot;,&quot;;[.U83];&quot;,&quot;;[.V83];&quot;,&quot;;[.W83];&quot;,&quot;;[.X8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0,208869,83380,815489,82729,217426,115122,19266,73440,206058,110022,186080,34211,2152090,78864,8186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0,208869,83380,815489,82729,217426,115122,19266,73440,206058,110022,186080,34211,2152090,78864,8186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OPKINS PUBLIC SCHOOL DISTRICT</text:p>
          </table:table-cell>
          <table:table-cell office:value-type="float" office:value="270" calcext:value-type="float">
            <text:p>270</text:p>
          </table:table-cell>
          <table:table-cell table:formula="of:=VLOOKUP([.B84];[$Sheet2.A77:.C633];2)" office:value-type="float" office:value="81" calcext:value-type="float">
            <text:p>81</text:p>
          </table:table-cell>
          <table:table-cell office:value-type="float" office:value="6969" calcext:value-type="float">
            <text:p>6,969</text:p>
          </table:table-cell>
          <table:table-cell office:value-type="float" office:value="9753141" calcext:value-type="float">
            <text:p>9,753,141</text:p>
          </table:table-cell>
          <table:table-cell office:value-type="float" office:value="3793815" calcext:value-type="float">
            <text:p>3,793,815</text:p>
          </table:table-cell>
          <table:table-cell office:value-type="float" office:value="47572023" calcext:value-type="float">
            <text:p>47,572,023</text:p>
          </table:table-cell>
          <table:table-cell office:value-type="float" office:value="1040139" calcext:value-type="float">
            <text:p>1,040,139</text:p>
          </table:table-cell>
          <table:table-cell office:value-type="float" office:value="16389202" calcext:value-type="float">
            <text:p>16,389,202</text:p>
          </table:table-cell>
          <table:table-cell office:value-type="float" office:value="1708429" calcext:value-type="float">
            <text:p>1,708,429</text:p>
          </table:table-cell>
          <table:table-cell office:value-type="float" office:value="4038297" calcext:value-type="float">
            <text:p>4,038,297</text:p>
          </table:table-cell>
          <table:table-cell office:value-type="float" office:value="4045380" calcext:value-type="float">
            <text:p>4,045,380</text:p>
          </table:table-cell>
          <table:table-cell office:value-type="float" office:value="10119928" calcext:value-type="float">
            <text:p>10,119,928</text:p>
          </table:table-cell>
          <table:table-cell office:value-type="float" office:value="7453775" calcext:value-type="float">
            <text:p>7,453,775</text:p>
          </table:table-cell>
          <table:table-cell office:value-type="float" office:value="105914127" calcext:value-type="float">
            <text:p>105,914,127</text:p>
          </table:table-cell>
          <table:table-cell office:value-type="float" office:value="6548608" calcext:value-type="float">
            <text:p>6,548,608</text:p>
          </table:table-cell>
          <table:table-cell office:value-type="float" office:value="1588273" calcext:value-type="float">
            <text:p>1,588,273</text:p>
          </table:table-cell>
          <table:table-cell office:value-type="float" office:value="8136881" calcext:value-type="float">
            <text:p>8,136,881</text:p>
          </table:table-cell>
          <table:table-cell office:value-type="float" office:value="114051009" calcext:value-type="float">
            <text:p>114,051,009</text:p>
          </table:table-cell>
          <table:table-cell office:value-type="float" office:value="4000845" calcext:value-type="float">
            <text:p>4,000,845</text:p>
          </table:table-cell>
          <table:table-cell office:value-type="float" office:value="8861565" calcext:value-type="float">
            <text:p>8,861,565</text:p>
          </table:table-cell>
          <table:table-cell office:value-type="float" office:value="6043233" calcext:value-type="float">
            <text:p>6,043,233</text:p>
          </table:table-cell>
          <table:table-cell office:value-type="float" office:value="17758818" calcext:value-type="float">
            <text:p>17,758,81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84];&quot;,&quot;;[.E84];&quot;,&quot;;[.F84];&quot;,&quot;;[.G84];&quot;,&quot;;[.H84];&quot;,&quot;;[.I84];&quot;,&quot;;[.J84];&quot;,&quot;;[.K84];&quot;,&quot;;[.L84];&quot;,&quot;;[.M84];&quot;,&quot;;[.N84];&quot;,&quot;;[.P84];&quot;,&quot;;[.Q84];&quot;,&quot;;[.S84];&quot;,&quot;;[.T84];&quot;,&quot;;[.U84];&quot;,&quot;;[.V84];&quot;,&quot;;[.W84];&quot;,&quot;;[.X8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1,9753141,3793815,47572023,1040139,16389202,1708429,4038297,4045380,10119928,7453775,6548608,1588273,114051009,4000845,8861565,6043233,1775881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1,9753141,3793815,47572023,1040139,16389202,1708429,4038297,4045380,10119928,7453775,6548608,1588273,114051009,4000845,8861565,6043233,1775881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LOOMINGTON PUBLIC SCHOOL DISTRICT</text:p>
          </table:table-cell>
          <table:table-cell office:value-type="float" office:value="271" calcext:value-type="float">
            <text:p>271</text:p>
          </table:table-cell>
          <table:table-cell table:formula="of:=VLOOKUP([.B85];[$Sheet2.A78:.C634];2)" office:value-type="float" office:value="82" calcext:value-type="float">
            <text:p>82</text:p>
          </table:table-cell>
          <table:table-cell office:value-type="float" office:value="10381" calcext:value-type="float">
            <text:p>10,381</text:p>
          </table:table-cell>
          <table:table-cell office:value-type="float" office:value="6448840" calcext:value-type="float">
            <text:p>6,448,840</text:p>
          </table:table-cell>
          <table:table-cell office:value-type="float" office:value="6558998" calcext:value-type="float">
            <text:p>6,558,998</text:p>
          </table:table-cell>
          <table:table-cell office:value-type="float" office:value="73527565" calcext:value-type="float">
            <text:p>73,527,565</text:p>
          </table:table-cell>
          <table:table-cell office:value-type="float" office:value="1237997" calcext:value-type="float">
            <text:p>1,237,997</text:p>
          </table:table-cell>
          <table:table-cell office:value-type="float" office:value="38261867" calcext:value-type="float">
            <text:p>38,261,867</text:p>
          </table:table-cell>
          <table:table-cell office:value-type="float" office:value="2998886" calcext:value-type="float">
            <text:p>2,998,886</text:p>
          </table:table-cell>
          <table:table-cell office:value-type="float" office:value="9869556" calcext:value-type="float">
            <text:p>9,869,556</text:p>
          </table:table-cell>
          <table:table-cell office:value-type="float" office:value="6786333" calcext:value-type="float">
            <text:p>6,786,333</text:p>
          </table:table-cell>
          <table:table-cell office:value-type="float" office:value="9529240" calcext:value-type="float">
            <text:p>9,529,240</text:p>
          </table:table-cell>
          <table:table-cell office:value-type="float" office:value="8834343" calcext:value-type="float">
            <text:p>8,834,343</text:p>
          </table:table-cell>
          <table:table-cell office:value-type="float" office:value="164053625" calcext:value-type="float">
            <text:p>164,053,625</text:p>
          </table:table-cell>
          <table:table-cell office:value-type="float" office:value="3492415" calcext:value-type="float">
            <text:p>3,492,415</text:p>
          </table:table-cell>
          <table:table-cell office:value-type="float" office:value="2451388" calcext:value-type="float">
            <text:p>2,451,388</text:p>
          </table:table-cell>
          <table:table-cell office:value-type="float" office:value="5943804" calcext:value-type="float">
            <text:p>5,943,804</text:p>
          </table:table-cell>
          <table:table-cell office:value-type="float" office:value="169997429" calcext:value-type="float">
            <text:p>169,997,429</text:p>
          </table:table-cell>
          <table:table-cell office:value-type="float" office:value="5378754" calcext:value-type="float">
            <text:p>5,378,754</text:p>
          </table:table-cell>
          <table:table-cell office:value-type="float" office:value="11722887" calcext:value-type="float">
            <text:p>11,722,887</text:p>
          </table:table-cell>
          <table:table-cell office:value-type="float" office:value="10976681" calcext:value-type="float">
            <text:p>10,976,681</text:p>
          </table:table-cell>
          <table:table-cell office:value-type="float" office:value="13680990" calcext:value-type="float">
            <text:p>13,680,990</text:p>
          </table:table-cell>
          <table:table-cell office:value-type="float" office:value="379058" calcext:value-type="float">
            <text:p>379,058</text:p>
          </table:table-cell>
          <table:table-cell/>
          <table:table-cell table:formula="of:=CONCATENATE([.$Z$3];[.$Y$3];[.C85];&quot;,&quot;;[.E85];&quot;,&quot;;[.F85];&quot;,&quot;;[.G85];&quot;,&quot;;[.H85];&quot;,&quot;;[.I85];&quot;,&quot;;[.J85];&quot;,&quot;;[.K85];&quot;,&quot;;[.L85];&quot;,&quot;;[.M85];&quot;,&quot;;[.N85];&quot;,&quot;;[.P85];&quot;,&quot;;[.Q85];&quot;,&quot;;[.S85];&quot;,&quot;;[.T85];&quot;,&quot;;[.U85];&quot;,&quot;;[.V85];&quot;,&quot;;[.W85];&quot;,&quot;;[.X8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2,6448840,6558998,73527565,1237997,38261867,2998886,9869556,6786333,9529240,8834343,3492415,2451388,169997429,5378754,11722887,10976681,13680990,379058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2,6448840,6558998,73527565,1237997,38261867,2998886,9869556,6786333,9529240,8834343,3492415,2451388,169997429,5378754,11722887,10976681,13680990,379058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DEN PRAIRIE PUBLIC SCHOOL DISTRICT</text:p>
          </table:table-cell>
          <table:table-cell office:value-type="float" office:value="272" calcext:value-type="float">
            <text:p>272</text:p>
          </table:table-cell>
          <table:table-cell table:formula="of:=VLOOKUP([.B86];[$Sheet2.A79:.C635];2)" office:value-type="float" office:value="83" calcext:value-type="float">
            <text:p>83</text:p>
          </table:table-cell>
          <table:table-cell office:value-type="float" office:value="8992" calcext:value-type="float">
            <text:p>8,992</text:p>
          </table:table-cell>
          <table:table-cell office:value-type="float" office:value="7598836" calcext:value-type="float">
            <text:p>7,598,836</text:p>
          </table:table-cell>
          <table:table-cell office:value-type="float" office:value="5863803" calcext:value-type="float">
            <text:p>5,863,803</text:p>
          </table:table-cell>
          <table:table-cell office:value-type="float" office:value="57636480" calcext:value-type="float">
            <text:p>57,636,480</text:p>
          </table:table-cell>
          <table:table-cell office:value-type="float" office:value="2727736" calcext:value-type="float">
            <text:p>2,727,736</text:p>
          </table:table-cell>
          <table:table-cell office:value-type="float" office:value="21350924" calcext:value-type="float">
            <text:p>21,350,924</text:p>
          </table:table-cell>
          <table:table-cell office:value-type="float" office:value="3696289" calcext:value-type="float">
            <text:p>3,696,289</text:p>
          </table:table-cell>
          <table:table-cell office:value-type="float" office:value="6692231" calcext:value-type="float">
            <text:p>6,692,231</text:p>
          </table:table-cell>
          <table:table-cell office:value-type="float" office:value="3608924" calcext:value-type="float">
            <text:p>3,608,924</text:p>
          </table:table-cell>
          <table:table-cell office:value-type="float" office:value="10861758" calcext:value-type="float">
            <text:p>10,861,758</text:p>
          </table:table-cell>
          <table:table-cell office:value-type="float" office:value="6599508" calcext:value-type="float">
            <text:p>6,599,508</text:p>
          </table:table-cell>
          <table:table-cell office:value-type="float" office:value="126636489" calcext:value-type="float">
            <text:p>126,636,489</text:p>
          </table:table-cell>
          <table:table-cell office:value-type="float" office:value="5598771" calcext:value-type="float">
            <text:p>5,598,771</text:p>
          </table:table-cell>
          <table:table-cell office:value-type="float" office:value="1336995" calcext:value-type="float">
            <text:p>1,336,995</text:p>
          </table:table-cell>
          <table:table-cell office:value-type="float" office:value="6935766" calcext:value-type="float">
            <text:p>6,935,766</text:p>
          </table:table-cell>
          <table:table-cell office:value-type="float" office:value="133572255" calcext:value-type="float">
            <text:p>133,572,255</text:p>
          </table:table-cell>
          <table:table-cell office:value-type="float" office:value="5257234" calcext:value-type="float">
            <text:p>5,257,234</text:p>
          </table:table-cell>
          <table:table-cell office:value-type="float" office:value="7138347" calcext:value-type="float">
            <text:p>7,138,347</text:p>
          </table:table-cell>
          <table:table-cell office:value-type="float" office:value="14943637" calcext:value-type="float">
            <text:p>14,943,637</text:p>
          </table:table-cell>
          <table:table-cell office:value-type="float" office:value="9586899" calcext:value-type="float">
            <text:p>9,586,89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86];&quot;,&quot;;[.E86];&quot;,&quot;;[.F86];&quot;,&quot;;[.G86];&quot;,&quot;;[.H86];&quot;,&quot;;[.I86];&quot;,&quot;;[.J86];&quot;,&quot;;[.K86];&quot;,&quot;;[.L86];&quot;,&quot;;[.M86];&quot;,&quot;;[.N86];&quot;,&quot;;[.P86];&quot;,&quot;;[.Q86];&quot;,&quot;;[.S86];&quot;,&quot;;[.T86];&quot;,&quot;;[.U86];&quot;,&quot;;[.V86];&quot;,&quot;;[.W86];&quot;,&quot;;[.X8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3,7598836,5863803,57636480,2727736,21350924,3696289,6692231,3608924,10861758,6599508,5598771,1336995,133572255,5257234,7138347,14943637,958689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3,7598836,5863803,57636480,2727736,21350924,3696289,6692231,3608924,10861758,6599508,5598771,1336995,133572255,5257234,7138347,14943637,958689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DINA PUBLIC SCHOOL DISTRICT</text:p>
          </table:table-cell>
          <table:table-cell office:value-type="float" office:value="273" calcext:value-type="float">
            <text:p>273</text:p>
          </table:table-cell>
          <table:table-cell table:formula="of:=VLOOKUP([.B87];[$Sheet2.A80:.C636];2)" office:value-type="float" office:value="84" calcext:value-type="float">
            <text:p>84</text:p>
          </table:table-cell>
          <table:table-cell office:value-type="float" office:value="8406" calcext:value-type="float">
            <text:p>8,406</text:p>
          </table:table-cell>
          <table:table-cell office:value-type="float" office:value="3769267" calcext:value-type="float">
            <text:p>3,769,267</text:p>
          </table:table-cell>
          <table:table-cell office:value-type="float" office:value="4341925" calcext:value-type="float">
            <text:p>4,341,925</text:p>
          </table:table-cell>
          <table:table-cell office:value-type="float" office:value="55423465" calcext:value-type="float">
            <text:p>55,423,465</text:p>
          </table:table-cell>
          <table:table-cell office:value-type="float" office:value="417935" calcext:value-type="float">
            <text:p>417,935</text:p>
          </table:table-cell>
          <table:table-cell office:value-type="float" office:value="24468397" calcext:value-type="float">
            <text:p>24,468,397</text:p>
          </table:table-cell>
          <table:table-cell office:value-type="float" office:value="2813910" calcext:value-type="float">
            <text:p>2,813,910</text:p>
          </table:table-cell>
          <table:table-cell office:value-type="float" office:value="10512736" calcext:value-type="float">
            <text:p>10,512,736</text:p>
          </table:table-cell>
          <table:table-cell office:value-type="float" office:value="5211551" calcext:value-type="float">
            <text:p>5,211,551</text:p>
          </table:table-cell>
          <table:table-cell office:value-type="float" office:value="7378828" calcext:value-type="float">
            <text:p>7,378,828</text:p>
          </table:table-cell>
          <table:table-cell office:value-type="float" office:value="6822369" calcext:value-type="float">
            <text:p>6,822,369</text:p>
          </table:table-cell>
          <table:table-cell office:value-type="float" office:value="121160382" calcext:value-type="float">
            <text:p>121,160,382</text:p>
          </table:table-cell>
          <table:table-cell office:value-type="float" office:value="5876868" calcext:value-type="float">
            <text:p>5,876,868</text:p>
          </table:table-cell>
          <table:table-cell office:value-type="float" office:value="4628204" calcext:value-type="float">
            <text:p>4,628,204</text:p>
          </table:table-cell>
          <table:table-cell office:value-type="float" office:value="10505072" calcext:value-type="float">
            <text:p>10,505,072</text:p>
          </table:table-cell>
          <table:table-cell office:value-type="float" office:value="131665454" calcext:value-type="float">
            <text:p>131,665,454</text:p>
          </table:table-cell>
          <table:table-cell office:value-type="float" office:value="3748409" calcext:value-type="float">
            <text:p>3,748,409</text:p>
          </table:table-cell>
          <table:table-cell office:value-type="float" office:value="8077495" calcext:value-type="float">
            <text:p>8,077,495</text:p>
          </table:table-cell>
          <table:table-cell office:value-type="float" office:value="6418596" calcext:value-type="float">
            <text:p>6,418,596</text:p>
          </table:table-cell>
          <table:table-cell office:value-type="float" office:value="14933009" calcext:value-type="float">
            <text:p>14,933,00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87];&quot;,&quot;;[.E87];&quot;,&quot;;[.F87];&quot;,&quot;;[.G87];&quot;,&quot;;[.H87];&quot;,&quot;;[.I87];&quot;,&quot;;[.J87];&quot;,&quot;;[.K87];&quot;,&quot;;[.L87];&quot;,&quot;;[.M87];&quot;,&quot;;[.N87];&quot;,&quot;;[.P87];&quot;,&quot;;[.Q87];&quot;,&quot;;[.S87];&quot;,&quot;;[.T87];&quot;,&quot;;[.U87];&quot;,&quot;;[.V87];&quot;,&quot;;[.W87];&quot;,&quot;;[.X8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4,3769267,4341925,55423465,417935,24468397,2813910,10512736,5211551,7378828,6822369,5876868,4628204,131665454,3748409,8077495,6418596,1493300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4,3769267,4341925,55423465,417935,24468397,2813910,10512736,5211551,7378828,6822369,5876868,4628204,131665454,3748409,8077495,6418596,1493300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TONKA PUBLIC SCHOOL DISTRICT</text:p>
          </table:table-cell>
          <table:table-cell office:value-type="float" office:value="276" calcext:value-type="float">
            <text:p>276</text:p>
          </table:table-cell>
          <table:table-cell table:formula="of:=VLOOKUP([.B88];[$Sheet2.A81:.C637];2)" office:value-type="float" office:value="85" calcext:value-type="float">
            <text:p>85</text:p>
          </table:table-cell>
          <table:table-cell office:value-type="float" office:value="11231" calcext:value-type="float">
            <text:p>11,231</text:p>
          </table:table-cell>
          <table:table-cell office:value-type="float" office:value="7378790" calcext:value-type="float">
            <text:p>7,378,790</text:p>
          </table:table-cell>
          <table:table-cell office:value-type="float" office:value="5436155" calcext:value-type="float">
            <text:p>5,436,155</text:p>
          </table:table-cell>
          <table:table-cell office:value-type="float" office:value="85773092" calcext:value-type="float">
            <text:p>85,773,092</text:p>
          </table:table-cell>
          <table:table-cell office:value-type="float" office:value="1201414" calcext:value-type="float">
            <text:p>1,201,414</text:p>
          </table:table-cell>
          <table:table-cell office:value-type="float" office:value="22906877" calcext:value-type="float">
            <text:p>22,906,877</text:p>
          </table:table-cell>
          <table:table-cell office:value-type="float" office:value="3747764" calcext:value-type="float">
            <text:p>3,747,764</text:p>
          </table:table-cell>
          <table:table-cell office:value-type="float" office:value="6370837" calcext:value-type="float">
            <text:p>6,370,837</text:p>
          </table:table-cell>
          <table:table-cell office:value-type="float" office:value="5656960" calcext:value-type="float">
            <text:p>5,656,960</text:p>
          </table:table-cell>
          <table:table-cell office:value-type="float" office:value="9410776" calcext:value-type="float">
            <text:p>9,410,776</text:p>
          </table:table-cell>
          <table:table-cell office:value-type="float" office:value="5417194" calcext:value-type="float">
            <text:p>5,417,194</text:p>
          </table:table-cell>
          <table:table-cell office:value-type="float" office:value="153299860" calcext:value-type="float">
            <text:p>153,299,860</text:p>
          </table:table-cell>
          <table:table-cell office:value-type="float" office:value="9047467" calcext:value-type="float">
            <text:p>9,047,467</text:p>
          </table:table-cell>
          <table:table-cell office:value-type="float" office:value="662268" calcext:value-type="float">
            <text:p>662,268</text:p>
          </table:table-cell>
          <table:table-cell office:value-type="float" office:value="9709736" calcext:value-type="float">
            <text:p>9,709,736</text:p>
          </table:table-cell>
          <table:table-cell office:value-type="float" office:value="163009595" calcext:value-type="float">
            <text:p>163,009,595</text:p>
          </table:table-cell>
          <table:table-cell office:value-type="float" office:value="4986676" calcext:value-type="float">
            <text:p>4,986,676</text:p>
          </table:table-cell>
          <table:table-cell office:value-type="float" office:value="11278077" calcext:value-type="float">
            <text:p>11,278,077</text:p>
          </table:table-cell>
          <table:table-cell office:value-type="float" office:value="10634500" calcext:value-type="float">
            <text:p>10,634,500</text:p>
          </table:table-cell>
          <table:table-cell office:value-type="float" office:value="9261672" calcext:value-type="float">
            <text:p>9,261,672</text:p>
          </table:table-cell>
          <table:table-cell office:value-type="float" office:value="1606660" calcext:value-type="float">
            <text:p>1,606,660</text:p>
          </table:table-cell>
          <table:table-cell/>
          <table:table-cell table:formula="of:=CONCATENATE([.$Z$3];[.$Y$3];[.C88];&quot;,&quot;;[.E88];&quot;,&quot;;[.F88];&quot;,&quot;;[.G88];&quot;,&quot;;[.H88];&quot;,&quot;;[.I88];&quot;,&quot;;[.J88];&quot;,&quot;;[.K88];&quot;,&quot;;[.L88];&quot;,&quot;;[.M88];&quot;,&quot;;[.N88];&quot;,&quot;;[.P88];&quot;,&quot;;[.Q88];&quot;,&quot;;[.S88];&quot;,&quot;;[.T88];&quot;,&quot;;[.U88];&quot;,&quot;;[.V88];&quot;,&quot;;[.W88];&quot;,&quot;;[.X8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5,7378790,5436155,85773092,1201414,22906877,3747764,6370837,5656960,9410776,5417194,9047467,662268,163009595,4986676,11278077,10634500,9261672,160666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5,7378790,5436155,85773092,1201414,22906877,3747764,6370837,5656960,9410776,5417194,9047467,662268,163009595,4986676,11278077,10634500,9261672,160666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ESTONKA PUBLIC SCHOOL DISTRICT</text:p>
          </table:table-cell>
          <table:table-cell office:value-type="float" office:value="277" calcext:value-type="float">
            <text:p>277</text:p>
          </table:table-cell>
          <table:table-cell table:formula="of:=VLOOKUP([.B89];[$Sheet2.A82:.C638];2)" office:value-type="float" office:value="86" calcext:value-type="float">
            <text:p>86</text:p>
          </table:table-cell>
          <table:table-cell office:value-type="float" office:value="2427" calcext:value-type="float">
            <text:p>2,427</text:p>
          </table:table-cell>
          <table:table-cell office:value-type="float" office:value="2062961" calcext:value-type="float">
            <text:p>2,062,961</text:p>
          </table:table-cell>
          <table:table-cell office:value-type="float" office:value="1162402" calcext:value-type="float">
            <text:p>1,162,402</text:p>
          </table:table-cell>
          <table:table-cell office:value-type="float" office:value="14494285" calcext:value-type="float">
            <text:p>14,494,285</text:p>
          </table:table-cell>
          <table:table-cell office:value-type="float" office:value="608080" calcext:value-type="float">
            <text:p>608,080</text:p>
          </table:table-cell>
          <table:table-cell office:value-type="float" office:value="5995600" calcext:value-type="float">
            <text:p>5,995,600</text:p>
          </table:table-cell>
          <table:table-cell office:value-type="float" office:value="1632762" calcext:value-type="float">
            <text:p>1,632,762</text:p>
          </table:table-cell>
          <table:table-cell office:value-type="float" office:value="1447667" calcext:value-type="float">
            <text:p>1,447,667</text:p>
          </table:table-cell>
          <table:table-cell office:value-type="float" office:value="957700" calcext:value-type="float">
            <text:p>957,700</text:p>
          </table:table-cell>
          <table:table-cell office:value-type="float" office:value="2169113" calcext:value-type="float">
            <text:p>2,169,113</text:p>
          </table:table-cell>
          <table:table-cell office:value-type="float" office:value="1676006" calcext:value-type="float">
            <text:p>1,676,006</text:p>
          </table:table-cell>
          <table:table-cell office:value-type="float" office:value="32206575" calcext:value-type="float">
            <text:p>32,206,575</text:p>
          </table:table-cell>
          <table:table-cell office:value-type="float" office:value="1733439" calcext:value-type="float">
            <text:p>1,733,439</text:p>
          </table:table-cell>
          <table:table-cell office:value-type="float" office:value="394451" calcext:value-type="float">
            <text:p>394,451</text:p>
          </table:table-cell>
          <table:table-cell office:value-type="float" office:value="2127890" calcext:value-type="float">
            <text:p>2,127,890</text:p>
          </table:table-cell>
          <table:table-cell office:value-type="float" office:value="34334465" calcext:value-type="float">
            <text:p>34,334,465</text:p>
          </table:table-cell>
          <table:table-cell office:value-type="float" office:value="1702277" calcext:value-type="float">
            <text:p>1,702,277</text:p>
          </table:table-cell>
          <table:table-cell office:value-type="float" office:value="3673750" calcext:value-type="float">
            <text:p>3,673,750</text:p>
          </table:table-cell>
          <table:table-cell office:value-type="float" office:value="190695" calcext:value-type="float">
            <text:p>190,695</text:p>
          </table:table-cell>
          <table:table-cell office:value-type="float" office:value="3929700" calcext:value-type="float">
            <text:p>3,929,7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89];&quot;,&quot;;[.E89];&quot;,&quot;;[.F89];&quot;,&quot;;[.G89];&quot;,&quot;;[.H89];&quot;,&quot;;[.I89];&quot;,&quot;;[.J89];&quot;,&quot;;[.K89];&quot;,&quot;;[.L89];&quot;,&quot;;[.M89];&quot;,&quot;;[.N89];&quot;,&quot;;[.P89];&quot;,&quot;;[.Q89];&quot;,&quot;;[.S89];&quot;,&quot;;[.T89];&quot;,&quot;;[.U89];&quot;,&quot;;[.V89];&quot;,&quot;;[.W89];&quot;,&quot;;[.X8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6,2062961,1162402,14494285,608080,5995600,1632762,1447667,957700,2169113,1676006,1733439,394451,34334465,1702277,3673750,190695,39297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6,2062961,1162402,14494285,608080,5995600,1632762,1447667,957700,2169113,1676006,1733439,394451,34334465,1702277,3673750,190695,39297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RONO PUBLIC SCHOOL DISTRICT</text:p>
          </table:table-cell>
          <table:table-cell office:value-type="float" office:value="278" calcext:value-type="float">
            <text:p>278</text:p>
          </table:table-cell>
          <table:table-cell table:formula="of:=VLOOKUP([.B90];[$Sheet2.A83:.C639];2)" office:value-type="float" office:value="87" calcext:value-type="float">
            <text:p>87</text:p>
          </table:table-cell>
          <table:table-cell office:value-type="float" office:value="2858" calcext:value-type="float">
            <text:p>2,858</text:p>
          </table:table-cell>
          <table:table-cell office:value-type="float" office:value="2115737" calcext:value-type="float">
            <text:p>2,115,737</text:p>
          </table:table-cell>
          <table:table-cell office:value-type="float" office:value="1205144" calcext:value-type="float">
            <text:p>1,205,144</text:p>
          </table:table-cell>
          <table:table-cell office:value-type="float" office:value="20031562" calcext:value-type="float">
            <text:p>20,031,562</text:p>
          </table:table-cell>
          <table:table-cell office:value-type="float" office:value="329225" calcext:value-type="float">
            <text:p>329,225</text:p>
          </table:table-cell>
          <table:table-cell office:value-type="float" office:value="5417275" calcext:value-type="float">
            <text:p>5,417,275</text:p>
          </table:table-cell>
          <table:table-cell office:value-type="float" office:value="1638463" calcext:value-type="float">
            <text:p>1,638,463</text:p>
          </table:table-cell>
          <table:table-cell office:value-type="float" office:value="2694979" calcext:value-type="float">
            <text:p>2,694,979</text:p>
          </table:table-cell>
          <table:table-cell office:value-type="float" office:value="1284127" calcext:value-type="float">
            <text:p>1,284,127</text:p>
          </table:table-cell>
          <table:table-cell office:value-type="float" office:value="4355944" calcext:value-type="float">
            <text:p>4,355,944</text:p>
          </table:table-cell>
          <table:table-cell office:value-type="float" office:value="2011189" calcext:value-type="float">
            <text:p>2,011,189</text:p>
          </table:table-cell>
          <table:table-cell office:value-type="float" office:value="41083645" calcext:value-type="float">
            <text:p>41,083,645</text:p>
          </table:table-cell>
          <table:table-cell office:value-type="float" office:value="2644067" calcext:value-type="float">
            <text:p>2,644,067</text:p>
          </table:table-cell>
          <table:table-cell office:value-type="float" office:value="608190" calcext:value-type="float">
            <text:p>608,190</text:p>
          </table:table-cell>
          <table:table-cell office:value-type="float" office:value="3252258" calcext:value-type="float">
            <text:p>3,252,258</text:p>
          </table:table-cell>
          <table:table-cell office:value-type="float" office:value="44335902" calcext:value-type="float">
            <text:p>44,335,902</text:p>
          </table:table-cell>
          <table:table-cell office:value-type="float" office:value="1973641" calcext:value-type="float">
            <text:p>1,973,641</text:p>
          </table:table-cell>
          <table:table-cell office:value-type="float" office:value="3142507" calcext:value-type="float">
            <text:p>3,142,507</text:p>
          </table:table-cell>
          <table:table-cell office:value-type="float" office:value="684539" calcext:value-type="float">
            <text:p>684,539</text:p>
          </table:table-cell>
          <table:table-cell office:value-type="float" office:value="5990788" calcext:value-type="float">
            <text:p>5,990,788</text:p>
          </table:table-cell>
          <table:table-cell office:value-type="float" office:value="371558" calcext:value-type="float">
            <text:p>371,558</text:p>
          </table:table-cell>
          <table:table-cell/>
          <table:table-cell table:formula="of:=CONCATENATE([.$Z$3];[.$Y$3];[.C90];&quot;,&quot;;[.E90];&quot;,&quot;;[.F90];&quot;,&quot;;[.G90];&quot;,&quot;;[.H90];&quot;,&quot;;[.I90];&quot;,&quot;;[.J90];&quot;,&quot;;[.K90];&quot;,&quot;;[.L90];&quot;,&quot;;[.M90];&quot;,&quot;;[.N90];&quot;,&quot;;[.P90];&quot;,&quot;;[.Q90];&quot;,&quot;;[.S90];&quot;,&quot;;[.T90];&quot;,&quot;;[.U90];&quot;,&quot;;[.V90];&quot;,&quot;;[.W90];&quot;,&quot;;[.X9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7,2115737,1205144,20031562,329225,5417275,1638463,2694979,1284127,4355944,2011189,2644067,608190,44335902,1973641,3142507,684539,5990788,371558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7,2115737,1205144,20031562,329225,5417275,1638463,2694979,1284127,4355944,2011189,2644067,608190,44335902,1973641,3142507,684539,5990788,371558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SSEO PUBLIC SCHOOL DISTRICT</text:p>
          </table:table-cell>
          <table:table-cell office:value-type="float" office:value="279" calcext:value-type="float">
            <text:p>279</text:p>
          </table:table-cell>
          <table:table-cell table:formula="of:=VLOOKUP([.B91];[$Sheet2.A84:.C640];2)" office:value-type="float" office:value="88" calcext:value-type="float">
            <text:p>88</text:p>
          </table:table-cell>
          <table:table-cell office:value-type="float" office:value="20636" calcext:value-type="float">
            <text:p>20,636</text:p>
          </table:table-cell>
          <table:table-cell office:value-type="float" office:value="10563391" calcext:value-type="float">
            <text:p>10,563,391</text:p>
          </table:table-cell>
          <table:table-cell office:value-type="float" office:value="15131369" calcext:value-type="float">
            <text:p>15,131,369</text:p>
          </table:table-cell>
          <table:table-cell office:value-type="float" office:value="137627458" calcext:value-type="float">
            <text:p>137,627,458</text:p>
          </table:table-cell>
          <table:table-cell office:value-type="float" office:value="4392761" calcext:value-type="float">
            <text:p>4,392,761</text:p>
          </table:table-cell>
          <table:table-cell office:value-type="float" office:value="59365152" calcext:value-type="float">
            <text:p>59,365,152</text:p>
          </table:table-cell>
          <table:table-cell office:value-type="float" office:value="4458544" calcext:value-type="float">
            <text:p>4,458,544</text:p>
          </table:table-cell>
          <table:table-cell office:value-type="float" office:value="25580245" calcext:value-type="float">
            <text:p>25,580,245</text:p>
          </table:table-cell>
          <table:table-cell office:value-type="float" office:value="10767131" calcext:value-type="float">
            <text:p>10,767,131</text:p>
          </table:table-cell>
          <table:table-cell office:value-type="float" office:value="18098052" calcext:value-type="float">
            <text:p>18,098,052</text:p>
          </table:table-cell>
          <table:table-cell office:value-type="float" office:value="18127031" calcext:value-type="float">
            <text:p>18,127,031</text:p>
          </table:table-cell>
          <table:table-cell office:value-type="float" office:value="304111135" calcext:value-type="float">
            <text:p>304,111,135</text:p>
          </table:table-cell>
          <table:table-cell office:value-type="float" office:value="17543760" calcext:value-type="float">
            <text:p>17,543,760</text:p>
          </table:table-cell>
          <table:table-cell office:value-type="float" office:value="2829453" calcext:value-type="float">
            <text:p>2,829,453</text:p>
          </table:table-cell>
          <table:table-cell office:value-type="float" office:value="20373212" calcext:value-type="float">
            <text:p>20,373,212</text:p>
          </table:table-cell>
          <table:table-cell office:value-type="float" office:value="324484347" calcext:value-type="float">
            <text:p>324,484,347</text:p>
          </table:table-cell>
          <table:table-cell office:value-type="float" office:value="14960691" calcext:value-type="float">
            <text:p>14,960,691</text:p>
          </table:table-cell>
          <table:table-cell office:value-type="float" office:value="14373798" calcext:value-type="float">
            <text:p>14,373,798</text:p>
          </table:table-cell>
          <table:table-cell office:value-type="float" office:value="15808244" calcext:value-type="float">
            <text:p>15,808,244</text:p>
          </table:table-cell>
          <table:table-cell office:value-type="float" office:value="14290621" calcext:value-type="float">
            <text:p>14,290,621</text:p>
          </table:table-cell>
          <table:table-cell office:value-type="float" office:value="2720520" calcext:value-type="float">
            <text:p>2,720,520</text:p>
          </table:table-cell>
          <table:table-cell/>
          <table:table-cell table:formula="of:=CONCATENATE([.$Z$3];[.$Y$3];[.C91];&quot;,&quot;;[.E91];&quot;,&quot;;[.F91];&quot;,&quot;;[.G91];&quot;,&quot;;[.H91];&quot;,&quot;;[.I91];&quot;,&quot;;[.J91];&quot;,&quot;;[.K91];&quot;,&quot;;[.L91];&quot;,&quot;;[.M91];&quot;,&quot;;[.N91];&quot;,&quot;;[.P91];&quot;,&quot;;[.Q91];&quot;,&quot;;[.S91];&quot;,&quot;;[.T91];&quot;,&quot;;[.U91];&quot;,&quot;;[.V91];&quot;,&quot;;[.W91];&quot;,&quot;;[.X9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8,10563391,15131369,137627458,4392761,59365152,4458544,25580245,10767131,18098052,18127031,17543760,2829453,324484347,14960691,14373798,15808244,14290621,272052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8,10563391,15131369,137627458,4392761,59365152,4458544,25580245,10767131,18098052,18127031,17543760,2829453,324484347,14960691,14373798,15808244,14290621,272052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ICHFIELD PUBLIC SCHOOL DISTRICT</text:p>
          </table:table-cell>
          <table:table-cell office:value-type="float" office:value="280" calcext:value-type="float">
            <text:p>280</text:p>
          </table:table-cell>
          <table:table-cell table:formula="of:=VLOOKUP([.B92];[$Sheet2.A85:.C641];2)" office:value-type="float" office:value="89" calcext:value-type="float">
            <text:p>89</text:p>
          </table:table-cell>
          <table:table-cell office:value-type="float" office:value="4161" calcext:value-type="float">
            <text:p>4,161</text:p>
          </table:table-cell>
          <table:table-cell office:value-type="float" office:value="3338374" calcext:value-type="float">
            <text:p>3,338,374</text:p>
          </table:table-cell>
          <table:table-cell office:value-type="float" office:value="2662331" calcext:value-type="float">
            <text:p>2,662,331</text:p>
          </table:table-cell>
          <table:table-cell office:value-type="float" office:value="28959031" calcext:value-type="float">
            <text:p>28,959,031</text:p>
          </table:table-cell>
          <table:table-cell office:value-type="float" office:value="783062" calcext:value-type="float">
            <text:p>783,062</text:p>
          </table:table-cell>
          <table:table-cell office:value-type="float" office:value="12581446" calcext:value-type="float">
            <text:p>12,581,446</text:p>
          </table:table-cell>
          <table:table-cell office:value-type="float" office:value="1085665" calcext:value-type="float">
            <text:p>1,085,665</text:p>
          </table:table-cell>
          <table:table-cell office:value-type="float" office:value="4018971" calcext:value-type="float">
            <text:p>4,018,971</text:p>
          </table:table-cell>
          <table:table-cell office:value-type="float" office:value="3715447" calcext:value-type="float">
            <text:p>3,715,447</text:p>
          </table:table-cell>
          <table:table-cell office:value-type="float" office:value="5136672" calcext:value-type="float">
            <text:p>5,136,672</text:p>
          </table:table-cell>
          <table:table-cell office:value-type="float" office:value="5760768" calcext:value-type="float">
            <text:p>5,760,768</text:p>
          </table:table-cell>
          <table:table-cell office:value-type="float" office:value="68041766" calcext:value-type="float">
            <text:p>68,041,766</text:p>
          </table:table-cell>
          <table:table-cell office:value-type="float" office:value="3452503" calcext:value-type="float">
            <text:p>3,452,503</text:p>
          </table:table-cell>
          <table:table-cell office:value-type="float" office:value="1604536" calcext:value-type="float">
            <text:p>1,604,536</text:p>
          </table:table-cell>
          <table:table-cell office:value-type="float" office:value="5057039" calcext:value-type="float">
            <text:p>5,057,039</text:p>
          </table:table-cell>
          <table:table-cell office:value-type="float" office:value="73098805" calcext:value-type="float">
            <text:p>73,098,805</text:p>
          </table:table-cell>
          <table:table-cell office:value-type="float" office:value="3046741" calcext:value-type="float">
            <text:p>3,046,741</text:p>
          </table:table-cell>
          <table:table-cell office:value-type="float" office:value="2254992" calcext:value-type="float">
            <text:p>2,254,992</text:p>
          </table:table-cell>
          <table:table-cell office:value-type="float" office:value="7816477" calcext:value-type="float">
            <text:p>7,816,477</text:p>
          </table:table-cell>
          <table:table-cell office:value-type="float" office:value="7299349" calcext:value-type="float">
            <text:p>7,299,349</text:p>
          </table:table-cell>
          <table:table-cell office:value-type="float" office:value="2032550" calcext:value-type="float">
            <text:p>2,032,550</text:p>
          </table:table-cell>
          <table:table-cell/>
          <table:table-cell table:formula="of:=CONCATENATE([.$Z$3];[.$Y$3];[.C92];&quot;,&quot;;[.E92];&quot;,&quot;;[.F92];&quot;,&quot;;[.G92];&quot;,&quot;;[.H92];&quot;,&quot;;[.I92];&quot;,&quot;;[.J92];&quot;,&quot;;[.K92];&quot;,&quot;;[.L92];&quot;,&quot;;[.M92];&quot;,&quot;;[.N92];&quot;,&quot;;[.P92];&quot;,&quot;;[.Q92];&quot;,&quot;;[.S92];&quot;,&quot;;[.T92];&quot;,&quot;;[.U92];&quot;,&quot;;[.V92];&quot;,&quot;;[.W92];&quot;,&quot;;[.X9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9,3338374,2662331,28959031,783062,12581446,1085665,4018971,3715447,5136672,5760768,3452503,1604536,73098805,3046741,2254992,7816477,7299349,203255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89,3338374,2662331,28959031,783062,12581446,1085665,4018971,3715447,5136672,5760768,3452503,1604536,73098805,3046741,2254992,7816477,7299349,203255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BBINSDALE PUBLIC SCHOOL DISTRICT</text:p>
          </table:table-cell>
          <table:table-cell office:value-type="float" office:value="281" calcext:value-type="float">
            <text:p>281</text:p>
          </table:table-cell>
          <table:table-cell table:formula="of:=VLOOKUP([.B93];[$Sheet2.A86:.C642];2)" office:value-type="float" office:value="90" calcext:value-type="float">
            <text:p>90</text:p>
          </table:table-cell>
          <table:table-cell office:value-type="float" office:value="11196" calcext:value-type="float">
            <text:p>11,196</text:p>
          </table:table-cell>
          <table:table-cell office:value-type="float" office:value="9762111" calcext:value-type="float">
            <text:p>9,762,111</text:p>
          </table:table-cell>
          <table:table-cell office:value-type="float" office:value="7457469" calcext:value-type="float">
            <text:p>7,457,469</text:p>
          </table:table-cell>
          <table:table-cell office:value-type="float" office:value="76447736" calcext:value-type="float">
            <text:p>76,447,736</text:p>
          </table:table-cell>
          <table:table-cell office:value-type="float" office:value="1335764" calcext:value-type="float">
            <text:p>1,335,764</text:p>
          </table:table-cell>
          <table:table-cell office:value-type="float" office:value="31814913" calcext:value-type="float">
            <text:p>31,814,913</text:p>
          </table:table-cell>
          <table:table-cell office:value-type="float" office:value="2875047" calcext:value-type="float">
            <text:p>2,875,047</text:p>
          </table:table-cell>
          <table:table-cell office:value-type="float" office:value="10810316" calcext:value-type="float">
            <text:p>10,810,316</text:p>
          </table:table-cell>
          <table:table-cell office:value-type="float" office:value="10497326" calcext:value-type="float">
            <text:p>10,497,326</text:p>
          </table:table-cell>
          <table:table-cell office:value-type="float" office:value="14886656" calcext:value-type="float">
            <text:p>14,886,656</text:p>
          </table:table-cell>
          <table:table-cell office:value-type="float" office:value="14050279" calcext:value-type="float">
            <text:p>14,050,279</text:p>
          </table:table-cell>
          <table:table-cell office:value-type="float" office:value="179937616" calcext:value-type="float">
            <text:p>179,937,616</text:p>
          </table:table-cell>
          <table:table-cell office:value-type="float" office:value="3661064" calcext:value-type="float">
            <text:p>3,661,064</text:p>
          </table:table-cell>
          <table:table-cell office:value-type="float" office:value="1630819" calcext:value-type="float">
            <text:p>1,630,819</text:p>
          </table:table-cell>
          <table:table-cell office:value-type="float" office:value="5291883" calcext:value-type="float">
            <text:p>5,291,883</text:p>
          </table:table-cell>
          <table:table-cell office:value-type="float" office:value="185229498" calcext:value-type="float">
            <text:p>185,229,498</text:p>
          </table:table-cell>
          <table:table-cell office:value-type="float" office:value="7628908" calcext:value-type="float">
            <text:p>7,628,908</text:p>
          </table:table-cell>
          <table:table-cell office:value-type="float" office:value="9174495" calcext:value-type="float">
            <text:p>9,174,495</text:p>
          </table:table-cell>
          <table:table-cell office:value-type="float" office:value="14912469" calcext:value-type="float">
            <text:p>14,912,469</text:p>
          </table:table-cell>
          <table:table-cell office:value-type="float" office:value="18385409" calcext:value-type="float">
            <text:p>18,385,409</text:p>
          </table:table-cell>
          <table:table-cell office:value-type="float" office:value="2563943" calcext:value-type="float">
            <text:p>2,563,943</text:p>
          </table:table-cell>
          <table:table-cell/>
          <table:table-cell table:formula="of:=CONCATENATE([.$Z$3];[.$Y$3];[.C93];&quot;,&quot;;[.E93];&quot;,&quot;;[.F93];&quot;,&quot;;[.G93];&quot;,&quot;;[.H93];&quot;,&quot;;[.I93];&quot;,&quot;;[.J93];&quot;,&quot;;[.K93];&quot;,&quot;;[.L93];&quot;,&quot;;[.M93];&quot;,&quot;;[.N93];&quot;,&quot;;[.P93];&quot;,&quot;;[.Q93];&quot;,&quot;;[.S93];&quot;,&quot;;[.T93];&quot;,&quot;;[.U93];&quot;,&quot;;[.V93];&quot;,&quot;;[.W93];&quot;,&quot;;[.X9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0,9762111,7457469,76447736,1335764,31814913,2875047,10810316,10497326,14886656,14050279,3661064,1630819,185229498,7628908,9174495,14912469,18385409,2563943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0,9762111,7457469,76447736,1335764,31814913,2875047,10810316,10497326,14886656,14050279,3661064,1630819,185229498,7628908,9174495,14912469,18385409,2563943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ANTHONY-NEW BRIGHTON SCHOOLS</text:p>
          </table:table-cell>
          <table:table-cell office:value-type="float" office:value="282" calcext:value-type="float">
            <text:p>282</text:p>
          </table:table-cell>
          <table:table-cell table:formula="of:=VLOOKUP([.B94];[$Sheet2.A87:.C643];2)" office:value-type="float" office:value="91" calcext:value-type="float">
            <text:p>91</text:p>
          </table:table-cell>
          <table:table-cell office:value-type="float" office:value="1769" calcext:value-type="float">
            <text:p>1,769</text:p>
          </table:table-cell>
          <table:table-cell office:value-type="float" office:value="1418456" calcext:value-type="float">
            <text:p>1,418,456</text:p>
          </table:table-cell>
          <table:table-cell office:value-type="float" office:value="951376" calcext:value-type="float">
            <text:p>951,376</text:p>
          </table:table-cell>
          <table:table-cell office:value-type="float" office:value="10507650" calcext:value-type="float">
            <text:p>10,507,650</text:p>
          </table:table-cell>
          <table:table-cell office:value-type="float" office:value="18307" calcext:value-type="float">
            <text:p>18,307</text:p>
          </table:table-cell>
          <table:table-cell office:value-type="float" office:value="3328327" calcext:value-type="float">
            <text:p>3,328,327</text:p>
          </table:table-cell>
          <table:table-cell office:value-type="float" office:value="1075841" calcext:value-type="float">
            <text:p>1,075,841</text:p>
          </table:table-cell>
          <table:table-cell office:value-type="float" office:value="1037073" calcext:value-type="float">
            <text:p>1,037,073</text:p>
          </table:table-cell>
          <table:table-cell office:value-type="float" office:value="753389" calcext:value-type="float">
            <text:p>753,389</text:p>
          </table:table-cell>
          <table:table-cell office:value-type="float" office:value="1900049" calcext:value-type="float">
            <text:p>1,900,049</text:p>
          </table:table-cell>
          <table:table-cell office:value-type="float" office:value="1362099" calcext:value-type="float">
            <text:p>1,362,099</text:p>
          </table:table-cell>
          <table:table-cell office:value-type="float" office:value="22352566" calcext:value-type="float">
            <text:p>22,352,566</text:p>
          </table:table-cell>
          <table:table-cell office:value-type="float" office:value="1404987" calcext:value-type="float">
            <text:p>1,404,987</text:p>
          </table:table-cell>
          <table:table-cell office:value-type="float" office:value="252192" calcext:value-type="float">
            <text:p>252,192</text:p>
          </table:table-cell>
          <table:table-cell office:value-type="float" office:value="1657179" calcext:value-type="float">
            <text:p>1,657,179</text:p>
          </table:table-cell>
          <table:table-cell office:value-type="float" office:value="24009744" calcext:value-type="float">
            <text:p>24,009,744</text:p>
          </table:table-cell>
          <table:table-cell office:value-type="float" office:value="1012395" calcext:value-type="float">
            <text:p>1,012,395</text:p>
          </table:table-cell>
          <table:table-cell office:value-type="float" office:value="1453058" calcext:value-type="float">
            <text:p>1,453,058</text:p>
          </table:table-cell>
          <table:table-cell office:value-type="float" office:value="285761" calcext:value-type="float">
            <text:p>285,761</text:p>
          </table:table-cell>
          <table:table-cell office:value-type="float" office:value="2234089" calcext:value-type="float">
            <text:p>2,234,08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94];&quot;,&quot;;[.E94];&quot;,&quot;;[.F94];&quot;,&quot;;[.G94];&quot;,&quot;;[.H94];&quot;,&quot;;[.I94];&quot;,&quot;;[.J94];&quot;,&quot;;[.K94];&quot;,&quot;;[.L94];&quot;,&quot;;[.M94];&quot;,&quot;;[.N94];&quot;,&quot;;[.P94];&quot;,&quot;;[.Q94];&quot;,&quot;;[.S94];&quot;,&quot;;[.T94];&quot;,&quot;;[.U94];&quot;,&quot;;[.V94];&quot;,&quot;;[.W94];&quot;,&quot;;[.X9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1,1418456,951376,10507650,18307,3328327,1075841,1037073,753389,1900049,1362099,1404987,252192,24009744,1012395,1453058,285761,223408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1,1418456,951376,10507650,18307,3328327,1075841,1037073,753389,1900049,1362099,1404987,252192,24009744,1012395,1453058,285761,223408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LOUIS PARK PUBLIC SCHOOL DIST.</text:p>
          </table:table-cell>
          <table:table-cell office:value-type="float" office:value="283" calcext:value-type="float">
            <text:p>283</text:p>
          </table:table-cell>
          <table:table-cell table:formula="of:=VLOOKUP([.B95];[$Sheet2.A88:.C644];2)" office:value-type="float" office:value="92" calcext:value-type="float">
            <text:p>92</text:p>
          </table:table-cell>
          <table:table-cell office:value-type="float" office:value="4493" calcext:value-type="float">
            <text:p>4,493</text:p>
          </table:table-cell>
          <table:table-cell office:value-type="float" office:value="4925582" calcext:value-type="float">
            <text:p>4,925,582</text:p>
          </table:table-cell>
          <table:table-cell office:value-type="float" office:value="2794868" calcext:value-type="float">
            <text:p>2,794,868</text:p>
          </table:table-cell>
          <table:table-cell office:value-type="float" office:value="32129538" calcext:value-type="float">
            <text:p>32,129,538</text:p>
          </table:table-cell>
          <table:table-cell office:value-type="float" office:value="618501" calcext:value-type="float">
            <text:p>618,501</text:p>
          </table:table-cell>
          <table:table-cell office:value-type="float" office:value="12380780" calcext:value-type="float">
            <text:p>12,380,780</text:p>
          </table:table-cell>
          <table:table-cell office:value-type="float" office:value="1673947" calcext:value-type="float">
            <text:p>1,673,947</text:p>
          </table:table-cell>
          <table:table-cell office:value-type="float" office:value="3871831" calcext:value-type="float">
            <text:p>3,871,831</text:p>
          </table:table-cell>
          <table:table-cell office:value-type="float" office:value="3516947" calcext:value-type="float">
            <text:p>3,516,947</text:p>
          </table:table-cell>
          <table:table-cell office:value-type="float" office:value="5618731" calcext:value-type="float">
            <text:p>5,618,731</text:p>
          </table:table-cell>
          <table:table-cell office:value-type="float" office:value="5065781" calcext:value-type="float">
            <text:p>5,065,781</text:p>
          </table:table-cell>
          <table:table-cell office:value-type="float" office:value="72596507" calcext:value-type="float">
            <text:p>72,596,507</text:p>
          </table:table-cell>
          <table:table-cell office:value-type="float" office:value="2125960" calcext:value-type="float">
            <text:p>2,125,960</text:p>
          </table:table-cell>
          <table:table-cell office:value-type="float" office:value="1016523" calcext:value-type="float">
            <text:p>1,016,523</text:p>
          </table:table-cell>
          <table:table-cell office:value-type="float" office:value="3142483" calcext:value-type="float">
            <text:p>3,142,483</text:p>
          </table:table-cell>
          <table:table-cell office:value-type="float" office:value="75738990" calcext:value-type="float">
            <text:p>75,738,990</text:p>
          </table:table-cell>
          <table:table-cell office:value-type="float" office:value="2056748" calcext:value-type="float">
            <text:p>2,056,748</text:p>
          </table:table-cell>
          <table:table-cell office:value-type="float" office:value="7451381" calcext:value-type="float">
            <text:p>7,451,381</text:p>
          </table:table-cell>
          <table:table-cell office:value-type="float" office:value="8589406" calcext:value-type="float">
            <text:p>8,589,406</text:p>
          </table:table-cell>
          <table:table-cell office:value-type="float" office:value="12160349" calcext:value-type="float">
            <text:p>12,160,34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95];&quot;,&quot;;[.E95];&quot;,&quot;;[.F95];&quot;,&quot;;[.G95];&quot;,&quot;;[.H95];&quot;,&quot;;[.I95];&quot;,&quot;;[.J95];&quot;,&quot;;[.K95];&quot;,&quot;;[.L95];&quot;,&quot;;[.M95];&quot;,&quot;;[.N95];&quot;,&quot;;[.P95];&quot;,&quot;;[.Q95];&quot;,&quot;;[.S95];&quot;,&quot;;[.T95];&quot;,&quot;;[.U95];&quot;,&quot;;[.V95];&quot;,&quot;;[.W95];&quot;,&quot;;[.X9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2,4925582,2794868,32129538,618501,12380780,1673947,3871831,3516947,5618731,5065781,2125960,1016523,75738990,2056748,7451381,8589406,1216034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2,4925582,2794868,32129538,618501,12380780,1673947,3871831,3516947,5618731,5065781,2125960,1016523,75738990,2056748,7451381,8589406,1216034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YZATA PUBLIC SCHOOL DISTRICT</text:p>
          </table:table-cell>
          <table:table-cell office:value-type="float" office:value="284" calcext:value-type="float">
            <text:p>284</text:p>
          </table:table-cell>
          <table:table-cell table:formula="of:=VLOOKUP([.B96];[$Sheet2.A89:.C645];2)" office:value-type="float" office:value="93" calcext:value-type="float">
            <text:p>93</text:p>
          </table:table-cell>
          <table:table-cell office:value-type="float" office:value="11900" calcext:value-type="float">
            <text:p>11,900</text:p>
          </table:table-cell>
          <table:table-cell office:value-type="float" office:value="7125698" calcext:value-type="float">
            <text:p>7,125,698</text:p>
          </table:table-cell>
          <table:table-cell office:value-type="float" office:value="5644728" calcext:value-type="float">
            <text:p>5,644,728</text:p>
          </table:table-cell>
          <table:table-cell office:value-type="float" office:value="79673558" calcext:value-type="float">
            <text:p>79,673,558</text:p>
          </table:table-cell>
          <table:table-cell office:value-type="float" office:value="3783412" calcext:value-type="float">
            <text:p>3,783,412</text:p>
          </table:table-cell>
          <table:table-cell office:value-type="float" office:value="22157269" calcext:value-type="float">
            <text:p>22,157,269</text:p>
          </table:table-cell>
          <table:table-cell office:value-type="float" office:value="4200068" calcext:value-type="float">
            <text:p>4,200,068</text:p>
          </table:table-cell>
          <table:table-cell office:value-type="float" office:value="14360722" calcext:value-type="float">
            <text:p>14,360,722</text:p>
          </table:table-cell>
          <table:table-cell office:value-type="float" office:value="6516153" calcext:value-type="float">
            <text:p>6,516,153</text:p>
          </table:table-cell>
          <table:table-cell office:value-type="float" office:value="12848058" calcext:value-type="float">
            <text:p>12,848,058</text:p>
          </table:table-cell>
          <table:table-cell office:value-type="float" office:value="11056025" calcext:value-type="float">
            <text:p>11,056,025</text:p>
          </table:table-cell>
          <table:table-cell office:value-type="float" office:value="167365692" calcext:value-type="float">
            <text:p>167,365,692</text:p>
          </table:table-cell>
          <table:table-cell office:value-type="float" office:value="11660563" calcext:value-type="float">
            <text:p>11,660,563</text:p>
          </table:table-cell>
          <table:table-cell office:value-type="float" office:value="2766316" calcext:value-type="float">
            <text:p>2,766,316</text:p>
          </table:table-cell>
          <table:table-cell office:value-type="float" office:value="14426879" calcext:value-type="float">
            <text:p>14,426,879</text:p>
          </table:table-cell>
          <table:table-cell office:value-type="float" office:value="181792571" calcext:value-type="float">
            <text:p>181,792,571</text:p>
          </table:table-cell>
          <table:table-cell office:value-type="float" office:value="8097957" calcext:value-type="float">
            <text:p>8,097,957</text:p>
          </table:table-cell>
          <table:table-cell office:value-type="float" office:value="11135104" calcext:value-type="float">
            <text:p>11,135,104</text:p>
          </table:table-cell>
          <table:table-cell office:value-type="float" office:value="5156294" calcext:value-type="float">
            <text:p>5,156,294</text:p>
          </table:table-cell>
          <table:table-cell office:value-type="float" office:value="15769048" calcext:value-type="float">
            <text:p>15,769,04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96];&quot;,&quot;;[.E96];&quot;,&quot;;[.F96];&quot;,&quot;;[.G96];&quot;,&quot;;[.H96];&quot;,&quot;;[.I96];&quot;,&quot;;[.J96];&quot;,&quot;;[.K96];&quot;,&quot;;[.L96];&quot;,&quot;;[.M96];&quot;,&quot;;[.N96];&quot;,&quot;;[.P96];&quot;,&quot;;[.Q96];&quot;,&quot;;[.S96];&quot;,&quot;;[.T96];&quot;,&quot;;[.U96];&quot;,&quot;;[.V96];&quot;,&quot;;[.W96];&quot;,&quot;;[.X9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3,7125698,5644728,79673558,3783412,22157269,4200068,14360722,6516153,12848058,11056025,11660563,2766316,181792571,8097957,11135104,5156294,1576904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3,7125698,5644728,79673558,3783412,22157269,4200068,14360722,6516153,12848058,11056025,11660563,2766316,181792571,8097957,11135104,5156294,1576904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OOKLYN CENTER SCHOOL DISTRICT</text:p>
          </table:table-cell>
          <table:table-cell office:value-type="float" office:value="286" calcext:value-type="float">
            <text:p>286</text:p>
          </table:table-cell>
          <table:table-cell table:formula="of:=VLOOKUP([.B97];[$Sheet2.A90:.C646];2)" office:value-type="float" office:value="94" calcext:value-type="float">
            <text:p>94</text:p>
          </table:table-cell>
          <table:table-cell office:value-type="float" office:value="2297" calcext:value-type="float">
            <text:p>2,297</text:p>
          </table:table-cell>
          <table:table-cell office:value-type="float" office:value="2404194" calcext:value-type="float">
            <text:p>2,404,194</text:p>
          </table:table-cell>
          <table:table-cell office:value-type="float" office:value="1091021" calcext:value-type="float">
            <text:p>1,091,021</text:p>
          </table:table-cell>
          <table:table-cell office:value-type="float" office:value="15539009" calcext:value-type="float">
            <text:p>15,539,009</text:p>
          </table:table-cell>
          <table:table-cell office:value-type="float" office:value="307747" calcext:value-type="float">
            <text:p>307,747</text:p>
          </table:table-cell>
          <table:table-cell office:value-type="float" office:value="5430124" calcext:value-type="float">
            <text:p>5,430,124</text:p>
          </table:table-cell>
          <table:table-cell office:value-type="float" office:value="512356" calcext:value-type="float">
            <text:p>512,356</text:p>
          </table:table-cell>
          <table:table-cell office:value-type="float" office:value="3401926" calcext:value-type="float">
            <text:p>3,401,926</text:p>
          </table:table-cell>
          <table:table-cell office:value-type="float" office:value="3124362" calcext:value-type="float">
            <text:p>3,124,362</text:p>
          </table:table-cell>
          <table:table-cell office:value-type="float" office:value="2089027" calcext:value-type="float">
            <text:p>2,089,027</text:p>
          </table:table-cell>
          <table:table-cell office:value-type="float" office:value="5022440" calcext:value-type="float">
            <text:p>5,022,440</text:p>
          </table:table-cell>
          <table:table-cell office:value-type="float" office:value="38922207" calcext:value-type="float">
            <text:p>38,922,207</text:p>
          </table:table-cell>
          <table:table-cell office:value-type="float" office:value="854447" calcext:value-type="float">
            <text:p>854,447</text:p>
          </table:table-cell>
          <table:table-cell office:value-type="float" office:value="1678246" calcext:value-type="float">
            <text:p>1,678,246</text:p>
          </table:table-cell>
          <table:table-cell office:value-type="float" office:value="2532692" calcext:value-type="float">
            <text:p>2,532,692</text:p>
          </table:table-cell>
          <table:table-cell office:value-type="float" office:value="41454900" calcext:value-type="float">
            <text:p>41,454,900</text:p>
          </table:table-cell>
          <table:table-cell office:value-type="float" office:value="1296608" calcext:value-type="float">
            <text:p>1,296,608</text:p>
          </table:table-cell>
          <table:table-cell office:value-type="float" office:value="1583684" calcext:value-type="float">
            <text:p>1,583,684</text:p>
          </table:table-cell>
          <table:table-cell office:value-type="float" office:value="160857" calcext:value-type="float">
            <text:p>160,857</text:p>
          </table:table-cell>
          <table:table-cell office:value-type="float" office:value="3333573" calcext:value-type="float">
            <text:p>3,333,57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97];&quot;,&quot;;[.E97];&quot;,&quot;;[.F97];&quot;,&quot;;[.G97];&quot;,&quot;;[.H97];&quot;,&quot;;[.I97];&quot;,&quot;;[.J97];&quot;,&quot;;[.K97];&quot;,&quot;;[.L97];&quot;,&quot;;[.M97];&quot;,&quot;;[.N97];&quot;,&quot;;[.P97];&quot;,&quot;;[.Q97];&quot;,&quot;;[.S97];&quot;,&quot;;[.T97];&quot;,&quot;;[.U97];&quot;,&quot;;[.V97];&quot;,&quot;;[.W97];&quot;,&quot;;[.X9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4,2404194,1091021,15539009,307747,5430124,512356,3401926,3124362,2089027,5022440,854447,1678246,41454900,1296608,1583684,160857,333357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4,2404194,1091021,15539009,307747,5430124,512356,3401926,3124362,2089027,5022440,854447,1678246,41454900,1296608,1583684,160857,333357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OUSTON PUBLIC SCHOOL DISTRICT</text:p>
          </table:table-cell>
          <table:table-cell office:value-type="float" office:value="294" calcext:value-type="float">
            <text:p>294</text:p>
          </table:table-cell>
          <table:table-cell table:formula="of:=VLOOKUP([.B98];[$Sheet2.A91:.C647];2)" office:value-type="float" office:value="95" calcext:value-type="float">
            <text:p>95</text:p>
          </table:table-cell>
          <table:table-cell office:value-type="float" office:value="2202" calcext:value-type="float">
            <text:p>2,202</text:p>
          </table:table-cell>
          <table:table-cell office:value-type="float" office:value="728023" calcext:value-type="float">
            <text:p>728,023</text:p>
          </table:table-cell>
          <table:table-cell office:value-type="float" office:value="867154" calcext:value-type="float">
            <text:p>867,154</text:p>
          </table:table-cell>
          <table:table-cell office:value-type="float" office:value="17512700" calcext:value-type="float">
            <text:p>17,512,700</text:p>
          </table:table-cell>
          <table:table-cell office:value-type="float" office:value="258262" calcext:value-type="float">
            <text:p>258,262</text:p>
          </table:table-cell>
          <table:table-cell office:value-type="float" office:value="4259348" calcext:value-type="float">
            <text:p>4,259,348</text:p>
          </table:table-cell>
          <table:table-cell office:value-type="float" office:value="367926" calcext:value-type="float">
            <text:p>367,926</text:p>
          </table:table-cell>
          <table:table-cell office:value-type="float" office:value="1121504" calcext:value-type="float">
            <text:p>1,121,504</text:p>
          </table:table-cell>
          <table:table-cell office:value-type="float" office:value="1032739" calcext:value-type="float">
            <text:p>1,032,739</text:p>
          </table:table-cell>
          <table:table-cell office:value-type="float" office:value="629128" calcext:value-type="float">
            <text:p>629,128</text:p>
          </table:table-cell>
          <table:table-cell office:value-type="float" office:value="330273" calcext:value-type="float">
            <text:p>330,273</text:p>
          </table:table-cell>
          <table:table-cell office:value-type="float" office:value="27107056" calcext:value-type="float">
            <text:p>27,107,056</text:p>
          </table:table-cell>
          <table:table-cell office:value-type="float" office:value="976553" calcext:value-type="float">
            <text:p>976,553</text:p>
          </table:table-cell>
          <table:table-cell office:value-type="float" office:value="31454" calcext:value-type="float">
            <text:p>31,454</text:p>
          </table:table-cell>
          <table:table-cell office:value-type="float" office:value="1008007" calcext:value-type="float">
            <text:p>1,008,007</text:p>
          </table:table-cell>
          <table:table-cell office:value-type="float" office:value="28115063" calcext:value-type="float">
            <text:p>28,115,063</text:p>
          </table:table-cell>
          <table:table-cell office:value-type="float" office:value="309896" calcext:value-type="float">
            <text:p>309,896</text:p>
          </table:table-cell>
          <table:table-cell office:value-type="float" office:value="184827" calcext:value-type="float">
            <text:p>184,827</text:p>
          </table:table-cell>
          <table:table-cell office:value-type="float" office:value="795565" calcext:value-type="float">
            <text:p>795,565</text:p>
          </table:table-cell>
          <table:table-cell office:value-type="float" office:value="501538" calcext:value-type="float">
            <text:p>501,53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98];&quot;,&quot;;[.E98];&quot;,&quot;;[.F98];&quot;,&quot;;[.G98];&quot;,&quot;;[.H98];&quot;,&quot;;[.I98];&quot;,&quot;;[.J98];&quot;,&quot;;[.K98];&quot;,&quot;;[.L98];&quot;,&quot;;[.M98];&quot;,&quot;;[.N98];&quot;,&quot;;[.P98];&quot;,&quot;;[.Q98];&quot;,&quot;;[.S98];&quot;,&quot;;[.T98];&quot;,&quot;;[.U98];&quot;,&quot;;[.V98];&quot;,&quot;;[.W98];&quot;,&quot;;[.X9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5,728023,867154,17512700,258262,4259348,367926,1121504,1032739,629128,330273,976553,31454,28115063,309896,184827,795565,50153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5,728023,867154,17512700,258262,4259348,367926,1121504,1032739,629128,330273,976553,31454,28115063,309896,184827,795565,50153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PRING GROVE SCHOOL DISTRICT</text:p>
          </table:table-cell>
          <table:table-cell office:value-type="float" office:value="297" calcext:value-type="float">
            <text:p>297</text:p>
          </table:table-cell>
          <table:table-cell table:formula="of:=VLOOKUP([.B99];[$Sheet2.A92:.C648];2)" office:value-type="float" office:value="96" calcext:value-type="float">
            <text:p>96</text:p>
          </table:table-cell>
          <table:table-cell office:value-type="float" office:value="345" calcext:value-type="float">
            <text:p>345</text:p>
          </table:table-cell>
          <table:table-cell office:value-type="float" office:value="398308" calcext:value-type="float">
            <text:p>398,308</text:p>
          </table:table-cell>
          <table:table-cell office:value-type="float" office:value="168979" calcext:value-type="float">
            <text:p>168,979</text:p>
          </table:table-cell>
          <table:table-cell office:value-type="float" office:value="2295330" calcext:value-type="float">
            <text:p>2,295,330</text:p>
          </table:table-cell>
          <table:table-cell office:value-type="float" office:value="66009" calcext:value-type="float">
            <text:p>66,009</text:p>
          </table:table-cell>
          <table:table-cell office:value-type="float" office:value="709768" calcext:value-type="float">
            <text:p>709,768</text:p>
          </table:table-cell>
          <table:table-cell office:value-type="float" office:value="268738" calcext:value-type="float">
            <text:p>268,738</text:p>
          </table:table-cell>
          <table:table-cell office:value-type="float" office:value="208402" calcext:value-type="float">
            <text:p>208,402</text:p>
          </table:table-cell>
          <table:table-cell office:value-type="float" office:value="72870" calcext:value-type="float">
            <text:p>72,870</text:p>
          </table:table-cell>
          <table:table-cell office:value-type="float" office:value="468143" calcext:value-type="float">
            <text:p>468,143</text:p>
          </table:table-cell>
          <table:table-cell office:value-type="float" office:value="230979" calcext:value-type="float">
            <text:p>230,979</text:p>
          </table:table-cell>
          <table:table-cell office:value-type="float" office:value="4887526" calcext:value-type="float">
            <text:p>4,887,526</text:p>
          </table:table-cell>
          <table:table-cell office:value-type="float" office:value="132528" calcext:value-type="float">
            <text:p>132,528</text:p>
          </table:table-cell>
          <table:table-cell office:value-type="float" office:value="37059" calcext:value-type="float">
            <text:p>37,059</text:p>
          </table:table-cell>
          <table:table-cell office:value-type="float" office:value="169586" calcext:value-type="float">
            <text:p>169,586</text:p>
          </table:table-cell>
          <table:table-cell office:value-type="float" office:value="5057113" calcext:value-type="float">
            <text:p>5,057,113</text:p>
          </table:table-cell>
          <table:table-cell office:value-type="float" office:value="349429" calcext:value-type="float">
            <text:p>349,429</text:p>
          </table:table-cell>
          <table:table-cell office:value-type="float" office:value="58156" calcext:value-type="float">
            <text:p>58,156</text:p>
          </table:table-cell>
          <table:table-cell office:value-type="float" office:value="0" calcext:value-type="float">
            <text:p>0</text:p>
          </table:table-cell>
          <table:table-cell office:value-type="float" office:value="87875" calcext:value-type="float">
            <text:p>87,87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99];&quot;,&quot;;[.E99];&quot;,&quot;;[.F99];&quot;,&quot;;[.G99];&quot;,&quot;;[.H99];&quot;,&quot;;[.I99];&quot;,&quot;;[.J99];&quot;,&quot;;[.K99];&quot;,&quot;;[.L99];&quot;,&quot;;[.M99];&quot;,&quot;;[.N99];&quot;,&quot;;[.P99];&quot;,&quot;;[.Q99];&quot;,&quot;;[.S99];&quot;,&quot;;[.T99];&quot;,&quot;;[.U99];&quot;,&quot;;[.V99];&quot;,&quot;;[.W99];&quot;,&quot;;[.X9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6,398308,168979,2295330,66009,709768,268738,208402,72870,468143,230979,132528,37059,5057113,349429,58156,0,8787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6,398308,168979,2295330,66009,709768,268738,208402,72870,468143,230979,132528,37059,5057113,349429,58156,0,8787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ALEDONIA PUBLIC SCHOOL DISTRICT</text:p>
          </table:table-cell>
          <table:table-cell office:value-type="float" office:value="299" calcext:value-type="float">
            <text:p>299</text:p>
          </table:table-cell>
          <table:table-cell table:formula="of:=VLOOKUP([.B100];[$Sheet2.A93:.C649];2)" office:value-type="float" office:value="97" calcext:value-type="float">
            <text:p>97</text:p>
          </table:table-cell>
          <table:table-cell office:value-type="float" office:value="728" calcext:value-type="float">
            <text:p>728</text:p>
          </table:table-cell>
          <table:table-cell office:value-type="float" office:value="492956" calcext:value-type="float">
            <text:p>492,956</text:p>
          </table:table-cell>
          <table:table-cell office:value-type="float" office:value="442443" calcext:value-type="float">
            <text:p>442,443</text:p>
          </table:table-cell>
          <table:table-cell office:value-type="float" office:value="3558482" calcext:value-type="float">
            <text:p>3,558,482</text:p>
          </table:table-cell>
          <table:table-cell office:value-type="float" office:value="220628" calcext:value-type="float">
            <text:p>220,628</text:p>
          </table:table-cell>
          <table:table-cell office:value-type="float" office:value="1631303" calcext:value-type="float">
            <text:p>1,631,303</text:p>
          </table:table-cell>
          <table:table-cell office:value-type="float" office:value="468337" calcext:value-type="float">
            <text:p>468,337</text:p>
          </table:table-cell>
          <table:table-cell office:value-type="float" office:value="361533" calcext:value-type="float">
            <text:p>361,533</text:p>
          </table:table-cell>
          <table:table-cell office:value-type="float" office:value="192372" calcext:value-type="float">
            <text:p>192,372</text:p>
          </table:table-cell>
          <table:table-cell office:value-type="float" office:value="815677" calcext:value-type="float">
            <text:p>815,677</text:p>
          </table:table-cell>
          <table:table-cell office:value-type="float" office:value="562145" calcext:value-type="float">
            <text:p>562,145</text:p>
          </table:table-cell>
          <table:table-cell office:value-type="float" office:value="8745877" calcext:value-type="float">
            <text:p>8,745,877</text:p>
          </table:table-cell>
          <table:table-cell office:value-type="float" office:value="456118" calcext:value-type="float">
            <text:p>456,118</text:p>
          </table:table-cell>
          <table:table-cell office:value-type="float" office:value="131144" calcext:value-type="float">
            <text:p>131,144</text:p>
          </table:table-cell>
          <table:table-cell office:value-type="float" office:value="587262" calcext:value-type="float">
            <text:p>587,262</text:p>
          </table:table-cell>
          <table:table-cell office:value-type="float" office:value="9333139" calcext:value-type="float">
            <text:p>9,333,139</text:p>
          </table:table-cell>
          <table:table-cell office:value-type="float" office:value="626465" calcext:value-type="float">
            <text:p>626,465</text:p>
          </table:table-cell>
          <table:table-cell office:value-type="float" office:value="415518" calcext:value-type="float">
            <text:p>415,518</text:p>
          </table:table-cell>
          <table:table-cell office:value-type="float" office:value="0" calcext:value-type="float">
            <text:p>0</text:p>
          </table:table-cell>
          <table:table-cell office:value-type="float" office:value="1649275" calcext:value-type="float">
            <text:p>1,649,27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00];&quot;,&quot;;[.E100];&quot;,&quot;;[.F100];&quot;,&quot;;[.G100];&quot;,&quot;;[.H100];&quot;,&quot;;[.I100];&quot;,&quot;;[.J100];&quot;,&quot;;[.K100];&quot;,&quot;;[.L100];&quot;,&quot;;[.M100];&quot;,&quot;;[.N100];&quot;,&quot;;[.P100];&quot;,&quot;;[.Q100];&quot;,&quot;;[.S100];&quot;,&quot;;[.T100];&quot;,&quot;;[.U100];&quot;,&quot;;[.V100];&quot;,&quot;;[.W100];&quot;,&quot;;[.X10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7,492956,442443,3558482,220628,1631303,468337,361533,192372,815677,562145,456118,131144,9333139,626465,415518,0,164927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7,492956,442443,3558482,220628,1631303,468337,361533,192372,815677,562145,456118,131144,9333139,626465,415518,0,164927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 CRESCENT-HOKAH SCHOOL DISTRICT</text:p>
          </table:table-cell>
          <table:table-cell office:value-type="float" office:value="300" calcext:value-type="float">
            <text:p>300</text:p>
          </table:table-cell>
          <table:table-cell table:formula="of:=VLOOKUP([.B101];[$Sheet2.A94:.C650];2)" office:value-type="float" office:value="98" calcext:value-type="float">
            <text:p>98</text:p>
          </table:table-cell>
          <table:table-cell office:value-type="float" office:value="1060" calcext:value-type="float">
            <text:p>1,060</text:p>
          </table:table-cell>
          <table:table-cell office:value-type="float" office:value="646897" calcext:value-type="float">
            <text:p>646,897</text:p>
          </table:table-cell>
          <table:table-cell office:value-type="float" office:value="546323" calcext:value-type="float">
            <text:p>546,323</text:p>
          </table:table-cell>
          <table:table-cell office:value-type="float" office:value="5685323" calcext:value-type="float">
            <text:p>5,685,323</text:p>
          </table:table-cell>
          <table:table-cell office:value-type="float" office:value="329709" calcext:value-type="float">
            <text:p>329,709</text:p>
          </table:table-cell>
          <table:table-cell office:value-type="float" office:value="2670782" calcext:value-type="float">
            <text:p>2,670,782</text:p>
          </table:table-cell>
          <table:table-cell office:value-type="float" office:value="693491" calcext:value-type="float">
            <text:p>693,491</text:p>
          </table:table-cell>
          <table:table-cell office:value-type="float" office:value="659848" calcext:value-type="float">
            <text:p>659,848</text:p>
          </table:table-cell>
          <table:table-cell office:value-type="float" office:value="292525" calcext:value-type="float">
            <text:p>292,525</text:p>
          </table:table-cell>
          <table:table-cell office:value-type="float" office:value="1212452" calcext:value-type="float">
            <text:p>1,212,452</text:p>
          </table:table-cell>
          <table:table-cell office:value-type="float" office:value="939254" calcext:value-type="float">
            <text:p>939,254</text:p>
          </table:table-cell>
          <table:table-cell office:value-type="float" office:value="13676606" calcext:value-type="float">
            <text:p>13,676,606</text:p>
          </table:table-cell>
          <table:table-cell office:value-type="float" office:value="239910" calcext:value-type="float">
            <text:p>239,910</text:p>
          </table:table-cell>
          <table:table-cell office:value-type="float" office:value="120843" calcext:value-type="float">
            <text:p>120,843</text:p>
          </table:table-cell>
          <table:table-cell office:value-type="float" office:value="360753" calcext:value-type="float">
            <text:p>360,753</text:p>
          </table:table-cell>
          <table:table-cell office:value-type="float" office:value="14037359" calcext:value-type="float">
            <text:p>14,037,359</text:p>
          </table:table-cell>
          <table:table-cell office:value-type="float" office:value="748820" calcext:value-type="float">
            <text:p>748,820</text:p>
          </table:table-cell>
          <table:table-cell office:value-type="float" office:value="903715" calcext:value-type="float">
            <text:p>903,715</text:p>
          </table:table-cell>
          <table:table-cell office:value-type="float" office:value="6691520" calcext:value-type="float">
            <text:p>6,691,520</text:p>
          </table:table-cell>
          <table:table-cell office:value-type="float" office:value="1722158" calcext:value-type="float">
            <text:p>1,722,158</text:p>
          </table:table-cell>
          <table:table-cell office:value-type="float" office:value="159738" calcext:value-type="float">
            <text:p>159,738</text:p>
          </table:table-cell>
          <table:table-cell/>
          <table:table-cell table:formula="of:=CONCATENATE([.$Z$3];[.$Y$3];[.C101];&quot;,&quot;;[.E101];&quot;,&quot;;[.F101];&quot;,&quot;;[.G101];&quot;,&quot;;[.H101];&quot;,&quot;;[.I101];&quot;,&quot;;[.J101];&quot;,&quot;;[.K101];&quot;,&quot;;[.L101];&quot;,&quot;;[.M101];&quot;,&quot;;[.N101];&quot;,&quot;;[.P101];&quot;,&quot;;[.Q101];&quot;,&quot;;[.S101];&quot;,&quot;;[.T101];&quot;,&quot;;[.U101];&quot;,&quot;;[.V101];&quot;,&quot;;[.W101];&quot;,&quot;;[.X10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8,646897,546323,5685323,329709,2670782,693491,659848,292525,1212452,939254,239910,120843,14037359,748820,903715,6691520,1722158,159738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8,646897,546323,5685323,329709,2670782,693491,659848,292525,1212452,939254,239910,120843,14037359,748820,903715,6691520,1722158,159738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porte Public School District</text:p>
          </table:table-cell>
          <table:table-cell office:value-type="float" office:value="306" calcext:value-type="float">
            <text:p>306</text:p>
          </table:table-cell>
          <table:table-cell table:formula="of:=VLOOKUP([.B102];[$Sheet2.A95:.C651];2)" office:value-type="float" office:value="99" calcext:value-type="float">
            <text:p>99</text:p>
          </table:table-cell>
          <table:table-cell office:value-type="float" office:value="323" calcext:value-type="float">
            <text:p>323</text:p>
          </table:table-cell>
          <table:table-cell office:value-type="float" office:value="561839" calcext:value-type="float">
            <text:p>561,839</text:p>
          </table:table-cell>
          <table:table-cell office:value-type="float" office:value="232956" calcext:value-type="float">
            <text:p>232,956</text:p>
          </table:table-cell>
          <table:table-cell office:value-type="float" office:value="1467785" calcext:value-type="float">
            <text:p>1,467,785</text:p>
          </table:table-cell>
          <table:table-cell office:value-type="float" office:value="96762" calcext:value-type="float">
            <text:p>96,762</text:p>
          </table:table-cell>
          <table:table-cell office:value-type="float" office:value="1155183" calcext:value-type="float">
            <text:p>1,155,183</text:p>
          </table:table-cell>
          <table:table-cell office:value-type="float" office:value="187415" calcext:value-type="float">
            <text:p>187,415</text:p>
          </table:table-cell>
          <table:table-cell office:value-type="float" office:value="142806" calcext:value-type="float">
            <text:p>142,806</text:p>
          </table:table-cell>
          <table:table-cell office:value-type="float" office:value="143148" calcext:value-type="float">
            <text:p>143,148</text:p>
          </table:table-cell>
          <table:table-cell office:value-type="float" office:value="481498" calcext:value-type="float">
            <text:p>481,498</text:p>
          </table:table-cell>
          <table:table-cell office:value-type="float" office:value="367192" calcext:value-type="float">
            <text:p>367,192</text:p>
          </table:table-cell>
          <table:table-cell office:value-type="float" office:value="4836583" calcext:value-type="float">
            <text:p>4,836,583</text:p>
          </table:table-cell>
          <table:table-cell office:value-type="float" office:value="137529" calcext:value-type="float">
            <text:p>137,529</text:p>
          </table:table-cell>
          <table:table-cell office:value-type="float" office:value="239809" calcext:value-type="float">
            <text:p>239,809</text:p>
          </table:table-cell>
          <table:table-cell office:value-type="float" office:value="377338" calcext:value-type="float">
            <text:p>377,338</text:p>
          </table:table-cell>
          <table:table-cell office:value-type="float" office:value="5213921" calcext:value-type="float">
            <text:p>5,213,921</text:p>
          </table:table-cell>
          <table:table-cell office:value-type="float" office:value="247127" calcext:value-type="float">
            <text:p>247,127</text:p>
          </table:table-cell>
          <table:table-cell office:value-type="float" office:value="90626" calcext:value-type="float">
            <text:p>90,626</text:p>
          </table:table-cell>
          <table:table-cell office:value-type="float" office:value="64786" calcext:value-type="float">
            <text:p>64,786</text:p>
          </table:table-cell>
          <table:table-cell office:value-type="float" office:value="591050" calcext:value-type="float">
            <text:p>591,0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02];&quot;,&quot;;[.E102];&quot;,&quot;;[.F102];&quot;,&quot;;[.G102];&quot;,&quot;;[.H102];&quot;,&quot;;[.I102];&quot;,&quot;;[.J102];&quot;,&quot;;[.K102];&quot;,&quot;;[.L102];&quot;,&quot;;[.M102];&quot;,&quot;;[.N102];&quot;,&quot;;[.P102];&quot;,&quot;;[.Q102];&quot;,&quot;;[.S102];&quot;,&quot;;[.T102];&quot;,&quot;;[.U102];&quot;,&quot;;[.V102];&quot;,&quot;;[.W102];&quot;,&quot;;[.X10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9,561839,232956,1467785,96762,1155183,187415,142806,143148,481498,367192,137529,239809,5213921,247127,90626,64786,5910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99,561839,232956,1467785,96762,1155183,187415,142806,143148,481498,367192,137529,239809,5213921,247127,90626,64786,5910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VIS PUBLIC SCHOOL DISTRICT</text:p>
          </table:table-cell>
          <table:table-cell office:value-type="float" office:value="308" calcext:value-type="float">
            <text:p>308</text:p>
          </table:table-cell>
          <table:table-cell table:formula="of:=VLOOKUP([.B103];[$Sheet2.A96:.C652];2)" office:value-type="float" office:value="100" calcext:value-type="float">
            <text:p>100</text:p>
          </table:table-cell>
          <table:table-cell office:value-type="float" office:value="578" calcext:value-type="float">
            <text:p>578</text:p>
          </table:table-cell>
          <table:table-cell office:value-type="float" office:value="420789" calcext:value-type="float">
            <text:p>420,789</text:p>
          </table:table-cell>
          <table:table-cell office:value-type="float" office:value="212014" calcext:value-type="float">
            <text:p>212,014</text:p>
          </table:table-cell>
          <table:table-cell office:value-type="float" office:value="2891254" calcext:value-type="float">
            <text:p>2,891,254</text:p>
          </table:table-cell>
          <table:table-cell office:value-type="float" office:value="174291" calcext:value-type="float">
            <text:p>174,291</text:p>
          </table:table-cell>
          <table:table-cell office:value-type="float" office:value="1225053" calcext:value-type="float">
            <text:p>1,225,053</text:p>
          </table:table-cell>
          <table:table-cell office:value-type="float" office:value="424482" calcext:value-type="float">
            <text:p>424,482</text:p>
          </table:table-cell>
          <table:table-cell office:value-type="float" office:value="180393" calcext:value-type="float">
            <text:p>180,393</text:p>
          </table:table-cell>
          <table:table-cell office:value-type="float" office:value="530291" calcext:value-type="float">
            <text:p>530,291</text:p>
          </table:table-cell>
          <table:table-cell office:value-type="float" office:value="576857" calcext:value-type="float">
            <text:p>576,857</text:p>
          </table:table-cell>
          <table:table-cell office:value-type="float" office:value="520862" calcext:value-type="float">
            <text:p>520,862</text:p>
          </table:table-cell>
          <table:table-cell office:value-type="float" office:value="7156288" calcext:value-type="float">
            <text:p>7,156,288</text:p>
          </table:table-cell>
          <table:table-cell office:value-type="float" office:value="691704" calcext:value-type="float">
            <text:p>691,704</text:p>
          </table:table-cell>
          <table:table-cell office:value-type="float" office:value="461605" calcext:value-type="float">
            <text:p>461,605</text:p>
          </table:table-cell>
          <table:table-cell office:value-type="float" office:value="1153310" calcext:value-type="float">
            <text:p>1,153,310</text:p>
          </table:table-cell>
          <table:table-cell office:value-type="float" office:value="8309597" calcext:value-type="float">
            <text:p>8,309,597</text:p>
          </table:table-cell>
          <table:table-cell office:value-type="float" office:value="444623" calcext:value-type="float">
            <text:p>444,623</text:p>
          </table:table-cell>
          <table:table-cell office:value-type="float" office:value="130421" calcext:value-type="float">
            <text:p>130,421</text:p>
          </table:table-cell>
          <table:table-cell office:value-type="float" office:value="0" calcext:value-type="float">
            <text:p>0</text:p>
          </table:table-cell>
          <table:table-cell office:value-type="float" office:value="350291" calcext:value-type="float">
            <text:p>350,29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03];&quot;,&quot;;[.E103];&quot;,&quot;;[.F103];&quot;,&quot;;[.G103];&quot;,&quot;;[.H103];&quot;,&quot;;[.I103];&quot;,&quot;;[.J103];&quot;,&quot;;[.K103];&quot;,&quot;;[.L103];&quot;,&quot;;[.M103];&quot;,&quot;;[.N103];&quot;,&quot;;[.P103];&quot;,&quot;;[.Q103];&quot;,&quot;;[.S103];&quot;,&quot;;[.T103];&quot;,&quot;;[.U103];&quot;,&quot;;[.V103];&quot;,&quot;;[.W103];&quot;,&quot;;[.X10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0,420789,212014,2891254,174291,1225053,424482,180393,530291,576857,520862,691704,461605,8309597,444623,130421,0,35029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0,420789,212014,2891254,174291,1225053,424482,180393,530291,576857,520862,691704,461605,8309597,444623,130421,0,35029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ARK RAPIDS PUBLIC SCHOOL DISTRICT</text:p>
          </table:table-cell>
          <table:table-cell office:value-type="float" office:value="309" calcext:value-type="float">
            <text:p>309</text:p>
          </table:table-cell>
          <table:table-cell table:formula="of:=VLOOKUP([.B104];[$Sheet2.A97:.C653];2)" office:value-type="float" office:value="101" calcext:value-type="float">
            <text:p>101</text:p>
          </table:table-cell>
          <table:table-cell office:value-type="float" office:value="1705" calcext:value-type="float">
            <text:p>1,705</text:p>
          </table:table-cell>
          <table:table-cell office:value-type="float" office:value="940071" calcext:value-type="float">
            <text:p>940,071</text:p>
          </table:table-cell>
          <table:table-cell office:value-type="float" office:value="816516" calcext:value-type="float">
            <text:p>816,516</text:p>
          </table:table-cell>
          <table:table-cell office:value-type="float" office:value="9769200" calcext:value-type="float">
            <text:p>9,769,200</text:p>
          </table:table-cell>
          <table:table-cell office:value-type="float" office:value="402202" calcext:value-type="float">
            <text:p>402,202</text:p>
          </table:table-cell>
          <table:table-cell office:value-type="float" office:value="4775878" calcext:value-type="float">
            <text:p>4,775,878</text:p>
          </table:table-cell>
          <table:table-cell office:value-type="float" office:value="841383" calcext:value-type="float">
            <text:p>841,383</text:p>
          </table:table-cell>
          <table:table-cell office:value-type="float" office:value="901743" calcext:value-type="float">
            <text:p>901,743</text:p>
          </table:table-cell>
          <table:table-cell office:value-type="float" office:value="276947" calcext:value-type="float">
            <text:p>276,947</text:p>
          </table:table-cell>
          <table:table-cell office:value-type="float" office:value="2032350" calcext:value-type="float">
            <text:p>2,032,350</text:p>
          </table:table-cell>
          <table:table-cell office:value-type="float" office:value="1202884" calcext:value-type="float">
            <text:p>1,202,884</text:p>
          </table:table-cell>
          <table:table-cell office:value-type="float" office:value="21959174" calcext:value-type="float">
            <text:p>21,959,174</text:p>
          </table:table-cell>
          <table:table-cell office:value-type="float" office:value="534440" calcext:value-type="float">
            <text:p>534,440</text:p>
          </table:table-cell>
          <table:table-cell office:value-type="float" office:value="103745" calcext:value-type="float">
            <text:p>103,745</text:p>
          </table:table-cell>
          <table:table-cell office:value-type="float" office:value="638186" calcext:value-type="float">
            <text:p>638,186</text:p>
          </table:table-cell>
          <table:table-cell office:value-type="float" office:value="22597359" calcext:value-type="float">
            <text:p>22,597,359</text:p>
          </table:table-cell>
          <table:table-cell office:value-type="float" office:value="1152921" calcext:value-type="float">
            <text:p>1,152,921</text:p>
          </table:table-cell>
          <table:table-cell office:value-type="float" office:value="952912" calcext:value-type="float">
            <text:p>952,912</text:p>
          </table:table-cell>
          <table:table-cell office:value-type="float" office:value="3542469" calcext:value-type="float">
            <text:p>3,542,469</text:p>
          </table:table-cell>
          <table:table-cell office:value-type="float" office:value="2712196" calcext:value-type="float">
            <text:p>2,712,19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04];&quot;,&quot;;[.E104];&quot;,&quot;;[.F104];&quot;,&quot;;[.G104];&quot;,&quot;;[.H104];&quot;,&quot;;[.I104];&quot;,&quot;;[.J104];&quot;,&quot;;[.K104];&quot;,&quot;;[.L104];&quot;,&quot;;[.M104];&quot;,&quot;;[.N104];&quot;,&quot;;[.P104];&quot;,&quot;;[.Q104];&quot;,&quot;;[.S104];&quot;,&quot;;[.T104];&quot;,&quot;;[.U104];&quot;,&quot;;[.V104];&quot;,&quot;;[.W104];&quot;,&quot;;[.X10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1,940071,816516,9769200,402202,4775878,841383,901743,276947,2032350,1202884,534440,103745,22597359,1152921,952912,3542469,271219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1,940071,816516,9769200,402202,4775878,841383,901743,276947,2032350,1202884,534440,103745,22597359,1152921,952912,3542469,271219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AHAM PUBLIC SCHOOL DISTRICT</text:p>
          </table:table-cell>
          <table:table-cell office:value-type="float" office:value="314" calcext:value-type="float">
            <text:p>314</text:p>
          </table:table-cell>
          <table:table-cell table:formula="of:=VLOOKUP([.B105];[$Sheet2.A98:.C654];2)" office:value-type="float" office:value="102" calcext:value-type="float">
            <text:p>102</text:p>
          </table:table-cell>
          <table:table-cell office:value-type="float" office:value="745" calcext:value-type="float">
            <text:p>745</text:p>
          </table:table-cell>
          <table:table-cell office:value-type="float" office:value="573801" calcext:value-type="float">
            <text:p>573,801</text:p>
          </table:table-cell>
          <table:table-cell office:value-type="float" office:value="299984" calcext:value-type="float">
            <text:p>299,984</text:p>
          </table:table-cell>
          <table:table-cell office:value-type="float" office:value="3620860" calcext:value-type="float">
            <text:p>3,620,860</text:p>
          </table:table-cell>
          <table:table-cell office:value-type="float" office:value="160923" calcext:value-type="float">
            <text:p>160,923</text:p>
          </table:table-cell>
          <table:table-cell office:value-type="float" office:value="1410915" calcext:value-type="float">
            <text:p>1,410,915</text:p>
          </table:table-cell>
          <table:table-cell office:value-type="float" office:value="549554" calcext:value-type="float">
            <text:p>549,554</text:p>
          </table:table-cell>
          <table:table-cell office:value-type="float" office:value="234361" calcext:value-type="float">
            <text:p>234,361</text:p>
          </table:table-cell>
          <table:table-cell office:value-type="float" office:value="202593" calcext:value-type="float">
            <text:p>202,593</text:p>
          </table:table-cell>
          <table:table-cell office:value-type="float" office:value="759985" calcext:value-type="float">
            <text:p>759,985</text:p>
          </table:table-cell>
          <table:table-cell office:value-type="float" office:value="594283" calcext:value-type="float">
            <text:p>594,283</text:p>
          </table:table-cell>
          <table:table-cell office:value-type="float" office:value="8407258" calcext:value-type="float">
            <text:p>8,407,258</text:p>
          </table:table-cell>
          <table:table-cell office:value-type="float" office:value="686685" calcext:value-type="float">
            <text:p>686,685</text:p>
          </table:table-cell>
          <table:table-cell office:value-type="float" office:value="77574" calcext:value-type="float">
            <text:p>77,574</text:p>
          </table:table-cell>
          <table:table-cell office:value-type="float" office:value="764258" calcext:value-type="float">
            <text:p>764,258</text:p>
          </table:table-cell>
          <table:table-cell office:value-type="float" office:value="9171516" calcext:value-type="float">
            <text:p>9,171,516</text:p>
          </table:table-cell>
          <table:table-cell office:value-type="float" office:value="633565" calcext:value-type="float">
            <text:p>633,565</text:p>
          </table:table-cell>
          <table:table-cell office:value-type="float" office:value="339608" calcext:value-type="float">
            <text:p>339,608</text:p>
          </table:table-cell>
          <table:table-cell office:value-type="float" office:value="1277885" calcext:value-type="float">
            <text:p>1,277,885</text:p>
          </table:table-cell>
          <table:table-cell office:value-type="float" office:value="864275" calcext:value-type="float">
            <text:p>864,275</text:p>
          </table:table-cell>
          <table:table-cell office:value-type="float" office:value="148753" calcext:value-type="float">
            <text:p>148,753</text:p>
          </table:table-cell>
          <table:table-cell/>
          <table:table-cell table:formula="of:=CONCATENATE([.$Z$3];[.$Y$3];[.C105];&quot;,&quot;;[.E105];&quot;,&quot;;[.F105];&quot;,&quot;;[.G105];&quot;,&quot;;[.H105];&quot;,&quot;;[.I105];&quot;,&quot;;[.J105];&quot;,&quot;;[.K105];&quot;,&quot;;[.L105];&quot;,&quot;;[.M105];&quot;,&quot;;[.N105];&quot;,&quot;;[.P105];&quot;,&quot;;[.Q105];&quot;,&quot;;[.S105];&quot;,&quot;;[.T105];&quot;,&quot;;[.U105];&quot;,&quot;;[.V105];&quot;,&quot;;[.W105];&quot;,&quot;;[.X10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2,573801,299984,3620860,160923,1410915,549554,234361,202593,759985,594283,686685,77574,9171516,633565,339608,1277885,864275,148753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2,573801,299984,3620860,160923,1410915,549554,234361,202593,759985,594283,686685,77574,9171516,633565,339608,1277885,864275,148753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EENWAY PUBLIC SCHOOL DISTRICT</text:p>
          </table:table-cell>
          <table:table-cell office:value-type="float" office:value="316" calcext:value-type="float">
            <text:p>316</text:p>
          </table:table-cell>
          <table:table-cell table:formula="of:=VLOOKUP([.B106];[$Sheet2.A99:.C655];2)" office:value-type="float" office:value="103" calcext:value-type="float">
            <text:p>103</text:p>
          </table:table-cell>
          <table:table-cell office:value-type="float" office:value="1036" calcext:value-type="float">
            <text:p>1,036</text:p>
          </table:table-cell>
          <table:table-cell office:value-type="float" office:value="661285" calcext:value-type="float">
            <text:p>661,285</text:p>
          </table:table-cell>
          <table:table-cell office:value-type="float" office:value="578809" calcext:value-type="float">
            <text:p>578,809</text:p>
          </table:table-cell>
          <table:table-cell office:value-type="float" office:value="6226930" calcext:value-type="float">
            <text:p>6,226,930</text:p>
          </table:table-cell>
          <table:table-cell office:value-type="float" office:value="266085" calcext:value-type="float">
            <text:p>266,085</text:p>
          </table:table-cell>
          <table:table-cell office:value-type="float" office:value="3945483" calcext:value-type="float">
            <text:p>3,945,483</text:p>
          </table:table-cell>
          <table:table-cell office:value-type="float" office:value="487692" calcext:value-type="float">
            <text:p>487,692</text:p>
          </table:table-cell>
          <table:table-cell office:value-type="float" office:value="585165" calcext:value-type="float">
            <text:p>585,165</text:p>
          </table:table-cell>
          <table:table-cell office:value-type="float" office:value="395951" calcext:value-type="float">
            <text:p>395,951</text:p>
          </table:table-cell>
          <table:table-cell office:value-type="float" office:value="1188994" calcext:value-type="float">
            <text:p>1,188,994</text:p>
          </table:table-cell>
          <table:table-cell office:value-type="float" office:value="1042884" calcext:value-type="float">
            <text:p>1,042,884</text:p>
          </table:table-cell>
          <table:table-cell office:value-type="float" office:value="15379277" calcext:value-type="float">
            <text:p>15,379,277</text:p>
          </table:table-cell>
          <table:table-cell office:value-type="float" office:value="1067516" calcext:value-type="float">
            <text:p>1,067,516</text:p>
          </table:table-cell>
          <table:table-cell office:value-type="float" office:value="90363" calcext:value-type="float">
            <text:p>90,363</text:p>
          </table:table-cell>
          <table:table-cell office:value-type="float" office:value="1157878" calcext:value-type="float">
            <text:p>1,157,878</text:p>
          </table:table-cell>
          <table:table-cell office:value-type="float" office:value="16537155" calcext:value-type="float">
            <text:p>16,537,155</text:p>
          </table:table-cell>
          <table:table-cell office:value-type="float" office:value="944083" calcext:value-type="float">
            <text:p>944,083</text:p>
          </table:table-cell>
          <table:table-cell office:value-type="float" office:value="242824" calcext:value-type="float">
            <text:p>242,824</text:p>
          </table:table-cell>
          <table:table-cell office:value-type="float" office:value="0" calcext:value-type="float">
            <text:p>0</text:p>
          </table:table-cell>
          <table:table-cell office:value-type="float" office:value="985183" calcext:value-type="float">
            <text:p>985,183</text:p>
          </table:table-cell>
          <table:table-cell office:value-type="float" office:value="1517363" calcext:value-type="float">
            <text:p>1,517,363</text:p>
          </table:table-cell>
          <table:table-cell/>
          <table:table-cell table:formula="of:=CONCATENATE([.$Z$3];[.$Y$3];[.C106];&quot;,&quot;;[.E106];&quot;,&quot;;[.F106];&quot;,&quot;;[.G106];&quot;,&quot;;[.H106];&quot;,&quot;;[.I106];&quot;,&quot;;[.J106];&quot;,&quot;;[.K106];&quot;,&quot;;[.L106];&quot;,&quot;;[.M106];&quot;,&quot;;[.N106];&quot;,&quot;;[.P106];&quot;,&quot;;[.Q106];&quot;,&quot;;[.S106];&quot;,&quot;;[.T106];&quot;,&quot;;[.U106];&quot;,&quot;;[.V106];&quot;,&quot;;[.W106];&quot;,&quot;;[.X10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3,661285,578809,6226930,266085,3945483,487692,585165,395951,1188994,1042884,1067516,90363,16537155,944083,242824,0,985183,1517363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3,661285,578809,6226930,266085,3945483,487692,585165,395951,1188994,1042884,1067516,90363,16537155,944083,242824,0,985183,1517363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EER RIVER PUBLIC SCHOOL DISTRICT</text:p>
          </table:table-cell>
          <table:table-cell office:value-type="float" office:value="317" calcext:value-type="float">
            <text:p>317</text:p>
          </table:table-cell>
          <table:table-cell table:formula="of:=VLOOKUP([.B107];[$Sheet2.A100:.C656];2)" office:value-type="float" office:value="104" calcext:value-type="float">
            <text:p>104</text:p>
          </table:table-cell>
          <table:table-cell office:value-type="float" office:value="872" calcext:value-type="float">
            <text:p>872</text:p>
          </table:table-cell>
          <table:table-cell office:value-type="float" office:value="903721" calcext:value-type="float">
            <text:p>903,721</text:p>
          </table:table-cell>
          <table:table-cell office:value-type="float" office:value="397881" calcext:value-type="float">
            <text:p>397,881</text:p>
          </table:table-cell>
          <table:table-cell office:value-type="float" office:value="6236978" calcext:value-type="float">
            <text:p>6,236,978</text:p>
          </table:table-cell>
          <table:table-cell office:value-type="float" office:value="237603" calcext:value-type="float">
            <text:p>237,603</text:p>
          </table:table-cell>
          <table:table-cell office:value-type="float" office:value="3492687" calcext:value-type="float">
            <text:p>3,492,687</text:p>
          </table:table-cell>
          <table:table-cell office:value-type="float" office:value="440646" calcext:value-type="float">
            <text:p>440,646</text:p>
          </table:table-cell>
          <table:table-cell office:value-type="float" office:value="1960850" calcext:value-type="float">
            <text:p>1,960,850</text:p>
          </table:table-cell>
          <table:table-cell office:value-type="float" office:value="879380" calcext:value-type="float">
            <text:p>879,380</text:p>
          </table:table-cell>
          <table:table-cell office:value-type="float" office:value="1209214" calcext:value-type="float">
            <text:p>1,209,214</text:p>
          </table:table-cell>
          <table:table-cell office:value-type="float" office:value="1001421" calcext:value-type="float">
            <text:p>1,001,421</text:p>
          </table:table-cell>
          <table:table-cell office:value-type="float" office:value="16760379" calcext:value-type="float">
            <text:p>16,760,379</text:p>
          </table:table-cell>
          <table:table-cell office:value-type="float" office:value="742066" calcext:value-type="float">
            <text:p>742,066</text:p>
          </table:table-cell>
          <table:table-cell office:value-type="float" office:value="201888" calcext:value-type="float">
            <text:p>201,888</text:p>
          </table:table-cell>
          <table:table-cell office:value-type="float" office:value="943954" calcext:value-type="float">
            <text:p>943,954</text:p>
          </table:table-cell>
          <table:table-cell office:value-type="float" office:value="17704333" calcext:value-type="float">
            <text:p>17,704,333</text:p>
          </table:table-cell>
          <table:table-cell office:value-type="float" office:value="826136" calcext:value-type="float">
            <text:p>826,136</text:p>
          </table:table-cell>
          <table:table-cell office:value-type="float" office:value="297446" calcext:value-type="float">
            <text:p>297,446</text:p>
          </table:table-cell>
          <table:table-cell office:value-type="float" office:value="0" calcext:value-type="float">
            <text:p>0</text:p>
          </table:table-cell>
          <table:table-cell office:value-type="float" office:value="1900531" calcext:value-type="float">
            <text:p>1,900,53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07];&quot;,&quot;;[.E107];&quot;,&quot;;[.F107];&quot;,&quot;;[.G107];&quot;,&quot;;[.H107];&quot;,&quot;;[.I107];&quot;,&quot;;[.J107];&quot;,&quot;;[.K107];&quot;,&quot;;[.L107];&quot;,&quot;;[.M107];&quot;,&quot;;[.N107];&quot;,&quot;;[.P107];&quot;,&quot;;[.Q107];&quot;,&quot;;[.S107];&quot;,&quot;;[.T107];&quot;,&quot;;[.U107];&quot;,&quot;;[.V107];&quot;,&quot;;[.W107];&quot;,&quot;;[.X10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4,903721,397881,6236978,237603,3492687,440646,1960850,879380,1209214,1001421,742066,201888,17704333,826136,297446,0,190053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4,903721,397881,6236978,237603,3492687,440646,1960850,879380,1209214,1001421,742066,201888,17704333,826136,297446,0,190053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AND RAPIDS PUBLIC SCHOOL DISTRICT</text:p>
          </table:table-cell>
          <table:table-cell office:value-type="float" office:value="318" calcext:value-type="float">
            <text:p>318</text:p>
          </table:table-cell>
          <table:table-cell table:formula="of:=VLOOKUP([.B108];[$Sheet2.A101:.C657];2)" office:value-type="float" office:value="105" calcext:value-type="float">
            <text:p>105</text:p>
          </table:table-cell>
          <table:table-cell office:value-type="float" office:value="4025" calcext:value-type="float">
            <text:p>4,025</text:p>
          </table:table-cell>
          <table:table-cell office:value-type="float" office:value="2151083" calcext:value-type="float">
            <text:p>2,151,083</text:p>
          </table:table-cell>
          <table:table-cell office:value-type="float" office:value="2857472" calcext:value-type="float">
            <text:p>2,857,472</text:p>
          </table:table-cell>
          <table:table-cell office:value-type="float" office:value="24172737" calcext:value-type="float">
            <text:p>24,172,737</text:p>
          </table:table-cell>
          <table:table-cell office:value-type="float" office:value="970082" calcext:value-type="float">
            <text:p>970,082</text:p>
          </table:table-cell>
          <table:table-cell office:value-type="float" office:value="11839152" calcext:value-type="float">
            <text:p>11,839,152</text:p>
          </table:table-cell>
          <table:table-cell office:value-type="float" office:value="1633696" calcext:value-type="float">
            <text:p>1,633,696</text:p>
          </table:table-cell>
          <table:table-cell office:value-type="float" office:value="2704627" calcext:value-type="float">
            <text:p>2,704,627</text:p>
          </table:table-cell>
          <table:table-cell office:value-type="float" office:value="2241942" calcext:value-type="float">
            <text:p>2,241,942</text:p>
          </table:table-cell>
          <table:table-cell office:value-type="float" office:value="4782033" calcext:value-type="float">
            <text:p>4,782,033</text:p>
          </table:table-cell>
          <table:table-cell office:value-type="float" office:value="2799798" calcext:value-type="float">
            <text:p>2,799,798</text:p>
          </table:table-cell>
          <table:table-cell office:value-type="float" office:value="56152621" calcext:value-type="float">
            <text:p>56,152,621</text:p>
          </table:table-cell>
          <table:table-cell office:value-type="float" office:value="1860722" calcext:value-type="float">
            <text:p>1,860,722</text:p>
          </table:table-cell>
          <table:table-cell office:value-type="float" office:value="632371" calcext:value-type="float">
            <text:p>632,371</text:p>
          </table:table-cell>
          <table:table-cell office:value-type="float" office:value="2493093" calcext:value-type="float">
            <text:p>2,493,093</text:p>
          </table:table-cell>
          <table:table-cell office:value-type="float" office:value="58645714" calcext:value-type="float">
            <text:p>58,645,714</text:p>
          </table:table-cell>
          <table:table-cell office:value-type="float" office:value="2140229" calcext:value-type="float">
            <text:p>2,140,229</text:p>
          </table:table-cell>
          <table:table-cell office:value-type="float" office:value="1244612" calcext:value-type="float">
            <text:p>1,244,612</text:p>
          </table:table-cell>
          <table:table-cell office:value-type="float" office:value="3295663" calcext:value-type="float">
            <text:p>3,295,663</text:p>
          </table:table-cell>
          <table:table-cell office:value-type="float" office:value="3130725" calcext:value-type="float">
            <text:p>3,130,725</text:p>
          </table:table-cell>
          <table:table-cell office:value-type="float" office:value="4677378" calcext:value-type="float">
            <text:p>4,677,378</text:p>
          </table:table-cell>
          <table:table-cell/>
          <table:table-cell table:formula="of:=CONCATENATE([.$Z$3];[.$Y$3];[.C108];&quot;,&quot;;[.E108];&quot;,&quot;;[.F108];&quot;,&quot;;[.G108];&quot;,&quot;;[.H108];&quot;,&quot;;[.I108];&quot;,&quot;;[.J108];&quot;,&quot;;[.K108];&quot;,&quot;;[.L108];&quot;,&quot;;[.M108];&quot;,&quot;;[.N108];&quot;,&quot;;[.P108];&quot;,&quot;;[.Q108];&quot;,&quot;;[.S108];&quot;,&quot;;[.T108];&quot;,&quot;;[.U108];&quot;,&quot;;[.V108];&quot;,&quot;;[.W108];&quot;,&quot;;[.X10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5,2151083,2857472,24172737,970082,11839152,1633696,2704627,2241942,4782033,2799798,1860722,632371,58645714,2140229,1244612,3295663,3130725,4677378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5,2151083,2857472,24172737,970082,11839152,1633696,2704627,2241942,4782033,2799798,1860722,632371,58645714,2140229,1244612,3295663,3130725,4677378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ASHWAUK-KEEWATIN SCHOOL DISTRICT</text:p>
          </table:table-cell>
          <table:table-cell office:value-type="float" office:value="319" calcext:value-type="float">
            <text:p>319</text:p>
          </table:table-cell>
          <table:table-cell table:formula="of:=VLOOKUP([.B109];[$Sheet2.A102:.C658];2)" office:value-type="float" office:value="106" calcext:value-type="float">
            <text:p>106</text:p>
          </table:table-cell>
          <table:table-cell office:value-type="float" office:value="563" calcext:value-type="float">
            <text:p>563</text:p>
          </table:table-cell>
          <table:table-cell office:value-type="float" office:value="475725" calcext:value-type="float">
            <text:p>475,725</text:p>
          </table:table-cell>
          <table:table-cell office:value-type="float" office:value="390817" calcext:value-type="float">
            <text:p>390,817</text:p>
          </table:table-cell>
          <table:table-cell office:value-type="float" office:value="3644668" calcext:value-type="float">
            <text:p>3,644,668</text:p>
          </table:table-cell>
          <table:table-cell office:value-type="float" office:value="124608" calcext:value-type="float">
            <text:p>124,608</text:p>
          </table:table-cell>
          <table:table-cell office:value-type="float" office:value="1565881" calcext:value-type="float">
            <text:p>1,565,881</text:p>
          </table:table-cell>
          <table:table-cell office:value-type="float" office:value="201169" calcext:value-type="float">
            <text:p>201,169</text:p>
          </table:table-cell>
          <table:table-cell office:value-type="float" office:value="538656" calcext:value-type="float">
            <text:p>538,656</text:p>
          </table:table-cell>
          <table:table-cell office:value-type="float" office:value="197282" calcext:value-type="float">
            <text:p>197,282</text:p>
          </table:table-cell>
          <table:table-cell office:value-type="float" office:value="746445" calcext:value-type="float">
            <text:p>746,445</text:p>
          </table:table-cell>
          <table:table-cell office:value-type="float" office:value="651247" calcext:value-type="float">
            <text:p>651,247</text:p>
          </table:table-cell>
          <table:table-cell office:value-type="float" office:value="8536498" calcext:value-type="float">
            <text:p>8,536,498</text:p>
          </table:table-cell>
          <table:table-cell office:value-type="float" office:value="248788" calcext:value-type="float">
            <text:p>248,788</text:p>
          </table:table-cell>
          <table:table-cell office:value-type="float" office:value="110007" calcext:value-type="float">
            <text:p>110,007</text:p>
          </table:table-cell>
          <table:table-cell office:value-type="float" office:value="358795" calcext:value-type="float">
            <text:p>358,795</text:p>
          </table:table-cell>
          <table:table-cell office:value-type="float" office:value="8895293" calcext:value-type="float">
            <text:p>8,895,293</text:p>
          </table:table-cell>
          <table:table-cell office:value-type="float" office:value="415924" calcext:value-type="float">
            <text:p>415,924</text:p>
          </table:table-cell>
          <table:table-cell office:value-type="float" office:value="190022" calcext:value-type="float">
            <text:p>190,022</text:p>
          </table:table-cell>
          <table:table-cell office:value-type="float" office:value="1489098" calcext:value-type="float">
            <text:p>1,489,098</text:p>
          </table:table-cell>
          <table:table-cell office:value-type="float" office:value="228578" calcext:value-type="float">
            <text:p>228,578</text:p>
          </table:table-cell>
          <table:table-cell office:value-type="float" office:value="288223" calcext:value-type="float">
            <text:p>288,223</text:p>
          </table:table-cell>
          <table:table-cell/>
          <table:table-cell table:formula="of:=CONCATENATE([.$Z$3];[.$Y$3];[.C109];&quot;,&quot;;[.E109];&quot;,&quot;;[.F109];&quot;,&quot;;[.G109];&quot;,&quot;;[.H109];&quot;,&quot;;[.I109];&quot;,&quot;;[.J109];&quot;,&quot;;[.K109];&quot;,&quot;;[.L109];&quot;,&quot;;[.M109];&quot;,&quot;;[.N109];&quot;,&quot;;[.P109];&quot;,&quot;;[.Q109];&quot;,&quot;;[.S109];&quot;,&quot;;[.T109];&quot;,&quot;;[.U109];&quot;,&quot;;[.V109];&quot;,&quot;;[.W109];&quot;,&quot;;[.X10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6,475725,390817,3644668,124608,1565881,201169,538656,197282,746445,651247,248788,110007,8895293,415924,190022,1489098,228578,288223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6,475725,390817,3644668,124608,1565881,201169,538656,197282,746445,651247,248788,110007,8895293,415924,190022,1489098,228578,288223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RANCONIA PUBLIC SCHOOL DISTRICT</text:p>
          </table:table-cell>
          <table:table-cell office:value-type="float" office:value="323" calcext:value-type="float">
            <text:p>323</text:p>
          </table:table-cell>
          <table:table-cell table:formula="of:=VLOOKUP([.B110];[$Sheet2.A103:.C659];2)"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8282" calcext:value-type="float">
            <text:p>8,282</text:p>
          </table:table-cell>
          <table:table-cell office:value-type="float" office:value="0" calcext:value-type="float">
            <text:p>0</text:p>
          </table:table-cell>
          <table:table-cell office:value-type="float" office:value="145288" calcext:value-type="float">
            <text:p>145,288</text:p>
          </table:table-cell>
          <table:table-cell office:value-type="float" office:value="0" calcext:value-type="float">
            <text:p>0</text:p>
          </table:table-cell>
          <table:table-cell office:value-type="float" office:value="65065" calcext:value-type="float">
            <text:p>65,0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70" calcext:value-type="float">
            <text:p>24,070</text:p>
          </table:table-cell>
          <table:table-cell office:value-type="float" office:value="242705" calcext:value-type="float">
            <text:p>242,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705" calcext:value-type="float">
            <text:p>242,70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110];&quot;,&quot;;[.E110];&quot;,&quot;;[.F110];&quot;,&quot;;[.G110];&quot;,&quot;;[.H110];&quot;,&quot;;[.I110];&quot;,&quot;;[.J110];&quot;,&quot;;[.K110];&quot;,&quot;;[.L110];&quot;,&quot;;[.M110];&quot;,&quot;;[.N110];&quot;,&quot;;[.P110];&quot;,&quot;;[.Q110];&quot;,&quot;;[.S110];&quot;,&quot;;[.T110];&quot;,&quot;;[.U110];&quot;,&quot;;[.V110];&quot;,&quot;;[.W110];&quot;,&quot;;[.X11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7,8282,0,145288,0,65065,0,0,0,0,24070,0,0,242705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7,8282,0,145288,0,65065,0,0,0,0,24070,0,0,242705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ERON LAKE-OKABENA SCHOOL DISTRICT</text:p>
          </table:table-cell>
          <table:table-cell office:value-type="float" office:value="330" calcext:value-type="float">
            <text:p>330</text:p>
          </table:table-cell>
          <table:table-cell table:formula="of:=VLOOKUP([.B111];[$Sheet2.A104:.C660];2)"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455794" calcext:value-type="float">
            <text:p>455,794</text:p>
          </table:table-cell>
          <table:table-cell office:value-type="float" office:value="29286" calcext:value-type="float">
            <text:p>29,286</text:p>
          </table:table-cell>
          <table:table-cell office:value-type="float" office:value="1987067" calcext:value-type="float">
            <text:p>1,987,067</text:p>
          </table:table-cell>
          <table:table-cell office:value-type="float" office:value="191662" calcext:value-type="float">
            <text:p>191,662</text:p>
          </table:table-cell>
          <table:table-cell office:value-type="float" office:value="557051" calcext:value-type="float">
            <text:p>557,051</text:p>
          </table:table-cell>
          <table:table-cell office:value-type="float" office:value="391723" calcext:value-type="float">
            <text:p>391,723</text:p>
          </table:table-cell>
          <table:table-cell office:value-type="float" office:value="80116" calcext:value-type="float">
            <text:p>80,116</text:p>
          </table:table-cell>
          <table:table-cell office:value-type="float" office:value="25620" calcext:value-type="float">
            <text:p>25,620</text:p>
          </table:table-cell>
          <table:table-cell office:value-type="float" office:value="687603" calcext:value-type="float">
            <text:p>687,603</text:p>
          </table:table-cell>
          <table:table-cell office:value-type="float" office:value="246359" calcext:value-type="float">
            <text:p>246,359</text:p>
          </table:table-cell>
          <table:table-cell office:value-type="float" office:value="4652284" calcext:value-type="float">
            <text:p>4,652,284</text:p>
          </table:table-cell>
          <table:table-cell office:value-type="float" office:value="304954" calcext:value-type="float">
            <text:p>304,954</text:p>
          </table:table-cell>
          <table:table-cell office:value-type="float" office:value="20182" calcext:value-type="float">
            <text:p>20,182</text:p>
          </table:table-cell>
          <table:table-cell office:value-type="float" office:value="325136" calcext:value-type="float">
            <text:p>325,136</text:p>
          </table:table-cell>
          <table:table-cell office:value-type="float" office:value="4977420" calcext:value-type="float">
            <text:p>4,977,420</text:p>
          </table:table-cell>
          <table:table-cell office:value-type="float" office:value="245644" calcext:value-type="float">
            <text:p>245,644</text:p>
          </table:table-cell>
          <table:table-cell office:value-type="float" office:value="53242" calcext:value-type="float">
            <text:p>53,242</text:p>
          </table:table-cell>
          <table:table-cell office:value-type="float" office:value="426411" calcext:value-type="float">
            <text:p>426,411</text:p>
          </table:table-cell>
          <table:table-cell office:value-type="float" office:value="317498" calcext:value-type="float">
            <text:p>317,49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11];&quot;,&quot;;[.E111];&quot;,&quot;;[.F111];&quot;,&quot;;[.G111];&quot;,&quot;;[.H111];&quot;,&quot;;[.I111];&quot;,&quot;;[.J111];&quot;,&quot;;[.K111];&quot;,&quot;;[.L111];&quot;,&quot;;[.M111];&quot;,&quot;;[.N111];&quot;,&quot;;[.P111];&quot;,&quot;;[.Q111];&quot;,&quot;;[.S111];&quot;,&quot;;[.T111];&quot;,&quot;;[.U111];&quot;,&quot;;[.V111];&quot;,&quot;;[.W111];&quot;,&quot;;[.X11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8,455794,29286,1987067,191662,557051,391723,80116,25620,687603,246359,304954,20182,4977420,245644,53242,426411,31749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8,455794,29286,1987067,191662,557051,391723,80116,25620,687603,246359,304954,20182,4977420,245644,53242,426411,31749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ORA PUBLIC SCHOOL DISTRICT</text:p>
          </table:table-cell>
          <table:table-cell office:value-type="float" office:value="332" calcext:value-type="float">
            <text:p>332</text:p>
          </table:table-cell>
          <table:table-cell table:formula="of:=VLOOKUP([.B112];[$Sheet2.A105:.C661];2)" office:value-type="float" office:value="109" calcext:value-type="float">
            <text:p>109</text:p>
          </table:table-cell>
          <table:table-cell office:value-type="float" office:value="1597" calcext:value-type="float">
            <text:p>1,597</text:p>
          </table:table-cell>
          <table:table-cell office:value-type="float" office:value="667336" calcext:value-type="float">
            <text:p>667,336</text:p>
          </table:table-cell>
          <table:table-cell office:value-type="float" office:value="798928" calcext:value-type="float">
            <text:p>798,928</text:p>
          </table:table-cell>
          <table:table-cell office:value-type="float" office:value="8622370" calcext:value-type="float">
            <text:p>8,622,370</text:p>
          </table:table-cell>
          <table:table-cell office:value-type="float" office:value="354041" calcext:value-type="float">
            <text:p>354,041</text:p>
          </table:table-cell>
          <table:table-cell office:value-type="float" office:value="3452953" calcext:value-type="float">
            <text:p>3,452,953</text:p>
          </table:table-cell>
          <table:table-cell office:value-type="float" office:value="925405" calcext:value-type="float">
            <text:p>925,405</text:p>
          </table:table-cell>
          <table:table-cell office:value-type="float" office:value="1086519" calcext:value-type="float">
            <text:p>1,086,519</text:p>
          </table:table-cell>
          <table:table-cell office:value-type="float" office:value="432139" calcext:value-type="float">
            <text:p>432,139</text:p>
          </table:table-cell>
          <table:table-cell office:value-type="float" office:value="1644602" calcext:value-type="float">
            <text:p>1,644,602</text:p>
          </table:table-cell>
          <table:table-cell office:value-type="float" office:value="977346" calcext:value-type="float">
            <text:p>977,346</text:p>
          </table:table-cell>
          <table:table-cell office:value-type="float" office:value="18961639" calcext:value-type="float">
            <text:p>18,961,639</text:p>
          </table:table-cell>
          <table:table-cell office:value-type="float" office:value="1408274" calcext:value-type="float">
            <text:p>1,408,274</text:p>
          </table:table-cell>
          <table:table-cell office:value-type="float" office:value="309639" calcext:value-type="float">
            <text:p>309,639</text:p>
          </table:table-cell>
          <table:table-cell office:value-type="float" office:value="1717912" calcext:value-type="float">
            <text:p>1,717,912</text:p>
          </table:table-cell>
          <table:table-cell office:value-type="float" office:value="20679551" calcext:value-type="float">
            <text:p>20,679,551</text:p>
          </table:table-cell>
          <table:table-cell office:value-type="float" office:value="798751" calcext:value-type="float">
            <text:p>798,751</text:p>
          </table:table-cell>
          <table:table-cell office:value-type="float" office:value="584879" calcext:value-type="float">
            <text:p>584,879</text:p>
          </table:table-cell>
          <table:table-cell office:value-type="float" office:value="26644635" calcext:value-type="float">
            <text:p>26,644,635</text:p>
          </table:table-cell>
          <table:table-cell office:value-type="float" office:value="4865838" calcext:value-type="float">
            <text:p>4,865,83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12];&quot;,&quot;;[.E112];&quot;,&quot;;[.F112];&quot;,&quot;;[.G112];&quot;,&quot;;[.H112];&quot;,&quot;;[.I112];&quot;,&quot;;[.J112];&quot;,&quot;;[.K112];&quot;,&quot;;[.L112];&quot;,&quot;;[.M112];&quot;,&quot;;[.N112];&quot;,&quot;;[.P112];&quot;,&quot;;[.Q112];&quot;,&quot;;[.S112];&quot;,&quot;;[.T112];&quot;,&quot;;[.U112];&quot;,&quot;;[.V112];&quot;,&quot;;[.W112];&quot;,&quot;;[.X11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9,667336,798928,8622370,354041,3452953,925405,1086519,432139,1644602,977346,1408274,309639,20679551,798751,584879,26644635,486583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09,667336,798928,8622370,354041,3452953,925405,1086519,432139,1644602,977346,1408274,309639,20679551,798751,584879,26644635,486583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GILVIE PUBLIC SCHOOL DISTRICT</text:p>
          </table:table-cell>
          <table:table-cell office:value-type="float" office:value="333" calcext:value-type="float">
            <text:p>333</text:p>
          </table:table-cell>
          <table:table-cell table:formula="of:=VLOOKUP([.B113];[$Sheet2.A106:.C662];2)" office:value-type="float" office:value="110" calcext:value-type="float">
            <text:p>110</text:p>
          </table:table-cell>
          <table:table-cell office:value-type="float" office:value="522" calcext:value-type="float">
            <text:p>522</text:p>
          </table:table-cell>
          <table:table-cell office:value-type="float" office:value="509733" calcext:value-type="float">
            <text:p>509,733</text:p>
          </table:table-cell>
          <table:table-cell office:value-type="float" office:value="270786" calcext:value-type="float">
            <text:p>270,786</text:p>
          </table:table-cell>
          <table:table-cell office:value-type="float" office:value="3018475" calcext:value-type="float">
            <text:p>3,018,475</text:p>
          </table:table-cell>
          <table:table-cell office:value-type="float" office:value="117156" calcext:value-type="float">
            <text:p>117,156</text:p>
          </table:table-cell>
          <table:table-cell office:value-type="float" office:value="1298847" calcext:value-type="float">
            <text:p>1,298,847</text:p>
          </table:table-cell>
          <table:table-cell office:value-type="float" office:value="406227" calcext:value-type="float">
            <text:p>406,227</text:p>
          </table:table-cell>
          <table:table-cell office:value-type="float" office:value="365332" calcext:value-type="float">
            <text:p>365,332</text:p>
          </table:table-cell>
          <table:table-cell office:value-type="float" office:value="163162" calcext:value-type="float">
            <text:p>163,162</text:p>
          </table:table-cell>
          <table:table-cell office:value-type="float" office:value="644492" calcext:value-type="float">
            <text:p>644,492</text:p>
          </table:table-cell>
          <table:table-cell office:value-type="float" office:value="306218" calcext:value-type="float">
            <text:p>306,218</text:p>
          </table:table-cell>
          <table:table-cell office:value-type="float" office:value="7100428" calcext:value-type="float">
            <text:p>7,100,428</text:p>
          </table:table-cell>
          <table:table-cell office:value-type="float" office:value="416720" calcext:value-type="float">
            <text:p>416,720</text:p>
          </table:table-cell>
          <table:table-cell office:value-type="float" office:value="20323" calcext:value-type="float">
            <text:p>20,323</text:p>
          </table:table-cell>
          <table:table-cell office:value-type="float" office:value="437042" calcext:value-type="float">
            <text:p>437,042</text:p>
          </table:table-cell>
          <table:table-cell office:value-type="float" office:value="7537470" calcext:value-type="float">
            <text:p>7,537,470</text:p>
          </table:table-cell>
          <table:table-cell office:value-type="float" office:value="575614" calcext:value-type="float">
            <text:p>575,614</text:p>
          </table:table-cell>
          <table:table-cell office:value-type="float" office:value="217424" calcext:value-type="float">
            <text:p>217,424</text:p>
          </table:table-cell>
          <table:table-cell office:value-type="float" office:value="2440226" calcext:value-type="float">
            <text:p>2,440,226</text:p>
          </table:table-cell>
          <table:table-cell office:value-type="float" office:value="404906" calcext:value-type="float">
            <text:p>404,906</text:p>
          </table:table-cell>
          <table:table-cell office:value-type="float" office:value="117654" calcext:value-type="float">
            <text:p>117,654</text:p>
          </table:table-cell>
          <table:table-cell/>
          <table:table-cell table:formula="of:=CONCATENATE([.$Z$3];[.$Y$3];[.C113];&quot;,&quot;;[.E113];&quot;,&quot;;[.F113];&quot;,&quot;;[.G113];&quot;,&quot;;[.H113];&quot;,&quot;;[.I113];&quot;,&quot;;[.J113];&quot;,&quot;;[.K113];&quot;,&quot;;[.L113];&quot;,&quot;;[.M113];&quot;,&quot;;[.N113];&quot;,&quot;;[.P113];&quot;,&quot;;[.Q113];&quot;,&quot;;[.S113];&quot;,&quot;;[.T113];&quot;,&quot;;[.U113];&quot;,&quot;;[.V113];&quot;,&quot;;[.W113];&quot;,&quot;;[.X11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0,509733,270786,3018475,117156,1298847,406227,365332,163162,644492,306218,416720,20323,7537470,575614,217424,2440226,404906,117654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0,509733,270786,3018475,117156,1298847,406227,365332,163162,644492,306218,416720,20323,7537470,575614,217424,2440226,404906,117654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W LONDON-SPICER SCHOOL DISTRICT</text:p>
          </table:table-cell>
          <table:table-cell office:value-type="float" office:value="345" calcext:value-type="float">
            <text:p>345</text:p>
          </table:table-cell>
          <table:table-cell table:formula="of:=VLOOKUP([.B114];[$Sheet2.A107:.C663];2)" office:value-type="float" office:value="111" calcext:value-type="float">
            <text:p>111</text:p>
          </table:table-cell>
          <table:table-cell office:value-type="float" office:value="1548" calcext:value-type="float">
            <text:p>1,548</text:p>
          </table:table-cell>
          <table:table-cell office:value-type="float" office:value="1293042" calcext:value-type="float">
            <text:p>1,293,042</text:p>
          </table:table-cell>
          <table:table-cell office:value-type="float" office:value="768101" calcext:value-type="float">
            <text:p>768,101</text:p>
          </table:table-cell>
          <table:table-cell office:value-type="float" office:value="7491322" calcext:value-type="float">
            <text:p>7,491,322</text:p>
          </table:table-cell>
          <table:table-cell office:value-type="float" office:value="429590" calcext:value-type="float">
            <text:p>429,590</text:p>
          </table:table-cell>
          <table:table-cell office:value-type="float" office:value="3269912" calcext:value-type="float">
            <text:p>3,269,912</text:p>
          </table:table-cell>
          <table:table-cell office:value-type="float" office:value="1179404" calcext:value-type="float">
            <text:p>1,179,404</text:p>
          </table:table-cell>
          <table:table-cell office:value-type="float" office:value="685792" calcext:value-type="float">
            <text:p>685,792</text:p>
          </table:table-cell>
          <table:table-cell office:value-type="float" office:value="523323" calcext:value-type="float">
            <text:p>523,323</text:p>
          </table:table-cell>
          <table:table-cell office:value-type="float" office:value="1541784" calcext:value-type="float">
            <text:p>1,541,784</text:p>
          </table:table-cell>
          <table:table-cell office:value-type="float" office:value="1545840" calcext:value-type="float">
            <text:p>1,545,840</text:p>
          </table:table-cell>
          <table:table-cell office:value-type="float" office:value="18728111" calcext:value-type="float">
            <text:p>18,728,111</text:p>
          </table:table-cell>
          <table:table-cell office:value-type="float" office:value="590511" calcext:value-type="float">
            <text:p>590,511</text:p>
          </table:table-cell>
          <table:table-cell office:value-type="float" office:value="237116" calcext:value-type="float">
            <text:p>237,116</text:p>
          </table:table-cell>
          <table:table-cell office:value-type="float" office:value="827627" calcext:value-type="float">
            <text:p>827,627</text:p>
          </table:table-cell>
          <table:table-cell office:value-type="float" office:value="19555738" calcext:value-type="float">
            <text:p>19,555,738</text:p>
          </table:table-cell>
          <table:table-cell office:value-type="float" office:value="1063768" calcext:value-type="float">
            <text:p>1,063,768</text:p>
          </table:table-cell>
          <table:table-cell office:value-type="float" office:value="1191174" calcext:value-type="float">
            <text:p>1,191,174</text:p>
          </table:table-cell>
          <table:table-cell office:value-type="float" office:value="0" calcext:value-type="float">
            <text:p>0</text:p>
          </table:table-cell>
          <table:table-cell office:value-type="float" office:value="1778228" calcext:value-type="float">
            <text:p>1,778,228</text:p>
          </table:table-cell>
          <table:table-cell office:value-type="float" office:value="246985" calcext:value-type="float">
            <text:p>246,985</text:p>
          </table:table-cell>
          <table:table-cell/>
          <table:table-cell table:formula="of:=CONCATENATE([.$Z$3];[.$Y$3];[.C114];&quot;,&quot;;[.E114];&quot;,&quot;;[.F114];&quot;,&quot;;[.G114];&quot;,&quot;;[.H114];&quot;,&quot;;[.I114];&quot;,&quot;;[.J114];&quot;,&quot;;[.K114];&quot;,&quot;;[.L114];&quot;,&quot;;[.M114];&quot;,&quot;;[.N114];&quot;,&quot;;[.P114];&quot;,&quot;;[.Q114];&quot;,&quot;;[.S114];&quot;,&quot;;[.T114];&quot;,&quot;;[.U114];&quot;,&quot;;[.V114];&quot;,&quot;;[.W114];&quot;,&quot;;[.X11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1,1293042,768101,7491322,429590,3269912,1179404,685792,523323,1541784,1545840,590511,237116,19555738,1063768,1191174,0,1778228,246985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1,1293042,768101,7491322,429590,3269912,1179404,685792,523323,1541784,1545840,590511,237116,19555738,1063768,1191174,0,1778228,246985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LLMAR PUBLIC SCHOOL DISTRICT</text:p>
          </table:table-cell>
          <table:table-cell office:value-type="float" office:value="347" calcext:value-type="float">
            <text:p>347</text:p>
          </table:table-cell>
          <table:table-cell table:formula="of:=VLOOKUP([.B115];[$Sheet2.A108:.C664];2)" office:value-type="float" office:value="112" calcext:value-type="float">
            <text:p>112</text:p>
          </table:table-cell>
          <table:table-cell office:value-type="float" office:value="4274" calcext:value-type="float">
            <text:p>4,274</text:p>
          </table:table-cell>
          <table:table-cell office:value-type="float" office:value="2880970" calcext:value-type="float">
            <text:p>2,880,970</text:p>
          </table:table-cell>
          <table:table-cell office:value-type="float" office:value="2424576" calcext:value-type="float">
            <text:p>2,424,576</text:p>
          </table:table-cell>
          <table:table-cell office:value-type="float" office:value="26195810" calcext:value-type="float">
            <text:p>26,195,810</text:p>
          </table:table-cell>
          <table:table-cell office:value-type="float" office:value="1047310" calcext:value-type="float">
            <text:p>1,047,310</text:p>
          </table:table-cell>
          <table:table-cell office:value-type="float" office:value="12170850" calcext:value-type="float">
            <text:p>12,170,850</text:p>
          </table:table-cell>
          <table:table-cell office:value-type="float" office:value="1678757" calcext:value-type="float">
            <text:p>1,678,757</text:p>
          </table:table-cell>
          <table:table-cell office:value-type="float" office:value="2840414" calcext:value-type="float">
            <text:p>2,840,414</text:p>
          </table:table-cell>
          <table:table-cell office:value-type="float" office:value="1959388" calcext:value-type="float">
            <text:p>1,959,388</text:p>
          </table:table-cell>
          <table:table-cell office:value-type="float" office:value="5574167" calcext:value-type="float">
            <text:p>5,574,167</text:p>
          </table:table-cell>
          <table:table-cell office:value-type="float" office:value="3390522" calcext:value-type="float">
            <text:p>3,390,522</text:p>
          </table:table-cell>
          <table:table-cell office:value-type="float" office:value="60162764" calcext:value-type="float">
            <text:p>60,162,764</text:p>
          </table:table-cell>
          <table:table-cell office:value-type="float" office:value="2298427" calcext:value-type="float">
            <text:p>2,298,427</text:p>
          </table:table-cell>
          <table:table-cell office:value-type="float" office:value="456411" calcext:value-type="float">
            <text:p>456,411</text:p>
          </table:table-cell>
          <table:table-cell office:value-type="float" office:value="2754839" calcext:value-type="float">
            <text:p>2,754,839</text:p>
          </table:table-cell>
          <table:table-cell office:value-type="float" office:value="62917601" calcext:value-type="float">
            <text:p>62,917,601</text:p>
          </table:table-cell>
          <table:table-cell office:value-type="float" office:value="3975289" calcext:value-type="float">
            <text:p>3,975,289</text:p>
          </table:table-cell>
          <table:table-cell office:value-type="float" office:value="2837799" calcext:value-type="float">
            <text:p>2,837,799</text:p>
          </table:table-cell>
          <table:table-cell office:value-type="float" office:value="0" calcext:value-type="float">
            <text:p>0</text:p>
          </table:table-cell>
          <table:table-cell office:value-type="float" office:value="3614115" calcext:value-type="float">
            <text:p>3,614,11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15];&quot;,&quot;;[.E115];&quot;,&quot;;[.F115];&quot;,&quot;;[.G115];&quot;,&quot;;[.H115];&quot;,&quot;;[.I115];&quot;,&quot;;[.J115];&quot;,&quot;;[.K115];&quot;,&quot;;[.L115];&quot;,&quot;;[.M115];&quot;,&quot;;[.N115];&quot;,&quot;;[.P115];&quot;,&quot;;[.Q115];&quot;,&quot;;[.S115];&quot;,&quot;;[.T115];&quot;,&quot;;[.U115];&quot;,&quot;;[.V115];&quot;,&quot;;[.W115];&quot;,&quot;;[.X11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2,2880970,2424576,26195810,1047310,12170850,1678757,2840414,1959388,5574167,3390522,2298427,456411,62917601,3975289,2837799,0,361411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2,2880970,2424576,26195810,1047310,12170850,1678757,2840414,1959388,5574167,3390522,2298427,456411,62917601,3975289,2837799,0,361411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NCASTER PUBLIC SCHOOL DISTRICT</text:p>
          </table:table-cell>
          <table:table-cell office:value-type="float" office:value="356" calcext:value-type="float">
            <text:p>356</text:p>
          </table:table-cell>
          <table:table-cell table:formula="of:=VLOOKUP([.B116];[$Sheet2.A109:.C665];2)"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216662" calcext:value-type="float">
            <text:p>216,662</text:p>
          </table:table-cell>
          <table:table-cell office:value-type="float" office:value="225322" calcext:value-type="float">
            <text:p>225,322</text:p>
          </table:table-cell>
          <table:table-cell office:value-type="float" office:value="1432427" calcext:value-type="float">
            <text:p>1,432,427</text:p>
          </table:table-cell>
          <table:table-cell office:value-type="float" office:value="37986" calcext:value-type="float">
            <text:p>37,986</text:p>
          </table:table-cell>
          <table:table-cell office:value-type="float" office:value="444932" calcext:value-type="float">
            <text:p>444,932</text:p>
          </table:table-cell>
          <table:table-cell office:value-type="float" office:value="270071" calcext:value-type="float">
            <text:p>270,071</text:p>
          </table:table-cell>
          <table:table-cell office:value-type="float" office:value="32765" calcext:value-type="float">
            <text:p>32,765</text:p>
          </table:table-cell>
          <table:table-cell office:value-type="float" office:value="57412" calcext:value-type="float">
            <text:p>57,412</text:p>
          </table:table-cell>
          <table:table-cell office:value-type="float" office:value="257037" calcext:value-type="float">
            <text:p>257,037</text:p>
          </table:table-cell>
          <table:table-cell office:value-type="float" office:value="208642" calcext:value-type="float">
            <text:p>208,642</text:p>
          </table:table-cell>
          <table:table-cell office:value-type="float" office:value="3183255" calcext:value-type="float">
            <text:p>3,183,255</text:p>
          </table:table-cell>
          <table:table-cell office:value-type="float" office:value="519136" calcext:value-type="float">
            <text:p>519,136</text:p>
          </table:table-cell>
          <table:table-cell office:value-type="float" office:value="27754" calcext:value-type="float">
            <text:p>27,754</text:p>
          </table:table-cell>
          <table:table-cell office:value-type="float" office:value="546890" calcext:value-type="float">
            <text:p>546,890</text:p>
          </table:table-cell>
          <table:table-cell office:value-type="float" office:value="3730145" calcext:value-type="float">
            <text:p>3,730,145</text:p>
          </table:table-cell>
          <table:table-cell office:value-type="float" office:value="248214" calcext:value-type="float">
            <text:p>248,214</text:p>
          </table:table-cell>
          <table:table-cell office:value-type="float" office:value="87014" calcext:value-type="float">
            <text:p>87,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116];&quot;,&quot;;[.E116];&quot;,&quot;;[.F116];&quot;,&quot;;[.G116];&quot;,&quot;;[.H116];&quot;,&quot;;[.I116];&quot;,&quot;;[.J116];&quot;,&quot;;[.K116];&quot;,&quot;;[.L116];&quot;,&quot;;[.M116];&quot;,&quot;;[.N116];&quot;,&quot;;[.P116];&quot;,&quot;;[.Q116];&quot;,&quot;;[.S116];&quot;,&quot;;[.T116];&quot;,&quot;;[.U116];&quot;,&quot;;[.V116];&quot;,&quot;;[.W116];&quot;,&quot;;[.X11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3,216662,225322,1432427,37986,444932,270071,32765,57412,257037,208642,519136,27754,3730145,248214,87014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3,216662,225322,1432427,37986,444932,270071,32765,57412,257037,208642,519136,27754,3730145,248214,87014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INTERNATIONAL FALLS SCHOOL DISTRICT</text:p>
          </table:table-cell>
          <table:table-cell office:value-type="float" office:value="361" calcext:value-type="float">
            <text:p>361</text:p>
          </table:table-cell>
          <table:table-cell table:formula="of:=VLOOKUP([.B117];[$Sheet2.A110:.C666];2)" office:value-type="float" office:value="114" calcext:value-type="float">
            <text:p>114</text:p>
          </table:table-cell>
          <table:table-cell office:value-type="float" office:value="905" calcext:value-type="float">
            <text:p>905</text:p>
          </table:table-cell>
          <table:table-cell office:value-type="float" office:value="1172869" calcext:value-type="float">
            <text:p>1,172,869</text:p>
          </table:table-cell>
          <table:table-cell office:value-type="float" office:value="472816" calcext:value-type="float">
            <text:p>472,816</text:p>
          </table:table-cell>
          <table:table-cell office:value-type="float" office:value="6039165" calcext:value-type="float">
            <text:p>6,039,165</text:p>
          </table:table-cell>
          <table:table-cell office:value-type="float" office:value="62520" calcext:value-type="float">
            <text:p>62,520</text:p>
          </table:table-cell>
          <table:table-cell office:value-type="float" office:value="1729899" calcext:value-type="float">
            <text:p>1,729,899</text:p>
          </table:table-cell>
          <table:table-cell office:value-type="float" office:value="593864" calcext:value-type="float">
            <text:p>593,864</text:p>
          </table:table-cell>
          <table:table-cell office:value-type="float" office:value="368185" calcext:value-type="float">
            <text:p>368,185</text:p>
          </table:table-cell>
          <table:table-cell office:value-type="float" office:value="804820" calcext:value-type="float">
            <text:p>804,820</text:p>
          </table:table-cell>
          <table:table-cell office:value-type="float" office:value="1445051" calcext:value-type="float">
            <text:p>1,445,051</text:p>
          </table:table-cell>
          <table:table-cell office:value-type="float" office:value="543192" calcext:value-type="float">
            <text:p>543,192</text:p>
          </table:table-cell>
          <table:table-cell office:value-type="float" office:value="13232381" calcext:value-type="float">
            <text:p>13,232,381</text:p>
          </table:table-cell>
          <table:table-cell office:value-type="float" office:value="496548" calcext:value-type="float">
            <text:p>496,548</text:p>
          </table:table-cell>
          <table:table-cell office:value-type="float" office:value="162415" calcext:value-type="float">
            <text:p>162,415</text:p>
          </table:table-cell>
          <table:table-cell office:value-type="float" office:value="658963" calcext:value-type="float">
            <text:p>658,963</text:p>
          </table:table-cell>
          <table:table-cell office:value-type="float" office:value="13891343" calcext:value-type="float">
            <text:p>13,891,343</text:p>
          </table:table-cell>
          <table:table-cell office:value-type="float" office:value="646676" calcext:value-type="float">
            <text:p>646,676</text:p>
          </table:table-cell>
          <table:table-cell office:value-type="float" office:value="515837" calcext:value-type="float">
            <text:p>515,837</text:p>
          </table:table-cell>
          <table:table-cell office:value-type="float" office:value="0" calcext:value-type="float">
            <text:p>0</text:p>
          </table:table-cell>
          <table:table-cell office:value-type="float" office:value="525800" calcext:value-type="float">
            <text:p>525,8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17];&quot;,&quot;;[.E117];&quot;,&quot;;[.F117];&quot;,&quot;;[.G117];&quot;,&quot;;[.H117];&quot;,&quot;;[.I117];&quot;,&quot;;[.J117];&quot;,&quot;;[.K117];&quot;,&quot;;[.L117];&quot;,&quot;;[.M117];&quot;,&quot;;[.N117];&quot;,&quot;;[.P117];&quot;,&quot;;[.Q117];&quot;,&quot;;[.S117];&quot;,&quot;;[.T117];&quot;,&quot;;[.U117];&quot;,&quot;;[.V117];&quot;,&quot;;[.W117];&quot;,&quot;;[.X11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4,1172869,472816,6039165,62520,1729899,593864,368185,804820,1445051,543192,496548,162415,13891343,646676,515837,0,5258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4,1172869,472816,6039165,62520,1729899,593864,368185,804820,1445051,543192,496548,162415,13891343,646676,515837,0,5258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ITTLEFORK-BIG FALLS SCHOOL DIST.</text:p>
          </table:table-cell>
          <table:table-cell office:value-type="float" office:value="362" calcext:value-type="float">
            <text:p>362</text:p>
          </table:table-cell>
          <table:table-cell table:formula="of:=VLOOKUP([.B118];[$Sheet2.A111:.C667];2)" office:value-type="float" office:value="115" calcext:value-type="float">
            <text:p>115</text:p>
          </table:table-cell>
          <table:table-cell office:value-type="float" office:value="341" calcext:value-type="float">
            <text:p>341</text:p>
          </table:table-cell>
          <table:table-cell office:value-type="float" office:value="569880" calcext:value-type="float">
            <text:p>569,880</text:p>
          </table:table-cell>
          <table:table-cell office:value-type="float" office:value="126214" calcext:value-type="float">
            <text:p>126,214</text:p>
          </table:table-cell>
          <table:table-cell office:value-type="float" office:value="2315417" calcext:value-type="float">
            <text:p>2,315,417</text:p>
          </table:table-cell>
          <table:table-cell office:value-type="float" office:value="106532" calcext:value-type="float">
            <text:p>106,532</text:p>
          </table:table-cell>
          <table:table-cell office:value-type="float" office:value="535131" calcext:value-type="float">
            <text:p>535,131</text:p>
          </table:table-cell>
          <table:table-cell office:value-type="float" office:value="266394" calcext:value-type="float">
            <text:p>266,394</text:p>
          </table:table-cell>
          <table:table-cell office:value-type="float" office:value="39882" calcext:value-type="float">
            <text:p>39,882</text:p>
          </table:table-cell>
          <table:table-cell office:value-type="float" office:value="169677" calcext:value-type="float">
            <text:p>169,677</text:p>
          </table:table-cell>
          <table:table-cell office:value-type="float" office:value="586502" calcext:value-type="float">
            <text:p>586,502</text:p>
          </table:table-cell>
          <table:table-cell office:value-type="float" office:value="477195" calcext:value-type="float">
            <text:p>477,195</text:p>
          </table:table-cell>
          <table:table-cell office:value-type="float" office:value="5192822" calcext:value-type="float">
            <text:p>5,192,822</text:p>
          </table:table-cell>
          <table:table-cell office:value-type="float" office:value="41050" calcext:value-type="float">
            <text:p>41,050</text:p>
          </table:table-cell>
          <table:table-cell office:value-type="float" office:value="34428" calcext:value-type="float">
            <text:p>34,428</text:p>
          </table:table-cell>
          <table:table-cell office:value-type="float" office:value="75478" calcext:value-type="float">
            <text:p>75,478</text:p>
          </table:table-cell>
          <table:table-cell office:value-type="float" office:value="5268300" calcext:value-type="float">
            <text:p>5,268,300</text:p>
          </table:table-cell>
          <table:table-cell office:value-type="float" office:value="256024" calcext:value-type="float">
            <text:p>256,024</text:p>
          </table:table-cell>
          <table:table-cell office:value-type="float" office:value="97195" calcext:value-type="float">
            <text:p>97,195</text:p>
          </table:table-cell>
          <table:table-cell office:value-type="float" office:value="0" calcext:value-type="float">
            <text:p>0</text:p>
          </table:table-cell>
          <table:table-cell office:value-type="float" office:value="432223" calcext:value-type="float">
            <text:p>432,22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18];&quot;,&quot;;[.E118];&quot;,&quot;;[.F118];&quot;,&quot;;[.G118];&quot;,&quot;;[.H118];&quot;,&quot;;[.I118];&quot;,&quot;;[.J118];&quot;,&quot;;[.K118];&quot;,&quot;;[.L118];&quot;,&quot;;[.M118];&quot;,&quot;;[.N118];&quot;,&quot;;[.P118];&quot;,&quot;;[.Q118];&quot;,&quot;;[.S118];&quot;,&quot;;[.T118];&quot;,&quot;;[.U118];&quot;,&quot;;[.V118];&quot;,&quot;;[.W118];&quot;,&quot;;[.X11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5,569880,126214,2315417,106532,535131,266394,39882,169677,586502,477195,41050,34428,5268300,256024,97195,0,43222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5,569880,126214,2315417,106532,535131,266394,39882,169677,586502,477195,41050,34428,5268300,256024,97195,0,43222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OUTH KOOCHICHING SCHOOL DISTRICT</text:p>
          </table:table-cell>
          <table:table-cell office:value-type="float" office:value="363" calcext:value-type="float">
            <text:p>363</text:p>
          </table:table-cell>
          <table:table-cell table:formula="of:=VLOOKUP([.B119];[$Sheet2.A112:.C668];2)" office:value-type="float" office:value="116" calcext:value-type="float">
            <text:p>116</text:p>
          </table:table-cell>
          <table:table-cell office:value-type="float" office:value="278" calcext:value-type="float">
            <text:p>278</text:p>
          </table:table-cell>
          <table:table-cell office:value-type="float" office:value="580935" calcext:value-type="float">
            <text:p>580,935</text:p>
          </table:table-cell>
          <table:table-cell office:value-type="float" office:value="66156" calcext:value-type="float">
            <text:p>66,156</text:p>
          </table:table-cell>
          <table:table-cell office:value-type="float" office:value="2530220" calcext:value-type="float">
            <text:p>2,530,220</text:p>
          </table:table-cell>
          <table:table-cell office:value-type="float" office:value="41833" calcext:value-type="float">
            <text:p>41,833</text:p>
          </table:table-cell>
          <table:table-cell office:value-type="float" office:value="771848" calcext:value-type="float">
            <text:p>771,848</text:p>
          </table:table-cell>
          <table:table-cell office:value-type="float" office:value="347761" calcext:value-type="float">
            <text:p>347,761</text:p>
          </table:table-cell>
          <table:table-cell office:value-type="float" office:value="181927" calcext:value-type="float">
            <text:p>181,927</text:p>
          </table:table-cell>
          <table:table-cell office:value-type="float" office:value="525762" calcext:value-type="float">
            <text:p>525,762</text:p>
          </table:table-cell>
          <table:table-cell office:value-type="float" office:value="654424" calcext:value-type="float">
            <text:p>654,424</text:p>
          </table:table-cell>
          <table:table-cell office:value-type="float" office:value="781559" calcext:value-type="float">
            <text:p>781,559</text:p>
          </table:table-cell>
          <table:table-cell office:value-type="float" office:value="6482425" calcext:value-type="float">
            <text:p>6,482,425</text:p>
          </table:table-cell>
          <table:table-cell office:value-type="float" office:value="1042676" calcext:value-type="float">
            <text:p>1,042,676</text:p>
          </table:table-cell>
          <table:table-cell office:value-type="float" office:value="140662" calcext:value-type="float">
            <text:p>140,662</text:p>
          </table:table-cell>
          <table:table-cell office:value-type="float" office:value="1183338" calcext:value-type="float">
            <text:p>1,183,338</text:p>
          </table:table-cell>
          <table:table-cell office:value-type="float" office:value="7665763" calcext:value-type="float">
            <text:p>7,665,763</text:p>
          </table:table-cell>
          <table:table-cell office:value-type="float" office:value="299884" calcext:value-type="float">
            <text:p>299,884</text:p>
          </table:table-cell>
          <table:table-cell office:value-type="float" office:value="73157" calcext:value-type="float">
            <text:p>73,157</text:p>
          </table:table-cell>
          <table:table-cell office:value-type="float" office:value="106101" calcext:value-type="float">
            <text:p>106,101</text:p>
          </table:table-cell>
          <table:table-cell office:value-type="float" office:value="199725" calcext:value-type="float">
            <text:p>199,7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19];&quot;,&quot;;[.E119];&quot;,&quot;;[.F119];&quot;,&quot;;[.G119];&quot;,&quot;;[.H119];&quot;,&quot;;[.I119];&quot;,&quot;;[.J119];&quot;,&quot;;[.K119];&quot;,&quot;;[.L119];&quot;,&quot;;[.M119];&quot;,&quot;;[.N119];&quot;,&quot;;[.P119];&quot;,&quot;;[.Q119];&quot;,&quot;;[.S119];&quot;,&quot;;[.T119];&quot;,&quot;;[.U119];&quot;,&quot;;[.V119];&quot;,&quot;;[.W119];&quot;,&quot;;[.X11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6,580935,66156,2530220,41833,771848,347761,181927,525762,654424,781559,1042676,140662,7665763,299884,73157,106101,1997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6,580935,66156,2530220,41833,771848,347761,181927,525762,654424,781559,1042676,140662,7665763,299884,73157,106101,1997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AWSON-BOYD PUBLIC SCHOOL DISTRICT</text:p>
          </table:table-cell>
          <table:table-cell office:value-type="float" office:value="378" calcext:value-type="float">
            <text:p>378</text:p>
          </table:table-cell>
          <table:table-cell table:formula="of:=VLOOKUP([.B120];[$Sheet2.A113:.C669];2)" office:value-type="float" office:value="117" calcext:value-type="float">
            <text:p>117</text:p>
          </table:table-cell>
          <table:table-cell office:value-type="float" office:value="555" calcext:value-type="float">
            <text:p>555</text:p>
          </table:table-cell>
          <table:table-cell office:value-type="float" office:value="559192" calcext:value-type="float">
            <text:p>559,192</text:p>
          </table:table-cell>
          <table:table-cell office:value-type="float" office:value="315127" calcext:value-type="float">
            <text:p>315,127</text:p>
          </table:table-cell>
          <table:table-cell office:value-type="float" office:value="2774916" calcext:value-type="float">
            <text:p>2,774,916</text:p>
          </table:table-cell>
          <table:table-cell office:value-type="float" office:value="217741" calcext:value-type="float">
            <text:p>217,741</text:p>
          </table:table-cell>
          <table:table-cell office:value-type="float" office:value="1575282" calcext:value-type="float">
            <text:p>1,575,282</text:p>
          </table:table-cell>
          <table:table-cell office:value-type="float" office:value="369948" calcext:value-type="float">
            <text:p>369,948</text:p>
          </table:table-cell>
          <table:table-cell office:value-type="float" office:value="280039" calcext:value-type="float">
            <text:p>280,039</text:p>
          </table:table-cell>
          <table:table-cell office:value-type="float" office:value="335600" calcext:value-type="float">
            <text:p>335,600</text:p>
          </table:table-cell>
          <table:table-cell office:value-type="float" office:value="638176" calcext:value-type="float">
            <text:p>638,176</text:p>
          </table:table-cell>
          <table:table-cell office:value-type="float" office:value="500987" calcext:value-type="float">
            <text:p>500,987</text:p>
          </table:table-cell>
          <table:table-cell office:value-type="float" office:value="7567009" calcext:value-type="float">
            <text:p>7,567,009</text:p>
          </table:table-cell>
          <table:table-cell office:value-type="float" office:value="569844" calcext:value-type="float">
            <text:p>569,844</text:p>
          </table:table-cell>
          <table:table-cell office:value-type="float" office:value="35702" calcext:value-type="float">
            <text:p>35,702</text:p>
          </table:table-cell>
          <table:table-cell office:value-type="float" office:value="605546" calcext:value-type="float">
            <text:p>605,546</text:p>
          </table:table-cell>
          <table:table-cell office:value-type="float" office:value="8172555" calcext:value-type="float">
            <text:p>8,172,555</text:p>
          </table:table-cell>
          <table:table-cell office:value-type="float" office:value="772158" calcext:value-type="float">
            <text:p>772,158</text:p>
          </table:table-cell>
          <table:table-cell office:value-type="float" office:value="605543" calcext:value-type="float">
            <text:p>605,543</text:p>
          </table:table-cell>
          <table:table-cell office:value-type="float" office:value="9998200" calcext:value-type="float">
            <text:p>9,998,200</text:p>
          </table:table-cell>
          <table:table-cell office:value-type="float" office:value="1742471" calcext:value-type="float">
            <text:p>1,742,47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20];&quot;,&quot;;[.E120];&quot;,&quot;;[.F120];&quot;,&quot;;[.G120];&quot;,&quot;;[.H120];&quot;,&quot;;[.I120];&quot;,&quot;;[.J120];&quot;,&quot;;[.K120];&quot;,&quot;;[.L120];&quot;,&quot;;[.M120];&quot;,&quot;;[.N120];&quot;,&quot;;[.P120];&quot;,&quot;;[.Q120];&quot;,&quot;;[.S120];&quot;,&quot;;[.T120];&quot;,&quot;;[.U120];&quot;,&quot;;[.V120];&quot;,&quot;;[.W120];&quot;,&quot;;[.X12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7,559192,315127,2774916,217741,1575282,369948,280039,335600,638176,500987,569844,35702,8172555,772158,605543,9998200,174247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7,559192,315127,2774916,217741,1575282,369948,280039,335600,638176,500987,569844,35702,8172555,772158,605543,9998200,174247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KE SUPERIOR PUBLIC SCHOOL DIST.</text:p>
          </table:table-cell>
          <table:table-cell office:value-type="float" office:value="381" calcext:value-type="float">
            <text:p>381</text:p>
          </table:table-cell>
          <table:table-cell table:formula="of:=VLOOKUP([.B121];[$Sheet2.A114:.C670];2)" office:value-type="float" office:value="118" calcext:value-type="float">
            <text:p>118</text:p>
          </table:table-cell>
          <table:table-cell office:value-type="float" office:value="1303" calcext:value-type="float">
            <text:p>1,303</text:p>
          </table:table-cell>
          <table:table-cell office:value-type="float" office:value="881176" calcext:value-type="float">
            <text:p>881,176</text:p>
          </table:table-cell>
          <table:table-cell office:value-type="float" office:value="950551" calcext:value-type="float">
            <text:p>950,551</text:p>
          </table:table-cell>
          <table:table-cell office:value-type="float" office:value="7841092" calcext:value-type="float">
            <text:p>7,841,092</text:p>
          </table:table-cell>
          <table:table-cell office:value-type="float" office:value="313750" calcext:value-type="float">
            <text:p>313,750</text:p>
          </table:table-cell>
          <table:table-cell office:value-type="float" office:value="4092235" calcext:value-type="float">
            <text:p>4,092,235</text:p>
          </table:table-cell>
          <table:table-cell office:value-type="float" office:value="823465" calcext:value-type="float">
            <text:p>823,465</text:p>
          </table:table-cell>
          <table:table-cell office:value-type="float" office:value="1301489" calcext:value-type="float">
            <text:p>1,301,489</text:p>
          </table:table-cell>
          <table:table-cell office:value-type="float" office:value="409479" calcext:value-type="float">
            <text:p>409,479</text:p>
          </table:table-cell>
          <table:table-cell office:value-type="float" office:value="1474764" calcext:value-type="float">
            <text:p>1,474,764</text:p>
          </table:table-cell>
          <table:table-cell office:value-type="float" office:value="964581" calcext:value-type="float">
            <text:p>964,581</text:p>
          </table:table-cell>
          <table:table-cell office:value-type="float" office:value="19052583" calcext:value-type="float">
            <text:p>19,052,583</text:p>
          </table:table-cell>
          <table:table-cell office:value-type="float" office:value="769043" calcext:value-type="float">
            <text:p>769,043</text:p>
          </table:table-cell>
          <table:table-cell office:value-type="float" office:value="92429" calcext:value-type="float">
            <text:p>92,429</text:p>
          </table:table-cell>
          <table:table-cell office:value-type="float" office:value="861472" calcext:value-type="float">
            <text:p>861,472</text:p>
          </table:table-cell>
          <table:table-cell office:value-type="float" office:value="19914055" calcext:value-type="float">
            <text:p>19,914,055</text:p>
          </table:table-cell>
          <table:table-cell office:value-type="float" office:value="662727" calcext:value-type="float">
            <text:p>662,727</text:p>
          </table:table-cell>
          <table:table-cell office:value-type="float" office:value="1072833" calcext:value-type="float">
            <text:p>1,072,833</text:p>
          </table:table-cell>
          <table:table-cell office:value-type="float" office:value="3157195" calcext:value-type="float">
            <text:p>3,157,195</text:p>
          </table:table-cell>
          <table:table-cell office:value-type="float" office:value="2903840" calcext:value-type="float">
            <text:p>2,903,840</text:p>
          </table:table-cell>
          <table:table-cell office:value-type="float" office:value="719580" calcext:value-type="float">
            <text:p>719,580</text:p>
          </table:table-cell>
          <table:table-cell/>
          <table:table-cell table:formula="of:=CONCATENATE([.$Z$3];[.$Y$3];[.C121];&quot;,&quot;;[.E121];&quot;,&quot;;[.F121];&quot;,&quot;;[.G121];&quot;,&quot;;[.H121];&quot;,&quot;;[.I121];&quot;,&quot;;[.J121];&quot;,&quot;;[.K121];&quot;,&quot;;[.L121];&quot;,&quot;;[.M121];&quot;,&quot;;[.N121];&quot;,&quot;;[.P121];&quot;,&quot;;[.Q121];&quot;,&quot;;[.S121];&quot;,&quot;;[.T121];&quot;,&quot;;[.U121];&quot;,&quot;;[.V121];&quot;,&quot;;[.W121];&quot;,&quot;;[.X12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8,881176,950551,7841092,313750,4092235,823465,1301489,409479,1474764,964581,769043,92429,19914055,662727,1072833,3157195,2903840,71958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8,881176,950551,7841092,313750,4092235,823465,1301489,409479,1474764,964581,769043,92429,19914055,662727,1072833,3157195,2903840,71958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KE OF THE WOODS SCHOOL DISTRICT</text:p>
          </table:table-cell>
          <table:table-cell office:value-type="float" office:value="390" calcext:value-type="float">
            <text:p>390</text:p>
          </table:table-cell>
          <table:table-cell table:formula="of:=VLOOKUP([.B122];[$Sheet2.A115:.C671];2)" office:value-type="float" office:value="119" calcext:value-type="float">
            <text:p>119</text:p>
          </table:table-cell>
          <table:table-cell office:value-type="float" office:value="448" calcext:value-type="float">
            <text:p>448</text:p>
          </table:table-cell>
          <table:table-cell office:value-type="float" office:value="655506" calcext:value-type="float">
            <text:p>655,506</text:p>
          </table:table-cell>
          <table:table-cell office:value-type="float" office:value="254306" calcext:value-type="float">
            <text:p>254,306</text:p>
          </table:table-cell>
          <table:table-cell office:value-type="float" office:value="2974125" calcext:value-type="float">
            <text:p>2,974,125</text:p>
          </table:table-cell>
          <table:table-cell office:value-type="float" office:value="61287" calcext:value-type="float">
            <text:p>61,287</text:p>
          </table:table-cell>
          <table:table-cell office:value-type="float" office:value="714951" calcext:value-type="float">
            <text:p>714,951</text:p>
          </table:table-cell>
          <table:table-cell office:value-type="float" office:value="349655" calcext:value-type="float">
            <text:p>349,655</text:p>
          </table:table-cell>
          <table:table-cell office:value-type="float" office:value="118035" calcext:value-type="float">
            <text:p>118,035</text:p>
          </table:table-cell>
          <table:table-cell office:value-type="float" office:value="343626" calcext:value-type="float">
            <text:p>343,626</text:p>
          </table:table-cell>
          <table:table-cell office:value-type="float" office:value="912938" calcext:value-type="float">
            <text:p>912,938</text:p>
          </table:table-cell>
          <table:table-cell office:value-type="float" office:value="368041" calcext:value-type="float">
            <text:p>368,041</text:p>
          </table:table-cell>
          <table:table-cell office:value-type="float" office:value="6752469" calcext:value-type="float">
            <text:p>6,752,469</text:p>
          </table:table-cell>
          <table:table-cell office:value-type="float" office:value="514208" calcext:value-type="float">
            <text:p>514,208</text:p>
          </table:table-cell>
          <table:table-cell office:value-type="float" office:value="71847" calcext:value-type="float">
            <text:p>71,847</text:p>
          </table:table-cell>
          <table:table-cell office:value-type="float" office:value="586055" calcext:value-type="float">
            <text:p>586,055</text:p>
          </table:table-cell>
          <table:table-cell office:value-type="float" office:value="7338525" calcext:value-type="float">
            <text:p>7,338,525</text:p>
          </table:table-cell>
          <table:table-cell office:value-type="float" office:value="334900" calcext:value-type="float">
            <text:p>334,900</text:p>
          </table:table-cell>
          <table:table-cell office:value-type="float" office:value="647345" calcext:value-type="float">
            <text:p>647,345</text:p>
          </table:table-cell>
          <table:table-cell office:value-type="float" office:value="0" calcext:value-type="float">
            <text:p>0</text:p>
          </table:table-cell>
          <table:table-cell office:value-type="float" office:value="1235275" calcext:value-type="float">
            <text:p>1,235,27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22];&quot;,&quot;;[.E122];&quot;,&quot;;[.F122];&quot;,&quot;;[.G122];&quot;,&quot;;[.H122];&quot;,&quot;;[.I122];&quot;,&quot;;[.J122];&quot;,&quot;;[.K122];&quot;,&quot;;[.L122];&quot;,&quot;;[.M122];&quot;,&quot;;[.N122];&quot;,&quot;;[.P122];&quot;,&quot;;[.Q122];&quot;,&quot;;[.S122];&quot;,&quot;;[.T122];&quot;,&quot;;[.U122];&quot;,&quot;;[.V122];&quot;,&quot;;[.W122];&quot;,&quot;;[.X12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9,655506,254306,2974125,61287,714951,349655,118035,343626,912938,368041,514208,71847,7338525,334900,647345,0,123527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19,655506,254306,2974125,61287,714951,349655,118035,343626,912938,368041,514208,71847,7338525,334900,647345,0,123527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LEVELAND PUBLIC SCHOOL DISTRICT</text:p>
          </table:table-cell>
          <table:table-cell office:value-type="float" office:value="391" calcext:value-type="float">
            <text:p>391</text:p>
          </table:table-cell>
          <table:table-cell table:formula="of:=VLOOKUP([.B123];[$Sheet2.A116:.C672];2)" office:value-type="float" office:value="120" calcext:value-type="float">
            <text:p>120</text:p>
          </table:table-cell>
          <table:table-cell office:value-type="float" office:value="566" calcext:value-type="float">
            <text:p>566</text:p>
          </table:table-cell>
          <table:table-cell office:value-type="float" office:value="579751" calcext:value-type="float">
            <text:p>579,751</text:p>
          </table:table-cell>
          <table:table-cell office:value-type="float" office:value="390215" calcext:value-type="float">
            <text:p>390,215</text:p>
          </table:table-cell>
          <table:table-cell office:value-type="float" office:value="2795457" calcext:value-type="float">
            <text:p>2,795,457</text:p>
          </table:table-cell>
          <table:table-cell office:value-type="float" office:value="218137" calcext:value-type="float">
            <text:p>218,137</text:p>
          </table:table-cell>
          <table:table-cell office:value-type="float" office:value="645444" calcext:value-type="float">
            <text:p>645,444</text:p>
          </table:table-cell>
          <table:table-cell office:value-type="float" office:value="458363" calcext:value-type="float">
            <text:p>458,363</text:p>
          </table:table-cell>
          <table:table-cell office:value-type="float" office:value="134721" calcext:value-type="float">
            <text:p>134,721</text:p>
          </table:table-cell>
          <table:table-cell office:value-type="float" office:value="228542" calcext:value-type="float">
            <text:p>228,542</text:p>
          </table:table-cell>
          <table:table-cell office:value-type="float" office:value="604310" calcext:value-type="float">
            <text:p>604,310</text:p>
          </table:table-cell>
          <table:table-cell office:value-type="float" office:value="504060" calcext:value-type="float">
            <text:p>504,060</text:p>
          </table:table-cell>
          <table:table-cell office:value-type="float" office:value="6559000" calcext:value-type="float">
            <text:p>6,559,000</text:p>
          </table:table-cell>
          <table:table-cell office:value-type="float" office:value="146639" calcext:value-type="float">
            <text:p>146,639</text:p>
          </table:table-cell>
          <table:table-cell office:value-type="float" office:value="255144" calcext:value-type="float">
            <text:p>255,144</text:p>
          </table:table-cell>
          <table:table-cell office:value-type="float" office:value="401784" calcext:value-type="float">
            <text:p>401,784</text:p>
          </table:table-cell>
          <table:table-cell office:value-type="float" office:value="6960783" calcext:value-type="float">
            <text:p>6,960,783</text:p>
          </table:table-cell>
          <table:table-cell office:value-type="float" office:value="484340" calcext:value-type="float">
            <text:p>484,340</text:p>
          </table:table-cell>
          <table:table-cell office:value-type="float" office:value="270809" calcext:value-type="float">
            <text:p>270,809</text:p>
          </table:table-cell>
          <table:table-cell office:value-type="float" office:value="352780" calcext:value-type="float">
            <text:p>352,780</text:p>
          </table:table-cell>
          <table:table-cell office:value-type="float" office:value="1385813" calcext:value-type="float">
            <text:p>1,385,81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23];&quot;,&quot;;[.E123];&quot;,&quot;;[.F123];&quot;,&quot;;[.G123];&quot;,&quot;;[.H123];&quot;,&quot;;[.I123];&quot;,&quot;;[.J123];&quot;,&quot;;[.K123];&quot;,&quot;;[.L123];&quot;,&quot;;[.M123];&quot;,&quot;;[.N123];&quot;,&quot;;[.P123];&quot;,&quot;;[.Q123];&quot;,&quot;;[.S123];&quot;,&quot;;[.T123];&quot;,&quot;;[.U123];&quot;,&quot;;[.V123];&quot;,&quot;;[.W123];&quot;,&quot;;[.X12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0,579751,390215,2795457,218137,645444,458363,134721,228542,604310,504060,146639,255144,6960783,484340,270809,352780,138581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0,579751,390215,2795457,218137,645444,458363,134721,228542,604310,504060,146639,255144,6960783,484340,270809,352780,138581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ENDRICKS PUBLIC SCHOOL DISTRICT</text:p>
          </table:table-cell>
          <table:table-cell office:value-type="float" office:value="402" calcext:value-type="float">
            <text:p>402</text:p>
          </table:table-cell>
          <table:table-cell table:formula="of:=VLOOKUP([.B124];[$Sheet2.A117:.C673];2)"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94674" calcext:value-type="float">
            <text:p>294,674</text:p>
          </table:table-cell>
          <table:table-cell office:value-type="float" office:value="178326" calcext:value-type="float">
            <text:p>178,326</text:p>
          </table:table-cell>
          <table:table-cell office:value-type="float" office:value="1069421" calcext:value-type="float">
            <text:p>1,069,421</text:p>
          </table:table-cell>
          <table:table-cell office:value-type="float" office:value="18368" calcext:value-type="float">
            <text:p>18,368</text:p>
          </table:table-cell>
          <table:table-cell office:value-type="float" office:value="190459" calcext:value-type="float">
            <text:p>190,459</text:p>
          </table:table-cell>
          <table:table-cell office:value-type="float" office:value="119864" calcext:value-type="float">
            <text:p>119,864</text:p>
          </table:table-cell>
          <table:table-cell office:value-type="float" office:value="65842" calcext:value-type="float">
            <text:p>65,842</text:p>
          </table:table-cell>
          <table:table-cell office:value-type="float" office:value="69995" calcext:value-type="float">
            <text:p>69,995</text:p>
          </table:table-cell>
          <table:table-cell office:value-type="float" office:value="180985" calcext:value-type="float">
            <text:p>180,985</text:p>
          </table:table-cell>
          <table:table-cell office:value-type="float" office:value="88844" calcext:value-type="float">
            <text:p>88,844</text:p>
          </table:table-cell>
          <table:table-cell office:value-type="float" office:value="2276778" calcext:value-type="float">
            <text:p>2,276,778</text:p>
          </table:table-cell>
          <table:table-cell office:value-type="float" office:value="96383" calcext:value-type="float">
            <text:p>96,383</text:p>
          </table:table-cell>
          <table:table-cell office:value-type="float" office:value="58955" calcext:value-type="float">
            <text:p>58,955</text:p>
          </table:table-cell>
          <table:table-cell office:value-type="float" office:value="155338" calcext:value-type="float">
            <text:p>155,338</text:p>
          </table:table-cell>
          <table:table-cell office:value-type="float" office:value="2432117" calcext:value-type="float">
            <text:p>2,432,117</text:p>
          </table:table-cell>
          <table:table-cell office:value-type="float" office:value="147380" calcext:value-type="float">
            <text:p>147,380</text:p>
          </table:table-cell>
          <table:table-cell office:value-type="float" office:value="100901" calcext:value-type="float">
            <text:p>100,901</text:p>
          </table:table-cell>
          <table:table-cell office:value-type="float" office:value="0" calcext:value-type="float">
            <text:p>0</text:p>
          </table:table-cell>
          <table:table-cell office:value-type="float" office:value="180519" calcext:value-type="float">
            <text:p>180,51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24];&quot;,&quot;;[.E124];&quot;,&quot;;[.F124];&quot;,&quot;;[.G124];&quot;,&quot;;[.H124];&quot;,&quot;;[.I124];&quot;,&quot;;[.J124];&quot;,&quot;;[.K124];&quot;,&quot;;[.L124];&quot;,&quot;;[.M124];&quot;,&quot;;[.N124];&quot;,&quot;;[.P124];&quot;,&quot;;[.Q124];&quot;,&quot;;[.S124];&quot;,&quot;;[.T124];&quot;,&quot;;[.U124];&quot;,&quot;;[.V124];&quot;,&quot;;[.W124];&quot;,&quot;;[.X12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3,294674,178326,1069421,18368,190459,119864,65842,69995,180985,88844,96383,58955,2432117,147380,100901,0,18051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3,294674,178326,1069421,18368,190459,119864,65842,69995,180985,88844,96383,58955,2432117,147380,100901,0,18051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IVANHOE PUBLIC SCHOOL DISTRICT</text:p>
          </table:table-cell>
          <table:table-cell office:value-type="float" office:value="403" calcext:value-type="float">
            <text:p>403</text:p>
          </table:table-cell>
          <table:table-cell table:formula="of:=VLOOKUP([.B125];[$Sheet2.A118:.C674];2)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5236" calcext:value-type="float">
            <text:p>125,236</text:p>
          </table:table-cell>
          <table:table-cell office:value-type="float" office:value="60849" calcext:value-type="float">
            <text:p>60,849</text:p>
          </table:table-cell>
          <table:table-cell office:value-type="float" office:value="743689" calcext:value-type="float">
            <text:p>743,689</text:p>
          </table:table-cell>
          <table:table-cell office:value-type="float" office:value="0" calcext:value-type="float">
            <text:p>0</text:p>
          </table:table-cell>
          <table:table-cell office:value-type="float" office:value="159556" calcext:value-type="float">
            <text:p>159,556</text:p>
          </table:table-cell>
          <table:table-cell office:value-type="float" office:value="23494" calcext:value-type="float">
            <text:p>23,494</text:p>
          </table:table-cell>
          <table:table-cell office:value-type="float" office:value="52042" calcext:value-type="float">
            <text:p>52,042</text:p>
          </table:table-cell>
          <table:table-cell office:value-type="float" office:value="61526" calcext:value-type="float">
            <text:p>61,526</text:p>
          </table:table-cell>
          <table:table-cell office:value-type="float" office:value="201507" calcext:value-type="float">
            <text:p>201,507</text:p>
          </table:table-cell>
          <table:table-cell office:value-type="float" office:value="222272" calcext:value-type="float">
            <text:p>222,272</text:p>
          </table:table-cell>
          <table:table-cell office:value-type="float" office:value="1650171" calcext:value-type="float">
            <text:p>1,650,171</text:p>
          </table:table-cell>
          <table:table-cell office:value-type="float" office:value="35654" calcext:value-type="float">
            <text:p>35,654</text:p>
          </table:table-cell>
          <table:table-cell office:value-type="float" office:value="67070" calcext:value-type="float">
            <text:p>67,070</text:p>
          </table:table-cell>
          <table:table-cell office:value-type="float" office:value="102724" calcext:value-type="float">
            <text:p>102,724</text:p>
          </table:table-cell>
          <table:table-cell office:value-type="float" office:value="1752895" calcext:value-type="float">
            <text:p>1,752,895</text:p>
          </table:table-cell>
          <table:table-cell office:value-type="float" office:value="94567" calcext:value-type="float">
            <text:p>94,567</text:p>
          </table:table-cell>
          <table:table-cell office:value-type="float" office:value="126588" calcext:value-type="float">
            <text:p>126,588</text:p>
          </table:table-cell>
          <table:table-cell office:value-type="float" office:value="0" calcext:value-type="float">
            <text:p>0</text:p>
          </table:table-cell>
          <table:table-cell office:value-type="float" office:value="741065" calcext:value-type="float">
            <text:p>741,06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25];&quot;,&quot;;[.E125];&quot;,&quot;;[.F125];&quot;,&quot;;[.G125];&quot;,&quot;;[.H125];&quot;,&quot;;[.I125];&quot;,&quot;;[.J125];&quot;,&quot;;[.K125];&quot;,&quot;;[.L125];&quot;,&quot;;[.M125];&quot;,&quot;;[.N125];&quot;,&quot;;[.P125];&quot;,&quot;;[.Q125];&quot;,&quot;;[.S125];&quot;,&quot;;[.T125];&quot;,&quot;;[.U125];&quot;,&quot;;[.V125];&quot;,&quot;;[.W125];&quot;,&quot;;[.X12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4,125236,60849,743689,0,159556,23494,52042,61526,201507,222272,35654,67070,1752895,94567,126588,0,74106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4,125236,60849,743689,0,159556,23494,52042,61526,201507,222272,35654,67070,1752895,94567,126588,0,74106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KE BENTON PUBLIC SCHOOL DISTRICT</text:p>
          </table:table-cell>
          <table:table-cell office:value-type="float" office:value="404" calcext:value-type="float">
            <text:p>404</text:p>
          </table:table-cell>
          <table:table-cell table:formula="of:=VLOOKUP([.B126];[$Sheet2.A119:.C675];2)"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office:value-type="float" office:value="156628" calcext:value-type="float">
            <text:p>156,628</text:p>
          </table:table-cell>
          <table:table-cell office:value-type="float" office:value="145523" calcext:value-type="float">
            <text:p>145,523</text:p>
          </table:table-cell>
          <table:table-cell office:value-type="float" office:value="1253414" calcext:value-type="float">
            <text:p>1,253,414</text:p>
          </table:table-cell>
          <table:table-cell office:value-type="float" office:value="0" calcext:value-type="float">
            <text:p>0</text:p>
          </table:table-cell>
          <table:table-cell office:value-type="float" office:value="235842" calcext:value-type="float">
            <text:p>235,842</text:p>
          </table:table-cell>
          <table:table-cell office:value-type="float" office:value="7412" calcext:value-type="float">
            <text:p>7,412</text:p>
          </table:table-cell>
          <table:table-cell office:value-type="float" office:value="98170" calcext:value-type="float">
            <text:p>98,170</text:p>
          </table:table-cell>
          <table:table-cell office:value-type="float" office:value="12359" calcext:value-type="float">
            <text:p>12,359</text:p>
          </table:table-cell>
          <table:table-cell office:value-type="float" office:value="217440" calcext:value-type="float">
            <text:p>217,440</text:p>
          </table:table-cell>
          <table:table-cell office:value-type="float" office:value="307358" calcext:value-type="float">
            <text:p>307,358</text:p>
          </table:table-cell>
          <table:table-cell office:value-type="float" office:value="2434147" calcext:value-type="float">
            <text:p>2,434,147</text:p>
          </table:table-cell>
          <table:table-cell office:value-type="float" office:value="116977" calcext:value-type="float">
            <text:p>116,977</text:p>
          </table:table-cell>
          <table:table-cell office:value-type="float" office:value="53746" calcext:value-type="float">
            <text:p>53,746</text:p>
          </table:table-cell>
          <table:table-cell office:value-type="float" office:value="170722" calcext:value-type="float">
            <text:p>170,722</text:p>
          </table:table-cell>
          <table:table-cell office:value-type="float" office:value="2604870" calcext:value-type="float">
            <text:p>2,604,870</text:p>
          </table:table-cell>
          <table:table-cell office:value-type="float" office:value="117123" calcext:value-type="float">
            <text:p>117,123</text:p>
          </table:table-cell>
          <table:table-cell office:value-type="float" office:value="114871" calcext:value-type="float">
            <text:p>114,871</text:p>
          </table:table-cell>
          <table:table-cell office:value-type="float" office:value="0" calcext:value-type="float">
            <text:p>0</text:p>
          </table:table-cell>
          <table:table-cell office:value-type="float" office:value="256800" calcext:value-type="float">
            <text:p>256,8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26];&quot;,&quot;;[.E126];&quot;,&quot;;[.F126];&quot;,&quot;;[.G126];&quot;,&quot;;[.H126];&quot;,&quot;;[.I126];&quot;,&quot;;[.J126];&quot;,&quot;;[.K126];&quot;,&quot;;[.L126];&quot;,&quot;;[.M126];&quot;,&quot;;[.N126];&quot;,&quot;;[.P126];&quot;,&quot;;[.Q126];&quot;,&quot;;[.S126];&quot;,&quot;;[.T126];&quot;,&quot;;[.U126];&quot;,&quot;;[.V126];&quot;,&quot;;[.W126];&quot;,&quot;;[.X12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5,156628,145523,1253414,0,235842,7412,98170,12359,217440,307358,116977,53746,2604870,117123,114871,0,2568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5,156628,145523,1253414,0,235842,7412,98170,12359,217440,307358,116977,53746,2604870,117123,114871,0,2568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RSHALL PUBLIC SCHOOL DISTRICT</text:p>
          </table:table-cell>
          <table:table-cell office:value-type="float" office:value="413" calcext:value-type="float">
            <text:p>413</text:p>
          </table:table-cell>
          <table:table-cell table:formula="of:=VLOOKUP([.B127];[$Sheet2.A120:.C676];2)" office:value-type="float" office:value="126" calcext:value-type="float">
            <text:p>126</text:p>
          </table:table-cell>
          <table:table-cell office:value-type="float" office:value="2655" calcext:value-type="float">
            <text:p>2,655</text:p>
          </table:table-cell>
          <table:table-cell office:value-type="float" office:value="1307881" calcext:value-type="float">
            <text:p>1,307,881</text:p>
          </table:table-cell>
          <table:table-cell office:value-type="float" office:value="1495073" calcext:value-type="float">
            <text:p>1,495,073</text:p>
          </table:table-cell>
          <table:table-cell office:value-type="float" office:value="15382323" calcext:value-type="float">
            <text:p>15,382,323</text:p>
          </table:table-cell>
          <table:table-cell office:value-type="float" office:value="695917" calcext:value-type="float">
            <text:p>695,917</text:p>
          </table:table-cell>
          <table:table-cell office:value-type="float" office:value="6402790" calcext:value-type="float">
            <text:p>6,402,790</text:p>
          </table:table-cell>
          <table:table-cell office:value-type="float" office:value="1125251" calcext:value-type="float">
            <text:p>1,125,251</text:p>
          </table:table-cell>
          <table:table-cell office:value-type="float" office:value="1426431" calcext:value-type="float">
            <text:p>1,426,431</text:p>
          </table:table-cell>
          <table:table-cell office:value-type="float" office:value="1201930" calcext:value-type="float">
            <text:p>1,201,930</text:p>
          </table:table-cell>
          <table:table-cell office:value-type="float" office:value="2682508" calcext:value-type="float">
            <text:p>2,682,508</text:p>
          </table:table-cell>
          <table:table-cell office:value-type="float" office:value="1765735" calcext:value-type="float">
            <text:p>1,765,735</text:p>
          </table:table-cell>
          <table:table-cell office:value-type="float" office:value="33485839" calcext:value-type="float">
            <text:p>33,485,839</text:p>
          </table:table-cell>
          <table:table-cell office:value-type="float" office:value="1621232" calcext:value-type="float">
            <text:p>1,621,232</text:p>
          </table:table-cell>
          <table:table-cell office:value-type="float" office:value="438251" calcext:value-type="float">
            <text:p>438,251</text:p>
          </table:table-cell>
          <table:table-cell office:value-type="float" office:value="2059483" calcext:value-type="float">
            <text:p>2,059,483</text:p>
          </table:table-cell>
          <table:table-cell office:value-type="float" office:value="35545322" calcext:value-type="float">
            <text:p>35,545,322</text:p>
          </table:table-cell>
          <table:table-cell office:value-type="float" office:value="2097425" calcext:value-type="float">
            <text:p>2,097,425</text:p>
          </table:table-cell>
          <table:table-cell office:value-type="float" office:value="2667237" calcext:value-type="float">
            <text:p>2,667,237</text:p>
          </table:table-cell>
          <table:table-cell office:value-type="float" office:value="9019086" calcext:value-type="float">
            <text:p>9,019,086</text:p>
          </table:table-cell>
          <table:table-cell office:value-type="float" office:value="4150422" calcext:value-type="float">
            <text:p>4,150,42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27];&quot;,&quot;;[.E127];&quot;,&quot;;[.F127];&quot;,&quot;;[.G127];&quot;,&quot;;[.H127];&quot;,&quot;;[.I127];&quot;,&quot;;[.J127];&quot;,&quot;;[.K127];&quot;,&quot;;[.L127];&quot;,&quot;;[.M127];&quot;,&quot;;[.N127];&quot;,&quot;;[.P127];&quot;,&quot;;[.Q127];&quot;,&quot;;[.S127];&quot;,&quot;;[.T127];&quot;,&quot;;[.U127];&quot;,&quot;;[.V127];&quot;,&quot;;[.W127];&quot;,&quot;;[.X12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6,1307881,1495073,15382323,695917,6402790,1125251,1426431,1201930,2682508,1765735,1621232,438251,35545322,2097425,2667237,9019086,415042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6,1307881,1495073,15382323,695917,6402790,1125251,1426431,1201930,2682508,1765735,1621232,438251,35545322,2097425,2667237,9019086,415042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OTA PUBLIC SCHOOL DISTRICT</text:p>
          </table:table-cell>
          <table:table-cell office:value-type="float" office:value="414" calcext:value-type="float">
            <text:p>414</text:p>
          </table:table-cell>
          <table:table-cell table:formula="of:=VLOOKUP([.B128];[$Sheet2.A121:.C677];2)" office:value-type="float" office:value="127" calcext:value-type="float">
            <text:p>127</text:p>
          </table:table-cell>
          <table:table-cell office:value-type="float" office:value="520" calcext:value-type="float">
            <text:p>520</text:p>
          </table:table-cell>
          <table:table-cell office:value-type="float" office:value="455345" calcext:value-type="float">
            <text:p>455,345</text:p>
          </table:table-cell>
          <table:table-cell office:value-type="float" office:value="357515" calcext:value-type="float">
            <text:p>357,515</text:p>
          </table:table-cell>
          <table:table-cell office:value-type="float" office:value="2921178" calcext:value-type="float">
            <text:p>2,921,178</text:p>
          </table:table-cell>
          <table:table-cell office:value-type="float" office:value="170702" calcext:value-type="float">
            <text:p>170,702</text:p>
          </table:table-cell>
          <table:table-cell office:value-type="float" office:value="899154" calcext:value-type="float">
            <text:p>899,154</text:p>
          </table:table-cell>
          <table:table-cell office:value-type="float" office:value="568242" calcext:value-type="float">
            <text:p>568,242</text:p>
          </table:table-cell>
          <table:table-cell office:value-type="float" office:value="116128" calcext:value-type="float">
            <text:p>116,128</text:p>
          </table:table-cell>
          <table:table-cell office:value-type="float" office:value="171015" calcext:value-type="float">
            <text:p>171,015</text:p>
          </table:table-cell>
          <table:table-cell office:value-type="float" office:value="664611" calcext:value-type="float">
            <text:p>664,611</text:p>
          </table:table-cell>
          <table:table-cell office:value-type="float" office:value="295899" calcext:value-type="float">
            <text:p>295,899</text:p>
          </table:table-cell>
          <table:table-cell office:value-type="float" office:value="6619789" calcext:value-type="float">
            <text:p>6,619,789</text:p>
          </table:table-cell>
          <table:table-cell office:value-type="float" office:value="98790" calcext:value-type="float">
            <text:p>98,790</text:p>
          </table:table-cell>
          <table:table-cell office:value-type="float" office:value="156321" calcext:value-type="float">
            <text:p>156,321</text:p>
          </table:table-cell>
          <table:table-cell office:value-type="float" office:value="255111" calcext:value-type="float">
            <text:p>255,111</text:p>
          </table:table-cell>
          <table:table-cell office:value-type="float" office:value="6874900" calcext:value-type="float">
            <text:p>6,874,900</text:p>
          </table:table-cell>
          <table:table-cell office:value-type="float" office:value="366020" calcext:value-type="float">
            <text:p>366,020</text:p>
          </table:table-cell>
          <table:table-cell office:value-type="float" office:value="149235" calcext:value-type="float">
            <text:p>149,235</text:p>
          </table:table-cell>
          <table:table-cell office:value-type="float" office:value="0" calcext:value-type="float">
            <text:p>0</text:p>
          </table:table-cell>
          <table:table-cell office:value-type="float" office:value="1170580" calcext:value-type="float">
            <text:p>1,170,58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28];&quot;,&quot;;[.E128];&quot;,&quot;;[.F128];&quot;,&quot;;[.G128];&quot;,&quot;;[.H128];&quot;,&quot;;[.I128];&quot;,&quot;;[.J128];&quot;,&quot;;[.K128];&quot;,&quot;;[.L128];&quot;,&quot;;[.M128];&quot;,&quot;;[.N128];&quot;,&quot;;[.P128];&quot;,&quot;;[.Q128];&quot;,&quot;;[.S128];&quot;,&quot;;[.T128];&quot;,&quot;;[.U128];&quot;,&quot;;[.V128];&quot;,&quot;;[.W128];&quot;,&quot;;[.X12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7,455345,357515,2921178,170702,899154,568242,116128,171015,664611,295899,98790,156321,6874900,366020,149235,0,117058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7,455345,357515,2921178,170702,899154,568242,116128,171015,664611,295899,98790,156321,6874900,366020,149235,0,117058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YND PUBLIC SCHOOL DISTRICT</text:p>
          </table:table-cell>
          <table:table-cell office:value-type="float" office:value="415" calcext:value-type="float">
            <text:p>415</text:p>
          </table:table-cell>
          <table:table-cell table:formula="of:=VLOOKUP([.B129];[$Sheet2.A122:.C678];2)" office:value-type="float" office:value="128" calcext:value-type="float">
            <text:p>128</text:p>
          </table:table-cell>
          <table:table-cell office:value-type="float" office:value="209" calcext:value-type="float">
            <text:p>209</text:p>
          </table:table-cell>
          <table:table-cell office:value-type="float" office:value="231684" calcext:value-type="float">
            <text:p>231,684</text:p>
          </table:table-cell>
          <table:table-cell office:value-type="float" office:value="111010" calcext:value-type="float">
            <text:p>111,010</text:p>
          </table:table-cell>
          <table:table-cell office:value-type="float" office:value="1505318" calcext:value-type="float">
            <text:p>1,505,318</text:p>
          </table:table-cell>
          <table:table-cell office:value-type="float" office:value="0" calcext:value-type="float">
            <text:p>0</text:p>
          </table:table-cell>
          <table:table-cell office:value-type="float" office:value="170338" calcext:value-type="float">
            <text:p>170,338</text:p>
          </table:table-cell>
          <table:table-cell office:value-type="float" office:value="0" calcext:value-type="float">
            <text:p>0</text:p>
          </table:table-cell>
          <table:table-cell office:value-type="float" office:value="49161" calcext:value-type="float">
            <text:p>49,161</text:p>
          </table:table-cell>
          <table:table-cell office:value-type="float" office:value="76718" calcext:value-type="float">
            <text:p>76,718</text:p>
          </table:table-cell>
          <table:table-cell office:value-type="float" office:value="145348" calcext:value-type="float">
            <text:p>145,348</text:p>
          </table:table-cell>
          <table:table-cell office:value-type="float" office:value="268560" calcext:value-type="float">
            <text:p>268,560</text:p>
          </table:table-cell>
          <table:table-cell office:value-type="float" office:value="2558137" calcext:value-type="float">
            <text:p>2,558,137</text:p>
          </table:table-cell>
          <table:table-cell office:value-type="float" office:value="117418" calcext:value-type="float">
            <text:p>117,418</text:p>
          </table:table-cell>
          <table:table-cell office:value-type="float" office:value="56774" calcext:value-type="float">
            <text:p>56,774</text:p>
          </table:table-cell>
          <table:table-cell office:value-type="float" office:value="174192" calcext:value-type="float">
            <text:p>174,192</text:p>
          </table:table-cell>
          <table:table-cell office:value-type="float" office:value="2732329" calcext:value-type="float">
            <text:p>2,732,329</text:p>
          </table:table-cell>
          <table:table-cell office:value-type="float" office:value="161845" calcext:value-type="float">
            <text:p>161,845</text:p>
          </table:table-cell>
          <table:table-cell office:value-type="float" office:value="104293" calcext:value-type="float">
            <text:p>104,29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129];&quot;,&quot;;[.E129];&quot;,&quot;;[.F129];&quot;,&quot;;[.G129];&quot;,&quot;;[.H129];&quot;,&quot;;[.I129];&quot;,&quot;;[.J129];&quot;,&quot;;[.K129];&quot;,&quot;;[.L129];&quot;,&quot;;[.M129];&quot;,&quot;;[.N129];&quot;,&quot;;[.P129];&quot;,&quot;;[.Q129];&quot;,&quot;;[.S129];&quot;,&quot;;[.T129];&quot;,&quot;;[.U129];&quot;,&quot;;[.V129];&quot;,&quot;;[.W129];&quot;,&quot;;[.X12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8,231684,111010,1505318,0,170338,0,49161,76718,145348,268560,117418,56774,2732329,161845,10429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8,231684,111010,1505318,0,170338,0,49161,76718,145348,268560,117418,56774,2732329,161845,10429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UTCHINSON PUBLIC SCHOOL DISTRICT</text:p>
          </table:table-cell>
          <table:table-cell office:value-type="float" office:value="423" calcext:value-type="float">
            <text:p>423</text:p>
          </table:table-cell>
          <table:table-cell table:formula="of:=VLOOKUP([.B130];[$Sheet2.A123:.C679];2)" office:value-type="float" office:value="129" calcext:value-type="float">
            <text:p>129</text:p>
          </table:table-cell>
          <table:table-cell office:value-type="float" office:value="2693" calcext:value-type="float">
            <text:p>2,693</text:p>
          </table:table-cell>
          <table:table-cell office:value-type="float" office:value="1534287" calcext:value-type="float">
            <text:p>1,534,287</text:p>
          </table:table-cell>
          <table:table-cell office:value-type="float" office:value="1471841" calcext:value-type="float">
            <text:p>1,471,841</text:p>
          </table:table-cell>
          <table:table-cell office:value-type="float" office:value="14262748" calcext:value-type="float">
            <text:p>14,262,748</text:p>
          </table:table-cell>
          <table:table-cell office:value-type="float" office:value="802985" calcext:value-type="float">
            <text:p>802,985</text:p>
          </table:table-cell>
          <table:table-cell office:value-type="float" office:value="6590288" calcext:value-type="float">
            <text:p>6,590,288</text:p>
          </table:table-cell>
          <table:table-cell office:value-type="float" office:value="1106829" calcext:value-type="float">
            <text:p>1,106,829</text:p>
          </table:table-cell>
          <table:table-cell office:value-type="float" office:value="1524498" calcext:value-type="float">
            <text:p>1,524,498</text:p>
          </table:table-cell>
          <table:table-cell office:value-type="float" office:value="872336" calcext:value-type="float">
            <text:p>872,336</text:p>
          </table:table-cell>
          <table:table-cell office:value-type="float" office:value="2642792" calcext:value-type="float">
            <text:p>2,642,792</text:p>
          </table:table-cell>
          <table:table-cell office:value-type="float" office:value="2365896" calcext:value-type="float">
            <text:p>2,365,896</text:p>
          </table:table-cell>
          <table:table-cell office:value-type="float" office:value="33174499" calcext:value-type="float">
            <text:p>33,174,499</text:p>
          </table:table-cell>
          <table:table-cell office:value-type="float" office:value="2265864" calcext:value-type="float">
            <text:p>2,265,864</text:p>
          </table:table-cell>
          <table:table-cell office:value-type="float" office:value="265650" calcext:value-type="float">
            <text:p>265,650</text:p>
          </table:table-cell>
          <table:table-cell office:value-type="float" office:value="2531514" calcext:value-type="float">
            <text:p>2,531,514</text:p>
          </table:table-cell>
          <table:table-cell office:value-type="float" office:value="35706013" calcext:value-type="float">
            <text:p>35,706,013</text:p>
          </table:table-cell>
          <table:table-cell office:value-type="float" office:value="2217079" calcext:value-type="float">
            <text:p>2,217,079</text:p>
          </table:table-cell>
          <table:table-cell office:value-type="float" office:value="976842" calcext:value-type="float">
            <text:p>976,842</text:p>
          </table:table-cell>
          <table:table-cell office:value-type="float" office:value="13758440" calcext:value-type="float">
            <text:p>13,758,440</text:p>
          </table:table-cell>
          <table:table-cell office:value-type="float" office:value="4728363" calcext:value-type="float">
            <text:p>4,728,36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30];&quot;,&quot;;[.E130];&quot;,&quot;;[.F130];&quot;,&quot;;[.G130];&quot;,&quot;;[.H130];&quot;,&quot;;[.I130];&quot;,&quot;;[.J130];&quot;,&quot;;[.K130];&quot;,&quot;;[.L130];&quot;,&quot;;[.M130];&quot;,&quot;;[.N130];&quot;,&quot;;[.P130];&quot;,&quot;;[.Q130];&quot;,&quot;;[.S130];&quot;,&quot;;[.T130];&quot;,&quot;;[.U130];&quot;,&quot;;[.V130];&quot;,&quot;;[.W130];&quot;,&quot;;[.X13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9,1534287,1471841,14262748,802985,6590288,1106829,1524498,872336,2642792,2365896,2265864,265650,35706013,2217079,976842,13758440,472836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29,1534287,1471841,14262748,802985,6590288,1106829,1524498,872336,2642792,2365896,2265864,265650,35706013,2217079,976842,13758440,472836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ESTER PRAIRIE PUBLIC SCHOOL DIST.</text:p>
          </table:table-cell>
          <table:table-cell office:value-type="float" office:value="424" calcext:value-type="float">
            <text:p>424</text:p>
          </table:table-cell>
          <table:table-cell table:formula="of:=VLOOKUP([.B131];[$Sheet2.A124:.C680];2)" office:value-type="float" office:value="130" calcext:value-type="float">
            <text:p>130</text:p>
          </table:table-cell>
          <table:table-cell office:value-type="float" office:value="483" calcext:value-type="float">
            <text:p>483</text:p>
          </table:table-cell>
          <table:table-cell office:value-type="float" office:value="534143" calcext:value-type="float">
            <text:p>534,143</text:p>
          </table:table-cell>
          <table:table-cell office:value-type="float" office:value="170554" calcext:value-type="float">
            <text:p>170,554</text:p>
          </table:table-cell>
          <table:table-cell office:value-type="float" office:value="2561072" calcext:value-type="float">
            <text:p>2,561,072</text:p>
          </table:table-cell>
          <table:table-cell office:value-type="float" office:value="58654" calcext:value-type="float">
            <text:p>58,654</text:p>
          </table:table-cell>
          <table:table-cell office:value-type="float" office:value="507876" calcext:value-type="float">
            <text:p>507,876</text:p>
          </table:table-cell>
          <table:table-cell office:value-type="float" office:value="457616" calcext:value-type="float">
            <text:p>457,616</text:p>
          </table:table-cell>
          <table:table-cell office:value-type="float" office:value="160263" calcext:value-type="float">
            <text:p>160,263</text:p>
          </table:table-cell>
          <table:table-cell office:value-type="float" office:value="180477" calcext:value-type="float">
            <text:p>180,477</text:p>
          </table:table-cell>
          <table:table-cell office:value-type="float" office:value="405441" calcext:value-type="float">
            <text:p>405,441</text:p>
          </table:table-cell>
          <table:table-cell office:value-type="float" office:value="280246" calcext:value-type="float">
            <text:p>280,246</text:p>
          </table:table-cell>
          <table:table-cell office:value-type="float" office:value="5316342" calcext:value-type="float">
            <text:p>5,316,342</text:p>
          </table:table-cell>
          <table:table-cell office:value-type="float" office:value="289555" calcext:value-type="float">
            <text:p>289,555</text:p>
          </table:table-cell>
          <table:table-cell office:value-type="float" office:value="90760" calcext:value-type="float">
            <text:p>90,760</text:p>
          </table:table-cell>
          <table:table-cell office:value-type="float" office:value="380316" calcext:value-type="float">
            <text:p>380,316</text:p>
          </table:table-cell>
          <table:table-cell office:value-type="float" office:value="5696658" calcext:value-type="float">
            <text:p>5,696,658</text:p>
          </table:table-cell>
          <table:table-cell office:value-type="float" office:value="293319" calcext:value-type="float">
            <text:p>293,319</text:p>
          </table:table-cell>
          <table:table-cell office:value-type="float" office:value="252064" calcext:value-type="float">
            <text:p>252,064</text:p>
          </table:table-cell>
          <table:table-cell office:value-type="float" office:value="1831901" calcext:value-type="float">
            <text:p>1,831,901</text:p>
          </table:table-cell>
          <table:table-cell office:value-type="float" office:value="1160336" calcext:value-type="float">
            <text:p>1,160,33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31];&quot;,&quot;;[.E131];&quot;,&quot;;[.F131];&quot;,&quot;;[.G131];&quot;,&quot;;[.H131];&quot;,&quot;;[.I131];&quot;,&quot;;[.J131];&quot;,&quot;;[.K131];&quot;,&quot;;[.L131];&quot;,&quot;;[.M131];&quot;,&quot;;[.N131];&quot;,&quot;;[.P131];&quot;,&quot;;[.Q131];&quot;,&quot;;[.S131];&quot;,&quot;;[.T131];&quot;,&quot;;[.U131];&quot;,&quot;;[.V131];&quot;,&quot;;[.W131];&quot;,&quot;;[.X13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0,534143,170554,2561072,58654,507876,457616,160263,180477,405441,280246,289555,90760,5696658,293319,252064,1831901,116033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0,534143,170554,2561072,58654,507876,457616,160263,180477,405441,280246,289555,90760,5696658,293319,252064,1831901,116033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HNOMEN PUBLIC SCHOOL DISTRICT</text:p>
          </table:table-cell>
          <table:table-cell office:value-type="float" office:value="432" calcext:value-type="float">
            <text:p>432</text:p>
          </table:table-cell>
          <table:table-cell table:formula="of:=VLOOKUP([.B132];[$Sheet2.A125:.C681];2)" office:value-type="float" office:value="131" calcext:value-type="float">
            <text:p>131</text:p>
          </table:table-cell>
          <table:table-cell office:value-type="float" office:value="660" calcext:value-type="float">
            <text:p>660</text:p>
          </table:table-cell>
          <table:table-cell office:value-type="float" office:value="650422" calcext:value-type="float">
            <text:p>650,422</text:p>
          </table:table-cell>
          <table:table-cell office:value-type="float" office:value="462778" calcext:value-type="float">
            <text:p>462,778</text:p>
          </table:table-cell>
          <table:table-cell office:value-type="float" office:value="4981301" calcext:value-type="float">
            <text:p>4,981,301</text:p>
          </table:table-cell>
          <table:table-cell office:value-type="float" office:value="434195" calcext:value-type="float">
            <text:p>434,195</text:p>
          </table:table-cell>
          <table:table-cell office:value-type="float" office:value="1385447" calcext:value-type="float">
            <text:p>1,385,447</text:p>
          </table:table-cell>
          <table:table-cell office:value-type="float" office:value="410819" calcext:value-type="float">
            <text:p>410,819</text:p>
          </table:table-cell>
          <table:table-cell office:value-type="float" office:value="183423" calcext:value-type="float">
            <text:p>183,423</text:p>
          </table:table-cell>
          <table:table-cell office:value-type="float" office:value="590718" calcext:value-type="float">
            <text:p>590,718</text:p>
          </table:table-cell>
          <table:table-cell office:value-type="float" office:value="960548" calcext:value-type="float">
            <text:p>960,548</text:p>
          </table:table-cell>
          <table:table-cell office:value-type="float" office:value="920747" calcext:value-type="float">
            <text:p>920,747</text:p>
          </table:table-cell>
          <table:table-cell office:value-type="float" office:value="10980399" calcext:value-type="float">
            <text:p>10,980,399</text:p>
          </table:table-cell>
          <table:table-cell office:value-type="float" office:value="277605" calcext:value-type="float">
            <text:p>277,605</text:p>
          </table:table-cell>
          <table:table-cell office:value-type="float" office:value="326432" calcext:value-type="float">
            <text:p>326,432</text:p>
          </table:table-cell>
          <table:table-cell office:value-type="float" office:value="604037" calcext:value-type="float">
            <text:p>604,037</text:p>
          </table:table-cell>
          <table:table-cell office:value-type="float" office:value="11584435" calcext:value-type="float">
            <text:p>11,584,435</text:p>
          </table:table-cell>
          <table:table-cell office:value-type="float" office:value="438258" calcext:value-type="float">
            <text:p>438,258</text:p>
          </table:table-cell>
          <table:table-cell office:value-type="float" office:value="165884" calcext:value-type="float">
            <text:p>165,884</text:p>
          </table:table-cell>
          <table:table-cell office:value-type="float" office:value="0" calcext:value-type="float">
            <text:p>0</text:p>
          </table:table-cell>
          <table:table-cell office:value-type="float" office:value="819558" calcext:value-type="float">
            <text:p>819,55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32];&quot;,&quot;;[.E132];&quot;,&quot;;[.F132];&quot;,&quot;;[.G132];&quot;,&quot;;[.H132];&quot;,&quot;;[.I132];&quot;,&quot;;[.J132];&quot;,&quot;;[.K132];&quot;,&quot;;[.L132];&quot;,&quot;;[.M132];&quot;,&quot;;[.N132];&quot;,&quot;;[.P132];&quot;,&quot;;[.Q132];&quot;,&quot;;[.S132];&quot;,&quot;;[.T132];&quot;,&quot;;[.U132];&quot;,&quot;;[.V132];&quot;,&quot;;[.W132];&quot;,&quot;;[.X13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1,650422,462778,4981301,434195,1385447,410819,183423,590718,960548,920747,277605,326432,11584435,438258,165884,0,81955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1,650422,462778,4981301,434195,1385447,410819,183423,590718,960548,920747,277605,326432,11584435,438258,165884,0,81955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ubun-Ogema-White Earth Schools</text:p>
          </table:table-cell>
          <table:table-cell office:value-type="float" office:value="435" calcext:value-type="float">
            <text:p>435</text:p>
          </table:table-cell>
          <table:table-cell table:formula="of:=VLOOKUP([.B133];[$Sheet2.A126:.C682];2)" office:value-type="float" office:value="132" calcext:value-type="float">
            <text:p>132</text:p>
          </table:table-cell>
          <table:table-cell office:value-type="float" office:value="665" calcext:value-type="float">
            <text:p>665</text:p>
          </table:table-cell>
          <table:table-cell office:value-type="float" office:value="790818" calcext:value-type="float">
            <text:p>790,818</text:p>
          </table:table-cell>
          <table:table-cell office:value-type="float" office:value="241567" calcext:value-type="float">
            <text:p>241,567</text:p>
          </table:table-cell>
          <table:table-cell office:value-type="float" office:value="5245655" calcext:value-type="float">
            <text:p>5,245,655</text:p>
          </table:table-cell>
          <table:table-cell office:value-type="float" office:value="154879" calcext:value-type="float">
            <text:p>154,879</text:p>
          </table:table-cell>
          <table:table-cell office:value-type="float" office:value="1316112" calcext:value-type="float">
            <text:p>1,316,112</text:p>
          </table:table-cell>
          <table:table-cell office:value-type="float" office:value="348828" calcext:value-type="float">
            <text:p>348,828</text:p>
          </table:table-cell>
          <table:table-cell office:value-type="float" office:value="930722" calcext:value-type="float">
            <text:p>930,722</text:p>
          </table:table-cell>
          <table:table-cell office:value-type="float" office:value="335481" calcext:value-type="float">
            <text:p>335,481</text:p>
          </table:table-cell>
          <table:table-cell office:value-type="float" office:value="944156" calcext:value-type="float">
            <text:p>944,156</text:p>
          </table:table-cell>
          <table:table-cell office:value-type="float" office:value="892579" calcext:value-type="float">
            <text:p>892,579</text:p>
          </table:table-cell>
          <table:table-cell office:value-type="float" office:value="11200796" calcext:value-type="float">
            <text:p>11,200,796</text:p>
          </table:table-cell>
          <table:table-cell office:value-type="float" office:value="1456813" calcext:value-type="float">
            <text:p>1,456,813</text:p>
          </table:table-cell>
          <table:table-cell office:value-type="float" office:value="43552" calcext:value-type="float">
            <text:p>43,552</text:p>
          </table:table-cell>
          <table:table-cell office:value-type="float" office:value="1500365" calcext:value-type="float">
            <text:p>1,500,365</text:p>
          </table:table-cell>
          <table:table-cell office:value-type="float" office:value="12701161" calcext:value-type="float">
            <text:p>12,701,161</text:p>
          </table:table-cell>
          <table:table-cell office:value-type="float" office:value="611504" calcext:value-type="float">
            <text:p>611,504</text:p>
          </table:table-cell>
          <table:table-cell office:value-type="float" office:value="171023" calcext:value-type="float">
            <text:p>171,023</text:p>
          </table:table-cell>
          <table:table-cell office:value-type="float" office:value="2267867" calcext:value-type="float">
            <text:p>2,267,867</text:p>
          </table:table-cell>
          <table:table-cell office:value-type="float" office:value="786350" calcext:value-type="float">
            <text:p>786,3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33];&quot;,&quot;;[.E133];&quot;,&quot;;[.F133];&quot;,&quot;;[.G133];&quot;,&quot;;[.H133];&quot;,&quot;;[.I133];&quot;,&quot;;[.J133];&quot;,&quot;;[.K133];&quot;,&quot;;[.L133];&quot;,&quot;;[.M133];&quot;,&quot;;[.N133];&quot;,&quot;;[.P133];&quot;,&quot;;[.Q133];&quot;,&quot;;[.S133];&quot;,&quot;;[.T133];&quot;,&quot;;[.U133];&quot;,&quot;;[.V133];&quot;,&quot;;[.W133];&quot;,&quot;;[.X13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2,790818,241567,5245655,154879,1316112,348828,930722,335481,944156,892579,1456813,43552,12701161,611504,171023,2267867,7863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2,790818,241567,5245655,154879,1316112,348828,930722,335481,944156,892579,1456813,43552,12701161,611504,171023,2267867,7863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RSHALL COUNTY CENTRAL SCHOOLS</text:p>
          </table:table-cell>
          <table:table-cell office:value-type="float" office:value="441" calcext:value-type="float">
            <text:p>441</text:p>
          </table:table-cell>
          <table:table-cell table:formula="of:=VLOOKUP([.B134];[$Sheet2.A127:.C683];2)" office:value-type="float" office:value="133" calcext:value-type="float">
            <text:p>133</text:p>
          </table:table-cell>
          <table:table-cell office:value-type="float" office:value="436" calcext:value-type="float">
            <text:p>436</text:p>
          </table:table-cell>
          <table:table-cell office:value-type="float" office:value="306063" calcext:value-type="float">
            <text:p>306,063</text:p>
          </table:table-cell>
          <table:table-cell office:value-type="float" office:value="355712" calcext:value-type="float">
            <text:p>355,712</text:p>
          </table:table-cell>
          <table:table-cell office:value-type="float" office:value="2671729" calcext:value-type="float">
            <text:p>2,671,729</text:p>
          </table:table-cell>
          <table:table-cell office:value-type="float" office:value="122851" calcext:value-type="float">
            <text:p>122,851</text:p>
          </table:table-cell>
          <table:table-cell office:value-type="float" office:value="786326" calcext:value-type="float">
            <text:p>786,326</text:p>
          </table:table-cell>
          <table:table-cell office:value-type="float" office:value="355018" calcext:value-type="float">
            <text:p>355,018</text:p>
          </table:table-cell>
          <table:table-cell office:value-type="float" office:value="76666" calcext:value-type="float">
            <text:p>76,666</text:p>
          </table:table-cell>
          <table:table-cell office:value-type="float" office:value="176816" calcext:value-type="float">
            <text:p>176,816</text:p>
          </table:table-cell>
          <table:table-cell office:value-type="float" office:value="562399" calcext:value-type="float">
            <text:p>562,399</text:p>
          </table:table-cell>
          <table:table-cell office:value-type="float" office:value="443038" calcext:value-type="float">
            <text:p>443,038</text:p>
          </table:table-cell>
          <table:table-cell office:value-type="float" office:value="5856616" calcext:value-type="float">
            <text:p>5,856,616</text:p>
          </table:table-cell>
          <table:table-cell office:value-type="float" office:value="312437" calcext:value-type="float">
            <text:p>312,437</text:p>
          </table:table-cell>
          <table:table-cell office:value-type="float" office:value="141229" calcext:value-type="float">
            <text:p>141,229</text:p>
          </table:table-cell>
          <table:table-cell office:value-type="float" office:value="453665" calcext:value-type="float">
            <text:p>453,665</text:p>
          </table:table-cell>
          <table:table-cell office:value-type="float" office:value="6310282" calcext:value-type="float">
            <text:p>6,310,282</text:p>
          </table:table-cell>
          <table:table-cell office:value-type="float" office:value="395439" calcext:value-type="float">
            <text:p>395,439</text:p>
          </table:table-cell>
          <table:table-cell office:value-type="float" office:value="100197" calcext:value-type="float">
            <text:p>100,1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134];&quot;,&quot;;[.E134];&quot;,&quot;;[.F134];&quot;,&quot;;[.G134];&quot;,&quot;;[.H134];&quot;,&quot;;[.I134];&quot;,&quot;;[.J134];&quot;,&quot;;[.K134];&quot;,&quot;;[.L134];&quot;,&quot;;[.M134];&quot;,&quot;;[.N134];&quot;,&quot;;[.P134];&quot;,&quot;;[.Q134];&quot;,&quot;;[.S134];&quot;,&quot;;[.T134];&quot;,&quot;;[.U134];&quot;,&quot;;[.V134];&quot;,&quot;;[.W134];&quot;,&quot;;[.X13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3,306063,355712,2671729,122851,786326,355018,76666,176816,562399,443038,312437,141229,6310282,395439,100197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3,306063,355712,2671729,122851,786326,355018,76666,176816,562399,443038,312437,141229,6310282,395439,100197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YGLA PUBLIC SCHOOL DISTRICT</text:p>
          </table:table-cell>
          <table:table-cell office:value-type="float" office:value="447" calcext:value-type="float">
            <text:p>447</text:p>
          </table:table-cell>
          <table:table-cell table:formula="of:=VLOOKUP([.B135];[$Sheet2.A128:.C684];2)"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295604" calcext:value-type="float">
            <text:p>295,604</text:p>
          </table:table-cell>
          <table:table-cell office:value-type="float" office:value="175324" calcext:value-type="float">
            <text:p>175,324</text:p>
          </table:table-cell>
          <table:table-cell office:value-type="float" office:value="1183949" calcext:value-type="float">
            <text:p>1,183,949</text:p>
          </table:table-cell>
          <table:table-cell office:value-type="float" office:value="69900" calcext:value-type="float">
            <text:p>69,900</text:p>
          </table:table-cell>
          <table:table-cell office:value-type="float" office:value="367590" calcext:value-type="float">
            <text:p>367,590</text:p>
          </table:table-cell>
          <table:table-cell office:value-type="float" office:value="306703" calcext:value-type="float">
            <text:p>306,703</text:p>
          </table:table-cell>
          <table:table-cell office:value-type="float" office:value="35108" calcext:value-type="float">
            <text:p>35,108</text:p>
          </table:table-cell>
          <table:table-cell office:value-type="float" office:value="31539" calcext:value-type="float">
            <text:p>31,539</text:p>
          </table:table-cell>
          <table:table-cell office:value-type="float" office:value="375284" calcext:value-type="float">
            <text:p>375,284</text:p>
          </table:table-cell>
          <table:table-cell office:value-type="float" office:value="276712" calcext:value-type="float">
            <text:p>276,712</text:p>
          </table:table-cell>
          <table:table-cell office:value-type="float" office:value="3117711" calcext:value-type="float">
            <text:p>3,117,711</text:p>
          </table:table-cell>
          <table:table-cell office:value-type="float" office:value="154516" calcext:value-type="float">
            <text:p>154,516</text:p>
          </table:table-cell>
          <table:table-cell office:value-type="float" office:value="19417" calcext:value-type="float">
            <text:p>19,417</text:p>
          </table:table-cell>
          <table:table-cell office:value-type="float" office:value="173933" calcext:value-type="float">
            <text:p>173,933</text:p>
          </table:table-cell>
          <table:table-cell office:value-type="float" office:value="3291644" calcext:value-type="float">
            <text:p>3,291,644</text:p>
          </table:table-cell>
          <table:table-cell office:value-type="float" office:value="152216" calcext:value-type="float">
            <text:p>152,216</text:p>
          </table:table-cell>
          <table:table-cell office:value-type="float" office:value="32458" calcext:value-type="float">
            <text:p>32,458</text:p>
          </table:table-cell>
          <table:table-cell office:value-type="float" office:value="224150" calcext:value-type="float">
            <text:p>224,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[.$Z$3];[.$Y$3];[.C135];&quot;,&quot;;[.E135];&quot;,&quot;;[.F135];&quot;,&quot;;[.G135];&quot;,&quot;;[.H135];&quot;,&quot;;[.I135];&quot;,&quot;;[.J135];&quot;,&quot;;[.K135];&quot;,&quot;;[.L135];&quot;,&quot;;[.M135];&quot;,&quot;;[.N135];&quot;,&quot;;[.P135];&quot;,&quot;;[.Q135];&quot;,&quot;;[.S135];&quot;,&quot;;[.T135];&quot;,&quot;;[.U135];&quot;,&quot;;[.V135];&quot;,&quot;;[.W135];&quot;,&quot;;[.X13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4,295604,175324,1183949,69900,367590,306703,35108,31539,375284,276712,154516,19417,3291644,152216,32458,22415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4,295604,175324,1183949,69900,367590,306703,35108,31539,375284,276712,154516,19417,3291644,152216,32458,22415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RUMAN PUBLIC SCHOOL DISTRICT</text:p>
          </table:table-cell>
          <table:table-cell office:value-type="float" office:value="458" calcext:value-type="float">
            <text:p>458</text:p>
          </table:table-cell>
          <table:table-cell table:formula="of:=VLOOKUP([.B136];[$Sheet2.A129:.C685];2)" office:value-type="float" office:value="135" calcext:value-type="float">
            <text:p>135</text:p>
          </table:table-cell>
          <table:table-cell office:value-type="float" office:value="233" calcext:value-type="float">
            <text:p>233</text:p>
          </table:table-cell>
          <table:table-cell office:value-type="float" office:value="217057" calcext:value-type="float">
            <text:p>217,057</text:p>
          </table:table-cell>
          <table:table-cell office:value-type="float" office:value="177213" calcext:value-type="float">
            <text:p>177,213</text:p>
          </table:table-cell>
          <table:table-cell office:value-type="float" office:value="1619257" calcext:value-type="float">
            <text:p>1,619,257</text:p>
          </table:table-cell>
          <table:table-cell office:value-type="float" office:value="36279" calcext:value-type="float">
            <text:p>36,279</text:p>
          </table:table-cell>
          <table:table-cell office:value-type="float" office:value="736413" calcext:value-type="float">
            <text:p>736,413</text:p>
          </table:table-cell>
          <table:table-cell office:value-type="float" office:value="247732" calcext:value-type="float">
            <text:p>247,732</text:p>
          </table:table-cell>
          <table:table-cell office:value-type="float" office:value="31999" calcext:value-type="float">
            <text:p>31,999</text:p>
          </table:table-cell>
          <table:table-cell office:value-type="float" office:value="54566" calcext:value-type="float">
            <text:p>54,566</text:p>
          </table:table-cell>
          <table:table-cell office:value-type="float" office:value="444774" calcext:value-type="float">
            <text:p>444,774</text:p>
          </table:table-cell>
          <table:table-cell office:value-type="float" office:value="333633" calcext:value-type="float">
            <text:p>333,633</text:p>
          </table:table-cell>
          <table:table-cell office:value-type="float" office:value="3898922" calcext:value-type="float">
            <text:p>3,898,922</text:p>
          </table:table-cell>
          <table:table-cell office:value-type="float" office:value="149815" calcext:value-type="float">
            <text:p>149,815</text:p>
          </table:table-cell>
          <table:table-cell office:value-type="float" office:value="87399" calcext:value-type="float">
            <text:p>87,399</text:p>
          </table:table-cell>
          <table:table-cell office:value-type="float" office:value="237214" calcext:value-type="float">
            <text:p>237,214</text:p>
          </table:table-cell>
          <table:table-cell office:value-type="float" office:value="4136136" calcext:value-type="float">
            <text:p>4,136,136</text:p>
          </table:table-cell>
          <table:table-cell office:value-type="float" office:value="204923" calcext:value-type="float">
            <text:p>204,923</text:p>
          </table:table-cell>
          <table:table-cell office:value-type="float" office:value="260628" calcext:value-type="float">
            <text:p>260,628</text:p>
          </table:table-cell>
          <table:table-cell office:value-type="float" office:value="0" calcext:value-type="float">
            <text:p>0</text:p>
          </table:table-cell>
          <table:table-cell office:value-type="float" office:value="91255" calcext:value-type="float">
            <text:p>91,25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36];&quot;,&quot;;[.E136];&quot;,&quot;;[.F136];&quot;,&quot;;[.G136];&quot;,&quot;;[.H136];&quot;,&quot;;[.I136];&quot;,&quot;;[.J136];&quot;,&quot;;[.K136];&quot;,&quot;;[.L136];&quot;,&quot;;[.M136];&quot;,&quot;;[.N136];&quot;,&quot;;[.P136];&quot;,&quot;;[.Q136];&quot;,&quot;;[.S136];&quot;,&quot;;[.T136];&quot;,&quot;;[.U136];&quot;,&quot;;[.V136];&quot;,&quot;;[.W136];&quot;,&quot;;[.X13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5,217057,177213,1619257,36279,736413,247732,31999,54566,444774,333633,149815,87399,4136136,204923,260628,0,9125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5,217057,177213,1619257,36279,736413,247732,31999,54566,444774,333633,149815,87399,4136136,204923,260628,0,9125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DEN VALLEY-WATKINS SCHOOL DISTRICT</text:p>
          </table:table-cell>
          <table:table-cell office:value-type="float" office:value="463" calcext:value-type="float">
            <text:p>463</text:p>
          </table:table-cell>
          <table:table-cell table:formula="of:=VLOOKUP([.B137];[$Sheet2.A130:.C686];2)" office:value-type="float" office:value="136" calcext:value-type="float">
            <text:p>136</text:p>
          </table:table-cell>
          <table:table-cell office:value-type="float" office:value="914" calcext:value-type="float">
            <text:p>914</text:p>
          </table:table-cell>
          <table:table-cell office:value-type="float" office:value="730217" calcext:value-type="float">
            <text:p>730,217</text:p>
          </table:table-cell>
          <table:table-cell office:value-type="float" office:value="465690" calcext:value-type="float">
            <text:p>465,690</text:p>
          </table:table-cell>
          <table:table-cell office:value-type="float" office:value="4455895" calcext:value-type="float">
            <text:p>4,455,895</text:p>
          </table:table-cell>
          <table:table-cell office:value-type="float" office:value="222043" calcext:value-type="float">
            <text:p>222,043</text:p>
          </table:table-cell>
          <table:table-cell office:value-type="float" office:value="1990858" calcext:value-type="float">
            <text:p>1,990,858</text:p>
          </table:table-cell>
          <table:table-cell office:value-type="float" office:value="643853" calcext:value-type="float">
            <text:p>643,853</text:p>
          </table:table-cell>
          <table:table-cell office:value-type="float" office:value="323861" calcext:value-type="float">
            <text:p>323,861</text:p>
          </table:table-cell>
          <table:table-cell office:value-type="float" office:value="248209" calcext:value-type="float">
            <text:p>248,209</text:p>
          </table:table-cell>
          <table:table-cell office:value-type="float" office:value="1088975" calcext:value-type="float">
            <text:p>1,088,975</text:p>
          </table:table-cell>
          <table:table-cell office:value-type="float" office:value="781841" calcext:value-type="float">
            <text:p>781,841</text:p>
          </table:table-cell>
          <table:table-cell office:value-type="float" office:value="10951444" calcext:value-type="float">
            <text:p>10,951,444</text:p>
          </table:table-cell>
          <table:table-cell office:value-type="float" office:value="185246" calcext:value-type="float">
            <text:p>185,246</text:p>
          </table:table-cell>
          <table:table-cell office:value-type="float" office:value="220425" calcext:value-type="float">
            <text:p>220,425</text:p>
          </table:table-cell>
          <table:table-cell office:value-type="float" office:value="405671" calcext:value-type="float">
            <text:p>405,671</text:p>
          </table:table-cell>
          <table:table-cell office:value-type="float" office:value="11357116" calcext:value-type="float">
            <text:p>11,357,116</text:p>
          </table:table-cell>
          <table:table-cell office:value-type="float" office:value="673822" calcext:value-type="float">
            <text:p>673,822</text:p>
          </table:table-cell>
          <table:table-cell office:value-type="float" office:value="491734" calcext:value-type="float">
            <text:p>491,734</text:p>
          </table:table-cell>
          <table:table-cell office:value-type="float" office:value="0" calcext:value-type="float">
            <text:p>0</text:p>
          </table:table-cell>
          <table:table-cell office:value-type="float" office:value="1669314" calcext:value-type="float">
            <text:p>1,669,31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37];&quot;,&quot;;[.E137];&quot;,&quot;;[.F137];&quot;,&quot;;[.G137];&quot;,&quot;;[.H137];&quot;,&quot;;[.I137];&quot;,&quot;;[.J137];&quot;,&quot;;[.K137];&quot;,&quot;;[.L137];&quot;,&quot;;[.M137];&quot;,&quot;;[.N137];&quot;,&quot;;[.P137];&quot;,&quot;;[.Q137];&quot;,&quot;;[.S137];&quot;,&quot;;[.T137];&quot;,&quot;;[.U137];&quot;,&quot;;[.V137];&quot;,&quot;;[.W137];&quot;,&quot;;[.X13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6,730217,465690,4455895,222043,1990858,643853,323861,248209,1088975,781841,185246,220425,11357116,673822,491734,0,166931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6,730217,465690,4455895,222043,1990858,643853,323861,248209,1088975,781841,185246,220425,11357116,673822,491734,0,166931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ITCHFIELD PUBLIC SCHOOL DISTRICT</text:p>
          </table:table-cell>
          <table:table-cell office:value-type="float" office:value="465" calcext:value-type="float">
            <text:p>465</text:p>
          </table:table-cell>
          <table:table-cell table:formula="of:=VLOOKUP([.B138];[$Sheet2.A131:.C687];2)" office:value-type="float" office:value="137" calcext:value-type="float">
            <text:p>137</text:p>
          </table:table-cell>
          <table:table-cell office:value-type="float" office:value="1524" calcext:value-type="float">
            <text:p>1,524</text:p>
          </table:table-cell>
          <table:table-cell office:value-type="float" office:value="855022" calcext:value-type="float">
            <text:p>855,022</text:p>
          </table:table-cell>
          <table:table-cell office:value-type="float" office:value="1051736" calcext:value-type="float">
            <text:p>1,051,736</text:p>
          </table:table-cell>
          <table:table-cell office:value-type="float" office:value="7837444" calcext:value-type="float">
            <text:p>7,837,444</text:p>
          </table:table-cell>
          <table:table-cell office:value-type="float" office:value="335702" calcext:value-type="float">
            <text:p>335,702</text:p>
          </table:table-cell>
          <table:table-cell office:value-type="float" office:value="3750565" calcext:value-type="float">
            <text:p>3,750,565</text:p>
          </table:table-cell>
          <table:table-cell office:value-type="float" office:value="943974" calcext:value-type="float">
            <text:p>943,974</text:p>
          </table:table-cell>
          <table:table-cell office:value-type="float" office:value="833324" calcext:value-type="float">
            <text:p>833,324</text:p>
          </table:table-cell>
          <table:table-cell office:value-type="float" office:value="514127" calcext:value-type="float">
            <text:p>514,127</text:p>
          </table:table-cell>
          <table:table-cell office:value-type="float" office:value="1657265" calcext:value-type="float">
            <text:p>1,657,265</text:p>
          </table:table-cell>
          <table:table-cell office:value-type="float" office:value="1720045" calcext:value-type="float">
            <text:p>1,720,045</text:p>
          </table:table-cell>
          <table:table-cell office:value-type="float" office:value="19499203" calcext:value-type="float">
            <text:p>19,499,203</text:p>
          </table:table-cell>
          <table:table-cell office:value-type="float" office:value="465330" calcext:value-type="float">
            <text:p>465,330</text:p>
          </table:table-cell>
          <table:table-cell office:value-type="float" office:value="503208" calcext:value-type="float">
            <text:p>503,208</text:p>
          </table:table-cell>
          <table:table-cell office:value-type="float" office:value="968538" calcext:value-type="float">
            <text:p>968,538</text:p>
          </table:table-cell>
          <table:table-cell office:value-type="float" office:value="20467741" calcext:value-type="float">
            <text:p>20,467,741</text:p>
          </table:table-cell>
          <table:table-cell office:value-type="float" office:value="1016607" calcext:value-type="float">
            <text:p>1,016,607</text:p>
          </table:table-cell>
          <table:table-cell office:value-type="float" office:value="671615" calcext:value-type="float">
            <text:p>671,615</text:p>
          </table:table-cell>
          <table:table-cell office:value-type="float" office:value="15259512" calcext:value-type="float">
            <text:p>15,259,512</text:p>
          </table:table-cell>
          <table:table-cell office:value-type="float" office:value="2683095" calcext:value-type="float">
            <text:p>2,683,09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38];&quot;,&quot;;[.E138];&quot;,&quot;;[.F138];&quot;,&quot;;[.G138];&quot;,&quot;;[.H138];&quot;,&quot;;[.I138];&quot;,&quot;;[.J138];&quot;,&quot;;[.K138];&quot;,&quot;;[.L138];&quot;,&quot;;[.M138];&quot;,&quot;;[.N138];&quot;,&quot;;[.P138];&quot;,&quot;;[.Q138];&quot;,&quot;;[.S138];&quot;,&quot;;[.T138];&quot;,&quot;;[.U138];&quot;,&quot;;[.V138];&quot;,&quot;;[.W138];&quot;,&quot;;[.X13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7,855022,1051736,7837444,335702,3750565,943974,833324,514127,1657265,1720045,465330,503208,20467741,1016607,671615,15259512,268309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7,855022,1051736,7837444,335702,3750565,943974,833324,514127,1657265,1720045,465330,503208,20467741,1016607,671615,15259512,268309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assel-Cokato Public Schools</text:p>
          </table:table-cell>
          <table:table-cell office:value-type="float" office:value="466" calcext:value-type="float">
            <text:p>466</text:p>
          </table:table-cell>
          <table:table-cell table:formula="of:=VLOOKUP([.B139];[$Sheet2.A132:.C688];2)" office:value-type="float" office:value="138" calcext:value-type="float">
            <text:p>138</text:p>
          </table:table-cell>
          <table:table-cell office:value-type="float" office:value="2144" calcext:value-type="float">
            <text:p>2,144</text:p>
          </table:table-cell>
          <table:table-cell office:value-type="float" office:value="758894" calcext:value-type="float">
            <text:p>758,894</text:p>
          </table:table-cell>
          <table:table-cell office:value-type="float" office:value="1234440" calcext:value-type="float">
            <text:p>1,234,440</text:p>
          </table:table-cell>
          <table:table-cell office:value-type="float" office:value="11179803" calcext:value-type="float">
            <text:p>11,179,803</text:p>
          </table:table-cell>
          <table:table-cell office:value-type="float" office:value="498605" calcext:value-type="float">
            <text:p>498,605</text:p>
          </table:table-cell>
          <table:table-cell office:value-type="float" office:value="3487275" calcext:value-type="float">
            <text:p>3,487,275</text:p>
          </table:table-cell>
          <table:table-cell office:value-type="float" office:value="1118991" calcext:value-type="float">
            <text:p>1,118,991</text:p>
          </table:table-cell>
          <table:table-cell office:value-type="float" office:value="1344915" calcext:value-type="float">
            <text:p>1,344,915</text:p>
          </table:table-cell>
          <table:table-cell office:value-type="float" office:value="752495" calcext:value-type="float">
            <text:p>752,495</text:p>
          </table:table-cell>
          <table:table-cell office:value-type="float" office:value="1905993" calcext:value-type="float">
            <text:p>1,905,993</text:p>
          </table:table-cell>
          <table:table-cell office:value-type="float" office:value="1454041" calcext:value-type="float">
            <text:p>1,454,041</text:p>
          </table:table-cell>
          <table:table-cell office:value-type="float" office:value="23735450" calcext:value-type="float">
            <text:p>23,735,450</text:p>
          </table:table-cell>
          <table:table-cell office:value-type="float" office:value="2554538" calcext:value-type="float">
            <text:p>2,554,538</text:p>
          </table:table-cell>
          <table:table-cell office:value-type="float" office:value="227372" calcext:value-type="float">
            <text:p>227,372</text:p>
          </table:table-cell>
          <table:table-cell office:value-type="float" office:value="2781910" calcext:value-type="float">
            <text:p>2,781,910</text:p>
          </table:table-cell>
          <table:table-cell office:value-type="float" office:value="26517360" calcext:value-type="float">
            <text:p>26,517,360</text:p>
          </table:table-cell>
          <table:table-cell office:value-type="float" office:value="1215578" calcext:value-type="float">
            <text:p>1,215,578</text:p>
          </table:table-cell>
          <table:table-cell office:value-type="float" office:value="909675" calcext:value-type="float">
            <text:p>909,675</text:p>
          </table:table-cell>
          <table:table-cell office:value-type="float" office:value="1002008" calcext:value-type="float">
            <text:p>1,002,008</text:p>
          </table:table-cell>
          <table:table-cell office:value-type="float" office:value="1087962" calcext:value-type="float">
            <text:p>1,087,96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39];&quot;,&quot;;[.E139];&quot;,&quot;;[.F139];&quot;,&quot;;[.G139];&quot;,&quot;;[.H139];&quot;,&quot;;[.I139];&quot;,&quot;;[.J139];&quot;,&quot;;[.K139];&quot;,&quot;;[.L139];&quot;,&quot;;[.M139];&quot;,&quot;;[.N139];&quot;,&quot;;[.P139];&quot;,&quot;;[.Q139];&quot;,&quot;;[.S139];&quot;,&quot;;[.T139];&quot;,&quot;;[.U139];&quot;,&quot;;[.V139];&quot;,&quot;;[.W139];&quot;,&quot;;[.X13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8,758894,1234440,11179803,498605,3487275,1118991,1344915,752495,1905993,1454041,2554538,227372,26517360,1215578,909675,1002008,108796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8,758894,1234440,11179803,498605,3487275,1118991,1344915,752495,1905993,1454041,2554538,227372,26517360,1215578,909675,1002008,108796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ISLE PUBLIC SCHOOL DISTRICT</text:p>
          </table:table-cell>
          <table:table-cell office:value-type="float" office:value="473" calcext:value-type="float">
            <text:p>473</text:p>
          </table:table-cell>
          <table:table-cell table:formula="of:=VLOOKUP([.B140];[$Sheet2.A133:.C689];2)" office:value-type="float" office:value="139" calcext:value-type="float">
            <text:p>139</text:p>
          </table:table-cell>
          <table:table-cell office:value-type="float" office:value="428" calcext:value-type="float">
            <text:p>428</text:p>
          </table:table-cell>
          <table:table-cell office:value-type="float" office:value="367985" calcext:value-type="float">
            <text:p>367,985</text:p>
          </table:table-cell>
          <table:table-cell office:value-type="float" office:value="349558" calcext:value-type="float">
            <text:p>349,558</text:p>
          </table:table-cell>
          <table:table-cell office:value-type="float" office:value="2499336" calcext:value-type="float">
            <text:p>2,499,336</text:p>
          </table:table-cell>
          <table:table-cell office:value-type="float" office:value="129367" calcext:value-type="float">
            <text:p>129,367</text:p>
          </table:table-cell>
          <table:table-cell office:value-type="float" office:value="928653" calcext:value-type="float">
            <text:p>928,653</text:p>
          </table:table-cell>
          <table:table-cell office:value-type="float" office:value="406347" calcext:value-type="float">
            <text:p>406,347</text:p>
          </table:table-cell>
          <table:table-cell office:value-type="float" office:value="943141" calcext:value-type="float">
            <text:p>943,141</text:p>
          </table:table-cell>
          <table:table-cell office:value-type="float" office:value="131857" calcext:value-type="float">
            <text:p>131,857</text:p>
          </table:table-cell>
          <table:table-cell office:value-type="float" office:value="587840" calcext:value-type="float">
            <text:p>587,840</text:p>
          </table:table-cell>
          <table:table-cell office:value-type="float" office:value="378316" calcext:value-type="float">
            <text:p>378,316</text:p>
          </table:table-cell>
          <table:table-cell office:value-type="float" office:value="6722402" calcext:value-type="float">
            <text:p>6,722,402</text:p>
          </table:table-cell>
          <table:table-cell office:value-type="float" office:value="221621" calcext:value-type="float">
            <text:p>221,621</text:p>
          </table:table-cell>
          <table:table-cell office:value-type="float" office:value="33788" calcext:value-type="float">
            <text:p>33,788</text:p>
          </table:table-cell>
          <table:table-cell office:value-type="float" office:value="255408" calcext:value-type="float">
            <text:p>255,408</text:p>
          </table:table-cell>
          <table:table-cell office:value-type="float" office:value="6977810" calcext:value-type="float">
            <text:p>6,977,810</text:p>
          </table:table-cell>
          <table:table-cell office:value-type="float" office:value="334656" calcext:value-type="float">
            <text:p>334,656</text:p>
          </table:table-cell>
          <table:table-cell office:value-type="float" office:value="189856" calcext:value-type="float">
            <text:p>189,8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140];&quot;,&quot;;[.E140];&quot;,&quot;;[.F140];&quot;,&quot;;[.G140];&quot;,&quot;;[.H140];&quot;,&quot;;[.I140];&quot;,&quot;;[.J140];&quot;,&quot;;[.K140];&quot;,&quot;;[.L140];&quot;,&quot;;[.M140];&quot;,&quot;;[.N140];&quot;,&quot;;[.P140];&quot;,&quot;;[.Q140];&quot;,&quot;;[.S140];&quot;,&quot;;[.T140];&quot;,&quot;;[.U140];&quot;,&quot;;[.V140];&quot;,&quot;;[.W140];&quot;,&quot;;[.X14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9,367985,349558,2499336,129367,928653,406347,943141,131857,587840,378316,221621,33788,6977810,334656,189856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39,367985,349558,2499336,129367,928653,406347,943141,131857,587840,378316,221621,33788,6977810,334656,189856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RINCETON PUBLIC SCHOOL DISTRICT</text:p>
          </table:table-cell>
          <table:table-cell office:value-type="float" office:value="477" calcext:value-type="float">
            <text:p>477</text:p>
          </table:table-cell>
          <table:table-cell table:formula="of:=VLOOKUP([.B141];[$Sheet2.A134:.C690];2)" office:value-type="float" office:value="140" calcext:value-type="float">
            <text:p>140</text:p>
          </table:table-cell>
          <table:table-cell office:value-type="float" office:value="3200" calcext:value-type="float">
            <text:p>3,200</text:p>
          </table:table-cell>
          <table:table-cell office:value-type="float" office:value="1500745" calcext:value-type="float">
            <text:p>1,500,745</text:p>
          </table:table-cell>
          <table:table-cell office:value-type="float" office:value="1643539" calcext:value-type="float">
            <text:p>1,643,539</text:p>
          </table:table-cell>
          <table:table-cell office:value-type="float" office:value="15797494" calcext:value-type="float">
            <text:p>15,797,494</text:p>
          </table:table-cell>
          <table:table-cell office:value-type="float" office:value="533896" calcext:value-type="float">
            <text:p>533,896</text:p>
          </table:table-cell>
          <table:table-cell office:value-type="float" office:value="7273787" calcext:value-type="float">
            <text:p>7,273,787</text:p>
          </table:table-cell>
          <table:table-cell office:value-type="float" office:value="1464055" calcext:value-type="float">
            <text:p>1,464,055</text:p>
          </table:table-cell>
          <table:table-cell office:value-type="float" office:value="1990988" calcext:value-type="float">
            <text:p>1,990,988</text:p>
          </table:table-cell>
          <table:table-cell office:value-type="float" office:value="1731968" calcext:value-type="float">
            <text:p>1,731,968</text:p>
          </table:table-cell>
          <table:table-cell office:value-type="float" office:value="3324918" calcext:value-type="float">
            <text:p>3,324,918</text:p>
          </table:table-cell>
          <table:table-cell office:value-type="float" office:value="2341396" calcext:value-type="float">
            <text:p>2,341,396</text:p>
          </table:table-cell>
          <table:table-cell office:value-type="float" office:value="37602787" calcext:value-type="float">
            <text:p>37,602,787</text:p>
          </table:table-cell>
          <table:table-cell office:value-type="float" office:value="1050321" calcext:value-type="float">
            <text:p>1,050,321</text:p>
          </table:table-cell>
          <table:table-cell office:value-type="float" office:value="259647" calcext:value-type="float">
            <text:p>259,647</text:p>
          </table:table-cell>
          <table:table-cell office:value-type="float" office:value="1309968" calcext:value-type="float">
            <text:p>1,309,968</text:p>
          </table:table-cell>
          <table:table-cell office:value-type="float" office:value="38912755" calcext:value-type="float">
            <text:p>38,912,755</text:p>
          </table:table-cell>
          <table:table-cell office:value-type="float" office:value="1980006" calcext:value-type="float">
            <text:p>1,980,006</text:p>
          </table:table-cell>
          <table:table-cell office:value-type="float" office:value="1559277" calcext:value-type="float">
            <text:p>1,559,277</text:p>
          </table:table-cell>
          <table:table-cell office:value-type="float" office:value="602023" calcext:value-type="float">
            <text:p>602,023</text:p>
          </table:table-cell>
          <table:table-cell office:value-type="float" office:value="4268450" calcext:value-type="float">
            <text:p>4,268,4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41];&quot;,&quot;;[.E141];&quot;,&quot;;[.F141];&quot;,&quot;;[.G141];&quot;,&quot;;[.H141];&quot;,&quot;;[.I141];&quot;,&quot;;[.J141];&quot;,&quot;;[.K141];&quot;,&quot;;[.L141];&quot;,&quot;;[.M141];&quot;,&quot;;[.N141];&quot;,&quot;;[.P141];&quot;,&quot;;[.Q141];&quot;,&quot;;[.S141];&quot;,&quot;;[.T141];&quot;,&quot;;[.U141];&quot;,&quot;;[.V141];&quot;,&quot;;[.W141];&quot;,&quot;;[.X14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0,1500745,1643539,15797494,533896,7273787,1464055,1990988,1731968,3324918,2341396,1050321,259647,38912755,1980006,1559277,602023,42684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0,1500745,1643539,15797494,533896,7273787,1464055,1990988,1731968,3324918,2341396,1050321,259647,38912755,1980006,1559277,602023,42684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NAMIA PUBLIC SCHOOL DISTRICT</text:p>
          </table:table-cell>
          <table:table-cell office:value-type="float" office:value="480" calcext:value-type="float">
            <text:p>480</text:p>
          </table:table-cell>
          <table:table-cell table:formula="of:=VLOOKUP([.B142];[$Sheet2.A135:.C691];2)" office:value-type="float" office:value="141" calcext:value-type="float">
            <text:p>141</text:p>
          </table:table-cell>
          <table:table-cell office:value-type="float" office:value="586" calcext:value-type="float">
            <text:p>586</text:p>
          </table:table-cell>
          <table:table-cell office:value-type="float" office:value="739994" calcext:value-type="float">
            <text:p>739,994</text:p>
          </table:table-cell>
          <table:table-cell office:value-type="float" office:value="383765" calcext:value-type="float">
            <text:p>383,765</text:p>
          </table:table-cell>
          <table:table-cell office:value-type="float" office:value="4239140" calcext:value-type="float">
            <text:p>4,239,140</text:p>
          </table:table-cell>
          <table:table-cell office:value-type="float" office:value="173969" calcext:value-type="float">
            <text:p>173,969</text:p>
          </table:table-cell>
          <table:table-cell office:value-type="float" office:value="2664199" calcext:value-type="float">
            <text:p>2,664,199</text:p>
          </table:table-cell>
          <table:table-cell office:value-type="float" office:value="447713" calcext:value-type="float">
            <text:p>447,713</text:p>
          </table:table-cell>
          <table:table-cell office:value-type="float" office:value="569256" calcext:value-type="float">
            <text:p>569,256</text:p>
          </table:table-cell>
          <table:table-cell office:value-type="float" office:value="286107" calcext:value-type="float">
            <text:p>286,107</text:p>
          </table:table-cell>
          <table:table-cell office:value-type="float" office:value="732185" calcext:value-type="float">
            <text:p>732,185</text:p>
          </table:table-cell>
          <table:table-cell office:value-type="float" office:value="770283" calcext:value-type="float">
            <text:p>770,283</text:p>
          </table:table-cell>
          <table:table-cell office:value-type="float" office:value="11006610" calcext:value-type="float">
            <text:p>11,006,610</text:p>
          </table:table-cell>
          <table:table-cell office:value-type="float" office:value="1269130" calcext:value-type="float">
            <text:p>1,269,130</text:p>
          </table:table-cell>
          <table:table-cell office:value-type="float" office:value="158901" calcext:value-type="float">
            <text:p>158,901</text:p>
          </table:table-cell>
          <table:table-cell office:value-type="float" office:value="1428031" calcext:value-type="float">
            <text:p>1,428,031</text:p>
          </table:table-cell>
          <table:table-cell office:value-type="float" office:value="12434642" calcext:value-type="float">
            <text:p>12,434,642</text:p>
          </table:table-cell>
          <table:table-cell office:value-type="float" office:value="395273" calcext:value-type="float">
            <text:p>395,273</text:p>
          </table:table-cell>
          <table:table-cell office:value-type="float" office:value="657763" calcext:value-type="float">
            <text:p>657,763</text:p>
          </table:table-cell>
          <table:table-cell office:value-type="float" office:value="0" calcext:value-type="float">
            <text:p>0</text:p>
          </table:table-cell>
          <table:table-cell office:value-type="float" office:value="816098" calcext:value-type="float">
            <text:p>816,09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42];&quot;,&quot;;[.E142];&quot;,&quot;;[.F142];&quot;,&quot;;[.G142];&quot;,&quot;;[.H142];&quot;,&quot;;[.I142];&quot;,&quot;;[.J142];&quot;,&quot;;[.K142];&quot;,&quot;;[.L142];&quot;,&quot;;[.M142];&quot;,&quot;;[.N142];&quot;,&quot;;[.P142];&quot;,&quot;;[.Q142];&quot;,&quot;;[.S142];&quot;,&quot;;[.T142];&quot;,&quot;;[.U142];&quot;,&quot;;[.V142];&quot;,&quot;;[.W142];&quot;,&quot;;[.X14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1,739994,383765,4239140,173969,2664199,447713,569256,286107,732185,770283,1269130,158901,12434642,395273,657763,0,81609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1,739994,383765,4239140,173969,2664199,447713,569256,286107,732185,770283,1269130,158901,12434642,395273,657763,0,81609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ITTLE FALLS PUBLIC SCHOOL DISTRICT</text:p>
          </table:table-cell>
          <table:table-cell office:value-type="float" office:value="482" calcext:value-type="float">
            <text:p>482</text:p>
          </table:table-cell>
          <table:table-cell table:formula="of:=VLOOKUP([.B143];[$Sheet2.A136:.C692];2)" office:value-type="float" office:value="142" calcext:value-type="float">
            <text:p>142</text:p>
          </table:table-cell>
          <table:table-cell office:value-type="float" office:value="2397" calcext:value-type="float">
            <text:p>2,397</text:p>
          </table:table-cell>
          <table:table-cell office:value-type="float" office:value="1297473" calcext:value-type="float">
            <text:p>1,297,473</text:p>
          </table:table-cell>
          <table:table-cell office:value-type="float" office:value="1437797" calcext:value-type="float">
            <text:p>1,437,797</text:p>
          </table:table-cell>
          <table:table-cell office:value-type="float" office:value="11776261" calcext:value-type="float">
            <text:p>11,776,261</text:p>
          </table:table-cell>
          <table:table-cell office:value-type="float" office:value="408969" calcext:value-type="float">
            <text:p>408,969</text:p>
          </table:table-cell>
          <table:table-cell office:value-type="float" office:value="6008457" calcext:value-type="float">
            <text:p>6,008,457</text:p>
          </table:table-cell>
          <table:table-cell office:value-type="float" office:value="1533833" calcext:value-type="float">
            <text:p>1,533,833</text:p>
          </table:table-cell>
          <table:table-cell office:value-type="float" office:value="2769259" calcext:value-type="float">
            <text:p>2,769,259</text:p>
          </table:table-cell>
          <table:table-cell office:value-type="float" office:value="1284601" calcext:value-type="float">
            <text:p>1,284,601</text:p>
          </table:table-cell>
          <table:table-cell office:value-type="float" office:value="2815960" calcext:value-type="float">
            <text:p>2,815,960</text:p>
          </table:table-cell>
          <table:table-cell office:value-type="float" office:value="2291428" calcext:value-type="float">
            <text:p>2,291,428</text:p>
          </table:table-cell>
          <table:table-cell office:value-type="float" office:value="31624038" calcext:value-type="float">
            <text:p>31,624,038</text:p>
          </table:table-cell>
          <table:table-cell office:value-type="float" office:value="1072016" calcext:value-type="float">
            <text:p>1,072,016</text:p>
          </table:table-cell>
          <table:table-cell office:value-type="float" office:value="132982" calcext:value-type="float">
            <text:p>132,982</text:p>
          </table:table-cell>
          <table:table-cell office:value-type="float" office:value="1204997" calcext:value-type="float">
            <text:p>1,204,997</text:p>
          </table:table-cell>
          <table:table-cell office:value-type="float" office:value="32829035" calcext:value-type="float">
            <text:p>32,829,035</text:p>
          </table:table-cell>
          <table:table-cell office:value-type="float" office:value="1720298" calcext:value-type="float">
            <text:p>1,720,298</text:p>
          </table:table-cell>
          <table:table-cell office:value-type="float" office:value="1419693" calcext:value-type="float">
            <text:p>1,419,693</text:p>
          </table:table-cell>
          <table:table-cell office:value-type="float" office:value="499104" calcext:value-type="float">
            <text:p>499,104</text:p>
          </table:table-cell>
          <table:table-cell office:value-type="float" office:value="2399167" calcext:value-type="float">
            <text:p>2,399,167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43];&quot;,&quot;;[.E143];&quot;,&quot;;[.F143];&quot;,&quot;;[.G143];&quot;,&quot;;[.H143];&quot;,&quot;;[.I143];&quot;,&quot;;[.J143];&quot;,&quot;;[.K143];&quot;,&quot;;[.L143];&quot;,&quot;;[.M143];&quot;,&quot;;[.N143];&quot;,&quot;;[.P143];&quot;,&quot;;[.Q143];&quot;,&quot;;[.S143];&quot;,&quot;;[.T143];&quot;,&quot;;[.U143];&quot;,&quot;;[.V143];&quot;,&quot;;[.W143];&quot;,&quot;;[.X14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2,1297473,1437797,11776261,408969,6008457,1533833,2769259,1284601,2815960,2291428,1072016,132982,32829035,1720298,1419693,499104,2399167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2,1297473,1437797,11776261,408969,6008457,1533833,2769259,1284601,2815960,2291428,1072016,132982,32829035,1720298,1419693,499104,2399167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IERZ PUBLIC SCHOOL DISTRICT</text:p>
          </table:table-cell>
          <table:table-cell office:value-type="float" office:value="484" calcext:value-type="float">
            <text:p>484</text:p>
          </table:table-cell>
          <table:table-cell table:formula="of:=VLOOKUP([.B144];[$Sheet2.A137:.C693];2)" office:value-type="float" office:value="143" calcext:value-type="float">
            <text:p>143</text:p>
          </table:table-cell>
          <table:table-cell office:value-type="float" office:value="1255" calcext:value-type="float">
            <text:p>1,255</text:p>
          </table:table-cell>
          <table:table-cell office:value-type="float" office:value="662748" calcext:value-type="float">
            <text:p>662,748</text:p>
          </table:table-cell>
          <table:table-cell office:value-type="float" office:value="547117" calcext:value-type="float">
            <text:p>547,117</text:p>
          </table:table-cell>
          <table:table-cell office:value-type="float" office:value="6021123" calcext:value-type="float">
            <text:p>6,021,123</text:p>
          </table:table-cell>
          <table:table-cell office:value-type="float" office:value="431416" calcext:value-type="float">
            <text:p>431,416</text:p>
          </table:table-cell>
          <table:table-cell office:value-type="float" office:value="2294928" calcext:value-type="float">
            <text:p>2,294,928</text:p>
          </table:table-cell>
          <table:table-cell office:value-type="float" office:value="1238251" calcext:value-type="float">
            <text:p>1,238,251</text:p>
          </table:table-cell>
          <table:table-cell office:value-type="float" office:value="680254" calcext:value-type="float">
            <text:p>680,254</text:p>
          </table:table-cell>
          <table:table-cell office:value-type="float" office:value="345530" calcext:value-type="float">
            <text:p>345,530</text:p>
          </table:table-cell>
          <table:table-cell office:value-type="float" office:value="1170047" calcext:value-type="float">
            <text:p>1,170,047</text:p>
          </table:table-cell>
          <table:table-cell office:value-type="float" office:value="857659" calcext:value-type="float">
            <text:p>857,659</text:p>
          </table:table-cell>
          <table:table-cell office:value-type="float" office:value="14249072" calcext:value-type="float">
            <text:p>14,249,072</text:p>
          </table:table-cell>
          <table:table-cell office:value-type="float" office:value="1066716" calcext:value-type="float">
            <text:p>1,066,716</text:p>
          </table:table-cell>
          <table:table-cell office:value-type="float" office:value="96315" calcext:value-type="float">
            <text:p>96,315</text:p>
          </table:table-cell>
          <table:table-cell office:value-type="float" office:value="1163032" calcext:value-type="float">
            <text:p>1,163,032</text:p>
          </table:table-cell>
          <table:table-cell office:value-type="float" office:value="15412104" calcext:value-type="float">
            <text:p>15,412,104</text:p>
          </table:table-cell>
          <table:table-cell office:value-type="float" office:value="885419" calcext:value-type="float">
            <text:p>885,419</text:p>
          </table:table-cell>
          <table:table-cell office:value-type="float" office:value="451696" calcext:value-type="float">
            <text:p>451,696</text:p>
          </table:table-cell>
          <table:table-cell office:value-type="float" office:value="882805" calcext:value-type="float">
            <text:p>882,805</text:p>
          </table:table-cell>
          <table:table-cell office:value-type="float" office:value="1222881" calcext:value-type="float">
            <text:p>1,222,88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44];&quot;,&quot;;[.E144];&quot;,&quot;;[.F144];&quot;,&quot;;[.G144];&quot;,&quot;;[.H144];&quot;,&quot;;[.I144];&quot;,&quot;;[.J144];&quot;,&quot;;[.K144];&quot;,&quot;;[.L144];&quot;,&quot;;[.M144];&quot;,&quot;;[.N144];&quot;,&quot;;[.P144];&quot;,&quot;;[.Q144];&quot;,&quot;;[.S144];&quot;,&quot;;[.T144];&quot;,&quot;;[.U144];&quot;,&quot;;[.V144];&quot;,&quot;;[.W144];&quot;,&quot;;[.X14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3,662748,547117,6021123,431416,2294928,1238251,680254,345530,1170047,857659,1066716,96315,15412104,885419,451696,882805,122288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3,662748,547117,6021123,431416,2294928,1238251,680254,345530,1170047,857659,1066716,96315,15412104,885419,451696,882805,122288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YALTON PUBLIC SCHOOL DISTRICT</text:p>
          </table:table-cell>
          <table:table-cell office:value-type="float" office:value="485" calcext:value-type="float">
            <text:p>485</text:p>
          </table:table-cell>
          <table:table-cell table:formula="of:=VLOOKUP([.B145];[$Sheet2.A138:.C694];2)" office:value-type="float" office:value="144" calcext:value-type="float">
            <text:p>144</text:p>
          </table:table-cell>
          <table:table-cell office:value-type="float" office:value="912" calcext:value-type="float">
            <text:p>912</text:p>
          </table:table-cell>
          <table:table-cell office:value-type="float" office:value="580198" calcext:value-type="float">
            <text:p>580,198</text:p>
          </table:table-cell>
          <table:table-cell office:value-type="float" office:value="397922" calcext:value-type="float">
            <text:p>397,922</text:p>
          </table:table-cell>
          <table:table-cell office:value-type="float" office:value="4037987" calcext:value-type="float">
            <text:p>4,037,987</text:p>
          </table:table-cell>
          <table:table-cell office:value-type="float" office:value="202505" calcext:value-type="float">
            <text:p>202,505</text:p>
          </table:table-cell>
          <table:table-cell office:value-type="float" office:value="1406195" calcext:value-type="float">
            <text:p>1,406,195</text:p>
          </table:table-cell>
          <table:table-cell office:value-type="float" office:value="517860" calcext:value-type="float">
            <text:p>517,860</text:p>
          </table:table-cell>
          <table:table-cell office:value-type="float" office:value="664669" calcext:value-type="float">
            <text:p>664,669</text:p>
          </table:table-cell>
          <table:table-cell office:value-type="float" office:value="365493" calcext:value-type="float">
            <text:p>365,493</text:p>
          </table:table-cell>
          <table:table-cell office:value-type="float" office:value="1287700" calcext:value-type="float">
            <text:p>1,287,700</text:p>
          </table:table-cell>
          <table:table-cell office:value-type="float" office:value="546036" calcext:value-type="float">
            <text:p>546,036</text:p>
          </table:table-cell>
          <table:table-cell office:value-type="float" office:value="10006566" calcext:value-type="float">
            <text:p>10,006,566</text:p>
          </table:table-cell>
          <table:table-cell office:value-type="float" office:value="524343" calcext:value-type="float">
            <text:p>524,343</text:p>
          </table:table-cell>
          <table:table-cell office:value-type="float" office:value="281133" calcext:value-type="float">
            <text:p>281,133</text:p>
          </table:table-cell>
          <table:table-cell office:value-type="float" office:value="805476" calcext:value-type="float">
            <text:p>805,476</text:p>
          </table:table-cell>
          <table:table-cell office:value-type="float" office:value="10812042" calcext:value-type="float">
            <text:p>10,812,042</text:p>
          </table:table-cell>
          <table:table-cell office:value-type="float" office:value="628949" calcext:value-type="float">
            <text:p>628,949</text:p>
          </table:table-cell>
          <table:table-cell office:value-type="float" office:value="370907" calcext:value-type="float">
            <text:p>370,907</text:p>
          </table:table-cell>
          <table:table-cell office:value-type="float" office:value="0" calcext:value-type="float">
            <text:p>0</text:p>
          </table:table-cell>
          <table:table-cell office:value-type="float" office:value="2015883" calcext:value-type="float">
            <text:p>2,015,88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45];&quot;,&quot;;[.E145];&quot;,&quot;;[.F145];&quot;,&quot;;[.G145];&quot;,&quot;;[.H145];&quot;,&quot;;[.I145];&quot;,&quot;;[.J145];&quot;,&quot;;[.K145];&quot;,&quot;;[.L145];&quot;,&quot;;[.M145];&quot;,&quot;;[.N145];&quot;,&quot;;[.P145];&quot;,&quot;;[.Q145];&quot;,&quot;;[.S145];&quot;,&quot;;[.T145];&quot;,&quot;;[.U145];&quot;,&quot;;[.V145];&quot;,&quot;;[.W145];&quot;,&quot;;[.X14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4,580198,397922,4037987,202505,1406195,517860,664669,365493,1287700,546036,524343,281133,10812042,628949,370907,0,201588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4,580198,397922,4037987,202505,1406195,517860,664669,365493,1287700,546036,524343,281133,10812042,628949,370907,0,201588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WANVILLE PUBLIC SCHOOL DISTRICT</text:p>
          </table:table-cell>
          <table:table-cell office:value-type="float" office:value="486" calcext:value-type="float">
            <text:p>486</text:p>
          </table:table-cell>
          <table:table-cell table:formula="of:=VLOOKUP([.B146];[$Sheet2.A139:.C695];2)" office:value-type="float" office:value="145" calcext:value-type="float">
            <text:p>145</text:p>
          </table:table-cell>
          <table:table-cell office:value-type="float" office:value="343" calcext:value-type="float">
            <text:p>343</text:p>
          </table:table-cell>
          <table:table-cell office:value-type="float" office:value="237658" calcext:value-type="float">
            <text:p>237,658</text:p>
          </table:table-cell>
          <table:table-cell office:value-type="float" office:value="95429" calcext:value-type="float">
            <text:p>95,429</text:p>
          </table:table-cell>
          <table:table-cell office:value-type="float" office:value="1765080" calcext:value-type="float">
            <text:p>1,765,080</text:p>
          </table:table-cell>
          <table:table-cell office:value-type="float" office:value="42882" calcext:value-type="float">
            <text:p>42,882</text:p>
          </table:table-cell>
          <table:table-cell office:value-type="float" office:value="533767" calcext:value-type="float">
            <text:p>533,767</text:p>
          </table:table-cell>
          <table:table-cell office:value-type="float" office:value="276670" calcext:value-type="float">
            <text:p>276,670</text:p>
          </table:table-cell>
          <table:table-cell office:value-type="float" office:value="203623" calcext:value-type="float">
            <text:p>203,623</text:p>
          </table:table-cell>
          <table:table-cell office:value-type="float" office:value="223768" calcext:value-type="float">
            <text:p>223,768</text:p>
          </table:table-cell>
          <table:table-cell office:value-type="float" office:value="258803" calcext:value-type="float">
            <text:p>258,803</text:p>
          </table:table-cell>
          <table:table-cell office:value-type="float" office:value="356109" calcext:value-type="float">
            <text:p>356,109</text:p>
          </table:table-cell>
          <table:table-cell office:value-type="float" office:value="3993790" calcext:value-type="float">
            <text:p>3,993,790</text:p>
          </table:table-cell>
          <table:table-cell office:value-type="float" office:value="366244" calcext:value-type="float">
            <text:p>366,244</text:p>
          </table:table-cell>
          <table:table-cell office:value-type="float" office:value="97363" calcext:value-type="float">
            <text:p>97,363</text:p>
          </table:table-cell>
          <table:table-cell office:value-type="float" office:value="463607" calcext:value-type="float">
            <text:p>463,607</text:p>
          </table:table-cell>
          <table:table-cell office:value-type="float" office:value="4457396" calcext:value-type="float">
            <text:p>4,457,396</text:p>
          </table:table-cell>
          <table:table-cell office:value-type="float" office:value="259453" calcext:value-type="float">
            <text:p>259,453</text:p>
          </table:table-cell>
          <table:table-cell office:value-type="float" office:value="95543" calcext:value-type="float">
            <text:p>95,543</text:p>
          </table:table-cell>
          <table:table-cell office:value-type="float" office:value="0" calcext:value-type="float">
            <text:p>0</text:p>
          </table:table-cell>
          <table:table-cell office:value-type="float" office:value="427006" calcext:value-type="float">
            <text:p>427,00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46];&quot;,&quot;;[.E146];&quot;,&quot;;[.F146];&quot;,&quot;;[.G146];&quot;,&quot;;[.H146];&quot;,&quot;;[.I146];&quot;,&quot;;[.J146];&quot;,&quot;;[.K146];&quot;,&quot;;[.L146];&quot;,&quot;;[.M146];&quot;,&quot;;[.N146];&quot;,&quot;;[.P146];&quot;,&quot;;[.Q146];&quot;,&quot;;[.S146];&quot;,&quot;;[.T146];&quot;,&quot;;[.U146];&quot;,&quot;;[.V146];&quot;,&quot;;[.W146];&quot;,&quot;;[.X14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5,237658,95429,1765080,42882,533767,276670,203623,223768,258803,356109,366244,97363,4457396,259453,95543,0,42700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5,237658,95429,1765080,42882,533767,276670,203623,223768,258803,356109,366244,97363,4457396,259453,95543,0,42700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PSALA PUBLIC SCHOOL DISTRICT</text:p>
          </table:table-cell>
          <table:table-cell office:value-type="float" office:value="487" calcext:value-type="float">
            <text:p>487</text:p>
          </table:table-cell>
          <table:table-cell table:formula="of:=VLOOKUP([.B147];[$Sheet2.A140:.C696];2)" office:value-type="float" office:value="146" calcext:value-type="float">
            <text:p>146</text:p>
          </table:table-cell>
          <table:table-cell office:value-type="float" office:value="365" calcext:value-type="float">
            <text:p>365</text:p>
          </table:table-cell>
          <table:table-cell office:value-type="float" office:value="524637" calcext:value-type="float">
            <text:p>524,637</text:p>
          </table:table-cell>
          <table:table-cell office:value-type="float" office:value="99685" calcext:value-type="float">
            <text:p>99,685</text:p>
          </table:table-cell>
          <table:table-cell office:value-type="float" office:value="2191284" calcext:value-type="float">
            <text:p>2,191,284</text:p>
          </table:table-cell>
          <table:table-cell office:value-type="float" office:value="59838" calcext:value-type="float">
            <text:p>59,838</text:p>
          </table:table-cell>
          <table:table-cell office:value-type="float" office:value="701328" calcext:value-type="float">
            <text:p>701,328</text:p>
          </table:table-cell>
          <table:table-cell office:value-type="float" office:value="384605" calcext:value-type="float">
            <text:p>384,605</text:p>
          </table:table-cell>
          <table:table-cell office:value-type="float" office:value="289786" calcext:value-type="float">
            <text:p>289,786</text:p>
          </table:table-cell>
          <table:table-cell office:value-type="float" office:value="54832" calcext:value-type="float">
            <text:p>54,832</text:p>
          </table:table-cell>
          <table:table-cell office:value-type="float" office:value="466557" calcext:value-type="float">
            <text:p>466,557</text:p>
          </table:table-cell>
          <table:table-cell office:value-type="float" office:value="287277" calcext:value-type="float">
            <text:p>287,277</text:p>
          </table:table-cell>
          <table:table-cell office:value-type="float" office:value="5059828" calcext:value-type="float">
            <text:p>5,059,828</text:p>
          </table:table-cell>
          <table:table-cell office:value-type="float" office:value="221803" calcext:value-type="float">
            <text:p>221,803</text:p>
          </table:table-cell>
          <table:table-cell office:value-type="float" office:value="134537" calcext:value-type="float">
            <text:p>134,537</text:p>
          </table:table-cell>
          <table:table-cell office:value-type="float" office:value="356340" calcext:value-type="float">
            <text:p>356,340</text:p>
          </table:table-cell>
          <table:table-cell office:value-type="float" office:value="5416168" calcext:value-type="float">
            <text:p>5,416,168</text:p>
          </table:table-cell>
          <table:table-cell office:value-type="float" office:value="243174" calcext:value-type="float">
            <text:p>243,174</text:p>
          </table:table-cell>
          <table:table-cell office:value-type="float" office:value="88176" calcext:value-type="float">
            <text:p>88,176</text:p>
          </table:table-cell>
          <table:table-cell office:value-type="float" office:value="0" calcext:value-type="float">
            <text:p>0</text:p>
          </table:table-cell>
          <table:table-cell office:value-type="float" office:value="689625" calcext:value-type="float">
            <text:p>689,6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47];&quot;,&quot;;[.E147];&quot;,&quot;;[.F147];&quot;,&quot;;[.G147];&quot;,&quot;;[.H147];&quot;,&quot;;[.I147];&quot;,&quot;;[.J147];&quot;,&quot;;[.K147];&quot;,&quot;;[.L147];&quot;,&quot;;[.M147];&quot;,&quot;;[.N147];&quot;,&quot;;[.P147];&quot;,&quot;;[.Q147];&quot;,&quot;;[.S147];&quot;,&quot;;[.T147];&quot;,&quot;;[.U147];&quot;,&quot;;[.V147];&quot;,&quot;;[.W147];&quot;,&quot;;[.X14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6,524637,99685,2191284,59838,701328,384605,289786,54832,466557,287277,221803,134537,5416168,243174,88176,0,6896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6,524637,99685,2191284,59838,701328,384605,289786,54832,466557,287277,221803,134537,5416168,243174,88176,0,6896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USTIN PUBLIC SCHOOL DISTRICT</text:p>
          </table:table-cell>
          <table:table-cell office:value-type="float" office:value="492" calcext:value-type="float">
            <text:p>492</text:p>
          </table:table-cell>
          <table:table-cell table:formula="of:=VLOOKUP([.B148];[$Sheet2.A141:.C697];2)" office:value-type="float" office:value="147" calcext:value-type="float">
            <text:p>147</text:p>
          </table:table-cell>
          <table:table-cell office:value-type="float" office:value="5120" calcext:value-type="float">
            <text:p>5,120</text:p>
          </table:table-cell>
          <table:table-cell office:value-type="float" office:value="2732622" calcext:value-type="float">
            <text:p>2,732,622</text:p>
          </table:table-cell>
          <table:table-cell office:value-type="float" office:value="3028318" calcext:value-type="float">
            <text:p>3,028,318</text:p>
          </table:table-cell>
          <table:table-cell office:value-type="float" office:value="31103994" calcext:value-type="float">
            <text:p>31,103,994</text:p>
          </table:table-cell>
          <table:table-cell office:value-type="float" office:value="712951" calcext:value-type="float">
            <text:p>712,951</text:p>
          </table:table-cell>
          <table:table-cell office:value-type="float" office:value="17643695" calcext:value-type="float">
            <text:p>17,643,695</text:p>
          </table:table-cell>
          <table:table-cell office:value-type="float" office:value="1346504" calcext:value-type="float">
            <text:p>1,346,504</text:p>
          </table:table-cell>
          <table:table-cell office:value-type="float" office:value="4389427" calcext:value-type="float">
            <text:p>4,389,427</text:p>
          </table:table-cell>
          <table:table-cell office:value-type="float" office:value="3652863" calcext:value-type="float">
            <text:p>3,652,863</text:p>
          </table:table-cell>
          <table:table-cell office:value-type="float" office:value="6101726" calcext:value-type="float">
            <text:p>6,101,726</text:p>
          </table:table-cell>
          <table:table-cell office:value-type="float" office:value="3137900" calcext:value-type="float">
            <text:p>3,137,900</text:p>
          </table:table-cell>
          <table:table-cell office:value-type="float" office:value="73849999" calcext:value-type="float">
            <text:p>73,849,999</text:p>
          </table:table-cell>
          <table:table-cell office:value-type="float" office:value="3424088" calcext:value-type="float">
            <text:p>3,424,088</text:p>
          </table:table-cell>
          <table:table-cell office:value-type="float" office:value="442354" calcext:value-type="float">
            <text:p>442,354</text:p>
          </table:table-cell>
          <table:table-cell office:value-type="float" office:value="3866442" calcext:value-type="float">
            <text:p>3,866,442</text:p>
          </table:table-cell>
          <table:table-cell office:value-type="float" office:value="77716441" calcext:value-type="float">
            <text:p>77,716,441</text:p>
          </table:table-cell>
          <table:table-cell office:value-type="float" office:value="3445026" calcext:value-type="float">
            <text:p>3,445,026</text:p>
          </table:table-cell>
          <table:table-cell office:value-type="float" office:value="2665025" calcext:value-type="float">
            <text:p>2,665,025</text:p>
          </table:table-cell>
          <table:table-cell office:value-type="float" office:value="2970846" calcext:value-type="float">
            <text:p>2,970,846</text:p>
          </table:table-cell>
          <table:table-cell office:value-type="float" office:value="3447142" calcext:value-type="float">
            <text:p>3,447,14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48];&quot;,&quot;;[.E148];&quot;,&quot;;[.F148];&quot;,&quot;;[.G148];&quot;,&quot;;[.H148];&quot;,&quot;;[.I148];&quot;,&quot;;[.J148];&quot;,&quot;;[.K148];&quot;,&quot;;[.L148];&quot;,&quot;;[.M148];&quot;,&quot;;[.N148];&quot;,&quot;;[.P148];&quot;,&quot;;[.Q148];&quot;,&quot;;[.S148];&quot;,&quot;;[.T148];&quot;,&quot;;[.U148];&quot;,&quot;;[.V148];&quot;,&quot;;[.W148];&quot;,&quot;;[.X14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7,2732622,3028318,31103994,712951,17643695,1346504,4389427,3652863,6101726,3137900,3424088,442354,77716441,3445026,2665025,2970846,344714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7,2732622,3028318,31103994,712951,17643695,1346504,4389427,3652863,6101726,3137900,3424088,442354,77716441,3445026,2665025,2970846,344714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AND MEADOW PUBLIC SCHOOL DISTRICT</text:p>
          </table:table-cell>
          <table:table-cell office:value-type="float" office:value="495" calcext:value-type="float">
            <text:p>495</text:p>
          </table:table-cell>
          <table:table-cell table:formula="of:=VLOOKUP([.B149];[$Sheet2.A142:.C698];2)"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  <table:table-cell office:value-type="float" office:value="485517" calcext:value-type="float">
            <text:p>485,517</text:p>
          </table:table-cell>
          <table:table-cell office:value-type="float" office:value="265404" calcext:value-type="float">
            <text:p>265,404</text:p>
          </table:table-cell>
          <table:table-cell office:value-type="float" office:value="2694870" calcext:value-type="float">
            <text:p>2,694,870</text:p>
          </table:table-cell>
          <table:table-cell office:value-type="float" office:value="147581" calcext:value-type="float">
            <text:p>147,581</text:p>
          </table:table-cell>
          <table:table-cell office:value-type="float" office:value="640862" calcext:value-type="float">
            <text:p>640,862</text:p>
          </table:table-cell>
          <table:table-cell office:value-type="float" office:value="360095" calcext:value-type="float">
            <text:p>360,095</text:p>
          </table:table-cell>
          <table:table-cell office:value-type="float" office:value="102022" calcext:value-type="float">
            <text:p>102,022</text:p>
          </table:table-cell>
          <table:table-cell office:value-type="float" office:value="120708" calcext:value-type="float">
            <text:p>120,708</text:p>
          </table:table-cell>
          <table:table-cell office:value-type="float" office:value="637958" calcext:value-type="float">
            <text:p>637,958</text:p>
          </table:table-cell>
          <table:table-cell office:value-type="float" office:value="187090" calcext:value-type="float">
            <text:p>187,090</text:p>
          </table:table-cell>
          <table:table-cell office:value-type="float" office:value="5642106" calcext:value-type="float">
            <text:p>5,642,106</text:p>
          </table:table-cell>
          <table:table-cell office:value-type="float" office:value="230692" calcext:value-type="float">
            <text:p>230,692</text:p>
          </table:table-cell>
          <table:table-cell office:value-type="float" office:value="64902" calcext:value-type="float">
            <text:p>64,902</text:p>
          </table:table-cell>
          <table:table-cell office:value-type="float" office:value="295594" calcext:value-type="float">
            <text:p>295,594</text:p>
          </table:table-cell>
          <table:table-cell office:value-type="float" office:value="5937700" calcext:value-type="float">
            <text:p>5,937,700</text:p>
          </table:table-cell>
          <table:table-cell office:value-type="float" office:value="338996" calcext:value-type="float">
            <text:p>338,996</text:p>
          </table:table-cell>
          <table:table-cell office:value-type="float" office:value="180780" calcext:value-type="float">
            <text:p>180,780</text:p>
          </table:table-cell>
          <table:table-cell office:value-type="float" office:value="0" calcext:value-type="float">
            <text:p>0</text:p>
          </table:table-cell>
          <table:table-cell office:value-type="float" office:value="953801" calcext:value-type="float">
            <text:p>953,80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49];&quot;,&quot;;[.E149];&quot;,&quot;;[.F149];&quot;,&quot;;[.G149];&quot;,&quot;;[.H149];&quot;,&quot;;[.I149];&quot;,&quot;;[.J149];&quot;,&quot;;[.K149];&quot;,&quot;;[.L149];&quot;,&quot;;[.M149];&quot;,&quot;;[.N149];&quot;,&quot;;[.P149];&quot;,&quot;;[.Q149];&quot;,&quot;;[.S149];&quot;,&quot;;[.T149];&quot;,&quot;;[.U149];&quot;,&quot;;[.V149];&quot;,&quot;;[.W149];&quot;,&quot;;[.X14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8,485517,265404,2694870,147581,640862,360095,102022,120708,637958,187090,230692,64902,5937700,338996,180780,0,95380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8,485517,265404,2694870,147581,640862,360095,102022,120708,637958,187090,230692,64902,5937700,338996,180780,0,95380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YLE PUBLIC SCHOOL DISTRICT</text:p>
          </table:table-cell>
          <table:table-cell office:value-type="float" office:value="497" calcext:value-type="float">
            <text:p>497</text:p>
          </table:table-cell>
          <table:table-cell table:formula="of:=VLOOKUP([.B150];[$Sheet2.A143:.C699];2)" office:value-type="float" office:value="149" calcext:value-type="float">
            <text:p>149</text:p>
          </table:table-cell>
          <table:table-cell office:value-type="float" office:value="308" calcext:value-type="float">
            <text:p>308</text:p>
          </table:table-cell>
          <table:table-cell office:value-type="float" office:value="338513" calcext:value-type="float">
            <text:p>338,513</text:p>
          </table:table-cell>
          <table:table-cell office:value-type="float" office:value="200630" calcext:value-type="float">
            <text:p>200,630</text:p>
          </table:table-cell>
          <table:table-cell office:value-type="float" office:value="1896462" calcext:value-type="float">
            <text:p>1,896,462</text:p>
          </table:table-cell>
          <table:table-cell office:value-type="float" office:value="100426" calcext:value-type="float">
            <text:p>100,426</text:p>
          </table:table-cell>
          <table:table-cell office:value-type="float" office:value="563571" calcext:value-type="float">
            <text:p>563,571</text:p>
          </table:table-cell>
          <table:table-cell office:value-type="float" office:value="237471" calcext:value-type="float">
            <text:p>237,471</text:p>
          </table:table-cell>
          <table:table-cell office:value-type="float" office:value="85011" calcext:value-type="float">
            <text:p>85,011</text:p>
          </table:table-cell>
          <table:table-cell office:value-type="float" office:value="169307" calcext:value-type="float">
            <text:p>169,307</text:p>
          </table:table-cell>
          <table:table-cell office:value-type="float" office:value="263353" calcext:value-type="float">
            <text:p>263,353</text:p>
          </table:table-cell>
          <table:table-cell office:value-type="float" office:value="296551" calcext:value-type="float">
            <text:p>296,551</text:p>
          </table:table-cell>
          <table:table-cell office:value-type="float" office:value="4151296" calcext:value-type="float">
            <text:p>4,151,296</text:p>
          </table:table-cell>
          <table:table-cell office:value-type="float" office:value="162790" calcext:value-type="float">
            <text:p>162,790</text:p>
          </table:table-cell>
          <table:table-cell office:value-type="float" office:value="112389" calcext:value-type="float">
            <text:p>112,389</text:p>
          </table:table-cell>
          <table:table-cell office:value-type="float" office:value="275180" calcext:value-type="float">
            <text:p>275,180</text:p>
          </table:table-cell>
          <table:table-cell office:value-type="float" office:value="4426475" calcext:value-type="float">
            <text:p>4,426,475</text:p>
          </table:table-cell>
          <table:table-cell office:value-type="float" office:value="207585" calcext:value-type="float">
            <text:p>207,585</text:p>
          </table:table-cell>
          <table:table-cell office:value-type="float" office:value="74202" calcext:value-type="float">
            <text:p>74,202</text:p>
          </table:table-cell>
          <table:table-cell office:value-type="float" office:value="0" calcext:value-type="float">
            <text:p>0</text:p>
          </table:table-cell>
          <table:table-cell office:value-type="float" office:value="579134" calcext:value-type="float">
            <text:p>579,13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50];&quot;,&quot;;[.E150];&quot;,&quot;;[.F150];&quot;,&quot;;[.G150];&quot;,&quot;;[.H150];&quot;,&quot;;[.I150];&quot;,&quot;;[.J150];&quot;,&quot;;[.K150];&quot;,&quot;;[.L150];&quot;,&quot;;[.M150];&quot;,&quot;;[.N150];&quot;,&quot;;[.P150];&quot;,&quot;;[.Q150];&quot;,&quot;;[.S150];&quot;,&quot;;[.T150];&quot;,&quot;;[.U150];&quot;,&quot;;[.V150];&quot;,&quot;;[.W150];&quot;,&quot;;[.X15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9,338513,200630,1896462,100426,563571,237471,85011,169307,263353,296551,162790,112389,4426475,207585,74202,0,57913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49,338513,200630,1896462,100426,563571,237471,85011,169307,263353,296551,162790,112389,4426475,207585,74202,0,57913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EROY-OSTRANDER PUBLIC SCHOOLS</text:p>
          </table:table-cell>
          <table:table-cell office:value-type="float" office:value="499" calcext:value-type="float">
            <text:p>499</text:p>
          </table:table-cell>
          <table:table-cell table:formula="of:=VLOOKUP([.B151];[$Sheet2.A144:.C700];2)"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348624" calcext:value-type="float">
            <text:p>348,624</text:p>
          </table:table-cell>
          <table:table-cell office:value-type="float" office:value="194070" calcext:value-type="float">
            <text:p>194,070</text:p>
          </table:table-cell>
          <table:table-cell office:value-type="float" office:value="1959442" calcext:value-type="float">
            <text:p>1,959,442</text:p>
          </table:table-cell>
          <table:table-cell office:value-type="float" office:value="119626" calcext:value-type="float">
            <text:p>119,626</text:p>
          </table:table-cell>
          <table:table-cell office:value-type="float" office:value="626098" calcext:value-type="float">
            <text:p>626,098</text:p>
          </table:table-cell>
          <table:table-cell office:value-type="float" office:value="250996" calcext:value-type="float">
            <text:p>250,996</text:p>
          </table:table-cell>
          <table:table-cell office:value-type="float" office:value="145040" calcext:value-type="float">
            <text:p>145,040</text:p>
          </table:table-cell>
          <table:table-cell office:value-type="float" office:value="78449" calcext:value-type="float">
            <text:p>78,449</text:p>
          </table:table-cell>
          <table:table-cell office:value-type="float" office:value="339039" calcext:value-type="float">
            <text:p>339,039</text:p>
          </table:table-cell>
          <table:table-cell office:value-type="float" office:value="216413" calcext:value-type="float">
            <text:p>216,413</text:p>
          </table:table-cell>
          <table:table-cell office:value-type="float" office:value="4277795" calcext:value-type="float">
            <text:p>4,277,795</text:p>
          </table:table-cell>
          <table:table-cell office:value-type="float" office:value="90094" calcext:value-type="float">
            <text:p>90,094</text:p>
          </table:table-cell>
          <table:table-cell office:value-type="float" office:value="368739" calcext:value-type="float">
            <text:p>368,739</text:p>
          </table:table-cell>
          <table:table-cell office:value-type="float" office:value="458832" calcext:value-type="float">
            <text:p>458,832</text:p>
          </table:table-cell>
          <table:table-cell office:value-type="float" office:value="4736628" calcext:value-type="float">
            <text:p>4,736,628</text:p>
          </table:table-cell>
          <table:table-cell office:value-type="float" office:value="221813" calcext:value-type="float">
            <text:p>221,813</text:p>
          </table:table-cell>
          <table:table-cell office:value-type="float" office:value="297933" calcext:value-type="float">
            <text:p>297,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10" calcext:value-type="float">
            <text:p>102,110</text:p>
          </table:table-cell>
          <table:table-cell/>
          <table:table-cell table:formula="of:=CONCATENATE([.$Z$3];[.$Y$3];[.C151];&quot;,&quot;;[.E151];&quot;,&quot;;[.F151];&quot;,&quot;;[.G151];&quot;,&quot;;[.H151];&quot;,&quot;;[.I151];&quot;,&quot;;[.J151];&quot;,&quot;;[.K151];&quot;,&quot;;[.L151];&quot;,&quot;;[.M151];&quot;,&quot;;[.N151];&quot;,&quot;;[.P151];&quot;,&quot;;[.Q151];&quot;,&quot;;[.S151];&quot;,&quot;;[.T151];&quot;,&quot;;[.U151];&quot;,&quot;;[.V151];&quot;,&quot;;[.W151];&quot;,&quot;;[.X15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0,348624,194070,1959442,119626,626098,250996,145040,78449,339039,216413,90094,368739,4736628,221813,297933,0,0,10211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0,348624,194070,1959442,119626,626098,250996,145040,78449,339039,216413,90094,368739,4736628,221813,297933,0,0,10211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OUTHLAND PUBLIC SCHOOL DISTRICT</text:p>
          </table:table-cell>
          <table:table-cell office:value-type="float" office:value="500" calcext:value-type="float">
            <text:p>500</text:p>
          </table:table-cell>
          <table:table-cell table:formula="of:=VLOOKUP([.B152];[$Sheet2.A145:.C701];2)" office:value-type="float" office:value="151" calcext:value-type="float">
            <text:p>151</text:p>
          </table:table-cell>
          <table:table-cell office:value-type="float" office:value="451" calcext:value-type="float">
            <text:p>451</text:p>
          </table:table-cell>
          <table:table-cell office:value-type="float" office:value="374302" calcext:value-type="float">
            <text:p>374,302</text:p>
          </table:table-cell>
          <table:table-cell office:value-type="float" office:value="244253" calcext:value-type="float">
            <text:p>244,253</text:p>
          </table:table-cell>
          <table:table-cell office:value-type="float" office:value="2592440" calcext:value-type="float">
            <text:p>2,592,440</text:p>
          </table:table-cell>
          <table:table-cell office:value-type="float" office:value="131099" calcext:value-type="float">
            <text:p>131,099</text:p>
          </table:table-cell>
          <table:table-cell office:value-type="float" office:value="755867" calcext:value-type="float">
            <text:p>755,867</text:p>
          </table:table-cell>
          <table:table-cell office:value-type="float" office:value="366721" calcext:value-type="float">
            <text:p>366,721</text:p>
          </table:table-cell>
          <table:table-cell office:value-type="float" office:value="60985" calcext:value-type="float">
            <text:p>60,985</text:p>
          </table:table-cell>
          <table:table-cell office:value-type="float" office:value="89004" calcext:value-type="float">
            <text:p>89,004</text:p>
          </table:table-cell>
          <table:table-cell office:value-type="float" office:value="813747" calcext:value-type="float">
            <text:p>813,747</text:p>
          </table:table-cell>
          <table:table-cell office:value-type="float" office:value="448248" calcext:value-type="float">
            <text:p>448,248</text:p>
          </table:table-cell>
          <table:table-cell office:value-type="float" office:value="5876666" calcext:value-type="float">
            <text:p>5,876,666</text:p>
          </table:table-cell>
          <table:table-cell office:value-type="float" office:value="107940" calcext:value-type="float">
            <text:p>107,940</text:p>
          </table:table-cell>
          <table:table-cell office:value-type="float" office:value="75271" calcext:value-type="float">
            <text:p>75,271</text:p>
          </table:table-cell>
          <table:table-cell office:value-type="float" office:value="183211" calcext:value-type="float">
            <text:p>183,211</text:p>
          </table:table-cell>
          <table:table-cell office:value-type="float" office:value="6059877" calcext:value-type="float">
            <text:p>6,059,877</text:p>
          </table:table-cell>
          <table:table-cell office:value-type="float" office:value="318466" calcext:value-type="float">
            <text:p>318,466</text:p>
          </table:table-cell>
          <table:table-cell office:value-type="float" office:value="168660" calcext:value-type="float">
            <text:p>168,660</text:p>
          </table:table-cell>
          <table:table-cell office:value-type="float" office:value="0" calcext:value-type="float">
            <text:p>0</text:p>
          </table:table-cell>
          <table:table-cell office:value-type="float" office:value="1446451" calcext:value-type="float">
            <text:p>1,446,45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52];&quot;,&quot;;[.E152];&quot;,&quot;;[.F152];&quot;,&quot;;[.G152];&quot;,&quot;;[.H152];&quot;,&quot;;[.I152];&quot;,&quot;;[.J152];&quot;,&quot;;[.K152];&quot;,&quot;;[.L152];&quot;,&quot;;[.M152];&quot;,&quot;;[.N152];&quot;,&quot;;[.P152];&quot;,&quot;;[.Q152];&quot;,&quot;;[.S152];&quot;,&quot;;[.T152];&quot;,&quot;;[.U152];&quot;,&quot;;[.V152];&quot;,&quot;;[.W152];&quot;,&quot;;[.X15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1,374302,244253,2592440,131099,755867,366721,60985,89004,813747,448248,107940,75271,6059877,318466,168660,0,144645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1,374302,244253,2592440,131099,755867,366721,60985,89004,813747,448248,107940,75271,6059877,318466,168660,0,144645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ULDA PUBLIC SCHOOL DISTRICT</text:p>
          </table:table-cell>
          <table:table-cell office:value-type="float" office:value="505" calcext:value-type="float">
            <text:p>505</text:p>
          </table:table-cell>
          <table:table-cell table:formula="of:=VLOOKUP([.B153];[$Sheet2.A146:.C702];2)" office:value-type="float" office:value="152" calcext:value-type="float">
            <text:p>152</text:p>
          </table:table-cell>
          <table:table-cell office:value-type="float" office:value="383" calcext:value-type="float">
            <text:p>383</text:p>
          </table:table-cell>
          <table:table-cell office:value-type="float" office:value="321664" calcext:value-type="float">
            <text:p>321,664</text:p>
          </table:table-cell>
          <table:table-cell office:value-type="float" office:value="229301" calcext:value-type="float">
            <text:p>229,301</text:p>
          </table:table-cell>
          <table:table-cell office:value-type="float" office:value="2383735" calcext:value-type="float">
            <text:p>2,383,735</text:p>
          </table:table-cell>
          <table:table-cell office:value-type="float" office:value="208134" calcext:value-type="float">
            <text:p>208,134</text:p>
          </table:table-cell>
          <table:table-cell office:value-type="float" office:value="863139" calcext:value-type="float">
            <text:p>863,139</text:p>
          </table:table-cell>
          <table:table-cell office:value-type="float" office:value="292021" calcext:value-type="float">
            <text:p>292,021</text:p>
          </table:table-cell>
          <table:table-cell office:value-type="float" office:value="198181" calcext:value-type="float">
            <text:p>198,181</text:p>
          </table:table-cell>
          <table:table-cell office:value-type="float" office:value="136226" calcext:value-type="float">
            <text:p>136,226</text:p>
          </table:table-cell>
          <table:table-cell office:value-type="float" office:value="537948" calcext:value-type="float">
            <text:p>537,948</text:p>
          </table:table-cell>
          <table:table-cell office:value-type="float" office:value="384754" calcext:value-type="float">
            <text:p>384,754</text:p>
          </table:table-cell>
          <table:table-cell office:value-type="float" office:value="5555103" calcext:value-type="float">
            <text:p>5,555,103</text:p>
          </table:table-cell>
          <table:table-cell office:value-type="float" office:value="135727" calcext:value-type="float">
            <text:p>135,727</text:p>
          </table:table-cell>
          <table:table-cell office:value-type="float" office:value="59902" calcext:value-type="float">
            <text:p>59,902</text:p>
          </table:table-cell>
          <table:table-cell office:value-type="float" office:value="195628" calcext:value-type="float">
            <text:p>195,628</text:p>
          </table:table-cell>
          <table:table-cell office:value-type="float" office:value="5750731" calcext:value-type="float">
            <text:p>5,750,731</text:p>
          </table:table-cell>
          <table:table-cell office:value-type="float" office:value="290333" calcext:value-type="float">
            <text:p>290,333</text:p>
          </table:table-cell>
          <table:table-cell office:value-type="float" office:value="181280" calcext:value-type="float">
            <text:p>181,280</text:p>
          </table:table-cell>
          <table:table-cell office:value-type="float" office:value="39906" calcext:value-type="float">
            <text:p>39,906</text:p>
          </table:table-cell>
          <table:table-cell office:value-type="float" office:value="74727" calcext:value-type="float">
            <text:p>74,727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53];&quot;,&quot;;[.E153];&quot;,&quot;;[.F153];&quot;,&quot;;[.G153];&quot;,&quot;;[.H153];&quot;,&quot;;[.I153];&quot;,&quot;;[.J153];&quot;,&quot;;[.K153];&quot;,&quot;;[.L153];&quot;,&quot;;[.M153];&quot;,&quot;;[.N153];&quot;,&quot;;[.P153];&quot;,&quot;;[.Q153];&quot;,&quot;;[.S153];&quot;,&quot;;[.T153];&quot;,&quot;;[.U153];&quot;,&quot;;[.V153];&quot;,&quot;;[.W153];&quot;,&quot;;[.X15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2,321664,229301,2383735,208134,863139,292021,198181,136226,537948,384754,135727,59902,5750731,290333,181280,39906,74727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2,321664,229301,2383735,208134,863139,292021,198181,136226,537948,384754,135727,59902,5750731,290333,181280,39906,74727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ICOLLET PUBLIC SCHOOL DISTRICT</text:p>
          </table:table-cell>
          <table:table-cell office:value-type="float" office:value="507" calcext:value-type="float">
            <text:p>507</text:p>
          </table:table-cell>
          <table:table-cell table:formula="of:=VLOOKUP([.B154];[$Sheet2.A147:.C703];2)" office:value-type="float" office:value="153" calcext:value-type="float">
            <text:p>153</text:p>
          </table:table-cell>
          <table:table-cell office:value-type="float" office:value="361" calcext:value-type="float">
            <text:p>361</text:p>
          </table:table-cell>
          <table:table-cell office:value-type="float" office:value="280734" calcext:value-type="float">
            <text:p>280,734</text:p>
          </table:table-cell>
          <table:table-cell office:value-type="float" office:value="293225" calcext:value-type="float">
            <text:p>293,225</text:p>
          </table:table-cell>
          <table:table-cell office:value-type="float" office:value="2149935" calcext:value-type="float">
            <text:p>2,149,935</text:p>
          </table:table-cell>
          <table:table-cell office:value-type="float" office:value="78372" calcext:value-type="float">
            <text:p>78,372</text:p>
          </table:table-cell>
          <table:table-cell office:value-type="float" office:value="563437" calcext:value-type="float">
            <text:p>563,437</text:p>
          </table:table-cell>
          <table:table-cell office:value-type="float" office:value="336835" calcext:value-type="float">
            <text:p>336,835</text:p>
          </table:table-cell>
          <table:table-cell office:value-type="float" office:value="253133" calcext:value-type="float">
            <text:p>253,133</text:p>
          </table:table-cell>
          <table:table-cell office:value-type="float" office:value="21221" calcext:value-type="float">
            <text:p>21,221</text:p>
          </table:table-cell>
          <table:table-cell office:value-type="float" office:value="473799" calcext:value-type="float">
            <text:p>473,799</text:p>
          </table:table-cell>
          <table:table-cell office:value-type="float" office:value="544915" calcext:value-type="float">
            <text:p>544,915</text:p>
          </table:table-cell>
          <table:table-cell office:value-type="float" office:value="4995607" calcext:value-type="float">
            <text:p>4,995,607</text:p>
          </table:table-cell>
          <table:table-cell office:value-type="float" office:value="139586" calcext:value-type="float">
            <text:p>139,586</text:p>
          </table:table-cell>
          <table:table-cell office:value-type="float" office:value="66169" calcext:value-type="float">
            <text:p>66,169</text:p>
          </table:table-cell>
          <table:table-cell office:value-type="float" office:value="205755" calcext:value-type="float">
            <text:p>205,755</text:p>
          </table:table-cell>
          <table:table-cell office:value-type="float" office:value="5201362" calcext:value-type="float">
            <text:p>5,201,362</text:p>
          </table:table-cell>
          <table:table-cell office:value-type="float" office:value="300333" calcext:value-type="float">
            <text:p>300,333</text:p>
          </table:table-cell>
          <table:table-cell office:value-type="float" office:value="791897" calcext:value-type="float">
            <text:p>791,897</text:p>
          </table:table-cell>
          <table:table-cell office:value-type="float" office:value="2691383" calcext:value-type="float">
            <text:p>2,691,383</text:p>
          </table:table-cell>
          <table:table-cell office:value-type="float" office:value="637760" calcext:value-type="float">
            <text:p>637,76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54];&quot;,&quot;;[.E154];&quot;,&quot;;[.F154];&quot;,&quot;;[.G154];&quot;,&quot;;[.H154];&quot;,&quot;;[.I154];&quot;,&quot;;[.J154];&quot;,&quot;;[.K154];&quot;,&quot;;[.L154];&quot;,&quot;;[.M154];&quot;,&quot;;[.N154];&quot;,&quot;;[.P154];&quot;,&quot;;[.Q154];&quot;,&quot;;[.S154];&quot;,&quot;;[.T154];&quot;,&quot;;[.U154];&quot;,&quot;;[.V154];&quot;,&quot;;[.W154];&quot;,&quot;;[.X15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3,280734,293225,2149935,78372,563437,336835,253133,21221,473799,544915,139586,66169,5201362,300333,791897,2691383,63776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3,280734,293225,2149935,78372,563437,336835,253133,21221,473799,544915,139586,66169,5201362,300333,791897,2691383,63776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PETER PUBLIC SCHOOL DISTRICT</text:p>
          </table:table-cell>
          <table:table-cell office:value-type="float" office:value="508" calcext:value-type="float">
            <text:p>508</text:p>
          </table:table-cell>
          <table:table-cell table:formula="of:=VLOOKUP([.B155];[$Sheet2.A148:.C704];2)" office:value-type="float" office:value="154" calcext:value-type="float">
            <text:p>154</text:p>
          </table:table-cell>
          <table:table-cell office:value-type="float" office:value="2124" calcext:value-type="float">
            <text:p>2,124</text:p>
          </table:table-cell>
          <table:table-cell office:value-type="float" office:value="1136351" calcext:value-type="float">
            <text:p>1,136,351</text:p>
          </table:table-cell>
          <table:table-cell office:value-type="float" office:value="1342720" calcext:value-type="float">
            <text:p>1,342,720</text:p>
          </table:table-cell>
          <table:table-cell office:value-type="float" office:value="12338085" calcext:value-type="float">
            <text:p>12,338,085</text:p>
          </table:table-cell>
          <table:table-cell office:value-type="float" office:value="488509" calcext:value-type="float">
            <text:p>488,509</text:p>
          </table:table-cell>
          <table:table-cell office:value-type="float" office:value="6282431" calcext:value-type="float">
            <text:p>6,282,431</text:p>
          </table:table-cell>
          <table:table-cell office:value-type="float" office:value="1116494" calcext:value-type="float">
            <text:p>1,116,494</text:p>
          </table:table-cell>
          <table:table-cell office:value-type="float" office:value="1301580" calcext:value-type="float">
            <text:p>1,301,580</text:p>
          </table:table-cell>
          <table:table-cell office:value-type="float" office:value="1061806" calcext:value-type="float">
            <text:p>1,061,806</text:p>
          </table:table-cell>
          <table:table-cell office:value-type="float" office:value="2726155" calcext:value-type="float">
            <text:p>2,726,155</text:p>
          </table:table-cell>
          <table:table-cell office:value-type="float" office:value="1438396" calcext:value-type="float">
            <text:p>1,438,396</text:p>
          </table:table-cell>
          <table:table-cell office:value-type="float" office:value="29232526" calcext:value-type="float">
            <text:p>29,232,526</text:p>
          </table:table-cell>
          <table:table-cell office:value-type="float" office:value="1420615" calcext:value-type="float">
            <text:p>1,420,615</text:p>
          </table:table-cell>
          <table:table-cell office:value-type="float" office:value="176134" calcext:value-type="float">
            <text:p>176,134</text:p>
          </table:table-cell>
          <table:table-cell office:value-type="float" office:value="1596748" calcext:value-type="float">
            <text:p>1,596,748</text:p>
          </table:table-cell>
          <table:table-cell office:value-type="float" office:value="30829274" calcext:value-type="float">
            <text:p>30,829,274</text:p>
          </table:table-cell>
          <table:table-cell office:value-type="float" office:value="1830801" calcext:value-type="float">
            <text:p>1,830,801</text:p>
          </table:table-cell>
          <table:table-cell office:value-type="float" office:value="1045364" calcext:value-type="float">
            <text:p>1,045,364</text:p>
          </table:table-cell>
          <table:table-cell office:value-type="float" office:value="118617" calcext:value-type="float">
            <text:p>118,617</text:p>
          </table:table-cell>
          <table:table-cell office:value-type="float" office:value="3849250" calcext:value-type="float">
            <text:p>3,849,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55];&quot;,&quot;;[.E155];&quot;,&quot;;[.F155];&quot;,&quot;;[.G155];&quot;,&quot;;[.H155];&quot;,&quot;;[.I155];&quot;,&quot;;[.J155];&quot;,&quot;;[.K155];&quot;,&quot;;[.L155];&quot;,&quot;;[.M155];&quot;,&quot;;[.N155];&quot;,&quot;;[.P155];&quot;,&quot;;[.Q155];&quot;,&quot;;[.S155];&quot;,&quot;;[.T155];&quot;,&quot;;[.U155];&quot;,&quot;;[.V155];&quot;,&quot;;[.W155];&quot;,&quot;;[.X15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4,1136351,1342720,12338085,488509,6282431,1116494,1301580,1061806,2726155,1438396,1420615,176134,30829274,1830801,1045364,118617,38492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4,1136351,1342720,12338085,488509,6282431,1116494,1301580,1061806,2726155,1438396,1420615,176134,30829274,1830801,1045364,118617,38492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DRIAN PUBLIC SCHOOL DISTRICT</text:p>
          </table:table-cell>
          <table:table-cell office:value-type="float" office:value="511" calcext:value-type="float">
            <text:p>511</text:p>
          </table:table-cell>
          <table:table-cell table:formula="of:=VLOOKUP([.B156];[$Sheet2.A149:.C705];2)" office:value-type="float" office:value="155" calcext:value-type="float">
            <text:p>155</text:p>
          </table:table-cell>
          <table:table-cell office:value-type="float" office:value="576" calcext:value-type="float">
            <text:p>576</text:p>
          </table:table-cell>
          <table:table-cell office:value-type="float" office:value="385328" calcext:value-type="float">
            <text:p>385,328</text:p>
          </table:table-cell>
          <table:table-cell office:value-type="float" office:value="405810" calcext:value-type="float">
            <text:p>405,810</text:p>
          </table:table-cell>
          <table:table-cell office:value-type="float" office:value="2840718" calcext:value-type="float">
            <text:p>2,840,718</text:p>
          </table:table-cell>
          <table:table-cell office:value-type="float" office:value="168260" calcext:value-type="float">
            <text:p>168,260</text:p>
          </table:table-cell>
          <table:table-cell office:value-type="float" office:value="1172871" calcext:value-type="float">
            <text:p>1,172,871</text:p>
          </table:table-cell>
          <table:table-cell office:value-type="float" office:value="466098" calcext:value-type="float">
            <text:p>466,098</text:p>
          </table:table-cell>
          <table:table-cell office:value-type="float" office:value="645374" calcext:value-type="float">
            <text:p>645,374</text:p>
          </table:table-cell>
          <table:table-cell office:value-type="float" office:value="197831" calcext:value-type="float">
            <text:p>197,831</text:p>
          </table:table-cell>
          <table:table-cell office:value-type="float" office:value="695306" calcext:value-type="float">
            <text:p>695,306</text:p>
          </table:table-cell>
          <table:table-cell office:value-type="float" office:value="785091" calcext:value-type="float">
            <text:p>785,091</text:p>
          </table:table-cell>
          <table:table-cell office:value-type="float" office:value="7762686" calcext:value-type="float">
            <text:p>7,762,686</text:p>
          </table:table-cell>
          <table:table-cell office:value-type="float" office:value="799001" calcext:value-type="float">
            <text:p>799,001</text:p>
          </table:table-cell>
          <table:table-cell office:value-type="float" office:value="97117" calcext:value-type="float">
            <text:p>97,117</text:p>
          </table:table-cell>
          <table:table-cell office:value-type="float" office:value="896118" calcext:value-type="float">
            <text:p>896,118</text:p>
          </table:table-cell>
          <table:table-cell office:value-type="float" office:value="8658803" calcext:value-type="float">
            <text:p>8,658,803</text:p>
          </table:table-cell>
          <table:table-cell office:value-type="float" office:value="459640" calcext:value-type="float">
            <text:p>459,640</text:p>
          </table:table-cell>
          <table:table-cell office:value-type="float" office:value="138462" calcext:value-type="float">
            <text:p>138,462</text:p>
          </table:table-cell>
          <table:table-cell office:value-type="float" office:value="2639403" calcext:value-type="float">
            <text:p>2,639,4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[.$Z$3];[.$Y$3];[.C156];&quot;,&quot;;[.E156];&quot;,&quot;;[.F156];&quot;,&quot;;[.G156];&quot;,&quot;;[.H156];&quot;,&quot;;[.I156];&quot;,&quot;;[.J156];&quot;,&quot;;[.K156];&quot;,&quot;;[.L156];&quot;,&quot;;[.M156];&quot;,&quot;;[.N156];&quot;,&quot;;[.P156];&quot;,&quot;;[.Q156];&quot;,&quot;;[.S156];&quot;,&quot;;[.T156];&quot;,&quot;;[.U156];&quot;,&quot;;[.V156];&quot;,&quot;;[.W156];&quot;,&quot;;[.X15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5,385328,405810,2840718,168260,1172871,466098,645374,197831,695306,785091,799001,97117,8658803,459640,138462,2639403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5,385328,405810,2840718,168260,1172871,466098,645374,197831,695306,785091,799001,97117,8658803,459640,138462,2639403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LLSWORTH PUBLIC SCHOOL DISTRICT</text:p>
          </table:table-cell>
          <table:table-cell office:value-type="float" office:value="514" calcext:value-type="float">
            <text:p>514</text:p>
          </table:table-cell>
          <table:table-cell table:formula="of:=VLOOKUP([.B157];[$Sheet2.A150:.C706];2)"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97897" calcext:value-type="float">
            <text:p>197,897</text:p>
          </table:table-cell>
          <table:table-cell office:value-type="float" office:value="84876" calcext:value-type="float">
            <text:p>84,876</text:p>
          </table:table-cell>
          <table:table-cell office:value-type="float" office:value="890927" calcext:value-type="float">
            <text:p>890,927</text:p>
          </table:table-cell>
          <table:table-cell office:value-type="float" office:value="125522" calcext:value-type="float">
            <text:p>125,522</text:p>
          </table:table-cell>
          <table:table-cell office:value-type="float" office:value="251895" calcext:value-type="float">
            <text:p>251,895</text:p>
          </table:table-cell>
          <table:table-cell office:value-type="float" office:value="109610" calcext:value-type="float">
            <text:p>109,610</text:p>
          </table:table-cell>
          <table:table-cell office:value-type="float" office:value="79641" calcext:value-type="float">
            <text:p>79,641</text:p>
          </table:table-cell>
          <table:table-cell office:value-type="float" office:value="35396" calcext:value-type="float">
            <text:p>35,396</text:p>
          </table:table-cell>
          <table:table-cell office:value-type="float" office:value="241887" calcext:value-type="float">
            <text:p>241,887</text:p>
          </table:table-cell>
          <table:table-cell office:value-type="float" office:value="133222" calcext:value-type="float">
            <text:p>133,222</text:p>
          </table:table-cell>
          <table:table-cell office:value-type="float" office:value="2150873" calcext:value-type="float">
            <text:p>2,150,873</text:p>
          </table:table-cell>
          <table:table-cell office:value-type="float" office:value="179239" calcext:value-type="float">
            <text:p>179,239</text:p>
          </table:table-cell>
          <table:table-cell office:value-type="float" office:value="31687" calcext:value-type="float">
            <text:p>31,687</text:p>
          </table:table-cell>
          <table:table-cell office:value-type="float" office:value="210926" calcext:value-type="float">
            <text:p>210,926</text:p>
          </table:table-cell>
          <table:table-cell office:value-type="float" office:value="2361798" calcext:value-type="float">
            <text:p>2,361,798</text:p>
          </table:table-cell>
          <table:table-cell office:value-type="float" office:value="100692" calcext:value-type="float">
            <text:p>100,692</text:p>
          </table:table-cell>
          <table:table-cell office:value-type="float" office:value="41820" calcext:value-type="float">
            <text:p>41,8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157];&quot;,&quot;;[.E157];&quot;,&quot;;[.F157];&quot;,&quot;;[.G157];&quot;,&quot;;[.H157];&quot;,&quot;;[.I157];&quot;,&quot;;[.J157];&quot;,&quot;;[.K157];&quot;,&quot;;[.L157];&quot;,&quot;;[.M157];&quot;,&quot;;[.N157];&quot;,&quot;;[.P157];&quot;,&quot;;[.Q157];&quot;,&quot;;[.S157];&quot;,&quot;;[.T157];&quot;,&quot;;[.U157];&quot;,&quot;;[.V157];&quot;,&quot;;[.W157];&quot;,&quot;;[.X15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7,197897,84876,890927,125522,251895,109610,79641,35396,241887,133222,179239,31687,2361798,100692,4182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7,197897,84876,890927,125522,251895,109610,79641,35396,241887,133222,179239,31687,2361798,100692,4182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ORTHINGTON PUBLIC SCHOOL DISTRICT</text:p>
          </table:table-cell>
          <table:table-cell office:value-type="float" office:value="518" calcext:value-type="float">
            <text:p>518</text:p>
          </table:table-cell>
          <table:table-cell table:formula="of:=VLOOKUP([.B158];[$Sheet2.A151:.C707];2)" office:value-type="float" office:value="159" calcext:value-type="float">
            <text:p>159</text:p>
          </table:table-cell>
          <table:table-cell office:value-type="float" office:value="3832" calcext:value-type="float">
            <text:p>3,832</text:p>
          </table:table-cell>
          <table:table-cell office:value-type="float" office:value="1491960" calcext:value-type="float">
            <text:p>1,491,960</text:p>
          </table:table-cell>
          <table:table-cell office:value-type="float" office:value="1109654" calcext:value-type="float">
            <text:p>1,109,654</text:p>
          </table:table-cell>
          <table:table-cell office:value-type="float" office:value="23359787" calcext:value-type="float">
            <text:p>23,359,787</text:p>
          </table:table-cell>
          <table:table-cell office:value-type="float" office:value="575979" calcext:value-type="float">
            <text:p>575,979</text:p>
          </table:table-cell>
          <table:table-cell office:value-type="float" office:value="7732234" calcext:value-type="float">
            <text:p>7,732,234</text:p>
          </table:table-cell>
          <table:table-cell office:value-type="float" office:value="1250037" calcext:value-type="float">
            <text:p>1,250,037</text:p>
          </table:table-cell>
          <table:table-cell office:value-type="float" office:value="2993874" calcext:value-type="float">
            <text:p>2,993,874</text:p>
          </table:table-cell>
          <table:table-cell office:value-type="float" office:value="2318807" calcext:value-type="float">
            <text:p>2,318,807</text:p>
          </table:table-cell>
          <table:table-cell office:value-type="float" office:value="3105214" calcext:value-type="float">
            <text:p>3,105,214</text:p>
          </table:table-cell>
          <table:table-cell office:value-type="float" office:value="1938710" calcext:value-type="float">
            <text:p>1,938,710</text:p>
          </table:table-cell>
          <table:table-cell office:value-type="float" office:value="45876256" calcext:value-type="float">
            <text:p>45,876,256</text:p>
          </table:table-cell>
          <table:table-cell office:value-type="float" office:value="9294194" calcext:value-type="float">
            <text:p>9,294,194</text:p>
          </table:table-cell>
          <table:table-cell office:value-type="float" office:value="1771606" calcext:value-type="float">
            <text:p>1,771,606</text:p>
          </table:table-cell>
          <table:table-cell office:value-type="float" office:value="11065800" calcext:value-type="float">
            <text:p>11,065,800</text:p>
          </table:table-cell>
          <table:table-cell office:value-type="float" office:value="56942056" calcext:value-type="float">
            <text:p>56,942,056</text:p>
          </table:table-cell>
          <table:table-cell office:value-type="float" office:value="2720654" calcext:value-type="float">
            <text:p>2,720,654</text:p>
          </table:table-cell>
          <table:table-cell office:value-type="float" office:value="1976593" calcext:value-type="float">
            <text:p>1,976,593</text:p>
          </table:table-cell>
          <table:table-cell office:value-type="float" office:value="17028046" calcext:value-type="float">
            <text:p>17,028,046</text:p>
          </table:table-cell>
          <table:table-cell office:value-type="float" office:value="4755219" calcext:value-type="float">
            <text:p>4,755,21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58];&quot;,&quot;;[.E158];&quot;,&quot;;[.F158];&quot;,&quot;;[.G158];&quot;,&quot;;[.H158];&quot;,&quot;;[.I158];&quot;,&quot;;[.J158];&quot;,&quot;;[.K158];&quot;,&quot;;[.L158];&quot;,&quot;;[.M158];&quot;,&quot;;[.N158];&quot;,&quot;;[.P158];&quot;,&quot;;[.Q158];&quot;,&quot;;[.S158];&quot;,&quot;;[.T158];&quot;,&quot;;[.U158];&quot;,&quot;;[.V158];&quot;,&quot;;[.W158];&quot;,&quot;;[.X15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9,1491960,1109654,23359787,575979,7732234,1250037,2993874,2318807,3105214,1938710,9294194,1771606,56942056,2720654,1976593,17028046,475521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59,1491960,1109654,23359787,575979,7732234,1250037,2993874,2318807,3105214,1938710,9294194,1771606,56942056,2720654,1976593,17028046,475521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YRON PUBLIC SCHOOL DISTRICT</text:p>
          </table:table-cell>
          <table:table-cell office:value-type="float" office:value="531" calcext:value-type="float">
            <text:p>531</text:p>
          </table:table-cell>
          <table:table-cell table:formula="of:=VLOOKUP([.B159];[$Sheet2.A152:.C708];2)" office:value-type="float" office:value="160" calcext:value-type="float">
            <text:p>160</text:p>
          </table:table-cell>
          <table:table-cell office:value-type="float" office:value="2270" calcext:value-type="float">
            <text:p>2,270</text:p>
          </table:table-cell>
          <table:table-cell office:value-type="float" office:value="1224515" calcext:value-type="float">
            <text:p>1,224,515</text:p>
          </table:table-cell>
          <table:table-cell office:value-type="float" office:value="1020346" calcext:value-type="float">
            <text:p>1,020,346</text:p>
          </table:table-cell>
          <table:table-cell office:value-type="float" office:value="11142662" calcext:value-type="float">
            <text:p>11,142,662</text:p>
          </table:table-cell>
          <table:table-cell office:value-type="float" office:value="432054" calcext:value-type="float">
            <text:p>432,054</text:p>
          </table:table-cell>
          <table:table-cell office:value-type="float" office:value="3129474" calcext:value-type="float">
            <text:p>3,129,474</text:p>
          </table:table-cell>
          <table:table-cell office:value-type="float" office:value="941368" calcext:value-type="float">
            <text:p>941,368</text:p>
          </table:table-cell>
          <table:table-cell office:value-type="float" office:value="990851" calcext:value-type="float">
            <text:p>990,851</text:p>
          </table:table-cell>
          <table:table-cell office:value-type="float" office:value="1238711" calcext:value-type="float">
            <text:p>1,238,711</text:p>
          </table:table-cell>
          <table:table-cell office:value-type="float" office:value="2089445" calcext:value-type="float">
            <text:p>2,089,445</text:p>
          </table:table-cell>
          <table:table-cell office:value-type="float" office:value="1034803" calcext:value-type="float">
            <text:p>1,034,803</text:p>
          </table:table-cell>
          <table:table-cell office:value-type="float" office:value="23244229" calcext:value-type="float">
            <text:p>23,244,229</text:p>
          </table:table-cell>
          <table:table-cell office:value-type="float" office:value="976761" calcext:value-type="float">
            <text:p>976,761</text:p>
          </table:table-cell>
          <table:table-cell office:value-type="float" office:value="375298" calcext:value-type="float">
            <text:p>375,298</text:p>
          </table:table-cell>
          <table:table-cell office:value-type="float" office:value="1352059" calcext:value-type="float">
            <text:p>1,352,059</text:p>
          </table:table-cell>
          <table:table-cell office:value-type="float" office:value="24596287" calcext:value-type="float">
            <text:p>24,596,287</text:p>
          </table:table-cell>
          <table:table-cell office:value-type="float" office:value="1350690" calcext:value-type="float">
            <text:p>1,350,690</text:p>
          </table:table-cell>
          <table:table-cell office:value-type="float" office:value="1607514" calcext:value-type="float">
            <text:p>1,607,514</text:p>
          </table:table-cell>
          <table:table-cell office:value-type="float" office:value="2359867" calcext:value-type="float">
            <text:p>2,359,867</text:p>
          </table:table-cell>
          <table:table-cell office:value-type="float" office:value="4266500" calcext:value-type="float">
            <text:p>4,266,5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59];&quot;,&quot;;[.E159];&quot;,&quot;;[.F159];&quot;,&quot;;[.G159];&quot;,&quot;;[.H159];&quot;,&quot;;[.I159];&quot;,&quot;;[.J159];&quot;,&quot;;[.K159];&quot;,&quot;;[.L159];&quot;,&quot;;[.M159];&quot;,&quot;;[.N159];&quot;,&quot;;[.P159];&quot;,&quot;;[.Q159];&quot;,&quot;;[.S159];&quot;,&quot;;[.T159];&quot;,&quot;;[.U159];&quot;,&quot;;[.V159];&quot;,&quot;;[.W159];&quot;,&quot;;[.X15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0,1224515,1020346,11142662,432054,3129474,941368,990851,1238711,2089445,1034803,976761,375298,24596287,1350690,1607514,2359867,42665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0,1224515,1020346,11142662,432054,3129474,941368,990851,1238711,2089445,1034803,976761,375298,24596287,1350690,1607514,2359867,42665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OVER-EYOTA PUBLIC SCHOOL DISTRICT</text:p>
          </table:table-cell>
          <table:table-cell office:value-type="float" office:value="533" calcext:value-type="float">
            <text:p>533</text:p>
          </table:table-cell>
          <table:table-cell table:formula="of:=VLOOKUP([.B160];[$Sheet2.A153:.C709];2)" office:value-type="float" office:value="161" calcext:value-type="float">
            <text:p>161</text:p>
          </table:table-cell>
          <table:table-cell office:value-type="float" office:value="1100" calcext:value-type="float">
            <text:p>1,100</text:p>
          </table:table-cell>
          <table:table-cell office:value-type="float" office:value="639954" calcext:value-type="float">
            <text:p>639,954</text:p>
          </table:table-cell>
          <table:table-cell office:value-type="float" office:value="568555" calcext:value-type="float">
            <text:p>568,555</text:p>
          </table:table-cell>
          <table:table-cell office:value-type="float" office:value="5336580" calcext:value-type="float">
            <text:p>5,336,580</text:p>
          </table:table-cell>
          <table:table-cell office:value-type="float" office:value="230026" calcext:value-type="float">
            <text:p>230,026</text:p>
          </table:table-cell>
          <table:table-cell office:value-type="float" office:value="1820318" calcext:value-type="float">
            <text:p>1,820,318</text:p>
          </table:table-cell>
          <table:table-cell office:value-type="float" office:value="654532" calcext:value-type="float">
            <text:p>654,532</text:p>
          </table:table-cell>
          <table:table-cell office:value-type="float" office:value="838558" calcext:value-type="float">
            <text:p>838,558</text:p>
          </table:table-cell>
          <table:table-cell office:value-type="float" office:value="358207" calcext:value-type="float">
            <text:p>358,207</text:p>
          </table:table-cell>
          <table:table-cell office:value-type="float" office:value="1091185" calcext:value-type="float">
            <text:p>1,091,185</text:p>
          </table:table-cell>
          <table:table-cell office:value-type="float" office:value="371270" calcext:value-type="float">
            <text:p>371,270</text:p>
          </table:table-cell>
          <table:table-cell office:value-type="float" office:value="11909184" calcext:value-type="float">
            <text:p>11,909,184</text:p>
          </table:table-cell>
          <table:table-cell office:value-type="float" office:value="200646" calcext:value-type="float">
            <text:p>200,646</text:p>
          </table:table-cell>
          <table:table-cell office:value-type="float" office:value="91288" calcext:value-type="float">
            <text:p>91,288</text:p>
          </table:table-cell>
          <table:table-cell office:value-type="float" office:value="291934" calcext:value-type="float">
            <text:p>291,934</text:p>
          </table:table-cell>
          <table:table-cell office:value-type="float" office:value="12201118" calcext:value-type="float">
            <text:p>12,201,118</text:p>
          </table:table-cell>
          <table:table-cell office:value-type="float" office:value="709841" calcext:value-type="float">
            <text:p>709,841</text:p>
          </table:table-cell>
          <table:table-cell office:value-type="float" office:value="480730" calcext:value-type="float">
            <text:p>480,730</text:p>
          </table:table-cell>
          <table:table-cell office:value-type="float" office:value="31116" calcext:value-type="float">
            <text:p>31,116</text:p>
          </table:table-cell>
          <table:table-cell office:value-type="float" office:value="1583070" calcext:value-type="float">
            <text:p>1,583,07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60];&quot;,&quot;;[.E160];&quot;,&quot;;[.F160];&quot;,&quot;;[.G160];&quot;,&quot;;[.H160];&quot;,&quot;;[.I160];&quot;,&quot;;[.J160];&quot;,&quot;;[.K160];&quot;,&quot;;[.L160];&quot;,&quot;;[.M160];&quot;,&quot;;[.N160];&quot;,&quot;;[.P160];&quot;,&quot;;[.Q160];&quot;,&quot;;[.S160];&quot;,&quot;;[.T160];&quot;,&quot;;[.U160];&quot;,&quot;;[.V160];&quot;,&quot;;[.W160];&quot;,&quot;;[.X16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1,639954,568555,5336580,230026,1820318,654532,838558,358207,1091185,371270,200646,91288,12201118,709841,480730,31116,158307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1,639954,568555,5336580,230026,1820318,654532,838558,358207,1091185,371270,200646,91288,12201118,709841,480730,31116,158307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EWARTVILLE PUBLIC SCHOOL DISTRICT</text:p>
          </table:table-cell>
          <table:table-cell office:value-type="float" office:value="534" calcext:value-type="float">
            <text:p>534</text:p>
          </table:table-cell>
          <table:table-cell table:formula="of:=VLOOKUP([.B161];[$Sheet2.A154:.C710];2)" office:value-type="float" office:value="162" calcext:value-type="float">
            <text:p>162</text:p>
          </table:table-cell>
          <table:table-cell office:value-type="float" office:value="2051" calcext:value-type="float">
            <text:p>2,051</text:p>
          </table:table-cell>
          <table:table-cell office:value-type="float" office:value="1424596" calcext:value-type="float">
            <text:p>1,424,596</text:p>
          </table:table-cell>
          <table:table-cell office:value-type="float" office:value="1015762" calcext:value-type="float">
            <text:p>1,015,762</text:p>
          </table:table-cell>
          <table:table-cell office:value-type="float" office:value="9991233" calcext:value-type="float">
            <text:p>9,991,233</text:p>
          </table:table-cell>
          <table:table-cell office:value-type="float" office:value="357733" calcext:value-type="float">
            <text:p>357,733</text:p>
          </table:table-cell>
          <table:table-cell office:value-type="float" office:value="3864749" calcext:value-type="float">
            <text:p>3,864,749</text:p>
          </table:table-cell>
          <table:table-cell office:value-type="float" office:value="909122" calcext:value-type="float">
            <text:p>909,122</text:p>
          </table:table-cell>
          <table:table-cell office:value-type="float" office:value="662576" calcext:value-type="float">
            <text:p>662,576</text:p>
          </table:table-cell>
          <table:table-cell office:value-type="float" office:value="939466" calcext:value-type="float">
            <text:p>939,466</text:p>
          </table:table-cell>
          <table:table-cell office:value-type="float" office:value="2745492" calcext:value-type="float">
            <text:p>2,745,492</text:p>
          </table:table-cell>
          <table:table-cell office:value-type="float" office:value="1375207" calcext:value-type="float">
            <text:p>1,375,207</text:p>
          </table:table-cell>
          <table:table-cell office:value-type="float" office:value="23285934" calcext:value-type="float">
            <text:p>23,285,934</text:p>
          </table:table-cell>
          <table:table-cell office:value-type="float" office:value="669172" calcext:value-type="float">
            <text:p>669,172</text:p>
          </table:table-cell>
          <table:table-cell office:value-type="float" office:value="848240" calcext:value-type="float">
            <text:p>848,240</text:p>
          </table:table-cell>
          <table:table-cell office:value-type="float" office:value="1517412" calcext:value-type="float">
            <text:p>1,517,412</text:p>
          </table:table-cell>
          <table:table-cell office:value-type="float" office:value="24803346" calcext:value-type="float">
            <text:p>24,803,346</text:p>
          </table:table-cell>
          <table:table-cell office:value-type="float" office:value="946582" calcext:value-type="float">
            <text:p>946,582</text:p>
          </table:table-cell>
          <table:table-cell office:value-type="float" office:value="1336801" calcext:value-type="float">
            <text:p>1,336,801</text:p>
          </table:table-cell>
          <table:table-cell office:value-type="float" office:value="5467589" calcext:value-type="float">
            <text:p>5,467,589</text:p>
          </table:table-cell>
          <table:table-cell office:value-type="float" office:value="2263504" calcext:value-type="float">
            <text:p>2,263,50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61];&quot;,&quot;;[.E161];&quot;,&quot;;[.F161];&quot;,&quot;;[.G161];&quot;,&quot;;[.H161];&quot;,&quot;;[.I161];&quot;,&quot;;[.J161];&quot;,&quot;;[.K161];&quot;,&quot;;[.L161];&quot;,&quot;;[.M161];&quot;,&quot;;[.N161];&quot;,&quot;;[.P161];&quot;,&quot;;[.Q161];&quot;,&quot;;[.S161];&quot;,&quot;;[.T161];&quot;,&quot;;[.U161];&quot;,&quot;;[.V161];&quot;,&quot;;[.W161];&quot;,&quot;;[.X16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2,1424596,1015762,9991233,357733,3864749,909122,662576,939466,2745492,1375207,669172,848240,24803346,946582,1336801,5467589,226350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2,1424596,1015762,9991233,357733,3864749,909122,662576,939466,2745492,1375207,669172,848240,24803346,946582,1336801,5467589,226350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CHESTER PUBLIC SCHOOL DISTRICT</text:p>
          </table:table-cell>
          <table:table-cell office:value-type="float" office:value="535" calcext:value-type="float">
            <text:p>535</text:p>
          </table:table-cell>
          <table:table-cell table:formula="of:=VLOOKUP([.B162];[$Sheet2.A155:.C711];2)" office:value-type="float" office:value="163" calcext:value-type="float">
            <text:p>163</text:p>
          </table:table-cell>
          <table:table-cell office:value-type="float" office:value="17523" calcext:value-type="float">
            <text:p>17,523</text:p>
          </table:table-cell>
          <table:table-cell office:value-type="float" office:value="8352576" calcext:value-type="float">
            <text:p>8,352,576</text:p>
          </table:table-cell>
          <table:table-cell office:value-type="float" office:value="11122197" calcext:value-type="float">
            <text:p>11,122,197</text:p>
          </table:table-cell>
          <table:table-cell office:value-type="float" office:value="99985316" calcext:value-type="float">
            <text:p>99,985,316</text:p>
          </table:table-cell>
          <table:table-cell office:value-type="float" office:value="4296589" calcext:value-type="float">
            <text:p>4,296,589</text:p>
          </table:table-cell>
          <table:table-cell office:value-type="float" office:value="52629017" calcext:value-type="float">
            <text:p>52,629,017</text:p>
          </table:table-cell>
          <table:table-cell office:value-type="float" office:value="4191455" calcext:value-type="float">
            <text:p>4,191,455</text:p>
          </table:table-cell>
          <table:table-cell office:value-type="float" office:value="12887459" calcext:value-type="float">
            <text:p>12,887,459</text:p>
          </table:table-cell>
          <table:table-cell office:value-type="float" office:value="13092550" calcext:value-type="float">
            <text:p>13,092,550</text:p>
          </table:table-cell>
          <table:table-cell office:value-type="float" office:value="19407385" calcext:value-type="float">
            <text:p>19,407,385</text:p>
          </table:table-cell>
          <table:table-cell office:value-type="float" office:value="16984075" calcext:value-type="float">
            <text:p>16,984,075</text:p>
          </table:table-cell>
          <table:table-cell office:value-type="float" office:value="242948620" calcext:value-type="float">
            <text:p>242,948,620</text:p>
          </table:table-cell>
          <table:table-cell office:value-type="float" office:value="5115121" calcext:value-type="float">
            <text:p>5,115,121</text:p>
          </table:table-cell>
          <table:table-cell office:value-type="float" office:value="2781457" calcext:value-type="float">
            <text:p>2,781,457</text:p>
          </table:table-cell>
          <table:table-cell office:value-type="float" office:value="7896578" calcext:value-type="float">
            <text:p>7,896,578</text:p>
          </table:table-cell>
          <table:table-cell office:value-type="float" office:value="250845198" calcext:value-type="float">
            <text:p>250,845,198</text:p>
          </table:table-cell>
          <table:table-cell office:value-type="float" office:value="9109478" calcext:value-type="float">
            <text:p>9,109,478</text:p>
          </table:table-cell>
          <table:table-cell office:value-type="float" office:value="13135000" calcext:value-type="float">
            <text:p>13,135,000</text:p>
          </table:table-cell>
          <table:table-cell office:value-type="float" office:value="114219680" calcext:value-type="float">
            <text:p>114,219,680</text:p>
          </table:table-cell>
          <table:table-cell office:value-type="float" office:value="22378356" calcext:value-type="float">
            <text:p>22,378,35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62];&quot;,&quot;;[.E162];&quot;,&quot;;[.F162];&quot;,&quot;;[.G162];&quot;,&quot;;[.H162];&quot;,&quot;;[.I162];&quot;,&quot;;[.J162];&quot;,&quot;;[.K162];&quot;,&quot;;[.L162];&quot;,&quot;;[.M162];&quot;,&quot;;[.N162];&quot;,&quot;;[.P162];&quot;,&quot;;[.Q162];&quot;,&quot;;[.S162];&quot;,&quot;;[.T162];&quot;,&quot;;[.U162];&quot;,&quot;;[.V162];&quot;,&quot;;[.W162];&quot;,&quot;;[.X16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3,8352576,11122197,99985316,4296589,52629017,4191455,12887459,13092550,19407385,16984075,5115121,2781457,250845198,9109478,13135000,114219680,2237835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3,8352576,11122197,99985316,4296589,52629017,4191455,12887459,13092550,19407385,16984075,5115121,2781457,250845198,9109478,13135000,114219680,2237835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ATTLE LAKE PUBLIC SCHOOL DISTRICT</text:p>
          </table:table-cell>
          <table:table-cell office:value-type="float" office:value="542" calcext:value-type="float">
            <text:p>542</text:p>
          </table:table-cell>
          <table:table-cell table:formula="of:=VLOOKUP([.B163];[$Sheet2.A156:.C712];2)" office:value-type="float" office:value="164" calcext:value-type="float">
            <text:p>164</text:p>
          </table:table-cell>
          <table:table-cell office:value-type="float" office:value="408" calcext:value-type="float">
            <text:p>408</text:p>
          </table:table-cell>
          <table:table-cell office:value-type="float" office:value="320480" calcext:value-type="float">
            <text:p>320,480</text:p>
          </table:table-cell>
          <table:table-cell office:value-type="float" office:value="118389" calcext:value-type="float">
            <text:p>118,389</text:p>
          </table:table-cell>
          <table:table-cell office:value-type="float" office:value="2450495" calcext:value-type="float">
            <text:p>2,450,495</text:p>
          </table:table-cell>
          <table:table-cell office:value-type="float" office:value="218262" calcext:value-type="float">
            <text:p>218,262</text:p>
          </table:table-cell>
          <table:table-cell office:value-type="float" office:value="518343" calcext:value-type="float">
            <text:p>518,343</text:p>
          </table:table-cell>
          <table:table-cell office:value-type="float" office:value="285126" calcext:value-type="float">
            <text:p>285,126</text:p>
          </table:table-cell>
          <table:table-cell office:value-type="float" office:value="130600" calcext:value-type="float">
            <text:p>130,600</text:p>
          </table:table-cell>
          <table:table-cell office:value-type="float" office:value="336186" calcext:value-type="float">
            <text:p>336,186</text:p>
          </table:table-cell>
          <table:table-cell office:value-type="float" office:value="514769" calcext:value-type="float">
            <text:p>514,769</text:p>
          </table:table-cell>
          <table:table-cell office:value-type="float" office:value="435483" calcext:value-type="float">
            <text:p>435,483</text:p>
          </table:table-cell>
          <table:table-cell office:value-type="float" office:value="5328132" calcext:value-type="float">
            <text:p>5,328,132</text:p>
          </table:table-cell>
          <table:table-cell office:value-type="float" office:value="311631" calcext:value-type="float">
            <text:p>311,631</text:p>
          </table:table-cell>
          <table:table-cell office:value-type="float" office:value="133001" calcext:value-type="float">
            <text:p>133,001</text:p>
          </table:table-cell>
          <table:table-cell office:value-type="float" office:value="444632" calcext:value-type="float">
            <text:p>444,632</text:p>
          </table:table-cell>
          <table:table-cell office:value-type="float" office:value="5772765" calcext:value-type="float">
            <text:p>5,772,765</text:p>
          </table:table-cell>
          <table:table-cell office:value-type="float" office:value="341643" calcext:value-type="float">
            <text:p>341,643</text:p>
          </table:table-cell>
          <table:table-cell office:value-type="float" office:value="244109" calcext:value-type="float">
            <text:p>244,10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163];&quot;,&quot;;[.E163];&quot;,&quot;;[.F163];&quot;,&quot;;[.G163];&quot;,&quot;;[.H163];&quot;,&quot;;[.I163];&quot;,&quot;;[.J163];&quot;,&quot;;[.K163];&quot;,&quot;;[.L163];&quot;,&quot;;[.M163];&quot;,&quot;;[.N163];&quot;,&quot;;[.P163];&quot;,&quot;;[.Q163];&quot;,&quot;;[.S163];&quot;,&quot;;[.T163];&quot;,&quot;;[.U163];&quot;,&quot;;[.V163];&quot;,&quot;;[.W163];&quot;,&quot;;[.X16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4,320480,118389,2450495,218262,518343,285126,130600,336186,514769,435483,311631,133001,5772765,341643,244109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4,320480,118389,2450495,218262,518343,285126,130600,336186,514769,435483,311631,133001,5772765,341643,244109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ERGUS FALLS PUBLIC SCHOOL DISTRICT</text:p>
          </table:table-cell>
          <table:table-cell office:value-type="float" office:value="544" calcext:value-type="float">
            <text:p>544</text:p>
          </table:table-cell>
          <table:table-cell table:formula="of:=VLOOKUP([.B164];[$Sheet2.A157:.C713];2)" office:value-type="float" office:value="165" calcext:value-type="float">
            <text:p>165</text:p>
          </table:table-cell>
          <table:table-cell office:value-type="float" office:value="3115" calcext:value-type="float">
            <text:p>3,115</text:p>
          </table:table-cell>
          <table:table-cell office:value-type="float" office:value="780222" calcext:value-type="float">
            <text:p>780,222</text:p>
          </table:table-cell>
          <table:table-cell office:value-type="float" office:value="1622672" calcext:value-type="float">
            <text:p>1,622,672</text:p>
          </table:table-cell>
          <table:table-cell office:value-type="float" office:value="13208855" calcext:value-type="float">
            <text:p>13,208,855</text:p>
          </table:table-cell>
          <table:table-cell office:value-type="float" office:value="671140" calcext:value-type="float">
            <text:p>671,140</text:p>
          </table:table-cell>
          <table:table-cell office:value-type="float" office:value="4479887" calcext:value-type="float">
            <text:p>4,479,887</text:p>
          </table:table-cell>
          <table:table-cell office:value-type="float" office:value="1750367" calcext:value-type="float">
            <text:p>1,750,367</text:p>
          </table:table-cell>
          <table:table-cell office:value-type="float" office:value="1256918" calcext:value-type="float">
            <text:p>1,256,918</text:p>
          </table:table-cell>
          <table:table-cell office:value-type="float" office:value="4470323" calcext:value-type="float">
            <text:p>4,470,323</text:p>
          </table:table-cell>
          <table:table-cell office:value-type="float" office:value="3238412" calcext:value-type="float">
            <text:p>3,238,412</text:p>
          </table:table-cell>
          <table:table-cell office:value-type="float" office:value="2009285" calcext:value-type="float">
            <text:p>2,009,285</text:p>
          </table:table-cell>
          <table:table-cell office:value-type="float" office:value="33488080" calcext:value-type="float">
            <text:p>33,488,080</text:p>
          </table:table-cell>
          <table:table-cell office:value-type="float" office:value="1336944" calcext:value-type="float">
            <text:p>1,336,944</text:p>
          </table:table-cell>
          <table:table-cell office:value-type="float" office:value="1051750" calcext:value-type="float">
            <text:p>1,051,750</text:p>
          </table:table-cell>
          <table:table-cell office:value-type="float" office:value="2388695" calcext:value-type="float">
            <text:p>2,388,695</text:p>
          </table:table-cell>
          <table:table-cell office:value-type="float" office:value="35876775" calcext:value-type="float">
            <text:p>35,876,775</text:p>
          </table:table-cell>
          <table:table-cell office:value-type="float" office:value="1852770" calcext:value-type="float">
            <text:p>1,852,770</text:p>
          </table:table-cell>
          <table:table-cell office:value-type="float" office:value="1034189" calcext:value-type="float">
            <text:p>1,034,189</text:p>
          </table:table-cell>
          <table:table-cell office:value-type="float" office:value="59871" calcext:value-type="float">
            <text:p>59,871</text:p>
          </table:table-cell>
          <table:table-cell office:value-type="float" office:value="2718088" calcext:value-type="float">
            <text:p>2,718,08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64];&quot;,&quot;;[.E164];&quot;,&quot;;[.F164];&quot;,&quot;;[.G164];&quot;,&quot;;[.H164];&quot;,&quot;;[.I164];&quot;,&quot;;[.J164];&quot;,&quot;;[.K164];&quot;,&quot;;[.L164];&quot;,&quot;;[.M164];&quot;,&quot;;[.N164];&quot;,&quot;;[.P164];&quot;,&quot;;[.Q164];&quot;,&quot;;[.S164];&quot;,&quot;;[.T164];&quot;,&quot;;[.U164];&quot;,&quot;;[.V164];&quot;,&quot;;[.W164];&quot;,&quot;;[.X16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5,780222,1622672,13208855,671140,4479887,1750367,1256918,4470323,3238412,2009285,1336944,1051750,35876775,1852770,1034189,59871,271808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5,780222,1622672,13208855,671140,4479887,1750367,1256918,4470323,3238412,2009285,1336944,1051750,35876775,1852770,1034189,59871,271808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ENNING PUBLIC SCHOOL DISTRICT</text:p>
          </table:table-cell>
          <table:table-cell office:value-type="float" office:value="545" calcext:value-type="float">
            <text:p>545</text:p>
          </table:table-cell>
          <table:table-cell table:formula="of:=VLOOKUP([.B165];[$Sheet2.A158:.C714];2)" office:value-type="float" office:value="166" calcext:value-type="float">
            <text:p>166</text:p>
          </table:table-cell>
          <table:table-cell office:value-type="float" office:value="369" calcext:value-type="float">
            <text:p>369</text:p>
          </table:table-cell>
          <table:table-cell office:value-type="float" office:value="349879" calcext:value-type="float">
            <text:p>349,879</text:p>
          </table:table-cell>
          <table:table-cell office:value-type="float" office:value="174390" calcext:value-type="float">
            <text:p>174,390</text:p>
          </table:table-cell>
          <table:table-cell office:value-type="float" office:value="2525628" calcext:value-type="float">
            <text:p>2,525,628</text:p>
          </table:table-cell>
          <table:table-cell office:value-type="float" office:value="46815" calcext:value-type="float">
            <text:p>46,815</text:p>
          </table:table-cell>
          <table:table-cell office:value-type="float" office:value="819040" calcext:value-type="float">
            <text:p>819,040</text:p>
          </table:table-cell>
          <table:table-cell office:value-type="float" office:value="287392" calcext:value-type="float">
            <text:p>287,392</text:p>
          </table:table-cell>
          <table:table-cell office:value-type="float" office:value="102831" calcext:value-type="float">
            <text:p>102,831</text:p>
          </table:table-cell>
          <table:table-cell office:value-type="float" office:value="117339" calcext:value-type="float">
            <text:p>117,339</text:p>
          </table:table-cell>
          <table:table-cell office:value-type="float" office:value="362229" calcext:value-type="float">
            <text:p>362,229</text:p>
          </table:table-cell>
          <table:table-cell office:value-type="float" office:value="266256" calcext:value-type="float">
            <text:p>266,256</text:p>
          </table:table-cell>
          <table:table-cell office:value-type="float" office:value="5051797" calcext:value-type="float">
            <text:p>5,051,797</text:p>
          </table:table-cell>
          <table:table-cell office:value-type="float" office:value="667623" calcext:value-type="float">
            <text:p>667,623</text:p>
          </table:table-cell>
          <table:table-cell office:value-type="float" office:value="141314" calcext:value-type="float">
            <text:p>141,314</text:p>
          </table:table-cell>
          <table:table-cell office:value-type="float" office:value="808938" calcext:value-type="float">
            <text:p>808,938</text:p>
          </table:table-cell>
          <table:table-cell office:value-type="float" office:value="5860735" calcext:value-type="float">
            <text:p>5,860,735</text:p>
          </table:table-cell>
          <table:table-cell office:value-type="float" office:value="273526" calcext:value-type="float">
            <text:p>273,526</text:p>
          </table:table-cell>
          <table:table-cell office:value-type="float" office:value="133799" calcext:value-type="float">
            <text:p>133,7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165];&quot;,&quot;;[.E165];&quot;,&quot;;[.F165];&quot;,&quot;;[.G165];&quot;,&quot;;[.H165];&quot;,&quot;;[.I165];&quot;,&quot;;[.J165];&quot;,&quot;;[.K165];&quot;,&quot;;[.L165];&quot;,&quot;;[.M165];&quot;,&quot;;[.N165];&quot;,&quot;;[.P165];&quot;,&quot;;[.Q165];&quot;,&quot;;[.S165];&quot;,&quot;;[.T165];&quot;,&quot;;[.U165];&quot;,&quot;;[.V165];&quot;,&quot;;[.W165];&quot;,&quot;;[.X16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6,349879,174390,2525628,46815,819040,287392,102831,117339,362229,266256,667623,141314,5860735,273526,133799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6,349879,174390,2525628,46815,819040,287392,102831,117339,362229,266256,667623,141314,5860735,273526,133799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ARKERS PRAIRIE PUBLIC SCHOOL DIST.</text:p>
          </table:table-cell>
          <table:table-cell office:value-type="float" office:value="547" calcext:value-type="float">
            <text:p>547</text:p>
          </table:table-cell>
          <table:table-cell table:formula="of:=VLOOKUP([.B166];[$Sheet2.A159:.C715];2)" office:value-type="float" office:value="167" calcext:value-type="float">
            <text:p>167</text:p>
          </table:table-cell>
          <table:table-cell office:value-type="float" office:value="535" calcext:value-type="float">
            <text:p>535</text:p>
          </table:table-cell>
          <table:table-cell office:value-type="float" office:value="426782" calcext:value-type="float">
            <text:p>426,782</text:p>
          </table:table-cell>
          <table:table-cell office:value-type="float" office:value="279095" calcext:value-type="float">
            <text:p>279,095</text:p>
          </table:table-cell>
          <table:table-cell office:value-type="float" office:value="3156962" calcext:value-type="float">
            <text:p>3,156,962</text:p>
          </table:table-cell>
          <table:table-cell office:value-type="float" office:value="156063" calcext:value-type="float">
            <text:p>156,063</text:p>
          </table:table-cell>
          <table:table-cell office:value-type="float" office:value="1136330" calcext:value-type="float">
            <text:p>1,136,330</text:p>
          </table:table-cell>
          <table:table-cell office:value-type="float" office:value="526376" calcext:value-type="float">
            <text:p>526,376</text:p>
          </table:table-cell>
          <table:table-cell office:value-type="float" office:value="308258" calcext:value-type="float">
            <text:p>308,258</text:p>
          </table:table-cell>
          <table:table-cell office:value-type="float" office:value="162680" calcext:value-type="float">
            <text:p>162,680</text:p>
          </table:table-cell>
          <table:table-cell office:value-type="float" office:value="651808" calcext:value-type="float">
            <text:p>651,808</text:p>
          </table:table-cell>
          <table:table-cell office:value-type="float" office:value="594654" calcext:value-type="float">
            <text:p>594,654</text:p>
          </table:table-cell>
          <table:table-cell office:value-type="float" office:value="7399008" calcext:value-type="float">
            <text:p>7,399,008</text:p>
          </table:table-cell>
          <table:table-cell office:value-type="float" office:value="208668" calcext:value-type="float">
            <text:p>208,668</text:p>
          </table:table-cell>
          <table:table-cell office:value-type="float" office:value="374799" calcext:value-type="float">
            <text:p>374,799</text:p>
          </table:table-cell>
          <table:table-cell office:value-type="float" office:value="583466" calcext:value-type="float">
            <text:p>583,466</text:p>
          </table:table-cell>
          <table:table-cell office:value-type="float" office:value="7982475" calcext:value-type="float">
            <text:p>7,982,475</text:p>
          </table:table-cell>
          <table:table-cell office:value-type="float" office:value="369035" calcext:value-type="float">
            <text:p>369,035</text:p>
          </table:table-cell>
          <table:table-cell office:value-type="float" office:value="493034" calcext:value-type="float">
            <text:p>493,034</text:p>
          </table:table-cell>
          <table:table-cell office:value-type="float" office:value="10518" calcext:value-type="float">
            <text:p>10,518</text:p>
          </table:table-cell>
          <table:table-cell office:value-type="float" office:value="309465" calcext:value-type="float">
            <text:p>309,46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66];&quot;,&quot;;[.E166];&quot;,&quot;;[.F166];&quot;,&quot;;[.G166];&quot;,&quot;;[.H166];&quot;,&quot;;[.I166];&quot;,&quot;;[.J166];&quot;,&quot;;[.K166];&quot;,&quot;;[.L166];&quot;,&quot;;[.M166];&quot;,&quot;;[.N166];&quot;,&quot;;[.P166];&quot;,&quot;;[.Q166];&quot;,&quot;;[.S166];&quot;,&quot;;[.T166];&quot;,&quot;;[.U166];&quot;,&quot;;[.V166];&quot;,&quot;;[.W166];&quot;,&quot;;[.X16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7,426782,279095,3156962,156063,1136330,526376,308258,162680,651808,594654,208668,374799,7982475,369035,493034,10518,30946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7,426782,279095,3156962,156063,1136330,526376,308258,162680,651808,594654,208668,374799,7982475,369035,493034,10518,30946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elican Rapids Public Schools</text:p>
          </table:table-cell>
          <table:table-cell office:value-type="float" office:value="548" calcext:value-type="float">
            <text:p>548</text:p>
          </table:table-cell>
          <table:table-cell table:formula="of:=VLOOKUP([.B167];[$Sheet2.A160:.C716];2)" office:value-type="float" office:value="168" calcext:value-type="float">
            <text:p>168</text:p>
          </table:table-cell>
          <table:table-cell office:value-type="float" office:value="880" calcext:value-type="float">
            <text:p>880</text:p>
          </table:table-cell>
          <table:table-cell office:value-type="float" office:value="477146" calcext:value-type="float">
            <text:p>477,146</text:p>
          </table:table-cell>
          <table:table-cell office:value-type="float" office:value="325807" calcext:value-type="float">
            <text:p>325,807</text:p>
          </table:table-cell>
          <table:table-cell office:value-type="float" office:value="4304114" calcext:value-type="float">
            <text:p>4,304,114</text:p>
          </table:table-cell>
          <table:table-cell office:value-type="float" office:value="270342" calcext:value-type="float">
            <text:p>270,342</text:p>
          </table:table-cell>
          <table:table-cell office:value-type="float" office:value="1529731" calcext:value-type="float">
            <text:p>1,529,731</text:p>
          </table:table-cell>
          <table:table-cell office:value-type="float" office:value="663644" calcext:value-type="float">
            <text:p>663,644</text:p>
          </table:table-cell>
          <table:table-cell office:value-type="float" office:value="135725" calcext:value-type="float">
            <text:p>135,725</text:p>
          </table:table-cell>
          <table:table-cell office:value-type="float" office:value="1159217" calcext:value-type="float">
            <text:p>1,159,217</text:p>
          </table:table-cell>
          <table:table-cell office:value-type="float" office:value="1319764" calcext:value-type="float">
            <text:p>1,319,764</text:p>
          </table:table-cell>
          <table:table-cell office:value-type="float" office:value="678540" calcext:value-type="float">
            <text:p>678,540</text:p>
          </table:table-cell>
          <table:table-cell office:value-type="float" office:value="10864031" calcext:value-type="float">
            <text:p>10,864,031</text:p>
          </table:table-cell>
          <table:table-cell office:value-type="float" office:value="698397" calcext:value-type="float">
            <text:p>698,397</text:p>
          </table:table-cell>
          <table:table-cell office:value-type="float" office:value="182651" calcext:value-type="float">
            <text:p>182,651</text:p>
          </table:table-cell>
          <table:table-cell office:value-type="float" office:value="881048" calcext:value-type="float">
            <text:p>881,048</text:p>
          </table:table-cell>
          <table:table-cell office:value-type="float" office:value="11745078" calcext:value-type="float">
            <text:p>11,745,078</text:p>
          </table:table-cell>
          <table:table-cell office:value-type="float" office:value="815742" calcext:value-type="float">
            <text:p>815,742</text:p>
          </table:table-cell>
          <table:table-cell office:value-type="float" office:value="332034" calcext:value-type="float">
            <text:p>332,034</text:p>
          </table:table-cell>
          <table:table-cell office:value-type="float" office:value="1042392" calcext:value-type="float">
            <text:p>1,042,392</text:p>
          </table:table-cell>
          <table:table-cell office:value-type="float" office:value="2468930" calcext:value-type="float">
            <text:p>2,468,9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67];&quot;,&quot;;[.E167];&quot;,&quot;;[.F167];&quot;,&quot;;[.G167];&quot;,&quot;;[.H167];&quot;,&quot;;[.I167];&quot;,&quot;;[.J167];&quot;,&quot;;[.K167];&quot;,&quot;;[.L167];&quot;,&quot;;[.M167];&quot;,&quot;;[.N167];&quot;,&quot;;[.P167];&quot;,&quot;;[.Q167];&quot;,&quot;;[.S167];&quot;,&quot;;[.T167];&quot;,&quot;;[.U167];&quot;,&quot;;[.V167];&quot;,&quot;;[.W167];&quot;,&quot;;[.X16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8,477146,325807,4304114,270342,1529731,663644,135725,1159217,1319764,678540,698397,182651,11745078,815742,332034,1042392,246893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8,477146,325807,4304114,270342,1529731,663644,135725,1159217,1319764,678540,698397,182651,11745078,815742,332034,1042392,246893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ERHAM-DENT PUBLIC SCHOOL DISTRICT</text:p>
          </table:table-cell>
          <table:table-cell office:value-type="float" office:value="549" calcext:value-type="float">
            <text:p>549</text:p>
          </table:table-cell>
          <table:table-cell table:formula="of:=VLOOKUP([.B168];[$Sheet2.A161:.C717];2)" office:value-type="float" office:value="169" calcext:value-type="float">
            <text:p>169</text:p>
          </table:table-cell>
          <table:table-cell office:value-type="float" office:value="1594" calcext:value-type="float">
            <text:p>1,594</text:p>
          </table:table-cell>
          <table:table-cell office:value-type="float" office:value="779412" calcext:value-type="float">
            <text:p>779,412</text:p>
          </table:table-cell>
          <table:table-cell office:value-type="float" office:value="913453" calcext:value-type="float">
            <text:p>913,453</text:p>
          </table:table-cell>
          <table:table-cell office:value-type="float" office:value="8546868" calcext:value-type="float">
            <text:p>8,546,868</text:p>
          </table:table-cell>
          <table:table-cell office:value-type="float" office:value="401187" calcext:value-type="float">
            <text:p>401,187</text:p>
          </table:table-cell>
          <table:table-cell office:value-type="float" office:value="3554373" calcext:value-type="float">
            <text:p>3,554,373</text:p>
          </table:table-cell>
          <table:table-cell office:value-type="float" office:value="1105387" calcext:value-type="float">
            <text:p>1,105,387</text:p>
          </table:table-cell>
          <table:table-cell office:value-type="float" office:value="817591" calcext:value-type="float">
            <text:p>817,591</text:p>
          </table:table-cell>
          <table:table-cell office:value-type="float" office:value="855895" calcext:value-type="float">
            <text:p>855,895</text:p>
          </table:table-cell>
          <table:table-cell office:value-type="float" office:value="1780653" calcext:value-type="float">
            <text:p>1,780,653</text:p>
          </table:table-cell>
          <table:table-cell office:value-type="float" office:value="1234054" calcext:value-type="float">
            <text:p>1,234,054</text:p>
          </table:table-cell>
          <table:table-cell office:value-type="float" office:value="19988873" calcext:value-type="float">
            <text:p>19,988,873</text:p>
          </table:table-cell>
          <table:table-cell office:value-type="float" office:value="972501" calcext:value-type="float">
            <text:p>972,501</text:p>
          </table:table-cell>
          <table:table-cell office:value-type="float" office:value="59469" calcext:value-type="float">
            <text:p>59,469</text:p>
          </table:table-cell>
          <table:table-cell office:value-type="float" office:value="1031971" calcext:value-type="float">
            <text:p>1,031,971</text:p>
          </table:table-cell>
          <table:table-cell office:value-type="float" office:value="21020844" calcext:value-type="float">
            <text:p>21,020,844</text:p>
          </table:table-cell>
          <table:table-cell office:value-type="float" office:value="1289518" calcext:value-type="float">
            <text:p>1,289,518</text:p>
          </table:table-cell>
          <table:table-cell office:value-type="float" office:value="478836" calcext:value-type="float">
            <text:p>478,836</text:p>
          </table:table-cell>
          <table:table-cell office:value-type="float" office:value="0" calcext:value-type="float">
            <text:p>0</text:p>
          </table:table-cell>
          <table:table-cell office:value-type="float" office:value="2972100" calcext:value-type="float">
            <text:p>2,972,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68];&quot;,&quot;;[.E168];&quot;,&quot;;[.F168];&quot;,&quot;;[.G168];&quot;,&quot;;[.H168];&quot;,&quot;;[.I168];&quot;,&quot;;[.J168];&quot;,&quot;;[.K168];&quot;,&quot;;[.L168];&quot;,&quot;;[.M168];&quot;,&quot;;[.N168];&quot;,&quot;;[.P168];&quot;,&quot;;[.Q168];&quot;,&quot;;[.S168];&quot;,&quot;;[.T168];&quot;,&quot;;[.U168];&quot;,&quot;;[.V168];&quot;,&quot;;[.W168];&quot;,&quot;;[.X16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9,779412,913453,8546868,401187,3554373,1105387,817591,855895,1780653,1234054,972501,59469,21020844,1289518,478836,0,29721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69,779412,913453,8546868,401187,3554373,1105387,817591,855895,1780653,1234054,972501,59469,21020844,1289518,478836,0,29721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NDERWOOD PUBLIC SCHOOL DISTRICT</text:p>
          </table:table-cell>
          <table:table-cell office:value-type="float" office:value="550" calcext:value-type="float">
            <text:p>550</text:p>
          </table:table-cell>
          <table:table-cell table:formula="of:=VLOOKUP([.B169];[$Sheet2.A162:.C718];2)" office:value-type="float" office:value="170" calcext:value-type="float">
            <text:p>170</text:p>
          </table:table-cell>
          <table:table-cell office:value-type="float" office:value="588" calcext:value-type="float">
            <text:p>588</text:p>
          </table:table-cell>
          <table:table-cell office:value-type="float" office:value="347133" calcext:value-type="float">
            <text:p>347,133</text:p>
          </table:table-cell>
          <table:table-cell office:value-type="float" office:value="299414" calcext:value-type="float">
            <text:p>299,414</text:p>
          </table:table-cell>
          <table:table-cell office:value-type="float" office:value="2980715" calcext:value-type="float">
            <text:p>2,980,715</text:p>
          </table:table-cell>
          <table:table-cell office:value-type="float" office:value="100537" calcext:value-type="float">
            <text:p>100,537</text:p>
          </table:table-cell>
          <table:table-cell office:value-type="float" office:value="845959" calcext:value-type="float">
            <text:p>845,959</text:p>
          </table:table-cell>
          <table:table-cell office:value-type="float" office:value="563059" calcext:value-type="float">
            <text:p>563,059</text:p>
          </table:table-cell>
          <table:table-cell office:value-type="float" office:value="363239" calcext:value-type="float">
            <text:p>363,239</text:p>
          </table:table-cell>
          <table:table-cell office:value-type="float" office:value="434872" calcext:value-type="float">
            <text:p>434,872</text:p>
          </table:table-cell>
          <table:table-cell office:value-type="float" office:value="362706" calcext:value-type="float">
            <text:p>362,706</text:p>
          </table:table-cell>
          <table:table-cell office:value-type="float" office:value="409995" calcext:value-type="float">
            <text:p>409,995</text:p>
          </table:table-cell>
          <table:table-cell office:value-type="float" office:value="6707628" calcext:value-type="float">
            <text:p>6,707,628</text:p>
          </table:table-cell>
          <table:table-cell office:value-type="float" office:value="204773" calcext:value-type="float">
            <text:p>204,773</text:p>
          </table:table-cell>
          <table:table-cell office:value-type="float" office:value="443992" calcext:value-type="float">
            <text:p>443,992</text:p>
          </table:table-cell>
          <table:table-cell office:value-type="float" office:value="648765" calcext:value-type="float">
            <text:p>648,765</text:p>
          </table:table-cell>
          <table:table-cell office:value-type="float" office:value="7356393" calcext:value-type="float">
            <text:p>7,356,393</text:p>
          </table:table-cell>
          <table:table-cell office:value-type="float" office:value="391966" calcext:value-type="float">
            <text:p>391,966</text:p>
          </table:table-cell>
          <table:table-cell office:value-type="float" office:value="227423" calcext:value-type="float">
            <text:p>227,423</text:p>
          </table:table-cell>
          <table:table-cell office:value-type="float" office:value="261585" calcext:value-type="float">
            <text:p>261,585</text:p>
          </table:table-cell>
          <table:table-cell office:value-type="float" office:value="599113" calcext:value-type="float">
            <text:p>599,11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69];&quot;,&quot;;[.E169];&quot;,&quot;;[.F169];&quot;,&quot;;[.G169];&quot;,&quot;;[.H169];&quot;,&quot;;[.I169];&quot;,&quot;;[.J169];&quot;,&quot;;[.K169];&quot;,&quot;;[.L169];&quot;,&quot;;[.M169];&quot;,&quot;;[.N169];&quot;,&quot;;[.P169];&quot;,&quot;;[.Q169];&quot;,&quot;;[.S169];&quot;,&quot;;[.T169];&quot;,&quot;;[.U169];&quot;,&quot;;[.V169];&quot;,&quot;;[.W169];&quot;,&quot;;[.X16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0,347133,299414,2980715,100537,845959,563059,363239,434872,362706,409995,204773,443992,7356393,391966,227423,261585,59911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0,347133,299414,2980715,100537,845959,563059,363239,434872,362706,409995,204773,443992,7356393,391966,227423,261585,59911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W YORK MILLS PUBLIC SCHOOL DIST.</text:p>
          </table:table-cell>
          <table:table-cell office:value-type="float" office:value="553" calcext:value-type="float">
            <text:p>553</text:p>
          </table:table-cell>
          <table:table-cell table:formula="of:=VLOOKUP([.B170];[$Sheet2.A163:.C719];2)" office:value-type="float" office:value="171" calcext:value-type="float">
            <text:p>171</text:p>
          </table:table-cell>
          <table:table-cell office:value-type="float" office:value="779" calcext:value-type="float">
            <text:p>779</text:p>
          </table:table-cell>
          <table:table-cell office:value-type="float" office:value="479583" calcext:value-type="float">
            <text:p>479,583</text:p>
          </table:table-cell>
          <table:table-cell office:value-type="float" office:value="364990" calcext:value-type="float">
            <text:p>364,990</text:p>
          </table:table-cell>
          <table:table-cell office:value-type="float" office:value="3577190" calcext:value-type="float">
            <text:p>3,577,190</text:p>
          </table:table-cell>
          <table:table-cell office:value-type="float" office:value="264376" calcext:value-type="float">
            <text:p>264,376</text:p>
          </table:table-cell>
          <table:table-cell office:value-type="float" office:value="1287508" calcext:value-type="float">
            <text:p>1,287,508</text:p>
          </table:table-cell>
          <table:table-cell office:value-type="float" office:value="489229" calcext:value-type="float">
            <text:p>489,229</text:p>
          </table:table-cell>
          <table:table-cell office:value-type="float" office:value="327737" calcext:value-type="float">
            <text:p>327,737</text:p>
          </table:table-cell>
          <table:table-cell office:value-type="float" office:value="336278" calcext:value-type="float">
            <text:p>336,278</text:p>
          </table:table-cell>
          <table:table-cell office:value-type="float" office:value="724006" calcext:value-type="float">
            <text:p>724,006</text:p>
          </table:table-cell>
          <table:table-cell office:value-type="float" office:value="491970" calcext:value-type="float">
            <text:p>491,970</text:p>
          </table:table-cell>
          <table:table-cell office:value-type="float" office:value="8342869" calcext:value-type="float">
            <text:p>8,342,869</text:p>
          </table:table-cell>
          <table:table-cell office:value-type="float" office:value="718881" calcext:value-type="float">
            <text:p>718,881</text:p>
          </table:table-cell>
          <table:table-cell office:value-type="float" office:value="368568" calcext:value-type="float">
            <text:p>368,568</text:p>
          </table:table-cell>
          <table:table-cell office:value-type="float" office:value="1087449" calcext:value-type="float">
            <text:p>1,087,449</text:p>
          </table:table-cell>
          <table:table-cell office:value-type="float" office:value="9430318" calcext:value-type="float">
            <text:p>9,430,318</text:p>
          </table:table-cell>
          <table:table-cell office:value-type="float" office:value="779448" calcext:value-type="float">
            <text:p>779,448</text:p>
          </table:table-cell>
          <table:table-cell office:value-type="float" office:value="297220" calcext:value-type="float">
            <text:p>297,220</text:p>
          </table:table-cell>
          <table:table-cell office:value-type="float" office:value="2757494" calcext:value-type="float">
            <text:p>2,757,494</text:p>
          </table:table-cell>
          <table:table-cell office:value-type="float" office:value="1282688" calcext:value-type="float">
            <text:p>1,282,68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70];&quot;,&quot;;[.E170];&quot;,&quot;;[.F170];&quot;,&quot;;[.G170];&quot;,&quot;;[.H170];&quot;,&quot;;[.I170];&quot;,&quot;;[.J170];&quot;,&quot;;[.K170];&quot;,&quot;;[.L170];&quot;,&quot;;[.M170];&quot;,&quot;;[.N170];&quot;,&quot;;[.P170];&quot;,&quot;;[.Q170];&quot;,&quot;;[.S170];&quot;,&quot;;[.T170];&quot;,&quot;;[.U170];&quot;,&quot;;[.V170];&quot;,&quot;;[.W170];&quot;,&quot;;[.X17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1,479583,364990,3577190,264376,1287508,489229,327737,336278,724006,491970,718881,368568,9430318,779448,297220,2757494,128268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1,479583,364990,3577190,264376,1287508,489229,327737,336278,724006,491970,718881,368568,9430318,779448,297220,2757494,128268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OODRIDGE PUBLIC SCHOOL DISTRICT</text:p>
          </table:table-cell>
          <table:table-cell office:value-type="float" office:value="561" calcext:value-type="float">
            <text:p>561</text:p>
          </table:table-cell>
          <table:table-cell table:formula="of:=VLOOKUP([.B171];[$Sheet2.A164:.C720];2)" office:value-type="float" office:value="172" calcext:value-type="float">
            <text:p>172</text:p>
          </table:table-cell>
          <table:table-cell office:value-type="float" office:value="250" calcext:value-type="float">
            <text:p>250</text:p>
          </table:table-cell>
          <table:table-cell office:value-type="float" office:value="334234" calcext:value-type="float">
            <text:p>334,234</text:p>
          </table:table-cell>
          <table:table-cell office:value-type="float" office:value="190552" calcext:value-type="float">
            <text:p>190,552</text:p>
          </table:table-cell>
          <table:table-cell office:value-type="float" office:value="1887611" calcext:value-type="float">
            <text:p>1,887,611</text:p>
          </table:table-cell>
          <table:table-cell office:value-type="float" office:value="73298" calcext:value-type="float">
            <text:p>73,298</text:p>
          </table:table-cell>
          <table:table-cell office:value-type="float" office:value="463994" calcext:value-type="float">
            <text:p>463,994</text:p>
          </table:table-cell>
          <table:table-cell office:value-type="float" office:value="255474" calcext:value-type="float">
            <text:p>255,474</text:p>
          </table:table-cell>
          <table:table-cell office:value-type="float" office:value="19686" calcext:value-type="float">
            <text:p>19,686</text:p>
          </table:table-cell>
          <table:table-cell office:value-type="float" office:value="54813" calcext:value-type="float">
            <text:p>54,813</text:p>
          </table:table-cell>
          <table:table-cell office:value-type="float" office:value="513498" calcext:value-type="float">
            <text:p>513,498</text:p>
          </table:table-cell>
          <table:table-cell office:value-type="float" office:value="408704" calcext:value-type="float">
            <text:p>408,704</text:p>
          </table:table-cell>
          <table:table-cell office:value-type="float" office:value="4201864" calcext:value-type="float">
            <text:p>4,201,864</text:p>
          </table:table-cell>
          <table:table-cell office:value-type="float" office:value="445533" calcext:value-type="float">
            <text:p>445,533</text:p>
          </table:table-cell>
          <table:table-cell office:value-type="float" office:value="85659" calcext:value-type="float">
            <text:p>85,659</text:p>
          </table:table-cell>
          <table:table-cell office:value-type="float" office:value="531192" calcext:value-type="float">
            <text:p>531,192</text:p>
          </table:table-cell>
          <table:table-cell office:value-type="float" office:value="4733056" calcext:value-type="float">
            <text:p>4,733,056</text:p>
          </table:table-cell>
          <table:table-cell office:value-type="float" office:value="329304" calcext:value-type="float">
            <text:p>329,304</text:p>
          </table:table-cell>
          <table:table-cell office:value-type="float" office:value="99689" calcext:value-type="float">
            <text:p>99,68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171];&quot;,&quot;;[.E171];&quot;,&quot;;[.F171];&quot;,&quot;;[.G171];&quot;,&quot;;[.H171];&quot;,&quot;;[.I171];&quot;,&quot;;[.J171];&quot;,&quot;;[.K171];&quot;,&quot;;[.L171];&quot;,&quot;;[.M171];&quot;,&quot;;[.N171];&quot;,&quot;;[.P171];&quot;,&quot;;[.Q171];&quot;,&quot;;[.S171];&quot;,&quot;;[.T171];&quot;,&quot;;[.U171];&quot;,&quot;;[.V171];&quot;,&quot;;[.W171];&quot;,&quot;;[.X17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2,334234,190552,1887611,73298,463994,255474,19686,54813,513498,408704,445533,85659,4733056,329304,99689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2,334234,190552,1887611,73298,463994,255474,19686,54813,513498,408704,445533,85659,4733056,329304,99689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HIEF RIVER FALLS SCHOOL DISTRICT</text:p>
          </table:table-cell>
          <table:table-cell office:value-type="float" office:value="564" calcext:value-type="float">
            <text:p>564</text:p>
          </table:table-cell>
          <table:table-cell table:formula="of:=VLOOKUP([.B172];[$Sheet2.A165:.C721];2)" office:value-type="float" office:value="173" calcext:value-type="float">
            <text:p>173</text:p>
          </table:table-cell>
          <table:table-cell office:value-type="float" office:value="1857" calcext:value-type="float">
            <text:p>1,857</text:p>
          </table:table-cell>
          <table:table-cell office:value-type="float" office:value="943960" calcext:value-type="float">
            <text:p>943,960</text:p>
          </table:table-cell>
          <table:table-cell office:value-type="float" office:value="1326819" calcext:value-type="float">
            <text:p>1,326,819</text:p>
          </table:table-cell>
          <table:table-cell office:value-type="float" office:value="9211133" calcext:value-type="float">
            <text:p>9,211,133</text:p>
          </table:table-cell>
          <table:table-cell office:value-type="float" office:value="594198" calcext:value-type="float">
            <text:p>594,198</text:p>
          </table:table-cell>
          <table:table-cell office:value-type="float" office:value="4169467" calcext:value-type="float">
            <text:p>4,169,467</text:p>
          </table:table-cell>
          <table:table-cell office:value-type="float" office:value="1337433" calcext:value-type="float">
            <text:p>1,337,433</text:p>
          </table:table-cell>
          <table:table-cell office:value-type="float" office:value="1299429" calcext:value-type="float">
            <text:p>1,299,429</text:p>
          </table:table-cell>
          <table:table-cell office:value-type="float" office:value="590856" calcext:value-type="float">
            <text:p>590,856</text:p>
          </table:table-cell>
          <table:table-cell office:value-type="float" office:value="2299580" calcext:value-type="float">
            <text:p>2,299,580</text:p>
          </table:table-cell>
          <table:table-cell office:value-type="float" office:value="998330" calcext:value-type="float">
            <text:p>998,330</text:p>
          </table:table-cell>
          <table:table-cell office:value-type="float" office:value="22771204" calcext:value-type="float">
            <text:p>22,771,204</text:p>
          </table:table-cell>
          <table:table-cell office:value-type="float" office:value="2823206" calcext:value-type="float">
            <text:p>2,823,206</text:p>
          </table:table-cell>
          <table:table-cell office:value-type="float" office:value="139453" calcext:value-type="float">
            <text:p>139,453</text:p>
          </table:table-cell>
          <table:table-cell office:value-type="float" office:value="2962659" calcext:value-type="float">
            <text:p>2,962,659</text:p>
          </table:table-cell>
          <table:table-cell office:value-type="float" office:value="25733864" calcext:value-type="float">
            <text:p>25,733,864</text:p>
          </table:table-cell>
          <table:table-cell office:value-type="float" office:value="1216418" calcext:value-type="float">
            <text:p>1,216,418</text:p>
          </table:table-cell>
          <table:table-cell office:value-type="float" office:value="854218" calcext:value-type="float">
            <text:p>854,218</text:p>
          </table:table-cell>
          <table:table-cell office:value-type="float" office:value="0" calcext:value-type="float">
            <text:p>0</text:p>
          </table:table-cell>
          <table:table-cell office:value-type="float" office:value="22940778" calcext:value-type="float">
            <text:p>22,940,778</text:p>
          </table:table-cell>
          <table:table-cell office:value-type="float" office:value="232500" calcext:value-type="float">
            <text:p>232,500</text:p>
          </table:table-cell>
          <table:table-cell/>
          <table:table-cell table:formula="of:=CONCATENATE([.$Z$3];[.$Y$3];[.C172];&quot;,&quot;;[.E172];&quot;,&quot;;[.F172];&quot;,&quot;;[.G172];&quot;,&quot;;[.H172];&quot;,&quot;;[.I172];&quot;,&quot;;[.J172];&quot;,&quot;;[.K172];&quot;,&quot;;[.L172];&quot;,&quot;;[.M172];&quot;,&quot;;[.N172];&quot;,&quot;;[.P172];&quot;,&quot;;[.Q172];&quot;,&quot;;[.S172];&quot;,&quot;;[.T172];&quot;,&quot;;[.U172];&quot;,&quot;;[.V172];&quot;,&quot;;[.W172];&quot;,&quot;;[.X17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3,943960,1326819,9211133,594198,4169467,1337433,1299429,590856,2299580,998330,2823206,139453,25733864,1216418,854218,0,22940778,23250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3,943960,1326819,9211133,594198,4169467,1337433,1299429,590856,2299580,998330,2823206,139453,25733864,1216418,854218,0,22940778,23250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LLOW RIVER PUBLIC SCHOOL DISTRICT</text:p>
          </table:table-cell>
          <table:table-cell office:value-type="float" office:value="577" calcext:value-type="float">
            <text:p>577</text:p>
          </table:table-cell>
          <table:table-cell table:formula="of:=VLOOKUP([.B173];[$Sheet2.A166:.C722];2)" office:value-type="float" office:value="174" calcext:value-type="float">
            <text:p>174</text:p>
          </table:table-cell>
          <table:table-cell office:value-type="float" office:value="410" calcext:value-type="float">
            <text:p>410</text:p>
          </table:table-cell>
          <table:table-cell office:value-type="float" office:value="401328" calcext:value-type="float">
            <text:p>401,328</text:p>
          </table:table-cell>
          <table:table-cell office:value-type="float" office:value="310240" calcext:value-type="float">
            <text:p>310,240</text:p>
          </table:table-cell>
          <table:table-cell office:value-type="float" office:value="2152779" calcext:value-type="float">
            <text:p>2,152,779</text:p>
          </table:table-cell>
          <table:table-cell office:value-type="float" office:value="140425" calcext:value-type="float">
            <text:p>140,425</text:p>
          </table:table-cell>
          <table:table-cell office:value-type="float" office:value="1194519" calcext:value-type="float">
            <text:p>1,194,519</text:p>
          </table:table-cell>
          <table:table-cell office:value-type="float" office:value="248856" calcext:value-type="float">
            <text:p>248,856</text:p>
          </table:table-cell>
          <table:table-cell office:value-type="float" office:value="151228" calcext:value-type="float">
            <text:p>151,228</text:p>
          </table:table-cell>
          <table:table-cell office:value-type="float" office:value="75578" calcext:value-type="float">
            <text:p>75,578</text:p>
          </table:table-cell>
          <table:table-cell office:value-type="float" office:value="522883" calcext:value-type="float">
            <text:p>522,883</text:p>
          </table:table-cell>
          <table:table-cell office:value-type="float" office:value="358517" calcext:value-type="float">
            <text:p>358,517</text:p>
          </table:table-cell>
          <table:table-cell office:value-type="float" office:value="5556355" calcext:value-type="float">
            <text:p>5,556,355</text:p>
          </table:table-cell>
          <table:table-cell office:value-type="float" office:value="409479" calcext:value-type="float">
            <text:p>409,479</text:p>
          </table:table-cell>
          <table:table-cell office:value-type="float" office:value="49230" calcext:value-type="float">
            <text:p>49,230</text:p>
          </table:table-cell>
          <table:table-cell office:value-type="float" office:value="458710" calcext:value-type="float">
            <text:p>458,710</text:p>
          </table:table-cell>
          <table:table-cell office:value-type="float" office:value="6015065" calcext:value-type="float">
            <text:p>6,015,065</text:p>
          </table:table-cell>
          <table:table-cell office:value-type="float" office:value="272029" calcext:value-type="float">
            <text:p>272,029</text:p>
          </table:table-cell>
          <table:table-cell office:value-type="float" office:value="157379" calcext:value-type="float">
            <text:p>157,379</text:p>
          </table:table-cell>
          <table:table-cell office:value-type="float" office:value="8050" calcext:value-type="float">
            <text:p>8,050</text:p>
          </table:table-cell>
          <table:table-cell office:value-type="float" office:value="451160" calcext:value-type="float">
            <text:p>451,16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73];&quot;,&quot;;[.E173];&quot;,&quot;;[.F173];&quot;,&quot;;[.G173];&quot;,&quot;;[.H173];&quot;,&quot;;[.I173];&quot;,&quot;;[.J173];&quot;,&quot;;[.K173];&quot;,&quot;;[.L173];&quot;,&quot;;[.M173];&quot;,&quot;;[.N173];&quot;,&quot;;[.P173];&quot;,&quot;;[.Q173];&quot;,&quot;;[.S173];&quot;,&quot;;[.T173];&quot;,&quot;;[.U173];&quot;,&quot;;[.V173];&quot;,&quot;;[.W173];&quot;,&quot;;[.X17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4,401328,310240,2152779,140425,1194519,248856,151228,75578,522883,358517,409479,49230,6015065,272029,157379,8050,45116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4,401328,310240,2152779,140425,1194519,248856,151228,75578,522883,358517,409479,49230,6015065,272029,157379,8050,45116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INE CITY PUBLIC SCHOOL DISTRICT</text:p>
          </table:table-cell>
          <table:table-cell office:value-type="float" office:value="578" calcext:value-type="float">
            <text:p>578</text:p>
          </table:table-cell>
          <table:table-cell table:formula="of:=VLOOKUP([.B174];[$Sheet2.A167:.C723];2)" office:value-type="float" office:value="175" calcext:value-type="float">
            <text:p>175</text:p>
          </table:table-cell>
          <table:table-cell office:value-type="float" office:value="1571" calcext:value-type="float">
            <text:p>1,571</text:p>
          </table:table-cell>
          <table:table-cell office:value-type="float" office:value="905297" calcext:value-type="float">
            <text:p>905,297</text:p>
          </table:table-cell>
          <table:table-cell office:value-type="float" office:value="777508" calcext:value-type="float">
            <text:p>777,508</text:p>
          </table:table-cell>
          <table:table-cell office:value-type="float" office:value="9240075" calcext:value-type="float">
            <text:p>9,240,075</text:p>
          </table:table-cell>
          <table:table-cell office:value-type="float" office:value="148898" calcext:value-type="float">
            <text:p>148,898</text:p>
          </table:table-cell>
          <table:table-cell office:value-type="float" office:value="4840420" calcext:value-type="float">
            <text:p>4,840,420</text:p>
          </table:table-cell>
          <table:table-cell office:value-type="float" office:value="614932" calcext:value-type="float">
            <text:p>614,932</text:p>
          </table:table-cell>
          <table:table-cell office:value-type="float" office:value="1773904" calcext:value-type="float">
            <text:p>1,773,904</text:p>
          </table:table-cell>
          <table:table-cell office:value-type="float" office:value="379252" calcext:value-type="float">
            <text:p>379,252</text:p>
          </table:table-cell>
          <table:table-cell office:value-type="float" office:value="1383198" calcext:value-type="float">
            <text:p>1,383,198</text:p>
          </table:table-cell>
          <table:table-cell office:value-type="float" office:value="1535968" calcext:value-type="float">
            <text:p>1,535,968</text:p>
          </table:table-cell>
          <table:table-cell office:value-type="float" office:value="21599451" calcext:value-type="float">
            <text:p>21,599,451</text:p>
          </table:table-cell>
          <table:table-cell office:value-type="float" office:value="1127925" calcext:value-type="float">
            <text:p>1,127,925</text:p>
          </table:table-cell>
          <table:table-cell office:value-type="float" office:value="151499" calcext:value-type="float">
            <text:p>151,499</text:p>
          </table:table-cell>
          <table:table-cell office:value-type="float" office:value="1279424" calcext:value-type="float">
            <text:p>1,279,424</text:p>
          </table:table-cell>
          <table:table-cell office:value-type="float" office:value="22878874" calcext:value-type="float">
            <text:p>22,878,874</text:p>
          </table:table-cell>
          <table:table-cell office:value-type="float" office:value="881975" calcext:value-type="float">
            <text:p>881,975</text:p>
          </table:table-cell>
          <table:table-cell office:value-type="float" office:value="476438" calcext:value-type="float">
            <text:p>476,438</text:p>
          </table:table-cell>
          <table:table-cell office:value-type="float" office:value="2962118" calcext:value-type="float">
            <text:p>2,962,118</text:p>
          </table:table-cell>
          <table:table-cell office:value-type="float" office:value="1525692" calcext:value-type="float">
            <text:p>1,525,69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74];&quot;,&quot;;[.E174];&quot;,&quot;;[.F174];&quot;,&quot;;[.G174];&quot;,&quot;;[.H174];&quot;,&quot;;[.I174];&quot;,&quot;;[.J174];&quot;,&quot;;[.K174];&quot;,&quot;;[.L174];&quot;,&quot;;[.M174];&quot;,&quot;;[.N174];&quot;,&quot;;[.P174];&quot;,&quot;;[.Q174];&quot;,&quot;;[.S174];&quot;,&quot;;[.T174];&quot;,&quot;;[.U174];&quot;,&quot;;[.V174];&quot;,&quot;;[.W174];&quot;,&quot;;[.X17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5,905297,777508,9240075,148898,4840420,614932,1773904,379252,1383198,1535968,1127925,151499,22878874,881975,476438,2962118,152569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5,905297,777508,9240075,148898,4840420,614932,1773904,379252,1383198,1535968,1127925,151499,22878874,881975,476438,2962118,152569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DGERTON PUBLIC SCHOOL DISTRICT</text:p>
          </table:table-cell>
          <table:table-cell office:value-type="float" office:value="581" calcext:value-type="float">
            <text:p>581</text:p>
          </table:table-cell>
          <table:table-cell table:formula="of:=VLOOKUP([.B175];[$Sheet2.A168:.C724];2)" office:value-type="float" office:value="176" calcext:value-type="float">
            <text:p>176</text:p>
          </table:table-cell>
          <table:table-cell office:value-type="float" office:value="434" calcext:value-type="float">
            <text:p>434</text:p>
          </table:table-cell>
          <table:table-cell office:value-type="float" office:value="255176" calcext:value-type="float">
            <text:p>255,176</text:p>
          </table:table-cell>
          <table:table-cell office:value-type="float" office:value="291190" calcext:value-type="float">
            <text:p>291,190</text:p>
          </table:table-cell>
          <table:table-cell office:value-type="float" office:value="2664115" calcext:value-type="float">
            <text:p>2,664,115</text:p>
          </table:table-cell>
          <table:table-cell office:value-type="float" office:value="89912" calcext:value-type="float">
            <text:p>89,912</text:p>
          </table:table-cell>
          <table:table-cell office:value-type="float" office:value="792844" calcext:value-type="float">
            <text:p>792,844</text:p>
          </table:table-cell>
          <table:table-cell office:value-type="float" office:value="321555" calcext:value-type="float">
            <text:p>321,555</text:p>
          </table:table-cell>
          <table:table-cell office:value-type="float" office:value="151447" calcext:value-type="float">
            <text:p>151,447</text:p>
          </table:table-cell>
          <table:table-cell office:value-type="float" office:value="93524" calcext:value-type="float">
            <text:p>93,524</text:p>
          </table:table-cell>
          <table:table-cell office:value-type="float" office:value="422126" calcext:value-type="float">
            <text:p>422,126</text:p>
          </table:table-cell>
          <table:table-cell office:value-type="float" office:value="603695" calcext:value-type="float">
            <text:p>603,695</text:p>
          </table:table-cell>
          <table:table-cell office:value-type="float" office:value="5685585" calcext:value-type="float">
            <text:p>5,685,585</text:p>
          </table:table-cell>
          <table:table-cell office:value-type="float" office:value="341906" calcext:value-type="float">
            <text:p>341,906</text:p>
          </table:table-cell>
          <table:table-cell office:value-type="float" office:value="63342" calcext:value-type="float">
            <text:p>63,342</text:p>
          </table:table-cell>
          <table:table-cell office:value-type="float" office:value="405248" calcext:value-type="float">
            <text:p>405,248</text:p>
          </table:table-cell>
          <table:table-cell office:value-type="float" office:value="6090834" calcext:value-type="float">
            <text:p>6,090,834</text:p>
          </table:table-cell>
          <table:table-cell office:value-type="float" office:value="229929" calcext:value-type="float">
            <text:p>229,929</text:p>
          </table:table-cell>
          <table:table-cell office:value-type="float" office:value="128863" calcext:value-type="float">
            <text:p>128,86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175];&quot;,&quot;;[.E175];&quot;,&quot;;[.F175];&quot;,&quot;;[.G175];&quot;,&quot;;[.H175];&quot;,&quot;;[.I175];&quot;,&quot;;[.J175];&quot;,&quot;;[.K175];&quot;,&quot;;[.L175];&quot;,&quot;;[.M175];&quot;,&quot;;[.N175];&quot;,&quot;;[.P175];&quot;,&quot;;[.Q175];&quot;,&quot;;[.S175];&quot;,&quot;;[.T175];&quot;,&quot;;[.U175];&quot;,&quot;;[.V175];&quot;,&quot;;[.W175];&quot;,&quot;;[.X17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6,255176,291190,2664115,89912,792844,321555,151447,93524,422126,603695,341906,63342,6090834,229929,12886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6,255176,291190,2664115,89912,792844,321555,151447,93524,422126,603695,341906,63342,6090834,229929,12886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LIMAX-SHELLY PUBLIC SCHOOLS</text:p>
          </table:table-cell>
          <table:table-cell office:value-type="float" office:value="592" calcext:value-type="float">
            <text:p>592</text:p>
          </table:table-cell>
          <table:table-cell table:formula="of:=VLOOKUP([.B176];[$Sheet2.A169:.C725];2)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331437" calcext:value-type="float">
            <text:p>331,437</text:p>
          </table:table-cell>
          <table:table-cell office:value-type="float" office:value="129379" calcext:value-type="float">
            <text:p>129,379</text:p>
          </table:table-cell>
          <table:table-cell office:value-type="float" office:value="1346044" calcext:value-type="float">
            <text:p>1,346,044</text:p>
          </table:table-cell>
          <table:table-cell office:value-type="float" office:value="50894" calcext:value-type="float">
            <text:p>50,894</text:p>
          </table:table-cell>
          <table:table-cell office:value-type="float" office:value="378235" calcext:value-type="float">
            <text:p>378,235</text:p>
          </table:table-cell>
          <table:table-cell office:value-type="float" office:value="189754" calcext:value-type="float">
            <text:p>189,754</text:p>
          </table:table-cell>
          <table:table-cell office:value-type="float" office:value="109201" calcext:value-type="float">
            <text:p>109,201</text:p>
          </table:table-cell>
          <table:table-cell office:value-type="float" office:value="121048" calcext:value-type="float">
            <text:p>121,048</text:p>
          </table:table-cell>
          <table:table-cell office:value-type="float" office:value="312211" calcext:value-type="float">
            <text:p>312,211</text:p>
          </table:table-cell>
          <table:table-cell office:value-type="float" office:value="96457" calcext:value-type="float">
            <text:p>96,457</text:p>
          </table:table-cell>
          <table:table-cell office:value-type="float" office:value="3064660" calcext:value-type="float">
            <text:p>3,064,660</text:p>
          </table:table-cell>
          <table:table-cell office:value-type="float" office:value="387647" calcext:value-type="float">
            <text:p>387,647</text:p>
          </table:table-cell>
          <table:table-cell office:value-type="float" office:value="18962" calcext:value-type="float">
            <text:p>18,962</text:p>
          </table:table-cell>
          <table:table-cell office:value-type="float" office:value="406609" calcext:value-type="float">
            <text:p>406,609</text:p>
          </table:table-cell>
          <table:table-cell office:value-type="float" office:value="3471269" calcext:value-type="float">
            <text:p>3,471,269</text:p>
          </table:table-cell>
          <table:table-cell office:value-type="float" office:value="137281" calcext:value-type="float">
            <text:p>137,281</text:p>
          </table:table-cell>
          <table:table-cell office:value-type="float" office:value="8115" calcext:value-type="float">
            <text:p>8,115</text:p>
          </table:table-cell>
          <table:table-cell office:value-type="float" office:value="0" calcext:value-type="float">
            <text:p>0</text:p>
          </table:table-cell>
          <table:table-cell office:value-type="float" office:value="229969" calcext:value-type="float">
            <text:p>229,96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76];&quot;,&quot;;[.E176];&quot;,&quot;;[.F176];&quot;,&quot;;[.G176];&quot;,&quot;;[.H176];&quot;,&quot;;[.I176];&quot;,&quot;;[.J176];&quot;,&quot;;[.K176];&quot;,&quot;;[.L176];&quot;,&quot;;[.M176];&quot;,&quot;;[.N176];&quot;,&quot;;[.P176];&quot;,&quot;;[.Q176];&quot;,&quot;;[.S176];&quot;,&quot;;[.T176];&quot;,&quot;;[.U176];&quot;,&quot;;[.V176];&quot;,&quot;;[.W176];&quot;,&quot;;[.X17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7,331437,129379,1346044,50894,378235,189754,109201,121048,312211,96457,387647,18962,3471269,137281,8115,0,22996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7,331437,129379,1346044,50894,378235,189754,109201,121048,312211,96457,387647,18962,3471269,137281,8115,0,22996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ROOKSTON PUBLIC SCHOOL DISTRICT</text:p>
          </table:table-cell>
          <table:table-cell office:value-type="float" office:value="593" calcext:value-type="float">
            <text:p>593</text:p>
          </table:table-cell>
          <table:table-cell table:formula="of:=VLOOKUP([.B177];[$Sheet2.A170:.C726];2)" office:value-type="float" office:value="178" calcext:value-type="float">
            <text:p>178</text:p>
          </table:table-cell>
          <table:table-cell office:value-type="float" office:value="1127" calcext:value-type="float">
            <text:p>1,127</text:p>
          </table:table-cell>
          <table:table-cell office:value-type="float" office:value="693993" calcext:value-type="float">
            <text:p>693,993</text:p>
          </table:table-cell>
          <table:table-cell office:value-type="float" office:value="802376" calcext:value-type="float">
            <text:p>802,376</text:p>
          </table:table-cell>
          <table:table-cell office:value-type="float" office:value="7025002" calcext:value-type="float">
            <text:p>7,025,002</text:p>
          </table:table-cell>
          <table:table-cell office:value-type="float" office:value="205203" calcext:value-type="float">
            <text:p>205,203</text:p>
          </table:table-cell>
          <table:table-cell office:value-type="float" office:value="3228485" calcext:value-type="float">
            <text:p>3,228,485</text:p>
          </table:table-cell>
          <table:table-cell office:value-type="float" office:value="719978" calcext:value-type="float">
            <text:p>719,978</text:p>
          </table:table-cell>
          <table:table-cell office:value-type="float" office:value="601848" calcext:value-type="float">
            <text:p>601,848</text:p>
          </table:table-cell>
          <table:table-cell office:value-type="float" office:value="271567" calcext:value-type="float">
            <text:p>271,567</text:p>
          </table:table-cell>
          <table:table-cell office:value-type="float" office:value="1661264" calcext:value-type="float">
            <text:p>1,661,264</text:p>
          </table:table-cell>
          <table:table-cell office:value-type="float" office:value="590423" calcext:value-type="float">
            <text:p>590,423</text:p>
          </table:table-cell>
          <table:table-cell office:value-type="float" office:value="15800139" calcext:value-type="float">
            <text:p>15,800,139</text:p>
          </table:table-cell>
          <table:table-cell office:value-type="float" office:value="609016" calcext:value-type="float">
            <text:p>609,016</text:p>
          </table:table-cell>
          <table:table-cell office:value-type="float" office:value="195665" calcext:value-type="float">
            <text:p>195,665</text:p>
          </table:table-cell>
          <table:table-cell office:value-type="float" office:value="804681" calcext:value-type="float">
            <text:p>804,681</text:p>
          </table:table-cell>
          <table:table-cell office:value-type="float" office:value="16604820" calcext:value-type="float">
            <text:p>16,604,820</text:p>
          </table:table-cell>
          <table:table-cell office:value-type="float" office:value="853393" calcext:value-type="float">
            <text:p>853,393</text:p>
          </table:table-cell>
          <table:table-cell office:value-type="float" office:value="416524" calcext:value-type="float">
            <text:p>416,524</text:p>
          </table:table-cell>
          <table:table-cell office:value-type="float" office:value="0" calcext:value-type="float">
            <text:p>0</text:p>
          </table:table-cell>
          <table:table-cell office:value-type="float" office:value="5651631" calcext:value-type="float">
            <text:p>5,651,63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77];&quot;,&quot;;[.E177];&quot;,&quot;;[.F177];&quot;,&quot;;[.G177];&quot;,&quot;;[.H177];&quot;,&quot;;[.I177];&quot;,&quot;;[.J177];&quot;,&quot;;[.K177];&quot;,&quot;;[.L177];&quot;,&quot;;[.M177];&quot;,&quot;;[.N177];&quot;,&quot;;[.P177];&quot;,&quot;;[.Q177];&quot;,&quot;;[.S177];&quot;,&quot;;[.T177];&quot;,&quot;;[.U177];&quot;,&quot;;[.V177];&quot;,&quot;;[.W177];&quot;,&quot;;[.X17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8,693993,802376,7025002,205203,3228485,719978,601848,271567,1661264,590423,609016,195665,16604820,853393,416524,0,565163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8,693993,802376,7025002,205203,3228485,719978,601848,271567,1661264,590423,609016,195665,16604820,853393,416524,0,565163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AST GRAND FORKS PUBLIC SCHOOL DIST</text:p>
          </table:table-cell>
          <table:table-cell office:value-type="float" office:value="595" calcext:value-type="float">
            <text:p>595</text:p>
          </table:table-cell>
          <table:table-cell table:formula="of:=VLOOKUP([.B178];[$Sheet2.A171:.C727];2)" office:value-type="float" office:value="179" calcext:value-type="float">
            <text:p>179</text:p>
          </table:table-cell>
          <table:table-cell office:value-type="float" office:value="1903" calcext:value-type="float">
            <text:p>1,903</text:p>
          </table:table-cell>
          <table:table-cell office:value-type="float" office:value="1097029" calcext:value-type="float">
            <text:p>1,097,029</text:p>
          </table:table-cell>
          <table:table-cell office:value-type="float" office:value="1479464" calcext:value-type="float">
            <text:p>1,479,464</text:p>
          </table:table-cell>
          <table:table-cell office:value-type="float" office:value="9419691" calcext:value-type="float">
            <text:p>9,419,691</text:p>
          </table:table-cell>
          <table:table-cell office:value-type="float" office:value="429700" calcext:value-type="float">
            <text:p>429,700</text:p>
          </table:table-cell>
          <table:table-cell office:value-type="float" office:value="4466713" calcext:value-type="float">
            <text:p>4,466,713</text:p>
          </table:table-cell>
          <table:table-cell office:value-type="float" office:value="1222103" calcext:value-type="float">
            <text:p>1,222,103</text:p>
          </table:table-cell>
          <table:table-cell office:value-type="float" office:value="1092799" calcext:value-type="float">
            <text:p>1,092,799</text:p>
          </table:table-cell>
          <table:table-cell office:value-type="float" office:value="834781" calcext:value-type="float">
            <text:p>834,781</text:p>
          </table:table-cell>
          <table:table-cell office:value-type="float" office:value="2277590" calcext:value-type="float">
            <text:p>2,277,590</text:p>
          </table:table-cell>
          <table:table-cell office:value-type="float" office:value="721002" calcext:value-type="float">
            <text:p>721,002</text:p>
          </table:table-cell>
          <table:table-cell office:value-type="float" office:value="23040872" calcext:value-type="float">
            <text:p>23,040,872</text:p>
          </table:table-cell>
          <table:table-cell office:value-type="float" office:value="573493" calcext:value-type="float">
            <text:p>573,493</text:p>
          </table:table-cell>
          <table:table-cell office:value-type="float" office:value="534071" calcext:value-type="float">
            <text:p>534,071</text:p>
          </table:table-cell>
          <table:table-cell office:value-type="float" office:value="1107565" calcext:value-type="float">
            <text:p>1,107,565</text:p>
          </table:table-cell>
          <table:table-cell office:value-type="float" office:value="24148437" calcext:value-type="float">
            <text:p>24,148,437</text:p>
          </table:table-cell>
          <table:table-cell office:value-type="float" office:value="1150157" calcext:value-type="float">
            <text:p>1,150,157</text:p>
          </table:table-cell>
          <table:table-cell office:value-type="float" office:value="786611" calcext:value-type="float">
            <text:p>786,611</text:p>
          </table:table-cell>
          <table:table-cell office:value-type="float" office:value="4572974" calcext:value-type="float">
            <text:p>4,572,974</text:p>
          </table:table-cell>
          <table:table-cell office:value-type="float" office:value="2000338" calcext:value-type="float">
            <text:p>2,000,33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78];&quot;,&quot;;[.E178];&quot;,&quot;;[.F178];&quot;,&quot;;[.G178];&quot;,&quot;;[.H178];&quot;,&quot;;[.I178];&quot;,&quot;;[.J178];&quot;,&quot;;[.K178];&quot;,&quot;;[.L178];&quot;,&quot;;[.M178];&quot;,&quot;;[.N178];&quot;,&quot;;[.P178];&quot;,&quot;;[.Q178];&quot;,&quot;;[.S178];&quot;,&quot;;[.T178];&quot;,&quot;;[.U178];&quot;,&quot;;[.V178];&quot;,&quot;;[.W178];&quot;,&quot;;[.X17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9,1097029,1479464,9419691,429700,4466713,1222103,1092799,834781,2277590,721002,573493,534071,24148437,1150157,786611,4572974,200033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79,1097029,1479464,9419691,429700,4466713,1222103,1092799,834781,2277590,721002,573493,534071,24148437,1150157,786611,4572974,200033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ERTILE-BELTRAMI SCHOOL DISTRICT</text:p>
          </table:table-cell>
          <table:table-cell office:value-type="float" office:value="599" calcext:value-type="float">
            <text:p>599</text:p>
          </table:table-cell>
          <table:table-cell table:formula="of:=VLOOKUP([.B179];[$Sheet2.A172:.C728];2)" office:value-type="float" office:value="180" calcext:value-type="float">
            <text:p>180</text:p>
          </table:table-cell>
          <table:table-cell office:value-type="float" office:value="479" calcext:value-type="float">
            <text:p>479</text:p>
          </table:table-cell>
          <table:table-cell office:value-type="float" office:value="350016" calcext:value-type="float">
            <text:p>350,016</text:p>
          </table:table-cell>
          <table:table-cell office:value-type="float" office:value="248333" calcext:value-type="float">
            <text:p>248,333</text:p>
          </table:table-cell>
          <table:table-cell office:value-type="float" office:value="2507732" calcext:value-type="float">
            <text:p>2,507,732</text:p>
          </table:table-cell>
          <table:table-cell office:value-type="float" office:value="309267" calcext:value-type="float">
            <text:p>309,267</text:p>
          </table:table-cell>
          <table:table-cell office:value-type="float" office:value="877817" calcext:value-type="float">
            <text:p>877,817</text:p>
          </table:table-cell>
          <table:table-cell office:value-type="float" office:value="570104" calcext:value-type="float">
            <text:p>570,104</text:p>
          </table:table-cell>
          <table:table-cell office:value-type="float" office:value="130722" calcext:value-type="float">
            <text:p>130,722</text:p>
          </table:table-cell>
          <table:table-cell office:value-type="float" office:value="264231" calcext:value-type="float">
            <text:p>264,231</text:p>
          </table:table-cell>
          <table:table-cell office:value-type="float" office:value="595253" calcext:value-type="float">
            <text:p>595,253</text:p>
          </table:table-cell>
          <table:table-cell office:value-type="float" office:value="338727" calcext:value-type="float">
            <text:p>338,727</text:p>
          </table:table-cell>
          <table:table-cell office:value-type="float" office:value="6192202" calcext:value-type="float">
            <text:p>6,192,202</text:p>
          </table:table-cell>
          <table:table-cell office:value-type="float" office:value="177249" calcext:value-type="float">
            <text:p>177,249</text:p>
          </table:table-cell>
          <table:table-cell office:value-type="float" office:value="0" calcext:value-type="float">
            <text:p>0</text:p>
          </table:table-cell>
          <table:table-cell office:value-type="float" office:value="177249" calcext:value-type="float">
            <text:p>177,249</text:p>
          </table:table-cell>
          <table:table-cell office:value-type="float" office:value="6369451" calcext:value-type="float">
            <text:p>6,369,451</text:p>
          </table:table-cell>
          <table:table-cell office:value-type="float" office:value="338454" calcext:value-type="float">
            <text:p>338,454</text:p>
          </table:table-cell>
          <table:table-cell office:value-type="float" office:value="106523" calcext:value-type="float">
            <text:p>106,523</text:p>
          </table:table-cell>
          <table:table-cell office:value-type="float" office:value="0" calcext:value-type="float">
            <text:p>0</text:p>
          </table:table-cell>
          <table:table-cell office:value-type="float" office:value="573000" calcext:value-type="float">
            <text:p>573,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79];&quot;,&quot;;[.E179];&quot;,&quot;;[.F179];&quot;,&quot;;[.G179];&quot;,&quot;;[.H179];&quot;,&quot;;[.I179];&quot;,&quot;;[.J179];&quot;,&quot;;[.K179];&quot;,&quot;;[.L179];&quot;,&quot;;[.M179];&quot;,&quot;;[.N179];&quot;,&quot;;[.P179];&quot;,&quot;;[.Q179];&quot;,&quot;;[.S179];&quot;,&quot;;[.T179];&quot;,&quot;;[.U179];&quot;,&quot;;[.V179];&quot;,&quot;;[.W179];&quot;,&quot;;[.X17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0,350016,248333,2507732,309267,877817,570104,130722,264231,595253,338727,177249,0,6369451,338454,106523,0,5730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0,350016,248333,2507732,309267,877817,570104,130722,264231,595253,338727,177249,0,6369451,338454,106523,0,5730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ISHER PUBLIC SCHOOL DISTRICT</text:p>
          </table:table-cell>
          <table:table-cell office:value-type="float" office:value="600" calcext:value-type="float">
            <text:p>600</text:p>
          </table:table-cell>
          <table:table-cell table:formula="of:=VLOOKUP([.B180];[$Sheet2.A173:.C729];2)" office:value-type="float" office:value="181" calcext:value-type="float">
            <text:p>181</text:p>
          </table:table-cell>
          <table:table-cell office:value-type="float" office:value="218" calcext:value-type="float">
            <text:p>218</text:p>
          </table:table-cell>
          <table:table-cell office:value-type="float" office:value="297094" calcext:value-type="float">
            <text:p>297,094</text:p>
          </table:table-cell>
          <table:table-cell office:value-type="float" office:value="243497" calcext:value-type="float">
            <text:p>243,497</text:p>
          </table:table-cell>
          <table:table-cell office:value-type="float" office:value="1335436" calcext:value-type="float">
            <text:p>1,335,436</text:p>
          </table:table-cell>
          <table:table-cell office:value-type="float" office:value="117078" calcext:value-type="float">
            <text:p>117,078</text:p>
          </table:table-cell>
          <table:table-cell office:value-type="float" office:value="488886" calcext:value-type="float">
            <text:p>488,886</text:p>
          </table:table-cell>
          <table:table-cell office:value-type="float" office:value="186567" calcext:value-type="float">
            <text:p>186,567</text:p>
          </table:table-cell>
          <table:table-cell office:value-type="float" office:value="78201" calcext:value-type="float">
            <text:p>78,201</text:p>
          </table:table-cell>
          <table:table-cell office:value-type="float" office:value="131235" calcext:value-type="float">
            <text:p>131,235</text:p>
          </table:table-cell>
          <table:table-cell office:value-type="float" office:value="313474" calcext:value-type="float">
            <text:p>313,474</text:p>
          </table:table-cell>
          <table:table-cell office:value-type="float" office:value="266200" calcext:value-type="float">
            <text:p>266,200</text:p>
          </table:table-cell>
          <table:table-cell office:value-type="float" office:value="3457670" calcext:value-type="float">
            <text:p>3,457,670</text:p>
          </table:table-cell>
          <table:table-cell office:value-type="float" office:value="285058" calcext:value-type="float">
            <text:p>285,058</text:p>
          </table:table-cell>
          <table:table-cell office:value-type="float" office:value="53061" calcext:value-type="float">
            <text:p>53,061</text:p>
          </table:table-cell>
          <table:table-cell office:value-type="float" office:value="338119" calcext:value-type="float">
            <text:p>338,119</text:p>
          </table:table-cell>
          <table:table-cell office:value-type="float" office:value="3795789" calcext:value-type="float">
            <text:p>3,795,789</text:p>
          </table:table-cell>
          <table:table-cell office:value-type="float" office:value="281830" calcext:value-type="float">
            <text:p>281,830</text:p>
          </table:table-cell>
          <table:table-cell office:value-type="float" office:value="603289" calcext:value-type="float">
            <text:p>603,289</text:p>
          </table:table-cell>
          <table:table-cell office:value-type="float" office:value="2806479" calcext:value-type="float">
            <text:p>2,806,479</text:p>
          </table:table-cell>
          <table:table-cell office:value-type="float" office:value="245023" calcext:value-type="float">
            <text:p>245,02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80];&quot;,&quot;;[.E180];&quot;,&quot;;[.F180];&quot;,&quot;;[.G180];&quot;,&quot;;[.H180];&quot;,&quot;;[.I180];&quot;,&quot;;[.J180];&quot;,&quot;;[.K180];&quot;,&quot;;[.L180];&quot;,&quot;;[.M180];&quot;,&quot;;[.N180];&quot;,&quot;;[.P180];&quot;,&quot;;[.Q180];&quot;,&quot;;[.S180];&quot;,&quot;;[.T180];&quot;,&quot;;[.U180];&quot;,&quot;;[.V180];&quot;,&quot;;[.W180];&quot;,&quot;;[.X18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1,297094,243497,1335436,117078,488886,186567,78201,131235,313474,266200,285058,53061,3795789,281830,603289,2806479,24502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1,297094,243497,1335436,117078,488886,186567,78201,131235,313474,266200,285058,53061,3795789,281830,603289,2806479,24502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OSSTON PUBLIC SCHOOL DISTRICT</text:p>
          </table:table-cell>
          <table:table-cell office:value-type="float" office:value="601" calcext:value-type="float">
            <text:p>601</text:p>
          </table:table-cell>
          <table:table-cell table:formula="of:=VLOOKUP([.B181];[$Sheet2.A174:.C730];2)" office:value-type="float" office:value="182" calcext:value-type="float">
            <text:p>182</text:p>
          </table:table-cell>
          <table:table-cell office:value-type="float" office:value="583" calcext:value-type="float">
            <text:p>583</text:p>
          </table:table-cell>
          <table:table-cell office:value-type="float" office:value="493445" calcext:value-type="float">
            <text:p>493,445</text:p>
          </table:table-cell>
          <table:table-cell office:value-type="float" office:value="452303" calcext:value-type="float">
            <text:p>452,303</text:p>
          </table:table-cell>
          <table:table-cell office:value-type="float" office:value="3657182" calcext:value-type="float">
            <text:p>3,657,182</text:p>
          </table:table-cell>
          <table:table-cell office:value-type="float" office:value="225154" calcext:value-type="float">
            <text:p>225,154</text:p>
          </table:table-cell>
          <table:table-cell office:value-type="float" office:value="1441701" calcext:value-type="float">
            <text:p>1,441,701</text:p>
          </table:table-cell>
          <table:table-cell office:value-type="float" office:value="427433" calcext:value-type="float">
            <text:p>427,433</text:p>
          </table:table-cell>
          <table:table-cell office:value-type="float" office:value="211603" calcext:value-type="float">
            <text:p>211,603</text:p>
          </table:table-cell>
          <table:table-cell office:value-type="float" office:value="165545" calcext:value-type="float">
            <text:p>165,545</text:p>
          </table:table-cell>
          <table:table-cell office:value-type="float" office:value="741992" calcext:value-type="float">
            <text:p>741,992</text:p>
          </table:table-cell>
          <table:table-cell office:value-type="float" office:value="540646" calcext:value-type="float">
            <text:p>540,646</text:p>
          </table:table-cell>
          <table:table-cell office:value-type="float" office:value="8357005" calcext:value-type="float">
            <text:p>8,357,005</text:p>
          </table:table-cell>
          <table:table-cell office:value-type="float" office:value="351088" calcext:value-type="float">
            <text:p>351,088</text:p>
          </table:table-cell>
          <table:table-cell office:value-type="float" office:value="102766" calcext:value-type="float">
            <text:p>102,766</text:p>
          </table:table-cell>
          <table:table-cell office:value-type="float" office:value="453853" calcext:value-type="float">
            <text:p>453,853</text:p>
          </table:table-cell>
          <table:table-cell office:value-type="float" office:value="8810858" calcext:value-type="float">
            <text:p>8,810,858</text:p>
          </table:table-cell>
          <table:table-cell office:value-type="float" office:value="422707" calcext:value-type="float">
            <text:p>422,707</text:p>
          </table:table-cell>
          <table:table-cell office:value-type="float" office:value="331229" calcext:value-type="float">
            <text:p>331,229</text:p>
          </table:table-cell>
          <table:table-cell office:value-type="float" office:value="65361" calcext:value-type="float">
            <text:p>65,361</text:p>
          </table:table-cell>
          <table:table-cell office:value-type="float" office:value="1362025" calcext:value-type="float">
            <text:p>1,362,0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81];&quot;,&quot;;[.E181];&quot;,&quot;;[.F181];&quot;,&quot;;[.G181];&quot;,&quot;;[.H181];&quot;,&quot;;[.I181];&quot;,&quot;;[.J181];&quot;,&quot;;[.K181];&quot;,&quot;;[.L181];&quot;,&quot;;[.M181];&quot;,&quot;;[.N181];&quot;,&quot;;[.P181];&quot;,&quot;;[.Q181];&quot;,&quot;;[.S181];&quot;,&quot;;[.T181];&quot;,&quot;;[.U181];&quot;,&quot;;[.V181];&quot;,&quot;;[.W181];&quot;,&quot;;[.X18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2,493445,452303,3657182,225154,1441701,427433,211603,165545,741992,540646,351088,102766,8810858,422707,331229,65361,13620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2,493445,452303,3657182,225154,1441701,427433,211603,165545,741992,540646,351088,102766,8810858,422707,331229,65361,13620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OUNDS VIEW PUBLIC SCHOOL DISTRICT</text:p>
          </table:table-cell>
          <table:table-cell office:value-type="float" office:value="621" calcext:value-type="float">
            <text:p>621</text:p>
          </table:table-cell>
          <table:table-cell table:formula="of:=VLOOKUP([.B182];[$Sheet2.A175:.C731];2)" office:value-type="float" office:value="184" calcext:value-type="float">
            <text:p>184</text:p>
          </table:table-cell>
          <table:table-cell office:value-type="float" office:value="11578" calcext:value-type="float">
            <text:p>11,578</text:p>
          </table:table-cell>
          <table:table-cell office:value-type="float" office:value="6673887" calcext:value-type="float">
            <text:p>6,673,887</text:p>
          </table:table-cell>
          <table:table-cell office:value-type="float" office:value="7634318" calcext:value-type="float">
            <text:p>7,634,318</text:p>
          </table:table-cell>
          <table:table-cell office:value-type="float" office:value="67833677" calcext:value-type="float">
            <text:p>67,833,677</text:p>
          </table:table-cell>
          <table:table-cell office:value-type="float" office:value="1968689" calcext:value-type="float">
            <text:p>1,968,689</text:p>
          </table:table-cell>
          <table:table-cell office:value-type="float" office:value="30069795" calcext:value-type="float">
            <text:p>30,069,795</text:p>
          </table:table-cell>
          <table:table-cell office:value-type="float" office:value="4348928" calcext:value-type="float">
            <text:p>4,348,928</text:p>
          </table:table-cell>
          <table:table-cell office:value-type="float" office:value="10335570" calcext:value-type="float">
            <text:p>10,335,570</text:p>
          </table:table-cell>
          <table:table-cell office:value-type="float" office:value="7648691" calcext:value-type="float">
            <text:p>7,648,691</text:p>
          </table:table-cell>
          <table:table-cell office:value-type="float" office:value="13670048" calcext:value-type="float">
            <text:p>13,670,048</text:p>
          </table:table-cell>
          <table:table-cell office:value-type="float" office:value="13532991" calcext:value-type="float">
            <text:p>13,532,991</text:p>
          </table:table-cell>
          <table:table-cell office:value-type="float" office:value="163716594" calcext:value-type="float">
            <text:p>163,716,594</text:p>
          </table:table-cell>
          <table:table-cell office:value-type="float" office:value="1832711" calcext:value-type="float">
            <text:p>1,832,711</text:p>
          </table:table-cell>
          <table:table-cell office:value-type="float" office:value="8193711" calcext:value-type="float">
            <text:p>8,193,711</text:p>
          </table:table-cell>
          <table:table-cell office:value-type="float" office:value="10026422" calcext:value-type="float">
            <text:p>10,026,422</text:p>
          </table:table-cell>
          <table:table-cell office:value-type="float" office:value="173743017" calcext:value-type="float">
            <text:p>173,743,017</text:p>
          </table:table-cell>
          <table:table-cell office:value-type="float" office:value="7047937" calcext:value-type="float">
            <text:p>7,047,937</text:p>
          </table:table-cell>
          <table:table-cell office:value-type="float" office:value="5816995" calcext:value-type="float">
            <text:p>5,816,995</text:p>
          </table:table-cell>
          <table:table-cell office:value-type="float" office:value="1361206" calcext:value-type="float">
            <text:p>1,361,206</text:p>
          </table:table-cell>
          <table:table-cell office:value-type="float" office:value="16581135" calcext:value-type="float">
            <text:p>16,581,135</text:p>
          </table:table-cell>
          <table:table-cell office:value-type="float" office:value="2147550" calcext:value-type="float">
            <text:p>2,147,550</text:p>
          </table:table-cell>
          <table:table-cell/>
          <table:table-cell table:formula="of:=CONCATENATE([.$Z$3];[.$Y$3];[.C182];&quot;,&quot;;[.E182];&quot;,&quot;;[.F182];&quot;,&quot;;[.G182];&quot;,&quot;;[.H182];&quot;,&quot;;[.I182];&quot;,&quot;;[.J182];&quot;,&quot;;[.K182];&quot;,&quot;;[.L182];&quot;,&quot;;[.M182];&quot;,&quot;;[.N182];&quot;,&quot;;[.P182];&quot;,&quot;;[.Q182];&quot;,&quot;;[.S182];&quot;,&quot;;[.T182];&quot;,&quot;;[.U182];&quot;,&quot;;[.V182];&quot;,&quot;;[.W182];&quot;,&quot;;[.X18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4,6673887,7634318,67833677,1968689,30069795,4348928,10335570,7648691,13670048,13532991,1832711,8193711,173743017,7047937,5816995,1361206,16581135,214755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4,6673887,7634318,67833677,1968689,30069795,4348928,10335570,7648691,13670048,13532991,1832711,8193711,173743017,7047937,5816995,1361206,16581135,214755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th St. Paul-Maplewood Oakdale</text:p>
          </table:table-cell>
          <table:table-cell office:value-type="float" office:value="622" calcext:value-type="float">
            <text:p>622</text:p>
          </table:table-cell>
          <table:table-cell table:formula="of:=VLOOKUP([.B183];[$Sheet2.A176:.C732];2)" office:value-type="float" office:value="185" calcext:value-type="float">
            <text:p>185</text:p>
          </table:table-cell>
          <table:table-cell office:value-type="float" office:value="10553" calcext:value-type="float">
            <text:p>10,553</text:p>
          </table:table-cell>
          <table:table-cell office:value-type="float" office:value="9021969" calcext:value-type="float">
            <text:p>9,021,969</text:p>
          </table:table-cell>
          <table:table-cell office:value-type="float" office:value="7455860" calcext:value-type="float">
            <text:p>7,455,860</text:p>
          </table:table-cell>
          <table:table-cell office:value-type="float" office:value="64927542" calcext:value-type="float">
            <text:p>64,927,542</text:p>
          </table:table-cell>
          <table:table-cell office:value-type="float" office:value="3766268" calcext:value-type="float">
            <text:p>3,766,268</text:p>
          </table:table-cell>
          <table:table-cell office:value-type="float" office:value="35237495" calcext:value-type="float">
            <text:p>35,237,495</text:p>
          </table:table-cell>
          <table:table-cell office:value-type="float" office:value="2880745" calcext:value-type="float">
            <text:p>2,880,745</text:p>
          </table:table-cell>
          <table:table-cell office:value-type="float" office:value="7199817" calcext:value-type="float">
            <text:p>7,199,817</text:p>
          </table:table-cell>
          <table:table-cell office:value-type="float" office:value="6022056" calcext:value-type="float">
            <text:p>6,022,056</text:p>
          </table:table-cell>
          <table:table-cell office:value-type="float" office:value="12178932" calcext:value-type="float">
            <text:p>12,178,932</text:p>
          </table:table-cell>
          <table:table-cell office:value-type="float" office:value="8759221" calcext:value-type="float">
            <text:p>8,759,221</text:p>
          </table:table-cell>
          <table:table-cell office:value-type="float" office:value="157449903" calcext:value-type="float">
            <text:p>157,449,903</text:p>
          </table:table-cell>
          <table:table-cell office:value-type="float" office:value="6565123" calcext:value-type="float">
            <text:p>6,565,123</text:p>
          </table:table-cell>
          <table:table-cell office:value-type="float" office:value="1728446" calcext:value-type="float">
            <text:p>1,728,446</text:p>
          </table:table-cell>
          <table:table-cell office:value-type="float" office:value="8293569" calcext:value-type="float">
            <text:p>8,293,569</text:p>
          </table:table-cell>
          <table:table-cell office:value-type="float" office:value="165743472" calcext:value-type="float">
            <text:p>165,743,472</text:p>
          </table:table-cell>
          <table:table-cell office:value-type="float" office:value="7474428" calcext:value-type="float">
            <text:p>7,474,428</text:p>
          </table:table-cell>
          <table:table-cell office:value-type="float" office:value="11228618" calcext:value-type="float">
            <text:p>11,228,618</text:p>
          </table:table-cell>
          <table:table-cell office:value-type="float" office:value="93842793" calcext:value-type="float">
            <text:p>93,842,793</text:p>
          </table:table-cell>
          <table:table-cell office:value-type="float" office:value="23021483" calcext:value-type="float">
            <text:p>23,021,483</text:p>
          </table:table-cell>
          <table:table-cell office:value-type="float" office:value="2007915" calcext:value-type="float">
            <text:p>2,007,915</text:p>
          </table:table-cell>
          <table:table-cell/>
          <table:table-cell table:formula="of:=CONCATENATE([.$Z$3];[.$Y$3];[.C183];&quot;,&quot;;[.E183];&quot;,&quot;;[.F183];&quot;,&quot;;[.G183];&quot;,&quot;;[.H183];&quot;,&quot;;[.I183];&quot;,&quot;;[.J183];&quot;,&quot;;[.K183];&quot;,&quot;;[.L183];&quot;,&quot;;[.M183];&quot;,&quot;;[.N183];&quot;,&quot;;[.P183];&quot;,&quot;;[.Q183];&quot;,&quot;;[.S183];&quot;,&quot;;[.T183];&quot;,&quot;;[.U183];&quot;,&quot;;[.V183];&quot;,&quot;;[.W183];&quot;,&quot;;[.X18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5,9021969,7455860,64927542,3766268,35237495,2880745,7199817,6022056,12178932,8759221,6565123,1728446,165743472,7474428,11228618,93842793,23021483,2007915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5,9021969,7455860,64927542,3766268,35237495,2880745,7199817,6022056,12178932,8759221,6565123,1728446,165743472,7474428,11228618,93842793,23021483,2007915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SEVILLE PUBLIC SCHOOL DISTRICT</text:p>
          </table:table-cell>
          <table:table-cell office:value-type="float" office:value="623" calcext:value-type="float">
            <text:p>623</text:p>
          </table:table-cell>
          <table:table-cell table:formula="of:=VLOOKUP([.B184];[$Sheet2.A177:.C733];2)" office:value-type="float" office:value="186" calcext:value-type="float">
            <text:p>186</text:p>
          </table:table-cell>
          <table:table-cell office:value-type="float" office:value="7279" calcext:value-type="float">
            <text:p>7,279</text:p>
          </table:table-cell>
          <table:table-cell office:value-type="float" office:value="5522948" calcext:value-type="float">
            <text:p>5,522,948</text:p>
          </table:table-cell>
          <table:table-cell office:value-type="float" office:value="5232823" calcext:value-type="float">
            <text:p>5,232,823</text:p>
          </table:table-cell>
          <table:table-cell office:value-type="float" office:value="42969818" calcext:value-type="float">
            <text:p>42,969,818</text:p>
          </table:table-cell>
          <table:table-cell office:value-type="float" office:value="1852864" calcext:value-type="float">
            <text:p>1,852,864</text:p>
          </table:table-cell>
          <table:table-cell office:value-type="float" office:value="23576550" calcext:value-type="float">
            <text:p>23,576,550</text:p>
          </table:table-cell>
          <table:table-cell office:value-type="float" office:value="2482826" calcext:value-type="float">
            <text:p>2,482,826</text:p>
          </table:table-cell>
          <table:table-cell office:value-type="float" office:value="9183663" calcext:value-type="float">
            <text:p>9,183,663</text:p>
          </table:table-cell>
          <table:table-cell office:value-type="float" office:value="4249191" calcext:value-type="float">
            <text:p>4,249,191</text:p>
          </table:table-cell>
          <table:table-cell office:value-type="float" office:value="7747107" calcext:value-type="float">
            <text:p>7,747,107</text:p>
          </table:table-cell>
          <table:table-cell office:value-type="float" office:value="7799508" calcext:value-type="float">
            <text:p>7,799,508</text:p>
          </table:table-cell>
          <table:table-cell office:value-type="float" office:value="110617297" calcext:value-type="float">
            <text:p>110,617,297</text:p>
          </table:table-cell>
          <table:table-cell office:value-type="float" office:value="3074157" calcext:value-type="float">
            <text:p>3,074,157</text:p>
          </table:table-cell>
          <table:table-cell office:value-type="float" office:value="1277165" calcext:value-type="float">
            <text:p>1,277,165</text:p>
          </table:table-cell>
          <table:table-cell office:value-type="float" office:value="4351323" calcext:value-type="float">
            <text:p>4,351,323</text:p>
          </table:table-cell>
          <table:table-cell office:value-type="float" office:value="114968620" calcext:value-type="float">
            <text:p>114,968,620</text:p>
          </table:table-cell>
          <table:table-cell office:value-type="float" office:value="4912803" calcext:value-type="float">
            <text:p>4,912,803</text:p>
          </table:table-cell>
          <table:table-cell office:value-type="float" office:value="7517684" calcext:value-type="float">
            <text:p>7,517,684</text:p>
          </table:table-cell>
          <table:table-cell office:value-type="float" office:value="11182541" calcext:value-type="float">
            <text:p>11,182,541</text:p>
          </table:table-cell>
          <table:table-cell office:value-type="float" office:value="16987714" calcext:value-type="float">
            <text:p>16,987,714</text:p>
          </table:table-cell>
          <table:table-cell office:value-type="float" office:value="858813" calcext:value-type="float">
            <text:p>858,813</text:p>
          </table:table-cell>
          <table:table-cell/>
          <table:table-cell table:formula="of:=CONCATENATE([.$Z$3];[.$Y$3];[.C184];&quot;,&quot;;[.E184];&quot;,&quot;;[.F184];&quot;,&quot;;[.G184];&quot;,&quot;;[.H184];&quot;,&quot;;[.I184];&quot;,&quot;;[.J184];&quot;,&quot;;[.K184];&quot;,&quot;;[.L184];&quot;,&quot;;[.M184];&quot;,&quot;;[.N184];&quot;,&quot;;[.P184];&quot;,&quot;;[.Q184];&quot;,&quot;;[.S184];&quot;,&quot;;[.T184];&quot;,&quot;;[.U184];&quot;,&quot;;[.V184];&quot;,&quot;;[.W184];&quot;,&quot;;[.X18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6,5522948,5232823,42969818,1852864,23576550,2482826,9183663,4249191,7747107,7799508,3074157,1277165,114968620,4912803,7517684,11182541,16987714,858813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6,5522948,5232823,42969818,1852864,23576550,2482826,9183663,4249191,7747107,7799508,3074157,1277165,114968620,4912803,7517684,11182541,16987714,858813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HITE BEAR LAKE SCHOOL DISTRICT</text:p>
          </table:table-cell>
          <table:table-cell office:value-type="float" office:value="624" calcext:value-type="float">
            <text:p>624</text:p>
          </table:table-cell>
          <table:table-cell table:formula="of:=VLOOKUP([.B185];[$Sheet2.A178:.C734];2)" office:value-type="float" office:value="187" calcext:value-type="float">
            <text:p>187</text:p>
          </table:table-cell>
          <table:table-cell office:value-type="float" office:value="8349" calcext:value-type="float">
            <text:p>8,349</text:p>
          </table:table-cell>
          <table:table-cell office:value-type="float" office:value="3637199" calcext:value-type="float">
            <text:p>3,637,199</text:p>
          </table:table-cell>
          <table:table-cell office:value-type="float" office:value="4825157" calcext:value-type="float">
            <text:p>4,825,157</text:p>
          </table:table-cell>
          <table:table-cell office:value-type="float" office:value="51336070" calcext:value-type="float">
            <text:p>51,336,070</text:p>
          </table:table-cell>
          <table:table-cell office:value-type="float" office:value="1221061" calcext:value-type="float">
            <text:p>1,221,061</text:p>
          </table:table-cell>
          <table:table-cell office:value-type="float" office:value="26499198" calcext:value-type="float">
            <text:p>26,499,198</text:p>
          </table:table-cell>
          <table:table-cell office:value-type="float" office:value="2771250" calcext:value-type="float">
            <text:p>2,771,250</text:p>
          </table:table-cell>
          <table:table-cell office:value-type="float" office:value="9361375" calcext:value-type="float">
            <text:p>9,361,375</text:p>
          </table:table-cell>
          <table:table-cell office:value-type="float" office:value="6647899" calcext:value-type="float">
            <text:p>6,647,899</text:p>
          </table:table-cell>
          <table:table-cell office:value-type="float" office:value="8788605" calcext:value-type="float">
            <text:p>8,788,605</text:p>
          </table:table-cell>
          <table:table-cell office:value-type="float" office:value="8321723" calcext:value-type="float">
            <text:p>8,321,723</text:p>
          </table:table-cell>
          <table:table-cell office:value-type="float" office:value="123409537" calcext:value-type="float">
            <text:p>123,409,537</text:p>
          </table:table-cell>
          <table:table-cell office:value-type="float" office:value="1889680" calcext:value-type="float">
            <text:p>1,889,680</text:p>
          </table:table-cell>
          <table:table-cell office:value-type="float" office:value="7543176" calcext:value-type="float">
            <text:p>7,543,176</text:p>
          </table:table-cell>
          <table:table-cell office:value-type="float" office:value="9432856" calcext:value-type="float">
            <text:p>9,432,856</text:p>
          </table:table-cell>
          <table:table-cell office:value-type="float" office:value="132842393" calcext:value-type="float">
            <text:p>132,842,393</text:p>
          </table:table-cell>
          <table:table-cell office:value-type="float" office:value="5308456" calcext:value-type="float">
            <text:p>5,308,456</text:p>
          </table:table-cell>
          <table:table-cell office:value-type="float" office:value="7287401" calcext:value-type="float">
            <text:p>7,287,401</text:p>
          </table:table-cell>
          <table:table-cell office:value-type="float" office:value="131866451" calcext:value-type="float">
            <text:p>131,866,451</text:p>
          </table:table-cell>
          <table:table-cell office:value-type="float" office:value="23531772" calcext:value-type="float">
            <text:p>23,531,77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85];&quot;,&quot;;[.E185];&quot;,&quot;;[.F185];&quot;,&quot;;[.G185];&quot;,&quot;;[.H185];&quot;,&quot;;[.I185];&quot;,&quot;;[.J185];&quot;,&quot;;[.K185];&quot;,&quot;;[.L185];&quot;,&quot;;[.M185];&quot;,&quot;;[.N185];&quot;,&quot;;[.P185];&quot;,&quot;;[.Q185];&quot;,&quot;;[.S185];&quot;,&quot;;[.T185];&quot;,&quot;;[.U185];&quot;,&quot;;[.V185];&quot;,&quot;;[.W185];&quot;,&quot;;[.X18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7,3637199,4825157,51336070,1221061,26499198,2771250,9361375,6647899,8788605,8321723,1889680,7543176,132842393,5308456,7287401,131866451,2353177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7,3637199,4825157,51336070,1221061,26499198,2771250,9361375,6647899,8788605,8321723,1889680,7543176,132842393,5308456,7287401,131866451,2353177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PAUL PUBLIC SCHOOL DISTRICT</text:p>
          </table:table-cell>
          <table:table-cell office:value-type="float" office:value="625" calcext:value-type="float">
            <text:p>625</text:p>
          </table:table-cell>
          <table:table-cell table:formula="of:=VLOOKUP([.B186];[$Sheet2.A179:.C735];2)" office:value-type="float" office:value="188" calcext:value-type="float">
            <text:p>188</text:p>
          </table:table-cell>
          <table:table-cell office:value-type="float" office:value="34262" calcext:value-type="float">
            <text:p>34,262</text:p>
          </table:table-cell>
          <table:table-cell office:value-type="float" office:value="49812960" calcext:value-type="float">
            <text:p>49,812,960</text:p>
          </table:table-cell>
          <table:table-cell office:value-type="float" office:value="28077120" calcext:value-type="float">
            <text:p>28,077,120</text:p>
          </table:table-cell>
          <table:table-cell office:value-type="float" office:value="280810625" calcext:value-type="float">
            <text:p>280,810,625</text:p>
          </table:table-cell>
          <table:table-cell office:value-type="float" office:value="4878393" calcext:value-type="float">
            <text:p>4,878,393</text:p>
          </table:table-cell>
          <table:table-cell office:value-type="float" office:value="127112270" calcext:value-type="float">
            <text:p>127,112,270</text:p>
          </table:table-cell>
          <table:table-cell office:value-type="float" office:value="7511393" calcext:value-type="float">
            <text:p>7,511,393</text:p>
          </table:table-cell>
          <table:table-cell office:value-type="float" office:value="35734289" calcext:value-type="float">
            <text:p>35,734,289</text:p>
          </table:table-cell>
          <table:table-cell office:value-type="float" office:value="32757883" calcext:value-type="float">
            <text:p>32,757,883</text:p>
          </table:table-cell>
          <table:table-cell office:value-type="float" office:value="57186229" calcext:value-type="float">
            <text:p>57,186,229</text:p>
          </table:table-cell>
          <table:table-cell office:value-type="float" office:value="31161704" calcext:value-type="float">
            <text:p>31,161,704</text:p>
          </table:table-cell>
          <table:table-cell office:value-type="float" office:value="655042865" calcext:value-type="float">
            <text:p>655,042,865</text:p>
          </table:table-cell>
          <table:table-cell office:value-type="float" office:value="21210374" calcext:value-type="float">
            <text:p>21,210,374</text:p>
          </table:table-cell>
          <table:table-cell office:value-type="float" office:value="15667729" calcext:value-type="float">
            <text:p>15,667,729</text:p>
          </table:table-cell>
          <table:table-cell office:value-type="float" office:value="36878103" calcext:value-type="float">
            <text:p>36,878,103</text:p>
          </table:table-cell>
          <table:table-cell office:value-type="float" office:value="691920968" calcext:value-type="float">
            <text:p>691,920,968</text:p>
          </table:table-cell>
          <table:table-cell office:value-type="float" office:value="36079014" calcext:value-type="float">
            <text:p>36,079,014</text:p>
          </table:table-cell>
          <table:table-cell office:value-type="float" office:value="26322339" calcext:value-type="float">
            <text:p>26,322,339</text:p>
          </table:table-cell>
          <table:table-cell office:value-type="float" office:value="29937053" calcext:value-type="float">
            <text:p>29,937,053</text:p>
          </table:table-cell>
          <table:table-cell office:value-type="float" office:value="49155373" calcext:value-type="float">
            <text:p>49,155,37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86];&quot;,&quot;;[.E186];&quot;,&quot;;[.F186];&quot;,&quot;;[.G186];&quot;,&quot;;[.H186];&quot;,&quot;;[.I186];&quot;,&quot;;[.J186];&quot;,&quot;;[.K186];&quot;,&quot;;[.L186];&quot;,&quot;;[.M186];&quot;,&quot;;[.N186];&quot;,&quot;;[.P186];&quot;,&quot;;[.Q186];&quot;,&quot;;[.S186];&quot;,&quot;;[.T186];&quot;,&quot;;[.U186];&quot;,&quot;;[.V186];&quot;,&quot;;[.W186];&quot;,&quot;;[.X18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8,49812960,28077120,280810625,4878393,127112270,7511393,35734289,32757883,57186229,31161704,21210374,15667729,691920968,36079014,26322339,29937053,4915537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88,49812960,28077120,280810625,4878393,127112270,7511393,35734289,32757883,57186229,31161704,21210374,15667729,691920968,36079014,26322339,29937053,4915537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ED LAKE FALLS PUBLIC SCHOOL DIST.</text:p>
          </table:table-cell>
          <table:table-cell office:value-type="float" office:value="630" calcext:value-type="float">
            <text:p>630</text:p>
          </table:table-cell>
          <table:table-cell table:formula="of:=VLOOKUP([.B187];[$Sheet2.A180:.C736];2)" office:value-type="float" office:value="191" calcext:value-type="float">
            <text:p>191</text:p>
          </table:table-cell>
          <table:table-cell office:value-type="float" office:value="373" calcext:value-type="float">
            <text:p>373</text:p>
          </table:table-cell>
          <table:table-cell office:value-type="float" office:value="430250" calcext:value-type="float">
            <text:p>430,250</text:p>
          </table:table-cell>
          <table:table-cell office:value-type="float" office:value="393710" calcext:value-type="float">
            <text:p>393,710</text:p>
          </table:table-cell>
          <table:table-cell office:value-type="float" office:value="2620585" calcext:value-type="float">
            <text:p>2,620,585</text:p>
          </table:table-cell>
          <table:table-cell office:value-type="float" office:value="97266" calcext:value-type="float">
            <text:p>97,266</text:p>
          </table:table-cell>
          <table:table-cell office:value-type="float" office:value="959643" calcext:value-type="float">
            <text:p>959,643</text:p>
          </table:table-cell>
          <table:table-cell office:value-type="float" office:value="474632" calcext:value-type="float">
            <text:p>474,632</text:p>
          </table:table-cell>
          <table:table-cell office:value-type="float" office:value="80276" calcext:value-type="float">
            <text:p>80,276</text:p>
          </table:table-cell>
          <table:table-cell office:value-type="float" office:value="131831" calcext:value-type="float">
            <text:p>131,831</text:p>
          </table:table-cell>
          <table:table-cell office:value-type="float" office:value="478787" calcext:value-type="float">
            <text:p>478,787</text:p>
          </table:table-cell>
          <table:table-cell office:value-type="float" office:value="367021" calcext:value-type="float">
            <text:p>367,021</text:p>
          </table:table-cell>
          <table:table-cell office:value-type="float" office:value="6034003" calcext:value-type="float">
            <text:p>6,034,003</text:p>
          </table:table-cell>
          <table:table-cell office:value-type="float" office:value="96943" calcext:value-type="float">
            <text:p>96,943</text:p>
          </table:table-cell>
          <table:table-cell office:value-type="float" office:value="32036" calcext:value-type="float">
            <text:p>32,036</text:p>
          </table:table-cell>
          <table:table-cell office:value-type="float" office:value="128979" calcext:value-type="float">
            <text:p>128,979</text:p>
          </table:table-cell>
          <table:table-cell office:value-type="float" office:value="6162982" calcext:value-type="float">
            <text:p>6,162,982</text:p>
          </table:table-cell>
          <table:table-cell office:value-type="float" office:value="305913" calcext:value-type="float">
            <text:p>305,913</text:p>
          </table:table-cell>
          <table:table-cell office:value-type="float" office:value="121963" calcext:value-type="float">
            <text:p>121,963</text:p>
          </table:table-cell>
          <table:table-cell office:value-type="float" office:value="1636057" calcext:value-type="float">
            <text:p>1,636,057</text:p>
          </table:table-cell>
          <table:table-cell office:value-type="float" office:value="825024" calcext:value-type="float">
            <text:p>825,02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87];&quot;,&quot;;[.E187];&quot;,&quot;;[.F187];&quot;,&quot;;[.G187];&quot;,&quot;;[.H187];&quot;,&quot;;[.I187];&quot;,&quot;;[.J187];&quot;,&quot;;[.K187];&quot;,&quot;;[.L187];&quot;,&quot;;[.M187];&quot;,&quot;;[.N187];&quot;,&quot;;[.P187];&quot;,&quot;;[.Q187];&quot;,&quot;;[.S187];&quot;,&quot;;[.T187];&quot;,&quot;;[.U187];&quot;,&quot;;[.V187];&quot;,&quot;;[.W187];&quot;,&quot;;[.X18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1,430250,393710,2620585,97266,959643,474632,80276,131831,478787,367021,96943,32036,6162982,305913,121963,1636057,82502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1,430250,393710,2620585,97266,959643,474632,80276,131831,478787,367021,96943,32036,6162982,305913,121963,1636057,82502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LROY PUBLIC SCHOOL DISTRICT</text:p>
          </table:table-cell>
          <table:table-cell office:value-type="float" office:value="635" calcext:value-type="float">
            <text:p>635</text:p>
          </table:table-cell>
          <table:table-cell table:formula="of:=VLOOKUP([.B188];[$Sheet2.A181:.C737];2)" office:value-type="float" office:value="192" calcext:value-type="float">
            <text:p>192</text:p>
          </table:table-cell>
          <table:table-cell office:value-type="float" office:value="76" calcext:value-type="float">
            <text:p>76</text:p>
          </table:table-cell>
          <table:table-cell office:value-type="float" office:value="183825" calcext:value-type="float">
            <text:p>183,825</text:p>
          </table:table-cell>
          <table:table-cell office:value-type="float" office:value="0" calcext:value-type="float">
            <text:p>0</text:p>
          </table:table-cell>
          <table:table-cell office:value-type="float" office:value="580392" calcext:value-type="float">
            <text:p>580,392</text:p>
          </table:table-cell>
          <table:table-cell office:value-type="float" office:value="0" calcext:value-type="float">
            <text:p>0</text:p>
          </table:table-cell>
          <table:table-cell office:value-type="float" office:value="104982" calcext:value-type="float">
            <text:p>104,982</text:p>
          </table:table-cell>
          <table:table-cell office:value-type="float" office:value="0" calcext:value-type="float">
            <text:p>0</text:p>
          </table:table-cell>
          <table:table-cell office:value-type="float" office:value="35174" calcext:value-type="float">
            <text:p>35,174</text:p>
          </table:table-cell>
          <table:table-cell office:value-type="float" office:value="2576" calcext:value-type="float">
            <text:p>2,576</text:p>
          </table:table-cell>
          <table:table-cell office:value-type="float" office:value="123907" calcext:value-type="float">
            <text:p>123,907</text:p>
          </table:table-cell>
          <table:table-cell office:value-type="float" office:value="89549" calcext:value-type="float">
            <text:p>89,549</text:p>
          </table:table-cell>
          <table:table-cell office:value-type="float" office:value="1120405" calcext:value-type="float">
            <text:p>1,120,405</text:p>
          </table:table-cell>
          <table:table-cell office:value-type="float" office:value="5454" calcext:value-type="float">
            <text:p>5,454</text:p>
          </table:table-cell>
          <table:table-cell office:value-type="float" office:value="4992" calcext:value-type="float">
            <text:p>4,992</text:p>
          </table:table-cell>
          <table:table-cell office:value-type="float" office:value="10446" calcext:value-type="float">
            <text:p>10,446</text:p>
          </table:table-cell>
          <table:table-cell office:value-type="float" office:value="1130851" calcext:value-type="float">
            <text:p>1,130,851</text:p>
          </table:table-cell>
          <table:table-cell office:value-type="float" office:value="54613" calcext:value-type="float">
            <text:p>54,613</text:p>
          </table:table-cell>
          <table:table-cell office:value-type="float" office:value="31833" calcext:value-type="float">
            <text:p>31,833</text:p>
          </table:table-cell>
          <table:table-cell office:value-type="float" office:value="39911" calcext:value-type="float">
            <text:p>39,911</text:p>
          </table:table-cell>
          <table:table-cell office:value-type="float" office:value="24553" calcext:value-type="float">
            <text:p>24,55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88];&quot;,&quot;;[.E188];&quot;,&quot;;[.F188];&quot;,&quot;;[.G188];&quot;,&quot;;[.H188];&quot;,&quot;;[.I188];&quot;,&quot;;[.J188];&quot;,&quot;;[.K188];&quot;,&quot;;[.L188];&quot;,&quot;;[.M188];&quot;,&quot;;[.N188];&quot;,&quot;;[.P188];&quot;,&quot;;[.Q188];&quot;,&quot;;[.S188];&quot;,&quot;;[.T188];&quot;,&quot;;[.U188];&quot;,&quot;;[.V188];&quot;,&quot;;[.W188];&quot;,&quot;;[.X18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2,183825,0,580392,0,104982,0,35174,2576,123907,89549,5454,4992,1130851,54613,31833,39911,2455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2,183825,0,580392,0,104982,0,35174,2576,123907,89549,5454,4992,1130851,54613,31833,39911,2455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BASSO PUBLIC SCHOOL DISTRICT</text:p>
          </table:table-cell>
          <table:table-cell office:value-type="float" office:value="640" calcext:value-type="float">
            <text:p>640</text:p>
          </table:table-cell>
          <table:table-cell table:formula="of:=VLOOKUP([.B189];[$Sheet2.A182:.C738];2)" office:value-type="float" office:value="193" calcext:value-type="float">
            <text:p>193</text:p>
          </table:table-cell>
          <table:table-cell office:value-type="float" office:value="406" calcext:value-type="float">
            <text:p>406</text:p>
          </table:table-cell>
          <table:table-cell office:value-type="float" office:value="425253" calcext:value-type="float">
            <text:p>425,253</text:p>
          </table:table-cell>
          <table:table-cell office:value-type="float" office:value="159214" calcext:value-type="float">
            <text:p>159,214</text:p>
          </table:table-cell>
          <table:table-cell office:value-type="float" office:value="2350129" calcext:value-type="float">
            <text:p>2,350,129</text:p>
          </table:table-cell>
          <table:table-cell office:value-type="float" office:value="59256" calcext:value-type="float">
            <text:p>59,256</text:p>
          </table:table-cell>
          <table:table-cell office:value-type="float" office:value="372094" calcext:value-type="float">
            <text:p>372,094</text:p>
          </table:table-cell>
          <table:table-cell office:value-type="float" office:value="414120" calcext:value-type="float">
            <text:p>414,120</text:p>
          </table:table-cell>
          <table:table-cell office:value-type="float" office:value="141609" calcext:value-type="float">
            <text:p>141,609</text:p>
          </table:table-cell>
          <table:table-cell office:value-type="float" office:value="261278" calcext:value-type="float">
            <text:p>261,278</text:p>
          </table:table-cell>
          <table:table-cell office:value-type="float" office:value="570861" calcext:value-type="float">
            <text:p>570,861</text:p>
          </table:table-cell>
          <table:table-cell office:value-type="float" office:value="342543" calcext:value-type="float">
            <text:p>342,543</text:p>
          </table:table-cell>
          <table:table-cell office:value-type="float" office:value="5096356" calcext:value-type="float">
            <text:p>5,096,356</text:p>
          </table:table-cell>
          <table:table-cell office:value-type="float" office:value="229175" calcext:value-type="float">
            <text:p>229,175</text:p>
          </table:table-cell>
          <table:table-cell office:value-type="float" office:value="70889" calcext:value-type="float">
            <text:p>70,889</text:p>
          </table:table-cell>
          <table:table-cell office:value-type="float" office:value="300064" calcext:value-type="float">
            <text:p>300,064</text:p>
          </table:table-cell>
          <table:table-cell office:value-type="float" office:value="5396420" calcext:value-type="float">
            <text:p>5,396,420</text:p>
          </table:table-cell>
          <table:table-cell office:value-type="float" office:value="314533" calcext:value-type="float">
            <text:p>314,533</text:p>
          </table:table-cell>
          <table:table-cell office:value-type="float" office:value="211343" calcext:value-type="float">
            <text:p>211,343</text:p>
          </table:table-cell>
          <table:table-cell office:value-type="float" office:value="0" calcext:value-type="float">
            <text:p>0</text:p>
          </table:table-cell>
          <table:table-cell office:value-type="float" office:value="657764" calcext:value-type="float">
            <text:p>657,76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89];&quot;,&quot;;[.E189];&quot;,&quot;;[.F189];&quot;,&quot;;[.G189];&quot;,&quot;;[.H189];&quot;,&quot;;[.I189];&quot;,&quot;;[.J189];&quot;,&quot;;[.K189];&quot;,&quot;;[.L189];&quot;,&quot;;[.M189];&quot;,&quot;;[.N189];&quot;,&quot;;[.P189];&quot;,&quot;;[.Q189];&quot;,&quot;;[.S189];&quot;,&quot;;[.T189];&quot;,&quot;;[.U189];&quot;,&quot;;[.V189];&quot;,&quot;;[.W189];&quot;,&quot;;[.X18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3,425253,159214,2350129,59256,372094,414120,141609,261278,570861,342543,229175,70889,5396420,314533,211343,0,65776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3,425253,159214,2350129,59256,372094,414120,141609,261278,570861,342543,229175,70889,5396420,314533,211343,0,65776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ARIBAULT PUBLIC SCHOOL DISTRICT</text:p>
          </table:table-cell>
          <table:table-cell office:value-type="float" office:value="656" calcext:value-type="float">
            <text:p>656</text:p>
          </table:table-cell>
          <table:table-cell table:formula="of:=VLOOKUP([.B190];[$Sheet2.A183:.C739];2)" office:value-type="float" office:value="194" calcext:value-type="float">
            <text:p>194</text:p>
          </table:table-cell>
          <table:table-cell office:value-type="float" office:value="3395" calcext:value-type="float">
            <text:p>3,395</text:p>
          </table:table-cell>
          <table:table-cell office:value-type="float" office:value="1861711" calcext:value-type="float">
            <text:p>1,861,711</text:p>
          </table:table-cell>
          <table:table-cell office:value-type="float" office:value="2087811" calcext:value-type="float">
            <text:p>2,087,811</text:p>
          </table:table-cell>
          <table:table-cell office:value-type="float" office:value="23411775" calcext:value-type="float">
            <text:p>23,411,775</text:p>
          </table:table-cell>
          <table:table-cell office:value-type="float" office:value="518246" calcext:value-type="float">
            <text:p>518,246</text:p>
          </table:table-cell>
          <table:table-cell office:value-type="float" office:value="12529520" calcext:value-type="float">
            <text:p>12,529,520</text:p>
          </table:table-cell>
          <table:table-cell office:value-type="float" office:value="1391995" calcext:value-type="float">
            <text:p>1,391,995</text:p>
          </table:table-cell>
          <table:table-cell office:value-type="float" office:value="3708028" calcext:value-type="float">
            <text:p>3,708,028</text:p>
          </table:table-cell>
          <table:table-cell office:value-type="float" office:value="2703339" calcext:value-type="float">
            <text:p>2,703,339</text:p>
          </table:table-cell>
          <table:table-cell office:value-type="float" office:value="3816557" calcext:value-type="float">
            <text:p>3,816,557</text:p>
          </table:table-cell>
          <table:table-cell office:value-type="float" office:value="3943250" calcext:value-type="float">
            <text:p>3,943,250</text:p>
          </table:table-cell>
          <table:table-cell office:value-type="float" office:value="55972231" calcext:value-type="float">
            <text:p>55,972,231</text:p>
          </table:table-cell>
          <table:table-cell office:value-type="float" office:value="1715476" calcext:value-type="float">
            <text:p>1,715,476</text:p>
          </table:table-cell>
          <table:table-cell office:value-type="float" office:value="1251813" calcext:value-type="float">
            <text:p>1,251,813</text:p>
          </table:table-cell>
          <table:table-cell office:value-type="float" office:value="2967289" calcext:value-type="float">
            <text:p>2,967,289</text:p>
          </table:table-cell>
          <table:table-cell office:value-type="float" office:value="58939520" calcext:value-type="float">
            <text:p>58,939,520</text:p>
          </table:table-cell>
          <table:table-cell office:value-type="float" office:value="2255453" calcext:value-type="float">
            <text:p>2,255,453</text:p>
          </table:table-cell>
          <table:table-cell office:value-type="float" office:value="3478620" calcext:value-type="float">
            <text:p>3,478,620</text:p>
          </table:table-cell>
          <table:table-cell office:value-type="float" office:value="2606734" calcext:value-type="float">
            <text:p>2,606,734</text:p>
          </table:table-cell>
          <table:table-cell office:value-type="float" office:value="2253625" calcext:value-type="float">
            <text:p>2,253,6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90];&quot;,&quot;;[.E190];&quot;,&quot;;[.F190];&quot;,&quot;;[.G190];&quot;,&quot;;[.H190];&quot;,&quot;;[.I190];&quot;,&quot;;[.J190];&quot;,&quot;;[.K190];&quot;,&quot;;[.L190];&quot;,&quot;;[.M190];&quot;,&quot;;[.N190];&quot;,&quot;;[.P190];&quot;,&quot;;[.Q190];&quot;,&quot;;[.S190];&quot;,&quot;;[.T190];&quot;,&quot;;[.U190];&quot;,&quot;;[.V190];&quot;,&quot;;[.W190];&quot;,&quot;;[.X19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4,1861711,2087811,23411775,518246,12529520,1391995,3708028,2703339,3816557,3943250,1715476,1251813,58939520,2255453,3478620,2606734,22536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4,1861711,2087811,23411775,518246,12529520,1391995,3708028,2703339,3816557,3943250,1715476,1251813,58939520,2255453,3478620,2606734,22536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THFIELD PUBLIC SCHOOL DISTRICT</text:p>
          </table:table-cell>
          <table:table-cell office:value-type="float" office:value="659" calcext:value-type="float">
            <text:p>659</text:p>
          </table:table-cell>
          <table:table-cell table:formula="of:=VLOOKUP([.B191];[$Sheet2.A184:.C740];2)" office:value-type="float" office:value="195" calcext:value-type="float">
            <text:p>195</text:p>
          </table:table-cell>
          <table:table-cell office:value-type="float" office:value="3950" calcext:value-type="float">
            <text:p>3,950</text:p>
          </table:table-cell>
          <table:table-cell office:value-type="float" office:value="2403908" calcext:value-type="float">
            <text:p>2,403,908</text:p>
          </table:table-cell>
          <table:table-cell office:value-type="float" office:value="1959989" calcext:value-type="float">
            <text:p>1,959,989</text:p>
          </table:table-cell>
          <table:table-cell office:value-type="float" office:value="27859901" calcext:value-type="float">
            <text:p>27,859,901</text:p>
          </table:table-cell>
          <table:table-cell office:value-type="float" office:value="389708" calcext:value-type="float">
            <text:p>389,708</text:p>
          </table:table-cell>
          <table:table-cell office:value-type="float" office:value="11852677" calcext:value-type="float">
            <text:p>11,852,677</text:p>
          </table:table-cell>
          <table:table-cell office:value-type="float" office:value="2181446" calcext:value-type="float">
            <text:p>2,181,446</text:p>
          </table:table-cell>
          <table:table-cell office:value-type="float" office:value="2523049" calcext:value-type="float">
            <text:p>2,523,049</text:p>
          </table:table-cell>
          <table:table-cell office:value-type="float" office:value="2049532" calcext:value-type="float">
            <text:p>2,049,532</text:p>
          </table:table-cell>
          <table:table-cell office:value-type="float" office:value="4853750" calcext:value-type="float">
            <text:p>4,853,750</text:p>
          </table:table-cell>
          <table:table-cell office:value-type="float" office:value="3197863" calcext:value-type="float">
            <text:p>3,197,863</text:p>
          </table:table-cell>
          <table:table-cell office:value-type="float" office:value="59271823" calcext:value-type="float">
            <text:p>59,271,823</text:p>
          </table:table-cell>
          <table:table-cell office:value-type="float" office:value="2524621" calcext:value-type="float">
            <text:p>2,524,621</text:p>
          </table:table-cell>
          <table:table-cell office:value-type="float" office:value="789602" calcext:value-type="float">
            <text:p>789,602</text:p>
          </table:table-cell>
          <table:table-cell office:value-type="float" office:value="3314223" calcext:value-type="float">
            <text:p>3,314,223</text:p>
          </table:table-cell>
          <table:table-cell office:value-type="float" office:value="62586045" calcext:value-type="float">
            <text:p>62,586,045</text:p>
          </table:table-cell>
          <table:table-cell office:value-type="float" office:value="2282024" calcext:value-type="float">
            <text:p>2,282,024</text:p>
          </table:table-cell>
          <table:table-cell office:value-type="float" office:value="3367567" calcext:value-type="float">
            <text:p>3,367,567</text:p>
          </table:table-cell>
          <table:table-cell office:value-type="float" office:value="2326621" calcext:value-type="float">
            <text:p>2,326,621</text:p>
          </table:table-cell>
          <table:table-cell office:value-type="float" office:value="5840479" calcext:value-type="float">
            <text:p>5,840,47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91];&quot;,&quot;;[.E191];&quot;,&quot;;[.F191];&quot;,&quot;;[.G191];&quot;,&quot;;[.H191];&quot;,&quot;;[.I191];&quot;,&quot;;[.J191];&quot;,&quot;;[.K191];&quot;,&quot;;[.L191];&quot;,&quot;;[.M191];&quot;,&quot;;[.N191];&quot;,&quot;;[.P191];&quot;,&quot;;[.Q191];&quot;,&quot;;[.S191];&quot;,&quot;;[.T191];&quot;,&quot;;[.U191];&quot;,&quot;;[.V191];&quot;,&quot;;[.W191];&quot;,&quot;;[.X19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5,2403908,1959989,27859901,389708,11852677,2181446,2523049,2049532,4853750,3197863,2524621,789602,62586045,2282024,3367567,2326621,584047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5,2403908,1959989,27859901,389708,11852677,2181446,2523049,2049532,4853750,3197863,2524621,789602,62586045,2282024,3367567,2326621,584047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ILLS-BEAVER CREEK SCHOOL DISTRICT</text:p>
          </table:table-cell>
          <table:table-cell office:value-type="float" office:value="671" calcext:value-type="float">
            <text:p>671</text:p>
          </table:table-cell>
          <table:table-cell table:formula="of:=VLOOKUP([.B192];[$Sheet2.A185:.C741];2)" office:value-type="float" office:value="196" calcext:value-type="float">
            <text:p>196</text:p>
          </table:table-cell>
          <table:table-cell office:value-type="float" office:value="355" calcext:value-type="float">
            <text:p>355</text:p>
          </table:table-cell>
          <table:table-cell office:value-type="float" office:value="376048" calcext:value-type="float">
            <text:p>376,048</text:p>
          </table:table-cell>
          <table:table-cell office:value-type="float" office:value="318498" calcext:value-type="float">
            <text:p>318,498</text:p>
          </table:table-cell>
          <table:table-cell office:value-type="float" office:value="2135200" calcext:value-type="float">
            <text:p>2,135,200</text:p>
          </table:table-cell>
          <table:table-cell office:value-type="float" office:value="90809" calcext:value-type="float">
            <text:p>90,809</text:p>
          </table:table-cell>
          <table:table-cell office:value-type="float" office:value="905861" calcext:value-type="float">
            <text:p>905,861</text:p>
          </table:table-cell>
          <table:table-cell office:value-type="float" office:value="323346" calcext:value-type="float">
            <text:p>323,346</text:p>
          </table:table-cell>
          <table:table-cell office:value-type="float" office:value="114229" calcext:value-type="float">
            <text:p>114,229</text:p>
          </table:table-cell>
          <table:table-cell office:value-type="float" office:value="66669" calcext:value-type="float">
            <text:p>66,669</text:p>
          </table:table-cell>
          <table:table-cell office:value-type="float" office:value="447449" calcext:value-type="float">
            <text:p>447,449</text:p>
          </table:table-cell>
          <table:table-cell office:value-type="float" office:value="261835" calcext:value-type="float">
            <text:p>261,835</text:p>
          </table:table-cell>
          <table:table-cell office:value-type="float" office:value="5039944" calcext:value-type="float">
            <text:p>5,039,944</text:p>
          </table:table-cell>
          <table:table-cell office:value-type="float" office:value="173275" calcext:value-type="float">
            <text:p>173,275</text:p>
          </table:table-cell>
          <table:table-cell office:value-type="float" office:value="136897" calcext:value-type="float">
            <text:p>136,897</text:p>
          </table:table-cell>
          <table:table-cell office:value-type="float" office:value="310172" calcext:value-type="float">
            <text:p>310,172</text:p>
          </table:table-cell>
          <table:table-cell office:value-type="float" office:value="5350116" calcext:value-type="float">
            <text:p>5,350,116</text:p>
          </table:table-cell>
          <table:table-cell office:value-type="float" office:value="236450" calcext:value-type="float">
            <text:p>236,450</text:p>
          </table:table-cell>
          <table:table-cell office:value-type="float" office:value="105914" calcext:value-type="float">
            <text:p>105,914</text:p>
          </table:table-cell>
          <table:table-cell office:value-type="float" office:value="0" calcext:value-type="float">
            <text:p>0</text:p>
          </table:table-cell>
          <table:table-cell office:value-type="float" office:value="660114" calcext:value-type="float">
            <text:p>660,11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92];&quot;,&quot;;[.E192];&quot;,&quot;;[.F192];&quot;,&quot;;[.G192];&quot;,&quot;;[.H192];&quot;,&quot;;[.I192];&quot;,&quot;;[.J192];&quot;,&quot;;[.K192];&quot;,&quot;;[.L192];&quot;,&quot;;[.M192];&quot;,&quot;;[.N192];&quot;,&quot;;[.P192];&quot;,&quot;;[.Q192];&quot;,&quot;;[.S192];&quot;,&quot;;[.T192];&quot;,&quot;;[.U192];&quot;,&quot;;[.V192];&quot;,&quot;;[.W192];&quot;,&quot;;[.X19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6,376048,318498,2135200,90809,905861,323346,114229,66669,447449,261835,173275,136897,5350116,236450,105914,0,66011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6,376048,318498,2135200,90809,905861,323346,114229,66669,447449,261835,173275,136897,5350116,236450,105914,0,66011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ADGER PUBLIC SCHOOL DISTRICT</text:p>
          </table:table-cell>
          <table:table-cell office:value-type="float" office:value="676" calcext:value-type="float">
            <text:p>676</text:p>
          </table:table-cell>
          <table:table-cell table:formula="of:=VLOOKUP([.B193];[$Sheet2.A186:.C742];2)" office:value-type="float" office:value="197" calcext:value-type="float">
            <text:p>197</text:p>
          </table:table-cell>
          <table:table-cell office:value-type="float" office:value="222" calcext:value-type="float">
            <text:p>222</text:p>
          </table:table-cell>
          <table:table-cell office:value-type="float" office:value="367685" calcext:value-type="float">
            <text:p>367,685</text:p>
          </table:table-cell>
          <table:table-cell office:value-type="float" office:value="55558" calcext:value-type="float">
            <text:p>55,558</text:p>
          </table:table-cell>
          <table:table-cell office:value-type="float" office:value="1377762" calcext:value-type="float">
            <text:p>1,377,762</text:p>
          </table:table-cell>
          <table:table-cell office:value-type="float" office:value="133075" calcext:value-type="float">
            <text:p>133,075</text:p>
          </table:table-cell>
          <table:table-cell office:value-type="float" office:value="602383" calcext:value-type="float">
            <text:p>602,383</text:p>
          </table:table-cell>
          <table:table-cell office:value-type="float" office:value="214125" calcext:value-type="float">
            <text:p>214,125</text:p>
          </table:table-cell>
          <table:table-cell office:value-type="float" office:value="182061" calcext:value-type="float">
            <text:p>182,061</text:p>
          </table:table-cell>
          <table:table-cell office:value-type="float" office:value="134502" calcext:value-type="float">
            <text:p>134,502</text:p>
          </table:table-cell>
          <table:table-cell office:value-type="float" office:value="269658" calcext:value-type="float">
            <text:p>269,658</text:p>
          </table:table-cell>
          <table:table-cell office:value-type="float" office:value="257000" calcext:value-type="float">
            <text:p>257,000</text:p>
          </table:table-cell>
          <table:table-cell office:value-type="float" office:value="3593810" calcext:value-type="float">
            <text:p>3,593,810</text:p>
          </table:table-cell>
          <table:table-cell office:value-type="float" office:value="210830" calcext:value-type="float">
            <text:p>210,830</text:p>
          </table:table-cell>
          <table:table-cell office:value-type="float" office:value="27163" calcext:value-type="float">
            <text:p>27,163</text:p>
          </table:table-cell>
          <table:table-cell office:value-type="float" office:value="237993" calcext:value-type="float">
            <text:p>237,993</text:p>
          </table:table-cell>
          <table:table-cell office:value-type="float" office:value="3831803" calcext:value-type="float">
            <text:p>3,831,803</text:p>
          </table:table-cell>
          <table:table-cell office:value-type="float" office:value="201581" calcext:value-type="float">
            <text:p>201,581</text:p>
          </table:table-cell>
          <table:table-cell office:value-type="float" office:value="51018" calcext:value-type="float">
            <text:p>51,0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193];&quot;,&quot;;[.E193];&quot;,&quot;;[.F193];&quot;,&quot;;[.G193];&quot;,&quot;;[.H193];&quot;,&quot;;[.I193];&quot;,&quot;;[.J193];&quot;,&quot;;[.K193];&quot;,&quot;;[.L193];&quot;,&quot;;[.M193];&quot;,&quot;;[.N193];&quot;,&quot;;[.P193];&quot;,&quot;;[.Q193];&quot;,&quot;;[.S193];&quot;,&quot;;[.T193];&quot;,&quot;;[.U193];&quot;,&quot;;[.V193];&quot;,&quot;;[.W193];&quot;,&quot;;[.X19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7,367685,55558,1377762,133075,602383,214125,182061,134502,269658,257000,210830,27163,3831803,201581,51018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7,367685,55558,1377762,133075,602383,214125,182061,134502,269658,257000,210830,27163,3831803,201581,51018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SEAU PUBLIC SCHOOL DISTRICT</text:p>
          </table:table-cell>
          <table:table-cell office:value-type="float" office:value="682" calcext:value-type="float">
            <text:p>682</text:p>
          </table:table-cell>
          <table:table-cell table:formula="of:=VLOOKUP([.B194];[$Sheet2.A187:.C743];2)" office:value-type="float" office:value="198" calcext:value-type="float">
            <text:p>198</text:p>
          </table:table-cell>
          <table:table-cell office:value-type="float" office:value="1139" calcext:value-type="float">
            <text:p>1,139</text:p>
          </table:table-cell>
          <table:table-cell office:value-type="float" office:value="656070" calcext:value-type="float">
            <text:p>656,070</text:p>
          </table:table-cell>
          <table:table-cell office:value-type="float" office:value="661167" calcext:value-type="float">
            <text:p>661,167</text:p>
          </table:table-cell>
          <table:table-cell office:value-type="float" office:value="5578591" calcext:value-type="float">
            <text:p>5,578,591</text:p>
          </table:table-cell>
          <table:table-cell office:value-type="float" office:value="270065" calcext:value-type="float">
            <text:p>270,065</text:p>
          </table:table-cell>
          <table:table-cell office:value-type="float" office:value="2670322" calcext:value-type="float">
            <text:p>2,670,322</text:p>
          </table:table-cell>
          <table:table-cell office:value-type="float" office:value="645847" calcext:value-type="float">
            <text:p>645,847</text:p>
          </table:table-cell>
          <table:table-cell office:value-type="float" office:value="680127" calcext:value-type="float">
            <text:p>680,127</text:p>
          </table:table-cell>
          <table:table-cell office:value-type="float" office:value="291804" calcext:value-type="float">
            <text:p>291,804</text:p>
          </table:table-cell>
          <table:table-cell office:value-type="float" office:value="1730460" calcext:value-type="float">
            <text:p>1,730,460</text:p>
          </table:table-cell>
          <table:table-cell office:value-type="float" office:value="912105" calcext:value-type="float">
            <text:p>912,105</text:p>
          </table:table-cell>
          <table:table-cell office:value-type="float" office:value="14096558" calcext:value-type="float">
            <text:p>14,096,558</text:p>
          </table:table-cell>
          <table:table-cell office:value-type="float" office:value="319101" calcext:value-type="float">
            <text:p>319,101</text:p>
          </table:table-cell>
          <table:table-cell office:value-type="float" office:value="119679" calcext:value-type="float">
            <text:p>119,679</text:p>
          </table:table-cell>
          <table:table-cell office:value-type="float" office:value="438780" calcext:value-type="float">
            <text:p>438,780</text:p>
          </table:table-cell>
          <table:table-cell office:value-type="float" office:value="14535338" calcext:value-type="float">
            <text:p>14,535,338</text:p>
          </table:table-cell>
          <table:table-cell office:value-type="float" office:value="486356" calcext:value-type="float">
            <text:p>486,356</text:p>
          </table:table-cell>
          <table:table-cell office:value-type="float" office:value="394258" calcext:value-type="float">
            <text:p>394,258</text:p>
          </table:table-cell>
          <table:table-cell office:value-type="float" office:value="22206532" calcext:value-type="float">
            <text:p>22,206,532</text:p>
          </table:table-cell>
          <table:table-cell office:value-type="float" office:value="3323163" calcext:value-type="float">
            <text:p>3,323,16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94];&quot;,&quot;;[.E194];&quot;,&quot;;[.F194];&quot;,&quot;;[.G194];&quot;,&quot;;[.H194];&quot;,&quot;;[.I194];&quot;,&quot;;[.J194];&quot;,&quot;;[.K194];&quot;,&quot;;[.L194];&quot;,&quot;;[.M194];&quot;,&quot;;[.N194];&quot;,&quot;;[.P194];&quot;,&quot;;[.Q194];&quot;,&quot;;[.S194];&quot;,&quot;;[.T194];&quot;,&quot;;[.U194];&quot;,&quot;;[.V194];&quot;,&quot;;[.W194];&quot;,&quot;;[.X19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8,656070,661167,5578591,270065,2670322,645847,680127,291804,1730460,912105,319101,119679,14535338,486356,394258,22206532,332316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8,656070,661167,5578591,270065,2670322,645847,680127,291804,1730460,912105,319101,119679,14535338,486356,394258,22206532,332316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RROAD PUBLIC SCHOOL DISTRICT</text:p>
          </table:table-cell>
          <table:table-cell office:value-type="float" office:value="690" calcext:value-type="float">
            <text:p>690</text:p>
          </table:table-cell>
          <table:table-cell table:formula="of:=VLOOKUP([.B195];[$Sheet2.A188:.C744];2)" office:value-type="float" office:value="199" calcext:value-type="float">
            <text:p>199</text:p>
          </table:table-cell>
          <table:table-cell office:value-type="float" office:value="1036" calcext:value-type="float">
            <text:p>1,036</text:p>
          </table:table-cell>
          <table:table-cell office:value-type="float" office:value="537397" calcext:value-type="float">
            <text:p>537,397</text:p>
          </table:table-cell>
          <table:table-cell office:value-type="float" office:value="451313" calcext:value-type="float">
            <text:p>451,313</text:p>
          </table:table-cell>
          <table:table-cell office:value-type="float" office:value="5311244" calcext:value-type="float">
            <text:p>5,311,244</text:p>
          </table:table-cell>
          <table:table-cell office:value-type="float" office:value="300105" calcext:value-type="float">
            <text:p>300,105</text:p>
          </table:table-cell>
          <table:table-cell office:value-type="float" office:value="2929353" calcext:value-type="float">
            <text:p>2,929,353</text:p>
          </table:table-cell>
          <table:table-cell office:value-type="float" office:value="774648" calcext:value-type="float">
            <text:p>774,648</text:p>
          </table:table-cell>
          <table:table-cell office:value-type="float" office:value="705491" calcext:value-type="float">
            <text:p>705,491</text:p>
          </table:table-cell>
          <table:table-cell office:value-type="float" office:value="291066" calcext:value-type="float">
            <text:p>291,066</text:p>
          </table:table-cell>
          <table:table-cell office:value-type="float" office:value="1323095" calcext:value-type="float">
            <text:p>1,323,095</text:p>
          </table:table-cell>
          <table:table-cell office:value-type="float" office:value="701561" calcext:value-type="float">
            <text:p>701,561</text:p>
          </table:table-cell>
          <table:table-cell office:value-type="float" office:value="13325275" calcext:value-type="float">
            <text:p>13,325,275</text:p>
          </table:table-cell>
          <table:table-cell office:value-type="float" office:value="559799" calcext:value-type="float">
            <text:p>559,799</text:p>
          </table:table-cell>
          <table:table-cell office:value-type="float" office:value="101767" calcext:value-type="float">
            <text:p>101,767</text:p>
          </table:table-cell>
          <table:table-cell office:value-type="float" office:value="661566" calcext:value-type="float">
            <text:p>661,566</text:p>
          </table:table-cell>
          <table:table-cell office:value-type="float" office:value="13986840" calcext:value-type="float">
            <text:p>13,986,840</text:p>
          </table:table-cell>
          <table:table-cell office:value-type="float" office:value="657813" calcext:value-type="float">
            <text:p>657,813</text:p>
          </table:table-cell>
          <table:table-cell office:value-type="float" office:value="637459" calcext:value-type="float">
            <text:p>637,459</text:p>
          </table:table-cell>
          <table:table-cell office:value-type="float" office:value="0" calcext:value-type="float">
            <text:p>0</text:p>
          </table:table-cell>
          <table:table-cell office:value-type="float" office:value="1500700" calcext:value-type="float">
            <text:p>1,500,7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95];&quot;,&quot;;[.E195];&quot;,&quot;;[.F195];&quot;,&quot;;[.G195];&quot;,&quot;;[.H195];&quot;,&quot;;[.I195];&quot;,&quot;;[.J195];&quot;,&quot;;[.K195];&quot;,&quot;;[.L195];&quot;,&quot;;[.M195];&quot;,&quot;;[.N195];&quot;,&quot;;[.P195];&quot;,&quot;;[.Q195];&quot;,&quot;;[.S195];&quot;,&quot;;[.T195];&quot;,&quot;;[.U195];&quot;,&quot;;[.V195];&quot;,&quot;;[.W195];&quot;,&quot;;[.X19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9,537397,451313,5311244,300105,2929353,774648,705491,291066,1323095,701561,559799,101767,13986840,657813,637459,0,15007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199,537397,451313,5311244,300105,2929353,774648,705491,291066,1323095,701561,559799,101767,13986840,657813,637459,0,15007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HISHOLM PUBLIC SCHOOL DISTRICT</text:p>
          </table:table-cell>
          <table:table-cell office:value-type="float" office:value="695" calcext:value-type="float">
            <text:p>695</text:p>
          </table:table-cell>
          <table:table-cell table:formula="of:=VLOOKUP([.B196];[$Sheet2.A189:.C745];2)" office:value-type="float" office:value="200" calcext:value-type="float">
            <text:p>200</text:p>
          </table:table-cell>
          <table:table-cell office:value-type="float" office:value="680" calcext:value-type="float">
            <text:p>680</text:p>
          </table:table-cell>
          <table:table-cell office:value-type="float" office:value="646341" calcext:value-type="float">
            <text:p>646,341</text:p>
          </table:table-cell>
          <table:table-cell office:value-type="float" office:value="426684" calcext:value-type="float">
            <text:p>426,684</text:p>
          </table:table-cell>
          <table:table-cell office:value-type="float" office:value="3898286" calcext:value-type="float">
            <text:p>3,898,286</text:p>
          </table:table-cell>
          <table:table-cell office:value-type="float" office:value="45473" calcext:value-type="float">
            <text:p>45,473</text:p>
          </table:table-cell>
          <table:table-cell office:value-type="float" office:value="1811698" calcext:value-type="float">
            <text:p>1,811,698</text:p>
          </table:table-cell>
          <table:table-cell office:value-type="float" office:value="538858" calcext:value-type="float">
            <text:p>538,858</text:p>
          </table:table-cell>
          <table:table-cell office:value-type="float" office:value="90510" calcext:value-type="float">
            <text:p>90,510</text:p>
          </table:table-cell>
          <table:table-cell office:value-type="float" office:value="207809" calcext:value-type="float">
            <text:p>207,809</text:p>
          </table:table-cell>
          <table:table-cell office:value-type="float" office:value="1619152" calcext:value-type="float">
            <text:p>1,619,152</text:p>
          </table:table-cell>
          <table:table-cell office:value-type="float" office:value="384941" calcext:value-type="float">
            <text:p>384,941</text:p>
          </table:table-cell>
          <table:table-cell office:value-type="float" office:value="9669752" calcext:value-type="float">
            <text:p>9,669,752</text:p>
          </table:table-cell>
          <table:table-cell office:value-type="float" office:value="454306" calcext:value-type="float">
            <text:p>454,306</text:p>
          </table:table-cell>
          <table:table-cell office:value-type="float" office:value="83562" calcext:value-type="float">
            <text:p>83,562</text:p>
          </table:table-cell>
          <table:table-cell office:value-type="float" office:value="537868" calcext:value-type="float">
            <text:p>537,868</text:p>
          </table:table-cell>
          <table:table-cell office:value-type="float" office:value="10207620" calcext:value-type="float">
            <text:p>10,207,620</text:p>
          </table:table-cell>
          <table:table-cell office:value-type="float" office:value="327753" calcext:value-type="float">
            <text:p>327,753</text:p>
          </table:table-cell>
          <table:table-cell office:value-type="float" office:value="184248" calcext:value-type="float">
            <text:p>184,248</text:p>
          </table:table-cell>
          <table:table-cell office:value-type="float" office:value="214416" calcext:value-type="float">
            <text:p>214,416</text:p>
          </table:table-cell>
          <table:table-cell office:value-type="float" office:value="295631" calcext:value-type="float">
            <text:p>295,631</text:p>
          </table:table-cell>
          <table:table-cell office:value-type="float" office:value="738509" calcext:value-type="float">
            <text:p>738,509</text:p>
          </table:table-cell>
          <table:table-cell/>
          <table:table-cell table:formula="of:=CONCATENATE([.$Z$3];[.$Y$3];[.C196];&quot;,&quot;;[.E196];&quot;,&quot;;[.F196];&quot;,&quot;;[.G196];&quot;,&quot;;[.H196];&quot;,&quot;;[.I196];&quot;,&quot;;[.J196];&quot;,&quot;;[.K196];&quot;,&quot;;[.L196];&quot;,&quot;;[.M196];&quot;,&quot;;[.N196];&quot;,&quot;;[.P196];&quot;,&quot;;[.Q196];&quot;,&quot;;[.S196];&quot;,&quot;;[.T196];&quot;,&quot;;[.U196];&quot;,&quot;;[.V196];&quot;,&quot;;[.W196];&quot;,&quot;;[.X19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0,646341,426684,3898286,45473,1811698,538858,90510,207809,1619152,384941,454306,83562,10207620,327753,184248,214416,295631,738509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0,646341,426684,3898286,45473,1811698,538858,90510,207809,1619152,384941,454306,83562,10207620,327753,184248,214416,295631,738509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LY PUBLIC SCHOOL DISTRICT</text:p>
          </table:table-cell>
          <table:table-cell office:value-type="float" office:value="696" calcext:value-type="float">
            <text:p>696</text:p>
          </table:table-cell>
          <table:table-cell table:formula="of:=VLOOKUP([.B197];[$Sheet2.A190:.C746];2)" office:value-type="float" office:value="201" calcext:value-type="float">
            <text:p>201</text:p>
          </table:table-cell>
          <table:table-cell office:value-type="float" office:value="504" calcext:value-type="float">
            <text:p>504</text:p>
          </table:table-cell>
          <table:table-cell office:value-type="float" office:value="840779" calcext:value-type="float">
            <text:p>840,779</text:p>
          </table:table-cell>
          <table:table-cell office:value-type="float" office:value="477167" calcext:value-type="float">
            <text:p>477,167</text:p>
          </table:table-cell>
          <table:table-cell office:value-type="float" office:value="3612565" calcext:value-type="float">
            <text:p>3,612,565</text:p>
          </table:table-cell>
          <table:table-cell office:value-type="float" office:value="3043" calcext:value-type="float">
            <text:p>3,043</text:p>
          </table:table-cell>
          <table:table-cell office:value-type="float" office:value="1417357" calcext:value-type="float">
            <text:p>1,417,357</text:p>
          </table:table-cell>
          <table:table-cell office:value-type="float" office:value="327177" calcext:value-type="float">
            <text:p>327,177</text:p>
          </table:table-cell>
          <table:table-cell office:value-type="float" office:value="527923" calcext:value-type="float">
            <text:p>527,923</text:p>
          </table:table-cell>
          <table:table-cell office:value-type="float" office:value="231374" calcext:value-type="float">
            <text:p>231,374</text:p>
          </table:table-cell>
          <table:table-cell office:value-type="float" office:value="709375" calcext:value-type="float">
            <text:p>709,375</text:p>
          </table:table-cell>
          <table:table-cell office:value-type="float" office:value="305348" calcext:value-type="float">
            <text:p>305,348</text:p>
          </table:table-cell>
          <table:table-cell office:value-type="float" office:value="8452110" calcext:value-type="float">
            <text:p>8,452,110</text:p>
          </table:table-cell>
          <table:table-cell office:value-type="float" office:value="248703" calcext:value-type="float">
            <text:p>248,703</text:p>
          </table:table-cell>
          <table:table-cell office:value-type="float" office:value="307844" calcext:value-type="float">
            <text:p>307,844</text:p>
          </table:table-cell>
          <table:table-cell office:value-type="float" office:value="556547" calcext:value-type="float">
            <text:p>556,547</text:p>
          </table:table-cell>
          <table:table-cell office:value-type="float" office:value="9008657" calcext:value-type="float">
            <text:p>9,008,657</text:p>
          </table:table-cell>
          <table:table-cell office:value-type="float" office:value="329525" calcext:value-type="float">
            <text:p>329,525</text:p>
          </table:table-cell>
          <table:table-cell office:value-type="float" office:value="168373" calcext:value-type="float">
            <text:p>168,373</text:p>
          </table:table-cell>
          <table:table-cell office:value-type="float" office:value="12450210" calcext:value-type="float">
            <text:p>12,450,210</text:p>
          </table:table-cell>
          <table:table-cell office:value-type="float" office:value="639924" calcext:value-type="float">
            <text:p>639,92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97];&quot;,&quot;;[.E197];&quot;,&quot;;[.F197];&quot;,&quot;;[.G197];&quot;,&quot;;[.H197];&quot;,&quot;;[.I197];&quot;,&quot;;[.J197];&quot;,&quot;;[.K197];&quot;,&quot;;[.L197];&quot;,&quot;;[.M197];&quot;,&quot;;[.N197];&quot;,&quot;;[.P197];&quot;,&quot;;[.Q197];&quot;,&quot;;[.S197];&quot;,&quot;;[.T197];&quot;,&quot;;[.U197];&quot;,&quot;;[.V197];&quot;,&quot;;[.W197];&quot;,&quot;;[.X19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1,840779,477167,3612565,3043,1417357,327177,527923,231374,709375,305348,248703,307844,9008657,329525,168373,12450210,63992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1,840779,477167,3612565,3043,1417357,327177,527923,231374,709375,305348,248703,307844,9008657,329525,168373,12450210,63992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LOODWOOD PUBLIC SCHOOL DISTRICT</text:p>
          </table:table-cell>
          <table:table-cell office:value-type="float" office:value="698" calcext:value-type="float">
            <text:p>698</text:p>
          </table:table-cell>
          <table:table-cell table:formula="of:=VLOOKUP([.B198];[$Sheet2.A191:.C747];2)" office:value-type="float" office:value="202" calcext:value-type="float">
            <text:p>202</text:p>
          </table:table-cell>
          <table:table-cell office:value-type="float" office:value="148" calcext:value-type="float">
            <text:p>148</text:p>
          </table:table-cell>
          <table:table-cell office:value-type="float" office:value="407119" calcext:value-type="float">
            <text:p>407,119</text:p>
          </table:table-cell>
          <table:table-cell office:value-type="float" office:value="114877" calcext:value-type="float">
            <text:p>114,877</text:p>
          </table:table-cell>
          <table:table-cell office:value-type="float" office:value="1142848" calcext:value-type="float">
            <text:p>1,142,848</text:p>
          </table:table-cell>
          <table:table-cell office:value-type="float" office:value="66126" calcext:value-type="float">
            <text:p>66,126</text:p>
          </table:table-cell>
          <table:table-cell office:value-type="float" office:value="311935" calcext:value-type="float">
            <text:p>311,935</text:p>
          </table:table-cell>
          <table:table-cell office:value-type="float" office:value="140200" calcext:value-type="float">
            <text:p>140,200</text:p>
          </table:table-cell>
          <table:table-cell office:value-type="float" office:value="69325" calcext:value-type="float">
            <text:p>69,325</text:p>
          </table:table-cell>
          <table:table-cell office:value-type="float" office:value="96450" calcext:value-type="float">
            <text:p>96,450</text:p>
          </table:table-cell>
          <table:table-cell office:value-type="float" office:value="355122" calcext:value-type="float">
            <text:p>355,122</text:p>
          </table:table-cell>
          <table:table-cell office:value-type="float" office:value="249988" calcext:value-type="float">
            <text:p>249,988</text:p>
          </table:table-cell>
          <table:table-cell office:value-type="float" office:value="2953991" calcext:value-type="float">
            <text:p>2,953,991</text:p>
          </table:table-cell>
          <table:table-cell office:value-type="float" office:value="123682" calcext:value-type="float">
            <text:p>123,682</text:p>
          </table:table-cell>
          <table:table-cell office:value-type="float" office:value="53652" calcext:value-type="float">
            <text:p>53,652</text:p>
          </table:table-cell>
          <table:table-cell office:value-type="float" office:value="177334" calcext:value-type="float">
            <text:p>177,334</text:p>
          </table:table-cell>
          <table:table-cell office:value-type="float" office:value="3131325" calcext:value-type="float">
            <text:p>3,131,325</text:p>
          </table:table-cell>
          <table:table-cell office:value-type="float" office:value="112924" calcext:value-type="float">
            <text:p>112,924</text:p>
          </table:table-cell>
          <table:table-cell office:value-type="float" office:value="33255" calcext:value-type="float">
            <text:p>33,255</text:p>
          </table:table-cell>
          <table:table-cell office:value-type="float" office:value="80918" calcext:value-type="float">
            <text:p>80,918</text:p>
          </table:table-cell>
          <table:table-cell office:value-type="float" office:value="594108" calcext:value-type="float">
            <text:p>594,10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98];&quot;,&quot;;[.E198];&quot;,&quot;;[.F198];&quot;,&quot;;[.G198];&quot;,&quot;;[.H198];&quot;,&quot;;[.I198];&quot;,&quot;;[.J198];&quot;,&quot;;[.K198];&quot;,&quot;;[.L198];&quot;,&quot;;[.M198];&quot;,&quot;;[.N198];&quot;,&quot;;[.P198];&quot;,&quot;;[.Q198];&quot;,&quot;;[.S198];&quot;,&quot;;[.T198];&quot;,&quot;;[.U198];&quot;,&quot;;[.V198];&quot;,&quot;;[.W198];&quot;,&quot;;[.X19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2,407119,114877,1142848,66126,311935,140200,69325,96450,355122,249988,123682,53652,3131325,112924,33255,80918,59410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2,407119,114877,1142848,66126,311935,140200,69325,96450,355122,249988,123682,53652,3131325,112924,33255,80918,59410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ERMANTOWN PUBLIC SCHOOL DISTRICT</text:p>
          </table:table-cell>
          <table:table-cell office:value-type="float" office:value="700" calcext:value-type="float">
            <text:p>700</text:p>
          </table:table-cell>
          <table:table-cell table:formula="of:=VLOOKUP([.B199];[$Sheet2.A192:.C748];2)" office:value-type="float" office:value="203" calcext:value-type="float">
            <text:p>203</text:p>
          </table:table-cell>
          <table:table-cell office:value-type="float" office:value="2054" calcext:value-type="float">
            <text:p>2,054</text:p>
          </table:table-cell>
          <table:table-cell office:value-type="float" office:value="865886" calcext:value-type="float">
            <text:p>865,886</text:p>
          </table:table-cell>
          <table:table-cell office:value-type="float" office:value="958669" calcext:value-type="float">
            <text:p>958,669</text:p>
          </table:table-cell>
          <table:table-cell office:value-type="float" office:value="9920159" calcext:value-type="float">
            <text:p>9,920,159</text:p>
          </table:table-cell>
          <table:table-cell office:value-type="float" office:value="168392" calcext:value-type="float">
            <text:p>168,392</text:p>
          </table:table-cell>
          <table:table-cell office:value-type="float" office:value="4799045" calcext:value-type="float">
            <text:p>4,799,045</text:p>
          </table:table-cell>
          <table:table-cell office:value-type="float" office:value="842127" calcext:value-type="float">
            <text:p>842,127</text:p>
          </table:table-cell>
          <table:table-cell office:value-type="float" office:value="824508" calcext:value-type="float">
            <text:p>824,508</text:p>
          </table:table-cell>
          <table:table-cell office:value-type="float" office:value="665608" calcext:value-type="float">
            <text:p>665,608</text:p>
          </table:table-cell>
          <table:table-cell office:value-type="float" office:value="1803090" calcext:value-type="float">
            <text:p>1,803,090</text:p>
          </table:table-cell>
          <table:table-cell office:value-type="float" office:value="920933" calcext:value-type="float">
            <text:p>920,933</text:p>
          </table:table-cell>
          <table:table-cell office:value-type="float" office:value="21768419" calcext:value-type="float">
            <text:p>21,768,419</text:p>
          </table:table-cell>
          <table:table-cell office:value-type="float" office:value="1281257" calcext:value-type="float">
            <text:p>1,281,257</text:p>
          </table:table-cell>
          <table:table-cell office:value-type="float" office:value="58608" calcext:value-type="float">
            <text:p>58,608</text:p>
          </table:table-cell>
          <table:table-cell office:value-type="float" office:value="1339865" calcext:value-type="float">
            <text:p>1,339,865</text:p>
          </table:table-cell>
          <table:table-cell office:value-type="float" office:value="23108284" calcext:value-type="float">
            <text:p>23,108,284</text:p>
          </table:table-cell>
          <table:table-cell office:value-type="float" office:value="1025181" calcext:value-type="float">
            <text:p>1,025,181</text:p>
          </table:table-cell>
          <table:table-cell office:value-type="float" office:value="1087462" calcext:value-type="float">
            <text:p>1,087,462</text:p>
          </table:table-cell>
          <table:table-cell office:value-type="float" office:value="0" calcext:value-type="float">
            <text:p>0</text:p>
          </table:table-cell>
          <table:table-cell office:value-type="float" office:value="4021702" calcext:value-type="float">
            <text:p>4,021,70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199];&quot;,&quot;;[.E199];&quot;,&quot;;[.F199];&quot;,&quot;;[.G199];&quot;,&quot;;[.H199];&quot;,&quot;;[.I199];&quot;,&quot;;[.J199];&quot;,&quot;;[.K199];&quot;,&quot;;[.L199];&quot;,&quot;;[.M199];&quot;,&quot;;[.N199];&quot;,&quot;;[.P199];&quot;,&quot;;[.Q199];&quot;,&quot;;[.S199];&quot;,&quot;;[.T199];&quot;,&quot;;[.U199];&quot;,&quot;;[.V199];&quot;,&quot;;[.W199];&quot;,&quot;;[.X19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3,865886,958669,9920159,168392,4799045,842127,824508,665608,1803090,920933,1281257,58608,23108284,1025181,1087462,0,402170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3,865886,958669,9920159,168392,4799045,842127,824508,665608,1803090,920933,1281257,58608,23108284,1025181,1087462,0,402170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IBBING PUBLIC SCHOOL DISTRICT</text:p>
          </table:table-cell>
          <table:table-cell office:value-type="float" office:value="701" calcext:value-type="float">
            <text:p>701</text:p>
          </table:table-cell>
          <table:table-cell table:formula="of:=VLOOKUP([.B200];[$Sheet2.A193:.C749];2)" office:value-type="float" office:value="204" calcext:value-type="float">
            <text:p>204</text:p>
          </table:table-cell>
          <table:table-cell office:value-type="float" office:value="2160" calcext:value-type="float">
            <text:p>2,160</text:p>
          </table:table-cell>
          <table:table-cell office:value-type="float" office:value="1786888" calcext:value-type="float">
            <text:p>1,786,888</text:p>
          </table:table-cell>
          <table:table-cell office:value-type="float" office:value="1316500" calcext:value-type="float">
            <text:p>1,316,500</text:p>
          </table:table-cell>
          <table:table-cell office:value-type="float" office:value="13244758" calcext:value-type="float">
            <text:p>13,244,758</text:p>
          </table:table-cell>
          <table:table-cell office:value-type="float" office:value="158763" calcext:value-type="float">
            <text:p>158,763</text:p>
          </table:table-cell>
          <table:table-cell office:value-type="float" office:value="7344201" calcext:value-type="float">
            <text:p>7,344,201</text:p>
          </table:table-cell>
          <table:table-cell office:value-type="float" office:value="1229112" calcext:value-type="float">
            <text:p>1,229,112</text:p>
          </table:table-cell>
          <table:table-cell office:value-type="float" office:value="1858816" calcext:value-type="float">
            <text:p>1,858,816</text:p>
          </table:table-cell>
          <table:table-cell office:value-type="float" office:value="612915" calcext:value-type="float">
            <text:p>612,915</text:p>
          </table:table-cell>
          <table:table-cell office:value-type="float" office:value="3793847" calcext:value-type="float">
            <text:p>3,793,847</text:p>
          </table:table-cell>
          <table:table-cell office:value-type="float" office:value="1968369" calcext:value-type="float">
            <text:p>1,968,369</text:p>
          </table:table-cell>
          <table:table-cell office:value-type="float" office:value="33314169" calcext:value-type="float">
            <text:p>33,314,169</text:p>
          </table:table-cell>
          <table:table-cell office:value-type="float" office:value="2509245" calcext:value-type="float">
            <text:p>2,509,245</text:p>
          </table:table-cell>
          <table:table-cell office:value-type="float" office:value="329469" calcext:value-type="float">
            <text:p>329,469</text:p>
          </table:table-cell>
          <table:table-cell office:value-type="float" office:value="2838714" calcext:value-type="float">
            <text:p>2,838,714</text:p>
          </table:table-cell>
          <table:table-cell office:value-type="float" office:value="36152883" calcext:value-type="float">
            <text:p>36,152,883</text:p>
          </table:table-cell>
          <table:table-cell office:value-type="float" office:value="1409300" calcext:value-type="float">
            <text:p>1,409,300</text:p>
          </table:table-cell>
          <table:table-cell office:value-type="float" office:value="656629" calcext:value-type="float">
            <text:p>656,629</text:p>
          </table:table-cell>
          <table:table-cell office:value-type="float" office:value="9271066" calcext:value-type="float">
            <text:p>9,271,066</text:p>
          </table:table-cell>
          <table:table-cell office:value-type="float" office:value="348778" calcext:value-type="float">
            <text:p>348,77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00];&quot;,&quot;;[.E200];&quot;,&quot;;[.F200];&quot;,&quot;;[.G200];&quot;,&quot;;[.H200];&quot;,&quot;;[.I200];&quot;,&quot;;[.J200];&quot;,&quot;;[.K200];&quot;,&quot;;[.L200];&quot;,&quot;;[.M200];&quot;,&quot;;[.N200];&quot;,&quot;;[.P200];&quot;,&quot;;[.Q200];&quot;,&quot;;[.S200];&quot;,&quot;;[.T200];&quot;,&quot;;[.U200];&quot;,&quot;;[.V200];&quot;,&quot;;[.W200];&quot;,&quot;;[.X20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4,1786888,1316500,13244758,158763,7344201,1229112,1858816,612915,3793847,1968369,2509245,329469,36152883,1409300,656629,9271066,34877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4,1786888,1316500,13244758,158763,7344201,1229112,1858816,612915,3793847,1968369,2509245,329469,36152883,1409300,656629,9271066,34877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ROCTOR PUBLIC SCHOOL DISTRICT</text:p>
          </table:table-cell>
          <table:table-cell office:value-type="float" office:value="704" calcext:value-type="float">
            <text:p>704</text:p>
          </table:table-cell>
          <table:table-cell table:formula="of:=VLOOKUP([.B201];[$Sheet2.A194:.C750];2)" office:value-type="float" office:value="205" calcext:value-type="float">
            <text:p>205</text:p>
          </table:table-cell>
          <table:table-cell office:value-type="float" office:value="1861" calcext:value-type="float">
            <text:p>1,861</text:p>
          </table:table-cell>
          <table:table-cell office:value-type="float" office:value="1072484" calcext:value-type="float">
            <text:p>1,072,484</text:p>
          </table:table-cell>
          <table:table-cell office:value-type="float" office:value="1385356" calcext:value-type="float">
            <text:p>1,385,356</text:p>
          </table:table-cell>
          <table:table-cell office:value-type="float" office:value="9226724" calcext:value-type="float">
            <text:p>9,226,724</text:p>
          </table:table-cell>
          <table:table-cell office:value-type="float" office:value="590963" calcext:value-type="float">
            <text:p>590,963</text:p>
          </table:table-cell>
          <table:table-cell office:value-type="float" office:value="5405083" calcext:value-type="float">
            <text:p>5,405,083</text:p>
          </table:table-cell>
          <table:table-cell office:value-type="float" office:value="1135513" calcext:value-type="float">
            <text:p>1,135,513</text:p>
          </table:table-cell>
          <table:table-cell office:value-type="float" office:value="1416952" calcext:value-type="float">
            <text:p>1,416,952</text:p>
          </table:table-cell>
          <table:table-cell office:value-type="float" office:value="786931" calcext:value-type="float">
            <text:p>786,931</text:p>
          </table:table-cell>
          <table:table-cell office:value-type="float" office:value="1717998" calcext:value-type="float">
            <text:p>1,717,998</text:p>
          </table:table-cell>
          <table:table-cell office:value-type="float" office:value="2032119" calcext:value-type="float">
            <text:p>2,032,119</text:p>
          </table:table-cell>
          <table:table-cell office:value-type="float" office:value="24770124" calcext:value-type="float">
            <text:p>24,770,124</text:p>
          </table:table-cell>
          <table:table-cell office:value-type="float" office:value="1232841" calcext:value-type="float">
            <text:p>1,232,841</text:p>
          </table:table-cell>
          <table:table-cell office:value-type="float" office:value="218508" calcext:value-type="float">
            <text:p>218,508</text:p>
          </table:table-cell>
          <table:table-cell office:value-type="float" office:value="1451349" calcext:value-type="float">
            <text:p>1,451,349</text:p>
          </table:table-cell>
          <table:table-cell office:value-type="float" office:value="26221472" calcext:value-type="float">
            <text:p>26,221,472</text:p>
          </table:table-cell>
          <table:table-cell office:value-type="float" office:value="1037435" calcext:value-type="float">
            <text:p>1,037,435</text:p>
          </table:table-cell>
          <table:table-cell office:value-type="float" office:value="1026823" calcext:value-type="float">
            <text:p>1,026,823</text:p>
          </table:table-cell>
          <table:table-cell office:value-type="float" office:value="0" calcext:value-type="float">
            <text:p>0</text:p>
          </table:table-cell>
          <table:table-cell office:value-type="float" office:value="1591300" calcext:value-type="float">
            <text:p>1,591,300</text:p>
          </table:table-cell>
          <table:table-cell office:value-type="float" office:value="392135" calcext:value-type="float">
            <text:p>392,135</text:p>
          </table:table-cell>
          <table:table-cell/>
          <table:table-cell table:formula="of:=CONCATENATE([.$Z$3];[.$Y$3];[.C201];&quot;,&quot;;[.E201];&quot;,&quot;;[.F201];&quot;,&quot;;[.G201];&quot;,&quot;;[.H201];&quot;,&quot;;[.I201];&quot;,&quot;;[.J201];&quot;,&quot;;[.K201];&quot;,&quot;;[.L201];&quot;,&quot;;[.M201];&quot;,&quot;;[.N201];&quot;,&quot;;[.P201];&quot;,&quot;;[.Q201];&quot;,&quot;;[.S201];&quot;,&quot;;[.T201];&quot;,&quot;;[.U201];&quot;,&quot;;[.V201];&quot;,&quot;;[.W201];&quot;,&quot;;[.X20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5,1072484,1385356,9226724,590963,5405083,1135513,1416952,786931,1717998,2032119,1232841,218508,26221472,1037435,1026823,0,1591300,392135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5,1072484,1385356,9226724,590963,5405083,1135513,1416952,786931,1717998,2032119,1232841,218508,26221472,1037435,1026823,0,1591300,392135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TT LAKE PUBLIC SCHOOL DISTRICT</text:p>
          </table:table-cell>
          <table:table-cell office:value-type="float" office:value="707" calcext:value-type="float">
            <text:p>707</text:p>
          </table:table-cell>
          <table:table-cell table:formula="of:=VLOOKUP([.B202];[$Sheet2.A195:.C751];2)"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55249" calcext:value-type="float">
            <text:p>355,249</text:p>
          </table:table-cell>
          <table:table-cell office:value-type="float" office:value="83218" calcext:value-type="float">
            <text:p>83,218</text:p>
          </table:table-cell>
          <table:table-cell office:value-type="float" office:value="832450" calcext:value-type="float">
            <text:p>832,450</text:p>
          </table:table-cell>
          <table:table-cell office:value-type="float" office:value="0" calcext:value-type="float">
            <text:p>0</text:p>
          </table:table-cell>
          <table:table-cell office:value-type="float" office:value="293596" calcext:value-type="float">
            <text:p>293,596</text:p>
          </table:table-cell>
          <table:table-cell office:value-type="float" office:value="0" calcext:value-type="float">
            <text:p>0</text:p>
          </table:table-cell>
          <table:table-cell office:value-type="float" office:value="150985" calcext:value-type="float">
            <text:p>150,985</text:p>
          </table:table-cell>
          <table:table-cell office:value-type="float" office:value="0" calcext:value-type="float">
            <text:p>0</text:p>
          </table:table-cell>
          <table:table-cell office:value-type="float" office:value="334796" calcext:value-type="float">
            <text:p>334,796</text:p>
          </table:table-cell>
          <table:table-cell office:value-type="float" office:value="81902" calcext:value-type="float">
            <text:p>81,902</text:p>
          </table:table-cell>
          <table:table-cell office:value-type="float" office:value="2132196" calcext:value-type="float">
            <text:p>2,132,196</text:p>
          </table:table-cell>
          <table:table-cell office:value-type="float" office:value="86340" calcext:value-type="float">
            <text:p>86,340</text:p>
          </table:table-cell>
          <table:table-cell office:value-type="float" office:value="116485" calcext:value-type="float">
            <text:p>116,485</text:p>
          </table:table-cell>
          <table:table-cell office:value-type="float" office:value="202824" calcext:value-type="float">
            <text:p>202,824</text:p>
          </table:table-cell>
          <table:table-cell office:value-type="float" office:value="2335020" calcext:value-type="float">
            <text:p>2,335,020</text:p>
          </table:table-cell>
          <table:table-cell office:value-type="float" office:value="86492" calcext:value-type="float">
            <text:p>86,492</text:p>
          </table:table-cell>
          <table:table-cell office:value-type="float" office:value="7552" calcext:value-type="float">
            <text:p>7,552</text:p>
          </table:table-cell>
          <table:table-cell office:value-type="float" office:value="0" calcext:value-type="float">
            <text:p>0</text:p>
          </table:table-cell>
          <table:table-cell office:value-type="float" office:value="43854" calcext:value-type="float">
            <text:p>43,85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02];&quot;,&quot;;[.E202];&quot;,&quot;;[.F202];&quot;,&quot;;[.G202];&quot;,&quot;;[.H202];&quot;,&quot;;[.I202];&quot;,&quot;;[.J202];&quot;,&quot;;[.K202];&quot;,&quot;;[.L202];&quot;,&quot;;[.M202];&quot;,&quot;;[.N202];&quot;,&quot;;[.P202];&quot;,&quot;;[.Q202];&quot;,&quot;;[.S202];&quot;,&quot;;[.T202];&quot;,&quot;;[.U202];&quot;,&quot;;[.V202];&quot;,&quot;;[.W202];&quot;,&quot;;[.X20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7,355249,83218,832450,0,293596,0,150985,0,334796,81902,86340,116485,2335020,86492,7552,0,4385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7,355249,83218,832450,0,293596,0,150985,0,334796,81902,86340,116485,2335020,86492,7552,0,4385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ULUTH PUBLIC SCHOOL DISTRICT</text:p>
          </table:table-cell>
          <table:table-cell office:value-type="float" office:value="709" calcext:value-type="float">
            <text:p>709</text:p>
          </table:table-cell>
          <table:table-cell table:formula="of:=VLOOKUP([.B203];[$Sheet2.A196:.C752];2)" office:value-type="float" office:value="208" calcext:value-type="float">
            <text:p>208</text:p>
          </table:table-cell>
          <table:table-cell office:value-type="float" office:value="8262" calcext:value-type="float">
            <text:p>8,262</text:p>
          </table:table-cell>
          <table:table-cell office:value-type="float" office:value="9940571" calcext:value-type="float">
            <text:p>9,940,571</text:p>
          </table:table-cell>
          <table:table-cell office:value-type="float" office:value="4430658" calcext:value-type="float">
            <text:p>4,430,658</text:p>
          </table:table-cell>
          <table:table-cell office:value-type="float" office:value="51253396" calcext:value-type="float">
            <text:p>51,253,396</text:p>
          </table:table-cell>
          <table:table-cell office:value-type="float" office:value="1278047" calcext:value-type="float">
            <text:p>1,278,047</text:p>
          </table:table-cell>
          <table:table-cell office:value-type="float" office:value="27102356" calcext:value-type="float">
            <text:p>27,102,356</text:p>
          </table:table-cell>
          <table:table-cell office:value-type="float" office:value="2487570" calcext:value-type="float">
            <text:p>2,487,570</text:p>
          </table:table-cell>
          <table:table-cell office:value-type="float" office:value="4536565" calcext:value-type="float">
            <text:p>4,536,565</text:p>
          </table:table-cell>
          <table:table-cell office:value-type="float" office:value="3304867" calcext:value-type="float">
            <text:p>3,304,867</text:p>
          </table:table-cell>
          <table:table-cell office:value-type="float" office:value="6955379" calcext:value-type="float">
            <text:p>6,955,379</text:p>
          </table:table-cell>
          <table:table-cell office:value-type="float" office:value="6730625" calcext:value-type="float">
            <text:p>6,730,625</text:p>
          </table:table-cell>
          <table:table-cell office:value-type="float" office:value="118020034" calcext:value-type="float">
            <text:p>118,020,034</text:p>
          </table:table-cell>
          <table:table-cell office:value-type="float" office:value="5695464" calcext:value-type="float">
            <text:p>5,695,464</text:p>
          </table:table-cell>
          <table:table-cell office:value-type="float" office:value="2077373" calcext:value-type="float">
            <text:p>2,077,373</text:p>
          </table:table-cell>
          <table:table-cell office:value-type="float" office:value="7772837" calcext:value-type="float">
            <text:p>7,772,837</text:p>
          </table:table-cell>
          <table:table-cell office:value-type="float" office:value="125792871" calcext:value-type="float">
            <text:p>125,792,871</text:p>
          </table:table-cell>
          <table:table-cell office:value-type="float" office:value="4151190" calcext:value-type="float">
            <text:p>4,151,190</text:p>
          </table:table-cell>
          <table:table-cell office:value-type="float" office:value="8187576" calcext:value-type="float">
            <text:p>8,187,576</text:p>
          </table:table-cell>
          <table:table-cell office:value-type="float" office:value="9837697" calcext:value-type="float">
            <text:p>9,837,697</text:p>
          </table:table-cell>
          <table:table-cell office:value-type="float" office:value="25062403" calcext:value-type="float">
            <text:p>25,062,40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03];&quot;,&quot;;[.E203];&quot;,&quot;;[.F203];&quot;,&quot;;[.G203];&quot;,&quot;;[.H203];&quot;,&quot;;[.I203];&quot;,&quot;;[.J203];&quot;,&quot;;[.K203];&quot;,&quot;;[.L203];&quot;,&quot;;[.M203];&quot;,&quot;;[.N203];&quot;,&quot;;[.P203];&quot;,&quot;;[.Q203];&quot;,&quot;;[.S203];&quot;,&quot;;[.T203];&quot;,&quot;;[.U203];&quot;,&quot;;[.V203];&quot;,&quot;;[.W203];&quot;,&quot;;[.X20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8,9940571,4430658,51253396,1278047,27102356,2487570,4536565,3304867,6955379,6730625,5695464,2077373,125792871,4151190,8187576,9837697,2506240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8,9940571,4430658,51253396,1278047,27102356,2487570,4536565,3304867,6955379,6730625,5695464,2077373,125792871,4151190,8187576,9837697,2506240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OUNTAIN IRON-BUHL SCHOOL DISTRICT</text:p>
          </table:table-cell>
          <table:table-cell office:value-type="float" office:value="712" calcext:value-type="float">
            <text:p>712</text:p>
          </table:table-cell>
          <table:table-cell table:formula="of:=VLOOKUP([.B204];[$Sheet2.A197:.C753];2)" office:value-type="float" office:value="209" calcext:value-type="float">
            <text:p>209</text:p>
          </table:table-cell>
          <table:table-cell office:value-type="float" office:value="550" calcext:value-type="float">
            <text:p>550</text:p>
          </table:table-cell>
          <table:table-cell office:value-type="float" office:value="779628" calcext:value-type="float">
            <text:p>779,628</text:p>
          </table:table-cell>
          <table:table-cell office:value-type="float" office:value="369190" calcext:value-type="float">
            <text:p>369,190</text:p>
          </table:table-cell>
          <table:table-cell office:value-type="float" office:value="3324293" calcext:value-type="float">
            <text:p>3,324,293</text:p>
          </table:table-cell>
          <table:table-cell office:value-type="float" office:value="265507" calcext:value-type="float">
            <text:p>265,507</text:p>
          </table:table-cell>
          <table:table-cell office:value-type="float" office:value="1648959" calcext:value-type="float">
            <text:p>1,648,959</text:p>
          </table:table-cell>
          <table:table-cell office:value-type="float" office:value="365927" calcext:value-type="float">
            <text:p>365,927</text:p>
          </table:table-cell>
          <table:table-cell office:value-type="float" office:value="179174" calcext:value-type="float">
            <text:p>179,174</text:p>
          </table:table-cell>
          <table:table-cell office:value-type="float" office:value="140034" calcext:value-type="float">
            <text:p>140,034</text:p>
          </table:table-cell>
          <table:table-cell office:value-type="float" office:value="821958" calcext:value-type="float">
            <text:p>821,958</text:p>
          </table:table-cell>
          <table:table-cell office:value-type="float" office:value="311585" calcext:value-type="float">
            <text:p>311,585</text:p>
          </table:table-cell>
          <table:table-cell office:value-type="float" office:value="8206256" calcext:value-type="float">
            <text:p>8,206,256</text:p>
          </table:table-cell>
          <table:table-cell office:value-type="float" office:value="493097" calcext:value-type="float">
            <text:p>493,097</text:p>
          </table:table-cell>
          <table:table-cell office:value-type="float" office:value="142329" calcext:value-type="float">
            <text:p>142,329</text:p>
          </table:table-cell>
          <table:table-cell office:value-type="float" office:value="635427" calcext:value-type="float">
            <text:p>635,427</text:p>
          </table:table-cell>
          <table:table-cell office:value-type="float" office:value="8841682" calcext:value-type="float">
            <text:p>8,841,682</text:p>
          </table:table-cell>
          <table:table-cell office:value-type="float" office:value="357204" calcext:value-type="float">
            <text:p>357,204</text:p>
          </table:table-cell>
          <table:table-cell office:value-type="float" office:value="333121" calcext:value-type="float">
            <text:p>333,121</text:p>
          </table:table-cell>
          <table:table-cell office:value-type="float" office:value="29963" calcext:value-type="float">
            <text:p>29,963</text:p>
          </table:table-cell>
          <table:table-cell office:value-type="float" office:value="1958075" calcext:value-type="float">
            <text:p>1,958,075</text:p>
          </table:table-cell>
          <table:table-cell office:value-type="float" office:value="131618" calcext:value-type="float">
            <text:p>131,618</text:p>
          </table:table-cell>
          <table:table-cell/>
          <table:table-cell table:formula="of:=CONCATENATE([.$Z$3];[.$Y$3];[.C204];&quot;,&quot;;[.E204];&quot;,&quot;;[.F204];&quot;,&quot;;[.G204];&quot;,&quot;;[.H204];&quot;,&quot;;[.I204];&quot;,&quot;;[.J204];&quot;,&quot;;[.K204];&quot;,&quot;;[.L204];&quot;,&quot;;[.M204];&quot;,&quot;;[.N204];&quot;,&quot;;[.P204];&quot;,&quot;;[.Q204];&quot;,&quot;;[.S204];&quot;,&quot;;[.T204];&quot;,&quot;;[.U204];&quot;,&quot;;[.V204];&quot;,&quot;;[.W204];&quot;,&quot;;[.X20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9,779628,369190,3324293,265507,1648959,365927,179174,140034,821958,311585,493097,142329,8841682,357204,333121,29963,1958075,131618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09,779628,369190,3324293,265507,1648959,365927,179174,140034,821958,311585,493097,142329,8841682,357204,333121,29963,1958075,131618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ELLE PLAINE PUBLIC SCHOOL DISTRICT</text:p>
          </table:table-cell>
          <table:table-cell office:value-type="float" office:value="716" calcext:value-type="float">
            <text:p>716</text:p>
          </table:table-cell>
          <table:table-cell table:formula="of:=VLOOKUP([.B205];[$Sheet2.A198:.C754];2)" office:value-type="float" office:value="210" calcext:value-type="float">
            <text:p>210</text:p>
          </table:table-cell>
          <table:table-cell office:value-type="float" office:value="1576" calcext:value-type="float">
            <text:p>1,576</text:p>
          </table:table-cell>
          <table:table-cell office:value-type="float" office:value="828586" calcext:value-type="float">
            <text:p>828,586</text:p>
          </table:table-cell>
          <table:table-cell office:value-type="float" office:value="697005" calcext:value-type="float">
            <text:p>697,005</text:p>
          </table:table-cell>
          <table:table-cell office:value-type="float" office:value="7335561" calcext:value-type="float">
            <text:p>7,335,561</text:p>
          </table:table-cell>
          <table:table-cell office:value-type="float" office:value="572395" calcext:value-type="float">
            <text:p>572,395</text:p>
          </table:table-cell>
          <table:table-cell office:value-type="float" office:value="3274241" calcext:value-type="float">
            <text:p>3,274,241</text:p>
          </table:table-cell>
          <table:table-cell office:value-type="float" office:value="755904" calcext:value-type="float">
            <text:p>755,904</text:p>
          </table:table-cell>
          <table:table-cell office:value-type="float" office:value="1110383" calcext:value-type="float">
            <text:p>1,110,383</text:p>
          </table:table-cell>
          <table:table-cell office:value-type="float" office:value="592168" calcext:value-type="float">
            <text:p>592,168</text:p>
          </table:table-cell>
          <table:table-cell office:value-type="float" office:value="1430695" calcext:value-type="float">
            <text:p>1,430,695</text:p>
          </table:table-cell>
          <table:table-cell office:value-type="float" office:value="1225805" calcext:value-type="float">
            <text:p>1,225,805</text:p>
          </table:table-cell>
          <table:table-cell office:value-type="float" office:value="17822742" calcext:value-type="float">
            <text:p>17,822,742</text:p>
          </table:table-cell>
          <table:table-cell office:value-type="float" office:value="587659" calcext:value-type="float">
            <text:p>587,659</text:p>
          </table:table-cell>
          <table:table-cell office:value-type="float" office:value="565988" calcext:value-type="float">
            <text:p>565,988</text:p>
          </table:table-cell>
          <table:table-cell office:value-type="float" office:value="1153647" calcext:value-type="float">
            <text:p>1,153,647</text:p>
          </table:table-cell>
          <table:table-cell office:value-type="float" office:value="18976389" calcext:value-type="float">
            <text:p>18,976,389</text:p>
          </table:table-cell>
          <table:table-cell office:value-type="float" office:value="788626" calcext:value-type="float">
            <text:p>788,626</text:p>
          </table:table-cell>
          <table:table-cell office:value-type="float" office:value="980809" calcext:value-type="float">
            <text:p>980,809</text:p>
          </table:table-cell>
          <table:table-cell office:value-type="float" office:value="951430" calcext:value-type="float">
            <text:p>951,430</text:p>
          </table:table-cell>
          <table:table-cell office:value-type="float" office:value="3210920" calcext:value-type="float">
            <text:p>3,210,92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05];&quot;,&quot;;[.E205];&quot;,&quot;;[.F205];&quot;,&quot;;[.G205];&quot;,&quot;;[.H205];&quot;,&quot;;[.I205];&quot;,&quot;;[.J205];&quot;,&quot;;[.K205];&quot;,&quot;;[.L205];&quot;,&quot;;[.M205];&quot;,&quot;;[.N205];&quot;,&quot;;[.P205];&quot;,&quot;;[.Q205];&quot;,&quot;;[.S205];&quot;,&quot;;[.T205];&quot;,&quot;;[.U205];&quot;,&quot;;[.V205];&quot;,&quot;;[.W205];&quot;,&quot;;[.X20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0,828586,697005,7335561,572395,3274241,755904,1110383,592168,1430695,1225805,587659,565988,18976389,788626,980809,951430,321092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0,828586,697005,7335561,572395,3274241,755904,1110383,592168,1430695,1225805,587659,565988,18976389,788626,980809,951430,321092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JORDAN PUBLIC SCHOOL DISTRICT</text:p>
          </table:table-cell>
          <table:table-cell office:value-type="float" office:value="717" calcext:value-type="float">
            <text:p>717</text:p>
          </table:table-cell>
          <table:table-cell table:formula="of:=VLOOKUP([.B206];[$Sheet2.A199:.C755];2)" office:value-type="float" office:value="211" calcext:value-type="float">
            <text:p>211</text:p>
          </table:table-cell>
          <table:table-cell office:value-type="float" office:value="1852" calcext:value-type="float">
            <text:p>1,852</text:p>
          </table:table-cell>
          <table:table-cell office:value-type="float" office:value="1082757" calcext:value-type="float">
            <text:p>1,082,757</text:p>
          </table:table-cell>
          <table:table-cell office:value-type="float" office:value="817933" calcext:value-type="float">
            <text:p>817,933</text:p>
          </table:table-cell>
          <table:table-cell office:value-type="float" office:value="9147069" calcext:value-type="float">
            <text:p>9,147,069</text:p>
          </table:table-cell>
          <table:table-cell office:value-type="float" office:value="385642" calcext:value-type="float">
            <text:p>385,642</text:p>
          </table:table-cell>
          <table:table-cell office:value-type="float" office:value="4687625" calcext:value-type="float">
            <text:p>4,687,625</text:p>
          </table:table-cell>
          <table:table-cell office:value-type="float" office:value="1088985" calcext:value-type="float">
            <text:p>1,088,985</text:p>
          </table:table-cell>
          <table:table-cell office:value-type="float" office:value="1062474" calcext:value-type="float">
            <text:p>1,062,474</text:p>
          </table:table-cell>
          <table:table-cell office:value-type="float" office:value="673299" calcext:value-type="float">
            <text:p>673,299</text:p>
          </table:table-cell>
          <table:table-cell office:value-type="float" office:value="1697728" calcext:value-type="float">
            <text:p>1,697,728</text:p>
          </table:table-cell>
          <table:table-cell office:value-type="float" office:value="957196" calcext:value-type="float">
            <text:p>957,196</text:p>
          </table:table-cell>
          <table:table-cell office:value-type="float" office:value="21600709" calcext:value-type="float">
            <text:p>21,600,709</text:p>
          </table:table-cell>
          <table:table-cell office:value-type="float" office:value="768148" calcext:value-type="float">
            <text:p>768,148</text:p>
          </table:table-cell>
          <table:table-cell office:value-type="float" office:value="139322" calcext:value-type="float">
            <text:p>139,322</text:p>
          </table:table-cell>
          <table:table-cell office:value-type="float" office:value="907470" calcext:value-type="float">
            <text:p>907,470</text:p>
          </table:table-cell>
          <table:table-cell office:value-type="float" office:value="22508179" calcext:value-type="float">
            <text:p>22,508,179</text:p>
          </table:table-cell>
          <table:table-cell office:value-type="float" office:value="1132290" calcext:value-type="float">
            <text:p>1,132,290</text:p>
          </table:table-cell>
          <table:table-cell office:value-type="float" office:value="1558387" calcext:value-type="float">
            <text:p>1,558,387</text:p>
          </table:table-cell>
          <table:table-cell office:value-type="float" office:value="0" calcext:value-type="float">
            <text:p>0</text:p>
          </table:table-cell>
          <table:table-cell office:value-type="float" office:value="4046841" calcext:value-type="float">
            <text:p>4,046,84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06];&quot;,&quot;;[.E206];&quot;,&quot;;[.F206];&quot;,&quot;;[.G206];&quot;,&quot;;[.H206];&quot;,&quot;;[.I206];&quot;,&quot;;[.J206];&quot;,&quot;;[.K206];&quot;,&quot;;[.L206];&quot;,&quot;;[.M206];&quot;,&quot;;[.N206];&quot;,&quot;;[.P206];&quot;,&quot;;[.Q206];&quot;,&quot;;[.S206];&quot;,&quot;;[.T206];&quot;,&quot;;[.U206];&quot;,&quot;;[.V206];&quot;,&quot;;[.W206];&quot;,&quot;;[.X20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1,1082757,817933,9147069,385642,4687625,1088985,1062474,673299,1697728,957196,768148,139322,22508179,1132290,1558387,0,404684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1,1082757,817933,9147069,385642,4687625,1088985,1062474,673299,1697728,957196,768148,139322,22508179,1132290,1558387,0,404684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RIOR LAKE-SAVAGE AREA SCHOOLS</text:p>
          </table:table-cell>
          <table:table-cell office:value-type="float" office:value="719" calcext:value-type="float">
            <text:p>719</text:p>
          </table:table-cell>
          <table:table-cell table:formula="of:=VLOOKUP([.B207];[$Sheet2.A200:.C756];2)" office:value-type="float" office:value="212" calcext:value-type="float">
            <text:p>212</text:p>
          </table:table-cell>
          <table:table-cell office:value-type="float" office:value="8884" calcext:value-type="float">
            <text:p>8,884</text:p>
          </table:table-cell>
          <table:table-cell office:value-type="float" office:value="5116109" calcext:value-type="float">
            <text:p>5,116,109</text:p>
          </table:table-cell>
          <table:table-cell office:value-type="float" office:value="3740553" calcext:value-type="float">
            <text:p>3,740,553</text:p>
          </table:table-cell>
          <table:table-cell office:value-type="float" office:value="48639396" calcext:value-type="float">
            <text:p>48,639,396</text:p>
          </table:table-cell>
          <table:table-cell office:value-type="float" office:value="822424" calcext:value-type="float">
            <text:p>822,424</text:p>
          </table:table-cell>
          <table:table-cell office:value-type="float" office:value="19110646" calcext:value-type="float">
            <text:p>19,110,646</text:p>
          </table:table-cell>
          <table:table-cell office:value-type="float" office:value="2340379" calcext:value-type="float">
            <text:p>2,340,379</text:p>
          </table:table-cell>
          <table:table-cell office:value-type="float" office:value="6553290" calcext:value-type="float">
            <text:p>6,553,290</text:p>
          </table:table-cell>
          <table:table-cell office:value-type="float" office:value="3386519" calcext:value-type="float">
            <text:p>3,386,519</text:p>
          </table:table-cell>
          <table:table-cell office:value-type="float" office:value="7179269" calcext:value-type="float">
            <text:p>7,179,269</text:p>
          </table:table-cell>
          <table:table-cell office:value-type="float" office:value="5795789" calcext:value-type="float">
            <text:p>5,795,789</text:p>
          </table:table-cell>
          <table:table-cell office:value-type="float" office:value="102684375" calcext:value-type="float">
            <text:p>102,684,375</text:p>
          </table:table-cell>
          <table:table-cell office:value-type="float" office:value="3660263" calcext:value-type="float">
            <text:p>3,660,263</text:p>
          </table:table-cell>
          <table:table-cell office:value-type="float" office:value="338989" calcext:value-type="float">
            <text:p>338,989</text:p>
          </table:table-cell>
          <table:table-cell office:value-type="float" office:value="3999252" calcext:value-type="float">
            <text:p>3,999,252</text:p>
          </table:table-cell>
          <table:table-cell office:value-type="float" office:value="106683626" calcext:value-type="float">
            <text:p>106,683,626</text:p>
          </table:table-cell>
          <table:table-cell office:value-type="float" office:value="5469848" calcext:value-type="float">
            <text:p>5,469,848</text:p>
          </table:table-cell>
          <table:table-cell office:value-type="float" office:value="6021195" calcext:value-type="float">
            <text:p>6,021,195</text:p>
          </table:table-cell>
          <table:table-cell office:value-type="float" office:value="909841" calcext:value-type="float">
            <text:p>909,841</text:p>
          </table:table-cell>
          <table:table-cell office:value-type="float" office:value="16710119" calcext:value-type="float">
            <text:p>16,710,11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07];&quot;,&quot;;[.E207];&quot;,&quot;;[.F207];&quot;,&quot;;[.G207];&quot;,&quot;;[.H207];&quot;,&quot;;[.I207];&quot;,&quot;;[.J207];&quot;,&quot;;[.K207];&quot;,&quot;;[.L207];&quot;,&quot;;[.M207];&quot;,&quot;;[.N207];&quot;,&quot;;[.P207];&quot;,&quot;;[.Q207];&quot;,&quot;;[.S207];&quot;,&quot;;[.T207];&quot;,&quot;;[.U207];&quot;,&quot;;[.V207];&quot;,&quot;;[.W207];&quot;,&quot;;[.X20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2,5116109,3740553,48639396,822424,19110646,2340379,6553290,3386519,7179269,5795789,3660263,338989,106683626,5469848,6021195,909841,1671011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2,5116109,3740553,48639396,822424,19110646,2340379,6553290,3386519,7179269,5795789,3660263,338989,106683626,5469848,6021195,909841,1671011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HAKOPEE PUBLIC SCHOOL DISTRICT</text:p>
          </table:table-cell>
          <table:table-cell office:value-type="float" office:value="720" calcext:value-type="float">
            <text:p>720</text:p>
          </table:table-cell>
          <table:table-cell table:formula="of:=VLOOKUP([.B208];[$Sheet2.A201:.C757];2)" office:value-type="float" office:value="213" calcext:value-type="float">
            <text:p>213</text:p>
          </table:table-cell>
          <table:table-cell office:value-type="float" office:value="8023" calcext:value-type="float">
            <text:p>8,023</text:p>
          </table:table-cell>
          <table:table-cell office:value-type="float" office:value="3001166" calcext:value-type="float">
            <text:p>3,001,166</text:p>
          </table:table-cell>
          <table:table-cell office:value-type="float" office:value="4599178" calcext:value-type="float">
            <text:p>4,599,178</text:p>
          </table:table-cell>
          <table:table-cell office:value-type="float" office:value="39439016" calcext:value-type="float">
            <text:p>39,439,016</text:p>
          </table:table-cell>
          <table:table-cell office:value-type="float" office:value="774226" calcext:value-type="float">
            <text:p>774,226</text:p>
          </table:table-cell>
          <table:table-cell office:value-type="float" office:value="19558453" calcext:value-type="float">
            <text:p>19,558,453</text:p>
          </table:table-cell>
          <table:table-cell office:value-type="float" office:value="2323117" calcext:value-type="float">
            <text:p>2,323,117</text:p>
          </table:table-cell>
          <table:table-cell office:value-type="float" office:value="7067376" calcext:value-type="float">
            <text:p>7,067,376</text:p>
          </table:table-cell>
          <table:table-cell office:value-type="float" office:value="2996668" calcext:value-type="float">
            <text:p>2,996,668</text:p>
          </table:table-cell>
          <table:table-cell office:value-type="float" office:value="6611185" calcext:value-type="float">
            <text:p>6,611,185</text:p>
          </table:table-cell>
          <table:table-cell office:value-type="float" office:value="4952127" calcext:value-type="float">
            <text:p>4,952,127</text:p>
          </table:table-cell>
          <table:table-cell office:value-type="float" office:value="91322512" calcext:value-type="float">
            <text:p>91,322,512</text:p>
          </table:table-cell>
          <table:table-cell office:value-type="float" office:value="13317857" calcext:value-type="float">
            <text:p>13,317,857</text:p>
          </table:table-cell>
          <table:table-cell office:value-type="float" office:value="409376" calcext:value-type="float">
            <text:p>409,376</text:p>
          </table:table-cell>
          <table:table-cell office:value-type="float" office:value="13727234" calcext:value-type="float">
            <text:p>13,727,234</text:p>
          </table:table-cell>
          <table:table-cell office:value-type="float" office:value="105049745" calcext:value-type="float">
            <text:p>105,049,745</text:p>
          </table:table-cell>
          <table:table-cell office:value-type="float" office:value="4590533" calcext:value-type="float">
            <text:p>4,590,533</text:p>
          </table:table-cell>
          <table:table-cell office:value-type="float" office:value="2759771" calcext:value-type="float">
            <text:p>2,759,771</text:p>
          </table:table-cell>
          <table:table-cell office:value-type="float" office:value="5641214" calcext:value-type="float">
            <text:p>5,641,214</text:p>
          </table:table-cell>
          <table:table-cell office:value-type="float" office:value="19745159" calcext:value-type="float">
            <text:p>19,745,15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08];&quot;,&quot;;[.E208];&quot;,&quot;;[.F208];&quot;,&quot;;[.G208];&quot;,&quot;;[.H208];&quot;,&quot;;[.I208];&quot;,&quot;;[.J208];&quot;,&quot;;[.K208];&quot;,&quot;;[.L208];&quot;,&quot;;[.M208];&quot;,&quot;;[.N208];&quot;,&quot;;[.P208];&quot;,&quot;;[.Q208];&quot;,&quot;;[.S208];&quot;,&quot;;[.T208];&quot;,&quot;;[.U208];&quot;,&quot;;[.V208];&quot;,&quot;;[.W208];&quot;,&quot;;[.X20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3,3001166,4599178,39439016,774226,19558453,2323117,7067376,2996668,6611185,4952127,13317857,409376,105049745,4590533,2759771,5641214,1974515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3,3001166,4599178,39439016,774226,19558453,2323117,7067376,2996668,6611185,4952127,13317857,409376,105049745,4590533,2759771,5641214,1974515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W PRAGUE AREA SCHOOLS</text:p>
          </table:table-cell>
          <table:table-cell office:value-type="float" office:value="721" calcext:value-type="float">
            <text:p>721</text:p>
          </table:table-cell>
          <table:table-cell table:formula="of:=VLOOKUP([.B209];[$Sheet2.A202:.C758];2)" office:value-type="float" office:value="214" calcext:value-type="float">
            <text:p>214</text:p>
          </table:table-cell>
          <table:table-cell office:value-type="float" office:value="4167" calcext:value-type="float">
            <text:p>4,167</text:p>
          </table:table-cell>
          <table:table-cell office:value-type="float" office:value="1758190" calcext:value-type="float">
            <text:p>1,758,190</text:p>
          </table:table-cell>
          <table:table-cell office:value-type="float" office:value="1675800" calcext:value-type="float">
            <text:p>1,675,800</text:p>
          </table:table-cell>
          <table:table-cell office:value-type="float" office:value="22731624" calcext:value-type="float">
            <text:p>22,731,624</text:p>
          </table:table-cell>
          <table:table-cell office:value-type="float" office:value="682634" calcext:value-type="float">
            <text:p>682,634</text:p>
          </table:table-cell>
          <table:table-cell office:value-type="float" office:value="8337751" calcext:value-type="float">
            <text:p>8,337,751</text:p>
          </table:table-cell>
          <table:table-cell office:value-type="float" office:value="1841358" calcext:value-type="float">
            <text:p>1,841,358</text:p>
          </table:table-cell>
          <table:table-cell office:value-type="float" office:value="2448282" calcext:value-type="float">
            <text:p>2,448,282</text:p>
          </table:table-cell>
          <table:table-cell office:value-type="float" office:value="1463225" calcext:value-type="float">
            <text:p>1,463,225</text:p>
          </table:table-cell>
          <table:table-cell office:value-type="float" office:value="3869003" calcext:value-type="float">
            <text:p>3,869,003</text:p>
          </table:table-cell>
          <table:table-cell office:value-type="float" office:value="2295448" calcext:value-type="float">
            <text:p>2,295,448</text:p>
          </table:table-cell>
          <table:table-cell office:value-type="float" office:value="47103315" calcext:value-type="float">
            <text:p>47,103,315</text:p>
          </table:table-cell>
          <table:table-cell office:value-type="float" office:value="1161914" calcext:value-type="float">
            <text:p>1,161,914</text:p>
          </table:table-cell>
          <table:table-cell office:value-type="float" office:value="1184524" calcext:value-type="float">
            <text:p>1,184,524</text:p>
          </table:table-cell>
          <table:table-cell office:value-type="float" office:value="2346438" calcext:value-type="float">
            <text:p>2,346,438</text:p>
          </table:table-cell>
          <table:table-cell office:value-type="float" office:value="49449753" calcext:value-type="float">
            <text:p>49,449,753</text:p>
          </table:table-cell>
          <table:table-cell office:value-type="float" office:value="2442296" calcext:value-type="float">
            <text:p>2,442,296</text:p>
          </table:table-cell>
          <table:table-cell office:value-type="float" office:value="4604885" calcext:value-type="float">
            <text:p>4,604,885</text:p>
          </table:table-cell>
          <table:table-cell office:value-type="float" office:value="0" calcext:value-type="float">
            <text:p>0</text:p>
          </table:table-cell>
          <table:table-cell office:value-type="float" office:value="8426934" calcext:value-type="float">
            <text:p>8,426,93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09];&quot;,&quot;;[.E209];&quot;,&quot;;[.F209];&quot;,&quot;;[.G209];&quot;,&quot;;[.H209];&quot;,&quot;;[.I209];&quot;,&quot;;[.J209];&quot;,&quot;;[.K209];&quot;,&quot;;[.L209];&quot;,&quot;;[.M209];&quot;,&quot;;[.N209];&quot;,&quot;;[.P209];&quot;,&quot;;[.Q209];&quot;,&quot;;[.S209];&quot;,&quot;;[.T209];&quot;,&quot;;[.U209];&quot;,&quot;;[.V209];&quot;,&quot;;[.W209];&quot;,&quot;;[.X20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4,1758190,1675800,22731624,682634,8337751,1841358,2448282,1463225,3869003,2295448,1161914,1184524,49449753,2442296,4604885,0,842693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4,1758190,1675800,22731624,682634,8337751,1841358,2448282,1463225,3869003,2295448,1161914,1184524,49449753,2442296,4604885,0,842693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ECKER PUBLIC SCHOOL DISTRICT</text:p>
          </table:table-cell>
          <table:table-cell office:value-type="float" office:value="726" calcext:value-type="float">
            <text:p>726</text:p>
          </table:table-cell>
          <table:table-cell table:formula="of:=VLOOKUP([.B210];[$Sheet2.A203:.C759];2)" office:value-type="float" office:value="215" calcext:value-type="float">
            <text:p>215</text:p>
          </table:table-cell>
          <table:table-cell office:value-type="float" office:value="2789" calcext:value-type="float">
            <text:p>2,789</text:p>
          </table:table-cell>
          <table:table-cell office:value-type="float" office:value="1002670" calcext:value-type="float">
            <text:p>1,002,670</text:p>
          </table:table-cell>
          <table:table-cell office:value-type="float" office:value="1512597" calcext:value-type="float">
            <text:p>1,512,597</text:p>
          </table:table-cell>
          <table:table-cell office:value-type="float" office:value="16129241" calcext:value-type="float">
            <text:p>16,129,241</text:p>
          </table:table-cell>
          <table:table-cell office:value-type="float" office:value="59127" calcext:value-type="float">
            <text:p>59,127</text:p>
          </table:table-cell>
          <table:table-cell office:value-type="float" office:value="6193356" calcext:value-type="float">
            <text:p>6,193,356</text:p>
          </table:table-cell>
          <table:table-cell office:value-type="float" office:value="1194645" calcext:value-type="float">
            <text:p>1,194,645</text:p>
          </table:table-cell>
          <table:table-cell office:value-type="float" office:value="2011889" calcext:value-type="float">
            <text:p>2,011,889</text:p>
          </table:table-cell>
          <table:table-cell office:value-type="float" office:value="971318" calcext:value-type="float">
            <text:p>971,318</text:p>
          </table:table-cell>
          <table:table-cell office:value-type="float" office:value="2635295" calcext:value-type="float">
            <text:p>2,635,295</text:p>
          </table:table-cell>
          <table:table-cell office:value-type="float" office:value="1641948" calcext:value-type="float">
            <text:p>1,641,948</text:p>
          </table:table-cell>
          <table:table-cell office:value-type="float" office:value="33352085" calcext:value-type="float">
            <text:p>33,352,085</text:p>
          </table:table-cell>
          <table:table-cell office:value-type="float" office:value="1908744" calcext:value-type="float">
            <text:p>1,908,744</text:p>
          </table:table-cell>
          <table:table-cell office:value-type="float" office:value="392201" calcext:value-type="float">
            <text:p>392,201</text:p>
          </table:table-cell>
          <table:table-cell office:value-type="float" office:value="2300945" calcext:value-type="float">
            <text:p>2,300,945</text:p>
          </table:table-cell>
          <table:table-cell office:value-type="float" office:value="35653030" calcext:value-type="float">
            <text:p>35,653,030</text:p>
          </table:table-cell>
          <table:table-cell office:value-type="float" office:value="2044360" calcext:value-type="float">
            <text:p>2,044,360</text:p>
          </table:table-cell>
          <table:table-cell office:value-type="float" office:value="1614007" calcext:value-type="float">
            <text:p>1,614,007</text:p>
          </table:table-cell>
          <table:table-cell office:value-type="float" office:value="3168656" calcext:value-type="float">
            <text:p>3,168,656</text:p>
          </table:table-cell>
          <table:table-cell office:value-type="float" office:value="3427501" calcext:value-type="float">
            <text:p>3,427,50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10];&quot;,&quot;;[.E210];&quot;,&quot;;[.F210];&quot;,&quot;;[.G210];&quot;,&quot;;[.H210];&quot;,&quot;;[.I210];&quot;,&quot;;[.J210];&quot;,&quot;;[.K210];&quot;,&quot;;[.L210];&quot;,&quot;;[.M210];&quot;,&quot;;[.N210];&quot;,&quot;;[.P210];&quot;,&quot;;[.Q210];&quot;,&quot;;[.S210];&quot;,&quot;;[.T210];&quot;,&quot;;[.U210];&quot;,&quot;;[.V210];&quot;,&quot;;[.W210];&quot;,&quot;;[.X21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5,1002670,1512597,16129241,59127,6193356,1194645,2011889,971318,2635295,1641948,1908744,392201,35653030,2044360,1614007,3168656,342750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5,1002670,1512597,16129241,59127,6193356,1194645,2011889,971318,2635295,1641948,1908744,392201,35653030,2044360,1614007,3168656,342750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IG LAKE PUBLIC SCHOOL DISTRICT</text:p>
          </table:table-cell>
          <table:table-cell office:value-type="float" office:value="727" calcext:value-type="float">
            <text:p>727</text:p>
          </table:table-cell>
          <table:table-cell table:formula="of:=VLOOKUP([.B211];[$Sheet2.A204:.C760];2)" office:value-type="float" office:value="216" calcext:value-type="float">
            <text:p>216</text:p>
          </table:table-cell>
          <table:table-cell office:value-type="float" office:value="3177" calcext:value-type="float">
            <text:p>3,177</text:p>
          </table:table-cell>
          <table:table-cell office:value-type="float" office:value="1604529" calcext:value-type="float">
            <text:p>1,604,529</text:p>
          </table:table-cell>
          <table:table-cell office:value-type="float" office:value="1563558" calcext:value-type="float">
            <text:p>1,563,558</text:p>
          </table:table-cell>
          <table:table-cell office:value-type="float" office:value="15961216" calcext:value-type="float">
            <text:p>15,961,216</text:p>
          </table:table-cell>
          <table:table-cell office:value-type="float" office:value="642746" calcext:value-type="float">
            <text:p>642,746</text:p>
          </table:table-cell>
          <table:table-cell office:value-type="float" office:value="8404348" calcext:value-type="float">
            <text:p>8,404,348</text:p>
          </table:table-cell>
          <table:table-cell office:value-type="float" office:value="1100575" calcext:value-type="float">
            <text:p>1,100,575</text:p>
          </table:table-cell>
          <table:table-cell office:value-type="float" office:value="1730604" calcext:value-type="float">
            <text:p>1,730,604</text:p>
          </table:table-cell>
          <table:table-cell office:value-type="float" office:value="1363748" calcext:value-type="float">
            <text:p>1,363,748</text:p>
          </table:table-cell>
          <table:table-cell office:value-type="float" office:value="3248646" calcext:value-type="float">
            <text:p>3,248,646</text:p>
          </table:table-cell>
          <table:table-cell office:value-type="float" office:value="1987235" calcext:value-type="float">
            <text:p>1,987,235</text:p>
          </table:table-cell>
          <table:table-cell office:value-type="float" office:value="37607206" calcext:value-type="float">
            <text:p>37,607,206</text:p>
          </table:table-cell>
          <table:table-cell office:value-type="float" office:value="603945" calcext:value-type="float">
            <text:p>603,945</text:p>
          </table:table-cell>
          <table:table-cell office:value-type="float" office:value="304974" calcext:value-type="float">
            <text:p>304,974</text:p>
          </table:table-cell>
          <table:table-cell office:value-type="float" office:value="908919" calcext:value-type="float">
            <text:p>908,919</text:p>
          </table:table-cell>
          <table:table-cell office:value-type="float" office:value="38516125" calcext:value-type="float">
            <text:p>38,516,125</text:p>
          </table:table-cell>
          <table:table-cell office:value-type="float" office:value="1858995" calcext:value-type="float">
            <text:p>1,858,995</text:p>
          </table:table-cell>
          <table:table-cell office:value-type="float" office:value="2432353" calcext:value-type="float">
            <text:p>2,432,353</text:p>
          </table:table-cell>
          <table:table-cell office:value-type="float" office:value="7603653" calcext:value-type="float">
            <text:p>7,603,653</text:p>
          </table:table-cell>
          <table:table-cell office:value-type="float" office:value="6126161" calcext:value-type="float">
            <text:p>6,126,16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11];&quot;,&quot;;[.E211];&quot;,&quot;;[.F211];&quot;,&quot;;[.G211];&quot;,&quot;;[.H211];&quot;,&quot;;[.I211];&quot;,&quot;;[.J211];&quot;,&quot;;[.K211];&quot;,&quot;;[.L211];&quot;,&quot;;[.M211];&quot;,&quot;;[.N211];&quot;,&quot;;[.P211];&quot;,&quot;;[.Q211];&quot;,&quot;;[.S211];&quot;,&quot;;[.T211];&quot;,&quot;;[.U211];&quot;,&quot;;[.V211];&quot;,&quot;;[.W211];&quot;,&quot;;[.X21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6,1604529,1563558,15961216,642746,8404348,1100575,1730604,1363748,3248646,1987235,603945,304974,38516125,1858995,2432353,7603653,612616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6,1604529,1563558,15961216,642746,8404348,1100575,1730604,1363748,3248646,1987235,603945,304974,38516125,1858995,2432353,7603653,612616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lk River School District</text:p>
          </table:table-cell>
          <table:table-cell office:value-type="float" office:value="728" calcext:value-type="float">
            <text:p>728</text:p>
          </table:table-cell>
          <table:table-cell table:formula="of:=VLOOKUP([.B212];[$Sheet2.A205:.C761];2)" office:value-type="float" office:value="217" calcext:value-type="float">
            <text:p>217</text:p>
          </table:table-cell>
          <table:table-cell office:value-type="float" office:value="13742" calcext:value-type="float">
            <text:p>13,742</text:p>
          </table:table-cell>
          <table:table-cell office:value-type="float" office:value="7928056" calcext:value-type="float">
            <text:p>7,928,056</text:p>
          </table:table-cell>
          <table:table-cell office:value-type="float" office:value="6329352" calcext:value-type="float">
            <text:p>6,329,352</text:p>
          </table:table-cell>
          <table:table-cell office:value-type="float" office:value="67305947" calcext:value-type="float">
            <text:p>67,305,947</text:p>
          </table:table-cell>
          <table:table-cell office:value-type="float" office:value="2671181" calcext:value-type="float">
            <text:p>2,671,181</text:p>
          </table:table-cell>
          <table:table-cell office:value-type="float" office:value="34585547" calcext:value-type="float">
            <text:p>34,585,547</text:p>
          </table:table-cell>
          <table:table-cell office:value-type="float" office:value="5315145" calcext:value-type="float">
            <text:p>5,315,145</text:p>
          </table:table-cell>
          <table:table-cell office:value-type="float" office:value="13871365" calcext:value-type="float">
            <text:p>13,871,365</text:p>
          </table:table-cell>
          <table:table-cell office:value-type="float" office:value="8268237" calcext:value-type="float">
            <text:p>8,268,237</text:p>
          </table:table-cell>
          <table:table-cell office:value-type="float" office:value="12718634" calcext:value-type="float">
            <text:p>12,718,634</text:p>
          </table:table-cell>
          <table:table-cell office:value-type="float" office:value="9509534" calcext:value-type="float">
            <text:p>9,509,534</text:p>
          </table:table-cell>
          <table:table-cell office:value-type="float" office:value="168502996" calcext:value-type="float">
            <text:p>168,502,996</text:p>
          </table:table-cell>
          <table:table-cell office:value-type="float" office:value="9627264" calcext:value-type="float">
            <text:p>9,627,264</text:p>
          </table:table-cell>
          <table:table-cell office:value-type="float" office:value="788851" calcext:value-type="float">
            <text:p>788,851</text:p>
          </table:table-cell>
          <table:table-cell office:value-type="float" office:value="10416115" calcext:value-type="float">
            <text:p>10,416,115</text:p>
          </table:table-cell>
          <table:table-cell office:value-type="float" office:value="178919111" calcext:value-type="float">
            <text:p>178,919,111</text:p>
          </table:table-cell>
          <table:table-cell office:value-type="float" office:value="7849219" calcext:value-type="float">
            <text:p>7,849,219</text:p>
          </table:table-cell>
          <table:table-cell office:value-type="float" office:value="8258558" calcext:value-type="float">
            <text:p>8,258,558</text:p>
          </table:table-cell>
          <table:table-cell office:value-type="float" office:value="47688224" calcext:value-type="float">
            <text:p>47,688,224</text:p>
          </table:table-cell>
          <table:table-cell office:value-type="float" office:value="23078209" calcext:value-type="float">
            <text:p>23,078,209</text:p>
          </table:table-cell>
          <table:table-cell office:value-type="float" office:value="263745" calcext:value-type="float">
            <text:p>263,745</text:p>
          </table:table-cell>
          <table:table-cell/>
          <table:table-cell table:formula="of:=CONCATENATE([.$Z$3];[.$Y$3];[.C212];&quot;,&quot;;[.E212];&quot;,&quot;;[.F212];&quot;,&quot;;[.G212];&quot;,&quot;;[.H212];&quot;,&quot;;[.I212];&quot;,&quot;;[.J212];&quot;,&quot;;[.K212];&quot;,&quot;;[.L212];&quot;,&quot;;[.M212];&quot;,&quot;;[.N212];&quot;,&quot;;[.P212];&quot;,&quot;;[.Q212];&quot;,&quot;;[.S212];&quot;,&quot;;[.T212];&quot;,&quot;;[.U212];&quot;,&quot;;[.V212];&quot;,&quot;;[.W212];&quot;,&quot;;[.X21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7,7928056,6329352,67305947,2671181,34585547,5315145,13871365,8268237,12718634,9509534,9627264,788851,178919111,7849219,8258558,47688224,23078209,263745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7,7928056,6329352,67305947,2671181,34585547,5315145,13871365,8268237,12718634,9509534,9627264,788851,178919111,7849219,8258558,47688224,23078209,263745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OLDINGFORD PUBLIC SCHOOL DISTRICT</text:p>
          </table:table-cell>
          <table:table-cell office:value-type="float" office:value="738" calcext:value-type="float">
            <text:p>738</text:p>
          </table:table-cell>
          <table:table-cell table:formula="of:=VLOOKUP([.B213];[$Sheet2.A206:.C762];2)" office:value-type="float" office:value="218" calcext:value-type="float">
            <text:p>218</text:p>
          </table:table-cell>
          <table:table-cell office:value-type="float" office:value="1061" calcext:value-type="float">
            <text:p>1,061</text:p>
          </table:table-cell>
          <table:table-cell office:value-type="float" office:value="622197" calcext:value-type="float">
            <text:p>622,197</text:p>
          </table:table-cell>
          <table:table-cell office:value-type="float" office:value="494171" calcext:value-type="float">
            <text:p>494,171</text:p>
          </table:table-cell>
          <table:table-cell office:value-type="float" office:value="5198337" calcext:value-type="float">
            <text:p>5,198,337</text:p>
          </table:table-cell>
          <table:table-cell office:value-type="float" office:value="197295" calcext:value-type="float">
            <text:p>197,295</text:p>
          </table:table-cell>
          <table:table-cell office:value-type="float" office:value="2277609" calcext:value-type="float">
            <text:p>2,277,609</text:p>
          </table:table-cell>
          <table:table-cell office:value-type="float" office:value="597837" calcext:value-type="float">
            <text:p>597,837</text:p>
          </table:table-cell>
          <table:table-cell office:value-type="float" office:value="629508" calcext:value-type="float">
            <text:p>629,508</text:p>
          </table:table-cell>
          <table:table-cell office:value-type="float" office:value="233571" calcext:value-type="float">
            <text:p>233,571</text:p>
          </table:table-cell>
          <table:table-cell office:value-type="float" office:value="1243739" calcext:value-type="float">
            <text:p>1,243,739</text:p>
          </table:table-cell>
          <table:table-cell office:value-type="float" office:value="562617" calcext:value-type="float">
            <text:p>562,617</text:p>
          </table:table-cell>
          <table:table-cell office:value-type="float" office:value="12056881" calcext:value-type="float">
            <text:p>12,056,881</text:p>
          </table:table-cell>
          <table:table-cell office:value-type="float" office:value="592827" calcext:value-type="float">
            <text:p>592,827</text:p>
          </table:table-cell>
          <table:table-cell office:value-type="float" office:value="525428" calcext:value-type="float">
            <text:p>525,428</text:p>
          </table:table-cell>
          <table:table-cell office:value-type="float" office:value="1118255" calcext:value-type="float">
            <text:p>1,118,255</text:p>
          </table:table-cell>
          <table:table-cell office:value-type="float" office:value="13175135" calcext:value-type="float">
            <text:p>13,175,135</text:p>
          </table:table-cell>
          <table:table-cell office:value-type="float" office:value="811571" calcext:value-type="float">
            <text:p>811,571</text:p>
          </table:table-cell>
          <table:table-cell office:value-type="float" office:value="415070" calcext:value-type="float">
            <text:p>415,070</text:p>
          </table:table-cell>
          <table:table-cell office:value-type="float" office:value="1283900" calcext:value-type="float">
            <text:p>1,283,900</text:p>
          </table:table-cell>
          <table:table-cell office:value-type="float" office:value="1255133" calcext:value-type="float">
            <text:p>1,255,13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13];&quot;,&quot;;[.E213];&quot;,&quot;;[.F213];&quot;,&quot;;[.G213];&quot;,&quot;;[.H213];&quot;,&quot;;[.I213];&quot;,&quot;;[.J213];&quot;,&quot;;[.K213];&quot;,&quot;;[.L213];&quot;,&quot;;[.M213];&quot;,&quot;;[.N213];&quot;,&quot;;[.P213];&quot;,&quot;;[.Q213];&quot;,&quot;;[.S213];&quot;,&quot;;[.T213];&quot;,&quot;;[.U213];&quot;,&quot;;[.V213];&quot;,&quot;;[.W213];&quot;,&quot;;[.X21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8,622197,494171,5198337,197295,2277609,597837,629508,233571,1243739,562617,592827,525428,13175135,811571,415070,1283900,125513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8,622197,494171,5198337,197295,2277609,597837,629508,233571,1243739,562617,592827,525428,13175135,811571,415070,1283900,125513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IMBALL PUBLIC SCHOOL DISTRICT</text:p>
          </table:table-cell>
          <table:table-cell office:value-type="float" office:value="739" calcext:value-type="float">
            <text:p>739</text:p>
          </table:table-cell>
          <table:table-cell table:formula="of:=VLOOKUP([.B214];[$Sheet2.A207:.C763];2)" office:value-type="float" office:value="219" calcext:value-type="float">
            <text:p>219</text:p>
          </table:table-cell>
          <table:table-cell office:value-type="float" office:value="751" calcext:value-type="float">
            <text:p>751</text:p>
          </table:table-cell>
          <table:table-cell office:value-type="float" office:value="640103" calcext:value-type="float">
            <text:p>640,103</text:p>
          </table:table-cell>
          <table:table-cell office:value-type="float" office:value="423983" calcext:value-type="float">
            <text:p>423,983</text:p>
          </table:table-cell>
          <table:table-cell office:value-type="float" office:value="3672025" calcext:value-type="float">
            <text:p>3,672,025</text:p>
          </table:table-cell>
          <table:table-cell office:value-type="float" office:value="275390" calcext:value-type="float">
            <text:p>275,390</text:p>
          </table:table-cell>
          <table:table-cell office:value-type="float" office:value="1326155" calcext:value-type="float">
            <text:p>1,326,155</text:p>
          </table:table-cell>
          <table:table-cell office:value-type="float" office:value="548843" calcext:value-type="float">
            <text:p>548,843</text:p>
          </table:table-cell>
          <table:table-cell office:value-type="float" office:value="396378" calcext:value-type="float">
            <text:p>396,378</text:p>
          </table:table-cell>
          <table:table-cell office:value-type="float" office:value="243563" calcext:value-type="float">
            <text:p>243,563</text:p>
          </table:table-cell>
          <table:table-cell office:value-type="float" office:value="699804" calcext:value-type="float">
            <text:p>699,804</text:p>
          </table:table-cell>
          <table:table-cell office:value-type="float" office:value="717403" calcext:value-type="float">
            <text:p>717,403</text:p>
          </table:table-cell>
          <table:table-cell office:value-type="float" office:value="8943644" calcext:value-type="float">
            <text:p>8,943,644</text:p>
          </table:table-cell>
          <table:table-cell office:value-type="float" office:value="375307" calcext:value-type="float">
            <text:p>375,307</text:p>
          </table:table-cell>
          <table:table-cell office:value-type="float" office:value="90997" calcext:value-type="float">
            <text:p>90,997</text:p>
          </table:table-cell>
          <table:table-cell office:value-type="float" office:value="466304" calcext:value-type="float">
            <text:p>466,304</text:p>
          </table:table-cell>
          <table:table-cell office:value-type="float" office:value="9409948" calcext:value-type="float">
            <text:p>9,409,948</text:p>
          </table:table-cell>
          <table:table-cell office:value-type="float" office:value="478492" calcext:value-type="float">
            <text:p>478,492</text:p>
          </table:table-cell>
          <table:table-cell office:value-type="float" office:value="668585" calcext:value-type="float">
            <text:p>668,585</text:p>
          </table:table-cell>
          <table:table-cell office:value-type="float" office:value="2895425" calcext:value-type="float">
            <text:p>2,895,425</text:p>
          </table:table-cell>
          <table:table-cell office:value-type="float" office:value="938964" calcext:value-type="float">
            <text:p>938,96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14];&quot;,&quot;;[.E214];&quot;,&quot;;[.F214];&quot;,&quot;;[.G214];&quot;,&quot;;[.H214];&quot;,&quot;;[.I214];&quot;,&quot;;[.J214];&quot;,&quot;;[.K214];&quot;,&quot;;[.L214];&quot;,&quot;;[.M214];&quot;,&quot;;[.N214];&quot;,&quot;;[.P214];&quot;,&quot;;[.Q214];&quot;,&quot;;[.S214];&quot;,&quot;;[.T214];&quot;,&quot;;[.U214];&quot;,&quot;;[.V214];&quot;,&quot;;[.W214];&quot;,&quot;;[.X21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9,640103,423983,3672025,275390,1326155,548843,396378,243563,699804,717403,375307,90997,9409948,478492,668585,2895425,93896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19,640103,423983,3672025,275390,1326155,548843,396378,243563,699804,717403,375307,90997,9409948,478492,668585,2895425,93896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ELROSE PUBLIC SCHOOL DISTRICT</text:p>
          </table:table-cell>
          <table:table-cell office:value-type="float" office:value="740" calcext:value-type="float">
            <text:p>740</text:p>
          </table:table-cell>
          <table:table-cell table:formula="of:=VLOOKUP([.B215];[$Sheet2.A208:.C764];2)" office:value-type="float" office:value="220" calcext:value-type="float">
            <text:p>220</text:p>
          </table:table-cell>
          <table:table-cell office:value-type="float" office:value="1306" calcext:value-type="float">
            <text:p>1,306</text:p>
          </table:table-cell>
          <table:table-cell office:value-type="float" office:value="813005" calcext:value-type="float">
            <text:p>813,005</text:p>
          </table:table-cell>
          <table:table-cell office:value-type="float" office:value="666402" calcext:value-type="float">
            <text:p>666,402</text:p>
          </table:table-cell>
          <table:table-cell office:value-type="float" office:value="6796563" calcext:value-type="float">
            <text:p>6,796,563</text:p>
          </table:table-cell>
          <table:table-cell office:value-type="float" office:value="313990" calcext:value-type="float">
            <text:p>313,990</text:p>
          </table:table-cell>
          <table:table-cell office:value-type="float" office:value="2981913" calcext:value-type="float">
            <text:p>2,981,913</text:p>
          </table:table-cell>
          <table:table-cell office:value-type="float" office:value="968713" calcext:value-type="float">
            <text:p>968,713</text:p>
          </table:table-cell>
          <table:table-cell office:value-type="float" office:value="1456101" calcext:value-type="float">
            <text:p>1,456,101</text:p>
          </table:table-cell>
          <table:table-cell office:value-type="float" office:value="349256" calcext:value-type="float">
            <text:p>349,256</text:p>
          </table:table-cell>
          <table:table-cell office:value-type="float" office:value="1429822" calcext:value-type="float">
            <text:p>1,429,822</text:p>
          </table:table-cell>
          <table:table-cell office:value-type="float" office:value="1178929" calcext:value-type="float">
            <text:p>1,178,929</text:p>
          </table:table-cell>
          <table:table-cell office:value-type="float" office:value="16954694" calcext:value-type="float">
            <text:p>16,954,694</text:p>
          </table:table-cell>
          <table:table-cell office:value-type="float" office:value="381699" calcext:value-type="float">
            <text:p>381,699</text:p>
          </table:table-cell>
          <table:table-cell office:value-type="float" office:value="181554" calcext:value-type="float">
            <text:p>181,554</text:p>
          </table:table-cell>
          <table:table-cell office:value-type="float" office:value="563253" calcext:value-type="float">
            <text:p>563,253</text:p>
          </table:table-cell>
          <table:table-cell office:value-type="float" office:value="17517946" calcext:value-type="float">
            <text:p>17,517,946</text:p>
          </table:table-cell>
          <table:table-cell office:value-type="float" office:value="977198" calcext:value-type="float">
            <text:p>977,198</text:p>
          </table:table-cell>
          <table:table-cell office:value-type="float" office:value="715141" calcext:value-type="float">
            <text:p>715,141</text:p>
          </table:table-cell>
          <table:table-cell office:value-type="float" office:value="0" calcext:value-type="float">
            <text:p>0</text:p>
          </table:table-cell>
          <table:table-cell office:value-type="float" office:value="1056323" calcext:value-type="float">
            <text:p>1,056,32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15];&quot;,&quot;;[.E215];&quot;,&quot;;[.F215];&quot;,&quot;;[.G215];&quot;,&quot;;[.H215];&quot;,&quot;;[.I215];&quot;,&quot;;[.J215];&quot;,&quot;;[.K215];&quot;,&quot;;[.L215];&quot;,&quot;;[.M215];&quot;,&quot;;[.N215];&quot;,&quot;;[.P215];&quot;,&quot;;[.Q215];&quot;,&quot;;[.S215];&quot;,&quot;;[.T215];&quot;,&quot;;[.U215];&quot;,&quot;;[.V215];&quot;,&quot;;[.W215];&quot;,&quot;;[.X21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0,813005,666402,6796563,313990,2981913,968713,1456101,349256,1429822,1178929,381699,181554,17517946,977198,715141,0,105632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0,813005,666402,6796563,313990,2981913,968713,1456101,349256,1429822,1178929,381699,181554,17517946,977198,715141,0,105632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AYNESVILLE PUBLIC SCHOOL DISTRICT</text:p>
          </table:table-cell>
          <table:table-cell office:value-type="float" office:value="741" calcext:value-type="float">
            <text:p>741</text:p>
          </table:table-cell>
          <table:table-cell table:formula="of:=VLOOKUP([.B216];[$Sheet2.A209:.C765];2)" office:value-type="float" office:value="221" calcext:value-type="float">
            <text:p>221</text:p>
          </table:table-cell>
          <table:table-cell office:value-type="float" office:value="915" calcext:value-type="float">
            <text:p>915</text:p>
          </table:table-cell>
          <table:table-cell office:value-type="float" office:value="692149" calcext:value-type="float">
            <text:p>692,149</text:p>
          </table:table-cell>
          <table:table-cell office:value-type="float" office:value="468316" calcext:value-type="float">
            <text:p>468,316</text:p>
          </table:table-cell>
          <table:table-cell office:value-type="float" office:value="4702936" calcext:value-type="float">
            <text:p>4,702,936</text:p>
          </table:table-cell>
          <table:table-cell office:value-type="float" office:value="252122" calcext:value-type="float">
            <text:p>252,122</text:p>
          </table:table-cell>
          <table:table-cell office:value-type="float" office:value="2349600" calcext:value-type="float">
            <text:p>2,349,600</text:p>
          </table:table-cell>
          <table:table-cell office:value-type="float" office:value="499840" calcext:value-type="float">
            <text:p>499,840</text:p>
          </table:table-cell>
          <table:table-cell office:value-type="float" office:value="288139" calcext:value-type="float">
            <text:p>288,139</text:p>
          </table:table-cell>
          <table:table-cell office:value-type="float" office:value="282031" calcext:value-type="float">
            <text:p>282,031</text:p>
          </table:table-cell>
          <table:table-cell office:value-type="float" office:value="1043389" calcext:value-type="float">
            <text:p>1,043,389</text:p>
          </table:table-cell>
          <table:table-cell office:value-type="float" office:value="863909" calcext:value-type="float">
            <text:p>863,909</text:p>
          </table:table-cell>
          <table:table-cell office:value-type="float" office:value="11442429" calcext:value-type="float">
            <text:p>11,442,429</text:p>
          </table:table-cell>
          <table:table-cell office:value-type="float" office:value="637253" calcext:value-type="float">
            <text:p>637,253</text:p>
          </table:table-cell>
          <table:table-cell office:value-type="float" office:value="196436" calcext:value-type="float">
            <text:p>196,436</text:p>
          </table:table-cell>
          <table:table-cell office:value-type="float" office:value="833689" calcext:value-type="float">
            <text:p>833,689</text:p>
          </table:table-cell>
          <table:table-cell office:value-type="float" office:value="12276118" calcext:value-type="float">
            <text:p>12,276,118</text:p>
          </table:table-cell>
          <table:table-cell office:value-type="float" office:value="793558" calcext:value-type="float">
            <text:p>793,558</text:p>
          </table:table-cell>
          <table:table-cell office:value-type="float" office:value="782706" calcext:value-type="float">
            <text:p>782,706</text:p>
          </table:table-cell>
          <table:table-cell office:value-type="float" office:value="2487927" calcext:value-type="float">
            <text:p>2,487,927</text:p>
          </table:table-cell>
          <table:table-cell office:value-type="float" office:value="1233839" calcext:value-type="float">
            <text:p>1,233,83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16];&quot;,&quot;;[.E216];&quot;,&quot;;[.F216];&quot;,&quot;;[.G216];&quot;,&quot;;[.H216];&quot;,&quot;;[.I216];&quot;,&quot;;[.J216];&quot;,&quot;;[.K216];&quot;,&quot;;[.L216];&quot;,&quot;;[.M216];&quot;,&quot;;[.N216];&quot;,&quot;;[.P216];&quot;,&quot;;[.Q216];&quot;,&quot;;[.S216];&quot;,&quot;;[.T216];&quot;,&quot;;[.U216];&quot;,&quot;;[.V216];&quot;,&quot;;[.W216];&quot;,&quot;;[.X21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1,692149,468316,4702936,252122,2349600,499840,288139,282031,1043389,863909,637253,196436,12276118,793558,782706,2487927,123383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1,692149,468316,4702936,252122,2349600,499840,288139,282031,1043389,863909,637253,196436,12276118,793558,782706,2487927,123383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CLOUD PUBLIC SCHOOL DISTRICT</text:p>
          </table:table-cell>
          <table:table-cell office:value-type="float" office:value="742" calcext:value-type="float">
            <text:p>742</text:p>
          </table:table-cell>
          <table:table-cell table:formula="of:=VLOOKUP([.B217];[$Sheet2.A210:.C766];2)" office:value-type="float" office:value="222" calcext:value-type="float">
            <text:p>222</text:p>
          </table:table-cell>
          <table:table-cell office:value-type="float" office:value="9398" calcext:value-type="float">
            <text:p>9,398</text:p>
          </table:table-cell>
          <table:table-cell office:value-type="float" office:value="8602241" calcext:value-type="float">
            <text:p>8,602,241</text:p>
          </table:table-cell>
          <table:table-cell office:value-type="float" office:value="4612922" calcext:value-type="float">
            <text:p>4,612,922</text:p>
          </table:table-cell>
          <table:table-cell office:value-type="float" office:value="57138028" calcext:value-type="float">
            <text:p>57,138,028</text:p>
          </table:table-cell>
          <table:table-cell office:value-type="float" office:value="1492518" calcext:value-type="float">
            <text:p>1,492,518</text:p>
          </table:table-cell>
          <table:table-cell office:value-type="float" office:value="33580187" calcext:value-type="float">
            <text:p>33,580,187</text:p>
          </table:table-cell>
          <table:table-cell office:value-type="float" office:value="3285053" calcext:value-type="float">
            <text:p>3,285,053</text:p>
          </table:table-cell>
          <table:table-cell office:value-type="float" office:value="12677380" calcext:value-type="float">
            <text:p>12,677,380</text:p>
          </table:table-cell>
          <table:table-cell office:value-type="float" office:value="5706483" calcext:value-type="float">
            <text:p>5,706,483</text:p>
          </table:table-cell>
          <table:table-cell office:value-type="float" office:value="9094748" calcext:value-type="float">
            <text:p>9,094,748</text:p>
          </table:table-cell>
          <table:table-cell office:value-type="float" office:value="10781584" calcext:value-type="float">
            <text:p>10,781,584</text:p>
          </table:table-cell>
          <table:table-cell office:value-type="float" office:value="146971141" calcext:value-type="float">
            <text:p>146,971,141</text:p>
          </table:table-cell>
          <table:table-cell office:value-type="float" office:value="6744606" calcext:value-type="float">
            <text:p>6,744,606</text:p>
          </table:table-cell>
          <table:table-cell office:value-type="float" office:value="17222187" calcext:value-type="float">
            <text:p>17,222,187</text:p>
          </table:table-cell>
          <table:table-cell office:value-type="float" office:value="23966793" calcext:value-type="float">
            <text:p>23,966,793</text:p>
          </table:table-cell>
          <table:table-cell office:value-type="float" office:value="170937936" calcext:value-type="float">
            <text:p>170,937,936</text:p>
          </table:table-cell>
          <table:table-cell office:value-type="float" office:value="6073959" calcext:value-type="float">
            <text:p>6,073,959</text:p>
          </table:table-cell>
          <table:table-cell office:value-type="float" office:value="6777375" calcext:value-type="float">
            <text:p>6,777,375</text:p>
          </table:table-cell>
          <table:table-cell office:value-type="float" office:value="1826457" calcext:value-type="float">
            <text:p>1,826,457</text:p>
          </table:table-cell>
          <table:table-cell office:value-type="float" office:value="13248319" calcext:value-type="float">
            <text:p>13,248,31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17];&quot;,&quot;;[.E217];&quot;,&quot;;[.F217];&quot;,&quot;;[.G217];&quot;,&quot;;[.H217];&quot;,&quot;;[.I217];&quot;,&quot;;[.J217];&quot;,&quot;;[.K217];&quot;,&quot;;[.L217];&quot;,&quot;;[.M217];&quot;,&quot;;[.N217];&quot;,&quot;;[.P217];&quot;,&quot;;[.Q217];&quot;,&quot;;[.S217];&quot;,&quot;;[.T217];&quot;,&quot;;[.U217];&quot;,&quot;;[.V217];&quot;,&quot;;[.W217];&quot;,&quot;;[.X21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2,8602241,4612922,57138028,1492518,33580187,3285053,12677380,5706483,9094748,10781584,6744606,17222187,170937936,6073959,6777375,1826457,1324831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2,8602241,4612922,57138028,1492518,33580187,3285053,12677380,5706483,9094748,10781584,6744606,17222187,170937936,6073959,6777375,1826457,1324831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AUK CENTRE PUBLIC SCHOOL DISTRICT</text:p>
          </table:table-cell>
          <table:table-cell office:value-type="float" office:value="743" calcext:value-type="float">
            <text:p>743</text:p>
          </table:table-cell>
          <table:table-cell table:formula="of:=VLOOKUP([.B218];[$Sheet2.A211:.C767];2)" office:value-type="float" office:value="223" calcext:value-type="float">
            <text:p>223</text:p>
          </table:table-cell>
          <table:table-cell office:value-type="float" office:value="1087" calcext:value-type="float">
            <text:p>1,087</text:p>
          </table:table-cell>
          <table:table-cell office:value-type="float" office:value="658961" calcext:value-type="float">
            <text:p>658,961</text:p>
          </table:table-cell>
          <table:table-cell office:value-type="float" office:value="609301" calcext:value-type="float">
            <text:p>609,301</text:p>
          </table:table-cell>
          <table:table-cell office:value-type="float" office:value="7076813" calcext:value-type="float">
            <text:p>7,076,813</text:p>
          </table:table-cell>
          <table:table-cell office:value-type="float" office:value="244746" calcext:value-type="float">
            <text:p>244,746</text:p>
          </table:table-cell>
          <table:table-cell office:value-type="float" office:value="2686601" calcext:value-type="float">
            <text:p>2,686,601</text:p>
          </table:table-cell>
          <table:table-cell office:value-type="float" office:value="807976" calcext:value-type="float">
            <text:p>807,976</text:p>
          </table:table-cell>
          <table:table-cell office:value-type="float" office:value="496106" calcext:value-type="float">
            <text:p>496,106</text:p>
          </table:table-cell>
          <table:table-cell office:value-type="float" office:value="186907" calcext:value-type="float">
            <text:p>186,907</text:p>
          </table:table-cell>
          <table:table-cell office:value-type="float" office:value="970145" calcext:value-type="float">
            <text:p>970,145</text:p>
          </table:table-cell>
          <table:table-cell office:value-type="float" office:value="755997" calcext:value-type="float">
            <text:p>755,997</text:p>
          </table:table-cell>
          <table:table-cell office:value-type="float" office:value="14493553" calcext:value-type="float">
            <text:p>14,493,553</text:p>
          </table:table-cell>
          <table:table-cell office:value-type="float" office:value="501380" calcext:value-type="float">
            <text:p>501,380</text:p>
          </table:table-cell>
          <table:table-cell office:value-type="float" office:value="120360" calcext:value-type="float">
            <text:p>120,360</text:p>
          </table:table-cell>
          <table:table-cell office:value-type="float" office:value="621740" calcext:value-type="float">
            <text:p>621,740</text:p>
          </table:table-cell>
          <table:table-cell office:value-type="float" office:value="15115294" calcext:value-type="float">
            <text:p>15,115,294</text:p>
          </table:table-cell>
          <table:table-cell office:value-type="float" office:value="608493" calcext:value-type="float">
            <text:p>608,493</text:p>
          </table:table-cell>
          <table:table-cell office:value-type="float" office:value="595955" calcext:value-type="float">
            <text:p>595,955</text:p>
          </table:table-cell>
          <table:table-cell office:value-type="float" office:value="3937398" calcext:value-type="float">
            <text:p>3,937,398</text:p>
          </table:table-cell>
          <table:table-cell office:value-type="float" office:value="1033391" calcext:value-type="float">
            <text:p>1,033,39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18];&quot;,&quot;;[.E218];&quot;,&quot;;[.F218];&quot;,&quot;;[.G218];&quot;,&quot;;[.H218];&quot;,&quot;;[.I218];&quot;,&quot;;[.J218];&quot;,&quot;;[.K218];&quot;,&quot;;[.L218];&quot;,&quot;;[.M218];&quot;,&quot;;[.N218];&quot;,&quot;;[.P218];&quot;,&quot;;[.Q218];&quot;,&quot;;[.S218];&quot;,&quot;;[.T218];&quot;,&quot;;[.U218];&quot;,&quot;;[.V218];&quot;,&quot;;[.W218];&quot;,&quot;;[.X21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3,658961,609301,7076813,244746,2686601,807976,496106,186907,970145,755997,501380,120360,15115294,608493,595955,3937398,103339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3,658961,609301,7076813,244746,2686601,807976,496106,186907,970145,755997,501380,120360,15115294,608493,595955,3937398,103339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LBANY PUBLIC SCHOOL DISTRICT</text:p>
          </table:table-cell>
          <table:table-cell office:value-type="float" office:value="745" calcext:value-type="float">
            <text:p>745</text:p>
          </table:table-cell>
          <table:table-cell table:formula="of:=VLOOKUP([.B219];[$Sheet2.A212:.C768];2)" office:value-type="float" office:value="224" calcext:value-type="float">
            <text:p>224</text:p>
          </table:table-cell>
          <table:table-cell office:value-type="float" office:value="1780" calcext:value-type="float">
            <text:p>1,780</text:p>
          </table:table-cell>
          <table:table-cell office:value-type="float" office:value="1098392" calcext:value-type="float">
            <text:p>1,098,392</text:p>
          </table:table-cell>
          <table:table-cell office:value-type="float" office:value="875789" calcext:value-type="float">
            <text:p>875,789</text:p>
          </table:table-cell>
          <table:table-cell office:value-type="float" office:value="9474576" calcext:value-type="float">
            <text:p>9,474,576</text:p>
          </table:table-cell>
          <table:table-cell office:value-type="float" office:value="504298" calcext:value-type="float">
            <text:p>504,298</text:p>
          </table:table-cell>
          <table:table-cell office:value-type="float" office:value="4011431" calcext:value-type="float">
            <text:p>4,011,431</text:p>
          </table:table-cell>
          <table:table-cell office:value-type="float" office:value="1085569" calcext:value-type="float">
            <text:p>1,085,569</text:p>
          </table:table-cell>
          <table:table-cell office:value-type="float" office:value="1522938" calcext:value-type="float">
            <text:p>1,522,938</text:p>
          </table:table-cell>
          <table:table-cell office:value-type="float" office:value="517084" calcext:value-type="float">
            <text:p>517,084</text:p>
          </table:table-cell>
          <table:table-cell office:value-type="float" office:value="1823754" calcext:value-type="float">
            <text:p>1,823,754</text:p>
          </table:table-cell>
          <table:table-cell office:value-type="float" office:value="854911" calcext:value-type="float">
            <text:p>854,911</text:p>
          </table:table-cell>
          <table:table-cell office:value-type="float" office:value="21768743" calcext:value-type="float">
            <text:p>21,768,743</text:p>
          </table:table-cell>
          <table:table-cell office:value-type="float" office:value="287164" calcext:value-type="float">
            <text:p>287,164</text:p>
          </table:table-cell>
          <table:table-cell office:value-type="float" office:value="257225" calcext:value-type="float">
            <text:p>257,225</text:p>
          </table:table-cell>
          <table:table-cell office:value-type="float" office:value="544388" calcext:value-type="float">
            <text:p>544,388</text:p>
          </table:table-cell>
          <table:table-cell office:value-type="float" office:value="22313131" calcext:value-type="float">
            <text:p>22,313,131</text:p>
          </table:table-cell>
          <table:table-cell office:value-type="float" office:value="1447515" calcext:value-type="float">
            <text:p>1,447,515</text:p>
          </table:table-cell>
          <table:table-cell office:value-type="float" office:value="1195609" calcext:value-type="float">
            <text:p>1,195,609</text:p>
          </table:table-cell>
          <table:table-cell office:value-type="float" office:value="206604" calcext:value-type="float">
            <text:p>206,604</text:p>
          </table:table-cell>
          <table:table-cell office:value-type="float" office:value="2717071" calcext:value-type="float">
            <text:p>2,717,07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19];&quot;,&quot;;[.E219];&quot;,&quot;;[.F219];&quot;,&quot;;[.G219];&quot;,&quot;;[.H219];&quot;,&quot;;[.I219];&quot;,&quot;;[.J219];&quot;,&quot;;[.K219];&quot;,&quot;;[.L219];&quot;,&quot;;[.M219];&quot;,&quot;;[.N219];&quot;,&quot;;[.P219];&quot;,&quot;;[.Q219];&quot;,&quot;;[.S219];&quot;,&quot;;[.T219];&quot;,&quot;;[.U219];&quot;,&quot;;[.V219];&quot;,&quot;;[.W219];&quot;,&quot;;[.X21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4,1098392,875789,9474576,504298,4011431,1085569,1522938,517084,1823754,854911,287164,257225,22313131,1447515,1195609,206604,271707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4,1098392,875789,9474576,504298,4011431,1085569,1522938,517084,1823754,854911,287164,257225,22313131,1447515,1195609,206604,271707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ARTELL-ST. STEPHEN SCHOOL DISTRICT</text:p>
          </table:table-cell>
          <table:table-cell office:value-type="float" office:value="748" calcext:value-type="float">
            <text:p>748</text:p>
          </table:table-cell>
          <table:table-cell table:formula="of:=VLOOKUP([.B220];[$Sheet2.A213:.C769];2)" office:value-type="float" office:value="225" calcext:value-type="float">
            <text:p>225</text:p>
          </table:table-cell>
          <table:table-cell office:value-type="float" office:value="4080" calcext:value-type="float">
            <text:p>4,080</text:p>
          </table:table-cell>
          <table:table-cell office:value-type="float" office:value="1185820" calcext:value-type="float">
            <text:p>1,185,820</text:p>
          </table:table-cell>
          <table:table-cell office:value-type="float" office:value="1526926" calcext:value-type="float">
            <text:p>1,526,926</text:p>
          </table:table-cell>
          <table:table-cell office:value-type="float" office:value="21328853" calcext:value-type="float">
            <text:p>21,328,853</text:p>
          </table:table-cell>
          <table:table-cell office:value-type="float" office:value="144903" calcext:value-type="float">
            <text:p>144,903</text:p>
          </table:table-cell>
          <table:table-cell office:value-type="float" office:value="9093227" calcext:value-type="float">
            <text:p>9,093,227</text:p>
          </table:table-cell>
          <table:table-cell office:value-type="float" office:value="1944431" calcext:value-type="float">
            <text:p>1,944,431</text:p>
          </table:table-cell>
          <table:table-cell office:value-type="float" office:value="2775363" calcext:value-type="float">
            <text:p>2,775,363</text:p>
          </table:table-cell>
          <table:table-cell office:value-type="float" office:value="1390148" calcext:value-type="float">
            <text:p>1,390,148</text:p>
          </table:table-cell>
          <table:table-cell office:value-type="float" office:value="4114187" calcext:value-type="float">
            <text:p>4,114,187</text:p>
          </table:table-cell>
          <table:table-cell office:value-type="float" office:value="2174357" calcext:value-type="float">
            <text:p>2,174,357</text:p>
          </table:table-cell>
          <table:table-cell office:value-type="float" office:value="45678217" calcext:value-type="float">
            <text:p>45,678,217</text:p>
          </table:table-cell>
          <table:table-cell office:value-type="float" office:value="1715186" calcext:value-type="float">
            <text:p>1,715,186</text:p>
          </table:table-cell>
          <table:table-cell office:value-type="float" office:value="264833" calcext:value-type="float">
            <text:p>264,833</text:p>
          </table:table-cell>
          <table:table-cell office:value-type="float" office:value="1980019" calcext:value-type="float">
            <text:p>1,980,019</text:p>
          </table:table-cell>
          <table:table-cell office:value-type="float" office:value="47658236" calcext:value-type="float">
            <text:p>47,658,236</text:p>
          </table:table-cell>
          <table:table-cell office:value-type="float" office:value="2873240" calcext:value-type="float">
            <text:p>2,873,240</text:p>
          </table:table-cell>
          <table:table-cell office:value-type="float" office:value="1121112" calcext:value-type="float">
            <text:p>1,121,112</text:p>
          </table:table-cell>
          <table:table-cell office:value-type="float" office:value="728045" calcext:value-type="float">
            <text:p>728,045</text:p>
          </table:table-cell>
          <table:table-cell office:value-type="float" office:value="7218400" calcext:value-type="float">
            <text:p>7,218,4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20];&quot;,&quot;;[.E220];&quot;,&quot;;[.F220];&quot;,&quot;;[.G220];&quot;,&quot;;[.H220];&quot;,&quot;;[.I220];&quot;,&quot;;[.J220];&quot;,&quot;;[.K220];&quot;,&quot;;[.L220];&quot;,&quot;;[.M220];&quot;,&quot;;[.N220];&quot;,&quot;;[.P220];&quot;,&quot;;[.Q220];&quot;,&quot;;[.S220];&quot;,&quot;;[.T220];&quot;,&quot;;[.U220];&quot;,&quot;;[.V220];&quot;,&quot;;[.W220];&quot;,&quot;;[.X22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5,1185820,1526926,21328853,144903,9093227,1944431,2775363,1390148,4114187,2174357,1715186,264833,47658236,2873240,1121112,728045,72184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5,1185820,1526926,21328853,144903,9093227,1944431,2775363,1390148,4114187,2174357,1715186,264833,47658236,2873240,1121112,728045,72184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CORI PUBLIC SCHOOL DISTRICT</text:p>
          </table:table-cell>
          <table:table-cell office:value-type="float" office:value="750" calcext:value-type="float">
            <text:p>750</text:p>
          </table:table-cell>
          <table:table-cell table:formula="of:=VLOOKUP([.B221];[$Sheet2.A214:.C770];2)" office:value-type="float" office:value="226" calcext:value-type="float">
            <text:p>226</text:p>
          </table:table-cell>
          <table:table-cell office:value-type="float" office:value="2396" calcext:value-type="float">
            <text:p>2,396</text:p>
          </table:table-cell>
          <table:table-cell office:value-type="float" office:value="1298278" calcext:value-type="float">
            <text:p>1,298,278</text:p>
          </table:table-cell>
          <table:table-cell office:value-type="float" office:value="1269953" calcext:value-type="float">
            <text:p>1,269,953</text:p>
          </table:table-cell>
          <table:table-cell office:value-type="float" office:value="11759615" calcext:value-type="float">
            <text:p>11,759,615</text:p>
          </table:table-cell>
          <table:table-cell office:value-type="float" office:value="274447" calcext:value-type="float">
            <text:p>274,447</text:p>
          </table:table-cell>
          <table:table-cell office:value-type="float" office:value="5067120" calcext:value-type="float">
            <text:p>5,067,120</text:p>
          </table:table-cell>
          <table:table-cell office:value-type="float" office:value="1834203" calcext:value-type="float">
            <text:p>1,834,203</text:p>
          </table:table-cell>
          <table:table-cell office:value-type="float" office:value="1782665" calcext:value-type="float">
            <text:p>1,782,665</text:p>
          </table:table-cell>
          <table:table-cell office:value-type="float" office:value="1047735" calcext:value-type="float">
            <text:p>1,047,735</text:p>
          </table:table-cell>
          <table:table-cell office:value-type="float" office:value="2558373" calcext:value-type="float">
            <text:p>2,558,373</text:p>
          </table:table-cell>
          <table:table-cell office:value-type="float" office:value="1799967" calcext:value-type="float">
            <text:p>1,799,967</text:p>
          </table:table-cell>
          <table:table-cell office:value-type="float" office:value="28692356" calcext:value-type="float">
            <text:p>28,692,356</text:p>
          </table:table-cell>
          <table:table-cell office:value-type="float" office:value="1831832" calcext:value-type="float">
            <text:p>1,831,832</text:p>
          </table:table-cell>
          <table:table-cell office:value-type="float" office:value="70213" calcext:value-type="float">
            <text:p>70,213</text:p>
          </table:table-cell>
          <table:table-cell office:value-type="float" office:value="1902046" calcext:value-type="float">
            <text:p>1,902,046</text:p>
          </table:table-cell>
          <table:table-cell office:value-type="float" office:value="30594402" calcext:value-type="float">
            <text:p>30,594,402</text:p>
          </table:table-cell>
          <table:table-cell office:value-type="float" office:value="1733730" calcext:value-type="float">
            <text:p>1,733,730</text:p>
          </table:table-cell>
          <table:table-cell office:value-type="float" office:value="1496272" calcext:value-type="float">
            <text:p>1,496,272</text:p>
          </table:table-cell>
          <table:table-cell office:value-type="float" office:value="194960" calcext:value-type="float">
            <text:p>194,960</text:p>
          </table:table-cell>
          <table:table-cell office:value-type="float" office:value="2603694" calcext:value-type="float">
            <text:p>2,603,694</text:p>
          </table:table-cell>
          <table:table-cell office:value-type="float" office:value="341160" calcext:value-type="float">
            <text:p>341,160</text:p>
          </table:table-cell>
          <table:table-cell/>
          <table:table-cell table:formula="of:=CONCATENATE([.$Z$3];[.$Y$3];[.C221];&quot;,&quot;;[.E221];&quot;,&quot;;[.F221];&quot;,&quot;;[.G221];&quot;,&quot;;[.H221];&quot;,&quot;;[.I221];&quot;,&quot;;[.J221];&quot;,&quot;;[.K221];&quot;,&quot;;[.L221];&quot;,&quot;;[.M221];&quot;,&quot;;[.N221];&quot;,&quot;;[.P221];&quot;,&quot;;[.Q221];&quot;,&quot;;[.S221];&quot;,&quot;;[.T221];&quot;,&quot;;[.U221];&quot;,&quot;;[.V221];&quot;,&quot;;[.W221];&quot;,&quot;;[.X22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6,1298278,1269953,11759615,274447,5067120,1834203,1782665,1047735,2558373,1799967,1831832,70213,30594402,1733730,1496272,194960,2603694,34116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6,1298278,1269953,11759615,274447,5067120,1834203,1782665,1047735,2558373,1799967,1831832,70213,30594402,1733730,1496272,194960,2603694,34116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LOOMING PRAIRIE PUBLIC SCHOOL DIST</text:p>
          </table:table-cell>
          <table:table-cell office:value-type="float" office:value="756" calcext:value-type="float">
            <text:p>756</text:p>
          </table:table-cell>
          <table:table-cell table:formula="of:=VLOOKUP([.B222];[$Sheet2.A215:.C771];2)" office:value-type="float" office:value="227" calcext:value-type="float">
            <text:p>227</text:p>
          </table:table-cell>
          <table:table-cell office:value-type="float" office:value="832" calcext:value-type="float">
            <text:p>832</text:p>
          </table:table-cell>
          <table:table-cell office:value-type="float" office:value="480732" calcext:value-type="float">
            <text:p>480,732</text:p>
          </table:table-cell>
          <table:table-cell office:value-type="float" office:value="472247" calcext:value-type="float">
            <text:p>472,247</text:p>
          </table:table-cell>
          <table:table-cell office:value-type="float" office:value="4451035" calcext:value-type="float">
            <text:p>4,451,035</text:p>
          </table:table-cell>
          <table:table-cell office:value-type="float" office:value="244413" calcext:value-type="float">
            <text:p>244,413</text:p>
          </table:table-cell>
          <table:table-cell office:value-type="float" office:value="1480950" calcext:value-type="float">
            <text:p>1,480,950</text:p>
          </table:table-cell>
          <table:table-cell office:value-type="float" office:value="334227" calcext:value-type="float">
            <text:p>334,227</text:p>
          </table:table-cell>
          <table:table-cell office:value-type="float" office:value="504092" calcext:value-type="float">
            <text:p>504,092</text:p>
          </table:table-cell>
          <table:table-cell office:value-type="float" office:value="220224" calcext:value-type="float">
            <text:p>220,224</text:p>
          </table:table-cell>
          <table:table-cell office:value-type="float" office:value="625561" calcext:value-type="float">
            <text:p>625,561</text:p>
          </table:table-cell>
          <table:table-cell office:value-type="float" office:value="727128" calcext:value-type="float">
            <text:p>727,128</text:p>
          </table:table-cell>
          <table:table-cell office:value-type="float" office:value="9540609" calcext:value-type="float">
            <text:p>9,540,609</text:p>
          </table:table-cell>
          <table:table-cell office:value-type="float" office:value="493818" calcext:value-type="float">
            <text:p>493,818</text:p>
          </table:table-cell>
          <table:table-cell office:value-type="float" office:value="83397" calcext:value-type="float">
            <text:p>83,397</text:p>
          </table:table-cell>
          <table:table-cell office:value-type="float" office:value="577215" calcext:value-type="float">
            <text:p>577,215</text:p>
          </table:table-cell>
          <table:table-cell office:value-type="float" office:value="10117823" calcext:value-type="float">
            <text:p>10,117,823</text:p>
          </table:table-cell>
          <table:table-cell office:value-type="float" office:value="561270" calcext:value-type="float">
            <text:p>561,270</text:p>
          </table:table-cell>
          <table:table-cell office:value-type="float" office:value="240105" calcext:value-type="float">
            <text:p>240,105</text:p>
          </table:table-cell>
          <table:table-cell office:value-type="float" office:value="1557348" calcext:value-type="float">
            <text:p>1,557,348</text:p>
          </table:table-cell>
          <table:table-cell office:value-type="float" office:value="1296457" calcext:value-type="float">
            <text:p>1,296,457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22];&quot;,&quot;;[.E222];&quot;,&quot;;[.F222];&quot;,&quot;;[.G222];&quot;,&quot;;[.H222];&quot;,&quot;;[.I222];&quot;,&quot;;[.J222];&quot;,&quot;;[.K222];&quot;,&quot;;[.L222];&quot;,&quot;;[.M222];&quot;,&quot;;[.N222];&quot;,&quot;;[.P222];&quot;,&quot;;[.Q222];&quot;,&quot;;[.S222];&quot;,&quot;;[.T222];&quot;,&quot;;[.U222];&quot;,&quot;;[.V222];&quot;,&quot;;[.W222];&quot;,&quot;;[.X22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7,480732,472247,4451035,244413,1480950,334227,504092,220224,625561,727128,493818,83397,10117823,561270,240105,1557348,1296457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7,480732,472247,4451035,244413,1480950,334227,504092,220224,625561,727128,493818,83397,10117823,561270,240105,1557348,1296457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WATONNA PUBLIC SCHOOL DISTRICT</text:p>
          </table:table-cell>
          <table:table-cell office:value-type="float" office:value="761" calcext:value-type="float">
            <text:p>761</text:p>
          </table:table-cell>
          <table:table-cell table:formula="of:=VLOOKUP([.B223];[$Sheet2.A216:.C772];2)" office:value-type="float" office:value="228" calcext:value-type="float">
            <text:p>228</text:p>
          </table:table-cell>
          <table:table-cell office:value-type="float" office:value="4921" calcext:value-type="float">
            <text:p>4,921</text:p>
          </table:table-cell>
          <table:table-cell office:value-type="float" office:value="2983490" calcext:value-type="float">
            <text:p>2,983,490</text:p>
          </table:table-cell>
          <table:table-cell office:value-type="float" office:value="2210262" calcext:value-type="float">
            <text:p>2,210,262</text:p>
          </table:table-cell>
          <table:table-cell office:value-type="float" office:value="28174148" calcext:value-type="float">
            <text:p>28,174,148</text:p>
          </table:table-cell>
          <table:table-cell office:value-type="float" office:value="1109009" calcext:value-type="float">
            <text:p>1,109,009</text:p>
          </table:table-cell>
          <table:table-cell office:value-type="float" office:value="13907641" calcext:value-type="float">
            <text:p>13,907,641</text:p>
          </table:table-cell>
          <table:table-cell office:value-type="float" office:value="1461959" calcext:value-type="float">
            <text:p>1,461,959</text:p>
          </table:table-cell>
          <table:table-cell office:value-type="float" office:value="2773200" calcext:value-type="float">
            <text:p>2,773,200</text:p>
          </table:table-cell>
          <table:table-cell office:value-type="float" office:value="2029196" calcext:value-type="float">
            <text:p>2,029,196</text:p>
          </table:table-cell>
          <table:table-cell office:value-type="float" office:value="4440566" calcext:value-type="float">
            <text:p>4,440,566</text:p>
          </table:table-cell>
          <table:table-cell office:value-type="float" office:value="3288804" calcext:value-type="float">
            <text:p>3,288,804</text:p>
          </table:table-cell>
          <table:table-cell office:value-type="float" office:value="62378277" calcext:value-type="float">
            <text:p>62,378,277</text:p>
          </table:table-cell>
          <table:table-cell office:value-type="float" office:value="1855572" calcext:value-type="float">
            <text:p>1,855,572</text:p>
          </table:table-cell>
          <table:table-cell office:value-type="float" office:value="1104655" calcext:value-type="float">
            <text:p>1,104,655</text:p>
          </table:table-cell>
          <table:table-cell office:value-type="float" office:value="2960228" calcext:value-type="float">
            <text:p>2,960,228</text:p>
          </table:table-cell>
          <table:table-cell office:value-type="float" office:value="65338504" calcext:value-type="float">
            <text:p>65,338,504</text:p>
          </table:table-cell>
          <table:table-cell office:value-type="float" office:value="3337736" calcext:value-type="float">
            <text:p>3,337,736</text:p>
          </table:table-cell>
          <table:table-cell office:value-type="float" office:value="3486174" calcext:value-type="float">
            <text:p>3,486,174</text:p>
          </table:table-cell>
          <table:table-cell office:value-type="float" office:value="42886823" calcext:value-type="float">
            <text:p>42,886,823</text:p>
          </table:table-cell>
          <table:table-cell office:value-type="float" office:value="9307625" calcext:value-type="float">
            <text:p>9,307,6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23];&quot;,&quot;;[.E223];&quot;,&quot;;[.F223];&quot;,&quot;;[.G223];&quot;,&quot;;[.H223];&quot;,&quot;;[.I223];&quot;,&quot;;[.J223];&quot;,&quot;;[.K223];&quot;,&quot;;[.L223];&quot;,&quot;;[.M223];&quot;,&quot;;[.N223];&quot;,&quot;;[.P223];&quot;,&quot;;[.Q223];&quot;,&quot;;[.S223];&quot;,&quot;;[.T223];&quot;,&quot;;[.U223];&quot;,&quot;;[.V223];&quot;,&quot;;[.W223];&quot;,&quot;;[.X22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8,2983490,2210262,28174148,1109009,13907641,1461959,2773200,2029196,4440566,3288804,1855572,1104655,65338504,3337736,3486174,42886823,93076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8,2983490,2210262,28174148,1109009,13907641,1461959,2773200,2029196,4440566,3288804,1855572,1104655,65338504,3337736,3486174,42886823,93076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EDFORD PUBLIC SCHOOL DISTRICT</text:p>
          </table:table-cell>
          <table:table-cell office:value-type="float" office:value="763" calcext:value-type="float">
            <text:p>763</text:p>
          </table:table-cell>
          <table:table-cell table:formula="of:=VLOOKUP([.B224];[$Sheet2.A217:.C773];2)" office:value-type="float" office:value="229" calcext:value-type="float">
            <text:p>229</text:p>
          </table:table-cell>
          <table:table-cell office:value-type="float" office:value="895" calcext:value-type="float">
            <text:p>895</text:p>
          </table:table-cell>
          <table:table-cell office:value-type="float" office:value="545702" calcext:value-type="float">
            <text:p>545,702</text:p>
          </table:table-cell>
          <table:table-cell office:value-type="float" office:value="405589" calcext:value-type="float">
            <text:p>405,589</text:p>
          </table:table-cell>
          <table:table-cell office:value-type="float" office:value="4433531" calcext:value-type="float">
            <text:p>4,433,531</text:p>
          </table:table-cell>
          <table:table-cell office:value-type="float" office:value="268703" calcext:value-type="float">
            <text:p>268,703</text:p>
          </table:table-cell>
          <table:table-cell office:value-type="float" office:value="1282935" calcext:value-type="float">
            <text:p>1,282,935</text:p>
          </table:table-cell>
          <table:table-cell office:value-type="float" office:value="623797" calcext:value-type="float">
            <text:p>623,797</text:p>
          </table:table-cell>
          <table:table-cell office:value-type="float" office:value="475353" calcext:value-type="float">
            <text:p>475,353</text:p>
          </table:table-cell>
          <table:table-cell office:value-type="float" office:value="319744" calcext:value-type="float">
            <text:p>319,744</text:p>
          </table:table-cell>
          <table:table-cell office:value-type="float" office:value="741487" calcext:value-type="float">
            <text:p>741,487</text:p>
          </table:table-cell>
          <table:table-cell office:value-type="float" office:value="590292" calcext:value-type="float">
            <text:p>590,292</text:p>
          </table:table-cell>
          <table:table-cell office:value-type="float" office:value="9687131" calcext:value-type="float">
            <text:p>9,687,131</text:p>
          </table:table-cell>
          <table:table-cell office:value-type="float" office:value="84604" calcext:value-type="float">
            <text:p>84,604</text:p>
          </table:table-cell>
          <table:table-cell office:value-type="float" office:value="7495" calcext:value-type="float">
            <text:p>7,495</text:p>
          </table:table-cell>
          <table:table-cell office:value-type="float" office:value="92099" calcext:value-type="float">
            <text:p>92,099</text:p>
          </table:table-cell>
          <table:table-cell office:value-type="float" office:value="9779230" calcext:value-type="float">
            <text:p>9,779,230</text:p>
          </table:table-cell>
          <table:table-cell office:value-type="float" office:value="638568" calcext:value-type="float">
            <text:p>638,568</text:p>
          </table:table-cell>
          <table:table-cell office:value-type="float" office:value="245847" calcext:value-type="float">
            <text:p>245,847</text:p>
          </table:table-cell>
          <table:table-cell office:value-type="float" office:value="0" calcext:value-type="float">
            <text:p>0</text:p>
          </table:table-cell>
          <table:table-cell office:value-type="float" office:value="1081205" calcext:value-type="float">
            <text:p>1,081,20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24];&quot;,&quot;;[.E224];&quot;,&quot;;[.F224];&quot;,&quot;;[.G224];&quot;,&quot;;[.H224];&quot;,&quot;;[.I224];&quot;,&quot;;[.J224];&quot;,&quot;;[.K224];&quot;,&quot;;[.L224];&quot;,&quot;;[.M224];&quot;,&quot;;[.N224];&quot;,&quot;;[.P224];&quot;,&quot;;[.Q224];&quot;,&quot;;[.S224];&quot;,&quot;;[.T224];&quot;,&quot;;[.U224];&quot;,&quot;;[.V224];&quot;,&quot;;[.W224];&quot;,&quot;;[.X22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9,545702,405589,4433531,268703,1282935,623797,475353,319744,741487,590292,84604,7495,9779230,638568,245847,0,108120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29,545702,405589,4433531,268703,1282935,623797,475353,319744,741487,590292,84604,7495,9779230,638568,245847,0,108120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ANCOCK PUBLIC SCHOOL DISTRICT</text:p>
          </table:table-cell>
          <table:table-cell office:value-type="float" office:value="768" calcext:value-type="float">
            <text:p>768</text:p>
          </table:table-cell>
          <table:table-cell table:formula="of:=VLOOKUP([.B225];[$Sheet2.A218:.C774];2)" office:value-type="float" office:value="230" calcext:value-type="float">
            <text:p>230</text:p>
          </table:table-cell>
          <table:table-cell office:value-type="float" office:value="422" calcext:value-type="float">
            <text:p>422</text:p>
          </table:table-cell>
          <table:table-cell office:value-type="float" office:value="478184" calcext:value-type="float">
            <text:p>478,184</text:p>
          </table:table-cell>
          <table:table-cell office:value-type="float" office:value="133149" calcext:value-type="float">
            <text:p>133,149</text:p>
          </table:table-cell>
          <table:table-cell office:value-type="float" office:value="1993529" calcext:value-type="float">
            <text:p>1,993,529</text:p>
          </table:table-cell>
          <table:table-cell office:value-type="float" office:value="264173" calcext:value-type="float">
            <text:p>264,173</text:p>
          </table:table-cell>
          <table:table-cell office:value-type="float" office:value="652201" calcext:value-type="float">
            <text:p>652,201</text:p>
          </table:table-cell>
          <table:table-cell office:value-type="float" office:value="309512" calcext:value-type="float">
            <text:p>309,512</text:p>
          </table:table-cell>
          <table:table-cell office:value-type="float" office:value="114982" calcext:value-type="float">
            <text:p>114,982</text:p>
          </table:table-cell>
          <table:table-cell office:value-type="float" office:value="119353" calcext:value-type="float">
            <text:p>119,353</text:p>
          </table:table-cell>
          <table:table-cell office:value-type="float" office:value="662213" calcext:value-type="float">
            <text:p>662,213</text:p>
          </table:table-cell>
          <table:table-cell office:value-type="float" office:value="229099" calcext:value-type="float">
            <text:p>229,099</text:p>
          </table:table-cell>
          <table:table-cell office:value-type="float" office:value="4956397" calcext:value-type="float">
            <text:p>4,956,397</text:p>
          </table:table-cell>
          <table:table-cell office:value-type="float" office:value="94993" calcext:value-type="float">
            <text:p>94,993</text:p>
          </table:table-cell>
          <table:table-cell office:value-type="float" office:value="44214" calcext:value-type="float">
            <text:p>44,214</text:p>
          </table:table-cell>
          <table:table-cell office:value-type="float" office:value="139207" calcext:value-type="float">
            <text:p>139,207</text:p>
          </table:table-cell>
          <table:table-cell office:value-type="float" office:value="5095604" calcext:value-type="float">
            <text:p>5,095,604</text:p>
          </table:table-cell>
          <table:table-cell office:value-type="float" office:value="245542" calcext:value-type="float">
            <text:p>245,542</text:p>
          </table:table-cell>
          <table:table-cell office:value-type="float" office:value="101464" calcext:value-type="float">
            <text:p>101,464</text:p>
          </table:table-cell>
          <table:table-cell office:value-type="float" office:value="0" calcext:value-type="float">
            <text:p>0</text:p>
          </table:table-cell>
          <table:table-cell office:value-type="float" office:value="877026" calcext:value-type="float">
            <text:p>877,02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25];&quot;,&quot;;[.E225];&quot;,&quot;;[.F225];&quot;,&quot;;[.G225];&quot;,&quot;;[.H225];&quot;,&quot;;[.I225];&quot;,&quot;;[.J225];&quot;,&quot;;[.K225];&quot;,&quot;;[.L225];&quot;,&quot;;[.M225];&quot;,&quot;;[.N225];&quot;,&quot;;[.P225];&quot;,&quot;;[.Q225];&quot;,&quot;;[.S225];&quot;,&quot;;[.T225];&quot;,&quot;;[.U225];&quot;,&quot;;[.V225];&quot;,&quot;;[.W225];&quot;,&quot;;[.X22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0,478184,133149,1993529,264173,652201,309512,114982,119353,662213,229099,94993,44214,5095604,245542,101464,0,87702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0,478184,133149,1993529,264173,652201,309512,114982,119353,662213,229099,94993,44214,5095604,245542,101464,0,87702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hokio-Alberta Public Schools</text:p>
          </table:table-cell>
          <table:table-cell office:value-type="float" office:value="771" calcext:value-type="float">
            <text:p>771</text:p>
          </table:table-cell>
          <table:table-cell table:formula="of:=VLOOKUP([.B226];[$Sheet2.A219:.C775];2)" office:value-type="float" office:value="232" calcext:value-type="float">
            <text:p>232</text:p>
          </table:table-cell>
          <table:table-cell office:value-type="float" office:value="153" calcext:value-type="float">
            <text:p>153</text:p>
          </table:table-cell>
          <table:table-cell office:value-type="float" office:value="201734" calcext:value-type="float">
            <text:p>201,734</text:p>
          </table:table-cell>
          <table:table-cell office:value-type="float" office:value="133758" calcext:value-type="float">
            <text:p>133,758</text:p>
          </table:table-cell>
          <table:table-cell office:value-type="float" office:value="1218189" calcext:value-type="float">
            <text:p>1,218,189</text:p>
          </table:table-cell>
          <table:table-cell office:value-type="float" office:value="0" calcext:value-type="float">
            <text:p>0</text:p>
          </table:table-cell>
          <table:table-cell office:value-type="float" office:value="354739" calcext:value-type="float">
            <text:p>354,739</text:p>
          </table:table-cell>
          <table:table-cell office:value-type="float" office:value="124388" calcext:value-type="float">
            <text:p>124,388</text:p>
          </table:table-cell>
          <table:table-cell office:value-type="float" office:value="9049" calcext:value-type="float">
            <text:p>9,049</text:p>
          </table:table-cell>
          <table:table-cell office:value-type="float" office:value="91846" calcext:value-type="float">
            <text:p>91,846</text:p>
          </table:table-cell>
          <table:table-cell office:value-type="float" office:value="249503" calcext:value-type="float">
            <text:p>249,503</text:p>
          </table:table-cell>
          <table:table-cell office:value-type="float" office:value="320446" calcext:value-type="float">
            <text:p>320,446</text:p>
          </table:table-cell>
          <table:table-cell office:value-type="float" office:value="2703651" calcext:value-type="float">
            <text:p>2,703,651</text:p>
          </table:table-cell>
          <table:table-cell office:value-type="float" office:value="116037" calcext:value-type="float">
            <text:p>116,037</text:p>
          </table:table-cell>
          <table:table-cell office:value-type="float" office:value="16180" calcext:value-type="float">
            <text:p>16,180</text:p>
          </table:table-cell>
          <table:table-cell office:value-type="float" office:value="132218" calcext:value-type="float">
            <text:p>132,218</text:p>
          </table:table-cell>
          <table:table-cell office:value-type="float" office:value="2835869" calcext:value-type="float">
            <text:p>2,835,869</text:p>
          </table:table-cell>
          <table:table-cell office:value-type="float" office:value="163906" calcext:value-type="float">
            <text:p>163,906</text:p>
          </table:table-cell>
          <table:table-cell office:value-type="float" office:value="208308" calcext:value-type="float">
            <text:p>208,3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226];&quot;,&quot;;[.E226];&quot;,&quot;;[.F226];&quot;,&quot;;[.G226];&quot;,&quot;;[.H226];&quot;,&quot;;[.I226];&quot;,&quot;;[.J226];&quot;,&quot;;[.K226];&quot;,&quot;;[.L226];&quot;,&quot;;[.M226];&quot;,&quot;;[.N226];&quot;,&quot;;[.P226];&quot;,&quot;;[.Q226];&quot;,&quot;;[.S226];&quot;,&quot;;[.T226];&quot;,&quot;;[.U226];&quot;,&quot;;[.V226];&quot;,&quot;;[.W226];&quot;,&quot;;[.X22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2,201734,133758,1218189,0,354739,124388,9049,91846,249503,320446,116037,16180,2835869,163906,208308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2,201734,133758,1218189,0,354739,124388,9049,91846,249503,320446,116037,16180,2835869,163906,208308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ERKHOVEN-MURDOCK-SUNBURG</text:p>
          </table:table-cell>
          <table:table-cell office:value-type="float" office:value="775" calcext:value-type="float">
            <text:p>775</text:p>
          </table:table-cell>
          <table:table-cell table:formula="of:=VLOOKUP([.B227];[$Sheet2.A220:.C776];2)" office:value-type="float" office:value="233" calcext:value-type="float">
            <text:p>233</text:p>
          </table:table-cell>
          <table:table-cell office:value-type="float" office:value="793" calcext:value-type="float">
            <text:p>793</text:p>
          </table:table-cell>
          <table:table-cell office:value-type="float" office:value="490492" calcext:value-type="float">
            <text:p>490,492</text:p>
          </table:table-cell>
          <table:table-cell office:value-type="float" office:value="357844" calcext:value-type="float">
            <text:p>357,844</text:p>
          </table:table-cell>
          <table:table-cell office:value-type="float" office:value="3641688" calcext:value-type="float">
            <text:p>3,641,688</text:p>
          </table:table-cell>
          <table:table-cell office:value-type="float" office:value="305552" calcext:value-type="float">
            <text:p>305,552</text:p>
          </table:table-cell>
          <table:table-cell office:value-type="float" office:value="1248794" calcext:value-type="float">
            <text:p>1,248,794</text:p>
          </table:table-cell>
          <table:table-cell office:value-type="float" office:value="444249" calcext:value-type="float">
            <text:p>444,249</text:p>
          </table:table-cell>
          <table:table-cell office:value-type="float" office:value="529387" calcext:value-type="float">
            <text:p>529,387</text:p>
          </table:table-cell>
          <table:table-cell office:value-type="float" office:value="108241" calcext:value-type="float">
            <text:p>108,241</text:p>
          </table:table-cell>
          <table:table-cell office:value-type="float" office:value="675727" calcext:value-type="float">
            <text:p>675,727</text:p>
          </table:table-cell>
          <table:table-cell office:value-type="float" office:value="1078236" calcext:value-type="float">
            <text:p>1,078,236</text:p>
          </table:table-cell>
          <table:table-cell office:value-type="float" office:value="8880210" calcext:value-type="float">
            <text:p>8,880,210</text:p>
          </table:table-cell>
          <table:table-cell office:value-type="float" office:value="1051382" calcext:value-type="float">
            <text:p>1,051,382</text:p>
          </table:table-cell>
          <table:table-cell office:value-type="float" office:value="514612" calcext:value-type="float">
            <text:p>514,612</text:p>
          </table:table-cell>
          <table:table-cell office:value-type="float" office:value="1565994" calcext:value-type="float">
            <text:p>1,565,994</text:p>
          </table:table-cell>
          <table:table-cell office:value-type="float" office:value="10446204" calcext:value-type="float">
            <text:p>10,446,204</text:p>
          </table:table-cell>
          <table:table-cell office:value-type="float" office:value="651678" calcext:value-type="float">
            <text:p>651,678</text:p>
          </table:table-cell>
          <table:table-cell office:value-type="float" office:value="412885" calcext:value-type="float">
            <text:p>412,885</text:p>
          </table:table-cell>
          <table:table-cell office:value-type="float" office:value="3988888" calcext:value-type="float">
            <text:p>3,988,888</text:p>
          </table:table-cell>
          <table:table-cell office:value-type="float" office:value="844134" calcext:value-type="float">
            <text:p>844,13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27];&quot;,&quot;;[.E227];&quot;,&quot;;[.F227];&quot;,&quot;;[.G227];&quot;,&quot;;[.H227];&quot;,&quot;;[.I227];&quot;,&quot;;[.J227];&quot;,&quot;;[.K227];&quot;,&quot;;[.L227];&quot;,&quot;;[.M227];&quot;,&quot;;[.N227];&quot;,&quot;;[.P227];&quot;,&quot;;[.Q227];&quot;,&quot;;[.S227];&quot;,&quot;;[.T227];&quot;,&quot;;[.U227];&quot;,&quot;;[.V227];&quot;,&quot;;[.W227];&quot;,&quot;;[.X22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3,490492,357844,3641688,305552,1248794,444249,529387,108241,675727,1078236,1051382,514612,10446204,651678,412885,3988888,84413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3,490492,357844,3641688,305552,1248794,444249,529387,108241,675727,1078236,1051382,514612,10446204,651678,412885,3988888,84413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ENSON PUBLIC SCHOOL DISTRICT</text:p>
          </table:table-cell>
          <table:table-cell office:value-type="float" office:value="777" calcext:value-type="float">
            <text:p>777</text:p>
          </table:table-cell>
          <table:table-cell table:formula="of:=VLOOKUP([.B228];[$Sheet2.A221:.C777];2)" office:value-type="float" office:value="234" calcext:value-type="float">
            <text:p>234</text:p>
          </table:table-cell>
          <table:table-cell office:value-type="float" office:value="803" calcext:value-type="float">
            <text:p>803</text:p>
          </table:table-cell>
          <table:table-cell office:value-type="float" office:value="653353" calcext:value-type="float">
            <text:p>653,353</text:p>
          </table:table-cell>
          <table:table-cell office:value-type="float" office:value="465166" calcext:value-type="float">
            <text:p>465,166</text:p>
          </table:table-cell>
          <table:table-cell office:value-type="float" office:value="4462130" calcext:value-type="float">
            <text:p>4,462,130</text:p>
          </table:table-cell>
          <table:table-cell office:value-type="float" office:value="273436" calcext:value-type="float">
            <text:p>273,436</text:p>
          </table:table-cell>
          <table:table-cell office:value-type="float" office:value="1838824" calcext:value-type="float">
            <text:p>1,838,824</text:p>
          </table:table-cell>
          <table:table-cell office:value-type="float" office:value="822036" calcext:value-type="float">
            <text:p>822,036</text:p>
          </table:table-cell>
          <table:table-cell office:value-type="float" office:value="144003" calcext:value-type="float">
            <text:p>144,003</text:p>
          </table:table-cell>
          <table:table-cell office:value-type="float" office:value="438149" calcext:value-type="float">
            <text:p>438,149</text:p>
          </table:table-cell>
          <table:table-cell office:value-type="float" office:value="1161337" calcext:value-type="float">
            <text:p>1,161,337</text:p>
          </table:table-cell>
          <table:table-cell office:value-type="float" office:value="379968" calcext:value-type="float">
            <text:p>379,968</text:p>
          </table:table-cell>
          <table:table-cell office:value-type="float" office:value="10638401" calcext:value-type="float">
            <text:p>10,638,401</text:p>
          </table:table-cell>
          <table:table-cell office:value-type="float" office:value="1302515" calcext:value-type="float">
            <text:p>1,302,515</text:p>
          </table:table-cell>
          <table:table-cell office:value-type="float" office:value="26035" calcext:value-type="float">
            <text:p>26,035</text:p>
          </table:table-cell>
          <table:table-cell office:value-type="float" office:value="1328550" calcext:value-type="float">
            <text:p>1,328,550</text:p>
          </table:table-cell>
          <table:table-cell office:value-type="float" office:value="11966951" calcext:value-type="float">
            <text:p>11,966,951</text:p>
          </table:table-cell>
          <table:table-cell office:value-type="float" office:value="726383" calcext:value-type="float">
            <text:p>726,383</text:p>
          </table:table-cell>
          <table:table-cell office:value-type="float" office:value="1072832" calcext:value-type="float">
            <text:p>1,072,832</text:p>
          </table:table-cell>
          <table:table-cell office:value-type="float" office:value="259492" calcext:value-type="float">
            <text:p>259,492</text:p>
          </table:table-cell>
          <table:table-cell office:value-type="float" office:value="2154446" calcext:value-type="float">
            <text:p>2,154,44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28];&quot;,&quot;;[.E228];&quot;,&quot;;[.F228];&quot;,&quot;;[.G228];&quot;,&quot;;[.H228];&quot;,&quot;;[.I228];&quot;,&quot;;[.J228];&quot;,&quot;;[.K228];&quot;,&quot;;[.L228];&quot;,&quot;;[.M228];&quot;,&quot;;[.N228];&quot;,&quot;;[.P228];&quot;,&quot;;[.Q228];&quot;,&quot;;[.S228];&quot;,&quot;;[.T228];&quot;,&quot;;[.U228];&quot;,&quot;;[.V228];&quot;,&quot;;[.W228];&quot;,&quot;;[.X22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4,653353,465166,4462130,273436,1838824,822036,144003,438149,1161337,379968,1302515,26035,11966951,726383,1072832,259492,215444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4,653353,465166,4462130,273436,1838824,822036,144003,438149,1161337,379968,1302515,26035,11966951,726383,1072832,259492,215444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ERTHA-HEWITT PUBLIC SCHOOL DIST.</text:p>
          </table:table-cell>
          <table:table-cell office:value-type="float" office:value="786" calcext:value-type="float">
            <text:p>786</text:p>
          </table:table-cell>
          <table:table-cell table:formula="of:=VLOOKUP([.B229];[$Sheet2.A222:.C778];2)" office:value-type="float" office:value="235" calcext:value-type="float">
            <text:p>235</text:p>
          </table:table-cell>
          <table:table-cell office:value-type="float" office:value="533" calcext:value-type="float">
            <text:p>533</text:p>
          </table:table-cell>
          <table:table-cell office:value-type="float" office:value="373853" calcext:value-type="float">
            <text:p>373,853</text:p>
          </table:table-cell>
          <table:table-cell office:value-type="float" office:value="228745" calcext:value-type="float">
            <text:p>228,745</text:p>
          </table:table-cell>
          <table:table-cell office:value-type="float" office:value="3097350" calcext:value-type="float">
            <text:p>3,097,350</text:p>
          </table:table-cell>
          <table:table-cell office:value-type="float" office:value="245038" calcext:value-type="float">
            <text:p>245,038</text:p>
          </table:table-cell>
          <table:table-cell office:value-type="float" office:value="1102644" calcext:value-type="float">
            <text:p>1,102,644</text:p>
          </table:table-cell>
          <table:table-cell office:value-type="float" office:value="400218" calcext:value-type="float">
            <text:p>400,218</text:p>
          </table:table-cell>
          <table:table-cell office:value-type="float" office:value="170442" calcext:value-type="float">
            <text:p>170,442</text:p>
          </table:table-cell>
          <table:table-cell office:value-type="float" office:value="150120" calcext:value-type="float">
            <text:p>150,120</text:p>
          </table:table-cell>
          <table:table-cell office:value-type="float" office:value="625930" calcext:value-type="float">
            <text:p>625,930</text:p>
          </table:table-cell>
          <table:table-cell office:value-type="float" office:value="684599" calcext:value-type="float">
            <text:p>684,599</text:p>
          </table:table-cell>
          <table:table-cell office:value-type="float" office:value="7078938" calcext:value-type="float">
            <text:p>7,078,938</text:p>
          </table:table-cell>
          <table:table-cell office:value-type="float" office:value="1500728" calcext:value-type="float">
            <text:p>1,500,728</text:p>
          </table:table-cell>
          <table:table-cell office:value-type="float" office:value="210820" calcext:value-type="float">
            <text:p>210,820</text:p>
          </table:table-cell>
          <table:table-cell office:value-type="float" office:value="1711547" calcext:value-type="float">
            <text:p>1,711,547</text:p>
          </table:table-cell>
          <table:table-cell office:value-type="float" office:value="8790486" calcext:value-type="float">
            <text:p>8,790,486</text:p>
          </table:table-cell>
          <table:table-cell office:value-type="float" office:value="449039" calcext:value-type="float">
            <text:p>449,039</text:p>
          </table:table-cell>
          <table:table-cell office:value-type="float" office:value="390641" calcext:value-type="float">
            <text:p>390,641</text:p>
          </table:table-cell>
          <table:table-cell office:value-type="float" office:value="367381" calcext:value-type="float">
            <text:p>367,381</text:p>
          </table:table-cell>
          <table:table-cell office:value-type="float" office:value="768849" calcext:value-type="float">
            <text:p>768,84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29];&quot;,&quot;;[.E229];&quot;,&quot;;[.F229];&quot;,&quot;;[.G229];&quot;,&quot;;[.H229];&quot;,&quot;;[.I229];&quot;,&quot;;[.J229];&quot;,&quot;;[.K229];&quot;,&quot;;[.L229];&quot;,&quot;;[.M229];&quot;,&quot;;[.N229];&quot;,&quot;;[.P229];&quot;,&quot;;[.Q229];&quot;,&quot;;[.S229];&quot;,&quot;;[.T229];&quot;,&quot;;[.U229];&quot;,&quot;;[.V229];&quot;,&quot;;[.W229];&quot;,&quot;;[.X22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5,373853,228745,3097350,245038,1102644,400218,170442,150120,625930,684599,1500728,210820,8790486,449039,390641,367381,76884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5,373853,228745,3097350,245038,1102644,400218,170442,150120,625930,684599,1500728,210820,8790486,449039,390641,367381,76884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OWERVILLE PUBLIC SCHOOL DISTRICT</text:p>
          </table:table-cell>
          <table:table-cell office:value-type="float" office:value="787" calcext:value-type="float">
            <text:p>787</text:p>
          </table:table-cell>
          <table:table-cell table:formula="of:=VLOOKUP([.B230];[$Sheet2.A223:.C779];2)" office:value-type="float" office:value="236" calcext:value-type="float">
            <text:p>236</text:p>
          </table:table-cell>
          <table:table-cell office:value-type="float" office:value="539" calcext:value-type="float">
            <text:p>539</text:p>
          </table:table-cell>
          <table:table-cell office:value-type="float" office:value="523529" calcext:value-type="float">
            <text:p>523,529</text:p>
          </table:table-cell>
          <table:table-cell office:value-type="float" office:value="327547" calcext:value-type="float">
            <text:p>327,547</text:p>
          </table:table-cell>
          <table:table-cell office:value-type="float" office:value="2804551" calcext:value-type="float">
            <text:p>2,804,551</text:p>
          </table:table-cell>
          <table:table-cell office:value-type="float" office:value="331018" calcext:value-type="float">
            <text:p>331,018</text:p>
          </table:table-cell>
          <table:table-cell office:value-type="float" office:value="1276255" calcext:value-type="float">
            <text:p>1,276,255</text:p>
          </table:table-cell>
          <table:table-cell office:value-type="float" office:value="446119" calcext:value-type="float">
            <text:p>446,119</text:p>
          </table:table-cell>
          <table:table-cell office:value-type="float" office:value="210867" calcext:value-type="float">
            <text:p>210,867</text:p>
          </table:table-cell>
          <table:table-cell office:value-type="float" office:value="204531" calcext:value-type="float">
            <text:p>204,531</text:p>
          </table:table-cell>
          <table:table-cell office:value-type="float" office:value="578408" calcext:value-type="float">
            <text:p>578,408</text:p>
          </table:table-cell>
          <table:table-cell office:value-type="float" office:value="612392" calcext:value-type="float">
            <text:p>612,392</text:p>
          </table:table-cell>
          <table:table-cell office:value-type="float" office:value="7315217" calcext:value-type="float">
            <text:p>7,315,217</text:p>
          </table:table-cell>
          <table:table-cell office:value-type="float" office:value="413989" calcext:value-type="float">
            <text:p>413,989</text:p>
          </table:table-cell>
          <table:table-cell office:value-type="float" office:value="75719" calcext:value-type="float">
            <text:p>75,719</text:p>
          </table:table-cell>
          <table:table-cell office:value-type="float" office:value="489708" calcext:value-type="float">
            <text:p>489,708</text:p>
          </table:table-cell>
          <table:table-cell office:value-type="float" office:value="7804925" calcext:value-type="float">
            <text:p>7,804,925</text:p>
          </table:table-cell>
          <table:table-cell office:value-type="float" office:value="517539" calcext:value-type="float">
            <text:p>517,539</text:p>
          </table:table-cell>
          <table:table-cell office:value-type="float" office:value="291142" calcext:value-type="float">
            <text:p>291,142</text:p>
          </table:table-cell>
          <table:table-cell office:value-type="float" office:value="0" calcext:value-type="float">
            <text:p>0</text:p>
          </table:table-cell>
          <table:table-cell office:value-type="float" office:value="940959" calcext:value-type="float">
            <text:p>940,95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30];&quot;,&quot;;[.E230];&quot;,&quot;;[.F230];&quot;,&quot;;[.G230];&quot;,&quot;;[.H230];&quot;,&quot;;[.I230];&quot;,&quot;;[.J230];&quot;,&quot;;[.K230];&quot;,&quot;;[.L230];&quot;,&quot;;[.M230];&quot;,&quot;;[.N230];&quot;,&quot;;[.P230];&quot;,&quot;;[.Q230];&quot;,&quot;;[.S230];&quot;,&quot;;[.T230];&quot;,&quot;;[.U230];&quot;,&quot;;[.V230];&quot;,&quot;;[.W230];&quot;,&quot;;[.X23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6,523529,327547,2804551,331018,1276255,446119,210867,204531,578408,612392,413989,75719,7804925,517539,291142,0,94095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6,523529,327547,2804551,331018,1276255,446119,210867,204531,578408,612392,413989,75719,7804925,517539,291142,0,94095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owns Valley Public School Dist</text:p>
          </table:table-cell>
          <table:table-cell office:value-type="float" office:value="801" calcext:value-type="float">
            <text:p>801</text:p>
          </table:table-cell>
          <table:table-cell table:formula="of:=VLOOKUP([.B231];[$Sheet2.A224:.C780];2)" office:value-type="float" office:value="237" calcext:value-type="float">
            <text:p>237</text:p>
          </table:table-cell>
          <table:table-cell office:value-type="float" office:value="165" calcext:value-type="float">
            <text:p>165</text:p>
          </table:table-cell>
          <table:table-cell office:value-type="float" office:value="254973" calcext:value-type="float">
            <text:p>254,973</text:p>
          </table:table-cell>
          <table:table-cell office:value-type="float" office:value="111185" calcext:value-type="float">
            <text:p>111,185</text:p>
          </table:table-cell>
          <table:table-cell office:value-type="float" office:value="842377" calcext:value-type="float">
            <text:p>842,377</text:p>
          </table:table-cell>
          <table:table-cell office:value-type="float" office:value="0" calcext:value-type="float">
            <text:p>0</text:p>
          </table:table-cell>
          <table:table-cell office:value-type="float" office:value="489756" calcext:value-type="float">
            <text:p>489,756</text:p>
          </table:table-cell>
          <table:table-cell office:value-type="float" office:value="66086" calcext:value-type="float">
            <text:p>66,086</text:p>
          </table:table-cell>
          <table:table-cell office:value-type="float" office:value="115190" calcext:value-type="float">
            <text:p>115,190</text:p>
          </table:table-cell>
          <table:table-cell office:value-type="float" office:value="218387" calcext:value-type="float">
            <text:p>218,387</text:p>
          </table:table-cell>
          <table:table-cell office:value-type="float" office:value="260523" calcext:value-type="float">
            <text:p>260,523</text:p>
          </table:table-cell>
          <table:table-cell office:value-type="float" office:value="281361" calcext:value-type="float">
            <text:p>281,361</text:p>
          </table:table-cell>
          <table:table-cell office:value-type="float" office:value="2639838" calcext:value-type="float">
            <text:p>2,639,838</text:p>
          </table:table-cell>
          <table:table-cell office:value-type="float" office:value="573926" calcext:value-type="float">
            <text:p>573,926</text:p>
          </table:table-cell>
          <table:table-cell office:value-type="float" office:value="75474" calcext:value-type="float">
            <text:p>75,474</text:p>
          </table:table-cell>
          <table:table-cell office:value-type="float" office:value="649400" calcext:value-type="float">
            <text:p>649,400</text:p>
          </table:table-cell>
          <table:table-cell office:value-type="float" office:value="3289238" calcext:value-type="float">
            <text:p>3,289,238</text:p>
          </table:table-cell>
          <table:table-cell office:value-type="float" office:value="173022" calcext:value-type="float">
            <text:p>173,022</text:p>
          </table:table-cell>
          <table:table-cell office:value-type="float" office:value="107626" calcext:value-type="float">
            <text:p>107,6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231];&quot;,&quot;;[.E231];&quot;,&quot;;[.F231];&quot;,&quot;;[.G231];&quot;,&quot;;[.H231];&quot;,&quot;;[.I231];&quot;,&quot;;[.J231];&quot;,&quot;;[.K231];&quot;,&quot;;[.L231];&quot;,&quot;;[.M231];&quot;,&quot;;[.N231];&quot;,&quot;;[.P231];&quot;,&quot;;[.Q231];&quot;,&quot;;[.S231];&quot;,&quot;;[.T231];&quot;,&quot;;[.U231];&quot;,&quot;;[.V231];&quot;,&quot;;[.W231];&quot;,&quot;;[.X23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7,254973,111185,842377,0,489756,66086,115190,218387,260523,281361,573926,75474,3289238,173022,107626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7,254973,111185,842377,0,489756,66086,115190,218387,260523,281361,573926,75474,3289238,173022,107626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HEATON AREA PUBLIC SCHOOL DISTRICT</text:p>
          </table:table-cell>
          <table:table-cell office:value-type="float" office:value="803" calcext:value-type="float">
            <text:p>803</text:p>
          </table:table-cell>
          <table:table-cell table:formula="of:=VLOOKUP([.B232];[$Sheet2.A225:.C781];2)" office:value-type="float" office:value="238" calcext:value-type="float">
            <text:p>238</text:p>
          </table:table-cell>
          <table:table-cell office:value-type="float" office:value="361" calcext:value-type="float">
            <text:p>361</text:p>
          </table:table-cell>
          <table:table-cell office:value-type="float" office:value="309321" calcext:value-type="float">
            <text:p>309,321</text:p>
          </table:table-cell>
          <table:table-cell office:value-type="float" office:value="280216" calcext:value-type="float">
            <text:p>280,216</text:p>
          </table:table-cell>
          <table:table-cell office:value-type="float" office:value="2180042" calcext:value-type="float">
            <text:p>2,180,042</text:p>
          </table:table-cell>
          <table:table-cell office:value-type="float" office:value="152967" calcext:value-type="float">
            <text:p>152,967</text:p>
          </table:table-cell>
          <table:table-cell office:value-type="float" office:value="902011" calcext:value-type="float">
            <text:p>902,011</text:p>
          </table:table-cell>
          <table:table-cell office:value-type="float" office:value="463669" calcext:value-type="float">
            <text:p>463,669</text:p>
          </table:table-cell>
          <table:table-cell office:value-type="float" office:value="181092" calcext:value-type="float">
            <text:p>181,092</text:p>
          </table:table-cell>
          <table:table-cell office:value-type="float" office:value="88745" calcext:value-type="float">
            <text:p>88,745</text:p>
          </table:table-cell>
          <table:table-cell office:value-type="float" office:value="578147" calcext:value-type="float">
            <text:p>578,147</text:p>
          </table:table-cell>
          <table:table-cell office:value-type="float" office:value="458438" calcext:value-type="float">
            <text:p>458,438</text:p>
          </table:table-cell>
          <table:table-cell office:value-type="float" office:value="5594648" calcext:value-type="float">
            <text:p>5,594,648</text:p>
          </table:table-cell>
          <table:table-cell office:value-type="float" office:value="85737" calcext:value-type="float">
            <text:p>85,737</text:p>
          </table:table-cell>
          <table:table-cell office:value-type="float" office:value="35345" calcext:value-type="float">
            <text:p>35,345</text:p>
          </table:table-cell>
          <table:table-cell office:value-type="float" office:value="121082" calcext:value-type="float">
            <text:p>121,082</text:p>
          </table:table-cell>
          <table:table-cell office:value-type="float" office:value="5715730" calcext:value-type="float">
            <text:p>5,715,730</text:p>
          </table:table-cell>
          <table:table-cell office:value-type="float" office:value="215255" calcext:value-type="float">
            <text:p>215,255</text:p>
          </table:table-cell>
          <table:table-cell office:value-type="float" office:value="115902" calcext:value-type="float">
            <text:p>115,902</text:p>
          </table:table-cell>
          <table:table-cell office:value-type="float" office:value="855750" calcext:value-type="float">
            <text:p>855,750</text:p>
          </table:table-cell>
          <table:table-cell office:value-type="float" office:value="841895" calcext:value-type="float">
            <text:p>841,89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32];&quot;,&quot;;[.E232];&quot;,&quot;;[.F232];&quot;,&quot;;[.G232];&quot;,&quot;;[.H232];&quot;,&quot;;[.I232];&quot;,&quot;;[.J232];&quot;,&quot;;[.K232];&quot;,&quot;;[.L232];&quot;,&quot;;[.M232];&quot;,&quot;;[.N232];&quot;,&quot;;[.P232];&quot;,&quot;;[.Q232];&quot;,&quot;;[.S232];&quot;,&quot;;[.T232];&quot;,&quot;;[.U232];&quot;,&quot;;[.V232];&quot;,&quot;;[.W232];&quot;,&quot;;[.X23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8,309321,280216,2180042,152967,902011,463669,181092,88745,578147,458438,85737,35345,5715730,215255,115902,855750,84189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8,309321,280216,2180042,152967,902011,463669,181092,88745,578147,458438,85737,35345,5715730,215255,115902,855750,84189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basha-Kellogg School District</text:p>
          </table:table-cell>
          <table:table-cell office:value-type="float" office:value="811" calcext:value-type="float">
            <text:p>811</text:p>
          </table:table-cell>
          <table:table-cell table:formula="of:=VLOOKUP([.B233];[$Sheet2.A226:.C782];2)" office:value-type="float" office:value="239" calcext:value-type="float">
            <text:p>239</text:p>
          </table:table-cell>
          <table:table-cell office:value-type="float" office:value="893" calcext:value-type="float">
            <text:p>893</text:p>
          </table:table-cell>
          <table:table-cell office:value-type="float" office:value="496610" calcext:value-type="float">
            <text:p>496,610</text:p>
          </table:table-cell>
          <table:table-cell office:value-type="float" office:value="631396" calcext:value-type="float">
            <text:p>631,396</text:p>
          </table:table-cell>
          <table:table-cell office:value-type="float" office:value="5257749" calcext:value-type="float">
            <text:p>5,257,749</text:p>
          </table:table-cell>
          <table:table-cell office:value-type="float" office:value="126598" calcext:value-type="float">
            <text:p>126,598</text:p>
          </table:table-cell>
          <table:table-cell office:value-type="float" office:value="1946682" calcext:value-type="float">
            <text:p>1,946,682</text:p>
          </table:table-cell>
          <table:table-cell office:value-type="float" office:value="533700" calcext:value-type="float">
            <text:p>533,700</text:p>
          </table:table-cell>
          <table:table-cell office:value-type="float" office:value="270529" calcext:value-type="float">
            <text:p>270,529</text:p>
          </table:table-cell>
          <table:table-cell office:value-type="float" office:value="383582" calcext:value-type="float">
            <text:p>383,582</text:p>
          </table:table-cell>
          <table:table-cell office:value-type="float" office:value="687042" calcext:value-type="float">
            <text:p>687,042</text:p>
          </table:table-cell>
          <table:table-cell office:value-type="float" office:value="356916" calcext:value-type="float">
            <text:p>356,916</text:p>
          </table:table-cell>
          <table:table-cell office:value-type="float" office:value="10690803" calcext:value-type="float">
            <text:p>10,690,803</text:p>
          </table:table-cell>
          <table:table-cell office:value-type="float" office:value="173209" calcext:value-type="float">
            <text:p>173,209</text:p>
          </table:table-cell>
          <table:table-cell office:value-type="float" office:value="295332" calcext:value-type="float">
            <text:p>295,332</text:p>
          </table:table-cell>
          <table:table-cell office:value-type="float" office:value="468541" calcext:value-type="float">
            <text:p>468,541</text:p>
          </table:table-cell>
          <table:table-cell office:value-type="float" office:value="11159344" calcext:value-type="float">
            <text:p>11,159,344</text:p>
          </table:table-cell>
          <table:table-cell office:value-type="float" office:value="428620" calcext:value-type="float">
            <text:p>428,620</text:p>
          </table:table-cell>
          <table:table-cell office:value-type="float" office:value="416088" calcext:value-type="float">
            <text:p>416,088</text:p>
          </table:table-cell>
          <table:table-cell office:value-type="float" office:value="32826" calcext:value-type="float">
            <text:p>32,826</text:p>
          </table:table-cell>
          <table:table-cell office:value-type="float" office:value="816723" calcext:value-type="float">
            <text:p>816,72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33];&quot;,&quot;;[.E233];&quot;,&quot;;[.F233];&quot;,&quot;;[.G233];&quot;,&quot;;[.H233];&quot;,&quot;;[.I233];&quot;,&quot;;[.J233];&quot;,&quot;;[.K233];&quot;,&quot;;[.L233];&quot;,&quot;;[.M233];&quot;,&quot;;[.N233];&quot;,&quot;;[.P233];&quot;,&quot;;[.Q233];&quot;,&quot;;[.S233];&quot;,&quot;;[.T233];&quot;,&quot;;[.U233];&quot;,&quot;;[.V233];&quot;,&quot;;[.W233];&quot;,&quot;;[.X23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9,496610,631396,5257749,126598,1946682,533700,270529,383582,687042,356916,173209,295332,11159344,428620,416088,32826,81672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39,496610,631396,5257749,126598,1946682,533700,270529,383582,687042,356916,173209,295332,11159344,428620,416088,32826,81672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KE CITY PUBLIC SCHOOL DISTRICT</text:p>
          </table:table-cell>
          <table:table-cell office:value-type="float" office:value="813" calcext:value-type="float">
            <text:p>813</text:p>
          </table:table-cell>
          <table:table-cell table:formula="of:=VLOOKUP([.B234];[$Sheet2.A227:.C783];2)" office:value-type="float" office:value="240" calcext:value-type="float">
            <text:p>240</text:p>
          </table:table-cell>
          <table:table-cell office:value-type="float" office:value="1232" calcext:value-type="float">
            <text:p>1,232</text:p>
          </table:table-cell>
          <table:table-cell office:value-type="float" office:value="727508" calcext:value-type="float">
            <text:p>727,508</text:p>
          </table:table-cell>
          <table:table-cell office:value-type="float" office:value="741677" calcext:value-type="float">
            <text:p>741,677</text:p>
          </table:table-cell>
          <table:table-cell office:value-type="float" office:value="6609325" calcext:value-type="float">
            <text:p>6,609,325</text:p>
          </table:table-cell>
          <table:table-cell office:value-type="float" office:value="288768" calcext:value-type="float">
            <text:p>288,768</text:p>
          </table:table-cell>
          <table:table-cell office:value-type="float" office:value="2166639" calcext:value-type="float">
            <text:p>2,166,639</text:p>
          </table:table-cell>
          <table:table-cell office:value-type="float" office:value="716920" calcext:value-type="float">
            <text:p>716,920</text:p>
          </table:table-cell>
          <table:table-cell office:value-type="float" office:value="394632" calcext:value-type="float">
            <text:p>394,632</text:p>
          </table:table-cell>
          <table:table-cell office:value-type="float" office:value="413467" calcext:value-type="float">
            <text:p>413,467</text:p>
          </table:table-cell>
          <table:table-cell office:value-type="float" office:value="1273319" calcext:value-type="float">
            <text:p>1,273,319</text:p>
          </table:table-cell>
          <table:table-cell office:value-type="float" office:value="963498" calcext:value-type="float">
            <text:p>963,498</text:p>
          </table:table-cell>
          <table:table-cell office:value-type="float" office:value="14295753" calcext:value-type="float">
            <text:p>14,295,753</text:p>
          </table:table-cell>
          <table:table-cell office:value-type="float" office:value="536975" calcext:value-type="float">
            <text:p>536,975</text:p>
          </table:table-cell>
          <table:table-cell office:value-type="float" office:value="581888" calcext:value-type="float">
            <text:p>581,888</text:p>
          </table:table-cell>
          <table:table-cell office:value-type="float" office:value="1118864" calcext:value-type="float">
            <text:p>1,118,864</text:p>
          </table:table-cell>
          <table:table-cell office:value-type="float" office:value="15414616" calcext:value-type="float">
            <text:p>15,414,616</text:p>
          </table:table-cell>
          <table:table-cell office:value-type="float" office:value="897599" calcext:value-type="float">
            <text:p>897,599</text:p>
          </table:table-cell>
          <table:table-cell office:value-type="float" office:value="739970" calcext:value-type="float">
            <text:p>739,970</text:p>
          </table:table-cell>
          <table:table-cell office:value-type="float" office:value="0" calcext:value-type="float">
            <text:p>0</text:p>
          </table:table-cell>
          <table:table-cell office:value-type="float" office:value="1941381" calcext:value-type="float">
            <text:p>1,941,38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34];&quot;,&quot;;[.E234];&quot;,&quot;;[.F234];&quot;,&quot;;[.G234];&quot;,&quot;;[.H234];&quot;,&quot;;[.I234];&quot;,&quot;;[.J234];&quot;,&quot;;[.K234];&quot;,&quot;;[.L234];&quot;,&quot;;[.M234];&quot;,&quot;;[.N234];&quot;,&quot;;[.P234];&quot;,&quot;;[.Q234];&quot;,&quot;;[.S234];&quot;,&quot;;[.T234];&quot;,&quot;;[.U234];&quot;,&quot;;[.V234];&quot;,&quot;;[.W234];&quot;,&quot;;[.X23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0,727508,741677,6609325,288768,2166639,716920,394632,413467,1273319,963498,536975,581888,15414616,897599,739970,0,194138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0,727508,741677,6609325,288768,2166639,716920,394632,413467,1273319,963498,536975,581888,15414616,897599,739970,0,194138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RINSBURG PUBLIC SCHOOL DISTRICT</text:p>
          </table:table-cell>
          <table:table-cell office:value-type="float" office:value="815" calcext:value-type="float">
            <text:p>815</text:p>
          </table:table-cell>
          <table:table-cell table:formula="of:=VLOOKUP([.B235];[$Sheet2.A228:.C784];2)"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90605" calcext:value-type="float">
            <text:p>90,605</text:p>
          </table:table-cell>
          <table:table-cell office:value-type="float" office:value="0" calcext:value-type="float">
            <text:p>0</text:p>
          </table:table-cell>
          <table:table-cell office:value-type="float" office:value="14835" calcext:value-type="float">
            <text:p>14,835</text:p>
          </table:table-cell>
          <table:table-cell office:value-type="float" office:value="0" calcext:value-type="float">
            <text:p>0</text:p>
          </table:table-cell>
          <table:table-cell office:value-type="float" office:value="407697" calcext:value-type="float">
            <text:p>407,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68" calcext:value-type="float">
            <text:p>8,568</text:p>
          </table:table-cell>
          <table:table-cell office:value-type="float" office:value="37282" calcext:value-type="float">
            <text:p>37,282</text:p>
          </table:table-cell>
          <table:table-cell office:value-type="float" office:value="558987" calcext:value-type="float">
            <text:p>558,987</text:p>
          </table:table-cell>
          <table:table-cell office:value-type="float" office:value="5947" calcext:value-type="float">
            <text:p>5,947</text:p>
          </table:table-cell>
          <table:table-cell office:value-type="float" office:value="1779" calcext:value-type="float">
            <text:p>1,779</text:p>
          </table:table-cell>
          <table:table-cell office:value-type="float" office:value="7726" calcext:value-type="float">
            <text:p>7,726</text:p>
          </table:table-cell>
          <table:table-cell office:value-type="float" office:value="566713" calcext:value-type="float">
            <text:p>566,713</text:p>
          </table:table-cell>
          <table:table-cell office:value-type="float" office:value="0" calcext:value-type="float">
            <text:p>0</text:p>
          </table:table-cell>
          <table:table-cell office:value-type="float" office:value="45023" calcext:value-type="float">
            <text:p>45,02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235];&quot;,&quot;;[.E235];&quot;,&quot;;[.F235];&quot;,&quot;;[.G235];&quot;,&quot;;[.H235];&quot;,&quot;;[.I235];&quot;,&quot;;[.J235];&quot;,&quot;;[.K235];&quot;,&quot;;[.L235];&quot;,&quot;;[.M235];&quot;,&quot;;[.N235];&quot;,&quot;;[.P235];&quot;,&quot;;[.Q235];&quot;,&quot;;[.S235];&quot;,&quot;;[.T235];&quot;,&quot;;[.U235];&quot;,&quot;;[.V235];&quot;,&quot;;[.W235];&quot;,&quot;;[.X23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1,90605,0,14835,0,407697,0,0,0,8568,37282,5947,1779,566713,0,4502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1,90605,0,14835,0,407697,0,0,0,8568,37282,5947,1779,566713,0,4502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VERNDALE PUBLIC SCHOOL DISTRICT</text:p>
          </table:table-cell>
          <table:table-cell office:value-type="float" office:value="818" calcext:value-type="float">
            <text:p>818</text:p>
          </table:table-cell>
          <table:table-cell table:formula="of:=VLOOKUP([.B236];[$Sheet2.A229:.C785];2)" office:value-type="float" office:value="242" calcext:value-type="float">
            <text:p>242</text:p>
          </table:table-cell>
          <table:table-cell office:value-type="float" office:value="531" calcext:value-type="float">
            <text:p>531</text:p>
          </table:table-cell>
          <table:table-cell office:value-type="float" office:value="676745" calcext:value-type="float">
            <text:p>676,745</text:p>
          </table:table-cell>
          <table:table-cell office:value-type="float" office:value="171206" calcext:value-type="float">
            <text:p>171,206</text:p>
          </table:table-cell>
          <table:table-cell office:value-type="float" office:value="2638682" calcext:value-type="float">
            <text:p>2,638,682</text:p>
          </table:table-cell>
          <table:table-cell office:value-type="float" office:value="187242" calcext:value-type="float">
            <text:p>187,242</text:p>
          </table:table-cell>
          <table:table-cell office:value-type="float" office:value="955883" calcext:value-type="float">
            <text:p>955,883</text:p>
          </table:table-cell>
          <table:table-cell office:value-type="float" office:value="450731" calcext:value-type="float">
            <text:p>450,731</text:p>
          </table:table-cell>
          <table:table-cell office:value-type="float" office:value="105683" calcext:value-type="float">
            <text:p>105,683</text:p>
          </table:table-cell>
          <table:table-cell office:value-type="float" office:value="171529" calcext:value-type="float">
            <text:p>171,529</text:p>
          </table:table-cell>
          <table:table-cell office:value-type="float" office:value="489029" calcext:value-type="float">
            <text:p>489,029</text:p>
          </table:table-cell>
          <table:table-cell office:value-type="float" office:value="434023" calcext:value-type="float">
            <text:p>434,023</text:p>
          </table:table-cell>
          <table:table-cell office:value-type="float" office:value="6280751" calcext:value-type="float">
            <text:p>6,280,751</text:p>
          </table:table-cell>
          <table:table-cell office:value-type="float" office:value="202742" calcext:value-type="float">
            <text:p>202,742</text:p>
          </table:table-cell>
          <table:table-cell office:value-type="float" office:value="5055" calcext:value-type="float">
            <text:p>5,055</text:p>
          </table:table-cell>
          <table:table-cell office:value-type="float" office:value="207797" calcext:value-type="float">
            <text:p>207,797</text:p>
          </table:table-cell>
          <table:table-cell office:value-type="float" office:value="6488548" calcext:value-type="float">
            <text:p>6,488,548</text:p>
          </table:table-cell>
          <table:table-cell office:value-type="float" office:value="434720" calcext:value-type="float">
            <text:p>434,720</text:p>
          </table:table-cell>
          <table:table-cell office:value-type="float" office:value="136348" calcext:value-type="float">
            <text:p>136,348</text:p>
          </table:table-cell>
          <table:table-cell office:value-type="float" office:value="916784" calcext:value-type="float">
            <text:p>916,784</text:p>
          </table:table-cell>
          <table:table-cell office:value-type="float" office:value="4195795" calcext:value-type="float">
            <text:p>4,195,79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36];&quot;,&quot;;[.E236];&quot;,&quot;;[.F236];&quot;,&quot;;[.G236];&quot;,&quot;;[.H236];&quot;,&quot;;[.I236];&quot;,&quot;;[.J236];&quot;,&quot;;[.K236];&quot;,&quot;;[.L236];&quot;,&quot;;[.M236];&quot;,&quot;;[.N236];&quot;,&quot;;[.P236];&quot;,&quot;;[.Q236];&quot;,&quot;;[.S236];&quot;,&quot;;[.T236];&quot;,&quot;;[.U236];&quot;,&quot;;[.V236];&quot;,&quot;;[.W236];&quot;,&quot;;[.X23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2,676745,171206,2638682,187242,955883,450731,105683,171529,489029,434023,202742,5055,6488548,434720,136348,916784,419579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2,676745,171206,2638682,187242,955883,450731,105683,171529,489029,434023,202742,5055,6488548,434720,136348,916784,419579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EBEKA PUBLIC SCHOOL DISTRICT</text:p>
          </table:table-cell>
          <table:table-cell office:value-type="float" office:value="820" calcext:value-type="float">
            <text:p>820</text:p>
          </table:table-cell>
          <table:table-cell table:formula="of:=VLOOKUP([.B237];[$Sheet2.A230:.C786];2)" office:value-type="float" office:value="243" calcext:value-type="float">
            <text:p>243</text:p>
          </table:table-cell>
          <table:table-cell office:value-type="float" office:value="466" calcext:value-type="float">
            <text:p>466</text:p>
          </table:table-cell>
          <table:table-cell office:value-type="float" office:value="459556" calcext:value-type="float">
            <text:p>459,556</text:p>
          </table:table-cell>
          <table:table-cell office:value-type="float" office:value="186433" calcext:value-type="float">
            <text:p>186,433</text:p>
          </table:table-cell>
          <table:table-cell office:value-type="float" office:value="2964800" calcext:value-type="float">
            <text:p>2,964,800</text:p>
          </table:table-cell>
          <table:table-cell office:value-type="float" office:value="392274" calcext:value-type="float">
            <text:p>392,274</text:p>
          </table:table-cell>
          <table:table-cell office:value-type="float" office:value="943151" calcext:value-type="float">
            <text:p>943,151</text:p>
          </table:table-cell>
          <table:table-cell office:value-type="float" office:value="465198" calcext:value-type="float">
            <text:p>465,198</text:p>
          </table:table-cell>
          <table:table-cell office:value-type="float" office:value="173233" calcext:value-type="float">
            <text:p>173,233</text:p>
          </table:table-cell>
          <table:table-cell office:value-type="float" office:value="118681" calcext:value-type="float">
            <text:p>118,681</text:p>
          </table:table-cell>
          <table:table-cell office:value-type="float" office:value="660684" calcext:value-type="float">
            <text:p>660,684</text:p>
          </table:table-cell>
          <table:table-cell office:value-type="float" office:value="557888" calcext:value-type="float">
            <text:p>557,888</text:p>
          </table:table-cell>
          <table:table-cell office:value-type="float" office:value="6921898" calcext:value-type="float">
            <text:p>6,921,898</text:p>
          </table:table-cell>
          <table:table-cell office:value-type="float" office:value="502917" calcext:value-type="float">
            <text:p>502,917</text:p>
          </table:table-cell>
          <table:table-cell office:value-type="float" office:value="74456" calcext:value-type="float">
            <text:p>74,456</text:p>
          </table:table-cell>
          <table:table-cell office:value-type="float" office:value="577373" calcext:value-type="float">
            <text:p>577,373</text:p>
          </table:table-cell>
          <table:table-cell office:value-type="float" office:value="7499272" calcext:value-type="float">
            <text:p>7,499,272</text:p>
          </table:table-cell>
          <table:table-cell office:value-type="float" office:value="423729" calcext:value-type="float">
            <text:p>423,729</text:p>
          </table:table-cell>
          <table:table-cell office:value-type="float" office:value="137087" calcext:value-type="float">
            <text:p>137,087</text:p>
          </table:table-cell>
          <table:table-cell office:value-type="float" office:value="21367" calcext:value-type="float">
            <text:p>21,367</text:p>
          </table:table-cell>
          <table:table-cell office:value-type="float" office:value="930131" calcext:value-type="float">
            <text:p>930,13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37];&quot;,&quot;;[.E237];&quot;,&quot;;[.F237];&quot;,&quot;;[.G237];&quot;,&quot;;[.H237];&quot;,&quot;;[.I237];&quot;,&quot;;[.J237];&quot;,&quot;;[.K237];&quot;,&quot;;[.L237];&quot;,&quot;;[.M237];&quot;,&quot;;[.N237];&quot;,&quot;;[.P237];&quot;,&quot;;[.Q237];&quot;,&quot;;[.S237];&quot;,&quot;;[.T237];&quot;,&quot;;[.U237];&quot;,&quot;;[.V237];&quot;,&quot;;[.W237];&quot;,&quot;;[.X23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3,459556,186433,2964800,392274,943151,465198,173233,118681,660684,557888,502917,74456,7499272,423729,137087,21367,93013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3,459556,186433,2964800,392274,943151,465198,173233,118681,660684,557888,502917,74456,7499272,423729,137087,21367,93013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ENAHGA PUBLIC SCHOOL DISTRICT</text:p>
          </table:table-cell>
          <table:table-cell office:value-type="float" office:value="821" calcext:value-type="float">
            <text:p>821</text:p>
          </table:table-cell>
          <table:table-cell table:formula="of:=VLOOKUP([.B238];[$Sheet2.A231:.C787];2)" office:value-type="float" office:value="244" calcext:value-type="float">
            <text:p>244</text:p>
          </table:table-cell>
          <table:table-cell office:value-type="float" office:value="986" calcext:value-type="float">
            <text:p>986</text:p>
          </table:table-cell>
          <table:table-cell office:value-type="float" office:value="696028" calcext:value-type="float">
            <text:p>696,028</text:p>
          </table:table-cell>
          <table:table-cell office:value-type="float" office:value="440077" calcext:value-type="float">
            <text:p>440,077</text:p>
          </table:table-cell>
          <table:table-cell office:value-type="float" office:value="4639812" calcext:value-type="float">
            <text:p>4,639,812</text:p>
          </table:table-cell>
          <table:table-cell office:value-type="float" office:value="158469" calcext:value-type="float">
            <text:p>158,469</text:p>
          </table:table-cell>
          <table:table-cell office:value-type="float" office:value="1964764" calcext:value-type="float">
            <text:p>1,964,764</text:p>
          </table:table-cell>
          <table:table-cell office:value-type="float" office:value="495887" calcext:value-type="float">
            <text:p>495,887</text:p>
          </table:table-cell>
          <table:table-cell office:value-type="float" office:value="288617" calcext:value-type="float">
            <text:p>288,617</text:p>
          </table:table-cell>
          <table:table-cell office:value-type="float" office:value="236750" calcext:value-type="float">
            <text:p>236,750</text:p>
          </table:table-cell>
          <table:table-cell office:value-type="float" office:value="796759" calcext:value-type="float">
            <text:p>796,759</text:p>
          </table:table-cell>
          <table:table-cell office:value-type="float" office:value="991923" calcext:value-type="float">
            <text:p>991,923</text:p>
          </table:table-cell>
          <table:table-cell office:value-type="float" office:value="10709087" calcext:value-type="float">
            <text:p>10,709,087</text:p>
          </table:table-cell>
          <table:table-cell office:value-type="float" office:value="375365" calcext:value-type="float">
            <text:p>375,365</text:p>
          </table:table-cell>
          <table:table-cell office:value-type="float" office:value="263604" calcext:value-type="float">
            <text:p>263,604</text:p>
          </table:table-cell>
          <table:table-cell office:value-type="float" office:value="638968" calcext:value-type="float">
            <text:p>638,968</text:p>
          </table:table-cell>
          <table:table-cell office:value-type="float" office:value="11348055" calcext:value-type="float">
            <text:p>11,348,055</text:p>
          </table:table-cell>
          <table:table-cell office:value-type="float" office:value="785510" calcext:value-type="float">
            <text:p>785,510</text:p>
          </table:table-cell>
          <table:table-cell office:value-type="float" office:value="193490" calcext:value-type="float">
            <text:p>193,490</text:p>
          </table:table-cell>
          <table:table-cell office:value-type="float" office:value="0" calcext:value-type="float">
            <text:p>0</text:p>
          </table:table-cell>
          <table:table-cell office:value-type="float" office:value="1034013" calcext:value-type="float">
            <text:p>1,034,01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38];&quot;,&quot;;[.E238];&quot;,&quot;;[.F238];&quot;,&quot;;[.G238];&quot;,&quot;;[.H238];&quot;,&quot;;[.I238];&quot;,&quot;;[.J238];&quot;,&quot;;[.K238];&quot;,&quot;;[.L238];&quot;,&quot;;[.M238];&quot;,&quot;;[.N238];&quot;,&quot;;[.P238];&quot;,&quot;;[.Q238];&quot;,&quot;;[.S238];&quot;,&quot;;[.T238];&quot;,&quot;;[.U238];&quot;,&quot;;[.V238];&quot;,&quot;;[.W238];&quot;,&quot;;[.X23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4,696028,440077,4639812,158469,1964764,495887,288617,236750,796759,991923,375365,263604,11348055,785510,193490,0,103401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4,696028,440077,4639812,158469,1964764,495887,288617,236750,796759,991923,375365,263604,11348055,785510,193490,0,103401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SECA PUBLIC SCHOOL DISTRICT</text:p>
          </table:table-cell>
          <table:table-cell office:value-type="float" office:value="829" calcext:value-type="float">
            <text:p>829</text:p>
          </table:table-cell>
          <table:table-cell table:formula="of:=VLOOKUP([.B239];[$Sheet2.A232:.C788];2)" office:value-type="float" office:value="245" calcext:value-type="float">
            <text:p>245</text:p>
          </table:table-cell>
          <table:table-cell office:value-type="float" office:value="1788" calcext:value-type="float">
            <text:p>1,788</text:p>
          </table:table-cell>
          <table:table-cell office:value-type="float" office:value="1211143" calcext:value-type="float">
            <text:p>1,211,143</text:p>
          </table:table-cell>
          <table:table-cell office:value-type="float" office:value="940618" calcext:value-type="float">
            <text:p>940,618</text:p>
          </table:table-cell>
          <table:table-cell office:value-type="float" office:value="9200185" calcext:value-type="float">
            <text:p>9,200,185</text:p>
          </table:table-cell>
          <table:table-cell office:value-type="float" office:value="338726" calcext:value-type="float">
            <text:p>338,726</text:p>
          </table:table-cell>
          <table:table-cell office:value-type="float" office:value="5549950" calcext:value-type="float">
            <text:p>5,549,950</text:p>
          </table:table-cell>
          <table:table-cell office:value-type="float" office:value="834241" calcext:value-type="float">
            <text:p>834,241</text:p>
          </table:table-cell>
          <table:table-cell office:value-type="float" office:value="2242012" calcext:value-type="float">
            <text:p>2,242,012</text:p>
          </table:table-cell>
          <table:table-cell office:value-type="float" office:value="612934" calcext:value-type="float">
            <text:p>612,934</text:p>
          </table:table-cell>
          <table:table-cell office:value-type="float" office:value="2183518" calcext:value-type="float">
            <text:p>2,183,518</text:p>
          </table:table-cell>
          <table:table-cell office:value-type="float" office:value="1596685" calcext:value-type="float">
            <text:p>1,596,685</text:p>
          </table:table-cell>
          <table:table-cell office:value-type="float" office:value="24710012" calcext:value-type="float">
            <text:p>24,710,012</text:p>
          </table:table-cell>
          <table:table-cell office:value-type="float" office:value="776433" calcext:value-type="float">
            <text:p>776,433</text:p>
          </table:table-cell>
          <table:table-cell office:value-type="float" office:value="261042" calcext:value-type="float">
            <text:p>261,042</text:p>
          </table:table-cell>
          <table:table-cell office:value-type="float" office:value="1037475" calcext:value-type="float">
            <text:p>1,037,475</text:p>
          </table:table-cell>
          <table:table-cell office:value-type="float" office:value="25747487" calcext:value-type="float">
            <text:p>25,747,487</text:p>
          </table:table-cell>
          <table:table-cell office:value-type="float" office:value="1248020" calcext:value-type="float">
            <text:p>1,248,020</text:p>
          </table:table-cell>
          <table:table-cell office:value-type="float" office:value="1167765" calcext:value-type="float">
            <text:p>1,167,765</text:p>
          </table:table-cell>
          <table:table-cell office:value-type="float" office:value="256553" calcext:value-type="float">
            <text:p>256,553</text:p>
          </table:table-cell>
          <table:table-cell office:value-type="float" office:value="2991910" calcext:value-type="float">
            <text:p>2,991,9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39];&quot;,&quot;;[.E239];&quot;,&quot;;[.F239];&quot;,&quot;;[.G239];&quot;,&quot;;[.H239];&quot;,&quot;;[.I239];&quot;,&quot;;[.J239];&quot;,&quot;;[.K239];&quot;,&quot;;[.L239];&quot;,&quot;;[.M239];&quot;,&quot;;[.N239];&quot;,&quot;;[.P239];&quot;,&quot;;[.Q239];&quot;,&quot;;[.S239];&quot;,&quot;;[.T239];&quot;,&quot;;[.U239];&quot;,&quot;;[.V239];&quot;,&quot;;[.W239];&quot;,&quot;;[.X23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5,1211143,940618,9200185,338726,5549950,834241,2242012,612934,2183518,1596685,776433,261042,25747487,1248020,1167765,256553,299191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5,1211143,940618,9200185,338726,5549950,834241,2242012,612934,2183518,1596685,776433,261042,25747487,1248020,1167765,256553,299191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OREST LAKE PUBLIC SCHOOL DISTRICT</text:p>
          </table:table-cell>
          <table:table-cell office:value-type="float" office:value="831" calcext:value-type="float">
            <text:p>831</text:p>
          </table:table-cell>
          <table:table-cell table:formula="of:=VLOOKUP([.B240];[$Sheet2.A233:.C789];2)" office:value-type="float" office:value="246" calcext:value-type="float">
            <text:p>246</text:p>
          </table:table-cell>
          <table:table-cell office:value-type="float" office:value="5953" calcext:value-type="float">
            <text:p>5,953</text:p>
          </table:table-cell>
          <table:table-cell office:value-type="float" office:value="3956413" calcext:value-type="float">
            <text:p>3,956,413</text:p>
          </table:table-cell>
          <table:table-cell office:value-type="float" office:value="3062455" calcext:value-type="float">
            <text:p>3,062,455</text:p>
          </table:table-cell>
          <table:table-cell office:value-type="float" office:value="27586994" calcext:value-type="float">
            <text:p>27,586,994</text:p>
          </table:table-cell>
          <table:table-cell office:value-type="float" office:value="1393718" calcext:value-type="float">
            <text:p>1,393,718</text:p>
          </table:table-cell>
          <table:table-cell office:value-type="float" office:value="15052691" calcext:value-type="float">
            <text:p>15,052,691</text:p>
          </table:table-cell>
          <table:table-cell office:value-type="float" office:value="2349982" calcext:value-type="float">
            <text:p>2,349,982</text:p>
          </table:table-cell>
          <table:table-cell office:value-type="float" office:value="6402475" calcext:value-type="float">
            <text:p>6,402,475</text:p>
          </table:table-cell>
          <table:table-cell office:value-type="float" office:value="2815827" calcext:value-type="float">
            <text:p>2,815,827</text:p>
          </table:table-cell>
          <table:table-cell office:value-type="float" office:value="7688051" calcext:value-type="float">
            <text:p>7,688,051</text:p>
          </table:table-cell>
          <table:table-cell office:value-type="float" office:value="7176884" calcext:value-type="float">
            <text:p>7,176,884</text:p>
          </table:table-cell>
          <table:table-cell office:value-type="float" office:value="77485490" calcext:value-type="float">
            <text:p>77,485,490</text:p>
          </table:table-cell>
          <table:table-cell office:value-type="float" office:value="7858518" calcext:value-type="float">
            <text:p>7,858,518</text:p>
          </table:table-cell>
          <table:table-cell office:value-type="float" office:value="1414152" calcext:value-type="float">
            <text:p>1,414,152</text:p>
          </table:table-cell>
          <table:table-cell office:value-type="float" office:value="9272670" calcext:value-type="float">
            <text:p>9,272,670</text:p>
          </table:table-cell>
          <table:table-cell office:value-type="float" office:value="86758160" calcext:value-type="float">
            <text:p>86,758,160</text:p>
          </table:table-cell>
          <table:table-cell office:value-type="float" office:value="4484589" calcext:value-type="float">
            <text:p>4,484,589</text:p>
          </table:table-cell>
          <table:table-cell office:value-type="float" office:value="4886098" calcext:value-type="float">
            <text:p>4,886,098</text:p>
          </table:table-cell>
          <table:table-cell office:value-type="float" office:value="3299765" calcext:value-type="float">
            <text:p>3,299,765</text:p>
          </table:table-cell>
          <table:table-cell office:value-type="float" office:value="9507713" calcext:value-type="float">
            <text:p>9,507,713</text:p>
          </table:table-cell>
          <table:table-cell office:value-type="float" office:value="528600" calcext:value-type="float">
            <text:p>528,600</text:p>
          </table:table-cell>
          <table:table-cell/>
          <table:table-cell table:formula="of:=CONCATENATE([.$Z$3];[.$Y$3];[.C240];&quot;,&quot;;[.E240];&quot;,&quot;;[.F240];&quot;,&quot;;[.G240];&quot;,&quot;;[.H240];&quot;,&quot;;[.I240];&quot;,&quot;;[.J240];&quot;,&quot;;[.K240];&quot;,&quot;;[.L240];&quot;,&quot;;[.M240];&quot;,&quot;;[.N240];&quot;,&quot;;[.P240];&quot;,&quot;;[.Q240];&quot;,&quot;;[.S240];&quot;,&quot;;[.T240];&quot;,&quot;;[.U240];&quot;,&quot;;[.V240];&quot;,&quot;;[.W240];&quot;,&quot;;[.X24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6,3956413,3062455,27586994,1393718,15052691,2349982,6402475,2815827,7688051,7176884,7858518,1414152,86758160,4484589,4886098,3299765,9507713,52860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6,3956413,3062455,27586994,1393718,15052691,2349982,6402475,2815827,7688051,7176884,7858518,1414152,86758160,4484589,4886098,3299765,9507713,52860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HTOMEDI PUBLIC SCHOOL DISTRICT</text:p>
          </table:table-cell>
          <table:table-cell office:value-type="float" office:value="832" calcext:value-type="float">
            <text:p>832</text:p>
          </table:table-cell>
          <table:table-cell table:formula="of:=VLOOKUP([.B241];[$Sheet2.A234:.C790];2)" office:value-type="float" office:value="247" calcext:value-type="float">
            <text:p>247</text:p>
          </table:table-cell>
          <table:table-cell office:value-type="float" office:value="3180" calcext:value-type="float">
            <text:p>3,180</text:p>
          </table:table-cell>
          <table:table-cell office:value-type="float" office:value="2270761" calcext:value-type="float">
            <text:p>2,270,761</text:p>
          </table:table-cell>
          <table:table-cell office:value-type="float" office:value="1259705" calcext:value-type="float">
            <text:p>1,259,705</text:p>
          </table:table-cell>
          <table:table-cell office:value-type="float" office:value="19831759" calcext:value-type="float">
            <text:p>19,831,759</text:p>
          </table:table-cell>
          <table:table-cell office:value-type="float" office:value="746583" calcext:value-type="float">
            <text:p>746,583</text:p>
          </table:table-cell>
          <table:table-cell office:value-type="float" office:value="7604011" calcext:value-type="float">
            <text:p>7,604,011</text:p>
          </table:table-cell>
          <table:table-cell office:value-type="float" office:value="1689957" calcext:value-type="float">
            <text:p>1,689,957</text:p>
          </table:table-cell>
          <table:table-cell office:value-type="float" office:value="1658336" calcext:value-type="float">
            <text:p>1,658,336</text:p>
          </table:table-cell>
          <table:table-cell office:value-type="float" office:value="1777638" calcext:value-type="float">
            <text:p>1,777,638</text:p>
          </table:table-cell>
          <table:table-cell office:value-type="float" office:value="2937246" calcext:value-type="float">
            <text:p>2,937,246</text:p>
          </table:table-cell>
          <table:table-cell office:value-type="float" office:value="2034547" calcext:value-type="float">
            <text:p>2,034,547</text:p>
          </table:table-cell>
          <table:table-cell office:value-type="float" office:value="41810544" calcext:value-type="float">
            <text:p>41,810,544</text:p>
          </table:table-cell>
          <table:table-cell office:value-type="float" office:value="1910173" calcext:value-type="float">
            <text:p>1,910,173</text:p>
          </table:table-cell>
          <table:table-cell office:value-type="float" office:value="402458" calcext:value-type="float">
            <text:p>402,458</text:p>
          </table:table-cell>
          <table:table-cell office:value-type="float" office:value="2312631" calcext:value-type="float">
            <text:p>2,312,631</text:p>
          </table:table-cell>
          <table:table-cell office:value-type="float" office:value="44123176" calcext:value-type="float">
            <text:p>44,123,176</text:p>
          </table:table-cell>
          <table:table-cell office:value-type="float" office:value="1523627" calcext:value-type="float">
            <text:p>1,523,627</text:p>
          </table:table-cell>
          <table:table-cell office:value-type="float" office:value="2211986" calcext:value-type="float">
            <text:p>2,211,986</text:p>
          </table:table-cell>
          <table:table-cell office:value-type="float" office:value="2960952" calcext:value-type="float">
            <text:p>2,960,952</text:p>
          </table:table-cell>
          <table:table-cell office:value-type="float" office:value="4755005" calcext:value-type="float">
            <text:p>4,755,005</text:p>
          </table:table-cell>
          <table:table-cell office:value-type="float" office:value="321808" calcext:value-type="float">
            <text:p>321,808</text:p>
          </table:table-cell>
          <table:table-cell/>
          <table:table-cell table:formula="of:=CONCATENATE([.$Z$3];[.$Y$3];[.C241];&quot;,&quot;;[.E241];&quot;,&quot;;[.F241];&quot;,&quot;;[.G241];&quot;,&quot;;[.H241];&quot;,&quot;;[.I241];&quot;,&quot;;[.J241];&quot;,&quot;;[.K241];&quot;,&quot;;[.L241];&quot;,&quot;;[.M241];&quot;,&quot;;[.N241];&quot;,&quot;;[.P241];&quot;,&quot;;[.Q241];&quot;,&quot;;[.S241];&quot;,&quot;;[.T241];&quot;,&quot;;[.U241];&quot;,&quot;;[.V241];&quot;,&quot;;[.W241];&quot;,&quot;;[.X24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7,2270761,1259705,19831759,746583,7604011,1689957,1658336,1777638,2937246,2034547,1910173,402458,44123176,1523627,2211986,2960952,4755005,321808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7,2270761,1259705,19831759,746583,7604011,1689957,1658336,1777638,2937246,2034547,1910173,402458,44123176,1523627,2211986,2960952,4755005,321808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outh Washington County Schools</text:p>
          </table:table-cell>
          <table:table-cell office:value-type="float" office:value="833" calcext:value-type="float">
            <text:p>833</text:p>
          </table:table-cell>
          <table:table-cell table:formula="of:=VLOOKUP([.B242];[$Sheet2.A235:.C791];2)" office:value-type="float" office:value="248" calcext:value-type="float">
            <text:p>248</text:p>
          </table:table-cell>
          <table:table-cell office:value-type="float" office:value="18627" calcext:value-type="float">
            <text:p>18,627</text:p>
          </table:table-cell>
          <table:table-cell office:value-type="float" office:value="10635573" calcext:value-type="float">
            <text:p>10,635,573</text:p>
          </table:table-cell>
          <table:table-cell office:value-type="float" office:value="10830476" calcext:value-type="float">
            <text:p>10,830,476</text:p>
          </table:table-cell>
          <table:table-cell office:value-type="float" office:value="110656942" calcext:value-type="float">
            <text:p>110,656,942</text:p>
          </table:table-cell>
          <table:table-cell office:value-type="float" office:value="2144063" calcext:value-type="float">
            <text:p>2,144,063</text:p>
          </table:table-cell>
          <table:table-cell office:value-type="float" office:value="50088933" calcext:value-type="float">
            <text:p>50,088,933</text:p>
          </table:table-cell>
          <table:table-cell office:value-type="float" office:value="4860372" calcext:value-type="float">
            <text:p>4,860,372</text:p>
          </table:table-cell>
          <table:table-cell office:value-type="float" office:value="9218016" calcext:value-type="float">
            <text:p>9,218,016</text:p>
          </table:table-cell>
          <table:table-cell office:value-type="float" office:value="9751683" calcext:value-type="float">
            <text:p>9,751,683</text:p>
          </table:table-cell>
          <table:table-cell office:value-type="float" office:value="19072543" calcext:value-type="float">
            <text:p>19,072,543</text:p>
          </table:table-cell>
          <table:table-cell office:value-type="float" office:value="17108809" calcext:value-type="float">
            <text:p>17,108,809</text:p>
          </table:table-cell>
          <table:table-cell office:value-type="float" office:value="244367408" calcext:value-type="float">
            <text:p>244,367,408</text:p>
          </table:table-cell>
          <table:table-cell office:value-type="float" office:value="7823896" calcext:value-type="float">
            <text:p>7,823,896</text:p>
          </table:table-cell>
          <table:table-cell office:value-type="float" office:value="9526329" calcext:value-type="float">
            <text:p>9,526,329</text:p>
          </table:table-cell>
          <table:table-cell office:value-type="float" office:value="17350225" calcext:value-type="float">
            <text:p>17,350,225</text:p>
          </table:table-cell>
          <table:table-cell office:value-type="float" office:value="261717633" calcext:value-type="float">
            <text:p>261,717,633</text:p>
          </table:table-cell>
          <table:table-cell office:value-type="float" office:value="11289462" calcext:value-type="float">
            <text:p>11,289,462</text:p>
          </table:table-cell>
          <table:table-cell office:value-type="float" office:value="12787476" calcext:value-type="float">
            <text:p>12,787,476</text:p>
          </table:table-cell>
          <table:table-cell office:value-type="float" office:value="17713697" calcext:value-type="float">
            <text:p>17,713,697</text:p>
          </table:table-cell>
          <table:table-cell office:value-type="float" office:value="32358927" calcext:value-type="float">
            <text:p>32,358,927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42];&quot;,&quot;;[.E242];&quot;,&quot;;[.F242];&quot;,&quot;;[.G242];&quot;,&quot;;[.H242];&quot;,&quot;;[.I242];&quot;,&quot;;[.J242];&quot;,&quot;;[.K242];&quot;,&quot;;[.L242];&quot;,&quot;;[.M242];&quot;,&quot;;[.N242];&quot;,&quot;;[.P242];&quot;,&quot;;[.Q242];&quot;,&quot;;[.S242];&quot;,&quot;;[.T242];&quot;,&quot;;[.U242];&quot;,&quot;;[.V242];&quot;,&quot;;[.W242];&quot;,&quot;;[.X24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8,10635573,10830476,110656942,2144063,50088933,4860372,9218016,9751683,19072543,17108809,7823896,9526329,261717633,11289462,12787476,17713697,32358927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8,10635573,10830476,110656942,2144063,50088933,4860372,9218016,9751683,19072543,17108809,7823896,9526329,261717633,11289462,12787476,17713697,32358927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illwater Area Public Schools</text:p>
          </table:table-cell>
          <table:table-cell office:value-type="float" office:value="834" calcext:value-type="float">
            <text:p>834</text:p>
          </table:table-cell>
          <table:table-cell table:formula="of:=VLOOKUP([.B243];[$Sheet2.A236:.C792];2)" office:value-type="float" office:value="249" calcext:value-type="float">
            <text:p>249</text:p>
          </table:table-cell>
          <table:table-cell office:value-type="float" office:value="8127" calcext:value-type="float">
            <text:p>8,127</text:p>
          </table:table-cell>
          <table:table-cell office:value-type="float" office:value="5126400" calcext:value-type="float">
            <text:p>5,126,400</text:p>
          </table:table-cell>
          <table:table-cell office:value-type="float" office:value="3545946" calcext:value-type="float">
            <text:p>3,545,946</text:p>
          </table:table-cell>
          <table:table-cell office:value-type="float" office:value="48032652" calcext:value-type="float">
            <text:p>48,032,652</text:p>
          </table:table-cell>
          <table:table-cell office:value-type="float" office:value="1583006" calcext:value-type="float">
            <text:p>1,583,006</text:p>
          </table:table-cell>
          <table:table-cell office:value-type="float" office:value="22627515" calcext:value-type="float">
            <text:p>22,627,515</text:p>
          </table:table-cell>
          <table:table-cell office:value-type="float" office:value="2376014" calcext:value-type="float">
            <text:p>2,376,014</text:p>
          </table:table-cell>
          <table:table-cell office:value-type="float" office:value="6008589" calcext:value-type="float">
            <text:p>6,008,589</text:p>
          </table:table-cell>
          <table:table-cell office:value-type="float" office:value="5012062" calcext:value-type="float">
            <text:p>5,012,062</text:p>
          </table:table-cell>
          <table:table-cell office:value-type="float" office:value="9595858" calcext:value-type="float">
            <text:p>9,595,858</text:p>
          </table:table-cell>
          <table:table-cell office:value-type="float" office:value="7095924" calcext:value-type="float">
            <text:p>7,095,924</text:p>
          </table:table-cell>
          <table:table-cell office:value-type="float" office:value="111003967" calcext:value-type="float">
            <text:p>111,003,967</text:p>
          </table:table-cell>
          <table:table-cell office:value-type="float" office:value="4473503" calcext:value-type="float">
            <text:p>4,473,503</text:p>
          </table:table-cell>
          <table:table-cell office:value-type="float" office:value="3141012" calcext:value-type="float">
            <text:p>3,141,012</text:p>
          </table:table-cell>
          <table:table-cell office:value-type="float" office:value="7614515" calcext:value-type="float">
            <text:p>7,614,515</text:p>
          </table:table-cell>
          <table:table-cell office:value-type="float" office:value="118618482" calcext:value-type="float">
            <text:p>118,618,482</text:p>
          </table:table-cell>
          <table:table-cell office:value-type="float" office:value="4748398" calcext:value-type="float">
            <text:p>4,748,398</text:p>
          </table:table-cell>
          <table:table-cell office:value-type="float" office:value="7505016" calcext:value-type="float">
            <text:p>7,505,016</text:p>
          </table:table-cell>
          <table:table-cell office:value-type="float" office:value="6078733" calcext:value-type="float">
            <text:p>6,078,733</text:p>
          </table:table-cell>
          <table:table-cell office:value-type="float" office:value="10395896" calcext:value-type="float">
            <text:p>10,395,89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43];&quot;,&quot;;[.E243];&quot;,&quot;;[.F243];&quot;,&quot;;[.G243];&quot;,&quot;;[.H243];&quot;,&quot;;[.I243];&quot;,&quot;;[.J243];&quot;,&quot;;[.K243];&quot;,&quot;;[.L243];&quot;,&quot;;[.M243];&quot;,&quot;;[.N243];&quot;,&quot;;[.P243];&quot;,&quot;;[.Q243];&quot;,&quot;;[.S243];&quot;,&quot;;[.T243];&quot;,&quot;;[.U243];&quot;,&quot;;[.V243];&quot;,&quot;;[.W243];&quot;,&quot;;[.X24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9,5126400,3545946,48032652,1583006,22627515,2376014,6008589,5012062,9595858,7095924,4473503,3141012,118618482,4748398,7505016,6078733,1039589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49,5126400,3545946,48032652,1583006,22627515,2376014,6008589,5012062,9595858,7095924,4473503,3141012,118618482,4748398,7505016,6078733,1039589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UTTERFIELD PUBLIC SCHOOL DISTRICT</text:p>
          </table:table-cell>
          <table:table-cell office:value-type="float" office:value="836" calcext:value-type="float">
            <text:p>836</text:p>
          </table:table-cell>
          <table:table-cell table:formula="of:=VLOOKUP([.B244];[$Sheet2.A237:.C793];2)"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351193" calcext:value-type="float">
            <text:p>351,193</text:p>
          </table:table-cell>
          <table:table-cell office:value-type="float" office:value="177680" calcext:value-type="float">
            <text:p>177,680</text:p>
          </table:table-cell>
          <table:table-cell office:value-type="float" office:value="1433290" calcext:value-type="float">
            <text:p>1,433,290</text:p>
          </table:table-cell>
          <table:table-cell office:value-type="float" office:value="49365" calcext:value-type="float">
            <text:p>49,365</text:p>
          </table:table-cell>
          <table:table-cell office:value-type="float" office:value="392680" calcext:value-type="float">
            <text:p>392,680</text:p>
          </table:table-cell>
          <table:table-cell office:value-type="float" office:value="76478" calcext:value-type="float">
            <text:p>76,478</text:p>
          </table:table-cell>
          <table:table-cell office:value-type="float" office:value="63917" calcext:value-type="float">
            <text:p>63,917</text:p>
          </table:table-cell>
          <table:table-cell office:value-type="float" office:value="207378" calcext:value-type="float">
            <text:p>207,378</text:p>
          </table:table-cell>
          <table:table-cell office:value-type="float" office:value="282823" calcext:value-type="float">
            <text:p>282,823</text:p>
          </table:table-cell>
          <table:table-cell office:value-type="float" office:value="173436" calcext:value-type="float">
            <text:p>173,436</text:p>
          </table:table-cell>
          <table:table-cell office:value-type="float" office:value="3208239" calcext:value-type="float">
            <text:p>3,208,239</text:p>
          </table:table-cell>
          <table:table-cell office:value-type="float" office:value="97772" calcext:value-type="float">
            <text:p>97,772</text:p>
          </table:table-cell>
          <table:table-cell office:value-type="float" office:value="80303" calcext:value-type="float">
            <text:p>80,303</text:p>
          </table:table-cell>
          <table:table-cell office:value-type="float" office:value="178075" calcext:value-type="float">
            <text:p>178,075</text:p>
          </table:table-cell>
          <table:table-cell office:value-type="float" office:value="3386314" calcext:value-type="float">
            <text:p>3,386,314</text:p>
          </table:table-cell>
          <table:table-cell office:value-type="float" office:value="147016" calcext:value-type="float">
            <text:p>147,016</text:p>
          </table:table-cell>
          <table:table-cell office:value-type="float" office:value="161944" calcext:value-type="float">
            <text:p>161,944</text:p>
          </table:table-cell>
          <table:table-cell office:value-type="float" office:value="0" calcext:value-type="float">
            <text:p>0</text:p>
          </table:table-cell>
          <table:table-cell office:value-type="float" office:value="18159" calcext:value-type="float">
            <text:p>18,15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44];&quot;,&quot;;[.E244];&quot;,&quot;;[.F244];&quot;,&quot;;[.G244];&quot;,&quot;;[.H244];&quot;,&quot;;[.I244];&quot;,&quot;;[.J244];&quot;,&quot;;[.K244];&quot;,&quot;;[.L244];&quot;,&quot;;[.M244];&quot;,&quot;;[.N244];&quot;,&quot;;[.P244];&quot;,&quot;;[.Q244];&quot;,&quot;;[.S244];&quot;,&quot;;[.T244];&quot;,&quot;;[.U244];&quot;,&quot;;[.V244];&quot;,&quot;;[.W244];&quot;,&quot;;[.X24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0,351193,177680,1433290,49365,392680,76478,63917,207378,282823,173436,97772,80303,3386314,147016,161944,0,1815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0,351193,177680,1433290,49365,392680,76478,63917,207378,282823,173436,97772,80303,3386314,147016,161944,0,1815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DELIA PUBLIC SCHOOL DISTRICT</text:p>
          </table:table-cell>
          <table:table-cell office:value-type="float" office:value="837" calcext:value-type="float">
            <text:p>837</text:p>
          </table:table-cell>
          <table:table-cell table:formula="of:=VLOOKUP([.B245];[$Sheet2.A238:.C794];2)" office:value-type="float" office:value="251" calcext:value-type="float">
            <text:p>251</text:p>
          </table:table-cell>
          <table:table-cell office:value-type="float" office:value="622" calcext:value-type="float">
            <text:p>622</text:p>
          </table:table-cell>
          <table:table-cell office:value-type="float" office:value="451370" calcext:value-type="float">
            <text:p>451,370</text:p>
          </table:table-cell>
          <table:table-cell office:value-type="float" office:value="307410" calcext:value-type="float">
            <text:p>307,410</text:p>
          </table:table-cell>
          <table:table-cell office:value-type="float" office:value="3683265" calcext:value-type="float">
            <text:p>3,683,265</text:p>
          </table:table-cell>
          <table:table-cell office:value-type="float" office:value="110307" calcext:value-type="float">
            <text:p>110,307</text:p>
          </table:table-cell>
          <table:table-cell office:value-type="float" office:value="1374124" calcext:value-type="float">
            <text:p>1,374,124</text:p>
          </table:table-cell>
          <table:table-cell office:value-type="float" office:value="397049" calcext:value-type="float">
            <text:p>397,049</text:p>
          </table:table-cell>
          <table:table-cell office:value-type="float" office:value="398220" calcext:value-type="float">
            <text:p>398,220</text:p>
          </table:table-cell>
          <table:table-cell office:value-type="float" office:value="273707" calcext:value-type="float">
            <text:p>273,707</text:p>
          </table:table-cell>
          <table:table-cell office:value-type="float" office:value="839759" calcext:value-type="float">
            <text:p>839,759</text:p>
          </table:table-cell>
          <table:table-cell office:value-type="float" office:value="683417" calcext:value-type="float">
            <text:p>683,417</text:p>
          </table:table-cell>
          <table:table-cell office:value-type="float" office:value="8518630" calcext:value-type="float">
            <text:p>8,518,630</text:p>
          </table:table-cell>
          <table:table-cell office:value-type="float" office:value="183520" calcext:value-type="float">
            <text:p>183,520</text:p>
          </table:table-cell>
          <table:table-cell office:value-type="float" office:value="427286" calcext:value-type="float">
            <text:p>427,286</text:p>
          </table:table-cell>
          <table:table-cell office:value-type="float" office:value="610806" calcext:value-type="float">
            <text:p>610,806</text:p>
          </table:table-cell>
          <table:table-cell office:value-type="float" office:value="9129436" calcext:value-type="float">
            <text:p>9,129,436</text:p>
          </table:table-cell>
          <table:table-cell office:value-type="float" office:value="396690" calcext:value-type="float">
            <text:p>396,690</text:p>
          </table:table-cell>
          <table:table-cell office:value-type="float" office:value="178575" calcext:value-type="float">
            <text:p>178,575</text:p>
          </table:table-cell>
          <table:table-cell office:value-type="float" office:value="0" calcext:value-type="float">
            <text:p>0</text:p>
          </table:table-cell>
          <table:table-cell office:value-type="float" office:value="703160" calcext:value-type="float">
            <text:p>703,16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45];&quot;,&quot;;[.E245];&quot;,&quot;;[.F245];&quot;,&quot;;[.G245];&quot;,&quot;;[.H245];&quot;,&quot;;[.I245];&quot;,&quot;;[.J245];&quot;,&quot;;[.K245];&quot;,&quot;;[.L245];&quot;,&quot;;[.M245];&quot;,&quot;;[.N245];&quot;,&quot;;[.P245];&quot;,&quot;;[.Q245];&quot;,&quot;;[.S245];&quot;,&quot;;[.T245];&quot;,&quot;;[.U245];&quot;,&quot;;[.V245];&quot;,&quot;;[.W245];&quot;,&quot;;[.X24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1,451370,307410,3683265,110307,1374124,397049,398220,273707,839759,683417,183520,427286,9129436,396690,178575,0,70316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1,451370,307410,3683265,110307,1374124,397049,398220,273707,839759,683417,183520,427286,9129436,396690,178575,0,70316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JAMES PUBLIC SCHOOL DISTRICT</text:p>
          </table:table-cell>
          <table:table-cell office:value-type="float" office:value="840" calcext:value-type="float">
            <text:p>840</text:p>
          </table:table-cell>
          <table:table-cell table:formula="of:=VLOOKUP([.B246];[$Sheet2.A239:.C795];2)" office:value-type="float" office:value="252" calcext:value-type="float">
            <text:p>252</text:p>
          </table:table-cell>
          <table:table-cell office:value-type="float" office:value="1071" calcext:value-type="float">
            <text:p>1,071</text:p>
          </table:table-cell>
          <table:table-cell office:value-type="float" office:value="858474" calcext:value-type="float">
            <text:p>858,474</text:p>
          </table:table-cell>
          <table:table-cell office:value-type="float" office:value="501470" calcext:value-type="float">
            <text:p>501,470</text:p>
          </table:table-cell>
          <table:table-cell office:value-type="float" office:value="5619184" calcext:value-type="float">
            <text:p>5,619,184</text:p>
          </table:table-cell>
          <table:table-cell office:value-type="float" office:value="248518" calcext:value-type="float">
            <text:p>248,518</text:p>
          </table:table-cell>
          <table:table-cell office:value-type="float" office:value="1910623" calcext:value-type="float">
            <text:p>1,910,623</text:p>
          </table:table-cell>
          <table:table-cell office:value-type="float" office:value="791857" calcext:value-type="float">
            <text:p>791,857</text:p>
          </table:table-cell>
          <table:table-cell office:value-type="float" office:value="739786" calcext:value-type="float">
            <text:p>739,786</text:p>
          </table:table-cell>
          <table:table-cell office:value-type="float" office:value="616418" calcext:value-type="float">
            <text:p>616,418</text:p>
          </table:table-cell>
          <table:table-cell office:value-type="float" office:value="1429425" calcext:value-type="float">
            <text:p>1,429,425</text:p>
          </table:table-cell>
          <table:table-cell office:value-type="float" office:value="865306" calcext:value-type="float">
            <text:p>865,306</text:p>
          </table:table-cell>
          <table:table-cell office:value-type="float" office:value="13581062" calcext:value-type="float">
            <text:p>13,581,062</text:p>
          </table:table-cell>
          <table:table-cell office:value-type="float" office:value="253876" calcext:value-type="float">
            <text:p>253,876</text:p>
          </table:table-cell>
          <table:table-cell office:value-type="float" office:value="318252" calcext:value-type="float">
            <text:p>318,252</text:p>
          </table:table-cell>
          <table:table-cell office:value-type="float" office:value="572129" calcext:value-type="float">
            <text:p>572,129</text:p>
          </table:table-cell>
          <table:table-cell office:value-type="float" office:value="14153189" calcext:value-type="float">
            <text:p>14,153,189</text:p>
          </table:table-cell>
          <table:table-cell office:value-type="float" office:value="1051846" calcext:value-type="float">
            <text:p>1,051,846</text:p>
          </table:table-cell>
          <table:table-cell office:value-type="float" office:value="1048434" calcext:value-type="float">
            <text:p>1,048,434</text:p>
          </table:table-cell>
          <table:table-cell office:value-type="float" office:value="0" calcext:value-type="float">
            <text:p>0</text:p>
          </table:table-cell>
          <table:table-cell office:value-type="float" office:value="1731770" calcext:value-type="float">
            <text:p>1,731,77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46];&quot;,&quot;;[.E246];&quot;,&quot;;[.F246];&quot;,&quot;;[.G246];&quot;,&quot;;[.H246];&quot;,&quot;;[.I246];&quot;,&quot;;[.J246];&quot;,&quot;;[.K246];&quot;,&quot;;[.L246];&quot;,&quot;;[.M246];&quot;,&quot;;[.N246];&quot;,&quot;;[.P246];&quot;,&quot;;[.Q246];&quot;,&quot;;[.S246];&quot;,&quot;;[.T246];&quot;,&quot;;[.U246];&quot;,&quot;;[.V246];&quot;,&quot;;[.W246];&quot;,&quot;;[.X24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2,858474,501470,5619184,248518,1910623,791857,739786,616418,1429425,865306,253876,318252,14153189,1051846,1048434,0,173177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2,858474,501470,5619184,248518,1910623,791857,739786,616418,1429425,865306,253876,318252,14153189,1051846,1048434,0,173177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ECKENRIDGE PUBLIC SCHOOL DISTRICT</text:p>
          </table:table-cell>
          <table:table-cell office:value-type="float" office:value="846" calcext:value-type="float">
            <text:p>846</text:p>
          </table:table-cell>
          <table:table-cell table:formula="of:=VLOOKUP([.B247];[$Sheet2.A240:.C796];2)" office:value-type="float" office:value="253" calcext:value-type="float">
            <text:p>253</text:p>
          </table:table-cell>
          <table:table-cell office:value-type="float" office:value="634" calcext:value-type="float">
            <text:p>634</text:p>
          </table:table-cell>
          <table:table-cell office:value-type="float" office:value="628944" calcext:value-type="float">
            <text:p>628,944</text:p>
          </table:table-cell>
          <table:table-cell office:value-type="float" office:value="363394" calcext:value-type="float">
            <text:p>363,394</text:p>
          </table:table-cell>
          <table:table-cell office:value-type="float" office:value="3440750" calcext:value-type="float">
            <text:p>3,440,750</text:p>
          </table:table-cell>
          <table:table-cell office:value-type="float" office:value="153056" calcext:value-type="float">
            <text:p>153,056</text:p>
          </table:table-cell>
          <table:table-cell office:value-type="float" office:value="1336247" calcext:value-type="float">
            <text:p>1,336,247</text:p>
          </table:table-cell>
          <table:table-cell office:value-type="float" office:value="493244" calcext:value-type="float">
            <text:p>493,244</text:p>
          </table:table-cell>
          <table:table-cell office:value-type="float" office:value="351919" calcext:value-type="float">
            <text:p>351,919</text:p>
          </table:table-cell>
          <table:table-cell office:value-type="float" office:value="370758" calcext:value-type="float">
            <text:p>370,758</text:p>
          </table:table-cell>
          <table:table-cell office:value-type="float" office:value="770311" calcext:value-type="float">
            <text:p>770,311</text:p>
          </table:table-cell>
          <table:table-cell office:value-type="float" office:value="373696" calcext:value-type="float">
            <text:p>373,696</text:p>
          </table:table-cell>
          <table:table-cell office:value-type="float" office:value="8282320" calcext:value-type="float">
            <text:p>8,282,320</text:p>
          </table:table-cell>
          <table:table-cell office:value-type="float" office:value="269173" calcext:value-type="float">
            <text:p>269,173</text:p>
          </table:table-cell>
          <table:table-cell office:value-type="float" office:value="117918" calcext:value-type="float">
            <text:p>117,918</text:p>
          </table:table-cell>
          <table:table-cell office:value-type="float" office:value="387091" calcext:value-type="float">
            <text:p>387,091</text:p>
          </table:table-cell>
          <table:table-cell office:value-type="float" office:value="8669411" calcext:value-type="float">
            <text:p>8,669,411</text:p>
          </table:table-cell>
          <table:table-cell office:value-type="float" office:value="590678" calcext:value-type="float">
            <text:p>590,678</text:p>
          </table:table-cell>
          <table:table-cell office:value-type="float" office:value="404606" calcext:value-type="float">
            <text:p>404,606</text:p>
          </table:table-cell>
          <table:table-cell office:value-type="float" office:value="0" calcext:value-type="float">
            <text:p>0</text:p>
          </table:table-cell>
          <table:table-cell office:value-type="float" office:value="761825" calcext:value-type="float">
            <text:p>761,8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47];&quot;,&quot;;[.E247];&quot;,&quot;;[.F247];&quot;,&quot;;[.G247];&quot;,&quot;;[.H247];&quot;,&quot;;[.I247];&quot;,&quot;;[.J247];&quot;,&quot;;[.K247];&quot;,&quot;;[.L247];&quot;,&quot;;[.M247];&quot;,&quot;;[.N247];&quot;,&quot;;[.P247];&quot;,&quot;;[.Q247];&quot;,&quot;;[.S247];&quot;,&quot;;[.T247];&quot;,&quot;;[.U247];&quot;,&quot;;[.V247];&quot;,&quot;;[.W247];&quot;,&quot;;[.X24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3,628944,363394,3440750,153056,1336247,493244,351919,370758,770311,373696,269173,117918,8669411,590678,404606,0,7618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3,628944,363394,3440750,153056,1336247,493244,351919,370758,770311,373696,269173,117918,8669411,590678,404606,0,7618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THSAY PUBLIC SCHOOL DISTRICT</text:p>
          </table:table-cell>
          <table:table-cell office:value-type="float" office:value="850" calcext:value-type="float">
            <text:p>850</text:p>
          </table:table-cell>
          <table:table-cell table:formula="of:=VLOOKUP([.B248];[$Sheet2.A241:.C797];2)" office:value-type="float" office:value="254" calcext:value-type="float">
            <text:p>254</text:p>
          </table:table-cell>
          <table:table-cell office:value-type="float" office:value="301" calcext:value-type="float">
            <text:p>301</text:p>
          </table:table-cell>
          <table:table-cell office:value-type="float" office:value="313995" calcext:value-type="float">
            <text:p>313,995</text:p>
          </table:table-cell>
          <table:table-cell office:value-type="float" office:value="214533" calcext:value-type="float">
            <text:p>214,533</text:p>
          </table:table-cell>
          <table:table-cell office:value-type="float" office:value="1378546" calcext:value-type="float">
            <text:p>1,378,546</text:p>
          </table:table-cell>
          <table:table-cell office:value-type="float" office:value="146741" calcext:value-type="float">
            <text:p>146,741</text:p>
          </table:table-cell>
          <table:table-cell office:value-type="float" office:value="240813" calcext:value-type="float">
            <text:p>240,813</text:p>
          </table:table-cell>
          <table:table-cell office:value-type="float" office:value="331748" calcext:value-type="float">
            <text:p>331,748</text:p>
          </table:table-cell>
          <table:table-cell office:value-type="float" office:value="77140" calcext:value-type="float">
            <text:p>77,140</text:p>
          </table:table-cell>
          <table:table-cell office:value-type="float" office:value="94487" calcext:value-type="float">
            <text:p>94,487</text:p>
          </table:table-cell>
          <table:table-cell office:value-type="float" office:value="454085" calcext:value-type="float">
            <text:p>454,085</text:p>
          </table:table-cell>
          <table:table-cell office:value-type="float" office:value="276895" calcext:value-type="float">
            <text:p>276,895</text:p>
          </table:table-cell>
          <table:table-cell office:value-type="float" office:value="3528983" calcext:value-type="float">
            <text:p>3,528,983</text:p>
          </table:table-cell>
          <table:table-cell office:value-type="float" office:value="174813" calcext:value-type="float">
            <text:p>174,813</text:p>
          </table:table-cell>
          <table:table-cell office:value-type="float" office:value="40870" calcext:value-type="float">
            <text:p>40,870</text:p>
          </table:table-cell>
          <table:table-cell office:value-type="float" office:value="215683" calcext:value-type="float">
            <text:p>215,683</text:p>
          </table:table-cell>
          <table:table-cell office:value-type="float" office:value="3744666" calcext:value-type="float">
            <text:p>3,744,666</text:p>
          </table:table-cell>
          <table:table-cell office:value-type="float" office:value="309738" calcext:value-type="float">
            <text:p>309,738</text:p>
          </table:table-cell>
          <table:table-cell office:value-type="float" office:value="316257" calcext:value-type="float">
            <text:p>316,257</text:p>
          </table:table-cell>
          <table:table-cell office:value-type="float" office:value="64603" calcext:value-type="float">
            <text:p>64,603</text:p>
          </table:table-cell>
          <table:table-cell office:value-type="float" office:value="1161898" calcext:value-type="float">
            <text:p>1,161,89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48];&quot;,&quot;;[.E248];&quot;,&quot;;[.F248];&quot;,&quot;;[.G248];&quot;,&quot;;[.H248];&quot;,&quot;;[.I248];&quot;,&quot;;[.J248];&quot;,&quot;;[.K248];&quot;,&quot;;[.L248];&quot;,&quot;;[.M248];&quot;,&quot;;[.N248];&quot;,&quot;;[.P248];&quot;,&quot;;[.Q248];&quot;,&quot;;[.S248];&quot;,&quot;;[.T248];&quot;,&quot;;[.U248];&quot;,&quot;;[.V248];&quot;,&quot;;[.W248];&quot;,&quot;;[.X24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4,313995,214533,1378546,146741,240813,331748,77140,94487,454085,276895,174813,40870,3744666,309738,316257,64603,116189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4,313995,214533,1378546,146741,240813,331748,77140,94487,454085,276895,174813,40870,3744666,309738,316257,64603,116189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ampbell-Tintah Public Schools</text:p>
          </table:table-cell>
          <table:table-cell office:value-type="float" office:value="852" calcext:value-type="float">
            <text:p>852</text:p>
          </table:table-cell>
          <table:table-cell table:formula="of:=VLOOKUP([.B249];[$Sheet2.A242:.C798];2)" office:value-type="float" office:value="255" calcext:value-type="float">
            <text:p>255</text:p>
          </table:table-cell>
          <table:table-cell office:value-type="float" office:value="129" calcext:value-type="float">
            <text:p>129</text:p>
          </table:table-cell>
          <table:table-cell office:value-type="float" office:value="258316" calcext:value-type="float">
            <text:p>258,316</text:p>
          </table:table-cell>
          <table:table-cell office:value-type="float" office:value="50762" calcext:value-type="float">
            <text:p>50,762</text:p>
          </table:table-cell>
          <table:table-cell office:value-type="float" office:value="782311" calcext:value-type="float">
            <text:p>782,311</text:p>
          </table:table-cell>
          <table:table-cell office:value-type="float" office:value="89786" calcext:value-type="float">
            <text:p>89,786</text:p>
          </table:table-cell>
          <table:table-cell office:value-type="float" office:value="205659" calcext:value-type="float">
            <text:p>205,659</text:p>
          </table:table-cell>
          <table:table-cell office:value-type="float" office:value="149963" calcext:value-type="float">
            <text:p>149,963</text:p>
          </table:table-cell>
          <table:table-cell office:value-type="float" office:value="82771" calcext:value-type="float">
            <text:p>82,771</text:p>
          </table:table-cell>
          <table:table-cell office:value-type="float" office:value="75156" calcext:value-type="float">
            <text:p>75,156</text:p>
          </table:table-cell>
          <table:table-cell office:value-type="float" office:value="415840" calcext:value-type="float">
            <text:p>415,840</text:p>
          </table:table-cell>
          <table:table-cell office:value-type="float" office:value="113215" calcext:value-type="float">
            <text:p>113,215</text:p>
          </table:table-cell>
          <table:table-cell office:value-type="float" office:value="2223778" calcext:value-type="float">
            <text:p>2,223,778</text:p>
          </table:table-cell>
          <table:table-cell office:value-type="float" office:value="52470" calcext:value-type="float">
            <text:p>52,470</text:p>
          </table:table-cell>
          <table:table-cell office:value-type="float" office:value="8415" calcext:value-type="float">
            <text:p>8,415</text:p>
          </table:table-cell>
          <table:table-cell office:value-type="float" office:value="60885" calcext:value-type="float">
            <text:p>60,885</text:p>
          </table:table-cell>
          <table:table-cell office:value-type="float" office:value="2284662" calcext:value-type="float">
            <text:p>2,284,662</text:p>
          </table:table-cell>
          <table:table-cell office:value-type="float" office:value="113386" calcext:value-type="float">
            <text:p>113,386</text:p>
          </table:table-cell>
          <table:table-cell office:value-type="float" office:value="50418" calcext:value-type="float">
            <text:p>50,418</text:p>
          </table:table-cell>
          <table:table-cell office:value-type="float" office:value="0" calcext:value-type="float">
            <text:p>0</text:p>
          </table:table-cell>
          <table:table-cell office:value-type="float" office:value="213900" calcext:value-type="float">
            <text:p>213,9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49];&quot;,&quot;;[.E249];&quot;,&quot;;[.F249];&quot;,&quot;;[.G249];&quot;,&quot;;[.H249];&quot;,&quot;;[.I249];&quot;,&quot;;[.J249];&quot;,&quot;;[.K249];&quot;,&quot;;[.L249];&quot;,&quot;;[.M249];&quot;,&quot;;[.N249];&quot;,&quot;;[.P249];&quot;,&quot;;[.Q249];&quot;,&quot;;[.S249];&quot;,&quot;;[.T249];&quot;,&quot;;[.U249];&quot;,&quot;;[.V249];&quot;,&quot;;[.W249];&quot;,&quot;;[.X24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5,258316,50762,782311,89786,205659,149963,82771,75156,415840,113215,52470,8415,2284662,113386,50418,0,2139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5,258316,50762,782311,89786,205659,149963,82771,75156,415840,113215,52470,8415,2284662,113386,50418,0,2139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ewiston-Altura Public School Dist</text:p>
          </table:table-cell>
          <table:table-cell office:value-type="float" office:value="857" calcext:value-type="float">
            <text:p>857</text:p>
          </table:table-cell>
          <table:table-cell table:formula="of:=VLOOKUP([.B250];[$Sheet2.A243:.C799];2)" office:value-type="float" office:value="256" calcext:value-type="float">
            <text:p>256</text:p>
          </table:table-cell>
          <table:table-cell office:value-type="float" office:value="658" calcext:value-type="float">
            <text:p>658</text:p>
          </table:table-cell>
          <table:table-cell office:value-type="float" office:value="526119" calcext:value-type="float">
            <text:p>526,119</text:p>
          </table:table-cell>
          <table:table-cell office:value-type="float" office:value="434179" calcext:value-type="float">
            <text:p>434,179</text:p>
          </table:table-cell>
          <table:table-cell office:value-type="float" office:value="3432484" calcext:value-type="float">
            <text:p>3,432,484</text:p>
          </table:table-cell>
          <table:table-cell office:value-type="float" office:value="230413" calcext:value-type="float">
            <text:p>230,413</text:p>
          </table:table-cell>
          <table:table-cell office:value-type="float" office:value="1547627" calcext:value-type="float">
            <text:p>1,547,627</text:p>
          </table:table-cell>
          <table:table-cell office:value-type="float" office:value="416491" calcext:value-type="float">
            <text:p>416,491</text:p>
          </table:table-cell>
          <table:table-cell office:value-type="float" office:value="446537" calcext:value-type="float">
            <text:p>446,537</text:p>
          </table:table-cell>
          <table:table-cell office:value-type="float" office:value="347483" calcext:value-type="float">
            <text:p>347,483</text:p>
          </table:table-cell>
          <table:table-cell office:value-type="float" office:value="883786" calcext:value-type="float">
            <text:p>883,786</text:p>
          </table:table-cell>
          <table:table-cell office:value-type="float" office:value="585753" calcext:value-type="float">
            <text:p>585,753</text:p>
          </table:table-cell>
          <table:table-cell office:value-type="float" office:value="8850874" calcext:value-type="float">
            <text:p>8,850,874</text:p>
          </table:table-cell>
          <table:table-cell office:value-type="float" office:value="171847" calcext:value-type="float">
            <text:p>171,847</text:p>
          </table:table-cell>
          <table:table-cell office:value-type="float" office:value="14574" calcext:value-type="float">
            <text:p>14,574</text:p>
          </table:table-cell>
          <table:table-cell office:value-type="float" office:value="186421" calcext:value-type="float">
            <text:p>186,421</text:p>
          </table:table-cell>
          <table:table-cell office:value-type="float" office:value="9037295" calcext:value-type="float">
            <text:p>9,037,295</text:p>
          </table:table-cell>
          <table:table-cell office:value-type="float" office:value="632570" calcext:value-type="float">
            <text:p>632,570</text:p>
          </table:table-cell>
          <table:table-cell office:value-type="float" office:value="481298" calcext:value-type="float">
            <text:p>481,298</text:p>
          </table:table-cell>
          <table:table-cell office:value-type="float" office:value="250063" calcext:value-type="float">
            <text:p>250,063</text:p>
          </table:table-cell>
          <table:table-cell office:value-type="float" office:value="488475" calcext:value-type="float">
            <text:p>488,47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50];&quot;,&quot;;[.E250];&quot;,&quot;;[.F250];&quot;,&quot;;[.G250];&quot;,&quot;;[.H250];&quot;,&quot;;[.I250];&quot;,&quot;;[.J250];&quot;,&quot;;[.K250];&quot;,&quot;;[.L250];&quot;,&quot;;[.M250];&quot;,&quot;;[.N250];&quot;,&quot;;[.P250];&quot;,&quot;;[.Q250];&quot;,&quot;;[.S250];&quot;,&quot;;[.T250];&quot;,&quot;;[.U250];&quot;,&quot;;[.V250];&quot;,&quot;;[.W250];&quot;,&quot;;[.X25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6,526119,434179,3432484,230413,1547627,416491,446537,347483,883786,585753,171847,14574,9037295,632570,481298,250063,48847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6,526119,434179,3432484,230413,1547627,416491,446537,347483,883786,585753,171847,14574,9037295,632570,481298,250063,48847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CHARLES PUBLIC SCHOOL DISTRICT</text:p>
          </table:table-cell>
          <table:table-cell office:value-type="float" office:value="858" calcext:value-type="float">
            <text:p>858</text:p>
          </table:table-cell>
          <table:table-cell table:formula="of:=VLOOKUP([.B251];[$Sheet2.A244:.C800];2)" office:value-type="float" office:value="257" calcext:value-type="float">
            <text:p>257</text:p>
          </table:table-cell>
          <table:table-cell office:value-type="float" office:value="1009" calcext:value-type="float">
            <text:p>1,009</text:p>
          </table:table-cell>
          <table:table-cell office:value-type="float" office:value="672163" calcext:value-type="float">
            <text:p>672,163</text:p>
          </table:table-cell>
          <table:table-cell office:value-type="float" office:value="457839" calcext:value-type="float">
            <text:p>457,839</text:p>
          </table:table-cell>
          <table:table-cell office:value-type="float" office:value="5643641" calcext:value-type="float">
            <text:p>5,643,641</text:p>
          </table:table-cell>
          <table:table-cell office:value-type="float" office:value="182167" calcext:value-type="float">
            <text:p>182,167</text:p>
          </table:table-cell>
          <table:table-cell office:value-type="float" office:value="1505831" calcext:value-type="float">
            <text:p>1,505,831</text:p>
          </table:table-cell>
          <table:table-cell office:value-type="float" office:value="1022682" calcext:value-type="float">
            <text:p>1,022,682</text:p>
          </table:table-cell>
          <table:table-cell office:value-type="float" office:value="441881" calcext:value-type="float">
            <text:p>441,881</text:p>
          </table:table-cell>
          <table:table-cell office:value-type="float" office:value="334916" calcext:value-type="float">
            <text:p>334,916</text:p>
          </table:table-cell>
          <table:table-cell office:value-type="float" office:value="954621" calcext:value-type="float">
            <text:p>954,621</text:p>
          </table:table-cell>
          <table:table-cell office:value-type="float" office:value="553918" calcext:value-type="float">
            <text:p>553,918</text:p>
          </table:table-cell>
          <table:table-cell office:value-type="float" office:value="11769660" calcext:value-type="float">
            <text:p>11,769,660</text:p>
          </table:table-cell>
          <table:table-cell office:value-type="float" office:value="453927" calcext:value-type="float">
            <text:p>453,927</text:p>
          </table:table-cell>
          <table:table-cell office:value-type="float" office:value="273629" calcext:value-type="float">
            <text:p>273,629</text:p>
          </table:table-cell>
          <table:table-cell office:value-type="float" office:value="727556" calcext:value-type="float">
            <text:p>727,556</text:p>
          </table:table-cell>
          <table:table-cell office:value-type="float" office:value="12497216" calcext:value-type="float">
            <text:p>12,497,216</text:p>
          </table:table-cell>
          <table:table-cell office:value-type="float" office:value="818999" calcext:value-type="float">
            <text:p>818,999</text:p>
          </table:table-cell>
          <table:table-cell office:value-type="float" office:value="587411" calcext:value-type="float">
            <text:p>587,411</text:p>
          </table:table-cell>
          <table:table-cell office:value-type="float" office:value="10797933" calcext:value-type="float">
            <text:p>10,797,933</text:p>
          </table:table-cell>
          <table:table-cell office:value-type="float" office:value="1854546" calcext:value-type="float">
            <text:p>1,854,54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51];&quot;,&quot;;[.E251];&quot;,&quot;;[.F251];&quot;,&quot;;[.G251];&quot;,&quot;;[.H251];&quot;,&quot;;[.I251];&quot;,&quot;;[.J251];&quot;,&quot;;[.K251];&quot;,&quot;;[.L251];&quot;,&quot;;[.M251];&quot;,&quot;;[.N251];&quot;,&quot;;[.P251];&quot;,&quot;;[.Q251];&quot;,&quot;;[.S251];&quot;,&quot;;[.T251];&quot;,&quot;;[.U251];&quot;,&quot;;[.V251];&quot;,&quot;;[.W251];&quot;,&quot;;[.X25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7,672163,457839,5643641,182167,1505831,1022682,441881,334916,954621,553918,453927,273629,12497216,818999,587411,10797933,185454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7,672163,457839,5643641,182167,1505831,1022682,441881,334916,954621,553918,453927,273629,12497216,818999,587411,10797933,185454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NONA AREA PUBLIC SCHOOL DISTRICT</text:p>
          </table:table-cell>
          <table:table-cell office:value-type="float" office:value="861" calcext:value-type="float">
            <text:p>861</text:p>
          </table:table-cell>
          <table:table-cell table:formula="of:=VLOOKUP([.B252];[$Sheet2.A245:.C801];2)" office:value-type="float" office:value="258" calcext:value-type="float">
            <text:p>258</text:p>
          </table:table-cell>
          <table:table-cell office:value-type="float" office:value="2490" calcext:value-type="float">
            <text:p>2,490</text:p>
          </table:table-cell>
          <table:table-cell office:value-type="float" office:value="1886065" calcext:value-type="float">
            <text:p>1,886,065</text:p>
          </table:table-cell>
          <table:table-cell office:value-type="float" office:value="1645666" calcext:value-type="float">
            <text:p>1,645,666</text:p>
          </table:table-cell>
          <table:table-cell office:value-type="float" office:value="13864547" calcext:value-type="float">
            <text:p>13,864,547</text:p>
          </table:table-cell>
          <table:table-cell office:value-type="float" office:value="441367" calcext:value-type="float">
            <text:p>441,367</text:p>
          </table:table-cell>
          <table:table-cell office:value-type="float" office:value="10423183" calcext:value-type="float">
            <text:p>10,423,183</text:p>
          </table:table-cell>
          <table:table-cell office:value-type="float" office:value="1388128" calcext:value-type="float">
            <text:p>1,388,128</text:p>
          </table:table-cell>
          <table:table-cell office:value-type="float" office:value="1982519" calcext:value-type="float">
            <text:p>1,982,519</text:p>
          </table:table-cell>
          <table:table-cell office:value-type="float" office:value="2936007" calcext:value-type="float">
            <text:p>2,936,007</text:p>
          </table:table-cell>
          <table:table-cell office:value-type="float" office:value="3225350" calcext:value-type="float">
            <text:p>3,225,350</text:p>
          </table:table-cell>
          <table:table-cell office:value-type="float" office:value="2761001" calcext:value-type="float">
            <text:p>2,761,001</text:p>
          </table:table-cell>
          <table:table-cell office:value-type="float" office:value="40553833" calcext:value-type="float">
            <text:p>40,553,833</text:p>
          </table:table-cell>
          <table:table-cell office:value-type="float" office:value="682878" calcext:value-type="float">
            <text:p>682,878</text:p>
          </table:table-cell>
          <table:table-cell office:value-type="float" office:value="703166" calcext:value-type="float">
            <text:p>703,166</text:p>
          </table:table-cell>
          <table:table-cell office:value-type="float" office:value="1386045" calcext:value-type="float">
            <text:p>1,386,045</text:p>
          </table:table-cell>
          <table:table-cell office:value-type="float" office:value="41939878" calcext:value-type="float">
            <text:p>41,939,878</text:p>
          </table:table-cell>
          <table:table-cell office:value-type="float" office:value="1889806" calcext:value-type="float">
            <text:p>1,889,806</text:p>
          </table:table-cell>
          <table:table-cell office:value-type="float" office:value="2016773" calcext:value-type="float">
            <text:p>2,016,773</text:p>
          </table:table-cell>
          <table:table-cell office:value-type="float" office:value="1860153" calcext:value-type="float">
            <text:p>1,860,153</text:p>
          </table:table-cell>
          <table:table-cell office:value-type="float" office:value="2631498" calcext:value-type="float">
            <text:p>2,631,498</text:p>
          </table:table-cell>
          <table:table-cell office:value-type="float" office:value="656600" calcext:value-type="float">
            <text:p>656,600</text:p>
          </table:table-cell>
          <table:table-cell/>
          <table:table-cell table:formula="of:=CONCATENATE([.$Z$3];[.$Y$3];[.C252];&quot;,&quot;;[.E252];&quot;,&quot;;[.F252];&quot;,&quot;;[.G252];&quot;,&quot;;[.H252];&quot;,&quot;;[.I252];&quot;,&quot;;[.J252];&quot;,&quot;;[.K252];&quot;,&quot;;[.L252];&quot;,&quot;;[.M252];&quot;,&quot;;[.N252];&quot;,&quot;;[.P252];&quot;,&quot;;[.Q252];&quot;,&quot;;[.S252];&quot;,&quot;;[.T252];&quot;,&quot;;[.U252];&quot;,&quot;;[.V252];&quot;,&quot;;[.W252];&quot;,&quot;;[.X25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8,1886065,1645666,13864547,441367,10423183,1388128,1982519,2936007,3225350,2761001,682878,703166,41939878,1889806,2016773,1860153,2631498,65660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8,1886065,1645666,13864547,441367,10423183,1388128,1982519,2936007,3225350,2761001,682878,703166,41939878,1889806,2016773,1860153,2631498,65660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NNANDALE PUBLIC SCHOOL DISTRICT</text:p>
          </table:table-cell>
          <table:table-cell office:value-type="float" office:value="876" calcext:value-type="float">
            <text:p>876</text:p>
          </table:table-cell>
          <table:table-cell table:formula="of:=VLOOKUP([.B253];[$Sheet2.A246:.C802];2)" office:value-type="float" office:value="259" calcext:value-type="float">
            <text:p>259</text:p>
          </table:table-cell>
          <table:table-cell office:value-type="float" office:value="2047" calcext:value-type="float">
            <text:p>2,047</text:p>
          </table:table-cell>
          <table:table-cell office:value-type="float" office:value="1179899" calcext:value-type="float">
            <text:p>1,179,899</text:p>
          </table:table-cell>
          <table:table-cell office:value-type="float" office:value="1176901" calcext:value-type="float">
            <text:p>1,176,901</text:p>
          </table:table-cell>
          <table:table-cell office:value-type="float" office:value="11044000" calcext:value-type="float">
            <text:p>11,044,000</text:p>
          </table:table-cell>
          <table:table-cell office:value-type="float" office:value="133771" calcext:value-type="float">
            <text:p>133,771</text:p>
          </table:table-cell>
          <table:table-cell office:value-type="float" office:value="3864642" calcext:value-type="float">
            <text:p>3,864,642</text:p>
          </table:table-cell>
          <table:table-cell office:value-type="float" office:value="1000091" calcext:value-type="float">
            <text:p>1,000,091</text:p>
          </table:table-cell>
          <table:table-cell office:value-type="float" office:value="1175681" calcext:value-type="float">
            <text:p>1,175,681</text:p>
          </table:table-cell>
          <table:table-cell office:value-type="float" office:value="563827" calcext:value-type="float">
            <text:p>563,827</text:p>
          </table:table-cell>
          <table:table-cell office:value-type="float" office:value="1862982" calcext:value-type="float">
            <text:p>1,862,982</text:p>
          </table:table-cell>
          <table:table-cell office:value-type="float" office:value="1732554" calcext:value-type="float">
            <text:p>1,732,554</text:p>
          </table:table-cell>
          <table:table-cell office:value-type="float" office:value="23734348" calcext:value-type="float">
            <text:p>23,734,348</text:p>
          </table:table-cell>
          <table:table-cell office:value-type="float" office:value="794843" calcext:value-type="float">
            <text:p>794,843</text:p>
          </table:table-cell>
          <table:table-cell office:value-type="float" office:value="515511" calcext:value-type="float">
            <text:p>515,511</text:p>
          </table:table-cell>
          <table:table-cell office:value-type="float" office:value="1310354" calcext:value-type="float">
            <text:p>1,310,354</text:p>
          </table:table-cell>
          <table:table-cell office:value-type="float" office:value="25044702" calcext:value-type="float">
            <text:p>25,044,702</text:p>
          </table:table-cell>
          <table:table-cell office:value-type="float" office:value="1457617" calcext:value-type="float">
            <text:p>1,457,617</text:p>
          </table:table-cell>
          <table:table-cell office:value-type="float" office:value="1341199" calcext:value-type="float">
            <text:p>1,341,199</text:p>
          </table:table-cell>
          <table:table-cell office:value-type="float" office:value="24542" calcext:value-type="float">
            <text:p>24,542</text:p>
          </table:table-cell>
          <table:table-cell office:value-type="float" office:value="2376134" calcext:value-type="float">
            <text:p>2,376,13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53];&quot;,&quot;;[.E253];&quot;,&quot;;[.F253];&quot;,&quot;;[.G253];&quot;,&quot;;[.H253];&quot;,&quot;;[.I253];&quot;,&quot;;[.J253];&quot;,&quot;;[.K253];&quot;,&quot;;[.L253];&quot;,&quot;;[.M253];&quot;,&quot;;[.N253];&quot;,&quot;;[.P253];&quot;,&quot;;[.Q253];&quot;,&quot;;[.S253];&quot;,&quot;;[.T253];&quot;,&quot;;[.U253];&quot;,&quot;;[.V253];&quot;,&quot;;[.W253];&quot;,&quot;;[.X25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9,1179899,1176901,11044000,133771,3864642,1000091,1175681,563827,1862982,1732554,794843,515511,25044702,1457617,1341199,24542,237613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59,1179899,1176901,11044000,133771,3864642,1000091,1175681,563827,1862982,1732554,794843,515511,25044702,1457617,1341199,24542,237613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UFFALO-HANOVER-MONTROSE PUBLIC SCH</text:p>
          </table:table-cell>
          <table:table-cell office:value-type="float" office:value="877" calcext:value-type="float">
            <text:p>877</text:p>
          </table:table-cell>
          <table:table-cell table:formula="of:=VLOOKUP([.B254];[$Sheet2.A247:.C803];2)" office:value-type="float" office:value="260" calcext:value-type="float">
            <text:p>260</text:p>
          </table:table-cell>
          <table:table-cell office:value-type="float" office:value="5409" calcext:value-type="float">
            <text:p>5,409</text:p>
          </table:table-cell>
          <table:table-cell office:value-type="float" office:value="2069426" calcext:value-type="float">
            <text:p>2,069,426</text:p>
          </table:table-cell>
          <table:table-cell office:value-type="float" office:value="1555379" calcext:value-type="float">
            <text:p>1,555,379</text:p>
          </table:table-cell>
          <table:table-cell office:value-type="float" office:value="30374813" calcext:value-type="float">
            <text:p>30,374,813</text:p>
          </table:table-cell>
          <table:table-cell office:value-type="float" office:value="2065640" calcext:value-type="float">
            <text:p>2,065,640</text:p>
          </table:table-cell>
          <table:table-cell office:value-type="float" office:value="13291309" calcext:value-type="float">
            <text:p>13,291,309</text:p>
          </table:table-cell>
          <table:table-cell office:value-type="float" office:value="2018523" calcext:value-type="float">
            <text:p>2,018,523</text:p>
          </table:table-cell>
          <table:table-cell office:value-type="float" office:value="5240643" calcext:value-type="float">
            <text:p>5,240,643</text:p>
          </table:table-cell>
          <table:table-cell office:value-type="float" office:value="1525406" calcext:value-type="float">
            <text:p>1,525,406</text:p>
          </table:table-cell>
          <table:table-cell office:value-type="float" office:value="5000789" calcext:value-type="float">
            <text:p>5,000,789</text:p>
          </table:table-cell>
          <table:table-cell office:value-type="float" office:value="5263747" calcext:value-type="float">
            <text:p>5,263,747</text:p>
          </table:table-cell>
          <table:table-cell office:value-type="float" office:value="68405675" calcext:value-type="float">
            <text:p>68,405,675</text:p>
          </table:table-cell>
          <table:table-cell office:value-type="float" office:value="2219174" calcext:value-type="float">
            <text:p>2,219,174</text:p>
          </table:table-cell>
          <table:table-cell office:value-type="float" office:value="1408829" calcext:value-type="float">
            <text:p>1,408,829</text:p>
          </table:table-cell>
          <table:table-cell office:value-type="float" office:value="3628003" calcext:value-type="float">
            <text:p>3,628,003</text:p>
          </table:table-cell>
          <table:table-cell office:value-type="float" office:value="72033678" calcext:value-type="float">
            <text:p>72,033,678</text:p>
          </table:table-cell>
          <table:table-cell office:value-type="float" office:value="3533402" calcext:value-type="float">
            <text:p>3,533,402</text:p>
          </table:table-cell>
          <table:table-cell office:value-type="float" office:value="3467080" calcext:value-type="float">
            <text:p>3,467,080</text:p>
          </table:table-cell>
          <table:table-cell office:value-type="float" office:value="468779" calcext:value-type="float">
            <text:p>468,779</text:p>
          </table:table-cell>
          <table:table-cell office:value-type="float" office:value="5605482" calcext:value-type="float">
            <text:p>5,605,482</text:p>
          </table:table-cell>
          <table:table-cell office:value-type="float" office:value="2015610" calcext:value-type="float">
            <text:p>2,015,610</text:p>
          </table:table-cell>
          <table:table-cell/>
          <table:table-cell table:formula="of:=CONCATENATE([.$Z$3];[.$Y$3];[.C254];&quot;,&quot;;[.E254];&quot;,&quot;;[.F254];&quot;,&quot;;[.G254];&quot;,&quot;;[.H254];&quot;,&quot;;[.I254];&quot;,&quot;;[.J254];&quot;,&quot;;[.K254];&quot;,&quot;;[.L254];&quot;,&quot;;[.M254];&quot;,&quot;;[.N254];&quot;,&quot;;[.P254];&quot;,&quot;;[.Q254];&quot;,&quot;;[.S254];&quot;,&quot;;[.T254];&quot;,&quot;;[.U254];&quot;,&quot;;[.V254];&quot;,&quot;;[.W254];&quot;,&quot;;[.X25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0,2069426,1555379,30374813,2065640,13291309,2018523,5240643,1525406,5000789,5263747,2219174,1408829,72033678,3533402,3467080,468779,5605482,201561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0,2069426,1555379,30374813,2065640,13291309,2018523,5240643,1525406,5000789,5263747,2219174,1408829,72033678,3533402,3467080,468779,5605482,201561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ELANO PUBLIC SCHOOL DISTRICT</text:p>
          </table:table-cell>
          <table:table-cell office:value-type="float" office:value="879" calcext:value-type="float">
            <text:p>879</text:p>
          </table:table-cell>
          <table:table-cell table:formula="of:=VLOOKUP([.B255];[$Sheet2.A248:.C804];2)" office:value-type="float" office:value="261" calcext:value-type="float">
            <text:p>261</text:p>
          </table:table-cell>
          <table:table-cell office:value-type="float" office:value="2391" calcext:value-type="float">
            <text:p>2,391</text:p>
          </table:table-cell>
          <table:table-cell office:value-type="float" office:value="1420380" calcext:value-type="float">
            <text:p>1,420,380</text:p>
          </table:table-cell>
          <table:table-cell office:value-type="float" office:value="1167629" calcext:value-type="float">
            <text:p>1,167,629</text:p>
          </table:table-cell>
          <table:table-cell office:value-type="float" office:value="12676052" calcext:value-type="float">
            <text:p>12,676,052</text:p>
          </table:table-cell>
          <table:table-cell office:value-type="float" office:value="332603" calcext:value-type="float">
            <text:p>332,603</text:p>
          </table:table-cell>
          <table:table-cell office:value-type="float" office:value="4602434" calcext:value-type="float">
            <text:p>4,602,434</text:p>
          </table:table-cell>
          <table:table-cell office:value-type="float" office:value="1313234" calcext:value-type="float">
            <text:p>1,313,234</text:p>
          </table:table-cell>
          <table:table-cell office:value-type="float" office:value="1165770" calcext:value-type="float">
            <text:p>1,165,770</text:p>
          </table:table-cell>
          <table:table-cell office:value-type="float" office:value="680516" calcext:value-type="float">
            <text:p>680,516</text:p>
          </table:table-cell>
          <table:table-cell office:value-type="float" office:value="2961957" calcext:value-type="float">
            <text:p>2,961,957</text:p>
          </table:table-cell>
          <table:table-cell office:value-type="float" office:value="1821643" calcext:value-type="float">
            <text:p>1,821,643</text:p>
          </table:table-cell>
          <table:table-cell office:value-type="float" office:value="28142217" calcext:value-type="float">
            <text:p>28,142,217</text:p>
          </table:table-cell>
          <table:table-cell office:value-type="float" office:value="1069821" calcext:value-type="float">
            <text:p>1,069,821</text:p>
          </table:table-cell>
          <table:table-cell office:value-type="float" office:value="553778" calcext:value-type="float">
            <text:p>553,778</text:p>
          </table:table-cell>
          <table:table-cell office:value-type="float" office:value="1623598" calcext:value-type="float">
            <text:p>1,623,598</text:p>
          </table:table-cell>
          <table:table-cell office:value-type="float" office:value="29765816" calcext:value-type="float">
            <text:p>29,765,816</text:p>
          </table:table-cell>
          <table:table-cell office:value-type="float" office:value="1268233" calcext:value-type="float">
            <text:p>1,268,233</text:p>
          </table:table-cell>
          <table:table-cell office:value-type="float" office:value="2379118" calcext:value-type="float">
            <text:p>2,379,118</text:p>
          </table:table-cell>
          <table:table-cell office:value-type="float" office:value="0" calcext:value-type="float">
            <text:p>0</text:p>
          </table:table-cell>
          <table:table-cell office:value-type="float" office:value="5360503" calcext:value-type="float">
            <text:p>5,360,50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55];&quot;,&quot;;[.E255];&quot;,&quot;;[.F255];&quot;,&quot;;[.G255];&quot;,&quot;;[.H255];&quot;,&quot;;[.I255];&quot;,&quot;;[.J255];&quot;,&quot;;[.K255];&quot;,&quot;;[.L255];&quot;,&quot;;[.M255];&quot;,&quot;;[.N255];&quot;,&quot;;[.P255];&quot;,&quot;;[.Q255];&quot;,&quot;;[.S255];&quot;,&quot;;[.T255];&quot;,&quot;;[.U255];&quot;,&quot;;[.V255];&quot;,&quot;;[.W255];&quot;,&quot;;[.X25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1,1420380,1167629,12676052,332603,4602434,1313234,1165770,680516,2961957,1821643,1069821,553778,29765816,1268233,2379118,0,536050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1,1420380,1167629,12676052,332603,4602434,1313234,1165770,680516,2961957,1821643,1069821,553778,29765816,1268233,2379118,0,536050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PLE LAKE PUBLIC SCHOOL DISTRICT</text:p>
          </table:table-cell>
          <table:table-cell office:value-type="float" office:value="881" calcext:value-type="float">
            <text:p>881</text:p>
          </table:table-cell>
          <table:table-cell table:formula="of:=VLOOKUP([.B256];[$Sheet2.A249:.C805];2)" office:value-type="float" office:value="262" calcext:value-type="float">
            <text:p>262</text:p>
          </table:table-cell>
          <table:table-cell office:value-type="float" office:value="810" calcext:value-type="float">
            <text:p>810</text:p>
          </table:table-cell>
          <table:table-cell office:value-type="float" office:value="592250" calcext:value-type="float">
            <text:p>592,250</text:p>
          </table:table-cell>
          <table:table-cell office:value-type="float" office:value="440914" calcext:value-type="float">
            <text:p>440,914</text:p>
          </table:table-cell>
          <table:table-cell office:value-type="float" office:value="4256236" calcext:value-type="float">
            <text:p>4,256,236</text:p>
          </table:table-cell>
          <table:table-cell office:value-type="float" office:value="178291" calcext:value-type="float">
            <text:p>178,291</text:p>
          </table:table-cell>
          <table:table-cell office:value-type="float" office:value="2087988" calcext:value-type="float">
            <text:p>2,087,988</text:p>
          </table:table-cell>
          <table:table-cell office:value-type="float" office:value="587191" calcext:value-type="float">
            <text:p>587,191</text:p>
          </table:table-cell>
          <table:table-cell office:value-type="float" office:value="504430" calcext:value-type="float">
            <text:p>504,430</text:p>
          </table:table-cell>
          <table:table-cell office:value-type="float" office:value="227185" calcext:value-type="float">
            <text:p>227,185</text:p>
          </table:table-cell>
          <table:table-cell office:value-type="float" office:value="759848" calcext:value-type="float">
            <text:p>759,848</text:p>
          </table:table-cell>
          <table:table-cell office:value-type="float" office:value="710340" calcext:value-type="float">
            <text:p>710,340</text:p>
          </table:table-cell>
          <table:table-cell office:value-type="float" office:value="10344673" calcext:value-type="float">
            <text:p>10,344,673</text:p>
          </table:table-cell>
          <table:table-cell office:value-type="float" office:value="598955" calcext:value-type="float">
            <text:p>598,955</text:p>
          </table:table-cell>
          <table:table-cell office:value-type="float" office:value="137097" calcext:value-type="float">
            <text:p>137,097</text:p>
          </table:table-cell>
          <table:table-cell office:value-type="float" office:value="736052" calcext:value-type="float">
            <text:p>736,052</text:p>
          </table:table-cell>
          <table:table-cell office:value-type="float" office:value="11080725" calcext:value-type="float">
            <text:p>11,080,725</text:p>
          </table:table-cell>
          <table:table-cell office:value-type="float" office:value="591331" calcext:value-type="float">
            <text:p>591,331</text:p>
          </table:table-cell>
          <table:table-cell office:value-type="float" office:value="547781" calcext:value-type="float">
            <text:p>547,781</text:p>
          </table:table-cell>
          <table:table-cell office:value-type="float" office:value="238160" calcext:value-type="float">
            <text:p>238,160</text:p>
          </table:table-cell>
          <table:table-cell office:value-type="float" office:value="1483725" calcext:value-type="float">
            <text:p>1,483,7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56];&quot;,&quot;;[.E256];&quot;,&quot;;[.F256];&quot;,&quot;;[.G256];&quot;,&quot;;[.H256];&quot;,&quot;;[.I256];&quot;,&quot;;[.J256];&quot;,&quot;;[.K256];&quot;,&quot;;[.L256];&quot;,&quot;;[.M256];&quot;,&quot;;[.N256];&quot;,&quot;;[.P256];&quot;,&quot;;[.Q256];&quot;,&quot;;[.S256];&quot;,&quot;;[.T256];&quot;,&quot;;[.U256];&quot;,&quot;;[.V256];&quot;,&quot;;[.W256];&quot;,&quot;;[.X25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2,592250,440914,4256236,178291,2087988,587191,504430,227185,759848,710340,598955,137097,11080725,591331,547781,238160,14837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2,592250,440914,4256236,178291,2087988,587191,504430,227185,759848,710340,598955,137097,11080725,591331,547781,238160,14837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ONTICELLO PUBLIC SCHOOL DISTRICT</text:p>
          </table:table-cell>
          <table:table-cell office:value-type="float" office:value="882" calcext:value-type="float">
            <text:p>882</text:p>
          </table:table-cell>
          <table:table-cell table:formula="of:=VLOOKUP([.B257];[$Sheet2.A250:.C806];2)" office:value-type="float" office:value="263" calcext:value-type="float">
            <text:p>263</text:p>
          </table:table-cell>
          <table:table-cell office:value-type="float" office:value="4238" calcext:value-type="float">
            <text:p>4,238</text:p>
          </table:table-cell>
          <table:table-cell office:value-type="float" office:value="1713064" calcext:value-type="float">
            <text:p>1,713,064</text:p>
          </table:table-cell>
          <table:table-cell office:value-type="float" office:value="1526569" calcext:value-type="float">
            <text:p>1,526,569</text:p>
          </table:table-cell>
          <table:table-cell office:value-type="float" office:value="23731137" calcext:value-type="float">
            <text:p>23,731,137</text:p>
          </table:table-cell>
          <table:table-cell office:value-type="float" office:value="1732683" calcext:value-type="float">
            <text:p>1,732,683</text:p>
          </table:table-cell>
          <table:table-cell office:value-type="float" office:value="17505590" calcext:value-type="float">
            <text:p>17,505,590</text:p>
          </table:table-cell>
          <table:table-cell office:value-type="float" office:value="1958775" calcext:value-type="float">
            <text:p>1,958,775</text:p>
          </table:table-cell>
          <table:table-cell office:value-type="float" office:value="3065633" calcext:value-type="float">
            <text:p>3,065,633</text:p>
          </table:table-cell>
          <table:table-cell office:value-type="float" office:value="2013196" calcext:value-type="float">
            <text:p>2,013,196</text:p>
          </table:table-cell>
          <table:table-cell office:value-type="float" office:value="4398161" calcext:value-type="float">
            <text:p>4,398,161</text:p>
          </table:table-cell>
          <table:table-cell office:value-type="float" office:value="2819206" calcext:value-type="float">
            <text:p>2,819,206</text:p>
          </table:table-cell>
          <table:table-cell office:value-type="float" office:value="60464014" calcext:value-type="float">
            <text:p>60,464,014</text:p>
          </table:table-cell>
          <table:table-cell office:value-type="float" office:value="1145541" calcext:value-type="float">
            <text:p>1,145,541</text:p>
          </table:table-cell>
          <table:table-cell office:value-type="float" office:value="1218904" calcext:value-type="float">
            <text:p>1,218,904</text:p>
          </table:table-cell>
          <table:table-cell office:value-type="float" office:value="2364446" calcext:value-type="float">
            <text:p>2,364,446</text:p>
          </table:table-cell>
          <table:table-cell office:value-type="float" office:value="62828460" calcext:value-type="float">
            <text:p>62,828,460</text:p>
          </table:table-cell>
          <table:table-cell office:value-type="float" office:value="2788321" calcext:value-type="float">
            <text:p>2,788,321</text:p>
          </table:table-cell>
          <table:table-cell office:value-type="float" office:value="4945125" calcext:value-type="float">
            <text:p>4,945,125</text:p>
          </table:table-cell>
          <table:table-cell office:value-type="float" office:value="0" calcext:value-type="float">
            <text:p>0</text:p>
          </table:table-cell>
          <table:table-cell office:value-type="float" office:value="3638175" calcext:value-type="float">
            <text:p>3,638,17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57];&quot;,&quot;;[.E257];&quot;,&quot;;[.F257];&quot;,&quot;;[.G257];&quot;,&quot;;[.H257];&quot;,&quot;;[.I257];&quot;,&quot;;[.J257];&quot;,&quot;;[.K257];&quot;,&quot;;[.L257];&quot;,&quot;;[.M257];&quot;,&quot;;[.N257];&quot;,&quot;;[.P257];&quot;,&quot;;[.Q257];&quot;,&quot;;[.S257];&quot;,&quot;;[.T257];&quot;,&quot;;[.U257];&quot;,&quot;;[.V257];&quot;,&quot;;[.W257];&quot;,&quot;;[.X25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3,1713064,1526569,23731137,1732683,17505590,1958775,3065633,2013196,4398161,2819206,1145541,1218904,62828460,2788321,4945125,0,363817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3,1713064,1526569,23731137,1732683,17505590,1958775,3065633,2013196,4398161,2819206,1145541,1218904,62828460,2788321,4945125,0,363817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CKFORD PUBLIC SCHOOL DISTRICT</text:p>
          </table:table-cell>
          <table:table-cell office:value-type="float" office:value="883" calcext:value-type="float">
            <text:p>883</text:p>
          </table:table-cell>
          <table:table-cell table:formula="of:=VLOOKUP([.B258];[$Sheet2.A251:.C807];2)" office:value-type="float" office:value="264" calcext:value-type="float">
            <text:p>264</text:p>
          </table:table-cell>
          <table:table-cell office:value-type="float" office:value="1561" calcext:value-type="float">
            <text:p>1,561</text:p>
          </table:table-cell>
          <table:table-cell office:value-type="float" office:value="1532477" calcext:value-type="float">
            <text:p>1,532,477</text:p>
          </table:table-cell>
          <table:table-cell office:value-type="float" office:value="797500" calcext:value-type="float">
            <text:p>797,500</text:p>
          </table:table-cell>
          <table:table-cell office:value-type="float" office:value="8841398" calcext:value-type="float">
            <text:p>8,841,398</text:p>
          </table:table-cell>
          <table:table-cell office:value-type="float" office:value="302818" calcext:value-type="float">
            <text:p>302,818</text:p>
          </table:table-cell>
          <table:table-cell office:value-type="float" office:value="2814997" calcext:value-type="float">
            <text:p>2,814,997</text:p>
          </table:table-cell>
          <table:table-cell office:value-type="float" office:value="908409" calcext:value-type="float">
            <text:p>908,409</text:p>
          </table:table-cell>
          <table:table-cell office:value-type="float" office:value="1068372" calcext:value-type="float">
            <text:p>1,068,372</text:p>
          </table:table-cell>
          <table:table-cell office:value-type="float" office:value="725062" calcext:value-type="float">
            <text:p>725,062</text:p>
          </table:table-cell>
          <table:table-cell office:value-type="float" office:value="2152909" calcext:value-type="float">
            <text:p>2,152,909</text:p>
          </table:table-cell>
          <table:table-cell office:value-type="float" office:value="2580527" calcext:value-type="float">
            <text:p>2,580,527</text:p>
          </table:table-cell>
          <table:table-cell office:value-type="float" office:value="21724467" calcext:value-type="float">
            <text:p>21,724,467</text:p>
          </table:table-cell>
          <table:table-cell office:value-type="float" office:value="508111" calcext:value-type="float">
            <text:p>508,111</text:p>
          </table:table-cell>
          <table:table-cell office:value-type="float" office:value="660240" calcext:value-type="float">
            <text:p>660,240</text:p>
          </table:table-cell>
          <table:table-cell office:value-type="float" office:value="1168351" calcext:value-type="float">
            <text:p>1,168,351</text:p>
          </table:table-cell>
          <table:table-cell office:value-type="float" office:value="22892817" calcext:value-type="float">
            <text:p>22,892,817</text:p>
          </table:table-cell>
          <table:table-cell office:value-type="float" office:value="884459" calcext:value-type="float">
            <text:p>884,459</text:p>
          </table:table-cell>
          <table:table-cell office:value-type="float" office:value="1249889" calcext:value-type="float">
            <text:p>1,249,889</text:p>
          </table:table-cell>
          <table:table-cell office:value-type="float" office:value="140404" calcext:value-type="float">
            <text:p>140,404</text:p>
          </table:table-cell>
          <table:table-cell office:value-type="float" office:value="4633162" calcext:value-type="float">
            <text:p>4,633,16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58];&quot;,&quot;;[.E258];&quot;,&quot;;[.F258];&quot;,&quot;;[.G258];&quot;,&quot;;[.H258];&quot;,&quot;;[.I258];&quot;,&quot;;[.J258];&quot;,&quot;;[.K258];&quot;,&quot;;[.L258];&quot;,&quot;;[.M258];&quot;,&quot;;[.N258];&quot;,&quot;;[.P258];&quot;,&quot;;[.Q258];&quot;,&quot;;[.S258];&quot;,&quot;;[.T258];&quot;,&quot;;[.U258];&quot;,&quot;;[.V258];&quot;,&quot;;[.W258];&quot;,&quot;;[.X25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4,1532477,797500,8841398,302818,2814997,908409,1068372,725062,2152909,2580527,508111,660240,22892817,884459,1249889,140404,463316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4,1532477,797500,8841398,302818,2814997,908409,1068372,725062,2152909,2580527,508111,660240,22892817,884459,1249889,140404,463316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Michael-Albertville Schools</text:p>
          </table:table-cell>
          <table:table-cell office:value-type="float" office:value="885" calcext:value-type="float">
            <text:p>885</text:p>
          </table:table-cell>
          <table:table-cell table:formula="of:=VLOOKUP([.B259];[$Sheet2.A252:.C808];2)" office:value-type="float" office:value="265" calcext:value-type="float">
            <text:p>265</text:p>
          </table:table-cell>
          <table:table-cell office:value-type="float" office:value="6524" calcext:value-type="float">
            <text:p>6,524</text:p>
          </table:table-cell>
          <table:table-cell office:value-type="float" office:value="2231382" calcext:value-type="float">
            <text:p>2,231,382</text:p>
          </table:table-cell>
          <table:table-cell office:value-type="float" office:value="2120441" calcext:value-type="float">
            <text:p>2,120,441</text:p>
          </table:table-cell>
          <table:table-cell office:value-type="float" office:value="31211014" calcext:value-type="float">
            <text:p>31,211,014</text:p>
          </table:table-cell>
          <table:table-cell office:value-type="float" office:value="1720249" calcext:value-type="float">
            <text:p>1,720,249</text:p>
          </table:table-cell>
          <table:table-cell office:value-type="float" office:value="11966713" calcext:value-type="float">
            <text:p>11,966,713</text:p>
          </table:table-cell>
          <table:table-cell office:value-type="float" office:value="2711732" calcext:value-type="float">
            <text:p>2,711,732</text:p>
          </table:table-cell>
          <table:table-cell office:value-type="float" office:value="5009184" calcext:value-type="float">
            <text:p>5,009,184</text:p>
          </table:table-cell>
          <table:table-cell office:value-type="float" office:value="1934063" calcext:value-type="float">
            <text:p>1,934,063</text:p>
          </table:table-cell>
          <table:table-cell office:value-type="float" office:value="6476453" calcext:value-type="float">
            <text:p>6,476,453</text:p>
          </table:table-cell>
          <table:table-cell office:value-type="float" office:value="2906602" calcext:value-type="float">
            <text:p>2,906,602</text:p>
          </table:table-cell>
          <table:table-cell office:value-type="float" office:value="68287832" calcext:value-type="float">
            <text:p>68,287,832</text:p>
          </table:table-cell>
          <table:table-cell office:value-type="float" office:value="1114875" calcext:value-type="float">
            <text:p>1,114,875</text:p>
          </table:table-cell>
          <table:table-cell office:value-type="float" office:value="782932" calcext:value-type="float">
            <text:p>782,932</text:p>
          </table:table-cell>
          <table:table-cell office:value-type="float" office:value="1897808" calcext:value-type="float">
            <text:p>1,897,808</text:p>
          </table:table-cell>
          <table:table-cell office:value-type="float" office:value="70185640" calcext:value-type="float">
            <text:p>70,185,640</text:p>
          </table:table-cell>
          <table:table-cell office:value-type="float" office:value="3953157" calcext:value-type="float">
            <text:p>3,953,157</text:p>
          </table:table-cell>
          <table:table-cell office:value-type="float" office:value="4594015" calcext:value-type="float">
            <text:p>4,594,015</text:p>
          </table:table-cell>
          <table:table-cell office:value-type="float" office:value="0" calcext:value-type="float">
            <text:p>0</text:p>
          </table:table-cell>
          <table:table-cell office:value-type="float" office:value="16172352" calcext:value-type="float">
            <text:p>16,172,35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59];&quot;,&quot;;[.E259];&quot;,&quot;;[.F259];&quot;,&quot;;[.G259];&quot;,&quot;;[.H259];&quot;,&quot;;[.I259];&quot;,&quot;;[.J259];&quot;,&quot;;[.K259];&quot;,&quot;;[.L259];&quot;,&quot;;[.M259];&quot;,&quot;;[.N259];&quot;,&quot;;[.P259];&quot;,&quot;;[.Q259];&quot;,&quot;;[.S259];&quot;,&quot;;[.T259];&quot;,&quot;;[.U259];&quot;,&quot;;[.V259];&quot;,&quot;;[.W259];&quot;,&quot;;[.X25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5,2231382,2120441,31211014,1720249,11966713,2711732,5009184,1934063,6476453,2906602,1114875,782932,70185640,3953157,4594015,0,1617235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5,2231382,2120441,31211014,1720249,11966713,2711732,5009184,1934063,6476453,2906602,1114875,782932,70185640,3953157,4594015,0,1617235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ANBY PUBLIC SCHOOL DISTRICT</text:p>
          </table:table-cell>
          <table:table-cell office:value-type="float" office:value="891" calcext:value-type="float">
            <text:p>891</text:p>
          </table:table-cell>
          <table:table-cell table:formula="of:=VLOOKUP([.B260];[$Sheet2.A253:.C809];2)" office:value-type="float" office:value="266" calcext:value-type="float">
            <text:p>266</text:p>
          </table:table-cell>
          <table:table-cell office:value-type="float" office:value="589" calcext:value-type="float">
            <text:p>589</text:p>
          </table:table-cell>
          <table:table-cell office:value-type="float" office:value="438031" calcext:value-type="float">
            <text:p>438,031</text:p>
          </table:table-cell>
          <table:table-cell office:value-type="float" office:value="444630" calcext:value-type="float">
            <text:p>444,630</text:p>
          </table:table-cell>
          <table:table-cell office:value-type="float" office:value="2762149" calcext:value-type="float">
            <text:p>2,762,149</text:p>
          </table:table-cell>
          <table:table-cell office:value-type="float" office:value="98101" calcext:value-type="float">
            <text:p>98,101</text:p>
          </table:table-cell>
          <table:table-cell office:value-type="float" office:value="898374" calcext:value-type="float">
            <text:p>898,374</text:p>
          </table:table-cell>
          <table:table-cell office:value-type="float" office:value="436638" calcext:value-type="float">
            <text:p>436,638</text:p>
          </table:table-cell>
          <table:table-cell office:value-type="float" office:value="217017" calcext:value-type="float">
            <text:p>217,017</text:p>
          </table:table-cell>
          <table:table-cell office:value-type="float" office:value="199115" calcext:value-type="float">
            <text:p>199,115</text:p>
          </table:table-cell>
          <table:table-cell office:value-type="float" office:value="707154" calcext:value-type="float">
            <text:p>707,154</text:p>
          </table:table-cell>
          <table:table-cell office:value-type="float" office:value="327756" calcext:value-type="float">
            <text:p>327,756</text:p>
          </table:table-cell>
          <table:table-cell office:value-type="float" office:value="6528964" calcext:value-type="float">
            <text:p>6,528,964</text:p>
          </table:table-cell>
          <table:table-cell office:value-type="float" office:value="456608" calcext:value-type="float">
            <text:p>456,608</text:p>
          </table:table-cell>
          <table:table-cell office:value-type="float" office:value="203706" calcext:value-type="float">
            <text:p>203,706</text:p>
          </table:table-cell>
          <table:table-cell office:value-type="float" office:value="660314" calcext:value-type="float">
            <text:p>660,314</text:p>
          </table:table-cell>
          <table:table-cell office:value-type="float" office:value="7189277" calcext:value-type="float">
            <text:p>7,189,277</text:p>
          </table:table-cell>
          <table:table-cell office:value-type="float" office:value="503698" calcext:value-type="float">
            <text:p>503,698</text:p>
          </table:table-cell>
          <table:table-cell office:value-type="float" office:value="250234" calcext:value-type="float">
            <text:p>250,234</text:p>
          </table:table-cell>
          <table:table-cell office:value-type="float" office:value="0" calcext:value-type="float">
            <text:p>0</text:p>
          </table:table-cell>
          <table:table-cell office:value-type="float" office:value="99005" calcext:value-type="float">
            <text:p>99,00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60];&quot;,&quot;;[.E260];&quot;,&quot;;[.F260];&quot;,&quot;;[.G260];&quot;,&quot;;[.H260];&quot;,&quot;;[.I260];&quot;,&quot;;[.J260];&quot;,&quot;;[.K260];&quot;,&quot;;[.L260];&quot;,&quot;;[.M260];&quot;,&quot;;[.N260];&quot;,&quot;;[.P260];&quot;,&quot;;[.Q260];&quot;,&quot;;[.S260];&quot;,&quot;;[.T260];&quot;,&quot;;[.U260];&quot;,&quot;;[.V260];&quot;,&quot;;[.W260];&quot;,&quot;;[.X26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6,438031,444630,2762149,98101,898374,436638,217017,199115,707154,327756,456608,203706,7189277,503698,250234,0,9900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6,438031,444630,2762149,98101,898374,436638,217017,199115,707154,327756,456608,203706,7189277,503698,250234,0,9900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AMBRIDGE-ISANTI PUBLIC SCHOOL DIST</text:p>
          </table:table-cell>
          <table:table-cell office:value-type="float" office:value="911" calcext:value-type="float">
            <text:p>911</text:p>
          </table:table-cell>
          <table:table-cell table:formula="of:=VLOOKUP([.B261];[$Sheet2.A254:.C810];2)" office:value-type="float" office:value="267" calcext:value-type="float">
            <text:p>267</text:p>
          </table:table-cell>
          <table:table-cell office:value-type="float" office:value="5064" calcext:value-type="float">
            <text:p>5,064</text:p>
          </table:table-cell>
          <table:table-cell office:value-type="float" office:value="2105395" calcext:value-type="float">
            <text:p>2,105,395</text:p>
          </table:table-cell>
          <table:table-cell office:value-type="float" office:value="2971192" calcext:value-type="float">
            <text:p>2,971,192</text:p>
          </table:table-cell>
          <table:table-cell office:value-type="float" office:value="20972549" calcext:value-type="float">
            <text:p>20,972,549</text:p>
          </table:table-cell>
          <table:table-cell office:value-type="float" office:value="943064" calcext:value-type="float">
            <text:p>943,064</text:p>
          </table:table-cell>
          <table:table-cell office:value-type="float" office:value="13540672" calcext:value-type="float">
            <text:p>13,540,672</text:p>
          </table:table-cell>
          <table:table-cell office:value-type="float" office:value="1544272" calcext:value-type="float">
            <text:p>1,544,272</text:p>
          </table:table-cell>
          <table:table-cell office:value-type="float" office:value="3219018" calcext:value-type="float">
            <text:p>3,219,018</text:p>
          </table:table-cell>
          <table:table-cell office:value-type="float" office:value="1384965" calcext:value-type="float">
            <text:p>1,384,965</text:p>
          </table:table-cell>
          <table:table-cell office:value-type="float" office:value="4931235" calcext:value-type="float">
            <text:p>4,931,235</text:p>
          </table:table-cell>
          <table:table-cell office:value-type="float" office:value="3608014" calcext:value-type="float">
            <text:p>3,608,014</text:p>
          </table:table-cell>
          <table:table-cell office:value-type="float" office:value="55220376" calcext:value-type="float">
            <text:p>55,220,376</text:p>
          </table:table-cell>
          <table:table-cell office:value-type="float" office:value="2140521" calcext:value-type="float">
            <text:p>2,140,521</text:p>
          </table:table-cell>
          <table:table-cell office:value-type="float" office:value="323240" calcext:value-type="float">
            <text:p>323,240</text:p>
          </table:table-cell>
          <table:table-cell office:value-type="float" office:value="2463761" calcext:value-type="float">
            <text:p>2,463,761</text:p>
          </table:table-cell>
          <table:table-cell office:value-type="float" office:value="57684137" calcext:value-type="float">
            <text:p>57,684,137</text:p>
          </table:table-cell>
          <table:table-cell office:value-type="float" office:value="2588846" calcext:value-type="float">
            <text:p>2,588,846</text:p>
          </table:table-cell>
          <table:table-cell office:value-type="float" office:value="2541305" calcext:value-type="float">
            <text:p>2,541,305</text:p>
          </table:table-cell>
          <table:table-cell office:value-type="float" office:value="6724872" calcext:value-type="float">
            <text:p>6,724,872</text:p>
          </table:table-cell>
          <table:table-cell office:value-type="float" office:value="5721225" calcext:value-type="float">
            <text:p>5,721,2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61];&quot;,&quot;;[.E261];&quot;,&quot;;[.F261];&quot;,&quot;;[.G261];&quot;,&quot;;[.H261];&quot;,&quot;;[.I261];&quot;,&quot;;[.J261];&quot;,&quot;;[.K261];&quot;,&quot;;[.L261];&quot;,&quot;;[.M261];&quot;,&quot;;[.N261];&quot;,&quot;;[.P261];&quot;,&quot;;[.Q261];&quot;,&quot;;[.S261];&quot;,&quot;;[.T261];&quot;,&quot;;[.U261];&quot;,&quot;;[.V261];&quot;,&quot;;[.W261];&quot;,&quot;;[.X26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7,2105395,2971192,20972549,943064,13540672,1544272,3219018,1384965,4931235,3608014,2140521,323240,57684137,2588846,2541305,6724872,57212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7,2105395,2971192,20972549,943064,13540672,1544272,3219018,1384965,4931235,3608014,2140521,323240,57684137,2588846,2541305,6724872,57212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LACA PUBLIC SCHOOL DISTRICT</text:p>
          </table:table-cell>
          <table:table-cell office:value-type="float" office:value="912" calcext:value-type="float">
            <text:p>912</text:p>
          </table:table-cell>
          <table:table-cell table:formula="of:=VLOOKUP([.B262];[$Sheet2.A255:.C811];2)" office:value-type="float" office:value="268" calcext:value-type="float">
            <text:p>268</text:p>
          </table:table-cell>
          <table:table-cell office:value-type="float" office:value="1662" calcext:value-type="float">
            <text:p>1,662</text:p>
          </table:table-cell>
          <table:table-cell office:value-type="float" office:value="793098" calcext:value-type="float">
            <text:p>793,098</text:p>
          </table:table-cell>
          <table:table-cell office:value-type="float" office:value="669391" calcext:value-type="float">
            <text:p>669,391</text:p>
          </table:table-cell>
          <table:table-cell office:value-type="float" office:value="7418695" calcext:value-type="float">
            <text:p>7,418,695</text:p>
          </table:table-cell>
          <table:table-cell office:value-type="float" office:value="622113" calcext:value-type="float">
            <text:p>622,113</text:p>
          </table:table-cell>
          <table:table-cell office:value-type="float" office:value="4236543" calcext:value-type="float">
            <text:p>4,236,543</text:p>
          </table:table-cell>
          <table:table-cell office:value-type="float" office:value="833656" calcext:value-type="float">
            <text:p>833,656</text:p>
          </table:table-cell>
          <table:table-cell office:value-type="float" office:value="961949" calcext:value-type="float">
            <text:p>961,949</text:p>
          </table:table-cell>
          <table:table-cell office:value-type="float" office:value="658897" calcext:value-type="float">
            <text:p>658,897</text:p>
          </table:table-cell>
          <table:table-cell office:value-type="float" office:value="1359064" calcext:value-type="float">
            <text:p>1,359,064</text:p>
          </table:table-cell>
          <table:table-cell office:value-type="float" office:value="1929157" calcext:value-type="float">
            <text:p>1,929,157</text:p>
          </table:table-cell>
          <table:table-cell office:value-type="float" office:value="19482564" calcext:value-type="float">
            <text:p>19,482,564</text:p>
          </table:table-cell>
          <table:table-cell office:value-type="float" office:value="525272" calcext:value-type="float">
            <text:p>525,272</text:p>
          </table:table-cell>
          <table:table-cell office:value-type="float" office:value="110370" calcext:value-type="float">
            <text:p>110,370</text:p>
          </table:table-cell>
          <table:table-cell office:value-type="float" office:value="635642" calcext:value-type="float">
            <text:p>635,642</text:p>
          </table:table-cell>
          <table:table-cell office:value-type="float" office:value="20118206" calcext:value-type="float">
            <text:p>20,118,206</text:p>
          </table:table-cell>
          <table:table-cell office:value-type="float" office:value="1186575" calcext:value-type="float">
            <text:p>1,186,575</text:p>
          </table:table-cell>
          <table:table-cell office:value-type="float" office:value="700939" calcext:value-type="float">
            <text:p>700,939</text:p>
          </table:table-cell>
          <table:table-cell office:value-type="float" office:value="39887" calcext:value-type="float">
            <text:p>39,887</text:p>
          </table:table-cell>
          <table:table-cell office:value-type="float" office:value="2139855" calcext:value-type="float">
            <text:p>2,139,855</text:p>
          </table:table-cell>
          <table:table-cell office:value-type="float" office:value="343130" calcext:value-type="float">
            <text:p>343,130</text:p>
          </table:table-cell>
          <table:table-cell/>
          <table:table-cell table:formula="of:=CONCATENATE([.$Z$3];[.$Y$3];[.C262];&quot;,&quot;;[.E262];&quot;,&quot;;[.F262];&quot;,&quot;;[.G262];&quot;,&quot;;[.H262];&quot;,&quot;;[.I262];&quot;,&quot;;[.J262];&quot;,&quot;;[.K262];&quot;,&quot;;[.L262];&quot;,&quot;;[.M262];&quot;,&quot;;[.N262];&quot;,&quot;;[.P262];&quot;,&quot;;[.Q262];&quot;,&quot;;[.S262];&quot;,&quot;;[.T262];&quot;,&quot;;[.U262];&quot;,&quot;;[.V262];&quot;,&quot;;[.W262];&quot;,&quot;;[.X26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8,793098,669391,7418695,622113,4236543,833656,961949,658897,1359064,1929157,525272,110370,20118206,1186575,700939,39887,2139855,34313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8,793098,669391,7418695,622113,4236543,833656,961949,658897,1359064,1929157,525272,110370,20118206,1186575,700939,39887,2139855,34313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LEN-HITTERDAL PUBLIC SCHOOL DIST</text:p>
          </table:table-cell>
          <table:table-cell office:value-type="float" office:value="914" calcext:value-type="float">
            <text:p>914</text:p>
          </table:table-cell>
          <table:table-cell table:formula="of:=VLOOKUP([.B263];[$Sheet2.A256:.C812];2)" office:value-type="float" office:value="269" calcext:value-type="float">
            <text:p>269</text:p>
          </table:table-cell>
          <table:table-cell office:value-type="float" office:value="289" calcext:value-type="float">
            <text:p>289</text:p>
          </table:table-cell>
          <table:table-cell office:value-type="float" office:value="328082" calcext:value-type="float">
            <text:p>328,082</text:p>
          </table:table-cell>
          <table:table-cell office:value-type="float" office:value="113348" calcext:value-type="float">
            <text:p>113,348</text:p>
          </table:table-cell>
          <table:table-cell office:value-type="float" office:value="1803830" calcext:value-type="float">
            <text:p>1,803,830</text:p>
          </table:table-cell>
          <table:table-cell office:value-type="float" office:value="162811" calcext:value-type="float">
            <text:p>162,811</text:p>
          </table:table-cell>
          <table:table-cell office:value-type="float" office:value="510210" calcext:value-type="float">
            <text:p>510,210</text:p>
          </table:table-cell>
          <table:table-cell office:value-type="float" office:value="474290" calcext:value-type="float">
            <text:p>474,290</text:p>
          </table:table-cell>
          <table:table-cell office:value-type="float" office:value="132665" calcext:value-type="float">
            <text:p>132,665</text:p>
          </table:table-cell>
          <table:table-cell office:value-type="float" office:value="221179" calcext:value-type="float">
            <text:p>221,179</text:p>
          </table:table-cell>
          <table:table-cell office:value-type="float" office:value="424830" calcext:value-type="float">
            <text:p>424,830</text:p>
          </table:table-cell>
          <table:table-cell office:value-type="float" office:value="287140" calcext:value-type="float">
            <text:p>287,140</text:p>
          </table:table-cell>
          <table:table-cell office:value-type="float" office:value="4458385" calcext:value-type="float">
            <text:p>4,458,385</text:p>
          </table:table-cell>
          <table:table-cell office:value-type="float" office:value="180873" calcext:value-type="float">
            <text:p>180,873</text:p>
          </table:table-cell>
          <table:table-cell office:value-type="float" office:value="73144" calcext:value-type="float">
            <text:p>73,144</text:p>
          </table:table-cell>
          <table:table-cell office:value-type="float" office:value="254017" calcext:value-type="float">
            <text:p>254,017</text:p>
          </table:table-cell>
          <table:table-cell office:value-type="float" office:value="4712402" calcext:value-type="float">
            <text:p>4,712,402</text:p>
          </table:table-cell>
          <table:table-cell office:value-type="float" office:value="288559" calcext:value-type="float">
            <text:p>288,559</text:p>
          </table:table-cell>
          <table:table-cell office:value-type="float" office:value="243933" calcext:value-type="float">
            <text:p>243,933</text:p>
          </table:table-cell>
          <table:table-cell office:value-type="float" office:value="642208" calcext:value-type="float">
            <text:p>642,208</text:p>
          </table:table-cell>
          <table:table-cell office:value-type="float" office:value="713702" calcext:value-type="float">
            <text:p>713,70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63];&quot;,&quot;;[.E263];&quot;,&quot;;[.F263];&quot;,&quot;;[.G263];&quot;,&quot;;[.H263];&quot;,&quot;;[.I263];&quot;,&quot;;[.J263];&quot;,&quot;;[.K263];&quot;,&quot;;[.L263];&quot;,&quot;;[.M263];&quot;,&quot;;[.N263];&quot;,&quot;;[.P263];&quot;,&quot;;[.Q263];&quot;,&quot;;[.S263];&quot;,&quot;;[.T263];&quot;,&quot;;[.U263];&quot;,&quot;;[.V263];&quot;,&quot;;[.W263];&quot;,&quot;;[.X26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9,328082,113348,1803830,162811,510210,474290,132665,221179,424830,287140,180873,73144,4712402,288559,243933,642208,71370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69,328082,113348,1803830,162811,510210,474290,132665,221179,424830,287140,180873,73144,4712402,288559,243933,642208,71370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KE CRYSTAL-WELLCOME MEMORIAL</text:p>
          </table:table-cell>
          <table:table-cell office:value-type="float" office:value="2071" calcext:value-type="float">
            <text:p>2071</text:p>
          </table:table-cell>
          <table:table-cell table:formula="of:=VLOOKUP([.B264];[$Sheet2.A257:.C813];2)" office:value-type="float" office:value="270" calcext:value-type="float">
            <text:p>270</text:p>
          </table:table-cell>
          <table:table-cell office:value-type="float" office:value="941" calcext:value-type="float">
            <text:p>941</text:p>
          </table:table-cell>
          <table:table-cell office:value-type="float" office:value="688548" calcext:value-type="float">
            <text:p>688,548</text:p>
          </table:table-cell>
          <table:table-cell office:value-type="float" office:value="473232" calcext:value-type="float">
            <text:p>473,232</text:p>
          </table:table-cell>
          <table:table-cell office:value-type="float" office:value="4655053" calcext:value-type="float">
            <text:p>4,655,053</text:p>
          </table:table-cell>
          <table:table-cell office:value-type="float" office:value="232718" calcext:value-type="float">
            <text:p>232,718</text:p>
          </table:table-cell>
          <table:table-cell office:value-type="float" office:value="1812406" calcext:value-type="float">
            <text:p>1,812,406</text:p>
          </table:table-cell>
          <table:table-cell office:value-type="float" office:value="631659" calcext:value-type="float">
            <text:p>631,659</text:p>
          </table:table-cell>
          <table:table-cell office:value-type="float" office:value="516357" calcext:value-type="float">
            <text:p>516,357</text:p>
          </table:table-cell>
          <table:table-cell office:value-type="float" office:value="331563" calcext:value-type="float">
            <text:p>331,563</text:p>
          </table:table-cell>
          <table:table-cell office:value-type="float" office:value="1207698" calcext:value-type="float">
            <text:p>1,207,698</text:p>
          </table:table-cell>
          <table:table-cell office:value-type="float" office:value="903884" calcext:value-type="float">
            <text:p>903,884</text:p>
          </table:table-cell>
          <table:table-cell office:value-type="float" office:value="11453119" calcext:value-type="float">
            <text:p>11,453,119</text:p>
          </table:table-cell>
          <table:table-cell office:value-type="float" office:value="264206" calcext:value-type="float">
            <text:p>264,206</text:p>
          </table:table-cell>
          <table:table-cell office:value-type="float" office:value="252049" calcext:value-type="float">
            <text:p>252,049</text:p>
          </table:table-cell>
          <table:table-cell office:value-type="float" office:value="516255" calcext:value-type="float">
            <text:p>516,255</text:p>
          </table:table-cell>
          <table:table-cell office:value-type="float" office:value="11969374" calcext:value-type="float">
            <text:p>11,969,374</text:p>
          </table:table-cell>
          <table:table-cell office:value-type="float" office:value="614315" calcext:value-type="float">
            <text:p>614,315</text:p>
          </table:table-cell>
          <table:table-cell office:value-type="float" office:value="461337" calcext:value-type="float">
            <text:p>461,337</text:p>
          </table:table-cell>
          <table:table-cell office:value-type="float" office:value="0" calcext:value-type="float">
            <text:p>0</text:p>
          </table:table-cell>
          <table:table-cell office:value-type="float" office:value="1932391" calcext:value-type="float">
            <text:p>1,932,39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64];&quot;,&quot;;[.E264];&quot;,&quot;;[.F264];&quot;,&quot;;[.G264];&quot;,&quot;;[.H264];&quot;,&quot;;[.I264];&quot;,&quot;;[.J264];&quot;,&quot;;[.K264];&quot;,&quot;;[.L264];&quot;,&quot;;[.M264];&quot;,&quot;;[.N264];&quot;,&quot;;[.P264];&quot;,&quot;;[.Q264];&quot;,&quot;;[.S264];&quot;,&quot;;[.T264];&quot;,&quot;;[.U264];&quot;,&quot;;[.V264];&quot;,&quot;;[.W264];&quot;,&quot;;[.X26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0,688548,473232,4655053,232718,1812406,631659,516357,331563,1207698,903884,264206,252049,11969374,614315,461337,0,193239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0,688548,473232,4655053,232718,1812406,631659,516357,331563,1207698,903884,264206,252049,11969374,614315,461337,0,193239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RITON SCHOOL DISTRICT</text:p>
          </table:table-cell>
          <table:table-cell office:value-type="float" office:value="2125" calcext:value-type="float">
            <text:p>2125</text:p>
          </table:table-cell>
          <table:table-cell table:formula="of:=VLOOKUP([.B265];[$Sheet2.A258:.C814];2)" office:value-type="float" office:value="271" calcext:value-type="float">
            <text:p>271</text:p>
          </table:table-cell>
          <table:table-cell office:value-type="float" office:value="986" calcext:value-type="float">
            <text:p>986</text:p>
          </table:table-cell>
          <table:table-cell office:value-type="float" office:value="899361" calcext:value-type="float">
            <text:p>899,361</text:p>
          </table:table-cell>
          <table:table-cell office:value-type="float" office:value="638439" calcext:value-type="float">
            <text:p>638,439</text:p>
          </table:table-cell>
          <table:table-cell office:value-type="float" office:value="5878330" calcext:value-type="float">
            <text:p>5,878,330</text:p>
          </table:table-cell>
          <table:table-cell office:value-type="float" office:value="251724" calcext:value-type="float">
            <text:p>251,724</text:p>
          </table:table-cell>
          <table:table-cell office:value-type="float" office:value="1773320" calcext:value-type="float">
            <text:p>1,773,320</text:p>
          </table:table-cell>
          <table:table-cell office:value-type="float" office:value="556398" calcext:value-type="float">
            <text:p>556,398</text:p>
          </table:table-cell>
          <table:table-cell office:value-type="float" office:value="253529" calcext:value-type="float">
            <text:p>253,529</text:p>
          </table:table-cell>
          <table:table-cell office:value-type="float" office:value="433184" calcext:value-type="float">
            <text:p>433,184</text:p>
          </table:table-cell>
          <table:table-cell office:value-type="float" office:value="724911" calcext:value-type="float">
            <text:p>724,911</text:p>
          </table:table-cell>
          <table:table-cell office:value-type="float" office:value="733284" calcext:value-type="float">
            <text:p>733,284</text:p>
          </table:table-cell>
          <table:table-cell office:value-type="float" office:value="12142480" calcext:value-type="float">
            <text:p>12,142,480</text:p>
          </table:table-cell>
          <table:table-cell office:value-type="float" office:value="835602" calcext:value-type="float">
            <text:p>835,602</text:p>
          </table:table-cell>
          <table:table-cell office:value-type="float" office:value="351289" calcext:value-type="float">
            <text:p>351,289</text:p>
          </table:table-cell>
          <table:table-cell office:value-type="float" office:value="1186891" calcext:value-type="float">
            <text:p>1,186,891</text:p>
          </table:table-cell>
          <table:table-cell office:value-type="float" office:value="13329371" calcext:value-type="float">
            <text:p>13,329,371</text:p>
          </table:table-cell>
          <table:table-cell office:value-type="float" office:value="549253" calcext:value-type="float">
            <text:p>549,253</text:p>
          </table:table-cell>
          <table:table-cell office:value-type="float" office:value="554653" calcext:value-type="float">
            <text:p>554,653</text:p>
          </table:table-cell>
          <table:table-cell office:value-type="float" office:value="4546053" calcext:value-type="float">
            <text:p>4,546,053</text:p>
          </table:table-cell>
          <table:table-cell office:value-type="float" office:value="1250106" calcext:value-type="float">
            <text:p>1,250,10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65];&quot;,&quot;;[.E265];&quot;,&quot;;[.F265];&quot;,&quot;;[.G265];&quot;,&quot;;[.H265];&quot;,&quot;;[.I265];&quot;,&quot;;[.J265];&quot;,&quot;;[.K265];&quot;,&quot;;[.L265];&quot;,&quot;;[.M265];&quot;,&quot;;[.N265];&quot;,&quot;;[.P265];&quot;,&quot;;[.Q265];&quot;,&quot;;[.S265];&quot;,&quot;;[.T265];&quot;,&quot;;[.U265];&quot;,&quot;;[.V265];&quot;,&quot;;[.W265];&quot;,&quot;;[.X26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1,899361,638439,5878330,251724,1773320,556398,253529,433184,724911,733284,835602,351289,13329371,549253,554653,4546053,125010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1,899361,638439,5878330,251724,1773320,556398,253529,433184,724911,733284,835602,351289,13329371,549253,554653,4546053,125010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nited South Central Schools</text:p>
          </table:table-cell>
          <table:table-cell office:value-type="float" office:value="2134" calcext:value-type="float">
            <text:p>2134</text:p>
          </table:table-cell>
          <table:table-cell table:formula="of:=VLOOKUP([.B266];[$Sheet2.A259:.C815];2)" office:value-type="float" office:value="272" calcext:value-type="float">
            <text:p>272</text:p>
          </table:table-cell>
          <table:table-cell office:value-type="float" office:value="736" calcext:value-type="float">
            <text:p>736</text:p>
          </table:table-cell>
          <table:table-cell office:value-type="float" office:value="525537" calcext:value-type="float">
            <text:p>525,537</text:p>
          </table:table-cell>
          <table:table-cell office:value-type="float" office:value="443495" calcext:value-type="float">
            <text:p>443,495</text:p>
          </table:table-cell>
          <table:table-cell office:value-type="float" office:value="4304392" calcext:value-type="float">
            <text:p>4,304,392</text:p>
          </table:table-cell>
          <table:table-cell office:value-type="float" office:value="369182" calcext:value-type="float">
            <text:p>369,182</text:p>
          </table:table-cell>
          <table:table-cell office:value-type="float" office:value="1661243" calcext:value-type="float">
            <text:p>1,661,243</text:p>
          </table:table-cell>
          <table:table-cell office:value-type="float" office:value="520081" calcext:value-type="float">
            <text:p>520,081</text:p>
          </table:table-cell>
          <table:table-cell office:value-type="float" office:value="511122" calcext:value-type="float">
            <text:p>511,122</text:p>
          </table:table-cell>
          <table:table-cell office:value-type="float" office:value="407770" calcext:value-type="float">
            <text:p>407,770</text:p>
          </table:table-cell>
          <table:table-cell office:value-type="float" office:value="780764" calcext:value-type="float">
            <text:p>780,764</text:p>
          </table:table-cell>
          <table:table-cell office:value-type="float" office:value="556240" calcext:value-type="float">
            <text:p>556,240</text:p>
          </table:table-cell>
          <table:table-cell office:value-type="float" office:value="10079824" calcext:value-type="float">
            <text:p>10,079,824</text:p>
          </table:table-cell>
          <table:table-cell office:value-type="float" office:value="421423" calcext:value-type="float">
            <text:p>421,423</text:p>
          </table:table-cell>
          <table:table-cell office:value-type="float" office:value="37132" calcext:value-type="float">
            <text:p>37,132</text:p>
          </table:table-cell>
          <table:table-cell office:value-type="float" office:value="458556" calcext:value-type="float">
            <text:p>458,556</text:p>
          </table:table-cell>
          <table:table-cell office:value-type="float" office:value="10538380" calcext:value-type="float">
            <text:p>10,538,380</text:p>
          </table:table-cell>
          <table:table-cell office:value-type="float" office:value="621621" calcext:value-type="float">
            <text:p>621,621</text:p>
          </table:table-cell>
          <table:table-cell office:value-type="float" office:value="236768" calcext:value-type="float">
            <text:p>236,768</text:p>
          </table:table-cell>
          <table:table-cell office:value-type="float" office:value="0" calcext:value-type="float">
            <text:p>0</text:p>
          </table:table-cell>
          <table:table-cell office:value-type="float" office:value="19282834" calcext:value-type="float">
            <text:p>19,282,834</text:p>
          </table:table-cell>
          <table:table-cell office:value-type="float" office:value="140135" calcext:value-type="float">
            <text:p>140,135</text:p>
          </table:table-cell>
          <table:table-cell/>
          <table:table-cell table:formula="of:=CONCATENATE([.$Z$3];[.$Y$3];[.C266];&quot;,&quot;;[.E266];&quot;,&quot;;[.F266];&quot;,&quot;;[.G266];&quot;,&quot;;[.H266];&quot;,&quot;;[.I266];&quot;,&quot;;[.J266];&quot;,&quot;;[.K266];&quot;,&quot;;[.L266];&quot;,&quot;;[.M266];&quot;,&quot;;[.N266];&quot;,&quot;;[.P266];&quot;,&quot;;[.Q266];&quot;,&quot;;[.S266];&quot;,&quot;;[.T266];&quot;,&quot;;[.U266];&quot;,&quot;;[.V266];&quot;,&quot;;[.W266];&quot;,&quot;;[.X26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2,525537,443495,4304392,369182,1661243,520081,511122,407770,780764,556240,421423,37132,10538380,621621,236768,0,19282834,140135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2,525537,443495,4304392,369182,1661243,520081,511122,407770,780764,556240,421423,37132,10538380,621621,236768,0,19282834,140135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PLE RIVER SCHOOL DISTRICT</text:p>
          </table:table-cell>
          <table:table-cell office:value-type="float" office:value="2135" calcext:value-type="float">
            <text:p>2135</text:p>
          </table:table-cell>
          <table:table-cell table:formula="of:=VLOOKUP([.B267];[$Sheet2.A260:.C816];2)" office:value-type="float" office:value="273" calcext:value-type="float">
            <text:p>273</text:p>
          </table:table-cell>
          <table:table-cell office:value-type="float" office:value="890" calcext:value-type="float">
            <text:p>890</text:p>
          </table:table-cell>
          <table:table-cell office:value-type="float" office:value="592356" calcext:value-type="float">
            <text:p>592,356</text:p>
          </table:table-cell>
          <table:table-cell office:value-type="float" office:value="473787" calcext:value-type="float">
            <text:p>473,787</text:p>
          </table:table-cell>
          <table:table-cell office:value-type="float" office:value="4001888" calcext:value-type="float">
            <text:p>4,001,888</text:p>
          </table:table-cell>
          <table:table-cell office:value-type="float" office:value="224639" calcext:value-type="float">
            <text:p>224,639</text:p>
          </table:table-cell>
          <table:table-cell office:value-type="float" office:value="1958411" calcext:value-type="float">
            <text:p>1,958,411</text:p>
          </table:table-cell>
          <table:table-cell office:value-type="float" office:value="501996" calcext:value-type="float">
            <text:p>501,996</text:p>
          </table:table-cell>
          <table:table-cell office:value-type="float" office:value="393514" calcext:value-type="float">
            <text:p>393,514</text:p>
          </table:table-cell>
          <table:table-cell office:value-type="float" office:value="496868" calcext:value-type="float">
            <text:p>496,868</text:p>
          </table:table-cell>
          <table:table-cell office:value-type="float" office:value="1080591" calcext:value-type="float">
            <text:p>1,080,591</text:p>
          </table:table-cell>
          <table:table-cell office:value-type="float" office:value="1268293" calcext:value-type="float">
            <text:p>1,268,293</text:p>
          </table:table-cell>
          <table:table-cell office:value-type="float" office:value="10992342" calcext:value-type="float">
            <text:p>10,992,342</text:p>
          </table:table-cell>
          <table:table-cell office:value-type="float" office:value="348200" calcext:value-type="float">
            <text:p>348,200</text:p>
          </table:table-cell>
          <table:table-cell office:value-type="float" office:value="41826" calcext:value-type="float">
            <text:p>41,826</text:p>
          </table:table-cell>
          <table:table-cell office:value-type="float" office:value="390026" calcext:value-type="float">
            <text:p>390,026</text:p>
          </table:table-cell>
          <table:table-cell office:value-type="float" office:value="11382368" calcext:value-type="float">
            <text:p>11,382,368</text:p>
          </table:table-cell>
          <table:table-cell office:value-type="float" office:value="850632" calcext:value-type="float">
            <text:p>850,632</text:p>
          </table:table-cell>
          <table:table-cell office:value-type="float" office:value="713983" calcext:value-type="float">
            <text:p>713,983</text:p>
          </table:table-cell>
          <table:table-cell office:value-type="float" office:value="30164301" calcext:value-type="float">
            <text:p>30,164,301</text:p>
          </table:table-cell>
          <table:table-cell office:value-type="float" office:value="3307920" calcext:value-type="float">
            <text:p>3,307,92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67];&quot;,&quot;;[.E267];&quot;,&quot;;[.F267];&quot;,&quot;;[.G267];&quot;,&quot;;[.H267];&quot;,&quot;;[.I267];&quot;,&quot;;[.J267];&quot;,&quot;;[.K267];&quot;,&quot;;[.L267];&quot;,&quot;;[.M267];&quot;,&quot;;[.N267];&quot;,&quot;;[.P267];&quot;,&quot;;[.Q267];&quot;,&quot;;[.S267];&quot;,&quot;;[.T267];&quot;,&quot;;[.U267];&quot;,&quot;;[.V267];&quot;,&quot;;[.W267];&quot;,&quot;;[.X26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3,592356,473787,4001888,224639,1958411,501996,393514,496868,1080591,1268293,348200,41826,11382368,850632,713983,30164301,330792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3,592356,473787,4001888,224639,1958411,501996,393514,496868,1080591,1268293,348200,41826,11382368,850632,713983,30164301,330792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INGSLAND PUBLIC SCHOOL DISTRICT</text:p>
          </table:table-cell>
          <table:table-cell office:value-type="float" office:value="2137" calcext:value-type="float">
            <text:p>2137</text:p>
          </table:table-cell>
          <table:table-cell table:formula="of:=VLOOKUP([.B268];[$Sheet2.A261:.C817];2)" office:value-type="float" office:value="274" calcext:value-type="float">
            <text:p>274</text:p>
          </table:table-cell>
          <table:table-cell office:value-type="float" office:value="560" calcext:value-type="float">
            <text:p>560</text:p>
          </table:table-cell>
          <table:table-cell office:value-type="float" office:value="475189" calcext:value-type="float">
            <text:p>475,189</text:p>
          </table:table-cell>
          <table:table-cell office:value-type="float" office:value="296520" calcext:value-type="float">
            <text:p>296,520</text:p>
          </table:table-cell>
          <table:table-cell office:value-type="float" office:value="2739437" calcext:value-type="float">
            <text:p>2,739,437</text:p>
          </table:table-cell>
          <table:table-cell office:value-type="float" office:value="124029" calcext:value-type="float">
            <text:p>124,029</text:p>
          </table:table-cell>
          <table:table-cell office:value-type="float" office:value="1064949" calcext:value-type="float">
            <text:p>1,064,949</text:p>
          </table:table-cell>
          <table:table-cell office:value-type="float" office:value="393415" calcext:value-type="float">
            <text:p>393,415</text:p>
          </table:table-cell>
          <table:table-cell office:value-type="float" office:value="166374" calcext:value-type="float">
            <text:p>166,374</text:p>
          </table:table-cell>
          <table:table-cell office:value-type="float" office:value="154153" calcext:value-type="float">
            <text:p>154,153</text:p>
          </table:table-cell>
          <table:table-cell office:value-type="float" office:value="571289" calcext:value-type="float">
            <text:p>571,289</text:p>
          </table:table-cell>
          <table:table-cell office:value-type="float" office:value="438571" calcext:value-type="float">
            <text:p>438,571</text:p>
          </table:table-cell>
          <table:table-cell office:value-type="float" office:value="6423927" calcext:value-type="float">
            <text:p>6,423,927</text:p>
          </table:table-cell>
          <table:table-cell office:value-type="float" office:value="246068" calcext:value-type="float">
            <text:p>246,068</text:p>
          </table:table-cell>
          <table:table-cell office:value-type="float" office:value="67397" calcext:value-type="float">
            <text:p>67,397</text:p>
          </table:table-cell>
          <table:table-cell office:value-type="float" office:value="313465" calcext:value-type="float">
            <text:p>313,465</text:p>
          </table:table-cell>
          <table:table-cell office:value-type="float" office:value="6737392" calcext:value-type="float">
            <text:p>6,737,392</text:p>
          </table:table-cell>
          <table:table-cell office:value-type="float" office:value="367662" calcext:value-type="float">
            <text:p>367,662</text:p>
          </table:table-cell>
          <table:table-cell office:value-type="float" office:value="355521" calcext:value-type="float">
            <text:p>355,521</text:p>
          </table:table-cell>
          <table:table-cell office:value-type="float" office:value="0" calcext:value-type="float">
            <text:p>0</text:p>
          </table:table-cell>
          <table:table-cell office:value-type="float" office:value="1847300" calcext:value-type="float">
            <text:p>1,847,3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68];&quot;,&quot;;[.E268];&quot;,&quot;;[.F268];&quot;,&quot;;[.G268];&quot;,&quot;;[.H268];&quot;,&quot;;[.I268];&quot;,&quot;;[.J268];&quot;,&quot;;[.K268];&quot;,&quot;;[.L268];&quot;,&quot;;[.M268];&quot;,&quot;;[.N268];&quot;,&quot;;[.P268];&quot;,&quot;;[.Q268];&quot;,&quot;;[.S268];&quot;,&quot;;[.T268];&quot;,&quot;;[.U268];&quot;,&quot;;[.V268];&quot;,&quot;;[.W268];&quot;,&quot;;[.X26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4,475189,296520,2739437,124029,1064949,393415,166374,154153,571289,438571,246068,67397,6737392,367662,355521,0,18473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4,475189,296520,2739437,124029,1064949,393415,166374,154153,571289,438571,246068,67397,6737392,367662,355521,0,18473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LOUIS COUNTY SCHOOL DISTRICT</text:p>
          </table:table-cell>
          <table:table-cell office:value-type="float" office:value="2142" calcext:value-type="float">
            <text:p>2142</text:p>
          </table:table-cell>
          <table:table-cell table:formula="of:=VLOOKUP([.B269];[$Sheet2.A262:.C818];2)" office:value-type="float" office:value="275" calcext:value-type="float">
            <text:p>275</text:p>
          </table:table-cell>
          <table:table-cell office:value-type="float" office:value="1994" calcext:value-type="float">
            <text:p>1,994</text:p>
          </table:table-cell>
          <table:table-cell office:value-type="float" office:value="2042454" calcext:value-type="float">
            <text:p>2,042,454</text:p>
          </table:table-cell>
          <table:table-cell office:value-type="float" office:value="1523795" calcext:value-type="float">
            <text:p>1,523,795</text:p>
          </table:table-cell>
          <table:table-cell office:value-type="float" office:value="14985094" calcext:value-type="float">
            <text:p>14,985,094</text:p>
          </table:table-cell>
          <table:table-cell office:value-type="float" office:value="210386" calcext:value-type="float">
            <text:p>210,386</text:p>
          </table:table-cell>
          <table:table-cell office:value-type="float" office:value="5908567" calcext:value-type="float">
            <text:p>5,908,567</text:p>
          </table:table-cell>
          <table:table-cell office:value-type="float" office:value="1323573" calcext:value-type="float">
            <text:p>1,323,573</text:p>
          </table:table-cell>
          <table:table-cell office:value-type="float" office:value="597401" calcext:value-type="float">
            <text:p>597,401</text:p>
          </table:table-cell>
          <table:table-cell office:value-type="float" office:value="1731067" calcext:value-type="float">
            <text:p>1,731,067</text:p>
          </table:table-cell>
          <table:table-cell office:value-type="float" office:value="3214797" calcext:value-type="float">
            <text:p>3,214,797</text:p>
          </table:table-cell>
          <table:table-cell office:value-type="float" office:value="2445733" calcext:value-type="float">
            <text:p>2,445,733</text:p>
          </table:table-cell>
          <table:table-cell office:value-type="float" office:value="33982866" calcext:value-type="float">
            <text:p>33,982,866</text:p>
          </table:table-cell>
          <table:table-cell office:value-type="float" office:value="2877419" calcext:value-type="float">
            <text:p>2,877,419</text:p>
          </table:table-cell>
          <table:table-cell office:value-type="float" office:value="398270" calcext:value-type="float">
            <text:p>398,270</text:p>
          </table:table-cell>
          <table:table-cell office:value-type="float" office:value="3275688" calcext:value-type="float">
            <text:p>3,275,688</text:p>
          </table:table-cell>
          <table:table-cell office:value-type="float" office:value="37258555" calcext:value-type="float">
            <text:p>37,258,555</text:p>
          </table:table-cell>
          <table:table-cell office:value-type="float" office:value="1265724" calcext:value-type="float">
            <text:p>1,265,724</text:p>
          </table:table-cell>
          <table:table-cell office:value-type="float" office:value="698024" calcext:value-type="float">
            <text:p>698,024</text:p>
          </table:table-cell>
          <table:table-cell office:value-type="float" office:value="94104" calcext:value-type="float">
            <text:p>94,104</text:p>
          </table:table-cell>
          <table:table-cell office:value-type="float" office:value="5818939" calcext:value-type="float">
            <text:p>5,818,93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69];&quot;,&quot;;[.E269];&quot;,&quot;;[.F269];&quot;,&quot;;[.G269];&quot;,&quot;;[.H269];&quot;,&quot;;[.I269];&quot;,&quot;;[.J269];&quot;,&quot;;[.K269];&quot;,&quot;;[.L269];&quot;,&quot;;[.M269];&quot;,&quot;;[.N269];&quot;,&quot;;[.P269];&quot;,&quot;;[.Q269];&quot;,&quot;;[.S269];&quot;,&quot;;[.T269];&quot;,&quot;;[.U269];&quot;,&quot;;[.V269];&quot;,&quot;;[.W269];&quot;,&quot;;[.X26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5,2042454,1523795,14985094,210386,5908567,1323573,597401,1731067,3214797,2445733,2877419,398270,37258555,1265724,698024,94104,581893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5,2042454,1523795,14985094,210386,5908567,1323573,597401,1731067,3214797,2445733,2877419,398270,37258555,1265724,698024,94104,581893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TERVILLE-ELYSIAN-MORRISTOWN</text:p>
          </table:table-cell>
          <table:table-cell office:value-type="float" office:value="2143" calcext:value-type="float">
            <text:p>2143</text:p>
          </table:table-cell>
          <table:table-cell table:formula="of:=VLOOKUP([.B270];[$Sheet2.A263:.C819];2)" office:value-type="float" office:value="276" calcext:value-type="float">
            <text:p>276</text:p>
          </table:table-cell>
          <table:table-cell office:value-type="float" office:value="749" calcext:value-type="float">
            <text:p>749</text:p>
          </table:table-cell>
          <table:table-cell office:value-type="float" office:value="608653" calcext:value-type="float">
            <text:p>608,653</text:p>
          </table:table-cell>
          <table:table-cell office:value-type="float" office:value="416661" calcext:value-type="float">
            <text:p>416,661</text:p>
          </table:table-cell>
          <table:table-cell office:value-type="float" office:value="4352068" calcext:value-type="float">
            <text:p>4,352,068</text:p>
          </table:table-cell>
          <table:table-cell office:value-type="float" office:value="104293" calcext:value-type="float">
            <text:p>104,293</text:p>
          </table:table-cell>
          <table:table-cell office:value-type="float" office:value="1395583" calcext:value-type="float">
            <text:p>1,395,583</text:p>
          </table:table-cell>
          <table:table-cell office:value-type="float" office:value="478539" calcext:value-type="float">
            <text:p>478,539</text:p>
          </table:table-cell>
          <table:table-cell office:value-type="float" office:value="537613" calcext:value-type="float">
            <text:p>537,613</text:p>
          </table:table-cell>
          <table:table-cell office:value-type="float" office:value="273924" calcext:value-type="float">
            <text:p>273,924</text:p>
          </table:table-cell>
          <table:table-cell office:value-type="float" office:value="1110985" calcext:value-type="float">
            <text:p>1,110,985</text:p>
          </table:table-cell>
          <table:table-cell office:value-type="float" office:value="582517" calcext:value-type="float">
            <text:p>582,517</text:p>
          </table:table-cell>
          <table:table-cell office:value-type="float" office:value="9860837" calcext:value-type="float">
            <text:p>9,860,837</text:p>
          </table:table-cell>
          <table:table-cell office:value-type="float" office:value="196936" calcext:value-type="float">
            <text:p>196,936</text:p>
          </table:table-cell>
          <table:table-cell office:value-type="float" office:value="226671" calcext:value-type="float">
            <text:p>226,671</text:p>
          </table:table-cell>
          <table:table-cell office:value-type="float" office:value="423607" calcext:value-type="float">
            <text:p>423,607</text:p>
          </table:table-cell>
          <table:table-cell office:value-type="float" office:value="10284443" calcext:value-type="float">
            <text:p>10,284,443</text:p>
          </table:table-cell>
          <table:table-cell office:value-type="float" office:value="505719" calcext:value-type="float">
            <text:p>505,719</text:p>
          </table:table-cell>
          <table:table-cell office:value-type="float" office:value="305415" calcext:value-type="float">
            <text:p>305,415</text:p>
          </table:table-cell>
          <table:table-cell office:value-type="float" office:value="2397080" calcext:value-type="float">
            <text:p>2,397,080</text:p>
          </table:table-cell>
          <table:table-cell office:value-type="float" office:value="1258623" calcext:value-type="float">
            <text:p>1,258,62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70];&quot;,&quot;;[.E270];&quot;,&quot;;[.F270];&quot;,&quot;;[.G270];&quot;,&quot;;[.H270];&quot;,&quot;;[.I270];&quot;,&quot;;[.J270];&quot;,&quot;;[.K270];&quot;,&quot;;[.L270];&quot;,&quot;;[.M270];&quot;,&quot;;[.N270];&quot;,&quot;;[.P270];&quot;,&quot;;[.Q270];&quot;,&quot;;[.S270];&quot;,&quot;;[.T270];&quot;,&quot;;[.U270];&quot;,&quot;;[.V270];&quot;,&quot;;[.W270];&quot;,&quot;;[.X27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6,608653,416661,4352068,104293,1395583,478539,537613,273924,1110985,582517,196936,226671,10284443,505719,305415,2397080,125862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6,608653,416661,4352068,104293,1395583,478539,537613,273924,1110985,582517,196936,226671,10284443,505719,305415,2397080,125862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HISAGO LAKES SCHOOL DISTRICT</text:p>
          </table:table-cell>
          <table:table-cell office:value-type="float" office:value="2144" calcext:value-type="float">
            <text:p>2144</text:p>
          </table:table-cell>
          <table:table-cell table:formula="of:=VLOOKUP([.B271];[$Sheet2.A264:.C820];2)" office:value-type="float" office:value="277" calcext:value-type="float">
            <text:p>277</text:p>
          </table:table-cell>
          <table:table-cell office:value-type="float" office:value="3341" calcext:value-type="float">
            <text:p>3,341</text:p>
          </table:table-cell>
          <table:table-cell office:value-type="float" office:value="1566321" calcext:value-type="float">
            <text:p>1,566,321</text:p>
          </table:table-cell>
          <table:table-cell office:value-type="float" office:value="1549985" calcext:value-type="float">
            <text:p>1,549,985</text:p>
          </table:table-cell>
          <table:table-cell office:value-type="float" office:value="15593692" calcext:value-type="float">
            <text:p>15,593,692</text:p>
          </table:table-cell>
          <table:table-cell office:value-type="float" office:value="1273741" calcext:value-type="float">
            <text:p>1,273,741</text:p>
          </table:table-cell>
          <table:table-cell office:value-type="float" office:value="9156292" calcext:value-type="float">
            <text:p>9,156,292</text:p>
          </table:table-cell>
          <table:table-cell office:value-type="float" office:value="1871508" calcext:value-type="float">
            <text:p>1,871,508</text:p>
          </table:table-cell>
          <table:table-cell office:value-type="float" office:value="2782858" calcext:value-type="float">
            <text:p>2,782,858</text:p>
          </table:table-cell>
          <table:table-cell office:value-type="float" office:value="1494378" calcext:value-type="float">
            <text:p>1,494,378</text:p>
          </table:table-cell>
          <table:table-cell office:value-type="float" office:value="3093740" calcext:value-type="float">
            <text:p>3,093,740</text:p>
          </table:table-cell>
          <table:table-cell office:value-type="float" office:value="2727016" calcext:value-type="float">
            <text:p>2,727,016</text:p>
          </table:table-cell>
          <table:table-cell office:value-type="float" office:value="41109531" calcext:value-type="float">
            <text:p>41,109,531</text:p>
          </table:table-cell>
          <table:table-cell office:value-type="float" office:value="1438667" calcext:value-type="float">
            <text:p>1,438,667</text:p>
          </table:table-cell>
          <table:table-cell office:value-type="float" office:value="410504" calcext:value-type="float">
            <text:p>410,504</text:p>
          </table:table-cell>
          <table:table-cell office:value-type="float" office:value="1849171" calcext:value-type="float">
            <text:p>1,849,171</text:p>
          </table:table-cell>
          <table:table-cell office:value-type="float" office:value="42958702" calcext:value-type="float">
            <text:p>42,958,702</text:p>
          </table:table-cell>
          <table:table-cell office:value-type="float" office:value="1927608" calcext:value-type="float">
            <text:p>1,927,608</text:p>
          </table:table-cell>
          <table:table-cell office:value-type="float" office:value="1940156" calcext:value-type="float">
            <text:p>1,940,156</text:p>
          </table:table-cell>
          <table:table-cell office:value-type="float" office:value="3494788" calcext:value-type="float">
            <text:p>3,494,788</text:p>
          </table:table-cell>
          <table:table-cell office:value-type="float" office:value="5215414" calcext:value-type="float">
            <text:p>5,215,41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71];&quot;,&quot;;[.E271];&quot;,&quot;;[.F271];&quot;,&quot;;[.G271];&quot;,&quot;;[.H271];&quot;,&quot;;[.I271];&quot;,&quot;;[.J271];&quot;,&quot;;[.K271];&quot;,&quot;;[.L271];&quot;,&quot;;[.M271];&quot;,&quot;;[.N271];&quot;,&quot;;[.P271];&quot;,&quot;;[.Q271];&quot;,&quot;;[.S271];&quot;,&quot;;[.T271];&quot;,&quot;;[.U271];&quot;,&quot;;[.V271];&quot;,&quot;;[.W271];&quot;,&quot;;[.X27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7,1566321,1549985,15593692,1273741,9156292,1871508,2782858,1494378,3093740,2727016,1438667,410504,42958702,1927608,1940156,3494788,521541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7,1566321,1549985,15593692,1273741,9156292,1871508,2782858,1494378,3093740,2727016,1438667,410504,42958702,1927608,1940156,3494788,521541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WASKA SCHOOL DISTRICT</text:p>
          </table:table-cell>
          <table:table-cell office:value-type="float" office:value="2149" calcext:value-type="float">
            <text:p>2149</text:p>
          </table:table-cell>
          <table:table-cell table:formula="of:=VLOOKUP([.B272];[$Sheet2.A265:.C821];2)" office:value-type="float" office:value="278" calcext:value-type="float">
            <text:p>278</text:p>
          </table:table-cell>
          <table:table-cell office:value-type="float" office:value="1327" calcext:value-type="float">
            <text:p>1,327</text:p>
          </table:table-cell>
          <table:table-cell office:value-type="float" office:value="817012" calcext:value-type="float">
            <text:p>817,012</text:p>
          </table:table-cell>
          <table:table-cell office:value-type="float" office:value="595580" calcext:value-type="float">
            <text:p>595,580</text:p>
          </table:table-cell>
          <table:table-cell office:value-type="float" office:value="7154051" calcext:value-type="float">
            <text:p>7,154,051</text:p>
          </table:table-cell>
          <table:table-cell office:value-type="float" office:value="411364" calcext:value-type="float">
            <text:p>411,364</text:p>
          </table:table-cell>
          <table:table-cell office:value-type="float" office:value="5961297" calcext:value-type="float">
            <text:p>5,961,297</text:p>
          </table:table-cell>
          <table:table-cell office:value-type="float" office:value="1100053" calcext:value-type="float">
            <text:p>1,100,053</text:p>
          </table:table-cell>
          <table:table-cell office:value-type="float" office:value="413063" calcext:value-type="float">
            <text:p>413,063</text:p>
          </table:table-cell>
          <table:table-cell office:value-type="float" office:value="326281" calcext:value-type="float">
            <text:p>326,281</text:p>
          </table:table-cell>
          <table:table-cell office:value-type="float" office:value="1660948" calcext:value-type="float">
            <text:p>1,660,948</text:p>
          </table:table-cell>
          <table:table-cell office:value-type="float" office:value="1225585" calcext:value-type="float">
            <text:p>1,225,585</text:p>
          </table:table-cell>
          <table:table-cell office:value-type="float" office:value="19665232" calcext:value-type="float">
            <text:p>19,665,232</text:p>
          </table:table-cell>
          <table:table-cell office:value-type="float" office:value="1597793" calcext:value-type="float">
            <text:p>1,597,793</text:p>
          </table:table-cell>
          <table:table-cell office:value-type="float" office:value="75160" calcext:value-type="float">
            <text:p>75,160</text:p>
          </table:table-cell>
          <table:table-cell office:value-type="float" office:value="1672953" calcext:value-type="float">
            <text:p>1,672,953</text:p>
          </table:table-cell>
          <table:table-cell office:value-type="float" office:value="21338186" calcext:value-type="float">
            <text:p>21,338,186</text:p>
          </table:table-cell>
          <table:table-cell office:value-type="float" office:value="1023165" calcext:value-type="float">
            <text:p>1,023,165</text:p>
          </table:table-cell>
          <table:table-cell office:value-type="float" office:value="616907" calcext:value-type="float">
            <text:p>616,907</text:p>
          </table:table-cell>
          <table:table-cell office:value-type="float" office:value="0" calcext:value-type="float">
            <text:p>0</text:p>
          </table:table-cell>
          <table:table-cell office:value-type="float" office:value="1489675" calcext:value-type="float">
            <text:p>1,489,67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72];&quot;,&quot;;[.E272];&quot;,&quot;;[.F272];&quot;,&quot;;[.G272];&quot;,&quot;;[.H272];&quot;,&quot;;[.I272];&quot;,&quot;;[.J272];&quot;,&quot;;[.K272];&quot;,&quot;;[.L272];&quot;,&quot;;[.M272];&quot;,&quot;;[.N272];&quot;,&quot;;[.P272];&quot;,&quot;;[.Q272];&quot;,&quot;;[.S272];&quot;,&quot;;[.T272];&quot;,&quot;;[.U272];&quot;,&quot;;[.V272];&quot;,&quot;;[.W272];&quot;,&quot;;[.X27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8,817012,595580,7154051,411364,5961297,1100053,413063,326281,1660948,1225585,1597793,75160,21338186,1023165,616907,0,148967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78,817012,595580,7154051,411364,5961297,1100053,413063,326281,1660948,1225585,1597793,75160,21338186,1023165,616907,0,148967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DENA-DEER CREEK SCHOOL DISTRICT</text:p>
          </table:table-cell>
          <table:table-cell office:value-type="float" office:value="2155" calcext:value-type="float">
            <text:p>2155</text:p>
          </table:table-cell>
          <table:table-cell table:formula="of:=VLOOKUP([.B273];[$Sheet2.A266:.C822];2)" office:value-type="float" office:value="280" calcext:value-type="float">
            <text:p>280</text:p>
          </table:table-cell>
          <table:table-cell office:value-type="float" office:value="1099" calcext:value-type="float">
            <text:p>1,099</text:p>
          </table:table-cell>
          <table:table-cell office:value-type="float" office:value="717739" calcext:value-type="float">
            <text:p>717,739</text:p>
          </table:table-cell>
          <table:table-cell office:value-type="float" office:value="488006" calcext:value-type="float">
            <text:p>488,006</text:p>
          </table:table-cell>
          <table:table-cell office:value-type="float" office:value="5891665" calcext:value-type="float">
            <text:p>5,891,665</text:p>
          </table:table-cell>
          <table:table-cell office:value-type="float" office:value="379245" calcext:value-type="float">
            <text:p>379,245</text:p>
          </table:table-cell>
          <table:table-cell office:value-type="float" office:value="2651620" calcext:value-type="float">
            <text:p>2,651,620</text:p>
          </table:table-cell>
          <table:table-cell office:value-type="float" office:value="698947" calcext:value-type="float">
            <text:p>698,947</text:p>
          </table:table-cell>
          <table:table-cell office:value-type="float" office:value="815520" calcext:value-type="float">
            <text:p>815,520</text:p>
          </table:table-cell>
          <table:table-cell office:value-type="float" office:value="343866" calcext:value-type="float">
            <text:p>343,866</text:p>
          </table:table-cell>
          <table:table-cell office:value-type="float" office:value="1774629" calcext:value-type="float">
            <text:p>1,774,629</text:p>
          </table:table-cell>
          <table:table-cell office:value-type="float" office:value="848430" calcext:value-type="float">
            <text:p>848,430</text:p>
          </table:table-cell>
          <table:table-cell office:value-type="float" office:value="14609667" calcext:value-type="float">
            <text:p>14,609,667</text:p>
          </table:table-cell>
          <table:table-cell office:value-type="float" office:value="512201" calcext:value-type="float">
            <text:p>512,201</text:p>
          </table:table-cell>
          <table:table-cell office:value-type="float" office:value="88159" calcext:value-type="float">
            <text:p>88,159</text:p>
          </table:table-cell>
          <table:table-cell office:value-type="float" office:value="600360" calcext:value-type="float">
            <text:p>600,360</text:p>
          </table:table-cell>
          <table:table-cell office:value-type="float" office:value="15210027" calcext:value-type="float">
            <text:p>15,210,027</text:p>
          </table:table-cell>
          <table:table-cell office:value-type="float" office:value="1148095" calcext:value-type="float">
            <text:p>1,148,095</text:p>
          </table:table-cell>
          <table:table-cell office:value-type="float" office:value="970768" calcext:value-type="float">
            <text:p>970,768</text:p>
          </table:table-cell>
          <table:table-cell office:value-type="float" office:value="0" calcext:value-type="float">
            <text:p>0</text:p>
          </table:table-cell>
          <table:table-cell office:value-type="float" office:value="1025750" calcext:value-type="float">
            <text:p>1,025,7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73];&quot;,&quot;;[.E273];&quot;,&quot;;[.F273];&quot;,&quot;;[.G273];&quot;,&quot;;[.H273];&quot;,&quot;;[.I273];&quot;,&quot;;[.J273];&quot;,&quot;;[.K273];&quot;,&quot;;[.L273];&quot;,&quot;;[.M273];&quot;,&quot;;[.N273];&quot;,&quot;;[.P273];&quot;,&quot;;[.Q273];&quot;,&quot;;[.S273];&quot;,&quot;;[.T273];&quot;,&quot;;[.U273];&quot;,&quot;;[.V273];&quot;,&quot;;[.W273];&quot;,&quot;;[.X27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0,717739,488006,5891665,379245,2651620,698947,815520,343866,1774629,848430,512201,88159,15210027,1148095,970768,0,10257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0,717739,488006,5891665,379245,2651620,698947,815520,343866,1774629,848430,512201,88159,15210027,1148095,970768,0,10257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UFFALO LK-HECTOR-STEWART PUBLIC SC</text:p>
          </table:table-cell>
          <table:table-cell office:value-type="float" office:value="2159" calcext:value-type="float">
            <text:p>2159</text:p>
          </table:table-cell>
          <table:table-cell table:formula="of:=VLOOKUP([.B274];[$Sheet2.A267:.C823];2)" office:value-type="float" office:value="281" calcext:value-type="float">
            <text:p>281</text:p>
          </table:table-cell>
          <table:table-cell office:value-type="float" office:value="488" calcext:value-type="float">
            <text:p>488</text:p>
          </table:table-cell>
          <table:table-cell office:value-type="float" office:value="527432" calcext:value-type="float">
            <text:p>527,432</text:p>
          </table:table-cell>
          <table:table-cell office:value-type="float" office:value="318349" calcext:value-type="float">
            <text:p>318,349</text:p>
          </table:table-cell>
          <table:table-cell office:value-type="float" office:value="2480103" calcext:value-type="float">
            <text:p>2,480,103</text:p>
          </table:table-cell>
          <table:table-cell office:value-type="float" office:value="88737" calcext:value-type="float">
            <text:p>88,737</text:p>
          </table:table-cell>
          <table:table-cell office:value-type="float" office:value="776034" calcext:value-type="float">
            <text:p>776,034</text:p>
          </table:table-cell>
          <table:table-cell office:value-type="float" office:value="365440" calcext:value-type="float">
            <text:p>365,440</text:p>
          </table:table-cell>
          <table:table-cell office:value-type="float" office:value="172034" calcext:value-type="float">
            <text:p>172,034</text:p>
          </table:table-cell>
          <table:table-cell office:value-type="float" office:value="219253" calcext:value-type="float">
            <text:p>219,253</text:p>
          </table:table-cell>
          <table:table-cell office:value-type="float" office:value="615919" calcext:value-type="float">
            <text:p>615,919</text:p>
          </table:table-cell>
          <table:table-cell office:value-type="float" office:value="306503" calcext:value-type="float">
            <text:p>306,503</text:p>
          </table:table-cell>
          <table:table-cell office:value-type="float" office:value="5869803" calcext:value-type="float">
            <text:p>5,869,803</text:p>
          </table:table-cell>
          <table:table-cell office:value-type="float" office:value="459063" calcext:value-type="float">
            <text:p>459,063</text:p>
          </table:table-cell>
          <table:table-cell office:value-type="float" office:value="163505" calcext:value-type="float">
            <text:p>163,505</text:p>
          </table:table-cell>
          <table:table-cell office:value-type="float" office:value="622568" calcext:value-type="float">
            <text:p>622,568</text:p>
          </table:table-cell>
          <table:table-cell office:value-type="float" office:value="6492371" calcext:value-type="float">
            <text:p>6,492,371</text:p>
          </table:table-cell>
          <table:table-cell office:value-type="float" office:value="278128" calcext:value-type="float">
            <text:p>278,128</text:p>
          </table:table-cell>
          <table:table-cell office:value-type="float" office:value="562668" calcext:value-type="float">
            <text:p>562,668</text:p>
          </table:table-cell>
          <table:table-cell office:value-type="float" office:value="560680" calcext:value-type="float">
            <text:p>560,6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[.$Z$3];[.$Y$3];[.C274];&quot;,&quot;;[.E274];&quot;,&quot;;[.F274];&quot;,&quot;;[.G274];&quot;,&quot;;[.H274];&quot;,&quot;;[.I274];&quot;,&quot;;[.J274];&quot;,&quot;;[.K274];&quot;,&quot;;[.L274];&quot;,&quot;;[.M274];&quot;,&quot;;[.N274];&quot;,&quot;;[.P274];&quot;,&quot;;[.Q274];&quot;,&quot;;[.S274];&quot;,&quot;;[.T274];&quot;,&quot;;[.U274];&quot;,&quot;;[.V274];&quot;,&quot;;[.W274];&quot;,&quot;;[.X27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1,527432,318349,2480103,88737,776034,365440,172034,219253,615919,306503,459063,163505,6492371,278128,562668,56068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1,527432,318349,2480103,88737,776034,365440,172034,219253,615919,306503,459063,163505,6492371,278128,562668,56068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LWORTH-GLYNDON-FELTON</text:p>
          </table:table-cell>
          <table:table-cell office:value-type="float" office:value="2164" calcext:value-type="float">
            <text:p>2164</text:p>
          </table:table-cell>
          <table:table-cell table:formula="of:=VLOOKUP([.B275];[$Sheet2.A268:.C824];2)" office:value-type="float" office:value="282" calcext:value-type="float">
            <text:p>282</text:p>
          </table:table-cell>
          <table:table-cell office:value-type="float" office:value="1562" calcext:value-type="float">
            <text:p>1,562</text:p>
          </table:table-cell>
          <table:table-cell office:value-type="float" office:value="1563727" calcext:value-type="float">
            <text:p>1,563,727</text:p>
          </table:table-cell>
          <table:table-cell office:value-type="float" office:value="737478" calcext:value-type="float">
            <text:p>737,478</text:p>
          </table:table-cell>
          <table:table-cell office:value-type="float" office:value="7779759" calcext:value-type="float">
            <text:p>7,779,759</text:p>
          </table:table-cell>
          <table:table-cell office:value-type="float" office:value="262652" calcext:value-type="float">
            <text:p>262,652</text:p>
          </table:table-cell>
          <table:table-cell office:value-type="float" office:value="3374233" calcext:value-type="float">
            <text:p>3,374,233</text:p>
          </table:table-cell>
          <table:table-cell office:value-type="float" office:value="734980" calcext:value-type="float">
            <text:p>734,980</text:p>
          </table:table-cell>
          <table:table-cell office:value-type="float" office:value="582229" calcext:value-type="float">
            <text:p>582,229</text:p>
          </table:table-cell>
          <table:table-cell office:value-type="float" office:value="639426" calcext:value-type="float">
            <text:p>639,426</text:p>
          </table:table-cell>
          <table:table-cell office:value-type="float" office:value="1669150" calcext:value-type="float">
            <text:p>1,669,150</text:p>
          </table:table-cell>
          <table:table-cell office:value-type="float" office:value="1190251" calcext:value-type="float">
            <text:p>1,190,251</text:p>
          </table:table-cell>
          <table:table-cell office:value-type="float" office:value="18533885" calcext:value-type="float">
            <text:p>18,533,885</text:p>
          </table:table-cell>
          <table:table-cell office:value-type="float" office:value="488349" calcext:value-type="float">
            <text:p>488,349</text:p>
          </table:table-cell>
          <table:table-cell office:value-type="float" office:value="218012" calcext:value-type="float">
            <text:p>218,012</text:p>
          </table:table-cell>
          <table:table-cell office:value-type="float" office:value="706361" calcext:value-type="float">
            <text:p>706,361</text:p>
          </table:table-cell>
          <table:table-cell office:value-type="float" office:value="19240246" calcext:value-type="float">
            <text:p>19,240,246</text:p>
          </table:table-cell>
          <table:table-cell office:value-type="float" office:value="907929" calcext:value-type="float">
            <text:p>907,929</text:p>
          </table:table-cell>
          <table:table-cell office:value-type="float" office:value="559719" calcext:value-type="float">
            <text:p>559,719</text:p>
          </table:table-cell>
          <table:table-cell office:value-type="float" office:value="18414507" calcext:value-type="float">
            <text:p>18,414,507</text:p>
          </table:table-cell>
          <table:table-cell office:value-type="float" office:value="2967135" calcext:value-type="float">
            <text:p>2,967,135</text:p>
          </table:table-cell>
          <table:table-cell office:value-type="float" office:value="143443" calcext:value-type="float">
            <text:p>143,443</text:p>
          </table:table-cell>
          <table:table-cell/>
          <table:table-cell table:formula="of:=CONCATENATE([.$Z$3];[.$Y$3];[.C275];&quot;,&quot;;[.E275];&quot;,&quot;;[.F275];&quot;,&quot;;[.G275];&quot;,&quot;;[.H275];&quot;,&quot;;[.I275];&quot;,&quot;;[.J275];&quot;,&quot;;[.K275];&quot;,&quot;;[.L275];&quot;,&quot;;[.M275];&quot;,&quot;;[.N275];&quot;,&quot;;[.P275];&quot;,&quot;;[.Q275];&quot;,&quot;;[.S275];&quot;,&quot;;[.T275];&quot;,&quot;;[.U275];&quot;,&quot;;[.V275];&quot;,&quot;;[.W275];&quot;,&quot;;[.X27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2,1563727,737478,7779759,262652,3374233,734980,582229,639426,1669150,1190251,488349,218012,19240246,907929,559719,18414507,2967135,143443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2,1563727,737478,7779759,262652,3374233,734980,582229,639426,1669150,1190251,488349,218012,19240246,907929,559719,18414507,2967135,143443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INCKLEY-FINLAYSON SCHOOL DISTRICT</text:p>
          </table:table-cell>
          <table:table-cell office:value-type="float" office:value="2165" calcext:value-type="float">
            <text:p>2165</text:p>
          </table:table-cell>
          <table:table-cell table:formula="of:=VLOOKUP([.B276];[$Sheet2.A269:.C825];2)" office:value-type="float" office:value="283" calcext:value-type="float">
            <text:p>283</text:p>
          </table:table-cell>
          <table:table-cell office:value-type="float" office:value="988" calcext:value-type="float">
            <text:p>988</text:p>
          </table:table-cell>
          <table:table-cell office:value-type="float" office:value="508229" calcext:value-type="float">
            <text:p>508,229</text:p>
          </table:table-cell>
          <table:table-cell office:value-type="float" office:value="478988" calcext:value-type="float">
            <text:p>478,988</text:p>
          </table:table-cell>
          <table:table-cell office:value-type="float" office:value="6134084" calcext:value-type="float">
            <text:p>6,134,084</text:p>
          </table:table-cell>
          <table:table-cell office:value-type="float" office:value="252469" calcext:value-type="float">
            <text:p>252,469</text:p>
          </table:table-cell>
          <table:table-cell office:value-type="float" office:value="2562404" calcext:value-type="float">
            <text:p>2,562,404</text:p>
          </table:table-cell>
          <table:table-cell office:value-type="float" office:value="458131" calcext:value-type="float">
            <text:p>458,131</text:p>
          </table:table-cell>
          <table:table-cell office:value-type="float" office:value="334278" calcext:value-type="float">
            <text:p>334,278</text:p>
          </table:table-cell>
          <table:table-cell office:value-type="float" office:value="361379" calcext:value-type="float">
            <text:p>361,379</text:p>
          </table:table-cell>
          <table:table-cell office:value-type="float" office:value="1374539" calcext:value-type="float">
            <text:p>1,374,539</text:p>
          </table:table-cell>
          <table:table-cell office:value-type="float" office:value="814801" calcext:value-type="float">
            <text:p>814,801</text:p>
          </table:table-cell>
          <table:table-cell office:value-type="float" office:value="13279300" calcext:value-type="float">
            <text:p>13,279,300</text:p>
          </table:table-cell>
          <table:table-cell office:value-type="float" office:value="489625" calcext:value-type="float">
            <text:p>489,625</text:p>
          </table:table-cell>
          <table:table-cell office:value-type="float" office:value="13833" calcext:value-type="float">
            <text:p>13,833</text:p>
          </table:table-cell>
          <table:table-cell office:value-type="float" office:value="503459" calcext:value-type="float">
            <text:p>503,459</text:p>
          </table:table-cell>
          <table:table-cell office:value-type="float" office:value="13782759" calcext:value-type="float">
            <text:p>13,782,759</text:p>
          </table:table-cell>
          <table:table-cell office:value-type="float" office:value="887957" calcext:value-type="float">
            <text:p>887,957</text:p>
          </table:table-cell>
          <table:table-cell office:value-type="float" office:value="263865" calcext:value-type="float">
            <text:p>263,865</text:p>
          </table:table-cell>
          <table:table-cell office:value-type="float" office:value="172676" calcext:value-type="float">
            <text:p>172,676</text:p>
          </table:table-cell>
          <table:table-cell office:value-type="float" office:value="1409735" calcext:value-type="float">
            <text:p>1,409,73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76];&quot;,&quot;;[.E276];&quot;,&quot;;[.F276];&quot;,&quot;;[.G276];&quot;,&quot;;[.H276];&quot;,&quot;;[.I276];&quot;,&quot;;[.J276];&quot;,&quot;;[.K276];&quot;,&quot;;[.L276];&quot;,&quot;;[.M276];&quot;,&quot;;[.N276];&quot;,&quot;;[.P276];&quot;,&quot;;[.Q276];&quot;,&quot;;[.S276];&quot;,&quot;;[.T276];&quot;,&quot;;[.U276];&quot;,&quot;;[.V276];&quot;,&quot;;[.W276];&quot;,&quot;;[.X27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3,508229,478988,6134084,252469,2562404,458131,334278,361379,1374539,814801,489625,13833,13782759,887957,263865,172676,140973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3,508229,478988,6134084,252469,2562404,458131,334278,361379,1374539,814801,489625,13833,13782759,887957,263865,172676,140973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KEVIEW SCHOOL DISTRICT</text:p>
          </table:table-cell>
          <table:table-cell office:value-type="float" office:value="2167" calcext:value-type="float">
            <text:p>2167</text:p>
          </table:table-cell>
          <table:table-cell table:formula="of:=VLOOKUP([.B277];[$Sheet2.A270:.C826];2)" office:value-type="float" office:value="284" calcext:value-type="float">
            <text:p>284</text:p>
          </table:table-cell>
          <table:table-cell office:value-type="float" office:value="637" calcext:value-type="float">
            <text:p>637</text:p>
          </table:table-cell>
          <table:table-cell office:value-type="float" office:value="444724" calcext:value-type="float">
            <text:p>444,724</text:p>
          </table:table-cell>
          <table:table-cell office:value-type="float" office:value="359472" calcext:value-type="float">
            <text:p>359,472</text:p>
          </table:table-cell>
          <table:table-cell office:value-type="float" office:value="3375586" calcext:value-type="float">
            <text:p>3,375,586</text:p>
          </table:table-cell>
          <table:table-cell office:value-type="float" office:value="189603" calcext:value-type="float">
            <text:p>189,603</text:p>
          </table:table-cell>
          <table:table-cell office:value-type="float" office:value="1502815" calcext:value-type="float">
            <text:p>1,502,815</text:p>
          </table:table-cell>
          <table:table-cell office:value-type="float" office:value="504791" calcext:value-type="float">
            <text:p>504,791</text:p>
          </table:table-cell>
          <table:table-cell office:value-type="float" office:value="379384" calcext:value-type="float">
            <text:p>379,384</text:p>
          </table:table-cell>
          <table:table-cell office:value-type="float" office:value="160714" calcext:value-type="float">
            <text:p>160,714</text:p>
          </table:table-cell>
          <table:table-cell office:value-type="float" office:value="559034" calcext:value-type="float">
            <text:p>559,034</text:p>
          </table:table-cell>
          <table:table-cell office:value-type="float" office:value="540398" calcext:value-type="float">
            <text:p>540,398</text:p>
          </table:table-cell>
          <table:table-cell office:value-type="float" office:value="8016519" calcext:value-type="float">
            <text:p>8,016,519</text:p>
          </table:table-cell>
          <table:table-cell office:value-type="float" office:value="182425" calcext:value-type="float">
            <text:p>182,425</text:p>
          </table:table-cell>
          <table:table-cell office:value-type="float" office:value="25012" calcext:value-type="float">
            <text:p>25,012</text:p>
          </table:table-cell>
          <table:table-cell office:value-type="float" office:value="207437" calcext:value-type="float">
            <text:p>207,437</text:p>
          </table:table-cell>
          <table:table-cell office:value-type="float" office:value="8223956" calcext:value-type="float">
            <text:p>8,223,956</text:p>
          </table:table-cell>
          <table:table-cell office:value-type="float" office:value="531210" calcext:value-type="float">
            <text:p>531,210</text:p>
          </table:table-cell>
          <table:table-cell office:value-type="float" office:value="410821" calcext:value-type="float">
            <text:p>410,821</text:p>
          </table:table-cell>
          <table:table-cell office:value-type="float" office:value="4887130" calcext:value-type="float">
            <text:p>4,887,130</text:p>
          </table:table-cell>
          <table:table-cell office:value-type="float" office:value="1466984" calcext:value-type="float">
            <text:p>1,466,98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77];&quot;,&quot;;[.E277];&quot;,&quot;;[.F277];&quot;,&quot;;[.G277];&quot;,&quot;;[.H277];&quot;,&quot;;[.I277];&quot;,&quot;;[.J277];&quot;,&quot;;[.K277];&quot;,&quot;;[.L277];&quot;,&quot;;[.M277];&quot;,&quot;;[.N277];&quot;,&quot;;[.P277];&quot;,&quot;;[.Q277];&quot;,&quot;;[.S277];&quot;,&quot;;[.T277];&quot;,&quot;;[.U277];&quot;,&quot;;[.V277];&quot;,&quot;;[.W277];&quot;,&quot;;[.X27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4,444724,359472,3375586,189603,1502815,504791,379384,160714,559034,540398,182425,25012,8223956,531210,410821,4887130,146698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4,444724,359472,3375586,189603,1502815,504791,379384,160714,559034,540398,182425,25012,8223956,531210,410821,4887130,146698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RHEG SCHOOL DISTRICT</text:p>
          </table:table-cell>
          <table:table-cell office:value-type="float" office:value="2168" calcext:value-type="float">
            <text:p>2168</text:p>
          </table:table-cell>
          <table:table-cell table:formula="of:=VLOOKUP([.B278];[$Sheet2.A271:.C827];2)" office:value-type="float" office:value="285" calcext:value-type="float">
            <text:p>285</text:p>
          </table:table-cell>
          <table:table-cell office:value-type="float" office:value="812" calcext:value-type="float">
            <text:p>812</text:p>
          </table:table-cell>
          <table:table-cell office:value-type="float" office:value="549988" calcext:value-type="float">
            <text:p>549,988</text:p>
          </table:table-cell>
          <table:table-cell office:value-type="float" office:value="411671" calcext:value-type="float">
            <text:p>411,671</text:p>
          </table:table-cell>
          <table:table-cell office:value-type="float" office:value="4185570" calcext:value-type="float">
            <text:p>4,185,570</text:p>
          </table:table-cell>
          <table:table-cell office:value-type="float" office:value="260595" calcext:value-type="float">
            <text:p>260,595</text:p>
          </table:table-cell>
          <table:table-cell office:value-type="float" office:value="1637110" calcext:value-type="float">
            <text:p>1,637,110</text:p>
          </table:table-cell>
          <table:table-cell office:value-type="float" office:value="486948" calcext:value-type="float">
            <text:p>486,948</text:p>
          </table:table-cell>
          <table:table-cell office:value-type="float" office:value="346823" calcext:value-type="float">
            <text:p>346,823</text:p>
          </table:table-cell>
          <table:table-cell office:value-type="float" office:value="231876" calcext:value-type="float">
            <text:p>231,876</text:p>
          </table:table-cell>
          <table:table-cell office:value-type="float" office:value="803338" calcext:value-type="float">
            <text:p>803,338</text:p>
          </table:table-cell>
          <table:table-cell office:value-type="float" office:value="602613" calcext:value-type="float">
            <text:p>602,613</text:p>
          </table:table-cell>
          <table:table-cell office:value-type="float" office:value="9516532" calcext:value-type="float">
            <text:p>9,516,532</text:p>
          </table:table-cell>
          <table:table-cell office:value-type="float" office:value="480135" calcext:value-type="float">
            <text:p>480,135</text:p>
          </table:table-cell>
          <table:table-cell office:value-type="float" office:value="435719" calcext:value-type="float">
            <text:p>435,719</text:p>
          </table:table-cell>
          <table:table-cell office:value-type="float" office:value="915855" calcext:value-type="float">
            <text:p>915,855</text:p>
          </table:table-cell>
          <table:table-cell office:value-type="float" office:value="10432387" calcext:value-type="float">
            <text:p>10,432,387</text:p>
          </table:table-cell>
          <table:table-cell office:value-type="float" office:value="543227" calcext:value-type="float">
            <text:p>543,227</text:p>
          </table:table-cell>
          <table:table-cell office:value-type="float" office:value="402088" calcext:value-type="float">
            <text:p>402,088</text:p>
          </table:table-cell>
          <table:table-cell office:value-type="float" office:value="135252" calcext:value-type="float">
            <text:p>135,252</text:p>
          </table:table-cell>
          <table:table-cell office:value-type="float" office:value="740543" calcext:value-type="float">
            <text:p>740,54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78];&quot;,&quot;;[.E278];&quot;,&quot;;[.F278];&quot;,&quot;;[.G278];&quot;,&quot;;[.H278];&quot;,&quot;;[.I278];&quot;,&quot;;[.J278];&quot;,&quot;;[.K278];&quot;,&quot;;[.L278];&quot;,&quot;;[.M278];&quot;,&quot;;[.N278];&quot;,&quot;;[.P278];&quot;,&quot;;[.Q278];&quot;,&quot;;[.S278];&quot;,&quot;;[.T278];&quot;,&quot;;[.U278];&quot;,&quot;;[.V278];&quot;,&quot;;[.W278];&quot;,&quot;;[.X27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5,549988,411671,4185570,260595,1637110,486948,346823,231876,803338,602613,480135,435719,10432387,543227,402088,135252,74054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5,549988,411671,4185570,260595,1637110,486948,346823,231876,803338,602613,480135,435719,10432387,543227,402088,135252,74054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URRAY COUNTY CENTRAL SCHOOL DIST.</text:p>
          </table:table-cell>
          <table:table-cell office:value-type="float" office:value="2169" calcext:value-type="float">
            <text:p>2169</text:p>
          </table:table-cell>
          <table:table-cell table:formula="of:=VLOOKUP([.B279];[$Sheet2.A272:.C828];2)" office:value-type="float" office:value="286" calcext:value-type="float">
            <text:p>286</text:p>
          </table:table-cell>
          <table:table-cell office:value-type="float" office:value="707" calcext:value-type="float">
            <text:p>707</text:p>
          </table:table-cell>
          <table:table-cell office:value-type="float" office:value="505805" calcext:value-type="float">
            <text:p>505,805</text:p>
          </table:table-cell>
          <table:table-cell office:value-type="float" office:value="419013" calcext:value-type="float">
            <text:p>419,013</text:p>
          </table:table-cell>
          <table:table-cell office:value-type="float" office:value="4178495" calcext:value-type="float">
            <text:p>4,178,495</text:p>
          </table:table-cell>
          <table:table-cell office:value-type="float" office:value="329624" calcext:value-type="float">
            <text:p>329,624</text:p>
          </table:table-cell>
          <table:table-cell office:value-type="float" office:value="1336804" calcext:value-type="float">
            <text:p>1,336,804</text:p>
          </table:table-cell>
          <table:table-cell office:value-type="float" office:value="655238" calcext:value-type="float">
            <text:p>655,238</text:p>
          </table:table-cell>
          <table:table-cell office:value-type="float" office:value="272365" calcext:value-type="float">
            <text:p>272,365</text:p>
          </table:table-cell>
          <table:table-cell office:value-type="float" office:value="477824" calcext:value-type="float">
            <text:p>477,824</text:p>
          </table:table-cell>
          <table:table-cell office:value-type="float" office:value="830563" calcext:value-type="float">
            <text:p>830,563</text:p>
          </table:table-cell>
          <table:table-cell office:value-type="float" office:value="820326" calcext:value-type="float">
            <text:p>820,326</text:p>
          </table:table-cell>
          <table:table-cell office:value-type="float" office:value="9826058" calcext:value-type="float">
            <text:p>9,826,058</text:p>
          </table:table-cell>
          <table:table-cell office:value-type="float" office:value="241223" calcext:value-type="float">
            <text:p>241,223</text:p>
          </table:table-cell>
          <table:table-cell office:value-type="float" office:value="128947" calcext:value-type="float">
            <text:p>128,947</text:p>
          </table:table-cell>
          <table:table-cell office:value-type="float" office:value="370169" calcext:value-type="float">
            <text:p>370,169</text:p>
          </table:table-cell>
          <table:table-cell office:value-type="float" office:value="10196227" calcext:value-type="float">
            <text:p>10,196,227</text:p>
          </table:table-cell>
          <table:table-cell office:value-type="float" office:value="525167" calcext:value-type="float">
            <text:p>525,167</text:p>
          </table:table-cell>
          <table:table-cell office:value-type="float" office:value="373234" calcext:value-type="float">
            <text:p>373,234</text:p>
          </table:table-cell>
          <table:table-cell office:value-type="float" office:value="0" calcext:value-type="float">
            <text:p>0</text:p>
          </table:table-cell>
          <table:table-cell office:value-type="float" office:value="314250" calcext:value-type="float">
            <text:p>314,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79];&quot;,&quot;;[.E279];&quot;,&quot;;[.F279];&quot;,&quot;;[.G279];&quot;,&quot;;[.H279];&quot;,&quot;;[.I279];&quot;,&quot;;[.J279];&quot;,&quot;;[.K279];&quot;,&quot;;[.L279];&quot;,&quot;;[.M279];&quot;,&quot;;[.N279];&quot;,&quot;;[.P279];&quot;,&quot;;[.Q279];&quot;,&quot;;[.S279];&quot;,&quot;;[.T279];&quot;,&quot;;[.U279];&quot;,&quot;;[.V279];&quot;,&quot;;[.W279];&quot;,&quot;;[.X27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6,505805,419013,4178495,329624,1336804,655238,272365,477824,830563,820326,241223,128947,10196227,525167,373234,0,3142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6,505805,419013,4178495,329624,1336804,655238,272365,477824,830563,820326,241223,128947,10196227,525167,373234,0,3142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APLES-MOTLEY SCHOOL DISTRICT</text:p>
          </table:table-cell>
          <table:table-cell office:value-type="float" office:value="2170" calcext:value-type="float">
            <text:p>2170</text:p>
          </table:table-cell>
          <table:table-cell table:formula="of:=VLOOKUP([.B280];[$Sheet2.A273:.C829];2)" office:value-type="float" office:value="287" calcext:value-type="float">
            <text:p>287</text:p>
          </table:table-cell>
          <table:table-cell office:value-type="float" office:value="1003" calcext:value-type="float">
            <text:p>1,003</text:p>
          </table:table-cell>
          <table:table-cell office:value-type="float" office:value="888290" calcext:value-type="float">
            <text:p>888,290</text:p>
          </table:table-cell>
          <table:table-cell office:value-type="float" office:value="399673" calcext:value-type="float">
            <text:p>399,673</text:p>
          </table:table-cell>
          <table:table-cell office:value-type="float" office:value="5488998" calcext:value-type="float">
            <text:p>5,488,998</text:p>
          </table:table-cell>
          <table:table-cell office:value-type="float" office:value="260101" calcext:value-type="float">
            <text:p>260,101</text:p>
          </table:table-cell>
          <table:table-cell office:value-type="float" office:value="2143801" calcext:value-type="float">
            <text:p>2,143,801</text:p>
          </table:table-cell>
          <table:table-cell office:value-type="float" office:value="582373" calcext:value-type="float">
            <text:p>582,373</text:p>
          </table:table-cell>
          <table:table-cell office:value-type="float" office:value="717674" calcext:value-type="float">
            <text:p>717,674</text:p>
          </table:table-cell>
          <table:table-cell office:value-type="float" office:value="305944" calcext:value-type="float">
            <text:p>305,944</text:p>
          </table:table-cell>
          <table:table-cell office:value-type="float" office:value="1295950" calcext:value-type="float">
            <text:p>1,295,950</text:p>
          </table:table-cell>
          <table:table-cell office:value-type="float" office:value="727226" calcext:value-type="float">
            <text:p>727,226</text:p>
          </table:table-cell>
          <table:table-cell office:value-type="float" office:value="12810028" calcext:value-type="float">
            <text:p>12,810,028</text:p>
          </table:table-cell>
          <table:table-cell office:value-type="float" office:value="729664" calcext:value-type="float">
            <text:p>729,664</text:p>
          </table:table-cell>
          <table:table-cell office:value-type="float" office:value="52791" calcext:value-type="float">
            <text:p>52,791</text:p>
          </table:table-cell>
          <table:table-cell office:value-type="float" office:value="782455" calcext:value-type="float">
            <text:p>782,455</text:p>
          </table:table-cell>
          <table:table-cell office:value-type="float" office:value="13592483" calcext:value-type="float">
            <text:p>13,592,483</text:p>
          </table:table-cell>
          <table:table-cell office:value-type="float" office:value="736316" calcext:value-type="float">
            <text:p>736,316</text:p>
          </table:table-cell>
          <table:table-cell office:value-type="float" office:value="455496" calcext:value-type="float">
            <text:p>455,496</text:p>
          </table:table-cell>
          <table:table-cell office:value-type="float" office:value="3218006" calcext:value-type="float">
            <text:p>3,218,006</text:p>
          </table:table-cell>
          <table:table-cell office:value-type="float" office:value="343525" calcext:value-type="float">
            <text:p>343,5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80];&quot;,&quot;;[.E280];&quot;,&quot;;[.F280];&quot;,&quot;;[.G280];&quot;,&quot;;[.H280];&quot;,&quot;;[.I280];&quot;,&quot;;[.J280];&quot;,&quot;;[.K280];&quot;,&quot;;[.L280];&quot;,&quot;;[.M280];&quot;,&quot;;[.N280];&quot;,&quot;;[.P280];&quot;,&quot;;[.Q280];&quot;,&quot;;[.S280];&quot;,&quot;;[.T280];&quot;,&quot;;[.U280];&quot;,&quot;;[.V280];&quot;,&quot;;[.W280];&quot;,&quot;;[.X28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7,888290,399673,5488998,260101,2143801,582373,717674,305944,1295950,727226,729664,52791,13592483,736316,455496,3218006,3435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7,888290,399673,5488998,260101,2143801,582373,717674,305944,1295950,727226,729664,52791,13592483,736316,455496,3218006,3435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ITTSON CENTRAL SCHOOL DISTRICT</text:p>
          </table:table-cell>
          <table:table-cell office:value-type="float" office:value="2171" calcext:value-type="float">
            <text:p>2171</text:p>
          </table:table-cell>
          <table:table-cell table:formula="of:=VLOOKUP([.B281];[$Sheet2.A274:.C830];2)" office:value-type="float" office:value="288" calcext:value-type="float">
            <text:p>288</text:p>
          </table:table-cell>
          <table:table-cell office:value-type="float" office:value="237" calcext:value-type="float">
            <text:p>237</text:p>
          </table:table-cell>
          <table:table-cell office:value-type="float" office:value="250047" calcext:value-type="float">
            <text:p>250,047</text:p>
          </table:table-cell>
          <table:table-cell office:value-type="float" office:value="135399" calcext:value-type="float">
            <text:p>135,399</text:p>
          </table:table-cell>
          <table:table-cell office:value-type="float" office:value="2047350" calcext:value-type="float">
            <text:p>2,047,350</text:p>
          </table:table-cell>
          <table:table-cell office:value-type="float" office:value="40768" calcext:value-type="float">
            <text:p>40,768</text:p>
          </table:table-cell>
          <table:table-cell office:value-type="float" office:value="423422" calcext:value-type="float">
            <text:p>423,422</text:p>
          </table:table-cell>
          <table:table-cell office:value-type="float" office:value="358932" calcext:value-type="float">
            <text:p>358,932</text:p>
          </table:table-cell>
          <table:table-cell office:value-type="float" office:value="156264" calcext:value-type="float">
            <text:p>156,264</text:p>
          </table:table-cell>
          <table:table-cell office:value-type="float" office:value="58911" calcext:value-type="float">
            <text:p>58,911</text:p>
          </table:table-cell>
          <table:table-cell office:value-type="float" office:value="416151" calcext:value-type="float">
            <text:p>416,151</text:p>
          </table:table-cell>
          <table:table-cell office:value-type="float" office:value="272969" calcext:value-type="float">
            <text:p>272,969</text:p>
          </table:table-cell>
          <table:table-cell office:value-type="float" office:value="4160214" calcext:value-type="float">
            <text:p>4,160,214</text:p>
          </table:table-cell>
          <table:table-cell office:value-type="float" office:value="123342" calcext:value-type="float">
            <text:p>123,342</text:p>
          </table:table-cell>
          <table:table-cell office:value-type="float" office:value="80240" calcext:value-type="float">
            <text:p>80,240</text:p>
          </table:table-cell>
          <table:table-cell office:value-type="float" office:value="203582" calcext:value-type="float">
            <text:p>203,582</text:p>
          </table:table-cell>
          <table:table-cell office:value-type="float" office:value="4363796" calcext:value-type="float">
            <text:p>4,363,796</text:p>
          </table:table-cell>
          <table:table-cell office:value-type="float" office:value="227659" calcext:value-type="float">
            <text:p>227,659</text:p>
          </table:table-cell>
          <table:table-cell office:value-type="float" office:value="119297" calcext:value-type="float">
            <text:p>119,297</text:p>
          </table:table-cell>
          <table:table-cell office:value-type="float" office:value="236016" calcext:value-type="float">
            <text:p>236,016</text:p>
          </table:table-cell>
          <table:table-cell office:value-type="float" office:value="423960" calcext:value-type="float">
            <text:p>423,96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81];&quot;,&quot;;[.E281];&quot;,&quot;;[.F281];&quot;,&quot;;[.G281];&quot;,&quot;;[.H281];&quot;,&quot;;[.I281];&quot;,&quot;;[.J281];&quot;,&quot;;[.K281];&quot;,&quot;;[.L281];&quot;,&quot;;[.M281];&quot;,&quot;;[.N281];&quot;,&quot;;[.P281];&quot;,&quot;;[.Q281];&quot;,&quot;;[.S281];&quot;,&quot;;[.T281];&quot;,&quot;;[.U281];&quot;,&quot;;[.V281];&quot;,&quot;;[.W281];&quot;,&quot;;[.X28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8,250047,135399,2047350,40768,423422,358932,156264,58911,416151,272969,123342,80240,4363796,227659,119297,236016,42396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8,250047,135399,2047350,40768,423422,358932,156264,58911,416151,272969,123342,80240,4363796,227659,119297,236016,42396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ENYON-WANAMINGO SCHOOL DISTRICT</text:p>
          </table:table-cell>
          <table:table-cell office:value-type="float" office:value="2172" calcext:value-type="float">
            <text:p>2172</text:p>
          </table:table-cell>
          <table:table-cell table:formula="of:=VLOOKUP([.B282];[$Sheet2.A275:.C831];2)" office:value-type="float" office:value="289" calcext:value-type="float">
            <text:p>289</text:p>
          </table:table-cell>
          <table:table-cell office:value-type="float" office:value="681" calcext:value-type="float">
            <text:p>681</text:p>
          </table:table-cell>
          <table:table-cell office:value-type="float" office:value="851467" calcext:value-type="float">
            <text:p>851,467</text:p>
          </table:table-cell>
          <table:table-cell office:value-type="float" office:value="325773" calcext:value-type="float">
            <text:p>325,773</text:p>
          </table:table-cell>
          <table:table-cell office:value-type="float" office:value="3898205" calcext:value-type="float">
            <text:p>3,898,205</text:p>
          </table:table-cell>
          <table:table-cell office:value-type="float" office:value="219519" calcext:value-type="float">
            <text:p>219,519</text:p>
          </table:table-cell>
          <table:table-cell office:value-type="float" office:value="1509237" calcext:value-type="float">
            <text:p>1,509,237</text:p>
          </table:table-cell>
          <table:table-cell office:value-type="float" office:value="497524" calcext:value-type="float">
            <text:p>497,524</text:p>
          </table:table-cell>
          <table:table-cell office:value-type="float" office:value="191626" calcext:value-type="float">
            <text:p>191,626</text:p>
          </table:table-cell>
          <table:table-cell office:value-type="float" office:value="214176" calcext:value-type="float">
            <text:p>214,176</text:p>
          </table:table-cell>
          <table:table-cell office:value-type="float" office:value="1039933" calcext:value-type="float">
            <text:p>1,039,933</text:p>
          </table:table-cell>
          <table:table-cell office:value-type="float" office:value="949029" calcext:value-type="float">
            <text:p>949,029</text:p>
          </table:table-cell>
          <table:table-cell office:value-type="float" office:value="9696488" calcext:value-type="float">
            <text:p>9,696,488</text:p>
          </table:table-cell>
          <table:table-cell office:value-type="float" office:value="153734" calcext:value-type="float">
            <text:p>153,734</text:p>
          </table:table-cell>
          <table:table-cell office:value-type="float" office:value="202190" calcext:value-type="float">
            <text:p>202,190</text:p>
          </table:table-cell>
          <table:table-cell office:value-type="float" office:value="355923" calcext:value-type="float">
            <text:p>355,923</text:p>
          </table:table-cell>
          <table:table-cell office:value-type="float" office:value="10052412" calcext:value-type="float">
            <text:p>10,052,412</text:p>
          </table:table-cell>
          <table:table-cell office:value-type="float" office:value="498771" calcext:value-type="float">
            <text:p>498,771</text:p>
          </table:table-cell>
          <table:table-cell office:value-type="float" office:value="500141" calcext:value-type="float">
            <text:p>500,141</text:p>
          </table:table-cell>
          <table:table-cell office:value-type="float" office:value="0" calcext:value-type="float">
            <text:p>0</text:p>
          </table:table-cell>
          <table:table-cell office:value-type="float" office:value="1814490" calcext:value-type="float">
            <text:p>1,814,49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82];&quot;,&quot;;[.E282];&quot;,&quot;;[.F282];&quot;,&quot;;[.G282];&quot;,&quot;;[.H282];&quot;,&quot;;[.I282];&quot;,&quot;;[.J282];&quot;,&quot;;[.K282];&quot;,&quot;;[.L282];&quot;,&quot;;[.M282];&quot;,&quot;;[.N282];&quot;,&quot;;[.P282];&quot;,&quot;;[.Q282];&quot;,&quot;;[.S282];&quot;,&quot;;[.T282];&quot;,&quot;;[.U282];&quot;,&quot;;[.V282];&quot;,&quot;;[.W282];&quot;,&quot;;[.X28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9,851467,325773,3898205,219519,1509237,497524,191626,214176,1039933,949029,153734,202190,10052412,498771,500141,0,181449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89,851467,325773,3898205,219519,1509237,497524,191626,214176,1039933,949029,153734,202190,10052412,498771,500141,0,181449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INE RIVER-BACKUS SCHOOL DISTRICT</text:p>
          </table:table-cell>
          <table:table-cell office:value-type="float" office:value="2174" calcext:value-type="float">
            <text:p>2174</text:p>
          </table:table-cell>
          <table:table-cell table:formula="of:=VLOOKUP([.B283];[$Sheet2.A276:.C832];2)" office:value-type="float" office:value="290" calcext:value-type="float">
            <text:p>290</text:p>
          </table:table-cell>
          <table:table-cell office:value-type="float" office:value="874" calcext:value-type="float">
            <text:p>874</text:p>
          </table:table-cell>
          <table:table-cell office:value-type="float" office:value="460584" calcext:value-type="float">
            <text:p>460,584</text:p>
          </table:table-cell>
          <table:table-cell office:value-type="float" office:value="241878" calcext:value-type="float">
            <text:p>241,878</text:p>
          </table:table-cell>
          <table:table-cell office:value-type="float" office:value="5026279" calcext:value-type="float">
            <text:p>5,026,279</text:p>
          </table:table-cell>
          <table:table-cell office:value-type="float" office:value="189382" calcext:value-type="float">
            <text:p>189,382</text:p>
          </table:table-cell>
          <table:table-cell office:value-type="float" office:value="2216273" calcext:value-type="float">
            <text:p>2,216,273</text:p>
          </table:table-cell>
          <table:table-cell office:value-type="float" office:value="585816" calcext:value-type="float">
            <text:p>585,816</text:p>
          </table:table-cell>
          <table:table-cell office:value-type="float" office:value="194063" calcext:value-type="float">
            <text:p>194,063</text:p>
          </table:table-cell>
          <table:table-cell office:value-type="float" office:value="657073" calcext:value-type="float">
            <text:p>657,073</text:p>
          </table:table-cell>
          <table:table-cell office:value-type="float" office:value="1088238" calcext:value-type="float">
            <text:p>1,088,238</text:p>
          </table:table-cell>
          <table:table-cell office:value-type="float" office:value="785690" calcext:value-type="float">
            <text:p>785,690</text:p>
          </table:table-cell>
          <table:table-cell office:value-type="float" office:value="11445277" calcext:value-type="float">
            <text:p>11,445,277</text:p>
          </table:table-cell>
          <table:table-cell office:value-type="float" office:value="543146" calcext:value-type="float">
            <text:p>543,146</text:p>
          </table:table-cell>
          <table:table-cell office:value-type="float" office:value="182075" calcext:value-type="float">
            <text:p>182,075</text:p>
          </table:table-cell>
          <table:table-cell office:value-type="float" office:value="725221" calcext:value-type="float">
            <text:p>725,221</text:p>
          </table:table-cell>
          <table:table-cell office:value-type="float" office:value="12170498" calcext:value-type="float">
            <text:p>12,170,498</text:p>
          </table:table-cell>
          <table:table-cell office:value-type="float" office:value="531284" calcext:value-type="float">
            <text:p>531,284</text:p>
          </table:table-cell>
          <table:table-cell office:value-type="float" office:value="400344" calcext:value-type="float">
            <text:p>400,344</text:p>
          </table:table-cell>
          <table:table-cell office:value-type="float" office:value="313220" calcext:value-type="float">
            <text:p>313,220</text:p>
          </table:table-cell>
          <table:table-cell office:value-type="float" office:value="475501" calcext:value-type="float">
            <text:p>475,50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83];&quot;,&quot;;[.E283];&quot;,&quot;;[.F283];&quot;,&quot;;[.G283];&quot;,&quot;;[.H283];&quot;,&quot;;[.I283];&quot;,&quot;;[.J283];&quot;,&quot;;[.K283];&quot;,&quot;;[.L283];&quot;,&quot;;[.M283];&quot;,&quot;;[.N283];&quot;,&quot;;[.P283];&quot;,&quot;;[.Q283];&quot;,&quot;;[.S283];&quot;,&quot;;[.T283];&quot;,&quot;;[.U283];&quot;,&quot;;[.V283];&quot;,&quot;;[.W283];&quot;,&quot;;[.X28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0,460584,241878,5026279,189382,2216273,585816,194063,657073,1088238,785690,543146,182075,12170498,531284,400344,313220,47550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0,460584,241878,5026279,189382,2216273,585816,194063,657073,1088238,785690,543146,182075,12170498,531284,400344,313220,47550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RREN-ALVARADO-OSLO SCHOOL DIST.</text:p>
          </table:table-cell>
          <table:table-cell office:value-type="float" office:value="2176" calcext:value-type="float">
            <text:p>2176</text:p>
          </table:table-cell>
          <table:table-cell table:formula="of:=VLOOKUP([.B284];[$Sheet2.A277:.C833];2)" office:value-type="float" office:value="291" calcext:value-type="float">
            <text:p>291</text:p>
          </table:table-cell>
          <table:table-cell office:value-type="float" office:value="545" calcext:value-type="float">
            <text:p>545</text:p>
          </table:table-cell>
          <table:table-cell office:value-type="float" office:value="564000" calcext:value-type="float">
            <text:p>564,000</text:p>
          </table:table-cell>
          <table:table-cell office:value-type="float" office:value="412234" calcext:value-type="float">
            <text:p>412,234</text:p>
          </table:table-cell>
          <table:table-cell office:value-type="float" office:value="3371882" calcext:value-type="float">
            <text:p>3,371,882</text:p>
          </table:table-cell>
          <table:table-cell office:value-type="float" office:value="70777" calcext:value-type="float">
            <text:p>70,777</text:p>
          </table:table-cell>
          <table:table-cell office:value-type="float" office:value="706465" calcext:value-type="float">
            <text:p>706,465</text:p>
          </table:table-cell>
          <table:table-cell office:value-type="float" office:value="590305" calcext:value-type="float">
            <text:p>590,305</text:p>
          </table:table-cell>
          <table:table-cell office:value-type="float" office:value="314529" calcext:value-type="float">
            <text:p>314,529</text:p>
          </table:table-cell>
          <table:table-cell office:value-type="float" office:value="446636" calcext:value-type="float">
            <text:p>446,636</text:p>
          </table:table-cell>
          <table:table-cell office:value-type="float" office:value="870979" calcext:value-type="float">
            <text:p>870,979</text:p>
          </table:table-cell>
          <table:table-cell office:value-type="float" office:value="293750" calcext:value-type="float">
            <text:p>293,750</text:p>
          </table:table-cell>
          <table:table-cell office:value-type="float" office:value="7641556" calcext:value-type="float">
            <text:p>7,641,556</text:p>
          </table:table-cell>
          <table:table-cell office:value-type="float" office:value="223812" calcext:value-type="float">
            <text:p>223,812</text:p>
          </table:table-cell>
          <table:table-cell office:value-type="float" office:value="230348" calcext:value-type="float">
            <text:p>230,348</text:p>
          </table:table-cell>
          <table:table-cell office:value-type="float" office:value="454160" calcext:value-type="float">
            <text:p>454,160</text:p>
          </table:table-cell>
          <table:table-cell office:value-type="float" office:value="8095716" calcext:value-type="float">
            <text:p>8,095,716</text:p>
          </table:table-cell>
          <table:table-cell office:value-type="float" office:value="535319" calcext:value-type="float">
            <text:p>535,319</text:p>
          </table:table-cell>
          <table:table-cell office:value-type="float" office:value="82209" calcext:value-type="float">
            <text:p>82,209</text:p>
          </table:table-cell>
          <table:table-cell office:value-type="float" office:value="0" calcext:value-type="float">
            <text:p>0</text:p>
          </table:table-cell>
          <table:table-cell office:value-type="float" office:value="230730" calcext:value-type="float">
            <text:p>230,7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84];&quot;,&quot;;[.E284];&quot;,&quot;;[.F284];&quot;,&quot;;[.G284];&quot;,&quot;;[.H284];&quot;,&quot;;[.I284];&quot;,&quot;;[.J284];&quot;,&quot;;[.K284];&quot;,&quot;;[.L284];&quot;,&quot;;[.M284];&quot;,&quot;;[.N284];&quot;,&quot;;[.P284];&quot;,&quot;;[.Q284];&quot;,&quot;;[.S284];&quot;,&quot;;[.T284];&quot;,&quot;;[.U284];&quot;,&quot;;[.V284];&quot;,&quot;;[.W284];&quot;,&quot;;[.X28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1,564000,412234,3371882,70777,706465,590305,314529,446636,870979,293750,223812,230348,8095716,535319,82209,0,23073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1,564000,412234,3371882,70777,706465,590305,314529,446636,870979,293750,223812,230348,8095716,535319,82209,0,23073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CCRAY School District</text:p>
          </table:table-cell>
          <table:table-cell office:value-type="float" office:value="2180" calcext:value-type="float">
            <text:p>2180</text:p>
          </table:table-cell>
          <table:table-cell table:formula="of:=VLOOKUP([.B285];[$Sheet2.A278:.C834];2)" office:value-type="float" office:value="292" calcext:value-type="float">
            <text:p>292</text:p>
          </table:table-cell>
          <table:table-cell office:value-type="float" office:value="712" calcext:value-type="float">
            <text:p>712</text:p>
          </table:table-cell>
          <table:table-cell office:value-type="float" office:value="539528" calcext:value-type="float">
            <text:p>539,528</text:p>
          </table:table-cell>
          <table:table-cell office:value-type="float" office:value="491780" calcext:value-type="float">
            <text:p>491,780</text:p>
          </table:table-cell>
          <table:table-cell office:value-type="float" office:value="3879994" calcext:value-type="float">
            <text:p>3,879,994</text:p>
          </table:table-cell>
          <table:table-cell office:value-type="float" office:value="247427" calcext:value-type="float">
            <text:p>247,427</text:p>
          </table:table-cell>
          <table:table-cell office:value-type="float" office:value="1724149" calcext:value-type="float">
            <text:p>1,724,149</text:p>
          </table:table-cell>
          <table:table-cell office:value-type="float" office:value="668039" calcext:value-type="float">
            <text:p>668,039</text:p>
          </table:table-cell>
          <table:table-cell office:value-type="float" office:value="453000" calcext:value-type="float">
            <text:p>453,000</text:p>
          </table:table-cell>
          <table:table-cell office:value-type="float" office:value="303910" calcext:value-type="float">
            <text:p>303,910</text:p>
          </table:table-cell>
          <table:table-cell office:value-type="float" office:value="1009804" calcext:value-type="float">
            <text:p>1,009,804</text:p>
          </table:table-cell>
          <table:table-cell office:value-type="float" office:value="944438" calcext:value-type="float">
            <text:p>944,438</text:p>
          </table:table-cell>
          <table:table-cell office:value-type="float" office:value="10262068" calcext:value-type="float">
            <text:p>10,262,068</text:p>
          </table:table-cell>
          <table:table-cell office:value-type="float" office:value="764161" calcext:value-type="float">
            <text:p>764,161</text:p>
          </table:table-cell>
          <table:table-cell office:value-type="float" office:value="147589" calcext:value-type="float">
            <text:p>147,589</text:p>
          </table:table-cell>
          <table:table-cell office:value-type="float" office:value="911750" calcext:value-type="float">
            <text:p>911,750</text:p>
          </table:table-cell>
          <table:table-cell office:value-type="float" office:value="11173818" calcext:value-type="float">
            <text:p>11,173,818</text:p>
          </table:table-cell>
          <table:table-cell office:value-type="float" office:value="516950" calcext:value-type="float">
            <text:p>516,950</text:p>
          </table:table-cell>
          <table:table-cell office:value-type="float" office:value="531787" calcext:value-type="float">
            <text:p>531,787</text:p>
          </table:table-cell>
          <table:table-cell office:value-type="float" office:value="26454057" calcext:value-type="float">
            <text:p>26,454,057</text:p>
          </table:table-cell>
          <table:table-cell office:value-type="float" office:value="2702382" calcext:value-type="float">
            <text:p>2,702,38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85];&quot;,&quot;;[.E285];&quot;,&quot;;[.F285];&quot;,&quot;;[.G285];&quot;,&quot;;[.H285];&quot;,&quot;;[.I285];&quot;,&quot;;[.J285];&quot;,&quot;;[.K285];&quot;,&quot;;[.L285];&quot;,&quot;;[.M285];&quot;,&quot;;[.N285];&quot;,&quot;;[.P285];&quot;,&quot;;[.Q285];&quot;,&quot;;[.S285];&quot;,&quot;;[.T285];&quot;,&quot;;[.U285];&quot;,&quot;;[.V285];&quot;,&quot;;[.W285];&quot;,&quot;;[.X28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2,539528,491780,3879994,247427,1724149,668039,453000,303910,1009804,944438,764161,147589,11173818,516950,531787,26454057,270238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2,539528,491780,3879994,247427,1724149,668039,453000,303910,1009804,944438,764161,147589,11173818,516950,531787,26454057,270238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UVERNE PUBLIC SCHOOL DISTRICT</text:p>
          </table:table-cell>
          <table:table-cell office:value-type="float" office:value="2184" calcext:value-type="float">
            <text:p>2184</text:p>
          </table:table-cell>
          <table:table-cell table:formula="of:=VLOOKUP([.B286];[$Sheet2.A279:.C835];2)" office:value-type="float" office:value="293" calcext:value-type="float">
            <text:p>293</text:p>
          </table:table-cell>
          <table:table-cell office:value-type="float" office:value="1139" calcext:value-type="float">
            <text:p>1,139</text:p>
          </table:table-cell>
          <table:table-cell office:value-type="float" office:value="797381" calcext:value-type="float">
            <text:p>797,381</text:p>
          </table:table-cell>
          <table:table-cell office:value-type="float" office:value="621872" calcext:value-type="float">
            <text:p>621,872</text:p>
          </table:table-cell>
          <table:table-cell office:value-type="float" office:value="7433923" calcext:value-type="float">
            <text:p>7,433,923</text:p>
          </table:table-cell>
          <table:table-cell office:value-type="float" office:value="337027" calcext:value-type="float">
            <text:p>337,027</text:p>
          </table:table-cell>
          <table:table-cell office:value-type="float" office:value="3009550" calcext:value-type="float">
            <text:p>3,009,550</text:p>
          </table:table-cell>
          <table:table-cell office:value-type="float" office:value="700406" calcext:value-type="float">
            <text:p>700,406</text:p>
          </table:table-cell>
          <table:table-cell office:value-type="float" office:value="347148" calcext:value-type="float">
            <text:p>347,148</text:p>
          </table:table-cell>
          <table:table-cell office:value-type="float" office:value="442109" calcext:value-type="float">
            <text:p>442,109</text:p>
          </table:table-cell>
          <table:table-cell office:value-type="float" office:value="1607304" calcext:value-type="float">
            <text:p>1,607,304</text:p>
          </table:table-cell>
          <table:table-cell office:value-type="float" office:value="629795" calcext:value-type="float">
            <text:p>629,795</text:p>
          </table:table-cell>
          <table:table-cell office:value-type="float" office:value="15926515" calcext:value-type="float">
            <text:p>15,926,515</text:p>
          </table:table-cell>
          <table:table-cell office:value-type="float" office:value="591692" calcext:value-type="float">
            <text:p>591,692</text:p>
          </table:table-cell>
          <table:table-cell office:value-type="float" office:value="447676" calcext:value-type="float">
            <text:p>447,676</text:p>
          </table:table-cell>
          <table:table-cell office:value-type="float" office:value="1039368" calcext:value-type="float">
            <text:p>1,039,368</text:p>
          </table:table-cell>
          <table:table-cell office:value-type="float" office:value="16965883" calcext:value-type="float">
            <text:p>16,965,883</text:p>
          </table:table-cell>
          <table:table-cell office:value-type="float" office:value="711649" calcext:value-type="float">
            <text:p>711,649</text:p>
          </table:table-cell>
          <table:table-cell office:value-type="float" office:value="466984" calcext:value-type="float">
            <text:p>466,984</text:p>
          </table:table-cell>
          <table:table-cell office:value-type="float" office:value="2516624" calcext:value-type="float">
            <text:p>2,516,624</text:p>
          </table:table-cell>
          <table:table-cell office:value-type="float" office:value="2116388" calcext:value-type="float">
            <text:p>2,116,38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86];&quot;,&quot;;[.E286];&quot;,&quot;;[.F286];&quot;,&quot;;[.G286];&quot;,&quot;;[.H286];&quot;,&quot;;[.I286];&quot;,&quot;;[.J286];&quot;,&quot;;[.K286];&quot;,&quot;;[.L286];&quot;,&quot;;[.M286];&quot;,&quot;;[.N286];&quot;,&quot;;[.P286];&quot;,&quot;;[.Q286];&quot;,&quot;;[.S286];&quot;,&quot;;[.T286];&quot;,&quot;;[.U286];&quot;,&quot;;[.V286];&quot;,&quot;;[.W286];&quot;,&quot;;[.X28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3,797381,621872,7433923,337027,3009550,700406,347148,442109,1607304,629795,591692,447676,16965883,711649,466984,2516624,211638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3,797381,621872,7433923,337027,3009550,700406,347148,442109,1607304,629795,591692,447676,16965883,711649,466984,2516624,211638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YELLOW MEDICINE EAST</text:p>
          </table:table-cell>
          <table:table-cell office:value-type="float" office:value="2190" calcext:value-type="float">
            <text:p>2190</text:p>
          </table:table-cell>
          <table:table-cell table:formula="of:=VLOOKUP([.B287];[$Sheet2.A280:.C836];2)" office:value-type="float" office:value="294" calcext:value-type="float">
            <text:p>294</text:p>
          </table:table-cell>
          <table:table-cell office:value-type="float" office:value="641" calcext:value-type="float">
            <text:p>641</text:p>
          </table:table-cell>
          <table:table-cell office:value-type="float" office:value="554146" calcext:value-type="float">
            <text:p>554,146</text:p>
          </table:table-cell>
          <table:table-cell office:value-type="float" office:value="474815" calcext:value-type="float">
            <text:p>474,815</text:p>
          </table:table-cell>
          <table:table-cell office:value-type="float" office:value="3458282" calcext:value-type="float">
            <text:p>3,458,282</text:p>
          </table:table-cell>
          <table:table-cell office:value-type="float" office:value="212913" calcext:value-type="float">
            <text:p>212,913</text:p>
          </table:table-cell>
          <table:table-cell office:value-type="float" office:value="2035703" calcext:value-type="float">
            <text:p>2,035,703</text:p>
          </table:table-cell>
          <table:table-cell office:value-type="float" office:value="582605" calcext:value-type="float">
            <text:p>582,605</text:p>
          </table:table-cell>
          <table:table-cell office:value-type="float" office:value="354332" calcext:value-type="float">
            <text:p>354,332</text:p>
          </table:table-cell>
          <table:table-cell office:value-type="float" office:value="505880" calcext:value-type="float">
            <text:p>505,880</text:p>
          </table:table-cell>
          <table:table-cell office:value-type="float" office:value="969462" calcext:value-type="float">
            <text:p>969,462</text:p>
          </table:table-cell>
          <table:table-cell office:value-type="float" office:value="750337" calcext:value-type="float">
            <text:p>750,337</text:p>
          </table:table-cell>
          <table:table-cell office:value-type="float" office:value="9898472" calcext:value-type="float">
            <text:p>9,898,472</text:p>
          </table:table-cell>
          <table:table-cell office:value-type="float" office:value="484948" calcext:value-type="float">
            <text:p>484,948</text:p>
          </table:table-cell>
          <table:table-cell office:value-type="float" office:value="1011664" calcext:value-type="float">
            <text:p>1,011,664</text:p>
          </table:table-cell>
          <table:table-cell office:value-type="float" office:value="1496612" calcext:value-type="float">
            <text:p>1,496,612</text:p>
          </table:table-cell>
          <table:table-cell office:value-type="float" office:value="11395084" calcext:value-type="float">
            <text:p>11,395,084</text:p>
          </table:table-cell>
          <table:table-cell office:value-type="float" office:value="449477" calcext:value-type="float">
            <text:p>449,477</text:p>
          </table:table-cell>
          <table:table-cell office:value-type="float" office:value="494899" calcext:value-type="float">
            <text:p>494,899</text:p>
          </table:table-cell>
          <table:table-cell office:value-type="float" office:value="0" calcext:value-type="float">
            <text:p>0</text:p>
          </table:table-cell>
          <table:table-cell office:value-type="float" office:value="1058055" calcext:value-type="float">
            <text:p>1,058,055</text:p>
          </table:table-cell>
          <table:table-cell office:value-type="float" office:value="173300" calcext:value-type="float">
            <text:p>173,300</text:p>
          </table:table-cell>
          <table:table-cell/>
          <table:table-cell table:formula="of:=CONCATENATE([.$Z$3];[.$Y$3];[.C287];&quot;,&quot;;[.E287];&quot;,&quot;;[.F287];&quot;,&quot;;[.G287];&quot;,&quot;;[.H287];&quot;,&quot;;[.I287];&quot;,&quot;;[.J287];&quot;,&quot;;[.K287];&quot;,&quot;;[.L287];&quot;,&quot;;[.M287];&quot;,&quot;;[.N287];&quot;,&quot;;[.P287];&quot;,&quot;;[.Q287];&quot;,&quot;;[.S287];&quot;,&quot;;[.T287];&quot;,&quot;;[.U287];&quot;,&quot;;[.V287];&quot;,&quot;;[.W287];&quot;,&quot;;[.X28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4,554146,474815,3458282,212913,2035703,582605,354332,505880,969462,750337,484948,1011664,11395084,449477,494899,0,1058055,17330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4,554146,474815,3458282,212913,2035703,582605,354332,505880,969462,750337,484948,1011664,11395084,449477,494899,0,1058055,17330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ILLMORE CENTRAL</text:p>
          </table:table-cell>
          <table:table-cell office:value-type="float" office:value="2198" calcext:value-type="float">
            <text:p>2198</text:p>
          </table:table-cell>
          <table:table-cell table:formula="of:=VLOOKUP([.B288];[$Sheet2.A281:.C837];2)" office:value-type="float" office:value="295" calcext:value-type="float">
            <text:p>295</text:p>
          </table:table-cell>
          <table:table-cell office:value-type="float" office:value="587" calcext:value-type="float">
            <text:p>587</text:p>
          </table:table-cell>
          <table:table-cell office:value-type="float" office:value="487456" calcext:value-type="float">
            <text:p>487,456</text:p>
          </table:table-cell>
          <table:table-cell office:value-type="float" office:value="348870" calcext:value-type="float">
            <text:p>348,870</text:p>
          </table:table-cell>
          <table:table-cell office:value-type="float" office:value="3239736" calcext:value-type="float">
            <text:p>3,239,736</text:p>
          </table:table-cell>
          <table:table-cell office:value-type="float" office:value="134563" calcext:value-type="float">
            <text:p>134,563</text:p>
          </table:table-cell>
          <table:table-cell office:value-type="float" office:value="1189916" calcext:value-type="float">
            <text:p>1,189,916</text:p>
          </table:table-cell>
          <table:table-cell office:value-type="float" office:value="597254" calcext:value-type="float">
            <text:p>597,254</text:p>
          </table:table-cell>
          <table:table-cell office:value-type="float" office:value="167835" calcext:value-type="float">
            <text:p>167,835</text:p>
          </table:table-cell>
          <table:table-cell office:value-type="float" office:value="92739" calcext:value-type="float">
            <text:p>92,739</text:p>
          </table:table-cell>
          <table:table-cell office:value-type="float" office:value="745731" calcext:value-type="float">
            <text:p>745,731</text:p>
          </table:table-cell>
          <table:table-cell office:value-type="float" office:value="561424" calcext:value-type="float">
            <text:p>561,424</text:p>
          </table:table-cell>
          <table:table-cell office:value-type="float" office:value="7565524" calcext:value-type="float">
            <text:p>7,565,524</text:p>
          </table:table-cell>
          <table:table-cell office:value-type="float" office:value="690088" calcext:value-type="float">
            <text:p>690,088</text:p>
          </table:table-cell>
          <table:table-cell office:value-type="float" office:value="73193" calcext:value-type="float">
            <text:p>73,193</text:p>
          </table:table-cell>
          <table:table-cell office:value-type="float" office:value="763281" calcext:value-type="float">
            <text:p>763,281</text:p>
          </table:table-cell>
          <table:table-cell office:value-type="float" office:value="8328804" calcext:value-type="float">
            <text:p>8,328,804</text:p>
          </table:table-cell>
          <table:table-cell office:value-type="float" office:value="550496" calcext:value-type="float">
            <text:p>550,496</text:p>
          </table:table-cell>
          <table:table-cell office:value-type="float" office:value="834209" calcext:value-type="float">
            <text:p>834,209</text:p>
          </table:table-cell>
          <table:table-cell office:value-type="float" office:value="0" calcext:value-type="float">
            <text:p>0</text:p>
          </table:table-cell>
          <table:table-cell office:value-type="float" office:value="561189" calcext:value-type="float">
            <text:p>561,189</text:p>
          </table:table-cell>
          <table:table-cell office:value-type="float" office:value="99950" calcext:value-type="float">
            <text:p>99,950</text:p>
          </table:table-cell>
          <table:table-cell/>
          <table:table-cell table:formula="of:=CONCATENATE([.$Z$3];[.$Y$3];[.C288];&quot;,&quot;;[.E288];&quot;,&quot;;[.F288];&quot;,&quot;;[.G288];&quot;,&quot;;[.H288];&quot;,&quot;;[.I288];&quot;,&quot;;[.J288];&quot;,&quot;;[.K288];&quot;,&quot;;[.L288];&quot;,&quot;;[.M288];&quot;,&quot;;[.N288];&quot;,&quot;;[.P288];&quot;,&quot;;[.Q288];&quot;,&quot;;[.S288];&quot;,&quot;;[.T288];&quot;,&quot;;[.U288];&quot;,&quot;;[.V288];&quot;,&quot;;[.W288];&quot;,&quot;;[.X28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5,487456,348870,3239736,134563,1189916,597254,167835,92739,745731,561424,690088,73193,8328804,550496,834209,0,561189,9995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5,487456,348870,3239736,134563,1189916,597254,167835,92739,745731,561424,690088,73193,8328804,550496,834209,0,561189,9995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MAN COUNTY EAST SCHOOL DISTRICT</text:p>
          </table:table-cell>
          <table:table-cell office:value-type="float" office:value="2215" calcext:value-type="float">
            <text:p>2215</text:p>
          </table:table-cell>
          <table:table-cell table:formula="of:=VLOOKUP([.B289];[$Sheet2.A282:.C838];2)" office:value-type="float" office:value="296" calcext:value-type="float">
            <text:p>296</text:p>
          </table:table-cell>
          <table:table-cell office:value-type="float" office:value="223" calcext:value-type="float">
            <text:p>223</text:p>
          </table:table-cell>
          <table:table-cell office:value-type="float" office:value="494073" calcext:value-type="float">
            <text:p>494,073</text:p>
          </table:table-cell>
          <table:table-cell office:value-type="float" office:value="161704" calcext:value-type="float">
            <text:p>161,704</text:p>
          </table:table-cell>
          <table:table-cell office:value-type="float" office:value="1471339" calcext:value-type="float">
            <text:p>1,471,339</text:p>
          </table:table-cell>
          <table:table-cell office:value-type="float" office:value="126996" calcext:value-type="float">
            <text:p>126,996</text:p>
          </table:table-cell>
          <table:table-cell office:value-type="float" office:value="414562" calcext:value-type="float">
            <text:p>414,562</text:p>
          </table:table-cell>
          <table:table-cell office:value-type="float" office:value="203206" calcext:value-type="float">
            <text:p>203,206</text:p>
          </table:table-cell>
          <table:table-cell office:value-type="float" office:value="188985" calcext:value-type="float">
            <text:p>188,985</text:p>
          </table:table-cell>
          <table:table-cell office:value-type="float" office:value="279248" calcext:value-type="float">
            <text:p>279,248</text:p>
          </table:table-cell>
          <table:table-cell office:value-type="float" office:value="300450" calcext:value-type="float">
            <text:p>300,450</text:p>
          </table:table-cell>
          <table:table-cell office:value-type="float" office:value="156320" calcext:value-type="float">
            <text:p>156,320</text:p>
          </table:table-cell>
          <table:table-cell office:value-type="float" office:value="3796882" calcext:value-type="float">
            <text:p>3,796,882</text:p>
          </table:table-cell>
          <table:table-cell office:value-type="float" office:value="189949" calcext:value-type="float">
            <text:p>189,949</text:p>
          </table:table-cell>
          <table:table-cell office:value-type="float" office:value="53171" calcext:value-type="float">
            <text:p>53,171</text:p>
          </table:table-cell>
          <table:table-cell office:value-type="float" office:value="243119" calcext:value-type="float">
            <text:p>243,119</text:p>
          </table:table-cell>
          <table:table-cell office:value-type="float" office:value="4040002" calcext:value-type="float">
            <text:p>4,040,002</text:p>
          </table:table-cell>
          <table:table-cell office:value-type="float" office:value="199894" calcext:value-type="float">
            <text:p>199,894</text:p>
          </table:table-cell>
          <table:table-cell office:value-type="float" office:value="117670" calcext:value-type="float">
            <text:p>117,6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289];&quot;,&quot;;[.E289];&quot;,&quot;;[.F289];&quot;,&quot;;[.G289];&quot;,&quot;;[.H289];&quot;,&quot;;[.I289];&quot;,&quot;;[.J289];&quot;,&quot;;[.K289];&quot;,&quot;;[.L289];&quot;,&quot;;[.M289];&quot;,&quot;;[.N289];&quot;,&quot;;[.P289];&quot;,&quot;;[.Q289];&quot;,&quot;;[.S289];&quot;,&quot;;[.T289];&quot;,&quot;;[.U289];&quot;,&quot;;[.V289];&quot;,&quot;;[.W289];&quot;,&quot;;[.X28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6,494073,161704,1471339,126996,414562,203206,188985,279248,300450,156320,189949,53171,4040002,199894,11767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6,494073,161704,1471339,126996,414562,203206,188985,279248,300450,156320,189949,53171,4040002,199894,11767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IBLEY EAST SCHOOL DISTRICT</text:p>
          </table:table-cell>
          <table:table-cell office:value-type="float" office:value="2310" calcext:value-type="float">
            <text:p>2310</text:p>
          </table:table-cell>
          <table:table-cell table:formula="of:=VLOOKUP([.B290];[$Sheet2.A283:.C839];2)" office:value-type="float" office:value="297" calcext:value-type="float">
            <text:p>297</text:p>
          </table:table-cell>
          <table:table-cell office:value-type="float" office:value="1114" calcext:value-type="float">
            <text:p>1,114</text:p>
          </table:table-cell>
          <table:table-cell office:value-type="float" office:value="786966" calcext:value-type="float">
            <text:p>786,966</text:p>
          </table:table-cell>
          <table:table-cell office:value-type="float" office:value="612799" calcext:value-type="float">
            <text:p>612,799</text:p>
          </table:table-cell>
          <table:table-cell office:value-type="float" office:value="6246771" calcext:value-type="float">
            <text:p>6,246,771</text:p>
          </table:table-cell>
          <table:table-cell office:value-type="float" office:value="354382" calcext:value-type="float">
            <text:p>354,382</text:p>
          </table:table-cell>
          <table:table-cell office:value-type="float" office:value="1942638" calcext:value-type="float">
            <text:p>1,942,638</text:p>
          </table:table-cell>
          <table:table-cell office:value-type="float" office:value="630908" calcext:value-type="float">
            <text:p>630,908</text:p>
          </table:table-cell>
          <table:table-cell office:value-type="float" office:value="399614" calcext:value-type="float">
            <text:p>399,614</text:p>
          </table:table-cell>
          <table:table-cell office:value-type="float" office:value="359693" calcext:value-type="float">
            <text:p>359,693</text:p>
          </table:table-cell>
          <table:table-cell office:value-type="float" office:value="931854" calcext:value-type="float">
            <text:p>931,854</text:p>
          </table:table-cell>
          <table:table-cell office:value-type="float" office:value="1013749" calcext:value-type="float">
            <text:p>1,013,749</text:p>
          </table:table-cell>
          <table:table-cell office:value-type="float" office:value="13279375" calcext:value-type="float">
            <text:p>13,279,375</text:p>
          </table:table-cell>
          <table:table-cell office:value-type="float" office:value="21994" calcext:value-type="float">
            <text:p>21,994</text:p>
          </table:table-cell>
          <table:table-cell office:value-type="float" office:value="235846" calcext:value-type="float">
            <text:p>235,846</text:p>
          </table:table-cell>
          <table:table-cell office:value-type="float" office:value="257840" calcext:value-type="float">
            <text:p>257,840</text:p>
          </table:table-cell>
          <table:table-cell office:value-type="float" office:value="13537215" calcext:value-type="float">
            <text:p>13,537,215</text:p>
          </table:table-cell>
          <table:table-cell office:value-type="float" office:value="752774" calcext:value-type="float">
            <text:p>752,774</text:p>
          </table:table-cell>
          <table:table-cell office:value-type="float" office:value="546497" calcext:value-type="float">
            <text:p>546,497</text:p>
          </table:table-cell>
          <table:table-cell office:value-type="float" office:value="0" calcext:value-type="float">
            <text:p>0</text:p>
          </table:table-cell>
          <table:table-cell office:value-type="float" office:value="2628888" calcext:value-type="float">
            <text:p>2,628,88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90];&quot;,&quot;;[.E290];&quot;,&quot;;[.F290];&quot;,&quot;;[.G290];&quot;,&quot;;[.H290];&quot;,&quot;;[.I290];&quot;,&quot;;[.J290];&quot;,&quot;;[.K290];&quot;,&quot;;[.L290];&quot;,&quot;;[.M290];&quot;,&quot;;[.N290];&quot;,&quot;;[.P290];&quot;,&quot;;[.Q290];&quot;,&quot;;[.S290];&quot;,&quot;;[.T290];&quot;,&quot;;[.U290];&quot;,&quot;;[.V290];&quot;,&quot;;[.W290];&quot;,&quot;;[.X29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7,786966,612799,6246771,354382,1942638,630908,399614,359693,931854,1013749,21994,235846,13537215,752774,546497,0,262888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7,786966,612799,6246771,354382,1942638,630908,399614,359693,931854,1013749,21994,235846,13537215,752774,546497,0,262888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LEARBROOK-GONVICK SCHOOL DISTRICT</text:p>
          </table:table-cell>
          <table:table-cell office:value-type="float" office:value="2311" calcext:value-type="float">
            <text:p>2311</text:p>
          </table:table-cell>
          <table:table-cell table:formula="of:=VLOOKUP([.B291];[$Sheet2.A284:.C840];2)" office:value-type="float" office:value="298" calcext:value-type="float">
            <text:p>298</text:p>
          </table:table-cell>
          <table:table-cell office:value-type="float" office:value="447" calcext:value-type="float">
            <text:p>447</text:p>
          </table:table-cell>
          <table:table-cell office:value-type="float" office:value="414567" calcext:value-type="float">
            <text:p>414,567</text:p>
          </table:table-cell>
          <table:table-cell office:value-type="float" office:value="184956" calcext:value-type="float">
            <text:p>184,956</text:p>
          </table:table-cell>
          <table:table-cell office:value-type="float" office:value="2380763" calcext:value-type="float">
            <text:p>2,380,763</text:p>
          </table:table-cell>
          <table:table-cell office:value-type="float" office:value="113009" calcext:value-type="float">
            <text:p>113,009</text:p>
          </table:table-cell>
          <table:table-cell office:value-type="float" office:value="1213294" calcext:value-type="float">
            <text:p>1,213,294</text:p>
          </table:table-cell>
          <table:table-cell office:value-type="float" office:value="277903" calcext:value-type="float">
            <text:p>277,903</text:p>
          </table:table-cell>
          <table:table-cell office:value-type="float" office:value="413984" calcext:value-type="float">
            <text:p>413,984</text:p>
          </table:table-cell>
          <table:table-cell office:value-type="float" office:value="653186" calcext:value-type="float">
            <text:p>653,186</text:p>
          </table:table-cell>
          <table:table-cell office:value-type="float" office:value="626823" calcext:value-type="float">
            <text:p>626,823</text:p>
          </table:table-cell>
          <table:table-cell office:value-type="float" office:value="637096" calcext:value-type="float">
            <text:p>637,096</text:p>
          </table:table-cell>
          <table:table-cell office:value-type="float" office:value="6915583" calcext:value-type="float">
            <text:p>6,915,583</text:p>
          </table:table-cell>
          <table:table-cell office:value-type="float" office:value="233179" calcext:value-type="float">
            <text:p>233,179</text:p>
          </table:table-cell>
          <table:table-cell office:value-type="float" office:value="96725" calcext:value-type="float">
            <text:p>96,725</text:p>
          </table:table-cell>
          <table:table-cell office:value-type="float" office:value="329904" calcext:value-type="float">
            <text:p>329,904</text:p>
          </table:table-cell>
          <table:table-cell office:value-type="float" office:value="7245486" calcext:value-type="float">
            <text:p>7,245,486</text:p>
          </table:table-cell>
          <table:table-cell office:value-type="float" office:value="449899" calcext:value-type="float">
            <text:p>449,899</text:p>
          </table:table-cell>
          <table:table-cell office:value-type="float" office:value="191054" calcext:value-type="float">
            <text:p>191,054</text:p>
          </table:table-cell>
          <table:table-cell office:value-type="float" office:value="27468" calcext:value-type="float">
            <text:p>27,468</text:p>
          </table:table-cell>
          <table:table-cell office:value-type="float" office:value="871613" calcext:value-type="float">
            <text:p>871,61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91];&quot;,&quot;;[.E291];&quot;,&quot;;[.F291];&quot;,&quot;;[.G291];&quot;,&quot;;[.H291];&quot;,&quot;;[.I291];&quot;,&quot;;[.J291];&quot;,&quot;;[.K291];&quot;,&quot;;[.L291];&quot;,&quot;;[.M291];&quot;,&quot;;[.N291];&quot;,&quot;;[.P291];&quot;,&quot;;[.Q291];&quot;,&quot;;[.S291];&quot;,&quot;;[.T291];&quot;,&quot;;[.U291];&quot;,&quot;;[.V291];&quot;,&quot;;[.W291];&quot;,&quot;;[.X29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8,414567,184956,2380763,113009,1213294,277903,413984,653186,626823,637096,233179,96725,7245486,449899,191054,27468,87161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8,414567,184956,2380763,113009,1213294,277903,413984,653186,626823,637096,233179,96725,7245486,449899,191054,27468,87161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EST CENTRAL AREA</text:p>
          </table:table-cell>
          <table:table-cell office:value-type="float" office:value="2342" calcext:value-type="float">
            <text:p>2342</text:p>
          </table:table-cell>
          <table:table-cell table:formula="of:=VLOOKUP([.B292];[$Sheet2.A285:.C841];2)" office:value-type="float" office:value="299" calcext:value-type="float">
            <text:p>299</text:p>
          </table:table-cell>
          <table:table-cell office:value-type="float" office:value="771" calcext:value-type="float">
            <text:p>771</text:p>
          </table:table-cell>
          <table:table-cell office:value-type="float" office:value="641844" calcext:value-type="float">
            <text:p>641,844</text:p>
          </table:table-cell>
          <table:table-cell office:value-type="float" office:value="457164" calcext:value-type="float">
            <text:p>457,164</text:p>
          </table:table-cell>
          <table:table-cell office:value-type="float" office:value="4479108" calcext:value-type="float">
            <text:p>4,479,108</text:p>
          </table:table-cell>
          <table:table-cell office:value-type="float" office:value="227379" calcext:value-type="float">
            <text:p>227,379</text:p>
          </table:table-cell>
          <table:table-cell office:value-type="float" office:value="1453968" calcext:value-type="float">
            <text:p>1,453,968</text:p>
          </table:table-cell>
          <table:table-cell office:value-type="float" office:value="549283" calcext:value-type="float">
            <text:p>549,283</text:p>
          </table:table-cell>
          <table:table-cell office:value-type="float" office:value="947583" calcext:value-type="float">
            <text:p>947,583</text:p>
          </table:table-cell>
          <table:table-cell office:value-type="float" office:value="97306" calcext:value-type="float">
            <text:p>97,306</text:p>
          </table:table-cell>
          <table:table-cell office:value-type="float" office:value="1302821" calcext:value-type="float">
            <text:p>1,302,821</text:p>
          </table:table-cell>
          <table:table-cell office:value-type="float" office:value="808860" calcext:value-type="float">
            <text:p>808,860</text:p>
          </table:table-cell>
          <table:table-cell office:value-type="float" office:value="10965314" calcext:value-type="float">
            <text:p>10,965,314</text:p>
          </table:table-cell>
          <table:table-cell office:value-type="float" office:value="290892" calcext:value-type="float">
            <text:p>290,892</text:p>
          </table:table-cell>
          <table:table-cell office:value-type="float" office:value="89259" calcext:value-type="float">
            <text:p>89,259</text:p>
          </table:table-cell>
          <table:table-cell office:value-type="float" office:value="380151" calcext:value-type="float">
            <text:p>380,151</text:p>
          </table:table-cell>
          <table:table-cell office:value-type="float" office:value="11345465" calcext:value-type="float">
            <text:p>11,345,465</text:p>
          </table:table-cell>
          <table:table-cell office:value-type="float" office:value="533039" calcext:value-type="float">
            <text:p>533,039</text:p>
          </table:table-cell>
          <table:table-cell office:value-type="float" office:value="382022" calcext:value-type="float">
            <text:p>382,022</text:p>
          </table:table-cell>
          <table:table-cell office:value-type="float" office:value="0" calcext:value-type="float">
            <text:p>0</text:p>
          </table:table-cell>
          <table:table-cell office:value-type="float" office:value="286025" calcext:value-type="float">
            <text:p>286,0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92];&quot;,&quot;;[.E292];&quot;,&quot;;[.F292];&quot;,&quot;;[.G292];&quot;,&quot;;[.H292];&quot;,&quot;;[.I292];&quot;,&quot;;[.J292];&quot;,&quot;;[.K292];&quot;,&quot;;[.L292];&quot;,&quot;;[.M292];&quot;,&quot;;[.N292];&quot;,&quot;;[.P292];&quot;,&quot;;[.Q292];&quot;,&quot;;[.S292];&quot;,&quot;;[.T292];&quot;,&quot;;[.U292];&quot;,&quot;;[.V292];&quot;,&quot;;[.W292];&quot;,&quot;;[.X29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9,641844,457164,4479108,227379,1453968,549283,947583,97306,1302821,808860,290892,89259,11345465,533039,382022,0,2860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299,641844,457164,4479108,227379,1453968,549283,947583,97306,1302821,808860,290892,89259,11345465,533039,382022,0,2860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RI-COUNTY SCHOOL DISTRICT</text:p>
          </table:table-cell>
          <table:table-cell office:value-type="float" office:value="2358" calcext:value-type="float">
            <text:p>2358</text:p>
          </table:table-cell>
          <table:table-cell table:formula="of:=VLOOKUP([.B293];[$Sheet2.A286:.C842];2)" office:value-type="float" office:value="300" calcext:value-type="float">
            <text:p>300</text:p>
          </table:table-cell>
          <table:table-cell office:value-type="float" office:value="185" calcext:value-type="float">
            <text:p>185</text:p>
          </table:table-cell>
          <table:table-cell office:value-type="float" office:value="292704" calcext:value-type="float">
            <text:p>292,704</text:p>
          </table:table-cell>
          <table:table-cell office:value-type="float" office:value="200143" calcext:value-type="float">
            <text:p>200,143</text:p>
          </table:table-cell>
          <table:table-cell office:value-type="float" office:value="1277565" calcext:value-type="float">
            <text:p>1,277,565</text:p>
          </table:table-cell>
          <table:table-cell office:value-type="float" office:value="52649" calcext:value-type="float">
            <text:p>52,649</text:p>
          </table:table-cell>
          <table:table-cell office:value-type="float" office:value="544763" calcext:value-type="float">
            <text:p>544,763</text:p>
          </table:table-cell>
          <table:table-cell office:value-type="float" office:value="247072" calcext:value-type="float">
            <text:p>247,072</text:p>
          </table:table-cell>
          <table:table-cell office:value-type="float" office:value="74062" calcext:value-type="float">
            <text:p>74,062</text:p>
          </table:table-cell>
          <table:table-cell office:value-type="float" office:value="211413" calcext:value-type="float">
            <text:p>211,413</text:p>
          </table:table-cell>
          <table:table-cell office:value-type="float" office:value="469515" calcext:value-type="float">
            <text:p>469,515</text:p>
          </table:table-cell>
          <table:table-cell office:value-type="float" office:value="252872" calcext:value-type="float">
            <text:p>252,872</text:p>
          </table:table-cell>
          <table:table-cell office:value-type="float" office:value="3622760" calcext:value-type="float">
            <text:p>3,622,760</text:p>
          </table:table-cell>
          <table:table-cell office:value-type="float" office:value="245874" calcext:value-type="float">
            <text:p>245,874</text:p>
          </table:table-cell>
          <table:table-cell office:value-type="float" office:value="14937" calcext:value-type="float">
            <text:p>14,937</text:p>
          </table:table-cell>
          <table:table-cell office:value-type="float" office:value="260811" calcext:value-type="float">
            <text:p>260,811</text:p>
          </table:table-cell>
          <table:table-cell office:value-type="float" office:value="3883571" calcext:value-type="float">
            <text:p>3,883,571</text:p>
          </table:table-cell>
          <table:table-cell office:value-type="float" office:value="211478" calcext:value-type="float">
            <text:p>211,478</text:p>
          </table:table-cell>
          <table:table-cell office:value-type="float" office:value="79039" calcext:value-type="float">
            <text:p>79,039</text:p>
          </table:table-cell>
          <table:table-cell office:value-type="float" office:value="0" calcext:value-type="float">
            <text:p>0</text:p>
          </table:table-cell>
          <table:table-cell office:value-type="float" office:value="247105" calcext:value-type="float">
            <text:p>247,10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93];&quot;,&quot;;[.E293];&quot;,&quot;;[.F293];&quot;,&quot;;[.G293];&quot;,&quot;;[.H293];&quot;,&quot;;[.I293];&quot;,&quot;;[.J293];&quot;,&quot;;[.K293];&quot;,&quot;;[.L293];&quot;,&quot;;[.M293];&quot;,&quot;;[.N293];&quot;,&quot;;[.P293];&quot;,&quot;;[.Q293];&quot;,&quot;;[.S293];&quot;,&quot;;[.T293];&quot;,&quot;;[.U293];&quot;,&quot;;[.V293];&quot;,&quot;;[.W293];&quot;,&quot;;[.X29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0,292704,200143,1277565,52649,544763,247072,74062,211413,469515,252872,245874,14937,3883571,211478,79039,0,24710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0,292704,200143,1277565,52649,544763,247072,74062,211413,469515,252872,245874,14937,3883571,211478,79039,0,24710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ELGRADE-BROOTEN-ELROSA SCHOOL DIST</text:p>
          </table:table-cell>
          <table:table-cell office:value-type="float" office:value="2364" calcext:value-type="float">
            <text:p>2364</text:p>
          </table:table-cell>
          <table:table-cell table:formula="of:=VLOOKUP([.B294];[$Sheet2.A287:.C843];2)" office:value-type="float" office:value="301" calcext:value-type="float">
            <text:p>301</text:p>
          </table:table-cell>
          <table:table-cell office:value-type="float" office:value="626" calcext:value-type="float">
            <text:p>626</text:p>
          </table:table-cell>
          <table:table-cell office:value-type="float" office:value="507368" calcext:value-type="float">
            <text:p>507,368</text:p>
          </table:table-cell>
          <table:table-cell office:value-type="float" office:value="264661" calcext:value-type="float">
            <text:p>264,661</text:p>
          </table:table-cell>
          <table:table-cell office:value-type="float" office:value="3206947" calcext:value-type="float">
            <text:p>3,206,947</text:p>
          </table:table-cell>
          <table:table-cell office:value-type="float" office:value="331735" calcext:value-type="float">
            <text:p>331,735</text:p>
          </table:table-cell>
          <table:table-cell office:value-type="float" office:value="1153750" calcext:value-type="float">
            <text:p>1,153,750</text:p>
          </table:table-cell>
          <table:table-cell office:value-type="float" office:value="647834" calcext:value-type="float">
            <text:p>647,834</text:p>
          </table:table-cell>
          <table:table-cell office:value-type="float" office:value="173446" calcext:value-type="float">
            <text:p>173,446</text:p>
          </table:table-cell>
          <table:table-cell office:value-type="float" office:value="112787" calcext:value-type="float">
            <text:p>112,787</text:p>
          </table:table-cell>
          <table:table-cell office:value-type="float" office:value="666174" calcext:value-type="float">
            <text:p>666,174</text:p>
          </table:table-cell>
          <table:table-cell office:value-type="float" office:value="436837" calcext:value-type="float">
            <text:p>436,837</text:p>
          </table:table-cell>
          <table:table-cell office:value-type="float" office:value="7501540" calcext:value-type="float">
            <text:p>7,501,540</text:p>
          </table:table-cell>
          <table:table-cell office:value-type="float" office:value="497913" calcext:value-type="float">
            <text:p>497,913</text:p>
          </table:table-cell>
          <table:table-cell office:value-type="float" office:value="356875" calcext:value-type="float">
            <text:p>356,875</text:p>
          </table:table-cell>
          <table:table-cell office:value-type="float" office:value="854787" calcext:value-type="float">
            <text:p>854,787</text:p>
          </table:table-cell>
          <table:table-cell office:value-type="float" office:value="8356327" calcext:value-type="float">
            <text:p>8,356,327</text:p>
          </table:table-cell>
          <table:table-cell office:value-type="float" office:value="581460" calcext:value-type="float">
            <text:p>581,460</text:p>
          </table:table-cell>
          <table:table-cell office:value-type="float" office:value="693037" calcext:value-type="float">
            <text:p>693,037</text:p>
          </table:table-cell>
          <table:table-cell office:value-type="float" office:value="8249549" calcext:value-type="float">
            <text:p>8,249,549</text:p>
          </table:table-cell>
          <table:table-cell office:value-type="float" office:value="1430021" calcext:value-type="float">
            <text:p>1,430,02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94];&quot;,&quot;;[.E294];&quot;,&quot;;[.F294];&quot;,&quot;;[.G294];&quot;,&quot;;[.H294];&quot;,&quot;;[.I294];&quot;,&quot;;[.J294];&quot;,&quot;;[.K294];&quot;,&quot;;[.L294];&quot;,&quot;;[.M294];&quot;,&quot;;[.N294];&quot;,&quot;;[.P294];&quot;,&quot;;[.Q294];&quot;,&quot;;[.S294];&quot;,&quot;;[.T294];&quot;,&quot;;[.U294];&quot;,&quot;;[.V294];&quot;,&quot;;[.W294];&quot;,&quot;;[.X29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1,507368,264661,3206947,331735,1153750,647834,173446,112787,666174,436837,497913,356875,8356327,581460,693037,8249549,143002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1,507368,264661,3206947,331735,1153750,647834,173446,112787,666174,436837,497913,356875,8356327,581460,693037,8249549,143002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FW Public Schools</text:p>
          </table:table-cell>
          <table:table-cell office:value-type="float" office:value="2365" calcext:value-type="float">
            <text:p>2365</text:p>
          </table:table-cell>
          <table:table-cell table:formula="of:=VLOOKUP([.B295];[$Sheet2.A288:.C844];2)" office:value-type="float" office:value="302" calcext:value-type="float">
            <text:p>302</text:p>
          </table:table-cell>
          <table:table-cell office:value-type="float" office:value="624" calcext:value-type="float">
            <text:p>624</text:p>
          </table:table-cell>
          <table:table-cell office:value-type="float" office:value="563245" calcext:value-type="float">
            <text:p>563,245</text:p>
          </table:table-cell>
          <table:table-cell office:value-type="float" office:value="567145" calcext:value-type="float">
            <text:p>567,145</text:p>
          </table:table-cell>
          <table:table-cell office:value-type="float" office:value="3374622" calcext:value-type="float">
            <text:p>3,374,622</text:p>
          </table:table-cell>
          <table:table-cell office:value-type="float" office:value="177587" calcext:value-type="float">
            <text:p>177,587</text:p>
          </table:table-cell>
          <table:table-cell office:value-type="float" office:value="1959105" calcext:value-type="float">
            <text:p>1,959,105</text:p>
          </table:table-cell>
          <table:table-cell office:value-type="float" office:value="426960" calcext:value-type="float">
            <text:p>426,960</text:p>
          </table:table-cell>
          <table:table-cell office:value-type="float" office:value="558828" calcext:value-type="float">
            <text:p>558,828</text:p>
          </table:table-cell>
          <table:table-cell office:value-type="float" office:value="188537" calcext:value-type="float">
            <text:p>188,537</text:p>
          </table:table-cell>
          <table:table-cell office:value-type="float" office:value="660705" calcext:value-type="float">
            <text:p>660,705</text:p>
          </table:table-cell>
          <table:table-cell office:value-type="float" office:value="700862" calcext:value-type="float">
            <text:p>700,862</text:p>
          </table:table-cell>
          <table:table-cell office:value-type="float" office:value="9177596" calcext:value-type="float">
            <text:p>9,177,596</text:p>
          </table:table-cell>
          <table:table-cell office:value-type="float" office:value="490190" calcext:value-type="float">
            <text:p>490,190</text:p>
          </table:table-cell>
          <table:table-cell office:value-type="float" office:value="138863" calcext:value-type="float">
            <text:p>138,863</text:p>
          </table:table-cell>
          <table:table-cell office:value-type="float" office:value="629053" calcext:value-type="float">
            <text:p>629,053</text:p>
          </table:table-cell>
          <table:table-cell office:value-type="float" office:value="9806648" calcext:value-type="float">
            <text:p>9,806,648</text:p>
          </table:table-cell>
          <table:table-cell office:value-type="float" office:value="407321" calcext:value-type="float">
            <text:p>407,321</text:p>
          </table:table-cell>
          <table:table-cell office:value-type="float" office:value="458538" calcext:value-type="float">
            <text:p>458,538</text:p>
          </table:table-cell>
          <table:table-cell office:value-type="float" office:value="0" calcext:value-type="float">
            <text:p>0</text:p>
          </table:table-cell>
          <table:table-cell office:value-type="float" office:value="320115" calcext:value-type="float">
            <text:p>320,115</text:p>
          </table:table-cell>
          <table:table-cell office:value-type="float" office:value="97888" calcext:value-type="float">
            <text:p>97,888</text:p>
          </table:table-cell>
          <table:table-cell/>
          <table:table-cell table:formula="of:=CONCATENATE([.$Z$3];[.$Y$3];[.C295];&quot;,&quot;;[.E295];&quot;,&quot;;[.F295];&quot;,&quot;;[.G295];&quot;,&quot;;[.H295];&quot;,&quot;;[.I295];&quot;,&quot;;[.J295];&quot;,&quot;;[.K295];&quot;,&quot;;[.L295];&quot;,&quot;;[.M295];&quot;,&quot;;[.N295];&quot;,&quot;;[.P295];&quot;,&quot;;[.Q295];&quot;,&quot;;[.S295];&quot;,&quot;;[.T295];&quot;,&quot;;[.U295];&quot;,&quot;;[.V295];&quot;,&quot;;[.W295];&quot;,&quot;;[.X29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2,563245,567145,3374622,177587,1959105,426960,558828,188537,660705,700862,490190,138863,9806648,407321,458538,0,320115,97888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2,563245,567145,3374622,177587,1959105,426960,558828,188537,660705,700862,490190,138863,9806648,407321,458538,0,320115,97888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.C.G.C. Public School District</text:p>
          </table:table-cell>
          <table:table-cell office:value-type="float" office:value="2396" calcext:value-type="float">
            <text:p>2396</text:p>
          </table:table-cell>
          <table:table-cell table:formula="of:=VLOOKUP([.B296];[$Sheet2.A289:.C845];2)" office:value-type="float" office:value="303" calcext:value-type="float">
            <text:p>303</text:p>
          </table:table-cell>
          <table:table-cell office:value-type="float" office:value="888" calcext:value-type="float">
            <text:p>888</text:p>
          </table:table-cell>
          <table:table-cell office:value-type="float" office:value="832850" calcext:value-type="float">
            <text:p>832,850</text:p>
          </table:table-cell>
          <table:table-cell office:value-type="float" office:value="302588" calcext:value-type="float">
            <text:p>302,588</text:p>
          </table:table-cell>
          <table:table-cell office:value-type="float" office:value="4781476" calcext:value-type="float">
            <text:p>4,781,476</text:p>
          </table:table-cell>
          <table:table-cell office:value-type="float" office:value="129528" calcext:value-type="float">
            <text:p>129,528</text:p>
          </table:table-cell>
          <table:table-cell office:value-type="float" office:value="2223246" calcext:value-type="float">
            <text:p>2,223,246</text:p>
          </table:table-cell>
          <table:table-cell office:value-type="float" office:value="529097" calcext:value-type="float">
            <text:p>529,097</text:p>
          </table:table-cell>
          <table:table-cell office:value-type="float" office:value="544193" calcext:value-type="float">
            <text:p>544,193</text:p>
          </table:table-cell>
          <table:table-cell office:value-type="float" office:value="360529" calcext:value-type="float">
            <text:p>360,529</text:p>
          </table:table-cell>
          <table:table-cell office:value-type="float" office:value="1397914" calcext:value-type="float">
            <text:p>1,397,914</text:p>
          </table:table-cell>
          <table:table-cell office:value-type="float" office:value="1159000" calcext:value-type="float">
            <text:p>1,159,000</text:p>
          </table:table-cell>
          <table:table-cell office:value-type="float" office:value="12260420" calcext:value-type="float">
            <text:p>12,260,420</text:p>
          </table:table-cell>
          <table:table-cell office:value-type="float" office:value="925185" calcext:value-type="float">
            <text:p>925,185</text:p>
          </table:table-cell>
          <table:table-cell office:value-type="float" office:value="196194" calcext:value-type="float">
            <text:p>196,194</text:p>
          </table:table-cell>
          <table:table-cell office:value-type="float" office:value="1121380" calcext:value-type="float">
            <text:p>1,121,380</text:p>
          </table:table-cell>
          <table:table-cell office:value-type="float" office:value="13381799" calcext:value-type="float">
            <text:p>13,381,799</text:p>
          </table:table-cell>
          <table:table-cell office:value-type="float" office:value="625495" calcext:value-type="float">
            <text:p>625,495</text:p>
          </table:table-cell>
          <table:table-cell office:value-type="float" office:value="543734" calcext:value-type="float">
            <text:p>543,734</text:p>
          </table:table-cell>
          <table:table-cell office:value-type="float" office:value="198365" calcext:value-type="float">
            <text:p>198,365</text:p>
          </table:table-cell>
          <table:table-cell office:value-type="float" office:value="1435770" calcext:value-type="float">
            <text:p>1,435,77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96];&quot;,&quot;;[.E296];&quot;,&quot;;[.F296];&quot;,&quot;;[.G296];&quot;,&quot;;[.H296];&quot;,&quot;;[.I296];&quot;,&quot;;[.J296];&quot;,&quot;;[.K296];&quot;,&quot;;[.L296];&quot;,&quot;;[.M296];&quot;,&quot;;[.N296];&quot;,&quot;;[.P296];&quot;,&quot;;[.Q296];&quot;,&quot;;[.S296];&quot;,&quot;;[.T296];&quot;,&quot;;[.U296];&quot;,&quot;;[.V296];&quot;,&quot;;[.W296];&quot;,&quot;;[.X29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3,832850,302588,4781476,129528,2223246,529097,544193,360529,1397914,1159000,925185,196194,13381799,625495,543734,198365,143577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3,832850,302588,4781476,129528,2223246,529097,544193,360529,1397914,1159000,925185,196194,13381799,625495,543734,198365,143577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E SUEUR-HENDERSON SCHOOL DISTRICT</text:p>
          </table:table-cell>
          <table:table-cell office:value-type="float" office:value="2397" calcext:value-type="float">
            <text:p>2397</text:p>
          </table:table-cell>
          <table:table-cell table:formula="of:=VLOOKUP([.B297];[$Sheet2.A290:.C846];2)" office:value-type="float" office:value="304" calcext:value-type="float">
            <text:p>304</text:p>
          </table:table-cell>
          <table:table-cell office:value-type="float" office:value="930" calcext:value-type="float">
            <text:p>930</text:p>
          </table:table-cell>
          <table:table-cell office:value-type="float" office:value="680059" calcext:value-type="float">
            <text:p>680,059</text:p>
          </table:table-cell>
          <table:table-cell office:value-type="float" office:value="578398" calcext:value-type="float">
            <text:p>578,398</text:p>
          </table:table-cell>
          <table:table-cell office:value-type="float" office:value="4224491" calcext:value-type="float">
            <text:p>4,224,491</text:p>
          </table:table-cell>
          <table:table-cell office:value-type="float" office:value="257214" calcext:value-type="float">
            <text:p>257,214</text:p>
          </table:table-cell>
          <table:table-cell office:value-type="float" office:value="2038032" calcext:value-type="float">
            <text:p>2,038,032</text:p>
          </table:table-cell>
          <table:table-cell office:value-type="float" office:value="611571" calcext:value-type="float">
            <text:p>611,571</text:p>
          </table:table-cell>
          <table:table-cell office:value-type="float" office:value="665328" calcext:value-type="float">
            <text:p>665,328</text:p>
          </table:table-cell>
          <table:table-cell office:value-type="float" office:value="451097" calcext:value-type="float">
            <text:p>451,097</text:p>
          </table:table-cell>
          <table:table-cell office:value-type="float" office:value="1354918" calcext:value-type="float">
            <text:p>1,354,918</text:p>
          </table:table-cell>
          <table:table-cell office:value-type="float" office:value="926264" calcext:value-type="float">
            <text:p>926,264</text:p>
          </table:table-cell>
          <table:table-cell office:value-type="float" office:value="11787374" calcext:value-type="float">
            <text:p>11,787,374</text:p>
          </table:table-cell>
          <table:table-cell office:value-type="float" office:value="76724" calcext:value-type="float">
            <text:p>76,724</text:p>
          </table:table-cell>
          <table:table-cell office:value-type="float" office:value="402834" calcext:value-type="float">
            <text:p>402,834</text:p>
          </table:table-cell>
          <table:table-cell office:value-type="float" office:value="479557" calcext:value-type="float">
            <text:p>479,557</text:p>
          </table:table-cell>
          <table:table-cell office:value-type="float" office:value="12266931" calcext:value-type="float">
            <text:p>12,266,931</text:p>
          </table:table-cell>
          <table:table-cell office:value-type="float" office:value="572447" calcext:value-type="float">
            <text:p>572,447</text:p>
          </table:table-cell>
          <table:table-cell office:value-type="float" office:value="839725" calcext:value-type="float">
            <text:p>839,725</text:p>
          </table:table-cell>
          <table:table-cell office:value-type="float" office:value="0" calcext:value-type="float">
            <text:p>0</text:p>
          </table:table-cell>
          <table:table-cell office:value-type="float" office:value="1310273" calcext:value-type="float">
            <text:p>1,310,27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97];&quot;,&quot;;[.E297];&quot;,&quot;;[.F297];&quot;,&quot;;[.G297];&quot;,&quot;;[.H297];&quot;,&quot;;[.I297];&quot;,&quot;;[.J297];&quot;,&quot;;[.K297];&quot;,&quot;;[.L297];&quot;,&quot;;[.M297];&quot;,&quot;;[.N297];&quot;,&quot;;[.P297];&quot;,&quot;;[.Q297];&quot;,&quot;;[.S297];&quot;,&quot;;[.T297];&quot;,&quot;;[.U297];&quot;,&quot;;[.V297];&quot;,&quot;;[.W297];&quot;,&quot;;[.X29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4,680059,578398,4224491,257214,2038032,611571,665328,451097,1354918,926264,76724,402834,12266931,572447,839725,0,131027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4,680059,578398,4224491,257214,2038032,611571,665328,451097,1354918,926264,76724,402834,12266931,572447,839725,0,131027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RTIN COUNTY WEST SCHOOL DISTRICT</text:p>
          </table:table-cell>
          <table:table-cell office:value-type="float" office:value="2448" calcext:value-type="float">
            <text:p>2448</text:p>
          </table:table-cell>
          <table:table-cell table:formula="of:=VLOOKUP([.B298];[$Sheet2.A291:.C847];2)" office:value-type="float" office:value="305" calcext:value-type="float">
            <text:p>305</text:p>
          </table:table-cell>
          <table:table-cell office:value-type="float" office:value="676" calcext:value-type="float">
            <text:p>676</text:p>
          </table:table-cell>
          <table:table-cell office:value-type="float" office:value="559786" calcext:value-type="float">
            <text:p>559,786</text:p>
          </table:table-cell>
          <table:table-cell office:value-type="float" office:value="422315" calcext:value-type="float">
            <text:p>422,315</text:p>
          </table:table-cell>
          <table:table-cell office:value-type="float" office:value="3528880" calcext:value-type="float">
            <text:p>3,528,880</text:p>
          </table:table-cell>
          <table:table-cell office:value-type="float" office:value="212027" calcext:value-type="float">
            <text:p>212,027</text:p>
          </table:table-cell>
          <table:table-cell office:value-type="float" office:value="1309990" calcext:value-type="float">
            <text:p>1,309,990</text:p>
          </table:table-cell>
          <table:table-cell office:value-type="float" office:value="486912" calcext:value-type="float">
            <text:p>486,912</text:p>
          </table:table-cell>
          <table:table-cell office:value-type="float" office:value="491985" calcext:value-type="float">
            <text:p>491,985</text:p>
          </table:table-cell>
          <table:table-cell office:value-type="float" office:value="332717" calcext:value-type="float">
            <text:p>332,717</text:p>
          </table:table-cell>
          <table:table-cell office:value-type="float" office:value="948869" calcext:value-type="float">
            <text:p>948,869</text:p>
          </table:table-cell>
          <table:table-cell office:value-type="float" office:value="574418" calcext:value-type="float">
            <text:p>574,418</text:p>
          </table:table-cell>
          <table:table-cell office:value-type="float" office:value="8867899" calcext:value-type="float">
            <text:p>8,867,899</text:p>
          </table:table-cell>
          <table:table-cell office:value-type="float" office:value="902823" calcext:value-type="float">
            <text:p>902,823</text:p>
          </table:table-cell>
          <table:table-cell office:value-type="float" office:value="152201" calcext:value-type="float">
            <text:p>152,201</text:p>
          </table:table-cell>
          <table:table-cell office:value-type="float" office:value="1055024" calcext:value-type="float">
            <text:p>1,055,024</text:p>
          </table:table-cell>
          <table:table-cell office:value-type="float" office:value="9922923" calcext:value-type="float">
            <text:p>9,922,923</text:p>
          </table:table-cell>
          <table:table-cell office:value-type="float" office:value="458383" calcext:value-type="float">
            <text:p>458,383</text:p>
          </table:table-cell>
          <table:table-cell office:value-type="float" office:value="291113" calcext:value-type="float">
            <text:p>291,113</text:p>
          </table:table-cell>
          <table:table-cell office:value-type="float" office:value="0" calcext:value-type="float">
            <text:p>0</text:p>
          </table:table-cell>
          <table:table-cell office:value-type="float" office:value="8646850" calcext:value-type="float">
            <text:p>8,646,8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298];&quot;,&quot;;[.E298];&quot;,&quot;;[.F298];&quot;,&quot;;[.G298];&quot;,&quot;;[.H298];&quot;,&quot;;[.I298];&quot;,&quot;;[.J298];&quot;,&quot;;[.K298];&quot;,&quot;;[.L298];&quot;,&quot;;[.M298];&quot;,&quot;;[.N298];&quot;,&quot;;[.P298];&quot;,&quot;;[.Q298];&quot;,&quot;;[.S298];&quot;,&quot;;[.T298];&quot;,&quot;;[.U298];&quot;,&quot;;[.V298];&quot;,&quot;;[.W298];&quot;,&quot;;[.X29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5,559786,422315,3528880,212027,1309990,486912,491985,332717,948869,574418,902823,152201,9922923,458383,291113,0,86468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5,559786,422315,3528880,212027,1309990,486912,491985,332717,948869,574418,902823,152201,9922923,458383,291113,0,86468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MAN COUNTY WEST SCHOOL DISTRICT</text:p>
          </table:table-cell>
          <table:table-cell office:value-type="float" office:value="2527" calcext:value-type="float">
            <text:p>2527</text:p>
          </table:table-cell>
          <table:table-cell table:formula="of:=VLOOKUP([.B299];[$Sheet2.A292:.C848];2)" office:value-type="float" office:value="306" calcext:value-type="float">
            <text:p>306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formula="of:=CONCATENATE([.$Z$3];[.$Y$3];[.C299];&quot;,&quot;;[.E299];&quot;,&quot;;[.F299];&quot;,&quot;;[.G299];&quot;,&quot;;[.H299];&quot;,&quot;;[.I299];&quot;,&quot;;[.J299];&quot;,&quot;;[.K299];&quot;,&quot;;[.L299];&quot;,&quot;;[.M299];&quot;,&quot;;[.N299];&quot;,&quot;;[.P299];&quot;,&quot;;[.Q299];&quot;,&quot;;[.S299];&quot;,&quot;;[.T299];&quot;,&quot;;[.U299];&quot;,&quot;;[.V299];&quot;,&quot;;[.W299];&quot;,&quot;;[.X29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6,0,0,0,0,0,0,0,0,0,0,0,0,0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6,0,0,0,0,0,0,0,0,0,0,0,0,0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IRD ISLAND-OLIVIA-LAKE LILLIAN</text:p>
          </table:table-cell>
          <table:table-cell office:value-type="float" office:value="2534" calcext:value-type="float">
            <text:p>2534</text:p>
          </table:table-cell>
          <table:table-cell table:formula="of:=VLOOKUP([.B300];[$Sheet2.A293:.C849];2)" office:value-type="float" office:value="307" calcext:value-type="float">
            <text:p>307</text:p>
          </table:table-cell>
          <table:table-cell office:value-type="float" office:value="601" calcext:value-type="float">
            <text:p>601</text:p>
          </table:table-cell>
          <table:table-cell office:value-type="float" office:value="508237" calcext:value-type="float">
            <text:p>508,237</text:p>
          </table:table-cell>
          <table:table-cell office:value-type="float" office:value="224476" calcext:value-type="float">
            <text:p>224,476</text:p>
          </table:table-cell>
          <table:table-cell office:value-type="float" office:value="3156006" calcext:value-type="float">
            <text:p>3,156,006</text:p>
          </table:table-cell>
          <table:table-cell office:value-type="float" office:value="164854" calcext:value-type="float">
            <text:p>164,854</text:p>
          </table:table-cell>
          <table:table-cell office:value-type="float" office:value="837405" calcext:value-type="float">
            <text:p>837,405</text:p>
          </table:table-cell>
          <table:table-cell office:value-type="float" office:value="471793" calcext:value-type="float">
            <text:p>471,793</text:p>
          </table:table-cell>
          <table:table-cell office:value-type="float" office:value="275055" calcext:value-type="float">
            <text:p>275,055</text:p>
          </table:table-cell>
          <table:table-cell office:value-type="float" office:value="154941" calcext:value-type="float">
            <text:p>154,941</text:p>
          </table:table-cell>
          <table:table-cell office:value-type="float" office:value="815510" calcext:value-type="float">
            <text:p>815,510</text:p>
          </table:table-cell>
          <table:table-cell office:value-type="float" office:value="1058901" calcext:value-type="float">
            <text:p>1,058,901</text:p>
          </table:table-cell>
          <table:table-cell office:value-type="float" office:value="7667178" calcext:value-type="float">
            <text:p>7,667,178</text:p>
          </table:table-cell>
          <table:table-cell office:value-type="float" office:value="378018" calcext:value-type="float">
            <text:p>378,018</text:p>
          </table:table-cell>
          <table:table-cell office:value-type="float" office:value="128950" calcext:value-type="float">
            <text:p>128,950</text:p>
          </table:table-cell>
          <table:table-cell office:value-type="float" office:value="506967" calcext:value-type="float">
            <text:p>506,967</text:p>
          </table:table-cell>
          <table:table-cell office:value-type="float" office:value="8174146" calcext:value-type="float">
            <text:p>8,174,146</text:p>
          </table:table-cell>
          <table:table-cell office:value-type="float" office:value="495520" calcext:value-type="float">
            <text:p>495,520</text:p>
          </table:table-cell>
          <table:table-cell office:value-type="float" office:value="379873" calcext:value-type="float">
            <text:p>379,87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00];&quot;,&quot;;[.E300];&quot;,&quot;;[.F300];&quot;,&quot;;[.G300];&quot;,&quot;;[.H300];&quot;,&quot;;[.I300];&quot;,&quot;;[.J300];&quot;,&quot;;[.K300];&quot;,&quot;;[.L300];&quot;,&quot;;[.M300];&quot;,&quot;;[.N300];&quot;,&quot;;[.P300];&quot;,&quot;;[.Q300];&quot;,&quot;;[.S300];&quot;,&quot;;[.T300];&quot;,&quot;;[.U300];&quot;,&quot;;[.V300];&quot;,&quot;;[.W300];&quot;,&quot;;[.X30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7,508237,224476,3156006,164854,837405,471793,275055,154941,815510,1058901,378018,128950,8174146,495520,37987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7,508237,224476,3156006,164854,837405,471793,275055,154941,815510,1058901,378018,128950,8174146,495520,37987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anada Huntley East Chain</text:p>
          </table:table-cell>
          <table:table-cell office:value-type="float" office:value="2536" calcext:value-type="float">
            <text:p>2536</text:p>
          </table:table-cell>
          <table:table-cell table:formula="of:=VLOOKUP([.B301];[$Sheet2.A294:.C850];2)"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office:value-type="float" office:value="473132" calcext:value-type="float">
            <text:p>473,132</text:p>
          </table:table-cell>
          <table:table-cell office:value-type="float" office:value="196631" calcext:value-type="float">
            <text:p>196,631</text:p>
          </table:table-cell>
          <table:table-cell office:value-type="float" office:value="1908329" calcext:value-type="float">
            <text:p>1,908,329</text:p>
          </table:table-cell>
          <table:table-cell office:value-type="float" office:value="133992" calcext:value-type="float">
            <text:p>133,992</text:p>
          </table:table-cell>
          <table:table-cell office:value-type="float" office:value="395461" calcext:value-type="float">
            <text:p>395,461</text:p>
          </table:table-cell>
          <table:table-cell office:value-type="float" office:value="276046" calcext:value-type="float">
            <text:p>276,046</text:p>
          </table:table-cell>
          <table:table-cell office:value-type="float" office:value="91759" calcext:value-type="float">
            <text:p>91,759</text:p>
          </table:table-cell>
          <table:table-cell office:value-type="float" office:value="280734" calcext:value-type="float">
            <text:p>280,734</text:p>
          </table:table-cell>
          <table:table-cell office:value-type="float" office:value="513718" calcext:value-type="float">
            <text:p>513,718</text:p>
          </table:table-cell>
          <table:table-cell office:value-type="float" office:value="437631" calcext:value-type="float">
            <text:p>437,631</text:p>
          </table:table-cell>
          <table:table-cell office:value-type="float" office:value="4707434" calcext:value-type="float">
            <text:p>4,707,434</text:p>
          </table:table-cell>
          <table:table-cell office:value-type="float" office:value="321858" calcext:value-type="float">
            <text:p>321,858</text:p>
          </table:table-cell>
          <table:table-cell office:value-type="float" office:value="42991" calcext:value-type="float">
            <text:p>42,991</text:p>
          </table:table-cell>
          <table:table-cell office:value-type="float" office:value="364848" calcext:value-type="float">
            <text:p>364,848</text:p>
          </table:table-cell>
          <table:table-cell office:value-type="float" office:value="5072281" calcext:value-type="float">
            <text:p>5,072,281</text:p>
          </table:table-cell>
          <table:table-cell office:value-type="float" office:value="271788" calcext:value-type="float">
            <text:p>271,788</text:p>
          </table:table-cell>
          <table:table-cell office:value-type="float" office:value="105540" calcext:value-type="float">
            <text:p>105,540</text:p>
          </table:table-cell>
          <table:table-cell office:value-type="float" office:value="0" calcext:value-type="float">
            <text:p>0</text:p>
          </table:table-cell>
          <table:table-cell office:value-type="float" office:value="454738" calcext:value-type="float">
            <text:p>454,73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01];&quot;,&quot;;[.E301];&quot;,&quot;;[.F301];&quot;,&quot;;[.G301];&quot;,&quot;;[.H301];&quot;,&quot;;[.I301];&quot;,&quot;;[.J301];&quot;,&quot;;[.K301];&quot;,&quot;;[.L301];&quot;,&quot;;[.M301];&quot;,&quot;;[.N301];&quot;,&quot;;[.P301];&quot;,&quot;;[.Q301];&quot;,&quot;;[.S301];&quot;,&quot;;[.T301];&quot;,&quot;;[.U301];&quot;,&quot;;[.V301];&quot;,&quot;;[.W301];&quot;,&quot;;[.X30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8,473132,196631,1908329,133992,395461,276046,91759,280734,513718,437631,321858,42991,5072281,271788,105540,0,45473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8,473132,196631,1908329,133992,395461,276046,91759,280734,513718,437631,321858,42991,5072281,271788,105540,0,45473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AST CENTRAL SCHOOL DISTRICT</text:p>
          </table:table-cell>
          <table:table-cell office:value-type="float" office:value="2580" calcext:value-type="float">
            <text:p>2580</text:p>
          </table:table-cell>
          <table:table-cell table:formula="of:=VLOOKUP([.B302];[$Sheet2.A295:.C851];2)" office:value-type="float" office:value="309" calcext:value-type="float">
            <text:p>309</text:p>
          </table:table-cell>
          <table:table-cell office:value-type="float" office:value="771" calcext:value-type="float">
            <text:p>771</text:p>
          </table:table-cell>
          <table:table-cell office:value-type="float" office:value="806491" calcext:value-type="float">
            <text:p>806,491</text:p>
          </table:table-cell>
          <table:table-cell office:value-type="float" office:value="290296" calcext:value-type="float">
            <text:p>290,296</text:p>
          </table:table-cell>
          <table:table-cell office:value-type="float" office:value="4334421" calcext:value-type="float">
            <text:p>4,334,421</text:p>
          </table:table-cell>
          <table:table-cell office:value-type="float" office:value="71536" calcext:value-type="float">
            <text:p>71,536</text:p>
          </table:table-cell>
          <table:table-cell office:value-type="float" office:value="1771183" calcext:value-type="float">
            <text:p>1,771,183</text:p>
          </table:table-cell>
          <table:table-cell office:value-type="float" office:value="374483" calcext:value-type="float">
            <text:p>374,483</text:p>
          </table:table-cell>
          <table:table-cell office:value-type="float" office:value="389590" calcext:value-type="float">
            <text:p>389,590</text:p>
          </table:table-cell>
          <table:table-cell office:value-type="float" office:value="275651" calcext:value-type="float">
            <text:p>275,651</text:p>
          </table:table-cell>
          <table:table-cell office:value-type="float" office:value="1031785" calcext:value-type="float">
            <text:p>1,031,785</text:p>
          </table:table-cell>
          <table:table-cell office:value-type="float" office:value="1076193" calcext:value-type="float">
            <text:p>1,076,193</text:p>
          </table:table-cell>
          <table:table-cell office:value-type="float" office:value="10421631" calcext:value-type="float">
            <text:p>10,421,631</text:p>
          </table:table-cell>
          <table:table-cell office:value-type="float" office:value="605917" calcext:value-type="float">
            <text:p>605,917</text:p>
          </table:table-cell>
          <table:table-cell office:value-type="float" office:value="118632" calcext:value-type="float">
            <text:p>118,632</text:p>
          </table:table-cell>
          <table:table-cell office:value-type="float" office:value="724549" calcext:value-type="float">
            <text:p>724,549</text:p>
          </table:table-cell>
          <table:table-cell office:value-type="float" office:value="11146179" calcext:value-type="float">
            <text:p>11,146,179</text:p>
          </table:table-cell>
          <table:table-cell office:value-type="float" office:value="501822" calcext:value-type="float">
            <text:p>501,822</text:p>
          </table:table-cell>
          <table:table-cell office:value-type="float" office:value="188520" calcext:value-type="float">
            <text:p>188,520</text:p>
          </table:table-cell>
          <table:table-cell office:value-type="float" office:value="43912" calcext:value-type="float">
            <text:p>43,912</text:p>
          </table:table-cell>
          <table:table-cell office:value-type="float" office:value="1975788" calcext:value-type="float">
            <text:p>1,975,78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02];&quot;,&quot;;[.E302];&quot;,&quot;;[.F302];&quot;,&quot;;[.G302];&quot;,&quot;;[.H302];&quot;,&quot;;[.I302];&quot;,&quot;;[.J302];&quot;,&quot;;[.K302];&quot;,&quot;;[.L302];&quot;,&quot;;[.M302];&quot;,&quot;;[.N302];&quot;,&quot;;[.P302];&quot;,&quot;;[.Q302];&quot;,&quot;;[.S302];&quot;,&quot;;[.T302];&quot;,&quot;;[.U302];&quot;,&quot;;[.V302];&quot;,&quot;;[.W302];&quot;,&quot;;[.X30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9,806491,290296,4334421,71536,1771183,374483,389590,275651,1031785,1076193,605917,118632,11146179,501822,188520,43912,197578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09,806491,290296,4334421,71536,1771183,374483,389590,275651,1031785,1076193,605917,118632,11146179,501822,188520,43912,197578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N-E-MAC SCHOOL DISTRICT</text:p>
          </table:table-cell>
          <table:table-cell office:value-type="float" office:value="2609" calcext:value-type="float">
            <text:p>2609</text:p>
          </table:table-cell>
          <table:table-cell table:formula="of:=VLOOKUP([.B303];[$Sheet2.A296:.C852];2)" office:value-type="float" office:value="310" calcext:value-type="float">
            <text:p>310</text:p>
          </table:table-cell>
          <table:table-cell office:value-type="float" office:value="422" calcext:value-type="float">
            <text:p>422</text:p>
          </table:table-cell>
          <table:table-cell office:value-type="float" office:value="367870" calcext:value-type="float">
            <text:p>367,870</text:p>
          </table:table-cell>
          <table:table-cell office:value-type="float" office:value="254815" calcext:value-type="float">
            <text:p>254,815</text:p>
          </table:table-cell>
          <table:table-cell office:value-type="float" office:value="2550206" calcext:value-type="float">
            <text:p>2,550,206</text:p>
          </table:table-cell>
          <table:table-cell office:value-type="float" office:value="252935" calcext:value-type="float">
            <text:p>252,935</text:p>
          </table:table-cell>
          <table:table-cell office:value-type="float" office:value="996301" calcext:value-type="float">
            <text:p>996,301</text:p>
          </table:table-cell>
          <table:table-cell office:value-type="float" office:value="335178" calcext:value-type="float">
            <text:p>335,178</text:p>
          </table:table-cell>
          <table:table-cell office:value-type="float" office:value="128656" calcext:value-type="float">
            <text:p>128,656</text:p>
          </table:table-cell>
          <table:table-cell office:value-type="float" office:value="71420" calcext:value-type="float">
            <text:p>71,420</text:p>
          </table:table-cell>
          <table:table-cell office:value-type="float" office:value="494321" calcext:value-type="float">
            <text:p>494,321</text:p>
          </table:table-cell>
          <table:table-cell office:value-type="float" office:value="333231" calcext:value-type="float">
            <text:p>333,231</text:p>
          </table:table-cell>
          <table:table-cell office:value-type="float" office:value="5784933" calcext:value-type="float">
            <text:p>5,784,933</text:p>
          </table:table-cell>
          <table:table-cell office:value-type="float" office:value="507287" calcext:value-type="float">
            <text:p>507,287</text:p>
          </table:table-cell>
          <table:table-cell office:value-type="float" office:value="50236" calcext:value-type="float">
            <text:p>50,236</text:p>
          </table:table-cell>
          <table:table-cell office:value-type="float" office:value="557524" calcext:value-type="float">
            <text:p>557,524</text:p>
          </table:table-cell>
          <table:table-cell office:value-type="float" office:value="6342456" calcext:value-type="float">
            <text:p>6,342,456</text:p>
          </table:table-cell>
          <table:table-cell office:value-type="float" office:value="352863" calcext:value-type="float">
            <text:p>352,863</text:p>
          </table:table-cell>
          <table:table-cell office:value-type="float" office:value="94816" calcext:value-type="float">
            <text:p>94,816</text:p>
          </table:table-cell>
          <table:table-cell office:value-type="float" office:value="0" calcext:value-type="float">
            <text:p>0</text:p>
          </table:table-cell>
          <table:table-cell office:value-type="float" office:value="925410" calcext:value-type="float">
            <text:p>925,41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03];&quot;,&quot;;[.E303];&quot;,&quot;;[.F303];&quot;,&quot;;[.G303];&quot;,&quot;;[.H303];&quot;,&quot;;[.I303];&quot;,&quot;;[.J303];&quot;,&quot;;[.K303];&quot;,&quot;;[.L303];&quot;,&quot;;[.M303];&quot;,&quot;;[.N303];&quot;,&quot;;[.P303];&quot;,&quot;;[.Q303];&quot;,&quot;;[.S303];&quot;,&quot;;[.T303];&quot;,&quot;;[.U303];&quot;,&quot;;[.V303];&quot;,&quot;;[.W303];&quot;,&quot;;[.X30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0,367870,254815,2550206,252935,996301,335178,128656,71420,494321,333231,507287,50236,6342456,352863,94816,0,92541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0,367870,254815,2550206,252935,996301,335178,128656,71420,494321,333231,507287,50236,6342456,352863,94816,0,92541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EENBUSH-MIDDLE RIVER SCHOOL DIST.</text:p>
          </table:table-cell>
          <table:table-cell office:value-type="float" office:value="2683" calcext:value-type="float">
            <text:p>2683</text:p>
          </table:table-cell>
          <table:table-cell table:formula="of:=VLOOKUP([.B304];[$Sheet2.A297:.C853];2)" office:value-type="float" office:value="311" calcext:value-type="float">
            <text:p>311</text:p>
          </table:table-cell>
          <table:table-cell office:value-type="float" office:value="232" calcext:value-type="float">
            <text:p>232</text:p>
          </table:table-cell>
          <table:table-cell office:value-type="float" office:value="276740" calcext:value-type="float">
            <text:p>276,740</text:p>
          </table:table-cell>
          <table:table-cell office:value-type="float" office:value="182529" calcext:value-type="float">
            <text:p>182,529</text:p>
          </table:table-cell>
          <table:table-cell office:value-type="float" office:value="1649199" calcext:value-type="float">
            <text:p>1,649,199</text:p>
          </table:table-cell>
          <table:table-cell office:value-type="float" office:value="73727" calcext:value-type="float">
            <text:p>73,727</text:p>
          </table:table-cell>
          <table:table-cell office:value-type="float" office:value="501665" calcext:value-type="float">
            <text:p>501,665</text:p>
          </table:table-cell>
          <table:table-cell office:value-type="float" office:value="532321" calcext:value-type="float">
            <text:p>532,321</text:p>
          </table:table-cell>
          <table:table-cell office:value-type="float" office:value="148440" calcext:value-type="float">
            <text:p>148,440</text:p>
          </table:table-cell>
          <table:table-cell office:value-type="float" office:value="143552" calcext:value-type="float">
            <text:p>143,552</text:p>
          </table:table-cell>
          <table:table-cell office:value-type="float" office:value="430620" calcext:value-type="float">
            <text:p>430,620</text:p>
          </table:table-cell>
          <table:table-cell office:value-type="float" office:value="380316" calcext:value-type="float">
            <text:p>380,316</text:p>
          </table:table-cell>
          <table:table-cell office:value-type="float" office:value="4319109" calcext:value-type="float">
            <text:p>4,319,109</text:p>
          </table:table-cell>
          <table:table-cell office:value-type="float" office:value="321172" calcext:value-type="float">
            <text:p>321,172</text:p>
          </table:table-cell>
          <table:table-cell office:value-type="float" office:value="76216" calcext:value-type="float">
            <text:p>76,216</text:p>
          </table:table-cell>
          <table:table-cell office:value-type="float" office:value="397387" calcext:value-type="float">
            <text:p>397,387</text:p>
          </table:table-cell>
          <table:table-cell office:value-type="float" office:value="4716498" calcext:value-type="float">
            <text:p>4,716,498</text:p>
          </table:table-cell>
          <table:table-cell office:value-type="float" office:value="249337" calcext:value-type="float">
            <text:p>249,337</text:p>
          </table:table-cell>
          <table:table-cell office:value-type="float" office:value="34362" calcext:value-type="float">
            <text:p>34,362</text:p>
          </table:table-cell>
          <table:table-cell office:value-type="float" office:value="11045" calcext:value-type="float">
            <text:p>11,045</text:p>
          </table:table-cell>
          <table:table-cell office:value-type="float" office:value="61275" calcext:value-type="float">
            <text:p>61,27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04];&quot;,&quot;;[.E304];&quot;,&quot;;[.F304];&quot;,&quot;;[.G304];&quot;,&quot;;[.H304];&quot;,&quot;;[.I304];&quot;,&quot;;[.J304];&quot;,&quot;;[.K304];&quot;,&quot;;[.L304];&quot;,&quot;;[.M304];&quot;,&quot;;[.N304];&quot;,&quot;;[.P304];&quot;,&quot;;[.Q304];&quot;,&quot;;[.S304];&quot;,&quot;;[.T304];&quot;,&quot;;[.U304];&quot;,&quot;;[.V304];&quot;,&quot;;[.W304];&quot;,&quot;;[.X30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1,276740,182529,1649199,73727,501665,532321,148440,143552,430620,380316,321172,76216,4716498,249337,34362,11045,6127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1,276740,182529,1649199,73727,501665,532321,148440,143552,430620,380316,321172,76216,4716498,249337,34362,11045,6127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OWARD LAKE-WAVERLY-WINSTED</text:p>
          </table:table-cell>
          <table:table-cell office:value-type="float" office:value="2687" calcext:value-type="float">
            <text:p>2687</text:p>
          </table:table-cell>
          <table:table-cell table:formula="of:=VLOOKUP([.B305];[$Sheet2.A298:.C854];2)" office:value-type="float" office:value="312" calcext:value-type="float">
            <text:p>312</text:p>
          </table:table-cell>
          <table:table-cell office:value-type="float" office:value="1271" calcext:value-type="float">
            <text:p>1,271</text:p>
          </table:table-cell>
          <table:table-cell office:value-type="float" office:value="801175" calcext:value-type="float">
            <text:p>801,175</text:p>
          </table:table-cell>
          <table:table-cell office:value-type="float" office:value="509072" calcext:value-type="float">
            <text:p>509,072</text:p>
          </table:table-cell>
          <table:table-cell office:value-type="float" office:value="6326589" calcext:value-type="float">
            <text:p>6,326,589</text:p>
          </table:table-cell>
          <table:table-cell office:value-type="float" office:value="400325" calcext:value-type="float">
            <text:p>400,325</text:p>
          </table:table-cell>
          <table:table-cell office:value-type="float" office:value="2603154" calcext:value-type="float">
            <text:p>2,603,154</text:p>
          </table:table-cell>
          <table:table-cell office:value-type="float" office:value="839948" calcext:value-type="float">
            <text:p>839,948</text:p>
          </table:table-cell>
          <table:table-cell office:value-type="float" office:value="436096" calcext:value-type="float">
            <text:p>436,096</text:p>
          </table:table-cell>
          <table:table-cell office:value-type="float" office:value="508525" calcext:value-type="float">
            <text:p>508,525</text:p>
          </table:table-cell>
          <table:table-cell office:value-type="float" office:value="1688788" calcext:value-type="float">
            <text:p>1,688,788</text:p>
          </table:table-cell>
          <table:table-cell office:value-type="float" office:value="1587316" calcext:value-type="float">
            <text:p>1,587,316</text:p>
          </table:table-cell>
          <table:table-cell office:value-type="float" office:value="15700986" calcext:value-type="float">
            <text:p>15,700,986</text:p>
          </table:table-cell>
          <table:table-cell office:value-type="float" office:value="451786" calcext:value-type="float">
            <text:p>451,786</text:p>
          </table:table-cell>
          <table:table-cell office:value-type="float" office:value="246515" calcext:value-type="float">
            <text:p>246,515</text:p>
          </table:table-cell>
          <table:table-cell office:value-type="float" office:value="698301" calcext:value-type="float">
            <text:p>698,301</text:p>
          </table:table-cell>
          <table:table-cell office:value-type="float" office:value="16399288" calcext:value-type="float">
            <text:p>16,399,288</text:p>
          </table:table-cell>
          <table:table-cell office:value-type="float" office:value="920463" calcext:value-type="float">
            <text:p>920,463</text:p>
          </table:table-cell>
          <table:table-cell office:value-type="float" office:value="686129" calcext:value-type="float">
            <text:p>686,129</text:p>
          </table:table-cell>
          <table:table-cell office:value-type="float" office:value="1152457" calcext:value-type="float">
            <text:p>1,152,457</text:p>
          </table:table-cell>
          <table:table-cell office:value-type="float" office:value="3064366" calcext:value-type="float">
            <text:p>3,064,36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05];&quot;,&quot;;[.E305];&quot;,&quot;;[.F305];&quot;,&quot;;[.G305];&quot;,&quot;;[.H305];&quot;,&quot;;[.I305];&quot;,&quot;;[.J305];&quot;,&quot;;[.K305];&quot;,&quot;;[.L305];&quot;,&quot;;[.M305];&quot;,&quot;;[.N305];&quot;,&quot;;[.P305];&quot;,&quot;;[.Q305];&quot;,&quot;;[.S305];&quot;,&quot;;[.T305];&quot;,&quot;;[.U305];&quot;,&quot;;[.V305];&quot;,&quot;;[.W305];&quot;,&quot;;[.X30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2,801175,509072,6326589,400325,2603154,839948,436096,508525,1688788,1587316,451786,246515,16399288,920463,686129,1152457,306436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2,801175,509072,6326589,400325,2603154,839948,436096,508525,1688788,1587316,451786,246515,16399288,920463,686129,1152457,306436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IPESTONE AREA SCHOOL DISTRICT</text:p>
          </table:table-cell>
          <table:table-cell office:value-type="float" office:value="2689" calcext:value-type="float">
            <text:p>2689</text:p>
          </table:table-cell>
          <table:table-cell table:formula="of:=VLOOKUP([.B306];[$Sheet2.A299:.C855];2)" office:value-type="float" office:value="313" calcext:value-type="float">
            <text:p>313</text:p>
          </table:table-cell>
          <table:table-cell office:value-type="float" office:value="1129" calcext:value-type="float">
            <text:p>1,129</text:p>
          </table:table-cell>
          <table:table-cell office:value-type="float" office:value="807356" calcext:value-type="float">
            <text:p>807,356</text:p>
          </table:table-cell>
          <table:table-cell office:value-type="float" office:value="500654" calcext:value-type="float">
            <text:p>500,654</text:p>
          </table:table-cell>
          <table:table-cell office:value-type="float" office:value="6639873" calcext:value-type="float">
            <text:p>6,639,873</text:p>
          </table:table-cell>
          <table:table-cell office:value-type="float" office:value="379894" calcext:value-type="float">
            <text:p>379,894</text:p>
          </table:table-cell>
          <table:table-cell office:value-type="float" office:value="1921424" calcext:value-type="float">
            <text:p>1,921,424</text:p>
          </table:table-cell>
          <table:table-cell office:value-type="float" office:value="634624" calcext:value-type="float">
            <text:p>634,624</text:p>
          </table:table-cell>
          <table:table-cell office:value-type="float" office:value="662035" calcext:value-type="float">
            <text:p>662,035</text:p>
          </table:table-cell>
          <table:table-cell office:value-type="float" office:value="494141" calcext:value-type="float">
            <text:p>494,141</text:p>
          </table:table-cell>
          <table:table-cell office:value-type="float" office:value="1253299" calcext:value-type="float">
            <text:p>1,253,299</text:p>
          </table:table-cell>
          <table:table-cell office:value-type="float" office:value="1023683" calcext:value-type="float">
            <text:p>1,023,683</text:p>
          </table:table-cell>
          <table:table-cell office:value-type="float" office:value="14316983" calcext:value-type="float">
            <text:p>14,316,983</text:p>
          </table:table-cell>
          <table:table-cell office:value-type="float" office:value="842673" calcext:value-type="float">
            <text:p>842,673</text:p>
          </table:table-cell>
          <table:table-cell office:value-type="float" office:value="145567" calcext:value-type="float">
            <text:p>145,567</text:p>
          </table:table-cell>
          <table:table-cell office:value-type="float" office:value="988241" calcext:value-type="float">
            <text:p>988,241</text:p>
          </table:table-cell>
          <table:table-cell office:value-type="float" office:value="15305224" calcext:value-type="float">
            <text:p>15,305,224</text:p>
          </table:table-cell>
          <table:table-cell office:value-type="float" office:value="1103367" calcext:value-type="float">
            <text:p>1,103,367</text:p>
          </table:table-cell>
          <table:table-cell office:value-type="float" office:value="427329" calcext:value-type="float">
            <text:p>427,329</text:p>
          </table:table-cell>
          <table:table-cell office:value-type="float" office:value="3870010" calcext:value-type="float">
            <text:p>3,870,010</text:p>
          </table:table-cell>
          <table:table-cell office:value-type="float" office:value="1834600" calcext:value-type="float">
            <text:p>1,834,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06];&quot;,&quot;;[.E306];&quot;,&quot;;[.F306];&quot;,&quot;;[.G306];&quot;,&quot;;[.H306];&quot;,&quot;;[.I306];&quot;,&quot;;[.J306];&quot;,&quot;;[.K306];&quot;,&quot;;[.L306];&quot;,&quot;;[.M306];&quot;,&quot;;[.N306];&quot;,&quot;;[.P306];&quot;,&quot;;[.Q306];&quot;,&quot;;[.S306];&quot;,&quot;;[.T306];&quot;,&quot;;[.U306];&quot;,&quot;;[.V306];&quot;,&quot;;[.W306];&quot;,&quot;;[.X30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3,807356,500654,6639873,379894,1921424,634624,662035,494141,1253299,1023683,842673,145567,15305224,1103367,427329,3870010,183460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3,807356,500654,6639873,379894,1921424,634624,662035,494141,1253299,1023683,842673,145567,15305224,1103367,427329,3870010,183460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ESABI EAST SCHOOL DISTRICT</text:p>
          </table:table-cell>
          <table:table-cell office:value-type="float" office:value="2711" calcext:value-type="float">
            <text:p>2711</text:p>
          </table:table-cell>
          <table:table-cell table:formula="of:=VLOOKUP([.B307];[$Sheet2.A300:.C856];2)" office:value-type="float" office:value="314" calcext:value-type="float">
            <text:p>314</text:p>
          </table:table-cell>
          <table:table-cell office:value-type="float" office:value="899" calcext:value-type="float">
            <text:p>899</text:p>
          </table:table-cell>
          <table:table-cell office:value-type="float" office:value="907832" calcext:value-type="float">
            <text:p>907,832</text:p>
          </table:table-cell>
          <table:table-cell office:value-type="float" office:value="543587" calcext:value-type="float">
            <text:p>543,587</text:p>
          </table:table-cell>
          <table:table-cell office:value-type="float" office:value="5917252" calcext:value-type="float">
            <text:p>5,917,252</text:p>
          </table:table-cell>
          <table:table-cell office:value-type="float" office:value="138347" calcext:value-type="float">
            <text:p>138,347</text:p>
          </table:table-cell>
          <table:table-cell office:value-type="float" office:value="2567611" calcext:value-type="float">
            <text:p>2,567,611</text:p>
          </table:table-cell>
          <table:table-cell office:value-type="float" office:value="717703" calcext:value-type="float">
            <text:p>717,703</text:p>
          </table:table-cell>
          <table:table-cell office:value-type="float" office:value="551752" calcext:value-type="float">
            <text:p>551,752</text:p>
          </table:table-cell>
          <table:table-cell office:value-type="float" office:value="248411" calcext:value-type="float">
            <text:p>248,411</text:p>
          </table:table-cell>
          <table:table-cell office:value-type="float" office:value="1196889" calcext:value-type="float">
            <text:p>1,196,889</text:p>
          </table:table-cell>
          <table:table-cell office:value-type="float" office:value="689957" calcext:value-type="float">
            <text:p>689,957</text:p>
          </table:table-cell>
          <table:table-cell office:value-type="float" office:value="13479340" calcext:value-type="float">
            <text:p>13,479,340</text:p>
          </table:table-cell>
          <table:table-cell office:value-type="float" office:value="1362720" calcext:value-type="float">
            <text:p>1,362,720</text:p>
          </table:table-cell>
          <table:table-cell office:value-type="float" office:value="230609" calcext:value-type="float">
            <text:p>230,609</text:p>
          </table:table-cell>
          <table:table-cell office:value-type="float" office:value="1593328" calcext:value-type="float">
            <text:p>1,593,328</text:p>
          </table:table-cell>
          <table:table-cell office:value-type="float" office:value="15072667" calcext:value-type="float">
            <text:p>15,072,667</text:p>
          </table:table-cell>
          <table:table-cell office:value-type="float" office:value="592246" calcext:value-type="float">
            <text:p>592,246</text:p>
          </table:table-cell>
          <table:table-cell office:value-type="float" office:value="421640" calcext:value-type="float">
            <text:p>421,640</text:p>
          </table:table-cell>
          <table:table-cell office:value-type="float" office:value="160014" calcext:value-type="float">
            <text:p>160,014</text:p>
          </table:table-cell>
          <table:table-cell office:value-type="float" office:value="1772057" calcext:value-type="float">
            <text:p>1,772,057</text:p>
          </table:table-cell>
          <table:table-cell office:value-type="float" office:value="818188" calcext:value-type="float">
            <text:p>818,188</text:p>
          </table:table-cell>
          <table:table-cell/>
          <table:table-cell table:formula="of:=CONCATENATE([.$Z$3];[.$Y$3];[.C307];&quot;,&quot;;[.E307];&quot;,&quot;;[.F307];&quot;,&quot;;[.G307];&quot;,&quot;;[.H307];&quot;,&quot;;[.I307];&quot;,&quot;;[.J307];&quot;,&quot;;[.K307];&quot;,&quot;;[.L307];&quot;,&quot;;[.M307];&quot;,&quot;;[.N307];&quot;,&quot;;[.P307];&quot;,&quot;;[.Q307];&quot;,&quot;;[.S307];&quot;,&quot;;[.T307];&quot;,&quot;;[.U307];&quot;,&quot;;[.V307];&quot;,&quot;;[.W307];&quot;,&quot;;[.X30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4,907832,543587,5917252,138347,2567611,717703,551752,248411,1196889,689957,1362720,230609,15072667,592246,421640,160014,1772057,818188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4,907832,543587,5917252,138347,2567611,717703,551752,248411,1196889,689957,1362720,230609,15072667,592246,421640,160014,1772057,818188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AIRMONT AREA SCHOOL DISTRICT</text:p>
          </table:table-cell>
          <table:table-cell office:value-type="float" office:value="2752" calcext:value-type="float">
            <text:p>2752</text:p>
          </table:table-cell>
          <table:table-cell table:formula="of:=VLOOKUP([.B308];[$Sheet2.A301:.C857];2)" office:value-type="float" office:value="315" calcext:value-type="float">
            <text:p>315</text:p>
          </table:table-cell>
          <table:table-cell office:value-type="float" office:value="1807" calcext:value-type="float">
            <text:p>1,807</text:p>
          </table:table-cell>
          <table:table-cell office:value-type="float" office:value="1224107" calcext:value-type="float">
            <text:p>1,224,107</text:p>
          </table:table-cell>
          <table:table-cell office:value-type="float" office:value="704087" calcext:value-type="float">
            <text:p>704,087</text:p>
          </table:table-cell>
          <table:table-cell office:value-type="float" office:value="11039053" calcext:value-type="float">
            <text:p>11,039,053</text:p>
          </table:table-cell>
          <table:table-cell office:value-type="float" office:value="812106" calcext:value-type="float">
            <text:p>812,106</text:p>
          </table:table-cell>
          <table:table-cell office:value-type="float" office:value="3357207" calcext:value-type="float">
            <text:p>3,357,207</text:p>
          </table:table-cell>
          <table:table-cell office:value-type="float" office:value="904952" calcext:value-type="float">
            <text:p>904,952</text:p>
          </table:table-cell>
          <table:table-cell office:value-type="float" office:value="1227411" calcext:value-type="float">
            <text:p>1,227,411</text:p>
          </table:table-cell>
          <table:table-cell office:value-type="float" office:value="902090" calcext:value-type="float">
            <text:p>902,090</text:p>
          </table:table-cell>
          <table:table-cell office:value-type="float" office:value="2363532" calcext:value-type="float">
            <text:p>2,363,532</text:p>
          </table:table-cell>
          <table:table-cell office:value-type="float" office:value="1571440" calcext:value-type="float">
            <text:p>1,571,440</text:p>
          </table:table-cell>
          <table:table-cell office:value-type="float" office:value="24105985" calcext:value-type="float">
            <text:p>24,105,985</text:p>
          </table:table-cell>
          <table:table-cell office:value-type="float" office:value="1795667" calcext:value-type="float">
            <text:p>1,795,667</text:p>
          </table:table-cell>
          <table:table-cell office:value-type="float" office:value="200176" calcext:value-type="float">
            <text:p>200,176</text:p>
          </table:table-cell>
          <table:table-cell office:value-type="float" office:value="1995843" calcext:value-type="float">
            <text:p>1,995,843</text:p>
          </table:table-cell>
          <table:table-cell office:value-type="float" office:value="26101828" calcext:value-type="float">
            <text:p>26,101,828</text:p>
          </table:table-cell>
          <table:table-cell office:value-type="float" office:value="1407382" calcext:value-type="float">
            <text:p>1,407,382</text:p>
          </table:table-cell>
          <table:table-cell office:value-type="float" office:value="555855" calcext:value-type="float">
            <text:p>555,855</text:p>
          </table:table-cell>
          <table:table-cell office:value-type="float" office:value="5075504" calcext:value-type="float">
            <text:p>5,075,504</text:p>
          </table:table-cell>
          <table:table-cell office:value-type="float" office:value="2741022" calcext:value-type="float">
            <text:p>2,741,02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08];&quot;,&quot;;[.E308];&quot;,&quot;;[.F308];&quot;,&quot;;[.G308];&quot;,&quot;;[.H308];&quot;,&quot;;[.I308];&quot;,&quot;;[.J308];&quot;,&quot;;[.K308];&quot;,&quot;;[.L308];&quot;,&quot;;[.M308];&quot;,&quot;;[.N308];&quot;,&quot;;[.P308];&quot;,&quot;;[.Q308];&quot;,&quot;;[.S308];&quot;,&quot;;[.T308];&quot;,&quot;;[.U308];&quot;,&quot;;[.V308];&quot;,&quot;;[.W308];&quot;,&quot;;[.X30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5,1224107,704087,11039053,812106,3357207,904952,1227411,902090,2363532,1571440,1795667,200176,26101828,1407382,555855,5075504,2741022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5,1224107,704087,11039053,812106,3357207,904952,1227411,902090,2363532,1571440,1795667,200176,26101828,1407382,555855,5075504,2741022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ong Prairie-Grey Eagle School Dist</text:p>
          </table:table-cell>
          <table:table-cell office:value-type="float" office:value="2753" calcext:value-type="float">
            <text:p>2753</text:p>
          </table:table-cell>
          <table:table-cell table:formula="of:=VLOOKUP([.B309];[$Sheet2.A302:.C858];2)" office:value-type="float" office:value="316" calcext:value-type="float">
            <text:p>316</text:p>
          </table:table-cell>
          <table:table-cell office:value-type="float" office:value="975" calcext:value-type="float">
            <text:p>975</text:p>
          </table:table-cell>
          <table:table-cell office:value-type="float" office:value="805878" calcext:value-type="float">
            <text:p>805,878</text:p>
          </table:table-cell>
          <table:table-cell office:value-type="float" office:value="518599" calcext:value-type="float">
            <text:p>518,599</text:p>
          </table:table-cell>
          <table:table-cell office:value-type="float" office:value="5940976" calcext:value-type="float">
            <text:p>5,940,976</text:p>
          </table:table-cell>
          <table:table-cell office:value-type="float" office:value="319490" calcext:value-type="float">
            <text:p>319,490</text:p>
          </table:table-cell>
          <table:table-cell office:value-type="float" office:value="2039015" calcext:value-type="float">
            <text:p>2,039,015</text:p>
          </table:table-cell>
          <table:table-cell office:value-type="float" office:value="557865" calcext:value-type="float">
            <text:p>557,865</text:p>
          </table:table-cell>
          <table:table-cell office:value-type="float" office:value="343721" calcext:value-type="float">
            <text:p>343,721</text:p>
          </table:table-cell>
          <table:table-cell office:value-type="float" office:value="458836" calcext:value-type="float">
            <text:p>458,836</text:p>
          </table:table-cell>
          <table:table-cell office:value-type="float" office:value="1309212" calcext:value-type="float">
            <text:p>1,309,212</text:p>
          </table:table-cell>
          <table:table-cell office:value-type="float" office:value="833108" calcext:value-type="float">
            <text:p>833,108</text:p>
          </table:table-cell>
          <table:table-cell office:value-type="float" office:value="13126699" calcext:value-type="float">
            <text:p>13,126,699</text:p>
          </table:table-cell>
          <table:table-cell office:value-type="float" office:value="231659" calcext:value-type="float">
            <text:p>231,659</text:p>
          </table:table-cell>
          <table:table-cell office:value-type="float" office:value="312042" calcext:value-type="float">
            <text:p>312,042</text:p>
          </table:table-cell>
          <table:table-cell office:value-type="float" office:value="543701" calcext:value-type="float">
            <text:p>543,701</text:p>
          </table:table-cell>
          <table:table-cell office:value-type="float" office:value="13670400" calcext:value-type="float">
            <text:p>13,670,400</text:p>
          </table:table-cell>
          <table:table-cell office:value-type="float" office:value="825193" calcext:value-type="float">
            <text:p>825,193</text:p>
          </table:table-cell>
          <table:table-cell office:value-type="float" office:value="769133" calcext:value-type="float">
            <text:p>769,133</text:p>
          </table:table-cell>
          <table:table-cell office:value-type="float" office:value="61811" calcext:value-type="float">
            <text:p>61,811</text:p>
          </table:table-cell>
          <table:table-cell office:value-type="float" office:value="678480" calcext:value-type="float">
            <text:p>678,48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09];&quot;,&quot;;[.E309];&quot;,&quot;;[.F309];&quot;,&quot;;[.G309];&quot;,&quot;;[.H309];&quot;,&quot;;[.I309];&quot;,&quot;;[.J309];&quot;,&quot;;[.K309];&quot;,&quot;;[.L309];&quot;,&quot;;[.M309];&quot;,&quot;;[.N309];&quot;,&quot;;[.P309];&quot;,&quot;;[.Q309];&quot;,&quot;;[.S309];&quot;,&quot;;[.T309];&quot;,&quot;;[.U309];&quot;,&quot;;[.V309];&quot;,&quot;;[.W309];&quot;,&quot;;[.X30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6,805878,518599,5940976,319490,2039015,557865,343721,458836,1309212,833108,231659,312042,13670400,825193,769133,61811,67848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6,805878,518599,5940976,319490,2039015,557865,343721,458836,1309212,833108,231659,312042,13670400,825193,769133,61811,67848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EDAR MOUNTAIN SCHOOL DISTRICT</text:p>
          </table:table-cell>
          <table:table-cell office:value-type="float" office:value="2754" calcext:value-type="float">
            <text:p>2754</text:p>
          </table:table-cell>
          <table:table-cell table:formula="of:=VLOOKUP([.B310];[$Sheet2.A303:.C859];2)" office:value-type="float" office:value="317" calcext:value-type="float">
            <text:p>317</text:p>
          </table:table-cell>
          <table:table-cell office:value-type="float" office:value="434" calcext:value-type="float">
            <text:p>434</text:p>
          </table:table-cell>
          <table:table-cell office:value-type="float" office:value="496550" calcext:value-type="float">
            <text:p>496,550</text:p>
          </table:table-cell>
          <table:table-cell office:value-type="float" office:value="349587" calcext:value-type="float">
            <text:p>349,587</text:p>
          </table:table-cell>
          <table:table-cell office:value-type="float" office:value="2119481" calcext:value-type="float">
            <text:p>2,119,481</text:p>
          </table:table-cell>
          <table:table-cell office:value-type="float" office:value="59709" calcext:value-type="float">
            <text:p>59,709</text:p>
          </table:table-cell>
          <table:table-cell office:value-type="float" office:value="1112640" calcext:value-type="float">
            <text:p>1,112,640</text:p>
          </table:table-cell>
          <table:table-cell office:value-type="float" office:value="350942" calcext:value-type="float">
            <text:p>350,942</text:p>
          </table:table-cell>
          <table:table-cell office:value-type="float" office:value="126627" calcext:value-type="float">
            <text:p>126,627</text:p>
          </table:table-cell>
          <table:table-cell office:value-type="float" office:value="240969" calcext:value-type="float">
            <text:p>240,969</text:p>
          </table:table-cell>
          <table:table-cell office:value-type="float" office:value="579469" calcext:value-type="float">
            <text:p>579,469</text:p>
          </table:table-cell>
          <table:table-cell office:value-type="float" office:value="685559" calcext:value-type="float">
            <text:p>685,559</text:p>
          </table:table-cell>
          <table:table-cell office:value-type="float" office:value="6121535" calcext:value-type="float">
            <text:p>6,121,535</text:p>
          </table:table-cell>
          <table:table-cell office:value-type="float" office:value="269609" calcext:value-type="float">
            <text:p>269,609</text:p>
          </table:table-cell>
          <table:table-cell office:value-type="float" office:value="83922" calcext:value-type="float">
            <text:p>83,922</text:p>
          </table:table-cell>
          <table:table-cell office:value-type="float" office:value="353531" calcext:value-type="float">
            <text:p>353,531</text:p>
          </table:table-cell>
          <table:table-cell office:value-type="float" office:value="6475066" calcext:value-type="float">
            <text:p>6,475,066</text:p>
          </table:table-cell>
          <table:table-cell office:value-type="float" office:value="423095" calcext:value-type="float">
            <text:p>423,095</text:p>
          </table:table-cell>
          <table:table-cell office:value-type="float" office:value="593086" calcext:value-type="float">
            <text:p>593,086</text:p>
          </table:table-cell>
          <table:table-cell office:value-type="float" office:value="0" calcext:value-type="float">
            <text:p>0</text:p>
          </table:table-cell>
          <table:table-cell office:value-type="float" office:value="804840" calcext:value-type="float">
            <text:p>804,84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10];&quot;,&quot;;[.E310];&quot;,&quot;;[.F310];&quot;,&quot;;[.G310];&quot;,&quot;;[.H310];&quot;,&quot;;[.I310];&quot;,&quot;;[.J310];&quot;,&quot;;[.K310];&quot;,&quot;;[.L310];&quot;,&quot;;[.M310];&quot;,&quot;;[.N310];&quot;,&quot;;[.P310];&quot;,&quot;;[.Q310];&quot;,&quot;;[.S310];&quot;,&quot;;[.T310];&quot;,&quot;;[.U310];&quot;,&quot;;[.V310];&quot;,&quot;;[.W310];&quot;,&quot;;[.X31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7,496550,349587,2119481,59709,1112640,350942,126627,240969,579469,685559,269609,83922,6475066,423095,593086,0,80484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7,496550,349587,2119481,59709,1112640,350942,126627,240969,579469,685559,269609,83922,6475066,423095,593086,0,80484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ORRIS AREA PUBLIC SCHOOLS</text:p>
          </table:table-cell>
          <table:table-cell office:value-type="float" office:value="2769" calcext:value-type="float">
            <text:p>2769</text:p>
          </table:table-cell>
          <table:table-cell table:formula="of:=VLOOKUP([.B311];[$Sheet2.A304:.C860];2)" office:value-type="float" office:value="319" calcext:value-type="float">
            <text:p>319</text:p>
          </table:table-cell>
          <table:table-cell office:value-type="float" office:value="1051" calcext:value-type="float">
            <text:p>1,051</text:p>
          </table:table-cell>
          <table:table-cell office:value-type="float" office:value="603290" calcext:value-type="float">
            <text:p>603,290</text:p>
          </table:table-cell>
          <table:table-cell office:value-type="float" office:value="544392" calcext:value-type="float">
            <text:p>544,392</text:p>
          </table:table-cell>
          <table:table-cell office:value-type="float" office:value="5393883" calcext:value-type="float">
            <text:p>5,393,883</text:p>
          </table:table-cell>
          <table:table-cell office:value-type="float" office:value="204533" calcext:value-type="float">
            <text:p>204,533</text:p>
          </table:table-cell>
          <table:table-cell office:value-type="float" office:value="2145808" calcext:value-type="float">
            <text:p>2,145,808</text:p>
          </table:table-cell>
          <table:table-cell office:value-type="float" office:value="969324" calcext:value-type="float">
            <text:p>969,324</text:p>
          </table:table-cell>
          <table:table-cell office:value-type="float" office:value="249688" calcext:value-type="float">
            <text:p>249,688</text:p>
          </table:table-cell>
          <table:table-cell office:value-type="float" office:value="402373" calcext:value-type="float">
            <text:p>402,373</text:p>
          </table:table-cell>
          <table:table-cell office:value-type="float" office:value="1150664" calcext:value-type="float">
            <text:p>1,150,664</text:p>
          </table:table-cell>
          <table:table-cell office:value-type="float" office:value="710611" calcext:value-type="float">
            <text:p>710,611</text:p>
          </table:table-cell>
          <table:table-cell office:value-type="float" office:value="12374566" calcext:value-type="float">
            <text:p>12,374,566</text:p>
          </table:table-cell>
          <table:table-cell office:value-type="float" office:value="1214108" calcext:value-type="float">
            <text:p>1,214,108</text:p>
          </table:table-cell>
          <table:table-cell office:value-type="float" office:value="390943" calcext:value-type="float">
            <text:p>390,943</text:p>
          </table:table-cell>
          <table:table-cell office:value-type="float" office:value="1605051" calcext:value-type="float">
            <text:p>1,605,051</text:p>
          </table:table-cell>
          <table:table-cell office:value-type="float" office:value="13979617" calcext:value-type="float">
            <text:p>13,979,617</text:p>
          </table:table-cell>
          <table:table-cell office:value-type="float" office:value="880792" calcext:value-type="float">
            <text:p>880,792</text:p>
          </table:table-cell>
          <table:table-cell office:value-type="float" office:value="852131" calcext:value-type="float">
            <text:p>852,131</text:p>
          </table:table-cell>
          <table:table-cell office:value-type="float" office:value="90741" calcext:value-type="float">
            <text:p>90,741</text:p>
          </table:table-cell>
          <table:table-cell office:value-type="float" office:value="3250930" calcext:value-type="float">
            <text:p>3,250,930</text:p>
          </table:table-cell>
          <table:table-cell office:value-type="float" office:value="95666" calcext:value-type="float">
            <text:p>95,666</text:p>
          </table:table-cell>
          <table:table-cell/>
          <table:table-cell table:formula="of:=CONCATENATE([.$Z$3];[.$Y$3];[.C311];&quot;,&quot;;[.E311];&quot;,&quot;;[.F311];&quot;,&quot;;[.G311];&quot;,&quot;;[.H311];&quot;,&quot;;[.I311];&quot;,&quot;;[.J311];&quot;,&quot;;[.K311];&quot;,&quot;;[.L311];&quot;,&quot;;[.M311];&quot;,&quot;;[.N311];&quot;,&quot;;[.P311];&quot;,&quot;;[.Q311];&quot;,&quot;;[.S311];&quot;,&quot;;[.T311];&quot;,&quot;;[.U311];&quot;,&quot;;[.V311];&quot;,&quot;;[.W311];&quot;,&quot;;[.X31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9,603290,544392,5393883,204533,2145808,969324,249688,402373,1150664,710611,1214108,390943,13979617,880792,852131,90741,3250930,95666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19,603290,544392,5393883,204533,2145808,969324,249688,402373,1150664,710611,1214108,390943,13979617,880792,852131,90741,3250930,95666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ZUMBROTA-MAZEPPA SCHOOL DISTRICT</text:p>
          </table:table-cell>
          <table:table-cell office:value-type="float" office:value="2805" calcext:value-type="float">
            <text:p>2805</text:p>
          </table:table-cell>
          <table:table-cell table:formula="of:=VLOOKUP([.B312];[$Sheet2.A305:.C861];2)" office:value-type="float" office:value="320" calcext:value-type="float">
            <text:p>320</text:p>
          </table:table-cell>
          <table:table-cell office:value-type="float" office:value="1259" calcext:value-type="float">
            <text:p>1,259</text:p>
          </table:table-cell>
          <table:table-cell office:value-type="float" office:value="857231" calcext:value-type="float">
            <text:p>857,231</text:p>
          </table:table-cell>
          <table:table-cell office:value-type="float" office:value="519532" calcext:value-type="float">
            <text:p>519,532</text:p>
          </table:table-cell>
          <table:table-cell office:value-type="float" office:value="6848894" calcext:value-type="float">
            <text:p>6,848,894</text:p>
          </table:table-cell>
          <table:table-cell office:value-type="float" office:value="633396" calcext:value-type="float">
            <text:p>633,396</text:p>
          </table:table-cell>
          <table:table-cell office:value-type="float" office:value="3209860" calcext:value-type="float">
            <text:p>3,209,860</text:p>
          </table:table-cell>
          <table:table-cell office:value-type="float" office:value="718657" calcext:value-type="float">
            <text:p>718,657</text:p>
          </table:table-cell>
          <table:table-cell office:value-type="float" office:value="915584" calcext:value-type="float">
            <text:p>915,584</text:p>
          </table:table-cell>
          <table:table-cell office:value-type="float" office:value="518913" calcext:value-type="float">
            <text:p>518,913</text:p>
          </table:table-cell>
          <table:table-cell office:value-type="float" office:value="1514277" calcext:value-type="float">
            <text:p>1,514,277</text:p>
          </table:table-cell>
          <table:table-cell office:value-type="float" office:value="895181" calcext:value-type="float">
            <text:p>895,181</text:p>
          </table:table-cell>
          <table:table-cell office:value-type="float" office:value="16631522" calcext:value-type="float">
            <text:p>16,631,522</text:p>
          </table:table-cell>
          <table:table-cell office:value-type="float" office:value="539449" calcext:value-type="float">
            <text:p>539,449</text:p>
          </table:table-cell>
          <table:table-cell office:value-type="float" office:value="276056" calcext:value-type="float">
            <text:p>276,056</text:p>
          </table:table-cell>
          <table:table-cell office:value-type="float" office:value="815505" calcext:value-type="float">
            <text:p>815,505</text:p>
          </table:table-cell>
          <table:table-cell office:value-type="float" office:value="17447027" calcext:value-type="float">
            <text:p>17,447,027</text:p>
          </table:table-cell>
          <table:table-cell office:value-type="float" office:value="804758" calcext:value-type="float">
            <text:p>804,758</text:p>
          </table:table-cell>
          <table:table-cell office:value-type="float" office:value="1081332" calcext:value-type="float">
            <text:p>1,081,332</text:p>
          </table:table-cell>
          <table:table-cell office:value-type="float" office:value="20797723" calcext:value-type="float">
            <text:p>20,797,723</text:p>
          </table:table-cell>
          <table:table-cell office:value-type="float" office:value="2649656" calcext:value-type="float">
            <text:p>2,649,656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12];&quot;,&quot;;[.E312];&quot;,&quot;;[.F312];&quot;,&quot;;[.G312];&quot;,&quot;;[.H312];&quot;,&quot;;[.I312];&quot;,&quot;;[.J312];&quot;,&quot;;[.K312];&quot;,&quot;;[.L312];&quot;,&quot;;[.M312];&quot;,&quot;;[.N312];&quot;,&quot;;[.P312];&quot;,&quot;;[.Q312];&quot;,&quot;;[.S312];&quot;,&quot;;[.T312];&quot;,&quot;;[.U312];&quot;,&quot;;[.V312];&quot;,&quot;;[.W312];&quot;,&quot;;[.X31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0,857231,519532,6848894,633396,3209860,718657,915584,518913,1514277,895181,539449,276056,17447027,804758,1081332,20797723,2649656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0,857231,519532,6848894,633396,3209860,718657,915584,518913,1514277,895181,539449,276056,17447027,804758,1081332,20797723,2649656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JANESVILLE-WALDORF-PEMBERTON</text:p>
          </table:table-cell>
          <table:table-cell office:value-type="float" office:value="2835" calcext:value-type="float">
            <text:p>2835</text:p>
          </table:table-cell>
          <table:table-cell table:formula="of:=VLOOKUP([.B313];[$Sheet2.A306:.C862];2)" office:value-type="float" office:value="321" calcext:value-type="float">
            <text:p>321</text:p>
          </table:table-cell>
          <table:table-cell office:value-type="float" office:value="685" calcext:value-type="float">
            <text:p>685</text:p>
          </table:table-cell>
          <table:table-cell office:value-type="float" office:value="417832" calcext:value-type="float">
            <text:p>417,832</text:p>
          </table:table-cell>
          <table:table-cell office:value-type="float" office:value="293578" calcext:value-type="float">
            <text:p>293,578</text:p>
          </table:table-cell>
          <table:table-cell office:value-type="float" office:value="4043366" calcext:value-type="float">
            <text:p>4,043,366</text:p>
          </table:table-cell>
          <table:table-cell office:value-type="float" office:value="259438" calcext:value-type="float">
            <text:p>259,438</text:p>
          </table:table-cell>
          <table:table-cell office:value-type="float" office:value="1626728" calcext:value-type="float">
            <text:p>1,626,728</text:p>
          </table:table-cell>
          <table:table-cell office:value-type="float" office:value="612718" calcext:value-type="float">
            <text:p>612,718</text:p>
          </table:table-cell>
          <table:table-cell office:value-type="float" office:value="631242" calcext:value-type="float">
            <text:p>631,242</text:p>
          </table:table-cell>
          <table:table-cell office:value-type="float" office:value="177862" calcext:value-type="float">
            <text:p>177,862</text:p>
          </table:table-cell>
          <table:table-cell office:value-type="float" office:value="766102" calcext:value-type="float">
            <text:p>766,102</text:p>
          </table:table-cell>
          <table:table-cell office:value-type="float" office:value="697734" calcext:value-type="float">
            <text:p>697,734</text:p>
          </table:table-cell>
          <table:table-cell office:value-type="float" office:value="9526600" calcext:value-type="float">
            <text:p>9,526,600</text:p>
          </table:table-cell>
          <table:table-cell office:value-type="float" office:value="1296115" calcext:value-type="float">
            <text:p>1,296,115</text:p>
          </table:table-cell>
          <table:table-cell office:value-type="float" office:value="24628" calcext:value-type="float">
            <text:p>24,628</text:p>
          </table:table-cell>
          <table:table-cell office:value-type="float" office:value="1320743" calcext:value-type="float">
            <text:p>1,320,743</text:p>
          </table:table-cell>
          <table:table-cell office:value-type="float" office:value="10847343" calcext:value-type="float">
            <text:p>10,847,343</text:p>
          </table:table-cell>
          <table:table-cell office:value-type="float" office:value="664438" calcext:value-type="float">
            <text:p>664,438</text:p>
          </table:table-cell>
          <table:table-cell office:value-type="float" office:value="456636" calcext:value-type="float">
            <text:p>456,636</text:p>
          </table:table-cell>
          <table:table-cell office:value-type="float" office:value="4345027" calcext:value-type="float">
            <text:p>4,345,027</text:p>
          </table:table-cell>
          <table:table-cell office:value-type="float" office:value="287230" calcext:value-type="float">
            <text:p>287,23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13];&quot;,&quot;;[.E313];&quot;,&quot;;[.F313];&quot;,&quot;;[.G313];&quot;,&quot;;[.H313];&quot;,&quot;;[.I313];&quot;,&quot;;[.J313];&quot;,&quot;;[.K313];&quot;,&quot;;[.L313];&quot;,&quot;;[.M313];&quot;,&quot;;[.N313];&quot;,&quot;;[.P313];&quot;,&quot;;[.Q313];&quot;,&quot;;[.S313];&quot;,&quot;;[.T313];&quot;,&quot;;[.U313];&quot;,&quot;;[.V313];&quot;,&quot;;[.W313];&quot;,&quot;;[.X31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1,417832,293578,4043366,259438,1626728,612718,631242,177862,766102,697734,1296115,24628,10847343,664438,456636,4345027,28723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1,417832,293578,4043366,259438,1626728,612718,631242,177862,766102,697734,1296115,24628,10847343,664438,456636,4345027,28723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c qui Parle Valley Schools</text:p>
          </table:table-cell>
          <table:table-cell office:value-type="float" office:value="2853" calcext:value-type="float">
            <text:p>2853</text:p>
          </table:table-cell>
          <table:table-cell table:formula="of:=VLOOKUP([.B314];[$Sheet2.A307:.C863];2)" office:value-type="float" office:value="322" calcext:value-type="float">
            <text:p>322</text:p>
          </table:table-cell>
          <table:table-cell office:value-type="float" office:value="785" calcext:value-type="float">
            <text:p>785</text:p>
          </table:table-cell>
          <table:table-cell office:value-type="float" office:value="529273" calcext:value-type="float">
            <text:p>529,273</text:p>
          </table:table-cell>
          <table:table-cell office:value-type="float" office:value="351951" calcext:value-type="float">
            <text:p>351,951</text:p>
          </table:table-cell>
          <table:table-cell office:value-type="float" office:value="4699148" calcext:value-type="float">
            <text:p>4,699,148</text:p>
          </table:table-cell>
          <table:table-cell office:value-type="float" office:value="223503" calcext:value-type="float">
            <text:p>223,503</text:p>
          </table:table-cell>
          <table:table-cell office:value-type="float" office:value="2002606" calcext:value-type="float">
            <text:p>2,002,606</text:p>
          </table:table-cell>
          <table:table-cell office:value-type="float" office:value="578927" calcext:value-type="float">
            <text:p>578,927</text:p>
          </table:table-cell>
          <table:table-cell office:value-type="float" office:value="681791" calcext:value-type="float">
            <text:p>681,791</text:p>
          </table:table-cell>
          <table:table-cell office:value-type="float" office:value="260053" calcext:value-type="float">
            <text:p>260,053</text:p>
          </table:table-cell>
          <table:table-cell office:value-type="float" office:value="1149873" calcext:value-type="float">
            <text:p>1,149,873</text:p>
          </table:table-cell>
          <table:table-cell office:value-type="float" office:value="652087" calcext:value-type="float">
            <text:p>652,087</text:p>
          </table:table-cell>
          <table:table-cell office:value-type="float" office:value="11129213" calcext:value-type="float">
            <text:p>11,129,213</text:p>
          </table:table-cell>
          <table:table-cell office:value-type="float" office:value="646260" calcext:value-type="float">
            <text:p>646,260</text:p>
          </table:table-cell>
          <table:table-cell office:value-type="float" office:value="186898" calcext:value-type="float">
            <text:p>186,898</text:p>
          </table:table-cell>
          <table:table-cell office:value-type="float" office:value="833157" calcext:value-type="float">
            <text:p>833,157</text:p>
          </table:table-cell>
          <table:table-cell office:value-type="float" office:value="11962370" calcext:value-type="float">
            <text:p>11,962,370</text:p>
          </table:table-cell>
          <table:table-cell office:value-type="float" office:value="606392" calcext:value-type="float">
            <text:p>606,392</text:p>
          </table:table-cell>
          <table:table-cell office:value-type="float" office:value="768475" calcext:value-type="float">
            <text:p>768,475</text:p>
          </table:table-cell>
          <table:table-cell office:value-type="float" office:value="4980665" calcext:value-type="float">
            <text:p>4,980,665</text:p>
          </table:table-cell>
          <table:table-cell office:value-type="float" office:value="2767146" calcext:value-type="float">
            <text:p>2,767,146</text:p>
          </table:table-cell>
          <table:table-cell office:value-type="float" office:value="115830" calcext:value-type="float">
            <text:p>115,830</text:p>
          </table:table-cell>
          <table:table-cell/>
          <table:table-cell table:formula="of:=CONCATENATE([.$Z$3];[.$Y$3];[.C314];&quot;,&quot;;[.E314];&quot;,&quot;;[.F314];&quot;,&quot;;[.G314];&quot;,&quot;;[.H314];&quot;,&quot;;[.I314];&quot;,&quot;;[.J314];&quot;,&quot;;[.K314];&quot;,&quot;;[.L314];&quot;,&quot;;[.M314];&quot;,&quot;;[.N314];&quot;,&quot;;[.P314];&quot;,&quot;;[.Q314];&quot;,&quot;;[.S314];&quot;,&quot;;[.T314];&quot;,&quot;;[.U314];&quot;,&quot;;[.V314];&quot;,&quot;;[.W314];&quot;,&quot;;[.X31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2,529273,351951,4699148,223503,2002606,578927,681791,260053,1149873,652087,646260,186898,11962370,606392,768475,4980665,2767146,11583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2,529273,351951,4699148,223503,2002606,578927,681791,260053,1149873,652087,646260,186898,11962370,606392,768475,4980665,2767146,11583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DA-BORUP PUBLIC SCHOOL DISTRICT</text:p>
          </table:table-cell>
          <table:table-cell office:value-type="float" office:value="2854" calcext:value-type="float">
            <text:p>2854</text:p>
          </table:table-cell>
          <table:table-cell table:formula="of:=VLOOKUP([.B315];[$Sheet2.A308:.C864];2)" office:value-type="float" office:value="323" calcext:value-type="float">
            <text:p>323</text:p>
          </table:table-cell>
          <table:table-cell table:number-columns-repeated="21" office:value-type="float" office:value="0" calcext:value-type="float">
            <text:p>0</text:p>
          </table:table-cell>
          <table:table-cell/>
          <table:table-cell table:formula="of:=CONCATENATE([.$Z$3];[.$Y$3];[.C315];&quot;,&quot;;[.E315];&quot;,&quot;;[.F315];&quot;,&quot;;[.G315];&quot;,&quot;;[.H315];&quot;,&quot;;[.I315];&quot;,&quot;;[.J315];&quot;,&quot;;[.K315];&quot;,&quot;;[.L315];&quot;,&quot;;[.M315];&quot;,&quot;;[.N315];&quot;,&quot;;[.P315];&quot;,&quot;;[.Q315];&quot;,&quot;;[.S315];&quot;,&quot;;[.T315];&quot;,&quot;;[.U315];&quot;,&quot;;[.V315];&quot;,&quot;;[.W315];&quot;,&quot;;[.X31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3,0,0,0,0,0,0,0,0,0,0,0,0,0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3,0,0,0,0,0,0,0,0,0,0,0,0,0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EPHEN-ARGYLE CENTRAL SCHOOLS</text:p>
          </table:table-cell>
          <table:table-cell office:value-type="float" office:value="2856" calcext:value-type="float">
            <text:p>2856</text:p>
          </table:table-cell>
          <table:table-cell table:formula="of:=VLOOKUP([.B316];[$Sheet2.A309:.C865];2)" office:value-type="float" office:value="324" calcext:value-type="float">
            <text:p>324</text:p>
          </table:table-cell>
          <table:table-cell office:value-type="float" office:value="294" calcext:value-type="float">
            <text:p>294</text:p>
          </table:table-cell>
          <table:table-cell office:value-type="float" office:value="278429" calcext:value-type="float">
            <text:p>278,429</text:p>
          </table:table-cell>
          <table:table-cell office:value-type="float" office:value="185136" calcext:value-type="float">
            <text:p>185,136</text:p>
          </table:table-cell>
          <table:table-cell office:value-type="float" office:value="1580450" calcext:value-type="float">
            <text:p>1,580,450</text:p>
          </table:table-cell>
          <table:table-cell office:value-type="float" office:value="82921" calcext:value-type="float">
            <text:p>82,921</text:p>
          </table:table-cell>
          <table:table-cell office:value-type="float" office:value="818338" calcext:value-type="float">
            <text:p>818,338</text:p>
          </table:table-cell>
          <table:table-cell office:value-type="float" office:value="434956" calcext:value-type="float">
            <text:p>434,956</text:p>
          </table:table-cell>
          <table:table-cell office:value-type="float" office:value="108724" calcext:value-type="float">
            <text:p>108,724</text:p>
          </table:table-cell>
          <table:table-cell office:value-type="float" office:value="205807" calcext:value-type="float">
            <text:p>205,807</text:p>
          </table:table-cell>
          <table:table-cell office:value-type="float" office:value="694887" calcext:value-type="float">
            <text:p>694,887</text:p>
          </table:table-cell>
          <table:table-cell office:value-type="float" office:value="324847" calcext:value-type="float">
            <text:p>324,847</text:p>
          </table:table-cell>
          <table:table-cell office:value-type="float" office:value="4714496" calcext:value-type="float">
            <text:p>4,714,496</text:p>
          </table:table-cell>
          <table:table-cell office:value-type="float" office:value="288310" calcext:value-type="float">
            <text:p>288,310</text:p>
          </table:table-cell>
          <table:table-cell office:value-type="float" office:value="128280" calcext:value-type="float">
            <text:p>128,280</text:p>
          </table:table-cell>
          <table:table-cell office:value-type="float" office:value="416590" calcext:value-type="float">
            <text:p>416,590</text:p>
          </table:table-cell>
          <table:table-cell office:value-type="float" office:value="5131086" calcext:value-type="float">
            <text:p>5,131,086</text:p>
          </table:table-cell>
          <table:table-cell office:value-type="float" office:value="310678" calcext:value-type="float">
            <text:p>310,678</text:p>
          </table:table-cell>
          <table:table-cell office:value-type="float" office:value="698971" calcext:value-type="float">
            <text:p>698,971</text:p>
          </table:table-cell>
          <table:table-cell office:value-type="float" office:value="0" calcext:value-type="float">
            <text:p>0</text:p>
          </table:table-cell>
          <table:table-cell office:value-type="float" office:value="236325" calcext:value-type="float">
            <text:p>236,3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16];&quot;,&quot;;[.E316];&quot;,&quot;;[.F316];&quot;,&quot;;[.G316];&quot;,&quot;;[.H316];&quot;,&quot;;[.I316];&quot;,&quot;;[.J316];&quot;,&quot;;[.K316];&quot;,&quot;;[.L316];&quot;,&quot;;[.M316];&quot;,&quot;;[.N316];&quot;,&quot;;[.P316];&quot;,&quot;;[.Q316];&quot;,&quot;;[.S316];&quot;,&quot;;[.T316];&quot;,&quot;;[.U316];&quot;,&quot;;[.V316];&quot;,&quot;;[.W316];&quot;,&quot;;[.X31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4,278429,185136,1580450,82921,818338,434956,108724,205807,694887,324847,288310,128280,5131086,310678,698971,0,2363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4,278429,185136,1580450,82921,818338,434956,108724,205807,694887,324847,288310,128280,5131086,310678,698971,0,2363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LENCOE-SILVER LAKE SCHOOL DISTRICT</text:p>
          </table:table-cell>
          <table:table-cell office:value-type="float" office:value="2859" calcext:value-type="float">
            <text:p>2859</text:p>
          </table:table-cell>
          <table:table-cell table:formula="of:=VLOOKUP([.B317];[$Sheet2.A310:.C866];2)" office:value-type="float" office:value="325" calcext:value-type="float">
            <text:p>325</text:p>
          </table:table-cell>
          <table:table-cell office:value-type="float" office:value="1464" calcext:value-type="float">
            <text:p>1,464</text:p>
          </table:table-cell>
          <table:table-cell office:value-type="float" office:value="680842" calcext:value-type="float">
            <text:p>680,842</text:p>
          </table:table-cell>
          <table:table-cell office:value-type="float" office:value="629387" calcext:value-type="float">
            <text:p>629,387</text:p>
          </table:table-cell>
          <table:table-cell office:value-type="float" office:value="7930977" calcext:value-type="float">
            <text:p>7,930,977</text:p>
          </table:table-cell>
          <table:table-cell office:value-type="float" office:value="272935" calcext:value-type="float">
            <text:p>272,935</text:p>
          </table:table-cell>
          <table:table-cell office:value-type="float" office:value="3915781" calcext:value-type="float">
            <text:p>3,915,781</text:p>
          </table:table-cell>
          <table:table-cell office:value-type="float" office:value="1137666" calcext:value-type="float">
            <text:p>1,137,666</text:p>
          </table:table-cell>
          <table:table-cell office:value-type="float" office:value="1241885" calcext:value-type="float">
            <text:p>1,241,885</text:p>
          </table:table-cell>
          <table:table-cell office:value-type="float" office:value="460844" calcext:value-type="float">
            <text:p>460,844</text:p>
          </table:table-cell>
          <table:table-cell office:value-type="float" office:value="1668513" calcext:value-type="float">
            <text:p>1,668,513</text:p>
          </table:table-cell>
          <table:table-cell office:value-type="float" office:value="1351371" calcext:value-type="float">
            <text:p>1,351,371</text:p>
          </table:table-cell>
          <table:table-cell office:value-type="float" office:value="19290201" calcext:value-type="float">
            <text:p>19,290,201</text:p>
          </table:table-cell>
          <table:table-cell office:value-type="float" office:value="766307" calcext:value-type="float">
            <text:p>766,307</text:p>
          </table:table-cell>
          <table:table-cell office:value-type="float" office:value="748477" calcext:value-type="float">
            <text:p>748,477</text:p>
          </table:table-cell>
          <table:table-cell office:value-type="float" office:value="1514783" calcext:value-type="float">
            <text:p>1,514,783</text:p>
          </table:table-cell>
          <table:table-cell office:value-type="float" office:value="20804985" calcext:value-type="float">
            <text:p>20,804,985</text:p>
          </table:table-cell>
          <table:table-cell office:value-type="float" office:value="1232139" calcext:value-type="float">
            <text:p>1,232,139</text:p>
          </table:table-cell>
          <table:table-cell office:value-type="float" office:value="981384" calcext:value-type="float">
            <text:p>981,384</text:p>
          </table:table-cell>
          <table:table-cell office:value-type="float" office:value="0" calcext:value-type="float">
            <text:p>0</text:p>
          </table:table-cell>
          <table:table-cell office:value-type="float" office:value="1539038" calcext:value-type="float">
            <text:p>1,539,03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17];&quot;,&quot;;[.E317];&quot;,&quot;;[.F317];&quot;,&quot;;[.G317];&quot;,&quot;;[.H317];&quot;,&quot;;[.I317];&quot;,&quot;;[.J317];&quot;,&quot;;[.K317];&quot;,&quot;;[.L317];&quot;,&quot;;[.M317];&quot;,&quot;;[.N317];&quot;,&quot;;[.P317];&quot;,&quot;;[.Q317];&quot;,&quot;;[.S317];&quot;,&quot;;[.T317];&quot;,&quot;;[.U317];&quot;,&quot;;[.V317];&quot;,&quot;;[.W317];&quot;,&quot;;[.X31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5,680842,629387,7930977,272935,3915781,1137666,1241885,460844,1668513,1351371,766307,748477,20804985,1232139,981384,0,153903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5,680842,629387,7930977,272935,3915781,1137666,1241885,460844,1668513,1351371,766307,748477,20804985,1232139,981384,0,153903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LUE EARTH AREA PUBLIC SCHOOL</text:p>
          </table:table-cell>
          <table:table-cell office:value-type="float" office:value="2860" calcext:value-type="float">
            <text:p>2860</text:p>
          </table:table-cell>
          <table:table-cell table:formula="of:=VLOOKUP([.B318];[$Sheet2.A311:.C867];2)" office:value-type="float" office:value="326" calcext:value-type="float">
            <text:p>326</text:p>
          </table:table-cell>
          <table:table-cell office:value-type="float" office:value="1087" calcext:value-type="float">
            <text:p>1,087</text:p>
          </table:table-cell>
          <table:table-cell office:value-type="float" office:value="796780" calcext:value-type="float">
            <text:p>796,780</text:p>
          </table:table-cell>
          <table:table-cell office:value-type="float" office:value="620658" calcext:value-type="float">
            <text:p>620,658</text:p>
          </table:table-cell>
          <table:table-cell office:value-type="float" office:value="4549335" calcext:value-type="float">
            <text:p>4,549,335</text:p>
          </table:table-cell>
          <table:table-cell office:value-type="float" office:value="288625" calcext:value-type="float">
            <text:p>288,625</text:p>
          </table:table-cell>
          <table:table-cell office:value-type="float" office:value="2057709" calcext:value-type="float">
            <text:p>2,057,709</text:p>
          </table:table-cell>
          <table:table-cell office:value-type="float" office:value="591205" calcext:value-type="float">
            <text:p>591,205</text:p>
          </table:table-cell>
          <table:table-cell office:value-type="float" office:value="954983" calcext:value-type="float">
            <text:p>954,983</text:p>
          </table:table-cell>
          <table:table-cell office:value-type="float" office:value="516094" calcext:value-type="float">
            <text:p>516,094</text:p>
          </table:table-cell>
          <table:table-cell office:value-type="float" office:value="1112723" calcext:value-type="float">
            <text:p>1,112,723</text:p>
          </table:table-cell>
          <table:table-cell office:value-type="float" office:value="607818" calcext:value-type="float">
            <text:p>607,818</text:p>
          </table:table-cell>
          <table:table-cell office:value-type="float" office:value="12095927" calcext:value-type="float">
            <text:p>12,095,927</text:p>
          </table:table-cell>
          <table:table-cell office:value-type="float" office:value="937332" calcext:value-type="float">
            <text:p>937,332</text:p>
          </table:table-cell>
          <table:table-cell office:value-type="float" office:value="30950" calcext:value-type="float">
            <text:p>30,950</text:p>
          </table:table-cell>
          <table:table-cell office:value-type="float" office:value="968282" calcext:value-type="float">
            <text:p>968,282</text:p>
          </table:table-cell>
          <table:table-cell office:value-type="float" office:value="13064210" calcext:value-type="float">
            <text:p>13,064,210</text:p>
          </table:table-cell>
          <table:table-cell office:value-type="float" office:value="836203" calcext:value-type="float">
            <text:p>836,203</text:p>
          </table:table-cell>
          <table:table-cell office:value-type="float" office:value="1077265" calcext:value-type="float">
            <text:p>1,077,265</text:p>
          </table:table-cell>
          <table:table-cell office:value-type="float" office:value="0" calcext:value-type="float">
            <text:p>0</text:p>
          </table:table-cell>
          <table:table-cell office:value-type="float" office:value="650250" calcext:value-type="float">
            <text:p>650,25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18];&quot;,&quot;;[.E318];&quot;,&quot;;[.F318];&quot;,&quot;;[.G318];&quot;,&quot;;[.H318];&quot;,&quot;;[.I318];&quot;,&quot;;[.J318];&quot;,&quot;;[.K318];&quot;,&quot;;[.L318];&quot;,&quot;;[.M318];&quot;,&quot;;[.N318];&quot;,&quot;;[.P318];&quot;,&quot;;[.Q318];&quot;,&quot;;[.S318];&quot;,&quot;;[.T318];&quot;,&quot;;[.U318];&quot;,&quot;;[.V318];&quot;,&quot;;[.W318];&quot;,&quot;;[.X31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6,796780,620658,4549335,288625,2057709,591205,954983,516094,1112723,607818,937332,30950,13064210,836203,1077265,0,65025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6,796780,620658,4549335,288625,2057709,591205,954983,516094,1112723,607818,937332,30950,13064210,836203,1077265,0,65025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ED ROCK CENTRAL SCHOOL DISTRICT</text:p>
          </table:table-cell>
          <table:table-cell office:value-type="float" office:value="2884" calcext:value-type="float">
            <text:p>2884</text:p>
          </table:table-cell>
          <table:table-cell table:formula="of:=VLOOKUP([.B319];[$Sheet2.A312:.C868];2)" office:value-type="float" office:value="327" calcext:value-type="float">
            <text:p>327</text:p>
          </table:table-cell>
          <table:table-cell office:value-type="float" office:value="388" calcext:value-type="float">
            <text:p>388</text:p>
          </table:table-cell>
          <table:table-cell office:value-type="float" office:value="467756" calcext:value-type="float">
            <text:p>467,756</text:p>
          </table:table-cell>
          <table:table-cell office:value-type="float" office:value="277070" calcext:value-type="float">
            <text:p>277,070</text:p>
          </table:table-cell>
          <table:table-cell office:value-type="float" office:value="2944667" calcext:value-type="float">
            <text:p>2,944,667</text:p>
          </table:table-cell>
          <table:table-cell office:value-type="float" office:value="253314" calcext:value-type="float">
            <text:p>253,314</text:p>
          </table:table-cell>
          <table:table-cell office:value-type="float" office:value="526128" calcext:value-type="float">
            <text:p>526,128</text:p>
          </table:table-cell>
          <table:table-cell office:value-type="float" office:value="339403" calcext:value-type="float">
            <text:p>339,403</text:p>
          </table:table-cell>
          <table:table-cell office:value-type="float" office:value="487148" calcext:value-type="float">
            <text:p>487,148</text:p>
          </table:table-cell>
          <table:table-cell office:value-type="float" office:value="124481" calcext:value-type="float">
            <text:p>124,481</text:p>
          </table:table-cell>
          <table:table-cell office:value-type="float" office:value="403087" calcext:value-type="float">
            <text:p>403,087</text:p>
          </table:table-cell>
          <table:table-cell office:value-type="float" office:value="358395" calcext:value-type="float">
            <text:p>358,395</text:p>
          </table:table-cell>
          <table:table-cell office:value-type="float" office:value="6181451" calcext:value-type="float">
            <text:p>6,181,451</text:p>
          </table:table-cell>
          <table:table-cell office:value-type="float" office:value="79973" calcext:value-type="float">
            <text:p>79,973</text:p>
          </table:table-cell>
          <table:table-cell office:value-type="float" office:value="51508" calcext:value-type="float">
            <text:p>51,508</text:p>
          </table:table-cell>
          <table:table-cell office:value-type="float" office:value="131481" calcext:value-type="float">
            <text:p>131,481</text:p>
          </table:table-cell>
          <table:table-cell office:value-type="float" office:value="6312933" calcext:value-type="float">
            <text:p>6,312,933</text:p>
          </table:table-cell>
          <table:table-cell office:value-type="float" office:value="277028" calcext:value-type="float">
            <text:p>277,028</text:p>
          </table:table-cell>
          <table:table-cell office:value-type="float" office:value="92486" calcext:value-type="float">
            <text:p>92,486</text:p>
          </table:table-cell>
          <table:table-cell office:value-type="float" office:value="2063177" calcext:value-type="float">
            <text:p>2,063,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[.$Z$3];[.$Y$3];[.C319];&quot;,&quot;;[.E319];&quot;,&quot;;[.F319];&quot;,&quot;;[.G319];&quot;,&quot;;[.H319];&quot;,&quot;;[.I319];&quot;,&quot;;[.J319];&quot;,&quot;;[.K319];&quot;,&quot;;[.L319];&quot;,&quot;;[.M319];&quot;,&quot;;[.N319];&quot;,&quot;;[.P319];&quot;,&quot;;[.Q319];&quot;,&quot;;[.S319];&quot;,&quot;;[.T319];&quot;,&quot;;[.U319];&quot;,&quot;;[.V319];&quot;,&quot;;[.W319];&quot;,&quot;;[.X31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7,467756,277070,2944667,253314,526128,339403,487148,124481,403087,358395,79973,51508,6312933,277028,92486,2063177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7,467756,277070,2944667,253314,526128,339403,487148,124481,403087,358395,79973,51508,6312933,277028,92486,2063177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LENVILLE-EMMONS SCHOOL DISTRICT</text:p>
          </table:table-cell>
          <table:table-cell office:value-type="float" office:value="2886" calcext:value-type="float">
            <text:p>2886</text:p>
          </table:table-cell>
          <table:table-cell table:formula="of:=VLOOKUP([.B320];[$Sheet2.A313:.C869];2)" office:value-type="float" office:value="328" calcext:value-type="float">
            <text:p>328</text:p>
          </table:table-cell>
          <table:table-cell office:value-type="float" office:value="257" calcext:value-type="float">
            <text:p>257</text:p>
          </table:table-cell>
          <table:table-cell office:value-type="float" office:value="215853" calcext:value-type="float">
            <text:p>215,853</text:p>
          </table:table-cell>
          <table:table-cell office:value-type="float" office:value="212015" calcext:value-type="float">
            <text:p>212,015</text:p>
          </table:table-cell>
          <table:table-cell office:value-type="float" office:value="1870453" calcext:value-type="float">
            <text:p>1,870,453</text:p>
          </table:table-cell>
          <table:table-cell office:value-type="float" office:value="92232" calcext:value-type="float">
            <text:p>92,232</text:p>
          </table:table-cell>
          <table:table-cell office:value-type="float" office:value="569195" calcext:value-type="float">
            <text:p>569,195</text:p>
          </table:table-cell>
          <table:table-cell office:value-type="float" office:value="256073" calcext:value-type="float">
            <text:p>256,073</text:p>
          </table:table-cell>
          <table:table-cell office:value-type="float" office:value="49527" calcext:value-type="float">
            <text:p>49,527</text:p>
          </table:table-cell>
          <table:table-cell office:value-type="float" office:value="4958" calcext:value-type="float">
            <text:p>4,958</text:p>
          </table:table-cell>
          <table:table-cell office:value-type="float" office:value="437479" calcext:value-type="float">
            <text:p>437,479</text:p>
          </table:table-cell>
          <table:table-cell office:value-type="float" office:value="169279" calcext:value-type="float">
            <text:p>169,279</text:p>
          </table:table-cell>
          <table:table-cell office:value-type="float" office:value="3877063" calcext:value-type="float">
            <text:p>3,877,063</text:p>
          </table:table-cell>
          <table:table-cell office:value-type="float" office:value="60569" calcext:value-type="float">
            <text:p>60,569</text:p>
          </table:table-cell>
          <table:table-cell office:value-type="float" office:value="34444" calcext:value-type="float">
            <text:p>34,444</text:p>
          </table:table-cell>
          <table:table-cell office:value-type="float" office:value="95013" calcext:value-type="float">
            <text:p>95,013</text:p>
          </table:table-cell>
          <table:table-cell office:value-type="float" office:value="3972076" calcext:value-type="float">
            <text:p>3,972,076</text:p>
          </table:table-cell>
          <table:table-cell office:value-type="float" office:value="193383" calcext:value-type="float">
            <text:p>193,383</text:p>
          </table:table-cell>
          <table:table-cell office:value-type="float" office:value="62258" calcext:value-type="float">
            <text:p>62,2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20];&quot;,&quot;;[.E320];&quot;,&quot;;[.F320];&quot;,&quot;;[.G320];&quot;,&quot;;[.H320];&quot;,&quot;;[.I320];&quot;,&quot;;[.J320];&quot;,&quot;;[.K320];&quot;,&quot;;[.L320];&quot;,&quot;;[.M320];&quot;,&quot;;[.N320];&quot;,&quot;;[.P320];&quot;,&quot;;[.Q320];&quot;,&quot;;[.S320];&quot;,&quot;;[.T320];&quot;,&quot;;[.U320];&quot;,&quot;;[.V320];&quot;,&quot;;[.W320];&quot;,&quot;;[.X32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8,215853,212015,1870453,92232,569195,256073,49527,4958,437479,169279,60569,34444,3972076,193383,62258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8,215853,212015,1870453,92232,569195,256073,49527,4958,437479,169279,60569,34444,3972076,193383,62258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LINTON-GRACEVILLE-BEARDSLEY</text:p>
          </table:table-cell>
          <table:table-cell office:value-type="float" office:value="2888" calcext:value-type="float">
            <text:p>2888</text:p>
          </table:table-cell>
          <table:table-cell table:formula="of:=VLOOKUP([.B321];[$Sheet2.A314:.C870];2)" office:value-type="float" office:value="329" calcext:value-type="float">
            <text:p>329</text:p>
          </table:table-cell>
          <table:table-cell office:value-type="float" office:value="306" calcext:value-type="float">
            <text:p>306</text:p>
          </table:table-cell>
          <table:table-cell office:value-type="float" office:value="302555" calcext:value-type="float">
            <text:p>302,555</text:p>
          </table:table-cell>
          <table:table-cell office:value-type="float" office:value="179043" calcext:value-type="float">
            <text:p>179,043</text:p>
          </table:table-cell>
          <table:table-cell office:value-type="float" office:value="1992990" calcext:value-type="float">
            <text:p>1,992,990</text:p>
          </table:table-cell>
          <table:table-cell office:value-type="float" office:value="72806" calcext:value-type="float">
            <text:p>72,806</text:p>
          </table:table-cell>
          <table:table-cell office:value-type="float" office:value="601904" calcext:value-type="float">
            <text:p>601,904</text:p>
          </table:table-cell>
          <table:table-cell office:value-type="float" office:value="272338" calcext:value-type="float">
            <text:p>272,338</text:p>
          </table:table-cell>
          <table:table-cell office:value-type="float" office:value="38907" calcext:value-type="float">
            <text:p>38,907</text:p>
          </table:table-cell>
          <table:table-cell office:value-type="float" office:value="317334" calcext:value-type="float">
            <text:p>317,334</text:p>
          </table:table-cell>
          <table:table-cell office:value-type="float" office:value="509975" calcext:value-type="float">
            <text:p>509,975</text:p>
          </table:table-cell>
          <table:table-cell office:value-type="float" office:value="598063" calcext:value-type="float">
            <text:p>598,063</text:p>
          </table:table-cell>
          <table:table-cell office:value-type="float" office:value="4885915" calcext:value-type="float">
            <text:p>4,885,915</text:p>
          </table:table-cell>
          <table:table-cell office:value-type="float" office:value="375065" calcext:value-type="float">
            <text:p>375,065</text:p>
          </table:table-cell>
          <table:table-cell office:value-type="float" office:value="25036" calcext:value-type="float">
            <text:p>25,036</text:p>
          </table:table-cell>
          <table:table-cell office:value-type="float" office:value="400101" calcext:value-type="float">
            <text:p>400,101</text:p>
          </table:table-cell>
          <table:table-cell office:value-type="float" office:value="5286016" calcext:value-type="float">
            <text:p>5,286,016</text:p>
          </table:table-cell>
          <table:table-cell office:value-type="float" office:value="253020" calcext:value-type="float">
            <text:p>253,020</text:p>
          </table:table-cell>
          <table:table-cell office:value-type="float" office:value="38400" calcext:value-type="float">
            <text:p>38,400</text:p>
          </table:table-cell>
          <table:table-cell office:value-type="float" office:value="750915" calcext:value-type="float">
            <text:p>750,9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[.$Z$3];[.$Y$3];[.C321];&quot;,&quot;;[.E321];&quot;,&quot;;[.F321];&quot;,&quot;;[.G321];&quot;,&quot;;[.H321];&quot;,&quot;;[.I321];&quot;,&quot;;[.J321];&quot;,&quot;;[.K321];&quot;,&quot;;[.L321];&quot;,&quot;;[.M321];&quot;,&quot;;[.N321];&quot;,&quot;;[.P321];&quot;,&quot;;[.Q321];&quot;,&quot;;[.S321];&quot;,&quot;;[.T321];&quot;,&quot;;[.U321];&quot;,&quot;;[.V321];&quot;,&quot;;[.W321];&quot;,&quot;;[.X32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9,302555,179043,1992990,72806,601904,272338,38907,317334,509975,598063,375065,25036,5286016,253020,38400,750915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29,302555,179043,1992990,72806,601904,272338,38907,317334,509975,598063,375065,25036,5286016,253020,38400,750915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KE PARK AUDUBON SCHOOL DISTRICT</text:p>
          </table:table-cell>
          <table:table-cell office:value-type="float" office:value="2889" calcext:value-type="float">
            <text:p>2889</text:p>
          </table:table-cell>
          <table:table-cell table:formula="of:=VLOOKUP([.B322];[$Sheet2.A315:.C871];2)" office:value-type="float" office:value="330" calcext:value-type="float">
            <text:p>330</text:p>
          </table:table-cell>
          <table:table-cell office:value-type="float" office:value="740" calcext:value-type="float">
            <text:p>740</text:p>
          </table:table-cell>
          <table:table-cell office:value-type="float" office:value="529647" calcext:value-type="float">
            <text:p>529,647</text:p>
          </table:table-cell>
          <table:table-cell office:value-type="float" office:value="360033" calcext:value-type="float">
            <text:p>360,033</text:p>
          </table:table-cell>
          <table:table-cell office:value-type="float" office:value="3197001" calcext:value-type="float">
            <text:p>3,197,001</text:p>
          </table:table-cell>
          <table:table-cell office:value-type="float" office:value="201976" calcext:value-type="float">
            <text:p>201,976</text:p>
          </table:table-cell>
          <table:table-cell office:value-type="float" office:value="1440576" calcext:value-type="float">
            <text:p>1,440,576</text:p>
          </table:table-cell>
          <table:table-cell office:value-type="float" office:value="475231" calcext:value-type="float">
            <text:p>475,231</text:p>
          </table:table-cell>
          <table:table-cell office:value-type="float" office:value="470728" calcext:value-type="float">
            <text:p>470,728</text:p>
          </table:table-cell>
          <table:table-cell office:value-type="float" office:value="286209" calcext:value-type="float">
            <text:p>286,209</text:p>
          </table:table-cell>
          <table:table-cell office:value-type="float" office:value="852973" calcext:value-type="float">
            <text:p>852,973</text:p>
          </table:table-cell>
          <table:table-cell office:value-type="float" office:value="724354" calcext:value-type="float">
            <text:p>724,354</text:p>
          </table:table-cell>
          <table:table-cell office:value-type="float" office:value="8538727" calcext:value-type="float">
            <text:p>8,538,727</text:p>
          </table:table-cell>
          <table:table-cell office:value-type="float" office:value="490052" calcext:value-type="float">
            <text:p>490,052</text:p>
          </table:table-cell>
          <table:table-cell office:value-type="float" office:value="110232" calcext:value-type="float">
            <text:p>110,232</text:p>
          </table:table-cell>
          <table:table-cell office:value-type="float" office:value="600284" calcext:value-type="float">
            <text:p>600,284</text:p>
          </table:table-cell>
          <table:table-cell office:value-type="float" office:value="9139011" calcext:value-type="float">
            <text:p>9,139,011</text:p>
          </table:table-cell>
          <table:table-cell office:value-type="float" office:value="616717" calcext:value-type="float">
            <text:p>616,717</text:p>
          </table:table-cell>
          <table:table-cell office:value-type="float" office:value="374041" calcext:value-type="float">
            <text:p>374,041</text:p>
          </table:table-cell>
          <table:table-cell office:value-type="float" office:value="2024493" calcext:value-type="float">
            <text:p>2,024,493</text:p>
          </table:table-cell>
          <table:table-cell office:value-type="float" office:value="1720225" calcext:value-type="float">
            <text:p>1,720,22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22];&quot;,&quot;;[.E322];&quot;,&quot;;[.F322];&quot;,&quot;;[.G322];&quot;,&quot;;[.H322];&quot;,&quot;;[.I322];&quot;,&quot;;[.J322];&quot;,&quot;;[.K322];&quot;,&quot;;[.L322];&quot;,&quot;;[.M322];&quot;,&quot;;[.N322];&quot;,&quot;;[.P322];&quot;,&quot;;[.Q322];&quot;,&quot;;[.S322];&quot;,&quot;;[.T322];&quot;,&quot;;[.U322];&quot;,&quot;;[.V322];&quot;,&quot;;[.W322];&quot;,&quot;;[.X32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0,529647,360033,3197001,201976,1440576,475231,470728,286209,852973,724354,490052,110232,9139011,616717,374041,2024493,1720225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0,529647,360033,3197001,201976,1440576,475231,470728,286209,852973,724354,490052,110232,9139011,616717,374041,2024493,1720225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enville County West Schools</text:p>
          </table:table-cell>
          <table:table-cell office:value-type="float" office:value="2890" calcext:value-type="float">
            <text:p>2890</text:p>
          </table:table-cell>
          <table:table-cell table:formula="of:=VLOOKUP([.B323];[$Sheet2.A316:.C872];2)" office:value-type="float" office:value="331" calcext:value-type="float">
            <text:p>331</text:p>
          </table:table-cell>
          <table:table-cell office:value-type="float" office:value="547" calcext:value-type="float">
            <text:p>547</text:p>
          </table:table-cell>
          <table:table-cell office:value-type="float" office:value="542929" calcext:value-type="float">
            <text:p>542,929</text:p>
          </table:table-cell>
          <table:table-cell office:value-type="float" office:value="250449" calcext:value-type="float">
            <text:p>250,449</text:p>
          </table:table-cell>
          <table:table-cell office:value-type="float" office:value="3241243" calcext:value-type="float">
            <text:p>3,241,243</text:p>
          </table:table-cell>
          <table:table-cell office:value-type="float" office:value="106773" calcext:value-type="float">
            <text:p>106,773</text:p>
          </table:table-cell>
          <table:table-cell office:value-type="float" office:value="1194638" calcext:value-type="float">
            <text:p>1,194,638</text:p>
          </table:table-cell>
          <table:table-cell office:value-type="float" office:value="444741" calcext:value-type="float">
            <text:p>444,741</text:p>
          </table:table-cell>
          <table:table-cell office:value-type="float" office:value="119759" calcext:value-type="float">
            <text:p>119,759</text:p>
          </table:table-cell>
          <table:table-cell office:value-type="float" office:value="222117" calcext:value-type="float">
            <text:p>222,117</text:p>
          </table:table-cell>
          <table:table-cell office:value-type="float" office:value="659596" calcext:value-type="float">
            <text:p>659,596</text:p>
          </table:table-cell>
          <table:table-cell office:value-type="float" office:value="350345" calcext:value-type="float">
            <text:p>350,345</text:p>
          </table:table-cell>
          <table:table-cell office:value-type="float" office:value="7132589" calcext:value-type="float">
            <text:p>7,132,589</text:p>
          </table:table-cell>
          <table:table-cell office:value-type="float" office:value="728612" calcext:value-type="float">
            <text:p>728,612</text:p>
          </table:table-cell>
          <table:table-cell office:value-type="float" office:value="154233" calcext:value-type="float">
            <text:p>154,233</text:p>
          </table:table-cell>
          <table:table-cell office:value-type="float" office:value="882845" calcext:value-type="float">
            <text:p>882,845</text:p>
          </table:table-cell>
          <table:table-cell office:value-type="float" office:value="8015434" calcext:value-type="float">
            <text:p>8,015,434</text:p>
          </table:table-cell>
          <table:table-cell office:value-type="float" office:value="403373" calcext:value-type="float">
            <text:p>403,373</text:p>
          </table:table-cell>
          <table:table-cell office:value-type="float" office:value="240575" calcext:value-type="float">
            <text:p>240,575</text:p>
          </table:table-cell>
          <table:table-cell office:value-type="float" office:value="0" calcext:value-type="float">
            <text:p>0</text:p>
          </table:table-cell>
          <table:table-cell office:value-type="float" office:value="763289" calcext:value-type="float">
            <text:p>763,289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23];&quot;,&quot;;[.E323];&quot;,&quot;;[.F323];&quot;,&quot;;[.G323];&quot;,&quot;;[.H323];&quot;,&quot;;[.I323];&quot;,&quot;;[.J323];&quot;,&quot;;[.K323];&quot;,&quot;;[.L323];&quot;,&quot;;[.M323];&quot;,&quot;;[.N323];&quot;,&quot;;[.P323];&quot;,&quot;;[.Q323];&quot;,&quot;;[.S323];&quot;,&quot;;[.T323];&quot;,&quot;;[.U323];&quot;,&quot;;[.V323];&quot;,&quot;;[.W323];&quot;,&quot;;[.X32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1,542929,250449,3241243,106773,1194638,444741,119759,222117,659596,350345,728612,154233,8015434,403373,240575,0,763289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1,542929,250449,3241243,106773,1194638,444741,119759,222117,659596,350345,728612,154233,8015434,403373,240575,0,763289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JACKSON COUNTY CENTRAL SCHOOL DIST.</text:p>
          </table:table-cell>
          <table:table-cell office:value-type="float" office:value="2895" calcext:value-type="float">
            <text:p>2895</text:p>
          </table:table-cell>
          <table:table-cell table:formula="of:=VLOOKUP([.B324];[$Sheet2.A317:.C873];2)" office:value-type="float" office:value="332" calcext:value-type="float">
            <text:p>332</text:p>
          </table:table-cell>
          <table:table-cell office:value-type="float" office:value="1147" calcext:value-type="float">
            <text:p>1,147</text:p>
          </table:table-cell>
          <table:table-cell office:value-type="float" office:value="759368" calcext:value-type="float">
            <text:p>759,368</text:p>
          </table:table-cell>
          <table:table-cell office:value-type="float" office:value="702208" calcext:value-type="float">
            <text:p>702,208</text:p>
          </table:table-cell>
          <table:table-cell office:value-type="float" office:value="6423376" calcext:value-type="float">
            <text:p>6,423,376</text:p>
          </table:table-cell>
          <table:table-cell office:value-type="float" office:value="263359" calcext:value-type="float">
            <text:p>263,359</text:p>
          </table:table-cell>
          <table:table-cell office:value-type="float" office:value="2357881" calcext:value-type="float">
            <text:p>2,357,881</text:p>
          </table:table-cell>
          <table:table-cell office:value-type="float" office:value="778429" calcext:value-type="float">
            <text:p>778,429</text:p>
          </table:table-cell>
          <table:table-cell office:value-type="float" office:value="522025" calcext:value-type="float">
            <text:p>522,025</text:p>
          </table:table-cell>
          <table:table-cell office:value-type="float" office:value="533426" calcext:value-type="float">
            <text:p>533,426</text:p>
          </table:table-cell>
          <table:table-cell office:value-type="float" office:value="1277303" calcext:value-type="float">
            <text:p>1,277,303</text:p>
          </table:table-cell>
          <table:table-cell office:value-type="float" office:value="891683" calcext:value-type="float">
            <text:p>891,683</text:p>
          </table:table-cell>
          <table:table-cell office:value-type="float" office:value="14509059" calcext:value-type="float">
            <text:p>14,509,059</text:p>
          </table:table-cell>
          <table:table-cell office:value-type="float" office:value="364605" calcext:value-type="float">
            <text:p>364,605</text:p>
          </table:table-cell>
          <table:table-cell office:value-type="float" office:value="257480" calcext:value-type="float">
            <text:p>257,480</text:p>
          </table:table-cell>
          <table:table-cell office:value-type="float" office:value="622086" calcext:value-type="float">
            <text:p>622,086</text:p>
          </table:table-cell>
          <table:table-cell office:value-type="float" office:value="15131143" calcext:value-type="float">
            <text:p>15,131,143</text:p>
          </table:table-cell>
          <table:table-cell office:value-type="float" office:value="956853" calcext:value-type="float">
            <text:p>956,853</text:p>
          </table:table-cell>
          <table:table-cell office:value-type="float" office:value="883630" calcext:value-type="float">
            <text:p>883,630</text:p>
          </table:table-cell>
          <table:table-cell office:value-type="float" office:value="18398809" calcext:value-type="float">
            <text:p>18,398,809</text:p>
          </table:table-cell>
          <table:table-cell office:value-type="float" office:value="2377988" calcext:value-type="float">
            <text:p>2,377,98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24];&quot;,&quot;;[.E324];&quot;,&quot;;[.F324];&quot;,&quot;;[.G324];&quot;,&quot;;[.H324];&quot;,&quot;;[.I324];&quot;,&quot;;[.J324];&quot;,&quot;;[.K324];&quot;,&quot;;[.L324];&quot;,&quot;;[.M324];&quot;,&quot;;[.N324];&quot;,&quot;;[.P324];&quot;,&quot;;[.Q324];&quot;,&quot;;[.S324];&quot;,&quot;;[.T324];&quot;,&quot;;[.U324];&quot;,&quot;;[.V324];&quot;,&quot;;[.W324];&quot;,&quot;;[.X32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2,759368,702208,6423376,263359,2357881,778429,522025,533426,1277303,891683,364605,257480,15131143,956853,883630,18398809,237798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2,759368,702208,6423376,263359,2357881,778429,522025,533426,1277303,891683,364605,257480,15131143,956853,883630,18398809,237798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EDWOOD AREA SCHOOL DISTRICT</text:p>
          </table:table-cell>
          <table:table-cell office:value-type="float" office:value="2897" calcext:value-type="float">
            <text:p>2897</text:p>
          </table:table-cell>
          <table:table-cell table:formula="of:=VLOOKUP([.B325];[$Sheet2.A318:.C874];2)" office:value-type="float" office:value="333" calcext:value-type="float">
            <text:p>333</text:p>
          </table:table-cell>
          <table:table-cell office:value-type="float" office:value="1084" calcext:value-type="float">
            <text:p>1,084</text:p>
          </table:table-cell>
          <table:table-cell office:value-type="float" office:value="1219307" calcext:value-type="float">
            <text:p>1,219,307</text:p>
          </table:table-cell>
          <table:table-cell office:value-type="float" office:value="568911" calcext:value-type="float">
            <text:p>568,911</text:p>
          </table:table-cell>
          <table:table-cell office:value-type="float" office:value="6186820" calcext:value-type="float">
            <text:p>6,186,820</text:p>
          </table:table-cell>
          <table:table-cell office:value-type="float" office:value="333670" calcext:value-type="float">
            <text:p>333,670</text:p>
          </table:table-cell>
          <table:table-cell office:value-type="float" office:value="2332981" calcext:value-type="float">
            <text:p>2,332,981</text:p>
          </table:table-cell>
          <table:table-cell office:value-type="float" office:value="582904" calcext:value-type="float">
            <text:p>582,904</text:p>
          </table:table-cell>
          <table:table-cell office:value-type="float" office:value="741494" calcext:value-type="float">
            <text:p>741,494</text:p>
          </table:table-cell>
          <table:table-cell office:value-type="float" office:value="718850" calcext:value-type="float">
            <text:p>718,850</text:p>
          </table:table-cell>
          <table:table-cell office:value-type="float" office:value="1431782" calcext:value-type="float">
            <text:p>1,431,782</text:p>
          </table:table-cell>
          <table:table-cell office:value-type="float" office:value="1248495" calcext:value-type="float">
            <text:p>1,248,495</text:p>
          </table:table-cell>
          <table:table-cell office:value-type="float" office:value="15365215" calcext:value-type="float">
            <text:p>15,365,215</text:p>
          </table:table-cell>
          <table:table-cell office:value-type="float" office:value="684183" calcext:value-type="float">
            <text:p>684,183</text:p>
          </table:table-cell>
          <table:table-cell office:value-type="float" office:value="106006" calcext:value-type="float">
            <text:p>106,006</text:p>
          </table:table-cell>
          <table:table-cell office:value-type="float" office:value="790189" calcext:value-type="float">
            <text:p>790,189</text:p>
          </table:table-cell>
          <table:table-cell office:value-type="float" office:value="16155404" calcext:value-type="float">
            <text:p>16,155,404</text:p>
          </table:table-cell>
          <table:table-cell office:value-type="float" office:value="967921" calcext:value-type="float">
            <text:p>967,921</text:p>
          </table:table-cell>
          <table:table-cell office:value-type="float" office:value="620347" calcext:value-type="float">
            <text:p>620,347</text:p>
          </table:table-cell>
          <table:table-cell office:value-type="float" office:value="408285" calcext:value-type="float">
            <text:p>408,285</text:p>
          </table:table-cell>
          <table:table-cell office:value-type="float" office:value="797413" calcext:value-type="float">
            <text:p>797,41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25];&quot;,&quot;;[.E325];&quot;,&quot;;[.F325];&quot;,&quot;;[.G325];&quot;,&quot;;[.H325];&quot;,&quot;;[.I325];&quot;,&quot;;[.J325];&quot;,&quot;;[.K325];&quot;,&quot;;[.L325];&quot;,&quot;;[.M325];&quot;,&quot;;[.N325];&quot;,&quot;;[.P325];&quot;,&quot;;[.Q325];&quot;,&quot;;[.S325];&quot;,&quot;;[.T325];&quot;,&quot;;[.U325];&quot;,&quot;;[.V325];&quot;,&quot;;[.W325];&quot;,&quot;;[.X32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3,1219307,568911,6186820,333670,2332981,582904,741494,718850,1431782,1248495,684183,106006,16155404,967921,620347,408285,79741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3,1219307,568911,6186820,333670,2332981,582904,741494,718850,1431782,1248495,684183,106006,16155404,967921,620347,408285,79741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ESTBROOK-WALNUT GROVE SCHOOLS</text:p>
          </table:table-cell>
          <table:table-cell office:value-type="float" office:value="2898" calcext:value-type="float">
            <text:p>2898</text:p>
          </table:table-cell>
          <table:table-cell table:formula="of:=VLOOKUP([.B326];[$Sheet2.A319:.C875];2)" office:value-type="float" office:value="334" calcext:value-type="float">
            <text:p>334</text:p>
          </table:table-cell>
          <table:table-cell office:value-type="float" office:value="423" calcext:value-type="float">
            <text:p>423</text:p>
          </table:table-cell>
          <table:table-cell office:value-type="float" office:value="456183" calcext:value-type="float">
            <text:p>456,183</text:p>
          </table:table-cell>
          <table:table-cell office:value-type="float" office:value="365075" calcext:value-type="float">
            <text:p>365,075</text:p>
          </table:table-cell>
          <table:table-cell office:value-type="float" office:value="2975998" calcext:value-type="float">
            <text:p>2,975,998</text:p>
          </table:table-cell>
          <table:table-cell office:value-type="float" office:value="112585" calcext:value-type="float">
            <text:p>112,585</text:p>
          </table:table-cell>
          <table:table-cell office:value-type="float" office:value="919685" calcext:value-type="float">
            <text:p>919,685</text:p>
          </table:table-cell>
          <table:table-cell office:value-type="float" office:value="471123" calcext:value-type="float">
            <text:p>471,123</text:p>
          </table:table-cell>
          <table:table-cell office:value-type="float" office:value="142707" calcext:value-type="float">
            <text:p>142,707</text:p>
          </table:table-cell>
          <table:table-cell office:value-type="float" office:value="130291" calcext:value-type="float">
            <text:p>130,291</text:p>
          </table:table-cell>
          <table:table-cell office:value-type="float" office:value="706267" calcext:value-type="float">
            <text:p>706,267</text:p>
          </table:table-cell>
          <table:table-cell office:value-type="float" office:value="335894" calcext:value-type="float">
            <text:p>335,894</text:p>
          </table:table-cell>
          <table:table-cell office:value-type="float" office:value="6615807" calcext:value-type="float">
            <text:p>6,615,807</text:p>
          </table:table-cell>
          <table:table-cell office:value-type="float" office:value="526219" calcext:value-type="float">
            <text:p>526,219</text:p>
          </table:table-cell>
          <table:table-cell office:value-type="float" office:value="91464" calcext:value-type="float">
            <text:p>91,464</text:p>
          </table:table-cell>
          <table:table-cell office:value-type="float" office:value="617683" calcext:value-type="float">
            <text:p>617,683</text:p>
          </table:table-cell>
          <table:table-cell office:value-type="float" office:value="7233491" calcext:value-type="float">
            <text:p>7,233,491</text:p>
          </table:table-cell>
          <table:table-cell office:value-type="float" office:value="462282" calcext:value-type="float">
            <text:p>462,282</text:p>
          </table:table-cell>
          <table:table-cell office:value-type="float" office:value="188668" calcext:value-type="float">
            <text:p>188,6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26];&quot;,&quot;;[.E326];&quot;,&quot;;[.F326];&quot;,&quot;;[.G326];&quot;,&quot;;[.H326];&quot;,&quot;;[.I326];&quot;,&quot;;[.J326];&quot;,&quot;;[.K326];&quot;,&quot;;[.L326];&quot;,&quot;;[.M326];&quot;,&quot;;[.N326];&quot;,&quot;;[.P326];&quot;,&quot;;[.Q326];&quot;,&quot;;[.S326];&quot;,&quot;;[.T326];&quot;,&quot;;[.U326];&quot;,&quot;;[.V326];&quot;,&quot;;[.W326];&quot;,&quot;;[.X32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4,456183,365075,2975998,112585,919685,471123,142707,130291,706267,335894,526219,91464,7233491,462282,188668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4,456183,365075,2975998,112585,919685,471123,142707,130291,706267,335894,526219,91464,7233491,462282,188668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LAINVIEW-ELGIN-MILLVILLE</text:p>
          </table:table-cell>
          <table:table-cell office:value-type="float" office:value="2899" calcext:value-type="float">
            <text:p>2899</text:p>
          </table:table-cell>
          <table:table-cell table:formula="of:=VLOOKUP([.B327];[$Sheet2.A320:.C876];2)" office:value-type="float" office:value="335" calcext:value-type="float">
            <text:p>335</text:p>
          </table:table-cell>
          <table:table-cell office:value-type="float" office:value="1458" calcext:value-type="float">
            <text:p>1,458</text:p>
          </table:table-cell>
          <table:table-cell office:value-type="float" office:value="652113" calcext:value-type="float">
            <text:p>652,113</text:p>
          </table:table-cell>
          <table:table-cell office:value-type="float" office:value="707114" calcext:value-type="float">
            <text:p>707,114</text:p>
          </table:table-cell>
          <table:table-cell office:value-type="float" office:value="7149429" calcext:value-type="float">
            <text:p>7,149,429</text:p>
          </table:table-cell>
          <table:table-cell office:value-type="float" office:value="313418" calcext:value-type="float">
            <text:p>313,418</text:p>
          </table:table-cell>
          <table:table-cell office:value-type="float" office:value="2131755" calcext:value-type="float">
            <text:p>2,131,755</text:p>
          </table:table-cell>
          <table:table-cell office:value-type="float" office:value="821984" calcext:value-type="float">
            <text:p>821,984</text:p>
          </table:table-cell>
          <table:table-cell office:value-type="float" office:value="795436" calcext:value-type="float">
            <text:p>795,436</text:p>
          </table:table-cell>
          <table:table-cell office:value-type="float" office:value="518377" calcext:value-type="float">
            <text:p>518,377</text:p>
          </table:table-cell>
          <table:table-cell office:value-type="float" office:value="1415628" calcext:value-type="float">
            <text:p>1,415,628</text:p>
          </table:table-cell>
          <table:table-cell office:value-type="float" office:value="1041276" calcext:value-type="float">
            <text:p>1,041,276</text:p>
          </table:table-cell>
          <table:table-cell office:value-type="float" office:value="15546531" calcext:value-type="float">
            <text:p>15,546,531</text:p>
          </table:table-cell>
          <table:table-cell office:value-type="float" office:value="1158513" calcext:value-type="float">
            <text:p>1,158,513</text:p>
          </table:table-cell>
          <table:table-cell office:value-type="float" office:value="299634" calcext:value-type="float">
            <text:p>299,634</text:p>
          </table:table-cell>
          <table:table-cell office:value-type="float" office:value="1458147" calcext:value-type="float">
            <text:p>1,458,147</text:p>
          </table:table-cell>
          <table:table-cell office:value-type="float" office:value="17004678" calcext:value-type="float">
            <text:p>17,004,678</text:p>
          </table:table-cell>
          <table:table-cell office:value-type="float" office:value="752427" calcext:value-type="float">
            <text:p>752,427</text:p>
          </table:table-cell>
          <table:table-cell office:value-type="float" office:value="638575" calcext:value-type="float">
            <text:p>638,575</text:p>
          </table:table-cell>
          <table:table-cell office:value-type="float" office:value="2695624" calcext:value-type="float">
            <text:p>2,695,624</text:p>
          </table:table-cell>
          <table:table-cell office:value-type="float" office:value="1546304" calcext:value-type="float">
            <text:p>1,546,30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27];&quot;,&quot;;[.E327];&quot;,&quot;;[.F327];&quot;,&quot;;[.G327];&quot;,&quot;;[.H327];&quot;,&quot;;[.I327];&quot;,&quot;;[.J327];&quot;,&quot;;[.K327];&quot;,&quot;;[.L327];&quot;,&quot;;[.M327];&quot;,&quot;;[.N327];&quot;,&quot;;[.P327];&quot;,&quot;;[.Q327];&quot;,&quot;;[.S327];&quot;,&quot;;[.T327];&quot;,&quot;;[.U327];&quot;,&quot;;[.V327];&quot;,&quot;;[.W327];&quot;,&quot;;[.X32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5,652113,707114,7149429,313418,2131755,821984,795436,518377,1415628,1041276,1158513,299634,17004678,752427,638575,2695624,154630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5,652113,707114,7149429,313418,2131755,821984,795436,518377,1415628,1041276,1158513,299634,17004678,752427,638575,2695624,154630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TR PUBLIC SCHOOLS</text:p>
          </table:table-cell>
          <table:table-cell office:value-type="float" office:value="2902" calcext:value-type="float">
            <text:p>2902</text:p>
          </table:table-cell>
          <table:table-cell table:formula="of:=VLOOKUP([.B328];[$Sheet2.A321:.C877];2)" office:value-type="float" office:value="336" calcext:value-type="float">
            <text:p>336</text:p>
          </table:table-cell>
          <table:table-cell office:value-type="float" office:value="608" calcext:value-type="float">
            <text:p>608</text:p>
          </table:table-cell>
          <table:table-cell office:value-type="float" office:value="517788" calcext:value-type="float">
            <text:p>517,788</text:p>
          </table:table-cell>
          <table:table-cell office:value-type="float" office:value="469078" calcext:value-type="float">
            <text:p>469,078</text:p>
          </table:table-cell>
          <table:table-cell office:value-type="float" office:value="3051470" calcext:value-type="float">
            <text:p>3,051,470</text:p>
          </table:table-cell>
          <table:table-cell office:value-type="float" office:value="166957" calcext:value-type="float">
            <text:p>166,957</text:p>
          </table:table-cell>
          <table:table-cell office:value-type="float" office:value="761339" calcext:value-type="float">
            <text:p>761,339</text:p>
          </table:table-cell>
          <table:table-cell office:value-type="float" office:value="417073" calcext:value-type="float">
            <text:p>417,073</text:p>
          </table:table-cell>
          <table:table-cell office:value-type="float" office:value="576637" calcext:value-type="float">
            <text:p>576,637</text:p>
          </table:table-cell>
          <table:table-cell office:value-type="float" office:value="265611" calcext:value-type="float">
            <text:p>265,611</text:p>
          </table:table-cell>
          <table:table-cell office:value-type="float" office:value="853307" calcext:value-type="float">
            <text:p>853,307</text:p>
          </table:table-cell>
          <table:table-cell office:value-type="float" office:value="920921" calcext:value-type="float">
            <text:p>920,921</text:p>
          </table:table-cell>
          <table:table-cell office:value-type="float" office:value="8000178" calcext:value-type="float">
            <text:p>8,000,178</text:p>
          </table:table-cell>
          <table:table-cell office:value-type="float" office:value="277963" calcext:value-type="float">
            <text:p>277,963</text:p>
          </table:table-cell>
          <table:table-cell office:value-type="float" office:value="306362" calcext:value-type="float">
            <text:p>306,362</text:p>
          </table:table-cell>
          <table:table-cell office:value-type="float" office:value="584325" calcext:value-type="float">
            <text:p>584,325</text:p>
          </table:table-cell>
          <table:table-cell office:value-type="float" office:value="8584504" calcext:value-type="float">
            <text:p>8,584,504</text:p>
          </table:table-cell>
          <table:table-cell office:value-type="float" office:value="437260" calcext:value-type="float">
            <text:p>437,260</text:p>
          </table:table-cell>
          <table:table-cell office:value-type="float" office:value="231609" calcext:value-type="float">
            <text:p>231,609</text:p>
          </table:table-cell>
          <table:table-cell office:value-type="float" office:value="9144214" calcext:value-type="float">
            <text:p>9,144,214</text:p>
          </table:table-cell>
          <table:table-cell office:value-type="float" office:value="2336584" calcext:value-type="float">
            <text:p>2,336,584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28];&quot;,&quot;;[.E328];&quot;,&quot;;[.F328];&quot;,&quot;;[.G328];&quot;,&quot;;[.H328];&quot;,&quot;;[.I328];&quot;,&quot;;[.J328];&quot;,&quot;;[.K328];&quot;,&quot;;[.L328];&quot;,&quot;;[.M328];&quot;,&quot;;[.N328];&quot;,&quot;;[.P328];&quot;,&quot;;[.Q328];&quot;,&quot;;[.S328];&quot;,&quot;;[.T328];&quot;,&quot;;[.U328];&quot;,&quot;;[.V328];&quot;,&quot;;[.W328];&quot;,&quot;;[.X32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6,517788,469078,3051470,166957,761339,417073,576637,265611,853307,920921,277963,306362,8584504,437260,231609,9144214,2336584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6,517788,469078,3051470,166957,761339,417073,576637,265611,853307,920921,277963,306362,8584504,437260,231609,9144214,2336584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RTONVILLE PUBLIC SCHOOLS</text:p>
          </table:table-cell>
          <table:table-cell office:value-type="float" office:value="2903" calcext:value-type="float">
            <text:p>2903</text:p>
          </table:table-cell>
          <table:table-cell table:formula="of:=VLOOKUP([.B329];[$Sheet2.A322:.C878];2)" office:value-type="float" office:value="337" calcext:value-type="float">
            <text:p>337</text:p>
          </table:table-cell>
          <table:table-cell office:value-type="float" office:value="504" calcext:value-type="float">
            <text:p>504</text:p>
          </table:table-cell>
          <table:table-cell office:value-type="float" office:value="440693" calcext:value-type="float">
            <text:p>440,693</text:p>
          </table:table-cell>
          <table:table-cell office:value-type="float" office:value="162624" calcext:value-type="float">
            <text:p>162,624</text:p>
          </table:table-cell>
          <table:table-cell office:value-type="float" office:value="2620557" calcext:value-type="float">
            <text:p>2,620,557</text:p>
          </table:table-cell>
          <table:table-cell office:value-type="float" office:value="220189" calcext:value-type="float">
            <text:p>220,189</text:p>
          </table:table-cell>
          <table:table-cell office:value-type="float" office:value="1140961" calcext:value-type="float">
            <text:p>1,140,961</text:p>
          </table:table-cell>
          <table:table-cell office:value-type="float" office:value="366978" calcext:value-type="float">
            <text:p>366,978</text:p>
          </table:table-cell>
          <table:table-cell office:value-type="float" office:value="358532" calcext:value-type="float">
            <text:p>358,532</text:p>
          </table:table-cell>
          <table:table-cell office:value-type="float" office:value="315606" calcext:value-type="float">
            <text:p>315,606</text:p>
          </table:table-cell>
          <table:table-cell office:value-type="float" office:value="1047165" calcext:value-type="float">
            <text:p>1,047,165</text:p>
          </table:table-cell>
          <table:table-cell office:value-type="float" office:value="229556" calcext:value-type="float">
            <text:p>229,556</text:p>
          </table:table-cell>
          <table:table-cell office:value-type="float" office:value="6902861" calcext:value-type="float">
            <text:p>6,902,861</text:p>
          </table:table-cell>
          <table:table-cell office:value-type="float" office:value="416047" calcext:value-type="float">
            <text:p>416,047</text:p>
          </table:table-cell>
          <table:table-cell office:value-type="float" office:value="33610" calcext:value-type="float">
            <text:p>33,610</text:p>
          </table:table-cell>
          <table:table-cell office:value-type="float" office:value="449656" calcext:value-type="float">
            <text:p>449,656</text:p>
          </table:table-cell>
          <table:table-cell office:value-type="float" office:value="7352517" calcext:value-type="float">
            <text:p>7,352,517</text:p>
          </table:table-cell>
          <table:table-cell office:value-type="float" office:value="432362" calcext:value-type="float">
            <text:p>432,362</text:p>
          </table:table-cell>
          <table:table-cell office:value-type="float" office:value="293636" calcext:value-type="float">
            <text:p>293,636</text:p>
          </table:table-cell>
          <table:table-cell office:value-type="float" office:value="2458888" calcext:value-type="float">
            <text:p>2,458,888</text:p>
          </table:table-cell>
          <table:table-cell office:value-type="float" office:value="543958" calcext:value-type="float">
            <text:p>543,95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29];&quot;,&quot;;[.E329];&quot;,&quot;;[.F329];&quot;,&quot;;[.G329];&quot;,&quot;;[.H329];&quot;,&quot;;[.I329];&quot;,&quot;;[.J329];&quot;,&quot;;[.K329];&quot;,&quot;;[.L329];&quot;,&quot;;[.M329];&quot;,&quot;;[.N329];&quot;,&quot;;[.P329];&quot;,&quot;;[.Q329];&quot;,&quot;;[.S329];&quot;,&quot;;[.T329];&quot;,&quot;;[.U329];&quot;,&quot;;[.V329];&quot;,&quot;;[.W329];&quot;,&quot;;[.X32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7,440693,162624,2620557,220189,1140961,366978,358532,315606,1047165,229556,416047,33610,7352517,432362,293636,2458888,54395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7,440693,162624,2620557,220189,1140961,366978,358532,315606,1047165,229556,416047,33610,7352517,432362,293636,2458888,54395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RACY AREA PUBLIC SCHOOL DISTRICT</text:p>
          </table:table-cell>
          <table:table-cell office:value-type="float" office:value="2904" calcext:value-type="float">
            <text:p>2904</text:p>
          </table:table-cell>
          <table:table-cell table:formula="of:=VLOOKUP([.B330];[$Sheet2.A323:.C879];2)" office:value-type="float" office:value="338" calcext:value-type="float">
            <text:p>338</text:p>
          </table:table-cell>
          <table:table-cell office:value-type="float" office:value="667" calcext:value-type="float">
            <text:p>667</text:p>
          </table:table-cell>
          <table:table-cell office:value-type="float" office:value="469341" calcext:value-type="float">
            <text:p>469,341</text:p>
          </table:table-cell>
          <table:table-cell office:value-type="float" office:value="413050" calcext:value-type="float">
            <text:p>413,050</text:p>
          </table:table-cell>
          <table:table-cell office:value-type="float" office:value="3605568" calcext:value-type="float">
            <text:p>3,605,568</text:p>
          </table:table-cell>
          <table:table-cell office:value-type="float" office:value="267545" calcext:value-type="float">
            <text:p>267,545</text:p>
          </table:table-cell>
          <table:table-cell office:value-type="float" office:value="1380661" calcext:value-type="float">
            <text:p>1,380,661</text:p>
          </table:table-cell>
          <table:table-cell office:value-type="float" office:value="406298" calcext:value-type="float">
            <text:p>406,298</text:p>
          </table:table-cell>
          <table:table-cell office:value-type="float" office:value="367723" calcext:value-type="float">
            <text:p>367,723</text:p>
          </table:table-cell>
          <table:table-cell office:value-type="float" office:value="188547" calcext:value-type="float">
            <text:p>188,547</text:p>
          </table:table-cell>
          <table:table-cell office:value-type="float" office:value="880218" calcext:value-type="float">
            <text:p>880,218</text:p>
          </table:table-cell>
          <table:table-cell office:value-type="float" office:value="770983" calcext:value-type="float">
            <text:p>770,983</text:p>
          </table:table-cell>
          <table:table-cell office:value-type="float" office:value="8749934" calcext:value-type="float">
            <text:p>8,749,934</text:p>
          </table:table-cell>
          <table:table-cell office:value-type="float" office:value="266492" calcext:value-type="float">
            <text:p>266,492</text:p>
          </table:table-cell>
          <table:table-cell office:value-type="float" office:value="544395" calcext:value-type="float">
            <text:p>544,395</text:p>
          </table:table-cell>
          <table:table-cell office:value-type="float" office:value="810887" calcext:value-type="float">
            <text:p>810,887</text:p>
          </table:table-cell>
          <table:table-cell office:value-type="float" office:value="9560821" calcext:value-type="float">
            <text:p>9,560,821</text:p>
          </table:table-cell>
          <table:table-cell office:value-type="float" office:value="779955" calcext:value-type="float">
            <text:p>779,955</text:p>
          </table:table-cell>
          <table:table-cell office:value-type="float" office:value="221191" calcext:value-type="float">
            <text:p>221,191</text:p>
          </table:table-cell>
          <table:table-cell office:value-type="float" office:value="0" calcext:value-type="float">
            <text:p>0</text:p>
          </table:table-cell>
          <table:table-cell office:value-type="float" office:value="231408" calcext:value-type="float">
            <text:p>231,40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30];&quot;,&quot;;[.E330];&quot;,&quot;;[.F330];&quot;,&quot;;[.G330];&quot;,&quot;;[.H330];&quot;,&quot;;[.I330];&quot;,&quot;;[.J330];&quot;,&quot;;[.K330];&quot;,&quot;;[.L330];&quot;,&quot;;[.M330];&quot;,&quot;;[.N330];&quot;,&quot;;[.P330];&quot;,&quot;;[.Q330];&quot;,&quot;;[.S330];&quot;,&quot;;[.T330];&quot;,&quot;;[.U330];&quot;,&quot;;[.V330];&quot;,&quot;;[.W330];&quot;,&quot;;[.X33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8,469341,413050,3605568,267545,1380661,406298,367723,188547,880218,770983,266492,544395,9560821,779955,221191,0,231408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8,469341,413050,3605568,267545,1380661,406298,367723,188547,880218,770983,266492,544395,9560821,779955,221191,0,231408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RI-CITY UNITED SCHOOL DISTRICT</text:p>
          </table:table-cell>
          <table:table-cell office:value-type="float" office:value="2905" calcext:value-type="float">
            <text:p>2905</text:p>
          </table:table-cell>
          <table:table-cell table:formula="of:=VLOOKUP([.B331];[$Sheet2.A324:.C880];2)" office:value-type="float" office:value="339" calcext:value-type="float">
            <text:p>339</text:p>
          </table:table-cell>
          <table:table-cell office:value-type="float" office:value="1914" calcext:value-type="float">
            <text:p>1,914</text:p>
          </table:table-cell>
          <table:table-cell office:value-type="float" office:value="781548" calcext:value-type="float">
            <text:p>781,548</text:p>
          </table:table-cell>
          <table:table-cell office:value-type="float" office:value="899804" calcext:value-type="float">
            <text:p>899,804</text:p>
          </table:table-cell>
          <table:table-cell office:value-type="float" office:value="9562738" calcext:value-type="float">
            <text:p>9,562,738</text:p>
          </table:table-cell>
          <table:table-cell office:value-type="float" office:value="411894" calcext:value-type="float">
            <text:p>411,894</text:p>
          </table:table-cell>
          <table:table-cell office:value-type="float" office:value="3605769" calcext:value-type="float">
            <text:p>3,605,769</text:p>
          </table:table-cell>
          <table:table-cell office:value-type="float" office:value="1087830" calcext:value-type="float">
            <text:p>1,087,830</text:p>
          </table:table-cell>
          <table:table-cell office:value-type="float" office:value="967074" calcext:value-type="float">
            <text:p>967,074</text:p>
          </table:table-cell>
          <table:table-cell office:value-type="float" office:value="677686" calcext:value-type="float">
            <text:p>677,686</text:p>
          </table:table-cell>
          <table:table-cell office:value-type="float" office:value="2306579" calcext:value-type="float">
            <text:p>2,306,579</text:p>
          </table:table-cell>
          <table:table-cell office:value-type="float" office:value="2053759" calcext:value-type="float">
            <text:p>2,053,759</text:p>
          </table:table-cell>
          <table:table-cell office:value-type="float" office:value="22354679" calcext:value-type="float">
            <text:p>22,354,679</text:p>
          </table:table-cell>
          <table:table-cell office:value-type="float" office:value="509869" calcext:value-type="float">
            <text:p>509,869</text:p>
          </table:table-cell>
          <table:table-cell office:value-type="float" office:value="625069" calcext:value-type="float">
            <text:p>625,069</text:p>
          </table:table-cell>
          <table:table-cell office:value-type="float" office:value="1134938" calcext:value-type="float">
            <text:p>1,134,938</text:p>
          </table:table-cell>
          <table:table-cell office:value-type="float" office:value="23489616" calcext:value-type="float">
            <text:p>23,489,616</text:p>
          </table:table-cell>
          <table:table-cell office:value-type="float" office:value="1310572" calcext:value-type="float">
            <text:p>1,310,572</text:p>
          </table:table-cell>
          <table:table-cell office:value-type="float" office:value="1072097" calcext:value-type="float">
            <text:p>1,072,097</text:p>
          </table:table-cell>
          <table:table-cell office:value-type="float" office:value="263339" calcext:value-type="float">
            <text:p>263,339</text:p>
          </table:table-cell>
          <table:table-cell office:value-type="float" office:value="4393960" calcext:value-type="float">
            <text:p>4,393,96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31];&quot;,&quot;;[.E331];&quot;,&quot;;[.F331];&quot;,&quot;;[.G331];&quot;,&quot;;[.H331];&quot;,&quot;;[.I331];&quot;,&quot;;[.J331];&quot;,&quot;;[.K331];&quot;,&quot;;[.L331];&quot;,&quot;;[.M331];&quot;,&quot;;[.N331];&quot;,&quot;;[.P331];&quot;,&quot;;[.Q331];&quot;,&quot;;[.S331];&quot;,&quot;;[.T331];&quot;,&quot;;[.U331];&quot;,&quot;;[.V331];&quot;,&quot;;[.W331];&quot;,&quot;;[.X33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9,781548,899804,9562738,411894,3605769,1087830,967074,677686,2306579,2053759,509869,625069,23489616,1310572,1072097,263339,439396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39,781548,899804,9562738,411894,3605769,1087830,967074,677686,2306579,2053759,509869,625069,23489616,1310572,1072097,263339,439396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ED LAKE COUNTY CENTRAL PUBLIC SCH</text:p>
          </table:table-cell>
          <table:table-cell office:value-type="float" office:value="2906" calcext:value-type="float">
            <text:p>2906</text:p>
          </table:table-cell>
          <table:table-cell table:formula="of:=VLOOKUP([.B332];[$Sheet2.A325:.C881];2)" office:value-type="float" office:value="340" calcext:value-type="float">
            <text:p>340</text:p>
          </table:table-cell>
          <table:table-cell office:value-type="float" office:value="372" calcext:value-type="float">
            <text:p>372</text:p>
          </table:table-cell>
          <table:table-cell office:value-type="float" office:value="538407" calcext:value-type="float">
            <text:p>538,407</text:p>
          </table:table-cell>
          <table:table-cell office:value-type="float" office:value="456004" calcext:value-type="float">
            <text:p>456,004</text:p>
          </table:table-cell>
          <table:table-cell office:value-type="float" office:value="2312823" calcext:value-type="float">
            <text:p>2,312,823</text:p>
          </table:table-cell>
          <table:table-cell office:value-type="float" office:value="38367" calcext:value-type="float">
            <text:p>38,367</text:p>
          </table:table-cell>
          <table:table-cell office:value-type="float" office:value="1003346" calcext:value-type="float">
            <text:p>1,003,346</text:p>
          </table:table-cell>
          <table:table-cell office:value-type="float" office:value="447231" calcext:value-type="float">
            <text:p>447,231</text:p>
          </table:table-cell>
          <table:table-cell office:value-type="float" office:value="152164" calcext:value-type="float">
            <text:p>152,164</text:p>
          </table:table-cell>
          <table:table-cell office:value-type="float" office:value="68152" calcext:value-type="float">
            <text:p>68,152</text:p>
          </table:table-cell>
          <table:table-cell office:value-type="float" office:value="618661" calcext:value-type="float">
            <text:p>618,661</text:p>
          </table:table-cell>
          <table:table-cell office:value-type="float" office:value="487908" calcext:value-type="float">
            <text:p>487,908</text:p>
          </table:table-cell>
          <table:table-cell office:value-type="float" office:value="6123064" calcext:value-type="float">
            <text:p>6,123,064</text:p>
          </table:table-cell>
          <table:table-cell office:value-type="float" office:value="186695" calcext:value-type="float">
            <text:p>186,695</text:p>
          </table:table-cell>
          <table:table-cell office:value-type="float" office:value="474633" calcext:value-type="float">
            <text:p>474,633</text:p>
          </table:table-cell>
          <table:table-cell office:value-type="float" office:value="661329" calcext:value-type="float">
            <text:p>661,329</text:p>
          </table:table-cell>
          <table:table-cell office:value-type="float" office:value="6784392" calcext:value-type="float">
            <text:p>6,784,392</text:p>
          </table:table-cell>
          <table:table-cell office:value-type="float" office:value="345081" calcext:value-type="float">
            <text:p>345,081</text:p>
          </table:table-cell>
          <table:table-cell office:value-type="float" office:value="143862" calcext:value-type="float">
            <text:p>143,862</text:p>
          </table:table-cell>
          <table:table-cell office:value-type="float" office:value="697703" calcext:value-type="float">
            <text:p>697,703</text:p>
          </table:table-cell>
          <table:table-cell office:value-type="float" office:value="578067" calcext:value-type="float">
            <text:p>578,067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32];&quot;,&quot;;[.E332];&quot;,&quot;;[.F332];&quot;,&quot;;[.G332];&quot;,&quot;;[.H332];&quot;,&quot;;[.I332];&quot;,&quot;;[.J332];&quot;,&quot;;[.K332];&quot;,&quot;;[.L332];&quot;,&quot;;[.M332];&quot;,&quot;;[.N332];&quot;,&quot;;[.P332];&quot;,&quot;;[.Q332];&quot;,&quot;;[.S332];&quot;,&quot;;[.T332];&quot;,&quot;;[.U332];&quot;,&quot;;[.V332];&quot;,&quot;;[.W332];&quot;,&quot;;[.X33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0,538407,456004,2312823,38367,1003346,447231,152164,68152,618661,487908,186695,474633,6784392,345081,143862,697703,578067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0,538407,456004,2312823,38367,1003346,447231,152164,68152,618661,487908,186695,474633,6784392,345081,143862,697703,578067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UND LAKE-BREWSTER PUBLIC SCHOOLS</text:p>
          </table:table-cell>
          <table:table-cell office:value-type="float" office:value="2907" calcext:value-type="float">
            <text:p>2907</text:p>
          </table:table-cell>
          <table:table-cell table:formula="of:=VLOOKUP([.B333];[$Sheet2.A326:.C882];2)" office:value-type="float" office:value="341" calcext:value-type="float">
            <text:p>341</text:p>
          </table:table-cell>
          <table:table-cell office:value-type="float" office:value="472" calcext:value-type="float">
            <text:p>472</text:p>
          </table:table-cell>
          <table:table-cell office:value-type="float" office:value="324862" calcext:value-type="float">
            <text:p>324,862</text:p>
          </table:table-cell>
          <table:table-cell office:value-type="float" office:value="175182" calcext:value-type="float">
            <text:p>175,182</text:p>
          </table:table-cell>
          <table:table-cell office:value-type="float" office:value="2941065" calcext:value-type="float">
            <text:p>2,941,065</text:p>
          </table:table-cell>
          <table:table-cell office:value-type="float" office:value="0" calcext:value-type="float">
            <text:p>0</text:p>
          </table:table-cell>
          <table:table-cell office:value-type="float" office:value="374793" calcext:value-type="float">
            <text:p>374,793</text:p>
          </table:table-cell>
          <table:table-cell office:value-type="float" office:value="63943" calcext:value-type="float">
            <text:p>63,943</text:p>
          </table:table-cell>
          <table:table-cell office:value-type="float" office:value="257919" calcext:value-type="float">
            <text:p>257,919</text:p>
          </table:table-cell>
          <table:table-cell office:value-type="float" office:value="272432" calcext:value-type="float">
            <text:p>272,432</text:p>
          </table:table-cell>
          <table:table-cell office:value-type="float" office:value="325057" calcext:value-type="float">
            <text:p>325,057</text:p>
          </table:table-cell>
          <table:table-cell office:value-type="float" office:value="713559" calcext:value-type="float">
            <text:p>713,559</text:p>
          </table:table-cell>
          <table:table-cell office:value-type="float" office:value="5448810" calcext:value-type="float">
            <text:p>5,448,810</text:p>
          </table:table-cell>
          <table:table-cell office:value-type="float" office:value="211242" calcext:value-type="float">
            <text:p>211,242</text:p>
          </table:table-cell>
          <table:table-cell office:value-type="float" office:value="53016" calcext:value-type="float">
            <text:p>53,016</text:p>
          </table:table-cell>
          <table:table-cell office:value-type="float" office:value="264257" calcext:value-type="float">
            <text:p>264,257</text:p>
          </table:table-cell>
          <table:table-cell office:value-type="float" office:value="5713068" calcext:value-type="float">
            <text:p>5,713,068</text:p>
          </table:table-cell>
          <table:table-cell office:value-type="float" office:value="386446" calcext:value-type="float">
            <text:p>386,446</text:p>
          </table:table-cell>
          <table:table-cell office:value-type="float" office:value="75348" calcext:value-type="float">
            <text:p>75,348</text:p>
          </table:table-cell>
          <table:table-cell office:value-type="float" office:value="0" calcext:value-type="float">
            <text:p>0</text:p>
          </table:table-cell>
          <table:table-cell office:value-type="float" office:value="244413" calcext:value-type="float">
            <text:p>244,41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33];&quot;,&quot;;[.E333];&quot;,&quot;;[.F333];&quot;,&quot;;[.G333];&quot;,&quot;;[.H333];&quot;,&quot;;[.I333];&quot;,&quot;;[.J333];&quot;,&quot;;[.K333];&quot;,&quot;;[.L333];&quot;,&quot;;[.M333];&quot;,&quot;;[.N333];&quot;,&quot;;[.P333];&quot;,&quot;;[.Q333];&quot;,&quot;;[.S333];&quot;,&quot;;[.T333];&quot;,&quot;;[.U333];&quot;,&quot;;[.V333];&quot;,&quot;;[.W333];&quot;,&quot;;[.X33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1,324862,175182,2941065,0,374793,63943,257919,272432,325057,713559,211242,53016,5713068,386446,75348,0,244413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1,324862,175182,2941065,0,374793,63943,257919,272432,325057,713559,211242,53016,5713068,386446,75348,0,244413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RANDON-EVANSVILLE PUBLIC SCHOOLS</text:p>
          </table:table-cell>
          <table:table-cell office:value-type="float" office:value="2908" calcext:value-type="float">
            <text:p>2908</text:p>
          </table:table-cell>
          <table:table-cell table:formula="of:=VLOOKUP([.B334];[$Sheet2.A327:.C883];2)" office:value-type="float" office:value="342" calcext:value-type="float">
            <text:p>342</text:p>
          </table:table-cell>
          <table:table-cell office:value-type="float" office:value="518" calcext:value-type="float">
            <text:p>518</text:p>
          </table:table-cell>
          <table:table-cell office:value-type="float" office:value="350182" calcext:value-type="float">
            <text:p>350,182</text:p>
          </table:table-cell>
          <table:table-cell office:value-type="float" office:value="177758" calcext:value-type="float">
            <text:p>177,758</text:p>
          </table:table-cell>
          <table:table-cell office:value-type="float" office:value="3199483" calcext:value-type="float">
            <text:p>3,199,483</text:p>
          </table:table-cell>
          <table:table-cell office:value-type="float" office:value="160696" calcext:value-type="float">
            <text:p>160,696</text:p>
          </table:table-cell>
          <table:table-cell office:value-type="float" office:value="790588" calcext:value-type="float">
            <text:p>790,588</text:p>
          </table:table-cell>
          <table:table-cell office:value-type="float" office:value="370213" calcext:value-type="float">
            <text:p>370,213</text:p>
          </table:table-cell>
          <table:table-cell office:value-type="float" office:value="93740" calcext:value-type="float">
            <text:p>93,740</text:p>
          </table:table-cell>
          <table:table-cell office:value-type="float" office:value="149850" calcext:value-type="float">
            <text:p>149,850</text:p>
          </table:table-cell>
          <table:table-cell office:value-type="float" office:value="561715" calcext:value-type="float">
            <text:p>561,715</text:p>
          </table:table-cell>
          <table:table-cell office:value-type="float" office:value="501213" calcext:value-type="float">
            <text:p>501,213</text:p>
          </table:table-cell>
          <table:table-cell office:value-type="float" office:value="6355438" calcext:value-type="float">
            <text:p>6,355,438</text:p>
          </table:table-cell>
          <table:table-cell office:value-type="float" office:value="653130" calcext:value-type="float">
            <text:p>653,130</text:p>
          </table:table-cell>
          <table:table-cell office:value-type="float" office:value="377531" calcext:value-type="float">
            <text:p>377,531</text:p>
          </table:table-cell>
          <table:table-cell office:value-type="float" office:value="1030661" calcext:value-type="float">
            <text:p>1,030,661</text:p>
          </table:table-cell>
          <table:table-cell office:value-type="float" office:value="7386099" calcext:value-type="float">
            <text:p>7,386,099</text:p>
          </table:table-cell>
          <table:table-cell office:value-type="float" office:value="406223" calcext:value-type="float">
            <text:p>406,223</text:p>
          </table:table-cell>
          <table:table-cell office:value-type="float" office:value="298941" calcext:value-type="float">
            <text:p>298,941</text:p>
          </table:table-cell>
          <table:table-cell office:value-type="float" office:value="4478895" calcext:value-type="float">
            <text:p>4,478,895</text:p>
          </table:table-cell>
          <table:table-cell office:value-type="float" office:value="592680" calcext:value-type="float">
            <text:p>592,68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34];&quot;,&quot;;[.E334];&quot;,&quot;;[.F334];&quot;,&quot;;[.G334];&quot;,&quot;;[.H334];&quot;,&quot;;[.I334];&quot;,&quot;;[.J334];&quot;,&quot;;[.K334];&quot;,&quot;;[.L334];&quot;,&quot;;[.M334];&quot;,&quot;;[.N334];&quot;,&quot;;[.P334];&quot;,&quot;;[.Q334];&quot;,&quot;;[.S334];&quot;,&quot;;[.T334];&quot;,&quot;;[.U334];&quot;,&quot;;[.V334];&quot;,&quot;;[.W334];&quot;,&quot;;[.X33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2,350182,177758,3199483,160696,790588,370213,93740,149850,561715,501213,653130,377531,7386099,406223,298941,4478895,59268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2,350182,177758,3199483,160696,790588,370213,93740,149850,561715,501213,653130,377531,7386099,406223,298941,4478895,59268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ck Ridge Public Schools</text:p>
          </table:table-cell>
          <table:table-cell office:value-type="float" office:value="2909" calcext:value-type="float">
            <text:p>2909</text:p>
          </table:table-cell>
          <table:table-cell table:formula="of:=VLOOKUP([.B335];[$Sheet2.A328:.C884];2)" office:value-type="float" office:value="343" calcext:value-type="float">
            <text:p>343</text:p>
          </table:table-cell>
          <table:table-cell office:value-type="float" office:value="2477" calcext:value-type="float">
            <text:p>2,477</text:p>
          </table:table-cell>
          <table:table-cell office:value-type="float" office:value="1967872" calcext:value-type="float">
            <text:p>1,967,872</text:p>
          </table:table-cell>
          <table:table-cell office:value-type="float" office:value="1046953" calcext:value-type="float">
            <text:p>1,046,953</text:p>
          </table:table-cell>
          <table:table-cell office:value-type="float" office:value="15466578" calcext:value-type="float">
            <text:p>15,466,578</text:p>
          </table:table-cell>
          <table:table-cell office:value-type="float" office:value="123219" calcext:value-type="float">
            <text:p>123,219</text:p>
          </table:table-cell>
          <table:table-cell office:value-type="float" office:value="5529913" calcext:value-type="float">
            <text:p>5,529,913</text:p>
          </table:table-cell>
          <table:table-cell office:value-type="float" office:value="1608172" calcext:value-type="float">
            <text:p>1,608,172</text:p>
          </table:table-cell>
          <table:table-cell office:value-type="float" office:value="2550998" calcext:value-type="float">
            <text:p>2,550,998</text:p>
          </table:table-cell>
          <table:table-cell office:value-type="float" office:value="694606" calcext:value-type="float">
            <text:p>694,606</text:p>
          </table:table-cell>
          <table:table-cell office:value-type="float" office:value="4403361" calcext:value-type="float">
            <text:p>4,403,361</text:p>
          </table:table-cell>
          <table:table-cell office:value-type="float" office:value="2409192" calcext:value-type="float">
            <text:p>2,409,192</text:p>
          </table:table-cell>
          <table:table-cell office:value-type="float" office:value="35800864" calcext:value-type="float">
            <text:p>35,800,864</text:p>
          </table:table-cell>
          <table:table-cell office:value-type="float" office:value="357500" calcext:value-type="float">
            <text:p>357,500</text:p>
          </table:table-cell>
          <table:table-cell office:value-type="float" office:value="683056" calcext:value-type="float">
            <text:p>683,056</text:p>
          </table:table-cell>
          <table:table-cell office:value-type="float" office:value="1040556" calcext:value-type="float">
            <text:p>1,040,556</text:p>
          </table:table-cell>
          <table:table-cell office:value-type="float" office:value="36841419" calcext:value-type="float">
            <text:p>36,841,419</text:p>
          </table:table-cell>
          <table:table-cell office:value-type="float" office:value="1520152" calcext:value-type="float">
            <text:p>1,520,152</text:p>
          </table:table-cell>
          <table:table-cell office:value-type="float" office:value="834234" calcext:value-type="float">
            <text:p>834,234</text:p>
          </table:table-cell>
          <table:table-cell office:value-type="float" office:value="72130985" calcext:value-type="float">
            <text:p>72,130,985</text:p>
          </table:table-cell>
          <table:table-cell office:value-type="float" office:value="11433000" calcext:value-type="float">
            <text:p>11,433,000</text:p>
          </table:table-cell>
          <table:table-cell office:value-type="float" office:value="778522" calcext:value-type="float">
            <text:p>778,522</text:p>
          </table:table-cell>
          <table:table-cell/>
          <table:table-cell table:formula="of:=CONCATENATE([.$Z$3];[.$Y$3];[.C335];&quot;,&quot;;[.E335];&quot;,&quot;;[.F335];&quot;,&quot;;[.G335];&quot;,&quot;;[.H335];&quot;,&quot;;[.I335];&quot;,&quot;;[.J335];&quot;,&quot;;[.K335];&quot;,&quot;;[.L335];&quot;,&quot;;[.M335];&quot;,&quot;;[.N335];&quot;,&quot;;[.P335];&quot;,&quot;;[.Q335];&quot;,&quot;;[.S335];&quot;,&quot;;[.T335];&quot;,&quot;;[.U335];&quot;,&quot;;[.V335];&quot;,&quot;;[.W335];&quot;,&quot;;[.X33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3,1967872,1046953,15466578,123219,5529913,1608172,2550998,694606,4403361,2409192,357500,683056,36841419,1520152,834234,72130985,11433000,778522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3,1967872,1046953,15466578,123219,5529913,1608172,2550998,694606,4403361,2409192,357500,683056,36841419,1520152,834234,72130985,11433000,778522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da-Borup-West Public Schools</text:p>
          </table:table-cell>
          <table:table-cell office:value-type="float" office:value="2910" calcext:value-type="float">
            <text:p>2910</text:p>
          </table:table-cell>
          <table:table-cell table:formula="of:=VLOOKUP([.B336];[$Sheet2.A329:.C885];2)" office:value-type="float" office:value="344" calcext:value-type="float">
            <text:p>344</text:p>
          </table:table-cell>
          <table:table-cell office:value-type="float" office:value="701" calcext:value-type="float">
            <text:p>701</text:p>
          </table:table-cell>
          <table:table-cell office:value-type="float" office:value="691447" calcext:value-type="float">
            <text:p>691,447</text:p>
          </table:table-cell>
          <table:table-cell office:value-type="float" office:value="512640" calcext:value-type="float">
            <text:p>512,640</text:p>
          </table:table-cell>
          <table:table-cell office:value-type="float" office:value="3458346" calcext:value-type="float">
            <text:p>3,458,346</text:p>
          </table:table-cell>
          <table:table-cell office:value-type="float" office:value="331515" calcext:value-type="float">
            <text:p>331,515</text:p>
          </table:table-cell>
          <table:table-cell office:value-type="float" office:value="1810259" calcext:value-type="float">
            <text:p>1,810,259</text:p>
          </table:table-cell>
          <table:table-cell office:value-type="float" office:value="568454" calcext:value-type="float">
            <text:p>568,454</text:p>
          </table:table-cell>
          <table:table-cell office:value-type="float" office:value="251365" calcext:value-type="float">
            <text:p>251,365</text:p>
          </table:table-cell>
          <table:table-cell office:value-type="float" office:value="156985" calcext:value-type="float">
            <text:p>156,985</text:p>
          </table:table-cell>
          <table:table-cell office:value-type="float" office:value="998611" calcext:value-type="float">
            <text:p>998,611</text:p>
          </table:table-cell>
          <table:table-cell office:value-type="float" office:value="425104" calcext:value-type="float">
            <text:p>425,104</text:p>
          </table:table-cell>
          <table:table-cell office:value-type="float" office:value="9204724" calcext:value-type="float">
            <text:p>9,204,724</text:p>
          </table:table-cell>
          <table:table-cell office:value-type="float" office:value="649897" calcext:value-type="float">
            <text:p>649,897</text:p>
          </table:table-cell>
          <table:table-cell office:value-type="float" office:value="68262" calcext:value-type="float">
            <text:p>68,262</text:p>
          </table:table-cell>
          <table:table-cell office:value-type="float" office:value="718159" calcext:value-type="float">
            <text:p>718,159</text:p>
          </table:table-cell>
          <table:table-cell office:value-type="float" office:value="9922882" calcext:value-type="float">
            <text:p>9,922,882</text:p>
          </table:table-cell>
          <table:table-cell office:value-type="float" office:value="561382" calcext:value-type="float">
            <text:p>561,382</text:p>
          </table:table-cell>
          <table:table-cell office:value-type="float" office:value="133626" calcext:value-type="float">
            <text:p>133,626</text:p>
          </table:table-cell>
          <table:table-cell office:value-type="float" office:value="1276920" calcext:value-type="float">
            <text:p>1,276,920</text:p>
          </table:table-cell>
          <table:table-cell office:value-type="float" office:value="1216161" calcext:value-type="float">
            <text:p>1,216,16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NCATENATE([.$Z$3];[.$Y$3];[.C336];&quot;,&quot;;[.E336];&quot;,&quot;;[.F336];&quot;,&quot;;[.G336];&quot;,&quot;;[.H336];&quot;,&quot;;[.I336];&quot;,&quot;;[.J336];&quot;,&quot;;[.K336];&quot;,&quot;;[.L336];&quot;,&quot;;[.M336];&quot;,&quot;;[.N336];&quot;,&quot;;[.P336];&quot;,&quot;;[.Q336];&quot;,&quot;;[.S336];&quot;,&quot;;[.T336];&quot;,&quot;;[.U336];&quot;,&quot;;[.V336];&quot;,&quot;;[.W336];&quot;,&quot;;[.X33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4,691447,512640,3458346,331515,1810259,568454,251365,156985,998611,425104,649897,68262,9922882,561382,133626,1276920,1216161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4,691447,512640,3458346,331515,1810259,568454,251365,156985,998611,425104,649897,68262,9922882,561382,133626,1276920,1216161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ity Academy</text:p>
          </table:table-cell>
          <table:table-cell office:value-type="float" office:value="4000" calcext:value-type="float">
            <text:p>4000</text:p>
          </table:table-cell>
          <table:table-cell table:formula="of:=VLOOKUP([.B337];[$Sheet2.A330:.C886];2)"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66513" calcext:value-type="float">
            <text:p>166,513</text:p>
          </table:table-cell>
          <table:table-cell office:value-type="float" office:value="139162" calcext:value-type="float">
            <text:p>139,162</text:p>
          </table:table-cell>
          <table:table-cell office:value-type="float" office:value="1213813" calcext:value-type="float">
            <text:p>1,213,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32" calcext:value-type="float">
            <text:p>27,832</text:p>
          </table:table-cell>
          <table:table-cell office:value-type="float" office:value="314230" calcext:value-type="float">
            <text:p>314,230</text:p>
          </table:table-cell>
          <table:table-cell office:value-type="float" office:value="63582" calcext:value-type="float">
            <text:p>63,582</text:p>
          </table:table-cell>
          <table:table-cell office:value-type="float" office:value="5955" calcext:value-type="float">
            <text:p>5,955</text:p>
          </table:table-cell>
          <table:table-cell office:value-type="float" office:value="1931087" calcext:value-type="float">
            <text:p>1,931,087</text:p>
          </table:table-cell>
          <table:table-cell office:value-type="float" office:value="91909" calcext:value-type="float">
            <text:p>91,909</text:p>
          </table:table-cell>
          <table:table-cell office:value-type="float" office:value="76667" calcext:value-type="float">
            <text:p>76,667</text:p>
          </table:table-cell>
          <table:table-cell office:value-type="float" office:value="168576" calcext:value-type="float">
            <text:p>168,576</text:p>
          </table:table-cell>
          <table:table-cell office:value-type="float" office:value="2099663" calcext:value-type="float">
            <text:p>2,099,66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337];&quot;,&quot;;[.E337];&quot;,&quot;;[.F337];&quot;,&quot;;[.G337];&quot;,&quot;;[.H337];&quot;,&quot;;[.I337];&quot;,&quot;;[.J337];&quot;,&quot;;[.K337];&quot;,&quot;;[.L337];&quot;,&quot;;[.M337];&quot;,&quot;;[.N337];&quot;,&quot;;[.P337];&quot;,&quot;;[.Q337];&quot;,&quot;;[.S337];&quot;,&quot;;[.T337];&quot;,&quot;;[.U337];&quot;,&quot;;[.V337];&quot;,&quot;;[.W337];&quot;,&quot;;[.X33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5,166513,139162,1213813,0,0,0,27832,314230,63582,5955,91909,76667,2099663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5,166513,139162,1213813,0,0,0,27832,314230,63582,5955,91909,76667,2099663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LUFFVIEW MONTESSORI</text:p>
          </table:table-cell>
          <table:table-cell office:value-type="float" office:value="4001" calcext:value-type="float">
            <text:p>4001</text:p>
          </table:table-cell>
          <table:table-cell table:formula="of:=VLOOKUP([.B338];[$Sheet2.A331:.C887];2)" office:value-type="float" office:value="346" calcext:value-type="float">
            <text:p>346</text:p>
          </table:table-cell>
          <table:table-cell office:value-type="float" office:value="212" calcext:value-type="float">
            <text:p>212</text:p>
          </table:table-cell>
          <table:table-cell office:value-type="float" office:value="133630" calcext:value-type="float">
            <text:p>133,630</text:p>
          </table:table-cell>
          <table:table-cell office:value-type="float" office:value="215562" calcext:value-type="float">
            <text:p>215,562</text:p>
          </table:table-cell>
          <table:table-cell office:value-type="float" office:value="1100692" calcext:value-type="float">
            <text:p>1,100,692</text:p>
          </table:table-cell>
          <table:table-cell office:value-type="float" office:value="0" calcext:value-type="float">
            <text:p>0</text:p>
          </table:table-cell>
          <table:table-cell office:value-type="float" office:value="523416" calcext:value-type="float">
            <text:p>523,416</text:p>
          </table:table-cell>
          <table:table-cell office:value-type="float" office:value="16" calcext:value-type="float">
            <text:p>16</text:p>
          </table:table-cell>
          <table:table-cell office:value-type="float" office:value="115181" calcext:value-type="float">
            <text:p>115,181</text:p>
          </table:table-cell>
          <table:table-cell office:value-type="float" office:value="43259" calcext:value-type="float">
            <text:p>43,259</text:p>
          </table:table-cell>
          <table:table-cell office:value-type="float" office:value="275007" calcext:value-type="float">
            <text:p>275,007</text:p>
          </table:table-cell>
          <table:table-cell office:value-type="float" office:value="1859" calcext:value-type="float">
            <text:p>1,859</text:p>
          </table:table-cell>
          <table:table-cell office:value-type="float" office:value="2408623" calcext:value-type="float">
            <text:p>2,408,623</text:p>
          </table:table-cell>
          <table:table-cell office:value-type="float" office:value="394570" calcext:value-type="float">
            <text:p>394,570</text:p>
          </table:table-cell>
          <table:table-cell office:value-type="float" office:value="0" calcext:value-type="float">
            <text:p>0</text:p>
          </table:table-cell>
          <table:table-cell office:value-type="float" office:value="394570" calcext:value-type="float">
            <text:p>394,570</text:p>
          </table:table-cell>
          <table:table-cell office:value-type="float" office:value="2803193" calcext:value-type="float">
            <text:p>2,803,193</text:p>
          </table:table-cell>
          <table:table-cell office:value-type="float" office:value="173709" calcext:value-type="float">
            <text:p>173,709</text:p>
          </table:table-cell>
          <table:table-cell office:value-type="float" office:value="139621" calcext:value-type="float">
            <text:p>139,62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38];&quot;,&quot;;[.E338];&quot;,&quot;;[.F338];&quot;,&quot;;[.G338];&quot;,&quot;;[.H338];&quot;,&quot;;[.I338];&quot;,&quot;;[.J338];&quot;,&quot;;[.K338];&quot;,&quot;;[.L338];&quot;,&quot;;[.M338];&quot;,&quot;;[.N338];&quot;,&quot;;[.P338];&quot;,&quot;;[.Q338];&quot;,&quot;;[.S338];&quot;,&quot;;[.T338];&quot;,&quot;;[.U338];&quot;,&quot;;[.V338];&quot;,&quot;;[.W338];&quot;,&quot;;[.X33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6,133630,215562,1100692,0,523416,16,115181,43259,275007,1859,394570,0,2803193,173709,139621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6,133630,215562,1100692,0,523416,16,115181,43259,275007,1859,394570,0,2803193,173709,139621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W HEIGHTS SCHOOL, INC.</text:p>
          </table:table-cell>
          <table:table-cell office:value-type="float" office:value="4003" calcext:value-type="float">
            <text:p>4003</text:p>
          </table:table-cell>
          <table:table-cell table:formula="of:=VLOOKUP([.B339];[$Sheet2.A332:.C888];2)" office:value-type="float" office:value="347" calcext:value-type="float">
            <text:p>347</text:p>
          </table:table-cell>
          <table:table-cell office:value-type="float" office:value="111" calcext:value-type="float">
            <text:p>111</text:p>
          </table:table-cell>
          <table:table-cell office:value-type="float" office:value="166623" calcext:value-type="float">
            <text:p>166,623</text:p>
          </table:table-cell>
          <table:table-cell office:value-type="float" office:value="169665" calcext:value-type="float">
            <text:p>169,665</text:p>
          </table:table-cell>
          <table:table-cell office:value-type="float" office:value="572102" calcext:value-type="float">
            <text:p>572,102</text:p>
          </table:table-cell>
          <table:table-cell office:value-type="float" office:value="0" calcext:value-type="float">
            <text:p>0</text:p>
          </table:table-cell>
          <table:table-cell office:value-type="float" office:value="375803" calcext:value-type="float">
            <text:p>375,8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890" calcext:value-type="float">
            <text:p>50,890</text:p>
          </table:table-cell>
          <table:table-cell office:value-type="float" office:value="147298" calcext:value-type="float">
            <text:p>147,298</text:p>
          </table:table-cell>
          <table:table-cell office:value-type="float" office:value="0" calcext:value-type="float">
            <text:p>0</text:p>
          </table:table-cell>
          <table:table-cell office:value-type="float" office:value="1482480" calcext:value-type="float">
            <text:p>1,482,480</text:p>
          </table:table-cell>
          <table:table-cell office:value-type="float" office:value="305016" calcext:value-type="float">
            <text:p>305,016</text:p>
          </table:table-cell>
          <table:table-cell office:value-type="float" office:value="0" calcext:value-type="float">
            <text:p>0</text:p>
          </table:table-cell>
          <table:table-cell office:value-type="float" office:value="305015" calcext:value-type="float">
            <text:p>305,015</text:p>
          </table:table-cell>
          <table:table-cell office:value-type="float" office:value="1787496" calcext:value-type="float">
            <text:p>1,787,496</text:p>
          </table:table-cell>
          <table:table-cell office:value-type="float" office:value="68536" calcext:value-type="float">
            <text:p>68,5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39];&quot;,&quot;;[.E339];&quot;,&quot;;[.F339];&quot;,&quot;;[.G339];&quot;,&quot;;[.H339];&quot;,&quot;;[.I339];&quot;,&quot;;[.J339];&quot;,&quot;;[.K339];&quot;,&quot;;[.L339];&quot;,&quot;;[.M339];&quot;,&quot;;[.N339];&quot;,&quot;;[.P339];&quot;,&quot;;[.Q339];&quot;,&quot;;[.S339];&quot;,&quot;;[.T339];&quot;,&quot;;[.U339];&quot;,&quot;;[.V339];&quot;,&quot;;[.W339];&quot;,&quot;;[.X33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7,166623,169665,572102,0,375803,0,100,50890,147298,0,305016,0,1787496,6853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7,166623,169665,572102,0,375803,0,100,50890,147298,0,305016,0,1787496,6853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EDAR RIVERSIDE COMMUNITY SCHOOL</text:p>
          </table:table-cell>
          <table:table-cell office:value-type="float" office:value="4004" calcext:value-type="float">
            <text:p>4004</text:p>
          </table:table-cell>
          <table:table-cell table:formula="of:=VLOOKUP([.B340];[$Sheet2.A333:.C889];2)" office:value-type="float" office:value="348" calcext:value-type="float">
            <text:p>348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formula="of:=CONCATENATE([.$Z$3];[.$Y$3];[.C340];&quot;,&quot;;[.E340];&quot;,&quot;;[.F340];&quot;,&quot;;[.G340];&quot;,&quot;;[.H340];&quot;,&quot;;[.I340];&quot;,&quot;;[.J340];&quot;,&quot;;[.K340];&quot;,&quot;;[.L340];&quot;,&quot;;[.M340];&quot;,&quot;;[.N340];&quot;,&quot;;[.P340];&quot;,&quot;;[.Q340];&quot;,&quot;;[.S340];&quot;,&quot;;[.T340];&quot;,&quot;;[.U340];&quot;,&quot;;[.V340];&quot;,&quot;;[.W340];&quot;,&quot;;[.X34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8,0,0,0,0,0,0,0,0,0,0,0,0,0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8,0,0,0,0,0,0,0,0,0,0,0,0,0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ETRO DEAF SCHOOL</text:p>
          </table:table-cell>
          <table:table-cell office:value-type="float" office:value="4005" calcext:value-type="float">
            <text:p>4005</text:p>
          </table:table-cell>
          <table:table-cell table:formula="of:=VLOOKUP([.B341];[$Sheet2.A334:.C890];2)" office:value-type="float" office:value="349" calcext:value-type="float">
            <text:p>349</text:p>
          </table:table-cell>
          <table:table-cell office:value-type="float" office:value="119" calcext:value-type="float">
            <text:p>119</text:p>
          </table:table-cell>
          <table:table-cell office:value-type="float" office:value="711826" calcext:value-type="float">
            <text:p>711,826</text:p>
          </table:table-cell>
          <table:table-cell office:value-type="float" office:value="0" calcext:value-type="float">
            <text:p>0</text:p>
          </table:table-cell>
          <table:table-cell office:value-type="float" office:value="100749" calcext:value-type="float">
            <text:p>100,749</text:p>
          </table:table-cell>
          <table:table-cell office:value-type="float" office:value="0" calcext:value-type="float">
            <text:p>0</text:p>
          </table:table-cell>
          <table:table-cell office:value-type="float" office:value="5761202" calcext:value-type="float">
            <text:p>5,761,202</text:p>
          </table:table-cell>
          <table:table-cell office:value-type="float" office:value="204892" calcext:value-type="float">
            <text:p>204,892</text:p>
          </table:table-cell>
          <table:table-cell office:value-type="float" office:value="66542" calcext:value-type="float">
            <text:p>66,542</text:p>
          </table:table-cell>
          <table:table-cell office:value-type="float" office:value="2503" calcext:value-type="float">
            <text:p>2,503</text:p>
          </table:table-cell>
          <table:table-cell office:value-type="float" office:value="310417" calcext:value-type="float">
            <text:p>310,417</text:p>
          </table:table-cell>
          <table:table-cell office:value-type="float" office:value="592019" calcext:value-type="float">
            <text:p>592,019</text:p>
          </table:table-cell>
          <table:table-cell office:value-type="float" office:value="7750149" calcext:value-type="float">
            <text:p>7,750,149</text:p>
          </table:table-cell>
          <table:table-cell office:value-type="float" office:value="941569" calcext:value-type="float">
            <text:p>941,569</text:p>
          </table:table-cell>
          <table:table-cell office:value-type="float" office:value="0" calcext:value-type="float">
            <text:p>0</text:p>
          </table:table-cell>
          <table:table-cell office:value-type="float" office:value="941569" calcext:value-type="float">
            <text:p>941,569</text:p>
          </table:table-cell>
          <table:table-cell office:value-type="float" office:value="8691718" calcext:value-type="float">
            <text:p>8,691,718</text:p>
          </table:table-cell>
          <table:table-cell office:value-type="float" office:value="101707" calcext:value-type="float">
            <text:p>101,7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41];&quot;,&quot;;[.E341];&quot;,&quot;;[.F341];&quot;,&quot;;[.G341];&quot;,&quot;;[.H341];&quot;,&quot;;[.I341];&quot;,&quot;;[.J341];&quot;,&quot;;[.K341];&quot;,&quot;;[.L341];&quot;,&quot;;[.M341];&quot;,&quot;;[.N341];&quot;,&quot;;[.P341];&quot;,&quot;;[.Q341];&quot;,&quot;;[.S341];&quot;,&quot;;[.T341];&quot;,&quot;;[.U341];&quot;,&quot;;[.V341];&quot;,&quot;;[.W341];&quot;,&quot;;[.X34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9,711826,0,100749,0,5761202,204892,66542,2503,310417,592019,941569,0,8691718,101707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49,711826,0,100749,0,5761202,204892,66542,2503,310417,592019,941569,0,8691718,101707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sota New Country School</text:p>
          </table:table-cell>
          <table:table-cell office:value-type="float" office:value="4007" calcext:value-type="float">
            <text:p>4007</text:p>
          </table:table-cell>
          <table:table-cell table:formula="of:=VLOOKUP([.B342];[$Sheet2.A335:.C891];2)" office:value-type="float" office:value="350" calcext:value-type="float">
            <text:p>350</text:p>
          </table:table-cell>
          <table:table-cell office:value-type="float" office:value="216" calcext:value-type="float">
            <text:p>216</text:p>
          </table:table-cell>
          <table:table-cell office:value-type="float" office:value="199150" calcext:value-type="float">
            <text:p>199,150</text:p>
          </table:table-cell>
          <table:table-cell office:value-type="float" office:value="0" calcext:value-type="float">
            <text:p>0</text:p>
          </table:table-cell>
          <table:table-cell office:value-type="float" office:value="1454052" calcext:value-type="float">
            <text:p>1,454,052</text:p>
          </table:table-cell>
          <table:table-cell office:value-type="float" office:value="0" calcext:value-type="float">
            <text:p>0</text:p>
          </table:table-cell>
          <table:table-cell office:value-type="float" office:value="1368634" calcext:value-type="float">
            <text:p>1,368,634</text:p>
          </table:table-cell>
          <table:table-cell office:value-type="float" office:value="0" calcext:value-type="float">
            <text:p>0</text:p>
          </table:table-cell>
          <table:table-cell office:value-type="float" office:value="116064" calcext:value-type="float">
            <text:p>116,064</text:p>
          </table:table-cell>
          <table:table-cell office:value-type="float" office:value="41226" calcext:value-type="float">
            <text:p>41,226</text:p>
          </table:table-cell>
          <table:table-cell office:value-type="float" office:value="121587" calcext:value-type="float">
            <text:p>121,587</text:p>
          </table:table-cell>
          <table:table-cell office:value-type="float" office:value="181704" calcext:value-type="float">
            <text:p>181,704</text:p>
          </table:table-cell>
          <table:table-cell office:value-type="float" office:value="3482418" calcext:value-type="float">
            <text:p>3,482,418</text:p>
          </table:table-cell>
          <table:table-cell office:value-type="float" office:value="21228" calcext:value-type="float">
            <text:p>21,228</text:p>
          </table:table-cell>
          <table:table-cell office:value-type="float" office:value="342000" calcext:value-type="float">
            <text:p>342,000</text:p>
          </table:table-cell>
          <table:table-cell office:value-type="float" office:value="363228" calcext:value-type="float">
            <text:p>363,228</text:p>
          </table:table-cell>
          <table:table-cell office:value-type="float" office:value="3845646" calcext:value-type="float">
            <text:p>3,845,646</text:p>
          </table:table-cell>
          <table:table-cell office:value-type="float" office:value="42082" calcext:value-type="float">
            <text:p>42,0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42];&quot;,&quot;;[.E342];&quot;,&quot;;[.F342];&quot;,&quot;;[.G342];&quot;,&quot;;[.H342];&quot;,&quot;;[.I342];&quot;,&quot;;[.J342];&quot;,&quot;;[.K342];&quot;,&quot;;[.L342];&quot;,&quot;;[.M342];&quot;,&quot;;[.N342];&quot;,&quot;;[.P342];&quot;,&quot;;[.Q342];&quot;,&quot;;[.S342];&quot;,&quot;;[.T342];&quot;,&quot;;[.U342];&quot;,&quot;;[.V342];&quot;,&quot;;[.W342];&quot;,&quot;;[.X34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0,199150,0,1454052,0,1368634,0,116064,41226,121587,181704,21228,342000,3845646,42082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0,199150,0,1454052,0,1368634,0,116064,41226,121587,181704,21228,342000,3845646,42082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ACT CHARTER SCHOOL</text:p>
          </table:table-cell>
          <table:table-cell office:value-type="float" office:value="4008" calcext:value-type="float">
            <text:p>4008</text:p>
          </table:table-cell>
          <table:table-cell table:formula="of:=VLOOKUP([.B343];[$Sheet2.A336:.C892];2)" office:value-type="float" office:value="351" calcext:value-type="float">
            <text:p>351</text:p>
          </table:table-cell>
          <table:table-cell office:value-type="float" office:value="656" calcext:value-type="float">
            <text:p>656</text:p>
          </table:table-cell>
          <table:table-cell office:value-type="float" office:value="967482" calcext:value-type="float">
            <text:p>967,482</text:p>
          </table:table-cell>
          <table:table-cell office:value-type="float" office:value="2352" calcext:value-type="float">
            <text:p>2,352</text:p>
          </table:table-cell>
          <table:table-cell office:value-type="float" office:value="2350327" calcext:value-type="float">
            <text:p>2,350,327</text:p>
          </table:table-cell>
          <table:table-cell office:value-type="float" office:value="0" calcext:value-type="float">
            <text:p>0</text:p>
          </table:table-cell>
          <table:table-cell office:value-type="float" office:value="1520624" calcext:value-type="float">
            <text:p>1,520,624</text:p>
          </table:table-cell>
          <table:table-cell office:value-type="float" office:value="253090" calcext:value-type="float">
            <text:p>253,090</text:p>
          </table:table-cell>
          <table:table-cell office:value-type="float" office:value="332282" calcext:value-type="float">
            <text:p>332,282</text:p>
          </table:table-cell>
          <table:table-cell office:value-type="float" office:value="371151" calcext:value-type="float">
            <text:p>371,151</text:p>
          </table:table-cell>
          <table:table-cell office:value-type="float" office:value="539385" calcext:value-type="float">
            <text:p>539,385</text:p>
          </table:table-cell>
          <table:table-cell office:value-type="float" office:value="469242" calcext:value-type="float">
            <text:p>469,242</text:p>
          </table:table-cell>
          <table:table-cell office:value-type="float" office:value="6805935" calcext:value-type="float">
            <text:p>6,805,935</text:p>
          </table:table-cell>
          <table:table-cell office:value-type="float" office:value="1185804" calcext:value-type="float">
            <text:p>1,185,804</text:p>
          </table:table-cell>
          <table:table-cell office:value-type="float" office:value="1363" calcext:value-type="float">
            <text:p>1,363</text:p>
          </table:table-cell>
          <table:table-cell office:value-type="float" office:value="1187167" calcext:value-type="float">
            <text:p>1,187,167</text:p>
          </table:table-cell>
          <table:table-cell office:value-type="float" office:value="7993102" calcext:value-type="float">
            <text:p>7,993,102</text:p>
          </table:table-cell>
          <table:table-cell office:value-type="float" office:value="231643" calcext:value-type="float">
            <text:p>231,6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43];&quot;,&quot;;[.E343];&quot;,&quot;;[.F343];&quot;,&quot;;[.G343];&quot;,&quot;;[.H343];&quot;,&quot;;[.I343];&quot;,&quot;;[.J343];&quot;,&quot;;[.K343];&quot;,&quot;;[.L343];&quot;,&quot;;[.M343];&quot;,&quot;;[.N343];&quot;,&quot;;[.P343];&quot;,&quot;;[.Q343];&quot;,&quot;;[.S343];&quot;,&quot;;[.T343];&quot;,&quot;;[.U343];&quot;,&quot;;[.V343];&quot;,&quot;;[.W343];&quot;,&quot;;[.X34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1,967482,2352,2350327,0,1520624,253090,332282,371151,539385,469242,1185804,1363,7993102,231643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1,967482,2352,2350327,0,1520624,253090,332282,371151,539385,469242,1185804,1363,7993102,231643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thlos Leadership Academy</text:p>
          </table:table-cell>
          <table:table-cell office:value-type="float" office:value="4011" calcext:value-type="float">
            <text:p>4011</text:p>
          </table:table-cell>
          <table:table-cell table:formula="of:=VLOOKUP([.B344];[$Sheet2.A337:.C893];2)" office:value-type="float" office:value="352" calcext:value-type="float">
            <text:p>352</text:p>
          </table:table-cell>
          <table:table-cell office:value-type="float" office:value="887" calcext:value-type="float">
            <text:p>887</text:p>
          </table:table-cell>
          <table:table-cell office:value-type="float" office:value="1498442" calcext:value-type="float">
            <text:p>1,498,442</text:p>
          </table:table-cell>
          <table:table-cell office:value-type="float" office:value="498620" calcext:value-type="float">
            <text:p>498,620</text:p>
          </table:table-cell>
          <table:table-cell office:value-type="float" office:value="3901744" calcext:value-type="float">
            <text:p>3,901,744</text:p>
          </table:table-cell>
          <table:table-cell office:value-type="float" office:value="0" calcext:value-type="float">
            <text:p>0</text:p>
          </table:table-cell>
          <table:table-cell office:value-type="float" office:value="1790207" calcext:value-type="float">
            <text:p>1,790,207</text:p>
          </table:table-cell>
          <table:table-cell office:value-type="float" office:value="0" calcext:value-type="float">
            <text:p>0</text:p>
          </table:table-cell>
          <table:table-cell office:value-type="float" office:value="559432" calcext:value-type="float">
            <text:p>559,432</text:p>
          </table:table-cell>
          <table:table-cell office:value-type="float" office:value="139091" calcext:value-type="float">
            <text:p>139,091</text:p>
          </table:table-cell>
          <table:table-cell office:value-type="float" office:value="684042" calcext:value-type="float">
            <text:p>684,042</text:p>
          </table:table-cell>
          <table:table-cell office:value-type="float" office:value="1459029" calcext:value-type="float">
            <text:p>1,459,029</text:p>
          </table:table-cell>
          <table:table-cell office:value-type="float" office:value="10530608" calcext:value-type="float">
            <text:p>10,530,608</text:p>
          </table:table-cell>
          <table:table-cell office:value-type="float" office:value="2426140" calcext:value-type="float">
            <text:p>2,426,140</text:p>
          </table:table-cell>
          <table:table-cell office:value-type="float" office:value="0" calcext:value-type="float">
            <text:p>0</text:p>
          </table:table-cell>
          <table:table-cell office:value-type="float" office:value="2426140" calcext:value-type="float">
            <text:p>2,426,140</text:p>
          </table:table-cell>
          <table:table-cell office:value-type="float" office:value="12956748" calcext:value-type="float">
            <text:p>12,956,748</text:p>
          </table:table-cell>
          <table:table-cell office:value-type="float" office:value="571202" calcext:value-type="float">
            <text:p>571,202</text:p>
          </table:table-cell>
          <table:table-cell office:value-type="float" office:value="200262" calcext:value-type="float">
            <text:p>200,2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44];&quot;,&quot;;[.E344];&quot;,&quot;;[.F344];&quot;,&quot;;[.G344];&quot;,&quot;;[.H344];&quot;,&quot;;[.I344];&quot;,&quot;;[.J344];&quot;,&quot;;[.K344];&quot;,&quot;;[.L344];&quot;,&quot;;[.M344];&quot;,&quot;;[.N344];&quot;,&quot;;[.P344];&quot;,&quot;;[.Q344];&quot;,&quot;;[.S344];&quot;,&quot;;[.T344];&quot;,&quot;;[.U344];&quot;,&quot;;[.V344];&quot;,&quot;;[.W344];&quot;,&quot;;[.X34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2,1498442,498620,3901744,0,1790207,0,559432,139091,684042,1459029,2426140,0,12956748,571202,200262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2,1498442,498620,3901744,0,1790207,0,559432,139091,684042,1459029,2426140,0,12956748,571202,200262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MMUNITY OF PEACE ACADEMY</text:p>
          </table:table-cell>
          <table:table-cell office:value-type="float" office:value="4015" calcext:value-type="float">
            <text:p>4015</text:p>
          </table:table-cell>
          <table:table-cell table:formula="of:=VLOOKUP([.B345];[$Sheet2.A338:.C894];2)" office:value-type="float" office:value="353" calcext:value-type="float">
            <text:p>353</text:p>
          </table:table-cell>
          <table:table-cell office:value-type="float" office:value="802" calcext:value-type="float">
            <text:p>802</text:p>
          </table:table-cell>
          <table:table-cell office:value-type="float" office:value="1200809" calcext:value-type="float">
            <text:p>1,200,809</text:p>
          </table:table-cell>
          <table:table-cell office:value-type="float" office:value="452536" calcext:value-type="float">
            <text:p>452,536</text:p>
          </table:table-cell>
          <table:table-cell office:value-type="float" office:value="4965848" calcext:value-type="float">
            <text:p>4,965,848</text:p>
          </table:table-cell>
          <table:table-cell office:value-type="float" office:value="0" calcext:value-type="float">
            <text:p>0</text:p>
          </table:table-cell>
          <table:table-cell office:value-type="float" office:value="2272872" calcext:value-type="float">
            <text:p>2,272,872</text:p>
          </table:table-cell>
          <table:table-cell office:value-type="float" office:value="250670" calcext:value-type="float">
            <text:p>250,670</text:p>
          </table:table-cell>
          <table:table-cell office:value-type="float" office:value="731146" calcext:value-type="float">
            <text:p>731,146</text:p>
          </table:table-cell>
          <table:table-cell office:value-type="float" office:value="360189" calcext:value-type="float">
            <text:p>360,189</text:p>
          </table:table-cell>
          <table:table-cell office:value-type="float" office:value="858996" calcext:value-type="float">
            <text:p>858,996</text:p>
          </table:table-cell>
          <table:table-cell office:value-type="float" office:value="749062" calcext:value-type="float">
            <text:p>749,062</text:p>
          </table:table-cell>
          <table:table-cell office:value-type="float" office:value="11842129" calcext:value-type="float">
            <text:p>11,842,129</text:p>
          </table:table-cell>
          <table:table-cell office:value-type="float" office:value="1639649" calcext:value-type="float">
            <text:p>1,639,649</text:p>
          </table:table-cell>
          <table:table-cell office:value-type="float" office:value="0" calcext:value-type="float">
            <text:p>0</text:p>
          </table:table-cell>
          <table:table-cell office:value-type="float" office:value="1639649" calcext:value-type="float">
            <text:p>1,639,649</text:p>
          </table:table-cell>
          <table:table-cell office:value-type="float" office:value="13481778" calcext:value-type="float">
            <text:p>13,481,77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345];&quot;,&quot;;[.E345];&quot;,&quot;;[.F345];&quot;,&quot;;[.G345];&quot;,&quot;;[.H345];&quot;,&quot;;[.I345];&quot;,&quot;;[.J345];&quot;,&quot;;[.K345];&quot;,&quot;;[.L345];&quot;,&quot;;[.M345];&quot;,&quot;;[.N345];&quot;,&quot;;[.P345];&quot;,&quot;;[.Q345];&quot;,&quot;;[.S345];&quot;,&quot;;[.T345];&quot;,&quot;;[.U345];&quot;,&quot;;[.V345];&quot;,&quot;;[.W345];&quot;,&quot;;[.X34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3,1200809,452536,4965848,0,2272872,250670,731146,360189,858996,749062,1639649,0,13481778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3,1200809,452536,4965848,0,2272872,250670,731146,360189,858996,749062,1639649,0,13481778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ORLD LEARNER CHARTER SCHOOL</text:p>
          </table:table-cell>
          <table:table-cell office:value-type="float" office:value="4016" calcext:value-type="float">
            <text:p>4016</text:p>
          </table:table-cell>
          <table:table-cell table:formula="of:=VLOOKUP([.B346];[$Sheet2.A339:.C895];2)" office:value-type="float" office:value="354" calcext:value-type="float">
            <text:p>354</text:p>
          </table:table-cell>
          <table:table-cell office:value-type="float" office:value="194" calcext:value-type="float">
            <text:p>194</text:p>
          </table:table-cell>
          <table:table-cell office:value-type="float" office:value="179021" calcext:value-type="float">
            <text:p>179,021</text:p>
          </table:table-cell>
          <table:table-cell office:value-type="float" office:value="154015" calcext:value-type="float">
            <text:p>154,015</text:p>
          </table:table-cell>
          <table:table-cell office:value-type="float" office:value="870313" calcext:value-type="float">
            <text:p>870,313</text:p>
          </table:table-cell>
          <table:table-cell office:value-type="float" office:value="0" calcext:value-type="float">
            <text:p>0</text:p>
          </table:table-cell>
          <table:table-cell office:value-type="float" office:value="553829" calcext:value-type="float">
            <text:p>553,829</text:p>
          </table:table-cell>
          <table:table-cell office:value-type="float" office:value="0" calcext:value-type="float">
            <text:p>0</text:p>
          </table:table-cell>
          <table:table-cell office:value-type="float" office:value="131212" calcext:value-type="float">
            <text:p>131,212</text:p>
          </table:table-cell>
          <table:table-cell office:value-type="float" office:value="74267" calcext:value-type="float">
            <text:p>74,267</text:p>
          </table:table-cell>
          <table:table-cell office:value-type="float" office:value="148864" calcext:value-type="float">
            <text:p>148,864</text:p>
          </table:table-cell>
          <table:table-cell office:value-type="float" office:value="624" calcext:value-type="float">
            <text:p>624</text:p>
          </table:table-cell>
          <table:table-cell office:value-type="float" office:value="2112146" calcext:value-type="float">
            <text:p>2,112,146</text:p>
          </table:table-cell>
          <table:table-cell office:value-type="float" office:value="371583" calcext:value-type="float">
            <text:p>371,583</text:p>
          </table:table-cell>
          <table:table-cell office:value-type="float" office:value="0" calcext:value-type="float">
            <text:p>0</text:p>
          </table:table-cell>
          <table:table-cell office:value-type="float" office:value="371583" calcext:value-type="float">
            <text:p>371,583</text:p>
          </table:table-cell>
          <table:table-cell office:value-type="float" office:value="2483729" calcext:value-type="float">
            <text:p>2,483,729</text:p>
          </table:table-cell>
          <table:table-cell office:value-type="float" office:value="44374" calcext:value-type="float">
            <text:p>44,374</text:p>
          </table:table-cell>
          <table:table-cell office:value-type="float" office:value="26925" calcext:value-type="float">
            <text:p>26,9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46];&quot;,&quot;;[.E346];&quot;,&quot;;[.F346];&quot;,&quot;;[.G346];&quot;,&quot;;[.H346];&quot;,&quot;;[.I346];&quot;,&quot;;[.J346];&quot;,&quot;;[.K346];&quot;,&quot;;[.L346];&quot;,&quot;;[.M346];&quot;,&quot;;[.N346];&quot;,&quot;;[.P346];&quot;,&quot;;[.Q346];&quot;,&quot;;[.S346];&quot;,&quot;;[.T346];&quot;,&quot;;[.U346];&quot;,&quot;;[.V346];&quot;,&quot;;[.W346];&quot;,&quot;;[.X34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4,179021,154015,870313,0,553829,0,131212,74267,148864,624,371583,0,2483729,44374,26925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4,179021,154015,870313,0,553829,0,131212,74267,148864,624,371583,0,2483729,44374,26925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sota Transitions Charter Sch</text:p>
          </table:table-cell>
          <table:table-cell office:value-type="float" office:value="4017" calcext:value-type="float">
            <text:p>4017</text:p>
          </table:table-cell>
          <table:table-cell table:formula="of:=VLOOKUP([.B347];[$Sheet2.A340:.C896];2)" office:value-type="float" office:value="355" calcext:value-type="float">
            <text:p>355</text:p>
          </table:table-cell>
          <table:table-cell office:value-type="float" office:value="5204" calcext:value-type="float">
            <text:p>5,204</text:p>
          </table:table-cell>
          <table:table-cell office:value-type="float" office:value="1869384" calcext:value-type="float">
            <text:p>1,869,384</text:p>
          </table:table-cell>
          <table:table-cell office:value-type="float" office:value="1536599" calcext:value-type="float">
            <text:p>1,536,599</text:p>
          </table:table-cell>
          <table:table-cell office:value-type="float" office:value="46951993" calcext:value-type="float">
            <text:p>46,951,993</text:p>
          </table:table-cell>
          <table:table-cell office:value-type="float" office:value="80048" calcext:value-type="float">
            <text:p>80,048</text:p>
          </table:table-cell>
          <table:table-cell office:value-type="float" office:value="3558672" calcext:value-type="float">
            <text:p>3,558,672</text:p>
          </table:table-cell>
          <table:table-cell office:value-type="float" office:value="48190" calcext:value-type="float">
            <text:p>48,190</text:p>
          </table:table-cell>
          <table:table-cell office:value-type="float" office:value="671719" calcext:value-type="float">
            <text:p>671,719</text:p>
          </table:table-cell>
          <table:table-cell office:value-type="float" office:value="948167" calcext:value-type="float">
            <text:p>948,167</text:p>
          </table:table-cell>
          <table:table-cell office:value-type="float" office:value="4069319" calcext:value-type="float">
            <text:p>4,069,319</text:p>
          </table:table-cell>
          <table:table-cell office:value-type="float" office:value="2517419" calcext:value-type="float">
            <text:p>2,517,419</text:p>
          </table:table-cell>
          <table:table-cell office:value-type="float" office:value="62251510" calcext:value-type="float">
            <text:p>62,251,510</text:p>
          </table:table-cell>
          <table:table-cell office:value-type="float" office:value="4254995" calcext:value-type="float">
            <text:p>4,254,995</text:p>
          </table:table-cell>
          <table:table-cell office:value-type="float" office:value="0" calcext:value-type="float">
            <text:p>0</text:p>
          </table:table-cell>
          <table:table-cell office:value-type="float" office:value="4254995" calcext:value-type="float">
            <text:p>4,254,995</text:p>
          </table:table-cell>
          <table:table-cell office:value-type="float" office:value="66506505" calcext:value-type="float">
            <text:p>66,506,505</text:p>
          </table:table-cell>
          <table:table-cell office:value-type="float" office:value="512661" calcext:value-type="float">
            <text:p>512,6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47];&quot;,&quot;;[.E347];&quot;,&quot;;[.F347];&quot;,&quot;;[.G347];&quot;,&quot;;[.H347];&quot;,&quot;;[.I347];&quot;,&quot;;[.J347];&quot;,&quot;;[.K347];&quot;,&quot;;[.L347];&quot;,&quot;;[.M347];&quot;,&quot;;[.N347];&quot;,&quot;;[.P347];&quot;,&quot;;[.Q347];&quot;,&quot;;[.S347];&quot;,&quot;;[.T347];&quot;,&quot;;[.U347];&quot;,&quot;;[.V347];&quot;,&quot;;[.W347];&quot;,&quot;;[.X34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5,1869384,1536599,46951993,80048,3558672,48190,671719,948167,4069319,2517419,4254995,0,66506505,512661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5,1869384,1536599,46951993,80048,3558672,48190,671719,948167,4069319,2517419,4254995,0,66506505,512661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CHIEVE LANGUAGE ACADEMY</text:p>
          </table:table-cell>
          <table:table-cell office:value-type="float" office:value="4018" calcext:value-type="float">
            <text:p>4018</text:p>
          </table:table-cell>
          <table:table-cell table:formula="of:=VLOOKUP([.B348];[$Sheet2.A341:.C897];2)" office:value-type="float" office:value="356" calcext:value-type="float">
            <text:p>356</text:p>
          </table:table-cell>
          <table:table-cell office:value-type="float" office:value="431" calcext:value-type="float">
            <text:p>431</text:p>
          </table:table-cell>
          <table:table-cell office:value-type="float" office:value="986136" calcext:value-type="float">
            <text:p>986,136</text:p>
          </table:table-cell>
          <table:table-cell office:value-type="float" office:value="261226" calcext:value-type="float">
            <text:p>261,226</text:p>
          </table:table-cell>
          <table:table-cell office:value-type="float" office:value="3643744" calcext:value-type="float">
            <text:p>3,643,744</text:p>
          </table:table-cell>
          <table:table-cell office:value-type="float" office:value="0" calcext:value-type="float">
            <text:p>0</text:p>
          </table:table-cell>
          <table:table-cell office:value-type="float" office:value="774723" calcext:value-type="float">
            <text:p>774,723</text:p>
          </table:table-cell>
          <table:table-cell office:value-type="float" office:value="425" calcext:value-type="float">
            <text:p>425</text:p>
          </table:table-cell>
          <table:table-cell office:value-type="float" office:value="11231" calcext:value-type="float">
            <text:p>11,231</text:p>
          </table:table-cell>
          <table:table-cell office:value-type="float" office:value="48025" calcext:value-type="float">
            <text:p>48,025</text:p>
          </table:table-cell>
          <table:table-cell office:value-type="float" office:value="470955" calcext:value-type="float">
            <text:p>470,955</text:p>
          </table:table-cell>
          <table:table-cell office:value-type="float" office:value="523476" calcext:value-type="float">
            <text:p>523,476</text:p>
          </table:table-cell>
          <table:table-cell office:value-type="float" office:value="6719939" calcext:value-type="float">
            <text:p>6,719,939</text:p>
          </table:table-cell>
          <table:table-cell office:value-type="float" office:value="701617" calcext:value-type="float">
            <text:p>701,617</text:p>
          </table:table-cell>
          <table:table-cell office:value-type="float" office:value="0" calcext:value-type="float">
            <text:p>0</text:p>
          </table:table-cell>
          <table:table-cell office:value-type="float" office:value="701618" calcext:value-type="float">
            <text:p>701,618</text:p>
          </table:table-cell>
          <table:table-cell office:value-type="float" office:value="7421557" calcext:value-type="float">
            <text:p>7,421,557</text:p>
          </table:table-cell>
          <table:table-cell office:value-type="float" office:value="342724" calcext:value-type="float">
            <text:p>342,724</text:p>
          </table:table-cell>
          <table:table-cell office:value-type="float" office:value="18535" calcext:value-type="float">
            <text:p>18,5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48];&quot;,&quot;;[.E348];&quot;,&quot;;[.F348];&quot;,&quot;;[.G348];&quot;,&quot;;[.H348];&quot;,&quot;;[.I348];&quot;,&quot;;[.J348];&quot;,&quot;;[.K348];&quot;,&quot;;[.L348];&quot;,&quot;;[.M348];&quot;,&quot;;[.N348];&quot;,&quot;;[.P348];&quot;,&quot;;[.Q348];&quot;,&quot;;[.S348];&quot;,&quot;;[.T348];&quot;,&quot;;[.U348];&quot;,&quot;;[.V348];&quot;,&quot;;[.W348];&quot;,&quot;;[.X34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6,986136,261226,3643744,0,774723,425,11231,48025,470955,523476,701617,0,7421557,342724,18535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6,986136,261226,3643744,0,774723,425,11231,48025,470955,523476,701617,0,7421557,342724,18535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ULUTH PUBLIC SCHOOLS ACADEMY</text:p>
          </table:table-cell>
          <table:table-cell office:value-type="float" office:value="4020" calcext:value-type="float">
            <text:p>4020</text:p>
          </table:table-cell>
          <table:table-cell table:formula="of:=VLOOKUP([.B349];[$Sheet2.A342:.C898];2)" office:value-type="float" office:value="357" calcext:value-type="float">
            <text:p>357</text:p>
          </table:table-cell>
          <table:table-cell office:value-type="float" office:value="980" calcext:value-type="float">
            <text:p>980</text:p>
          </table:table-cell>
          <table:table-cell office:value-type="float" office:value="1752578" calcext:value-type="float">
            <text:p>1,752,578</text:p>
          </table:table-cell>
          <table:table-cell office:value-type="float" office:value="295669" calcext:value-type="float">
            <text:p>295,669</text:p>
          </table:table-cell>
          <table:table-cell office:value-type="float" office:value="4900448" calcext:value-type="float">
            <text:p>4,900,448</text:p>
          </table:table-cell>
          <table:table-cell office:value-type="float" office:value="0" calcext:value-type="float">
            <text:p>0</text:p>
          </table:table-cell>
          <table:table-cell office:value-type="float" office:value="6380973" calcext:value-type="float">
            <text:p>6,380,973</text:p>
          </table:table-cell>
          <table:table-cell office:value-type="float" office:value="84725" calcext:value-type="float">
            <text:p>84,725</text:p>
          </table:table-cell>
          <table:table-cell office:value-type="float" office:value="181711" calcext:value-type="float">
            <text:p>181,711</text:p>
          </table:table-cell>
          <table:table-cell office:value-type="float" office:value="729714" calcext:value-type="float">
            <text:p>729,714</text:p>
          </table:table-cell>
          <table:table-cell office:value-type="float" office:value="1199283" calcext:value-type="float">
            <text:p>1,199,283</text:p>
          </table:table-cell>
          <table:table-cell office:value-type="float" office:value="1421913" calcext:value-type="float">
            <text:p>1,421,913</text:p>
          </table:table-cell>
          <table:table-cell office:value-type="float" office:value="16947013" calcext:value-type="float">
            <text:p>16,947,013</text:p>
          </table:table-cell>
          <table:table-cell office:value-type="float" office:value="1639320" calcext:value-type="float">
            <text:p>1,639,320</text:p>
          </table:table-cell>
          <table:table-cell office:value-type="float" office:value="0" calcext:value-type="float">
            <text:p>0</text:p>
          </table:table-cell>
          <table:table-cell office:value-type="float" office:value="1639320" calcext:value-type="float">
            <text:p>1,639,320</text:p>
          </table:table-cell>
          <table:table-cell office:value-type="float" office:value="18586333" calcext:value-type="float">
            <text:p>18,586,333</text:p>
          </table:table-cell>
          <table:table-cell office:value-type="float" office:value="707763" calcext:value-type="float">
            <text:p>707,763</text:p>
          </table:table-cell>
          <table:table-cell office:value-type="float" office:value="14400" calcext:value-type="float">
            <text:p>14,4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49];&quot;,&quot;;[.E349];&quot;,&quot;;[.F349];&quot;,&quot;;[.G349];&quot;,&quot;;[.H349];&quot;,&quot;;[.I349];&quot;,&quot;;[.J349];&quot;,&quot;;[.K349];&quot;,&quot;;[.L349];&quot;,&quot;;[.M349];&quot;,&quot;;[.N349];&quot;,&quot;;[.P349];&quot;,&quot;;[.Q349];&quot;,&quot;;[.S349];&quot;,&quot;;[.T349];&quot;,&quot;;[.U349];&quot;,&quot;;[.V349];&quot;,&quot;;[.W349];&quot;,&quot;;[.X34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7,1752578,295669,4900448,0,6380973,84725,181711,729714,1199283,1421913,1639320,0,18586333,707763,1440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7,1752578,295669,4900448,0,6380973,84725,181711,729714,1199283,1421913,1639320,0,18586333,707763,1440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YBER VILLAGE ACADEMY</text:p>
          </table:table-cell>
          <table:table-cell office:value-type="float" office:value="4025" calcext:value-type="float">
            <text:p>4025</text:p>
          </table:table-cell>
          <table:table-cell table:formula="of:=VLOOKUP([.B350];[$Sheet2.A343:.C899];2)" office:value-type="float" office:value="358" calcext:value-type="float">
            <text:p>358</text:p>
          </table:table-cell>
          <table:table-cell office:value-type="float" office:value="258" calcext:value-type="float">
            <text:p>258</text:p>
          </table:table-cell>
          <table:table-cell office:value-type="float" office:value="576333" calcext:value-type="float">
            <text:p>576,333</text:p>
          </table:table-cell>
          <table:table-cell office:value-type="float" office:value="104314" calcext:value-type="float">
            <text:p>104,314</text:p>
          </table:table-cell>
          <table:table-cell office:value-type="float" office:value="1169903" calcext:value-type="float">
            <text:p>1,169,903</text:p>
          </table:table-cell>
          <table:table-cell office:value-type="float" office:value="0" calcext:value-type="float">
            <text:p>0</text:p>
          </table:table-cell>
          <table:table-cell office:value-type="float" office:value="1504059" calcext:value-type="float">
            <text:p>1,504,059</text:p>
          </table:table-cell>
          <table:table-cell office:value-type="float" office:value="0" calcext:value-type="float">
            <text:p>0</text:p>
          </table:table-cell>
          <table:table-cell office:value-type="float" office:value="22974" calcext:value-type="float">
            <text:p>22,974</text:p>
          </table:table-cell>
          <table:table-cell office:value-type="float" office:value="41286" calcext:value-type="float">
            <text:p>41,286</text:p>
          </table:table-cell>
          <table:table-cell office:value-type="float" office:value="164074" calcext:value-type="float">
            <text:p>164,074</text:p>
          </table:table-cell>
          <table:table-cell office:value-type="float" office:value="82336" calcext:value-type="float">
            <text:p>82,336</text:p>
          </table:table-cell>
          <table:table-cell office:value-type="float" office:value="3665277" calcext:value-type="float">
            <text:p>3,665,277</text:p>
          </table:table-cell>
          <table:table-cell office:value-type="float" office:value="459288" calcext:value-type="float">
            <text:p>459,288</text:p>
          </table:table-cell>
          <table:table-cell office:value-type="float" office:value="0" calcext:value-type="float">
            <text:p>0</text:p>
          </table:table-cell>
          <table:table-cell office:value-type="float" office:value="459288" calcext:value-type="float">
            <text:p>459,288</text:p>
          </table:table-cell>
          <table:table-cell office:value-type="float" office:value="4124565" calcext:value-type="float">
            <text:p>4,124,565</text:p>
          </table:table-cell>
          <table:table-cell office:value-type="float" office:value="21204" calcext:value-type="float">
            <text:p>21,2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50];&quot;,&quot;;[.E350];&quot;,&quot;;[.F350];&quot;,&quot;;[.G350];&quot;,&quot;;[.H350];&quot;,&quot;;[.I350];&quot;,&quot;;[.J350];&quot;,&quot;;[.K350];&quot;,&quot;;[.L350];&quot;,&quot;;[.M350];&quot;,&quot;;[.N350];&quot;,&quot;;[.P350];&quot;,&quot;;[.Q350];&quot;,&quot;;[.S350];&quot;,&quot;;[.T350];&quot;,&quot;;[.U350];&quot;,&quot;;[.V350];&quot;,&quot;;[.W350];&quot;,&quot;;[.X35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8,576333,104314,1169903,0,1504059,0,22974,41286,164074,82336,459288,0,4124565,21204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8,576333,104314,1169903,0,1504059,0,22974,41286,164074,82336,459288,0,4124565,21204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.C.H.O. CHARTER SCHOOL</text:p>
          </table:table-cell>
          <table:table-cell office:value-type="float" office:value="4026" calcext:value-type="float">
            <text:p>4026</text:p>
          </table:table-cell>
          <table:table-cell table:formula="of:=VLOOKUP([.B351];[$Sheet2.A344:.C900];2)" office:value-type="float" office:value="359" calcext:value-type="float">
            <text:p>359</text:p>
          </table:table-cell>
          <table:table-cell office:value-type="float" office:value="68" calcext:value-type="float">
            <text:p>68</text:p>
          </table:table-cell>
          <table:table-cell office:value-type="float" office:value="143032" calcext:value-type="float">
            <text:p>143,032</text:p>
          </table:table-cell>
          <table:table-cell office:value-type="float" office:value="45649" calcext:value-type="float">
            <text:p>45,649</text:p>
          </table:table-cell>
          <table:table-cell office:value-type="float" office:value="432047" calcext:value-type="float">
            <text:p>432,047</text:p>
          </table:table-cell>
          <table:table-cell office:value-type="float" office:value="0" calcext:value-type="float">
            <text:p>0</text:p>
          </table:table-cell>
          <table:table-cell office:value-type="float" office:value="199545" calcext:value-type="float">
            <text:p>199,545</text:p>
          </table:table-cell>
          <table:table-cell office:value-type="float" office:value="8985" calcext:value-type="float">
            <text:p>8,985</text:p>
          </table:table-cell>
          <table:table-cell office:value-type="float" office:value="124241" calcext:value-type="float">
            <text:p>124,241</text:p>
          </table:table-cell>
          <table:table-cell office:value-type="float" office:value="954" calcext:value-type="float">
            <text:p>954</text:p>
          </table:table-cell>
          <table:table-cell office:value-type="float" office:value="119892" calcext:value-type="float">
            <text:p>119,892</text:p>
          </table:table-cell>
          <table:table-cell office:value-type="float" office:value="78872" calcext:value-type="float">
            <text:p>78,872</text:p>
          </table:table-cell>
          <table:table-cell office:value-type="float" office:value="1153215" calcext:value-type="float">
            <text:p>1,153,215</text:p>
          </table:table-cell>
          <table:table-cell office:value-type="float" office:value="229525" calcext:value-type="float">
            <text:p>229,525</text:p>
          </table:table-cell>
          <table:table-cell office:value-type="float" office:value="0" calcext:value-type="float">
            <text:p>0</text:p>
          </table:table-cell>
          <table:table-cell office:value-type="float" office:value="229525" calcext:value-type="float">
            <text:p>229,525</text:p>
          </table:table-cell>
          <table:table-cell office:value-type="float" office:value="1382740" calcext:value-type="float">
            <text:p>1,382,740</text:p>
          </table:table-cell>
          <table:table-cell office:value-type="float" office:value="53072" calcext:value-type="float">
            <text:p>53,0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51];&quot;,&quot;;[.E351];&quot;,&quot;;[.F351];&quot;,&quot;;[.G351];&quot;,&quot;;[.H351];&quot;,&quot;;[.I351];&quot;,&quot;;[.J351];&quot;,&quot;;[.K351];&quot;,&quot;;[.L351];&quot;,&quot;;[.M351];&quot;,&quot;;[.N351];&quot;,&quot;;[.P351];&quot;,&quot;;[.Q351];&quot;,&quot;;[.S351];&quot;,&quot;;[.T351];&quot;,&quot;;[.U351];&quot;,&quot;;[.V351];&quot;,&quot;;[.W351];&quot;,&quot;;[.X35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9,143032,45649,432047,0,199545,8985,124241,954,119892,78872,229525,0,1382740,53072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59,143032,45649,432047,0,199545,8985,124241,954,119892,78872,229525,0,1382740,53072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IGHER GROUND ACADEMY</text:p>
          </table:table-cell>
          <table:table-cell office:value-type="float" office:value="4027" calcext:value-type="float">
            <text:p>4027</text:p>
          </table:table-cell>
          <table:table-cell table:formula="of:=VLOOKUP([.B352];[$Sheet2.A345:.C901];2)" office:value-type="float" office:value="360" calcext:value-type="float">
            <text:p>360</text:p>
          </table:table-cell>
          <table:table-cell office:value-type="float" office:value="1015" calcext:value-type="float">
            <text:p>1,015</text:p>
          </table:table-cell>
          <table:table-cell office:value-type="float" office:value="1392342" calcext:value-type="float">
            <text:p>1,392,342</text:p>
          </table:table-cell>
          <table:table-cell office:value-type="float" office:value="558691" calcext:value-type="float">
            <text:p>558,691</text:p>
          </table:table-cell>
          <table:table-cell office:value-type="float" office:value="6621901" calcext:value-type="float">
            <text:p>6,621,901</text:p>
          </table:table-cell>
          <table:table-cell office:value-type="float" office:value="0" calcext:value-type="float">
            <text:p>0</text:p>
          </table:table-cell>
          <table:table-cell office:value-type="float" office:value="901388" calcext:value-type="float">
            <text:p>901,388</text:p>
          </table:table-cell>
          <table:table-cell office:value-type="float" office:value="4692" calcext:value-type="float">
            <text:p>4,692</text:p>
          </table:table-cell>
          <table:table-cell office:value-type="float" office:value="385728" calcext:value-type="float">
            <text:p>385,728</text:p>
          </table:table-cell>
          <table:table-cell office:value-type="float" office:value="427491" calcext:value-type="float">
            <text:p>427,491</text:p>
          </table:table-cell>
          <table:table-cell office:value-type="float" office:value="1443685" calcext:value-type="float">
            <text:p>1,443,685</text:p>
          </table:table-cell>
          <table:table-cell office:value-type="float" office:value="1645353" calcext:value-type="float">
            <text:p>1,645,353</text:p>
          </table:table-cell>
          <table:table-cell office:value-type="float" office:value="13381270" calcext:value-type="float">
            <text:p>13,381,270</text:p>
          </table:table-cell>
          <table:table-cell office:value-type="float" office:value="2338624" calcext:value-type="float">
            <text:p>2,338,624</text:p>
          </table:table-cell>
          <table:table-cell office:value-type="float" office:value="0" calcext:value-type="float">
            <text:p>0</text:p>
          </table:table-cell>
          <table:table-cell office:value-type="float" office:value="2338624" calcext:value-type="float">
            <text:p>2,338,624</text:p>
          </table:table-cell>
          <table:table-cell office:value-type="float" office:value="15719894" calcext:value-type="float">
            <text:p>15,719,894</text:p>
          </table:table-cell>
          <table:table-cell office:value-type="float" office:value="1152251" calcext:value-type="float">
            <text:p>1,152,2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52];&quot;,&quot;;[.E352];&quot;,&quot;;[.F352];&quot;,&quot;;[.G352];&quot;,&quot;;[.H352];&quot;,&quot;;[.I352];&quot;,&quot;;[.J352];&quot;,&quot;;[.K352];&quot;,&quot;;[.L352];&quot;,&quot;;[.M352];&quot;,&quot;;[.N352];&quot;,&quot;;[.P352];&quot;,&quot;;[.Q352];&quot;,&quot;;[.S352];&quot;,&quot;;[.T352];&quot;,&quot;;[.U352];&quot;,&quot;;[.V352];&quot;,&quot;;[.W352];&quot;,&quot;;[.X35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0,1392342,558691,6621901,0,901388,4692,385728,427491,1443685,1645353,2338624,0,15719894,1152251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0,1392342,558691,6621901,0,901388,4692,385728,427491,1443685,1645353,2338624,0,15719894,1152251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PAUL CITY SCHOOL</text:p>
          </table:table-cell>
          <table:table-cell office:value-type="float" office:value="4029" calcext:value-type="float">
            <text:p>4029</text:p>
          </table:table-cell>
          <table:table-cell table:formula="of:=VLOOKUP([.B353];[$Sheet2.A346:.C902];2)" office:value-type="float" office:value="361" calcext:value-type="float">
            <text:p>361</text:p>
          </table:table-cell>
          <table:table-cell office:value-type="float" office:value="467" calcext:value-type="float">
            <text:p>467</text:p>
          </table:table-cell>
          <table:table-cell office:value-type="float" office:value="1187157" calcext:value-type="float">
            <text:p>1,187,157</text:p>
          </table:table-cell>
          <table:table-cell office:value-type="float" office:value="422228" calcext:value-type="float">
            <text:p>422,228</text:p>
          </table:table-cell>
          <table:table-cell office:value-type="float" office:value="3443893" calcext:value-type="float">
            <text:p>3,443,893</text:p>
          </table:table-cell>
          <table:table-cell office:value-type="float" office:value="0" calcext:value-type="float">
            <text:p>0</text:p>
          </table:table-cell>
          <table:table-cell office:value-type="float" office:value="2474878" calcext:value-type="float">
            <text:p>2,474,878</text:p>
          </table:table-cell>
          <table:table-cell office:value-type="float" office:value="0" calcext:value-type="float">
            <text:p>0</text:p>
          </table:table-cell>
          <table:table-cell office:value-type="float" office:value="156473" calcext:value-type="float">
            <text:p>156,473</text:p>
          </table:table-cell>
          <table:table-cell office:value-type="float" office:value="176138" calcext:value-type="float">
            <text:p>176,138</text:p>
          </table:table-cell>
          <table:table-cell office:value-type="float" office:value="675355" calcext:value-type="float">
            <text:p>675,355</text:p>
          </table:table-cell>
          <table:table-cell office:value-type="float" office:value="1205062" calcext:value-type="float">
            <text:p>1,205,062</text:p>
          </table:table-cell>
          <table:table-cell office:value-type="float" office:value="9741185" calcext:value-type="float">
            <text:p>9,741,185</text:p>
          </table:table-cell>
          <table:table-cell office:value-type="float" office:value="829479" calcext:value-type="float">
            <text:p>829,479</text:p>
          </table:table-cell>
          <table:table-cell office:value-type="float" office:value="0" calcext:value-type="float">
            <text:p>0</text:p>
          </table:table-cell>
          <table:table-cell office:value-type="float" office:value="829479" calcext:value-type="float">
            <text:p>829,479</text:p>
          </table:table-cell>
          <table:table-cell office:value-type="float" office:value="10570664" calcext:value-type="float">
            <text:p>10,570,664</text:p>
          </table:table-cell>
          <table:table-cell office:value-type="float" office:value="310457" calcext:value-type="float">
            <text:p>310,457</text:p>
          </table:table-cell>
          <table:table-cell office:value-type="float" office:value="100037" calcext:value-type="float">
            <text:p>100,0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53];&quot;,&quot;;[.E353];&quot;,&quot;;[.F353];&quot;,&quot;;[.G353];&quot;,&quot;;[.H353];&quot;,&quot;;[.I353];&quot;,&quot;;[.J353];&quot;,&quot;;[.K353];&quot;,&quot;;[.L353];&quot;,&quot;;[.M353];&quot;,&quot;;[.N353];&quot;,&quot;;[.P353];&quot;,&quot;;[.Q353];&quot;,&quot;;[.S353];&quot;,&quot;;[.T353];&quot;,&quot;;[.U353];&quot;,&quot;;[.V353];&quot;,&quot;;[.W353];&quot;,&quot;;[.X35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1,1187157,422228,3443893,0,2474878,0,156473,176138,675355,1205062,829479,0,10570664,310457,100037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1,1187157,422228,3443893,0,2474878,0,156473,176138,675355,1205062,829479,0,10570664,310457,100037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Jennings Community School</text:p>
          </table:table-cell>
          <table:table-cell office:value-type="float" office:value="4031" calcext:value-type="float">
            <text:p>4031</text:p>
          </table:table-cell>
          <table:table-cell table:formula="of:=VLOOKUP([.B354];[$Sheet2.A347:.C903];2)" office:value-type="float" office:value="363" calcext:value-type="float">
            <text:p>363</text:p>
          </table:table-cell>
          <table:table-cell office:value-type="float" office:value="63" calcext:value-type="float">
            <text:p>63</text:p>
          </table:table-cell>
          <table:table-cell office:value-type="float" office:value="193163" calcext:value-type="float">
            <text:p>193,163</text:p>
          </table:table-cell>
          <table:table-cell office:value-type="float" office:value="110911" calcext:value-type="float">
            <text:p>110,911</text:p>
          </table:table-cell>
          <table:table-cell office:value-type="float" office:value="344453" calcext:value-type="float">
            <text:p>344,453</text:p>
          </table:table-cell>
          <table:table-cell office:value-type="float" office:value="0" calcext:value-type="float">
            <text:p>0</text:p>
          </table:table-cell>
          <table:table-cell office:value-type="float" office:value="237156" calcext:value-type="float">
            <text:p>237,156</text:p>
          </table:table-cell>
          <table:table-cell office:value-type="float" office:value="0" calcext:value-type="float">
            <text:p>0</text:p>
          </table:table-cell>
          <table:table-cell office:value-type="float" office:value="20568" calcext:value-type="float">
            <text:p>20,568</text:p>
          </table:table-cell>
          <table:table-cell office:value-type="float" office:value="59032" calcext:value-type="float">
            <text:p>59,032</text:p>
          </table:table-cell>
          <table:table-cell office:value-type="float" office:value="118707" calcext:value-type="float">
            <text:p>118,707</text:p>
          </table:table-cell>
          <table:table-cell office:value-type="float" office:value="25435" calcext:value-type="float">
            <text:p>25,435</text:p>
          </table:table-cell>
          <table:table-cell office:value-type="float" office:value="1109426" calcext:value-type="float">
            <text:p>1,109,426</text:p>
          </table:table-cell>
          <table:table-cell office:value-type="float" office:value="184442" calcext:value-type="float">
            <text:p>184,442</text:p>
          </table:table-cell>
          <table:table-cell office:value-type="float" office:value="0" calcext:value-type="float">
            <text:p>0</text:p>
          </table:table-cell>
          <table:table-cell office:value-type="float" office:value="184442" calcext:value-type="float">
            <text:p>184,442</text:p>
          </table:table-cell>
          <table:table-cell office:value-type="float" office:value="1293868" calcext:value-type="float">
            <text:p>1,293,868</text:p>
          </table:table-cell>
          <table:table-cell office:value-type="float" office:value="25020" calcext:value-type="float">
            <text:p>25,0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54];&quot;,&quot;;[.E354];&quot;,&quot;;[.F354];&quot;,&quot;;[.G354];&quot;,&quot;;[.H354];&quot;,&quot;;[.I354];&quot;,&quot;;[.J354];&quot;,&quot;;[.K354];&quot;,&quot;;[.L354];&quot;,&quot;;[.M354];&quot;,&quot;;[.N354];&quot;,&quot;;[.P354];&quot;,&quot;;[.Q354];&quot;,&quot;;[.S354];&quot;,&quot;;[.T354];&quot;,&quot;;[.U354];&quot;,&quot;;[.V354];&quot;,&quot;;[.W354];&quot;,&quot;;[.X35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3,193163,110911,344453,0,237156,0,20568,59032,118707,25435,184442,0,1293868,2502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3,193163,110911,344453,0,237156,0,20568,59032,118707,25435,184442,0,1293868,2502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IFE PREP</text:p>
          </table:table-cell>
          <table:table-cell office:value-type="float" office:value="4035" calcext:value-type="float">
            <text:p>4035</text:p>
          </table:table-cell>
          <table:table-cell table:formula="of:=VLOOKUP([.B355];[$Sheet2.A348:.C904];2)" office:value-type="float" office:value="365" calcext:value-type="float">
            <text:p>365</text:p>
          </table:table-cell>
          <table:table-cell office:value-type="float" office:value="181" calcext:value-type="float">
            <text:p>181</text:p>
          </table:table-cell>
          <table:table-cell office:value-type="float" office:value="542038" calcext:value-type="float">
            <text:p>542,038</text:p>
          </table:table-cell>
          <table:table-cell office:value-type="float" office:value="116739" calcext:value-type="float">
            <text:p>116,739</text:p>
          </table:table-cell>
          <table:table-cell office:value-type="float" office:value="1730192" calcext:value-type="float">
            <text:p>1,730,192</text:p>
          </table:table-cell>
          <table:table-cell office:value-type="float" office:value="0" calcext:value-type="float">
            <text:p>0</text:p>
          </table:table-cell>
          <table:table-cell office:value-type="float" office:value="941732" calcext:value-type="float">
            <text:p>941,732</text:p>
          </table:table-cell>
          <table:table-cell office:value-type="float" office:value="0" calcext:value-type="float">
            <text:p>0</text:p>
          </table:table-cell>
          <table:table-cell office:value-type="float" office:value="67761" calcext:value-type="float">
            <text:p>67,761</text:p>
          </table:table-cell>
          <table:table-cell office:value-type="float" office:value="60357" calcext:value-type="float">
            <text:p>60,357</text:p>
          </table:table-cell>
          <table:table-cell office:value-type="float" office:value="397468" calcext:value-type="float">
            <text:p>397,468</text:p>
          </table:table-cell>
          <table:table-cell office:value-type="float" office:value="335952" calcext:value-type="float">
            <text:p>335,952</text:p>
          </table:table-cell>
          <table:table-cell office:value-type="float" office:value="4192238" calcext:value-type="float">
            <text:p>4,192,238</text:p>
          </table:table-cell>
          <table:table-cell office:value-type="float" office:value="315238" calcext:value-type="float">
            <text:p>315,238</text:p>
          </table:table-cell>
          <table:table-cell office:value-type="float" office:value="0" calcext:value-type="float">
            <text:p>0</text:p>
          </table:table-cell>
          <table:table-cell office:value-type="float" office:value="315238" calcext:value-type="float">
            <text:p>315,238</text:p>
          </table:table-cell>
          <table:table-cell office:value-type="float" office:value="4507476" calcext:value-type="float">
            <text:p>4,507,476</text:p>
          </table:table-cell>
          <table:table-cell office:value-type="float" office:value="252256" calcext:value-type="float">
            <text:p>252,256</text:p>
          </table:table-cell>
          <table:table-cell office:value-type="float" office:value="11907" calcext:value-type="float">
            <text:p>11,90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55];&quot;,&quot;;[.E355];&quot;,&quot;;[.F355];&quot;,&quot;;[.G355];&quot;,&quot;;[.H355];&quot;,&quot;;[.I355];&quot;,&quot;;[.J355];&quot;,&quot;;[.K355];&quot;,&quot;;[.L355];&quot;,&quot;;[.M355];&quot;,&quot;;[.N355];&quot;,&quot;;[.P355];&quot;,&quot;;[.Q355];&quot;,&quot;;[.S355];&quot;,&quot;;[.T355];&quot;,&quot;;[.U355];&quot;,&quot;;[.V355];&quot;,&quot;;[.W355];&quot;,&quot;;[.X35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5,542038,116739,1730192,0,941732,0,67761,60357,397468,335952,315238,0,4507476,252256,11907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5,542038,116739,1730192,0,941732,0,67761,60357,397468,335952,315238,0,4507476,252256,11907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ACE TO FACE ACADEMY</text:p>
          </table:table-cell>
          <table:table-cell office:value-type="float" office:value="4036" calcext:value-type="float">
            <text:p>4036</text:p>
          </table:table-cell>
          <table:table-cell table:formula="of:=VLOOKUP([.B356];[$Sheet2.A349:.C905];2)" office:value-type="float" office:value="366" calcext:value-type="float">
            <text:p>366</text:p>
          </table:table-cell>
          <table:table-cell office:value-type="float" office:value="88" calcext:value-type="float">
            <text:p>88</text:p>
          </table:table-cell>
          <table:table-cell office:value-type="float" office:value="369407" calcext:value-type="float">
            <text:p>369,407</text:p>
          </table:table-cell>
          <table:table-cell office:value-type="float" office:value="0" calcext:value-type="float">
            <text:p>0</text:p>
          </table:table-cell>
          <table:table-cell office:value-type="float" office:value="611103" calcext:value-type="float">
            <text:p>611,103</text:p>
          </table:table-cell>
          <table:table-cell office:value-type="float" office:value="0" calcext:value-type="float">
            <text:p>0</text:p>
          </table:table-cell>
          <table:table-cell office:value-type="float" office:value="418941" calcext:value-type="float">
            <text:p>418,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64" calcext:value-type="float">
            <text:p>52,764</text:p>
          </table:table-cell>
          <table:table-cell office:value-type="float" office:value="91184" calcext:value-type="float">
            <text:p>91,184</text:p>
          </table:table-cell>
          <table:table-cell office:value-type="float" office:value="5064" calcext:value-type="float">
            <text:p>5,064</text:p>
          </table:table-cell>
          <table:table-cell office:value-type="float" office:value="1548462" calcext:value-type="float">
            <text:p>1,548,462</text:p>
          </table:table-cell>
          <table:table-cell office:value-type="float" office:value="262507" calcext:value-type="float">
            <text:p>262,507</text:p>
          </table:table-cell>
          <table:table-cell office:value-type="float" office:value="0" calcext:value-type="float">
            <text:p>0</text:p>
          </table:table-cell>
          <table:table-cell office:value-type="float" office:value="262507" calcext:value-type="float">
            <text:p>262,507</text:p>
          </table:table-cell>
          <table:table-cell office:value-type="float" office:value="1810969" calcext:value-type="float">
            <text:p>1,810,969</text:p>
          </table:table-cell>
          <table:table-cell office:value-type="float" office:value="14140" calcext:value-type="float">
            <text:p>14,1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56];&quot;,&quot;;[.E356];&quot;,&quot;;[.F356];&quot;,&quot;;[.G356];&quot;,&quot;;[.H356];&quot;,&quot;;[.I356];&quot;,&quot;;[.J356];&quot;,&quot;;[.K356];&quot;,&quot;;[.L356];&quot;,&quot;;[.M356];&quot;,&quot;;[.N356];&quot;,&quot;;[.P356];&quot;,&quot;;[.Q356];&quot;,&quot;;[.S356];&quot;,&quot;;[.T356];&quot;,&quot;;[.U356];&quot;,&quot;;[.V356];&quot;,&quot;;[.W356];&quot;,&quot;;[.X35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6,369407,0,611103,0,418941,0,0,52764,91184,5064,262507,0,1810969,1414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6,369407,0,611103,0,418941,0,0,52764,91184,5064,262507,0,1810969,1414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OJOURNER TRUTH ACADEMY</text:p>
          </table:table-cell>
          <table:table-cell office:value-type="float" office:value="4038" calcext:value-type="float">
            <text:p>4038</text:p>
          </table:table-cell>
          <table:table-cell table:formula="of:=VLOOKUP([.B357];[$Sheet2.A350:.C906];2)" office:value-type="float" office:value="367" calcext:value-type="float">
            <text:p>367</text:p>
          </table:table-cell>
          <table:table-cell office:value-type="float" office:value="283" calcext:value-type="float">
            <text:p>283</text:p>
          </table:table-cell>
          <table:table-cell office:value-type="float" office:value="539907" calcext:value-type="float">
            <text:p>539,907</text:p>
          </table:table-cell>
          <table:table-cell office:value-type="float" office:value="194805" calcext:value-type="float">
            <text:p>194,805</text:p>
          </table:table-cell>
          <table:table-cell office:value-type="float" office:value="2634043" calcext:value-type="float">
            <text:p>2,634,043</text:p>
          </table:table-cell>
          <table:table-cell office:value-type="float" office:value="0" calcext:value-type="float">
            <text:p>0</text:p>
          </table:table-cell>
          <table:table-cell office:value-type="float" office:value="1656661" calcext:value-type="float">
            <text:p>1,656,661</text:p>
          </table:table-cell>
          <table:table-cell office:value-type="float" office:value="0" calcext:value-type="float">
            <text:p>0</text:p>
          </table:table-cell>
          <table:table-cell office:value-type="float" office:value="193597" calcext:value-type="float">
            <text:p>193,597</text:p>
          </table:table-cell>
          <table:table-cell office:value-type="float" office:value="122138" calcext:value-type="float">
            <text:p>122,138</text:p>
          </table:table-cell>
          <table:table-cell office:value-type="float" office:value="391141" calcext:value-type="float">
            <text:p>391,141</text:p>
          </table:table-cell>
          <table:table-cell office:value-type="float" office:value="592715" calcext:value-type="float">
            <text:p>592,715</text:p>
          </table:table-cell>
          <table:table-cell office:value-type="float" office:value="6325007" calcext:value-type="float">
            <text:p>6,325,007</text:p>
          </table:table-cell>
          <table:table-cell office:value-type="float" office:value="555100" calcext:value-type="float">
            <text:p>555,100</text:p>
          </table:table-cell>
          <table:table-cell office:value-type="float" office:value="0" calcext:value-type="float">
            <text:p>0</text:p>
          </table:table-cell>
          <table:table-cell office:value-type="float" office:value="555100" calcext:value-type="float">
            <text:p>555,100</text:p>
          </table:table-cell>
          <table:table-cell office:value-type="float" office:value="6880108" calcext:value-type="float">
            <text:p>6,880,108</text:p>
          </table:table-cell>
          <table:table-cell office:value-type="float" office:value="267355" calcext:value-type="float">
            <text:p>267,3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57];&quot;,&quot;;[.E357];&quot;,&quot;;[.F357];&quot;,&quot;;[.G357];&quot;,&quot;;[.H357];&quot;,&quot;;[.I357];&quot;,&quot;;[.J357];&quot;,&quot;;[.K357];&quot;,&quot;;[.L357];&quot;,&quot;;[.M357];&quot;,&quot;;[.N357];&quot;,&quot;;[.P357];&quot;,&quot;;[.Q357];&quot;,&quot;;[.S357];&quot;,&quot;;[.T357];&quot;,&quot;;[.U357];&quot;,&quot;;[.V357];&quot;,&quot;;[.W357];&quot;,&quot;;[.X35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7,539907,194805,2634043,0,1656661,0,193597,122138,391141,592715,555100,0,6880108,267355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7,539907,194805,2634043,0,1656661,0,193597,122138,391141,592715,555100,0,6880108,267355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IGH SCHOOL FOR RECORDING ARTS</text:p>
          </table:table-cell>
          <table:table-cell office:value-type="float" office:value="4039" calcext:value-type="float">
            <text:p>4039</text:p>
          </table:table-cell>
          <table:table-cell table:formula="of:=VLOOKUP([.B358];[$Sheet2.A351:.C907];2)" office:value-type="float" office:value="368" calcext:value-type="float">
            <text:p>368</text:p>
          </table:table-cell>
          <table:table-cell office:value-type="float" office:value="339" calcext:value-type="float">
            <text:p>339</text:p>
          </table:table-cell>
          <table:table-cell office:value-type="float" office:value="725001" calcext:value-type="float">
            <text:p>725,001</text:p>
          </table:table-cell>
          <table:table-cell office:value-type="float" office:value="725365" calcext:value-type="float">
            <text:p>725,365</text:p>
          </table:table-cell>
          <table:table-cell office:value-type="float" office:value="2924283" calcext:value-type="float">
            <text:p>2,924,283</text:p>
          </table:table-cell>
          <table:table-cell office:value-type="float" office:value="0" calcext:value-type="float">
            <text:p>0</text:p>
          </table:table-cell>
          <table:table-cell office:value-type="float" office:value="1729297" calcext:value-type="float">
            <text:p>1,729,297</text:p>
          </table:table-cell>
          <table:table-cell office:value-type="float" office:value="13229" calcext:value-type="float">
            <text:p>13,229</text:p>
          </table:table-cell>
          <table:table-cell office:value-type="float" office:value="104491" calcext:value-type="float">
            <text:p>104,491</text:p>
          </table:table-cell>
          <table:table-cell office:value-type="float" office:value="0" calcext:value-type="float">
            <text:p>0</text:p>
          </table:table-cell>
          <table:table-cell office:value-type="float" office:value="680979" calcext:value-type="float">
            <text:p>680,979</text:p>
          </table:table-cell>
          <table:table-cell office:value-type="float" office:value="101515" calcext:value-type="float">
            <text:p>101,515</text:p>
          </table:table-cell>
          <table:table-cell office:value-type="float" office:value="7004161" calcext:value-type="float">
            <text:p>7,004,161</text:p>
          </table:table-cell>
          <table:table-cell office:value-type="float" office:value="731223" calcext:value-type="float">
            <text:p>731,223</text:p>
          </table:table-cell>
          <table:table-cell office:value-type="float" office:value="0" calcext:value-type="float">
            <text:p>0</text:p>
          </table:table-cell>
          <table:table-cell office:value-type="float" office:value="731223" calcext:value-type="float">
            <text:p>731,223</text:p>
          </table:table-cell>
          <table:table-cell office:value-type="float" office:value="7735384" calcext:value-type="float">
            <text:p>7,735,384</text:p>
          </table:table-cell>
          <table:table-cell office:value-type="float" office:value="75412" calcext:value-type="float">
            <text:p>75,4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58];&quot;,&quot;;[.E358];&quot;,&quot;;[.F358];&quot;,&quot;;[.G358];&quot;,&quot;;[.H358];&quot;,&quot;;[.I358];&quot;,&quot;;[.J358];&quot;,&quot;;[.K358];&quot;,&quot;;[.L358];&quot;,&quot;;[.M358];&quot;,&quot;;[.N358];&quot;,&quot;;[.P358];&quot;,&quot;;[.Q358];&quot;,&quot;;[.S358];&quot;,&quot;;[.T358];&quot;,&quot;;[.U358];&quot;,&quot;;[.V358];&quot;,&quot;;[.W358];&quot;,&quot;;[.X35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8,725001,725365,2924283,0,1729297,13229,104491,0,680979,101515,731223,0,7735384,75412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68,725001,725365,2924283,0,1729297,13229,104491,0,680979,101515,731223,0,7735384,75412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TH AND SCIENCE ACADEMY</text:p>
          </table:table-cell>
          <table:table-cell office:value-type="float" office:value="4043" calcext:value-type="float">
            <text:p>4043</text:p>
          </table:table-cell>
          <table:table-cell table:formula="of:=VLOOKUP([.B359];[$Sheet2.A352:.C908];2)" office:value-type="float" office:value="370" calcext:value-type="float">
            <text:p>370</text:p>
          </table:table-cell>
          <table:table-cell office:value-type="float" office:value="498" calcext:value-type="float">
            <text:p>498</text:p>
          </table:table-cell>
          <table:table-cell office:value-type="float" office:value="960130" calcext:value-type="float">
            <text:p>960,130</text:p>
          </table:table-cell>
          <table:table-cell office:value-type="float" office:value="233975" calcext:value-type="float">
            <text:p>233,975</text:p>
          </table:table-cell>
          <table:table-cell office:value-type="float" office:value="2291913" calcext:value-type="float">
            <text:p>2,291,913</text:p>
          </table:table-cell>
          <table:table-cell office:value-type="float" office:value="0" calcext:value-type="float">
            <text:p>0</text:p>
          </table:table-cell>
          <table:table-cell office:value-type="float" office:value="646393" calcext:value-type="float">
            <text:p>646,393</text:p>
          </table:table-cell>
          <table:table-cell office:value-type="float" office:value="192889" calcext:value-type="float">
            <text:p>192,889</text:p>
          </table:table-cell>
          <table:table-cell office:value-type="float" office:value="156490" calcext:value-type="float">
            <text:p>156,490</text:p>
          </table:table-cell>
          <table:table-cell office:value-type="float" office:value="164404" calcext:value-type="float">
            <text:p>164,404</text:p>
          </table:table-cell>
          <table:table-cell office:value-type="float" office:value="337329" calcext:value-type="float">
            <text:p>337,329</text:p>
          </table:table-cell>
          <table:table-cell office:value-type="float" office:value="58194" calcext:value-type="float">
            <text:p>58,194</text:p>
          </table:table-cell>
          <table:table-cell office:value-type="float" office:value="5041717" calcext:value-type="float">
            <text:p>5,041,717</text:p>
          </table:table-cell>
          <table:table-cell office:value-type="float" office:value="761019" calcext:value-type="float">
            <text:p>761,019</text:p>
          </table:table-cell>
          <table:table-cell office:value-type="float" office:value="0" calcext:value-type="float">
            <text:p>0</text:p>
          </table:table-cell>
          <table:table-cell office:value-type="float" office:value="761019" calcext:value-type="float">
            <text:p>761,019</text:p>
          </table:table-cell>
          <table:table-cell office:value-type="float" office:value="5802736" calcext:value-type="float">
            <text:p>5,802,7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359];&quot;,&quot;;[.E359];&quot;,&quot;;[.F359];&quot;,&quot;;[.G359];&quot;,&quot;;[.H359];&quot;,&quot;;[.I359];&quot;,&quot;;[.J359];&quot;,&quot;;[.K359];&quot;,&quot;;[.L359];&quot;,&quot;;[.M359];&quot;,&quot;;[.N359];&quot;,&quot;;[.P359];&quot;,&quot;;[.Q359];&quot;,&quot;;[.S359];&quot;,&quot;;[.T359];&quot;,&quot;;[.U359];&quot;,&quot;;[.V359];&quot;,&quot;;[.W359];&quot;,&quot;;[.X35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0,960130,233975,2291913,0,646393,192889,156490,164404,337329,58194,761019,0,5802736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0,960130,233975,2291913,0,646393,192889,156490,164404,337329,58194,761019,0,5802736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THWEST PASSAGE HIGH SCHOOL</text:p>
          </table:table-cell>
          <table:table-cell office:value-type="float" office:value="4049" calcext:value-type="float">
            <text:p>4049</text:p>
          </table:table-cell>
          <table:table-cell table:formula="of:=VLOOKUP([.B360];[$Sheet2.A353:.C909];2)" office:value-type="float" office:value="372" calcext:value-type="float">
            <text:p>372</text:p>
          </table:table-cell>
          <table:table-cell office:value-type="float" office:value="135" calcext:value-type="float">
            <text:p>135</text:p>
          </table:table-cell>
          <table:table-cell office:value-type="float" office:value="537762" calcext:value-type="float">
            <text:p>537,762</text:p>
          </table:table-cell>
          <table:table-cell office:value-type="float" office:value="0" calcext:value-type="float">
            <text:p>0</text:p>
          </table:table-cell>
          <table:table-cell office:value-type="float" office:value="830051" calcext:value-type="float">
            <text:p>830,051</text:p>
          </table:table-cell>
          <table:table-cell office:value-type="float" office:value="0" calcext:value-type="float">
            <text:p>0</text:p>
          </table:table-cell>
          <table:table-cell office:value-type="float" office:value="782723" calcext:value-type="float">
            <text:p>782,723</text:p>
          </table:table-cell>
          <table:table-cell office:value-type="float" office:value="3759" calcext:value-type="float">
            <text:p>3,759</text:p>
          </table:table-cell>
          <table:table-cell office:value-type="float" office:value="3935" calcext:value-type="float">
            <text:p>3,935</text:p>
          </table:table-cell>
          <table:table-cell office:value-type="float" office:value="24250" calcext:value-type="float">
            <text:p>24,250</text:p>
          </table:table-cell>
          <table:table-cell office:value-type="float" office:value="89539" calcext:value-type="float">
            <text:p>89,539</text:p>
          </table:table-cell>
          <table:table-cell office:value-type="float" office:value="79723" calcext:value-type="float">
            <text:p>79,723</text:p>
          </table:table-cell>
          <table:table-cell office:value-type="float" office:value="2351743" calcext:value-type="float">
            <text:p>2,351,743</text:p>
          </table:table-cell>
          <table:table-cell office:value-type="float" office:value="342815" calcext:value-type="float">
            <text:p>342,815</text:p>
          </table:table-cell>
          <table:table-cell office:value-type="float" office:value="6752" calcext:value-type="float">
            <text:p>6,752</text:p>
          </table:table-cell>
          <table:table-cell office:value-type="float" office:value="349567" calcext:value-type="float">
            <text:p>349,567</text:p>
          </table:table-cell>
          <table:table-cell office:value-type="float" office:value="2701310" calcext:value-type="float">
            <text:p>2,701,31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360];&quot;,&quot;;[.E360];&quot;,&quot;;[.F360];&quot;,&quot;;[.G360];&quot;,&quot;;[.H360];&quot;,&quot;;[.I360];&quot;,&quot;;[.J360];&quot;,&quot;;[.K360];&quot;,&quot;;[.L360];&quot;,&quot;;[.M360];&quot;,&quot;;[.N360];&quot;,&quot;;[.P360];&quot;,&quot;;[.Q360];&quot;,&quot;;[.S360];&quot;,&quot;;[.T360];&quot;,&quot;;[.U360];&quot;,&quot;;[.V360];&quot;,&quot;;[.W360];&quot;,&quot;;[.X36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2,537762,0,830051,0,782723,3759,3935,24250,89539,79723,342815,6752,2701310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2,537762,0,830051,0,782723,3759,3935,24250,89539,79723,342815,6752,2701310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FAYETTE PUBLIC CHARTER SCHOOL</text:p>
          </table:table-cell>
          <table:table-cell office:value-type="float" office:value="4050" calcext:value-type="float">
            <text:p>4050</text:p>
          </table:table-cell>
          <table:table-cell table:formula="of:=VLOOKUP([.B361];[$Sheet2.A354:.C910];2)" office:value-type="float" office:value="373" calcext:value-type="float">
            <text:p>373</text:p>
          </table:table-cell>
          <table:table-cell office:value-type="float" office:value="63" calcext:value-type="float">
            <text:p>63</text:p>
          </table:table-cell>
          <table:table-cell office:value-type="float" office:value="92213" calcext:value-type="float">
            <text:p>92,213</text:p>
          </table:table-cell>
          <table:table-cell office:value-type="float" office:value="32879" calcext:value-type="float">
            <text:p>32,879</text:p>
          </table:table-cell>
          <table:table-cell office:value-type="float" office:value="311819" calcext:value-type="float">
            <text:p>311,819</text:p>
          </table:table-cell>
          <table:table-cell office:value-type="float" office:value="0" calcext:value-type="float">
            <text:p>0</text:p>
          </table:table-cell>
          <table:table-cell office:value-type="float" office:value="102336" calcext:value-type="float">
            <text:p>102,336</text:p>
          </table:table-cell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,145</text:p>
          </table:table-cell>
          <table:table-cell office:value-type="float" office:value="1897" calcext:value-type="float">
            <text:p>1,897</text:p>
          </table:table-cell>
          <table:table-cell office:value-type="float" office:value="76686" calcext:value-type="float">
            <text:p>76,686</text:p>
          </table:table-cell>
          <table:table-cell office:value-type="float" office:value="115559" calcext:value-type="float">
            <text:p>115,559</text:p>
          </table:table-cell>
          <table:table-cell office:value-type="float" office:value="737534" calcext:value-type="float">
            <text:p>737,534</text:p>
          </table:table-cell>
          <table:table-cell office:value-type="float" office:value="2855" calcext:value-type="float">
            <text:p>2,855</text:p>
          </table:table-cell>
          <table:table-cell office:value-type="float" office:value="158097" calcext:value-type="float">
            <text:p>158,097</text:p>
          </table:table-cell>
          <table:table-cell office:value-type="float" office:value="160952" calcext:value-type="float">
            <text:p>160,952</text:p>
          </table:table-cell>
          <table:table-cell office:value-type="float" office:value="898486" calcext:value-type="float">
            <text:p>898,486</text:p>
          </table:table-cell>
          <table:table-cell office:value-type="float" office:value="53984" calcext:value-type="float">
            <text:p>53,984</text:p>
          </table:table-cell>
          <table:table-cell office:value-type="float" office:value="27013" calcext:value-type="float">
            <text:p>27,0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61];&quot;,&quot;;[.E361];&quot;,&quot;;[.F361];&quot;,&quot;;[.G361];&quot;,&quot;;[.H361];&quot;,&quot;;[.I361];&quot;,&quot;;[.J361];&quot;,&quot;;[.K361];&quot;,&quot;;[.L361];&quot;,&quot;;[.M361];&quot;,&quot;;[.N361];&quot;,&quot;;[.P361];&quot;,&quot;;[.Q361];&quot;,&quot;;[.S361];&quot;,&quot;;[.T361];&quot;,&quot;;[.U361];&quot;,&quot;;[.V361];&quot;,&quot;;[.W361];&quot;,&quot;;[.X36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3,92213,32879,311819,0,102336,0,4145,1897,76686,115559,2855,158097,898486,53984,2701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3,92213,32879,311819,0,102336,0,4145,1897,76686,115559,2855,158097,898486,53984,2701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TH LAKES ACADEMY</text:p>
          </table:table-cell>
          <table:table-cell office:value-type="float" office:value="4053" calcext:value-type="float">
            <text:p>4053</text:p>
          </table:table-cell>
          <table:table-cell table:formula="of:=VLOOKUP([.B362];[$Sheet2.A355:.C911];2)" office:value-type="float" office:value="375" calcext:value-type="float">
            <text:p>375</text:p>
          </table:table-cell>
          <table:table-cell office:value-type="float" office:value="537" calcext:value-type="float">
            <text:p>537</text:p>
          </table:table-cell>
          <table:table-cell office:value-type="float" office:value="362758" calcext:value-type="float">
            <text:p>362,758</text:p>
          </table:table-cell>
          <table:table-cell office:value-type="float" office:value="277211" calcext:value-type="float">
            <text:p>277,211</text:p>
          </table:table-cell>
          <table:table-cell office:value-type="float" office:value="2877932" calcext:value-type="float">
            <text:p>2,877,932</text:p>
          </table:table-cell>
          <table:table-cell office:value-type="float" office:value="0" calcext:value-type="float">
            <text:p>0</text:p>
          </table:table-cell>
          <table:table-cell office:value-type="float" office:value="1805477" calcext:value-type="float">
            <text:p>1,805,477</text:p>
          </table:table-cell>
          <table:table-cell office:value-type="float" office:value="178159" calcext:value-type="float">
            <text:p>178,159</text:p>
          </table:table-cell>
          <table:table-cell office:value-type="float" office:value="257339" calcext:value-type="float">
            <text:p>257,339</text:p>
          </table:table-cell>
          <table:table-cell office:value-type="float" office:value="78759" calcext:value-type="float">
            <text:p>78,759</text:p>
          </table:table-cell>
          <table:table-cell office:value-type="float" office:value="419584" calcext:value-type="float">
            <text:p>419,584</text:p>
          </table:table-cell>
          <table:table-cell office:value-type="float" office:value="22669" calcext:value-type="float">
            <text:p>22,669</text:p>
          </table:table-cell>
          <table:table-cell office:value-type="float" office:value="6279888" calcext:value-type="float">
            <text:p>6,279,888</text:p>
          </table:table-cell>
          <table:table-cell office:value-type="float" office:value="1552619" calcext:value-type="float">
            <text:p>1,552,619</text:p>
          </table:table-cell>
          <table:table-cell office:value-type="float" office:value="122687" calcext:value-type="float">
            <text:p>122,687</text:p>
          </table:table-cell>
          <table:table-cell office:value-type="float" office:value="1675307" calcext:value-type="float">
            <text:p>1,675,307</text:p>
          </table:table-cell>
          <table:table-cell office:value-type="float" office:value="7955195" calcext:value-type="float">
            <text:p>7,955,195</text:p>
          </table:table-cell>
          <table:table-cell office:value-type="float" office:value="269333" calcext:value-type="float">
            <text:p>269,3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62];&quot;,&quot;;[.E362];&quot;,&quot;;[.F362];&quot;,&quot;;[.G362];&quot;,&quot;;[.H362];&quot;,&quot;;[.I362];&quot;,&quot;;[.J362];&quot;,&quot;;[.K362];&quot;,&quot;;[.L362];&quot;,&quot;;[.M362];&quot;,&quot;;[.N362];&quot;,&quot;;[.P362];&quot;,&quot;;[.Q362];&quot;,&quot;;[.S362];&quot;,&quot;;[.T362];&quot;,&quot;;[.U362];&quot;,&quot;;[.V362];&quot;,&quot;;[.W362];&quot;,&quot;;[.X36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5,362758,277211,2877932,0,1805477,178159,257339,78759,419584,22669,1552619,122687,7955195,269333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5,362758,277211,2877932,0,1805477,178159,257339,78759,419584,22669,1552619,122687,7955195,269333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 Crescent Montessori &amp; STEM Schoo</text:p>
          </table:table-cell>
          <table:table-cell office:value-type="float" office:value="4054" calcext:value-type="float">
            <text:p>4054</text:p>
          </table:table-cell>
          <table:table-cell table:formula="of:=VLOOKUP([.B363];[$Sheet2.A356:.C912];2)"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153741" calcext:value-type="float">
            <text:p>153,741</text:p>
          </table:table-cell>
          <table:table-cell office:value-type="float" office:value="61287" calcext:value-type="float">
            <text:p>61,287</text:p>
          </table:table-cell>
          <table:table-cell office:value-type="float" office:value="421803" calcext:value-type="float">
            <text:p>421,803</text:p>
          </table:table-cell>
          <table:table-cell office:value-type="float" office:value="0" calcext:value-type="float">
            <text:p>0</text:p>
          </table:table-cell>
          <table:table-cell office:value-type="float" office:value="231251" calcext:value-type="float">
            <text:p>231,251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40" calcext:value-type="float">
            <text:p>53,240</text:p>
          </table:table-cell>
          <table:table-cell office:value-type="float" office:value="0" calcext:value-type="float">
            <text:p>0</text:p>
          </table:table-cell>
          <table:table-cell office:value-type="float" office:value="922118" calcext:value-type="float">
            <text:p>922,118</text:p>
          </table:table-cell>
          <table:table-cell office:value-type="float" office:value="125264" calcext:value-type="float">
            <text:p>125,264</text:p>
          </table:table-cell>
          <table:table-cell office:value-type="float" office:value="0" calcext:value-type="float">
            <text:p>0</text:p>
          </table:table-cell>
          <table:table-cell office:value-type="float" office:value="125264" calcext:value-type="float">
            <text:p>125,264</text:p>
          </table:table-cell>
          <table:table-cell office:value-type="float" office:value="1047382" calcext:value-type="float">
            <text:p>1,047,382</text:p>
          </table:table-cell>
          <table:table-cell office:value-type="float" office:value="2712" calcext:value-type="float">
            <text:p>2,712</text:p>
          </table:table-cell>
          <table:table-cell office:value-type="float" office:value="42820" calcext:value-type="float">
            <text:p>42,8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63];&quot;,&quot;;[.E363];&quot;,&quot;;[.F363];&quot;,&quot;;[.G363];&quot;,&quot;;[.H363];&quot;,&quot;;[.I363];&quot;,&quot;;[.J363];&quot;,&quot;;[.K363];&quot;,&quot;;[.L363];&quot;,&quot;;[.M363];&quot;,&quot;;[.N363];&quot;,&quot;;[.P363];&quot;,&quot;;[.Q363];&quot;,&quot;;[.S363];&quot;,&quot;;[.T363];&quot;,&quot;;[.U363];&quot;,&quot;;[.V363];&quot;,&quot;;[.W363];&quot;,&quot;;[.X36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6,153741,61287,421803,0,231251,795,0,0,53240,0,125264,0,1047382,2712,4282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6,153741,61287,421803,0,231251,795,0,0,53240,0,125264,0,1047382,2712,4282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RSTRAND CHARTER SCHOOL</text:p>
          </table:table-cell>
          <table:table-cell office:value-type="float" office:value="4055" calcext:value-type="float">
            <text:p>4055</text:p>
          </table:table-cell>
          <table:table-cell table:formula="of:=VLOOKUP([.B364];[$Sheet2.A357:.C913];2)" office:value-type="float" office:value="377" calcext:value-type="float">
            <text:p>377</text:p>
          </table:table-cell>
          <table:table-cell office:value-type="float" office:value="110" calcext:value-type="float">
            <text:p>110</text:p>
          </table:table-cell>
          <table:table-cell office:value-type="float" office:value="136166" calcext:value-type="float">
            <text:p>136,166</text:p>
          </table:table-cell>
          <table:table-cell office:value-type="float" office:value="100139" calcext:value-type="float">
            <text:p>100,139</text:p>
          </table:table-cell>
          <table:table-cell office:value-type="float" office:value="717203" calcext:value-type="float">
            <text:p>717,203</text:p>
          </table:table-cell>
          <table:table-cell office:value-type="float" office:value="0" calcext:value-type="float">
            <text:p>0</text:p>
          </table:table-cell>
          <table:table-cell office:value-type="float" office:value="524275" calcext:value-type="float">
            <text:p>524,275</text:p>
          </table:table-cell>
          <table:table-cell office:value-type="float" office:value="0" calcext:value-type="float">
            <text:p>0</text:p>
          </table:table-cell>
          <table:table-cell office:value-type="float" office:value="65664" calcext:value-type="float">
            <text:p>65,664</text:p>
          </table:table-cell>
          <table:table-cell office:value-type="float" office:value="2464" calcext:value-type="float">
            <text:p>2,464</text:p>
          </table:table-cell>
          <table:table-cell office:value-type="float" office:value="145407" calcext:value-type="float">
            <text:p>145,407</text:p>
          </table:table-cell>
          <table:table-cell office:value-type="float" office:value="20651" calcext:value-type="float">
            <text:p>20,651</text:p>
          </table:table-cell>
          <table:table-cell office:value-type="float" office:value="1711969" calcext:value-type="float">
            <text:p>1,711,969</text:p>
          </table:table-cell>
          <table:table-cell office:value-type="float" office:value="12576" calcext:value-type="float">
            <text:p>12,576</text:p>
          </table:table-cell>
          <table:table-cell office:value-type="float" office:value="219000" calcext:value-type="float">
            <text:p>219,000</text:p>
          </table:table-cell>
          <table:table-cell office:value-type="float" office:value="231576" calcext:value-type="float">
            <text:p>231,576</text:p>
          </table:table-cell>
          <table:table-cell office:value-type="float" office:value="1943545" calcext:value-type="float">
            <text:p>1,943,545</text:p>
          </table:table-cell>
          <table:table-cell office:value-type="float" office:value="0" calcext:value-type="float">
            <text:p>0</text:p>
          </table:table-cell>
          <table:table-cell office:value-type="float" office:value="14653" calcext:value-type="float">
            <text:p>14,65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64];&quot;,&quot;;[.E364];&quot;,&quot;;[.F364];&quot;,&quot;;[.G364];&quot;,&quot;;[.H364];&quot;,&quot;;[.I364];&quot;,&quot;;[.J364];&quot;,&quot;;[.K364];&quot;,&quot;;[.L364];&quot;,&quot;;[.M364];&quot;,&quot;;[.N364];&quot;,&quot;;[.P364];&quot;,&quot;;[.Q364];&quot;,&quot;;[.S364];&quot;,&quot;;[.T364];&quot;,&quot;;[.U364];&quot;,&quot;;[.V364];&quot;,&quot;;[.W364];&quot;,&quot;;[.X36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7,136166,100139,717203,0,524275,0,65664,2464,145407,20651,12576,219000,1943545,0,1465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7,136166,100139,717203,0,524275,0,65664,2464,145407,20651,12576,219000,1943545,0,1465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sa Parks Charter High School</text:p>
          </table:table-cell>
          <table:table-cell office:value-type="float" office:value="4056" calcext:value-type="float">
            <text:p>4056</text:p>
          </table:table-cell>
          <table:table-cell table:formula="of:=VLOOKUP([.B365];[$Sheet2.A358:.C914];2)" office:value-type="float" office:value="378" calcext:value-type="float">
            <text:p>378</text:p>
          </table:table-cell>
          <table:table-cell office:value-type="float" office:value="57" calcext:value-type="float">
            <text:p>57</text:p>
          </table:table-cell>
          <table:table-cell office:value-type="float" office:value="181988" calcext:value-type="float">
            <text:p>181,988</text:p>
          </table:table-cell>
          <table:table-cell office:value-type="float" office:value="51604" calcext:value-type="float">
            <text:p>51,604</text:p>
          </table:table-cell>
          <table:table-cell office:value-type="float" office:value="330225" calcext:value-type="float">
            <text:p>330,225</text:p>
          </table:table-cell>
          <table:table-cell office:value-type="float" office:value="0" calcext:value-type="float">
            <text:p>0</text:p>
          </table:table-cell>
          <table:table-cell office:value-type="float" office:value="267280" calcext:value-type="float">
            <text:p>267,280</text:p>
          </table:table-cell>
          <table:table-cell office:value-type="float" office:value="0" calcext:value-type="float">
            <text:p>0</text:p>
          </table:table-cell>
          <table:table-cell office:value-type="float" office:value="19412" calcext:value-type="float">
            <text:p>19,412</text:p>
          </table:table-cell>
          <table:table-cell office:value-type="float" office:value="14754" calcext:value-type="float">
            <text:p>14,754</text:p>
          </table:table-cell>
          <table:table-cell office:value-type="float" office:value="78843" calcext:value-type="float">
            <text:p>78,843</text:p>
          </table:table-cell>
          <table:table-cell office:value-type="float" office:value="30195" calcext:value-type="float">
            <text:p>30,195</text:p>
          </table:table-cell>
          <table:table-cell office:value-type="float" office:value="974300" calcext:value-type="float">
            <text:p>974,300</text:p>
          </table:table-cell>
          <table:table-cell office:value-type="float" office:value="259392" calcext:value-type="float">
            <text:p>259,392</text:p>
          </table:table-cell>
          <table:table-cell office:value-type="float" office:value="0" calcext:value-type="float">
            <text:p>0</text:p>
          </table:table-cell>
          <table:table-cell office:value-type="float" office:value="259392" calcext:value-type="float">
            <text:p>259,392</text:p>
          </table:table-cell>
          <table:table-cell office:value-type="float" office:value="1233692" calcext:value-type="float">
            <text:p>1,233,692</text:p>
          </table:table-cell>
          <table:table-cell office:value-type="float" office:value="743" calcext:value-type="float">
            <text:p>7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65];&quot;,&quot;;[.E365];&quot;,&quot;;[.F365];&quot;,&quot;;[.G365];&quot;,&quot;;[.H365];&quot;,&quot;;[.I365];&quot;,&quot;;[.J365];&quot;,&quot;;[.K365];&quot;,&quot;;[.L365];&quot;,&quot;;[.M365];&quot;,&quot;;[.N365];&quot;,&quot;;[.P365];&quot;,&quot;;[.Q365];&quot;,&quot;;[.S365];&quot;,&quot;;[.T365];&quot;,&quot;;[.U365];&quot;,&quot;;[.V365];&quot;,&quot;;[.W365];&quot;,&quot;;[.X36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8,181988,51604,330225,0,267280,0,19412,14754,78843,30195,259392,0,1233692,743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8,181988,51604,330225,0,267280,0,19412,14754,78843,30195,259392,0,1233692,743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L COLEGIO CHARTER SCHOOL</text:p>
          </table:table-cell>
          <table:table-cell office:value-type="float" office:value="4057" calcext:value-type="float">
            <text:p>4057</text:p>
          </table:table-cell>
          <table:table-cell table:formula="of:=VLOOKUP([.B366];[$Sheet2.A359:.C915];2)" office:value-type="float" office:value="379" calcext:value-type="float">
            <text:p>379</text:p>
          </table:table-cell>
          <table:table-cell office:value-type="float" office:value="86" calcext:value-type="float">
            <text:p>86</text:p>
          </table:table-cell>
          <table:table-cell office:value-type="float" office:value="416703" calcext:value-type="float">
            <text:p>416,703</text:p>
          </table:table-cell>
          <table:table-cell office:value-type="float" office:value="0" calcext:value-type="float">
            <text:p>0</text:p>
          </table:table-cell>
          <table:table-cell office:value-type="float" office:value="549197" calcext:value-type="float">
            <text:p>549,197</text:p>
          </table:table-cell>
          <table:table-cell office:value-type="float" office:value="0" calcext:value-type="float">
            <text:p>0</text:p>
          </table:table-cell>
          <table:table-cell office:value-type="float" office:value="397961" calcext:value-type="float">
            <text:p>397,961</text:p>
          </table:table-cell>
          <table:table-cell office:value-type="float" office:value="0" calcext:value-type="float">
            <text:p>0</text:p>
          </table:table-cell>
          <table:table-cell office:value-type="float" office:value="26203" calcext:value-type="float">
            <text:p>26,203</text:p>
          </table:table-cell>
          <table:table-cell office:value-type="float" office:value="142946" calcext:value-type="float">
            <text:p>142,946</text:p>
          </table:table-cell>
          <table:table-cell office:value-type="float" office:value="132139" calcext:value-type="float">
            <text:p>132,139</text:p>
          </table:table-cell>
          <table:table-cell office:value-type="float" office:value="102321" calcext:value-type="float">
            <text:p>102,321</text:p>
          </table:table-cell>
          <table:table-cell office:value-type="float" office:value="1767470" calcext:value-type="float">
            <text:p>1,767,470</text:p>
          </table:table-cell>
          <table:table-cell office:value-type="float" office:value="269322" calcext:value-type="float">
            <text:p>269,322</text:p>
          </table:table-cell>
          <table:table-cell office:value-type="float" office:value="0" calcext:value-type="float">
            <text:p>0</text:p>
          </table:table-cell>
          <table:table-cell office:value-type="float" office:value="269322" calcext:value-type="float">
            <text:p>269,322</text:p>
          </table:table-cell>
          <table:table-cell office:value-type="float" office:value="2036793" calcext:value-type="float">
            <text:p>2,036,793</text:p>
          </table:table-cell>
          <table:table-cell office:value-type="float" office:value="54297" calcext:value-type="float">
            <text:p>54,2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66];&quot;,&quot;;[.E366];&quot;,&quot;;[.F366];&quot;,&quot;;[.G366];&quot;,&quot;;[.H366];&quot;,&quot;;[.I366];&quot;,&quot;;[.J366];&quot;,&quot;;[.K366];&quot;,&quot;;[.L366];&quot;,&quot;;[.M366];&quot;,&quot;;[.N366];&quot;,&quot;;[.P366];&quot;,&quot;;[.Q366];&quot;,&quot;;[.S366];&quot;,&quot;;[.T366];&quot;,&quot;;[.U366];&quot;,&quot;;[.V366];&quot;,&quot;;[.W366];&quot;,&quot;;[.X36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9,416703,0,549197,0,397961,0,26203,142946,132139,102321,269322,0,2036793,54297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79,416703,0,549197,0,397961,0,26203,142946,132139,102321,269322,0,2036793,54297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CHOOLCRAFT LEARNING COMMUNITY CHTR</text:p>
          </table:table-cell>
          <table:table-cell office:value-type="float" office:value="4058" calcext:value-type="float">
            <text:p>4058</text:p>
          </table:table-cell>
          <table:table-cell table:formula="of:=VLOOKUP([.B367];[$Sheet2.A360:.C916];2)" office:value-type="float" office:value="380" calcext:value-type="float">
            <text:p>380</text:p>
          </table:table-cell>
          <table:table-cell office:value-type="float" office:value="196" calcext:value-type="float">
            <text:p>196</text:p>
          </table:table-cell>
          <table:table-cell office:value-type="float" office:value="380874" calcext:value-type="float">
            <text:p>380,874</text:p>
          </table:table-cell>
          <table:table-cell office:value-type="float" office:value="0" calcext:value-type="float">
            <text:p>0</text:p>
          </table:table-cell>
          <table:table-cell office:value-type="float" office:value="1052998" calcext:value-type="float">
            <text:p>1,052,998</text:p>
          </table:table-cell>
          <table:table-cell office:value-type="float" office:value="0" calcext:value-type="float">
            <text:p>0</text:p>
          </table:table-cell>
          <table:table-cell office:value-type="float" office:value="886749" calcext:value-type="float">
            <text:p>886,749</text:p>
          </table:table-cell>
          <table:table-cell office:value-type="float" office:value="0" calcext:value-type="float">
            <text:p>0</text:p>
          </table:table-cell>
          <table:table-cell office:value-type="float" office:value="43407" calcext:value-type="float">
            <text:p>43,407</text:p>
          </table:table-cell>
          <table:table-cell office:value-type="float" office:value="64019" calcext:value-type="float">
            <text:p>64,019</text:p>
          </table:table-cell>
          <table:table-cell office:value-type="float" office:value="203378" calcext:value-type="float">
            <text:p>203,378</text:p>
          </table:table-cell>
          <table:table-cell office:value-type="float" office:value="0" calcext:value-type="float">
            <text:p>0</text:p>
          </table:table-cell>
          <table:table-cell office:value-type="float" office:value="2631424" calcext:value-type="float">
            <text:p>2,631,424</text:p>
          </table:table-cell>
          <table:table-cell office:value-type="float" office:value="361012" calcext:value-type="float">
            <text:p>361,012</text:p>
          </table:table-cell>
          <table:table-cell office:value-type="float" office:value="0" calcext:value-type="float">
            <text:p>0</text:p>
          </table:table-cell>
          <table:table-cell office:value-type="float" office:value="361012" calcext:value-type="float">
            <text:p>361,012</text:p>
          </table:table-cell>
          <table:table-cell office:value-type="float" office:value="2992435" calcext:value-type="float">
            <text:p>2,992,435</text:p>
          </table:table-cell>
          <table:table-cell office:value-type="float" office:value="148268" calcext:value-type="float">
            <text:p>148,268</text:p>
          </table:table-cell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67];&quot;,&quot;;[.E367];&quot;,&quot;;[.F367];&quot;,&quot;;[.G367];&quot;,&quot;;[.H367];&quot;,&quot;;[.I367];&quot;,&quot;;[.J367];&quot;,&quot;;[.K367];&quot;,&quot;;[.L367];&quot;,&quot;;[.M367];&quot;,&quot;;[.N367];&quot;,&quot;;[.P367];&quot;,&quot;;[.Q367];&quot;,&quot;;[.S367];&quot;,&quot;;[.T367];&quot;,&quot;;[.U367];&quot;,&quot;;[.V367];&quot;,&quot;;[.W367];&quot;,&quot;;[.X36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0,380874,0,1052998,0,886749,0,43407,64019,203378,0,361012,0,2992435,148268,435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0,380874,0,1052998,0,886749,0,43407,64019,203378,0,361012,0,2992435,148268,435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ROSSLAKE COMMUNITY CHARTER SCHOOL</text:p>
          </table:table-cell>
          <table:table-cell office:value-type="float" office:value="4059" calcext:value-type="float">
            <text:p>4059</text:p>
          </table:table-cell>
          <table:table-cell table:formula="of:=VLOOKUP([.B368];[$Sheet2.A361:.C917];2)" office:value-type="float" office:value="381" calcext:value-type="float">
            <text:p>381</text:p>
          </table:table-cell>
          <table:table-cell office:value-type="float" office:value="417" calcext:value-type="float">
            <text:p>417</text:p>
          </table:table-cell>
          <table:table-cell office:value-type="float" office:value="302125" calcext:value-type="float">
            <text:p>302,125</text:p>
          </table:table-cell>
          <table:table-cell office:value-type="float" office:value="5016" calcext:value-type="float">
            <text:p>5,016</text:p>
          </table:table-cell>
          <table:table-cell office:value-type="float" office:value="2671960" calcext:value-type="float">
            <text:p>2,671,960</text:p>
          </table:table-cell>
          <table:table-cell office:value-type="float" office:value="0" calcext:value-type="float">
            <text:p>0</text:p>
          </table:table-cell>
          <table:table-cell office:value-type="float" office:value="706101" calcext:value-type="float">
            <text:p>706,101</text:p>
          </table:table-cell>
          <table:table-cell office:value-type="float" office:value="0" calcext:value-type="float">
            <text:p>0</text:p>
          </table:table-cell>
          <table:table-cell office:value-type="float" office:value="337851" calcext:value-type="float">
            <text:p>337,851</text:p>
          </table:table-cell>
          <table:table-cell office:value-type="float" office:value="100583" calcext:value-type="float">
            <text:p>100,583</text:p>
          </table:table-cell>
          <table:table-cell office:value-type="float" office:value="158129" calcext:value-type="float">
            <text:p>158,129</text:p>
          </table:table-cell>
          <table:table-cell office:value-type="float" office:value="249747" calcext:value-type="float">
            <text:p>249,747</text:p>
          </table:table-cell>
          <table:table-cell office:value-type="float" office:value="4531514" calcext:value-type="float">
            <text:p>4,531,514</text:p>
          </table:table-cell>
          <table:table-cell office:value-type="float" office:value="598313" calcext:value-type="float">
            <text:p>598,313</text:p>
          </table:table-cell>
          <table:table-cell office:value-type="float" office:value="0" calcext:value-type="float">
            <text:p>0</text:p>
          </table:table-cell>
          <table:table-cell office:value-type="float" office:value="598313" calcext:value-type="float">
            <text:p>598,313</text:p>
          </table:table-cell>
          <table:table-cell office:value-type="float" office:value="5129827" calcext:value-type="float">
            <text:p>5,129,827</text:p>
          </table:table-cell>
          <table:table-cell office:value-type="float" office:value="129256" calcext:value-type="float">
            <text:p>129,256</text:p>
          </table:table-cell>
          <table:table-cell office:value-type="float" office:value="105794" calcext:value-type="float">
            <text:p>105,79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68];&quot;,&quot;;[.E368];&quot;,&quot;;[.F368];&quot;,&quot;;[.G368];&quot;,&quot;;[.H368];&quot;,&quot;;[.I368];&quot;,&quot;;[.J368];&quot;,&quot;;[.K368];&quot;,&quot;;[.L368];&quot;,&quot;;[.M368];&quot;,&quot;;[.N368];&quot;,&quot;;[.P368];&quot;,&quot;;[.Q368];&quot;,&quot;;[.S368];&quot;,&quot;;[.T368];&quot;,&quot;;[.U368];&quot;,&quot;;[.V368];&quot;,&quot;;[.W368];&quot;,&quot;;[.X36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1,302125,5016,2671960,0,706101,0,337851,100583,158129,249747,598313,0,5129827,129256,105794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1,302125,5016,2671960,0,706101,0,337851,100583,158129,249747,598313,0,5129827,129256,105794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iverway Learning Community Charter</text:p>
          </table:table-cell>
          <table:table-cell office:value-type="float" office:value="4064" calcext:value-type="float">
            <text:p>4064</text:p>
          </table:table-cell>
          <table:table-cell table:formula="of:=VLOOKUP([.B369];[$Sheet2.A362:.C918];2)" office:value-type="float" office:value="382" calcext:value-type="float">
            <text:p>382</text:p>
          </table:table-cell>
          <table:table-cell office:value-type="float" office:value="118" calcext:value-type="float">
            <text:p>118</text:p>
          </table:table-cell>
          <table:table-cell office:value-type="float" office:value="328129" calcext:value-type="float">
            <text:p>328,129</text:p>
          </table:table-cell>
          <table:table-cell office:value-type="float" office:value="0" calcext:value-type="float">
            <text:p>0</text:p>
          </table:table-cell>
          <table:table-cell office:value-type="float" office:value="644323" calcext:value-type="float">
            <text:p>644,323</text:p>
          </table:table-cell>
          <table:table-cell office:value-type="float" office:value="150" calcext:value-type="float">
            <text:p>150</text:p>
          </table:table-cell>
          <table:table-cell office:value-type="float" office:value="370060" calcext:value-type="float">
            <text:p>370,060</text:p>
          </table:table-cell>
          <table:table-cell office:value-type="float" office:value="2589" calcext:value-type="float">
            <text:p>2,589</text:p>
          </table:table-cell>
          <table:table-cell office:value-type="float" office:value="0" calcext:value-type="float">
            <text:p>0</text:p>
          </table:table-cell>
          <table:table-cell office:value-type="float" office:value="68165" calcext:value-type="float">
            <text:p>68,165</text:p>
          </table:table-cell>
          <table:table-cell office:value-type="float" office:value="134633" calcext:value-type="float">
            <text:p>134,633</text:p>
          </table:table-cell>
          <table:table-cell office:value-type="float" office:value="57679" calcext:value-type="float">
            <text:p>57,679</text:p>
          </table:table-cell>
          <table:table-cell office:value-type="float" office:value="1605727" calcext:value-type="float">
            <text:p>1,605,727</text:p>
          </table:table-cell>
          <table:table-cell office:value-type="float" office:value="66967" calcext:value-type="float">
            <text:p>66,967</text:p>
          </table:table-cell>
          <table:table-cell office:value-type="float" office:value="140400" calcext:value-type="float">
            <text:p>140,400</text:p>
          </table:table-cell>
          <table:table-cell office:value-type="float" office:value="207367" calcext:value-type="float">
            <text:p>207,367</text:p>
          </table:table-cell>
          <table:table-cell office:value-type="float" office:value="1813093" calcext:value-type="float">
            <text:p>1,813,093</text:p>
          </table:table-cell>
          <table:table-cell office:value-type="float" office:value="107207" calcext:value-type="float">
            <text:p>107,207</text:p>
          </table:table-cell>
          <table:table-cell office:value-type="float" office:value="10954" calcext:value-type="float">
            <text:p>10,9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69];&quot;,&quot;;[.E369];&quot;,&quot;;[.F369];&quot;,&quot;;[.G369];&quot;,&quot;;[.H369];&quot;,&quot;;[.I369];&quot;,&quot;;[.J369];&quot;,&quot;;[.K369];&quot;,&quot;;[.L369];&quot;,&quot;;[.M369];&quot;,&quot;;[.N369];&quot;,&quot;;[.P369];&quot;,&quot;;[.Q369];&quot;,&quot;;[.S369];&quot;,&quot;;[.T369];&quot;,&quot;;[.U369];&quot;,&quot;;[.V369];&quot;,&quot;;[.W369];&quot;,&quot;;[.X36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2,328129,0,644323,150,370060,2589,0,68165,134633,57679,66967,140400,1813093,107207,10954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2,328129,0,644323,150,370060,2589,0,68165,134633,57679,66967,140400,1813093,107207,10954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ato Public Charter School</text:p>
          </table:table-cell>
          <table:table-cell office:value-type="float" office:value="4066" calcext:value-type="float">
            <text:p>4066</text:p>
          </table:table-cell>
          <table:table-cell table:formula="of:=VLOOKUP([.B370];[$Sheet2.A363:.C919];2)" office:value-type="float" office:value="383" calcext:value-type="float">
            <text:p>383</text:p>
          </table:table-cell>
          <table:table-cell office:value-type="float" office:value="55" calcext:value-type="float">
            <text:p>55</text:p>
          </table:table-cell>
          <table:table-cell office:value-type="float" office:value="306355" calcext:value-type="float">
            <text:p>306,355</text:p>
          </table:table-cell>
          <table:table-cell office:value-type="float" office:value="11900" calcext:value-type="float">
            <text:p>11,900</text:p>
          </table:table-cell>
          <table:table-cell office:value-type="float" office:value="506224" calcext:value-type="float">
            <text:p>506,224</text:p>
          </table:table-cell>
          <table:table-cell office:value-type="float" office:value="0" calcext:value-type="float">
            <text:p>0</text:p>
          </table:table-cell>
          <table:table-cell office:value-type="float" office:value="194235" calcext:value-type="float">
            <text:p>194,235</text:p>
          </table:table-cell>
          <table:table-cell office:value-type="float" office:value="1487" calcext:value-type="float">
            <text:p>1,487</text:p>
          </table:table-cell>
          <table:table-cell office:value-type="float" office:value="2967" calcext:value-type="float">
            <text:p>2,967</text:p>
          </table:table-cell>
          <table:table-cell office:value-type="float" office:value="41575" calcext:value-type="float">
            <text:p>41,575</text:p>
          </table:table-cell>
          <table:table-cell office:value-type="float" office:value="78059" calcext:value-type="float">
            <text:p>78,059</text:p>
          </table:table-cell>
          <table:table-cell office:value-type="float" office:value="4835" calcext:value-type="float">
            <text:p>4,835</text:p>
          </table:table-cell>
          <table:table-cell office:value-type="float" office:value="1147636" calcext:value-type="float">
            <text:p>1,147,636</text:p>
          </table:table-cell>
          <table:table-cell office:value-type="float" office:value="108679" calcext:value-type="float">
            <text:p>108,679</text:p>
          </table:table-cell>
          <table:table-cell office:value-type="float" office:value="0" calcext:value-type="float">
            <text:p>0</text:p>
          </table:table-cell>
          <table:table-cell office:value-type="float" office:value="108679" calcext:value-type="float">
            <text:p>108,679</text:p>
          </table:table-cell>
          <table:table-cell office:value-type="float" office:value="1256315" calcext:value-type="float">
            <text:p>1,256,315</text:p>
          </table:table-cell>
          <table:table-cell office:value-type="float" office:value="30555" calcext:value-type="float">
            <text:p>30,5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70];&quot;,&quot;;[.E370];&quot;,&quot;;[.F370];&quot;,&quot;;[.G370];&quot;,&quot;;[.H370];&quot;,&quot;;[.I370];&quot;,&quot;;[.J370];&quot;,&quot;;[.K370];&quot;,&quot;;[.L370];&quot;,&quot;;[.M370];&quot;,&quot;;[.N370];&quot;,&quot;;[.P370];&quot;,&quot;;[.Q370];&quot;,&quot;;[.S370];&quot;,&quot;;[.T370];&quot;,&quot;;[.U370];&quot;,&quot;;[.V370];&quot;,&quot;;[.W370];&quot;,&quot;;[.X37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3,306355,11900,506224,0,194235,1487,2967,41575,78059,4835,108679,0,1256315,30555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3,306355,11900,506224,0,194235,1487,2967,41575,78059,4835,108679,0,1256315,30555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URORA CHARTER SCHOOL</text:p>
          </table:table-cell>
          <table:table-cell office:value-type="float" office:value="4067" calcext:value-type="float">
            <text:p>4067</text:p>
          </table:table-cell>
          <table:table-cell table:formula="of:=VLOOKUP([.B371];[$Sheet2.A364:.C920];2)" office:value-type="float" office:value="384" calcext:value-type="float">
            <text:p>384</text:p>
          </table:table-cell>
          <table:table-cell office:value-type="float" office:value="419" calcext:value-type="float">
            <text:p>419</text:p>
          </table:table-cell>
          <table:table-cell office:value-type="float" office:value="1003420" calcext:value-type="float">
            <text:p>1,003,420</text:p>
          </table:table-cell>
          <table:table-cell office:value-type="float" office:value="188570" calcext:value-type="float">
            <text:p>188,570</text:p>
          </table:table-cell>
          <table:table-cell office:value-type="float" office:value="2767733" calcext:value-type="float">
            <text:p>2,767,733</text:p>
          </table:table-cell>
          <table:table-cell office:value-type="float" office:value="0" calcext:value-type="float">
            <text:p>0</text:p>
          </table:table-cell>
          <table:table-cell office:value-type="float" office:value="780062" calcext:value-type="float">
            <text:p>780,062</text:p>
          </table:table-cell>
          <table:table-cell office:value-type="float" office:value="0" calcext:value-type="float">
            <text:p>0</text:p>
          </table:table-cell>
          <table:table-cell office:value-type="float" office:value="52957" calcext:value-type="float">
            <text:p>52,957</text:p>
          </table:table-cell>
          <table:table-cell office:value-type="float" office:value="44727" calcext:value-type="float">
            <text:p>44,727</text:p>
          </table:table-cell>
          <table:table-cell office:value-type="float" office:value="389287" calcext:value-type="float">
            <text:p>389,287</text:p>
          </table:table-cell>
          <table:table-cell office:value-type="float" office:value="621509" calcext:value-type="float">
            <text:p>621,509</text:p>
          </table:table-cell>
          <table:table-cell office:value-type="float" office:value="5848266" calcext:value-type="float">
            <text:p>5,848,266</text:p>
          </table:table-cell>
          <table:table-cell office:value-type="float" office:value="1133612" calcext:value-type="float">
            <text:p>1,133,612</text:p>
          </table:table-cell>
          <table:table-cell office:value-type="float" office:value="10015" calcext:value-type="float">
            <text:p>10,015</text:p>
          </table:table-cell>
          <table:table-cell office:value-type="float" office:value="1143628" calcext:value-type="float">
            <text:p>1,143,628</text:p>
          </table:table-cell>
          <table:table-cell office:value-type="float" office:value="6991894" calcext:value-type="float">
            <text:p>6,991,894</text:p>
          </table:table-cell>
          <table:table-cell office:value-type="float" office:value="392058" calcext:value-type="float">
            <text:p>392,058</text:p>
          </table:table-cell>
          <table:table-cell office:value-type="float" office:value="48996" calcext:value-type="float">
            <text:p>48,9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71];&quot;,&quot;;[.E371];&quot;,&quot;;[.F371];&quot;,&quot;;[.G371];&quot;,&quot;;[.H371];&quot;,&quot;;[.I371];&quot;,&quot;;[.J371];&quot;,&quot;;[.K371];&quot;,&quot;;[.L371];&quot;,&quot;;[.M371];&quot;,&quot;;[.N371];&quot;,&quot;;[.P371];&quot;,&quot;;[.Q371];&quot;,&quot;;[.S371];&quot;,&quot;;[.T371];&quot;,&quot;;[.U371];&quot;,&quot;;[.V371];&quot;,&quot;;[.W371];&quot;,&quot;;[.X37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4,1003420,188570,2767733,0,780062,0,52957,44727,389287,621509,1133612,10015,6991894,392058,48996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4,1003420,188570,2767733,0,780062,0,52957,44727,389287,621509,1133612,10015,6991894,392058,48996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CELL ACADEMY CHARTER</text:p>
          </table:table-cell>
          <table:table-cell office:value-type="float" office:value="4068" calcext:value-type="float">
            <text:p>4068</text:p>
          </table:table-cell>
          <table:table-cell table:formula="of:=VLOOKUP([.B372];[$Sheet2.A365:.C921];2)" office:value-type="float" office:value="385" calcext:value-type="float">
            <text:p>385</text:p>
          </table:table-cell>
          <table:table-cell office:value-type="float" office:value="426" calcext:value-type="float">
            <text:p>426</text:p>
          </table:table-cell>
          <table:table-cell office:value-type="float" office:value="915977" calcext:value-type="float">
            <text:p>915,977</text:p>
          </table:table-cell>
          <table:table-cell office:value-type="float" office:value="111427" calcext:value-type="float">
            <text:p>111,427</text:p>
          </table:table-cell>
          <table:table-cell office:value-type="float" office:value="3322442" calcext:value-type="float">
            <text:p>3,322,442</text:p>
          </table:table-cell>
          <table:table-cell office:value-type="float" office:value="0" calcext:value-type="float">
            <text:p>0</text:p>
          </table:table-cell>
          <table:table-cell office:value-type="float" office:value="1426155" calcext:value-type="float">
            <text:p>1,426,155</text:p>
          </table:table-cell>
          <table:table-cell office:value-type="float" office:value="0" calcext:value-type="float">
            <text:p>0</text:p>
          </table:table-cell>
          <table:table-cell office:value-type="float" office:value="113570" calcext:value-type="float">
            <text:p>113,570</text:p>
          </table:table-cell>
          <table:table-cell office:value-type="float" office:value="70750" calcext:value-type="float">
            <text:p>70,750</text:p>
          </table:table-cell>
          <table:table-cell office:value-type="float" office:value="436294" calcext:value-type="float">
            <text:p>436,294</text:p>
          </table:table-cell>
          <table:table-cell office:value-type="float" office:value="695216" calcext:value-type="float">
            <text:p>695,216</text:p>
          </table:table-cell>
          <table:table-cell office:value-type="float" office:value="7091832" calcext:value-type="float">
            <text:p>7,091,832</text:p>
          </table:table-cell>
          <table:table-cell office:value-type="float" office:value="983717" calcext:value-type="float">
            <text:p>983,717</text:p>
          </table:table-cell>
          <table:table-cell office:value-type="float" office:value="0" calcext:value-type="float">
            <text:p>0</text:p>
          </table:table-cell>
          <table:table-cell office:value-type="float" office:value="983716" calcext:value-type="float">
            <text:p>983,716</text:p>
          </table:table-cell>
          <table:table-cell office:value-type="float" office:value="8075548" calcext:value-type="float">
            <text:p>8,075,548</text:p>
          </table:table-cell>
          <table:table-cell office:value-type="float" office:value="438557" calcext:value-type="float">
            <text:p>438,557</text:p>
          </table:table-cell>
          <table:table-cell office:value-type="float" office:value="433026" calcext:value-type="float">
            <text:p>433,0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72];&quot;,&quot;;[.E372];&quot;,&quot;;[.F372];&quot;,&quot;;[.G372];&quot;,&quot;;[.H372];&quot;,&quot;;[.I372];&quot;,&quot;;[.J372];&quot;,&quot;;[.K372];&quot;,&quot;;[.L372];&quot;,&quot;;[.M372];&quot;,&quot;;[.N372];&quot;,&quot;;[.P372];&quot;,&quot;;[.Q372];&quot;,&quot;;[.S372];&quot;,&quot;;[.T372];&quot;,&quot;;[.U372];&quot;,&quot;;[.V372];&quot;,&quot;;[.W372];&quot;,&quot;;[.X37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5,915977,111427,3322442,0,1426155,0,113570,70750,436294,695216,983717,0,8075548,438557,433026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5,915977,111427,3322442,0,1426155,0,113570,70750,436294,695216,983717,0,8075548,438557,433026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OPE COMMUNITY ACADEMY</text:p>
          </table:table-cell>
          <table:table-cell office:value-type="float" office:value="4070" calcext:value-type="float">
            <text:p>4070</text:p>
          </table:table-cell>
          <table:table-cell table:formula="of:=VLOOKUP([.B373];[$Sheet2.A366:.C922];2)" office:value-type="float" office:value="386" calcext:value-type="float">
            <text:p>386</text:p>
          </table:table-cell>
          <table:table-cell office:value-type="float" office:value="637" calcext:value-type="float">
            <text:p>637</text:p>
          </table:table-cell>
          <table:table-cell office:value-type="float" office:value="767578" calcext:value-type="float">
            <text:p>767,578</text:p>
          </table:table-cell>
          <table:table-cell office:value-type="float" office:value="433324" calcext:value-type="float">
            <text:p>433,324</text:p>
          </table:table-cell>
          <table:table-cell office:value-type="float" office:value="4381594" calcext:value-type="float">
            <text:p>4,381,594</text:p>
          </table:table-cell>
          <table:table-cell office:value-type="float" office:value="0" calcext:value-type="float">
            <text:p>0</text:p>
          </table:table-cell>
          <table:table-cell office:value-type="float" office:value="804197" calcext:value-type="float">
            <text:p>804,197</text:p>
          </table:table-cell>
          <table:table-cell office:value-type="float" office:value="99359" calcext:value-type="float">
            <text:p>99,359</text:p>
          </table:table-cell>
          <table:table-cell office:value-type="float" office:value="511410" calcext:value-type="float">
            <text:p>511,410</text:p>
          </table:table-cell>
          <table:table-cell office:value-type="float" office:value="582545" calcext:value-type="float">
            <text:p>582,545</text:p>
          </table:table-cell>
          <table:table-cell office:value-type="float" office:value="655121" calcext:value-type="float">
            <text:p>655,121</text:p>
          </table:table-cell>
          <table:table-cell office:value-type="float" office:value="1094281" calcext:value-type="float">
            <text:p>1,094,281</text:p>
          </table:table-cell>
          <table:table-cell office:value-type="float" office:value="9329411" calcext:value-type="float">
            <text:p>9,329,411</text:p>
          </table:table-cell>
          <table:table-cell office:value-type="float" office:value="1883025" calcext:value-type="float">
            <text:p>1,883,025</text:p>
          </table:table-cell>
          <table:table-cell office:value-type="float" office:value="0" calcext:value-type="float">
            <text:p>0</text:p>
          </table:table-cell>
          <table:table-cell office:value-type="float" office:value="1883025" calcext:value-type="float">
            <text:p>1,883,025</text:p>
          </table:table-cell>
          <table:table-cell office:value-type="float" office:value="11212437" calcext:value-type="float">
            <text:p>11,212,437</text:p>
          </table:table-cell>
          <table:table-cell office:value-type="float" office:value="702945" calcext:value-type="float">
            <text:p>702,9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73];&quot;,&quot;;[.E373];&quot;,&quot;;[.F373];&quot;,&quot;;[.G373];&quot;,&quot;;[.H373];&quot;,&quot;;[.I373];&quot;,&quot;;[.J373];&quot;,&quot;;[.K373];&quot;,&quot;;[.L373];&quot;,&quot;;[.M373];&quot;,&quot;;[.N373];&quot;,&quot;;[.P373];&quot;,&quot;;[.Q373];&quot;,&quot;;[.S373];&quot;,&quot;;[.T373];&quot;,&quot;;[.U373];&quot;,&quot;;[.V373];&quot;,&quot;;[.W373];&quot;,&quot;;[.X37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6,767578,433324,4381594,0,804197,99359,511410,582545,655121,1094281,1883025,0,11212437,702945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6,767578,433324,4381594,0,804197,99359,511410,582545,655121,1094281,1883025,0,11212437,702945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CADEMIA CESAR CHAVEZ CHARTER SCH.</text:p>
          </table:table-cell>
          <table:table-cell office:value-type="float" office:value="4073" calcext:value-type="float">
            <text:p>4073</text:p>
          </table:table-cell>
          <table:table-cell table:formula="of:=VLOOKUP([.B374];[$Sheet2.A367:.C923];2)" office:value-type="float" office:value="387" calcext:value-type="float">
            <text:p>387</text:p>
          </table:table-cell>
          <table:table-cell office:value-type="float" office:value="518" calcext:value-type="float">
            <text:p>518</text:p>
          </table:table-cell>
          <table:table-cell office:value-type="float" office:value="910879" calcext:value-type="float">
            <text:p>910,879</text:p>
          </table:table-cell>
          <table:table-cell office:value-type="float" office:value="121277" calcext:value-type="float">
            <text:p>121,277</text:p>
          </table:table-cell>
          <table:table-cell office:value-type="float" office:value="2851317" calcext:value-type="float">
            <text:p>2,851,317</text:p>
          </table:table-cell>
          <table:table-cell office:value-type="float" office:value="0" calcext:value-type="float">
            <text:p>0</text:p>
          </table:table-cell>
          <table:table-cell office:value-type="float" office:value="991138" calcext:value-type="float">
            <text:p>991,138</text:p>
          </table:table-cell>
          <table:table-cell office:value-type="float" office:value="8990" calcext:value-type="float">
            <text:p>8,990</text:p>
          </table:table-cell>
          <table:table-cell office:value-type="float" office:value="329152" calcext:value-type="float">
            <text:p>329,152</text:p>
          </table:table-cell>
          <table:table-cell office:value-type="float" office:value="112320" calcext:value-type="float">
            <text:p>112,320</text:p>
          </table:table-cell>
          <table:table-cell office:value-type="float" office:value="541579" calcext:value-type="float">
            <text:p>541,579</text:p>
          </table:table-cell>
          <table:table-cell office:value-type="float" office:value="574644" calcext:value-type="float">
            <text:p>574,644</text:p>
          </table:table-cell>
          <table:table-cell office:value-type="float" office:value="6441296" calcext:value-type="float">
            <text:p>6,441,296</text:p>
          </table:table-cell>
          <table:table-cell office:value-type="float" office:value="1017836" calcext:value-type="float">
            <text:p>1,017,836</text:p>
          </table:table-cell>
          <table:table-cell office:value-type="float" office:value="0" calcext:value-type="float">
            <text:p>0</text:p>
          </table:table-cell>
          <table:table-cell office:value-type="float" office:value="1017836" calcext:value-type="float">
            <text:p>1,017,836</text:p>
          </table:table-cell>
          <table:table-cell office:value-type="float" office:value="7459132" calcext:value-type="float">
            <text:p>7,459,132</text:p>
          </table:table-cell>
          <table:table-cell office:value-type="float" office:value="456146" calcext:value-type="float">
            <text:p>456,146</text:p>
          </table:table-cell>
          <table:table-cell office:value-type="float" office:value="77929" calcext:value-type="float">
            <text:p>77,9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74];&quot;,&quot;;[.E374];&quot;,&quot;;[.F374];&quot;,&quot;;[.G374];&quot;,&quot;;[.H374];&quot;,&quot;;[.I374];&quot;,&quot;;[.J374];&quot;,&quot;;[.K374];&quot;,&quot;;[.L374];&quot;,&quot;;[.M374];&quot;,&quot;;[.N374];&quot;,&quot;;[.P374];&quot;,&quot;;[.Q374];&quot;,&quot;;[.S374];&quot;,&quot;;[.T374];&quot;,&quot;;[.U374];&quot;,&quot;;[.V374];&quot;,&quot;;[.W374];&quot;,&quot;;[.X37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7,910879,121277,2851317,0,991138,8990,329152,112320,541579,574644,1017836,0,7459132,456146,77929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7,910879,121277,2851317,0,991138,8990,329152,112320,541579,574644,1017836,0,7459132,456146,77929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FSA HIGH SCHOOL</text:p>
          </table:table-cell>
          <table:table-cell office:value-type="float" office:value="4074" calcext:value-type="float">
            <text:p>4074</text:p>
          </table:table-cell>
          <table:table-cell table:formula="of:=VLOOKUP([.B375];[$Sheet2.A368:.C924];2)" office:value-type="float" office:value="388" calcext:value-type="float">
            <text:p>388</text:p>
          </table:table-cell>
          <table:table-cell office:value-type="float" office:value="408" calcext:value-type="float">
            <text:p>408</text:p>
          </table:table-cell>
          <table:table-cell office:value-type="float" office:value="497456" calcext:value-type="float">
            <text:p>497,456</text:p>
          </table:table-cell>
          <table:table-cell office:value-type="float" office:value="217584" calcext:value-type="float">
            <text:p>217,584</text:p>
          </table:table-cell>
          <table:table-cell office:value-type="float" office:value="1866463" calcext:value-type="float">
            <text:p>1,866,463</text:p>
          </table:table-cell>
          <table:table-cell office:value-type="float" office:value="145137" calcext:value-type="float">
            <text:p>145,137</text:p>
          </table:table-cell>
          <table:table-cell office:value-type="float" office:value="1875145" calcext:value-type="float">
            <text:p>1,875,145</text:p>
          </table:table-cell>
          <table:table-cell office:value-type="float" office:value="71007" calcext:value-type="float">
            <text:p>71,007</text:p>
          </table:table-cell>
          <table:table-cell office:value-type="float" office:value="170626" calcext:value-type="float">
            <text:p>170,626</text:p>
          </table:table-cell>
          <table:table-cell office:value-type="float" office:value="114123" calcext:value-type="float">
            <text:p>114,123</text:p>
          </table:table-cell>
          <table:table-cell office:value-type="float" office:value="552886" calcext:value-type="float">
            <text:p>552,886</text:p>
          </table:table-cell>
          <table:table-cell office:value-type="float" office:value="561394" calcext:value-type="float">
            <text:p>561,394</text:p>
          </table:table-cell>
          <table:table-cell office:value-type="float" office:value="6071821" calcext:value-type="float">
            <text:p>6,071,821</text:p>
          </table:table-cell>
          <table:table-cell office:value-type="float" office:value="1161169" calcext:value-type="float">
            <text:p>1,161,169</text:p>
          </table:table-cell>
          <table:table-cell office:value-type="float" office:value="19283" calcext:value-type="float">
            <text:p>19,283</text:p>
          </table:table-cell>
          <table:table-cell office:value-type="float" office:value="1180453" calcext:value-type="float">
            <text:p>1,180,453</text:p>
          </table:table-cell>
          <table:table-cell office:value-type="float" office:value="7252274" calcext:value-type="float">
            <text:p>7,252,274</text:p>
          </table:table-cell>
          <table:table-cell office:value-type="float" office:value="256848" calcext:value-type="float">
            <text:p>256,848</text:p>
          </table:table-cell>
          <table:table-cell office:value-type="float" office:value="26235" calcext:value-type="float">
            <text:p>26,2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75];&quot;,&quot;;[.E375];&quot;,&quot;;[.F375];&quot;,&quot;;[.G375];&quot;,&quot;;[.H375];&quot;,&quot;;[.I375];&quot;,&quot;;[.J375];&quot;,&quot;;[.K375];&quot;,&quot;;[.L375];&quot;,&quot;;[.M375];&quot;,&quot;;[.N375];&quot;,&quot;;[.P375];&quot;,&quot;;[.Q375];&quot;,&quot;;[.S375];&quot;,&quot;;[.T375];&quot;,&quot;;[.U375];&quot;,&quot;;[.V375];&quot;,&quot;;[.W375];&quot;,&quot;;[.X37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8,497456,217584,1866463,145137,1875145,71007,170626,114123,552886,561394,1161169,19283,7252274,256848,26235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8,497456,217584,1866463,145137,1875145,71007,170626,114123,552886,561394,1161169,19283,7252274,256848,26235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VALON SCHOOL</text:p>
          </table:table-cell>
          <table:table-cell office:value-type="float" office:value="4075" calcext:value-type="float">
            <text:p>4075</text:p>
          </table:table-cell>
          <table:table-cell table:formula="of:=VLOOKUP([.B376];[$Sheet2.A369:.C925];2)" office:value-type="float" office:value="389" calcext:value-type="float">
            <text:p>389</text:p>
          </table:table-cell>
          <table:table-cell office:value-type="float" office:value="237" calcext:value-type="float">
            <text:p>237</text:p>
          </table:table-cell>
          <table:table-cell office:value-type="float" office:value="443657" calcext:value-type="float">
            <text:p>443,657</text:p>
          </table:table-cell>
          <table:table-cell office:value-type="float" office:value="30493" calcext:value-type="float">
            <text:p>30,493</text:p>
          </table:table-cell>
          <table:table-cell office:value-type="float" office:value="1590180" calcext:value-type="float">
            <text:p>1,590,180</text:p>
          </table:table-cell>
          <table:table-cell office:value-type="float" office:value="0" calcext:value-type="float">
            <text:p>0</text:p>
          </table:table-cell>
          <table:table-cell office:value-type="float" office:value="1552679" calcext:value-type="float">
            <text:p>1,552,679</text:p>
          </table:table-cell>
          <table:table-cell office:value-type="float" office:value="21175" calcext:value-type="float">
            <text:p>21,175</text:p>
          </table:table-cell>
          <table:table-cell office:value-type="float" office:value="26163" calcext:value-type="float">
            <text:p>26,163</text:p>
          </table:table-cell>
          <table:table-cell office:value-type="float" office:value="44818" calcext:value-type="float">
            <text:p>44,818</text:p>
          </table:table-cell>
          <table:table-cell office:value-type="float" office:value="158605" calcext:value-type="float">
            <text:p>158,605</text:p>
          </table:table-cell>
          <table:table-cell office:value-type="float" office:value="149351" calcext:value-type="float">
            <text:p>149,351</text:p>
          </table:table-cell>
          <table:table-cell office:value-type="float" office:value="4017121" calcext:value-type="float">
            <text:p>4,017,121</text:p>
          </table:table-cell>
          <table:table-cell office:value-type="float" office:value="515421" calcext:value-type="float">
            <text:p>515,421</text:p>
          </table:table-cell>
          <table:table-cell office:value-type="float" office:value="0" calcext:value-type="float">
            <text:p>0</text:p>
          </table:table-cell>
          <table:table-cell office:value-type="float" office:value="515421" calcext:value-type="float">
            <text:p>515,421</text:p>
          </table:table-cell>
          <table:table-cell office:value-type="float" office:value="4532542" calcext:value-type="float">
            <text:p>4,532,542</text:p>
          </table:table-cell>
          <table:table-cell office:value-type="float" office:value="76531" calcext:value-type="float">
            <text:p>76,5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76];&quot;,&quot;;[.E376];&quot;,&quot;;[.F376];&quot;,&quot;;[.G376];&quot;,&quot;;[.H376];&quot;,&quot;;[.I376];&quot;,&quot;;[.J376];&quot;,&quot;;[.K376];&quot;,&quot;;[.L376];&quot;,&quot;;[.M376];&quot;,&quot;;[.N376];&quot;,&quot;;[.P376];&quot;,&quot;;[.Q376];&quot;,&quot;;[.S376];&quot;,&quot;;[.T376];&quot;,&quot;;[.U376];&quot;,&quot;;[.V376];&quot;,&quot;;[.W376];&quot;,&quot;;[.X37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9,443657,30493,1590180,0,1552679,21175,26163,44818,158605,149351,515421,0,4532542,76531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89,443657,30493,1590180,0,1552679,21175,26163,44818,158605,149351,515421,0,4532542,76531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win Cities International Schools</text:p>
          </table:table-cell>
          <table:table-cell office:value-type="float" office:value="4078" calcext:value-type="float">
            <text:p>4078</text:p>
          </table:table-cell>
          <table:table-cell table:formula="of:=VLOOKUP([.B377];[$Sheet2.A370:.C926];2)" office:value-type="float" office:value="391" calcext:value-type="float">
            <text:p>391</text:p>
          </table:table-cell>
          <table:table-cell office:value-type="float" office:value="996" calcext:value-type="float">
            <text:p>996</text:p>
          </table:table-cell>
          <table:table-cell office:value-type="float" office:value="1281181" calcext:value-type="float">
            <text:p>1,281,181</text:p>
          </table:table-cell>
          <table:table-cell office:value-type="float" office:value="551318" calcext:value-type="float">
            <text:p>551,318</text:p>
          </table:table-cell>
          <table:table-cell office:value-type="float" office:value="7320520" calcext:value-type="float">
            <text:p>7,320,520</text:p>
          </table:table-cell>
          <table:table-cell office:value-type="float" office:value="0" calcext:value-type="float">
            <text:p>0</text:p>
          </table:table-cell>
          <table:table-cell office:value-type="float" office:value="1198028" calcext:value-type="float">
            <text:p>1,198,028</text:p>
          </table:table-cell>
          <table:table-cell office:value-type="float" office:value="0" calcext:value-type="float">
            <text:p>0</text:p>
          </table:table-cell>
          <table:table-cell office:value-type="float" office:value="358778" calcext:value-type="float">
            <text:p>358,778</text:p>
          </table:table-cell>
          <table:table-cell office:value-type="float" office:value="427729" calcext:value-type="float">
            <text:p>427,729</text:p>
          </table:table-cell>
          <table:table-cell office:value-type="float" office:value="754483" calcext:value-type="float">
            <text:p>754,483</text:p>
          </table:table-cell>
          <table:table-cell office:value-type="float" office:value="1703159" calcext:value-type="float">
            <text:p>1,703,159</text:p>
          </table:table-cell>
          <table:table-cell office:value-type="float" office:value="13595195" calcext:value-type="float">
            <text:p>13,595,195</text:p>
          </table:table-cell>
          <table:table-cell office:value-type="float" office:value="2344312" calcext:value-type="float">
            <text:p>2,344,312</text:p>
          </table:table-cell>
          <table:table-cell office:value-type="float" office:value="0" calcext:value-type="float">
            <text:p>0</text:p>
          </table:table-cell>
          <table:table-cell office:value-type="float" office:value="2344312" calcext:value-type="float">
            <text:p>2,344,312</text:p>
          </table:table-cell>
          <table:table-cell office:value-type="float" office:value="15939507" calcext:value-type="float">
            <text:p>15,939,507</text:p>
          </table:table-cell>
          <table:table-cell office:value-type="float" office:value="841714" calcext:value-type="float">
            <text:p>841,7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77];&quot;,&quot;;[.E377];&quot;,&quot;;[.F377];&quot;,&quot;;[.G377];&quot;,&quot;;[.H377];&quot;,&quot;;[.I377];&quot;,&quot;;[.J377];&quot;,&quot;;[.K377];&quot;,&quot;;[.L377];&quot;,&quot;;[.M377];&quot;,&quot;;[.N377];&quot;,&quot;;[.P377];&quot;,&quot;;[.Q377];&quot;,&quot;;[.S377];&quot;,&quot;;[.T377];&quot;,&quot;;[.U377];&quot;,&quot;;[.V377];&quot;,&quot;;[.W377];&quot;,&quot;;[.X37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1,1281181,551318,7320520,0,1198028,0,358778,427729,754483,1703159,2344312,0,15939507,841714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1,1281181,551318,7320520,0,1198028,0,358778,427729,754483,1703159,2344312,0,15939507,841714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riendship Academy of the Arts</text:p>
          </table:table-cell>
          <table:table-cell office:value-type="float" office:value="4079" calcext:value-type="float">
            <text:p>4079</text:p>
          </table:table-cell>
          <table:table-cell table:formula="of:=VLOOKUP([.B378];[$Sheet2.A371:.C927];2)" office:value-type="float" office:value="392" calcext:value-type="float">
            <text:p>392</text:p>
          </table:table-cell>
          <table:table-cell office:value-type="float" office:value="318" calcext:value-type="float">
            <text:p>318</text:p>
          </table:table-cell>
          <table:table-cell office:value-type="float" office:value="1005585" calcext:value-type="float">
            <text:p>1,005,585</text:p>
          </table:table-cell>
          <table:table-cell office:value-type="float" office:value="214531" calcext:value-type="float">
            <text:p>214,531</text:p>
          </table:table-cell>
          <table:table-cell office:value-type="float" office:value="1974904" calcext:value-type="float">
            <text:p>1,974,904</text:p>
          </table:table-cell>
          <table:table-cell office:value-type="float" office:value="0" calcext:value-type="float">
            <text:p>0</text:p>
          </table:table-cell>
          <table:table-cell office:value-type="float" office:value="928977" calcext:value-type="float">
            <text:p>928,977</text:p>
          </table:table-cell>
          <table:table-cell office:value-type="float" office:value="1111" calcext:value-type="float">
            <text:p>1,111</text:p>
          </table:table-cell>
          <table:table-cell office:value-type="float" office:value="32429" calcext:value-type="float">
            <text:p>32,429</text:p>
          </table:table-cell>
          <table:table-cell office:value-type="float" office:value="70406" calcext:value-type="float">
            <text:p>70,406</text:p>
          </table:table-cell>
          <table:table-cell office:value-type="float" office:value="273863" calcext:value-type="float">
            <text:p>273,863</text:p>
          </table:table-cell>
          <table:table-cell office:value-type="float" office:value="454905" calcext:value-type="float">
            <text:p>454,905</text:p>
          </table:table-cell>
          <table:table-cell office:value-type="float" office:value="4956712" calcext:value-type="float">
            <text:p>4,956,712</text:p>
          </table:table-cell>
          <table:table-cell office:value-type="float" office:value="728085" calcext:value-type="float">
            <text:p>728,085</text:p>
          </table:table-cell>
          <table:table-cell office:value-type="float" office:value="280" calcext:value-type="float">
            <text:p>280</text:p>
          </table:table-cell>
          <table:table-cell office:value-type="float" office:value="728365" calcext:value-type="float">
            <text:p>728,365</text:p>
          </table:table-cell>
          <table:table-cell office:value-type="float" office:value="5685077" calcext:value-type="float">
            <text:p>5,685,077</text:p>
          </table:table-cell>
          <table:table-cell office:value-type="float" office:value="233353" calcext:value-type="float">
            <text:p>233,353</text:p>
          </table:table-cell>
          <table:table-cell office:value-type="float" office:value="122515" calcext:value-type="float">
            <text:p>122,5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78];&quot;,&quot;;[.E378];&quot;,&quot;;[.F378];&quot;,&quot;;[.G378];&quot;,&quot;;[.H378];&quot;,&quot;;[.I378];&quot;,&quot;;[.J378];&quot;,&quot;;[.K378];&quot;,&quot;;[.L378];&quot;,&quot;;[.M378];&quot;,&quot;;[.N378];&quot;,&quot;;[.P378];&quot;,&quot;;[.Q378];&quot;,&quot;;[.S378];&quot;,&quot;;[.T378];&quot;,&quot;;[.U378];&quot;,&quot;;[.V378];&quot;,&quot;;[.W378];&quot;,&quot;;[.X37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2,1005585,214531,1974904,0,928977,1111,32429,70406,273863,454905,728085,280,5685077,233353,122515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2,1005585,214531,1974904,0,928977,1111,32429,70406,273863,454905,728085,280,5685077,233353,122515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ILLAGER AREA CHARTER SCHOOL</text:p>
          </table:table-cell>
          <table:table-cell office:value-type="float" office:value="4080" calcext:value-type="float">
            <text:p>4080</text:p>
          </table:table-cell>
          <table:table-cell table:formula="of:=VLOOKUP([.B379];[$Sheet2.A372:.C928];2)" office:value-type="float" office:value="393" calcext:value-type="float">
            <text:p>393</text:p>
          </table:table-cell>
          <table:table-cell office:value-type="float" office:value="41" calcext:value-type="float">
            <text:p>41</text:p>
          </table:table-cell>
          <table:table-cell office:value-type="float" office:value="176022" calcext:value-type="float">
            <text:p>176,022</text:p>
          </table:table-cell>
          <table:table-cell office:value-type="float" office:value="0" calcext:value-type="float">
            <text:p>0</text:p>
          </table:table-cell>
          <table:table-cell office:value-type="float" office:value="308934" calcext:value-type="float">
            <text:p>308,934</text:p>
          </table:table-cell>
          <table:table-cell office:value-type="float" office:value="0" calcext:value-type="float">
            <text:p>0</text:p>
          </table:table-cell>
          <table:table-cell office:value-type="float" office:value="68553" calcext:value-type="float">
            <text:p>68,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2" calcext:value-type="float">
            <text:p>16,242</text:p>
          </table:table-cell>
          <table:table-cell office:value-type="float" office:value="56558" calcext:value-type="float">
            <text:p>56,558</text:p>
          </table:table-cell>
          <table:table-cell office:value-type="float" office:value="5266" calcext:value-type="float">
            <text:p>5,266</text:p>
          </table:table-cell>
          <table:table-cell office:value-type="float" office:value="631575" calcext:value-type="float">
            <text:p>631,575</text:p>
          </table:table-cell>
          <table:table-cell office:value-type="float" office:value="95247" calcext:value-type="float">
            <text:p>95,247</text:p>
          </table:table-cell>
          <table:table-cell office:value-type="float" office:value="0" calcext:value-type="float">
            <text:p>0</text:p>
          </table:table-cell>
          <table:table-cell office:value-type="float" office:value="95247" calcext:value-type="float">
            <text:p>95,247</text:p>
          </table:table-cell>
          <table:table-cell office:value-type="float" office:value="726823" calcext:value-type="float">
            <text:p>726,82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379];&quot;,&quot;;[.E379];&quot;,&quot;;[.F379];&quot;,&quot;;[.G379];&quot;,&quot;;[.H379];&quot;,&quot;;[.I379];&quot;,&quot;;[.J379];&quot;,&quot;;[.K379];&quot;,&quot;;[.L379];&quot;,&quot;;[.M379];&quot;,&quot;;[.N379];&quot;,&quot;;[.P379];&quot;,&quot;;[.Q379];&quot;,&quot;;[.S379];&quot;,&quot;;[.T379];&quot;,&quot;;[.U379];&quot;,&quot;;[.V379];&quot;,&quot;;[.W379];&quot;,&quot;;[.X37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3,176022,0,308934,0,68553,0,0,16242,56558,5266,95247,0,726823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3,176022,0,308934,0,68553,0,0,16242,56558,5266,95247,0,726823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covery Public School - Faribault</text:p>
          </table:table-cell>
          <table:table-cell office:value-type="float" office:value="4081" calcext:value-type="float">
            <text:p>4081</text:p>
          </table:table-cell>
          <table:table-cell table:formula="of:=VLOOKUP([.B380];[$Sheet2.A373:.C929];2)" office:value-type="float" office:value="394" calcext:value-type="float">
            <text:p>394</text:p>
          </table:table-cell>
          <table:table-cell office:value-type="float" office:value="48" calcext:value-type="float">
            <text:p>48</text:p>
          </table:table-cell>
          <table:table-cell office:value-type="float" office:value="211286" calcext:value-type="float">
            <text:p>211,286</text:p>
          </table:table-cell>
          <table:table-cell office:value-type="float" office:value="0" calcext:value-type="float">
            <text:p>0</text:p>
          </table:table-cell>
          <table:table-cell office:value-type="float" office:value="291520" calcext:value-type="float">
            <text:p>291,520</text:p>
          </table:table-cell>
          <table:table-cell office:value-type="float" office:value="0" calcext:value-type="float">
            <text:p>0</text:p>
          </table:table-cell>
          <table:table-cell office:value-type="float" office:value="230086" calcext:value-type="float">
            <text:p>230,086</text:p>
          </table:table-cell>
          <table:table-cell office:value-type="float" office:value="0" calcext:value-type="float">
            <text:p>0</text:p>
          </table:table-cell>
          <table:table-cell office:value-type="float" office:value="12236" calcext:value-type="float">
            <text:p>12,236</text:p>
          </table:table-cell>
          <table:table-cell office:value-type="float" office:value="5513" calcext:value-type="float">
            <text:p>5,513</text:p>
          </table:table-cell>
          <table:table-cell office:value-type="float" office:value="41907" calcext:value-type="float">
            <text:p>41,907</text:p>
          </table:table-cell>
          <table:table-cell office:value-type="float" office:value="748" calcext:value-type="float">
            <text:p>748</text:p>
          </table:table-cell>
          <table:table-cell office:value-type="float" office:value="793297" calcext:value-type="float">
            <text:p>793,297</text:p>
          </table:table-cell>
          <table:table-cell office:value-type="float" office:value="78058" calcext:value-type="float">
            <text:p>78,058</text:p>
          </table:table-cell>
          <table:table-cell office:value-type="float" office:value="0" calcext:value-type="float">
            <text:p>0</text:p>
          </table:table-cell>
          <table:table-cell office:value-type="float" office:value="78058" calcext:value-type="float">
            <text:p>78,058</text:p>
          </table:table-cell>
          <table:table-cell office:value-type="float" office:value="871355" calcext:value-type="float">
            <text:p>871,355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80];&quot;,&quot;;[.E380];&quot;,&quot;;[.F380];&quot;,&quot;;[.G380];&quot;,&quot;;[.H380];&quot;,&quot;;[.I380];&quot;,&quot;;[.J380];&quot;,&quot;;[.K380];&quot;,&quot;;[.L380];&quot;,&quot;;[.M380];&quot;,&quot;;[.N380];&quot;,&quot;;[.P380];&quot;,&quot;;[.Q380];&quot;,&quot;;[.S380];&quot;,&quot;;[.T380];&quot;,&quot;;[.U380];&quot;,&quot;;[.V380];&quot;,&quot;;[.W380];&quot;,&quot;;[.X38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4,211286,0,291520,0,230086,0,12236,5513,41907,748,78058,0,871355,334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4,211286,0,291520,0,230086,0,12236,5513,41907,748,78058,0,871355,334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LUESKY CHARTER SCHOOL</text:p>
          </table:table-cell>
          <table:table-cell office:value-type="float" office:value="4082" calcext:value-type="float">
            <text:p>4082</text:p>
          </table:table-cell>
          <table:table-cell table:formula="of:=VLOOKUP([.B381];[$Sheet2.A374:.C930];2)" office:value-type="float" office:value="395" calcext:value-type="float">
            <text:p>395</text:p>
          </table:table-cell>
          <table:table-cell office:value-type="float" office:value="578" calcext:value-type="float">
            <text:p>578</text:p>
          </table:table-cell>
          <table:table-cell office:value-type="float" office:value="679592" calcext:value-type="float">
            <text:p>679,592</text:p>
          </table:table-cell>
          <table:table-cell office:value-type="float" office:value="324684" calcext:value-type="float">
            <text:p>324,684</text:p>
          </table:table-cell>
          <table:table-cell office:value-type="float" office:value="2488446" calcext:value-type="float">
            <text:p>2,488,446</text:p>
          </table:table-cell>
          <table:table-cell office:value-type="float" office:value="2630" calcext:value-type="float">
            <text:p>2,630</text:p>
          </table:table-cell>
          <table:table-cell office:value-type="float" office:value="1094026" calcext:value-type="float">
            <text:p>1,094,026</text:p>
          </table:table-cell>
          <table:table-cell office:value-type="float" office:value="1025" calcext:value-type="float">
            <text:p>1,025</text:p>
          </table:table-cell>
          <table:table-cell office:value-type="float" office:value="1023853" calcext:value-type="float">
            <text:p>1,023,853</text:p>
          </table:table-cell>
          <table:table-cell office:value-type="float" office:value="940126" calcext:value-type="float">
            <text:p>940,126</text:p>
          </table:table-cell>
          <table:table-cell office:value-type="float" office:value="63045" calcext:value-type="float">
            <text:p>63,045</text:p>
          </table:table-cell>
          <table:table-cell office:value-type="float" office:value="2955" calcext:value-type="float">
            <text:p>2,955</text:p>
          </table:table-cell>
          <table:table-cell office:value-type="float" office:value="6620381" calcext:value-type="float">
            <text:p>6,620,381</text:p>
          </table:table-cell>
          <table:table-cell office:value-type="float" office:value="473396" calcext:value-type="float">
            <text:p>473,396</text:p>
          </table:table-cell>
          <table:table-cell office:value-type="float" office:value="0" calcext:value-type="float">
            <text:p>0</text:p>
          </table:table-cell>
          <table:table-cell office:value-type="float" office:value="473396" calcext:value-type="float">
            <text:p>473,396</text:p>
          </table:table-cell>
          <table:table-cell office:value-type="float" office:value="7093777" calcext:value-type="float">
            <text:p>7,093,77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381];&quot;,&quot;;[.E381];&quot;,&quot;;[.F381];&quot;,&quot;;[.G381];&quot;,&quot;;[.H381];&quot;,&quot;;[.I381];&quot;,&quot;;[.J381];&quot;,&quot;;[.K381];&quot;,&quot;;[.L381];&quot;,&quot;;[.M381];&quot;,&quot;;[.N381];&quot;,&quot;;[.P381];&quot;,&quot;;[.Q381];&quot;,&quot;;[.S381];&quot;,&quot;;[.T381];&quot;,&quot;;[.U381];&quot;,&quot;;[.V381];&quot;,&quot;;[.W381];&quot;,&quot;;[.X38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5,679592,324684,2488446,2630,1094026,1025,1023853,940126,63045,2955,473396,0,7093777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5,679592,324684,2488446,2630,1094026,1025,1023853,940126,63045,2955,473396,0,7093777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IDGEWAY COMMUNITY SCHOOL</text:p>
          </table:table-cell>
          <table:table-cell office:value-type="float" office:value="4083" calcext:value-type="float">
            <text:p>4083</text:p>
          </table:table-cell>
          <table:table-cell table:formula="of:=VLOOKUP([.B382];[$Sheet2.A375:.C931];2)" office:value-type="float" office:value="396" calcext:value-type="float">
            <text:p>396</text:p>
          </table:table-cell>
          <table:table-cell office:value-type="float" office:value="98" calcext:value-type="float">
            <text:p>98</text:p>
          </table:table-cell>
          <table:table-cell office:value-type="float" office:value="98497" calcext:value-type="float">
            <text:p>98,497</text:p>
          </table:table-cell>
          <table:table-cell office:value-type="float" office:value="101421" calcext:value-type="float">
            <text:p>101,421</text:p>
          </table:table-cell>
          <table:table-cell office:value-type="float" office:value="429436" calcext:value-type="float">
            <text:p>429,436</text:p>
          </table:table-cell>
          <table:table-cell office:value-type="float" office:value="0" calcext:value-type="float">
            <text:p>0</text:p>
          </table:table-cell>
          <table:table-cell office:value-type="float" office:value="153499" calcext:value-type="float">
            <text:p>153,499</text:p>
          </table:table-cell>
          <table:table-cell office:value-type="float" office:value="7353" calcext:value-type="float">
            <text:p>7,353</text:p>
          </table:table-cell>
          <table:table-cell office:value-type="float" office:value="19611" calcext:value-type="float">
            <text:p>19,611</text:p>
          </table:table-cell>
          <table:table-cell office:value-type="float" office:value="15914" calcext:value-type="float">
            <text:p>15,914</text:p>
          </table:table-cell>
          <table:table-cell office:value-type="float" office:value="84006" calcext:value-type="float">
            <text:p>84,006</text:p>
          </table:table-cell>
          <table:table-cell office:value-type="float" office:value="9676" calcext:value-type="float">
            <text:p>9,676</text:p>
          </table:table-cell>
          <table:table-cell office:value-type="float" office:value="919411" calcext:value-type="float">
            <text:p>919,411</text:p>
          </table:table-cell>
          <table:table-cell office:value-type="float" office:value="144349" calcext:value-type="float">
            <text:p>144,349</text:p>
          </table:table-cell>
          <table:table-cell office:value-type="float" office:value="0" calcext:value-type="float">
            <text:p>0</text:p>
          </table:table-cell>
          <table:table-cell office:value-type="float" office:value="144350" calcext:value-type="float">
            <text:p>144,350</text:p>
          </table:table-cell>
          <table:table-cell office:value-type="float" office:value="1063761" calcext:value-type="float">
            <text:p>1,063,761</text:p>
          </table:table-cell>
          <table:table-cell office:value-type="float" office:value="101017" calcext:value-type="float">
            <text:p>101,017</text:p>
          </table:table-cell>
          <table:table-cell office:value-type="float" office:value="104445" calcext:value-type="float">
            <text:p>104,4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82];&quot;,&quot;;[.E382];&quot;,&quot;;[.F382];&quot;,&quot;;[.G382];&quot;,&quot;;[.H382];&quot;,&quot;;[.I382];&quot;,&quot;;[.J382];&quot;,&quot;;[.K382];&quot;,&quot;;[.L382];&quot;,&quot;;[.M382];&quot;,&quot;;[.N382];&quot;,&quot;;[.P382];&quot;,&quot;;[.Q382];&quot;,&quot;;[.S382];&quot;,&quot;;[.T382];&quot;,&quot;;[.U382];&quot;,&quot;;[.V382];&quot;,&quot;;[.W382];&quot;,&quot;;[.X38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6,98497,101421,429436,0,153499,7353,19611,15914,84006,9676,144349,0,1063761,101017,104445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6,98497,101421,429436,0,153499,7353,19611,15914,84006,9676,144349,0,1063761,101017,104445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TH SHORE COMMUNITY SCHOOL</text:p>
          </table:table-cell>
          <table:table-cell office:value-type="float" office:value="4084" calcext:value-type="float">
            <text:p>4084</text:p>
          </table:table-cell>
          <table:table-cell table:formula="of:=VLOOKUP([.B383];[$Sheet2.A376:.C932];2)" office:value-type="float" office:value="397" calcext:value-type="float">
            <text:p>397</text:p>
          </table:table-cell>
          <table:table-cell office:value-type="float" office:value="359" calcext:value-type="float">
            <text:p>359</text:p>
          </table:table-cell>
          <table:table-cell office:value-type="float" office:value="252483" calcext:value-type="float">
            <text:p>252,483</text:p>
          </table:table-cell>
          <table:table-cell office:value-type="float" office:value="147933" calcext:value-type="float">
            <text:p>147,933</text:p>
          </table:table-cell>
          <table:table-cell office:value-type="float" office:value="1860901" calcext:value-type="float">
            <text:p>1,860,901</text:p>
          </table:table-cell>
          <table:table-cell office:value-type="float" office:value="0" calcext:value-type="float">
            <text:p>0</text:p>
          </table:table-cell>
          <table:table-cell office:value-type="float" office:value="547374" calcext:value-type="float">
            <text:p>547,374</text:p>
          </table:table-cell>
          <table:table-cell office:value-type="float" office:value="14494" calcext:value-type="float">
            <text:p>14,494</text:p>
          </table:table-cell>
          <table:table-cell office:value-type="float" office:value="133138" calcext:value-type="float">
            <text:p>133,138</text:p>
          </table:table-cell>
          <table:table-cell office:value-type="float" office:value="82006" calcext:value-type="float">
            <text:p>82,006</text:p>
          </table:table-cell>
          <table:table-cell office:value-type="float" office:value="152833" calcext:value-type="float">
            <text:p>152,833</text:p>
          </table:table-cell>
          <table:table-cell office:value-type="float" office:value="401735" calcext:value-type="float">
            <text:p>401,735</text:p>
          </table:table-cell>
          <table:table-cell office:value-type="float" office:value="3592896" calcext:value-type="float">
            <text:p>3,592,896</text:p>
          </table:table-cell>
          <table:table-cell office:value-type="float" office:value="604995" calcext:value-type="float">
            <text:p>604,995</text:p>
          </table:table-cell>
          <table:table-cell office:value-type="float" office:value="42421" calcext:value-type="float">
            <text:p>42,421</text:p>
          </table:table-cell>
          <table:table-cell office:value-type="float" office:value="647416" calcext:value-type="float">
            <text:p>647,416</text:p>
          </table:table-cell>
          <table:table-cell office:value-type="float" office:value="4240312" calcext:value-type="float">
            <text:p>4,240,312</text:p>
          </table:table-cell>
          <table:table-cell office:value-type="float" office:value="210288" calcext:value-type="float">
            <text:p>210,288</text:p>
          </table:table-cell>
          <table:table-cell office:value-type="float" office:value="85647" calcext:value-type="float">
            <text:p>85,6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83];&quot;,&quot;;[.E383];&quot;,&quot;;[.F383];&quot;,&quot;;[.G383];&quot;,&quot;;[.H383];&quot;,&quot;;[.I383];&quot;,&quot;;[.J383];&quot;,&quot;;[.K383];&quot;,&quot;;[.L383];&quot;,&quot;;[.M383];&quot;,&quot;;[.N383];&quot;,&quot;;[.P383];&quot;,&quot;;[.Q383];&quot;,&quot;;[.S383];&quot;,&quot;;[.T383];&quot;,&quot;;[.U383];&quot;,&quot;;[.V383];&quot;,&quot;;[.W383];&quot;,&quot;;[.X38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7,252483,147933,1860901,0,547374,14494,133138,82006,152833,401735,604995,42421,4240312,210288,85647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7,252483,147933,1860901,0,547374,14494,133138,82006,152833,401735,604995,42421,4240312,210288,85647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ARBOR CITY INTERNATIONAL CHARTER</text:p>
          </table:table-cell>
          <table:table-cell office:value-type="float" office:value="4085" calcext:value-type="float">
            <text:p>4085</text:p>
          </table:table-cell>
          <table:table-cell table:formula="of:=VLOOKUP([.B384];[$Sheet2.A377:.C933];2)" office:value-type="float" office:value="398" calcext:value-type="float">
            <text:p>398</text:p>
          </table:table-cell>
          <table:table-cell office:value-type="float" office:value="190" calcext:value-type="float">
            <text:p>190</text:p>
          </table:table-cell>
          <table:table-cell office:value-type="float" office:value="342227" calcext:value-type="float">
            <text:p>342,227</text:p>
          </table:table-cell>
          <table:table-cell office:value-type="float" office:value="137676" calcext:value-type="float">
            <text:p>137,676</text:p>
          </table:table-cell>
          <table:table-cell office:value-type="float" office:value="1125580" calcext:value-type="float">
            <text:p>1,125,580</text:p>
          </table:table-cell>
          <table:table-cell office:value-type="float" office:value="0" calcext:value-type="float">
            <text:p>0</text:p>
          </table:table-cell>
          <table:table-cell office:value-type="float" office:value="579917" calcext:value-type="float">
            <text:p>579,917</text:p>
          </table:table-cell>
          <table:table-cell office:value-type="float" office:value="47800" calcext:value-type="float">
            <text:p>47,800</text:p>
          </table:table-cell>
          <table:table-cell office:value-type="float" office:value="10972" calcext:value-type="float">
            <text:p>10,972</text:p>
          </table:table-cell>
          <table:table-cell office:value-type="float" office:value="160152" calcext:value-type="float">
            <text:p>160,152</text:p>
          </table:table-cell>
          <table:table-cell office:value-type="float" office:value="165911" calcext:value-type="float">
            <text:p>165,911</text:p>
          </table:table-cell>
          <table:table-cell office:value-type="float" office:value="34773" calcext:value-type="float">
            <text:p>34,773</text:p>
          </table:table-cell>
          <table:table-cell office:value-type="float" office:value="2605008" calcext:value-type="float">
            <text:p>2,605,008</text:p>
          </table:table-cell>
          <table:table-cell office:value-type="float" office:value="338641" calcext:value-type="float">
            <text:p>338,641</text:p>
          </table:table-cell>
          <table:table-cell office:value-type="float" office:value="0" calcext:value-type="float">
            <text:p>0</text:p>
          </table:table-cell>
          <table:table-cell office:value-type="float" office:value="338641" calcext:value-type="float">
            <text:p>338,641</text:p>
          </table:table-cell>
          <table:table-cell office:value-type="float" office:value="2943649" calcext:value-type="float">
            <text:p>2,943,649</text:p>
          </table:table-cell>
          <table:table-cell office:value-type="float" office:value="89539" calcext:value-type="float">
            <text:p>89,5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84];&quot;,&quot;;[.E384];&quot;,&quot;;[.F384];&quot;,&quot;;[.G384];&quot;,&quot;;[.H384];&quot;,&quot;;[.I384];&quot;,&quot;;[.J384];&quot;,&quot;;[.K384];&quot;,&quot;;[.L384];&quot;,&quot;;[.M384];&quot;,&quot;;[.N384];&quot;,&quot;;[.P384];&quot;,&quot;;[.Q384];&quot;,&quot;;[.S384];&quot;,&quot;;[.T384];&quot;,&quot;;[.U384];&quot;,&quot;;[.V384];&quot;,&quot;;[.W384];&quot;,&quot;;[.X38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8,342227,137676,1125580,0,579917,47800,10972,160152,165911,34773,338641,0,2943649,8953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398,342227,137676,1125580,0,579917,47800,10972,160152,165911,34773,338641,0,2943649,8953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AGE ACADEMY CHARTER SCHOOL</text:p>
          </table:table-cell>
          <table:table-cell office:value-type="float" office:value="4087" calcext:value-type="float">
            <text:p>4087</text:p>
          </table:table-cell>
          <table:table-cell table:formula="of:=VLOOKUP([.B385];[$Sheet2.A378:.C934];2)"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12573" calcext:value-type="float">
            <text:p>112,573</text:p>
          </table:table-cell>
          <table:table-cell office:value-type="float" office:value="100128" calcext:value-type="float">
            <text:p>100,128</text:p>
          </table:table-cell>
          <table:table-cell office:value-type="float" office:value="481242" calcext:value-type="float">
            <text:p>481,242</text:p>
          </table:table-cell>
          <table:table-cell office:value-type="float" office:value="0" calcext:value-type="float">
            <text:p>0</text:p>
          </table:table-cell>
          <table:table-cell office:value-type="float" office:value="371902" calcext:value-type="float">
            <text:p>371,902</text:p>
          </table:table-cell>
          <table:table-cell office:value-type="float" office:value="0" calcext:value-type="float">
            <text:p>0</text:p>
          </table:table-cell>
          <table:table-cell office:value-type="float" office:value="6077" calcext:value-type="float">
            <text:p>6,077</text:p>
          </table:table-cell>
          <table:table-cell office:value-type="float" office:value="38825" calcext:value-type="float">
            <text:p>38,825</text:p>
          </table:table-cell>
          <table:table-cell office:value-type="float" office:value="51656" calcext:value-type="float">
            <text:p>51,656</text:p>
          </table:table-cell>
          <table:table-cell office:value-type="float" office:value="114830" calcext:value-type="float">
            <text:p>114,830</text:p>
          </table:table-cell>
          <table:table-cell office:value-type="float" office:value="1277234" calcext:value-type="float">
            <text:p>1,277,234</text:p>
          </table:table-cell>
          <table:table-cell office:value-type="float" office:value="204027" calcext:value-type="float">
            <text:p>204,027</text:p>
          </table:table-cell>
          <table:table-cell office:value-type="float" office:value="0" calcext:value-type="float">
            <text:p>0</text:p>
          </table:table-cell>
          <table:table-cell office:value-type="float" office:value="204027" calcext:value-type="float">
            <text:p>204,027</text:p>
          </table:table-cell>
          <table:table-cell office:value-type="float" office:value="1481261" calcext:value-type="float">
            <text:p>1,481,261</text:p>
          </table:table-cell>
          <table:table-cell office:value-type="float" office:value="31620" calcext:value-type="float">
            <text:p>31,6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85];&quot;,&quot;;[.E385];&quot;,&quot;;[.F385];&quot;,&quot;;[.G385];&quot;,&quot;;[.H385];&quot;,&quot;;[.I385];&quot;,&quot;;[.J385];&quot;,&quot;;[.K385];&quot;,&quot;;[.L385];&quot;,&quot;;[.M385];&quot;,&quot;;[.N385];&quot;,&quot;;[.P385];&quot;,&quot;;[.Q385];&quot;,&quot;;[.S385];&quot;,&quot;;[.T385];&quot;,&quot;;[.U385];&quot;,&quot;;[.V385];&quot;,&quot;;[.W385];&quot;,&quot;;[.X38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0,112573,100128,481242,0,371902,0,6077,38825,51656,114830,204027,0,1481261,3162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0,112573,100128,481242,0,371902,0,6077,38825,51656,114830,204027,0,1481261,3162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RBAN ACADEMY CHARTER SCHOOL</text:p>
          </table:table-cell>
          <table:table-cell office:value-type="float" office:value="4088" calcext:value-type="float">
            <text:p>4088</text:p>
          </table:table-cell>
          <table:table-cell table:formula="of:=VLOOKUP([.B386];[$Sheet2.A379:.C935];2)" office:value-type="float" office:value="401" calcext:value-type="float">
            <text:p>401</text:p>
          </table:table-cell>
          <table:table-cell office:value-type="float" office:value="444" calcext:value-type="float">
            <text:p>444</text:p>
          </table:table-cell>
          <table:table-cell office:value-type="float" office:value="741769" calcext:value-type="float">
            <text:p>741,769</text:p>
          </table:table-cell>
          <table:table-cell office:value-type="float" office:value="93415" calcext:value-type="float">
            <text:p>93,415</text:p>
          </table:table-cell>
          <table:table-cell office:value-type="float" office:value="3175399" calcext:value-type="float">
            <text:p>3,175,399</text:p>
          </table:table-cell>
          <table:table-cell office:value-type="float" office:value="0" calcext:value-type="float">
            <text:p>0</text:p>
          </table:table-cell>
          <table:table-cell office:value-type="float" office:value="611696" calcext:value-type="float">
            <text:p>611,696</text:p>
          </table:table-cell>
          <table:table-cell office:value-type="float" office:value="0" calcext:value-type="float">
            <text:p>0</text:p>
          </table:table-cell>
          <table:table-cell office:value-type="float" office:value="27824" calcext:value-type="float">
            <text:p>27,824</text:p>
          </table:table-cell>
          <table:table-cell office:value-type="float" office:value="68822" calcext:value-type="float">
            <text:p>68,822</text:p>
          </table:table-cell>
          <table:table-cell office:value-type="float" office:value="468747" calcext:value-type="float">
            <text:p>468,747</text:p>
          </table:table-cell>
          <table:table-cell office:value-type="float" office:value="526539" calcext:value-type="float">
            <text:p>526,539</text:p>
          </table:table-cell>
          <table:table-cell office:value-type="float" office:value="5714212" calcext:value-type="float">
            <text:p>5,714,212</text:p>
          </table:table-cell>
          <table:table-cell office:value-type="float" office:value="1098382" calcext:value-type="float">
            <text:p>1,098,382</text:p>
          </table:table-cell>
          <table:table-cell office:value-type="float" office:value="0" calcext:value-type="float">
            <text:p>0</text:p>
          </table:table-cell>
          <table:table-cell office:value-type="float" office:value="1098382" calcext:value-type="float">
            <text:p>1,098,382</text:p>
          </table:table-cell>
          <table:table-cell office:value-type="float" office:value="6812592" calcext:value-type="float">
            <text:p>6,812,592</text:p>
          </table:table-cell>
          <table:table-cell office:value-type="float" office:value="531270" calcext:value-type="float">
            <text:p>531,270</text:p>
          </table:table-cell>
          <table:table-cell office:value-type="float" office:value="47059" calcext:value-type="float">
            <text:p>47,0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86];&quot;,&quot;;[.E386];&quot;,&quot;;[.F386];&quot;,&quot;;[.G386];&quot;,&quot;;[.H386];&quot;,&quot;;[.I386];&quot;,&quot;;[.J386];&quot;,&quot;;[.K386];&quot;,&quot;;[.L386];&quot;,&quot;;[.M386];&quot;,&quot;;[.N386];&quot;,&quot;;[.P386];&quot;,&quot;;[.Q386];&quot;,&quot;;[.S386];&quot;,&quot;;[.T386];&quot;,&quot;;[.U386];&quot;,&quot;;[.V386];&quot;,&quot;;[.W386];&quot;,&quot;;[.X38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1,741769,93415,3175399,0,611696,0,27824,68822,468747,526539,1098382,0,6812592,531270,47059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1,741769,93415,3175399,0,611696,0,27824,68822,468747,526539,1098382,0,6812592,531270,47059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W CITY SCHOOL</text:p>
          </table:table-cell>
          <table:table-cell office:value-type="float" office:value="4089" calcext:value-type="float">
            <text:p>4089</text:p>
          </table:table-cell>
          <table:table-cell table:formula="of:=VLOOKUP([.B387];[$Sheet2.A380:.C936];2)" office:value-type="float" office:value="402" calcext:value-type="float">
            <text:p>402</text:p>
          </table:table-cell>
          <table:table-cell office:value-type="float" office:value="315" calcext:value-type="float">
            <text:p>315</text:p>
          </table:table-cell>
          <table:table-cell office:value-type="float" office:value="108250" calcext:value-type="float">
            <text:p>108,250</text:p>
          </table:table-cell>
          <table:table-cell office:value-type="float" office:value="295330" calcext:value-type="float">
            <text:p>295,330</text:p>
          </table:table-cell>
          <table:table-cell office:value-type="float" office:value="1880020" calcext:value-type="float">
            <text:p>1,880,020</text:p>
          </table:table-cell>
          <table:table-cell office:value-type="float" office:value="0" calcext:value-type="float">
            <text:p>0</text:p>
          </table:table-cell>
          <table:table-cell office:value-type="float" office:value="431128" calcext:value-type="float">
            <text:p>431,128</text:p>
          </table:table-cell>
          <table:table-cell office:value-type="float" office:value="159" calcext:value-type="float">
            <text:p>159</text:p>
          </table:table-cell>
          <table:table-cell office:value-type="float" office:value="129335" calcext:value-type="float">
            <text:p>129,335</text:p>
          </table:table-cell>
          <table:table-cell office:value-type="float" office:value="62187" calcext:value-type="float">
            <text:p>62,187</text:p>
          </table:table-cell>
          <table:table-cell office:value-type="float" office:value="23084" calcext:value-type="float">
            <text:p>23,084</text:p>
          </table:table-cell>
          <table:table-cell office:value-type="float" office:value="247082" calcext:value-type="float">
            <text:p>247,082</text:p>
          </table:table-cell>
          <table:table-cell office:value-type="float" office:value="3176575" calcext:value-type="float">
            <text:p>3,176,575</text:p>
          </table:table-cell>
          <table:table-cell office:value-type="float" office:value="478951" calcext:value-type="float">
            <text:p>478,951</text:p>
          </table:table-cell>
          <table:table-cell office:value-type="float" office:value="268439" calcext:value-type="float">
            <text:p>268,439</text:p>
          </table:table-cell>
          <table:table-cell office:value-type="float" office:value="747390" calcext:value-type="float">
            <text:p>747,390</text:p>
          </table:table-cell>
          <table:table-cell office:value-type="float" office:value="3923964" calcext:value-type="float">
            <text:p>3,923,964</text:p>
          </table:table-cell>
          <table:table-cell office:value-type="float" office:value="126582" calcext:value-type="float">
            <text:p>126,582</text:p>
          </table:table-cell>
          <table:table-cell office:value-type="float" office:value="10108" calcext:value-type="float">
            <text:p>10,1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87];&quot;,&quot;;[.E387];&quot;,&quot;;[.F387];&quot;,&quot;;[.G387];&quot;,&quot;;[.H387];&quot;,&quot;;[.I387];&quot;,&quot;;[.J387];&quot;,&quot;;[.K387];&quot;,&quot;;[.L387];&quot;,&quot;;[.M387];&quot;,&quot;;[.N387];&quot;,&quot;;[.P387];&quot;,&quot;;[.Q387];&quot;,&quot;;[.S387];&quot;,&quot;;[.T387];&quot;,&quot;;[.U387];&quot;,&quot;;[.V387];&quot;,&quot;;[.W387];&quot;,&quot;;[.X38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2,108250,295330,1880020,0,431128,159,129335,62187,23084,247082,478951,268439,3923964,126582,10108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2,108250,295330,1880020,0,431128,159,129335,62187,23084,247082,478951,268439,3923964,126582,10108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RAIRIE CREEK COMMUNITY SCHOOL</text:p>
          </table:table-cell>
          <table:table-cell office:value-type="float" office:value="4090" calcext:value-type="float">
            <text:p>4090</text:p>
          </table:table-cell>
          <table:table-cell table:formula="of:=VLOOKUP([.B388];[$Sheet2.A381:.C937];2)" office:value-type="float" office:value="403" calcext:value-type="float">
            <text:p>403</text:p>
          </table:table-cell>
          <table:table-cell office:value-type="float" office:value="179" calcext:value-type="float">
            <text:p>179</text:p>
          </table:table-cell>
          <table:table-cell office:value-type="float" office:value="211926" calcext:value-type="float">
            <text:p>211,926</text:p>
          </table:table-cell>
          <table:table-cell office:value-type="float" office:value="123721" calcext:value-type="float">
            <text:p>123,721</text:p>
          </table:table-cell>
          <table:table-cell office:value-type="float" office:value="1016664" calcext:value-type="float">
            <text:p>1,016,664</text:p>
          </table:table-cell>
          <table:table-cell office:value-type="float" office:value="0" calcext:value-type="float">
            <text:p>0</text:p>
          </table:table-cell>
          <table:table-cell office:value-type="float" office:value="563105" calcext:value-type="float">
            <text:p>563,105</text:p>
          </table:table-cell>
          <table:table-cell office:value-type="float" office:value="0" calcext:value-type="float">
            <text:p>0</text:p>
          </table:table-cell>
          <table:table-cell office:value-type="float" office:value="6069" calcext:value-type="float">
            <text:p>6,069</text:p>
          </table:table-cell>
          <table:table-cell office:value-type="float" office:value="48027" calcext:value-type="float">
            <text:p>48,027</text:p>
          </table:table-cell>
          <table:table-cell office:value-type="float" office:value="70734" calcext:value-type="float">
            <text:p>70,734</text:p>
          </table:table-cell>
          <table:table-cell office:value-type="float" office:value="0" calcext:value-type="float">
            <text:p>0</text:p>
          </table:table-cell>
          <table:table-cell office:value-type="float" office:value="2040246" calcext:value-type="float">
            <text:p>2,040,246</text:p>
          </table:table-cell>
          <table:table-cell office:value-type="float" office:value="291713" calcext:value-type="float">
            <text:p>291,713</text:p>
          </table:table-cell>
          <table:table-cell office:value-type="float" office:value="0" calcext:value-type="float">
            <text:p>0</text:p>
          </table:table-cell>
          <table:table-cell office:value-type="float" office:value="291713" calcext:value-type="float">
            <text:p>291,713</text:p>
          </table:table-cell>
          <table:table-cell office:value-type="float" office:value="2331959" calcext:value-type="float">
            <text:p>2,331,959</text:p>
          </table:table-cell>
          <table:table-cell office:value-type="float" office:value="66070" calcext:value-type="float">
            <text:p>66,070</text:p>
          </table:table-cell>
          <table:table-cell office:value-type="float" office:value="44200" calcext:value-type="float">
            <text:p>44,2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88];&quot;,&quot;;[.E388];&quot;,&quot;;[.F388];&quot;,&quot;;[.G388];&quot;,&quot;;[.H388];&quot;,&quot;;[.I388];&quot;,&quot;;[.J388];&quot;,&quot;;[.K388];&quot;,&quot;;[.L388];&quot;,&quot;;[.M388];&quot;,&quot;;[.N388];&quot;,&quot;;[.P388];&quot;,&quot;;[.Q388];&quot;,&quot;;[.S388];&quot;,&quot;;[.T388];&quot;,&quot;;[.U388];&quot;,&quot;;[.V388];&quot;,&quot;;[.W388];&quot;,&quot;;[.X38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3,211926,123721,1016664,0,563105,0,6069,48027,70734,0,291713,0,2331959,66070,4420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3,211926,123721,1016664,0,563105,0,6069,48027,70734,0,291713,0,2331959,66070,4420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RCADIA CHARTER SCHOOL</text:p>
          </table:table-cell>
          <table:table-cell office:value-type="float" office:value="4091" calcext:value-type="float">
            <text:p>4091</text:p>
          </table:table-cell>
          <table:table-cell table:formula="of:=VLOOKUP([.B389];[$Sheet2.A382:.C938];2)" office:value-type="float" office:value="404" calcext:value-type="float">
            <text:p>404</text:p>
          </table:table-cell>
          <table:table-cell office:value-type="float" office:value="124" calcext:value-type="float">
            <text:p>124</text:p>
          </table:table-cell>
          <table:table-cell office:value-type="float" office:value="222202" calcext:value-type="float">
            <text:p>222,202</text:p>
          </table:table-cell>
          <table:table-cell office:value-type="float" office:value="47425" calcext:value-type="float">
            <text:p>47,425</text:p>
          </table:table-cell>
          <table:table-cell office:value-type="float" office:value="568367" calcext:value-type="float">
            <text:p>568,367</text:p>
          </table:table-cell>
          <table:table-cell office:value-type="float" office:value="0" calcext:value-type="float">
            <text:p>0</text:p>
          </table:table-cell>
          <table:table-cell office:value-type="float" office:value="724097" calcext:value-type="float">
            <text:p>724,097</text:p>
          </table:table-cell>
          <table:table-cell office:value-type="float" office:value="2320" calcext:value-type="float">
            <text:p>2,320</text:p>
          </table:table-cell>
          <table:table-cell office:value-type="float" office:value="19221" calcext:value-type="float">
            <text:p>19,221</text:p>
          </table:table-cell>
          <table:table-cell office:value-type="float" office:value="31811" calcext:value-type="float">
            <text:p>31,811</text:p>
          </table:table-cell>
          <table:table-cell office:value-type="float" office:value="90032" calcext:value-type="float">
            <text:p>90,032</text:p>
          </table:table-cell>
          <table:table-cell office:value-type="float" office:value="4515" calcext:value-type="float">
            <text:p>4,515</text:p>
          </table:table-cell>
          <table:table-cell office:value-type="float" office:value="1709990" calcext:value-type="float">
            <text:p>1,709,990</text:p>
          </table:table-cell>
          <table:table-cell office:value-type="float" office:value="248210" calcext:value-type="float">
            <text:p>248,210</text:p>
          </table:table-cell>
          <table:table-cell office:value-type="float" office:value="0" calcext:value-type="float">
            <text:p>0</text:p>
          </table:table-cell>
          <table:table-cell office:value-type="float" office:value="248210" calcext:value-type="float">
            <text:p>248,210</text:p>
          </table:table-cell>
          <table:table-cell office:value-type="float" office:value="1958200" calcext:value-type="float">
            <text:p>1,958,200</text:p>
          </table:table-cell>
          <table:table-cell office:value-type="float" office:value="21240" calcext:value-type="float">
            <text:p>21,2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89];&quot;,&quot;;[.E389];&quot;,&quot;;[.F389];&quot;,&quot;;[.G389];&quot;,&quot;;[.H389];&quot;,&quot;;[.I389];&quot;,&quot;;[.J389];&quot;,&quot;;[.K389];&quot;,&quot;;[.L389];&quot;,&quot;;[.M389];&quot;,&quot;;[.N389];&quot;,&quot;;[.P389];&quot;,&quot;;[.Q389];&quot;,&quot;;[.S389];&quot;,&quot;;[.T389];&quot;,&quot;;[.U389];&quot;,&quot;;[.V389];&quot;,&quot;;[.W389];&quot;,&quot;;[.X38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4,222202,47425,568367,0,724097,2320,19221,31811,90032,4515,248210,0,1958200,2124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4,222202,47425,568367,0,724097,2320,19221,31811,90032,4515,248210,0,1958200,2124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ATERSHED HIGH SCHOOL</text:p>
          </table:table-cell>
          <table:table-cell office:value-type="float" office:value="4092" calcext:value-type="float">
            <text:p>4092</text:p>
          </table:table-cell>
          <table:table-cell table:formula="of:=VLOOKUP([.B390];[$Sheet2.A383:.C939];2)" office:value-type="float" office:value="405" calcext:value-type="float">
            <text:p>405</text:p>
          </table:table-cell>
          <table:table-cell office:value-type="float" office:value="49" calcext:value-type="float">
            <text:p>49</text:p>
          </table:table-cell>
          <table:table-cell office:value-type="float" office:value="112947" calcext:value-type="float">
            <text:p>112,947</text:p>
          </table:table-cell>
          <table:table-cell office:value-type="float" office:value="65715" calcext:value-type="float">
            <text:p>65,715</text:p>
          </table:table-cell>
          <table:table-cell office:value-type="float" office:value="268386" calcext:value-type="float">
            <text:p>268,386</text:p>
          </table:table-cell>
          <table:table-cell office:value-type="float" office:value="0" calcext:value-type="float">
            <text:p>0</text:p>
          </table:table-cell>
          <table:table-cell office:value-type="float" office:value="116321" calcext:value-type="float">
            <text:p>116,321</text:p>
          </table:table-cell>
          <table:table-cell office:value-type="float" office:value="583" calcext:value-type="float">
            <text:p>583</text:p>
          </table:table-cell>
          <table:table-cell office:value-type="float" office:value="4939" calcext:value-type="float">
            <text:p>4,939</text:p>
          </table:table-cell>
          <table:table-cell office:value-type="float" office:value="58679" calcext:value-type="float">
            <text:p>58,679</text:p>
          </table:table-cell>
          <table:table-cell office:value-type="float" office:value="59182" calcext:value-type="float">
            <text:p>59,182</text:p>
          </table:table-cell>
          <table:table-cell office:value-type="float" office:value="13037" calcext:value-type="float">
            <text:p>13,037</text:p>
          </table:table-cell>
          <table:table-cell office:value-type="float" office:value="699787" calcext:value-type="float">
            <text:p>699,787</text:p>
          </table:table-cell>
          <table:table-cell office:value-type="float" office:value="89946" calcext:value-type="float">
            <text:p>89,946</text:p>
          </table:table-cell>
          <table:table-cell office:value-type="float" office:value="0" calcext:value-type="float">
            <text:p>0</text:p>
          </table:table-cell>
          <table:table-cell office:value-type="float" office:value="89946" calcext:value-type="float">
            <text:p>89,946</text:p>
          </table:table-cell>
          <table:table-cell office:value-type="float" office:value="789733" calcext:value-type="float">
            <text:p>789,733</text:p>
          </table:table-cell>
          <table:table-cell office:value-type="float" office:value="19709" calcext:value-type="float">
            <text:p>19,7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90];&quot;,&quot;;[.E390];&quot;,&quot;;[.F390];&quot;,&quot;;[.G390];&quot;,&quot;;[.H390];&quot;,&quot;;[.I390];&quot;,&quot;;[.J390];&quot;,&quot;;[.K390];&quot;,&quot;;[.L390];&quot;,&quot;;[.M390];&quot;,&quot;;[.N390];&quot;,&quot;;[.P390];&quot;,&quot;;[.Q390];&quot;,&quot;;[.S390];&quot;,&quot;;[.T390];&quot;,&quot;;[.U390];&quot;,&quot;;[.V390];&quot;,&quot;;[.W390];&quot;,&quot;;[.X39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5,112947,65715,268386,0,116321,583,4939,58679,59182,13037,89946,0,789733,1970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5,112947,65715,268386,0,116321,583,4939,58679,59182,13037,89946,0,789733,1970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w Century Academy</text:p>
          </table:table-cell>
          <table:table-cell office:value-type="float" office:value="4093" calcext:value-type="float">
            <text:p>4093</text:p>
          </table:table-cell>
          <table:table-cell table:formula="of:=VLOOKUP([.B391];[$Sheet2.A384:.C940];2)" office:value-type="float" office:value="406" calcext:value-type="float">
            <text:p>406</text:p>
          </table:table-cell>
          <table:table-cell office:value-type="float" office:value="129" calcext:value-type="float">
            <text:p>129</text:p>
          </table:table-cell>
          <table:table-cell office:value-type="float" office:value="193367" calcext:value-type="float">
            <text:p>193,367</text:p>
          </table:table-cell>
          <table:table-cell office:value-type="float" office:value="107996" calcext:value-type="float">
            <text:p>107,996</text:p>
          </table:table-cell>
          <table:table-cell office:value-type="float" office:value="520729" calcext:value-type="float">
            <text:p>520,729</text:p>
          </table:table-cell>
          <table:table-cell office:value-type="float" office:value="0" calcext:value-type="float">
            <text:p>0</text:p>
          </table:table-cell>
          <table:table-cell office:value-type="float" office:value="550791" calcext:value-type="float">
            <text:p>550,791</text:p>
          </table:table-cell>
          <table:table-cell office:value-type="float" office:value="4935" calcext:value-type="float">
            <text:p>4,935</text:p>
          </table:table-cell>
          <table:table-cell office:value-type="float" office:value="41280" calcext:value-type="float">
            <text:p>41,280</text:p>
          </table:table-cell>
          <table:table-cell office:value-type="float" office:value="287" calcext:value-type="float">
            <text:p>287</text:p>
          </table:table-cell>
          <table:table-cell office:value-type="float" office:value="117429" calcext:value-type="float">
            <text:p>117,429</text:p>
          </table:table-cell>
          <table:table-cell office:value-type="float" office:value="393327" calcext:value-type="float">
            <text:p>393,327</text:p>
          </table:table-cell>
          <table:table-cell office:value-type="float" office:value="1930140" calcext:value-type="float">
            <text:p>1,930,140</text:p>
          </table:table-cell>
          <table:table-cell office:value-type="float" office:value="20406" calcext:value-type="float">
            <text:p>20,406</text:p>
          </table:table-cell>
          <table:table-cell office:value-type="float" office:value="417812" calcext:value-type="float">
            <text:p>417,812</text:p>
          </table:table-cell>
          <table:table-cell office:value-type="float" office:value="438218" calcext:value-type="float">
            <text:p>438,218</text:p>
          </table:table-cell>
          <table:table-cell office:value-type="float" office:value="2368358" calcext:value-type="float">
            <text:p>2,368,358</text:p>
          </table:table-cell>
          <table:table-cell office:value-type="float" office:value="81841" calcext:value-type="float">
            <text:p>81,8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91];&quot;,&quot;;[.E391];&quot;,&quot;;[.F391];&quot;,&quot;;[.G391];&quot;,&quot;;[.H391];&quot;,&quot;;[.I391];&quot;,&quot;;[.J391];&quot;,&quot;;[.K391];&quot;,&quot;;[.L391];&quot;,&quot;;[.M391];&quot;,&quot;;[.N391];&quot;,&quot;;[.P391];&quot;,&quot;;[.Q391];&quot;,&quot;;[.S391];&quot;,&quot;;[.T391];&quot;,&quot;;[.U391];&quot;,&quot;;[.V391];&quot;,&quot;;[.W391];&quot;,&quot;;[.X39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6,193367,107996,520729,0,550791,4935,41280,287,117429,393327,20406,417812,2368358,81841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6,193367,107996,520729,0,550791,4935,41280,287,117429,393327,20406,417812,2368358,81841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RIO WOLF CREEK DISTANCE LEARNING</text:p>
          </table:table-cell>
          <table:table-cell office:value-type="float" office:value="4095" calcext:value-type="float">
            <text:p>4095</text:p>
          </table:table-cell>
          <table:table-cell table:formula="of:=VLOOKUP([.B392];[$Sheet2.A385:.C941];2)" office:value-type="float" office:value="407" calcext:value-type="float">
            <text:p>407</text:p>
          </table:table-cell>
          <table:table-cell office:value-type="float" office:value="193" calcext:value-type="float">
            <text:p>193</text:p>
          </table:table-cell>
          <table:table-cell office:value-type="float" office:value="253023" calcext:value-type="float">
            <text:p>253,023</text:p>
          </table:table-cell>
          <table:table-cell office:value-type="float" office:value="0" calcext:value-type="float">
            <text:p>0</text:p>
          </table:table-cell>
          <table:table-cell office:value-type="float" office:value="1045074" calcext:value-type="float">
            <text:p>1,045,074</text:p>
          </table:table-cell>
          <table:table-cell office:value-type="float" office:value="0" calcext:value-type="float">
            <text:p>0</text:p>
          </table:table-cell>
          <table:table-cell office:value-type="float" office:value="237482" calcext:value-type="float">
            <text:p>237,482</text:p>
          </table:table-cell>
          <table:table-cell office:value-type="float" office:value="0" calcext:value-type="float">
            <text:p>0</text:p>
          </table:table-cell>
          <table:table-cell office:value-type="float" office:value="171869" calcext:value-type="float">
            <text:p>171,869</text:p>
          </table:table-cell>
          <table:table-cell office:value-type="float" office:value="33208" calcext:value-type="float">
            <text:p>33,208</text:p>
          </table:table-cell>
          <table:table-cell office:value-type="float" office:value="47507" calcext:value-type="float">
            <text:p>47,507</text:p>
          </table:table-cell>
          <table:table-cell office:value-type="float" office:value="0" calcext:value-type="float">
            <text:p>0</text:p>
          </table:table-cell>
          <table:table-cell office:value-type="float" office:value="1788163" calcext:value-type="float">
            <text:p>1,788,163</text:p>
          </table:table-cell>
          <table:table-cell office:value-type="float" office:value="191735" calcext:value-type="float">
            <text:p>191,735</text:p>
          </table:table-cell>
          <table:table-cell office:value-type="float" office:value="0" calcext:value-type="float">
            <text:p>0</text:p>
          </table:table-cell>
          <table:table-cell office:value-type="float" office:value="191735" calcext:value-type="float">
            <text:p>191,735</text:p>
          </table:table-cell>
          <table:table-cell office:value-type="float" office:value="1979897" calcext:value-type="float">
            <text:p>1,979,89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392];&quot;,&quot;;[.E392];&quot;,&quot;;[.F392];&quot;,&quot;;[.G392];&quot;,&quot;;[.H392];&quot;,&quot;;[.I392];&quot;,&quot;;[.J392];&quot;,&quot;;[.K392];&quot;,&quot;;[.L392];&quot;,&quot;;[.M392];&quot;,&quot;;[.N392];&quot;,&quot;;[.P392];&quot;,&quot;;[.Q392];&quot;,&quot;;[.S392];&quot;,&quot;;[.T392];&quot;,&quot;;[.U392];&quot;,&quot;;[.V392];&quot;,&quot;;[.W392];&quot;,&quot;;[.X39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7,253023,0,1045074,0,237482,0,171869,33208,47507,0,191735,0,1979897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7,253023,0,1045074,0,237482,0,171869,33208,47507,0,191735,0,1979897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ARTNERSHIP ACADEMY, INC.</text:p>
          </table:table-cell>
          <table:table-cell office:value-type="float" office:value="4097" calcext:value-type="float">
            <text:p>4097</text:p>
          </table:table-cell>
          <table:table-cell table:formula="of:=VLOOKUP([.B393];[$Sheet2.A386:.C942];2)" office:value-type="float" office:value="408" calcext:value-type="float">
            <text:p>408</text:p>
          </table:table-cell>
          <table:table-cell office:value-type="float" office:value="514" calcext:value-type="float">
            <text:p>514</text:p>
          </table:table-cell>
          <table:table-cell office:value-type="float" office:value="588849" calcext:value-type="float">
            <text:p>588,849</text:p>
          </table:table-cell>
          <table:table-cell office:value-type="float" office:value="353181" calcext:value-type="float">
            <text:p>353,181</text:p>
          </table:table-cell>
          <table:table-cell office:value-type="float" office:value="4012757" calcext:value-type="float">
            <text:p>4,012,757</text:p>
          </table:table-cell>
          <table:table-cell office:value-type="float" office:value="0" calcext:value-type="float">
            <text:p>0</text:p>
          </table:table-cell>
          <table:table-cell office:value-type="float" office:value="2845223" calcext:value-type="float">
            <text:p>2,845,223</text:p>
          </table:table-cell>
          <table:table-cell office:value-type="float" office:value="204645" calcext:value-type="float">
            <text:p>204,645</text:p>
          </table:table-cell>
          <table:table-cell office:value-type="float" office:value="469267" calcext:value-type="float">
            <text:p>469,267</text:p>
          </table:table-cell>
          <table:table-cell office:value-type="float" office:value="287223" calcext:value-type="float">
            <text:p>287,223</text:p>
          </table:table-cell>
          <table:table-cell office:value-type="float" office:value="594872" calcext:value-type="float">
            <text:p>594,872</text:p>
          </table:table-cell>
          <table:table-cell office:value-type="float" office:value="434761" calcext:value-type="float">
            <text:p>434,761</text:p>
          </table:table-cell>
          <table:table-cell office:value-type="float" office:value="9790780" calcext:value-type="float">
            <text:p>9,790,780</text:p>
          </table:table-cell>
          <table:table-cell office:value-type="float" office:value="762322" calcext:value-type="float">
            <text:p>762,322</text:p>
          </table:table-cell>
          <table:table-cell office:value-type="float" office:value="0" calcext:value-type="float">
            <text:p>0</text:p>
          </table:table-cell>
          <table:table-cell office:value-type="float" office:value="762322" calcext:value-type="float">
            <text:p>762,322</text:p>
          </table:table-cell>
          <table:table-cell office:value-type="float" office:value="10553102" calcext:value-type="float">
            <text:p>10,553,102</text:p>
          </table:table-cell>
          <table:table-cell office:value-type="float" office:value="429943" calcext:value-type="float">
            <text:p>429,9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93];&quot;,&quot;;[.E393];&quot;,&quot;;[.F393];&quot;,&quot;;[.G393];&quot;,&quot;;[.H393];&quot;,&quot;;[.I393];&quot;,&quot;;[.J393];&quot;,&quot;;[.K393];&quot;,&quot;;[.L393];&quot;,&quot;;[.M393];&quot;,&quot;;[.N393];&quot;,&quot;;[.P393];&quot;,&quot;;[.Q393];&quot;,&quot;;[.S393];&quot;,&quot;;[.T393];&quot;,&quot;;[.U393];&quot;,&quot;;[.V393];&quot;,&quot;;[.W393];&quot;,&quot;;[.X39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8,588849,353181,4012757,0,2845223,204645,469267,287223,594872,434761,762322,0,10553102,429943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8,588849,353181,4012757,0,2845223,204645,469267,287223,594872,434761,762322,0,10553102,429943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va Classical Academy</text:p>
          </table:table-cell>
          <table:table-cell office:value-type="float" office:value="4098" calcext:value-type="float">
            <text:p>4098</text:p>
          </table:table-cell>
          <table:table-cell table:formula="of:=VLOOKUP([.B394];[$Sheet2.A387:.C943];2)" office:value-type="float" office:value="409" calcext:value-type="float">
            <text:p>409</text:p>
          </table:table-cell>
          <table:table-cell office:value-type="float" office:value="970" calcext:value-type="float">
            <text:p>970</text:p>
          </table:table-cell>
          <table:table-cell office:value-type="float" office:value="1000548" calcext:value-type="float">
            <text:p>1,000,548</text:p>
          </table:table-cell>
          <table:table-cell office:value-type="float" office:value="528361" calcext:value-type="float">
            <text:p>528,361</text:p>
          </table:table-cell>
          <table:table-cell office:value-type="float" office:value="4610760" calcext:value-type="float">
            <text:p>4,610,760</text:p>
          </table:table-cell>
          <table:table-cell office:value-type="float" office:value="0" calcext:value-type="float">
            <text:p>0</text:p>
          </table:table-cell>
          <table:table-cell office:value-type="float" office:value="1345891" calcext:value-type="float">
            <text:p>1,345,891</text:p>
          </table:table-cell>
          <table:table-cell office:value-type="float" office:value="410813" calcext:value-type="float">
            <text:p>410,813</text:p>
          </table:table-cell>
          <table:table-cell office:value-type="float" office:value="20853" calcext:value-type="float">
            <text:p>20,853</text:p>
          </table:table-cell>
          <table:table-cell office:value-type="float" office:value="222653" calcext:value-type="float">
            <text:p>222,653</text:p>
          </table:table-cell>
          <table:table-cell office:value-type="float" office:value="797312" calcext:value-type="float">
            <text:p>797,312</text:p>
          </table:table-cell>
          <table:table-cell office:value-type="float" office:value="418051" calcext:value-type="float">
            <text:p>418,051</text:p>
          </table:table-cell>
          <table:table-cell office:value-type="float" office:value="9355243" calcext:value-type="float">
            <text:p>9,355,243</text:p>
          </table:table-cell>
          <table:table-cell office:value-type="float" office:value="1555400" calcext:value-type="float">
            <text:p>1,555,400</text:p>
          </table:table-cell>
          <table:table-cell office:value-type="float" office:value="0" calcext:value-type="float">
            <text:p>0</text:p>
          </table:table-cell>
          <table:table-cell office:value-type="float" office:value="1555400" calcext:value-type="float">
            <text:p>1,555,400</text:p>
          </table:table-cell>
          <table:table-cell office:value-type="float" office:value="10910643" calcext:value-type="float">
            <text:p>10,910,643</text:p>
          </table:table-cell>
          <table:table-cell office:value-type="float" office:value="445948" calcext:value-type="float">
            <text:p>445,948</text:p>
          </table:table-cell>
          <table:table-cell office:value-type="float" office:value="124802" calcext:value-type="float">
            <text:p>124,8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94];&quot;,&quot;;[.E394];&quot;,&quot;;[.F394];&quot;,&quot;;[.G394];&quot;,&quot;;[.H394];&quot;,&quot;;[.I394];&quot;,&quot;;[.J394];&quot;,&quot;;[.K394];&quot;,&quot;;[.L394];&quot;,&quot;;[.M394];&quot;,&quot;;[.N394];&quot;,&quot;;[.P394];&quot;,&quot;;[.Q394];&quot;,&quot;;[.S394];&quot;,&quot;;[.T394];&quot;,&quot;;[.U394];&quot;,&quot;;[.V394];&quot;,&quot;;[.W394];&quot;,&quot;;[.X39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9,1000548,528361,4610760,0,1345891,410813,20853,222653,797312,418051,1555400,0,10910643,445948,124802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09,1000548,528361,4610760,0,1345891,410813,20853,222653,797312,418051,1555400,0,10910643,445948,124802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EAT EXPECTATIONS</text:p>
          </table:table-cell>
          <table:table-cell office:value-type="float" office:value="4100" calcext:value-type="float">
            <text:p>4100</text:p>
          </table:table-cell>
          <table:table-cell table:formula="of:=VLOOKUP([.B395];[$Sheet2.A388:.C944];2)" office:value-type="float" office:value="410" calcext:value-type="float">
            <text:p>410</text:p>
          </table:table-cell>
          <table:table-cell office:value-type="float" office:value="122" calcext:value-type="float">
            <text:p>122</text:p>
          </table:table-cell>
          <table:table-cell office:value-type="float" office:value="255852" calcext:value-type="float">
            <text:p>255,852</text:p>
          </table:table-cell>
          <table:table-cell office:value-type="float" office:value="0" calcext:value-type="float">
            <text:p>0</text:p>
          </table:table-cell>
          <table:table-cell office:value-type="float" office:value="618879" calcext:value-type="float">
            <text:p>618,879</text:p>
          </table:table-cell>
          <table:table-cell office:value-type="float" office:value="0" calcext:value-type="float">
            <text:p>0</text:p>
          </table:table-cell>
          <table:table-cell office:value-type="float" office:value="720525" calcext:value-type="float">
            <text:p>720,525</text:p>
          </table:table-cell>
          <table:table-cell office:value-type="float" office:value="9599" calcext:value-type="float">
            <text:p>9,599</text:p>
          </table:table-cell>
          <table:table-cell office:value-type="float" office:value="10063" calcext:value-type="float">
            <text:p>10,063</text:p>
          </table:table-cell>
          <table:table-cell office:value-type="float" office:value="10227" calcext:value-type="float">
            <text:p>10,227</text:p>
          </table:table-cell>
          <table:table-cell office:value-type="float" office:value="61010" calcext:value-type="float">
            <text:p>61,010</text:p>
          </table:table-cell>
          <table:table-cell office:value-type="float" office:value="1313" calcext:value-type="float">
            <text:p>1,313</text:p>
          </table:table-cell>
          <table:table-cell office:value-type="float" office:value="1687467" calcext:value-type="float">
            <text:p>1,687,467</text:p>
          </table:table-cell>
          <table:table-cell office:value-type="float" office:value="158306" calcext:value-type="float">
            <text:p>158,306</text:p>
          </table:table-cell>
          <table:table-cell office:value-type="float" office:value="0" calcext:value-type="float">
            <text:p>0</text:p>
          </table:table-cell>
          <table:table-cell office:value-type="float" office:value="158306" calcext:value-type="float">
            <text:p>158,306</text:p>
          </table:table-cell>
          <table:table-cell office:value-type="float" office:value="1845773" calcext:value-type="float">
            <text:p>1,845,773</text:p>
          </table:table-cell>
          <table:table-cell office:value-type="float" office:value="4216" calcext:value-type="float">
            <text:p>4,2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95];&quot;,&quot;;[.E395];&quot;,&quot;;[.F395];&quot;,&quot;;[.G395];&quot;,&quot;;[.H395];&quot;,&quot;;[.I395];&quot;,&quot;;[.J395];&quot;,&quot;;[.K395];&quot;,&quot;;[.L395];&quot;,&quot;;[.M395];&quot;,&quot;;[.N395];&quot;,&quot;;[.P395];&quot;,&quot;;[.Q395];&quot;,&quot;;[.S395];&quot;,&quot;;[.T395];&quot;,&quot;;[.U395];&quot;,&quot;;[.V395];&quot;,&quot;;[.W395];&quot;,&quot;;[.X39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0,255852,0,618879,0,720525,9599,10063,10227,61010,1313,158306,0,1845773,421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0,255852,0,618879,0,720525,9599,10063,10227,61010,1313,158306,0,1845773,421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SOTA INTERNSHIP CENTER</text:p>
          </table:table-cell>
          <table:table-cell office:value-type="float" office:value="4102" calcext:value-type="float">
            <text:p>4102</text:p>
          </table:table-cell>
          <table:table-cell table:formula="of:=VLOOKUP([.B396];[$Sheet2.A389:.C945];2)" office:value-type="float" office:value="411" calcext:value-type="float">
            <text:p>411</text:p>
          </table:table-cell>
          <table:table-cell office:value-type="float" office:value="351" calcext:value-type="float">
            <text:p>351</text:p>
          </table:table-cell>
          <table:table-cell office:value-type="float" office:value="1109284" calcext:value-type="float">
            <text:p>1,109,284</text:p>
          </table:table-cell>
          <table:table-cell office:value-type="float" office:value="111996" calcext:value-type="float">
            <text:p>111,996</text:p>
          </table:table-cell>
          <table:table-cell office:value-type="float" office:value="2229015" calcext:value-type="float">
            <text:p>2,229,015</text:p>
          </table:table-cell>
          <table:table-cell office:value-type="float" office:value="0" calcext:value-type="float">
            <text:p>0</text:p>
          </table:table-cell>
          <table:table-cell office:value-type="float" office:value="1233587" calcext:value-type="float">
            <text:p>1,233,587</text:p>
          </table:table-cell>
          <table:table-cell office:value-type="float" office:value="18000" calcext:value-type="float">
            <text:p>18,000</text:p>
          </table:table-cell>
          <table:table-cell office:value-type="float" office:value="436977" calcext:value-type="float">
            <text:p>436,977</text:p>
          </table:table-cell>
          <table:table-cell office:value-type="float" office:value="385304" calcext:value-type="float">
            <text:p>385,304</text:p>
          </table:table-cell>
          <table:table-cell office:value-type="float" office:value="570648" calcext:value-type="float">
            <text:p>570,648</text:p>
          </table:table-cell>
          <table:table-cell office:value-type="float" office:value="90888" calcext:value-type="float">
            <text:p>90,888</text:p>
          </table:table-cell>
          <table:table-cell office:value-type="float" office:value="6185699" calcext:value-type="float">
            <text:p>6,185,699</text:p>
          </table:table-cell>
          <table:table-cell office:value-type="float" office:value="946745" calcext:value-type="float">
            <text:p>946,745</text:p>
          </table:table-cell>
          <table:table-cell office:value-type="float" office:value="3600" calcext:value-type="float">
            <text:p>3,600</text:p>
          </table:table-cell>
          <table:table-cell office:value-type="float" office:value="950344" calcext:value-type="float">
            <text:p>950,344</text:p>
          </table:table-cell>
          <table:table-cell office:value-type="float" office:value="7136044" calcext:value-type="float">
            <text:p>7,136,044</text:p>
          </table:table-cell>
          <table:table-cell office:value-type="float" office:value="145773" calcext:value-type="float">
            <text:p>145,7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96];&quot;,&quot;;[.E396];&quot;,&quot;;[.F396];&quot;,&quot;;[.G396];&quot;,&quot;;[.H396];&quot;,&quot;;[.I396];&quot;,&quot;;[.J396];&quot;,&quot;;[.K396];&quot;,&quot;;[.L396];&quot;,&quot;;[.M396];&quot;,&quot;;[.N396];&quot;,&quot;;[.P396];&quot;,&quot;;[.Q396];&quot;,&quot;;[.S396];&quot;,&quot;;[.T396];&quot;,&quot;;[.U396];&quot;,&quot;;[.V396];&quot;,&quot;;[.W396];&quot;,&quot;;[.X39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1,1109284,111996,2229015,0,1233587,18000,436977,385304,570648,90888,946745,3600,7136044,145773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1,1109284,111996,2229015,0,1233587,18000,436977,385304,570648,90888,946745,3600,7136044,145773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MONG COLLEGE PREP ACADEMY</text:p>
          </table:table-cell>
          <table:table-cell office:value-type="float" office:value="4103" calcext:value-type="float">
            <text:p>4103</text:p>
          </table:table-cell>
          <table:table-cell table:formula="of:=VLOOKUP([.B397];[$Sheet2.A390:.C946];2)" office:value-type="float" office:value="412" calcext:value-type="float">
            <text:p>412</text:p>
          </table:table-cell>
          <table:table-cell office:value-type="float" office:value="2315" calcext:value-type="float">
            <text:p>2,315</text:p>
          </table:table-cell>
          <table:table-cell office:value-type="float" office:value="4333993" calcext:value-type="float">
            <text:p>4,333,993</text:p>
          </table:table-cell>
          <table:table-cell office:value-type="float" office:value="59699" calcext:value-type="float">
            <text:p>59,699</text:p>
          </table:table-cell>
          <table:table-cell office:value-type="float" office:value="11447139" calcext:value-type="float">
            <text:p>11,447,139</text:p>
          </table:table-cell>
          <table:table-cell office:value-type="float" office:value="0" calcext:value-type="float">
            <text:p>0</text:p>
          </table:table-cell>
          <table:table-cell office:value-type="float" office:value="3359743" calcext:value-type="float">
            <text:p>3,359,743</text:p>
          </table:table-cell>
          <table:table-cell office:value-type="float" office:value="90838" calcext:value-type="float">
            <text:p>90,838</text:p>
          </table:table-cell>
          <table:table-cell office:value-type="float" office:value="1100050" calcext:value-type="float">
            <text:p>1,100,050</text:p>
          </table:table-cell>
          <table:table-cell office:value-type="float" office:value="448125" calcext:value-type="float">
            <text:p>448,125</text:p>
          </table:table-cell>
          <table:table-cell office:value-type="float" office:value="1568756" calcext:value-type="float">
            <text:p>1,568,756</text:p>
          </table:table-cell>
          <table:table-cell office:value-type="float" office:value="3253614" calcext:value-type="float">
            <text:p>3,253,614</text:p>
          </table:table-cell>
          <table:table-cell office:value-type="float" office:value="25661959" calcext:value-type="float">
            <text:p>25,661,959</text:p>
          </table:table-cell>
          <table:table-cell office:value-type="float" office:value="9738507" calcext:value-type="float">
            <text:p>9,738,507</text:p>
          </table:table-cell>
          <table:table-cell office:value-type="float" office:value="0" calcext:value-type="float">
            <text:p>0</text:p>
          </table:table-cell>
          <table:table-cell office:value-type="float" office:value="9738507" calcext:value-type="float">
            <text:p>9,738,507</text:p>
          </table:table-cell>
          <table:table-cell office:value-type="float" office:value="35400466" calcext:value-type="float">
            <text:p>35,400,466</text:p>
          </table:table-cell>
          <table:table-cell office:value-type="float" office:value="2124537" calcext:value-type="float">
            <text:p>2,124,5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97];&quot;,&quot;;[.E397];&quot;,&quot;;[.F397];&quot;,&quot;;[.G397];&quot;,&quot;;[.H397];&quot;,&quot;;[.I397];&quot;,&quot;;[.J397];&quot;,&quot;;[.K397];&quot;,&quot;;[.L397];&quot;,&quot;;[.M397];&quot;,&quot;;[.N397];&quot;,&quot;;[.P397];&quot;,&quot;;[.Q397];&quot;,&quot;;[.S397];&quot;,&quot;;[.T397];&quot;,&quot;;[.U397];&quot;,&quot;;[.V397];&quot;,&quot;;[.W397];&quot;,&quot;;[.X39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2,4333993,59699,11447139,0,3359743,90838,1100050,448125,1568756,3253614,9738507,0,35400466,2124537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2,4333993,59699,11447139,0,3359743,90838,1100050,448125,1568756,3253614,9738507,0,35400466,2124537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aladin Career and Tech High School</text:p>
          </table:table-cell>
          <table:table-cell office:value-type="float" office:value="4104" calcext:value-type="float">
            <text:p>4104</text:p>
          </table:table-cell>
          <table:table-cell table:formula="of:=VLOOKUP([.B398];[$Sheet2.A391:.C947];2)" office:value-type="float" office:value="413" calcext:value-type="float">
            <text:p>413</text:p>
          </table:table-cell>
          <table:table-cell office:value-type="float" office:value="185" calcext:value-type="float">
            <text:p>185</text:p>
          </table:table-cell>
          <table:table-cell office:value-type="float" office:value="254171" calcext:value-type="float">
            <text:p>254,171</text:p>
          </table:table-cell>
          <table:table-cell office:value-type="float" office:value="121420" calcext:value-type="float">
            <text:p>121,420</text:p>
          </table:table-cell>
          <table:table-cell office:value-type="float" office:value="1088795" calcext:value-type="float">
            <text:p>1,088,795</text:p>
          </table:table-cell>
          <table:table-cell office:value-type="float" office:value="0" calcext:value-type="float">
            <text:p>0</text:p>
          </table:table-cell>
          <table:table-cell office:value-type="float" office:value="1304865" calcext:value-type="float">
            <text:p>1,304,865</text:p>
          </table:table-cell>
          <table:table-cell office:value-type="float" office:value="0" calcext:value-type="float">
            <text:p>0</text:p>
          </table:table-cell>
          <table:table-cell office:value-type="float" office:value="239832" calcext:value-type="float">
            <text:p>239,832</text:p>
          </table:table-cell>
          <table:table-cell office:value-type="float" office:value="121257" calcext:value-type="float">
            <text:p>121,257</text:p>
          </table:table-cell>
          <table:table-cell office:value-type="float" office:value="272626" calcext:value-type="float">
            <text:p>272,626</text:p>
          </table:table-cell>
          <table:table-cell office:value-type="float" office:value="113396" calcext:value-type="float">
            <text:p>113,396</text:p>
          </table:table-cell>
          <table:table-cell office:value-type="float" office:value="3516363" calcext:value-type="float">
            <text:p>3,516,363</text:p>
          </table:table-cell>
          <table:table-cell office:value-type="float" office:value="579" calcext:value-type="float">
            <text:p>579</text:p>
          </table:table-cell>
          <table:table-cell office:value-type="float" office:value="359100" calcext:value-type="float">
            <text:p>359,100</text:p>
          </table:table-cell>
          <table:table-cell office:value-type="float" office:value="359679" calcext:value-type="float">
            <text:p>359,679</text:p>
          </table:table-cell>
          <table:table-cell office:value-type="float" office:value="3876041" calcext:value-type="float">
            <text:p>3,876,041</text:p>
          </table:table-cell>
          <table:table-cell office:value-type="float" office:value="59970" calcext:value-type="float">
            <text:p>59,97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398];&quot;,&quot;;[.E398];&quot;,&quot;;[.F398];&quot;,&quot;;[.G398];&quot;,&quot;;[.H398];&quot;,&quot;;[.I398];&quot;,&quot;;[.J398];&quot;,&quot;;[.K398];&quot;,&quot;;[.L398];&quot;,&quot;;[.M398];&quot;,&quot;;[.N398];&quot;,&quot;;[.P398];&quot;,&quot;;[.Q398];&quot;,&quot;;[.S398];&quot;,&quot;;[.T398];&quot;,&quot;;[.U398];&quot;,&quot;;[.V398];&quot;,&quot;;[.W398];&quot;,&quot;;[.X39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3,254171,121420,1088795,0,1304865,0,239832,121257,272626,113396,579,359100,3876041,5997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3,254171,121420,1088795,0,1304865,0,239832,121257,272626,113396,579,359100,3876041,5997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EAT RIVER SCHOOL</text:p>
          </table:table-cell>
          <table:table-cell office:value-type="float" office:value="4105" calcext:value-type="float">
            <text:p>4105</text:p>
          </table:table-cell>
          <table:table-cell table:formula="of:=VLOOKUP([.B399];[$Sheet2.A392:.C948];2)" office:value-type="float" office:value="414" calcext:value-type="float">
            <text:p>414</text:p>
          </table:table-cell>
          <table:table-cell office:value-type="float" office:value="778" calcext:value-type="float">
            <text:p>778</text:p>
          </table:table-cell>
          <table:table-cell office:value-type="float" office:value="781075" calcext:value-type="float">
            <text:p>781,075</text:p>
          </table:table-cell>
          <table:table-cell office:value-type="float" office:value="746681" calcext:value-type="float">
            <text:p>746,681</text:p>
          </table:table-cell>
          <table:table-cell office:value-type="float" office:value="3216104" calcext:value-type="float">
            <text:p>3,216,104</text:p>
          </table:table-cell>
          <table:table-cell office:value-type="float" office:value="0" calcext:value-type="float">
            <text:p>0</text:p>
          </table:table-cell>
          <table:table-cell office:value-type="float" office:value="2719233" calcext:value-type="float">
            <text:p>2,719,233</text:p>
          </table:table-cell>
          <table:table-cell office:value-type="float" office:value="93851" calcext:value-type="float">
            <text:p>93,851</text:p>
          </table:table-cell>
          <table:table-cell office:value-type="float" office:value="336069" calcext:value-type="float">
            <text:p>336,069</text:p>
          </table:table-cell>
          <table:table-cell office:value-type="float" office:value="23646" calcext:value-type="float">
            <text:p>23,646</text:p>
          </table:table-cell>
          <table:table-cell office:value-type="float" office:value="646339" calcext:value-type="float">
            <text:p>646,339</text:p>
          </table:table-cell>
          <table:table-cell office:value-type="float" office:value="281056" calcext:value-type="float">
            <text:p>281,056</text:p>
          </table:table-cell>
          <table:table-cell office:value-type="float" office:value="8844054" calcext:value-type="float">
            <text:p>8,844,054</text:p>
          </table:table-cell>
          <table:table-cell office:value-type="float" office:value="1272881" calcext:value-type="float">
            <text:p>1,272,881</text:p>
          </table:table-cell>
          <table:table-cell office:value-type="float" office:value="0" calcext:value-type="float">
            <text:p>0</text:p>
          </table:table-cell>
          <table:table-cell office:value-type="float" office:value="1272881" calcext:value-type="float">
            <text:p>1,272,881</text:p>
          </table:table-cell>
          <table:table-cell office:value-type="float" office:value="10116935" calcext:value-type="float">
            <text:p>10,116,935</text:p>
          </table:table-cell>
          <table:table-cell office:value-type="float" office:value="185543" calcext:value-type="float">
            <text:p>185,543</text:p>
          </table:table-cell>
          <table:table-cell office:value-type="float" office:value="268220" calcext:value-type="float">
            <text:p>268,2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399];&quot;,&quot;;[.E399];&quot;,&quot;;[.F399];&quot;,&quot;;[.G399];&quot;,&quot;;[.H399];&quot;,&quot;;[.I399];&quot;,&quot;;[.J399];&quot;,&quot;;[.K399];&quot;,&quot;;[.L399];&quot;,&quot;;[.M399];&quot;,&quot;;[.N399];&quot;,&quot;;[.P399];&quot;,&quot;;[.Q399];&quot;,&quot;;[.S399];&quot;,&quot;;[.T399];&quot;,&quot;;[.U399];&quot;,&quot;;[.V399];&quot;,&quot;;[.W399];&quot;,&quot;;[.X39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4,781075,746681,3216104,0,2719233,93851,336069,23646,646339,281056,1272881,0,10116935,185543,26822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4,781075,746681,3216104,0,2719233,93851,336069,23646,646339,281056,1272881,0,10116935,185543,26822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REKNORTH HIGH SCHOOL</text:p>
          </table:table-cell>
          <table:table-cell office:value-type="float" office:value="4106" calcext:value-type="float">
            <text:p>4106</text:p>
          </table:table-cell>
          <table:table-cell table:formula="of:=VLOOKUP([.B400];[$Sheet2.A393:.C949];2)" office:value-type="float" office:value="415" calcext:value-type="float">
            <text:p>415</text:p>
          </table:table-cell>
          <table:table-cell office:value-type="float" office:value="250" calcext:value-type="float">
            <text:p>250</text:p>
          </table:table-cell>
          <table:table-cell office:value-type="float" office:value="436465" calcext:value-type="float">
            <text:p>436,465</text:p>
          </table:table-cell>
          <table:table-cell office:value-type="float" office:value="0" calcext:value-type="float">
            <text:p>0</text:p>
          </table:table-cell>
          <table:table-cell office:value-type="float" office:value="1447021" calcext:value-type="float">
            <text:p>1,447,021</text:p>
          </table:table-cell>
          <table:table-cell office:value-type="float" office:value="0" calcext:value-type="float">
            <text:p>0</text:p>
          </table:table-cell>
          <table:table-cell office:value-type="float" office:value="835576" calcext:value-type="float">
            <text:p>835,576</text:p>
          </table:table-cell>
          <table:table-cell office:value-type="float" office:value="189928" calcext:value-type="float">
            <text:p>189,928</text:p>
          </table:table-cell>
          <table:table-cell office:value-type="float" office:value="0" calcext:value-type="float">
            <text:p>0</text:p>
          </table:table-cell>
          <table:table-cell office:value-type="float" office:value="390094" calcext:value-type="float">
            <text:p>390,094</text:p>
          </table:table-cell>
          <table:table-cell office:value-type="float" office:value="155442" calcext:value-type="float">
            <text:p>155,442</text:p>
          </table:table-cell>
          <table:table-cell office:value-type="float" office:value="9168" calcext:value-type="float">
            <text:p>9,168</text:p>
          </table:table-cell>
          <table:table-cell office:value-type="float" office:value="3463694" calcext:value-type="float">
            <text:p>3,463,694</text:p>
          </table:table-cell>
          <table:table-cell office:value-type="float" office:value="552110" calcext:value-type="float">
            <text:p>552,110</text:p>
          </table:table-cell>
          <table:table-cell office:value-type="float" office:value="42556" calcext:value-type="float">
            <text:p>42,556</text:p>
          </table:table-cell>
          <table:table-cell office:value-type="float" office:value="594666" calcext:value-type="float">
            <text:p>594,666</text:p>
          </table:table-cell>
          <table:table-cell office:value-type="float" office:value="4058360" calcext:value-type="float">
            <text:p>4,058,360</text:p>
          </table:table-cell>
          <table:table-cell office:value-type="float" office:value="102802" calcext:value-type="float">
            <text:p>102,8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00];&quot;,&quot;;[.E400];&quot;,&quot;;[.F400];&quot;,&quot;;[.G400];&quot;,&quot;;[.H400];&quot;,&quot;;[.I400];&quot;,&quot;;[.J400];&quot;,&quot;;[.K400];&quot;,&quot;;[.L400];&quot;,&quot;;[.M400];&quot;,&quot;;[.N400];&quot;,&quot;;[.P400];&quot;,&quot;;[.Q400];&quot;,&quot;;[.S400];&quot;,&quot;;[.T400];&quot;,&quot;;[.U400];&quot;,&quot;;[.V400];&quot;,&quot;;[.W400];&quot;,&quot;;[.X40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5,436465,0,1447021,0,835576,189928,0,390094,155442,9168,552110,42556,4058360,102802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5,436465,0,1447021,0,835576,189928,0,390094,155442,9168,552110,42556,4058360,102802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VOYAGEURS EXPEDITIONARY</text:p>
          </table:table-cell>
          <table:table-cell office:value-type="float" office:value="4107" calcext:value-type="float">
            <text:p>4107</text:p>
          </table:table-cell>
          <table:table-cell table:formula="of:=VLOOKUP([.B401];[$Sheet2.A394:.C950];2)" office:value-type="float" office:value="416" calcext:value-type="float">
            <text:p>416</text:p>
          </table:table-cell>
          <table:table-cell office:value-type="float" office:value="101" calcext:value-type="float">
            <text:p>101</text:p>
          </table:table-cell>
          <table:table-cell office:value-type="float" office:value="293379" calcext:value-type="float">
            <text:p>293,379</text:p>
          </table:table-cell>
          <table:table-cell office:value-type="float" office:value="0" calcext:value-type="float">
            <text:p>0</text:p>
          </table:table-cell>
          <table:table-cell office:value-type="float" office:value="747942" calcext:value-type="float">
            <text:p>747,942</text:p>
          </table:table-cell>
          <table:table-cell office:value-type="float" office:value="0" calcext:value-type="float">
            <text:p>0</text:p>
          </table:table-cell>
          <table:table-cell office:value-type="float" office:value="378543" calcext:value-type="float">
            <text:p>378,543</text:p>
          </table:table-cell>
          <table:table-cell office:value-type="float" office:value="0" calcext:value-type="float">
            <text:p>0</text:p>
          </table:table-cell>
          <table:table-cell office:value-type="float" office:value="2175" calcext:value-type="float">
            <text:p>2,175</text:p>
          </table:table-cell>
          <table:table-cell office:value-type="float" office:value="33269" calcext:value-type="float">
            <text:p>33,269</text:p>
          </table:table-cell>
          <table:table-cell office:value-type="float" office:value="66792" calcext:value-type="float">
            <text:p>66,792</text:p>
          </table:table-cell>
          <table:table-cell office:value-type="float" office:value="9228" calcext:value-type="float">
            <text:p>9,228</text:p>
          </table:table-cell>
          <table:table-cell office:value-type="float" office:value="1531329" calcext:value-type="float">
            <text:p>1,531,329</text:p>
          </table:table-cell>
          <table:table-cell office:value-type="float" office:value="323578" calcext:value-type="float">
            <text:p>323,578</text:p>
          </table:table-cell>
          <table:table-cell office:value-type="float" office:value="0" calcext:value-type="float">
            <text:p>0</text:p>
          </table:table-cell>
          <table:table-cell office:value-type="float" office:value="323579" calcext:value-type="float">
            <text:p>323,579</text:p>
          </table:table-cell>
          <table:table-cell office:value-type="float" office:value="1854907" calcext:value-type="float">
            <text:p>1,854,907</text:p>
          </table:table-cell>
          <table:table-cell office:value-type="float" office:value="55811" calcext:value-type="float">
            <text:p>55,8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01];&quot;,&quot;;[.E401];&quot;,&quot;;[.F401];&quot;,&quot;;[.G401];&quot;,&quot;;[.H401];&quot;,&quot;;[.I401];&quot;,&quot;;[.J401];&quot;,&quot;;[.K401];&quot;,&quot;;[.L401];&quot;,&quot;;[.M401];&quot;,&quot;;[.N401];&quot;,&quot;;[.P401];&quot;,&quot;;[.Q401];&quot;,&quot;;[.S401];&quot;,&quot;;[.T401];&quot;,&quot;;[.U401];&quot;,&quot;;[.V401];&quot;,&quot;;[.W401];&quot;,&quot;;[.X40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6,293379,0,747942,0,378543,0,2175,33269,66792,9228,323578,0,1854907,55811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6,293379,0,747942,0,378543,0,2175,33269,66792,9228,323578,0,1854907,55811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IM Arts High School</text:p>
          </table:table-cell>
          <table:table-cell office:value-type="float" office:value="4110" calcext:value-type="float">
            <text:p>4110</text:p>
          </table:table-cell>
          <table:table-cell table:formula="of:=VLOOKUP([.B402];[$Sheet2.A395:.C951];2)" office:value-type="float" office:value="419" calcext:value-type="float">
            <text:p>419</text:p>
          </table:table-cell>
          <table:table-cell office:value-type="float" office:value="358" calcext:value-type="float">
            <text:p>358</text:p>
          </table:table-cell>
          <table:table-cell office:value-type="float" office:value="346232" calcext:value-type="float">
            <text:p>346,232</text:p>
          </table:table-cell>
          <table:table-cell office:value-type="float" office:value="186462" calcext:value-type="float">
            <text:p>186,462</text:p>
          </table:table-cell>
          <table:table-cell office:value-type="float" office:value="2098457" calcext:value-type="float">
            <text:p>2,098,457</text:p>
          </table:table-cell>
          <table:table-cell office:value-type="float" office:value="0" calcext:value-type="float">
            <text:p>0</text:p>
          </table:table-cell>
          <table:table-cell office:value-type="float" office:value="824580" calcext:value-type="float">
            <text:p>824,580</text:p>
          </table:table-cell>
          <table:table-cell office:value-type="float" office:value="16341" calcext:value-type="float">
            <text:p>16,341</text:p>
          </table:table-cell>
          <table:table-cell office:value-type="float" office:value="213505" calcext:value-type="float">
            <text:p>213,505</text:p>
          </table:table-cell>
          <table:table-cell office:value-type="float" office:value="106709" calcext:value-type="float">
            <text:p>106,709</text:p>
          </table:table-cell>
          <table:table-cell office:value-type="float" office:value="386558" calcext:value-type="float">
            <text:p>386,558</text:p>
          </table:table-cell>
          <table:table-cell office:value-type="float" office:value="295977" calcext:value-type="float">
            <text:p>295,977</text:p>
          </table:table-cell>
          <table:table-cell office:value-type="float" office:value="4474820" calcext:value-type="float">
            <text:p>4,474,820</text:p>
          </table:table-cell>
          <table:table-cell office:value-type="float" office:value="896622" calcext:value-type="float">
            <text:p>896,622</text:p>
          </table:table-cell>
          <table:table-cell office:value-type="float" office:value="0" calcext:value-type="float">
            <text:p>0</text:p>
          </table:table-cell>
          <table:table-cell office:value-type="float" office:value="896623" calcext:value-type="float">
            <text:p>896,623</text:p>
          </table:table-cell>
          <table:table-cell office:value-type="float" office:value="5371443" calcext:value-type="float">
            <text:p>5,371,443</text:p>
          </table:table-cell>
          <table:table-cell office:value-type="float" office:value="99164" calcext:value-type="float">
            <text:p>99,1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02];&quot;,&quot;;[.E402];&quot;,&quot;;[.F402];&quot;,&quot;;[.G402];&quot;,&quot;;[.H402];&quot;,&quot;;[.I402];&quot;,&quot;;[.J402];&quot;,&quot;;[.K402];&quot;,&quot;;[.L402];&quot;,&quot;;[.M402];&quot;,&quot;;[.N402];&quot;,&quot;;[.P402];&quot;,&quot;;[.Q402];&quot;,&quot;;[.S402];&quot;,&quot;;[.T402];&quot;,&quot;;[.U402];&quot;,&quot;;[.V402];&quot;,&quot;;[.W402];&quot;,&quot;;[.X40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9,346232,186462,2098457,0,824580,16341,213505,106709,386558,295977,896622,0,5371443,99164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19,346232,186462,2098457,0,824580,16341,213505,106709,386558,295977,896622,0,5371443,99164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UGSBURG FAIRVIEW ACADEMY</text:p>
          </table:table-cell>
          <table:table-cell office:value-type="float" office:value="4111" calcext:value-type="float">
            <text:p>4111</text:p>
          </table:table-cell>
          <table:table-cell table:formula="of:=VLOOKUP([.B403];[$Sheet2.A396:.C952];2)" office:value-type="float" office:value="420" calcext:value-type="float">
            <text:p>420</text:p>
          </table:table-cell>
          <table:table-cell office:value-type="float" office:value="97" calcext:value-type="float">
            <text:p>97</text:p>
          </table:table-cell>
          <table:table-cell office:value-type="float" office:value="200937" calcext:value-type="float">
            <text:p>200,937</text:p>
          </table:table-cell>
          <table:table-cell office:value-type="float" office:value="93552" calcext:value-type="float">
            <text:p>93,552</text:p>
          </table:table-cell>
          <table:table-cell office:value-type="float" office:value="536250" calcext:value-type="float">
            <text:p>536,250</text:p>
          </table:table-cell>
          <table:table-cell office:value-type="float" office:value="0" calcext:value-type="float">
            <text:p>0</text:p>
          </table:table-cell>
          <table:table-cell office:value-type="float" office:value="435456" calcext:value-type="float">
            <text:p>435,45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02583" calcext:value-type="float">
            <text:p>102,583</text:p>
          </table:table-cell>
          <table:table-cell office:value-type="float" office:value="90791" calcext:value-type="float">
            <text:p>90,791</text:p>
          </table:table-cell>
          <table:table-cell office:value-type="float" office:value="41201" calcext:value-type="float">
            <text:p>41,201</text:p>
          </table:table-cell>
          <table:table-cell office:value-type="float" office:value="1501018" calcext:value-type="float">
            <text:p>1,501,018</text:p>
          </table:table-cell>
          <table:table-cell office:value-type="float" office:value="288728" calcext:value-type="float">
            <text:p>288,728</text:p>
          </table:table-cell>
          <table:table-cell office:value-type="float" office:value="0" calcext:value-type="float">
            <text:p>0</text:p>
          </table:table-cell>
          <table:table-cell office:value-type="float" office:value="288728" calcext:value-type="float">
            <text:p>288,728</text:p>
          </table:table-cell>
          <table:table-cell office:value-type="float" office:value="1789746" calcext:value-type="float">
            <text:p>1,789,746</text:p>
          </table:table-cell>
          <table:table-cell office:value-type="float" office:value="36367" calcext:value-type="float">
            <text:p>36,3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03];&quot;,&quot;;[.E403];&quot;,&quot;;[.F403];&quot;,&quot;;[.G403];&quot;,&quot;;[.H403];&quot;,&quot;;[.I403];&quot;,&quot;;[.J403];&quot;,&quot;;[.K403];&quot;,&quot;;[.L403];&quot;,&quot;;[.M403];&quot;,&quot;;[.N403];&quot;,&quot;;[.P403];&quot;,&quot;;[.Q403];&quot;,&quot;;[.S403];&quot;,&quot;;[.T403];&quot;,&quot;;[.U403];&quot;,&quot;;[.V403];&quot;,&quot;;[.W403];&quot;,&quot;;[.X40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0,200937,93552,536250,0,435456,248,0,102583,90791,41201,288728,0,1789746,36367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0,200937,93552,536250,0,435456,248,0,102583,90791,41201,288728,0,1789746,36367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 PAUL CONSERVATORY PERFORMING ART</text:p>
          </table:table-cell>
          <table:table-cell office:value-type="float" office:value="4112" calcext:value-type="float">
            <text:p>4112</text:p>
          </table:table-cell>
          <table:table-cell table:formula="of:=VLOOKUP([.B404];[$Sheet2.A397:.C953];2)" office:value-type="float" office:value="421" calcext:value-type="float">
            <text:p>421</text:p>
          </table:table-cell>
          <table:table-cell office:value-type="float" office:value="414" calcext:value-type="float">
            <text:p>414</text:p>
          </table:table-cell>
          <table:table-cell office:value-type="float" office:value="542016" calcext:value-type="float">
            <text:p>542,016</text:p>
          </table:table-cell>
          <table:table-cell office:value-type="float" office:value="413930" calcext:value-type="float">
            <text:p>413,930</text:p>
          </table:table-cell>
          <table:table-cell office:value-type="float" office:value="1728923" calcext:value-type="float">
            <text:p>1,728,923</text:p>
          </table:table-cell>
          <table:table-cell office:value-type="float" office:value="0" calcext:value-type="float">
            <text:p>0</text:p>
          </table:table-cell>
          <table:table-cell office:value-type="float" office:value="340961" calcext:value-type="float">
            <text:p>340,961</text:p>
          </table:table-cell>
          <table:table-cell office:value-type="float" office:value="140942" calcext:value-type="float">
            <text:p>140,942</text:p>
          </table:table-cell>
          <table:table-cell office:value-type="float" office:value="27131" calcext:value-type="float">
            <text:p>27,131</text:p>
          </table:table-cell>
          <table:table-cell office:value-type="float" office:value="114567" calcext:value-type="float">
            <text:p>114,567</text:p>
          </table:table-cell>
          <table:table-cell office:value-type="float" office:value="497821" calcext:value-type="float">
            <text:p>497,821</text:p>
          </table:table-cell>
          <table:table-cell office:value-type="float" office:value="85718" calcext:value-type="float">
            <text:p>85,718</text:p>
          </table:table-cell>
          <table:table-cell office:value-type="float" office:value="3892009" calcext:value-type="float">
            <text:p>3,892,009</text:p>
          </table:table-cell>
          <table:table-cell office:value-type="float" office:value="1162919" calcext:value-type="float">
            <text:p>1,162,919</text:p>
          </table:table-cell>
          <table:table-cell office:value-type="float" office:value="0" calcext:value-type="float">
            <text:p>0</text:p>
          </table:table-cell>
          <table:table-cell office:value-type="float" office:value="1162919" calcext:value-type="float">
            <text:p>1,162,919</text:p>
          </table:table-cell>
          <table:table-cell office:value-type="float" office:value="5054928" calcext:value-type="float">
            <text:p>5,054,92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404];&quot;,&quot;;[.E404];&quot;,&quot;;[.F404];&quot;,&quot;;[.G404];&quot;,&quot;;[.H404];&quot;,&quot;;[.I404];&quot;,&quot;;[.J404];&quot;,&quot;;[.K404];&quot;,&quot;;[.L404];&quot;,&quot;;[.M404];&quot;,&quot;;[.N404];&quot;,&quot;;[.P404];&quot;,&quot;;[.Q404];&quot;,&quot;;[.S404];&quot;,&quot;;[.T404];&quot;,&quot;;[.U404];&quot;,&quot;;[.V404];&quot;,&quot;;[.W404];&quot;,&quot;;[.X40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1,542016,413930,1728923,0,340961,140942,27131,114567,497821,85718,1162919,0,5054928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1,542016,413930,1728923,0,340961,140942,27131,114567,497821,85718,1162919,0,5054928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pero Academy</text:p>
          </table:table-cell>
          <table:table-cell office:value-type="float" office:value="4113" calcext:value-type="float">
            <text:p>4113</text:p>
          </table:table-cell>
          <table:table-cell table:formula="of:=VLOOKUP([.B405];[$Sheet2.A398:.C954];2)" office:value-type="float" office:value="422" calcext:value-type="float">
            <text:p>422</text:p>
          </table:table-cell>
          <table:table-cell office:value-type="float" office:value="142" calcext:value-type="float">
            <text:p>142</text:p>
          </table:table-cell>
          <table:table-cell office:value-type="float" office:value="359287" calcext:value-type="float">
            <text:p>359,287</text:p>
          </table:table-cell>
          <table:table-cell office:value-type="float" office:value="134200" calcext:value-type="float">
            <text:p>134,200</text:p>
          </table:table-cell>
          <table:table-cell office:value-type="float" office:value="213688" calcext:value-type="float">
            <text:p>213,688</text:p>
          </table:table-cell>
          <table:table-cell office:value-type="float" office:value="0" calcext:value-type="float">
            <text:p>0</text:p>
          </table:table-cell>
          <table:table-cell office:value-type="float" office:value="5807132" calcext:value-type="float">
            <text:p>5,807,132</text:p>
          </table:table-cell>
          <table:table-cell office:value-type="float" office:value="0" calcext:value-type="float">
            <text:p>0</text:p>
          </table:table-cell>
          <table:table-cell office:value-type="float" office:value="46063" calcext:value-type="float">
            <text:p>46,063</text:p>
          </table:table-cell>
          <table:table-cell office:value-type="float" office:value="154893" calcext:value-type="float">
            <text:p>154,893</text:p>
          </table:table-cell>
          <table:table-cell office:value-type="float" office:value="472018" calcext:value-type="float">
            <text:p>472,018</text:p>
          </table:table-cell>
          <table:table-cell office:value-type="float" office:value="1051794" calcext:value-type="float">
            <text:p>1,051,794</text:p>
          </table:table-cell>
          <table:table-cell office:value-type="float" office:value="8239076" calcext:value-type="float">
            <text:p>8,239,076</text:p>
          </table:table-cell>
          <table:table-cell office:value-type="float" office:value="1494840" calcext:value-type="float">
            <text:p>1,494,840</text:p>
          </table:table-cell>
          <table:table-cell office:value-type="float" office:value="0" calcext:value-type="float">
            <text:p>0</text:p>
          </table:table-cell>
          <table:table-cell office:value-type="float" office:value="1494840" calcext:value-type="float">
            <text:p>1,494,840</text:p>
          </table:table-cell>
          <table:table-cell office:value-type="float" office:value="9733916" calcext:value-type="float">
            <text:p>9,733,916</text:p>
          </table:table-cell>
          <table:table-cell office:value-type="float" office:value="126608" calcext:value-type="float">
            <text:p>126,6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05];&quot;,&quot;;[.E405];&quot;,&quot;;[.F405];&quot;,&quot;;[.G405];&quot;,&quot;;[.H405];&quot;,&quot;;[.I405];&quot;,&quot;;[.J405];&quot;,&quot;;[.K405];&quot;,&quot;;[.L405];&quot;,&quot;;[.M405];&quot;,&quot;;[.N405];&quot;,&quot;;[.P405];&quot;,&quot;;[.Q405];&quot;,&quot;;[.S405];&quot;,&quot;;[.T405];&quot;,&quot;;[.U405];&quot;,&quot;;[.V405];&quot;,&quot;;[.W405];&quot;,&quot;;[.X40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2,359287,134200,213688,0,5807132,0,46063,154893,472018,1051794,1494840,0,9733916,126608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2,359287,134200,213688,0,5807132,0,46063,154893,472018,1051794,1494840,0,9733916,126608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kes International Language Academ</text:p>
          </table:table-cell>
          <table:table-cell office:value-type="float" office:value="4116" calcext:value-type="float">
            <text:p>4116</text:p>
          </table:table-cell>
          <table:table-cell table:formula="of:=VLOOKUP([.B406];[$Sheet2.A399:.C955];2)" office:value-type="float" office:value="424" calcext:value-type="float">
            <text:p>424</text:p>
          </table:table-cell>
          <table:table-cell office:value-type="float" office:value="1249" calcext:value-type="float">
            <text:p>1,249</text:p>
          </table:table-cell>
          <table:table-cell office:value-type="float" office:value="1225758" calcext:value-type="float">
            <text:p>1,225,758</text:p>
          </table:table-cell>
          <table:table-cell office:value-type="float" office:value="410574" calcext:value-type="float">
            <text:p>410,574</text:p>
          </table:table-cell>
          <table:table-cell office:value-type="float" office:value="5836784" calcext:value-type="float">
            <text:p>5,836,784</text:p>
          </table:table-cell>
          <table:table-cell office:value-type="float" office:value="0" calcext:value-type="float">
            <text:p>0</text:p>
          </table:table-cell>
          <table:table-cell office:value-type="float" office:value="3320617" calcext:value-type="float">
            <text:p>3,320,617</text:p>
          </table:table-cell>
          <table:table-cell office:value-type="float" office:value="211990" calcext:value-type="float">
            <text:p>211,990</text:p>
          </table:table-cell>
          <table:table-cell office:value-type="float" office:value="831949" calcext:value-type="float">
            <text:p>831,949</text:p>
          </table:table-cell>
          <table:table-cell office:value-type="float" office:value="617989" calcext:value-type="float">
            <text:p>617,989</text:p>
          </table:table-cell>
          <table:table-cell office:value-type="float" office:value="932923" calcext:value-type="float">
            <text:p>932,923</text:p>
          </table:table-cell>
          <table:table-cell office:value-type="float" office:value="79138" calcext:value-type="float">
            <text:p>79,138</text:p>
          </table:table-cell>
          <table:table-cell office:value-type="float" office:value="13467723" calcext:value-type="float">
            <text:p>13,467,723</text:p>
          </table:table-cell>
          <table:table-cell office:value-type="float" office:value="2900282" calcext:value-type="float">
            <text:p>2,900,282</text:p>
          </table:table-cell>
          <table:table-cell office:value-type="float" office:value="0" calcext:value-type="float">
            <text:p>0</text:p>
          </table:table-cell>
          <table:table-cell office:value-type="float" office:value="2900282" calcext:value-type="float">
            <text:p>2,900,282</text:p>
          </table:table-cell>
          <table:table-cell office:value-type="float" office:value="16368005" calcext:value-type="float">
            <text:p>16,368,005</text:p>
          </table:table-cell>
          <table:table-cell office:value-type="float" office:value="0" calcext:value-type="float">
            <text:p>0</text:p>
          </table:table-cell>
          <table:table-cell office:value-type="float" office:value="1076004" calcext:value-type="float">
            <text:p>1,076,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06];&quot;,&quot;;[.E406];&quot;,&quot;;[.F406];&quot;,&quot;;[.G406];&quot;,&quot;;[.H406];&quot;,&quot;;[.I406];&quot;,&quot;;[.J406];&quot;,&quot;;[.K406];&quot;,&quot;;[.L406];&quot;,&quot;;[.M406];&quot;,&quot;;[.N406];&quot;,&quot;;[.P406];&quot;,&quot;;[.Q406];&quot;,&quot;;[.S406];&quot;,&quot;;[.T406];&quot;,&quot;;[.U406];&quot;,&quot;;[.V406];&quot;,&quot;;[.W406];&quot;,&quot;;[.X40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4,1225758,410574,5836784,0,3320617,211990,831949,617989,932923,79138,2900282,0,16368005,0,1076004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4,1225758,410574,5836784,0,3320617,211990,831949,617989,932923,79138,2900282,0,16368005,0,1076004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ALEIDOSCOPE CHARTER SCHOOL</text:p>
          </table:table-cell>
          <table:table-cell office:value-type="float" office:value="4118" calcext:value-type="float">
            <text:p>4118</text:p>
          </table:table-cell>
          <table:table-cell table:formula="of:=VLOOKUP([.B407];[$Sheet2.A400:.C956];2)" office:value-type="float" office:value="425" calcext:value-type="float">
            <text:p>425</text:p>
          </table:table-cell>
          <table:table-cell office:value-type="float" office:value="545" calcext:value-type="float">
            <text:p>545</text:p>
          </table:table-cell>
          <table:table-cell office:value-type="float" office:value="495445" calcext:value-type="float">
            <text:p>495,445</text:p>
          </table:table-cell>
          <table:table-cell office:value-type="float" office:value="287392" calcext:value-type="float">
            <text:p>287,392</text:p>
          </table:table-cell>
          <table:table-cell office:value-type="float" office:value="2728041" calcext:value-type="float">
            <text:p>2,728,041</text:p>
          </table:table-cell>
          <table:table-cell office:value-type="float" office:value="0" calcext:value-type="float">
            <text:p>0</text:p>
          </table:table-cell>
          <table:table-cell office:value-type="float" office:value="1739935" calcext:value-type="float">
            <text:p>1,739,935</text:p>
          </table:table-cell>
          <table:table-cell office:value-type="float" office:value="92017" calcext:value-type="float">
            <text:p>92,017</text:p>
          </table:table-cell>
          <table:table-cell office:value-type="float" office:value="230639" calcext:value-type="float">
            <text:p>230,639</text:p>
          </table:table-cell>
          <table:table-cell office:value-type="float" office:value="83596" calcext:value-type="float">
            <text:p>83,596</text:p>
          </table:table-cell>
          <table:table-cell office:value-type="float" office:value="404302" calcext:value-type="float">
            <text:p>404,302</text:p>
          </table:table-cell>
          <table:table-cell office:value-type="float" office:value="26467" calcext:value-type="float">
            <text:p>26,467</text:p>
          </table:table-cell>
          <table:table-cell office:value-type="float" office:value="6087834" calcext:value-type="float">
            <text:p>6,087,834</text:p>
          </table:table-cell>
          <table:table-cell office:value-type="float" office:value="1130977" calcext:value-type="float">
            <text:p>1,130,977</text:p>
          </table:table-cell>
          <table:table-cell office:value-type="float" office:value="0" calcext:value-type="float">
            <text:p>0</text:p>
          </table:table-cell>
          <table:table-cell office:value-type="float" office:value="1130977" calcext:value-type="float">
            <text:p>1,130,977</text:p>
          </table:table-cell>
          <table:table-cell office:value-type="float" office:value="7218810" calcext:value-type="float">
            <text:p>7,218,810</text:p>
          </table:table-cell>
          <table:table-cell office:value-type="float" office:value="364622" calcext:value-type="float">
            <text:p>364,6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07];&quot;,&quot;;[.E407];&quot;,&quot;;[.F407];&quot;,&quot;;[.G407];&quot;,&quot;;[.H407];&quot;,&quot;;[.I407];&quot;,&quot;;[.J407];&quot;,&quot;;[.K407];&quot;,&quot;;[.L407];&quot;,&quot;;[.M407];&quot;,&quot;;[.N407];&quot;,&quot;;[.P407];&quot;,&quot;;[.Q407];&quot;,&quot;;[.S407];&quot;,&quot;;[.T407];&quot;,&quot;;[.U407];&quot;,&quot;;[.V407];&quot;,&quot;;[.W407];&quot;,&quot;;[.X40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5,495445,287392,2728041,0,1739935,92017,230639,83596,404302,26467,1130977,0,7218810,364622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5,495445,287392,2728041,0,1739935,92017,230639,83596,404302,26467,1130977,0,7218810,364622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CADEMIC ARTS HIGH SCHOOL</text:p>
          </table:table-cell>
          <table:table-cell office:value-type="float" office:value="4119" calcext:value-type="float">
            <text:p>4119</text:p>
          </table:table-cell>
          <table:table-cell table:formula="of:=VLOOKUP([.B408];[$Sheet2.A401:.C957];2)" office:value-type="float" office:value="426" calcext:value-type="float">
            <text:p>426</text:p>
          </table:table-cell>
          <table:table-cell office:value-type="float" office:value="109" calcext:value-type="float">
            <text:p>109</text:p>
          </table:table-cell>
          <table:table-cell office:value-type="float" office:value="252183" calcext:value-type="float">
            <text:p>252,183</text:p>
          </table:table-cell>
          <table:table-cell office:value-type="float" office:value="0" calcext:value-type="float">
            <text:p>0</text:p>
          </table:table-cell>
          <table:table-cell office:value-type="float" office:value="434218" calcext:value-type="float">
            <text:p>434,218</text:p>
          </table:table-cell>
          <table:table-cell office:value-type="float" office:value="0" calcext:value-type="float">
            <text:p>0</text:p>
          </table:table-cell>
          <table:table-cell office:value-type="float" office:value="1054245" calcext:value-type="float">
            <text:p>1,054,245</text:p>
          </table:table-cell>
          <table:table-cell office:value-type="float" office:value="0" calcext:value-type="float">
            <text:p>0</text:p>
          </table:table-cell>
          <table:table-cell office:value-type="float" office:value="10669" calcext:value-type="float">
            <text:p>10,669</text:p>
          </table:table-cell>
          <table:table-cell office:value-type="float" office:value="33589" calcext:value-type="float">
            <text:p>33,589</text:p>
          </table:table-cell>
          <table:table-cell office:value-type="float" office:value="82758" calcext:value-type="float">
            <text:p>82,758</text:p>
          </table:table-cell>
          <table:table-cell office:value-type="float" office:value="11289" calcext:value-type="float">
            <text:p>11,289</text:p>
          </table:table-cell>
          <table:table-cell office:value-type="float" office:value="1878951" calcext:value-type="float">
            <text:p>1,878,951</text:p>
          </table:table-cell>
          <table:table-cell office:value-type="float" office:value="256766" calcext:value-type="float">
            <text:p>256,766</text:p>
          </table:table-cell>
          <table:table-cell office:value-type="float" office:value="0" calcext:value-type="float">
            <text:p>0</text:p>
          </table:table-cell>
          <table:table-cell office:value-type="float" office:value="256766" calcext:value-type="float">
            <text:p>256,766</text:p>
          </table:table-cell>
          <table:table-cell office:value-type="float" office:value="2135717" calcext:value-type="float">
            <text:p>2,135,717</text:p>
          </table:table-cell>
          <table:table-cell office:value-type="float" office:value="8729" calcext:value-type="float">
            <text:p>8,7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08];&quot;,&quot;;[.E408];&quot;,&quot;;[.F408];&quot;,&quot;;[.G408];&quot;,&quot;;[.H408];&quot;,&quot;;[.I408];&quot;,&quot;;[.J408];&quot;,&quot;;[.K408];&quot;,&quot;;[.L408];&quot;,&quot;;[.M408];&quot;,&quot;;[.N408];&quot;,&quot;;[.P408];&quot;,&quot;;[.Q408];&quot;,&quot;;[.S408];&quot;,&quot;;[.T408];&quot;,&quot;;[.U408];&quot;,&quot;;[.V408];&quot;,&quot;;[.W408];&quot;,&quot;;[.X40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6,252183,0,434218,0,1054245,0,10669,33589,82758,11289,256766,0,2135717,872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6,252183,0,434218,0,1054245,0,10669,33589,82758,11289,256766,0,2135717,872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CROIX PREPARATORY ACADEMY</text:p>
          </table:table-cell>
          <table:table-cell office:value-type="float" office:value="4120" calcext:value-type="float">
            <text:p>4120</text:p>
          </table:table-cell>
          <table:table-cell table:formula="of:=VLOOKUP([.B409];[$Sheet2.A402:.C958];2)" office:value-type="float" office:value="427" calcext:value-type="float">
            <text:p>427</text:p>
          </table:table-cell>
          <table:table-cell office:value-type="float" office:value="1166" calcext:value-type="float">
            <text:p>1,166</text:p>
          </table:table-cell>
          <table:table-cell office:value-type="float" office:value="1464988" calcext:value-type="float">
            <text:p>1,464,988</text:p>
          </table:table-cell>
          <table:table-cell office:value-type="float" office:value="879167" calcext:value-type="float">
            <text:p>879,167</text:p>
          </table:table-cell>
          <table:table-cell office:value-type="float" office:value="4807516" calcext:value-type="float">
            <text:p>4,807,516</text:p>
          </table:table-cell>
          <table:table-cell office:value-type="float" office:value="0" calcext:value-type="float">
            <text:p>0</text:p>
          </table:table-cell>
          <table:table-cell office:value-type="float" office:value="2597383" calcext:value-type="float">
            <text:p>2,597,383</text:p>
          </table:table-cell>
          <table:table-cell office:value-type="float" office:value="340536" calcext:value-type="float">
            <text:p>340,536</text:p>
          </table:table-cell>
          <table:table-cell office:value-type="float" office:value="266776" calcext:value-type="float">
            <text:p>266,776</text:p>
          </table:table-cell>
          <table:table-cell office:value-type="float" office:value="275242" calcext:value-type="float">
            <text:p>275,242</text:p>
          </table:table-cell>
          <table:table-cell office:value-type="float" office:value="1235706" calcext:value-type="float">
            <text:p>1,235,706</text:p>
          </table:table-cell>
          <table:table-cell office:value-type="float" office:value="0" calcext:value-type="float">
            <text:p>0</text:p>
          </table:table-cell>
          <table:table-cell office:value-type="float" office:value="11867312" calcext:value-type="float">
            <text:p>11,867,312</text:p>
          </table:table-cell>
          <table:table-cell office:value-type="float" office:value="2814809" calcext:value-type="float">
            <text:p>2,814,809</text:p>
          </table:table-cell>
          <table:table-cell office:value-type="float" office:value="0" calcext:value-type="float">
            <text:p>0</text:p>
          </table:table-cell>
          <table:table-cell office:value-type="float" office:value="2814809" calcext:value-type="float">
            <text:p>2,814,809</text:p>
          </table:table-cell>
          <table:table-cell office:value-type="float" office:value="14682121" calcext:value-type="float">
            <text:p>14,682,121</text:p>
          </table:table-cell>
          <table:table-cell office:value-type="float" office:value="536819" calcext:value-type="float">
            <text:p>536,819</text:p>
          </table:table-cell>
          <table:table-cell office:value-type="float" office:value="117273" calcext:value-type="float">
            <text:p>117,27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09];&quot;,&quot;;[.E409];&quot;,&quot;;[.F409];&quot;,&quot;;[.G409];&quot;,&quot;;[.H409];&quot;,&quot;;[.I409];&quot;,&quot;;[.J409];&quot;,&quot;;[.K409];&quot;,&quot;;[.L409];&quot;,&quot;;[.M409];&quot;,&quot;;[.N409];&quot;,&quot;;[.P409];&quot;,&quot;;[.Q409];&quot;,&quot;;[.S409];&quot;,&quot;;[.T409];&quot;,&quot;;[.U409];&quot;,&quot;;[.V409];&quot;,&quot;;[.W409];&quot;,&quot;;[.X40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7,1464988,879167,4807516,0,2597383,340536,266776,275242,1235706,0,2814809,0,14682121,536819,11727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7,1464988,879167,4807516,0,2597383,340536,266776,275242,1235706,0,2814809,0,14682121,536819,11727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BAH MEDICAL ACADEMY CHARTER SCHOOL</text:p>
          </table:table-cell>
          <table:table-cell office:value-type="float" office:value="4121" calcext:value-type="float">
            <text:p>4121</text:p>
          </table:table-cell>
          <table:table-cell table:formula="of:=VLOOKUP([.B410];[$Sheet2.A403:.C959];2)" office:value-type="float" office:value="428" calcext:value-type="float">
            <text:p>428</text:p>
          </table:table-cell>
          <table:table-cell office:value-type="float" office:value="262" calcext:value-type="float">
            <text:p>262</text:p>
          </table:table-cell>
          <table:table-cell office:value-type="float" office:value="340895" calcext:value-type="float">
            <text:p>340,895</text:p>
          </table:table-cell>
          <table:table-cell office:value-type="float" office:value="235663" calcext:value-type="float">
            <text:p>235,663</text:p>
          </table:table-cell>
          <table:table-cell office:value-type="float" office:value="1883138" calcext:value-type="float">
            <text:p>1,883,138</text:p>
          </table:table-cell>
          <table:table-cell office:value-type="float" office:value="0" calcext:value-type="float">
            <text:p>0</text:p>
          </table:table-cell>
          <table:table-cell office:value-type="float" office:value="333543" calcext:value-type="float">
            <text:p>333,543</text:p>
          </table:table-cell>
          <table:table-cell office:value-type="float" office:value="0" calcext:value-type="float">
            <text:p>0</text:p>
          </table:table-cell>
          <table:table-cell office:value-type="float" office:value="226830" calcext:value-type="float">
            <text:p>226,830</text:p>
          </table:table-cell>
          <table:table-cell office:value-type="float" office:value="324494" calcext:value-type="float">
            <text:p>324,494</text:p>
          </table:table-cell>
          <table:table-cell office:value-type="float" office:value="241772" calcext:value-type="float">
            <text:p>241,772</text:p>
          </table:table-cell>
          <table:table-cell office:value-type="float" office:value="947516" calcext:value-type="float">
            <text:p>947,516</text:p>
          </table:table-cell>
          <table:table-cell office:value-type="float" office:value="4533850" calcext:value-type="float">
            <text:p>4,533,850</text:p>
          </table:table-cell>
          <table:table-cell office:value-type="float" office:value="239506" calcext:value-type="float">
            <text:p>239,506</text:p>
          </table:table-cell>
          <table:table-cell office:value-type="float" office:value="426814" calcext:value-type="float">
            <text:p>426,814</text:p>
          </table:table-cell>
          <table:table-cell office:value-type="float" office:value="666320" calcext:value-type="float">
            <text:p>666,320</text:p>
          </table:table-cell>
          <table:table-cell office:value-type="float" office:value="5200170" calcext:value-type="float">
            <text:p>5,200,170</text:p>
          </table:table-cell>
          <table:table-cell office:value-type="float" office:value="234162" calcext:value-type="float">
            <text:p>234,1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10];&quot;,&quot;;[.E410];&quot;,&quot;;[.F410];&quot;,&quot;;[.G410];&quot;,&quot;;[.H410];&quot;,&quot;;[.I410];&quot;,&quot;;[.J410];&quot;,&quot;;[.K410];&quot;,&quot;;[.L410];&quot;,&quot;;[.M410];&quot;,&quot;;[.N410];&quot;,&quot;;[.P410];&quot;,&quot;;[.Q410];&quot;,&quot;;[.S410];&quot;,&quot;;[.T410];&quot;,&quot;;[.U410];&quot;,&quot;;[.V410];&quot;,&quot;;[.W410];&quot;,&quot;;[.X41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8,340895,235663,1883138,0,333543,0,226830,324494,241772,947516,239506,426814,5200170,234162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8,340895,235663,1883138,0,333543,0,226830,324494,241772,947516,239506,426814,5200170,234162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AGLE RIDGE ACADEMY CHARTER SCHOOL</text:p>
          </table:table-cell>
          <table:table-cell office:value-type="float" office:value="4122" calcext:value-type="float">
            <text:p>4122</text:p>
          </table:table-cell>
          <table:table-cell table:formula="of:=VLOOKUP([.B411];[$Sheet2.A404:.C960];2)" office:value-type="float" office:value="429" calcext:value-type="float">
            <text:p>429</text:p>
          </table:table-cell>
          <table:table-cell office:value-type="float" office:value="1427" calcext:value-type="float">
            <text:p>1,427</text:p>
          </table:table-cell>
          <table:table-cell office:value-type="float" office:value="1311432" calcext:value-type="float">
            <text:p>1,311,432</text:p>
          </table:table-cell>
          <table:table-cell office:value-type="float" office:value="751128" calcext:value-type="float">
            <text:p>751,128</text:p>
          </table:table-cell>
          <table:table-cell office:value-type="float" office:value="6844794" calcext:value-type="float">
            <text:p>6,844,794</text:p>
          </table:table-cell>
          <table:table-cell office:value-type="float" office:value="0" calcext:value-type="float">
            <text:p>0</text:p>
          </table:table-cell>
          <table:table-cell office:value-type="float" office:value="1762198" calcext:value-type="float">
            <text:p>1,762,198</text:p>
          </table:table-cell>
          <table:table-cell office:value-type="float" office:value="52751" calcext:value-type="float">
            <text:p>52,751</text:p>
          </table:table-cell>
          <table:table-cell office:value-type="float" office:value="451243" calcext:value-type="float">
            <text:p>451,243</text:p>
          </table:table-cell>
          <table:table-cell office:value-type="float" office:value="692345" calcext:value-type="float">
            <text:p>692,345</text:p>
          </table:table-cell>
          <table:table-cell office:value-type="float" office:value="1007360" calcext:value-type="float">
            <text:p>1,007,360</text:p>
          </table:table-cell>
          <table:table-cell office:value-type="float" office:value="998836" calcext:value-type="float">
            <text:p>998,836</text:p>
          </table:table-cell>
          <table:table-cell office:value-type="float" office:value="13872087" calcext:value-type="float">
            <text:p>13,872,087</text:p>
          </table:table-cell>
          <table:table-cell office:value-type="float" office:value="2914069" calcext:value-type="float">
            <text:p>2,914,069</text:p>
          </table:table-cell>
          <table:table-cell office:value-type="float" office:value="0" calcext:value-type="float">
            <text:p>0</text:p>
          </table:table-cell>
          <table:table-cell office:value-type="float" office:value="2914069" calcext:value-type="float">
            <text:p>2,914,069</text:p>
          </table:table-cell>
          <table:table-cell office:value-type="float" office:value="16786155" calcext:value-type="float">
            <text:p>16,786,155</text:p>
          </table:table-cell>
          <table:table-cell office:value-type="float" office:value="573150" calcext:value-type="float">
            <text:p>573,150</text:p>
          </table:table-cell>
          <table:table-cell office:value-type="float" office:value="406762" calcext:value-type="float">
            <text:p>406,7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11];&quot;,&quot;;[.E411];&quot;,&quot;;[.F411];&quot;,&quot;;[.G411];&quot;,&quot;;[.H411];&quot;,&quot;;[.I411];&quot;,&quot;;[.J411];&quot;,&quot;;[.K411];&quot;,&quot;;[.L411];&quot;,&quot;;[.M411];&quot;,&quot;;[.N411];&quot;,&quot;;[.P411];&quot;,&quot;;[.Q411];&quot;,&quot;;[.S411];&quot;,&quot;;[.T411];&quot;,&quot;;[.U411];&quot;,&quot;;[.V411];&quot;,&quot;;[.W411];&quot;,&quot;;[.X41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9,1311432,751128,6844794,0,1762198,52751,451243,692345,1007360,998836,2914069,0,16786155,573150,406762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29,1311432,751128,6844794,0,1762198,52751,451243,692345,1007360,998836,2914069,0,16786155,573150,406762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EACON ACADEMY</text:p>
          </table:table-cell>
          <table:table-cell office:value-type="float" office:value="4124" calcext:value-type="float">
            <text:p>4124</text:p>
          </table:table-cell>
          <table:table-cell table:formula="of:=VLOOKUP([.B412];[$Sheet2.A405:.C961];2)" office:value-type="float" office:value="431" calcext:value-type="float">
            <text:p>431</text:p>
          </table:table-cell>
          <table:table-cell office:value-type="float" office:value="495" calcext:value-type="float">
            <text:p>495</text:p>
          </table:table-cell>
          <table:table-cell office:value-type="float" office:value="646371" calcext:value-type="float">
            <text:p>646,371</text:p>
          </table:table-cell>
          <table:table-cell office:value-type="float" office:value="284972" calcext:value-type="float">
            <text:p>284,972</text:p>
          </table:table-cell>
          <table:table-cell office:value-type="float" office:value="3151237" calcext:value-type="float">
            <text:p>3,151,237</text:p>
          </table:table-cell>
          <table:table-cell office:value-type="float" office:value="0" calcext:value-type="float">
            <text:p>0</text:p>
          </table:table-cell>
          <table:table-cell office:value-type="float" office:value="2079940" calcext:value-type="float">
            <text:p>2,079,940</text:p>
          </table:table-cell>
          <table:table-cell office:value-type="float" office:value="334" calcext:value-type="float">
            <text:p>334</text:p>
          </table:table-cell>
          <table:table-cell office:value-type="float" office:value="164306" calcext:value-type="float">
            <text:p>164,306</text:p>
          </table:table-cell>
          <table:table-cell office:value-type="float" office:value="95242" calcext:value-type="float">
            <text:p>95,242</text:p>
          </table:table-cell>
          <table:table-cell office:value-type="float" office:value="341585" calcext:value-type="float">
            <text:p>341,585</text:p>
          </table:table-cell>
          <table:table-cell office:value-type="float" office:value="826940" calcext:value-type="float">
            <text:p>826,940</text:p>
          </table:table-cell>
          <table:table-cell office:value-type="float" office:value="7590925" calcext:value-type="float">
            <text:p>7,590,925</text:p>
          </table:table-cell>
          <table:table-cell office:value-type="float" office:value="1135571" calcext:value-type="float">
            <text:p>1,135,571</text:p>
          </table:table-cell>
          <table:table-cell office:value-type="float" office:value="0" calcext:value-type="float">
            <text:p>0</text:p>
          </table:table-cell>
          <table:table-cell office:value-type="float" office:value="1135571" calcext:value-type="float">
            <text:p>1,135,571</text:p>
          </table:table-cell>
          <table:table-cell office:value-type="float" office:value="8726496" calcext:value-type="float">
            <text:p>8,726,496</text:p>
          </table:table-cell>
          <table:table-cell office:value-type="float" office:value="406568" calcext:value-type="float">
            <text:p>406,5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12];&quot;,&quot;;[.E412];&quot;,&quot;;[.F412];&quot;,&quot;;[.G412];&quot;,&quot;;[.H412];&quot;,&quot;;[.I412];&quot;,&quot;;[.J412];&quot;,&quot;;[.K412];&quot;,&quot;;[.L412];&quot;,&quot;;[.M412];&quot;,&quot;;[.N412];&quot;,&quot;;[.P412];&quot;,&quot;;[.Q412];&quot;,&quot;;[.S412];&quot;,&quot;;[.T412];&quot;,&quot;;[.U412];&quot;,&quot;;[.V412];&quot;,&quot;;[.W412];&quot;,&quot;;[.X41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1,646371,284972,3151237,0,2079940,334,164306,95242,341585,826940,1135571,0,8726496,406568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1,646371,284972,3151237,0,2079940,334,164306,95242,341585,826940,1135571,0,8726496,406568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RAIRIE SEEDS ACADEMY</text:p>
          </table:table-cell>
          <table:table-cell office:value-type="float" office:value="4126" calcext:value-type="float">
            <text:p>4126</text:p>
          </table:table-cell>
          <table:table-cell table:formula="of:=VLOOKUP([.B413];[$Sheet2.A406:.C962];2)" office:value-type="float" office:value="432" calcext:value-type="float">
            <text:p>432</text:p>
          </table:table-cell>
          <table:table-cell office:value-type="float" office:value="755" calcext:value-type="float">
            <text:p>755</text:p>
          </table:table-cell>
          <table:table-cell office:value-type="float" office:value="1491033" calcext:value-type="float">
            <text:p>1,491,033</text:p>
          </table:table-cell>
          <table:table-cell office:value-type="float" office:value="322564" calcext:value-type="float">
            <text:p>322,564</text:p>
          </table:table-cell>
          <table:table-cell office:value-type="float" office:value="4405650" calcext:value-type="float">
            <text:p>4,405,650</text:p>
          </table:table-cell>
          <table:table-cell office:value-type="float" office:value="0" calcext:value-type="float">
            <text:p>0</text:p>
          </table:table-cell>
          <table:table-cell office:value-type="float" office:value="1470307" calcext:value-type="float">
            <text:p>1,470,307</text:p>
          </table:table-cell>
          <table:table-cell office:value-type="float" office:value="76002" calcext:value-type="float">
            <text:p>76,002</text:p>
          </table:table-cell>
          <table:table-cell office:value-type="float" office:value="765628" calcext:value-type="float">
            <text:p>765,628</text:p>
          </table:table-cell>
          <table:table-cell office:value-type="float" office:value="160273" calcext:value-type="float">
            <text:p>160,273</text:p>
          </table:table-cell>
          <table:table-cell office:value-type="float" office:value="808330" calcext:value-type="float">
            <text:p>808,330</text:p>
          </table:table-cell>
          <table:table-cell office:value-type="float" office:value="1088576" calcext:value-type="float">
            <text:p>1,088,576</text:p>
          </table:table-cell>
          <table:table-cell office:value-type="float" office:value="10588362" calcext:value-type="float">
            <text:p>10,588,362</text:p>
          </table:table-cell>
          <table:table-cell office:value-type="float" office:value="1817826" calcext:value-type="float">
            <text:p>1,817,826</text:p>
          </table:table-cell>
          <table:table-cell office:value-type="float" office:value="0" calcext:value-type="float">
            <text:p>0</text:p>
          </table:table-cell>
          <table:table-cell office:value-type="float" office:value="1817826" calcext:value-type="float">
            <text:p>1,817,826</text:p>
          </table:table-cell>
          <table:table-cell office:value-type="float" office:value="12406188" calcext:value-type="float">
            <text:p>12,406,188</text:p>
          </table:table-cell>
          <table:table-cell office:value-type="float" office:value="1053816" calcext:value-type="float">
            <text:p>1,053,8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13];&quot;,&quot;;[.E413];&quot;,&quot;;[.F413];&quot;,&quot;;[.G413];&quot;,&quot;;[.H413];&quot;,&quot;;[.I413];&quot;,&quot;;[.J413];&quot;,&quot;;[.K413];&quot;,&quot;;[.L413];&quot;,&quot;;[.M413];&quot;,&quot;;[.N413];&quot;,&quot;;[.P413];&quot;,&quot;;[.Q413];&quot;,&quot;;[.S413];&quot;,&quot;;[.T413];&quot;,&quot;;[.U413];&quot;,&quot;;[.V413];&quot;,&quot;;[.W413];&quot;,&quot;;[.X41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2,1491033,322564,4405650,0,1470307,76002,765628,160273,808330,1088576,1817826,0,12406188,105381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2,1491033,322564,4405650,0,1470307,76002,765628,160273,808330,1088576,1817826,0,12406188,105381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EAM ACADEMY</text:p>
          </table:table-cell>
          <table:table-cell office:value-type="float" office:value="4127" calcext:value-type="float">
            <text:p>4127</text:p>
          </table:table-cell>
          <table:table-cell table:formula="of:=VLOOKUP([.B414];[$Sheet2.A407:.C963];2)" office:value-type="float" office:value="433" calcext:value-type="float">
            <text:p>433</text:p>
          </table:table-cell>
          <table:table-cell office:value-type="float" office:value="102" calcext:value-type="float">
            <text:p>102</text:p>
          </table:table-cell>
          <table:table-cell office:value-type="float" office:value="67713" calcext:value-type="float">
            <text:p>67,713</text:p>
          </table:table-cell>
          <table:table-cell office:value-type="float" office:value="95000" calcext:value-type="float">
            <text:p>95,000</text:p>
          </table:table-cell>
          <table:table-cell office:value-type="float" office:value="846282" calcext:value-type="float">
            <text:p>846,282</text:p>
          </table:table-cell>
          <table:table-cell office:value-type="float" office:value="0" calcext:value-type="float">
            <text:p>0</text:p>
          </table:table-cell>
          <table:table-cell office:value-type="float" office:value="538942" calcext:value-type="float">
            <text:p>538,942</text:p>
          </table:table-cell>
          <table:table-cell office:value-type="float" office:value="53557" calcext:value-type="float">
            <text:p>53,557</text:p>
          </table:table-cell>
          <table:table-cell office:value-type="float" office:value="34746" calcext:value-type="float">
            <text:p>34,746</text:p>
          </table:table-cell>
          <table:table-cell office:value-type="float" office:value="42411" calcext:value-type="float">
            <text:p>42,411</text:p>
          </table:table-cell>
          <table:table-cell office:value-type="float" office:value="57703" calcext:value-type="float">
            <text:p>57,703</text:p>
          </table:table-cell>
          <table:table-cell office:value-type="float" office:value="0" calcext:value-type="float">
            <text:p>0</text:p>
          </table:table-cell>
          <table:table-cell office:value-type="float" office:value="1736353" calcext:value-type="float">
            <text:p>1,736,353</text:p>
          </table:table-cell>
          <table:table-cell office:value-type="float" office:value="302946" calcext:value-type="float">
            <text:p>302,946</text:p>
          </table:table-cell>
          <table:table-cell office:value-type="float" office:value="0" calcext:value-type="float">
            <text:p>0</text:p>
          </table:table-cell>
          <table:table-cell office:value-type="float" office:value="302946" calcext:value-type="float">
            <text:p>302,946</text:p>
          </table:table-cell>
          <table:table-cell office:value-type="float" office:value="2039298" calcext:value-type="float">
            <text:p>2,039,298</text:p>
          </table:table-cell>
          <table:table-cell office:value-type="float" office:value="102471" calcext:value-type="float">
            <text:p>102,4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14];&quot;,&quot;;[.E414];&quot;,&quot;;[.F414];&quot;,&quot;;[.G414];&quot;,&quot;;[.H414];&quot;,&quot;;[.I414];&quot;,&quot;;[.J414];&quot;,&quot;;[.K414];&quot;,&quot;;[.L414];&quot;,&quot;;[.M414];&quot;,&quot;;[.N414];&quot;,&quot;;[.P414];&quot;,&quot;;[.Q414];&quot;,&quot;;[.S414];&quot;,&quot;;[.T414];&quot;,&quot;;[.U414];&quot;,&quot;;[.V414];&quot;,&quot;;[.W414];&quot;,&quot;;[.X41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3,67713,95000,846282,0,538942,53557,34746,42411,57703,0,302946,0,2039298,102471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3,67713,95000,846282,0,538942,53557,34746,42411,57703,0,302946,0,2039298,102471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ETRO SCHOOLS CHARTER</text:p>
          </table:table-cell>
          <table:table-cell office:value-type="float" office:value="4131" calcext:value-type="float">
            <text:p>4131</text:p>
          </table:table-cell>
          <table:table-cell table:formula="of:=VLOOKUP([.B415];[$Sheet2.A408:.C964];2)" office:value-type="float" office:value="434" calcext:value-type="float">
            <text:p>434</text:p>
          </table:table-cell>
          <table:table-cell office:value-type="float" office:value="713" calcext:value-type="float">
            <text:p>713</text:p>
          </table:table-cell>
          <table:table-cell office:value-type="float" office:value="686441" calcext:value-type="float">
            <text:p>686,441</text:p>
          </table:table-cell>
          <table:table-cell office:value-type="float" office:value="417105" calcext:value-type="float">
            <text:p>417,105</text:p>
          </table:table-cell>
          <table:table-cell office:value-type="float" office:value="3556845" calcext:value-type="float">
            <text:p>3,556,845</text:p>
          </table:table-cell>
          <table:table-cell office:value-type="float" office:value="0" calcext:value-type="float">
            <text:p>0</text:p>
          </table:table-cell>
          <table:table-cell office:value-type="float" office:value="2250965" calcext:value-type="float">
            <text:p>2,250,965</text:p>
          </table:table-cell>
          <table:table-cell office:value-type="float" office:value="70396" calcext:value-type="float">
            <text:p>70,396</text:p>
          </table:table-cell>
          <table:table-cell office:value-type="float" office:value="365364" calcext:value-type="float">
            <text:p>365,364</text:p>
          </table:table-cell>
          <table:table-cell office:value-type="float" office:value="51184" calcext:value-type="float">
            <text:p>51,184</text:p>
          </table:table-cell>
          <table:table-cell office:value-type="float" office:value="958654" calcext:value-type="float">
            <text:p>958,654</text:p>
          </table:table-cell>
          <table:table-cell office:value-type="float" office:value="2342582" calcext:value-type="float">
            <text:p>2,342,582</text:p>
          </table:table-cell>
          <table:table-cell office:value-type="float" office:value="10699536" calcext:value-type="float">
            <text:p>10,699,536</text:p>
          </table:table-cell>
          <table:table-cell office:value-type="float" office:value="1295836" calcext:value-type="float">
            <text:p>1,295,836</text:p>
          </table:table-cell>
          <table:table-cell office:value-type="float" office:value="0" calcext:value-type="float">
            <text:p>0</text:p>
          </table:table-cell>
          <table:table-cell office:value-type="float" office:value="1295836" calcext:value-type="float">
            <text:p>1,295,836</text:p>
          </table:table-cell>
          <table:table-cell office:value-type="float" office:value="11995372" calcext:value-type="float">
            <text:p>11,995,372</text:p>
          </table:table-cell>
          <table:table-cell office:value-type="float" office:value="425255" calcext:value-type="float">
            <text:p>425,2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15];&quot;,&quot;;[.E415];&quot;,&quot;;[.F415];&quot;,&quot;;[.G415];&quot;,&quot;;[.H415];&quot;,&quot;;[.I415];&quot;,&quot;;[.J415];&quot;,&quot;;[.K415];&quot;,&quot;;[.L415];&quot;,&quot;;[.M415];&quot;,&quot;;[.N415];&quot;,&quot;;[.P415];&quot;,&quot;;[.Q415];&quot;,&quot;;[.S415];&quot;,&quot;;[.T415];&quot;,&quot;;[.U415];&quot;,&quot;;[.V415];&quot;,&quot;;[.W415];&quot;,&quot;;[.X41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4,686441,417105,3556845,0,2250965,70396,365364,51184,958654,2342582,1295836,0,11995372,425255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4,686441,417105,3556845,0,2250965,70396,365364,51184,958654,2342582,1295836,0,11995372,425255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win Cities Academy</text:p>
          </table:table-cell>
          <table:table-cell office:value-type="float" office:value="4132" calcext:value-type="float">
            <text:p>4132</text:p>
          </table:table-cell>
          <table:table-cell table:formula="of:=VLOOKUP([.B416];[$Sheet2.A409:.C965];2)" office:value-type="float" office:value="435" calcext:value-type="float">
            <text:p>435</text:p>
          </table:table-cell>
          <table:table-cell office:value-type="float" office:value="480" calcext:value-type="float">
            <text:p>480</text:p>
          </table:table-cell>
          <table:table-cell office:value-type="float" office:value="822582" calcext:value-type="float">
            <text:p>822,582</text:p>
          </table:table-cell>
          <table:table-cell office:value-type="float" office:value="503382" calcext:value-type="float">
            <text:p>503,382</text:p>
          </table:table-cell>
          <table:table-cell office:value-type="float" office:value="3012600" calcext:value-type="float">
            <text:p>3,012,600</text:p>
          </table:table-cell>
          <table:table-cell office:value-type="float" office:value="0" calcext:value-type="float">
            <text:p>0</text:p>
          </table:table-cell>
          <table:table-cell office:value-type="float" office:value="1803356" calcext:value-type="float">
            <text:p>1,803,356</text:p>
          </table:table-cell>
          <table:table-cell office:value-type="float" office:value="335803" calcext:value-type="float">
            <text:p>335,803</text:p>
          </table:table-cell>
          <table:table-cell office:value-type="float" office:value="356775" calcext:value-type="float">
            <text:p>356,775</text:p>
          </table:table-cell>
          <table:table-cell office:value-type="float" office:value="160597" calcext:value-type="float">
            <text:p>160,597</text:p>
          </table:table-cell>
          <table:table-cell office:value-type="float" office:value="495536" calcext:value-type="float">
            <text:p>495,536</text:p>
          </table:table-cell>
          <table:table-cell office:value-type="float" office:value="797643" calcext:value-type="float">
            <text:p>797,643</text:p>
          </table:table-cell>
          <table:table-cell office:value-type="float" office:value="8288274" calcext:value-type="float">
            <text:p>8,288,274</text:p>
          </table:table-cell>
          <table:table-cell office:value-type="float" office:value="1442781" calcext:value-type="float">
            <text:p>1,442,781</text:p>
          </table:table-cell>
          <table:table-cell office:value-type="float" office:value="0" calcext:value-type="float">
            <text:p>0</text:p>
          </table:table-cell>
          <table:table-cell office:value-type="float" office:value="1442780" calcext:value-type="float">
            <text:p>1,442,780</text:p>
          </table:table-cell>
          <table:table-cell office:value-type="float" office:value="9731054" calcext:value-type="float">
            <text:p>9,731,054</text:p>
          </table:table-cell>
          <table:table-cell office:value-type="float" office:value="183631" calcext:value-type="float">
            <text:p>183,6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16];&quot;,&quot;;[.E416];&quot;,&quot;;[.F416];&quot;,&quot;;[.G416];&quot;,&quot;;[.H416];&quot;,&quot;;[.I416];&quot;,&quot;;[.J416];&quot;,&quot;;[.K416];&quot;,&quot;;[.L416];&quot;,&quot;;[.M416];&quot;,&quot;;[.N416];&quot;,&quot;;[.P416];&quot;,&quot;;[.Q416];&quot;,&quot;;[.S416];&quot;,&quot;;[.T416];&quot;,&quot;;[.U416];&quot;,&quot;;[.V416];&quot;,&quot;;[.W416];&quot;,&quot;;[.X41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5,822582,503382,3012600,0,1803356,335803,356775,160597,495536,797643,1442781,0,9731054,183631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5,822582,503382,3012600,0,1803356,335803,356775,160597,495536,797643,1442781,0,9731054,183631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CHESTER MATH AND SCIENCE ACADEMY</text:p>
          </table:table-cell>
          <table:table-cell office:value-type="float" office:value="4135" calcext:value-type="float">
            <text:p>4135</text:p>
          </table:table-cell>
          <table:table-cell table:formula="of:=VLOOKUP([.B417];[$Sheet2.A410:.C966];2)"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826401" calcext:value-type="float">
            <text:p>826,401</text:p>
          </table:table-cell>
          <table:table-cell office:value-type="float" office:value="255576" calcext:value-type="float">
            <text:p>255,576</text:p>
          </table:table-cell>
          <table:table-cell office:value-type="float" office:value="2660342" calcext:value-type="float">
            <text:p>2,660,342</text:p>
          </table:table-cell>
          <table:table-cell office:value-type="float" office:value="0" calcext:value-type="float">
            <text:p>0</text:p>
          </table:table-cell>
          <table:table-cell office:value-type="float" office:value="1327238" calcext:value-type="float">
            <text:p>1,327,238</text:p>
          </table:table-cell>
          <table:table-cell office:value-type="float" office:value="0" calcext:value-type="float">
            <text:p>0</text:p>
          </table:table-cell>
          <table:table-cell office:value-type="float" office:value="121490" calcext:value-type="float">
            <text:p>121,490</text:p>
          </table:table-cell>
          <table:table-cell office:value-type="float" office:value="44424" calcext:value-type="float">
            <text:p>44,424</text:p>
          </table:table-cell>
          <table:table-cell office:value-type="float" office:value="387326" calcext:value-type="float">
            <text:p>387,326</text:p>
          </table:table-cell>
          <table:table-cell office:value-type="float" office:value="759509" calcext:value-type="float">
            <text:p>759,509</text:p>
          </table:table-cell>
          <table:table-cell office:value-type="float" office:value="6382305" calcext:value-type="float">
            <text:p>6,382,305</text:p>
          </table:table-cell>
          <table:table-cell office:value-type="float" office:value="774493" calcext:value-type="float">
            <text:p>774,493</text:p>
          </table:table-cell>
          <table:table-cell office:value-type="float" office:value="0" calcext:value-type="float">
            <text:p>0</text:p>
          </table:table-cell>
          <table:table-cell office:value-type="float" office:value="774493" calcext:value-type="float">
            <text:p>774,493</text:p>
          </table:table-cell>
          <table:table-cell office:value-type="float" office:value="7156798" calcext:value-type="float">
            <text:p>7,156,798</text:p>
          </table:table-cell>
          <table:table-cell office:value-type="float" office:value="675129" calcext:value-type="float">
            <text:p>675,1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17];&quot;,&quot;;[.E417];&quot;,&quot;;[.F417];&quot;,&quot;;[.G417];&quot;,&quot;;[.H417];&quot;,&quot;;[.I417];&quot;,&quot;;[.J417];&quot;,&quot;;[.K417];&quot;,&quot;;[.L417];&quot;,&quot;;[.M417];&quot;,&quot;;[.N417];&quot;,&quot;;[.P417];&quot;,&quot;;[.Q417];&quot;,&quot;;[.S417];&quot;,&quot;;[.T417];&quot;,&quot;;[.U417];&quot;,&quot;;[.V417];&quot;,&quot;;[.W417];&quot;,&quot;;[.X41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7,826401,255576,2660342,0,1327238,0,121490,44424,387326,759509,774493,0,7156798,67512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7,826401,255576,2660342,0,1327238,0,121490,44424,387326,759509,774493,0,7156798,67512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wan River Montessori Charter Sch</text:p>
          </table:table-cell>
          <table:table-cell office:value-type="float" office:value="4137" calcext:value-type="float">
            <text:p>4137</text:p>
          </table:table-cell>
          <table:table-cell table:formula="of:=VLOOKUP([.B418];[$Sheet2.A411:.C967];2)" office:value-type="float" office:value="438" calcext:value-type="float">
            <text:p>438</text:p>
          </table:table-cell>
          <table:table-cell office:value-type="float" office:value="146" calcext:value-type="float">
            <text:p>146</text:p>
          </table:table-cell>
          <table:table-cell office:value-type="float" office:value="130112" calcext:value-type="float">
            <text:p>130,112</text:p>
          </table:table-cell>
          <table:table-cell office:value-type="float" office:value="64640" calcext:value-type="float">
            <text:p>64,640</text:p>
          </table:table-cell>
          <table:table-cell office:value-type="float" office:value="718311" calcext:value-type="float">
            <text:p>718,311</text:p>
          </table:table-cell>
          <table:table-cell office:value-type="float" office:value="0" calcext:value-type="float">
            <text:p>0</text:p>
          </table:table-cell>
          <table:table-cell office:value-type="float" office:value="888735" calcext:value-type="float">
            <text:p>888,735</text:p>
          </table:table-cell>
          <table:table-cell office:value-type="float" office:value="0" calcext:value-type="float">
            <text:p>0</text:p>
          </table:table-cell>
          <table:table-cell office:value-type="float" office:value="12021" calcext:value-type="float">
            <text:p>12,021</text:p>
          </table:table-cell>
          <table:table-cell office:value-type="float" office:value="42912" calcext:value-type="float">
            <text:p>42,912</text:p>
          </table:table-cell>
          <table:table-cell office:value-type="float" office:value="94505" calcext:value-type="float">
            <text:p>94,505</text:p>
          </table:table-cell>
          <table:table-cell office:value-type="float" office:value="13403" calcext:value-type="float">
            <text:p>13,403</text:p>
          </table:table-cell>
          <table:table-cell office:value-type="float" office:value="1964640" calcext:value-type="float">
            <text:p>1,964,640</text:p>
          </table:table-cell>
          <table:table-cell office:value-type="float" office:value="287494" calcext:value-type="float">
            <text:p>287,494</text:p>
          </table:table-cell>
          <table:table-cell office:value-type="float" office:value="0" calcext:value-type="float">
            <text:p>0</text:p>
          </table:table-cell>
          <table:table-cell office:value-type="float" office:value="287494" calcext:value-type="float">
            <text:p>287,494</text:p>
          </table:table-cell>
          <table:table-cell office:value-type="float" office:value="2252134" calcext:value-type="float">
            <text:p>2,252,134</text:p>
          </table:table-cell>
          <table:table-cell office:value-type="float" office:value="47409" calcext:value-type="float">
            <text:p>47,409</text:p>
          </table:table-cell>
          <table:table-cell office:value-type="float" office:value="134683" calcext:value-type="float">
            <text:p>134,68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18];&quot;,&quot;;[.E418];&quot;,&quot;;[.F418];&quot;,&quot;;[.G418];&quot;,&quot;;[.H418];&quot;,&quot;;[.I418];&quot;,&quot;;[.J418];&quot;,&quot;;[.K418];&quot;,&quot;;[.L418];&quot;,&quot;;[.M418];&quot;,&quot;;[.N418];&quot;,&quot;;[.P418];&quot;,&quot;;[.Q418];&quot;,&quot;;[.S418];&quot;,&quot;;[.T418];&quot;,&quot;;[.U418];&quot;,&quot;;[.V418];&quot;,&quot;;[.W418];&quot;,&quot;;[.X41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8,130112,64640,718311,0,888735,0,12021,42912,94505,13403,287494,0,2252134,47409,13468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38,130112,64640,718311,0,888735,0,12021,42912,94505,13403,287494,0,2252134,47409,13468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OVEWORKS ACADEMY FOR ARTS</text:p>
          </table:table-cell>
          <table:table-cell office:value-type="float" office:value="4139" calcext:value-type="float">
            <text:p>4139</text:p>
          </table:table-cell>
          <table:table-cell table:formula="of:=VLOOKUP([.B419];[$Sheet2.A412:.C968];2)" office:value-type="float" office:value="440" calcext:value-type="float">
            <text:p>440</text:p>
          </table:table-cell>
          <table:table-cell office:value-type="float" office:value="131" calcext:value-type="float">
            <text:p>131</text:p>
          </table:table-cell>
          <table:table-cell office:value-type="float" office:value="371957" calcext:value-type="float">
            <text:p>371,957</text:p>
          </table:table-cell>
          <table:table-cell office:value-type="float" office:value="63840" calcext:value-type="float">
            <text:p>63,840</text:p>
          </table:table-cell>
          <table:table-cell office:value-type="float" office:value="618255" calcext:value-type="float">
            <text:p>618,255</text:p>
          </table:table-cell>
          <table:table-cell office:value-type="float" office:value="0" calcext:value-type="float">
            <text:p>0</text:p>
          </table:table-cell>
          <table:table-cell office:value-type="float" office:value="740590" calcext:value-type="float">
            <text:p>740,590</text:p>
          </table:table-cell>
          <table:table-cell office:value-type="float" office:value="0" calcext:value-type="float">
            <text:p>0</text:p>
          </table:table-cell>
          <table:table-cell office:value-type="float" office:value="273970" calcext:value-type="float">
            <text:p>273,970</text:p>
          </table:table-cell>
          <table:table-cell office:value-type="float" office:value="42374" calcext:value-type="float">
            <text:p>42,374</text:p>
          </table:table-cell>
          <table:table-cell office:value-type="float" office:value="134275" calcext:value-type="float">
            <text:p>134,275</text:p>
          </table:table-cell>
          <table:table-cell office:value-type="float" office:value="381823" calcext:value-type="float">
            <text:p>381,823</text:p>
          </table:table-cell>
          <table:table-cell office:value-type="float" office:value="2627084" calcext:value-type="float">
            <text:p>2,627,084</text:p>
          </table:table-cell>
          <table:table-cell office:value-type="float" office:value="205414" calcext:value-type="float">
            <text:p>205,414</text:p>
          </table:table-cell>
          <table:table-cell office:value-type="float" office:value="0" calcext:value-type="float">
            <text:p>0</text:p>
          </table:table-cell>
          <table:table-cell office:value-type="float" office:value="205414" calcext:value-type="float">
            <text:p>205,414</text:p>
          </table:table-cell>
          <table:table-cell office:value-type="float" office:value="2832499" calcext:value-type="float">
            <text:p>2,832,499</text:p>
          </table:table-cell>
          <table:table-cell office:value-type="float" office:value="119172" calcext:value-type="float">
            <text:p>119,1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19];&quot;,&quot;;[.E419];&quot;,&quot;;[.F419];&quot;,&quot;;[.G419];&quot;,&quot;;[.H419];&quot;,&quot;;[.I419];&quot;,&quot;;[.J419];&quot;,&quot;;[.K419];&quot;,&quot;;[.L419];&quot;,&quot;;[.M419];&quot;,&quot;;[.N419];&quot;,&quot;;[.P419];&quot;,&quot;;[.Q419];&quot;,&quot;;[.S419];&quot;,&quot;;[.T419];&quot;,&quot;;[.U419];&quot;,&quot;;[.V419];&quot;,&quot;;[.W419];&quot;,&quot;;[.X41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0,371957,63840,618255,0,740590,0,273970,42374,134275,381823,205414,0,2832499,119172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0,371957,63840,618255,0,740590,0,273970,42374,134275,381823,205414,0,2832499,119172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YINGHUA ACADEMY</text:p>
          </table:table-cell>
          <table:table-cell office:value-type="float" office:value="4140" calcext:value-type="float">
            <text:p>4140</text:p>
          </table:table-cell>
          <table:table-cell table:formula="of:=VLOOKUP([.B420];[$Sheet2.A413:.C969];2)" office:value-type="float" office:value="441" calcext:value-type="float">
            <text:p>441</text:p>
          </table:table-cell>
          <table:table-cell office:value-type="float" office:value="833" calcext:value-type="float">
            <text:p>833</text:p>
          </table:table-cell>
          <table:table-cell office:value-type="float" office:value="836812" calcext:value-type="float">
            <text:p>836,812</text:p>
          </table:table-cell>
          <table:table-cell office:value-type="float" office:value="83458" calcext:value-type="float">
            <text:p>83,458</text:p>
          </table:table-cell>
          <table:table-cell office:value-type="float" office:value="4175700" calcext:value-type="float">
            <text:p>4,175,700</text:p>
          </table:table-cell>
          <table:table-cell office:value-type="float" office:value="0" calcext:value-type="float">
            <text:p>0</text:p>
          </table:table-cell>
          <table:table-cell office:value-type="float" office:value="792698" calcext:value-type="float">
            <text:p>792,698</text:p>
          </table:table-cell>
          <table:table-cell office:value-type="float" office:value="0" calcext:value-type="float">
            <text:p>0</text:p>
          </table:table-cell>
          <table:table-cell office:value-type="float" office:value="414153" calcext:value-type="float">
            <text:p>414,153</text:p>
          </table:table-cell>
          <table:table-cell office:value-type="float" office:value="280756" calcext:value-type="float">
            <text:p>280,756</text:p>
          </table:table-cell>
          <table:table-cell office:value-type="float" office:value="604289" calcext:value-type="float">
            <text:p>604,289</text:p>
          </table:table-cell>
          <table:table-cell office:value-type="float" office:value="547894" calcext:value-type="float">
            <text:p>547,894</text:p>
          </table:table-cell>
          <table:table-cell office:value-type="float" office:value="7735762" calcext:value-type="float">
            <text:p>7,735,762</text:p>
          </table:table-cell>
          <table:table-cell office:value-type="float" office:value="1331501" calcext:value-type="float">
            <text:p>1,331,501</text:p>
          </table:table-cell>
          <table:table-cell office:value-type="float" office:value="0" calcext:value-type="float">
            <text:p>0</text:p>
          </table:table-cell>
          <table:table-cell office:value-type="float" office:value="1331501" calcext:value-type="float">
            <text:p>1,331,501</text:p>
          </table:table-cell>
          <table:table-cell office:value-type="float" office:value="9067262" calcext:value-type="float">
            <text:p>9,067,262</text:p>
          </table:table-cell>
          <table:table-cell office:value-type="float" office:value="463917" calcext:value-type="float">
            <text:p>463,917</text:p>
          </table:table-cell>
          <table:table-cell office:value-type="float" office:value="443383" calcext:value-type="float">
            <text:p>443,38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20];&quot;,&quot;;[.E420];&quot;,&quot;;[.F420];&quot;,&quot;;[.G420];&quot;,&quot;;[.H420];&quot;,&quot;;[.I420];&quot;,&quot;;[.J420];&quot;,&quot;;[.K420];&quot;,&quot;;[.L420];&quot;,&quot;;[.M420];&quot;,&quot;;[.N420];&quot;,&quot;;[.P420];&quot;,&quot;;[.Q420];&quot;,&quot;;[.S420];&quot;,&quot;;[.T420];&quot;,&quot;;[.U420];&quot;,&quot;;[.V420];&quot;,&quot;;[.W420];&quot;,&quot;;[.X42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1,836812,83458,4175700,0,792698,0,414153,280756,604289,547894,1331501,0,9067262,463917,44338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1,836812,83458,4175700,0,792698,0,414153,280756,604289,547894,1331501,0,9067262,463917,44338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RIDE Academy</text:p>
          </table:table-cell>
          <table:table-cell office:value-type="float" office:value="4142" calcext:value-type="float">
            <text:p>4142</text:p>
          </table:table-cell>
          <table:table-cell table:formula="of:=VLOOKUP([.B421];[$Sheet2.A414:.C970];2)" office:value-type="float" office:value="443" calcext:value-type="float">
            <text:p>443</text:p>
          </table:table-cell>
          <table:table-cell office:value-type="float" office:value="525" calcext:value-type="float">
            <text:p>525</text:p>
          </table:table-cell>
          <table:table-cell office:value-type="float" office:value="593173" calcext:value-type="float">
            <text:p>593,173</text:p>
          </table:table-cell>
          <table:table-cell office:value-type="float" office:value="274635" calcext:value-type="float">
            <text:p>274,635</text:p>
          </table:table-cell>
          <table:table-cell office:value-type="float" office:value="2878429" calcext:value-type="float">
            <text:p>2,878,429</text:p>
          </table:table-cell>
          <table:table-cell office:value-type="float" office:value="0" calcext:value-type="float">
            <text:p>0</text:p>
          </table:table-cell>
          <table:table-cell office:value-type="float" office:value="920872" calcext:value-type="float">
            <text:p>920,872</text:p>
          </table:table-cell>
          <table:table-cell office:value-type="float" office:value="24372" calcext:value-type="float">
            <text:p>24,372</text:p>
          </table:table-cell>
          <table:table-cell office:value-type="float" office:value="154943" calcext:value-type="float">
            <text:p>154,943</text:p>
          </table:table-cell>
          <table:table-cell office:value-type="float" office:value="267008" calcext:value-type="float">
            <text:p>267,008</text:p>
          </table:table-cell>
          <table:table-cell office:value-type="float" office:value="440201" calcext:value-type="float">
            <text:p>440,201</text:p>
          </table:table-cell>
          <table:table-cell office:value-type="float" office:value="87653" calcext:value-type="float">
            <text:p>87,653</text:p>
          </table:table-cell>
          <table:table-cell office:value-type="float" office:value="5641286" calcext:value-type="float">
            <text:p>5,641,286</text:p>
          </table:table-cell>
          <table:table-cell office:value-type="float" office:value="1225017" calcext:value-type="float">
            <text:p>1,225,017</text:p>
          </table:table-cell>
          <table:table-cell office:value-type="float" office:value="0" calcext:value-type="float">
            <text:p>0</text:p>
          </table:table-cell>
          <table:table-cell office:value-type="float" office:value="1225017" calcext:value-type="float">
            <text:p>1,225,017</text:p>
          </table:table-cell>
          <table:table-cell office:value-type="float" office:value="6866303" calcext:value-type="float">
            <text:p>6,866,303</text:p>
          </table:table-cell>
          <table:table-cell office:value-type="float" office:value="411334" calcext:value-type="float">
            <text:p>411,3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21];&quot;,&quot;;[.E421];&quot;,&quot;;[.F421];&quot;,&quot;;[.G421];&quot;,&quot;;[.H421];&quot;,&quot;;[.I421];&quot;,&quot;;[.J421];&quot;,&quot;;[.K421];&quot;,&quot;;[.L421];&quot;,&quot;;[.M421];&quot;,&quot;;[.N421];&quot;,&quot;;[.P421];&quot;,&quot;;[.Q421];&quot;,&quot;;[.S421];&quot;,&quot;;[.T421];&quot;,&quot;;[.U421];&quot;,&quot;;[.V421];&quot;,&quot;;[.W421];&quot;,&quot;;[.X42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3,593173,274635,2878429,0,920872,24372,154943,267008,440201,87653,1225017,0,6866303,411334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3,593173,274635,2878429,0,920872,24372,154943,267008,440201,87653,1225017,0,6866303,411334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w Millennium Academy</text:p>
          </table:table-cell>
          <table:table-cell office:value-type="float" office:value="4143" calcext:value-type="float">
            <text:p>4143</text:p>
          </table:table-cell>
          <table:table-cell table:formula="of:=VLOOKUP([.B422];[$Sheet2.A415:.C971];2)" office:value-type="float" office:value="444" calcext:value-type="float">
            <text:p>444</text:p>
          </table:table-cell>
          <table:table-cell office:value-type="float" office:value="804" calcext:value-type="float">
            <text:p>804</text:p>
          </table:table-cell>
          <table:table-cell office:value-type="float" office:value="1618039" calcext:value-type="float">
            <text:p>1,618,039</text:p>
          </table:table-cell>
          <table:table-cell office:value-type="float" office:value="526410" calcext:value-type="float">
            <text:p>526,410</text:p>
          </table:table-cell>
          <table:table-cell office:value-type="float" office:value="5705733" calcext:value-type="float">
            <text:p>5,705,733</text:p>
          </table:table-cell>
          <table:table-cell office:value-type="float" office:value="0" calcext:value-type="float">
            <text:p>0</text:p>
          </table:table-cell>
          <table:table-cell office:value-type="float" office:value="1303928" calcext:value-type="float">
            <text:p>1,303,928</text:p>
          </table:table-cell>
          <table:table-cell office:value-type="float" office:value="21705" calcext:value-type="float">
            <text:p>21,705</text:p>
          </table:table-cell>
          <table:table-cell office:value-type="float" office:value="725174" calcext:value-type="float">
            <text:p>725,174</text:p>
          </table:table-cell>
          <table:table-cell office:value-type="float" office:value="231465" calcext:value-type="float">
            <text:p>231,465</text:p>
          </table:table-cell>
          <table:table-cell office:value-type="float" office:value="727512" calcext:value-type="float">
            <text:p>727,512</text:p>
          </table:table-cell>
          <table:table-cell office:value-type="float" office:value="1093709" calcext:value-type="float">
            <text:p>1,093,709</text:p>
          </table:table-cell>
          <table:table-cell office:value-type="float" office:value="11953675" calcext:value-type="float">
            <text:p>11,953,675</text:p>
          </table:table-cell>
          <table:table-cell office:value-type="float" office:value="1750171" calcext:value-type="float">
            <text:p>1,750,171</text:p>
          </table:table-cell>
          <table:table-cell office:value-type="float" office:value="0" calcext:value-type="float">
            <text:p>0</text:p>
          </table:table-cell>
          <table:table-cell office:value-type="float" office:value="1750171" calcext:value-type="float">
            <text:p>1,750,171</text:p>
          </table:table-cell>
          <table:table-cell office:value-type="float" office:value="13703846" calcext:value-type="float">
            <text:p>13,703,846</text:p>
          </table:table-cell>
          <table:table-cell office:value-type="float" office:value="767262" calcext:value-type="float">
            <text:p>767,2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22];&quot;,&quot;;[.E422];&quot;,&quot;;[.F422];&quot;,&quot;;[.G422];&quot;,&quot;;[.H422];&quot;,&quot;;[.I422];&quot;,&quot;;[.J422];&quot;,&quot;;[.K422];&quot;,&quot;;[.L422];&quot;,&quot;;[.M422];&quot;,&quot;;[.N422];&quot;,&quot;;[.P422];&quot;,&quot;;[.Q422];&quot;,&quot;;[.S422];&quot;,&quot;;[.T422];&quot;,&quot;;[.U422];&quot;,&quot;;[.V422];&quot;,&quot;;[.W422];&quot;,&quot;;[.X42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4,1618039,526410,5705733,0,1303928,21705,725174,231465,727512,1093709,1750171,0,13703846,767262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4,1618039,526410,5705733,0,1303928,21705,725174,231465,727512,1093709,1750171,0,13703846,767262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EEN ISLE COMMUNITY SCHOOL</text:p>
          </table:table-cell>
          <table:table-cell office:value-type="float" office:value="4144" calcext:value-type="float">
            <text:p>4144</text:p>
          </table:table-cell>
          <table:table-cell table:formula="of:=VLOOKUP([.B423];[$Sheet2.A416:.C972];2)" office:value-type="float" office:value="445" calcext:value-type="float">
            <text:p>445</text:p>
          </table:table-cell>
          <table:table-cell office:value-type="float" office:value="42" calcext:value-type="float">
            <text:p>42</text:p>
          </table:table-cell>
          <table:table-cell office:value-type="float" office:value="81167" calcext:value-type="float">
            <text:p>81,167</text:p>
          </table:table-cell>
          <table:table-cell office:value-type="float" office:value="13452" calcext:value-type="float">
            <text:p>13,452</text:p>
          </table:table-cell>
          <table:table-cell office:value-type="float" office:value="186893" calcext:value-type="float">
            <text:p>186,893</text:p>
          </table:table-cell>
          <table:table-cell office:value-type="float" office:value="0" calcext:value-type="float">
            <text:p>0</text:p>
          </table:table-cell>
          <table:table-cell office:value-type="float" office:value="249126" calcext:value-type="float">
            <text:p>249,126</text:p>
          </table:table-cell>
          <table:table-cell office:value-type="float" office:value="3569" calcext:value-type="float">
            <text:p>3,569</text:p>
          </table:table-cell>
          <table:table-cell office:value-type="float" office:value="212" calcext:value-type="float">
            <text:p>212</text:p>
          </table:table-cell>
          <table:table-cell office:value-type="float" office:value="7553" calcext:value-type="float">
            <text:p>7,553</text:p>
          </table:table-cell>
          <table:table-cell office:value-type="float" office:value="88633" calcext:value-type="float">
            <text:p>88,633</text:p>
          </table:table-cell>
          <table:table-cell office:value-type="float" office:value="8181" calcext:value-type="float">
            <text:p>8,181</text:p>
          </table:table-cell>
          <table:table-cell office:value-type="float" office:value="638786" calcext:value-type="float">
            <text:p>638,786</text:p>
          </table:table-cell>
          <table:table-cell office:value-type="float" office:value="96176" calcext:value-type="float">
            <text:p>96,176</text:p>
          </table:table-cell>
          <table:table-cell office:value-type="float" office:value="0" calcext:value-type="float">
            <text:p>0</text:p>
          </table:table-cell>
          <table:table-cell office:value-type="float" office:value="96176" calcext:value-type="float">
            <text:p>96,176</text:p>
          </table:table-cell>
          <table:table-cell office:value-type="float" office:value="734962" calcext:value-type="float">
            <text:p>734,962</text:p>
          </table:table-cell>
          <table:table-cell office:value-type="float" office:value="46262" calcext:value-type="float">
            <text:p>46,262</text:p>
          </table:table-cell>
          <table:table-cell office:value-type="float" office:value="340193" calcext:value-type="float">
            <text:p>340,19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23];&quot;,&quot;;[.E423];&quot;,&quot;;[.F423];&quot;,&quot;;[.G423];&quot;,&quot;;[.H423];&quot;,&quot;;[.I423];&quot;,&quot;;[.J423];&quot;,&quot;;[.K423];&quot;,&quot;;[.L423];&quot;,&quot;;[.M423];&quot;,&quot;;[.N423];&quot;,&quot;;[.P423];&quot;,&quot;;[.Q423];&quot;,&quot;;[.S423];&quot;,&quot;;[.T423];&quot;,&quot;;[.U423];&quot;,&quot;;[.V423];&quot;,&quot;;[.W423];&quot;,&quot;;[.X42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5,81167,13452,186893,0,249126,3569,212,7553,88633,8181,96176,0,734962,46262,34019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5,81167,13452,186893,0,249126,3569,212,7553,88633,8181,96176,0,734962,46262,34019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IRCH GROVE COMMUNITY SCHOOL</text:p>
          </table:table-cell>
          <table:table-cell office:value-type="float" office:value="4145" calcext:value-type="float">
            <text:p>4145</text:p>
          </table:table-cell>
          <table:table-cell table:formula="of:=VLOOKUP([.B424];[$Sheet2.A417:.C973];2)" office:value-type="float" office:value="446" calcext:value-type="float">
            <text:p>446</text:p>
          </table:table-cell>
          <table:table-cell office:value-type="float" office:value="36" calcext:value-type="float">
            <text:p>36</text:p>
          </table:table-cell>
          <table:table-cell office:value-type="float" office:value="104287" calcext:value-type="float">
            <text:p>104,287</text:p>
          </table:table-cell>
          <table:table-cell office:value-type="float" office:value="0" calcext:value-type="float">
            <text:p>0</text:p>
          </table:table-cell>
          <table:table-cell office:value-type="float" office:value="213582" calcext:value-type="float">
            <text:p>213,582</text:p>
          </table:table-cell>
          <table:table-cell office:value-type="float" office:value="0" calcext:value-type="float">
            <text:p>0</text:p>
          </table:table-cell>
          <table:table-cell office:value-type="float" office:value="118997" calcext:value-type="float">
            <text:p>118,997</text:p>
          </table:table-cell>
          <table:table-cell office:value-type="float" office:value="484" calcext:value-type="float">
            <text:p>484</text:p>
          </table:table-cell>
          <table:table-cell office:value-type="float" office:value="9906" calcext:value-type="float">
            <text:p>9,906</text:p>
          </table:table-cell>
          <table:table-cell office:value-type="float" office:value="340" calcext:value-type="float">
            <text:p>340</text:p>
          </table:table-cell>
          <table:table-cell office:value-type="float" office:value="13937" calcext:value-type="float">
            <text:p>13,937</text:p>
          </table:table-cell>
          <table:table-cell office:value-type="float" office:value="32590" calcext:value-type="float">
            <text:p>32,590</text:p>
          </table:table-cell>
          <table:table-cell office:value-type="float" office:value="494123" calcext:value-type="float">
            <text:p>494,123</text:p>
          </table:table-cell>
          <table:table-cell office:value-type="float" office:value="58199" calcext:value-type="float">
            <text:p>58,199</text:p>
          </table:table-cell>
          <table:table-cell office:value-type="float" office:value="0" calcext:value-type="float">
            <text:p>0</text:p>
          </table:table-cell>
          <table:table-cell office:value-type="float" office:value="58199" calcext:value-type="float">
            <text:p>58,199</text:p>
          </table:table-cell>
          <table:table-cell office:value-type="float" office:value="552322" calcext:value-type="float">
            <text:p>552,322</text:p>
          </table:table-cell>
          <table:table-cell office:value-type="float" office:value="15415" calcext:value-type="float">
            <text:p>15,415</text:p>
          </table:table-cell>
          <table:table-cell office:value-type="float" office:value="126505" calcext:value-type="float">
            <text:p>126,5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24];&quot;,&quot;;[.E424];&quot;,&quot;;[.F424];&quot;,&quot;;[.G424];&quot;,&quot;;[.H424];&quot;,&quot;;[.I424];&quot;,&quot;;[.J424];&quot;,&quot;;[.K424];&quot;,&quot;;[.L424];&quot;,&quot;;[.M424];&quot;,&quot;;[.N424];&quot;,&quot;;[.P424];&quot;,&quot;;[.Q424];&quot;,&quot;;[.S424];&quot;,&quot;;[.T424];&quot;,&quot;;[.U424];&quot;,&quot;;[.V424];&quot;,&quot;;[.W424];&quot;,&quot;;[.X42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6,104287,0,213582,0,118997,484,9906,340,13937,32590,58199,0,552322,15415,126505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6,104287,0,213582,0,118997,484,9906,340,13937,32590,58199,0,552322,15415,126505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THERN LIGHTS COMMUNITY SCHOOL</text:p>
          </table:table-cell>
          <table:table-cell office:value-type="float" office:value="4146" calcext:value-type="float">
            <text:p>4146</text:p>
          </table:table-cell>
          <table:table-cell table:formula="of:=VLOOKUP([.B425];[$Sheet2.A418:.C974];2)" office:value-type="float" office:value="447" calcext:value-type="float">
            <text:p>447</text:p>
          </table:table-cell>
          <table:table-cell office:value-type="float" office:value="89" calcext:value-type="float">
            <text:p>89</text:p>
          </table:table-cell>
          <table:table-cell office:value-type="float" office:value="273278" calcext:value-type="float">
            <text:p>273,278</text:p>
          </table:table-cell>
          <table:table-cell office:value-type="float" office:value="92222" calcext:value-type="float">
            <text:p>92,222</text:p>
          </table:table-cell>
          <table:table-cell office:value-type="float" office:value="591373" calcext:value-type="float">
            <text:p>591,373</text:p>
          </table:table-cell>
          <table:table-cell office:value-type="float" office:value="0" calcext:value-type="float">
            <text:p>0</text:p>
          </table:table-cell>
          <table:table-cell office:value-type="float" office:value="680432" calcext:value-type="float">
            <text:p>680,432</text:p>
          </table:table-cell>
          <table:table-cell office:value-type="float" office:value="2204" calcext:value-type="float">
            <text:p>2,204</text:p>
          </table:table-cell>
          <table:table-cell office:value-type="float" office:value="82855" calcext:value-type="float">
            <text:p>82,855</text:p>
          </table:table-cell>
          <table:table-cell office:value-type="float" office:value="44976" calcext:value-type="float">
            <text:p>44,976</text:p>
          </table:table-cell>
          <table:table-cell office:value-type="float" office:value="151955" calcext:value-type="float">
            <text:p>151,955</text:p>
          </table:table-cell>
          <table:table-cell office:value-type="float" office:value="113433" calcext:value-type="float">
            <text:p>113,433</text:p>
          </table:table-cell>
          <table:table-cell office:value-type="float" office:value="2032728" calcext:value-type="float">
            <text:p>2,032,728</text:p>
          </table:table-cell>
          <table:table-cell office:value-type="float" office:value="23488" calcext:value-type="float">
            <text:p>23,488</text:p>
          </table:table-cell>
          <table:table-cell office:value-type="float" office:value="168559" calcext:value-type="float">
            <text:p>168,559</text:p>
          </table:table-cell>
          <table:table-cell office:value-type="float" office:value="192047" calcext:value-type="float">
            <text:p>192,047</text:p>
          </table:table-cell>
          <table:table-cell office:value-type="float" office:value="2224775" calcext:value-type="float">
            <text:p>2,224,775</text:p>
          </table:table-cell>
          <table:table-cell office:value-type="float" office:value="98909" calcext:value-type="float">
            <text:p>98,9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25];&quot;,&quot;;[.E425];&quot;,&quot;;[.F425];&quot;,&quot;;[.G425];&quot;,&quot;;[.H425];&quot;,&quot;;[.I425];&quot;,&quot;;[.J425];&quot;,&quot;;[.K425];&quot;,&quot;;[.L425];&quot;,&quot;;[.M425];&quot;,&quot;;[.N425];&quot;,&quot;;[.P425];&quot;,&quot;;[.Q425];&quot;,&quot;;[.S425];&quot;,&quot;;[.T425];&quot;,&quot;;[.U425];&quot;,&quot;;[.V425];&quot;,&quot;;[.W425];&quot;,&quot;;[.X42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7,273278,92222,591373,0,680432,2204,82855,44976,151955,113433,23488,168559,2224775,9890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7,273278,92222,591373,0,680432,2204,82855,44976,151955,113433,23488,168559,2224775,9890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SOTA ONLINE HIGH SCHOOL</text:p>
          </table:table-cell>
          <table:table-cell office:value-type="float" office:value="4150" calcext:value-type="float">
            <text:p>4150</text:p>
          </table:table-cell>
          <table:table-cell table:formula="of:=VLOOKUP([.B426];[$Sheet2.A419:.C975];2)" office:value-type="float" office:value="448" calcext:value-type="float">
            <text:p>448</text:p>
          </table:table-cell>
          <table:table-cell office:value-type="float" office:value="199" calcext:value-type="float">
            <text:p>199</text:p>
          </table:table-cell>
          <table:table-cell office:value-type="float" office:value="467434" calcext:value-type="float">
            <text:p>467,434</text:p>
          </table:table-cell>
          <table:table-cell office:value-type="float" office:value="0" calcext:value-type="float">
            <text:p>0</text:p>
          </table:table-cell>
          <table:table-cell office:value-type="float" office:value="991364" calcext:value-type="float">
            <text:p>991,364</text:p>
          </table:table-cell>
          <table:table-cell office:value-type="float" office:value="3453" calcext:value-type="float">
            <text:p>3,453</text:p>
          </table:table-cell>
          <table:table-cell office:value-type="float" office:value="714735" calcext:value-type="float">
            <text:p>714,735</text:p>
          </table:table-cell>
          <table:table-cell office:value-type="float" office:value="0" calcext:value-type="float">
            <text:p>0</text:p>
          </table:table-cell>
          <table:table-cell office:value-type="float" office:value="153991" calcext:value-type="float">
            <text:p>153,991</text:p>
          </table:table-cell>
          <table:table-cell office:value-type="float" office:value="274058" calcext:value-type="float">
            <text:p>274,058</text:p>
          </table:table-cell>
          <table:table-cell office:value-type="float" office:value="17753" calcext:value-type="float">
            <text:p>17,753</text:p>
          </table:table-cell>
          <table:table-cell office:value-type="float" office:value="0" calcext:value-type="float">
            <text:p>0</text:p>
          </table:table-cell>
          <table:table-cell office:value-type="float" office:value="2622789" calcext:value-type="float">
            <text:p>2,622,789</text:p>
          </table:table-cell>
          <table:table-cell office:value-type="float" office:value="59277" calcext:value-type="float">
            <text:p>59,277</text:p>
          </table:table-cell>
          <table:table-cell office:value-type="float" office:value="0" calcext:value-type="float">
            <text:p>0</text:p>
          </table:table-cell>
          <table:table-cell office:value-type="float" office:value="59277" calcext:value-type="float">
            <text:p>59,277</text:p>
          </table:table-cell>
          <table:table-cell office:value-type="float" office:value="2682066" calcext:value-type="float">
            <text:p>2,682,06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426];&quot;,&quot;;[.E426];&quot;,&quot;;[.F426];&quot;,&quot;;[.G426];&quot;,&quot;;[.H426];&quot;,&quot;;[.I426];&quot;,&quot;;[.J426];&quot;,&quot;;[.K426];&quot;,&quot;;[.L426];&quot;,&quot;;[.M426];&quot;,&quot;;[.N426];&quot;,&quot;;[.P426];&quot;,&quot;;[.Q426];&quot;,&quot;;[.S426];&quot;,&quot;;[.T426];&quot;,&quot;;[.U426];&quot;,&quot;;[.V426];&quot;,&quot;;[.W426];&quot;,&quot;;[.X42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8,467434,0,991364,3453,714735,0,153991,274058,17753,0,59277,0,2682066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8,467434,0,991364,3453,714735,0,153991,274058,17753,0,59277,0,2682066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DVISIONS OFF CAMPUS SCHOOL</text:p>
          </table:table-cell>
          <table:table-cell office:value-type="float" office:value="4151" calcext:value-type="float">
            <text:p>4151</text:p>
          </table:table-cell>
          <table:table-cell table:formula="of:=VLOOKUP([.B427];[$Sheet2.A420:.C976];2)" office:value-type="float" office:value="449" calcext:value-type="float">
            <text:p>449</text:p>
          </table:table-cell>
          <table:table-cell office:value-type="float" office:value="100" calcext:value-type="float">
            <text:p>100</text:p>
          </table:table-cell>
          <table:table-cell office:value-type="float" office:value="136835" calcext:value-type="float">
            <text:p>136,835</text:p>
          </table:table-cell>
          <table:table-cell office:value-type="float" office:value="0" calcext:value-type="float">
            <text:p>0</text:p>
          </table:table-cell>
          <table:table-cell office:value-type="float" office:value="768078" calcext:value-type="float">
            <text:p>768,078</text:p>
          </table:table-cell>
          <table:table-cell office:value-type="float" office:value="0" calcext:value-type="float">
            <text:p>0</text:p>
          </table:table-cell>
          <table:table-cell office:value-type="float" office:value="323476" calcext:value-type="float">
            <text:p>323,476</text:p>
          </table:table-cell>
          <table:table-cell office:value-type="float" office:value="0" calcext:value-type="float">
            <text:p>0</text:p>
          </table:table-cell>
          <table:table-cell office:value-type="float" office:value="30300" calcext:value-type="float">
            <text:p>30,300</text:p>
          </table:table-cell>
          <table:table-cell office:value-type="float" office:value="0" calcext:value-type="float">
            <text:p>0</text:p>
          </table:table-cell>
          <table:table-cell office:value-type="float" office:value="8487" calcext:value-type="float">
            <text:p>8,487</text:p>
          </table:table-cell>
          <table:table-cell office:value-type="float" office:value="0" calcext:value-type="float">
            <text:p>0</text:p>
          </table:table-cell>
          <table:table-cell office:value-type="float" office:value="1267176" calcext:value-type="float">
            <text:p>1,267,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7176" calcext:value-type="float">
            <text:p>1,267,17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427];&quot;,&quot;;[.E427];&quot;,&quot;;[.F427];&quot;,&quot;;[.G427];&quot;,&quot;;[.H427];&quot;,&quot;;[.I427];&quot;,&quot;;[.J427];&quot;,&quot;;[.K427];&quot;,&quot;;[.L427];&quot;,&quot;;[.M427];&quot;,&quot;;[.N427];&quot;,&quot;;[.P427];&quot;,&quot;;[.Q427];&quot;,&quot;;[.S427];&quot;,&quot;;[.T427];&quot;,&quot;;[.U427];&quot;,&quot;;[.V427];&quot;,&quot;;[.W427];&quot;,&quot;;[.X42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9,136835,0,768078,0,323476,0,30300,0,8487,0,0,0,1267176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49,136835,0,768078,0,323476,0,30300,0,8487,0,0,0,1267176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win Cities German Immersion Chtr</text:p>
          </table:table-cell>
          <table:table-cell office:value-type="float" office:value="4152" calcext:value-type="float">
            <text:p>4152</text:p>
          </table:table-cell>
          <table:table-cell table:formula="of:=VLOOKUP([.B428];[$Sheet2.A421:.C977];2)" office:value-type="float" office:value="450" calcext:value-type="float">
            <text:p>450</text:p>
          </table:table-cell>
          <table:table-cell office:value-type="float" office:value="598" calcext:value-type="float">
            <text:p>598</text:p>
          </table:table-cell>
          <table:table-cell office:value-type="float" office:value="815638" calcext:value-type="float">
            <text:p>815,638</text:p>
          </table:table-cell>
          <table:table-cell office:value-type="float" office:value="241609" calcext:value-type="float">
            <text:p>241,609</text:p>
          </table:table-cell>
          <table:table-cell office:value-type="float" office:value="3062839" calcext:value-type="float">
            <text:p>3,062,839</text:p>
          </table:table-cell>
          <table:table-cell office:value-type="float" office:value="0" calcext:value-type="float">
            <text:p>0</text:p>
          </table:table-cell>
          <table:table-cell office:value-type="float" office:value="1490644" calcext:value-type="float">
            <text:p>1,490,644</text:p>
          </table:table-cell>
          <table:table-cell office:value-type="float" office:value="32808" calcext:value-type="float">
            <text:p>32,808</text:p>
          </table:table-cell>
          <table:table-cell office:value-type="float" office:value="293900" calcext:value-type="float">
            <text:p>293,900</text:p>
          </table:table-cell>
          <table:table-cell office:value-type="float" office:value="120873" calcext:value-type="float">
            <text:p>120,873</text:p>
          </table:table-cell>
          <table:table-cell office:value-type="float" office:value="437222" calcext:value-type="float">
            <text:p>437,222</text:p>
          </table:table-cell>
          <table:table-cell office:value-type="float" office:value="204826" calcext:value-type="float">
            <text:p>204,826</text:p>
          </table:table-cell>
          <table:table-cell office:value-type="float" office:value="6700359" calcext:value-type="float">
            <text:p>6,700,359</text:p>
          </table:table-cell>
          <table:table-cell office:value-type="float" office:value="1085737" calcext:value-type="float">
            <text:p>1,085,737</text:p>
          </table:table-cell>
          <table:table-cell office:value-type="float" office:value="0" calcext:value-type="float">
            <text:p>0</text:p>
          </table:table-cell>
          <table:table-cell office:value-type="float" office:value="1085737" calcext:value-type="float">
            <text:p>1,085,737</text:p>
          </table:table-cell>
          <table:table-cell office:value-type="float" office:value="7786095" calcext:value-type="float">
            <text:p>7,786,095</text:p>
          </table:table-cell>
          <table:table-cell office:value-type="float" office:value="310431" calcext:value-type="float">
            <text:p>310,431</text:p>
          </table:table-cell>
          <table:table-cell office:value-type="float" office:value="275562" calcext:value-type="float">
            <text:p>275,5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28];&quot;,&quot;;[.E428];&quot;,&quot;;[.F428];&quot;,&quot;;[.G428];&quot;,&quot;;[.H428];&quot;,&quot;;[.I428];&quot;,&quot;;[.J428];&quot;,&quot;;[.K428];&quot;,&quot;;[.L428];&quot;,&quot;;[.M428];&quot;,&quot;;[.N428];&quot;,&quot;;[.P428];&quot;,&quot;;[.Q428];&quot;,&quot;;[.S428];&quot;,&quot;;[.T428];&quot;,&quot;;[.U428];&quot;,&quot;;[.V428];&quot;,&quot;;[.W428];&quot;,&quot;;[.X42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0,815638,241609,3062839,0,1490644,32808,293900,120873,437222,204826,1085737,0,7786095,310431,275562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0,815638,241609,3062839,0,1490644,32808,293900,120873,437222,204826,1085737,0,7786095,310431,275562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dway Star Academy</text:p>
          </table:table-cell>
          <table:table-cell office:value-type="float" office:value="4153" calcext:value-type="float">
            <text:p>4153</text:p>
          </table:table-cell>
          <table:table-cell table:formula="of:=VLOOKUP([.B429];[$Sheet2.A422:.C978];2)" office:value-type="float" office:value="451" calcext:value-type="float">
            <text:p>451</text:p>
          </table:table-cell>
          <table:table-cell office:value-type="float" office:value="418" calcext:value-type="float">
            <text:p>418</text:p>
          </table:table-cell>
          <table:table-cell office:value-type="float" office:value="555005" calcext:value-type="float">
            <text:p>555,005</text:p>
          </table:table-cell>
          <table:table-cell office:value-type="float" office:value="207934" calcext:value-type="float">
            <text:p>207,934</text:p>
          </table:table-cell>
          <table:table-cell office:value-type="float" office:value="2235946" calcext:value-type="float">
            <text:p>2,235,946</text:p>
          </table:table-cell>
          <table:table-cell office:value-type="float" office:value="0" calcext:value-type="float">
            <text:p>0</text:p>
          </table:table-cell>
          <table:table-cell office:value-type="float" office:value="1210239" calcext:value-type="float">
            <text:p>1,210,239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,880</text:p>
          </table:table-cell>
          <table:table-cell office:value-type="float" office:value="4293" calcext:value-type="float">
            <text:p>4,293</text:p>
          </table:table-cell>
          <table:table-cell office:value-type="float" office:value="623793" calcext:value-type="float">
            <text:p>623,793</text:p>
          </table:table-cell>
          <table:table-cell office:value-type="float" office:value="1029599" calcext:value-type="float">
            <text:p>1,029,599</text:p>
          </table:table-cell>
          <table:table-cell office:value-type="float" office:value="5872689" calcext:value-type="float">
            <text:p>5,872,689</text:p>
          </table:table-cell>
          <table:table-cell office:value-type="float" office:value="673642" calcext:value-type="float">
            <text:p>673,642</text:p>
          </table:table-cell>
          <table:table-cell office:value-type="float" office:value="0" calcext:value-type="float">
            <text:p>0</text:p>
          </table:table-cell>
          <table:table-cell office:value-type="float" office:value="673643" calcext:value-type="float">
            <text:p>673,643</text:p>
          </table:table-cell>
          <table:table-cell office:value-type="float" office:value="6546330" calcext:value-type="float">
            <text:p>6,546,330</text:p>
          </table:table-cell>
          <table:table-cell office:value-type="float" office:value="371040" calcext:value-type="float">
            <text:p>371,0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29];&quot;,&quot;;[.E429];&quot;,&quot;;[.F429];&quot;,&quot;;[.G429];&quot;,&quot;;[.H429];&quot;,&quot;;[.I429];&quot;,&quot;;[.J429];&quot;,&quot;;[.K429];&quot;,&quot;;[.L429];&quot;,&quot;;[.M429];&quot;,&quot;;[.N429];&quot;,&quot;;[.P429];&quot;,&quot;;[.Q429];&quot;,&quot;;[.S429];&quot;,&quot;;[.T429];&quot;,&quot;;[.U429];&quot;,&quot;;[.V429];&quot;,&quot;;[.W429];&quot;,&quot;;[.X42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1,555005,207934,2235946,0,1210239,0,5880,4293,623793,1029599,673642,0,6546330,37104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1,555005,207934,2235946,0,1210239,0,5880,4293,623793,1029599,673642,0,6546330,37104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AYTAHWAUSH COMMUNITY SCHOOL</text:p>
          </table:table-cell>
          <table:table-cell office:value-type="float" office:value="4155" calcext:value-type="float">
            <text:p>4155</text:p>
          </table:table-cell>
          <table:table-cell table:formula="of:=VLOOKUP([.B430];[$Sheet2.A423:.C979];2)" office:value-type="float" office:value="452" calcext:value-type="float">
            <text:p>452</text:p>
          </table:table-cell>
          <table:table-cell office:value-type="float" office:value="135" calcext:value-type="float">
            <text:p>135</text:p>
          </table:table-cell>
          <table:table-cell office:value-type="float" office:value="423549" calcext:value-type="float">
            <text:p>423,549</text:p>
          </table:table-cell>
          <table:table-cell office:value-type="float" office:value="0" calcext:value-type="float">
            <text:p>0</text:p>
          </table:table-cell>
          <table:table-cell office:value-type="float" office:value="1905440" calcext:value-type="float">
            <text:p>1,905,440</text:p>
          </table:table-cell>
          <table:table-cell office:value-type="float" office:value="0" calcext:value-type="float">
            <text:p>0</text:p>
          </table:table-cell>
          <table:table-cell office:value-type="float" office:value="664126" calcext:value-type="float">
            <text:p>664,126</text:p>
          </table:table-cell>
          <table:table-cell office:value-type="float" office:value="0" calcext:value-type="float">
            <text:p>0</text:p>
          </table:table-cell>
          <table:table-cell office:value-type="float" office:value="61975" calcext:value-type="float">
            <text:p>61,975</text:p>
          </table:table-cell>
          <table:table-cell office:value-type="float" office:value="137973" calcext:value-type="float">
            <text:p>137,973</text:p>
          </table:table-cell>
          <table:table-cell office:value-type="float" office:value="287850" calcext:value-type="float">
            <text:p>287,850</text:p>
          </table:table-cell>
          <table:table-cell office:value-type="float" office:value="4418" calcext:value-type="float">
            <text:p>4,418</text:p>
          </table:table-cell>
          <table:table-cell office:value-type="float" office:value="3485331" calcext:value-type="float">
            <text:p>3,485,331</text:p>
          </table:table-cell>
          <table:table-cell office:value-type="float" office:value="233319" calcext:value-type="float">
            <text:p>233,319</text:p>
          </table:table-cell>
          <table:table-cell office:value-type="float" office:value="0" calcext:value-type="float">
            <text:p>0</text:p>
          </table:table-cell>
          <table:table-cell office:value-type="float" office:value="233318" calcext:value-type="float">
            <text:p>233,318</text:p>
          </table:table-cell>
          <table:table-cell office:value-type="float" office:value="3718651" calcext:value-type="float">
            <text:p>3,718,651</text:p>
          </table:table-cell>
          <table:table-cell office:value-type="float" office:value="168322" calcext:value-type="float">
            <text:p>168,3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30];&quot;,&quot;;[.E430];&quot;,&quot;;[.F430];&quot;,&quot;;[.G430];&quot;,&quot;;[.H430];&quot;,&quot;;[.I430];&quot;,&quot;;[.J430];&quot;,&quot;;[.K430];&quot;,&quot;;[.L430];&quot;,&quot;;[.M430];&quot;,&quot;;[.N430];&quot;,&quot;;[.P430];&quot;,&quot;;[.Q430];&quot;,&quot;;[.S430];&quot;,&quot;;[.T430];&quot;,&quot;;[.U430];&quot;,&quot;;[.V430];&quot;,&quot;;[.W430];&quot;,&quot;;[.X43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2,423549,0,1905440,0,664126,0,61975,137973,287850,4418,233319,0,3718651,168322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2,423549,0,1905440,0,664126,0,61975,137973,287850,4418,233319,0,3718651,168322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even Hills Preparatory Academy</text:p>
          </table:table-cell>
          <table:table-cell office:value-type="float" office:value="4159" calcext:value-type="float">
            <text:p>4159</text:p>
          </table:table-cell>
          <table:table-cell table:formula="of:=VLOOKUP([.B431];[$Sheet2.A424:.C980];2)" office:value-type="float" office:value="453" calcext:value-type="float">
            <text:p>453</text:p>
          </table:table-cell>
          <table:table-cell office:value-type="float" office:value="1110" calcext:value-type="float">
            <text:p>1,110</text:p>
          </table:table-cell>
          <table:table-cell office:value-type="float" office:value="834931" calcext:value-type="float">
            <text:p>834,931</text:p>
          </table:table-cell>
          <table:table-cell office:value-type="float" office:value="486814" calcext:value-type="float">
            <text:p>486,814</text:p>
          </table:table-cell>
          <table:table-cell office:value-type="float" office:value="5768759" calcext:value-type="float">
            <text:p>5,768,759</text:p>
          </table:table-cell>
          <table:table-cell office:value-type="float" office:value="0" calcext:value-type="float">
            <text:p>0</text:p>
          </table:table-cell>
          <table:table-cell office:value-type="float" office:value="3071824" calcext:value-type="float">
            <text:p>3,071,824</text:p>
          </table:table-cell>
          <table:table-cell office:value-type="float" office:value="38807" calcext:value-type="float">
            <text:p>38,807</text:p>
          </table:table-cell>
          <table:table-cell office:value-type="float" office:value="214483" calcext:value-type="float">
            <text:p>214,483</text:p>
          </table:table-cell>
          <table:table-cell office:value-type="float" office:value="189320" calcext:value-type="float">
            <text:p>189,320</text:p>
          </table:table-cell>
          <table:table-cell office:value-type="float" office:value="707813" calcext:value-type="float">
            <text:p>707,813</text:p>
          </table:table-cell>
          <table:table-cell office:value-type="float" office:value="1135295" calcext:value-type="float">
            <text:p>1,135,295</text:p>
          </table:table-cell>
          <table:table-cell office:value-type="float" office:value="12448048" calcext:value-type="float">
            <text:p>12,448,048</text:p>
          </table:table-cell>
          <table:table-cell office:value-type="float" office:value="1877858" calcext:value-type="float">
            <text:p>1,877,858</text:p>
          </table:table-cell>
          <table:table-cell office:value-type="float" office:value="0" calcext:value-type="float">
            <text:p>0</text:p>
          </table:table-cell>
          <table:table-cell office:value-type="float" office:value="1877859" calcext:value-type="float">
            <text:p>1,877,859</text:p>
          </table:table-cell>
          <table:table-cell office:value-type="float" office:value="14325906" calcext:value-type="float">
            <text:p>14,325,906</text:p>
          </table:table-cell>
          <table:table-cell office:value-type="float" office:value="717727" calcext:value-type="float">
            <text:p>717,727</text:p>
          </table:table-cell>
          <table:table-cell office:value-type="float" office:value="42508" calcext:value-type="float">
            <text:p>42,5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31];&quot;,&quot;;[.E431];&quot;,&quot;;[.F431];&quot;,&quot;;[.G431];&quot;,&quot;;[.H431];&quot;,&quot;;[.I431];&quot;,&quot;;[.J431];&quot;,&quot;;[.K431];&quot;,&quot;;[.L431];&quot;,&quot;;[.M431];&quot;,&quot;;[.N431];&quot;,&quot;;[.P431];&quot;,&quot;;[.Q431];&quot;,&quot;;[.S431];&quot;,&quot;;[.T431];&quot;,&quot;;[.U431];&quot;,&quot;;[.V431];&quot;,&quot;;[.W431];&quot;,&quot;;[.X43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3,834931,486814,5768759,0,3071824,38807,214483,189320,707813,1135295,1877858,0,14325906,717727,42508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3,834931,486814,5768759,0,3071824,38807,214483,189320,707813,1135295,1877858,0,14325906,717727,42508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PECTRUM HIGH SCHOOL</text:p>
          </table:table-cell>
          <table:table-cell office:value-type="float" office:value="4160" calcext:value-type="float">
            <text:p>4160</text:p>
          </table:table-cell>
          <table:table-cell table:formula="of:=VLOOKUP([.B432];[$Sheet2.A425:.C981];2)" office:value-type="float" office:value="454" calcext:value-type="float">
            <text:p>454</text:p>
          </table:table-cell>
          <table:table-cell office:value-type="float" office:value="812" calcext:value-type="float">
            <text:p>812</text:p>
          </table:table-cell>
          <table:table-cell office:value-type="float" office:value="1143124" calcext:value-type="float">
            <text:p>1,143,124</text:p>
          </table:table-cell>
          <table:table-cell office:value-type="float" office:value="469101" calcext:value-type="float">
            <text:p>469,101</text:p>
          </table:table-cell>
          <table:table-cell office:value-type="float" office:value="3240332" calcext:value-type="float">
            <text:p>3,240,332</text:p>
          </table:table-cell>
          <table:table-cell office:value-type="float" office:value="0" calcext:value-type="float">
            <text:p>0</text:p>
          </table:table-cell>
          <table:table-cell office:value-type="float" office:value="825790" calcext:value-type="float">
            <text:p>825,790</text:p>
          </table:table-cell>
          <table:table-cell office:value-type="float" office:value="568889" calcext:value-type="float">
            <text:p>568,889</text:p>
          </table:table-cell>
          <table:table-cell office:value-type="float" office:value="276104" calcext:value-type="float">
            <text:p>276,104</text:p>
          </table:table-cell>
          <table:table-cell office:value-type="float" office:value="277498" calcext:value-type="float">
            <text:p>277,498</text:p>
          </table:table-cell>
          <table:table-cell office:value-type="float" office:value="728441" calcext:value-type="float">
            <text:p>728,441</text:p>
          </table:table-cell>
          <table:table-cell office:value-type="float" office:value="448373" calcext:value-type="float">
            <text:p>448,373</text:p>
          </table:table-cell>
          <table:table-cell office:value-type="float" office:value="7977653" calcext:value-type="float">
            <text:p>7,977,653</text:p>
          </table:table-cell>
          <table:table-cell office:value-type="float" office:value="1653038" calcext:value-type="float">
            <text:p>1,653,038</text:p>
          </table:table-cell>
          <table:table-cell office:value-type="float" office:value="0" calcext:value-type="float">
            <text:p>0</text:p>
          </table:table-cell>
          <table:table-cell office:value-type="float" office:value="1653038" calcext:value-type="float">
            <text:p>1,653,038</text:p>
          </table:table-cell>
          <table:table-cell office:value-type="float" office:value="9630691" calcext:value-type="float">
            <text:p>9,630,691</text:p>
          </table:table-cell>
          <table:table-cell office:value-type="float" office:value="167076" calcext:value-type="float">
            <text:p>167,0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32];&quot;,&quot;;[.E432];&quot;,&quot;;[.F432];&quot;,&quot;;[.G432];&quot;,&quot;;[.H432];&quot;,&quot;;[.I432];&quot;,&quot;;[.J432];&quot;,&quot;;[.K432];&quot;,&quot;;[.L432];&quot;,&quot;;[.M432];&quot;,&quot;;[.N432];&quot;,&quot;;[.P432];&quot;,&quot;;[.Q432];&quot;,&quot;;[.S432];&quot;,&quot;;[.T432];&quot;,&quot;;[.U432];&quot;,&quot;;[.V432];&quot;,&quot;;[.W432];&quot;,&quot;;[.X43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4,1143124,469101,3240332,0,825790,568889,276104,277498,728441,448373,1653038,0,9630691,16707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4,1143124,469101,3240332,0,825790,568889,276104,277498,728441,448373,1653038,0,9630691,16707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W DISCOVERIES MONTESSORI ACADEMY</text:p>
          </table:table-cell>
          <table:table-cell office:value-type="float" office:value="4161" calcext:value-type="float">
            <text:p>4161</text:p>
          </table:table-cell>
          <table:table-cell table:formula="of:=VLOOKUP([.B433];[$Sheet2.A426:.C982];2)" office:value-type="float" office:value="455" calcext:value-type="float">
            <text:p>455</text:p>
          </table:table-cell>
          <table:table-cell office:value-type="float" office:value="215" calcext:value-type="float">
            <text:p>215</text:p>
          </table:table-cell>
          <table:table-cell office:value-type="float" office:value="458439" calcext:value-type="float">
            <text:p>458,439</text:p>
          </table:table-cell>
          <table:table-cell office:value-type="float" office:value="3857" calcext:value-type="float">
            <text:p>3,857</text:p>
          </table:table-cell>
          <table:table-cell office:value-type="float" office:value="1072956" calcext:value-type="float">
            <text:p>1,072,956</text:p>
          </table:table-cell>
          <table:table-cell office:value-type="float" office:value="0" calcext:value-type="float">
            <text:p>0</text:p>
          </table:table-cell>
          <table:table-cell office:value-type="float" office:value="1887557" calcext:value-type="float">
            <text:p>1,887,557</text:p>
          </table:table-cell>
          <table:table-cell office:value-type="float" office:value="0" calcext:value-type="float">
            <text:p>0</text:p>
          </table:table-cell>
          <table:table-cell office:value-type="float" office:value="206276" calcext:value-type="float">
            <text:p>206,276</text:p>
          </table:table-cell>
          <table:table-cell office:value-type="float" office:value="78487" calcext:value-type="float">
            <text:p>78,487</text:p>
          </table:table-cell>
          <table:table-cell office:value-type="float" office:value="230734" calcext:value-type="float">
            <text:p>230,734</text:p>
          </table:table-cell>
          <table:table-cell office:value-type="float" office:value="1529198" calcext:value-type="float">
            <text:p>1,529,198</text:p>
          </table:table-cell>
          <table:table-cell office:value-type="float" office:value="5467505" calcext:value-type="float">
            <text:p>5,467,505</text:p>
          </table:table-cell>
          <table:table-cell office:value-type="float" office:value="543410" calcext:value-type="float">
            <text:p>543,410</text:p>
          </table:table-cell>
          <table:table-cell office:value-type="float" office:value="0" calcext:value-type="float">
            <text:p>0</text:p>
          </table:table-cell>
          <table:table-cell office:value-type="float" office:value="543410" calcext:value-type="float">
            <text:p>543,410</text:p>
          </table:table-cell>
          <table:table-cell office:value-type="float" office:value="6010914" calcext:value-type="float">
            <text:p>6,010,914</text:p>
          </table:table-cell>
          <table:table-cell office:value-type="float" office:value="234423" calcext:value-type="float">
            <text:p>234,423</text:p>
          </table:table-cell>
          <table:table-cell office:value-type="float" office:value="13390" calcext:value-type="float">
            <text:p>13,39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33];&quot;,&quot;;[.E433];&quot;,&quot;;[.F433];&quot;,&quot;;[.G433];&quot;,&quot;;[.H433];&quot;,&quot;;[.I433];&quot;,&quot;;[.J433];&quot;,&quot;;[.K433];&quot;,&quot;;[.L433];&quot;,&quot;;[.M433];&quot;,&quot;;[.N433];&quot;,&quot;;[.P433];&quot;,&quot;;[.Q433];&quot;,&quot;;[.S433];&quot;,&quot;;[.T433];&quot;,&quot;;[.U433];&quot;,&quot;;[.V433];&quot;,&quot;;[.W433];&quot;,&quot;;[.X43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5,458439,3857,1072956,0,1887557,0,206276,78487,230734,1529198,543410,0,6010914,234423,1339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5,458439,3857,1072956,0,1887557,0,206276,78487,230734,1529198,543410,0,6010914,234423,1339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OUTHSIDE FAMILY CHARTER SCHOOL</text:p>
          </table:table-cell>
          <table:table-cell office:value-type="float" office:value="4162" calcext:value-type="float">
            <text:p>4162</text:p>
          </table:table-cell>
          <table:table-cell table:formula="of:=VLOOKUP([.B434];[$Sheet2.A427:.C983];2)" office:value-type="float" office:value="456" calcext:value-type="float">
            <text:p>456</text:p>
          </table:table-cell>
          <table:table-cell office:value-type="float" office:value="121" calcext:value-type="float">
            <text:p>121</text:p>
          </table:table-cell>
          <table:table-cell office:value-type="float" office:value="264616" calcext:value-type="float">
            <text:p>264,616</text:p>
          </table:table-cell>
          <table:table-cell office:value-type="float" office:value="1792" calcext:value-type="float">
            <text:p>1,792</text:p>
          </table:table-cell>
          <table:table-cell office:value-type="float" office:value="792446" calcext:value-type="float">
            <text:p>792,446</text:p>
          </table:table-cell>
          <table:table-cell office:value-type="float" office:value="0" calcext:value-type="float">
            <text:p>0</text:p>
          </table:table-cell>
          <table:table-cell office:value-type="float" office:value="578567" calcext:value-type="float">
            <text:p>578,567</text:p>
          </table:table-cell>
          <table:table-cell office:value-type="float" office:value="0" calcext:value-type="float">
            <text:p>0</text:p>
          </table:table-cell>
          <table:table-cell office:value-type="float" office:value="247036" calcext:value-type="float">
            <text:p>247,036</text:p>
          </table:table-cell>
          <table:table-cell office:value-type="float" office:value="35853" calcext:value-type="float">
            <text:p>35,853</text:p>
          </table:table-cell>
          <table:table-cell office:value-type="float" office:value="68342" calcext:value-type="float">
            <text:p>68,342</text:p>
          </table:table-cell>
          <table:table-cell office:value-type="float" office:value="28736" calcext:value-type="float">
            <text:p>28,736</text:p>
          </table:table-cell>
          <table:table-cell office:value-type="float" office:value="2017386" calcext:value-type="float">
            <text:p>2,017,386</text:p>
          </table:table-cell>
          <table:table-cell office:value-type="float" office:value="182651" calcext:value-type="float">
            <text:p>182,651</text:p>
          </table:table-cell>
          <table:table-cell office:value-type="float" office:value="0" calcext:value-type="float">
            <text:p>0</text:p>
          </table:table-cell>
          <table:table-cell office:value-type="float" office:value="182651" calcext:value-type="float">
            <text:p>182,651</text:p>
          </table:table-cell>
          <table:table-cell office:value-type="float" office:value="2200038" calcext:value-type="float">
            <text:p>2,200,038</text:p>
          </table:table-cell>
          <table:table-cell office:value-type="float" office:value="71894" calcext:value-type="float">
            <text:p>71,8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34];&quot;,&quot;;[.E434];&quot;,&quot;;[.F434];&quot;,&quot;;[.G434];&quot;,&quot;;[.H434];&quot;,&quot;;[.I434];&quot;,&quot;;[.J434];&quot;,&quot;;[.K434];&quot;,&quot;;[.L434];&quot;,&quot;;[.M434];&quot;,&quot;;[.N434];&quot;,&quot;;[.P434];&quot;,&quot;;[.Q434];&quot;,&quot;;[.S434];&quot;,&quot;;[.T434];&quot;,&quot;;[.U434];&quot;,&quot;;[.V434];&quot;,&quot;;[.W434];&quot;,&quot;;[.X43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6,264616,1792,792446,0,578567,0,247036,35853,68342,28736,182651,0,2200038,71894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6,264616,1792,792446,0,578567,0,247036,35853,68342,28736,182651,0,2200038,71894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AURA JEFFREY ACADEMY CHARTER</text:p>
          </table:table-cell>
          <table:table-cell office:value-type="float" office:value="4164" calcext:value-type="float">
            <text:p>4164</text:p>
          </table:table-cell>
          <table:table-cell table:formula="of:=VLOOKUP([.B435];[$Sheet2.A428:.C984];2)" office:value-type="float" office:value="458" calcext:value-type="float">
            <text:p>458</text:p>
          </table:table-cell>
          <table:table-cell office:value-type="float" office:value="60" calcext:value-type="float">
            <text:p>60</text:p>
          </table:table-cell>
          <table:table-cell office:value-type="float" office:value="202535" calcext:value-type="float">
            <text:p>202,535</text:p>
          </table:table-cell>
          <table:table-cell office:value-type="float" office:value="0" calcext:value-type="float">
            <text:p>0</text:p>
          </table:table-cell>
          <table:table-cell office:value-type="float" office:value="291142" calcext:value-type="float">
            <text:p>291,142</text:p>
          </table:table-cell>
          <table:table-cell office:value-type="float" office:value="0" calcext:value-type="float">
            <text:p>0</text:p>
          </table:table-cell>
          <table:table-cell office:value-type="float" office:value="878343" calcext:value-type="float">
            <text:p>878,343</text:p>
          </table:table-cell>
          <table:table-cell office:value-type="float" office:value="1745" calcext:value-type="float">
            <text:p>1,745</text:p>
          </table:table-cell>
          <table:table-cell office:value-type="float" office:value="4320" calcext:value-type="float">
            <text:p>4,320</text:p>
          </table:table-cell>
          <table:table-cell office:value-type="float" office:value="43598" calcext:value-type="float">
            <text:p>43,598</text:p>
          </table:table-cell>
          <table:table-cell office:value-type="float" office:value="41402" calcext:value-type="float">
            <text:p>41,402</text:p>
          </table:table-cell>
          <table:table-cell office:value-type="float" office:value="6428" calcext:value-type="float">
            <text:p>6,428</text:p>
          </table:table-cell>
          <table:table-cell office:value-type="float" office:value="1469512" calcext:value-type="float">
            <text:p>1,469,512</text:p>
          </table:table-cell>
          <table:table-cell office:value-type="float" office:value="123390" calcext:value-type="float">
            <text:p>123,390</text:p>
          </table:table-cell>
          <table:table-cell office:value-type="float" office:value="0" calcext:value-type="float">
            <text:p>0</text:p>
          </table:table-cell>
          <table:table-cell office:value-type="float" office:value="123390" calcext:value-type="float">
            <text:p>123,390</text:p>
          </table:table-cell>
          <table:table-cell office:value-type="float" office:value="1592902" calcext:value-type="float">
            <text:p>1,592,902</text:p>
          </table:table-cell>
          <table:table-cell office:value-type="float" office:value="44463" calcext:value-type="float">
            <text:p>44,4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35];&quot;,&quot;;[.E435];&quot;,&quot;;[.F435];&quot;,&quot;;[.G435];&quot;,&quot;;[.H435];&quot;,&quot;;[.I435];&quot;,&quot;;[.J435];&quot;,&quot;;[.K435];&quot;,&quot;;[.L435];&quot;,&quot;;[.M435];&quot;,&quot;;[.N435];&quot;,&quot;;[.P435];&quot;,&quot;;[.Q435];&quot;,&quot;;[.S435];&quot;,&quot;;[.T435];&quot;,&quot;;[.U435];&quot;,&quot;;[.V435];&quot;,&quot;;[.W435];&quot;,&quot;;[.X43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8,202535,0,291142,0,878343,1745,4320,43598,41402,6428,123390,0,1592902,44463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8,202535,0,291142,0,878343,1745,4320,43598,41402,6428,123390,0,1592902,44463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AST RANGE ACADEMY OF TECH-SCIENCE</text:p>
          </table:table-cell>
          <table:table-cell office:value-type="float" office:value="4166" calcext:value-type="float">
            <text:p>4166</text:p>
          </table:table-cell>
          <table:table-cell table:formula="of:=VLOOKUP([.B436];[$Sheet2.A429:.C985];2)" office:value-type="float" office:value="459" calcext:value-type="float">
            <text:p>459</text:p>
          </table:table-cell>
          <table:table-cell office:value-type="float" office:value="126" calcext:value-type="float">
            <text:p>126</text:p>
          </table:table-cell>
          <table:table-cell office:value-type="float" office:value="580696" calcext:value-type="float">
            <text:p>580,696</text:p>
          </table:table-cell>
          <table:table-cell office:value-type="float" office:value="3071" calcext:value-type="float">
            <text:p>3,071</text:p>
          </table:table-cell>
          <table:table-cell office:value-type="float" office:value="975235" calcext:value-type="float">
            <text:p>975,235</text:p>
          </table:table-cell>
          <table:table-cell office:value-type="float" office:value="0" calcext:value-type="float">
            <text:p>0</text:p>
          </table:table-cell>
          <table:table-cell office:value-type="float" office:value="431504" calcext:value-type="float">
            <text:p>431,504</text:p>
          </table:table-cell>
          <table:table-cell office:value-type="float" office:value="12166" calcext:value-type="float">
            <text:p>12,166</text:p>
          </table:table-cell>
          <table:table-cell office:value-type="float" office:value="60047" calcext:value-type="float">
            <text:p>60,047</text:p>
          </table:table-cell>
          <table:table-cell office:value-type="float" office:value="93839" calcext:value-type="float">
            <text:p>93,839</text:p>
          </table:table-cell>
          <table:table-cell office:value-type="float" office:value="331156" calcext:value-type="float">
            <text:p>331,156</text:p>
          </table:table-cell>
          <table:table-cell office:value-type="float" office:value="284405" calcext:value-type="float">
            <text:p>284,405</text:p>
          </table:table-cell>
          <table:table-cell office:value-type="float" office:value="2772119" calcext:value-type="float">
            <text:p>2,772,119</text:p>
          </table:table-cell>
          <table:table-cell office:value-type="float" office:value="230216" calcext:value-type="float">
            <text:p>230,216</text:p>
          </table:table-cell>
          <table:table-cell office:value-type="float" office:value="0" calcext:value-type="float">
            <text:p>0</text:p>
          </table:table-cell>
          <table:table-cell office:value-type="float" office:value="230217" calcext:value-type="float">
            <text:p>230,217</text:p>
          </table:table-cell>
          <table:table-cell office:value-type="float" office:value="3002336" calcext:value-type="float">
            <text:p>3,002,336</text:p>
          </table:table-cell>
          <table:table-cell office:value-type="float" office:value="51431" calcext:value-type="float">
            <text:p>51,4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36];&quot;,&quot;;[.E436];&quot;,&quot;;[.F436];&quot;,&quot;;[.G436];&quot;,&quot;;[.H436];&quot;,&quot;;[.I436];&quot;,&quot;;[.J436];&quot;,&quot;;[.K436];&quot;,&quot;;[.L436];&quot;,&quot;;[.M436];&quot;,&quot;;[.N436];&quot;,&quot;;[.P436];&quot;,&quot;;[.Q436];&quot;,&quot;;[.S436];&quot;,&quot;;[.T436];&quot;,&quot;;[.U436];&quot;,&quot;;[.V436];&quot;,&quot;;[.W436];&quot;,&quot;;[.X43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9,580696,3071,975235,0,431504,12166,60047,93839,331156,284405,230216,0,3002336,51431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59,580696,3071,975235,0,431504,12166,60047,93839,331156,284405,230216,0,3002336,51431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International Spanish Language Acad</text:p>
          </table:table-cell>
          <table:table-cell office:value-type="float" office:value="4167" calcext:value-type="float">
            <text:p>4167</text:p>
          </table:table-cell>
          <table:table-cell table:formula="of:=VLOOKUP([.B437];[$Sheet2.A430:.C986];2)" office:value-type="float" office:value="460" calcext:value-type="float">
            <text:p>460</text:p>
          </table:table-cell>
          <table:table-cell office:value-type="float" office:value="377" calcext:value-type="float">
            <text:p>377</text:p>
          </table:table-cell>
          <table:table-cell office:value-type="float" office:value="291349" calcext:value-type="float">
            <text:p>291,349</text:p>
          </table:table-cell>
          <table:table-cell office:value-type="float" office:value="195152" calcext:value-type="float">
            <text:p>195,152</text:p>
          </table:table-cell>
          <table:table-cell office:value-type="float" office:value="1650138" calcext:value-type="float">
            <text:p>1,650,138</text:p>
          </table:table-cell>
          <table:table-cell office:value-type="float" office:value="0" calcext:value-type="float">
            <text:p>0</text:p>
          </table:table-cell>
          <table:table-cell office:value-type="float" office:value="816896" calcext:value-type="float">
            <text:p>816,896</text:p>
          </table:table-cell>
          <table:table-cell office:value-type="float" office:value="0" calcext:value-type="float">
            <text:p>0</text:p>
          </table:table-cell>
          <table:table-cell office:value-type="float" office:value="386096" calcext:value-type="float">
            <text:p>386,096</text:p>
          </table:table-cell>
          <table:table-cell office:value-type="float" office:value="112232" calcext:value-type="float">
            <text:p>112,232</text:p>
          </table:table-cell>
          <table:table-cell office:value-type="float" office:value="518662" calcext:value-type="float">
            <text:p>518,662</text:p>
          </table:table-cell>
          <table:table-cell office:value-type="float" office:value="315872" calcext:value-type="float">
            <text:p>315,872</text:p>
          </table:table-cell>
          <table:table-cell office:value-type="float" office:value="4286397" calcext:value-type="float">
            <text:p>4,286,397</text:p>
          </table:table-cell>
          <table:table-cell office:value-type="float" office:value="761865" calcext:value-type="float">
            <text:p>761,865</text:p>
          </table:table-cell>
          <table:table-cell office:value-type="float" office:value="0" calcext:value-type="float">
            <text:p>0</text:p>
          </table:table-cell>
          <table:table-cell office:value-type="float" office:value="761865" calcext:value-type="float">
            <text:p>761,865</text:p>
          </table:table-cell>
          <table:table-cell office:value-type="float" office:value="5048262" calcext:value-type="float">
            <text:p>5,048,262</text:p>
          </table:table-cell>
          <table:table-cell office:value-type="float" office:value="229992" calcext:value-type="float">
            <text:p>229,992</text:p>
          </table:table-cell>
          <table:table-cell office:value-type="float" office:value="325373" calcext:value-type="float">
            <text:p>325,37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37];&quot;,&quot;;[.E437];&quot;,&quot;;[.F437];&quot;,&quot;;[.G437];&quot;,&quot;;[.H437];&quot;,&quot;;[.I437];&quot;,&quot;;[.J437];&quot;,&quot;;[.K437];&quot;,&quot;;[.L437];&quot;,&quot;;[.M437];&quot;,&quot;;[.N437];&quot;,&quot;;[.P437];&quot;,&quot;;[.Q437];&quot;,&quot;;[.S437];&quot;,&quot;;[.T437];&quot;,&quot;;[.U437];&quot;,&quot;;[.V437];&quot;,&quot;;[.W437];&quot;,&quot;;[.X43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0,291349,195152,1650138,0,816896,0,386096,112232,518662,315872,761865,0,5048262,229992,32537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0,291349,195152,1650138,0,816896,0,386096,112232,518662,315872,761865,0,5048262,229992,32537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LACIAL HILLS ELEMENTARY</text:p>
          </table:table-cell>
          <table:table-cell office:value-type="float" office:value="4168" calcext:value-type="float">
            <text:p>4168</text:p>
          </table:table-cell>
          <table:table-cell table:formula="of:=VLOOKUP([.B438];[$Sheet2.A431:.C987];2)" office:value-type="float" office:value="461" calcext:value-type="float">
            <text:p>461</text:p>
          </table:table-cell>
          <table:table-cell office:value-type="float" office:value="77" calcext:value-type="float">
            <text:p>77</text:p>
          </table:table-cell>
          <table:table-cell office:value-type="float" office:value="120926" calcext:value-type="float">
            <text:p>120,926</text:p>
          </table:table-cell>
          <table:table-cell office:value-type="float" office:value="111236" calcext:value-type="float">
            <text:p>111,236</text:p>
          </table:table-cell>
          <table:table-cell office:value-type="float" office:value="568296" calcext:value-type="float">
            <text:p>568,296</text:p>
          </table:table-cell>
          <table:table-cell office:value-type="float" office:value="0" calcext:value-type="float">
            <text:p>0</text:p>
          </table:table-cell>
          <table:table-cell office:value-type="float" office:value="290122" calcext:value-type="float">
            <text:p>290,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044" calcext:value-type="float">
            <text:p>88,044</text:p>
          </table:table-cell>
          <table:table-cell office:value-type="float" office:value="125925" calcext:value-type="float">
            <text:p>125,925</text:p>
          </table:table-cell>
          <table:table-cell office:value-type="float" office:value="0" calcext:value-type="float">
            <text:p>0</text:p>
          </table:table-cell>
          <table:table-cell office:value-type="float" office:value="1304550" calcext:value-type="float">
            <text:p>1,304,550</text:p>
          </table:table-cell>
          <table:table-cell office:value-type="float" office:value="156002" calcext:value-type="float">
            <text:p>156,002</text:p>
          </table:table-cell>
          <table:table-cell office:value-type="float" office:value="0" calcext:value-type="float">
            <text:p>0</text:p>
          </table:table-cell>
          <table:table-cell office:value-type="float" office:value="156001" calcext:value-type="float">
            <text:p>156,001</text:p>
          </table:table-cell>
          <table:table-cell office:value-type="float" office:value="1460551" calcext:value-type="float">
            <text:p>1,460,551</text:p>
          </table:table-cell>
          <table:table-cell office:value-type="float" office:value="95331" calcext:value-type="float">
            <text:p>95,331</text:p>
          </table:table-cell>
          <table:table-cell office:value-type="float" office:value="56086" calcext:value-type="float">
            <text:p>56,08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38];&quot;,&quot;;[.E438];&quot;,&quot;;[.F438];&quot;,&quot;;[.G438];&quot;,&quot;;[.H438];&quot;,&quot;;[.I438];&quot;,&quot;;[.J438];&quot;,&quot;;[.K438];&quot;,&quot;;[.L438];&quot;,&quot;;[.M438];&quot;,&quot;;[.N438];&quot;,&quot;;[.P438];&quot;,&quot;;[.Q438];&quot;,&quot;;[.S438];&quot;,&quot;;[.T438];&quot;,&quot;;[.U438];&quot;,&quot;;[.V438];&quot;,&quot;;[.W438];&quot;,&quot;;[.X43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1,120926,111236,568296,0,290122,0,0,88044,125925,0,156002,0,1460551,95331,56086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1,120926,111236,568296,0,290122,0,0,88044,125925,0,156002,0,1460551,95331,56086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onebridge World School</text:p>
          </table:table-cell>
          <table:table-cell office:value-type="float" office:value="4169" calcext:value-type="float">
            <text:p>4169</text:p>
          </table:table-cell>
          <table:table-cell table:formula="of:=VLOOKUP([.B439];[$Sheet2.A432:.C988];2)" office:value-type="float" office:value="462" calcext:value-type="float">
            <text:p>462</text:p>
          </table:table-cell>
          <table:table-cell office:value-type="float" office:value="289" calcext:value-type="float">
            <text:p>289</text:p>
          </table:table-cell>
          <table:table-cell office:value-type="float" office:value="850022" calcext:value-type="float">
            <text:p>850,022</text:p>
          </table:table-cell>
          <table:table-cell office:value-type="float" office:value="0" calcext:value-type="float">
            <text:p>0</text:p>
          </table:table-cell>
          <table:table-cell office:value-type="float" office:value="1843013" calcext:value-type="float">
            <text:p>1,843,013</text:p>
          </table:table-cell>
          <table:table-cell office:value-type="float" office:value="0" calcext:value-type="float">
            <text:p>0</text:p>
          </table:table-cell>
          <table:table-cell office:value-type="float" office:value="1143827" calcext:value-type="float">
            <text:p>1,143,827</text:p>
          </table:table-cell>
          <table:table-cell office:value-type="float" office:value="3608" calcext:value-type="float">
            <text:p>3,608</text:p>
          </table:table-cell>
          <table:table-cell office:value-type="float" office:value="16974" calcext:value-type="float">
            <text:p>16,974</text:p>
          </table:table-cell>
          <table:table-cell office:value-type="float" office:value="10680" calcext:value-type="float">
            <text:p>10,680</text:p>
          </table:table-cell>
          <table:table-cell office:value-type="float" office:value="582374" calcext:value-type="float">
            <text:p>582,374</text:p>
          </table:table-cell>
          <table:table-cell office:value-type="float" office:value="721610" calcext:value-type="float">
            <text:p>721,610</text:p>
          </table:table-cell>
          <table:table-cell office:value-type="float" office:value="5172106" calcext:value-type="float">
            <text:p>5,172,106</text:p>
          </table:table-cell>
          <table:table-cell office:value-type="float" office:value="453228" calcext:value-type="float">
            <text:p>453,228</text:p>
          </table:table-cell>
          <table:table-cell office:value-type="float" office:value="0" calcext:value-type="float">
            <text:p>0</text:p>
          </table:table-cell>
          <table:table-cell office:value-type="float" office:value="453228" calcext:value-type="float">
            <text:p>453,228</text:p>
          </table:table-cell>
          <table:table-cell office:value-type="float" office:value="5625334" calcext:value-type="float">
            <text:p>5,625,334</text:p>
          </table:table-cell>
          <table:table-cell office:value-type="float" office:value="236991" calcext:value-type="float">
            <text:p>236,9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39];&quot;,&quot;;[.E439];&quot;,&quot;;[.F439];&quot;,&quot;;[.G439];&quot;,&quot;;[.H439];&quot;,&quot;;[.I439];&quot;,&quot;;[.J439];&quot;,&quot;;[.K439];&quot;,&quot;;[.L439];&quot;,&quot;;[.M439];&quot;,&quot;;[.N439];&quot;,&quot;;[.P439];&quot;,&quot;;[.Q439];&quot;,&quot;;[.S439];&quot;,&quot;;[.T439];&quot;,&quot;;[.U439];&quot;,&quot;;[.V439];&quot;,&quot;;[.W439];&quot;,&quot;;[.X43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2,850022,0,1843013,0,1143827,3608,16974,10680,582374,721610,453228,0,5625334,236991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2,850022,0,1843013,0,1143827,3608,16974,10680,582374,721610,453228,0,5625334,236991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IAWATHA ACADEMIES</text:p>
          </table:table-cell>
          <table:table-cell office:value-type="float" office:value="4170" calcext:value-type="float">
            <text:p>4170</text:p>
          </table:table-cell>
          <table:table-cell table:formula="of:=VLOOKUP([.B440];[$Sheet2.A433:.C989];2)" office:value-type="float" office:value="463" calcext:value-type="float">
            <text:p>463</text:p>
          </table:table-cell>
          <table:table-cell office:value-type="float" office:value="1506" calcext:value-type="float">
            <text:p>1,506</text:p>
          </table:table-cell>
          <table:table-cell office:value-type="float" office:value="2635297" calcext:value-type="float">
            <text:p>2,635,297</text:p>
          </table:table-cell>
          <table:table-cell office:value-type="float" office:value="1816777" calcext:value-type="float">
            <text:p>1,816,777</text:p>
          </table:table-cell>
          <table:table-cell office:value-type="float" office:value="9823015" calcext:value-type="float">
            <text:p>9,823,015</text:p>
          </table:table-cell>
          <table:table-cell office:value-type="float" office:value="0" calcext:value-type="float">
            <text:p>0</text:p>
          </table:table-cell>
          <table:table-cell office:value-type="float" office:value="5820363" calcext:value-type="float">
            <text:p>5,820,363</text:p>
          </table:table-cell>
          <table:table-cell office:value-type="float" office:value="238398" calcext:value-type="float">
            <text:p>238,398</text:p>
          </table:table-cell>
          <table:table-cell office:value-type="float" office:value="923864" calcext:value-type="float">
            <text:p>923,864</text:p>
          </table:table-cell>
          <table:table-cell office:value-type="float" office:value="400467" calcext:value-type="float">
            <text:p>400,467</text:p>
          </table:table-cell>
          <table:table-cell office:value-type="float" office:value="1602136" calcext:value-type="float">
            <text:p>1,602,136</text:p>
          </table:table-cell>
          <table:table-cell office:value-type="float" office:value="1916592" calcext:value-type="float">
            <text:p>1,916,592</text:p>
          </table:table-cell>
          <table:table-cell office:value-type="float" office:value="25176908" calcext:value-type="float">
            <text:p>25,176,908</text:p>
          </table:table-cell>
          <table:table-cell office:value-type="float" office:value="3695229" calcext:value-type="float">
            <text:p>3,695,229</text:p>
          </table:table-cell>
          <table:table-cell office:value-type="float" office:value="0" calcext:value-type="float">
            <text:p>0</text:p>
          </table:table-cell>
          <table:table-cell office:value-type="float" office:value="3695229" calcext:value-type="float">
            <text:p>3,695,229</text:p>
          </table:table-cell>
          <table:table-cell office:value-type="float" office:value="28872137" calcext:value-type="float">
            <text:p>28,872,137</text:p>
          </table:table-cell>
          <table:table-cell office:value-type="float" office:value="946558" calcext:value-type="float">
            <text:p>946,5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40];&quot;,&quot;;[.E440];&quot;,&quot;;[.F440];&quot;,&quot;;[.G440];&quot;,&quot;;[.H440];&quot;,&quot;;[.I440];&quot;,&quot;;[.J440];&quot;,&quot;;[.K440];&quot;,&quot;;[.L440];&quot;,&quot;;[.M440];&quot;,&quot;;[.N440];&quot;,&quot;;[.P440];&quot;,&quot;;[.Q440];&quot;,&quot;;[.S440];&quot;,&quot;;[.T440];&quot;,&quot;;[.U440];&quot;,&quot;;[.V440];&quot;,&quot;;[.W440];&quot;,&quot;;[.X44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3,2635297,1816777,9823015,0,5820363,238398,923864,400467,1602136,1916592,3695229,0,28872137,946558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3,2635297,1816777,9823015,0,5820363,238398,923864,400467,1602136,1916592,3695229,0,28872137,946558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BLE ACADEMY</text:p>
          </table:table-cell>
          <table:table-cell office:value-type="float" office:value="4171" calcext:value-type="float">
            <text:p>4171</text:p>
          </table:table-cell>
          <table:table-cell table:formula="of:=VLOOKUP([.B441];[$Sheet2.A434:.C990];2)" office:value-type="float" office:value="464" calcext:value-type="float">
            <text:p>464</text:p>
          </table:table-cell>
          <table:table-cell office:value-type="float" office:value="716" calcext:value-type="float">
            <text:p>716</text:p>
          </table:table-cell>
          <table:table-cell office:value-type="float" office:value="989912" calcext:value-type="float">
            <text:p>989,912</text:p>
          </table:table-cell>
          <table:table-cell office:value-type="float" office:value="363258" calcext:value-type="float">
            <text:p>363,258</text:p>
          </table:table-cell>
          <table:table-cell office:value-type="float" office:value="3624423" calcext:value-type="float">
            <text:p>3,624,423</text:p>
          </table:table-cell>
          <table:table-cell office:value-type="float" office:value="0" calcext:value-type="float">
            <text:p>0</text:p>
          </table:table-cell>
          <table:table-cell office:value-type="float" office:value="410960" calcext:value-type="float">
            <text:p>410,960</text:p>
          </table:table-cell>
          <table:table-cell office:value-type="float" office:value="0" calcext:value-type="float">
            <text:p>0</text:p>
          </table:table-cell>
          <table:table-cell office:value-type="float" office:value="183445" calcext:value-type="float">
            <text:p>183,445</text:p>
          </table:table-cell>
          <table:table-cell office:value-type="float" office:value="58569" calcext:value-type="float">
            <text:p>58,569</text:p>
          </table:table-cell>
          <table:table-cell office:value-type="float" office:value="542406" calcext:value-type="float">
            <text:p>542,406</text:p>
          </table:table-cell>
          <table:table-cell office:value-type="float" office:value="574316" calcext:value-type="float">
            <text:p>574,316</text:p>
          </table:table-cell>
          <table:table-cell office:value-type="float" office:value="6747290" calcext:value-type="float">
            <text:p>6,747,290</text:p>
          </table:table-cell>
          <table:table-cell office:value-type="float" office:value="1616567" calcext:value-type="float">
            <text:p>1,616,567</text:p>
          </table:table-cell>
          <table:table-cell office:value-type="float" office:value="0" calcext:value-type="float">
            <text:p>0</text:p>
          </table:table-cell>
          <table:table-cell office:value-type="float" office:value="1616567" calcext:value-type="float">
            <text:p>1,616,567</text:p>
          </table:table-cell>
          <table:table-cell office:value-type="float" office:value="8363858" calcext:value-type="float">
            <text:p>8,363,858</text:p>
          </table:table-cell>
          <table:table-cell office:value-type="float" office:value="470359" calcext:value-type="float">
            <text:p>470,3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41];&quot;,&quot;;[.E441];&quot;,&quot;;[.F441];&quot;,&quot;;[.G441];&quot;,&quot;;[.H441];&quot;,&quot;;[.I441];&quot;,&quot;;[.J441];&quot;,&quot;;[.K441];&quot;,&quot;;[.L441];&quot;,&quot;;[.M441];&quot;,&quot;;[.N441];&quot;,&quot;;[.P441];&quot;,&quot;;[.Q441];&quot;,&quot;;[.S441];&quot;,&quot;;[.T441];&quot;,&quot;;[.U441];&quot;,&quot;;[.V441];&quot;,&quot;;[.W441];&quot;,&quot;;[.X44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4,989912,363258,3624423,0,410960,0,183445,58569,542406,574316,1616567,0,8363858,47035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4,989912,363258,3624423,0,410960,0,183445,58569,542406,574316,1616567,0,8363858,47035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LARKFIELD CHARTER SCHOOL</text:p>
          </table:table-cell>
          <table:table-cell office:value-type="float" office:value="4172" calcext:value-type="float">
            <text:p>4172</text:p>
          </table:table-cell>
          <table:table-cell table:formula="of:=VLOOKUP([.B442];[$Sheet2.A435:.C991];2)" office:value-type="float" office:value="465" calcext:value-type="float">
            <text:p>465</text:p>
          </table:table-cell>
          <table:table-cell office:value-type="float" office:value="48" calcext:value-type="float">
            <text:p>48</text:p>
          </table:table-cell>
          <table:table-cell office:value-type="float" office:value="125017" calcext:value-type="float">
            <text:p>125,017</text:p>
          </table:table-cell>
          <table:table-cell office:value-type="float" office:value="0" calcext:value-type="float">
            <text:p>0</text:p>
          </table:table-cell>
          <table:table-cell office:value-type="float" office:value="234480" calcext:value-type="float">
            <text:p>234,480</text:p>
          </table:table-cell>
          <table:table-cell office:value-type="float" office:value="0" calcext:value-type="float">
            <text:p>0</text:p>
          </table:table-cell>
          <table:table-cell office:value-type="float" office:value="66111" calcext:value-type="float">
            <text:p>66,111</text:p>
          </table:table-cell>
          <table:table-cell office:value-type="float" office:value="0" calcext:value-type="float">
            <text:p>0</text:p>
          </table:table-cell>
          <table:table-cell office:value-type="float" office:value="8174" calcext:value-type="float">
            <text:p>8,174</text:p>
          </table:table-cell>
          <table:table-cell office:value-type="float" office:value="1270" calcext:value-type="float">
            <text:p>1,270</text:p>
          </table:table-cell>
          <table:table-cell office:value-type="float" office:value="53491" calcext:value-type="float">
            <text:p>53,491</text:p>
          </table:table-cell>
          <table:table-cell office:value-type="float" office:value="0" calcext:value-type="float">
            <text:p>0</text:p>
          </table:table-cell>
          <table:table-cell office:value-type="float" office:value="488543" calcext:value-type="float">
            <text:p>488,543</text:p>
          </table:table-cell>
          <table:table-cell office:value-type="float" office:value="82050" calcext:value-type="float">
            <text:p>82,050</text:p>
          </table:table-cell>
          <table:table-cell office:value-type="float" office:value="0" calcext:value-type="float">
            <text:p>0</text:p>
          </table:table-cell>
          <table:table-cell office:value-type="float" office:value="82050" calcext:value-type="float">
            <text:p>82,050</text:p>
          </table:table-cell>
          <table:table-cell office:value-type="float" office:value="570593" calcext:value-type="float">
            <text:p>570,593</text:p>
          </table:table-cell>
          <table:table-cell office:value-type="float" office:value="52603" calcext:value-type="float">
            <text:p>52,603</text:p>
          </table:table-cell>
          <table:table-cell office:value-type="float" office:value="46581" calcext:value-type="float">
            <text:p>46,58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42];&quot;,&quot;;[.E442];&quot;,&quot;;[.F442];&quot;,&quot;;[.G442];&quot;,&quot;;[.H442];&quot;,&quot;;[.I442];&quot;,&quot;;[.J442];&quot;,&quot;;[.K442];&quot;,&quot;;[.L442];&quot;,&quot;;[.M442];&quot;,&quot;;[.N442];&quot;,&quot;;[.P442];&quot;,&quot;;[.Q442];&quot;,&quot;;[.S442];&quot;,&quot;;[.T442];&quot;,&quot;;[.U442];&quot;,&quot;;[.V442];&quot;,&quot;;[.W442];&quot;,&quot;;[.X44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5,125017,0,234480,0,66111,0,8174,1270,53491,0,82050,0,570593,52603,46581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5,125017,0,234480,0,66111,0,8174,1270,53491,0,82050,0,570593,52603,46581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ISINAAKWAANG LEADERSHIP ACADEMY</text:p>
          </table:table-cell>
          <table:table-cell office:value-type="float" office:value="4177" calcext:value-type="float">
            <text:p>4177</text:p>
          </table:table-cell>
          <table:table-cell table:formula="of:=VLOOKUP([.B443];[$Sheet2.A436:.C992];2)" office:value-type="float" office:value="468" calcext:value-type="float">
            <text:p>468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formula="of:=CONCATENATE([.$Z$3];[.$Y$3];[.C443];&quot;,&quot;;[.E443];&quot;,&quot;;[.F443];&quot;,&quot;;[.G443];&quot;,&quot;;[.H443];&quot;,&quot;;[.I443];&quot;,&quot;;[.J443];&quot;,&quot;;[.K443];&quot;,&quot;;[.L443];&quot;,&quot;;[.M443];&quot;,&quot;;[.N443];&quot;,&quot;;[.P443];&quot;,&quot;;[.Q443];&quot;,&quot;;[.S443];&quot;,&quot;;[.T443];&quot;,&quot;;[.U443];&quot;,&quot;;[.V443];&quot;,&quot;;[.W443];&quot;,&quot;;[.X44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8,0,0,0,0,0,0,0,0,0,0,0,0,0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8,0,0,0,0,0,0,0,0,0,0,0,0,0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incoln International High School</text:p>
          </table:table-cell>
          <table:table-cell office:value-type="float" office:value="4178" calcext:value-type="float">
            <text:p>4178</text:p>
          </table:table-cell>
          <table:table-cell table:formula="of:=VLOOKUP([.B444];[$Sheet2.A437:.C993];2)" office:value-type="float" office:value="469" calcext:value-type="float">
            <text:p>469</text:p>
          </table:table-cell>
          <table:table-cell office:value-type="float" office:value="109" calcext:value-type="float">
            <text:p>109</text:p>
          </table:table-cell>
          <table:table-cell office:value-type="float" office:value="209597" calcext:value-type="float">
            <text:p>209,597</text:p>
          </table:table-cell>
          <table:table-cell office:value-type="float" office:value="54146" calcext:value-type="float">
            <text:p>54,146</text:p>
          </table:table-cell>
          <table:table-cell office:value-type="float" office:value="1102772" calcext:value-type="float">
            <text:p>1,102,772</text:p>
          </table:table-cell>
          <table:table-cell office:value-type="float" office:value="0" calcext:value-type="float">
            <text:p>0</text:p>
          </table:table-cell>
          <table:table-cell office:value-type="float" office:value="158374" calcext:value-type="float">
            <text:p>158,374</text:p>
          </table:table-cell>
          <table:table-cell office:value-type="float" office:value="13550" calcext:value-type="float">
            <text:p>13,550</text:p>
          </table:table-cell>
          <table:table-cell office:value-type="float" office:value="67741" calcext:value-type="float">
            <text:p>67,741</text:p>
          </table:table-cell>
          <table:table-cell office:value-type="float" office:value="135710" calcext:value-type="float">
            <text:p>135,710</text:p>
          </table:table-cell>
          <table:table-cell office:value-type="float" office:value="137676" calcext:value-type="float">
            <text:p>137,676</text:p>
          </table:table-cell>
          <table:table-cell office:value-type="float" office:value="309298" calcext:value-type="float">
            <text:p>309,298</text:p>
          </table:table-cell>
          <table:table-cell office:value-type="float" office:value="2188864" calcext:value-type="float">
            <text:p>2,188,864</text:p>
          </table:table-cell>
          <table:table-cell office:value-type="float" office:value="290788" calcext:value-type="float">
            <text:p>290,788</text:p>
          </table:table-cell>
          <table:table-cell office:value-type="float" office:value="0" calcext:value-type="float">
            <text:p>0</text:p>
          </table:table-cell>
          <table:table-cell office:value-type="float" office:value="290788" calcext:value-type="float">
            <text:p>290,788</text:p>
          </table:table-cell>
          <table:table-cell office:value-type="float" office:value="2479652" calcext:value-type="float">
            <text:p>2,479,652</text:p>
          </table:table-cell>
          <table:table-cell office:value-type="float" office:value="95144" calcext:value-type="float">
            <text:p>95,1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44];&quot;,&quot;;[.E444];&quot;,&quot;;[.F444];&quot;,&quot;;[.G444];&quot;,&quot;;[.H444];&quot;,&quot;;[.I444];&quot;,&quot;;[.J444];&quot;,&quot;;[.K444];&quot;,&quot;;[.L444];&quot;,&quot;;[.M444];&quot;,&quot;;[.N444];&quot;,&quot;;[.P444];&quot;,&quot;;[.Q444];&quot;,&quot;;[.S444];&quot;,&quot;;[.T444];&quot;,&quot;;[.U444];&quot;,&quot;;[.V444];&quot;,&quot;;[.W444];&quot;,&quot;;[.X44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9,209597,54146,1102772,0,158374,13550,67741,135710,137676,309298,290788,0,2479652,95144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69,209597,54146,1102772,0,158374,13550,67741,135710,137676,309298,290788,0,2479652,95144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MMUNITY SCHOOL OF EXCELLENCE</text:p>
          </table:table-cell>
          <table:table-cell office:value-type="float" office:value="4181" calcext:value-type="float">
            <text:p>4181</text:p>
          </table:table-cell>
          <table:table-cell table:formula="of:=VLOOKUP([.B445];[$Sheet2.A438:.C994];2)" office:value-type="float" office:value="471" calcext:value-type="float">
            <text:p>471</text:p>
          </table:table-cell>
          <table:table-cell office:value-type="float" office:value="1397" calcext:value-type="float">
            <text:p>1,397</text:p>
          </table:table-cell>
          <table:table-cell office:value-type="float" office:value="2971315" calcext:value-type="float">
            <text:p>2,971,315</text:p>
          </table:table-cell>
          <table:table-cell office:value-type="float" office:value="453949" calcext:value-type="float">
            <text:p>453,949</text:p>
          </table:table-cell>
          <table:table-cell office:value-type="float" office:value="7539282" calcext:value-type="float">
            <text:p>7,539,282</text:p>
          </table:table-cell>
          <table:table-cell office:value-type="float" office:value="0" calcext:value-type="float">
            <text:p>0</text:p>
          </table:table-cell>
          <table:table-cell office:value-type="float" office:value="1560138" calcext:value-type="float">
            <text:p>1,560,138</text:p>
          </table:table-cell>
          <table:table-cell office:value-type="float" office:value="20000" calcext:value-type="float">
            <text:p>20,000</text:p>
          </table:table-cell>
          <table:table-cell office:value-type="float" office:value="1013859" calcext:value-type="float">
            <text:p>1,013,859</text:p>
          </table:table-cell>
          <table:table-cell office:value-type="float" office:value="301049" calcext:value-type="float">
            <text:p>301,049</text:p>
          </table:table-cell>
          <table:table-cell office:value-type="float" office:value="1364285" calcext:value-type="float">
            <text:p>1,364,285</text:p>
          </table:table-cell>
          <table:table-cell office:value-type="float" office:value="2788343" calcext:value-type="float">
            <text:p>2,788,343</text:p>
          </table:table-cell>
          <table:table-cell office:value-type="float" office:value="18012218" calcext:value-type="float">
            <text:p>18,012,218</text:p>
          </table:table-cell>
          <table:table-cell office:value-type="float" office:value="2951858" calcext:value-type="float">
            <text:p>2,951,858</text:p>
          </table:table-cell>
          <table:table-cell office:value-type="float" office:value="0" calcext:value-type="float">
            <text:p>0</text:p>
          </table:table-cell>
          <table:table-cell office:value-type="float" office:value="2951858" calcext:value-type="float">
            <text:p>2,951,858</text:p>
          </table:table-cell>
          <table:table-cell office:value-type="float" office:value="20964076" calcext:value-type="float">
            <text:p>20,964,076</text:p>
          </table:table-cell>
          <table:table-cell office:value-type="float" office:value="2113905" calcext:value-type="float">
            <text:p>2,113,9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45];&quot;,&quot;;[.E445];&quot;,&quot;;[.F445];&quot;,&quot;;[.G445];&quot;,&quot;;[.H445];&quot;,&quot;;[.I445];&quot;,&quot;;[.J445];&quot;,&quot;;[.K445];&quot;,&quot;;[.L445];&quot;,&quot;;[.M445];&quot;,&quot;;[.N445];&quot;,&quot;;[.P445];&quot;,&quot;;[.Q445];&quot;,&quot;;[.S445];&quot;,&quot;;[.T445];&quot;,&quot;;[.U445];&quot;,&quot;;[.V445];&quot;,&quot;;[.W445];&quot;,&quot;;[.X44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1,2971315,453949,7539282,0,1560138,20000,1013859,301049,1364285,2788343,2951858,0,20964076,2113905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1,2971315,453949,7539282,0,1560138,20000,1013859,301049,1364285,2788343,2951858,0,20964076,2113905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IONSGATE ACADEMY</text:p>
          </table:table-cell>
          <table:table-cell office:value-type="float" office:value="4183" calcext:value-type="float">
            <text:p>4183</text:p>
          </table:table-cell>
          <table:table-cell table:formula="of:=VLOOKUP([.B446];[$Sheet2.A439:.C995];2)" office:value-type="float" office:value="473" calcext:value-type="float">
            <text:p>473</text:p>
          </table:table-cell>
          <table:table-cell office:value-type="float" office:value="368" calcext:value-type="float">
            <text:p>368</text:p>
          </table:table-cell>
          <table:table-cell office:value-type="float" office:value="1245868" calcext:value-type="float">
            <text:p>1,245,868</text:p>
          </table:table-cell>
          <table:table-cell office:value-type="float" office:value="0" calcext:value-type="float">
            <text:p>0</text:p>
          </table:table-cell>
          <table:table-cell office:value-type="float" office:value="3383756" calcext:value-type="float">
            <text:p>3,383,756</text:p>
          </table:table-cell>
          <table:table-cell office:value-type="float" office:value="10187" calcext:value-type="float">
            <text:p>10,187</text:p>
          </table:table-cell>
          <table:table-cell office:value-type="float" office:value="10777762" calcext:value-type="float">
            <text:p>10,777,762</text:p>
          </table:table-cell>
          <table:table-cell office:value-type="float" office:value="0" calcext:value-type="float">
            <text:p>0</text:p>
          </table:table-cell>
          <table:table-cell office:value-type="float" office:value="611048" calcext:value-type="float">
            <text:p>611,048</text:p>
          </table:table-cell>
          <table:table-cell office:value-type="float" office:value="48889" calcext:value-type="float">
            <text:p>48,889</text:p>
          </table:table-cell>
          <table:table-cell office:value-type="float" office:value="1337354" calcext:value-type="float">
            <text:p>1,337,354</text:p>
          </table:table-cell>
          <table:table-cell office:value-type="float" office:value="3897178" calcext:value-type="float">
            <text:p>3,897,178</text:p>
          </table:table-cell>
          <table:table-cell office:value-type="float" office:value="21312042" calcext:value-type="float">
            <text:p>21,312,042</text:p>
          </table:table-cell>
          <table:table-cell office:value-type="float" office:value="2140068" calcext:value-type="float">
            <text:p>2,140,068</text:p>
          </table:table-cell>
          <table:table-cell office:value-type="float" office:value="0" calcext:value-type="float">
            <text:p>0</text:p>
          </table:table-cell>
          <table:table-cell office:value-type="float" office:value="2140068" calcext:value-type="float">
            <text:p>2,140,068</text:p>
          </table:table-cell>
          <table:table-cell office:value-type="float" office:value="23452110" calcext:value-type="float">
            <text:p>23,452,110</text:p>
          </table:table-cell>
          <table:table-cell office:value-type="float" office:value="219191" calcext:value-type="float">
            <text:p>219,1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46];&quot;,&quot;;[.E446];&quot;,&quot;;[.F446];&quot;,&quot;;[.G446];&quot;,&quot;;[.H446];&quot;,&quot;;[.I446];&quot;,&quot;;[.J446];&quot;,&quot;;[.K446];&quot;,&quot;;[.L446];&quot;,&quot;;[.M446];&quot;,&quot;;[.N446];&quot;,&quot;;[.P446];&quot;,&quot;;[.Q446];&quot;,&quot;;[.S446];&quot;,&quot;;[.T446];&quot;,&quot;;[.U446];&quot;,&quot;;[.V446];&quot;,&quot;;[.W446];&quot;,&quot;;[.X44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3,1245868,0,3383756,10187,10777762,0,611048,48889,1337354,3897178,2140068,0,23452110,219191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3,1245868,0,3383756,10187,10777762,0,611048,48889,1337354,3897178,2140068,0,23452110,219191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SPEN ACADEMY</text:p>
          </table:table-cell>
          <table:table-cell office:value-type="float" office:value="4184" calcext:value-type="float">
            <text:p>4184</text:p>
          </table:table-cell>
          <table:table-cell table:formula="of:=VLOOKUP([.B447];[$Sheet2.A440:.C996];2)" office:value-type="float" office:value="474" calcext:value-type="float">
            <text:p>474</text:p>
          </table:table-cell>
          <table:table-cell office:value-type="float" office:value="669" calcext:value-type="float">
            <text:p>669</text:p>
          </table:table-cell>
          <table:table-cell office:value-type="float" office:value="782069" calcext:value-type="float">
            <text:p>782,069</text:p>
          </table:table-cell>
          <table:table-cell office:value-type="float" office:value="195682" calcext:value-type="float">
            <text:p>195,682</text:p>
          </table:table-cell>
          <table:table-cell office:value-type="float" office:value="3357087" calcext:value-type="float">
            <text:p>3,357,087</text:p>
          </table:table-cell>
          <table:table-cell office:value-type="float" office:value="0" calcext:value-type="float">
            <text:p>0</text:p>
          </table:table-cell>
          <table:table-cell office:value-type="float" office:value="1331780" calcext:value-type="float">
            <text:p>1,331,780</text:p>
          </table:table-cell>
          <table:table-cell office:value-type="float" office:value="0" calcext:value-type="float">
            <text:p>0</text:p>
          </table:table-cell>
          <table:table-cell office:value-type="float" office:value="21386" calcext:value-type="float">
            <text:p>21,386</text:p>
          </table:table-cell>
          <table:table-cell office:value-type="float" office:value="84035" calcext:value-type="float">
            <text:p>84,035</text:p>
          </table:table-cell>
          <table:table-cell office:value-type="float" office:value="379933" calcext:value-type="float">
            <text:p>379,933</text:p>
          </table:table-cell>
          <table:table-cell office:value-type="float" office:value="175670" calcext:value-type="float">
            <text:p>175,670</text:p>
          </table:table-cell>
          <table:table-cell office:value-type="float" office:value="6327642" calcext:value-type="float">
            <text:p>6,327,642</text:p>
          </table:table-cell>
          <table:table-cell office:value-type="float" office:value="1447690" calcext:value-type="float">
            <text:p>1,447,690</text:p>
          </table:table-cell>
          <table:table-cell office:value-type="float" office:value="0" calcext:value-type="float">
            <text:p>0</text:p>
          </table:table-cell>
          <table:table-cell office:value-type="float" office:value="1447691" calcext:value-type="float">
            <text:p>1,447,691</text:p>
          </table:table-cell>
          <table:table-cell office:value-type="float" office:value="7775332" calcext:value-type="float">
            <text:p>7,775,332</text:p>
          </table:table-cell>
          <table:table-cell office:value-type="float" office:value="222200" calcext:value-type="float">
            <text:p>222,200</text:p>
          </table:table-cell>
          <table:table-cell office:value-type="float" office:value="72338" calcext:value-type="float">
            <text:p>72,3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47];&quot;,&quot;;[.E447];&quot;,&quot;;[.F447];&quot;,&quot;;[.G447];&quot;,&quot;;[.H447];&quot;,&quot;;[.I447];&quot;,&quot;;[.J447];&quot;,&quot;;[.K447];&quot;,&quot;;[.L447];&quot;,&quot;;[.M447];&quot;,&quot;;[.N447];&quot;,&quot;;[.P447];&quot;,&quot;;[.Q447];&quot;,&quot;;[.S447];&quot;,&quot;;[.T447];&quot;,&quot;;[.U447];&quot;,&quot;;[.V447];&quot;,&quot;;[.W447];&quot;,&quot;;[.X44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4,782069,195682,3357087,0,1331780,0,21386,84035,379933,175670,1447690,0,7775332,222200,72338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4,782069,195682,3357087,0,1331780,0,21386,84035,379933,175670,1447690,0,7775332,222200,72338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AVINCI ACADEMY</text:p>
          </table:table-cell>
          <table:table-cell office:value-type="float" office:value="4185" calcext:value-type="float">
            <text:p>4185</text:p>
          </table:table-cell>
          <table:table-cell table:formula="of:=VLOOKUP([.B448];[$Sheet2.A441:.C997];2)" office:value-type="float" office:value="475" calcext:value-type="float">
            <text:p>475</text:p>
          </table:table-cell>
          <table:table-cell office:value-type="float" office:value="910" calcext:value-type="float">
            <text:p>910</text:p>
          </table:table-cell>
          <table:table-cell office:value-type="float" office:value="1094499" calcext:value-type="float">
            <text:p>1,094,499</text:p>
          </table:table-cell>
          <table:table-cell office:value-type="float" office:value="219563" calcext:value-type="float">
            <text:p>219,563</text:p>
          </table:table-cell>
          <table:table-cell office:value-type="float" office:value="5078605" calcext:value-type="float">
            <text:p>5,078,605</text:p>
          </table:table-cell>
          <table:table-cell office:value-type="float" office:value="0" calcext:value-type="float">
            <text:p>0</text:p>
          </table:table-cell>
          <table:table-cell office:value-type="float" office:value="1999344" calcext:value-type="float">
            <text:p>1,999,344</text:p>
          </table:table-cell>
          <table:table-cell office:value-type="float" office:value="129129" calcext:value-type="float">
            <text:p>129,129</text:p>
          </table:table-cell>
          <table:table-cell office:value-type="float" office:value="316716" calcext:value-type="float">
            <text:p>316,716</text:p>
          </table:table-cell>
          <table:table-cell office:value-type="float" office:value="154558" calcext:value-type="float">
            <text:p>154,558</text:p>
          </table:table-cell>
          <table:table-cell office:value-type="float" office:value="634083" calcext:value-type="float">
            <text:p>634,083</text:p>
          </table:table-cell>
          <table:table-cell office:value-type="float" office:value="439089" calcext:value-type="float">
            <text:p>439,089</text:p>
          </table:table-cell>
          <table:table-cell office:value-type="float" office:value="10065586" calcext:value-type="float">
            <text:p>10,065,586</text:p>
          </table:table-cell>
          <table:table-cell office:value-type="float" office:value="1903667" calcext:value-type="float">
            <text:p>1,903,667</text:p>
          </table:table-cell>
          <table:table-cell office:value-type="float" office:value="4209" calcext:value-type="float">
            <text:p>4,209</text:p>
          </table:table-cell>
          <table:table-cell office:value-type="float" office:value="1907877" calcext:value-type="float">
            <text:p>1,907,877</text:p>
          </table:table-cell>
          <table:table-cell office:value-type="float" office:value="11973463" calcext:value-type="float">
            <text:p>11,973,463</text:p>
          </table:table-cell>
          <table:table-cell office:value-type="float" office:value="500488" calcext:value-type="float">
            <text:p>500,488</text:p>
          </table:table-cell>
          <table:table-cell office:value-type="float" office:value="171948" calcext:value-type="float">
            <text:p>171,9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48];&quot;,&quot;;[.E448];&quot;,&quot;;[.F448];&quot;,&quot;;[.G448];&quot;,&quot;;[.H448];&quot;,&quot;;[.I448];&quot;,&quot;;[.J448];&quot;,&quot;;[.K448];&quot;,&quot;;[.L448];&quot;,&quot;;[.M448];&quot;,&quot;;[.N448];&quot;,&quot;;[.P448];&quot;,&quot;;[.Q448];&quot;,&quot;;[.S448];&quot;,&quot;;[.T448];&quot;,&quot;;[.U448];&quot;,&quot;;[.V448];&quot;,&quot;;[.W448];&quot;,&quot;;[.X44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5,1094499,219563,5078605,0,1999344,129129,316716,154558,634083,439089,1903667,4209,11973463,500488,171948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5,1094499,219563,5078605,0,1999344,129129,316716,154558,634083,439089,1903667,4209,11973463,500488,171948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LOBAL ACADEMY</text:p>
          </table:table-cell>
          <table:table-cell office:value-type="float" office:value="4186" calcext:value-type="float">
            <text:p>4186</text:p>
          </table:table-cell>
          <table:table-cell table:formula="of:=VLOOKUP([.B449];[$Sheet2.A442:.C998];2)" office:value-type="float" office:value="476" calcext:value-type="float">
            <text:p>476</text:p>
          </table:table-cell>
          <table:table-cell office:value-type="float" office:value="436" calcext:value-type="float">
            <text:p>436</text:p>
          </table:table-cell>
          <table:table-cell office:value-type="float" office:value="453881" calcext:value-type="float">
            <text:p>453,881</text:p>
          </table:table-cell>
          <table:table-cell office:value-type="float" office:value="324142" calcext:value-type="float">
            <text:p>324,142</text:p>
          </table:table-cell>
          <table:table-cell office:value-type="float" office:value="3758285" calcext:value-type="float">
            <text:p>3,758,285</text:p>
          </table:table-cell>
          <table:table-cell office:value-type="float" office:value="0" calcext:value-type="float">
            <text:p>0</text:p>
          </table:table-cell>
          <table:table-cell office:value-type="float" office:value="1289603" calcext:value-type="float">
            <text:p>1,289,603</text:p>
          </table:table-cell>
          <table:table-cell office:value-type="float" office:value="0" calcext:value-type="float">
            <text:p>0</text:p>
          </table:table-cell>
          <table:table-cell office:value-type="float" office:value="241060" calcext:value-type="float">
            <text:p>241,060</text:p>
          </table:table-cell>
          <table:table-cell office:value-type="float" office:value="143939" calcext:value-type="float">
            <text:p>143,939</text:p>
          </table:table-cell>
          <table:table-cell office:value-type="float" office:value="528140" calcext:value-type="float">
            <text:p>528,140</text:p>
          </table:table-cell>
          <table:table-cell office:value-type="float" office:value="620950" calcext:value-type="float">
            <text:p>620,950</text:p>
          </table:table-cell>
          <table:table-cell office:value-type="float" office:value="7360002" calcext:value-type="float">
            <text:p>7,360,002</text:p>
          </table:table-cell>
          <table:table-cell office:value-type="float" office:value="1293549" calcext:value-type="float">
            <text:p>1,293,549</text:p>
          </table:table-cell>
          <table:table-cell office:value-type="float" office:value="0" calcext:value-type="float">
            <text:p>0</text:p>
          </table:table-cell>
          <table:table-cell office:value-type="float" office:value="1293549" calcext:value-type="float">
            <text:p>1,293,549</text:p>
          </table:table-cell>
          <table:table-cell office:value-type="float" office:value="8653551" calcext:value-type="float">
            <text:p>8,653,551</text:p>
          </table:table-cell>
          <table:table-cell office:value-type="float" office:value="375489" calcext:value-type="float">
            <text:p>375,4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49];&quot;,&quot;;[.E449];&quot;,&quot;;[.F449];&quot;,&quot;;[.G449];&quot;,&quot;;[.H449];&quot;,&quot;;[.I449];&quot;,&quot;;[.J449];&quot;,&quot;;[.K449];&quot;,&quot;;[.L449];&quot;,&quot;;[.M449];&quot;,&quot;;[.N449];&quot;,&quot;;[.P449];&quot;,&quot;;[.Q449];&quot;,&quot;;[.S449];&quot;,&quot;;[.T449];&quot;,&quot;;[.U449];&quot;,&quot;;[.V449];&quot;,&quot;;[.W449];&quot;,&quot;;[.X44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6,453881,324142,3758285,0,1289603,0,241060,143939,528140,620950,1293549,0,8653551,37548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6,453881,324142,3758285,0,1289603,0,241060,143939,528140,620950,1293549,0,8653551,37548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LOGNE ACADEMY</text:p>
          </table:table-cell>
          <table:table-cell office:value-type="float" office:value="4188" calcext:value-type="float">
            <text:p>4188</text:p>
          </table:table-cell>
          <table:table-cell table:formula="of:=VLOOKUP([.B450];[$Sheet2.A443:.C999];2)" office:value-type="float" office:value="478" calcext:value-type="float">
            <text:p>478</text:p>
          </table:table-cell>
          <table:table-cell office:value-type="float" office:value="733" calcext:value-type="float">
            <text:p>733</text:p>
          </table:table-cell>
          <table:table-cell office:value-type="float" office:value="381640" calcext:value-type="float">
            <text:p>381,640</text:p>
          </table:table-cell>
          <table:table-cell office:value-type="float" office:value="155054" calcext:value-type="float">
            <text:p>155,054</text:p>
          </table:table-cell>
          <table:table-cell office:value-type="float" office:value="3492313" calcext:value-type="float">
            <text:p>3,492,313</text:p>
          </table:table-cell>
          <table:table-cell office:value-type="float" office:value="0" calcext:value-type="float">
            <text:p>0</text:p>
          </table:table-cell>
          <table:table-cell office:value-type="float" office:value="2673213" calcext:value-type="float">
            <text:p>2,673,213</text:p>
          </table:table-cell>
          <table:table-cell office:value-type="float" office:value="0" calcext:value-type="float">
            <text:p>0</text:p>
          </table:table-cell>
          <table:table-cell office:value-type="float" office:value="596980" calcext:value-type="float">
            <text:p>596,980</text:p>
          </table:table-cell>
          <table:table-cell office:value-type="float" office:value="68271" calcext:value-type="float">
            <text:p>68,271</text:p>
          </table:table-cell>
          <table:table-cell office:value-type="float" office:value="438427" calcext:value-type="float">
            <text:p>438,427</text:p>
          </table:table-cell>
          <table:table-cell office:value-type="float" office:value="637878" calcext:value-type="float">
            <text:p>637,878</text:p>
          </table:table-cell>
          <table:table-cell office:value-type="float" office:value="8443776" calcext:value-type="float">
            <text:p>8,443,776</text:p>
          </table:table-cell>
          <table:table-cell office:value-type="float" office:value="1324835" calcext:value-type="float">
            <text:p>1,324,835</text:p>
          </table:table-cell>
          <table:table-cell office:value-type="float" office:value="0" calcext:value-type="float">
            <text:p>0</text:p>
          </table:table-cell>
          <table:table-cell office:value-type="float" office:value="1324835" calcext:value-type="float">
            <text:p>1,324,835</text:p>
          </table:table-cell>
          <table:table-cell office:value-type="float" office:value="9768611" calcext:value-type="float">
            <text:p>9,768,611</text:p>
          </table:table-cell>
          <table:table-cell office:value-type="float" office:value="334235" calcext:value-type="float">
            <text:p>334,235</text:p>
          </table:table-cell>
          <table:table-cell office:value-type="float" office:value="96833" calcext:value-type="float">
            <text:p>96,8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50];&quot;,&quot;;[.E450];&quot;,&quot;;[.F450];&quot;,&quot;;[.G450];&quot;,&quot;;[.H450];&quot;,&quot;;[.I450];&quot;,&quot;;[.J450];&quot;,&quot;;[.K450];&quot;,&quot;;[.L450];&quot;,&quot;;[.M450];&quot;,&quot;;[.N450];&quot;,&quot;;[.P450];&quot;,&quot;;[.Q450];&quot;,&quot;;[.S450];&quot;,&quot;;[.T450];&quot;,&quot;;[.U450];&quot;,&quot;;[.V450];&quot;,&quot;;[.W450];&quot;,&quot;;[.X45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8,381640,155054,3492313,0,2673213,0,596980,68271,438427,637878,1324835,0,9768611,334235,9683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8,381640,155054,3492313,0,2673213,0,596980,68271,438427,637878,1324835,0,9768611,334235,9683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egacy of Dr Josie R Johnson Montes</text:p>
          </table:table-cell>
          <table:table-cell office:value-type="float" office:value="4189" calcext:value-type="float">
            <text:p>4189</text:p>
          </table:table-cell>
          <table:table-cell table:formula="of:=VLOOKUP([.B451];[$Sheet2.A444:.C1000];2)" office:value-type="float" office:value="479" calcext:value-type="float">
            <text:p>479</text:p>
          </table:table-cell>
          <table:table-cell office:value-type="float" office:value="90" calcext:value-type="float">
            <text:p>90</text:p>
          </table:table-cell>
          <table:table-cell office:value-type="float" office:value="289988" calcext:value-type="float">
            <text:p>289,988</text:p>
          </table:table-cell>
          <table:table-cell office:value-type="float" office:value="133202" calcext:value-type="float">
            <text:p>133,202</text:p>
          </table:table-cell>
          <table:table-cell office:value-type="float" office:value="515226" calcext:value-type="float">
            <text:p>515,226</text:p>
          </table:table-cell>
          <table:table-cell office:value-type="float" office:value="0" calcext:value-type="float">
            <text:p>0</text:p>
          </table:table-cell>
          <table:table-cell office:value-type="float" office:value="953924" calcext:value-type="float">
            <text:p>953,924</text:p>
          </table:table-cell>
          <table:table-cell office:value-type="float" office:value="0" calcext:value-type="float">
            <text:p>0</text:p>
          </table:table-cell>
          <table:table-cell office:value-type="float" office:value="28654" calcext:value-type="float">
            <text:p>28,654</text:p>
          </table:table-cell>
          <table:table-cell office:value-type="float" office:value="41338" calcext:value-type="float">
            <text:p>41,338</text:p>
          </table:table-cell>
          <table:table-cell office:value-type="float" office:value="100061" calcext:value-type="float">
            <text:p>100,061</text:p>
          </table:table-cell>
          <table:table-cell office:value-type="float" office:value="317173" calcext:value-type="float">
            <text:p>317,173</text:p>
          </table:table-cell>
          <table:table-cell office:value-type="float" office:value="2379566" calcext:value-type="float">
            <text:p>2,379,566</text:p>
          </table:table-cell>
          <table:table-cell office:value-type="float" office:value="189583" calcext:value-type="float">
            <text:p>189,583</text:p>
          </table:table-cell>
          <table:table-cell office:value-type="float" office:value="0" calcext:value-type="float">
            <text:p>0</text:p>
          </table:table-cell>
          <table:table-cell office:value-type="float" office:value="189583" calcext:value-type="float">
            <text:p>189,583</text:p>
          </table:table-cell>
          <table:table-cell office:value-type="float" office:value="2569150" calcext:value-type="float">
            <text:p>2,569,150</text:p>
          </table:table-cell>
          <table:table-cell office:value-type="float" office:value="114050" calcext:value-type="float">
            <text:p>114,050</text:p>
          </table:table-cell>
          <table:table-cell office:value-type="float" office:value="268763" calcext:value-type="float">
            <text:p>268,76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51];&quot;,&quot;;[.E451];&quot;,&quot;;[.F451];&quot;,&quot;;[.G451];&quot;,&quot;;[.H451];&quot;,&quot;;[.I451];&quot;,&quot;;[.J451];&quot;,&quot;;[.K451];&quot;,&quot;;[.L451];&quot;,&quot;;[.M451];&quot;,&quot;;[.N451];&quot;,&quot;;[.P451];&quot;,&quot;;[.Q451];&quot;,&quot;;[.S451];&quot;,&quot;;[.T451];&quot;,&quot;;[.U451];&quot;,&quot;;[.V451];&quot;,&quot;;[.W451];&quot;,&quot;;[.X45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9,289988,133202,515226,0,953924,0,28654,41338,100061,317173,189583,0,2569150,114050,26876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79,289988,133202,515226,0,953924,0,28654,41338,100061,317173,189583,0,2569150,114050,26876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IPP MINNESOTA CHARTER SCHOOL</text:p>
          </table:table-cell>
          <table:table-cell office:value-type="float" office:value="4191" calcext:value-type="float">
            <text:p>4191</text:p>
          </table:table-cell>
          <table:table-cell table:formula="of:=VLOOKUP([.B452];[$Sheet2.A445:.C1001];2)" office:value-type="float" office:value="481" calcext:value-type="float">
            <text:p>481</text:p>
          </table:table-cell>
          <table:table-cell office:value-type="float" office:value="563" calcext:value-type="float">
            <text:p>563</text:p>
          </table:table-cell>
          <table:table-cell office:value-type="float" office:value="1376687" calcext:value-type="float">
            <text:p>1,376,687</text:p>
          </table:table-cell>
          <table:table-cell office:value-type="float" office:value="1494079" calcext:value-type="float">
            <text:p>1,494,079</text:p>
          </table:table-cell>
          <table:table-cell office:value-type="float" office:value="3213422" calcext:value-type="float">
            <text:p>3,213,422</text:p>
          </table:table-cell>
          <table:table-cell office:value-type="float" office:value="0" calcext:value-type="float">
            <text:p>0</text:p>
          </table:table-cell>
          <table:table-cell office:value-type="float" office:value="3033406" calcext:value-type="float">
            <text:p>3,033,406</text:p>
          </table:table-cell>
          <table:table-cell office:value-type="float" office:value="27622" calcext:value-type="float">
            <text:p>27,622</text:p>
          </table:table-cell>
          <table:table-cell office:value-type="float" office:value="604565" calcext:value-type="float">
            <text:p>604,565</text:p>
          </table:table-cell>
          <table:table-cell office:value-type="float" office:value="156983" calcext:value-type="float">
            <text:p>156,983</text:p>
          </table:table-cell>
          <table:table-cell office:value-type="float" office:value="695098" calcext:value-type="float">
            <text:p>695,098</text:p>
          </table:table-cell>
          <table:table-cell office:value-type="float" office:value="1556905" calcext:value-type="float">
            <text:p>1,556,905</text:p>
          </table:table-cell>
          <table:table-cell office:value-type="float" office:value="12158769" calcext:value-type="float">
            <text:p>12,158,769</text:p>
          </table:table-cell>
          <table:table-cell office:value-type="float" office:value="1344103" calcext:value-type="float">
            <text:p>1,344,103</text:p>
          </table:table-cell>
          <table:table-cell office:value-type="float" office:value="8000" calcext:value-type="float">
            <text:p>8,000</text:p>
          </table:table-cell>
          <table:table-cell office:value-type="float" office:value="1352102" calcext:value-type="float">
            <text:p>1,352,102</text:p>
          </table:table-cell>
          <table:table-cell office:value-type="float" office:value="13510872" calcext:value-type="float">
            <text:p>13,510,872</text:p>
          </table:table-cell>
          <table:table-cell office:value-type="float" office:value="528138" calcext:value-type="float">
            <text:p>528,1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52];&quot;,&quot;;[.E452];&quot;,&quot;;[.F452];&quot;,&quot;;[.G452];&quot;,&quot;;[.H452];&quot;,&quot;;[.I452];&quot;,&quot;;[.J452];&quot;,&quot;;[.K452];&quot;,&quot;;[.L452];&quot;,&quot;;[.M452];&quot;,&quot;;[.N452];&quot;,&quot;;[.P452];&quot;,&quot;;[.Q452];&quot;,&quot;;[.S452];&quot;,&quot;;[.T452];&quot;,&quot;;[.U452];&quot;,&quot;;[.V452];&quot;,&quot;;[.W452];&quot;,&quot;;[.X45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1,1376687,1494079,3213422,0,3033406,27622,604565,156983,695098,1556905,1344103,8000,13510872,528138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1,1376687,1494079,3213422,0,3033406,27622,604565,156983,695098,1556905,1344103,8000,13510872,528138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EST ACADEMY</text:p>
          </table:table-cell>
          <table:table-cell office:value-type="float" office:value="4192" calcext:value-type="float">
            <text:p>4192</text:p>
          </table:table-cell>
          <table:table-cell table:formula="of:=VLOOKUP([.B453];[$Sheet2.A446:.C1002];2)" office:value-type="float" office:value="482" calcext:value-type="float">
            <text:p>482</text:p>
          </table:table-cell>
          <table:table-cell office:value-type="float" office:value="628" calcext:value-type="float">
            <text:p>628</text:p>
          </table:table-cell>
          <table:table-cell office:value-type="float" office:value="1779939" calcext:value-type="float">
            <text:p>1,779,939</text:p>
          </table:table-cell>
          <table:table-cell office:value-type="float" office:value="450927" calcext:value-type="float">
            <text:p>450,927</text:p>
          </table:table-cell>
          <table:table-cell office:value-type="float" office:value="4540500" calcext:value-type="float">
            <text:p>4,540,500</text:p>
          </table:table-cell>
          <table:table-cell office:value-type="float" office:value="0" calcext:value-type="float">
            <text:p>0</text:p>
          </table:table-cell>
          <table:table-cell office:value-type="float" office:value="4709333" calcext:value-type="float">
            <text:p>4,709,333</text:p>
          </table:table-cell>
          <table:table-cell office:value-type="float" office:value="0" calcext:value-type="float">
            <text:p>0</text:p>
          </table:table-cell>
          <table:table-cell office:value-type="float" office:value="206676" calcext:value-type="float">
            <text:p>206,676</text:p>
          </table:table-cell>
          <table:table-cell office:value-type="float" office:value="44252" calcext:value-type="float">
            <text:p>44,252</text:p>
          </table:table-cell>
          <table:table-cell office:value-type="float" office:value="1757193" calcext:value-type="float">
            <text:p>1,757,193</text:p>
          </table:table-cell>
          <table:table-cell office:value-type="float" office:value="1686071" calcext:value-type="float">
            <text:p>1,686,071</text:p>
          </table:table-cell>
          <table:table-cell office:value-type="float" office:value="15174890" calcext:value-type="float">
            <text:p>15,174,890</text:p>
          </table:table-cell>
          <table:table-cell office:value-type="float" office:value="1626466" calcext:value-type="float">
            <text:p>1,626,466</text:p>
          </table:table-cell>
          <table:table-cell office:value-type="float" office:value="0" calcext:value-type="float">
            <text:p>0</text:p>
          </table:table-cell>
          <table:table-cell office:value-type="float" office:value="1626466" calcext:value-type="float">
            <text:p>1,626,466</text:p>
          </table:table-cell>
          <table:table-cell office:value-type="float" office:value="16801357" calcext:value-type="float">
            <text:p>16,801,357</text:p>
          </table:table-cell>
          <table:table-cell office:value-type="float" office:value="256866" calcext:value-type="float">
            <text:p>256,8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53];&quot;,&quot;;[.E453];&quot;,&quot;;[.F453];&quot;,&quot;;[.G453];&quot;,&quot;;[.H453];&quot;,&quot;;[.I453];&quot;,&quot;;[.J453];&quot;,&quot;;[.K453];&quot;,&quot;;[.L453];&quot;,&quot;;[.M453];&quot;,&quot;;[.N453];&quot;,&quot;;[.P453];&quot;,&quot;;[.Q453];&quot;,&quot;;[.S453];&quot;,&quot;;[.T453];&quot;,&quot;;[.U453];&quot;,&quot;;[.V453];&quot;,&quot;;[.W453];&quot;,&quot;;[.X45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2,1779939,450927,4540500,0,4709333,0,206676,44252,1757193,1686071,1626466,0,16801357,25686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2,1779939,450927,4540500,0,4709333,0,206676,44252,1757193,1686071,1626466,0,16801357,25686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LLEGE PREPARATORY ELEMENTARY</text:p>
          </table:table-cell>
          <table:table-cell office:value-type="float" office:value="4193" calcext:value-type="float">
            <text:p>4193</text:p>
          </table:table-cell>
          <table:table-cell table:formula="of:=VLOOKUP([.B454];[$Sheet2.A447:.C1003];2)" office:value-type="float" office:value="483" calcext:value-type="float">
            <text:p>483</text:p>
          </table:table-cell>
          <table:table-cell office:value-type="float" office:value="175" calcext:value-type="float">
            <text:p>175</text:p>
          </table:table-cell>
          <table:table-cell office:value-type="float" office:value="623445" calcext:value-type="float">
            <text:p>623,445</text:p>
          </table:table-cell>
          <table:table-cell office:value-type="float" office:value="23315" calcext:value-type="float">
            <text:p>23,315</text:p>
          </table:table-cell>
          <table:table-cell office:value-type="float" office:value="1570003" calcext:value-type="float">
            <text:p>1,570,003</text:p>
          </table:table-cell>
          <table:table-cell office:value-type="float" office:value="0" calcext:value-type="float">
            <text:p>0</text:p>
          </table:table-cell>
          <table:table-cell office:value-type="float" office:value="354350" calcext:value-type="float">
            <text:p>354,350</text:p>
          </table:table-cell>
          <table:table-cell office:value-type="float" office:value="0" calcext:value-type="float">
            <text:p>0</text:p>
          </table:table-cell>
          <table:table-cell office:value-type="float" office:value="67741" calcext:value-type="float">
            <text:p>67,741</text:p>
          </table:table-cell>
          <table:table-cell office:value-type="float" office:value="50666" calcext:value-type="float">
            <text:p>50,666</text:p>
          </table:table-cell>
          <table:table-cell office:value-type="float" office:value="301057" calcext:value-type="float">
            <text:p>301,057</text:p>
          </table:table-cell>
          <table:table-cell office:value-type="float" office:value="329420" calcext:value-type="float">
            <text:p>329,420</text:p>
          </table:table-cell>
          <table:table-cell office:value-type="float" office:value="3319998" calcext:value-type="float">
            <text:p>3,319,998</text:p>
          </table:table-cell>
          <table:table-cell office:value-type="float" office:value="576774" calcext:value-type="float">
            <text:p>576,774</text:p>
          </table:table-cell>
          <table:table-cell office:value-type="float" office:value="0" calcext:value-type="float">
            <text:p>0</text:p>
          </table:table-cell>
          <table:table-cell office:value-type="float" office:value="576774" calcext:value-type="float">
            <text:p>576,774</text:p>
          </table:table-cell>
          <table:table-cell office:value-type="float" office:value="3896773" calcext:value-type="float">
            <text:p>3,896,773</text:p>
          </table:table-cell>
          <table:table-cell office:value-type="float" office:value="219906" calcext:value-type="float">
            <text:p>219,9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54];&quot;,&quot;;[.E454];&quot;,&quot;;[.F454];&quot;,&quot;;[.G454];&quot;,&quot;;[.H454];&quot;,&quot;;[.I454];&quot;,&quot;;[.J454];&quot;,&quot;;[.K454];&quot;,&quot;;[.L454];&quot;,&quot;;[.M454];&quot;,&quot;;[.N454];&quot;,&quot;;[.P454];&quot;,&quot;;[.Q454];&quot;,&quot;;[.S454];&quot;,&quot;;[.T454];&quot;,&quot;;[.U454];&quot;,&quot;;[.V454];&quot;,&quot;;[.W454];&quot;,&quot;;[.X45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3,623445,23315,1570003,0,354350,0,67741,50666,301057,329420,576774,0,3896773,21990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3,623445,23315,1570003,0,354350,0,67741,50666,301057,329420,576774,0,3896773,21990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ANNON RIVER STEM SCHOOL</text:p>
          </table:table-cell>
          <table:table-cell office:value-type="float" office:value="4194" calcext:value-type="float">
            <text:p>4194</text:p>
          </table:table-cell>
          <table:table-cell table:formula="of:=VLOOKUP([.B455];[$Sheet2.A448:.C1004];2)" office:value-type="float" office:value="484" calcext:value-type="float">
            <text:p>484</text:p>
          </table:table-cell>
          <table:table-cell office:value-type="float" office:value="270" calcext:value-type="float">
            <text:p>270</text:p>
          </table:table-cell>
          <table:table-cell office:value-type="float" office:value="526992" calcext:value-type="float">
            <text:p>526,992</text:p>
          </table:table-cell>
          <table:table-cell office:value-type="float" office:value="0" calcext:value-type="float">
            <text:p>0</text:p>
          </table:table-cell>
          <table:table-cell office:value-type="float" office:value="2104385" calcext:value-type="float">
            <text:p>2,104,385</text:p>
          </table:table-cell>
          <table:table-cell office:value-type="float" office:value="0" calcext:value-type="float">
            <text:p>0</text:p>
          </table:table-cell>
          <table:table-cell office:value-type="float" office:value="838292" calcext:value-type="float">
            <text:p>838,292</text:p>
          </table:table-cell>
          <table:table-cell office:value-type="float" office:value="0" calcext:value-type="float">
            <text:p>0</text:p>
          </table:table-cell>
          <table:table-cell office:value-type="float" office:value="112459" calcext:value-type="float">
            <text:p>112,459</text:p>
          </table:table-cell>
          <table:table-cell office:value-type="float" office:value="61913" calcext:value-type="float">
            <text:p>61,913</text:p>
          </table:table-cell>
          <table:table-cell office:value-type="float" office:value="164060" calcext:value-type="float">
            <text:p>164,060</text:p>
          </table:table-cell>
          <table:table-cell office:value-type="float" office:value="34786" calcext:value-type="float">
            <text:p>34,786</text:p>
          </table:table-cell>
          <table:table-cell office:value-type="float" office:value="3842888" calcext:value-type="float">
            <text:p>3,842,888</text:p>
          </table:table-cell>
          <table:table-cell office:value-type="float" office:value="603880" calcext:value-type="float">
            <text:p>603,880</text:p>
          </table:table-cell>
          <table:table-cell office:value-type="float" office:value="0" calcext:value-type="float">
            <text:p>0</text:p>
          </table:table-cell>
          <table:table-cell office:value-type="float" office:value="603880" calcext:value-type="float">
            <text:p>603,880</text:p>
          </table:table-cell>
          <table:table-cell office:value-type="float" office:value="4446768" calcext:value-type="float">
            <text:p>4,446,768</text:p>
          </table:table-cell>
          <table:table-cell office:value-type="float" office:value="176522" calcext:value-type="float">
            <text:p>176,522</text:p>
          </table:table-cell>
          <table:table-cell office:value-type="float" office:value="-391" calcext:value-type="float">
            <text:p>-39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55];&quot;,&quot;;[.E455];&quot;,&quot;;[.F455];&quot;,&quot;;[.G455];&quot;,&quot;;[.H455];&quot;,&quot;;[.I455];&quot;,&quot;;[.J455];&quot;,&quot;;[.K455];&quot;,&quot;;[.L455];&quot;,&quot;;[.M455];&quot;,&quot;;[.N455];&quot;,&quot;;[.P455];&quot;,&quot;;[.Q455];&quot;,&quot;;[.S455];&quot;,&quot;;[.T455];&quot;,&quot;;[.U455];&quot;,&quot;;[.V455];&quot;,&quot;;[.W455];&quot;,&quot;;[.X45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4,526992,0,2104385,0,838292,0,112459,61913,164060,34786,603880,0,4446768,176522,-391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4,526992,0,2104385,0,838292,0,112459,61913,164060,34786,603880,0,4446768,176522,-391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SHKI OGIMAAG CHARTER SCHOOL</text:p>
          </table:table-cell>
          <table:table-cell office:value-type="float" office:value="4195" calcext:value-type="float">
            <text:p>4195</text:p>
          </table:table-cell>
          <table:table-cell table:formula="of:=VLOOKUP([.B456];[$Sheet2.A449:.C1005];2)" office:value-type="float" office:value="485" calcext:value-type="float">
            <text:p>485</text:p>
          </table:table-cell>
          <table:table-cell office:value-type="float" office:value="29" calcext:value-type="float">
            <text:p>29</text:p>
          </table:table-cell>
          <table:table-cell office:value-type="float" office:value="150962" calcext:value-type="float">
            <text:p>150,962</text:p>
          </table:table-cell>
          <table:table-cell office:value-type="float" office:value="0" calcext:value-type="float">
            <text:p>0</text:p>
          </table:table-cell>
          <table:table-cell office:value-type="float" office:value="311099" calcext:value-type="float">
            <text:p>311,099</text:p>
          </table:table-cell>
          <table:table-cell office:value-type="float" office:value="0" calcext:value-type="float">
            <text:p>0</text:p>
          </table:table-cell>
          <table:table-cell office:value-type="float" office:value="122299" calcext:value-type="float">
            <text:p>122,299</text:p>
          </table:table-cell>
          <table:table-cell office:value-type="float" office:value="0" calcext:value-type="float">
            <text:p>0</text:p>
          </table:table-cell>
          <table:table-cell office:value-type="float" office:value="4212" calcext:value-type="float">
            <text:p>4,212</text:p>
          </table:table-cell>
          <table:table-cell office:value-type="float" office:value="38222" calcext:value-type="float">
            <text:p>38,222</text:p>
          </table:table-cell>
          <table:table-cell office:value-type="float" office:value="78722" calcext:value-type="float">
            <text:p>78,722</text:p>
          </table:table-cell>
          <table:table-cell office:value-type="float" office:value="18587" calcext:value-type="float">
            <text:p>18,587</text:p>
          </table:table-cell>
          <table:table-cell office:value-type="float" office:value="724103" calcext:value-type="float">
            <text:p>724,103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724792" calcext:value-type="float">
            <text:p>724,792</text:p>
          </table:table-cell>
          <table:table-cell office:value-type="float" office:value="50354" calcext:value-type="float">
            <text:p>50,3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56];&quot;,&quot;;[.E456];&quot;,&quot;;[.F456];&quot;,&quot;;[.G456];&quot;,&quot;;[.H456];&quot;,&quot;;[.I456];&quot;,&quot;;[.J456];&quot;,&quot;;[.K456];&quot;,&quot;;[.L456];&quot;,&quot;;[.M456];&quot;,&quot;;[.N456];&quot;,&quot;;[.P456];&quot;,&quot;;[.Q456];&quot;,&quot;;[.S456];&quot;,&quot;;[.T456];&quot;,&quot;;[.U456];&quot;,&quot;;[.V456];&quot;,&quot;;[.W456];&quot;,&quot;;[.X45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5,150962,0,311099,0,122299,0,4212,38222,78722,18587,689,0,724792,50354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5,150962,0,311099,0,122299,0,4212,38222,78722,18587,689,0,724792,50354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covery Woods</text:p>
          </table:table-cell>
          <table:table-cell office:value-type="float" office:value="4198" calcext:value-type="float">
            <text:p>4198</text:p>
          </table:table-cell>
          <table:table-cell table:formula="of:=VLOOKUP([.B457];[$Sheet2.A450:.C1006];2)" office:value-type="float" office:value="487" calcext:value-type="float">
            <text:p>487</text:p>
          </table:table-cell>
          <table:table-cell office:value-type="float" office:value="103" calcext:value-type="float">
            <text:p>103</text:p>
          </table:table-cell>
          <table:table-cell office:value-type="float" office:value="218885" calcext:value-type="float">
            <text:p>218,885</text:p>
          </table:table-cell>
          <table:table-cell office:value-type="float" office:value="26799" calcext:value-type="float">
            <text:p>26,799</text:p>
          </table:table-cell>
          <table:table-cell office:value-type="float" office:value="464493" calcext:value-type="float">
            <text:p>464,493</text:p>
          </table:table-cell>
          <table:table-cell office:value-type="float" office:value="0" calcext:value-type="float">
            <text:p>0</text:p>
          </table:table-cell>
          <table:table-cell office:value-type="float" office:value="238046" calcext:value-type="float">
            <text:p>238,046</text:p>
          </table:table-cell>
          <table:table-cell office:value-type="float" office:value="0" calcext:value-type="float">
            <text:p>0</text:p>
          </table:table-cell>
          <table:table-cell office:value-type="float" office:value="27977" calcext:value-type="float">
            <text:p>27,977</text:p>
          </table:table-cell>
          <table:table-cell office:value-type="float" office:value="8803" calcext:value-type="float">
            <text:p>8,803</text:p>
          </table:table-cell>
          <table:table-cell office:value-type="float" office:value="182302" calcext:value-type="float">
            <text:p>182,302</text:p>
          </table:table-cell>
          <table:table-cell office:value-type="float" office:value="1943" calcext:value-type="float">
            <text:p>1,943</text:p>
          </table:table-cell>
          <table:table-cell office:value-type="float" office:value="1169247" calcext:value-type="float">
            <text:p>1,169,247</text:p>
          </table:table-cell>
          <table:table-cell office:value-type="float" office:value="187079" calcext:value-type="float">
            <text:p>187,079</text:p>
          </table:table-cell>
          <table:table-cell office:value-type="float" office:value="0" calcext:value-type="float">
            <text:p>0</text:p>
          </table:table-cell>
          <table:table-cell office:value-type="float" office:value="187078" calcext:value-type="float">
            <text:p>187,078</text:p>
          </table:table-cell>
          <table:table-cell office:value-type="float" office:value="1356325" calcext:value-type="float">
            <text:p>1,356,325</text:p>
          </table:table-cell>
          <table:table-cell office:value-type="float" office:value="0" calcext:value-type="float">
            <text:p>0</text:p>
          </table:table-cell>
          <table:table-cell office:value-type="float" office:value="63848" calcext:value-type="float">
            <text:p>63,8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57];&quot;,&quot;;[.E457];&quot;,&quot;;[.F457];&quot;,&quot;;[.G457];&quot;,&quot;;[.H457];&quot;,&quot;;[.I457];&quot;,&quot;;[.J457];&quot;,&quot;;[.K457];&quot;,&quot;;[.L457];&quot;,&quot;;[.M457];&quot;,&quot;;[.N457];&quot;,&quot;;[.P457];&quot;,&quot;;[.Q457];&quot;,&quot;;[.S457];&quot;,&quot;;[.T457];&quot;,&quot;;[.U457];&quot;,&quot;;[.V457];&quot;,&quot;;[.W457];&quot;,&quot;;[.X45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7,218885,26799,464493,0,238046,0,27977,8803,182302,1943,187079,0,1356325,0,63848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7,218885,26799,464493,0,238046,0,27977,8803,182302,1943,187079,0,1356325,0,63848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ARNASSUS PREPARATORY CHARTER SCH</text:p>
          </table:table-cell>
          <table:table-cell office:value-type="float" office:value="4199" calcext:value-type="float">
            <text:p>4199</text:p>
          </table:table-cell>
          <table:table-cell table:formula="of:=VLOOKUP([.B458];[$Sheet2.A451:.C1007];2)" office:value-type="float" office:value="488" calcext:value-type="float">
            <text:p>488</text:p>
          </table:table-cell>
          <table:table-cell office:value-type="float" office:value="1320" calcext:value-type="float">
            <text:p>1,320</text:p>
          </table:table-cell>
          <table:table-cell office:value-type="float" office:value="1046222" calcext:value-type="float">
            <text:p>1,046,222</text:p>
          </table:table-cell>
          <table:table-cell office:value-type="float" office:value="480497" calcext:value-type="float">
            <text:p>480,497</text:p>
          </table:table-cell>
          <table:table-cell office:value-type="float" office:value="6457632" calcext:value-type="float">
            <text:p>6,457,632</text:p>
          </table:table-cell>
          <table:table-cell office:value-type="float" office:value="0" calcext:value-type="float">
            <text:p>0</text:p>
          </table:table-cell>
          <table:table-cell office:value-type="float" office:value="1499376" calcext:value-type="float">
            <text:p>1,499,376</text:p>
          </table:table-cell>
          <table:table-cell office:value-type="float" office:value="205717" calcext:value-type="float">
            <text:p>205,717</text:p>
          </table:table-cell>
          <table:table-cell office:value-type="float" office:value="647032" calcext:value-type="float">
            <text:p>647,032</text:p>
          </table:table-cell>
          <table:table-cell office:value-type="float" office:value="230349" calcext:value-type="float">
            <text:p>230,349</text:p>
          </table:table-cell>
          <table:table-cell office:value-type="float" office:value="928926" calcext:value-type="float">
            <text:p>928,926</text:p>
          </table:table-cell>
          <table:table-cell office:value-type="float" office:value="845888" calcext:value-type="float">
            <text:p>845,888</text:p>
          </table:table-cell>
          <table:table-cell office:value-type="float" office:value="12341638" calcext:value-type="float">
            <text:p>12,341,638</text:p>
          </table:table-cell>
          <table:table-cell office:value-type="float" office:value="2726000" calcext:value-type="float">
            <text:p>2,726,000</text:p>
          </table:table-cell>
          <table:table-cell office:value-type="float" office:value="0" calcext:value-type="float">
            <text:p>0</text:p>
          </table:table-cell>
          <table:table-cell office:value-type="float" office:value="2726000" calcext:value-type="float">
            <text:p>2,726,000</text:p>
          </table:table-cell>
          <table:table-cell office:value-type="float" office:value="15067639" calcext:value-type="float">
            <text:p>15,067,639</text:p>
          </table:table-cell>
          <table:table-cell office:value-type="float" office:value="783351" calcext:value-type="float">
            <text:p>783,351</text:p>
          </table:table-cell>
          <table:table-cell office:value-type="float" office:value="80894" calcext:value-type="float">
            <text:p>80,89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58];&quot;,&quot;;[.E458];&quot;,&quot;;[.F458];&quot;,&quot;;[.G458];&quot;,&quot;;[.H458];&quot;,&quot;;[.I458];&quot;,&quot;;[.J458];&quot;,&quot;;[.K458];&quot;,&quot;;[.L458];&quot;,&quot;;[.M458];&quot;,&quot;;[.N458];&quot;,&quot;;[.P458];&quot;,&quot;;[.Q458];&quot;,&quot;;[.S458];&quot;,&quot;;[.T458];&quot;,&quot;;[.U458];&quot;,&quot;;[.V458];&quot;,&quot;;[.W458];&quot;,&quot;;[.X45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8,1046222,480497,6457632,0,1499376,205717,647032,230349,928926,845888,2726000,0,15067639,783351,80894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8,1046222,480497,6457632,0,1499376,205717,647032,230349,928926,845888,2726000,0,15067639,783351,80894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EP ACADEMY CHARTER SCHOOL</text:p>
          </table:table-cell>
          <table:table-cell office:value-type="float" office:value="4200" calcext:value-type="float">
            <text:p>4200</text:p>
          </table:table-cell>
          <table:table-cell table:formula="of:=VLOOKUP([.B459];[$Sheet2.A452:.C1008];2)" office:value-type="float" office:value="489" calcext:value-type="float">
            <text:p>489</text:p>
          </table:table-cell>
          <table:table-cell office:value-type="float" office:value="564" calcext:value-type="float">
            <text:p>564</text:p>
          </table:table-cell>
          <table:table-cell office:value-type="float" office:value="852036" calcext:value-type="float">
            <text:p>852,036</text:p>
          </table:table-cell>
          <table:table-cell office:value-type="float" office:value="430352" calcext:value-type="float">
            <text:p>430,352</text:p>
          </table:table-cell>
          <table:table-cell office:value-type="float" office:value="3728784" calcext:value-type="float">
            <text:p>3,728,784</text:p>
          </table:table-cell>
          <table:table-cell office:value-type="float" office:value="0" calcext:value-type="float">
            <text:p>0</text:p>
          </table:table-cell>
          <table:table-cell office:value-type="float" office:value="796907" calcext:value-type="float">
            <text:p>796,907</text:p>
          </table:table-cell>
          <table:table-cell office:value-type="float" office:value="362" calcext:value-type="float">
            <text:p>362</text:p>
          </table:table-cell>
          <table:table-cell office:value-type="float" office:value="302845" calcext:value-type="float">
            <text:p>302,845</text:p>
          </table:table-cell>
          <table:table-cell office:value-type="float" office:value="188154" calcext:value-type="float">
            <text:p>188,154</text:p>
          </table:table-cell>
          <table:table-cell office:value-type="float" office:value="393319" calcext:value-type="float">
            <text:p>393,319</text:p>
          </table:table-cell>
          <table:table-cell office:value-type="float" office:value="1621472" calcext:value-type="float">
            <text:p>1,621,472</text:p>
          </table:table-cell>
          <table:table-cell office:value-type="float" office:value="8314232" calcext:value-type="float">
            <text:p>8,314,232</text:p>
          </table:table-cell>
          <table:table-cell office:value-type="float" office:value="1022256" calcext:value-type="float">
            <text:p>1,022,256</text:p>
          </table:table-cell>
          <table:table-cell office:value-type="float" office:value="0" calcext:value-type="float">
            <text:p>0</text:p>
          </table:table-cell>
          <table:table-cell office:value-type="float" office:value="1022256" calcext:value-type="float">
            <text:p>1,022,256</text:p>
          </table:table-cell>
          <table:table-cell office:value-type="float" office:value="9336488" calcext:value-type="float">
            <text:p>9,336,488</text:p>
          </table:table-cell>
          <table:table-cell office:value-type="float" office:value="437636" calcext:value-type="float">
            <text:p>437,6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59];&quot;,&quot;;[.E459];&quot;,&quot;;[.F459];&quot;,&quot;;[.G459];&quot;,&quot;;[.H459];&quot;,&quot;;[.I459];&quot;,&quot;;[.J459];&quot;,&quot;;[.K459];&quot;,&quot;;[.L459];&quot;,&quot;;[.M459];&quot;,&quot;;[.N459];&quot;,&quot;;[.P459];&quot;,&quot;;[.Q459];&quot;,&quot;;[.S459];&quot;,&quot;;[.T459];&quot;,&quot;;[.U459];&quot;,&quot;;[.V459];&quot;,&quot;;[.W459];&quot;,&quot;;[.X45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9,852036,430352,3728784,0,796907,362,302845,188154,393319,1621472,1022256,0,9336488,43763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89,852036,430352,3728784,0,796907,362,302845,188154,393319,1621472,1022256,0,9336488,43763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ORNERSTONE MONTESSORI ELEMENTARY</text:p>
          </table:table-cell>
          <table:table-cell office:value-type="float" office:value="4201" calcext:value-type="float">
            <text:p>4201</text:p>
          </table:table-cell>
          <table:table-cell table:formula="of:=VLOOKUP([.B460];[$Sheet2.A453:.C1009];2)" office:value-type="float" office:value="490" calcext:value-type="float">
            <text:p>490</text:p>
          </table:table-cell>
          <table:table-cell office:value-type="float" office:value="137" calcext:value-type="float">
            <text:p>137</text:p>
          </table:table-cell>
          <table:table-cell office:value-type="float" office:value="311951" calcext:value-type="float">
            <text:p>311,951</text:p>
          </table:table-cell>
          <table:table-cell office:value-type="float" office:value="41044" calcext:value-type="float">
            <text:p>41,044</text:p>
          </table:table-cell>
          <table:table-cell office:value-type="float" office:value="669665" calcext:value-type="float">
            <text:p>669,665</text:p>
          </table:table-cell>
          <table:table-cell office:value-type="float" office:value="0" calcext:value-type="float">
            <text:p>0</text:p>
          </table:table-cell>
          <table:table-cell office:value-type="float" office:value="799869" calcext:value-type="float">
            <text:p>799,869</text:p>
          </table:table-cell>
          <table:table-cell office:value-type="float" office:value="0" calcext:value-type="float">
            <text:p>0</text:p>
          </table:table-cell>
          <table:table-cell office:value-type="float" office:value="22487" calcext:value-type="float">
            <text:p>22,487</text:p>
          </table:table-cell>
          <table:table-cell office:value-type="float" office:value="41060" calcext:value-type="float">
            <text:p>41,060</text:p>
          </table:table-cell>
          <table:table-cell office:value-type="float" office:value="79461" calcext:value-type="float">
            <text:p>79,461</text:p>
          </table:table-cell>
          <table:table-cell office:value-type="float" office:value="240851" calcext:value-type="float">
            <text:p>240,851</text:p>
          </table:table-cell>
          <table:table-cell office:value-type="float" office:value="2206389" calcext:value-type="float">
            <text:p>2,206,3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020" calcext:value-type="float">
            <text:p>200,020</text:p>
          </table:table-cell>
          <table:table-cell office:value-type="float" office:value="2406409" calcext:value-type="float">
            <text:p>2,406,409</text:p>
          </table:table-cell>
          <table:table-cell office:value-type="float" office:value="116968" calcext:value-type="float">
            <text:p>116,9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60];&quot;,&quot;;[.E460];&quot;,&quot;;[.F460];&quot;,&quot;;[.G460];&quot;,&quot;;[.H460];&quot;,&quot;;[.I460];&quot;,&quot;;[.J460];&quot;,&quot;;[.K460];&quot;,&quot;;[.L460];&quot;,&quot;;[.M460];&quot;,&quot;;[.N460];&quot;,&quot;;[.P460];&quot;,&quot;;[.Q460];&quot;,&quot;;[.S460];&quot;,&quot;;[.T460];&quot;,&quot;;[.U460];&quot;,&quot;;[.V460];&quot;,&quot;;[.W460];&quot;,&quot;;[.X46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0,311951,41044,669665,0,799869,0,22487,41060,79461,240851,0,200020,2406409,116968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0,311951,41044,669665,0,799869,0,22487,41060,79461,240851,0,200020,2406409,116968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CHESTER STEM ACADEMY</text:p>
          </table:table-cell>
          <table:table-cell office:value-type="float" office:value="4204" calcext:value-type="float">
            <text:p>4204</text:p>
          </table:table-cell>
          <table:table-cell table:formula="of:=VLOOKUP([.B461];[$Sheet2.A454:.C1010];2)" office:value-type="float" office:value="493" calcext:value-type="float">
            <text:p>493</text:p>
          </table:table-cell>
          <table:table-cell office:value-type="float" office:value="118" calcext:value-type="float">
            <text:p>118</text:p>
          </table:table-cell>
          <table:table-cell office:value-type="float" office:value="349576" calcext:value-type="float">
            <text:p>349,576</text:p>
          </table:table-cell>
          <table:table-cell office:value-type="float" office:value="119545" calcext:value-type="float">
            <text:p>119,545</text:p>
          </table:table-cell>
          <table:table-cell office:value-type="float" office:value="799136" calcext:value-type="float">
            <text:p>799,136</text:p>
          </table:table-cell>
          <table:table-cell office:value-type="float" office:value="0" calcext:value-type="float">
            <text:p>0</text:p>
          </table:table-cell>
          <table:table-cell office:value-type="float" office:value="410521" calcext:value-type="float">
            <text:p>410,521</text:p>
          </table:table-cell>
          <table:table-cell office:value-type="float" office:value="0" calcext:value-type="float">
            <text:p>0</text:p>
          </table:table-cell>
          <table:table-cell office:value-type="float" office:value="7005" calcext:value-type="float">
            <text:p>7,005</text:p>
          </table:table-cell>
          <table:table-cell office:value-type="float" office:value="7018" calcext:value-type="float">
            <text:p>7,018</text:p>
          </table:table-cell>
          <table:table-cell office:value-type="float" office:value="98550" calcext:value-type="float">
            <text:p>98,550</text:p>
          </table:table-cell>
          <table:table-cell office:value-type="float" office:value="63394" calcext:value-type="float">
            <text:p>63,394</text:p>
          </table:table-cell>
          <table:table-cell office:value-type="float" office:value="1854745" calcext:value-type="float">
            <text:p>1,854,745</text:p>
          </table:table-cell>
          <table:table-cell office:value-type="float" office:value="354276" calcext:value-type="float">
            <text:p>354,276</text:p>
          </table:table-cell>
          <table:table-cell office:value-type="float" office:value="0" calcext:value-type="float">
            <text:p>0</text:p>
          </table:table-cell>
          <table:table-cell office:value-type="float" office:value="354276" calcext:value-type="float">
            <text:p>354,276</text:p>
          </table:table-cell>
          <table:table-cell office:value-type="float" office:value="2209021" calcext:value-type="float">
            <text:p>2,209,021</text:p>
          </table:table-cell>
          <table:table-cell office:value-type="float" office:value="188308" calcext:value-type="float">
            <text:p>188,3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61];&quot;,&quot;;[.E461];&quot;,&quot;;[.F461];&quot;,&quot;;[.G461];&quot;,&quot;;[.H461];&quot;,&quot;;[.I461];&quot;,&quot;;[.J461];&quot;,&quot;;[.K461];&quot;,&quot;;[.L461];&quot;,&quot;;[.M461];&quot;,&quot;;[.N461];&quot;,&quot;;[.P461];&quot;,&quot;;[.Q461];&quot;,&quot;;[.S461];&quot;,&quot;;[.T461];&quot;,&quot;;[.U461];&quot;,&quot;;[.V461];&quot;,&quot;;[.W461];&quot;,&quot;;[.X46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3,349576,119545,799136,0,410521,0,7005,7018,98550,63394,354276,0,2209021,188308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3,349576,119545,799136,0,410521,0,7005,7018,98550,63394,354276,0,2209021,188308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ENNEPIN ELEMENTARY SCHOOL</text:p>
          </table:table-cell>
          <table:table-cell office:value-type="float" office:value="4205" calcext:value-type="float">
            <text:p>4205</text:p>
          </table:table-cell>
          <table:table-cell table:formula="of:=VLOOKUP([.B462];[$Sheet2.A455:.C1011];2)" office:value-type="float" office:value="494" calcext:value-type="float">
            <text:p>494</text:p>
          </table:table-cell>
          <table:table-cell office:value-type="float" office:value="370" calcext:value-type="float">
            <text:p>370</text:p>
          </table:table-cell>
          <table:table-cell office:value-type="float" office:value="221005" calcext:value-type="float">
            <text:p>221,005</text:p>
          </table:table-cell>
          <table:table-cell office:value-type="float" office:value="636363" calcext:value-type="float">
            <text:p>636,363</text:p>
          </table:table-cell>
          <table:table-cell office:value-type="float" office:value="1926598" calcext:value-type="float">
            <text:p>1,926,598</text:p>
          </table:table-cell>
          <table:table-cell office:value-type="float" office:value="0" calcext:value-type="float">
            <text:p>0</text:p>
          </table:table-cell>
          <table:table-cell office:value-type="float" office:value="1185307" calcext:value-type="float">
            <text:p>1,185,307</text:p>
          </table:table-cell>
          <table:table-cell office:value-type="float" office:value="11877" calcext:value-type="float">
            <text:p>11,877</text:p>
          </table:table-cell>
          <table:table-cell office:value-type="float" office:value="654396" calcext:value-type="float">
            <text:p>654,396</text:p>
          </table:table-cell>
          <table:table-cell office:value-type="float" office:value="149149" calcext:value-type="float">
            <text:p>149,149</text:p>
          </table:table-cell>
          <table:table-cell office:value-type="float" office:value="447813" calcext:value-type="float">
            <text:p>447,813</text:p>
          </table:table-cell>
          <table:table-cell office:value-type="float" office:value="964986" calcext:value-type="float">
            <text:p>964,986</text:p>
          </table:table-cell>
          <table:table-cell office:value-type="float" office:value="6197493" calcext:value-type="float">
            <text:p>6,197,493</text:p>
          </table:table-cell>
          <table:table-cell office:value-type="float" office:value="717761" calcext:value-type="float">
            <text:p>717,761</text:p>
          </table:table-cell>
          <table:table-cell office:value-type="float" office:value="0" calcext:value-type="float">
            <text:p>0</text:p>
          </table:table-cell>
          <table:table-cell office:value-type="float" office:value="717761" calcext:value-type="float">
            <text:p>717,761</text:p>
          </table:table-cell>
          <table:table-cell office:value-type="float" office:value="6915254" calcext:value-type="float">
            <text:p>6,915,254</text:p>
          </table:table-cell>
          <table:table-cell office:value-type="float" office:value="471977" calcext:value-type="float">
            <text:p>471,9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62];&quot;,&quot;;[.E462];&quot;,&quot;;[.F462];&quot;,&quot;;[.G462];&quot;,&quot;;[.H462];&quot;,&quot;;[.I462];&quot;,&quot;;[.J462];&quot;,&quot;;[.K462];&quot;,&quot;;[.L462];&quot;,&quot;;[.M462];&quot;,&quot;;[.N462];&quot;,&quot;;[.P462];&quot;,&quot;;[.Q462];&quot;,&quot;;[.S462];&quot;,&quot;;[.T462];&quot;,&quot;;[.U462];&quot;,&quot;;[.V462];&quot;,&quot;;[.W462];&quot;,&quot;;[.X46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4,221005,636363,1926598,0,1185307,11877,654396,149149,447813,964986,717761,0,6915254,471977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4,221005,636363,1926598,0,1185307,11877,654396,149149,447813,964986,717761,0,6915254,471977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Vermilion Country School</text:p>
          </table:table-cell>
          <table:table-cell office:value-type="float" office:value="4207" calcext:value-type="float">
            <text:p>4207</text:p>
          </table:table-cell>
          <table:table-cell table:formula="of:=VLOOKUP([.B463];[$Sheet2.A456:.C1012];2)" office:value-type="float" office:value="495" calcext:value-type="float">
            <text:p>495</text:p>
          </table:table-cell>
          <table:table-cell office:value-type="float" office:value="31" calcext:value-type="float">
            <text:p>31</text:p>
          </table:table-cell>
          <table:table-cell office:value-type="float" office:value="67501" calcext:value-type="float">
            <text:p>67,501</text:p>
          </table:table-cell>
          <table:table-cell office:value-type="float" office:value="57706" calcext:value-type="float">
            <text:p>57,706</text:p>
          </table:table-cell>
          <table:table-cell office:value-type="float" office:value="193232" calcext:value-type="float">
            <text:p>193,232</text:p>
          </table:table-cell>
          <table:table-cell office:value-type="float" office:value="0" calcext:value-type="float">
            <text:p>0</text:p>
          </table:table-cell>
          <table:table-cell office:value-type="float" office:value="143585" calcext:value-type="float">
            <text:p>143,585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26732" calcext:value-type="float">
            <text:p>26,732</text:p>
          </table:table-cell>
          <table:table-cell office:value-type="float" office:value="60112" calcext:value-type="float">
            <text:p>60,112</text:p>
          </table:table-cell>
          <table:table-cell office:value-type="float" office:value="69812" calcext:value-type="float">
            <text:p>69,812</text:p>
          </table:table-cell>
          <table:table-cell office:value-type="float" office:value="619322" calcext:value-type="float">
            <text:p>619,322</text:p>
          </table:table-cell>
          <table:table-cell office:value-type="float" office:value="77346" calcext:value-type="float">
            <text:p>77,346</text:p>
          </table:table-cell>
          <table:table-cell office:value-type="float" office:value="0" calcext:value-type="float">
            <text:p>0</text:p>
          </table:table-cell>
          <table:table-cell office:value-type="float" office:value="77346" calcext:value-type="float">
            <text:p>77,346</text:p>
          </table:table-cell>
          <table:table-cell office:value-type="float" office:value="696667" calcext:value-type="float">
            <text:p>696,667</text:p>
          </table:table-cell>
          <table:table-cell office:value-type="float" office:value="27759" calcext:value-type="float">
            <text:p>27,7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63];&quot;,&quot;;[.E463];&quot;,&quot;;[.F463];&quot;,&quot;;[.G463];&quot;,&quot;;[.H463];&quot;,&quot;;[.I463];&quot;,&quot;;[.J463];&quot;,&quot;;[.K463];&quot;,&quot;;[.L463];&quot;,&quot;;[.M463];&quot;,&quot;;[.N463];&quot;,&quot;;[.P463];&quot;,&quot;;[.Q463];&quot;,&quot;;[.S463];&quot;,&quot;;[.T463];&quot;,&quot;;[.U463];&quot;,&quot;;[.V463];&quot;,&quot;;[.W463];&quot;,&quot;;[.X46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5,67501,57706,193232,0,143585,0,641,26732,60112,69812,77346,0,696667,2775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5,67501,57706,193232,0,143585,0,641,26732,60112,69812,77346,0,696667,2775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ASHA SHKOLA CHARTER SCHOOL</text:p>
          </table:table-cell>
          <table:table-cell office:value-type="float" office:value="4208" calcext:value-type="float">
            <text:p>4208</text:p>
          </table:table-cell>
          <table:table-cell table:formula="of:=VLOOKUP([.B464];[$Sheet2.A457:.C1013];2)" office:value-type="float" office:value="496" calcext:value-type="float">
            <text:p>496</text:p>
          </table:table-cell>
          <table:table-cell office:value-type="float" office:value="134" calcext:value-type="float">
            <text:p>134</text:p>
          </table:table-cell>
          <table:table-cell office:value-type="float" office:value="148784" calcext:value-type="float">
            <text:p>148,784</text:p>
          </table:table-cell>
          <table:table-cell office:value-type="float" office:value="58899" calcext:value-type="float">
            <text:p>58,899</text:p>
          </table:table-cell>
          <table:table-cell office:value-type="float" office:value="738988" calcext:value-type="float">
            <text:p>738,988</text:p>
          </table:table-cell>
          <table:table-cell office:value-type="float" office:value="0" calcext:value-type="float">
            <text:p>0</text:p>
          </table:table-cell>
          <table:table-cell office:value-type="float" office:value="133137" calcext:value-type="float">
            <text:p>133,137</text:p>
          </table:table-cell>
          <table:table-cell office:value-type="float" office:value="0" calcext:value-type="float">
            <text:p>0</text:p>
          </table:table-cell>
          <table:table-cell office:value-type="float" office:value="26250" calcext:value-type="float">
            <text:p>26,250</text:p>
          </table:table-cell>
          <table:table-cell office:value-type="float" office:value="15634" calcext:value-type="float">
            <text:p>15,634</text:p>
          </table:table-cell>
          <table:table-cell office:value-type="float" office:value="100072" calcext:value-type="float">
            <text:p>100,072</text:p>
          </table:table-cell>
          <table:table-cell office:value-type="float" office:value="164675" calcext:value-type="float">
            <text:p>164,675</text:p>
          </table:table-cell>
          <table:table-cell office:value-type="float" office:value="1386437" calcext:value-type="float">
            <text:p>1,386,437</text:p>
          </table:table-cell>
          <table:table-cell office:value-type="float" office:value="253888" calcext:value-type="float">
            <text:p>253,888</text:p>
          </table:table-cell>
          <table:table-cell office:value-type="float" office:value="0" calcext:value-type="float">
            <text:p>0</text:p>
          </table:table-cell>
          <table:table-cell office:value-type="float" office:value="253888" calcext:value-type="float">
            <text:p>253,888</text:p>
          </table:table-cell>
          <table:table-cell office:value-type="float" office:value="1640325" calcext:value-type="float">
            <text:p>1,640,325</text:p>
          </table:table-cell>
          <table:table-cell office:value-type="float" office:value="62936" calcext:value-type="float">
            <text:p>62,9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64];&quot;,&quot;;[.E464];&quot;,&quot;;[.F464];&quot;,&quot;;[.G464];&quot;,&quot;;[.H464];&quot;,&quot;;[.I464];&quot;,&quot;;[.J464];&quot;,&quot;;[.K464];&quot;,&quot;;[.L464];&quot;,&quot;;[.M464];&quot;,&quot;;[.N464];&quot;,&quot;;[.P464];&quot;,&quot;;[.Q464];&quot;,&quot;;[.S464];&quot;,&quot;;[.T464];&quot;,&quot;;[.U464];&quot;,&quot;;[.V464];&quot;,&quot;;[.W464];&quot;,&quot;;[.X46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6,148784,58899,738988,0,133137,0,26250,15634,100072,164675,253888,0,1640325,6293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6,148784,58899,738988,0,133137,0,26250,15634,100072,164675,253888,0,1640325,6293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STERY SCHOOL</text:p>
          </table:table-cell>
          <table:table-cell office:value-type="float" office:value="4209" calcext:value-type="float">
            <text:p>4209</text:p>
          </table:table-cell>
          <table:table-cell table:formula="of:=VLOOKUP([.B465];[$Sheet2.A458:.C1014];2)" office:value-type="float" office:value="497" calcext:value-type="float">
            <text:p>497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formula="of:=CONCATENATE([.$Z$3];[.$Y$3];[.C465];&quot;,&quot;;[.E465];&quot;,&quot;;[.F465];&quot;,&quot;;[.G465];&quot;,&quot;;[.H465];&quot;,&quot;;[.I465];&quot;,&quot;;[.J465];&quot;,&quot;;[.K465];&quot;,&quot;;[.L465];&quot;,&quot;;[.M465];&quot;,&quot;;[.N465];&quot;,&quot;;[.P465];&quot;,&quot;;[.Q465];&quot;,&quot;;[.S465];&quot;,&quot;;[.T465];&quot;,&quot;;[.U465];&quot;,&quot;;[.V465];&quot;,&quot;;[.W465];&quot;,&quot;;[.X46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7,0,0,0,0,0,0,0,0,0,0,0,0,0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7,0,0,0,0,0,0,0,0,0,0,0,0,0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pper Mississippi Academy</text:p>
          </table:table-cell>
          <table:table-cell office:value-type="float" office:value="4210" calcext:value-type="float">
            <text:p>4210</text:p>
          </table:table-cell>
          <table:table-cell table:formula="of:=VLOOKUP([.B466];[$Sheet2.A459:.C1015];2)" office:value-type="float" office:value="498" calcext:value-type="float">
            <text:p>498</text:p>
          </table:table-cell>
          <table:table-cell office:value-type="float" office:value="244" calcext:value-type="float">
            <text:p>244</text:p>
          </table:table-cell>
          <table:table-cell office:value-type="float" office:value="461615" calcext:value-type="float">
            <text:p>461,615</text:p>
          </table:table-cell>
          <table:table-cell office:value-type="float" office:value="71210" calcext:value-type="float">
            <text:p>71,210</text:p>
          </table:table-cell>
          <table:table-cell office:value-type="float" office:value="1492763" calcext:value-type="float">
            <text:p>1,492,763</text:p>
          </table:table-cell>
          <table:table-cell office:value-type="float" office:value="0" calcext:value-type="float">
            <text:p>0</text:p>
          </table:table-cell>
          <table:table-cell office:value-type="float" office:value="1600372" calcext:value-type="float">
            <text:p>1,600,372</text:p>
          </table:table-cell>
          <table:table-cell office:value-type="float" office:value="8268" calcext:value-type="float">
            <text:p>8,268</text:p>
          </table:table-cell>
          <table:table-cell office:value-type="float" office:value="179731" calcext:value-type="float">
            <text:p>179,731</text:p>
          </table:table-cell>
          <table:table-cell office:value-type="float" office:value="77139" calcext:value-type="float">
            <text:p>77,139</text:p>
          </table:table-cell>
          <table:table-cell office:value-type="float" office:value="278090" calcext:value-type="float">
            <text:p>278,090</text:p>
          </table:table-cell>
          <table:table-cell office:value-type="float" office:value="357399" calcext:value-type="float">
            <text:p>357,399</text:p>
          </table:table-cell>
          <table:table-cell office:value-type="float" office:value="4526587" calcext:value-type="float">
            <text:p>4,526,587</text:p>
          </table:table-cell>
          <table:table-cell office:value-type="float" office:value="764247" calcext:value-type="float">
            <text:p>764,247</text:p>
          </table:table-cell>
          <table:table-cell office:value-type="float" office:value="0" calcext:value-type="float">
            <text:p>0</text:p>
          </table:table-cell>
          <table:table-cell office:value-type="float" office:value="764247" calcext:value-type="float">
            <text:p>764,247</text:p>
          </table:table-cell>
          <table:table-cell office:value-type="float" office:value="5290834" calcext:value-type="float">
            <text:p>5,290,834</text:p>
          </table:table-cell>
          <table:table-cell office:value-type="float" office:value="54529" calcext:value-type="float">
            <text:p>54,5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66];&quot;,&quot;;[.E466];&quot;,&quot;;[.F466];&quot;,&quot;;[.G466];&quot;,&quot;;[.H466];&quot;,&quot;;[.I466];&quot;,&quot;;[.J466];&quot;,&quot;;[.K466];&quot;,&quot;;[.L466];&quot;,&quot;;[.M466];&quot;,&quot;;[.N466];&quot;,&quot;;[.P466];&quot;,&quot;;[.Q466];&quot;,&quot;;[.S466];&quot;,&quot;;[.T466];&quot;,&quot;;[.U466];&quot;,&quot;;[.V466];&quot;,&quot;;[.W466];&quot;,&quot;;[.X46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8,461615,71210,1492763,0,1600372,8268,179731,77139,278090,357399,764247,0,5290834,5452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8,461615,71210,1492763,0,1600372,8268,179731,77139,278090,357399,764247,0,5290834,5452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rodeo Academy</text:p>
          </table:table-cell>
          <table:table-cell office:value-type="float" office:value="4213" calcext:value-type="float">
            <text:p>4213</text:p>
          </table:table-cell>
          <table:table-cell table:formula="of:=VLOOKUP([.B467];[$Sheet2.A460:.C1016];2)" office:value-type="float" office:value="499" calcext:value-type="float">
            <text:p>499</text:p>
          </table:table-cell>
          <table:table-cell office:value-type="float" office:value="783" calcext:value-type="float">
            <text:p>783</text:p>
          </table:table-cell>
          <table:table-cell office:value-type="float" office:value="1500999" calcext:value-type="float">
            <text:p>1,500,999</text:p>
          </table:table-cell>
          <table:table-cell office:value-type="float" office:value="966217" calcext:value-type="float">
            <text:p>966,217</text:p>
          </table:table-cell>
          <table:table-cell office:value-type="float" office:value="4333963" calcext:value-type="float">
            <text:p>4,333,963</text:p>
          </table:table-cell>
          <table:table-cell office:value-type="float" office:value="0" calcext:value-type="float">
            <text:p>0</text:p>
          </table:table-cell>
          <table:table-cell office:value-type="float" office:value="4045249" calcext:value-type="float">
            <text:p>4,045,249</text:p>
          </table:table-cell>
          <table:table-cell office:value-type="float" office:value="0" calcext:value-type="float">
            <text:p>0</text:p>
          </table:table-cell>
          <table:table-cell office:value-type="float" office:value="818939" calcext:value-type="float">
            <text:p>818,939</text:p>
          </table:table-cell>
          <table:table-cell office:value-type="float" office:value="61881" calcext:value-type="float">
            <text:p>61,881</text:p>
          </table:table-cell>
          <table:table-cell office:value-type="float" office:value="676315" calcext:value-type="float">
            <text:p>676,315</text:p>
          </table:table-cell>
          <table:table-cell office:value-type="float" office:value="1783142" calcext:value-type="float">
            <text:p>1,783,142</text:p>
          </table:table-cell>
          <table:table-cell office:value-type="float" office:value="14186705" calcext:value-type="float">
            <text:p>14,186,705</text:p>
          </table:table-cell>
          <table:table-cell office:value-type="float" office:value="1326524" calcext:value-type="float">
            <text:p>1,326,524</text:p>
          </table:table-cell>
          <table:table-cell office:value-type="float" office:value="0" calcext:value-type="float">
            <text:p>0</text:p>
          </table:table-cell>
          <table:table-cell office:value-type="float" office:value="1326524" calcext:value-type="float">
            <text:p>1,326,524</text:p>
          </table:table-cell>
          <table:table-cell office:value-type="float" office:value="15513229" calcext:value-type="float">
            <text:p>15,513,229</text:p>
          </table:table-cell>
          <table:table-cell office:value-type="float" office:value="600419" calcext:value-type="float">
            <text:p>600,4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67];&quot;,&quot;;[.E467];&quot;,&quot;;[.F467];&quot;,&quot;;[.G467];&quot;,&quot;;[.H467];&quot;,&quot;;[.I467];&quot;,&quot;;[.J467];&quot;,&quot;;[.K467];&quot;,&quot;;[.L467];&quot;,&quot;;[.M467];&quot;,&quot;;[.N467];&quot;,&quot;;[.P467];&quot;,&quot;;[.Q467];&quot;,&quot;;[.S467];&quot;,&quot;;[.T467];&quot;,&quot;;[.U467];&quot;,&quot;;[.V467];&quot;,&quot;;[.W467];&quot;,&quot;;[.X46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9,1500999,966217,4333963,0,4045249,0,818939,61881,676315,1783142,1326524,0,15513229,60041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499,1500999,966217,4333963,0,4045249,0,818939,61881,676315,1783142,1326524,0,15513229,60041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ejong Academy of Minnesota</text:p>
          </table:table-cell>
          <table:table-cell office:value-type="float" office:value="4215" calcext:value-type="float">
            <text:p>4215</text:p>
          </table:table-cell>
          <table:table-cell table:formula="of:=VLOOKUP([.B468];[$Sheet2.A461:.C1017];2)" office:value-type="float" office:value="500" calcext:value-type="float">
            <text:p>500</text:p>
          </table:table-cell>
          <table:table-cell office:value-type="float" office:value="294" calcext:value-type="float">
            <text:p>294</text:p>
          </table:table-cell>
          <table:table-cell office:value-type="float" office:value="520168" calcext:value-type="float">
            <text:p>520,168</text:p>
          </table:table-cell>
          <table:table-cell office:value-type="float" office:value="62000" calcext:value-type="float">
            <text:p>62,000</text:p>
          </table:table-cell>
          <table:table-cell office:value-type="float" office:value="1492164" calcext:value-type="float">
            <text:p>1,492,164</text:p>
          </table:table-cell>
          <table:table-cell office:value-type="float" office:value="0" calcext:value-type="float">
            <text:p>0</text:p>
          </table:table-cell>
          <table:table-cell office:value-type="float" office:value="984200" calcext:value-type="float">
            <text:p>984,200</text:p>
          </table:table-cell>
          <table:table-cell office:value-type="float" office:value="2240" calcext:value-type="float">
            <text:p>2,240</text:p>
          </table:table-cell>
          <table:table-cell office:value-type="float" office:value="635015" calcext:value-type="float">
            <text:p>635,015</text:p>
          </table:table-cell>
          <table:table-cell office:value-type="float" office:value="63313" calcext:value-type="float">
            <text:p>63,313</text:p>
          </table:table-cell>
          <table:table-cell office:value-type="float" office:value="489218" calcext:value-type="float">
            <text:p>489,218</text:p>
          </table:table-cell>
          <table:table-cell office:value-type="float" office:value="552999" calcext:value-type="float">
            <text:p>552,999</text:p>
          </table:table-cell>
          <table:table-cell office:value-type="float" office:value="4801317" calcext:value-type="float">
            <text:p>4,801,317</text:p>
          </table:table-cell>
          <table:table-cell office:value-type="float" office:value="779335" calcext:value-type="float">
            <text:p>779,335</text:p>
          </table:table-cell>
          <table:table-cell office:value-type="float" office:value="0" calcext:value-type="float">
            <text:p>0</text:p>
          </table:table-cell>
          <table:table-cell office:value-type="float" office:value="779334" calcext:value-type="float">
            <text:p>779,334</text:p>
          </table:table-cell>
          <table:table-cell office:value-type="float" office:value="5580651" calcext:value-type="float">
            <text:p>5,580,651</text:p>
          </table:table-cell>
          <table:table-cell office:value-type="float" office:value="331165" calcext:value-type="float">
            <text:p>331,165</text:p>
          </table:table-cell>
          <table:table-cell office:value-type="float" office:value="41140" calcext:value-type="float">
            <text:p>41,1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68];&quot;,&quot;;[.E468];&quot;,&quot;;[.F468];&quot;,&quot;;[.G468];&quot;,&quot;;[.H468];&quot;,&quot;;[.I468];&quot;,&quot;;[.J468];&quot;,&quot;;[.K468];&quot;,&quot;;[.L468];&quot;,&quot;;[.M468];&quot;,&quot;;[.N468];&quot;,&quot;;[.P468];&quot;,&quot;;[.Q468];&quot;,&quot;;[.S468];&quot;,&quot;;[.T468];&quot;,&quot;;[.U468];&quot;,&quot;;[.V468];&quot;,&quot;;[.W468];&quot;,&quot;;[.X46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0,520168,62000,1492164,0,984200,2240,635015,63313,489218,552999,779335,0,5580651,331165,4114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0,520168,62000,1492164,0,984200,2240,635015,63313,489218,552999,779335,0,5580651,331165,4114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ECHNICAL ACADEMIES OF MINNESOTA</text:p>
          </table:table-cell>
          <table:table-cell office:value-type="float" office:value="4217" calcext:value-type="float">
            <text:p>4217</text:p>
          </table:table-cell>
          <table:table-cell table:formula="of:=VLOOKUP([.B469];[$Sheet2.A462:.C1018];2)" office:value-type="float" office:value="501" calcext:value-type="float">
            <text:p>501</text:p>
          </table:table-cell>
          <table:table-cell office:value-type="float" office:value="116" calcext:value-type="float">
            <text:p>116</text:p>
          </table:table-cell>
          <table:table-cell office:value-type="float" office:value="213309" calcext:value-type="float">
            <text:p>213,309</text:p>
          </table:table-cell>
          <table:table-cell office:value-type="float" office:value="1619" calcext:value-type="float">
            <text:p>1,619</text:p>
          </table:table-cell>
          <table:table-cell office:value-type="float" office:value="709849" calcext:value-type="float">
            <text:p>709,849</text:p>
          </table:table-cell>
          <table:table-cell office:value-type="float" office:value="0" calcext:value-type="float">
            <text:p>0</text:p>
          </table:table-cell>
          <table:table-cell office:value-type="float" office:value="709227" calcext:value-type="float">
            <text:p>709,227</text:p>
          </table:table-cell>
          <table:table-cell office:value-type="float" office:value="0" calcext:value-type="float">
            <text:p>0</text:p>
          </table:table-cell>
          <table:table-cell office:value-type="float" office:value="32348" calcext:value-type="float">
            <text:p>32,348</text:p>
          </table:table-cell>
          <table:table-cell office:value-type="float" office:value="98134" calcext:value-type="float">
            <text:p>98,134</text:p>
          </table:table-cell>
          <table:table-cell office:value-type="float" office:value="154289" calcext:value-type="float">
            <text:p>154,289</text:p>
          </table:table-cell>
          <table:table-cell office:value-type="float" office:value="31616" calcext:value-type="float">
            <text:p>31,616</text:p>
          </table:table-cell>
          <table:table-cell office:value-type="float" office:value="1950392" calcext:value-type="float">
            <text:p>1,950,392</text:p>
          </table:table-cell>
          <table:table-cell office:value-type="float" office:value="252746" calcext:value-type="float">
            <text:p>252,746</text:p>
          </table:table-cell>
          <table:table-cell office:value-type="float" office:value="0" calcext:value-type="float">
            <text:p>0</text:p>
          </table:table-cell>
          <table:table-cell office:value-type="float" office:value="252746" calcext:value-type="float">
            <text:p>252,746</text:p>
          </table:table-cell>
          <table:table-cell office:value-type="float" office:value="2203138" calcext:value-type="float">
            <text:p>2,203,13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469];&quot;,&quot;;[.E469];&quot;,&quot;;[.F469];&quot;,&quot;;[.G469];&quot;,&quot;;[.H469];&quot;,&quot;;[.I469];&quot;,&quot;;[.J469];&quot;,&quot;;[.K469];&quot;,&quot;;[.L469];&quot;,&quot;;[.M469];&quot;,&quot;;[.N469];&quot;,&quot;;[.P469];&quot;,&quot;;[.Q469];&quot;,&quot;;[.S469];&quot;,&quot;;[.T469];&quot;,&quot;;[.U469];&quot;,&quot;;[.V469];&quot;,&quot;;[.W469];&quot;,&quot;;[.X46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1,213309,1619,709849,0,709227,0,32348,98134,154289,31616,252746,0,2203138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1,213309,1619,709849,0,709227,0,32348,98134,154289,31616,252746,0,2203138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Venture Academy</text:p>
          </table:table-cell>
          <table:table-cell office:value-type="float" office:value="4218" calcext:value-type="float">
            <text:p>4218</text:p>
          </table:table-cell>
          <table:table-cell table:formula="of:=VLOOKUP([.B470];[$Sheet2.A463:.C1019];2)" office:value-type="float" office:value="502" calcext:value-type="float">
            <text:p>502</text:p>
          </table:table-cell>
          <table:table-cell office:value-type="float" office:value="308" calcext:value-type="float">
            <text:p>308</text:p>
          </table:table-cell>
          <table:table-cell office:value-type="float" office:value="1034490" calcext:value-type="float">
            <text:p>1,034,490</text:p>
          </table:table-cell>
          <table:table-cell office:value-type="float" office:value="135048" calcext:value-type="float">
            <text:p>135,048</text:p>
          </table:table-cell>
          <table:table-cell office:value-type="float" office:value="2684664" calcext:value-type="float">
            <text:p>2,684,664</text:p>
          </table:table-cell>
          <table:table-cell office:value-type="float" office:value="0" calcext:value-type="float">
            <text:p>0</text:p>
          </table:table-cell>
          <table:table-cell office:value-type="float" office:value="2034331" calcext:value-type="float">
            <text:p>2,034,331</text:p>
          </table:table-cell>
          <table:table-cell office:value-type="float" office:value="66159" calcext:value-type="float">
            <text:p>66,159</text:p>
          </table:table-cell>
          <table:table-cell office:value-type="float" office:value="344984" calcext:value-type="float">
            <text:p>344,984</text:p>
          </table:table-cell>
          <table:table-cell office:value-type="float" office:value="125882" calcext:value-type="float">
            <text:p>125,882</text:p>
          </table:table-cell>
          <table:table-cell office:value-type="float" office:value="154475" calcext:value-type="float">
            <text:p>154,475</text:p>
          </table:table-cell>
          <table:table-cell office:value-type="float" office:value="715428" calcext:value-type="float">
            <text:p>715,428</text:p>
          </table:table-cell>
          <table:table-cell office:value-type="float" office:value="7295462" calcext:value-type="float">
            <text:p>7,295,462</text:p>
          </table:table-cell>
          <table:table-cell office:value-type="float" office:value="631009" calcext:value-type="float">
            <text:p>631,009</text:p>
          </table:table-cell>
          <table:table-cell office:value-type="float" office:value="0" calcext:value-type="float">
            <text:p>0</text:p>
          </table:table-cell>
          <table:table-cell office:value-type="float" office:value="631009" calcext:value-type="float">
            <text:p>631,009</text:p>
          </table:table-cell>
          <table:table-cell office:value-type="float" office:value="7926471" calcext:value-type="float">
            <text:p>7,926,471</text:p>
          </table:table-cell>
          <table:table-cell office:value-type="float" office:value="106660" calcext:value-type="float">
            <text:p>106,6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70];&quot;,&quot;;[.E470];&quot;,&quot;;[.F470];&quot;,&quot;;[.G470];&quot;,&quot;;[.H470];&quot;,&quot;;[.I470];&quot;,&quot;;[.J470];&quot;,&quot;;[.K470];&quot;,&quot;;[.L470];&quot;,&quot;;[.M470];&quot;,&quot;;[.N470];&quot;,&quot;;[.P470];&quot;,&quot;;[.Q470];&quot;,&quot;;[.S470];&quot;,&quot;;[.T470];&quot;,&quot;;[.U470];&quot;,&quot;;[.V470];&quot;,&quot;;[.W470];&quot;,&quot;;[.X47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2,1034490,135048,2684664,0,2034331,66159,344984,125882,154475,715428,631009,0,7926471,10666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2,1034490,135048,2684664,0,2034331,66159,344984,125882,154475,715428,631009,0,7926471,10666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theast College Prep</text:p>
          </table:table-cell>
          <table:table-cell office:value-type="float" office:value="4219" calcext:value-type="float">
            <text:p>4219</text:p>
          </table:table-cell>
          <table:table-cell table:formula="of:=VLOOKUP([.B471];[$Sheet2.A464:.C1020];2)" office:value-type="float" office:value="503" calcext:value-type="float">
            <text:p>503</text:p>
          </table:table-cell>
          <table:table-cell office:value-type="float" office:value="342" calcext:value-type="float">
            <text:p>342</text:p>
          </table:table-cell>
          <table:table-cell office:value-type="float" office:value="847984" calcext:value-type="float">
            <text:p>847,984</text:p>
          </table:table-cell>
          <table:table-cell office:value-type="float" office:value="399061" calcext:value-type="float">
            <text:p>399,061</text:p>
          </table:table-cell>
          <table:table-cell office:value-type="float" office:value="2523586" calcext:value-type="float">
            <text:p>2,523,586</text:p>
          </table:table-cell>
          <table:table-cell office:value-type="float" office:value="0" calcext:value-type="float">
            <text:p>0</text:p>
          </table:table-cell>
          <table:table-cell office:value-type="float" office:value="1657673" calcext:value-type="float">
            <text:p>1,657,673</text:p>
          </table:table-cell>
          <table:table-cell office:value-type="float" office:value="443" calcext:value-type="float">
            <text:p>443</text:p>
          </table:table-cell>
          <table:table-cell office:value-type="float" office:value="230474" calcext:value-type="float">
            <text:p>230,474</text:p>
          </table:table-cell>
          <table:table-cell office:value-type="float" office:value="41510" calcext:value-type="float">
            <text:p>41,510</text:p>
          </table:table-cell>
          <table:table-cell office:value-type="float" office:value="248937" calcext:value-type="float">
            <text:p>248,937</text:p>
          </table:table-cell>
          <table:table-cell office:value-type="float" office:value="919974" calcext:value-type="float">
            <text:p>919,974</text:p>
          </table:table-cell>
          <table:table-cell office:value-type="float" office:value="6869641" calcext:value-type="float">
            <text:p>6,869,641</text:p>
          </table:table-cell>
          <table:table-cell office:value-type="float" office:value="727149" calcext:value-type="float">
            <text:p>727,149</text:p>
          </table:table-cell>
          <table:table-cell office:value-type="float" office:value="0" calcext:value-type="float">
            <text:p>0</text:p>
          </table:table-cell>
          <table:table-cell office:value-type="float" office:value="727149" calcext:value-type="float">
            <text:p>727,149</text:p>
          </table:table-cell>
          <table:table-cell office:value-type="float" office:value="7596790" calcext:value-type="float">
            <text:p>7,596,790</text:p>
          </table:table-cell>
          <table:table-cell office:value-type="float" office:value="399370" calcext:value-type="float">
            <text:p>399,37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71];&quot;,&quot;;[.E471];&quot;,&quot;;[.F471];&quot;,&quot;;[.G471];&quot;,&quot;;[.H471];&quot;,&quot;;[.I471];&quot;,&quot;;[.J471];&quot;,&quot;;[.K471];&quot;,&quot;;[.L471];&quot;,&quot;;[.M471];&quot;,&quot;;[.N471];&quot;,&quot;;[.P471];&quot;,&quot;;[.Q471];&quot;,&quot;;[.S471];&quot;,&quot;;[.T471];&quot;,&quot;;[.U471];&quot;,&quot;;[.V471];&quot;,&quot;;[.W471];&quot;,&quot;;[.X47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3,847984,399061,2523586,0,1657673,443,230474,41510,248937,919974,727149,0,7596790,39937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3,847984,399061,2523586,0,1657673,443,230474,41510,248937,919974,727149,0,7596790,39937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gamim Classical Academy</text:p>
          </table:table-cell>
          <table:table-cell office:value-type="float" office:value="4220" calcext:value-type="float">
            <text:p>4220</text:p>
          </table:table-cell>
          <table:table-cell table:formula="of:=VLOOKUP([.B472];[$Sheet2.A465:.C1021];2)" office:value-type="float" office:value="504" calcext:value-type="float">
            <text:p>504</text:p>
          </table:table-cell>
          <table:table-cell office:value-type="float" office:value="273" calcext:value-type="float">
            <text:p>273</text:p>
          </table:table-cell>
          <table:table-cell office:value-type="float" office:value="350136" calcext:value-type="float">
            <text:p>350,136</text:p>
          </table:table-cell>
          <table:table-cell office:value-type="float" office:value="140309" calcext:value-type="float">
            <text:p>140,309</text:p>
          </table:table-cell>
          <table:table-cell office:value-type="float" office:value="1144829" calcext:value-type="float">
            <text:p>1,144,829</text:p>
          </table:table-cell>
          <table:table-cell office:value-type="float" office:value="0" calcext:value-type="float">
            <text:p>0</text:p>
          </table:table-cell>
          <table:table-cell office:value-type="float" office:value="1457934" calcext:value-type="float">
            <text:p>1,457,934</text:p>
          </table:table-cell>
          <table:table-cell office:value-type="float" office:value="13844" calcext:value-type="float">
            <text:p>13,844</text:p>
          </table:table-cell>
          <table:table-cell office:value-type="float" office:value="32969" calcext:value-type="float">
            <text:p>32,969</text:p>
          </table:table-cell>
          <table:table-cell office:value-type="float" office:value="22344" calcext:value-type="float">
            <text:p>22,344</text:p>
          </table:table-cell>
          <table:table-cell office:value-type="float" office:value="267477" calcext:value-type="float">
            <text:p>267,477</text:p>
          </table:table-cell>
          <table:table-cell office:value-type="float" office:value="331114" calcext:value-type="float">
            <text:p>331,114</text:p>
          </table:table-cell>
          <table:table-cell office:value-type="float" office:value="3760957" calcext:value-type="float">
            <text:p>3,760,957</text:p>
          </table:table-cell>
          <table:table-cell office:value-type="float" office:value="494935" calcext:value-type="float">
            <text:p>494,935</text:p>
          </table:table-cell>
          <table:table-cell office:value-type="float" office:value="0" calcext:value-type="float">
            <text:p>0</text:p>
          </table:table-cell>
          <table:table-cell office:value-type="float" office:value="494935" calcext:value-type="float">
            <text:p>494,935</text:p>
          </table:table-cell>
          <table:table-cell office:value-type="float" office:value="4255892" calcext:value-type="float">
            <text:p>4,255,892</text:p>
          </table:table-cell>
          <table:table-cell office:value-type="float" office:value="264849" calcext:value-type="float">
            <text:p>264,8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72];&quot;,&quot;;[.E472];&quot;,&quot;;[.F472];&quot;,&quot;;[.G472];&quot;,&quot;;[.H472];&quot;,&quot;;[.I472];&quot;,&quot;;[.J472];&quot;,&quot;;[.K472];&quot;,&quot;;[.L472];&quot;,&quot;;[.M472];&quot;,&quot;;[.N472];&quot;,&quot;;[.P472];&quot;,&quot;;[.Q472];&quot;,&quot;;[.S472];&quot;,&quot;;[.T472];&quot;,&quot;;[.U472];&quot;,&quot;;[.V472];&quot;,&quot;;[.W472];&quot;,&quot;;[.X47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4,350136,140309,1144829,0,1457934,13844,32969,22344,267477,331114,494935,0,4255892,26484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4,350136,140309,1144829,0,1457934,13844,32969,22344,267477,331114,494935,0,4255892,26484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covery Charter School</text:p>
          </table:table-cell>
          <table:table-cell office:value-type="float" office:value="4221" calcext:value-type="float">
            <text:p>4221</text:p>
          </table:table-cell>
          <table:table-cell table:formula="of:=VLOOKUP([.B473];[$Sheet2.A466:.C1022];2)" office:value-type="float" office:value="505" calcext:value-type="float">
            <text:p>505</text:p>
          </table:table-cell>
          <table:table-cell office:value-type="float" office:value="211" calcext:value-type="float">
            <text:p>211</text:p>
          </table:table-cell>
          <table:table-cell office:value-type="float" office:value="205225" calcext:value-type="float">
            <text:p>205,225</text:p>
          </table:table-cell>
          <table:table-cell office:value-type="float" office:value="118468" calcext:value-type="float">
            <text:p>118,468</text:p>
          </table:table-cell>
          <table:table-cell office:value-type="float" office:value="1099200" calcext:value-type="float">
            <text:p>1,099,200</text:p>
          </table:table-cell>
          <table:table-cell office:value-type="float" office:value="0" calcext:value-type="float">
            <text:p>0</text:p>
          </table:table-cell>
          <table:table-cell office:value-type="float" office:value="269042" calcext:value-type="float">
            <text:p>269,04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783" calcext:value-type="float">
            <text:p>33,783</text:p>
          </table:table-cell>
          <table:table-cell office:value-type="float" office:value="261421" calcext:value-type="float">
            <text:p>261,421</text:p>
          </table:table-cell>
          <table:table-cell office:value-type="float" office:value="164229" calcext:value-type="float">
            <text:p>164,229</text:p>
          </table:table-cell>
          <table:table-cell office:value-type="float" office:value="2151446" calcext:value-type="float">
            <text:p>2,151,446</text:p>
          </table:table-cell>
          <table:table-cell office:value-type="float" office:value="525720" calcext:value-type="float">
            <text:p>525,720</text:p>
          </table:table-cell>
          <table:table-cell office:value-type="float" office:value="0" calcext:value-type="float">
            <text:p>0</text:p>
          </table:table-cell>
          <table:table-cell office:value-type="float" office:value="525720" calcext:value-type="float">
            <text:p>525,720</text:p>
          </table:table-cell>
          <table:table-cell office:value-type="float" office:value="2677166" calcext:value-type="float">
            <text:p>2,677,166</text:p>
          </table:table-cell>
          <table:table-cell office:value-type="float" office:value="147079" calcext:value-type="float">
            <text:p>147,079</text:p>
          </table:table-cell>
          <table:table-cell office:value-type="float" office:value="51853" calcext:value-type="float">
            <text:p>51,85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73];&quot;,&quot;;[.E473];&quot;,&quot;;[.F473];&quot;,&quot;;[.G473];&quot;,&quot;;[.H473];&quot;,&quot;;[.I473];&quot;,&quot;;[.J473];&quot;,&quot;;[.K473];&quot;,&quot;;[.L473];&quot;,&quot;;[.M473];&quot;,&quot;;[.N473];&quot;,&quot;;[.P473];&quot;,&quot;;[.Q473];&quot;,&quot;;[.S473];&quot;,&quot;;[.T473];&quot;,&quot;;[.U473];&quot;,&quot;;[.V473];&quot;,&quot;;[.W473];&quot;,&quot;;[.X47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5,205225,118468,1099200,0,269042,0,78,33783,261421,164229,525720,0,2677166,147079,5185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5,205225,118468,1099200,0,269042,0,78,33783,261421,164229,525720,0,2677166,147079,5185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aint Cloud Math and Science Academ</text:p>
          </table:table-cell>
          <table:table-cell office:value-type="float" office:value="4223" calcext:value-type="float">
            <text:p>4223</text:p>
          </table:table-cell>
          <table:table-cell table:formula="of:=VLOOKUP([.B474];[$Sheet2.A467:.C1023];2)" office:value-type="float" office:value="506" calcext:value-type="float">
            <text:p>506</text:p>
          </table:table-cell>
          <table:table-cell office:value-type="float" office:value="224" calcext:value-type="float">
            <text:p>224</text:p>
          </table:table-cell>
          <table:table-cell office:value-type="float" office:value="505060" calcext:value-type="float">
            <text:p>505,060</text:p>
          </table:table-cell>
          <table:table-cell office:value-type="float" office:value="100137" calcext:value-type="float">
            <text:p>100,137</text:p>
          </table:table-cell>
          <table:table-cell office:value-type="float" office:value="1742596" calcext:value-type="float">
            <text:p>1,742,596</text:p>
          </table:table-cell>
          <table:table-cell office:value-type="float" office:value="0" calcext:value-type="float">
            <text:p>0</text:p>
          </table:table-cell>
          <table:table-cell office:value-type="float" office:value="601690" calcext:value-type="float">
            <text:p>601,690</text:p>
          </table:table-cell>
          <table:table-cell office:value-type="float" office:value="0" calcext:value-type="float">
            <text:p>0</text:p>
          </table:table-cell>
          <table:table-cell office:value-type="float" office:value="75824" calcext:value-type="float">
            <text:p>75,824</text:p>
          </table:table-cell>
          <table:table-cell office:value-type="float" office:value="48613" calcext:value-type="float">
            <text:p>48,613</text:p>
          </table:table-cell>
          <table:table-cell office:value-type="float" office:value="217185" calcext:value-type="float">
            <text:p>217,185</text:p>
          </table:table-cell>
          <table:table-cell office:value-type="float" office:value="55892" calcext:value-type="float">
            <text:p>55,892</text:p>
          </table:table-cell>
          <table:table-cell office:value-type="float" office:value="3346996" calcext:value-type="float">
            <text:p>3,346,996</text:p>
          </table:table-cell>
          <table:table-cell office:value-type="float" office:value="496822" calcext:value-type="float">
            <text:p>496,822</text:p>
          </table:table-cell>
          <table:table-cell office:value-type="float" office:value="0" calcext:value-type="float">
            <text:p>0</text:p>
          </table:table-cell>
          <table:table-cell office:value-type="float" office:value="496822" calcext:value-type="float">
            <text:p>496,822</text:p>
          </table:table-cell>
          <table:table-cell office:value-type="float" office:value="3843817" calcext:value-type="float">
            <text:p>3,843,817</text:p>
          </table:table-cell>
          <table:table-cell office:value-type="float" office:value="249330" calcext:value-type="float">
            <text:p>249,3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74];&quot;,&quot;;[.E474];&quot;,&quot;;[.F474];&quot;,&quot;;[.G474];&quot;,&quot;;[.H474];&quot;,&quot;;[.I474];&quot;,&quot;;[.J474];&quot;,&quot;;[.K474];&quot;,&quot;;[.L474];&quot;,&quot;;[.M474];&quot;,&quot;;[.N474];&quot;,&quot;;[.P474];&quot;,&quot;;[.Q474];&quot;,&quot;;[.S474];&quot;,&quot;;[.T474];&quot;,&quot;;[.U474];&quot;,&quot;;[.V474];&quot;,&quot;;[.W474];&quot;,&quot;;[.X47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6,505060,100137,1742596,0,601690,0,75824,48613,217185,55892,496822,0,3843817,24933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6,505060,100137,1742596,0,601690,0,75824,48613,217185,55892,496822,0,3843817,24933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ar of the North Academy Charter S</text:p>
          </table:table-cell>
          <table:table-cell office:value-type="float" office:value="4224" calcext:value-type="float">
            <text:p>4224</text:p>
          </table:table-cell>
          <table:table-cell table:formula="of:=VLOOKUP([.B475];[$Sheet2.A468:.C1024];2)" office:value-type="float" office:value="507" calcext:value-type="float">
            <text:p>507</text:p>
          </table:table-cell>
          <table:table-cell office:value-type="float" office:value="156" calcext:value-type="float">
            <text:p>156</text:p>
          </table:table-cell>
          <table:table-cell office:value-type="float" office:value="217718" calcext:value-type="float">
            <text:p>217,718</text:p>
          </table:table-cell>
          <table:table-cell office:value-type="float" office:value="105367" calcext:value-type="float">
            <text:p>105,367</text:p>
          </table:table-cell>
          <table:table-cell office:value-type="float" office:value="917669" calcext:value-type="float">
            <text:p>917,669</text:p>
          </table:table-cell>
          <table:table-cell office:value-type="float" office:value="0" calcext:value-type="float">
            <text:p>0</text:p>
          </table:table-cell>
          <table:table-cell office:value-type="float" office:value="156208" calcext:value-type="float">
            <text:p>156,208</text:p>
          </table:table-cell>
          <table:table-cell office:value-type="float" office:value="0" calcext:value-type="float">
            <text:p>0</text:p>
          </table:table-cell>
          <table:table-cell office:value-type="float" office:value="16139" calcext:value-type="float">
            <text:p>16,139</text:p>
          </table:table-cell>
          <table:table-cell office:value-type="float" office:value="66130" calcext:value-type="float">
            <text:p>66,130</text:p>
          </table:table-cell>
          <table:table-cell office:value-type="float" office:value="260511" calcext:value-type="float">
            <text:p>260,511</text:p>
          </table:table-cell>
          <table:table-cell office:value-type="float" office:value="231735" calcext:value-type="float">
            <text:p>231,735</text:p>
          </table:table-cell>
          <table:table-cell office:value-type="float" office:value="1971477" calcext:value-type="float">
            <text:p>1,971,477</text:p>
          </table:table-cell>
          <table:table-cell office:value-type="float" office:value="369654" calcext:value-type="float">
            <text:p>369,654</text:p>
          </table:table-cell>
          <table:table-cell office:value-type="float" office:value="0" calcext:value-type="float">
            <text:p>0</text:p>
          </table:table-cell>
          <table:table-cell office:value-type="float" office:value="369654" calcext:value-type="float">
            <text:p>369,654</text:p>
          </table:table-cell>
          <table:table-cell office:value-type="float" office:value="2341131" calcext:value-type="float">
            <text:p>2,341,131</text:p>
          </table:table-cell>
          <table:table-cell office:value-type="float" office:value="114418" calcext:value-type="float">
            <text:p>114,4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75];&quot;,&quot;;[.E475];&quot;,&quot;;[.F475];&quot;,&quot;;[.G475];&quot;,&quot;;[.H475];&quot;,&quot;;[.I475];&quot;,&quot;;[.J475];&quot;,&quot;;[.K475];&quot;,&quot;;[.L475];&quot;,&quot;;[.M475];&quot;,&quot;;[.N475];&quot;,&quot;;[.P475];&quot;,&quot;;[.Q475];&quot;,&quot;;[.S475];&quot;,&quot;;[.T475];&quot;,&quot;;[.U475];&quot;,&quot;;[.V475];&quot;,&quot;;[.W475];&quot;,&quot;;[.X47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7,217718,105367,917669,0,156208,0,16139,66130,260511,231735,369654,0,2341131,114418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7,217718,105367,917669,0,156208,0,16139,66130,260511,231735,369654,0,2341131,114418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Universal Academy Charter School</text:p>
          </table:table-cell>
          <table:table-cell office:value-type="float" office:value="4225" calcext:value-type="float">
            <text:p>4225</text:p>
          </table:table-cell>
          <table:table-cell table:formula="of:=VLOOKUP([.B476];[$Sheet2.A469:.C1025];2)" office:value-type="float" office:value="508" calcext:value-type="float">
            <text:p>508</text:p>
          </table:table-cell>
          <table:table-cell office:value-type="float" office:value="427" calcext:value-type="float">
            <text:p>427</text:p>
          </table:table-cell>
          <table:table-cell office:value-type="float" office:value="451674" calcext:value-type="float">
            <text:p>451,674</text:p>
          </table:table-cell>
          <table:table-cell office:value-type="float" office:value="386311" calcext:value-type="float">
            <text:p>386,311</text:p>
          </table:table-cell>
          <table:table-cell office:value-type="float" office:value="2901210" calcext:value-type="float">
            <text:p>2,901,210</text:p>
          </table:table-cell>
          <table:table-cell office:value-type="float" office:value="0" calcext:value-type="float">
            <text:p>0</text:p>
          </table:table-cell>
          <table:table-cell office:value-type="float" office:value="444990" calcext:value-type="float">
            <text:p>444,990</text:p>
          </table:table-cell>
          <table:table-cell office:value-type="float" office:value="0" calcext:value-type="float">
            <text:p>0</text:p>
          </table:table-cell>
          <table:table-cell office:value-type="float" office:value="99792" calcext:value-type="float">
            <text:p>99,792</text:p>
          </table:table-cell>
          <table:table-cell office:value-type="float" office:value="138440" calcext:value-type="float">
            <text:p>138,440</text:p>
          </table:table-cell>
          <table:table-cell office:value-type="float" office:value="708386" calcext:value-type="float">
            <text:p>708,386</text:p>
          </table:table-cell>
          <table:table-cell office:value-type="float" office:value="719673" calcext:value-type="float">
            <text:p>719,673</text:p>
          </table:table-cell>
          <table:table-cell office:value-type="float" office:value="5850474" calcext:value-type="float">
            <text:p>5,850,474</text:p>
          </table:table-cell>
          <table:table-cell office:value-type="float" office:value="1182044" calcext:value-type="float">
            <text:p>1,182,044</text:p>
          </table:table-cell>
          <table:table-cell office:value-type="float" office:value="0" calcext:value-type="float">
            <text:p>0</text:p>
          </table:table-cell>
          <table:table-cell office:value-type="float" office:value="1182044" calcext:value-type="float">
            <text:p>1,182,044</text:p>
          </table:table-cell>
          <table:table-cell office:value-type="float" office:value="7032518" calcext:value-type="float">
            <text:p>7,032,518</text:p>
          </table:table-cell>
          <table:table-cell office:value-type="float" office:value="473734" calcext:value-type="float">
            <text:p>473,7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76];&quot;,&quot;;[.E476];&quot;,&quot;;[.F476];&quot;,&quot;;[.G476];&quot;,&quot;;[.H476];&quot;,&quot;;[.I476];&quot;,&quot;;[.J476];&quot;,&quot;;[.K476];&quot;,&quot;;[.L476];&quot;,&quot;;[.M476];&quot;,&quot;;[.N476];&quot;,&quot;;[.P476];&quot;,&quot;;[.Q476];&quot;,&quot;;[.S476];&quot;,&quot;;[.T476];&quot;,&quot;;[.U476];&quot;,&quot;;[.V476];&quot;,&quot;;[.W476];&quot;,&quot;;[.X47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8,451674,386311,2901210,0,444990,0,99792,138440,708386,719673,1182044,0,7032518,473734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8,451674,386311,2901210,0,444990,0,99792,138440,708386,719673,1182044,0,7032518,473734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dote Learning Center</text:p>
          </table:table-cell>
          <table:table-cell office:value-type="float" office:value="4226" calcext:value-type="float">
            <text:p>4226</text:p>
          </table:table-cell>
          <table:table-cell table:formula="of:=VLOOKUP([.B477];[$Sheet2.A470:.C1026];2)" office:value-type="float" office:value="509" calcext:value-type="float">
            <text:p>509</text:p>
          </table:table-cell>
          <table:table-cell office:value-type="float" office:value="92" calcext:value-type="float">
            <text:p>92</text:p>
          </table:table-cell>
          <table:table-cell office:value-type="float" office:value="454465" calcext:value-type="float">
            <text:p>454,465</text:p>
          </table:table-cell>
          <table:table-cell office:value-type="float" office:value="24582" calcext:value-type="float">
            <text:p>24,582</text:p>
          </table:table-cell>
          <table:table-cell office:value-type="float" office:value="1069232" calcext:value-type="float">
            <text:p>1,069,232</text:p>
          </table:table-cell>
          <table:table-cell office:value-type="float" office:value="0" calcext:value-type="float">
            <text:p>0</text:p>
          </table:table-cell>
          <table:table-cell office:value-type="float" office:value="929982" calcext:value-type="float">
            <text:p>929,982</text:p>
          </table:table-cell>
          <table:table-cell office:value-type="float" office:value="0" calcext:value-type="float">
            <text:p>0</text:p>
          </table:table-cell>
          <table:table-cell office:value-type="float" office:value="15942" calcext:value-type="float">
            <text:p>15,942</text:p>
          </table:table-cell>
          <table:table-cell office:value-type="float" office:value="42983" calcext:value-type="float">
            <text:p>42,983</text:p>
          </table:table-cell>
          <table:table-cell office:value-type="float" office:value="66679" calcext:value-type="float">
            <text:p>66,679</text:p>
          </table:table-cell>
          <table:table-cell office:value-type="float" office:value="295296" calcext:value-type="float">
            <text:p>295,296</text:p>
          </table:table-cell>
          <table:table-cell office:value-type="float" office:value="2899164" calcext:value-type="float">
            <text:p>2,899,164</text:p>
          </table:table-cell>
          <table:table-cell office:value-type="float" office:value="218043" calcext:value-type="float">
            <text:p>218,043</text:p>
          </table:table-cell>
          <table:table-cell office:value-type="float" office:value="0" calcext:value-type="float">
            <text:p>0</text:p>
          </table:table-cell>
          <table:table-cell office:value-type="float" office:value="218043" calcext:value-type="float">
            <text:p>218,043</text:p>
          </table:table-cell>
          <table:table-cell office:value-type="float" office:value="3117206" calcext:value-type="float">
            <text:p>3,117,206</text:p>
          </table:table-cell>
          <table:table-cell office:value-type="float" office:value="124793" calcext:value-type="float">
            <text:p>124,7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77];&quot;,&quot;;[.E477];&quot;,&quot;;[.F477];&quot;,&quot;;[.G477];&quot;,&quot;;[.H477];&quot;,&quot;;[.I477];&quot;,&quot;;[.J477];&quot;,&quot;;[.K477];&quot;,&quot;;[.L477];&quot;,&quot;;[.M477];&quot;,&quot;;[.N477];&quot;,&quot;;[.P477];&quot;,&quot;;[.Q477];&quot;,&quot;;[.S477];&quot;,&quot;;[.T477];&quot;,&quot;;[.U477];&quot;,&quot;;[.V477];&quot;,&quot;;[.W477];&quot;,&quot;;[.X47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9,454465,24582,1069232,0,929982,0,15942,42983,66679,295296,218043,0,3117206,124793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09,454465,24582,1069232,0,929982,0,15942,42983,66679,295296,218043,0,3117206,124793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rt and Science Academy</text:p>
          </table:table-cell>
          <table:table-cell office:value-type="float" office:value="4227" calcext:value-type="float">
            <text:p>4227</text:p>
          </table:table-cell>
          <table:table-cell table:formula="of:=VLOOKUP([.B478];[$Sheet2.A471:.C1027];2)" office:value-type="float" office:value="510" calcext:value-type="float">
            <text:p>510</text:p>
          </table:table-cell>
          <table:table-cell office:value-type="float" office:value="336" calcext:value-type="float">
            <text:p>336</text:p>
          </table:table-cell>
          <table:table-cell office:value-type="float" office:value="489329" calcext:value-type="float">
            <text:p>489,329</text:p>
          </table:table-cell>
          <table:table-cell office:value-type="float" office:value="365665" calcext:value-type="float">
            <text:p>365,665</text:p>
          </table:table-cell>
          <table:table-cell office:value-type="float" office:value="1709042" calcext:value-type="float">
            <text:p>1,709,042</text:p>
          </table:table-cell>
          <table:table-cell office:value-type="float" office:value="0" calcext:value-type="float">
            <text:p>0</text:p>
          </table:table-cell>
          <table:table-cell office:value-type="float" office:value="1028717" calcext:value-type="float">
            <text:p>1,028,717</text:p>
          </table:table-cell>
          <table:table-cell office:value-type="float" office:value="14472" calcext:value-type="float">
            <text:p>14,472</text:p>
          </table:table-cell>
          <table:table-cell office:value-type="float" office:value="57474" calcext:value-type="float">
            <text:p>57,474</text:p>
          </table:table-cell>
          <table:table-cell office:value-type="float" office:value="77035" calcext:value-type="float">
            <text:p>77,035</text:p>
          </table:table-cell>
          <table:table-cell office:value-type="float" office:value="256895" calcext:value-type="float">
            <text:p>256,895</text:p>
          </table:table-cell>
          <table:table-cell office:value-type="float" office:value="2670" calcext:value-type="float">
            <text:p>2,670</text:p>
          </table:table-cell>
          <table:table-cell office:value-type="float" office:value="4001300" calcext:value-type="float">
            <text:p>4,001,300</text:p>
          </table:table-cell>
          <table:table-cell office:value-type="float" office:value="729950" calcext:value-type="float">
            <text:p>729,950</text:p>
          </table:table-cell>
          <table:table-cell office:value-type="float" office:value="0" calcext:value-type="float">
            <text:p>0</text:p>
          </table:table-cell>
          <table:table-cell office:value-type="float" office:value="729951" calcext:value-type="float">
            <text:p>729,951</text:p>
          </table:table-cell>
          <table:table-cell office:value-type="float" office:value="4731249" calcext:value-type="float">
            <text:p>4,731,249</text:p>
          </table:table-cell>
          <table:table-cell office:value-type="float" office:value="118112" calcext:value-type="float">
            <text:p>118,112</text:p>
          </table:table-cell>
          <table:table-cell office:value-type="float" office:value="32910" calcext:value-type="float">
            <text:p>32,9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78];&quot;,&quot;;[.E478];&quot;,&quot;;[.F478];&quot;,&quot;;[.G478];&quot;,&quot;;[.H478];&quot;,&quot;;[.I478];&quot;,&quot;;[.J478];&quot;,&quot;;[.K478];&quot;,&quot;;[.L478];&quot;,&quot;;[.M478];&quot;,&quot;;[.N478];&quot;,&quot;;[.P478];&quot;,&quot;;[.Q478];&quot;,&quot;;[.S478];&quot;,&quot;;[.T478];&quot;,&quot;;[.U478];&quot;,&quot;;[.V478];&quot;,&quot;;[.W478];&quot;,&quot;;[.X47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0,489329,365665,1709042,0,1028717,14472,57474,77035,256895,2670,729950,0,4731249,118112,3291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0,489329,365665,1709042,0,1028717,14472,57474,77035,256895,2670,729950,0,4731249,118112,3291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oodbury Leadership Academy</text:p>
          </table:table-cell>
          <table:table-cell office:value-type="float" office:value="4228" calcext:value-type="float">
            <text:p>4228</text:p>
          </table:table-cell>
          <table:table-cell table:formula="of:=VLOOKUP([.B479];[$Sheet2.A472:.C1028];2)" office:value-type="float" office:value="511" calcext:value-type="float">
            <text:p>511</text:p>
          </table:table-cell>
          <table:table-cell office:value-type="float" office:value="635" calcext:value-type="float">
            <text:p>635</text:p>
          </table:table-cell>
          <table:table-cell office:value-type="float" office:value="564333" calcext:value-type="float">
            <text:p>564,333</text:p>
          </table:table-cell>
          <table:table-cell office:value-type="float" office:value="182975" calcext:value-type="float">
            <text:p>182,975</text:p>
          </table:table-cell>
          <table:table-cell office:value-type="float" office:value="2706041" calcext:value-type="float">
            <text:p>2,706,041</text:p>
          </table:table-cell>
          <table:table-cell office:value-type="float" office:value="0" calcext:value-type="float">
            <text:p>0</text:p>
          </table:table-cell>
          <table:table-cell office:value-type="float" office:value="939494" calcext:value-type="float">
            <text:p>939,494</text:p>
          </table:table-cell>
          <table:table-cell office:value-type="float" office:value="7412" calcext:value-type="float">
            <text:p>7,412</text:p>
          </table:table-cell>
          <table:table-cell office:value-type="float" office:value="117068" calcext:value-type="float">
            <text:p>117,068</text:p>
          </table:table-cell>
          <table:table-cell office:value-type="float" office:value="92389" calcext:value-type="float">
            <text:p>92,389</text:p>
          </table:table-cell>
          <table:table-cell office:value-type="float" office:value="420698" calcext:value-type="float">
            <text:p>420,698</text:p>
          </table:table-cell>
          <table:table-cell office:value-type="float" office:value="579198" calcext:value-type="float">
            <text:p>579,198</text:p>
          </table:table-cell>
          <table:table-cell office:value-type="float" office:value="5609609" calcext:value-type="float">
            <text:p>5,609,609</text:p>
          </table:table-cell>
          <table:table-cell office:value-type="float" office:value="1128258" calcext:value-type="float">
            <text:p>1,128,258</text:p>
          </table:table-cell>
          <table:table-cell office:value-type="float" office:value="0" calcext:value-type="float">
            <text:p>0</text:p>
          </table:table-cell>
          <table:table-cell office:value-type="float" office:value="1128258" calcext:value-type="float">
            <text:p>1,128,258</text:p>
          </table:table-cell>
          <table:table-cell office:value-type="float" office:value="6737867" calcext:value-type="float">
            <text:p>6,737,867</text:p>
          </table:table-cell>
          <table:table-cell office:value-type="float" office:value="0" calcext:value-type="float">
            <text:p>0</text:p>
          </table:table-cell>
          <table:table-cell office:value-type="float" office:value="36162" calcext:value-type="float">
            <text:p>36,1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79];&quot;,&quot;;[.E479];&quot;,&quot;;[.F479];&quot;,&quot;;[.G479];&quot;,&quot;;[.H479];&quot;,&quot;;[.I479];&quot;,&quot;;[.J479];&quot;,&quot;;[.K479];&quot;,&quot;;[.L479];&quot;,&quot;;[.M479];&quot;,&quot;;[.N479];&quot;,&quot;;[.P479];&quot;,&quot;;[.Q479];&quot;,&quot;;[.S479];&quot;,&quot;;[.T479];&quot;,&quot;;[.U479];&quot;,&quot;;[.V479];&quot;,&quot;;[.W479];&quot;,&quot;;[.X47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1,564333,182975,2706041,0,939494,7412,117068,92389,420698,579198,1128258,0,6737867,0,36162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1,564333,182975,2706041,0,939494,7412,117068,92389,420698,579198,1128258,0,6737867,0,36162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Jane Goodall Environmental Sciences</text:p>
          </table:table-cell>
          <table:table-cell office:value-type="float" office:value="4229" calcext:value-type="float">
            <text:p>4229</text:p>
          </table:table-cell>
          <table:table-cell table:formula="of:=VLOOKUP([.B480];[$Sheet2.A473:.C1029];2)" office:value-type="float" office:value="512" calcext:value-type="float">
            <text:p>512</text:p>
          </table:table-cell>
          <table:table-cell office:value-type="float" office:value="109" calcext:value-type="float">
            <text:p>109</text:p>
          </table:table-cell>
          <table:table-cell office:value-type="float" office:value="202449" calcext:value-type="float">
            <text:p>202,449</text:p>
          </table:table-cell>
          <table:table-cell office:value-type="float" office:value="25098" calcext:value-type="float">
            <text:p>25,098</text:p>
          </table:table-cell>
          <table:table-cell office:value-type="float" office:value="597667" calcext:value-type="float">
            <text:p>597,667</text:p>
          </table:table-cell>
          <table:table-cell office:value-type="float" office:value="0" calcext:value-type="float">
            <text:p>0</text:p>
          </table:table-cell>
          <table:table-cell office:value-type="float" office:value="579289" calcext:value-type="float">
            <text:p>579,289</text:p>
          </table:table-cell>
          <table:table-cell office:value-type="float" office:value="0" calcext:value-type="float">
            <text:p>0</text:p>
          </table:table-cell>
          <table:table-cell office:value-type="float" office:value="10146" calcext:value-type="float">
            <text:p>10,146</text:p>
          </table:table-cell>
          <table:table-cell office:value-type="float" office:value="38505" calcext:value-type="float">
            <text:p>38,505</text:p>
          </table:table-cell>
          <table:table-cell office:value-type="float" office:value="34823" calcext:value-type="float">
            <text:p>34,823</text:p>
          </table:table-cell>
          <table:table-cell office:value-type="float" office:value="300957" calcext:value-type="float">
            <text:p>300,957</text:p>
          </table:table-cell>
          <table:table-cell office:value-type="float" office:value="1788932" calcext:value-type="float">
            <text:p>1,788,932</text:p>
          </table:table-cell>
          <table:table-cell office:value-type="float" office:value="221696" calcext:value-type="float">
            <text:p>221,696</text:p>
          </table:table-cell>
          <table:table-cell office:value-type="float" office:value="0" calcext:value-type="float">
            <text:p>0</text:p>
          </table:table-cell>
          <table:table-cell office:value-type="float" office:value="221696" calcext:value-type="float">
            <text:p>221,696</text:p>
          </table:table-cell>
          <table:table-cell office:value-type="float" office:value="2010628" calcext:value-type="float">
            <text:p>2,010,62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480];&quot;,&quot;;[.E480];&quot;,&quot;;[.F480];&quot;,&quot;;[.G480];&quot;,&quot;;[.H480];&quot;,&quot;;[.I480];&quot;,&quot;;[.J480];&quot;,&quot;;[.K480];&quot;,&quot;;[.L480];&quot;,&quot;;[.M480];&quot;,&quot;;[.N480];&quot;,&quot;;[.P480];&quot;,&quot;;[.Q480];&quot;,&quot;;[.S480];&quot;,&quot;;[.T480];&quot;,&quot;;[.U480];&quot;,&quot;;[.V480];&quot;,&quot;;[.W480];&quot;,&quot;;[.X48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2,202449,25098,597667,0,579289,0,10146,38505,34823,300957,221696,0,2010628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2,202449,25098,597667,0,579289,0,10146,38505,34823,300957,221696,0,2010628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sota Excellence in Learning Ac</text:p>
          </table:table-cell>
          <table:table-cell office:value-type="float" office:value="4230" calcext:value-type="float">
            <text:p>4230</text:p>
          </table:table-cell>
          <table:table-cell table:formula="of:=VLOOKUP([.B481];[$Sheet2.A474:.C1030];2)" office:value-type="float" office:value="513" calcext:value-type="float">
            <text:p>513</text:p>
          </table:table-cell>
          <table:table-cell office:value-type="float" office:value="163" calcext:value-type="float">
            <text:p>163</text:p>
          </table:table-cell>
          <table:table-cell office:value-type="float" office:value="624775" calcext:value-type="float">
            <text:p>624,775</text:p>
          </table:table-cell>
          <table:table-cell office:value-type="float" office:value="0" calcext:value-type="float">
            <text:p>0</text:p>
          </table:table-cell>
          <table:table-cell office:value-type="float" office:value="1076363" calcext:value-type="float">
            <text:p>1,076,363</text:p>
          </table:table-cell>
          <table:table-cell office:value-type="float" office:value="0" calcext:value-type="float">
            <text:p>0</text:p>
          </table:table-cell>
          <table:table-cell office:value-type="float" office:value="541005" calcext:value-type="float">
            <text:p>541,005</text:p>
          </table:table-cell>
          <table:table-cell office:value-type="float" office:value="0" calcext:value-type="float">
            <text:p>0</text:p>
          </table:table-cell>
          <table:table-cell office:value-type="float" office:value="20130" calcext:value-type="float">
            <text:p>20,130</text:p>
          </table:table-cell>
          <table:table-cell office:value-type="float" office:value="62128" calcext:value-type="float">
            <text:p>62,128</text:p>
          </table:table-cell>
          <table:table-cell office:value-type="float" office:value="221953" calcext:value-type="float">
            <text:p>221,953</text:p>
          </table:table-cell>
          <table:table-cell office:value-type="float" office:value="321080" calcext:value-type="float">
            <text:p>321,080</text:p>
          </table:table-cell>
          <table:table-cell office:value-type="float" office:value="2867436" calcext:value-type="float">
            <text:p>2,867,436</text:p>
          </table:table-cell>
          <table:table-cell office:value-type="float" office:value="349766" calcext:value-type="float">
            <text:p>349,766</text:p>
          </table:table-cell>
          <table:table-cell office:value-type="float" office:value="0" calcext:value-type="float">
            <text:p>0</text:p>
          </table:table-cell>
          <table:table-cell office:value-type="float" office:value="349766" calcext:value-type="float">
            <text:p>349,766</text:p>
          </table:table-cell>
          <table:table-cell office:value-type="float" office:value="3217202" calcext:value-type="float">
            <text:p>3,217,202</text:p>
          </table:table-cell>
          <table:table-cell office:value-type="float" office:value="164565" calcext:value-type="float">
            <text:p>164,565</text:p>
          </table:table-cell>
          <table:table-cell office:value-type="float" office:value="22500" calcext:value-type="float">
            <text:p>22,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81];&quot;,&quot;;[.E481];&quot;,&quot;;[.F481];&quot;,&quot;;[.G481];&quot;,&quot;;[.H481];&quot;,&quot;;[.I481];&quot;,&quot;;[.J481];&quot;,&quot;;[.K481];&quot;,&quot;;[.L481];&quot;,&quot;;[.M481];&quot;,&quot;;[.N481];&quot;,&quot;;[.P481];&quot;,&quot;;[.Q481];&quot;,&quot;;[.S481];&quot;,&quot;;[.T481];&quot;,&quot;;[.U481];&quot;,&quot;;[.V481];&quot;,&quot;;[.W481];&quot;,&quot;;[.X48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3,624775,0,1076363,0,541005,0,20130,62128,221953,321080,349766,0,3217202,164565,2250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3,624775,0,1076363,0,541005,0,20130,62128,221953,321080,349766,0,3217202,164565,2250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sota Math and Science Academy</text:p>
          </table:table-cell>
          <table:table-cell office:value-type="float" office:value="4231" calcext:value-type="float">
            <text:p>4231</text:p>
          </table:table-cell>
          <table:table-cell table:formula="of:=VLOOKUP([.B482];[$Sheet2.A475:.C1031];2)" office:value-type="float" office:value="514" calcext:value-type="float">
            <text:p>514</text:p>
          </table:table-cell>
          <table:table-cell office:value-type="float" office:value="448" calcext:value-type="float">
            <text:p>448</text:p>
          </table:table-cell>
          <table:table-cell office:value-type="float" office:value="674574" calcext:value-type="float">
            <text:p>674,574</text:p>
          </table:table-cell>
          <table:table-cell office:value-type="float" office:value="483289" calcext:value-type="float">
            <text:p>483,289</text:p>
          </table:table-cell>
          <table:table-cell office:value-type="float" office:value="3439675" calcext:value-type="float">
            <text:p>3,439,675</text:p>
          </table:table-cell>
          <table:table-cell office:value-type="float" office:value="0" calcext:value-type="float">
            <text:p>0</text:p>
          </table:table-cell>
          <table:table-cell office:value-type="float" office:value="502996" calcext:value-type="float">
            <text:p>502,996</text:p>
          </table:table-cell>
          <table:table-cell office:value-type="float" office:value="0" calcext:value-type="float">
            <text:p>0</text:p>
          </table:table-cell>
          <table:table-cell office:value-type="float" office:value="400121" calcext:value-type="float">
            <text:p>400,121</text:p>
          </table:table-cell>
          <table:table-cell office:value-type="float" office:value="237859" calcext:value-type="float">
            <text:p>237,859</text:p>
          </table:table-cell>
          <table:table-cell office:value-type="float" office:value="1362941" calcext:value-type="float">
            <text:p>1,362,941</text:p>
          </table:table-cell>
          <table:table-cell office:value-type="float" office:value="1150322" calcext:value-type="float">
            <text:p>1,150,322</text:p>
          </table:table-cell>
          <table:table-cell office:value-type="float" office:value="8251775" calcext:value-type="float">
            <text:p>8,251,775</text:p>
          </table:table-cell>
          <table:table-cell office:value-type="float" office:value="1059543" calcext:value-type="float">
            <text:p>1,059,543</text:p>
          </table:table-cell>
          <table:table-cell office:value-type="float" office:value="0" calcext:value-type="float">
            <text:p>0</text:p>
          </table:table-cell>
          <table:table-cell office:value-type="float" office:value="1059543" calcext:value-type="float">
            <text:p>1,059,543</text:p>
          </table:table-cell>
          <table:table-cell office:value-type="float" office:value="9311318" calcext:value-type="float">
            <text:p>9,311,318</text:p>
          </table:table-cell>
          <table:table-cell office:value-type="float" office:value="407846" calcext:value-type="float">
            <text:p>407,8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82];&quot;,&quot;;[.E482];&quot;,&quot;;[.F482];&quot;,&quot;;[.G482];&quot;,&quot;;[.H482];&quot;,&quot;;[.I482];&quot;,&quot;;[.J482];&quot;,&quot;;[.K482];&quot;,&quot;;[.L482];&quot;,&quot;;[.M482];&quot;,&quot;;[.N482];&quot;,&quot;;[.P482];&quot;,&quot;;[.Q482];&quot;,&quot;;[.S482];&quot;,&quot;;[.T482];&quot;,&quot;;[.U482];&quot;,&quot;;[.V482];&quot;,&quot;;[.W482];&quot;,&quot;;[.X48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4,674574,483289,3439675,0,502996,0,400121,237859,1362941,1150322,1059543,0,9311318,40784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4,674574,483289,3439675,0,502996,0,400121,237859,1362941,1150322,1059543,0,9311318,40784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uccess Academy</text:p>
          </table:table-cell>
          <table:table-cell office:value-type="float" office:value="4232" calcext:value-type="float">
            <text:p>4232</text:p>
          </table:table-cell>
          <table:table-cell table:formula="of:=VLOOKUP([.B483];[$Sheet2.A476:.C1032];2)" office:value-type="float" office:value="515" calcext:value-type="float">
            <text:p>515</text:p>
          </table:table-cell>
          <table:table-cell office:value-type="float" office:value="308" calcext:value-type="float">
            <text:p>308</text:p>
          </table:table-cell>
          <table:table-cell office:value-type="float" office:value="520016" calcext:value-type="float">
            <text:p>520,016</text:p>
          </table:table-cell>
          <table:table-cell office:value-type="float" office:value="0" calcext:value-type="float">
            <text:p>0</text:p>
          </table:table-cell>
          <table:table-cell office:value-type="float" office:value="1643236" calcext:value-type="float">
            <text:p>1,643,236</text:p>
          </table:table-cell>
          <table:table-cell office:value-type="float" office:value="0" calcext:value-type="float">
            <text:p>0</text:p>
          </table:table-cell>
          <table:table-cell office:value-type="float" office:value="517609" calcext:value-type="float">
            <text:p>517,609</text:p>
          </table:table-cell>
          <table:table-cell office:value-type="float" office:value="0" calcext:value-type="float">
            <text:p>0</text:p>
          </table:table-cell>
          <table:table-cell office:value-type="float" office:value="230326" calcext:value-type="float">
            <text:p>230,326</text:p>
          </table:table-cell>
          <table:table-cell office:value-type="float" office:value="41674" calcext:value-type="float">
            <text:p>41,674</text:p>
          </table:table-cell>
          <table:table-cell office:value-type="float" office:value="394919" calcext:value-type="float">
            <text:p>394,919</text:p>
          </table:table-cell>
          <table:table-cell office:value-type="float" office:value="406094" calcext:value-type="float">
            <text:p>406,094</text:p>
          </table:table-cell>
          <table:table-cell office:value-type="float" office:value="3753875" calcext:value-type="float">
            <text:p>3,753,875</text:p>
          </table:table-cell>
          <table:table-cell office:value-type="float" office:value="626053" calcext:value-type="float">
            <text:p>626,053</text:p>
          </table:table-cell>
          <table:table-cell office:value-type="float" office:value="0" calcext:value-type="float">
            <text:p>0</text:p>
          </table:table-cell>
          <table:table-cell office:value-type="float" office:value="626053" calcext:value-type="float">
            <text:p>626,053</text:p>
          </table:table-cell>
          <table:table-cell office:value-type="float" office:value="4379928" calcext:value-type="float">
            <text:p>4,379,928</text:p>
          </table:table-cell>
          <table:table-cell office:value-type="float" office:value="387350" calcext:value-type="float">
            <text:p>387,3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83];&quot;,&quot;;[.E483];&quot;,&quot;;[.F483];&quot;,&quot;;[.G483];&quot;,&quot;;[.H483];&quot;,&quot;;[.I483];&quot;,&quot;;[.J483];&quot;,&quot;;[.K483];&quot;,&quot;;[.L483];&quot;,&quot;;[.M483];&quot;,&quot;;[.N483];&quot;,&quot;;[.P483];&quot;,&quot;;[.Q483];&quot;,&quot;;[.S483];&quot;,&quot;;[.T483];&quot;,&quot;;[.U483];&quot;,&quot;;[.V483];&quot;,&quot;;[.W483];&quot;,&quot;;[.X48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5,520016,0,1643236,0,517609,0,230326,41674,394919,406094,626053,0,4379928,38735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5,520016,0,1643236,0,517609,0,230326,41674,394919,406094,626053,0,4379928,38735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evel Up Academy</text:p>
          </table:table-cell>
          <table:table-cell office:value-type="float" office:value="4233" calcext:value-type="float">
            <text:p>4233</text:p>
          </table:table-cell>
          <table:table-cell table:formula="of:=VLOOKUP([.B484];[$Sheet2.A477:.C1033];2)" office:value-type="float" office:value="516" calcext:value-type="float">
            <text:p>516</text:p>
          </table:table-cell>
          <table:table-cell office:value-type="float" office:value="151" calcext:value-type="float">
            <text:p>151</text:p>
          </table:table-cell>
          <table:table-cell office:value-type="float" office:value="231532" calcext:value-type="float">
            <text:p>231,532</text:p>
          </table:table-cell>
          <table:table-cell office:value-type="float" office:value="93898" calcext:value-type="float">
            <text:p>93,898</text:p>
          </table:table-cell>
          <table:table-cell office:value-type="float" office:value="877556" calcext:value-type="float">
            <text:p>877,556</text:p>
          </table:table-cell>
          <table:table-cell office:value-type="float" office:value="0" calcext:value-type="float">
            <text:p>0</text:p>
          </table:table-cell>
          <table:table-cell office:value-type="float" office:value="754869" calcext:value-type="float">
            <text:p>754,869</text:p>
          </table:table-cell>
          <table:table-cell office:value-type="float" office:value="0" calcext:value-type="float">
            <text:p>0</text:p>
          </table:table-cell>
          <table:table-cell office:value-type="float" office:value="45924" calcext:value-type="float">
            <text:p>45,924</text:p>
          </table:table-cell>
          <table:table-cell office:value-type="float" office:value="40122" calcext:value-type="float">
            <text:p>40,122</text:p>
          </table:table-cell>
          <table:table-cell office:value-type="float" office:value="87171" calcext:value-type="float">
            <text:p>87,171</text:p>
          </table:table-cell>
          <table:table-cell office:value-type="float" office:value="4267" calcext:value-type="float">
            <text:p>4,267</text:p>
          </table:table-cell>
          <table:table-cell office:value-type="float" office:value="2135339" calcext:value-type="float">
            <text:p>2,135,339</text:p>
          </table:table-cell>
          <table:table-cell office:value-type="float" office:value="257176" calcext:value-type="float">
            <text:p>257,176</text:p>
          </table:table-cell>
          <table:table-cell office:value-type="float" office:value="0" calcext:value-type="float">
            <text:p>0</text:p>
          </table:table-cell>
          <table:table-cell office:value-type="float" office:value="257176" calcext:value-type="float">
            <text:p>257,176</text:p>
          </table:table-cell>
          <table:table-cell office:value-type="float" office:value="2392515" calcext:value-type="float">
            <text:p>2,392,515</text:p>
          </table:table-cell>
          <table:table-cell office:value-type="float" office:value="13929" calcext:value-type="float">
            <text:p>13,929</text:p>
          </table:table-cell>
          <table:table-cell office:value-type="float" office:value="9052" calcext:value-type="float">
            <text:p>9,0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84];&quot;,&quot;;[.E484];&quot;,&quot;;[.F484];&quot;,&quot;;[.G484];&quot;,&quot;;[.H484];&quot;,&quot;;[.I484];&quot;,&quot;;[.J484];&quot;,&quot;;[.K484];&quot;,&quot;;[.L484];&quot;,&quot;;[.M484];&quot;,&quot;;[.N484];&quot;,&quot;;[.P484];&quot;,&quot;;[.Q484];&quot;,&quot;;[.S484];&quot;,&quot;;[.T484];&quot;,&quot;;[.U484];&quot;,&quot;;[.V484];&quot;,&quot;;[.W484];&quot;,&quot;;[.X48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6,231532,93898,877556,0,754869,0,45924,40122,87171,4267,257176,0,2392515,13929,9052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6,231532,93898,877556,0,754869,0,45924,40122,87171,4267,257176,0,2392515,13929,9052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areer Pathways</text:p>
          </table:table-cell>
          <table:table-cell office:value-type="float" office:value="4237" calcext:value-type="float">
            <text:p>4237</text:p>
          </table:table-cell>
          <table:table-cell table:formula="of:=VLOOKUP([.B485];[$Sheet2.A478:.C1034];2)" office:value-type="float" office:value="517" calcext:value-type="float">
            <text:p>517</text:p>
          </table:table-cell>
          <table:table-cell office:value-type="float" office:value="126" calcext:value-type="float">
            <text:p>126</text:p>
          </table:table-cell>
          <table:table-cell office:value-type="float" office:value="292765" calcext:value-type="float">
            <text:p>292,765</text:p>
          </table:table-cell>
          <table:table-cell office:value-type="float" office:value="0" calcext:value-type="float">
            <text:p>0</text:p>
          </table:table-cell>
          <table:table-cell office:value-type="float" office:value="500852" calcext:value-type="float">
            <text:p>500,852</text:p>
          </table:table-cell>
          <table:table-cell office:value-type="float" office:value="0" calcext:value-type="float">
            <text:p>0</text:p>
          </table:table-cell>
          <table:table-cell office:value-type="float" office:value="357193" calcext:value-type="float">
            <text:p>357,193</text:p>
          </table:table-cell>
          <table:table-cell office:value-type="float" office:value="0" calcext:value-type="float">
            <text:p>0</text:p>
          </table:table-cell>
          <table:table-cell office:value-type="float" office:value="17309" calcext:value-type="float">
            <text:p>17,309</text:p>
          </table:table-cell>
          <table:table-cell office:value-type="float" office:value="43425" calcext:value-type="float">
            <text:p>43,425</text:p>
          </table:table-cell>
          <table:table-cell office:value-type="float" office:value="99307" calcext:value-type="float">
            <text:p>99,307</text:p>
          </table:table-cell>
          <table:table-cell office:value-type="float" office:value="91323" calcext:value-type="float">
            <text:p>91,323</text:p>
          </table:table-cell>
          <table:table-cell office:value-type="float" office:value="1402173" calcext:value-type="float">
            <text:p>1,402,173</text:p>
          </table:table-cell>
          <table:table-cell office:value-type="float" office:value="310658" calcext:value-type="float">
            <text:p>310,658</text:p>
          </table:table-cell>
          <table:table-cell office:value-type="float" office:value="0" calcext:value-type="float">
            <text:p>0</text:p>
          </table:table-cell>
          <table:table-cell office:value-type="float" office:value="310658" calcext:value-type="float">
            <text:p>310,658</text:p>
          </table:table-cell>
          <table:table-cell office:value-type="float" office:value="1712831" calcext:value-type="float">
            <text:p>1,712,831</text:p>
          </table:table-cell>
          <table:table-cell office:value-type="float" office:value="48556" calcext:value-type="float">
            <text:p>48,5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85];&quot;,&quot;;[.E485];&quot;,&quot;;[.F485];&quot;,&quot;;[.G485];&quot;,&quot;;[.H485];&quot;,&quot;;[.I485];&quot;,&quot;;[.J485];&quot;,&quot;;[.K485];&quot;,&quot;;[.L485];&quot;,&quot;;[.M485];&quot;,&quot;;[.N485];&quot;,&quot;;[.P485];&quot;,&quot;;[.Q485];&quot;,&quot;;[.S485];&quot;,&quot;;[.T485];&quot;,&quot;;[.U485];&quot;,&quot;;[.V485];&quot;,&quot;;[.W485];&quot;,&quot;;[.X48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7,292765,0,500852,0,357193,0,17309,43425,99307,91323,310658,0,1712831,4855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7,292765,0,500852,0,357193,0,17309,43425,99307,91323,310658,0,1712831,4855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chester Beacon Academy</text:p>
          </table:table-cell>
          <table:table-cell office:value-type="float" office:value="4238" calcext:value-type="float">
            <text:p>4238</text:p>
          </table:table-cell>
          <table:table-cell table:formula="of:=VLOOKUP([.B486];[$Sheet2.A479:.C1035];2)" office:value-type="float" office:value="518" calcext:value-type="float">
            <text:p>518</text:p>
          </table:table-cell>
          <table:table-cell office:value-type="float" office:value="92" calcext:value-type="float">
            <text:p>92</text:p>
          </table:table-cell>
          <table:table-cell office:value-type="float" office:value="274426" calcext:value-type="float">
            <text:p>274,426</text:p>
          </table:table-cell>
          <table:table-cell office:value-type="float" office:value="0" calcext:value-type="float">
            <text:p>0</text:p>
          </table:table-cell>
          <table:table-cell office:value-type="float" office:value="387204" calcext:value-type="float">
            <text:p>387,204</text:p>
          </table:table-cell>
          <table:table-cell office:value-type="float" office:value="0" calcext:value-type="float">
            <text:p>0</text:p>
          </table:table-cell>
          <table:table-cell office:value-type="float" office:value="1202789" calcext:value-type="float">
            <text:p>1,202,789</text:p>
          </table:table-cell>
          <table:table-cell office:value-type="float" office:value="0" calcext:value-type="float">
            <text:p>0</text:p>
          </table:table-cell>
          <table:table-cell office:value-type="float" office:value="2622" calcext:value-type="float">
            <text:p>2,622</text:p>
          </table:table-cell>
          <table:table-cell office:value-type="float" office:value="7478" calcext:value-type="float">
            <text:p>7,478</text:p>
          </table:table-cell>
          <table:table-cell office:value-type="float" office:value="90585" calcext:value-type="float">
            <text:p>90,585</text:p>
          </table:table-cell>
          <table:table-cell office:value-type="float" office:value="0" calcext:value-type="float">
            <text:p>0</text:p>
          </table:table-cell>
          <table:table-cell office:value-type="float" office:value="1965104" calcext:value-type="float">
            <text:p>1,965,104</text:p>
          </table:table-cell>
          <table:table-cell office:value-type="float" office:value="8419" calcext:value-type="float">
            <text:p>8,419</text:p>
          </table:table-cell>
          <table:table-cell office:value-type="float" office:value="256850" calcext:value-type="float">
            <text:p>256,850</text:p>
          </table:table-cell>
          <table:table-cell office:value-type="float" office:value="265269" calcext:value-type="float">
            <text:p>265,269</text:p>
          </table:table-cell>
          <table:table-cell office:value-type="float" office:value="2230373" calcext:value-type="float">
            <text:p>2,230,373</text:p>
          </table:table-cell>
          <table:table-cell office:value-type="float" office:value="15997" calcext:value-type="float">
            <text:p>15,9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86];&quot;,&quot;;[.E486];&quot;,&quot;;[.F486];&quot;,&quot;;[.G486];&quot;,&quot;;[.H486];&quot;,&quot;;[.I486];&quot;,&quot;;[.J486];&quot;,&quot;;[.K486];&quot;,&quot;;[.L486];&quot;,&quot;;[.M486];&quot;,&quot;;[.N486];&quot;,&quot;;[.P486];&quot;,&quot;;[.Q486];&quot;,&quot;;[.S486];&quot;,&quot;;[.T486];&quot;,&quot;;[.U486];&quot;,&quot;;[.V486];&quot;,&quot;;[.W486];&quot;,&quot;;[.X48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8,274426,0,387204,0,1202789,0,2622,7478,90585,0,8419,256850,2230373,15997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8,274426,0,387204,0,1202789,0,2622,7478,90585,0,8419,256850,2230373,15997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win Lakes STEM Academy</text:p>
          </table:table-cell>
          <table:table-cell office:value-type="float" office:value="4239" calcext:value-type="float">
            <text:p>4239</text:p>
          </table:table-cell>
          <table:table-cell table:formula="of:=VLOOKUP([.B487];[$Sheet2.A480:.C1036];2)" office:value-type="float" office:value="519" calcext:value-type="float">
            <text:p>519</text:p>
          </table:table-cell>
          <table:table-cell office:value-type="float" office:value="221" calcext:value-type="float">
            <text:p>221</text:p>
          </table:table-cell>
          <table:table-cell office:value-type="float" office:value="298514" calcext:value-type="float">
            <text:p>298,514</text:p>
          </table:table-cell>
          <table:table-cell office:value-type="float" office:value="235109" calcext:value-type="float">
            <text:p>235,109</text:p>
          </table:table-cell>
          <table:table-cell office:value-type="float" office:value="1536321" calcext:value-type="float">
            <text:p>1,536,321</text:p>
          </table:table-cell>
          <table:table-cell office:value-type="float" office:value="0" calcext:value-type="float">
            <text:p>0</text:p>
          </table:table-cell>
          <table:table-cell office:value-type="float" office:value="559406" calcext:value-type="float">
            <text:p>559,406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208675" calcext:value-type="float">
            <text:p>208,675</text:p>
          </table:table-cell>
          <table:table-cell office:value-type="float" office:value="323817" calcext:value-type="float">
            <text:p>323,817</text:p>
          </table:table-cell>
          <table:table-cell office:value-type="float" office:value="560227" calcext:value-type="float">
            <text:p>560,227</text:p>
          </table:table-cell>
          <table:table-cell office:value-type="float" office:value="3722422" calcext:value-type="float">
            <text:p>3,722,422</text:p>
          </table:table-cell>
          <table:table-cell office:value-type="float" office:value="354140" calcext:value-type="float">
            <text:p>354,140</text:p>
          </table:table-cell>
          <table:table-cell office:value-type="float" office:value="0" calcext:value-type="float">
            <text:p>0</text:p>
          </table:table-cell>
          <table:table-cell office:value-type="float" office:value="354140" calcext:value-type="float">
            <text:p>354,140</text:p>
          </table:table-cell>
          <table:table-cell office:value-type="float" office:value="4076562" calcext:value-type="float">
            <text:p>4,076,562</text:p>
          </table:table-cell>
          <table:table-cell office:value-type="float" office:value="209392" calcext:value-type="float">
            <text:p>209,392</text:p>
          </table:table-cell>
          <table:table-cell office:value-type="float" office:value="76698" calcext:value-type="float">
            <text:p>76,69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87];&quot;,&quot;;[.E487];&quot;,&quot;;[.F487];&quot;,&quot;;[.G487];&quot;,&quot;;[.H487];&quot;,&quot;;[.I487];&quot;,&quot;;[.J487];&quot;,&quot;;[.K487];&quot;,&quot;;[.L487];&quot;,&quot;;[.M487];&quot;,&quot;;[.N487];&quot;,&quot;;[.P487];&quot;,&quot;;[.Q487];&quot;,&quot;;[.S487];&quot;,&quot;;[.T487];&quot;,&quot;;[.U487];&quot;,&quot;;[.V487];&quot;,&quot;;[.W487];&quot;,&quot;;[.X48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9,298514,235109,1536321,0,559406,0,355,208675,323817,560227,354140,0,4076562,209392,76698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19,298514,235109,1536321,0,559406,0,355,208675,323817,560227,354140,0,4076562,209392,76698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ew Century School</text:p>
          </table:table-cell>
          <table:table-cell office:value-type="float" office:value="4240" calcext:value-type="float">
            <text:p>4240</text:p>
          </table:table-cell>
          <table:table-cell table:formula="of:=VLOOKUP([.B488];[$Sheet2.A481:.C1037];2)" office:value-type="float" office:value="520" calcext:value-type="float">
            <text:p>520</text:p>
          </table:table-cell>
          <table:table-cell office:value-type="float" office:value="415" calcext:value-type="float">
            <text:p>415</text:p>
          </table:table-cell>
          <table:table-cell office:value-type="float" office:value="642307" calcext:value-type="float">
            <text:p>642,307</text:p>
          </table:table-cell>
          <table:table-cell office:value-type="float" office:value="177806" calcext:value-type="float">
            <text:p>177,806</text:p>
          </table:table-cell>
          <table:table-cell office:value-type="float" office:value="3099544" calcext:value-type="float">
            <text:p>3,099,544</text:p>
          </table:table-cell>
          <table:table-cell office:value-type="float" office:value="0" calcext:value-type="float">
            <text:p>0</text:p>
          </table:table-cell>
          <table:table-cell office:value-type="float" office:value="814810" calcext:value-type="float">
            <text:p>814,810</text:p>
          </table:table-cell>
          <table:table-cell office:value-type="float" office:value="0" calcext:value-type="float">
            <text:p>0</text:p>
          </table:table-cell>
          <table:table-cell office:value-type="float" office:value="246044" calcext:value-type="float">
            <text:p>246,044</text:p>
          </table:table-cell>
          <table:table-cell office:value-type="float" office:value="40451" calcext:value-type="float">
            <text:p>40,451</text:p>
          </table:table-cell>
          <table:table-cell office:value-type="float" office:value="480471" calcext:value-type="float">
            <text:p>480,471</text:p>
          </table:table-cell>
          <table:table-cell office:value-type="float" office:value="1141404" calcext:value-type="float">
            <text:p>1,141,404</text:p>
          </table:table-cell>
          <table:table-cell office:value-type="float" office:value="6642837" calcext:value-type="float">
            <text:p>6,642,837</text:p>
          </table:table-cell>
          <table:table-cell office:value-type="float" office:value="1116469" calcext:value-type="float">
            <text:p>1,116,469</text:p>
          </table:table-cell>
          <table:table-cell office:value-type="float" office:value="0" calcext:value-type="float">
            <text:p>0</text:p>
          </table:table-cell>
          <table:table-cell office:value-type="float" office:value="1116469" calcext:value-type="float">
            <text:p>1,116,469</text:p>
          </table:table-cell>
          <table:table-cell office:value-type="float" office:value="7759305" calcext:value-type="float">
            <text:p>7,759,305</text:p>
          </table:table-cell>
          <table:table-cell office:value-type="float" office:value="525634" calcext:value-type="float">
            <text:p>525,634</text:p>
          </table:table-cell>
          <table:table-cell office:value-type="float" office:value="19312" calcext:value-type="float">
            <text:p>19,3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88];&quot;,&quot;;[.E488];&quot;,&quot;;[.F488];&quot;,&quot;;[.G488];&quot;,&quot;;[.H488];&quot;,&quot;;[.I488];&quot;,&quot;;[.J488];&quot;,&quot;;[.K488];&quot;,&quot;;[.L488];&quot;,&quot;;[.M488];&quot;,&quot;;[.N488];&quot;,&quot;;[.P488];&quot;,&quot;;[.Q488];&quot;,&quot;;[.S488];&quot;,&quot;;[.T488];&quot;,&quot;;[.U488];&quot;,&quot;;[.V488];&quot;,&quot;;[.W488];&quot;,&quot;;[.X48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0,642307,177806,3099544,0,814810,0,246044,40451,480471,1141404,1116469,0,7759305,525634,19312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0,642307,177806,3099544,0,814810,0,246044,40451,480471,1141404,1116469,0,7759305,525634,19312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rth Metro Flex Academy</text:p>
          </table:table-cell>
          <table:table-cell office:value-type="float" office:value="4243" calcext:value-type="float">
            <text:p>4243</text:p>
          </table:table-cell>
          <table:table-cell table:formula="of:=VLOOKUP([.B489];[$Sheet2.A482:.C1038];2)" office:value-type="float" office:value="521" calcext:value-type="float">
            <text:p>521</text:p>
          </table:table-cell>
          <table:table-cell office:value-type="float" office:value="202" calcext:value-type="float">
            <text:p>202</text:p>
          </table:table-cell>
          <table:table-cell office:value-type="float" office:value="665349" calcext:value-type="float">
            <text:p>665,349</text:p>
          </table:table-cell>
          <table:table-cell office:value-type="float" office:value="26164" calcext:value-type="float">
            <text:p>26,164</text:p>
          </table:table-cell>
          <table:table-cell office:value-type="float" office:value="1035444" calcext:value-type="float">
            <text:p>1,035,444</text:p>
          </table:table-cell>
          <table:table-cell office:value-type="float" office:value="0" calcext:value-type="float">
            <text:p>0</text:p>
          </table:table-cell>
          <table:table-cell office:value-type="float" office:value="760220" calcext:value-type="float">
            <text:p>760,22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20084" calcext:value-type="float">
            <text:p>20,084</text:p>
          </table:table-cell>
          <table:table-cell office:value-type="float" office:value="485351" calcext:value-type="float">
            <text:p>485,351</text:p>
          </table:table-cell>
          <table:table-cell office:value-type="float" office:value="226197" calcext:value-type="float">
            <text:p>226,197</text:p>
          </table:table-cell>
          <table:table-cell office:value-type="float" office:value="3219469" calcext:value-type="float">
            <text:p>3,219,469</text:p>
          </table:table-cell>
          <table:table-cell office:value-type="float" office:value="459619" calcext:value-type="float">
            <text:p>459,619</text:p>
          </table:table-cell>
          <table:table-cell office:value-type="float" office:value="0" calcext:value-type="float">
            <text:p>0</text:p>
          </table:table-cell>
          <table:table-cell office:value-type="float" office:value="459619" calcext:value-type="float">
            <text:p>459,619</text:p>
          </table:table-cell>
          <table:table-cell office:value-type="float" office:value="3679089" calcext:value-type="float">
            <text:p>3,679,089</text:p>
          </table:table-cell>
          <table:table-cell office:value-type="float" office:value="148388" calcext:value-type="float">
            <text:p>148,3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89];&quot;,&quot;;[.E489];&quot;,&quot;;[.F489];&quot;,&quot;;[.G489];&quot;,&quot;;[.H489];&quot;,&quot;;[.I489];&quot;,&quot;;[.J489];&quot;,&quot;;[.K489];&quot;,&quot;;[.L489];&quot;,&quot;;[.M489];&quot;,&quot;;[.N489];&quot;,&quot;;[.P489];&quot;,&quot;;[.Q489];&quot;,&quot;;[.S489];&quot;,&quot;;[.T489];&quot;,&quot;;[.U489];&quot;,&quot;;[.V489];&quot;,&quot;;[.W489];&quot;,&quot;;[.X48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1,665349,26164,1035444,0,760220,0,661,20084,485351,226197,459619,0,3679089,148388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1,665349,26164,1035444,0,760220,0,661,20084,485351,226197,459619,0,3679089,148388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FIT Academy</text:p>
          </table:table-cell>
          <table:table-cell office:value-type="float" office:value="4244" calcext:value-type="float">
            <text:p>4244</text:p>
          </table:table-cell>
          <table:table-cell table:formula="of:=VLOOKUP([.B490];[$Sheet2.A483:.C1039];2)" office:value-type="float" office:value="522" calcext:value-type="float">
            <text:p>522</text:p>
          </table:table-cell>
          <table:table-cell office:value-type="float" office:value="283" calcext:value-type="float">
            <text:p>283</text:p>
          </table:table-cell>
          <table:table-cell office:value-type="float" office:value="492727" calcext:value-type="float">
            <text:p>492,727</text:p>
          </table:table-cell>
          <table:table-cell office:value-type="float" office:value="74250" calcext:value-type="float">
            <text:p>74,250</text:p>
          </table:table-cell>
          <table:table-cell office:value-type="float" office:value="1356303" calcext:value-type="float">
            <text:p>1,356,303</text:p>
          </table:table-cell>
          <table:table-cell office:value-type="float" office:value="0" calcext:value-type="float">
            <text:p>0</text:p>
          </table:table-cell>
          <table:table-cell office:value-type="float" office:value="1156042" calcext:value-type="float">
            <text:p>1,156,042</text:p>
          </table:table-cell>
          <table:table-cell office:value-type="float" office:value="10411" calcext:value-type="float">
            <text:p>10,411</text:p>
          </table:table-cell>
          <table:table-cell office:value-type="float" office:value="130018" calcext:value-type="float">
            <text:p>130,018</text:p>
          </table:table-cell>
          <table:table-cell office:value-type="float" office:value="58889" calcext:value-type="float">
            <text:p>58,889</text:p>
          </table:table-cell>
          <table:table-cell office:value-type="float" office:value="238947" calcext:value-type="float">
            <text:p>238,947</text:p>
          </table:table-cell>
          <table:table-cell office:value-type="float" office:value="70900" calcext:value-type="float">
            <text:p>70,900</text:p>
          </table:table-cell>
          <table:table-cell office:value-type="float" office:value="3588487" calcext:value-type="float">
            <text:p>3,588,487</text:p>
          </table:table-cell>
          <table:table-cell office:value-type="float" office:value="641835" calcext:value-type="float">
            <text:p>641,835</text:p>
          </table:table-cell>
          <table:table-cell office:value-type="float" office:value="0" calcext:value-type="float">
            <text:p>0</text:p>
          </table:table-cell>
          <table:table-cell office:value-type="float" office:value="641835" calcext:value-type="float">
            <text:p>641,835</text:p>
          </table:table-cell>
          <table:table-cell office:value-type="float" office:value="4230322" calcext:value-type="float">
            <text:p>4,230,322</text:p>
          </table:table-cell>
          <table:table-cell office:value-type="float" office:value="99519" calcext:value-type="float">
            <text:p>99,519</text:p>
          </table:table-cell>
          <table:table-cell office:value-type="float" office:value="3350" calcext:value-type="float">
            <text:p>3,3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90];&quot;,&quot;;[.E490];&quot;,&quot;;[.F490];&quot;,&quot;;[.G490];&quot;,&quot;;[.H490];&quot;,&quot;;[.I490];&quot;,&quot;;[.J490];&quot;,&quot;;[.K490];&quot;,&quot;;[.L490];&quot;,&quot;;[.M490];&quot;,&quot;;[.N490];&quot;,&quot;;[.P490];&quot;,&quot;;[.Q490];&quot;,&quot;;[.S490];&quot;,&quot;;[.T490];&quot;,&quot;;[.U490];&quot;,&quot;;[.V490];&quot;,&quot;;[.W490];&quot;,&quot;;[.X49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2,492727,74250,1356303,0,1156042,10411,130018,58889,238947,70900,641835,0,4230322,99519,335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2,492727,74250,1356303,0,1156042,10411,130018,58889,238947,70900,641835,0,4230322,99519,335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thlos Academy of Saint Cloud</text:p>
          </table:table-cell>
          <table:table-cell office:value-type="float" office:value="4250" calcext:value-type="float">
            <text:p>4250</text:p>
          </table:table-cell>
          <table:table-cell table:formula="of:=VLOOKUP([.B491];[$Sheet2.A484:.C1040];2)" office:value-type="float" office:value="523" calcext:value-type="float">
            <text:p>523</text:p>
          </table:table-cell>
          <table:table-cell office:value-type="float" office:value="518" calcext:value-type="float">
            <text:p>518</text:p>
          </table:table-cell>
          <table:table-cell office:value-type="float" office:value="1206701" calcext:value-type="float">
            <text:p>1,206,701</text:p>
          </table:table-cell>
          <table:table-cell office:value-type="float" office:value="131303" calcext:value-type="float">
            <text:p>131,303</text:p>
          </table:table-cell>
          <table:table-cell office:value-type="float" office:value="2539692" calcext:value-type="float">
            <text:p>2,539,692</text:p>
          </table:table-cell>
          <table:table-cell office:value-type="float" office:value="0" calcext:value-type="float">
            <text:p>0</text:p>
          </table:table-cell>
          <table:table-cell office:value-type="float" office:value="997804" calcext:value-type="float">
            <text:p>997,804</text:p>
          </table:table-cell>
          <table:table-cell office:value-type="float" office:value="1734" calcext:value-type="float">
            <text:p>1,734</text:p>
          </table:table-cell>
          <table:table-cell office:value-type="float" office:value="358176" calcext:value-type="float">
            <text:p>358,176</text:p>
          </table:table-cell>
          <table:table-cell office:value-type="float" office:value="109727" calcext:value-type="float">
            <text:p>109,727</text:p>
          </table:table-cell>
          <table:table-cell office:value-type="float" office:value="863477" calcext:value-type="float">
            <text:p>863,477</text:p>
          </table:table-cell>
          <table:table-cell office:value-type="float" office:value="718182" calcext:value-type="float">
            <text:p>718,182</text:p>
          </table:table-cell>
          <table:table-cell office:value-type="float" office:value="6926795" calcext:value-type="float">
            <text:p>6,926,795</text:p>
          </table:table-cell>
          <table:table-cell office:value-type="float" office:value="1570307" calcext:value-type="float">
            <text:p>1,570,307</text:p>
          </table:table-cell>
          <table:table-cell office:value-type="float" office:value="0" calcext:value-type="float">
            <text:p>0</text:p>
          </table:table-cell>
          <table:table-cell office:value-type="float" office:value="1570307" calcext:value-type="float">
            <text:p>1,570,307</text:p>
          </table:table-cell>
          <table:table-cell office:value-type="float" office:value="8497103" calcext:value-type="float">
            <text:p>8,497,103</text:p>
          </table:table-cell>
          <table:table-cell office:value-type="float" office:value="375186" calcext:value-type="float">
            <text:p>375,1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91];&quot;,&quot;;[.E491];&quot;,&quot;;[.F491];&quot;,&quot;;[.G491];&quot;,&quot;;[.H491];&quot;,&quot;;[.I491];&quot;,&quot;;[.J491];&quot;,&quot;;[.K491];&quot;,&quot;;[.L491];&quot;,&quot;;[.M491];&quot;,&quot;;[.N491];&quot;,&quot;;[.P491];&quot;,&quot;;[.Q491];&quot;,&quot;;[.S491];&quot;,&quot;;[.T491];&quot;,&quot;;[.U491];&quot;,&quot;;[.V491];&quot;,&quot;;[.W491];&quot;,&quot;;[.X49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3,1206701,131303,2539692,0,997804,1734,358176,109727,863477,718182,1570307,0,8497103,37518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3,1206701,131303,2539692,0,997804,1734,358176,109727,863477,718182,1570307,0,8497103,37518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hoenix Academy Charter School</text:p>
          </table:table-cell>
          <table:table-cell office:value-type="float" office:value="4253" calcext:value-type="float">
            <text:p>4253</text:p>
          </table:table-cell>
          <table:table-cell table:formula="of:=VLOOKUP([.B492];[$Sheet2.A485:.C1041];2)" office:value-type="float" office:value="524" calcext:value-type="float">
            <text:p>524</text:p>
          </table:table-cell>
          <table:table-cell office:value-type="float" office:value="179" calcext:value-type="float">
            <text:p>179</text:p>
          </table:table-cell>
          <table:table-cell office:value-type="float" office:value="288833" calcext:value-type="float">
            <text:p>288,833</text:p>
          </table:table-cell>
          <table:table-cell office:value-type="float" office:value="2410" calcext:value-type="float">
            <text:p>2,410</text:p>
          </table:table-cell>
          <table:table-cell office:value-type="float" office:value="658931" calcext:value-type="float">
            <text:p>658,931</text:p>
          </table:table-cell>
          <table:table-cell office:value-type="float" office:value="0" calcext:value-type="float">
            <text:p>0</text:p>
          </table:table-cell>
          <table:table-cell office:value-type="float" office:value="224098" calcext:value-type="float">
            <text:p>224,098</text:p>
          </table:table-cell>
          <table:table-cell office:value-type="float" office:value="0" calcext:value-type="float">
            <text:p>0</text:p>
          </table:table-cell>
          <table:table-cell office:value-type="float" office:value="73372" calcext:value-type="float">
            <text:p>73,372</text:p>
          </table:table-cell>
          <table:table-cell office:value-type="float" office:value="3787" calcext:value-type="float">
            <text:p>3,787</text:p>
          </table:table-cell>
          <table:table-cell office:value-type="float" office:value="81263" calcext:value-type="float">
            <text:p>81,263</text:p>
          </table:table-cell>
          <table:table-cell office:value-type="float" office:value="2401" calcext:value-type="float">
            <text:p>2,401</text:p>
          </table:table-cell>
          <table:table-cell office:value-type="float" office:value="1335095" calcext:value-type="float">
            <text:p>1,335,095</text:p>
          </table:table-cell>
          <table:table-cell office:value-type="float" office:value="306030" calcext:value-type="float">
            <text:p>306,030</text:p>
          </table:table-cell>
          <table:table-cell office:value-type="float" office:value="0" calcext:value-type="float">
            <text:p>0</text:p>
          </table:table-cell>
          <table:table-cell office:value-type="float" office:value="306030" calcext:value-type="float">
            <text:p>306,030</text:p>
          </table:table-cell>
          <table:table-cell office:value-type="float" office:value="1641125" calcext:value-type="float">
            <text:p>1,641,125</text:p>
          </table:table-cell>
          <table:table-cell office:value-type="float" office:value="150884" calcext:value-type="float">
            <text:p>150,884</text:p>
          </table:table-cell>
          <table:table-cell office:value-type="float" office:value="10356" calcext:value-type="float">
            <text:p>10,3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92];&quot;,&quot;;[.E492];&quot;,&quot;;[.F492];&quot;,&quot;;[.G492];&quot;,&quot;;[.H492];&quot;,&quot;;[.I492];&quot;,&quot;;[.J492];&quot;,&quot;;[.K492];&quot;,&quot;;[.L492];&quot;,&quot;;[.M492];&quot;,&quot;;[.N492];&quot;,&quot;;[.P492];&quot;,&quot;;[.Q492];&quot;,&quot;;[.S492];&quot;,&quot;;[.T492];&quot;,&quot;;[.U492];&quot;,&quot;;[.V492];&quot;,&quot;;[.W492];&quot;,&quot;;[.X49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4,288833,2410,658931,0,224098,0,73372,3787,81263,2401,306030,0,1641125,150884,10356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4,288833,2410,658931,0,224098,0,73372,3787,81263,2401,306030,0,1641125,150884,10356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rine Area Community School</text:p>
          </table:table-cell>
          <table:table-cell office:value-type="float" office:value="4254" calcext:value-type="float">
            <text:p>4254</text:p>
          </table:table-cell>
          <table:table-cell table:formula="of:=VLOOKUP([.B493];[$Sheet2.A486:.C1042];2)" office:value-type="float" office:value="525" calcext:value-type="float">
            <text:p>525</text:p>
          </table:table-cell>
          <table:table-cell office:value-type="float" office:value="208" calcext:value-type="float">
            <text:p>208</text:p>
          </table:table-cell>
          <table:table-cell office:value-type="float" office:value="341273" calcext:value-type="float">
            <text:p>341,273</text:p>
          </table:table-cell>
          <table:table-cell office:value-type="float" office:value="21645" calcext:value-type="float">
            <text:p>21,645</text:p>
          </table:table-cell>
          <table:table-cell office:value-type="float" office:value="1023105" calcext:value-type="float">
            <text:p>1,023,105</text:p>
          </table:table-cell>
          <table:table-cell office:value-type="float" office:value="0" calcext:value-type="float">
            <text:p>0</text:p>
          </table:table-cell>
          <table:table-cell office:value-type="float" office:value="940233" calcext:value-type="float">
            <text:p>940,233</text:p>
          </table:table-cell>
          <table:table-cell office:value-type="float" office:value="0" calcext:value-type="float">
            <text:p>0</text:p>
          </table:table-cell>
          <table:table-cell office:value-type="float" office:value="4024" calcext:value-type="float">
            <text:p>4,024</text:p>
          </table:table-cell>
          <table:table-cell office:value-type="float" office:value="48135" calcext:value-type="float">
            <text:p>48,135</text:p>
          </table:table-cell>
          <table:table-cell office:value-type="float" office:value="167274" calcext:value-type="float">
            <text:p>167,274</text:p>
          </table:table-cell>
          <table:table-cell office:value-type="float" office:value="278474" calcext:value-type="float">
            <text:p>278,474</text:p>
          </table:table-cell>
          <table:table-cell office:value-type="float" office:value="2824164" calcext:value-type="float">
            <text:p>2,824,164</text:p>
          </table:table-cell>
          <table:table-cell office:value-type="float" office:value="347121" calcext:value-type="float">
            <text:p>347,121</text:p>
          </table:table-cell>
          <table:table-cell office:value-type="float" office:value="0" calcext:value-type="float">
            <text:p>0</text:p>
          </table:table-cell>
          <table:table-cell office:value-type="float" office:value="347121" calcext:value-type="float">
            <text:p>347,121</text:p>
          </table:table-cell>
          <table:table-cell office:value-type="float" office:value="3171285" calcext:value-type="float">
            <text:p>3,171,285</text:p>
          </table:table-cell>
          <table:table-cell office:value-type="float" office:value="86933" calcext:value-type="float">
            <text:p>86,9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93];&quot;,&quot;;[.E493];&quot;,&quot;;[.F493];&quot;,&quot;;[.G493];&quot;,&quot;;[.H493];&quot;,&quot;;[.I493];&quot;,&quot;;[.J493];&quot;,&quot;;[.K493];&quot;,&quot;;[.L493];&quot;,&quot;;[.M493];&quot;,&quot;;[.N493];&quot;,&quot;;[.P493];&quot;,&quot;;[.Q493];&quot;,&quot;;[.S493];&quot;,&quot;;[.T493];&quot;,&quot;;[.U493];&quot;,&quot;;[.V493];&quot;,&quot;;[.W493];&quot;,&quot;;[.X49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5,341273,21645,1023105,0,940233,0,4024,48135,167274,278474,347121,0,3171285,86933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5,341273,21645,1023105,0,940233,0,4024,48135,167274,278474,347121,0,3171285,86933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kyline Math and Science Academy</text:p>
          </table:table-cell>
          <table:table-cell office:value-type="float" office:value="4255" calcext:value-type="float">
            <text:p>4255</text:p>
          </table:table-cell>
          <table:table-cell table:formula="of:=VLOOKUP([.B494];[$Sheet2.A487:.C1043];2)" office:value-type="float" office:value="526" calcext:value-type="float">
            <text:p>526</text:p>
          </table:table-cell>
          <table:table-cell office:value-type="float" office:value="241" calcext:value-type="float">
            <text:p>241</text:p>
          </table:table-cell>
          <table:table-cell office:value-type="float" office:value="585685" calcext:value-type="float">
            <text:p>585,685</text:p>
          </table:table-cell>
          <table:table-cell office:value-type="float" office:value="179095" calcext:value-type="float">
            <text:p>179,095</text:p>
          </table:table-cell>
          <table:table-cell office:value-type="float" office:value="2365697" calcext:value-type="float">
            <text:p>2,365,697</text:p>
          </table:table-cell>
          <table:table-cell office:value-type="float" office:value="0" calcext:value-type="float">
            <text:p>0</text:p>
          </table:table-cell>
          <table:table-cell office:value-type="float" office:value="571659" calcext:value-type="float">
            <text:p>571,659</text:p>
          </table:table-cell>
          <table:table-cell office:value-type="float" office:value="0" calcext:value-type="float">
            <text:p>0</text:p>
          </table:table-cell>
          <table:table-cell office:value-type="float" office:value="113836" calcext:value-type="float">
            <text:p>113,836</text:p>
          </table:table-cell>
          <table:table-cell office:value-type="float" office:value="61827" calcext:value-type="float">
            <text:p>61,827</text:p>
          </table:table-cell>
          <table:table-cell office:value-type="float" office:value="169552" calcext:value-type="float">
            <text:p>169,552</text:p>
          </table:table-cell>
          <table:table-cell office:value-type="float" office:value="642887" calcext:value-type="float">
            <text:p>642,887</text:p>
          </table:table-cell>
          <table:table-cell office:value-type="float" office:value="4690239" calcext:value-type="float">
            <text:p>4,690,239</text:p>
          </table:table-cell>
          <table:table-cell office:value-type="float" office:value="601109" calcext:value-type="float">
            <text:p>601,109</text:p>
          </table:table-cell>
          <table:table-cell office:value-type="float" office:value="0" calcext:value-type="float">
            <text:p>0</text:p>
          </table:table-cell>
          <table:table-cell office:value-type="float" office:value="601109" calcext:value-type="float">
            <text:p>601,109</text:p>
          </table:table-cell>
          <table:table-cell office:value-type="float" office:value="5291347" calcext:value-type="float">
            <text:p>5,291,347</text:p>
          </table:table-cell>
          <table:table-cell office:value-type="float" office:value="280843" calcext:value-type="float">
            <text:p>280,8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94];&quot;,&quot;;[.E494];&quot;,&quot;;[.F494];&quot;,&quot;;[.G494];&quot;,&quot;;[.H494];&quot;,&quot;;[.I494];&quot;,&quot;;[.J494];&quot;,&quot;;[.K494];&quot;,&quot;;[.L494];&quot;,&quot;;[.M494];&quot;,&quot;;[.N494];&quot;,&quot;;[.P494];&quot;,&quot;;[.Q494];&quot;,&quot;;[.S494];&quot;,&quot;;[.T494];&quot;,&quot;;[.U494];&quot;,&quot;;[.V494];&quot;,&quot;;[.W494];&quot;,&quot;;[.X49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6,585685,179095,2365697,0,571659,0,113836,61827,169552,642887,601109,0,5291347,280843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6,585685,179095,2365697,0,571659,0,113836,61827,169552,642887,601109,0,5291347,280843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he Journey School</text:p>
          </table:table-cell>
          <table:table-cell office:value-type="float" office:value="4258" calcext:value-type="float">
            <text:p>4258</text:p>
          </table:table-cell>
          <table:table-cell table:formula="of:=VLOOKUP([.B495];[$Sheet2.A488:.C1044];2)" office:value-type="float" office:value="527" calcext:value-type="float">
            <text:p>527</text:p>
          </table:table-cell>
          <table:table-cell office:value-type="float" office:value="123" calcext:value-type="float">
            <text:p>123</text:p>
          </table:table-cell>
          <table:table-cell office:value-type="float" office:value="341367" calcext:value-type="float">
            <text:p>341,367</text:p>
          </table:table-cell>
          <table:table-cell office:value-type="float" office:value="8681" calcext:value-type="float">
            <text:p>8,681</text:p>
          </table:table-cell>
          <table:table-cell office:value-type="float" office:value="562688" calcext:value-type="float">
            <text:p>562,688</text:p>
          </table:table-cell>
          <table:table-cell office:value-type="float" office:value="0" calcext:value-type="float">
            <text:p>0</text:p>
          </table:table-cell>
          <table:table-cell office:value-type="float" office:value="717143" calcext:value-type="float">
            <text:p>717,143</text:p>
          </table:table-cell>
          <table:table-cell office:value-type="float" office:value="108" calcext:value-type="float">
            <text:p>108</text:p>
          </table:table-cell>
          <table:table-cell office:value-type="float" office:value="141265" calcext:value-type="float">
            <text:p>141,265</text:p>
          </table:table-cell>
          <table:table-cell office:value-type="float" office:value="22716" calcext:value-type="float">
            <text:p>22,716</text:p>
          </table:table-cell>
          <table:table-cell office:value-type="float" office:value="132245" calcext:value-type="float">
            <text:p>132,245</text:p>
          </table:table-cell>
          <table:table-cell office:value-type="float" office:value="26654" calcext:value-type="float">
            <text:p>26,654</text:p>
          </table:table-cell>
          <table:table-cell office:value-type="float" office:value="1952867" calcext:value-type="float">
            <text:p>1,952,867</text:p>
          </table:table-cell>
          <table:table-cell office:value-type="float" office:value="248937" calcext:value-type="float">
            <text:p>248,937</text:p>
          </table:table-cell>
          <table:table-cell office:value-type="float" office:value="0" calcext:value-type="float">
            <text:p>0</text:p>
          </table:table-cell>
          <table:table-cell office:value-type="float" office:value="248937" calcext:value-type="float">
            <text:p>248,937</text:p>
          </table:table-cell>
          <table:table-cell office:value-type="float" office:value="2201803" calcext:value-type="float">
            <text:p>2,201,803</text:p>
          </table:table-cell>
          <table:table-cell office:value-type="float" office:value="240680" calcext:value-type="float">
            <text:p>240,68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95];&quot;,&quot;;[.E495];&quot;,&quot;;[.F495];&quot;,&quot;;[.G495];&quot;,&quot;;[.H495];&quot;,&quot;;[.I495];&quot;,&quot;;[.J495];&quot;,&quot;;[.K495];&quot;,&quot;;[.L495];&quot;,&quot;;[.M495];&quot;,&quot;;[.N495];&quot;,&quot;;[.P495];&quot;,&quot;;[.Q495];&quot;,&quot;;[.S495];&quot;,&quot;;[.T495];&quot;,&quot;;[.U495];&quot;,&quot;;[.V495];&quot;,&quot;;[.W495];&quot;,&quot;;[.X49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7,341367,8681,562688,0,717143,108,141265,22716,132245,26654,248937,0,2201803,24068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7,341367,8681,562688,0,717143,108,141265,22716,132245,26654,248937,0,2201803,24068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ciTech Academy Charter School</text:p>
          </table:table-cell>
          <table:table-cell office:value-type="float" office:value="4261" calcext:value-type="float">
            <text:p>4261</text:p>
          </table:table-cell>
          <table:table-cell table:formula="of:=VLOOKUP([.B496];[$Sheet2.A489:.C1045];2)" office:value-type="float" office:value="528" calcext:value-type="float">
            <text:p>528</text:p>
          </table:table-cell>
          <table:table-cell office:value-type="float" office:value="264" calcext:value-type="float">
            <text:p>264</text:p>
          </table:table-cell>
          <table:table-cell office:value-type="float" office:value="643628" calcext:value-type="float">
            <text:p>643,628</text:p>
          </table:table-cell>
          <table:table-cell office:value-type="float" office:value="146014" calcext:value-type="float">
            <text:p>146,014</text:p>
          </table:table-cell>
          <table:table-cell office:value-type="float" office:value="1697052" calcext:value-type="float">
            <text:p>1,697,052</text:p>
          </table:table-cell>
          <table:table-cell office:value-type="float" office:value="0" calcext:value-type="float">
            <text:p>0</text:p>
          </table:table-cell>
          <table:table-cell office:value-type="float" office:value="392114" calcext:value-type="float">
            <text:p>392,114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,772</text:p>
          </table:table-cell>
          <table:table-cell office:value-type="float" office:value="85926" calcext:value-type="float">
            <text:p>85,926</text:p>
          </table:table-cell>
          <table:table-cell office:value-type="float" office:value="259458" calcext:value-type="float">
            <text:p>259,458</text:p>
          </table:table-cell>
          <table:table-cell office:value-type="float" office:value="1151919" calcext:value-type="float">
            <text:p>1,151,919</text:p>
          </table:table-cell>
          <table:table-cell office:value-type="float" office:value="4378882" calcext:value-type="float">
            <text:p>4,378,882</text:p>
          </table:table-cell>
          <table:table-cell office:value-type="float" office:value="358071" calcext:value-type="float">
            <text:p>358,071</text:p>
          </table:table-cell>
          <table:table-cell office:value-type="float" office:value="0" calcext:value-type="float">
            <text:p>0</text:p>
          </table:table-cell>
          <table:table-cell office:value-type="float" office:value="358071" calcext:value-type="float">
            <text:p>358,071</text:p>
          </table:table-cell>
          <table:table-cell office:value-type="float" office:value="4736953" calcext:value-type="float">
            <text:p>4,736,953</text:p>
          </table:table-cell>
          <table:table-cell office:value-type="float" office:value="392950" calcext:value-type="float">
            <text:p>392,9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96];&quot;,&quot;;[.E496];&quot;,&quot;;[.F496];&quot;,&quot;;[.G496];&quot;,&quot;;[.H496];&quot;,&quot;;[.I496];&quot;,&quot;;[.J496];&quot;,&quot;;[.K496];&quot;,&quot;;[.L496];&quot;,&quot;;[.M496];&quot;,&quot;;[.N496];&quot;,&quot;;[.P496];&quot;,&quot;;[.Q496];&quot;,&quot;;[.S496];&quot;,&quot;;[.T496];&quot;,&quot;;[.U496];&quot;,&quot;;[.V496];&quot;,&quot;;[.W496];&quot;,&quot;;[.X49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8,643628,146014,1697052,0,392114,0,2772,85926,259458,1151919,358071,0,4736953,39295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8,643628,146014,1697052,0,392114,0,2772,85926,259458,1151919,358071,0,4736953,39295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Progeny Academy Charter School</text:p>
          </table:table-cell>
          <table:table-cell office:value-type="float" office:value="4263" calcext:value-type="float">
            <text:p>4263</text:p>
          </table:table-cell>
          <table:table-cell table:formula="of:=VLOOKUP([.B497];[$Sheet2.A490:.C1046];2)" office:value-type="float" office:value="529" calcext:value-type="float">
            <text:p>529</text:p>
          </table:table-cell>
          <table:table-cell office:value-type="float" office:value="71" calcext:value-type="float">
            <text:p>71</text:p>
          </table:table-cell>
          <table:table-cell office:value-type="float" office:value="148672" calcext:value-type="float">
            <text:p>148,672</text:p>
          </table:table-cell>
          <table:table-cell office:value-type="float" office:value="17766" calcext:value-type="float">
            <text:p>17,766</text:p>
          </table:table-cell>
          <table:table-cell office:value-type="float" office:value="356479" calcext:value-type="float">
            <text:p>356,479</text:p>
          </table:table-cell>
          <table:table-cell office:value-type="float" office:value="0" calcext:value-type="float">
            <text:p>0</text:p>
          </table:table-cell>
          <table:table-cell office:value-type="float" office:value="281666" calcext:value-type="float">
            <text:p>281,666</text:p>
          </table:table-cell>
          <table:table-cell office:value-type="float" office:value="0" calcext:value-type="float">
            <text:p>0</text:p>
          </table:table-cell>
          <table:table-cell office:value-type="float" office:value="28733" calcext:value-type="float">
            <text:p>28,733</text:p>
          </table:table-cell>
          <table:table-cell office:value-type="float" office:value="45197" calcext:value-type="float">
            <text:p>45,197</text:p>
          </table:table-cell>
          <table:table-cell office:value-type="float" office:value="47656" calcext:value-type="float">
            <text:p>47,656</text:p>
          </table:table-cell>
          <table:table-cell office:value-type="float" office:value="196360" calcext:value-type="float">
            <text:p>196,360</text:p>
          </table:table-cell>
          <table:table-cell office:value-type="float" office:value="1122530" calcext:value-type="float">
            <text:p>1,122,530</text:p>
          </table:table-cell>
          <table:table-cell office:value-type="float" office:value="160040" calcext:value-type="float">
            <text:p>160,040</text:p>
          </table:table-cell>
          <table:table-cell office:value-type="float" office:value="0" calcext:value-type="float">
            <text:p>0</text:p>
          </table:table-cell>
          <table:table-cell office:value-type="float" office:value="160040" calcext:value-type="float">
            <text:p>160,040</text:p>
          </table:table-cell>
          <table:table-cell office:value-type="float" office:value="1282571" calcext:value-type="float">
            <text:p>1,282,571</text:p>
          </table:table-cell>
          <table:table-cell office:value-type="float" office:value="57452" calcext:value-type="float">
            <text:p>57,4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97];&quot;,&quot;;[.E497];&quot;,&quot;;[.F497];&quot;,&quot;;[.G497];&quot;,&quot;;[.H497];&quot;,&quot;;[.I497];&quot;,&quot;;[.J497];&quot;,&quot;;[.K497];&quot;,&quot;;[.L497];&quot;,&quot;;[.M497];&quot;,&quot;;[.N497];&quot;,&quot;;[.P497];&quot;,&quot;;[.Q497];&quot;,&quot;;[.S497];&quot;,&quot;;[.T497];&quot;,&quot;;[.U497];&quot;,&quot;;[.V497];&quot;,&quot;;[.W497];&quot;,&quot;;[.X49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9,148672,17766,356479,0,281666,0,28733,45197,47656,196360,160040,0,1282571,57452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29,148672,17766,356479,0,281666,0,28733,45197,47656,196360,160040,0,1282571,57452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ateway STEM Academy</text:p>
          </table:table-cell>
          <table:table-cell office:value-type="float" office:value="4264" calcext:value-type="float">
            <text:p>4264</text:p>
          </table:table-cell>
          <table:table-cell table:formula="of:=VLOOKUP([.B498];[$Sheet2.A491:.C1047];2)" office:value-type="float" office:value="530" calcext:value-type="float">
            <text:p>530</text:p>
          </table:table-cell>
          <table:table-cell office:value-type="float" office:value="208" calcext:value-type="float">
            <text:p>208</text:p>
          </table:table-cell>
          <table:table-cell office:value-type="float" office:value="461979" calcext:value-type="float">
            <text:p>461,979</text:p>
          </table:table-cell>
          <table:table-cell office:value-type="float" office:value="0" calcext:value-type="float">
            <text:p>0</text:p>
          </table:table-cell>
          <table:table-cell office:value-type="float" office:value="1490355" calcext:value-type="float">
            <text:p>1,490,355</text:p>
          </table:table-cell>
          <table:table-cell office:value-type="float" office:value="0" calcext:value-type="float">
            <text:p>0</text:p>
          </table:table-cell>
          <table:table-cell office:value-type="float" office:value="529248" calcext:value-type="float">
            <text:p>529,248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,633</text:p>
          </table:table-cell>
          <table:table-cell office:value-type="float" office:value="44481" calcext:value-type="float">
            <text:p>44,481</text:p>
          </table:table-cell>
          <table:table-cell office:value-type="float" office:value="297080" calcext:value-type="float">
            <text:p>297,080</text:p>
          </table:table-cell>
          <table:table-cell office:value-type="float" office:value="627556" calcext:value-type="float">
            <text:p>627,556</text:p>
          </table:table-cell>
          <table:table-cell office:value-type="float" office:value="3452331" calcext:value-type="float">
            <text:p>3,452,331</text:p>
          </table:table-cell>
          <table:table-cell office:value-type="float" office:value="384530" calcext:value-type="float">
            <text:p>384,530</text:p>
          </table:table-cell>
          <table:table-cell office:value-type="float" office:value="0" calcext:value-type="float">
            <text:p>0</text:p>
          </table:table-cell>
          <table:table-cell office:value-type="float" office:value="384529" calcext:value-type="float">
            <text:p>384,529</text:p>
          </table:table-cell>
          <table:table-cell office:value-type="float" office:value="3836861" calcext:value-type="float">
            <text:p>3,836,861</text:p>
          </table:table-cell>
          <table:table-cell office:value-type="float" office:value="481483" calcext:value-type="float">
            <text:p>481,4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498];&quot;,&quot;;[.E498];&quot;,&quot;;[.F498];&quot;,&quot;;[.G498];&quot;,&quot;;[.H498];&quot;,&quot;;[.I498];&quot;,&quot;;[.J498];&quot;,&quot;;[.K498];&quot;,&quot;;[.L498];&quot;,&quot;;[.M498];&quot;,&quot;;[.N498];&quot;,&quot;;[.P498];&quot;,&quot;;[.Q498];&quot;,&quot;;[.S498];&quot;,&quot;;[.T498];&quot;,&quot;;[.U498];&quot;,&quot;;[.V498];&quot;,&quot;;[.W498];&quot;,&quot;;[.X49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0,461979,0,1490355,0,529248,0,1633,44481,297080,627556,384530,0,3836861,481483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0,461979,0,1490355,0,529248,0,1633,44481,297080,627556,384530,0,3836861,481483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sota Wildflower Montessori Sch</text:p>
          </table:table-cell>
          <table:table-cell office:value-type="float" office:value="4265" calcext:value-type="float">
            <text:p>4265</text:p>
          </table:table-cell>
          <table:table-cell table:formula="of:=VLOOKUP([.B499];[$Sheet2.A492:.C1048];2)" office:value-type="float" office:value="531" calcext:value-type="float">
            <text:p>531</text:p>
          </table:table-cell>
          <table:table-cell office:value-type="float" office:value="26" calcext:value-type="float">
            <text:p>26</text:p>
          </table:table-cell>
          <table:table-cell office:value-type="float" office:value="55155" calcext:value-type="float">
            <text:p>55,155</text:p>
          </table:table-cell>
          <table:table-cell office:value-type="float" office:value="1469" calcext:value-type="float">
            <text:p>1,469</text:p>
          </table:table-cell>
          <table:table-cell office:value-type="float" office:value="176128" calcext:value-type="float">
            <text:p>176,128</text:p>
          </table:table-cell>
          <table:table-cell office:value-type="float" office:value="0" calcext:value-type="float">
            <text:p>0</text:p>
          </table:table-cell>
          <table:table-cell office:value-type="float" office:value="10222" calcext:value-type="float">
            <text:p>10,222</text:p>
          </table:table-cell>
          <table:table-cell office:value-type="float" office:value="0" calcext:value-type="float">
            <text:p>0</text:p>
          </table:table-cell>
          <table:table-cell office:value-type="float" office:value="2215" calcext:value-type="float">
            <text:p>2,215</text:p>
          </table:table-cell>
          <table:table-cell office:value-type="float" office:value="40832" calcext:value-type="float">
            <text:p>40,832</text:p>
          </table:table-cell>
          <table:table-cell office:value-type="float" office:value="22631" calcext:value-type="float">
            <text:p>22,631</text:p>
          </table:table-cell>
          <table:table-cell office:value-type="float" office:value="3312" calcext:value-type="float">
            <text:p>3,312</text:p>
          </table:table-cell>
          <table:table-cell office:value-type="float" office:value="311965" calcext:value-type="float">
            <text:p>311,965</text:p>
          </table:table-cell>
          <table:table-cell office:value-type="float" office:value="85438" calcext:value-type="float">
            <text:p>85,438</text:p>
          </table:table-cell>
          <table:table-cell office:value-type="float" office:value="0" calcext:value-type="float">
            <text:p>0</text:p>
          </table:table-cell>
          <table:table-cell office:value-type="float" office:value="85438" calcext:value-type="float">
            <text:p>85,438</text:p>
          </table:table-cell>
          <table:table-cell office:value-type="float" office:value="397403" calcext:value-type="float">
            <text:p>397,403</text:p>
          </table:table-cell>
          <table:table-cell office:value-type="float" office:value="38589" calcext:value-type="float">
            <text:p>38,589</text:p>
          </table:table-cell>
          <table:table-cell office:value-type="float" office:value="637183" calcext:value-type="float">
            <text:p>637,18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499];&quot;,&quot;;[.E499];&quot;,&quot;;[.F499];&quot;,&quot;;[.G499];&quot;,&quot;;[.H499];&quot;,&quot;;[.I499];&quot;,&quot;;[.J499];&quot;,&quot;;[.K499];&quot;,&quot;;[.L499];&quot;,&quot;;[.M499];&quot;,&quot;;[.N499];&quot;,&quot;;[.P499];&quot;,&quot;;[.Q499];&quot;,&quot;;[.S499];&quot;,&quot;;[.T499];&quot;,&quot;;[.U499];&quot;,&quot;;[.V499];&quot;,&quot;;[.W499];&quot;,&quot;;[.X49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1,55155,1469,176128,0,10222,0,2215,40832,22631,3312,85438,0,397403,38589,637183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1,55155,1469,176128,0,10222,0,2215,40832,22631,3312,85438,0,397403,38589,637183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hree Rivers Montessori School</text:p>
          </table:table-cell>
          <table:table-cell office:value-type="float" office:value="4266" calcext:value-type="float">
            <text:p>4266</text:p>
          </table:table-cell>
          <table:table-cell table:formula="of:=VLOOKUP([.B500];[$Sheet2.A493:.C1049];2)" office:value-type="float" office:value="532" calcext:value-type="float">
            <text:p>532</text:p>
          </table:table-cell>
          <table:table-cell office:value-type="float" office:value="159" calcext:value-type="float">
            <text:p>159</text:p>
          </table:table-cell>
          <table:table-cell office:value-type="float" office:value="218009" calcext:value-type="float">
            <text:p>218,009</text:p>
          </table:table-cell>
          <table:table-cell office:value-type="float" office:value="100889" calcext:value-type="float">
            <text:p>100,889</text:p>
          </table:table-cell>
          <table:table-cell office:value-type="float" office:value="639287" calcext:value-type="float">
            <text:p>639,287</text:p>
          </table:table-cell>
          <table:table-cell office:value-type="float" office:value="0" calcext:value-type="float">
            <text:p>0</text:p>
          </table:table-cell>
          <table:table-cell office:value-type="float" office:value="569099" calcext:value-type="float">
            <text:p>569,099</text:p>
          </table:table-cell>
          <table:table-cell office:value-type="float" office:value="0" calcext:value-type="float">
            <text:p>0</text:p>
          </table:table-cell>
          <table:table-cell office:value-type="float" office:value="71039" calcext:value-type="float">
            <text:p>71,039</text:p>
          </table:table-cell>
          <table:table-cell office:value-type="float" office:value="45228" calcext:value-type="float">
            <text:p>45,228</text:p>
          </table:table-cell>
          <table:table-cell office:value-type="float" office:value="111709" calcext:value-type="float">
            <text:p>111,709</text:p>
          </table:table-cell>
          <table:table-cell office:value-type="float" office:value="295" calcext:value-type="float">
            <text:p>295</text:p>
          </table:table-cell>
          <table:table-cell office:value-type="float" office:value="1755553" calcext:value-type="float">
            <text:p>1,755,553</text:p>
          </table:table-cell>
          <table:table-cell office:value-type="float" office:value="338266" calcext:value-type="float">
            <text:p>338,266</text:p>
          </table:table-cell>
          <table:table-cell office:value-type="float" office:value="0" calcext:value-type="float">
            <text:p>0</text:p>
          </table:table-cell>
          <table:table-cell office:value-type="float" office:value="338266" calcext:value-type="float">
            <text:p>338,266</text:p>
          </table:table-cell>
          <table:table-cell office:value-type="float" office:value="2093819" calcext:value-type="float">
            <text:p>2,093,819</text:p>
          </table:table-cell>
          <table:table-cell office:value-type="float" office:value="128553" calcext:value-type="float">
            <text:p>128,553</text:p>
          </table:table-cell>
          <table:table-cell office:value-type="float" office:value="36206" calcext:value-type="float">
            <text:p>36,2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500];&quot;,&quot;;[.E500];&quot;,&quot;;[.F500];&quot;,&quot;;[.G500];&quot;,&quot;;[.H500];&quot;,&quot;;[.I500];&quot;,&quot;;[.J500];&quot;,&quot;;[.K500];&quot;,&quot;;[.L500];&quot;,&quot;;[.M500];&quot;,&quot;;[.N500];&quot;,&quot;;[.P500];&quot;,&quot;;[.Q500];&quot;,&quot;;[.S500];&quot;,&quot;;[.T500];&quot;,&quot;;[.U500];&quot;,&quot;;[.V500];&quot;,&quot;;[.W500];&quot;,&quot;;[.X50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2,218009,100889,639287,0,569099,0,71039,45228,111709,295,338266,0,2093819,128553,36206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2,218009,100889,639287,0,569099,0,71039,45228,111709,295,338266,0,2093819,128553,36206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Horizon Science Academy Twin Cities</text:p>
          </table:table-cell>
          <table:table-cell office:value-type="float" office:value="4267" calcext:value-type="float">
            <text:p>4267</text:p>
          </table:table-cell>
          <table:table-cell table:formula="of:=VLOOKUP([.B501];[$Sheet2.A494:.C1050];2)" office:value-type="float" office:value="533" calcext:value-type="float">
            <text:p>533</text:p>
          </table:table-cell>
          <table:table-cell office:value-type="float" office:value="70" calcext:value-type="float">
            <text:p>70</text:p>
          </table:table-cell>
          <table:table-cell office:value-type="float" office:value="223779" calcext:value-type="float">
            <text:p>223,779</text:p>
          </table:table-cell>
          <table:table-cell office:value-type="float" office:value="11225" calcext:value-type="float">
            <text:p>11,225</text:p>
          </table:table-cell>
          <table:table-cell office:value-type="float" office:value="569332" calcext:value-type="float">
            <text:p>569,332</text:p>
          </table:table-cell>
          <table:table-cell office:value-type="float" office:value="0" calcext:value-type="float">
            <text:p>0</text:p>
          </table:table-cell>
          <table:table-cell office:value-type="float" office:value="229890" calcext:value-type="float">
            <text:p>229,890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86225" calcext:value-type="float">
            <text:p>86,225</text:p>
          </table:table-cell>
          <table:table-cell office:value-type="float" office:value="236726" calcext:value-type="float">
            <text:p>236,726</text:p>
          </table:table-cell>
          <table:table-cell office:value-type="float" office:value="156405" calcext:value-type="float">
            <text:p>156,405</text:p>
          </table:table-cell>
          <table:table-cell office:value-type="float" office:value="1515077" calcext:value-type="float">
            <text:p>1,515,077</text:p>
          </table:table-cell>
          <table:table-cell office:value-type="float" office:value="338310" calcext:value-type="float">
            <text:p>338,310</text:p>
          </table:table-cell>
          <table:table-cell office:value-type="float" office:value="0" calcext:value-type="float">
            <text:p>0</text:p>
          </table:table-cell>
          <table:table-cell office:value-type="float" office:value="338310" calcext:value-type="float">
            <text:p>338,310</text:p>
          </table:table-cell>
          <table:table-cell office:value-type="float" office:value="1853387" calcext:value-type="float">
            <text:p>1,853,387</text:p>
          </table:table-cell>
          <table:table-cell office:value-type="float" office:value="74635" calcext:value-type="float">
            <text:p>74,6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501];&quot;,&quot;;[.E501];&quot;,&quot;;[.F501];&quot;,&quot;;[.G501];&quot;,&quot;;[.H501];&quot;,&quot;;[.I501];&quot;,&quot;;[.J501];&quot;,&quot;;[.K501];&quot;,&quot;;[.L501];&quot;,&quot;;[.M501];&quot;,&quot;;[.N501];&quot;,&quot;;[.P501];&quot;,&quot;;[.Q501];&quot;,&quot;;[.S501];&quot;,&quot;;[.T501];&quot;,&quot;;[.U501];&quot;,&quot;;[.V501];&quot;,&quot;;[.W501];&quot;,&quot;;[.X50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3,223779,11225,569332,0,229890,0,1495,86225,236726,156405,338310,0,1853387,74635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3,223779,11225,569332,0,229890,0,1495,86225,236726,156405,338310,0,1853387,74635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eat Oaks Academy Charter School</text:p>
          </table:table-cell>
          <table:table-cell office:value-type="float" office:value="4268" calcext:value-type="float">
            <text:p>4268</text:p>
          </table:table-cell>
          <table:table-cell table:formula="of:=VLOOKUP([.B502];[$Sheet2.A495:.C1051];2)" office:value-type="float" office:value="534" calcext:value-type="float">
            <text:p>534</text:p>
          </table:table-cell>
          <table:table-cell office:value-type="float" office:value="189" calcext:value-type="float">
            <text:p>189</text:p>
          </table:table-cell>
          <table:table-cell office:value-type="float" office:value="250812" calcext:value-type="float">
            <text:p>250,812</text:p>
          </table:table-cell>
          <table:table-cell office:value-type="float" office:value="94582" calcext:value-type="float">
            <text:p>94,582</text:p>
          </table:table-cell>
          <table:table-cell office:value-type="float" office:value="634544" calcext:value-type="float">
            <text:p>634,544</text:p>
          </table:table-cell>
          <table:table-cell office:value-type="float" office:value="0" calcext:value-type="float">
            <text:p>0</text:p>
          </table:table-cell>
          <table:table-cell office:value-type="float" office:value="348858" calcext:value-type="float">
            <text:p>348,858</text:p>
          </table:table-cell>
          <table:table-cell office:value-type="float" office:value="0" calcext:value-type="float">
            <text:p>0</text:p>
          </table:table-cell>
          <table:table-cell office:value-type="float" office:value="48377" calcext:value-type="float">
            <text:p>48,377</text:p>
          </table:table-cell>
          <table:table-cell office:value-type="float" office:value="34198" calcext:value-type="float">
            <text:p>34,198</text:p>
          </table:table-cell>
          <table:table-cell office:value-type="float" office:value="51566" calcext:value-type="float">
            <text:p>51,566</text:p>
          </table:table-cell>
          <table:table-cell office:value-type="float" office:value="103373" calcext:value-type="float">
            <text:p>103,373</text:p>
          </table:table-cell>
          <table:table-cell office:value-type="float" office:value="1566311" calcext:value-type="float">
            <text:p>1,566,311</text:p>
          </table:table-cell>
          <table:table-cell office:value-type="float" office:value="543719" calcext:value-type="float">
            <text:p>543,719</text:p>
          </table:table-cell>
          <table:table-cell office:value-type="float" office:value="0" calcext:value-type="float">
            <text:p>0</text:p>
          </table:table-cell>
          <table:table-cell office:value-type="float" office:value="543719" calcext:value-type="float">
            <text:p>543,719</text:p>
          </table:table-cell>
          <table:table-cell office:value-type="float" office:value="2110030" calcext:value-type="float">
            <text:p>2,110,030</text:p>
          </table:table-cell>
          <table:table-cell office:value-type="float" office:value="43758" calcext:value-type="float">
            <text:p>43,7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502];&quot;,&quot;;[.E502];&quot;,&quot;;[.F502];&quot;,&quot;;[.G502];&quot;,&quot;;[.H502];&quot;,&quot;;[.I502];&quot;,&quot;;[.J502];&quot;,&quot;;[.K502];&quot;,&quot;;[.L502];&quot;,&quot;;[.M502];&quot;,&quot;;[.N502];&quot;,&quot;;[.P502];&quot;,&quot;;[.Q502];&quot;,&quot;;[.S502];&quot;,&quot;;[.T502];&quot;,&quot;;[.U502];&quot;,&quot;;[.V502];&quot;,&quot;;[.W502];&quot;,&quot;;[.X50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4,250812,94582,634544,0,348858,0,48377,34198,51566,103373,543719,0,2110030,43758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4,250812,94582,634544,0,348858,0,48377,34198,51566,103373,543719,0,2110030,43758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Quantum STEAM Academy Charter</text:p>
          </table:table-cell>
          <table:table-cell office:value-type="float" office:value="4269" calcext:value-type="float">
            <text:p>4269</text:p>
          </table:table-cell>
          <table:table-cell table:formula="of:=VLOOKUP([.B503];[$Sheet2.A496:.C1052];2)" office:value-type="float" office:value="535" calcext:value-type="float">
            <text:p>535</text:p>
          </table:table-cell>
          <table:table-cell office:value-type="float" office:value="111" calcext:value-type="float">
            <text:p>111</text:p>
          </table:table-cell>
          <table:table-cell office:value-type="float" office:value="177052" calcext:value-type="float">
            <text:p>177,052</text:p>
          </table:table-cell>
          <table:table-cell office:value-type="float" office:value="57464" calcext:value-type="float">
            <text:p>57,464</text:p>
          </table:table-cell>
          <table:table-cell office:value-type="float" office:value="521403" calcext:value-type="float">
            <text:p>521,403</text:p>
          </table:table-cell>
          <table:table-cell office:value-type="float" office:value="0" calcext:value-type="float">
            <text:p>0</text:p>
          </table:table-cell>
          <table:table-cell office:value-type="float" office:value="388464" calcext:value-type="float">
            <text:p>388,464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,000</text:p>
          </table:table-cell>
          <table:table-cell office:value-type="float" office:value="40918" calcext:value-type="float">
            <text:p>40,918</text:p>
          </table:table-cell>
          <table:table-cell office:value-type="float" office:value="156993" calcext:value-type="float">
            <text:p>156,993</text:p>
          </table:table-cell>
          <table:table-cell office:value-type="float" office:value="246477" calcext:value-type="float">
            <text:p>246,477</text:p>
          </table:table-cell>
          <table:table-cell office:value-type="float" office:value="1590772" calcext:value-type="float">
            <text:p>1,590,772</text:p>
          </table:table-cell>
          <table:table-cell office:value-type="float" office:value="272649" calcext:value-type="float">
            <text:p>272,649</text:p>
          </table:table-cell>
          <table:table-cell office:value-type="float" office:value="0" calcext:value-type="float">
            <text:p>0</text:p>
          </table:table-cell>
          <table:table-cell office:value-type="float" office:value="272649" calcext:value-type="float">
            <text:p>272,649</text:p>
          </table:table-cell>
          <table:table-cell office:value-type="float" office:value="1863421" calcext:value-type="float">
            <text:p>1,863,421</text:p>
          </table:table-cell>
          <table:table-cell office:value-type="float" office:value="108864" calcext:value-type="float">
            <text:p>108,864</text:p>
          </table:table-cell>
          <table:table-cell office:value-type="float" office:value="86324" calcext:value-type="float">
            <text:p>86,3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503];&quot;,&quot;;[.E503];&quot;,&quot;;[.F503];&quot;,&quot;;[.G503];&quot;,&quot;;[.H503];&quot;,&quot;;[.I503];&quot;,&quot;;[.J503];&quot;,&quot;;[.K503];&quot;,&quot;;[.L503];&quot;,&quot;;[.M503];&quot;,&quot;;[.N503];&quot;,&quot;;[.P503];&quot;,&quot;;[.Q503];&quot;,&quot;;[.S503];&quot;,&quot;;[.T503];&quot;,&quot;;[.U503];&quot;,&quot;;[.V503];&quot;,&quot;;[.W503];&quot;,&quot;;[.X50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5,177052,57464,521403,0,388464,0,2000,40918,156993,246477,272649,0,1863421,108864,86324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5,177052,57464,521403,0,388464,0,2000,40918,156993,246477,272649,0,1863421,108864,86324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EAM Academy Charter School</text:p>
          </table:table-cell>
          <table:table-cell office:value-type="float" office:value="4270" calcext:value-type="float">
            <text:p>4270</text:p>
          </table:table-cell>
          <table:table-cell table:formula="of:=VLOOKUP([.B504];[$Sheet2.A497:.C1053];2)" office:value-type="float" office:value="536" calcext:value-type="float">
            <text:p>536</text:p>
          </table:table-cell>
          <table:table-cell office:value-type="float" office:value="61" calcext:value-type="float">
            <text:p>61</text:p>
          </table:table-cell>
          <table:table-cell office:value-type="float" office:value="209576" calcext:value-type="float">
            <text:p>209,576</text:p>
          </table:table-cell>
          <table:table-cell office:value-type="float" office:value="16546" calcext:value-type="float">
            <text:p>16,546</text:p>
          </table:table-cell>
          <table:table-cell office:value-type="float" office:value="333483" calcext:value-type="float">
            <text:p>333,483</text:p>
          </table:table-cell>
          <table:table-cell office:value-type="float" office:value="0" calcext:value-type="float">
            <text:p>0</text:p>
          </table:table-cell>
          <table:table-cell office:value-type="float" office:value="83390" calcext:value-type="float">
            <text:p>83,39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,258</text:p>
          </table:table-cell>
          <table:table-cell office:value-type="float" office:value="12626" calcext:value-type="float">
            <text:p>12,626</text:p>
          </table:table-cell>
          <table:table-cell office:value-type="float" office:value="74978" calcext:value-type="float">
            <text:p>74,978</text:p>
          </table:table-cell>
          <table:table-cell office:value-type="float" office:value="87100" calcext:value-type="float">
            <text:p>87,100</text:p>
          </table:table-cell>
          <table:table-cell office:value-type="float" office:value="818957" calcext:value-type="float">
            <text:p>818,957</text:p>
          </table:table-cell>
          <table:table-cell office:value-type="float" office:value="115846" calcext:value-type="float">
            <text:p>115,846</text:p>
          </table:table-cell>
          <table:table-cell office:value-type="float" office:value="0" calcext:value-type="float">
            <text:p>0</text:p>
          </table:table-cell>
          <table:table-cell office:value-type="float" office:value="115846" calcext:value-type="float">
            <text:p>115,846</text:p>
          </table:table-cell>
          <table:table-cell office:value-type="float" office:value="934803" calcext:value-type="float">
            <text:p>934,803</text:p>
          </table:table-cell>
          <table:table-cell office:value-type="float" office:value="39462" calcext:value-type="float">
            <text:p>39,4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504];&quot;,&quot;;[.E504];&quot;,&quot;;[.F504];&quot;,&quot;;[.G504];&quot;,&quot;;[.H504];&quot;,&quot;;[.I504];&quot;,&quot;;[.J504];&quot;,&quot;;[.K504];&quot;,&quot;;[.L504];&quot;,&quot;;[.M504];&quot;,&quot;;[.N504];&quot;,&quot;;[.P504];&quot;,&quot;;[.Q504];&quot;,&quot;;[.S504];&quot;,&quot;;[.T504];&quot;,&quot;;[.U504];&quot;,&quot;;[.V504];&quot;,&quot;;[.W504];&quot;,&quot;;[.X50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6,209576,16546,333483,0,83390,0,1258,12626,74978,87100,115846,0,934803,39462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6,209576,16546,333483,0,83390,0,1258,12626,74978,87100,115846,0,934803,39462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urora Waasakone Community of Learn</text:p>
          </table:table-cell>
          <table:table-cell office:value-type="float" office:value="4271" calcext:value-type="float">
            <text:p>4271</text:p>
          </table:table-cell>
          <table:table-cell table:formula="of:=VLOOKUP([.B505];[$Sheet2.A498:.C1054];2)" office:value-type="float" office:value="537" calcext:value-type="float">
            <text:p>537</text:p>
          </table:table-cell>
          <table:table-cell office:value-type="float" office:value="111" calcext:value-type="float">
            <text:p>111</text:p>
          </table:table-cell>
          <table:table-cell office:value-type="float" office:value="222375" calcext:value-type="float">
            <text:p>222,375</text:p>
          </table:table-cell>
          <table:table-cell office:value-type="float" office:value="116015" calcext:value-type="float">
            <text:p>116,015</text:p>
          </table:table-cell>
          <table:table-cell office:value-type="float" office:value="695737" calcext:value-type="float">
            <text:p>695,737</text:p>
          </table:table-cell>
          <table:table-cell office:value-type="float" office:value="0" calcext:value-type="float">
            <text:p>0</text:p>
          </table:table-cell>
          <table:table-cell office:value-type="float" office:value="452823" calcext:value-type="float">
            <text:p>452,823</text:p>
          </table:table-cell>
          <table:table-cell office:value-type="float" office:value="0" calcext:value-type="float">
            <text:p>0</text:p>
          </table:table-cell>
          <table:table-cell office:value-type="float" office:value="2543" calcext:value-type="float">
            <text:p>2,543</text:p>
          </table:table-cell>
          <table:table-cell office:value-type="float" office:value="41492" calcext:value-type="float">
            <text:p>41,492</text:p>
          </table:table-cell>
          <table:table-cell office:value-type="float" office:value="46429" calcext:value-type="float">
            <text:p>46,429</text:p>
          </table:table-cell>
          <table:table-cell office:value-type="float" office:value="0" calcext:value-type="float">
            <text:p>0</text:p>
          </table:table-cell>
          <table:table-cell office:value-type="float" office:value="1577415" calcext:value-type="float">
            <text:p>1,577,415</text:p>
          </table:table-cell>
          <table:table-cell office:value-type="float" office:value="169733" calcext:value-type="float">
            <text:p>169,733</text:p>
          </table:table-cell>
          <table:table-cell office:value-type="float" office:value="0" calcext:value-type="float">
            <text:p>0</text:p>
          </table:table-cell>
          <table:table-cell office:value-type="float" office:value="169733" calcext:value-type="float">
            <text:p>169,733</text:p>
          </table:table-cell>
          <table:table-cell office:value-type="float" office:value="1747148" calcext:value-type="float">
            <text:p>1,747,148</text:p>
          </table:table-cell>
          <table:table-cell office:value-type="float" office:value="87871" calcext:value-type="float">
            <text:p>87,8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505];&quot;,&quot;;[.E505];&quot;,&quot;;[.F505];&quot;,&quot;;[.G505];&quot;,&quot;;[.H505];&quot;,&quot;;[.I505];&quot;,&quot;;[.J505];&quot;,&quot;;[.K505];&quot;,&quot;;[.L505];&quot;,&quot;;[.M505];&quot;,&quot;;[.N505];&quot;,&quot;;[.P505];&quot;,&quot;;[.Q505];&quot;,&quot;;[.S505];&quot;,&quot;;[.T505];&quot;,&quot;;[.U505];&quot;,&quot;;[.V505];&quot;,&quot;;[.W505];&quot;,&quot;;[.X50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7,222375,116015,695737,0,452823,0,2543,41492,46429,0,169733,0,1747148,87871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7,222375,116015,695737,0,452823,0,2543,41492,46429,0,169733,0,1747148,87871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odern Montessori Charter School</text:p>
          </table:table-cell>
          <table:table-cell office:value-type="float" office:value="4273" calcext:value-type="float">
            <text:p>4273</text:p>
          </table:table-cell>
          <table:table-cell table:formula="of:=VLOOKUP([.B506];[$Sheet2.A499:.C1055];2)" office:value-type="float" office:value="538" calcext:value-type="float">
            <text:p>538</text:p>
          </table:table-cell>
          <table:table-cell office:value-type="float" office:value="170" calcext:value-type="float">
            <text:p>170</text:p>
          </table:table-cell>
          <table:table-cell office:value-type="float" office:value="316807" calcext:value-type="float">
            <text:p>316,807</text:p>
          </table:table-cell>
          <table:table-cell office:value-type="float" office:value="55" calcext:value-type="float">
            <text:p>55</text:p>
          </table:table-cell>
          <table:table-cell office:value-type="float" office:value="822686" calcext:value-type="float">
            <text:p>822,686</text:p>
          </table:table-cell>
          <table:table-cell office:value-type="float" office:value="0" calcext:value-type="float">
            <text:p>0</text:p>
          </table:table-cell>
          <table:table-cell office:value-type="float" office:value="372214" calcext:value-type="float">
            <text:p>372,214</text:p>
          </table:table-cell>
          <table:table-cell office:value-type="float" office:value="0" calcext:value-type="float">
            <text:p>0</text:p>
          </table:table-cell>
          <table:table-cell office:value-type="float" office:value="6594" calcext:value-type="float">
            <text:p>6,594</text:p>
          </table:table-cell>
          <table:table-cell office:value-type="float" office:value="2319" calcext:value-type="float">
            <text:p>2,319</text:p>
          </table:table-cell>
          <table:table-cell office:value-type="float" office:value="117150" calcext:value-type="float">
            <text:p>117,150</text:p>
          </table:table-cell>
          <table:table-cell office:value-type="float" office:value="108120" calcext:value-type="float">
            <text:p>108,120</text:p>
          </table:table-cell>
          <table:table-cell office:value-type="float" office:value="1745947" calcext:value-type="float">
            <text:p>1,745,947</text:p>
          </table:table-cell>
          <table:table-cell office:value-type="float" office:value="370463" calcext:value-type="float">
            <text:p>370,463</text:p>
          </table:table-cell>
          <table:table-cell office:value-type="float" office:value="33060" calcext:value-type="float">
            <text:p>33,060</text:p>
          </table:table-cell>
          <table:table-cell office:value-type="float" office:value="403523" calcext:value-type="float">
            <text:p>403,523</text:p>
          </table:table-cell>
          <table:table-cell office:value-type="float" office:value="2149470" calcext:value-type="float">
            <text:p>2,149,470</text:p>
          </table:table-cell>
          <table:table-cell office:value-type="float" office:value="87861" calcext:value-type="float">
            <text:p>87,861</text:p>
          </table:table-cell>
          <table:table-cell office:value-type="float" office:value="122685" calcext:value-type="float">
            <text:p>122,6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506];&quot;,&quot;;[.E506];&quot;,&quot;;[.F506];&quot;,&quot;;[.G506];&quot;,&quot;;[.H506];&quot;,&quot;;[.I506];&quot;,&quot;;[.J506];&quot;,&quot;;[.K506];&quot;,&quot;;[.L506];&quot;,&quot;;[.M506];&quot;,&quot;;[.N506];&quot;,&quot;;[.P506];&quot;,&quot;;[.Q506];&quot;,&quot;;[.S506];&quot;,&quot;;[.T506];&quot;,&quot;;[.U506];&quot;,&quot;;[.V506];&quot;,&quot;;[.W506];&quot;,&quot;;[.X50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8,316807,55,822686,0,372214,0,6594,2319,117150,108120,370463,33060,2149470,87861,122685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8,316807,55,822686,0,372214,0,6594,2319,117150,108120,370463,33060,2149470,87861,122685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. Paul School of Northern Lights</text:p>
          </table:table-cell>
          <table:table-cell office:value-type="float" office:value="4275" calcext:value-type="float">
            <text:p>4275</text:p>
          </table:table-cell>
          <table:table-cell table:formula="of:=VLOOKUP([.B507];[$Sheet2.A500:.C1056];2)" office:value-type="float" office:value="539" calcext:value-type="float">
            <text:p>539</text:p>
          </table:table-cell>
          <table:table-cell office:value-type="float" office:value="209" calcext:value-type="float">
            <text:p>209</text:p>
          </table:table-cell>
          <table:table-cell office:value-type="float" office:value="246089" calcext:value-type="float">
            <text:p>246,089</text:p>
          </table:table-cell>
          <table:table-cell office:value-type="float" office:value="77116" calcext:value-type="float">
            <text:p>77,116</text:p>
          </table:table-cell>
          <table:table-cell office:value-type="float" office:value="1098230" calcext:value-type="float">
            <text:p>1,098,230</text:p>
          </table:table-cell>
          <table:table-cell office:value-type="float" office:value="0" calcext:value-type="float">
            <text:p>0</text:p>
          </table:table-cell>
          <table:table-cell office:value-type="float" office:value="1044412" calcext:value-type="float">
            <text:p>1,044,412</text:p>
          </table:table-cell>
          <table:table-cell office:value-type="float" office:value="0" calcext:value-type="float">
            <text:p>0</text:p>
          </table:table-cell>
          <table:table-cell office:value-type="float" office:value="22656" calcext:value-type="float">
            <text:p>22,656</text:p>
          </table:table-cell>
          <table:table-cell office:value-type="float" office:value="42470" calcext:value-type="float">
            <text:p>42,470</text:p>
          </table:table-cell>
          <table:table-cell office:value-type="float" office:value="115405" calcext:value-type="float">
            <text:p>115,405</text:p>
          </table:table-cell>
          <table:table-cell office:value-type="float" office:value="79996" calcext:value-type="float">
            <text:p>79,996</text:p>
          </table:table-cell>
          <table:table-cell office:value-type="float" office:value="2726374" calcext:value-type="float">
            <text:p>2,726,374</text:p>
          </table:table-cell>
          <table:table-cell office:value-type="float" office:value="331089" calcext:value-type="float">
            <text:p>331,089</text:p>
          </table:table-cell>
          <table:table-cell office:value-type="float" office:value="0" calcext:value-type="float">
            <text:p>0</text:p>
          </table:table-cell>
          <table:table-cell office:value-type="float" office:value="331089" calcext:value-type="float">
            <text:p>331,089</text:p>
          </table:table-cell>
          <table:table-cell office:value-type="float" office:value="3057463" calcext:value-type="float">
            <text:p>3,057,463</text:p>
          </table:table-cell>
          <table:table-cell office:value-type="float" office:value="126909" calcext:value-type="float">
            <text:p>126,909</text:p>
          </table:table-cell>
          <table:table-cell office:value-type="float" office:value="23639" calcext:value-type="float">
            <text:p>23,63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507];&quot;,&quot;;[.E507];&quot;,&quot;;[.F507];&quot;,&quot;;[.G507];&quot;,&quot;;[.H507];&quot;,&quot;;[.I507];&quot;,&quot;;[.J507];&quot;,&quot;;[.K507];&quot;,&quot;;[.L507];&quot;,&quot;;[.M507];&quot;,&quot;;[.N507];&quot;,&quot;;[.P507];&quot;,&quot;;[.Q507];&quot;,&quot;;[.S507];&quot;,&quot;;[.T507];&quot;,&quot;;[.U507];&quot;,&quot;;[.V507];&quot;,&quot;;[.W507];&quot;,&quot;;[.X50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9,246089,77116,1098230,0,1044412,0,22656,42470,115405,79996,331089,0,3057463,126909,23639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39,246089,77116,1098230,0,1044412,0,22656,42470,115405,79996,331089,0,3057463,126909,23639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Notre Ecole Academy</text:p>
          </table:table-cell>
          <table:table-cell office:value-type="float" office:value="4276" calcext:value-type="float">
            <text:p>4276</text:p>
          </table:table-cell>
          <table:table-cell table:formula="of:=VLOOKUP([.B508];[$Sheet2.A501:.C1057];2)" office:value-type="float" office:value="540" calcext:value-type="float">
            <text:p>540</text:p>
          </table:table-cell>
          <table:table-cell office:value-type="float" office:value="41" calcext:value-type="float">
            <text:p>41</text:p>
          </table:table-cell>
          <table:table-cell office:value-type="float" office:value="54151" calcext:value-type="float">
            <text:p>54,151</text:p>
          </table:table-cell>
          <table:table-cell office:value-type="float" office:value="88105" calcext:value-type="float">
            <text:p>88,105</text:p>
          </table:table-cell>
          <table:table-cell office:value-type="float" office:value="396551" calcext:value-type="float">
            <text:p>396,551</text:p>
          </table:table-cell>
          <table:table-cell office:value-type="float" office:value="0" calcext:value-type="float">
            <text:p>0</text:p>
          </table:table-cell>
          <table:table-cell office:value-type="float" office:value="60802" calcext:value-type="float">
            <text:p>60,802</text:p>
          </table:table-cell>
          <table:table-cell office:value-type="float" office:value="0" calcext:value-type="float">
            <text:p>0</text:p>
          </table:table-cell>
          <table:table-cell office:value-type="float" office:value="11222" calcext:value-type="float">
            <text:p>11,222</text:p>
          </table:table-cell>
          <table:table-cell office:value-type="float" office:value="4860" calcext:value-type="float">
            <text:p>4,860</text:p>
          </table:table-cell>
          <table:table-cell office:value-type="float" office:value="26487" calcext:value-type="float">
            <text:p>26,487</text:p>
          </table:table-cell>
          <table:table-cell office:value-type="float" office:value="14160" calcext:value-type="float">
            <text:p>14,160</text:p>
          </table:table-cell>
          <table:table-cell office:value-type="float" office:value="656337" calcext:value-type="float">
            <text:p>656,337</text:p>
          </table:table-cell>
          <table:table-cell office:value-type="float" office:value="184280" calcext:value-type="float">
            <text:p>184,280</text:p>
          </table:table-cell>
          <table:table-cell office:value-type="float" office:value="0" calcext:value-type="float">
            <text:p>0</text:p>
          </table:table-cell>
          <table:table-cell office:value-type="float" office:value="184280" calcext:value-type="float">
            <text:p>184,280</text:p>
          </table:table-cell>
          <table:table-cell office:value-type="float" office:value="840618" calcext:value-type="float">
            <text:p>840,618</text:p>
          </table:table-cell>
          <table:table-cell office:value-type="float" office:value="20247" calcext:value-type="float">
            <text:p>20,247</text:p>
          </table:table-cell>
          <table:table-cell office:value-type="float" office:value="43825" calcext:value-type="float">
            <text:p>43,8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508];&quot;,&quot;;[.E508];&quot;,&quot;;[.F508];&quot;,&quot;;[.G508];&quot;,&quot;;[.H508];&quot;,&quot;;[.I508];&quot;,&quot;;[.J508];&quot;,&quot;;[.K508];&quot;,&quot;;[.L508];&quot;,&quot;;[.M508];&quot;,&quot;;[.N508];&quot;,&quot;;[.P508];&quot;,&quot;;[.Q508];&quot;,&quot;;[.S508];&quot;,&quot;;[.T508];&quot;,&quot;;[.U508];&quot;,&quot;;[.V508];&quot;,&quot;;[.W508];&quot;,&quot;;[.X50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0,54151,88105,396551,0,60802,0,11222,4860,26487,14160,184280,0,840618,20247,43825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0,54151,88105,396551,0,60802,0,11222,4860,26487,14160,184280,0,840618,20247,43825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etro Tech Academy Charter School</text:p>
          </table:table-cell>
          <table:table-cell office:value-type="float" office:value="4277" calcext:value-type="float">
            <text:p>4277</text:p>
          </table:table-cell>
          <table:table-cell table:formula="of:=VLOOKUP([.B509];[$Sheet2.A502:.C1058];2)" office:value-type="float" office:value="541" calcext:value-type="float">
            <text:p>541</text:p>
          </table:table-cell>
          <table:table-cell office:value-type="float" office:value="88" calcext:value-type="float">
            <text:p>88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formula="of:=CONCATENATE([.$Z$3];[.$Y$3];[.C509];&quot;,&quot;;[.E509];&quot;,&quot;;[.F509];&quot;,&quot;;[.G509];&quot;,&quot;;[.H509];&quot;,&quot;;[.I509];&quot;,&quot;;[.J509];&quot;,&quot;;[.K509];&quot;,&quot;;[.L509];&quot;,&quot;;[.M509];&quot;,&quot;;[.N509];&quot;,&quot;;[.P509];&quot;,&quot;;[.Q509];&quot;,&quot;;[.S509];&quot;,&quot;;[.T509];&quot;,&quot;;[.U509];&quot;,&quot;;[.V509];&quot;,&quot;;[.W509];&quot;,&quot;;[.X50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1,0,0,0,0,0,0,0,0,0,0,0,0,0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1,0,0,0,0,0,0,0,0,0,0,0,0,0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inneapolis School of New Music</text:p>
          </table:table-cell>
          <table:table-cell office:value-type="float" office:value="4278" calcext:value-type="float">
            <text:p>4278</text:p>
          </table:table-cell>
          <table:table-cell table:formula="of:=VLOOKUP([.B510];[$Sheet2.A503:.C1059];2)"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formula="of:=CONCATENATE([.$Z$3];[.$Y$3];[.C510];&quot;,&quot;;[.E510];&quot;,&quot;;[.F510];&quot;,&quot;;[.G510];&quot;,&quot;;[.H510];&quot;,&quot;;[.I510];&quot;,&quot;;[.J510];&quot;,&quot;;[.K510];&quot;,&quot;;[.L510];&quot;,&quot;;[.M510];&quot;,&quot;;[.N510];&quot;,&quot;;[.P510];&quot;,&quot;;[.Q510];&quot;,&quot;;[.S510];&quot;,&quot;;[.T510];&quot;,&quot;;[.U510];&quot;,&quot;;[.V510];&quot;,&quot;;[.W510];&quot;,&quot;;[.X51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2,0,0,0,0,0,0,0,0,0,0,0,0,0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2,0,0,0,0,0,0,0,0,0,0,0,0,0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ploration High School</text:p>
          </table:table-cell>
          <table:table-cell office:value-type="float" office:value="4279" calcext:value-type="float">
            <text:p>4279</text:p>
          </table:table-cell>
          <table:table-cell table:formula="of:=VLOOKUP([.B511];[$Sheet2.A504:.C1060];2)" office:value-type="float" office:value="543" calcext:value-type="float">
            <text:p>543</text:p>
          </table:table-cell>
          <table:table-cell office:value-type="float" office:value="49" calcext:value-type="float">
            <text:p>49</text:p>
          </table:table-cell>
          <table:table-cell office:value-type="float" office:value="147577" calcext:value-type="float">
            <text:p>147,577</text:p>
          </table:table-cell>
          <table:table-cell office:value-type="float" office:value="0" calcext:value-type="float">
            <text:p>0</text:p>
          </table:table-cell>
          <table:table-cell office:value-type="float" office:value="281765" calcext:value-type="float">
            <text:p>281,765</text:p>
          </table:table-cell>
          <table:table-cell office:value-type="float" office:value="0" calcext:value-type="float">
            <text:p>0</text:p>
          </table:table-cell>
          <table:table-cell office:value-type="float" office:value="169361" calcext:value-type="float">
            <text:p>169,361</text:p>
          </table:table-cell>
          <table:table-cell office:value-type="float" office:value="410" calcext:value-type="float">
            <text:p>410</text:p>
          </table:table-cell>
          <table:table-cell office:value-type="float" office:value="15134" calcext:value-type="float">
            <text:p>15,134</text:p>
          </table:table-cell>
          <table:table-cell office:value-type="float" office:value="36970" calcext:value-type="float">
            <text:p>36,970</text:p>
          </table:table-cell>
          <table:table-cell office:value-type="float" office:value="24016" calcext:value-type="float">
            <text:p>24,016</text:p>
          </table:table-cell>
          <table:table-cell office:value-type="float" office:value="79698" calcext:value-type="float">
            <text:p>79,698</text:p>
          </table:table-cell>
          <table:table-cell office:value-type="float" office:value="754929" calcext:value-type="float">
            <text:p>754,929</text:p>
          </table:table-cell>
          <table:table-cell office:value-type="float" office:value="152146" calcext:value-type="float">
            <text:p>152,146</text:p>
          </table:table-cell>
          <table:table-cell office:value-type="float" office:value="0" calcext:value-type="float">
            <text:p>0</text:p>
          </table:table-cell>
          <table:table-cell office:value-type="float" office:value="152146" calcext:value-type="float">
            <text:p>152,146</text:p>
          </table:table-cell>
          <table:table-cell office:value-type="float" office:value="907075" calcext:value-type="float">
            <text:p>907,075</text:p>
          </table:table-cell>
          <table:table-cell office:value-type="float" office:value="28888" calcext:value-type="float">
            <text:p>28,8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511];&quot;,&quot;;[.E511];&quot;,&quot;;[.F511];&quot;,&quot;;[.G511];&quot;,&quot;;[.H511];&quot;,&quot;;[.I511];&quot;,&quot;;[.J511];&quot;,&quot;;[.K511];&quot;,&quot;;[.L511];&quot;,&quot;;[.M511];&quot;,&quot;;[.N511];&quot;,&quot;;[.P511];&quot;,&quot;;[.Q511];&quot;,&quot;;[.S511];&quot;,&quot;;[.T511];&quot;,&quot;;[.U511];&quot;,&quot;;[.V511];&quot;,&quot;;[.W511];&quot;,&quot;;[.X51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3,147577,0,281765,0,169361,410,15134,36970,24016,79698,152146,0,907075,28888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3,147577,0,281765,0,169361,410,15134,36970,24016,79698,152146,0,907075,28888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spire Academy Charter School</text:p>
          </table:table-cell>
          <table:table-cell office:value-type="float" office:value="4280" calcext:value-type="float">
            <text:p>4280</text:p>
          </table:table-cell>
          <table:table-cell table:formula="of:=VLOOKUP([.B512];[$Sheet2.A505:.C1061];2)"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  <table:table-cell office:value-type="float" office:value="243528" calcext:value-type="float">
            <text:p>243,528</text:p>
          </table:table-cell>
          <table:table-cell office:value-type="float" office:value="46399" calcext:value-type="float">
            <text:p>46,399</text:p>
          </table:table-cell>
          <table:table-cell office:value-type="float" office:value="322509" calcext:value-type="float">
            <text:p>322,509</text:p>
          </table:table-cell>
          <table:table-cell office:value-type="float" office:value="0" calcext:value-type="float">
            <text:p>0</text:p>
          </table:table-cell>
          <table:table-cell office:value-type="float" office:value="132409" calcext:value-type="float">
            <text:p>132,409</text:p>
          </table:table-cell>
          <table:table-cell office:value-type="float" office:value="0" calcext:value-type="float">
            <text:p>0</text:p>
          </table:table-cell>
          <table:table-cell office:value-type="float" office:value="8149" calcext:value-type="float">
            <text:p>8,149</text:p>
          </table:table-cell>
          <table:table-cell office:value-type="float" office:value="20483" calcext:value-type="float">
            <text:p>20,483</text:p>
          </table:table-cell>
          <table:table-cell office:value-type="float" office:value="112068" calcext:value-type="float">
            <text:p>112,068</text:p>
          </table:table-cell>
          <table:table-cell office:value-type="float" office:value="127640" calcext:value-type="float">
            <text:p>127,640</text:p>
          </table:table-cell>
          <table:table-cell office:value-type="float" office:value="1013185" calcext:value-type="float">
            <text:p>1,013,185</text:p>
          </table:table-cell>
          <table:table-cell office:value-type="float" office:value="95593" calcext:value-type="float">
            <text:p>95,593</text:p>
          </table:table-cell>
          <table:table-cell office:value-type="float" office:value="0" calcext:value-type="float">
            <text:p>0</text:p>
          </table:table-cell>
          <table:table-cell office:value-type="float" office:value="95593" calcext:value-type="float">
            <text:p>95,593</text:p>
          </table:table-cell>
          <table:table-cell office:value-type="float" office:value="1108778" calcext:value-type="float">
            <text:p>1,108,778</text:p>
          </table:table-cell>
          <table:table-cell office:value-type="float" office:value="90497" calcext:value-type="float">
            <text:p>90,4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512];&quot;,&quot;;[.E512];&quot;,&quot;;[.F512];&quot;,&quot;;[.G512];&quot;,&quot;;[.H512];&quot;,&quot;;[.I512];&quot;,&quot;;[.J512];&quot;,&quot;;[.K512];&quot;,&quot;;[.L512];&quot;,&quot;;[.M512];&quot;,&quot;;[.N512];&quot;,&quot;;[.P512];&quot;,&quot;;[.Q512];&quot;,&quot;;[.S512];&quot;,&quot;;[.T512];&quot;,&quot;;[.U512];&quot;,&quot;;[.V512];&quot;,&quot;;[.W512];&quot;,&quot;;[.X51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4,243528,46399,322509,0,132409,0,8149,20483,112068,127640,95593,0,1108778,90497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4,243528,46399,322509,0,132409,0,8149,20483,112068,127640,95593,0,1108778,90497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Innovation Sci &amp; Tech Academy</text:p>
          </table:table-cell>
          <table:table-cell office:value-type="float" office:value="4282" calcext:value-type="float">
            <text:p>4282</text:p>
          </table:table-cell>
          <table:table-cell table:formula="of:=VLOOKUP([.B513];[$Sheet2.A506:.C1062];2)" office:value-type="float" office:value="545" calcext:value-type="float">
            <text:p>545</text:p>
          </table:table-cell>
          <table:table-cell office:value-type="float" office:value="75" calcext:value-type="float">
            <text:p>75</text:p>
          </table:table-cell>
          <table:table-cell office:value-type="float" office:value="85443" calcext:value-type="float">
            <text:p>85,443</text:p>
          </table:table-cell>
          <table:table-cell office:value-type="float" office:value="92475" calcext:value-type="float">
            <text:p>92,475</text:p>
          </table:table-cell>
          <table:table-cell office:value-type="float" office:value="385490" calcext:value-type="float">
            <text:p>385,490</text:p>
          </table:table-cell>
          <table:table-cell office:value-type="float" office:value="0" calcext:value-type="float">
            <text:p>0</text:p>
          </table:table-cell>
          <table:table-cell office:value-type="float" office:value="82728" calcext:value-type="float">
            <text:p>82,728</text:p>
          </table:table-cell>
          <table:table-cell office:value-type="float" office:value="0" calcext:value-type="float">
            <text:p>0</text:p>
          </table:table-cell>
          <table:table-cell office:value-type="float" office:value="10368" calcext:value-type="float">
            <text:p>10,368</text:p>
          </table:table-cell>
          <table:table-cell office:value-type="float" office:value="43498" calcext:value-type="float">
            <text:p>43,498</text:p>
          </table:table-cell>
          <table:table-cell office:value-type="float" office:value="66068" calcext:value-type="float">
            <text:p>66,068</text:p>
          </table:table-cell>
          <table:table-cell office:value-type="float" office:value="123055" calcext:value-type="float">
            <text:p>123,055</text:p>
          </table:table-cell>
          <table:table-cell office:value-type="float" office:value="889126" calcext:value-type="float">
            <text:p>889,126</text:p>
          </table:table-cell>
          <table:table-cell office:value-type="float" office:value="149440" calcext:value-type="float">
            <text:p>149,440</text:p>
          </table:table-cell>
          <table:table-cell office:value-type="float" office:value="0" calcext:value-type="float">
            <text:p>0</text:p>
          </table:table-cell>
          <table:table-cell office:value-type="float" office:value="149440" calcext:value-type="float">
            <text:p>149,440</text:p>
          </table:table-cell>
          <table:table-cell office:value-type="float" office:value="1038567" calcext:value-type="float">
            <text:p>1,038,567</text:p>
          </table:table-cell>
          <table:table-cell office:value-type="float" office:value="55111" calcext:value-type="float">
            <text:p>55,111</text:p>
          </table:table-cell>
          <table:table-cell office:value-type="float" office:value="23987" calcext:value-type="float">
            <text:p>23,98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513];&quot;,&quot;;[.E513];&quot;,&quot;;[.F513];&quot;,&quot;;[.G513];&quot;,&quot;;[.H513];&quot;,&quot;;[.I513];&quot;,&quot;;[.J513];&quot;,&quot;;[.K513];&quot;,&quot;;[.L513];&quot;,&quot;;[.M513];&quot;,&quot;;[.N513];&quot;,&quot;;[.P513];&quot;,&quot;;[.Q513];&quot;,&quot;;[.S513];&quot;,&quot;;[.T513];&quot;,&quot;;[.U513];&quot;,&quot;;[.V513];&quot;,&quot;;[.W513];&quot;,&quot;;[.X51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5,85443,92475,385490,0,82728,0,10368,43498,66068,123055,149440,0,1038567,55111,23987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5,85443,92475,385490,0,82728,0,10368,43498,66068,123055,149440,0,1038567,55111,23987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scuela Exitos Charter School</text:p>
          </table:table-cell>
          <table:table-cell office:value-type="float" office:value="4283" calcext:value-type="float">
            <text:p>4283</text:p>
          </table:table-cell>
          <table:table-cell table:formula="of:=VLOOKUP([.B514];[$Sheet2.A507:.C1063];2)" office:value-type="float" office:value="546" calcext:value-type="float">
            <text:p>546</text:p>
          </table:table-cell>
          <table:table-cell office:value-type="float" office:value="108" calcext:value-type="float">
            <text:p>108</text:p>
          </table:table-cell>
          <table:table-cell office:value-type="float" office:value="136101" calcext:value-type="float">
            <text:p>136,101</text:p>
          </table:table-cell>
          <table:table-cell office:value-type="float" office:value="198133" calcext:value-type="float">
            <text:p>198,133</text:p>
          </table:table-cell>
          <table:table-cell office:value-type="float" office:value="390730" calcext:value-type="float">
            <text:p>390,730</text:p>
          </table:table-cell>
          <table:table-cell office:value-type="float" office:value="0" calcext:value-type="float">
            <text:p>0</text:p>
          </table:table-cell>
          <table:table-cell office:value-type="float" office:value="102677" calcext:value-type="float">
            <text:p>102,677</text:p>
          </table:table-cell>
          <table:table-cell office:value-type="float" office:value="0" calcext:value-type="float">
            <text:p>0</text:p>
          </table:table-cell>
          <table:table-cell office:value-type="float" office:value="22834" calcext:value-type="float">
            <text:p>22,834</text:p>
          </table:table-cell>
          <table:table-cell office:value-type="float" office:value="6389" calcext:value-type="float">
            <text:p>6,389</text:p>
          </table:table-cell>
          <table:table-cell office:value-type="float" office:value="66675" calcext:value-type="float">
            <text:p>66,675</text:p>
          </table:table-cell>
          <table:table-cell office:value-type="float" office:value="197439" calcext:value-type="float">
            <text:p>197,439</text:p>
          </table:table-cell>
          <table:table-cell office:value-type="float" office:value="1120978" calcext:value-type="float">
            <text:p>1,120,978</text:p>
          </table:table-cell>
          <table:table-cell office:value-type="float" office:value="279035" calcext:value-type="float">
            <text:p>279,035</text:p>
          </table:table-cell>
          <table:table-cell office:value-type="float" office:value="0" calcext:value-type="float">
            <text:p>0</text:p>
          </table:table-cell>
          <table:table-cell office:value-type="float" office:value="279035" calcext:value-type="float">
            <text:p>279,035</text:p>
          </table:table-cell>
          <table:table-cell office:value-type="float" office:value="1400013" calcext:value-type="float">
            <text:p>1,400,013</text:p>
          </table:table-cell>
          <table:table-cell office:value-type="float" office:value="106775" calcext:value-type="float">
            <text:p>106,7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514];&quot;,&quot;;[.E514];&quot;,&quot;;[.F514];&quot;,&quot;;[.G514];&quot;,&quot;;[.H514];&quot;,&quot;;[.I514];&quot;,&quot;;[.J514];&quot;,&quot;;[.K514];&quot;,&quot;;[.L514];&quot;,&quot;;[.M514];&quot;,&quot;;[.N514];&quot;,&quot;;[.P514];&quot;,&quot;;[.Q514];&quot;,&quot;;[.S514];&quot;,&quot;;[.T514];&quot;,&quot;;[.U514];&quot;,&quot;;[.V514];&quot;,&quot;;[.W514];&quot;,&quot;;[.X51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6,136101,198133,390730,0,102677,0,22834,6389,66675,197439,279035,0,1400013,106775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6,136101,198133,390730,0,102677,0,22834,6389,66675,197439,279035,0,1400013,106775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entry Academy Charter School</text:p>
          </table:table-cell>
          <table:table-cell office:value-type="float" office:value="4284" calcext:value-type="float">
            <text:p>4284</text:p>
          </table:table-cell>
          <table:table-cell table:formula="of:=VLOOKUP([.B515];[$Sheet2.A508:.C1064];2)" office:value-type="float" office:value="547" calcext:value-type="float">
            <text:p>547</text:p>
          </table:table-cell>
          <table:table-cell office:value-type="float" office:value="291" calcext:value-type="float">
            <text:p>291</text:p>
          </table:table-cell>
          <table:table-cell office:value-type="float" office:value="257143" calcext:value-type="float">
            <text:p>257,143</text:p>
          </table:table-cell>
          <table:table-cell office:value-type="float" office:value="167007" calcext:value-type="float">
            <text:p>167,007</text:p>
          </table:table-cell>
          <table:table-cell office:value-type="float" office:value="1442989" calcext:value-type="float">
            <text:p>1,442,989</text:p>
          </table:table-cell>
          <table:table-cell office:value-type="float" office:value="0" calcext:value-type="float">
            <text:p>0</text:p>
          </table:table-cell>
          <table:table-cell office:value-type="float" office:value="95478" calcext:value-type="float">
            <text:p>95,478</text:p>
          </table:table-cell>
          <table:table-cell office:value-type="float" office:value="403299" calcext:value-type="float">
            <text:p>403,299</text:p>
          </table:table-cell>
          <table:table-cell office:value-type="float" office:value="300" calcext:value-type="float">
            <text:p>300</text:p>
          </table:table-cell>
          <table:table-cell office:value-type="float" office:value="40272" calcext:value-type="float">
            <text:p>40,272</text:p>
          </table:table-cell>
          <table:table-cell office:value-type="float" office:value="295107" calcext:value-type="float">
            <text:p>295,107</text:p>
          </table:table-cell>
          <table:table-cell office:value-type="float" office:value="200589" calcext:value-type="float">
            <text:p>200,589</text:p>
          </table:table-cell>
          <table:table-cell office:value-type="float" office:value="2902184" calcext:value-type="float">
            <text:p>2,902,184</text:p>
          </table:table-cell>
          <table:table-cell office:value-type="float" office:value="971423" calcext:value-type="float">
            <text:p>971,423</text:p>
          </table:table-cell>
          <table:table-cell office:value-type="float" office:value="0" calcext:value-type="float">
            <text:p>0</text:p>
          </table:table-cell>
          <table:table-cell office:value-type="float" office:value="971423" calcext:value-type="float">
            <text:p>971,423</text:p>
          </table:table-cell>
          <table:table-cell office:value-type="float" office:value="3873607" calcext:value-type="float">
            <text:p>3,873,607</text:p>
          </table:table-cell>
          <table:table-cell office:value-type="float" office:value="246566" calcext:value-type="float">
            <text:p>246,5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515];&quot;,&quot;;[.E515];&quot;,&quot;;[.F515];&quot;,&quot;;[.G515];&quot;,&quot;;[.H515];&quot;,&quot;;[.I515];&quot;,&quot;;[.J515];&quot;,&quot;;[.K515];&quot;,&quot;;[.L515];&quot;,&quot;;[.M515];&quot;,&quot;;[.N515];&quot;,&quot;;[.P515];&quot;,&quot;;[.Q515];&quot;,&quot;;[.S515];&quot;,&quot;;[.T515];&quot;,&quot;;[.U515];&quot;,&quot;;[.V515];&quot;,&quot;;[.W515];&quot;,&quot;;[.X51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7,257143,167007,1442989,0,95478,403299,300,40272,295107,200589,971423,0,3873607,24656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7,257143,167007,1442989,0,95478,403299,300,40272,295107,200589,971423,0,3873607,24656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Aim Academy of Science &amp; Technology</text:p>
          </table:table-cell>
          <table:table-cell office:value-type="float" office:value="4285" calcext:value-type="float">
            <text:p>4285</text:p>
          </table:table-cell>
          <table:table-cell table:formula="of:=VLOOKUP([.B516];[$Sheet2.A509:.C1065];2)" office:value-type="float" office:value="548" calcext:value-type="float">
            <text:p>548</text:p>
          </table:table-cell>
          <table:table-cell office:value-type="float" office:value="130" calcext:value-type="float">
            <text:p>130</text:p>
          </table:table-cell>
          <table:table-cell office:value-type="float" office:value="413390" calcext:value-type="float">
            <text:p>413,390</text:p>
          </table:table-cell>
          <table:table-cell office:value-type="float" office:value="0" calcext:value-type="float">
            <text:p>0</text:p>
          </table:table-cell>
          <table:table-cell office:value-type="float" office:value="780152" calcext:value-type="float">
            <text:p>780,152</text:p>
          </table:table-cell>
          <table:table-cell office:value-type="float" office:value="0" calcext:value-type="float">
            <text:p>0</text:p>
          </table:table-cell>
          <table:table-cell office:value-type="float" office:value="101581" calcext:value-type="float">
            <text:p>101,581</text:p>
          </table:table-cell>
          <table:table-cell office:value-type="float" office:value="0" calcext:value-type="float">
            <text:p>0</text:p>
          </table:table-cell>
          <table:table-cell office:value-type="float" office:value="19073" calcext:value-type="float">
            <text:p>19,073</text:p>
          </table:table-cell>
          <table:table-cell office:value-type="float" office:value="28075" calcext:value-type="float">
            <text:p>28,075</text:p>
          </table:table-cell>
          <table:table-cell office:value-type="float" office:value="103644" calcext:value-type="float">
            <text:p>103,644</text:p>
          </table:table-cell>
          <table:table-cell office:value-type="float" office:value="337300" calcext:value-type="float">
            <text:p>337,300</text:p>
          </table:table-cell>
          <table:table-cell office:value-type="float" office:value="1783214" calcext:value-type="float">
            <text:p>1,783,214</text:p>
          </table:table-cell>
          <table:table-cell office:value-type="float" office:value="293664" calcext:value-type="float">
            <text:p>293,664</text:p>
          </table:table-cell>
          <table:table-cell office:value-type="float" office:value="0" calcext:value-type="float">
            <text:p>0</text:p>
          </table:table-cell>
          <table:table-cell office:value-type="float" office:value="293664" calcext:value-type="float">
            <text:p>293,664</text:p>
          </table:table-cell>
          <table:table-cell office:value-type="float" office:value="2076877" calcext:value-type="float">
            <text:p>2,076,877</text:p>
          </table:table-cell>
          <table:table-cell office:value-type="float" office:value="125630" calcext:value-type="float">
            <text:p>125,6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516];&quot;,&quot;;[.E516];&quot;,&quot;;[.F516];&quot;,&quot;;[.G516];&quot;,&quot;;[.H516];&quot;,&quot;;[.I516];&quot;,&quot;;[.J516];&quot;,&quot;;[.K516];&quot;,&quot;;[.L516];&quot;,&quot;;[.M516];&quot;,&quot;;[.N516];&quot;,&quot;;[.P516];&quot;,&quot;;[.Q516];&quot;,&quot;;[.S516];&quot;,&quot;;[.T516];&quot;,&quot;;[.U516];&quot;,&quot;;[.V516];&quot;,&quot;;[.W516];&quot;,&quot;;[.X516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8,413390,0,780152,0,101581,0,19073,28075,103644,337300,293664,0,2076877,12563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8,413390,0,780152,0,101581,0,19073,28075,103644,337300,293664,0,2076877,12563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ink Public Schools</text:p>
          </table:table-cell>
          <table:table-cell office:value-type="float" office:value="4286" calcext:value-type="float">
            <text:p>4286</text:p>
          </table:table-cell>
          <table:table-cell table:formula="of:=VLOOKUP([.B517];[$Sheet2.A510:.C1066];2)"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237449" calcext:value-type="float">
            <text:p>237,449</text:p>
          </table:table-cell>
          <table:table-cell office:value-type="float" office:value="166889" calcext:value-type="float">
            <text:p>166,8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80" calcext:value-type="float">
            <text:p>7,580</text:p>
          </table:table-cell>
          <table:table-cell office:value-type="float" office:value="0" calcext:value-type="float">
            <text:p>0</text:p>
          </table:table-cell>
          <table:table-cell office:value-type="float" office:value="411918" calcext:value-type="float">
            <text:p>411,918</text:p>
          </table:table-cell>
          <table:table-cell office:value-type="float" office:value="19526" calcext:value-type="float">
            <text:p>19,526</text:p>
          </table:table-cell>
          <table:table-cell office:value-type="float" office:value="0" calcext:value-type="float">
            <text:p>0</text:p>
          </table:table-cell>
          <table:table-cell office:value-type="float" office:value="19526" calcext:value-type="float">
            <text:p>19,526</text:p>
          </table:table-cell>
          <table:table-cell office:value-type="float" office:value="431444" calcext:value-type="float">
            <text:p>431,44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517];&quot;,&quot;;[.E517];&quot;,&quot;;[.F517];&quot;,&quot;;[.G517];&quot;,&quot;;[.H517];&quot;,&quot;;[.I517];&quot;,&quot;;[.J517];&quot;,&quot;;[.K517];&quot;,&quot;;[.L517];&quot;,&quot;;[.M517];&quot;,&quot;;[.N517];&quot;,&quot;;[.P517];&quot;,&quot;;[.Q517];&quot;,&quot;;[.S517];&quot;,&quot;;[.T517];&quot;,&quot;;[.U517];&quot;,&quot;;[.V517];&quot;,&quot;;[.W517];&quot;,&quot;;[.X517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9,237449,166889,0,0,0,0,0,0,7580,0,19526,0,431444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49,237449,166889,0,0,0,0,0,0,7580,0,19526,0,431444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ross River Charter School</text:p>
          </table:table-cell>
          <table:table-cell office:value-type="float" office:value="4287" calcext:value-type="float">
            <text:p>4287</text:p>
          </table:table-cell>
          <table:table-cell table:formula="of:=VLOOKUP([.B518];[$Sheet2.A511:.C1067];2)" office:value-type="float" office:value="550" calcext:value-type="float">
            <text:p>550</text:p>
          </table:table-cell>
          <table:table-cell office:value-type="float" office:value="29" calcext:value-type="float">
            <text:p>29</text:p>
          </table:table-cell>
          <table:table-cell office:value-type="float" office:value="177058" calcext:value-type="float">
            <text:p>177,058</text:p>
          </table:table-cell>
          <table:table-cell office:value-type="float" office:value="88848" calcext:value-type="float">
            <text:p>88,848</text:p>
          </table:table-cell>
          <table:table-cell office:value-type="float" office:value="213882" calcext:value-type="float">
            <text:p>213,882</text:p>
          </table:table-cell>
          <table:table-cell office:value-type="float" office:value="0" calcext:value-type="float">
            <text:p>0</text:p>
          </table:table-cell>
          <table:table-cell office:value-type="float" office:value="105774" calcext:value-type="float">
            <text:p>105,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0" calcext:value-type="float">
            <text:p>40,000</text:p>
          </table:table-cell>
          <table:table-cell office:value-type="float" office:value="31521" calcext:value-type="float">
            <text:p>31,521</text:p>
          </table:table-cell>
          <table:table-cell office:value-type="float" office:value="82932" calcext:value-type="float">
            <text:p>82,932</text:p>
          </table:table-cell>
          <table:table-cell office:value-type="float" office:value="740015" calcext:value-type="float">
            <text:p>740,015</text:p>
          </table:table-cell>
          <table:table-cell office:value-type="float" office:value="97382" calcext:value-type="float">
            <text:p>97,382</text:p>
          </table:table-cell>
          <table:table-cell office:value-type="float" office:value="0" calcext:value-type="float">
            <text:p>0</text:p>
          </table:table-cell>
          <table:table-cell office:value-type="float" office:value="97382" calcext:value-type="float">
            <text:p>97,382</text:p>
          </table:table-cell>
          <table:table-cell office:value-type="float" office:value="837397" calcext:value-type="float">
            <text:p>837,397</text:p>
          </table:table-cell>
          <table:table-cell office:value-type="float" office:value="18326" calcext:value-type="float">
            <text:p>18,3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518];&quot;,&quot;;[.E518];&quot;,&quot;;[.F518];&quot;,&quot;;[.G518];&quot;,&quot;;[.H518];&quot;,&quot;;[.I518];&quot;,&quot;;[.J518];&quot;,&quot;;[.K518];&quot;,&quot;;[.L518];&quot;,&quot;;[.M518];&quot;,&quot;;[.N518];&quot;,&quot;;[.P518];&quot;,&quot;;[.Q518];&quot;,&quot;;[.S518];&quot;,&quot;;[.T518];&quot;,&quot;;[.U518];&quot;,&quot;;[.V518];&quot;,&quot;;[.W518];&quot;,&quot;;[.X518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0,177058,88848,213882,0,105774,0,0,40000,31521,82932,97382,0,837397,18326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0,177058,88848,213882,0,105774,0,0,40000,31521,82932,97382,0,837397,18326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andiyohi Academy</text:p>
          </table:table-cell>
          <table:table-cell office:value-type="float" office:value="4288" calcext:value-type="float">
            <text:p>4288</text:p>
          </table:table-cell>
          <table:table-cell table:formula="of:=VLOOKUP([.B519];[$Sheet2.A512:.C1068];2)" office:value-type="float" office:value="551" calcext:value-type="float">
            <text:p>55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formula="of:=CONCATENATE([.$Z$3];[.$Y$3];[.C519];&quot;,&quot;;[.E519];&quot;,&quot;;[.F519];&quot;,&quot;;[.G519];&quot;,&quot;;[.H519];&quot;,&quot;;[.I519];&quot;,&quot;;[.J519];&quot;,&quot;;[.K519];&quot;,&quot;;[.L519];&quot;,&quot;;[.M519];&quot;,&quot;;[.N519];&quot;,&quot;;[.P519];&quot;,&quot;;[.Q519];&quot;,&quot;;[.S519];&quot;,&quot;;[.T519];&quot;,&quot;;[.U519];&quot;,&quot;;[.V519];&quot;,&quot;;[.W519];&quot;,&quot;;[.X519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1,0,0,0,0,0,0,0,0,0,0,0,0,0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1,0,0,0,0,0,0,0,0,0,0,0,0,0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ak Hill Montessori Community</text:p>
          </table:table-cell>
          <table:table-cell office:value-type="float" office:value="4289" calcext:value-type="float">
            <text:p>4289</text:p>
          </table:table-cell>
          <table:table-cell table:formula="of:=VLOOKUP([.B520];[$Sheet2.A513:.C1069];2)" office:value-type="float" office:value="552" calcext:value-type="float">
            <text:p>552</text:p>
          </table:table-cell>
          <table:table-cell office:value-type="float" office:value="139" calcext:value-type="float">
            <text:p>139</text:p>
          </table:table-cell>
          <table:table-cell office:value-type="float" office:value="240407" calcext:value-type="float">
            <text:p>240,407</text:p>
          </table:table-cell>
          <table:table-cell office:value-type="float" office:value="0" calcext:value-type="float">
            <text:p>0</text:p>
          </table:table-cell>
          <table:table-cell office:value-type="float" office:value="975152" calcext:value-type="float">
            <text:p>975,152</text:p>
          </table:table-cell>
          <table:table-cell office:value-type="float" office:value="0" calcext:value-type="float">
            <text:p>0</text:p>
          </table:table-cell>
          <table:table-cell office:value-type="float" office:value="230700" calcext:value-type="float">
            <text:p>230,700</text:p>
          </table:table-cell>
          <table:table-cell office:value-type="float" office:value="0" calcext:value-type="float">
            <text:p>0</text:p>
          </table:table-cell>
          <table:table-cell office:value-type="float" office:value="8249" calcext:value-type="float">
            <text:p>8,249</text:p>
          </table:table-cell>
          <table:table-cell office:value-type="float" office:value="41111" calcext:value-type="float">
            <text:p>41,111</text:p>
          </table:table-cell>
          <table:table-cell office:value-type="float" office:value="296763" calcext:value-type="float">
            <text:p>296,763</text:p>
          </table:table-cell>
          <table:table-cell office:value-type="float" office:value="87874" calcext:value-type="float">
            <text:p>87,874</text:p>
          </table:table-cell>
          <table:table-cell office:value-type="float" office:value="1880257" calcext:value-type="float">
            <text:p>1,880,257</text:p>
          </table:table-cell>
          <table:table-cell office:value-type="float" office:value="217851" calcext:value-type="float">
            <text:p>217,851</text:p>
          </table:table-cell>
          <table:table-cell office:value-type="float" office:value="0" calcext:value-type="float">
            <text:p>0</text:p>
          </table:table-cell>
          <table:table-cell office:value-type="float" office:value="217851" calcext:value-type="float">
            <text:p>217,851</text:p>
          </table:table-cell>
          <table:table-cell office:value-type="float" office:value="2098109" calcext:value-type="float">
            <text:p>2,098,109</text:p>
          </table:table-cell>
          <table:table-cell office:value-type="float" office:value="211164" calcext:value-type="float">
            <text:p>211,164</text:p>
          </table:table-cell>
          <table:table-cell office:value-type="float" office:value="1071456" calcext:value-type="float">
            <text:p>1,071,4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NCATENATE([.$Z$3];[.$Y$3];[.C520];&quot;,&quot;;[.E520];&quot;,&quot;;[.F520];&quot;,&quot;;[.G520];&quot;,&quot;;[.H520];&quot;,&quot;;[.I520];&quot;,&quot;;[.J520];&quot;,&quot;;[.K520];&quot;,&quot;;[.L520];&quot;,&quot;;[.M520];&quot;,&quot;;[.N520];&quot;,&quot;;[.P520];&quot;,&quot;;[.Q520];&quot;,&quot;;[.S520];&quot;,&quot;;[.T520];&quot;,&quot;;[.U520];&quot;,&quot;;[.V520];&quot;,&quot;;[.W520];&quot;,&quot;;[.X520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2,240407,0,975152,0,230700,0,8249,41111,296763,87874,217851,0,2098109,211164,1071456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2,240407,0,975152,0,230700,0,8249,41111,296763,87874,217851,0,2098109,211164,1071456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Kalon Prep Academy</text:p>
          </table:table-cell>
          <table:table-cell office:value-type="float" office:value="4290" calcext:value-type="float">
            <text:p>4290</text:p>
          </table:table-cell>
          <table:table-cell table:formula="of:=VLOOKUP([.B521];[$Sheet2.A514:.C1070];2)" office:value-type="float" office:value="553" calcext:value-type="float">
            <text:p>553</text:p>
          </table:table-cell>
          <table:table-cell office:value-type="float" office:value="104" calcext:value-type="float">
            <text:p>104</text:p>
          </table:table-cell>
          <table:table-cell office:value-type="float" office:value="174955" calcext:value-type="float">
            <text:p>174,955</text:p>
          </table:table-cell>
          <table:table-cell office:value-type="float" office:value="122826" calcext:value-type="float">
            <text:p>122,826</text:p>
          </table:table-cell>
          <table:table-cell office:value-type="float" office:value="623839" calcext:value-type="float">
            <text:p>623,839</text:p>
          </table:table-cell>
          <table:table-cell office:value-type="float" office:value="0" calcext:value-type="float">
            <text:p>0</text:p>
          </table:table-cell>
          <table:table-cell office:value-type="float" office:value="242671" calcext:value-type="float">
            <text:p>242,671</text:p>
          </table:table-cell>
          <table:table-cell office:value-type="float" office:value="0" calcext:value-type="float">
            <text:p>0</text:p>
          </table:table-cell>
          <table:table-cell office:value-type="float" office:value="17599" calcext:value-type="float">
            <text:p>17,599</text:p>
          </table:table-cell>
          <table:table-cell office:value-type="float" office:value="11876" calcext:value-type="float">
            <text:p>11,876</text:p>
          </table:table-cell>
          <table:table-cell office:value-type="float" office:value="77169" calcext:value-type="float">
            <text:p>77,169</text:p>
          </table:table-cell>
          <table:table-cell office:value-type="float" office:value="1803" calcext:value-type="float">
            <text:p>1,803</text:p>
          </table:table-cell>
          <table:table-cell office:value-type="float" office:value="1272739" calcext:value-type="float">
            <text:p>1,272,739</text:p>
          </table:table-cell>
          <table:table-cell office:value-type="float" office:value="412018" calcext:value-type="float">
            <text:p>412,018</text:p>
          </table:table-cell>
          <table:table-cell office:value-type="float" office:value="0" calcext:value-type="float">
            <text:p>0</text:p>
          </table:table-cell>
          <table:table-cell office:value-type="float" office:value="412018" calcext:value-type="float">
            <text:p>412,018</text:p>
          </table:table-cell>
          <table:table-cell office:value-type="float" office:value="1684757" calcext:value-type="float">
            <text:p>1,684,757</text:p>
          </table:table-cell>
          <table:table-cell office:value-type="float" office:value="8979" calcext:value-type="float">
            <text:p>8,9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NCATENATE([.$Z$3];[.$Y$3];[.C521];&quot;,&quot;;[.E521];&quot;,&quot;;[.F521];&quot;,&quot;;[.G521];&quot;,&quot;;[.H521];&quot;,&quot;;[.I521];&quot;,&quot;;[.J521];&quot;,&quot;;[.K521];&quot;,&quot;;[.L521];&quot;,&quot;;[.M521];&quot;,&quot;;[.N521];&quot;,&quot;;[.P521];&quot;,&quot;;[.Q521];&quot;,&quot;;[.S521];&quot;,&quot;;[.T521];&quot;,&quot;;[.U521];&quot;,&quot;;[.V521];&quot;,&quot;;[.W521];&quot;,&quot;;[.X521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3,174955,122826,623839,0,242671,0,17599,11876,77169,1803,412018,0,1684757,8979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3,174955,122826,623839,0,242671,0,17599,11876,77169,1803,412018,0,1684757,8979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reekstone Montessori Charter</text:p>
          </table:table-cell>
          <table:table-cell office:value-type="float" office:value="4291" calcext:value-type="float">
            <text:p>4291</text:p>
          </table:table-cell>
          <table:table-cell table:formula="of:=VLOOKUP([.B522];[$Sheet2.A515:.C1071];2)"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6283" calcext:value-type="float">
            <text:p>6,283</text:p>
          </table:table-cell>
          <table:table-cell office:value-type="float" office:value="20697" calcext:value-type="float">
            <text:p>20,6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27604" calcext:value-type="float">
            <text:p>27,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04" calcext:value-type="float">
            <text:p>27,60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522];&quot;,&quot;;[.E522];&quot;,&quot;;[.F522];&quot;,&quot;;[.G522];&quot;,&quot;;[.H522];&quot;,&quot;;[.I522];&quot;,&quot;;[.J522];&quot;,&quot;;[.K522];&quot;,&quot;;[.L522];&quot;,&quot;;[.M522];&quot;,&quot;;[.N522];&quot;,&quot;;[.P522];&quot;,&quot;;[.Q522];&quot;,&quot;;[.S522];&quot;,&quot;;[.T522];&quot;,&quot;;[.U522];&quot;,&quot;;[.V522];&quot;,&quot;;[.W522];&quot;,&quot;;[.X522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4,6283,20697,0,0,0,0,0,0,624,0,0,0,27604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4,6283,20697,0,0,0,0,0,0,624,0,0,0,27604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chool of Leadership Public Service</text:p>
          </table:table-cell>
          <table:table-cell office:value-type="float" office:value="4292" calcext:value-type="float">
            <text:p>4292</text:p>
          </table:table-cell>
          <table:table-cell table:formula="of:=VLOOKUP([.B523];[$Sheet2.A516:.C1072];2)"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44864" calcext:value-type="float">
            <text:p>44,8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4864" calcext:value-type="float">
            <text:p>44,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64" calcext:value-type="float">
            <text:p>44,86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523];&quot;,&quot;;[.E523];&quot;,&quot;;[.F523];&quot;,&quot;;[.G523];&quot;,&quot;;[.H523];&quot;,&quot;;[.I523];&quot;,&quot;;[.J523];&quot;,&quot;;[.K523];&quot;,&quot;;[.L523];&quot;,&quot;;[.M523];&quot;,&quot;;[.N523];&quot;,&quot;;[.P523];&quot;,&quot;;[.Q523];&quot;,&quot;;[.S523];&quot;,&quot;;[.T523];&quot;,&quot;;[.U523];&quot;,&quot;;[.V523];&quot;,&quot;;[.W523];&quot;,&quot;;[.X523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5,44864,0,0,0,0,0,0,0,0,0,0,0,44864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5,44864,0,0,0,0,0,0,0,0,0,0,0,44864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Rollingstone Community School</text:p>
          </table:table-cell>
          <table:table-cell office:value-type="float" office:value="4293" calcext:value-type="float">
            <text:p>4293</text:p>
          </table:table-cell>
          <table:table-cell table:formula="of:=VLOOKUP([.B524];[$Sheet2.A517:.C1073];2)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4214" calcext:value-type="float">
            <text:p>14,214</text:p>
          </table:table-cell>
          <table:table-cell office:value-type="float" office:value="24373" calcext:value-type="float">
            <text:p>24,373</text:p>
          </table:table-cell>
          <table:table-cell office:value-type="float" office:value="1609" calcext:value-type="float">
            <text:p>1,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61" calcext:value-type="float">
            <text:p>13,761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,920</text:p>
          </table:table-cell>
          <table:table-cell office:value-type="float" office:value="0" calcext:value-type="float">
            <text:p>0</text:p>
          </table:table-cell>
          <table:table-cell office:value-type="float" office:value="55878" calcext:value-type="float">
            <text:p>55,878</text:p>
          </table:table-cell>
          <table:table-cell office:value-type="float" office:value="10832" calcext:value-type="float">
            <text:p>10,832</text:p>
          </table:table-cell>
          <table:table-cell office:value-type="float" office:value="0" calcext:value-type="float">
            <text:p>0</text:p>
          </table:table-cell>
          <table:table-cell office:value-type="float" office:value="10832" calcext:value-type="float">
            <text:p>10,832</text:p>
          </table:table-cell>
          <table:table-cell office:value-type="float" office:value="66710" calcext:value-type="float">
            <text:p>66,71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524];&quot;,&quot;;[.E524];&quot;,&quot;;[.F524];&quot;,&quot;;[.G524];&quot;,&quot;;[.H524];&quot;,&quot;;[.I524];&quot;,&quot;;[.J524];&quot;,&quot;;[.K524];&quot;,&quot;;[.L524];&quot;,&quot;;[.M524];&quot;,&quot;;[.N524];&quot;,&quot;;[.P524];&quot;,&quot;;[.Q524];&quot;,&quot;;[.S524];&quot;,&quot;;[.T524];&quot;,&quot;;[.U524];&quot;,&quot;;[.V524];&quot;,&quot;;[.W524];&quot;,&quot;;[.X524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6,14214,24373,1609,0,0,0,13761,0,1920,0,10832,0,66710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6,14214,24373,1609,0,0,0,13761,0,1920,0,10832,0,66710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Bultum Academy Charter School</text:p>
          </table:table-cell>
          <table:table-cell office:value-type="float" office:value="4295" calcext:value-type="float">
            <text:p>4295</text:p>
          </table:table-cell>
          <table:table-cell table:formula="of:=VLOOKUP([.B525];[$Sheet2.A518:.C1074];2)"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16298" calcext:value-type="float">
            <text:p>16,29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375" calcext:value-type="float">
            <text:p>16,375</text:p>
          </table:table-cell>
          <table:table-cell office:value-type="float" office:value="18000" calcext:value-type="float">
            <text:p>18,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,000</text:p>
          </table:table-cell>
          <table:table-cell office:value-type="float" office:value="34375" calcext:value-type="float">
            <text:p>34,37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NCATENATE([.$Z$3];[.$Y$3];[.C525];&quot;,&quot;;[.E525];&quot;,&quot;;[.F525];&quot;,&quot;;[.G525];&quot;,&quot;;[.H525];&quot;,&quot;;[.I525];&quot;,&quot;;[.J525];&quot;,&quot;;[.K525];&quot;,&quot;;[.L525];&quot;,&quot;;[.M525];&quot;,&quot;;[.N525];&quot;,&quot;;[.P525];&quot;,&quot;;[.Q525];&quot;,&quot;;[.S525];&quot;,&quot;;[.T525];&quot;,&quot;;[.U525];&quot;,&quot;;[.V525];&quot;,&quot;;[.W525];&quot;,&quot;;[.X525];&quot;);&quot;)" office:value-type="string" office:string-value="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7,16298,0,77,0,0,0,0,0,0,0,18000,0,34375,0,0,0,0,0);" calcext:value-type="string">
            <text:p>INSERT INTO expense (fiscal_year, district_id, district_level_admin, school_level_admin, reg_instruct, career_tech_instruct, special_ed, student_activities, instruct_support_services, pupil_support_services,operations_maintenance, transportation,equipment,land_buildings,total_general_fund,total_food_service,total_community_service, total_building_construction,total_debt_service, total_post_emp_debt_service) VALUES (2022,557,16298,0,77,0,0,0,0,0,0,0,18000,0,34375,0,0,0,0,0);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tate</text:p>
          </table:table-cell>
          <table:table-cell table:style-name="ce10"/>
          <table:table-cell/>
          <table:table-cell office:value-type="float" office:value="862572" calcext:value-type="float">
            <text:p>862,572</text:p>
          </table:table-cell>
          <table:table-cell office:value-type="float" office:value="653166204" calcext:value-type="float">
            <text:p>653,166,204</text:p>
          </table:table-cell>
          <table:table-cell office:value-type="float" office:value="477362950" calcext:value-type="float">
            <text:p>477,362,950</text:p>
          </table:table-cell>
          <table:table-cell office:value-type="float" office:value="5240476833" calcext:value-type="float">
            <text:p>5,240,476,833</text:p>
          </table:table-cell>
          <table:table-cell office:value-type="float" office:value="167756894" calcext:value-type="float">
            <text:p>167,756,894</text:p>
          </table:table-cell>
          <table:table-cell office:value-type="float" office:value="2365989881" calcext:value-type="float">
            <text:p>2,365,989,881</text:p>
          </table:table-cell>
          <table:table-cell office:value-type="float" office:value="333320427" calcext:value-type="float">
            <text:p>333,320,427</text:p>
          </table:table-cell>
          <table:table-cell office:value-type="float" office:value="680016164" calcext:value-type="float">
            <text:p>680,016,164</text:p>
          </table:table-cell>
          <table:table-cell office:value-type="float" office:value="469847911" calcext:value-type="float">
            <text:p>469,847,911</text:p>
          </table:table-cell>
          <table:table-cell office:value-type="float" office:value="951906732" calcext:value-type="float">
            <text:p>951,906,732</text:p>
          </table:table-cell>
          <table:table-cell office:value-type="float" office:value="767586228" calcext:value-type="float">
            <text:p>767,586,228</text:p>
          </table:table-cell>
          <table:table-cell office:value-type="float" office:value="12107430224" calcext:value-type="float">
            <text:p>12,107,430,224</text:p>
          </table:table-cell>
          <table:table-cell office:value-type="float" office:value="641253420" calcext:value-type="float">
            <text:p>641,253,420</text:p>
          </table:table-cell>
          <table:table-cell office:value-type="float" office:value="198712176" calcext:value-type="float">
            <text:p>198,712,176</text:p>
          </table:table-cell>
          <table:table-cell office:value-type="float" office:value="839965596" calcext:value-type="float">
            <text:p>839,965,596</text:p>
          </table:table-cell>
          <table:table-cell office:value-type="float" office:value="12947395820" calcext:value-type="float">
            <text:p>12,947,395,820</text:p>
          </table:table-cell>
          <table:table-cell office:value-type="float" office:value="574588081" calcext:value-type="float">
            <text:p>574,588,081</text:p>
          </table:table-cell>
          <table:table-cell office:value-type="float" office:value="557637835" calcext:value-type="float">
            <text:p>557,637,835</text:p>
          </table:table-cell>
          <table:table-cell office:value-type="float" office:value="1529532998" calcext:value-type="float">
            <text:p>1,529,532,998</text:p>
          </table:table-cell>
          <table:table-cell office:value-type="float" office:value="1273642718" calcext:value-type="float">
            <text:p>1,273,642,718</text:p>
          </table:table-cell>
          <table:table-cell office:value-type="float" office:value="46449418" calcext:value-type="float">
            <text:p>46,449,418</text:p>
          </table:table-cell>
          <table:table-cell table:number-columns-repeated="1000"/>
        </table:table-row>
        <table:table-row table:style-name="ro2">
          <table:table-cell table:style-name="ce6" table:number-columns-repeated="24"/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4" table:number-rows-spanned="1">
            <text:p>09/26/2023 5:19:44AM </text:p>
          </table:table-cell>
          <table:covered-table-cell table:number-columns-repeated="23" table:style-name="ce12"/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4" table:number-rows-spanned="1">
            <text:p>fdm_profile1_totexp_xcel/P </text:p>
          </table:table-cell>
          <table:covered-table-cell table:number-columns-repeated="23" table:style-name="ce12"/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4" table:number-rows-spanned="1">
            <text:p>1 of 1</text:p>
          </table:table-cell>
          <table:covered-table-cell table:number-columns-repeated="23" table:style-name="ce12"/>
          <table:table-cell table:number-columns-repeated="1000"/>
        </table:table-row>
        <table:table-row table:style-name="ro2">
          <table:table-cell table:style-name="ce2" table:number-columns-spanned="24" table:number-rows-spanned="1"/>
          <table:covered-table-cell table:number-columns-repeated="23" table:style-name="ce9"/>
          <table:table-cell table:number-columns-repeated="1000"/>
        </table:table-row>
      </table:table>
      <table:table table:name="Sheet2" table:style-name="ta2">
        <office:forms form:automatic-focus="false" form:apply-design-mode="false"/>
        <table:table-column table:style-name="co6" table:number-columns-repeated="2" table:default-cell-style-name="ce16"/>
        <table:table-column table:style-name="co7" table:default-cell-style-name="ce16"/>
        <table:table-row table:style-name="ro2">
          <table:table-cell office:value-type="string" calcext:value-type="string">
            <text:p>distnu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TKIN PUBLIC SCHOOL DISTRI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LL CITY PUBLIC SCHOOL DISTRICT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CGREGOR PUBLIC SCHOOL DISTRIC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TH ST. PAUL PUBLIC SCHOOL DIS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OKA-HENNEPIN SCHOOL DISTRICT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NTENNIAL PUBLIC SCHOOL DISTRICT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UMBIA HEIGHTS PUBLIC SCHOOL DIST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LEY PUBLIC SCHOOL DISTRICT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FRANCIS PUBLIC SCHOOL DISTRICT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RING LAKE PARK PUBLIC SCHOOLS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TROIT LAKES PUBLIC SCHOOL DIST.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ZEE-VERGAS PUBLIC SCHOOL DIST.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INE POINT PUBLIC SCHOOL DISTRICT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MIDJI PUBLIC SCHOOL DISTRICT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ACKDUCK PUBLIC SCHOOL DISTRICT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ELLIHER PUBLIC SCHOOL DISTRICT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 LAKE PUBLIC SCHOOL DISTRICT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UK RAPIDS-RICE PUBLIC SCHOOL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LEY PUBLIC SCHOOL DISTRICT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. CLAIR PUBLIC SCHOOL DISTRICT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NKATO PUBLIC SCHOOL DISTRICT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FREY PUBLIC SCHOOL DISTRICT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LEEPY EYE PUBLIC SCHOOL DISTRICT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RINGFIELD PUBLIC SCHOOL DISTRICT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ULM PUBLIC SCHOOL DISTRICT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RNUM PUBLIC SCHOOL DISTRICT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RLTON PUBLIC SCHOOL DISTRICT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QUET PUBLIC SCHOOL DISTRICT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OMWELL-WRIGHT PUBLIC SCHOOLS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OSE LAKE PUBLIC SCHOOL DISTRICT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SKO PUBLIC SCHOOL DISTRICT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RENSHALL PUBLIC SCHOOL DISTRICT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ENTRAL PUBLIC SCHOOL DISTRICT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ACONIA PUBLIC SCHOOL DISTRICT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TERTOWN-MAYER PUBLIC SCHOOL DIST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ASTERN CARVER COUNTY PUBLIC SCHOOL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ALKER-HACKENSACK-AKELEY SCHL. DIST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SS LAKE-BENA PUBLIC SCHOOLS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ILLAGER PUBLIC SCHOOL DISTRICT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RTHLAND COMMUNITY SCHOOLS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NTEVIDEO PUBLIC SCHOOL DISTRICT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RTH BRANCH AREA PUBLIC SCHOOLS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SH CITY PUBLIC SCHOOL DISTRICT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ARNESVILLE PUBLIC SCHOOL DIST.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WLEY PUBLIC SCHOOL DISTRICT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ORHEAD AREA PUBLIC SCHOOLS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GLEY PUBLIC SCHOOL DISTRICT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OK COUNTY PUBLIC SCHOOLS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OUNTAIN LAKE PUBLIC SCHOOLS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M PUBLIC SCHOOL DISTRICT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INERD PUBLIC SCHOOL DISTRICT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OSBY-IRONTON PUBLIC SCHOOL DIST.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EQUOT LAKES PUBLIC SCHOOLS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RNSVILLE PUBLIC SCHOOL DISTRICT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RMINGTON PUBLIC SCHOOL DISTRICT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AKEVILLE PUBLIC SCHOOL DISTRICT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NDOLPH PUBLIC SCHOOL DISTRICT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SEMOUNT-APPLE VALLEY-EAGAN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ST ST. PAUL-MENDOTA HEIGHTS-EAGAN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VER GROVE HEIGHTS SCHOOL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STINGS PUBLIC SCHOOL DISTRICT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YFIELD PUBLIC SCHOOL DISTRICT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SSON-MANTORVILLE SCHOOL DISTRICT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EXANDRIA PUBLIC SCHOOL DISTRICT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RANDON PUBLIC SCHOOL DISTRICT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VANSVILLE PUBLIC SCHOOL DISTRICT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SAKIS PUBLIC SCHOOL DISTRICT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TFIELD PUBLIC SCHOOLS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NESBORO PUBLIC SCHOOL DISTRICT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BEL-CANTON PUBLIC SCHOOL DISTRICT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SHFORD-PETERSON PUBLIC SCHOOLS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BERT LEA PUBLIC SCHOOL DISTRICT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DEN-CONGER PUBLIC SCHOOL DISTRICT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NNON FALLS PUBLIC SCHOOL DISTRICT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ODHUE PUBLIC SCHOOL DISTRICT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INE ISLAND PUBLIC SCHOOL DISTRICT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D WING PUBLIC SCHOOL DISTRICT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SHBY PUBLIC SCHOOL DISTRICT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RMAN-NORCROSS SCHOOL DISTRICT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OPKINS PUBLIC SCHOOL DISTRICT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OOMINGTON PUBLIC SCHOOL DISTRICT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DEN PRAIRIE PUBLIC SCHOOL DISTRICT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DINA PUBLIC SCHOOL DISTRICT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NNETONKA PUBLIC SCHOOL DISTRICT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WESTONKA PUBLIC SCHOOL DISTRICT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RONO PUBLIC SCHOOL DISTRICT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SSEO PUBLIC SCHOOL DISTRICT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ICHFIELD PUBLIC SCHOOL DISTRICT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BBINSDALE PUBLIC SCHOOL DISTRICT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. ANTHONY-NEW BRIGHTON SCHOOL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T. LOUIS PARK PUBLIC SCHOOL DIST.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AYZATA PUBLIC SCHOOL DISTRICT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ROOKLYN CENTER SCHOOL DISTRICT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USTON PUBLIC SCHOOL DISTRICT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PRING GROVE SCHOOL DISTRICT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ALEDONIA PUBLIC SCHOOL DISTRICT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 CRESCENT-HOKAH SCHOOL DISTRICT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PORTE PUBLIC SCHOOL DISTRICT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VIS PUBLIC SCHOOL DISTRICT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K RAPIDS PUBLIC SCHOOL DISTRICT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RAHAM PUBLIC SCHOOL DISTRICT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WAY PUBLIC SCHOOL DISTRICT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ER RIVER PUBLIC SCHOOL DISTRICT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RAND RAPIDS PUBLIC SCHOOL DISTRICT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SHWAUK-KEEWATIN SCHOOL DISTRICT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ANCONIA PUBLIC SCHOOL DISTRICT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ERON LAKE-OKABENA SCHOOL DISTRICT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RA PUBLIC SCHOOL DISTRICT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GILVIE PUBLIC SCHOOL DISTRICT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W LONDON-SPICER SCHOOL DISTRICT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ILLMAR PUBLIC SCHOOL DISTRICT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NCASTER PUBLIC SCHOOL DISTRICT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NTERNATIONAL FALLS SCHOOL DISTRICT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ITTLEFORK-BIG FALLS SCHOOL DIST.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OUTH KOOCHICHING SCHOOL DISTRICT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AWSON-BOYD PUBLIC SCHOOL DISTRICT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KE SUPERIOR PUBLIC SCHOOL DIST.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KE OF THE WOODS SCHOOL DISTRICT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LEVELAND PUBLIC SCHOOL DISTRICT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E CENTER PUBLIC SCHOOL DISTRICT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NTGOMERY-LONSDALE SCHOOL DISTRICT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ENDRICKS PUBLIC SCHOOL DISTRICT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VANHOE PUBLIC SCHOOL DISTRICT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KE BENTON PUBLIC SCHOOL DISTRICT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RSHALL PUBLIC SCHOOL DISTRICT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INNEOTA PUBLIC SCHOOL DISTRICT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YND PUBLIC SCHOOL DISTRICT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UTCHINSON PUBLIC SCHOOL DISTRICT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ESTER PRAIRIE PUBLIC SCHOOL DIST.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HNOMEN PUBLIC SCHOOL DISTRICT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AUBUN-OGEMA-WHITE EARTH SCHOOLS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RSHALL COUNTY CENTRAL SCHOOLS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RYGLA PUBLIC SCHOOL DISTRICT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RUMAN PUBLIC SCHOOL DISTRICT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DEN VALLEY-WATKINS SCHOOL DISTRICT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ITCHFIELD PUBLIC SCHOOL DISTRICT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ASSEL-COKATO PUBLIC SCHOOLS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SLE PUBLIC SCHOOL DISTRICT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INCETON PUBLIC SCHOOL DISTRICT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NAMIA PUBLIC SCHOOL DISTRICT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ITTLE FALLS PUBLIC SCHOOL DISTRICT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IERZ PUBLIC SCHOOL DISTRICT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OYALTON PUBLIC SCHOOL DISTRICT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WANVILLE PUBLIC SCHOOL DISTRICT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UPSALA PUBLIC SCHOOL DISTRICT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USTIN PUBLIC SCHOOL DISTRICT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RAND MEADOW PUBLIC SCHOOL DISTRICT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YLE PUBLIC SCHOOL DISTRICT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EROY-OSTRANDER PUBLIC SCHOOLS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OUTHLAND PUBLIC SCHOOL DISTRICT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ULDA PUBLIC SCHOOL DISTRICT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ICOLLET PUBLIC SCHOOL DISTRICT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T. PETER PUBLIC SCHOOL DISTRICT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DRIAN PUBLIC SCHOOL DISTRICT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EWSTER PUBLIC SCHOOL DISTRICT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LLSWORTH PUBLIC SCHOOL DISTRICT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OUND LAKE PUBLIC SCHOOL DISTRICT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ORTHINGTON PUBLIC SCHOOL DISTRICT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YRON PUBLIC SCHOOL DISTRICT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VER-EYOTA PUBLIC SCHOOL DISTRICT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TEWARTVILLE PUBLIC SCHOOL DISTRICT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OCHESTER PUBLIC SCHOOL DISTRICT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ATTLE LAKE PUBLIC SCHOOL DISTRICT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ERGUS FALLS PUBLIC SCHOOL DISTRICT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ENNING PUBLIC SCHOOL DISTRICT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ARKERS PRAIRIE PUBLIC SCHOOL DIST.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ELICAN RAPIDS PUBLIC SCHOOLS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ERHAM-DENT PUBLIC SCHOOL DISTRICT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UNDERWOOD PUBLIC SCHOOL DISTRICT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EW YORK MILLS PUBLIC SCHOOL DIST.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GOODRIDGE PUBLIC SCHOOL DISTRICT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HIEF RIVER FALLS SCHOOL DISTRICT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WILLOW RIVER PUBLIC SCHOOL DISTRICT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INE CITY PUBLIC SCHOOL DISTRICT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DGERTON PUBLIC SCHOOL DISTRICT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LIMAX-SHELLY PUBLIC SCHOOLS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ROOKSTON PUBLIC SCHOOL DISTRICT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AST GRAND FORKS PUBLIC SCHOOL DIST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ERTILE-BELTRAMI SCHOOL DISTRICT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ISHER PUBLIC SCHOOL DISTRICT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OSSTON PUBLIC SCHOOL DISTRICT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YRUS PUBLIC SCHOOL DISTRICT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OUNDS VIEW PUBLIC SCHOOL DISTRICT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ORTH ST. PAUL-MAPLEWOOD OAKDALE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ROSEVILLE PUBLIC SCHOOL DISTRICT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WHITE BEAR LAKE SCHOOL DISTRICT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T. PAUL PUBLIC SCHOOL DISTRICT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OKLEE PUBLIC SCHOOL DISTRICT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LUMMER PUBLIC SCHOOL DISTRICT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D LAKE FALLS PUBLIC SCHOOL DIST.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ILROY PUBLIC SCHOOL DISTRICT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ABASSO PUBLIC SCHOOL DISTRICT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RIBAULT PUBLIC SCHOOL DISTRICT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RTHFIELD PUBLIC SCHOOL DISTRICT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ILLS-BEAVER CREEK SCHOOL DISTRICT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ADGER PUBLIC SCHOOL DISTRICT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OSEAU PUBLIC SCHOOL DISTRICT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WARROAD PUBLIC SCHOOL DISTRICT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ISHOLM PUBLIC SCHOOL DISTRICT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LY PUBLIC SCHOOL DISTRICT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LOODWOOD PUBLIC SCHOOL DISTRICT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ERMANTOWN PUBLIC SCHOOL DISTRICT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IBBING PUBLIC SCHOOL DISTRICT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ROCTOR PUBLIC SCHOOL DISTRICT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VIRGINIA PUBLIC SCHOOL DISTRICT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ETT LAKE PUBLIC SCHOOL DISTRICT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ULUTH PUBLIC SCHOOL DISTRICT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OUNTAIN IRON-BUHL SCHOOL DISTRICT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ELLE PLAINE PUBLIC SCHOOL DISTRICT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ORDAN PUBLIC SCHOOL DISTRICT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RIOR LAKE-SAVAGE AREA SCHOOLS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HAKOPEE PUBLIC SCHOOL DISTRICT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EW PRAGUE AREA SCHOOLS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ECKER PUBLIC SCHOOL DISTRICT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IG LAKE PUBLIC SCHOOL DISTRICT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LK RIVER PUBLIC SCHOOL DISTRICT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OLDINGFORD PUBLIC SCHOOL DISTRICT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KIMBALL PUBLIC SCHOOL DISTRICT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LROSE PUBLIC SCHOOL DISTRICT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AYNESVILLE PUBLIC SCHOOL DISTRICT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T. CLOUD PUBLIC SCHOOL DISTRICT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AUK CENTRE PUBLIC SCHOOL DISTRICT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LBANY PUBLIC SCHOOL DISTRICT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ARTELL-ST. STEPHEN SCHOOL DISTRICT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OCORI PUBLIC SCHOOL DISTRICT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LOOMING PRAIRIE PUBLIC SCHOOL DIST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OWATONNA PUBLIC SCHOOL DISTRICT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EDFORD PUBLIC SCHOOL DISTRICT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ANCOCK PUBLIC SCHOOL DISTRICT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ORRIS PUBLIC SCHOOL DISTRICT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OKIO-ALBERTA PUBLIC SCHOOLS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KERKHOVEN-MURDOCK-SUNBURG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ENSON PUBLIC SCHOOL DISTRICT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ERTHA-HEWITT PUBLIC SCHOOL DIST.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ROWERVILLE PUBLIC SCHOOL DISTRICT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ROWNS VALLEY PUBLIC SCHOOL DIST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WHEATON AREA PUBLIC SCHOOL DISTRICT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WABASHA-KELLOGG SCHOOL DISTRICT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KE CITY PUBLIC SCHOOL DISTRICT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RINSBURG PUBLIC SCHOOL DISTRICT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VERNDALE PUBLIC SCHOOL DISTRICT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EBEKA PUBLIC SCHOOL DISTRICT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ENAHGA PUBLIC SCHOOL DISTRICT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WASECA PUBLIC SCHOOL DISTRICT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OREST LAKE PUBLIC SCHOOL DISTRICT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HTOMEDI PUBLIC SCHOOL DISTRICT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OUTH WASHINGTON COUNTY SCHOOLS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TILLWATER AREA PUBLIC SCHOOLS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UTTERFIELD PUBLIC SCHOOL DISTRICT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ADELIA PUBLIC SCHOOL DISTRICT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T. JAMES PUBLIC SCHOOL DISTRICT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RECKENRIDGE PUBLIC SCHOOL DISTRICT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OTHSAY PUBLIC SCHOOL DISTRICT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MPBELL-TINTAH PUBLIC SCHOOLS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WISTON-ALTURA PUBLIC SCHOOL DIST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T. CHARLES PUBLIC SCHOOL DISTRICT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WINONA AREA PUBLIC SCHOOL DISTRICT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NNANDALE PUBLIC SCHOOL DISTRICT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UFFALO-HANOVER-MONTROSE PUBLIC SCH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DELANO PUBLIC SCHOOL DISTRICT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APLE LAKE PUBLIC SCHOOL DISTRICT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ONTICELLO PUBLIC SCHOOL DISTRICT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ROCKFORD PUBLIC SCHOOL DISTRICT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T. MICHAEL-ALBERTVILLE SCHOOLS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ANBY PUBLIC SCHOOL DISTRICT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AMBRIDGE-ISANTI PUBLIC SCHOOL DIST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ILACA PUBLIC SCHOOL DISTRICT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ULEN-HITTERDAL PUBLIC SCHOOL DIST</text:p>
          </table:table-cell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KE CRYSTAL-WELLCOME MEMORIAL</text:p>
          </table:table-cell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RITON SCHOOL DISTRICT</text:p>
          </table:table-cell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UNITED SOUTH CENTRAL SCHOOLS</text:p>
          </table:table-cell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APLE RIVER SCHOOL DISTRICT</text:p>
          </table:table-cell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KINGSLAND PUBLIC SCHOOL DISTRICT</text:p>
          </table:table-cell>
        </table:table-row>
        <table:table-row table:style-name="ro2">
          <table:table-cell office:value-type="float" office:value="2142" calcext:value-type="float">
            <text:p>214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T. LOUIS COUNTY SCHOOL DISTRICT</text:p>
          </table:table-cell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ATERVILLE-ELYSIAN-MORRISTOWN</text:p>
          </table:table-cell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HISAGO LAKES SCHOOL DISTRICT</text:p>
          </table:table-cell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INNEWASKA SCHOOL DISTRICT</text:p>
          </table:table-cell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VELETH-GILBERT SCHOOL DISTRICT</text:p>
          </table:table-cell>
        </table:table-row>
        <table:table-row table:style-name="ro2">
          <table:table-cell office:value-type="float" office:value="2155" calcext:value-type="float">
            <text:p>215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WADENA-DEER CREEK SCHOOL DISTRICT</text:p>
          </table:table-cell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UFFALO LK-HECTOR-STEWART PUBLIC SC</text:p>
          </table:table-cell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ILWORTH-GLYNDON-FELTON</text:p>
          </table:table-cell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HINCKLEY-FINLAYSON SCHOOL DISTRICT</text:p>
          </table:table-cell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KEVIEW SCHOOL DISTRICT</text:p>
          </table:table-cell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RHEG SCHOOL DISTRICT</text:p>
          </table:table-cell>
        </table:table-row>
        <table:table-row table:style-name="ro2">
          <table:table-cell office:value-type="float" office:value="2169" calcext:value-type="float">
            <text:p>216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URRAY COUNTY CENTRAL SCHOOL DIST.</text:p>
          </table:table-cell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TAPLES-MOTLEY SCHOOL DISTRICT</text:p>
          </table:table-cell>
        </table:table-row>
        <table:table-row table:style-name="ro2">
          <table:table-cell office:value-type="float" office:value="2171" calcext:value-type="float">
            <text:p>217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KITTSON CENTRAL SCHOOL DISTRICT</text:p>
          </table:table-cell>
        </table:table-row>
        <table:table-row table:style-name="ro2">
          <table:table-cell office:value-type="float" office:value="2172" calcext:value-type="float">
            <text:p>217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KENYON-WANAMINGO SCHOOL DISTRICT</text:p>
          </table:table-cell>
        </table:table-row>
        <table:table-row table:style-name="ro2">
          <table:table-cell office:value-type="float" office:value="2174" calcext:value-type="float">
            <text:p>217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INE RIVER-BACKUS SCHOOL DISTRICT</text:p>
          </table:table-cell>
        </table:table-row>
        <table:table-row table:style-name="ro2">
          <table:table-cell office:value-type="float" office:value="2176" calcext:value-type="float">
            <text:p>217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WARREN-ALVARADO-OSLO SCHOOL DIST.</text:p>
          </table:table-cell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ACCRAY SCHOOL DISTRICT</text:p>
          </table:table-cell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UVERNE PUBLIC SCHOOL DISTRICT</text:p>
          </table:table-cell>
        </table:table-row>
        <table:table-row table:style-name="ro2">
          <table:table-cell office:value-type="float" office:value="2190" calcext:value-type="float">
            <text:p>219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YELLOW MEDICINE EAST</text:p>
          </table:table-cell>
        </table:table-row>
        <table:table-row table:style-name="ro2">
          <table:table-cell office:value-type="float" office:value="2198" calcext:value-type="float">
            <text:p>219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FILLMORE CENTRAL</text:p>
          </table:table-cell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RMAN COUNTY EAST SCHOOL DISTRICT</text:p>
          </table:table-cell>
        </table:table-row>
        <table:table-row table:style-name="ro2">
          <table:table-cell office:value-type="float" office:value="2310" calcext:value-type="float">
            <text:p>23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SIBLEY EAST SCHOOL DISTRICT</text:p>
          </table:table-cell>
        </table:table-row>
        <table:table-row table:style-name="ro2">
          <table:table-cell office:value-type="float" office:value="2311" calcext:value-type="float">
            <text:p>231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LEARBROOK-GONVICK SCHOOL DISTRICT</text:p>
          </table:table-cell>
        </table:table-row>
        <table:table-row table:style-name="ro2">
          <table:table-cell office:value-type="float" office:value="2342" calcext:value-type="float">
            <text:p>234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WEST CENTRAL AREA</text:p>
          </table:table-cell>
        </table:table-row>
        <table:table-row table:style-name="ro2">
          <table:table-cell office:value-type="float" office:value="2358" calcext:value-type="float">
            <text:p>23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I-COUNTY SCHOOL DISTRICT</text:p>
          </table:table-cell>
        </table:table-row>
        <table:table-row table:style-name="ro2">
          <table:table-cell office:value-type="float" office:value="2364" calcext:value-type="float">
            <text:p>236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ELGRADE-BROOTEN-ELROSA SCHOOL DIST</text:p>
          </table:table-cell>
        </table:table-row>
        <table:table-row table:style-name="ro2">
          <table:table-cell office:value-type="float" office:value="2365" calcext:value-type="float">
            <text:p>236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FW PUBLIC SCHOOLS</text:p>
          </table:table-cell>
        </table:table-row>
        <table:table-row table:style-name="ro2">
          <table:table-cell office:value-type="float" office:value="2396" calcext:value-type="float">
            <text:p>239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.C.G.C. PUBLIC SCHOOL DISTRICT</text:p>
          </table:table-cell>
        </table:table-row>
        <table:table-row table:style-name="ro2">
          <table:table-cell office:value-type="float" office:value="2397" calcext:value-type="float">
            <text:p>2397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E SUEUR-HENDERSON SCHOOL DISTRICT</text:p>
          </table:table-cell>
        </table:table-row>
        <table:table-row table:style-name="ro2">
          <table:table-cell office:value-type="float" office:value="2448" calcext:value-type="float">
            <text:p>244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MARTIN COUNTY WEST SCHOOL DISTRICT</text:p>
          </table:table-cell>
        </table:table-row>
        <table:table-row table:style-name="ro2">
          <table:table-cell office:value-type="float" office:value="2527" calcext:value-type="float">
            <text:p>2527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NORMAN COUNTY WEST SCHOOL DISTRICT</text:p>
          </table:table-cell>
        </table:table-row>
        <table:table-row table:style-name="ro2">
          <table:table-cell office:value-type="float" office:value="2534" calcext:value-type="float">
            <text:p>253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IRD ISLAND-OLIVIA-LAKE LILLIAN</text:p>
          </table:table-cell>
        </table:table-row>
        <table:table-row table:style-name="ro2">
          <table:table-cell office:value-type="float" office:value="2536" calcext:value-type="float">
            <text:p>253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RANADA HUNTLEY EAST CHAIN</text:p>
          </table:table-cell>
        </table:table-row>
        <table:table-row table:style-name="ro2">
          <table:table-cell office:value-type="float" office:value="2580" calcext:value-type="float">
            <text:p>258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AST CENTRAL SCHOOL DISTRICT</text:p>
          </table:table-cell>
        </table:table-row>
        <table:table-row table:style-name="ro2">
          <table:table-cell office:value-type="float" office:value="2609" calcext:value-type="float">
            <text:p>26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IN-E-MAC SCHOOL DISTRICT</text:p>
          </table:table-cell>
        </table:table-row>
        <table:table-row table:style-name="ro2">
          <table:table-cell office:value-type="float" office:value="2683" calcext:value-type="float">
            <text:p>268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REENBUSH-MIDDLE RIVER SCHOOL DIST.</text:p>
          </table:table-cell>
        </table:table-row>
        <table:table-row table:style-name="ro2">
          <table:table-cell office:value-type="float" office:value="2687" calcext:value-type="float">
            <text:p>268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HOWARD LAKE-WAVERLY-WINSTED</text:p>
          </table:table-cell>
        </table:table-row>
        <table:table-row table:style-name="ro2">
          <table:table-cell office:value-type="float" office:value="2689" calcext:value-type="float">
            <text:p>268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IPESTONE AREA SCHOOL DISTRICT</text:p>
          </table:table-cell>
        </table:table-row>
        <table:table-row table:style-name="ro2">
          <table:table-cell office:value-type="float" office:value="2711" calcext:value-type="float">
            <text:p>271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ESABI EAST SCHOOL DISTRICT</text:p>
          </table:table-cell>
        </table:table-row>
        <table:table-row table:style-name="ro2">
          <table:table-cell office:value-type="float" office:value="2752" calcext:value-type="float">
            <text:p>275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AIRMONT AREA SCHOOL DISTRICT</text:p>
          </table:table-cell>
        </table:table-row>
        <table:table-row table:style-name="ro2">
          <table:table-cell office:value-type="float" office:value="2753" calcext:value-type="float">
            <text:p>275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LONG PRAIRIE-GREY EAGLE SCHOOL DIST</text:p>
          </table:table-cell>
        </table:table-row>
        <table:table-row table:style-name="ro2">
          <table:table-cell office:value-type="float" office:value="2754" calcext:value-type="float">
            <text:p>275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EDAR MOUNTAIN SCHOOL DISTRICT</text:p>
          </table:table-cell>
        </table:table-row>
        <table:table-row table:style-name="ro2">
          <table:table-cell office:value-type="float" office:value="2759" calcext:value-type="float">
            <text:p>275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AGLE VALLEY PUBLIC SCHOOL DISTRICT</text:p>
          </table:table-cell>
        </table:table-row>
        <table:table-row table:style-name="ro2">
          <table:table-cell office:value-type="float" office:value="2769" calcext:value-type="float">
            <text:p>276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ORRIS AREA PUBLIC SCHOOLS</text:p>
          </table:table-cell>
        </table:table-row>
        <table:table-row table:style-name="ro2">
          <table:table-cell office:value-type="float" office:value="2805" calcext:value-type="float">
            <text:p>280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ZUMBROTA-MAZEPPA SCHOOL DISTRICT</text:p>
          </table:table-cell>
        </table:table-row>
        <table:table-row table:style-name="ro2">
          <table:table-cell office:value-type="float" office:value="2835" calcext:value-type="float">
            <text:p>283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JANESVILLE-WALDORF-PEMBERTON</text:p>
          </table:table-cell>
        </table:table-row>
        <table:table-row table:style-name="ro2">
          <table:table-cell office:value-type="float" office:value="2853" calcext:value-type="float">
            <text:p>285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AC QUI PARLE VALLEY SCHOOLS</text:p>
          </table:table-cell>
        </table:table-row>
        <table:table-row table:style-name="ro2">
          <table:table-cell office:value-type="float" office:value="2854" calcext:value-type="float">
            <text:p>285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DA-BORUP PUBLIC SCHOOL DISTRICT</text:p>
          </table:table-cell>
        </table:table-row>
        <table:table-row table:style-name="ro2">
          <table:table-cell office:value-type="float" office:value="2856" calcext:value-type="float">
            <text:p>285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TEPHEN-ARGYLE CENTRAL SCHOOLS</text:p>
          </table:table-cell>
        </table:table-row>
        <table:table-row table:style-name="ro2">
          <table:table-cell office:value-type="float" office:value="2859" calcext:value-type="float">
            <text:p>285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GLENCOE-SILVER LAKE SCHOOL DISTRICT</text:p>
          </table:table-cell>
        </table:table-row>
        <table:table-row table:style-name="ro2">
          <table:table-cell office:value-type="float" office:value="2860" calcext:value-type="float">
            <text:p>286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LUE EARTH AREA PUBLIC SCHOOL</text:p>
          </table:table-cell>
        </table:table-row>
        <table:table-row table:style-name="ro2">
          <table:table-cell office:value-type="float" office:value="2884" calcext:value-type="float">
            <text:p>288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ED ROCK CENTRAL SCHOOL DISTRICT</text:p>
          </table:table-cell>
        </table:table-row>
        <table:table-row table:style-name="ro2">
          <table:table-cell office:value-type="float" office:value="2886" calcext:value-type="float">
            <text:p>2886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GLENVILLE-EMMONS SCHOOL DISTRICT</text:p>
          </table:table-cell>
        </table:table-row>
        <table:table-row table:style-name="ro2">
          <table:table-cell office:value-type="float" office:value="2888" calcext:value-type="float">
            <text:p>288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CLINTON-GRACEVILLE-BEARDSLEY</text:p>
          </table:table-cell>
        </table:table-row>
        <table:table-row table:style-name="ro2">
          <table:table-cell office:value-type="float" office:value="2889" calcext:value-type="float">
            <text:p>288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KE PARK AUDUBON SCHOOL DISTRICT</text:p>
          </table:table-cell>
        </table:table-row>
        <table:table-row table:style-name="ro2">
          <table:table-cell office:value-type="float" office:value="2890" calcext:value-type="float">
            <text:p>289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RENVILLE COUNTY WEST SCHOOLS</text:p>
          </table:table-cell>
        </table:table-row>
        <table:table-row table:style-name="ro2">
          <table:table-cell office:value-type="float" office:value="2895" calcext:value-type="float">
            <text:p>289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JACKSON COUNTY CENTRAL SCHOOL DIST.</text:p>
          </table:table-cell>
        </table:table-row>
        <table:table-row table:style-name="ro2">
          <table:table-cell office:value-type="float" office:value="2897" calcext:value-type="float">
            <text:p>289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EDWOOD AREA SCHOOL DISTRICT</text:p>
          </table:table-cell>
        </table:table-row>
        <table:table-row table:style-name="ro2">
          <table:table-cell office:value-type="float" office:value="2898" calcext:value-type="float">
            <text:p>289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WESTBROOK-WALNUT GROVE SCHOOLS</text:p>
          </table:table-cell>
        </table:table-row>
        <table:table-row table:style-name="ro2">
          <table:table-cell office:value-type="float" office:value="2899" calcext:value-type="float">
            <text:p>289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INVIEW-ELGIN-MILLVILLE</text:p>
          </table:table-cell>
        </table:table-row>
        <table:table-row table:style-name="ro2">
          <table:table-cell office:value-type="float" office:value="2902" calcext:value-type="float">
            <text:p>290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TR PUBLIC SCHOOLS</text:p>
          </table:table-cell>
        </table:table-row>
        <table:table-row table:style-name="ro2">
          <table:table-cell office:value-type="float" office:value="2903" calcext:value-type="float">
            <text:p>290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ORTONVILLE PUBLIC SCHOOLS</text:p>
          </table:table-cell>
        </table:table-row>
        <table:table-row table:style-name="ro2">
          <table:table-cell office:value-type="float" office:value="2904" calcext:value-type="float">
            <text:p>290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CY AREA PUBLIC SCHOOL DISTRICT</text:p>
          </table:table-cell>
        </table:table-row>
        <table:table-row table:style-name="ro2">
          <table:table-cell office:value-type="float" office:value="2905" calcext:value-type="float">
            <text:p>290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TRI-CITY UNITED SCHOOL DISTRICT</text:p>
          </table:table-cell>
        </table:table-row>
        <table:table-row table:style-name="ro2">
          <table:table-cell office:value-type="float" office:value="2906" calcext:value-type="float">
            <text:p>290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ED LAKE COUNTY CENTRAL PUBLIC SCH</text:p>
          </table:table-cell>
        </table:table-row>
        <table:table-row table:style-name="ro2">
          <table:table-cell office:value-type="float" office:value="2907" calcext:value-type="float">
            <text:p>290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OUND LAKE-BREWSTER PUBLIC SCHOOLS</text:p>
          </table:table-cell>
        </table:table-row>
        <table:table-row table:style-name="ro2">
          <table:table-cell office:value-type="float" office:value="2908" calcext:value-type="float">
            <text:p>290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RANDON-EVANSVILLE PUBLIC SCHOOLS</text:p>
          </table:table-cell>
        </table:table-row>
        <table:table-row table:style-name="ro2">
          <table:table-cell office:value-type="float" office:value="2909" calcext:value-type="float">
            <text:p>290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ROCK RIDGE PUBLIC SCHOOLS</text:p>
          </table:table-cell>
        </table:table-row>
        <table:table-row table:style-name="ro2">
          <table:table-cell office:value-type="float" office:value="2910" calcext:value-type="float">
            <text:p>29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DA-BORUP-WEST PUBLIC SCHOOLS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CITY ACADEMY</text:p>
          </table:table-cell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LUFFVIEW MONTESSORI</text:p>
          </table:table-cell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EW HEIGHTS SCHOOL, INC.</text:p>
          </table:table-cell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EDAR RIVERSIDE COMMUNITY SCHOOL</text:p>
          </table:table-cell>
        </table:table-row>
        <table:table-row table:style-name="ro2">
          <table:table-cell office:value-type="float" office:value="4005" calcext:value-type="float">
            <text:p>400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METRO DEAF SCHOOL</text:p>
          </table:table-cell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NNESOTA NEW COUNTRY SCHOOL</text:p>
          </table:table-cell>
        </table:table-row>
        <table:table-row table:style-name="ro2">
          <table:table-cell office:value-type="float" office:value="4008" calcext:value-type="float">
            <text:p>4008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ACT CHARTER SCHOOL</text:p>
          </table:table-cell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EW VISIONS CHARTER SCHOOL</text:p>
          </table:table-cell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OMMUNITY OF PEACE ACADEMY</text:p>
          </table:table-cell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WORLD LEARNER CHARTER SCHOOL</text:p>
          </table:table-cell>
        </table:table-row>
        <table:table-row table:style-name="ro2">
          <table:table-cell office:value-type="float" office:value="4017" calcext:value-type="float">
            <text:p>40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INNESOTA TRANSITIONS CHARTER SCH</text:p>
          </table:table-cell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CHIEVE LANGUAGE ACADEMY</text:p>
          </table:table-cell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DULUTH PUBLIC SCHOOLS ACADEMY</text:p>
          </table:table-cell>
        </table:table-row>
        <table:table-row table:style-name="ro2">
          <table:table-cell office:value-type="float" office:value="4025" calcext:value-type="float">
            <text:p>402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YBER VILLAGE ACADEMY</text:p>
          </table:table-cell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E.C.H.O. CHARTER SCHOOL</text:p>
          </table:table-cell>
        </table:table-row>
        <table:table-row table:style-name="ro2">
          <table:table-cell office:value-type="float" office:value="4027" calcext:value-type="float">
            <text:p>402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HIGHER GROUND ACADEMY</text:p>
          </table:table-cell>
        </table:table-row>
        <table:table-row table:style-name="ro2">
          <table:table-cell office:value-type="float" office:value="4029" calcext:value-type="float">
            <text:p>402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T. PAUL CITY SCHOOL</text:p>
          </table:table-cell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ODYSSEY ACADEMY</text:p>
          </table:table-cell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JENNINGS COMMUNITY LEARNING CENTER</text:p>
          </table:table-cell>
        </table:table-row>
        <table:table-row table:style-name="ro2">
          <table:table-cell office:value-type="float" office:value="4032" calcext:value-type="float">
            <text:p>403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HARVEST PREP SCHOOL-SEED ACADEMY</text:p>
          </table:table-cell>
        </table:table-row>
        <table:table-row table:style-name="ro2">
          <table:table-cell office:value-type="float" office:value="4035" calcext:value-type="float">
            <text:p>403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CONCORDIA CREATIVE LEARNING ACADEMY</text:p>
          </table:table-cell>
        </table:table-row>
        <table:table-row table:style-name="ro2">
          <table:table-cell office:value-type="float" office:value="4036" calcext:value-type="float">
            <text:p>403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ACE TO FACE ACADEMY</text:p>
          </table:table-cell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OJOURNER TRUTH ACADEMY</text:p>
          </table:table-cell>
        </table:table-row>
        <table:table-row table:style-name="ro2">
          <table:table-cell office:value-type="float" office:value="4039" calcext:value-type="float">
            <text:p>403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IGH SCHOOL FOR RECORDING ARTS</text:p>
          </table:table-cell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WIN CITIES ACADEMY</text:p>
          </table:table-cell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ATH AND SCIENCE ACADEMY</text:p>
          </table:table-cell>
        </table:table-row>
        <table:table-row table:style-name="ro2">
          <table:table-cell office:value-type="float" office:value="4045" calcext:value-type="float">
            <text:p>404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LAKES AREA CHARTER SCHOOL</text:p>
          </table:table-cell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ORTHWEST PASSAGE HIGH SCHOOL</text:p>
          </table:table-cell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LAFAYETTE PUBLIC CHARTER SCHOOL</text:p>
          </table:table-cell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OUR DIRECTIONS CHARTER SCHOOLS</text:p>
          </table:table-cell>
        </table:table-row>
        <table:table-row table:style-name="ro2">
          <table:table-cell office:value-type="float" office:value="4053" calcext:value-type="float">
            <text:p>405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ORTH LAKES ACADEMY</text:p>
          </table:table-cell>
        </table:table-row>
        <table:table-row table:style-name="ro2">
          <table:table-cell office:value-type="float" office:value="4054" calcext:value-type="float">
            <text:p>405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LACRESCENT MONTESSORI ACADEMY</text:p>
          </table:table-cell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ERSTRAND CHARTER SCHOOL</text:p>
          </table:table-cell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OSA PARKS CHARTER HIGH SCHOOL</text:p>
          </table:table-cell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EL COLEGIO CHARTER SCHOOL</text:p>
          </table:table-cell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SCHOOLCRAFT LEARNING COMMUNITY CHTR</text:p>
          </table:table-cell>
        </table:table-row>
        <table:table-row table:style-name="ro2">
          <table:table-cell office:value-type="float" office:value="4059" calcext:value-type="float">
            <text:p>405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ROSSLAKE COMMUNITY CHARTER SCHOOL</text:p>
          </table:table-cell>
        </table:table-row>
        <table:table-row table:style-name="ro2">
          <table:table-cell office:value-type="float" office:value="4064" calcext:value-type="float">
            <text:p>406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IVERWAY LEARNING COMMUNITY CHARTER</text:p>
          </table:table-cell>
        </table:table-row>
        <table:table-row table:style-name="ro2">
          <table:table-cell office:value-type="float" office:value="4066" calcext:value-type="float">
            <text:p>406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KATO PUBLIC CHARTER SCHOOL</text:p>
          </table:table-cell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URORA CHARTER SCHOOL</text:p>
          </table:table-cell>
        </table:table-row>
        <table:table-row table:style-name="ro2">
          <table:table-cell office:value-type="float" office:value="4068" calcext:value-type="float">
            <text:p>4068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XCELL ACADEMY CHARTER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HOPE COMMUNITY ACADEMY</text:p>
          </table:table-cell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CADEMIA CESAR CHAVEZ CHARTER SCH.</text:p>
          </table:table-cell>
        </table:table-row>
        <table:table-row table:style-name="ro2">
          <table:table-cell office:value-type="float" office:value="4074" calcext:value-type="float">
            <text:p>407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FSA HIGH SCHOOL</text:p>
          </table:table-cell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VALON SCHOOL</text:p>
          </table:table-cell>
        </table:table-row>
        <table:table-row table:style-name="ro2">
          <table:table-cell office:value-type="float" office:value="4077" calcext:value-type="float">
            <text:p>407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WIN CITIES INTERNATIONAL ELEM SCH.</text:p>
          </table:table-cell>
        </table:table-row>
        <table:table-row table:style-name="ro2">
          <table:table-cell office:value-type="float" office:value="4078" calcext:value-type="float">
            <text:p>407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WIN CITIES INTERNATIONAL SCHOOLS</text:p>
          </table:table-cell>
        </table:table-row>
        <table:table-row table:style-name="ro2">
          <table:table-cell office:value-type="float" office:value="4079" calcext:value-type="float">
            <text:p>4079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FRIENDSHIP ACADEMY OF THE ARTS</text:p>
          </table:table-cell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ILLAGER AREA CHARTER SCHOOL</text:p>
          </table:table-cell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ISCOVERY PUBLIC SCHOOL FARIBAULT</text:p>
          </table:table-cell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LUESKY CHARTER SCHOOL</text:p>
          </table:table-cell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IDGEWAY COMMUNITY SCHOOL</text:p>
          </table:table-cell>
        </table:table-row>
        <table:table-row table:style-name="ro2">
          <table:table-cell office:value-type="float" office:value="4084" calcext:value-type="float">
            <text:p>408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ORTH SHORE COMMUNITY SCHOOL</text:p>
          </table:table-cell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HARBOR CITY INTERNATIONAL CHARTER</text:p>
          </table:table-cell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WOODSON INSTITUTE FOR EXCELLENCE CH</text:p>
          </table:table-cell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GE ACADEMY CHARTER SCHOOL</text:p>
          </table:table-cell>
        </table:table-row>
        <table:table-row table:style-name="ro2">
          <table:table-cell office:value-type="float" office:value="4088" calcext:value-type="float">
            <text:p>408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URBAN ACADEMY CHARTER SCHOOL</text:p>
          </table:table-cell>
        </table:table-row>
        <table:table-row table:style-name="ro2">
          <table:table-cell office:value-type="float" office:value="4089" calcext:value-type="float">
            <text:p>408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EW CITY SCHOOL</text:p>
          </table:table-cell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PRAIRIE CREEK COMMUNITY SCHOOL</text:p>
          </table:table-cell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RCADIA CHARTER SCHOOL</text:p>
          </table:table-cell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ATERSHED HIGH SCHOOL</text:p>
          </table:table-cell>
        </table:table-row>
        <table:table-row table:style-name="ro2">
          <table:table-cell office:value-type="float" office:value="4093" calcext:value-type="float">
            <text:p>409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NEW CENTURY ACADEMY</text:p>
          </table:table-cell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RIO WOLF CREEK DISTANCE LEARNING</text:p>
          </table:table-cell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ARTNERSHIP ACADEMY, INC.</text:p>
          </table:table-cell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OVA CLASSICAL ACADEMY</text:p>
          </table:table-cell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AT EXPECTATIONS</text:p>
          </table:table-cell>
        </table:table-row>
        <table:table-row table:style-name="ro2">
          <table:table-cell office:value-type="float" office:value="4102" calcext:value-type="float">
            <text:p>41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INNESOTA INTERNSHIP CENTER</text:p>
          </table:table-cell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HMONG COLLEGE PREP ACADEMY</text:p>
          </table:table-cell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LADIN CAREER AND TECH HIGH SCHOOL</text:p>
          </table:table-cell>
        </table:table-row>
        <table:table-row table:style-name="ro2">
          <table:table-cell office:value-type="float" office:value="4105" calcext:value-type="float">
            <text:p>410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GREAT RIVER SCHOOL</text:p>
          </table:table-cell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TREKNORTH HIGH SCHOOL</text:p>
          </table:table-cell>
        </table:table-row>
        <table:table-row table:style-name="ro2">
          <table:table-cell office:value-type="float" office:value="4107" calcext:value-type="float">
            <text:p>410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OYAGEURS EXPEDITIONARY</text:p>
          </table:table-cell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GENERAL JOHN VESSEY JR LEADERSHIP</text:p>
          </table:table-cell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SOBRIETY HIGH</text:p>
          </table:table-cell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AIN STREET SCHOOL PERFORMING ARTS</text:p>
          </table:table-cell>
        </table:table-row>
        <table:table-row table:style-name="ro2">
          <table:table-cell office:value-type="float" office:value="4111" calcext:value-type="float">
            <text:p>411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UGSBURG FAIRVIEW ACADEMY</text:p>
          </table:table-cell>
        </table:table-row>
        <table:table-row table:style-name="ro2">
          <table:table-cell office:value-type="float" office:value="4112" calcext:value-type="float">
            <text:p>411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T PAUL CONSERVATORY PERFORMING ART</text:p>
          </table:table-cell>
        </table:table-row>
        <table:table-row table:style-name="ro2">
          <table:table-cell office:value-type="float" office:value="4113" calcext:value-type="float">
            <text:p>411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FRASER ACADEMY</text:p>
          </table:table-cell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INNEAPOLIS ACADEMY CHARTER SCHOOL</text:p>
          </table:table-cell>
        </table:table-row>
        <table:table-row table:style-name="ro2">
          <table:table-cell office:value-type="float" office:value="4116" calcext:value-type="float">
            <text:p>411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AKES INTERNATIONAL LANGUAGE ACADEM</text:p>
          </table:table-cell>
        </table:table-row>
        <table:table-row table:style-name="ro2">
          <table:table-cell office:value-type="float" office:value="4118" calcext:value-type="float">
            <text:p>411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KALEIDOSCOPE CHARTER SCHOOL</text:p>
          </table:table-cell>
        </table:table-row>
        <table:table-row table:style-name="ro2">
          <table:table-cell office:value-type="float" office:value="4119" calcext:value-type="float">
            <text:p>411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ACADEMIC ARTS HIGH SCHOOL</text:p>
          </table:table-cell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ST. CROIX PREPARATORY ACADEMY</text:p>
          </table:table-cell>
        </table:table-row>
        <table:table-row table:style-name="ro2">
          <table:table-cell office:value-type="float" office:value="4121" calcext:value-type="float">
            <text:p>412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UBAH MEDICAL ACADEMY CHARTER SCHOOL</text:p>
          </table:table-cell>
        </table:table-row>
        <table:table-row table:style-name="ro2">
          <table:table-cell office:value-type="float" office:value="4122" calcext:value-type="float">
            <text:p>412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AGLE RIDGE ACADEMY CHARTER SCHOOL</text:p>
          </table:table-cell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AKOTA AREA COMMUNITY CHARTER SCH</text:p>
          </table:table-cell>
        </table:table-row>
        <table:table-row table:style-name="ro2">
          <table:table-cell office:value-type="float" office:value="4124" calcext:value-type="float">
            <text:p>4124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EACON ACADEMY</text:p>
          </table:table-cell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RAIRIE SEEDS ACADEMY</text:p>
          </table:table-cell>
        </table:table-row>
        <table:table-row table:style-name="ro2">
          <table:table-cell office:value-type="float" office:value="4127" calcext:value-type="float">
            <text:p>412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EAM ACADEMY</text:p>
          </table:table-cell>
        </table:table-row>
        <table:table-row table:style-name="ro2">
          <table:table-cell office:value-type="float" office:value="4131" calcext:value-type="float">
            <text:p>41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LIGHTHOUSE ACADEMY OF NATIONS</text:p>
          </table:table-cell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WIN CITIES ACADEMY HIGH SCHOOL</text:p>
          </table:table-cell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EACON PREPARATORY SCHOOL</text:p>
          </table:table-cell>
        </table:table-row>
        <table:table-row table:style-name="ro2">
          <table:table-cell office:value-type="float" office:value="4135" calcext:value-type="float">
            <text:p>413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ROCHESTER MATH AND SCIENCE ACADEMY</text:p>
          </table:table-cell>
        </table:table-row>
        <table:table-row table:style-name="ro2">
          <table:table-cell office:value-type="float" office:value="4137" calcext:value-type="float">
            <text:p>413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WAN RIVER MONTESSORI CHARTER SCH</text:p>
          </table:table-cell>
        </table:table-row>
        <table:table-row table:style-name="ro2">
          <table:table-cell office:value-type="float" office:value="4138" calcext:value-type="float">
            <text:p>41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LROY AREA CHARTER SCHOOL</text:p>
          </table:table-cell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OVEWORKS ACADEMY FOR ARTS</text:p>
          </table:table-cell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YINGHUA ACADEMY</text:p>
          </table:table-cell>
        </table:table-row>
        <table:table-row table:style-name="ro2">
          <table:table-cell office:value-type="float" office:value="4141" calcext:value-type="float">
            <text:p>414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AIDEIA ACADEMY CHARTER SCHOOL</text:p>
          </table:table-cell>
        </table:table-row>
        <table:table-row table:style-name="ro2">
          <table:table-cell office:value-type="float" office:value="4142" calcext:value-type="float">
            <text:p>414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STRIDE ACADEMY CHARTER SCHOOL</text:p>
          </table:table-cell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EW MILLENNIUM ACADEMY CHARTER SCH</text:p>
          </table:table-cell>
        </table:table-row>
        <table:table-row table:style-name="ro2">
          <table:table-cell office:value-type="float" office:value="4144" calcext:value-type="float">
            <text:p>41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GREEN ISLE COMMUNITY SCHOOL</text:p>
          </table:table-cell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IRCH GROVE COMMUNITY SCHOOL</text:p>
          </table:table-cell>
        </table:table-row>
        <table:table-row table:style-name="ro2">
          <table:table-cell office:value-type="float" office:value="4146" calcext:value-type="float">
            <text:p>414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NORTHERN LIGHTS COMMUNITY SCHOOL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MINNESOTA ONLINE HIGH SCHOOL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EDVISIONS OFF CAMPUS SCHOOL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WIN CITIES GERMAN IMMERSION CHTR</text:p>
          </table:table-cell>
        </table:table-row>
        <table:table-row table:style-name="ro2">
          <table:table-cell office:value-type="float" office:value="4153" calcext:value-type="float">
            <text:p>415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IDWAY STAR ACADEMY</text:p>
          </table:table-cell>
        </table:table-row>
        <table:table-row table:style-name="ro2">
          <table:table-cell office:value-type="float" office:value="4155" calcext:value-type="float">
            <text:p>415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AYTAHWAUSH COMMUNITY SCHOOL</text:p>
          </table:table-cell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EVEN HILLS PREPARATORY ACADEMY</text:p>
          </table:table-cell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PECTRUM HIGH SCHOOL</text:p>
          </table:table-cell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EW DISCOVERIES MONTESSORI ACADEMY</text:p>
          </table:table-cell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OUTHSIDE FAMILY CHARTER SCHOOL</text:p>
          </table:table-cell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ARNING FOR LEADERSHIP CHARTER</text:p>
          </table:table-cell>
        </table:table-row>
        <table:table-row table:style-name="ro2">
          <table:table-cell office:value-type="float" office:value="4164" calcext:value-type="float">
            <text:p>416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LAURA JEFFREY ACADEMY CHARTER</text:p>
          </table:table-cell>
        </table:table-row>
        <table:table-row table:style-name="ro2">
          <table:table-cell office:value-type="float" office:value="4166" calcext:value-type="float">
            <text:p>416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EAST RANGE ACADEMY OF TECH-SCIENCE</text:p>
          </table:table-cell>
        </table:table-row>
        <table:table-row table:style-name="ro2">
          <table:table-cell office:value-type="float" office:value="4167" calcext:value-type="float">
            <text:p>41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NTERNATIONAL SPANISH LANGUAGE ACAD</text:p>
          </table:table-cell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GLACIAL HILLS ELEMENTARY</text:p>
          </table:table-cell>
        </table:table-row>
        <table:table-row table:style-name="ro2">
          <table:table-cell office:value-type="float" office:value="4169" calcext:value-type="float">
            <text:p>416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TONEBRIDGE COMMUNITY SCHOOL</text:p>
          </table:table-cell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HIAWATHA LEADERSHIP ACADEMY</text:p>
          </table:table-cell>
        </table:table-row>
        <table:table-row table:style-name="ro2">
          <table:table-cell office:value-type="float" office:value="4171" calcext:value-type="float">
            <text:p>417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NOBLE ACADEMY</text:p>
          </table:table-cell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LARKFIELD CHARTER SCHOOL</text:p>
          </table:table-cell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ETRO TECH ACADEMY</text:p>
          </table:table-cell>
        </table:table-row>
        <table:table-row table:style-name="ro2">
          <table:table-cell office:value-type="float" office:value="4174" calcext:value-type="float">
            <text:p>4174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INE GROVE LEADERSHIP ACADEMY</text:p>
          </table:table-cell>
        </table:table-row>
        <table:table-row table:style-name="ro2">
          <table:table-cell office:value-type="float" office:value="4177" calcext:value-type="float">
            <text:p>417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MINISINAAKWAANG LEADERSHIP ACADEMY</text:p>
          </table:table-cell>
        </table:table-row>
        <table:table-row table:style-name="ro2">
          <table:table-cell office:value-type="float" office:value="4178" calcext:value-type="float">
            <text:p>417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LINCOLN INTERNATIONAL HIGH SCHOOL</text:p>
          </table:table-cell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MILY O. GOODRIDGE-GREY ACCELERATED</text:p>
          </table:table-cell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OMMUNITY SCHOOL OF EXCELLENCE</text:p>
          </table:table-cell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QUEST ACADEMY</text:p>
          </table:table-cell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LIONSGATE ACADEMY</text:p>
          </table:table-cell>
        </table:table-row>
        <table:table-row table:style-name="ro2">
          <table:table-cell office:value-type="float" office:value="4184" calcext:value-type="float">
            <text:p>418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SPEN ACADEMY</text:p>
          </table:table-cell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DAVINCI ACADEMY</text:p>
          </table:table-cell>
        </table:table-row>
        <table:table-row table:style-name="ro2">
          <table:table-cell office:value-type="float" office:value="4186" calcext:value-type="float">
            <text:p>418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GLOBAL ACADEMY</text:p>
          </table:table-cell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ATURAL SCIENCE ACADEMY</text:p>
          </table:table-cell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OLOGNE ACADEMY</text:p>
          </table:table-cell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RIGHT WATER ELEMENTARY</text:p>
          </table:table-cell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IVERS EDGE ACADEMY</text:p>
          </table:table-cell>
        </table:table-row>
        <table:table-row table:style-name="ro2">
          <table:table-cell office:value-type="float" office:value="4191" calcext:value-type="float">
            <text:p>419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KIPP MINNESOTA CHARTER SCHOOL</text:p>
          </table:table-cell>
        </table:table-row>
        <table:table-row table:style-name="ro2">
          <table:table-cell office:value-type="float" office:value="4192" calcext:value-type="float">
            <text:p>419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BEST ACADEMY</text:p>
          </table:table-cell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COLLEGE PREPARATORY ELEMENTARY</text:p>
          </table:table-cell>
        </table:table-row>
        <table:table-row table:style-name="ro2">
          <table:table-cell office:value-type="float" office:value="4194" calcext:value-type="float">
            <text:p>419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CANNON RIVER STEM SCHOOL</text:p>
          </table:table-cell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OSHKI OGIMAAG CHARTER SCHOOL</text:p>
          </table:table-cell>
        </table:table-row>
        <table:table-row table:style-name="ro2">
          <table:table-cell office:value-type="float" office:value="4197" calcext:value-type="float">
            <text:p>419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CADEMY OF NORTH MINNEAPOLIS</text:p>
          </table:table-cell>
        </table:table-row>
        <table:table-row table:style-name="ro2">
          <table:table-cell office:value-type="float" office:value="4198" calcext:value-type="float">
            <text:p>419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DISCOVERY WOODS MONTESSORI SCHOOL</text:p>
          </table:table-cell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PARNASSUS PREPARATORY CHARTER SCH</text:p>
          </table:table-cell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TEP ACADEMY CHARTER SCHOOL</text:p>
          </table:table-cell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ORNERSTONE MONTESSORI ELEMENTARY</text:p>
          </table:table-cell>
        </table:table-row>
        <table:table-row table:style-name="ro2">
          <table:table-cell office:value-type="float" office:value="4202" calcext:value-type="float">
            <text:p>420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MINNESOTA SCHOOL OF SCIENCE</text:p>
          </table:table-cell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INNEAPOLIS COLLEGE PREPARATORY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ROCHESTER STEM ACADEMY</text:p>
          </table:table-cell>
        </table:table-row>
        <table:table-row table:style-name="ro2">
          <table:table-cell office:value-type="float" office:value="4205" calcext:value-type="float">
            <text:p>420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HENNEPIN ELEMENTARY SCHOOL</text:p>
          </table:table-cell>
        </table:table-row>
        <table:table-row table:style-name="ro2">
          <table:table-cell office:value-type="float" office:value="4207" calcext:value-type="float">
            <text:p>4207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VERMILION COUNTRY SCHOOL</text:p>
          </table:table-cell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ASHA SHKOLA CHARTER SCHOOL</text:p>
          </table:table-cell>
        </table:table-row>
        <table:table-row table:style-name="ro2">
          <table:table-cell office:value-type="float" office:value="4209" calcext:value-type="float">
            <text:p>4209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MASTERY SCHOOL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UPPER MISSISSIPPI ACADEMY</text:p>
          </table:table-cell>
        </table:table-row>
        <table:table-row table:style-name="ro2">
          <table:table-cell office:value-type="float" office:value="4213" calcext:value-type="float">
            <text:p>421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RODEO ACADEMY</text:p>
          </table:table-cell>
        </table:table-row>
        <table:table-row table:style-name="ro2">
          <table:table-cell office:value-type="float" office:value="4215" calcext:value-type="float">
            <text:p>42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EJONG ACADEMY OF MINNESOTA</text:p>
          </table:table-cell>
        </table:table-row>
        <table:table-row table:style-name="ro2">
          <table:table-cell office:value-type="float" office:value="4217" calcext:value-type="float">
            <text:p>421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CHNICAL ACADEMIES OF MINNESOTA</text:p>
          </table:table-cell>
        </table:table-row>
        <table:table-row table:style-name="ro2">
          <table:table-cell office:value-type="float" office:value="4218" calcext:value-type="float">
            <text:p>421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ENTURE ACADEMY</text:p>
          </table:table-cell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NORTHEAST COLLEGE PREP</text:p>
          </table:table-cell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GAMIM CLASSICAL ACADEMY</text:p>
          </table:table-cell>
        </table:table-row>
        <table:table-row table:style-name="ro2">
          <table:table-cell office:value-type="float" office:value="4221" calcext:value-type="float">
            <text:p>42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DISCOVERY CHARTER SCHOOL</text:p>
          </table:table-cell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SAINT CLOUD MATH AND SCIENCE ACADEM</text:p>
          </table:table-cell>
        </table:table-row>
        <table:table-row table:style-name="ro2">
          <table:table-cell office:value-type="float" office:value="4224" calcext:value-type="float">
            <text:p>422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TAR OF THE NORTH ACADEMY CHARTER S</text:p>
          </table:table-cell>
        </table:table-row>
        <table:table-row table:style-name="ro2">
          <table:table-cell office:value-type="float" office:value="4225" calcext:value-type="float">
            <text:p>422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UNIVERSAL ACADEMY CHARTER SCHOOL</text:p>
          </table:table-cell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BDOTE LEARNING CENTER</text:p>
          </table:table-cell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RT AND SCIENCE ACADEMY</text:p>
          </table:table-cell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WOODBURY LEADERSHIP ACADEMY</text:p>
          </table:table-cell>
        </table:table-row>
        <table:table-row table:style-name="ro2">
          <table:table-cell office:value-type="float" office:value="4229" calcext:value-type="float">
            <text:p>422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JANE GOODALL ENVIRONMENTAL SCIENCES</text:p>
          </table:table-cell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INNESOTA EXCELLENCE IN LEARNING AC</text:p>
          </table:table-cell>
        </table:table-row>
        <table:table-row table:style-name="ro2">
          <table:table-cell office:value-type="float" office:value="4231" calcext:value-type="float">
            <text:p>423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MINNESOTA MATH AND SCIENCE ACADEMY</text:p>
          </table:table-cell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SUCCESS ACADEMY</text:p>
          </table:table-cell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LEVEL UP ACADEMY</text:p>
          </table:table-cell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AREER PATHWAYS</text:p>
          </table:table-cell>
        </table:table-row>
        <table:table-row table:style-name="ro2">
          <table:table-cell office:value-type="float" office:value="4238" calcext:value-type="float">
            <text:p>423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OCHESTER BEACON ACADEMY</text:p>
          </table:table-cell>
        </table:table-row>
        <table:table-row table:style-name="ro2">
          <table:table-cell office:value-type="float" office:value="4239" calcext:value-type="float">
            <text:p>423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TWIN LAKES STEM ACADEMY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EW CENTURY SCHOOL</text:p>
          </table:table-cell>
        </table:table-row>
        <table:table-row table:style-name="ro2">
          <table:table-cell office:value-type="float" office:value="4243" calcext:value-type="float">
            <text:p>424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NORTH METRO FLEX ACADEMY</text:p>
          </table:table-cell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FIT ACADEMY</text:p>
          </table:table-cell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ATHLOS ACADEMY OF SAINT CLOUD</text:p>
          </table:table-cell>
        </table:table-row>
        <table:table-row table:style-name="ro2">
          <table:table-cell office:value-type="float" office:value="4253" calcext:value-type="float">
            <text:p>425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HOENIX ACADEMY CHARTER SCHOOL</text:p>
          </table:table-cell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ARINE AREA COMMUNITY SCHOOL</text:p>
          </table:table-cell>
        </table:table-row>
        <table:table-row table:style-name="ro2">
          <table:table-cell office:value-type="float" office:value="4255" calcext:value-type="float">
            <text:p>425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SKYLINE MATH AND SCIENCE ACADEMY</text:p>
          </table:table-cell>
        </table:table-row>
        <table:table-row table:style-name="ro2">
          <table:table-cell office:value-type="float" office:value="4258" calcext:value-type="float">
            <text:p>4258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THE JOURNEY SCHOOL</text:p>
          </table:table-cell>
        </table:table-row>
        <table:table-row table:style-name="ro2">
          <table:table-cell office:value-type="float" office:value="4261" calcext:value-type="float">
            <text:p>426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CITECH ACADEMY CHARTER SCHOOL</text:p>
          </table:table-cell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PROGENY ACADEMY CHARTER SCHOOL</text:p>
          </table:table-cell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GATEWAY STEM ACADEMY</text:p>
          </table:table-cell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MINNESOTA WILDFLOWER MONTESSORI SCH</text:p>
          </table:table-cell>
        </table:table-row>
        <table:table-row table:style-name="ro2">
          <table:table-cell office:value-type="float" office:value="4266" calcext:value-type="float">
            <text:p>426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THREE RIVERS MONTESSORI SCHOOL</text:p>
          </table:table-cell>
        </table:table-row>
        <table:table-row table:style-name="ro2">
          <table:table-cell office:value-type="float" office:value="4267" calcext:value-type="float">
            <text:p>426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HORIZON SCIENCE ACADEMY TWIN CITIES</text:p>
          </table:table-cell>
        </table:table-row>
        <table:table-row table:style-name="ro2">
          <table:table-cell office:value-type="float" office:value="4268" calcext:value-type="float">
            <text:p>426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GREAT OAKS ACADEMY CHARTER SCHOOL</text:p>
          </table:table-cell>
        </table:table-row>
        <table:table-row table:style-name="ro2">
          <table:table-cell office:value-type="float" office:value="4269" calcext:value-type="float">
            <text:p>4269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QUANTUM STEAM ACADEMY CHARTER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STEAM ACADEMY CHARTER SCHOOL</text:p>
          </table:table-cell>
        </table:table-row>
        <table:table-row table:style-name="ro2">
          <table:table-cell office:value-type="float" office:value="4271" calcext:value-type="float">
            <text:p>427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URORA WAASAKONE COMMUNITY OF LEARN</text:p>
          </table:table-cell>
        </table:table-row>
        <table:table-row table:style-name="ro2">
          <table:table-cell office:value-type="float" office:value="4273" calcext:value-type="float">
            <text:p>4273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ODERN MONTESSORI CHARTER SCHOOL</text:p>
          </table:table-cell>
        </table:table-row>
        <table:table-row table:style-name="ro2">
          <table:table-cell office:value-type="float" office:value="4275" calcext:value-type="float">
            <text:p>4275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ST. PAUL SCHOOL OF NORTHERN LIGHTS</text:p>
          </table:table-cell>
        </table:table-row>
        <table:table-row table:style-name="ro2">
          <table:table-cell office:value-type="float" office:value="4276" calcext:value-type="float">
            <text:p>427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OTRE ECOLE ACADEMY</text:p>
          </table:table-cell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ETRO TECH ACADEMY CHARTER SCHOOL</text:p>
          </table:table-cell>
        </table:table-row>
        <table:table-row table:style-name="ro2">
          <table:table-cell office:value-type="float" office:value="4278" calcext:value-type="float">
            <text:p>4278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MINNEAPOLIS SCHOOL OF NEW MUSIC</text:p>
          </table:table-cell>
        </table:table-row>
        <table:table-row table:style-name="ro2">
          <table:table-cell office:value-type="float" office:value="4279" calcext:value-type="float">
            <text:p>4279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XPLORATION HIGH SCHOOL</text:p>
          </table:table-cell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SPIRE ACADEMY CHARTER SCHOOL</text:p>
          </table:table-cell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INNOVATION SCI &amp; TECH ACADEMY</text:p>
          </table:table-cell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ESCUELA EXITOS CHARTER SCHOOL</text:p>
          </table:table-cell>
        </table:table-row>
        <table:table-row table:style-name="ro2">
          <table:table-cell office:value-type="float" office:value="4284" calcext:value-type="float">
            <text:p>4284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GENTRY ACADEMY CHARTER SCHOOL</text:p>
          </table:table-cell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AIM ACADEMY OF SCIENCE &amp; TECHNOLOGY</text:p>
          </table:table-cell>
        </table:table-row>
        <table:table-row table:style-name="ro2">
          <table:table-cell office:value-type="float" office:value="4286" calcext:value-type="float">
            <text:p>428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LINK PUBLIC SCHOOLS</text:p>
          </table:table-cell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ROSS RIVER CHARTER SCHOOL</text:p>
          </table:table-cell>
        </table:table-row>
        <table:table-row table:style-name="ro2">
          <table:table-cell office:value-type="float" office:value="4288" calcext:value-type="float">
            <text:p>428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KANDIYOHI ACADEMY</text:p>
          </table:table-cell>
        </table:table-row>
        <table:table-row table:style-name="ro2">
          <table:table-cell office:value-type="float" office:value="4289" calcext:value-type="float">
            <text:p>4289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OAK HILL MONTESSORI COMMUNITY</text:p>
          </table:table-cell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KALON PREP ACADEMY</text:p>
          </table:table-cell>
        </table:table-row>
        <table:table-row table:style-name="ro2">
          <table:table-cell office:value-type="float" office:value="4291" calcext:value-type="float">
            <text:p>429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REEKSTONE MONTESSORI CHARTER</text:p>
          </table:table-cell>
        </table:table-row>
        <table:table-row table:style-name="ro2">
          <table:table-cell office:value-type="float" office:value="4292" calcext:value-type="float">
            <text:p>429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CHOOL OF LEADERSHIP PUBLIC SERVICE</text:p>
          </table:table-cell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ROLLINGSTONE COMMUNITY SCHOOL</text:p>
          </table:table-cell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BULTUM ACADEMY CHARTER SCHOOL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NNEAPOLIS PUBLIC SCHOOL DISTRI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0" number:min-decimal-places="0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Followed_20_Hyperlink" style:display-name="Excel Built-in Followed Hyperlink" style:family="table-cell" style:parent-style-name="Default">
      <style:text-properties fo:color="#800080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071in 0.0102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otalExpenditures_2022</dc:title>
    <meta:initial-creator>Minnesota Department of Education</meta:initial-creator>
    <meta:creation-date>2023-09-26T10:19:47</meta:creation-date>
    <dc:date>2023-09-26T14:52:08.506029445</dc:date>
    <meta:generator>LibreOffice/7.3.7.2$Linux_X86_64 LibreOffice_project/30$Build-2</meta:generator>
    <meta:editing-duration>PT12M58S</meta:editing-duration>
    <meta:editing-cycles>5</meta:editing-cycles>
    <meta:document-statistic meta:table-count="2" meta:cell-count="14746" meta:object-count="0"/>
    <meta:user-defined meta:name="AppVersion">15.0300</meta:user-defined>
  </office:meta>
</office:document-meta>
</file>